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o1" style:family="table-column">
      <style:table-column-properties fo:break-before="auto" style:column-width="2.37066666666667cm"/>
    </style:style>
    <style:style style:name="ro1" style:family="table-row">
      <style:table-row-properties style:row-height="15.6pt" style:use-optimal-row-height="true" fo:break-before="auto"/>
    </style:style>
    <style:style style:name="ro2" style:family="table-row">
      <style:table-row-properties style:row-height="14.4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heetJS" table:style-name="ta1">
        <table:table-column table:style-name="co1" table:number-columns-repeated="16384" table:default-cell-style-name="ce1"/>
        <table:table-row table:style-name="ro1">
          <table:table-cell office:value-type="string" table:style-name="ce1">
            <text:p>Text</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Terry Rozier</text:p>
            <text:p><text:s text:c="17"/></text:p>
            <text:p><text:s text:c="17"/></text:p>
            <text:p><text:s text:c="22"/>- G - <text:s/>Celtics</text:p>
            <text:p><text:s text:c="16"/></text:p>
            <text:p><text:s text:c="17"/></text:p>
            <text:p><text:s text:c="12"/></text:p>
            <text:p><text:s text:c="8"/></text:p>
            <text:p><text:s text:c="8"/></text:p>
            <text:p><text:s text:c="8"/></text:p>
            <text:p><text:s text:c="12"/>Terry Rozier scored 26 points against the Bucks during a 112-96 win in Game 7 on Saturday, adding six rebounds, nine assists, one steal, one block and five 3-pointers.</text:p>
            <text:p><text:s text:c="8"/></text:p>
            <text:p><text:s text:c="8"/></text:p>
            <text:p><text:s text:c="13"/>The Bucks will be having nightmares of Scary Terry ending their season, especially Eric Bledsoe. Rozier's two 3-pointers on back-to-back possessions with Eric Bledsoe turning it over in between basically put the game out of reach at 82-101 with 5:19 left. Besides that, Rozier has really locked in with Al Horford with four dimes going to him, and all of Rozier's dimes led to shots in the paint or a corner 3-pointer. He's not just a backup anymore. It's going to be a treat to watch so much youth in the Boston vs. Philly series.</text:p>
            <text:p><text:s text:c="8"/></text:p>
            <text:p><text:s text:c="8"/></text:p>
            <text:p><text:s text:c="13"/></text:p>
            <text:p><text:s text:c="14"/></text:p>
            <text:p><text:s text:c="13"/>Apr 28 - 11:0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emi Ojeleye</text:p>
            <text:p><text:s text:c="17"/></text:p>
            <text:p><text:s text:c="17"/></text:p>
            <text:p><text:s text:c="22"/>- F - <text:s/>Celtics</text:p>
            <text:p><text:s text:c="16"/></text:p>
            <text:p><text:s text:c="17"/></text:p>
            <text:p><text:s text:c="12"/></text:p>
            <text:p><text:s text:c="8"/></text:p>
            <text:p><text:s text:c="8"/></text:p>
            <text:p><text:s text:c="8"/></text:p>
            <text:p><text:s text:c="12"/>Semi Ojeleye scored five points with five rebounds and one 3-pointer in 29 minutes against the Bucks in his start during Game 7 on Saturday.</text:p>
            <text:p><text:s text:c="8"/></text:p>
            <text:p><text:s text:c="8"/></text:p>
            <text:p><text:s text:c="13"/>You won't find many better 5/5/0 lines than this one with Ojeleye playing outstanding defense in this win. It'll be very interesting to see if Semi starts the next game to guard Ben Simmons, which would put Al Horford on Joel Embiid. On the year, the plan has been Al on Ben with Aron Baynes on Embiid. Brad Stevens won't get much time to celebrate this win.</text:p>
            <text:p><text:s text:c="8"/></text:p>
            <text:p><text:s text:c="8"/></text:p>
            <text:p><text:s text:c="13"/></text:p>
            <text:p><text:s text:c="14"/></text:p>
            <text:p><text:s text:c="13"/>Apr 28 - 10:5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l Horford</text:p>
            <text:p><text:s text:c="17"/></text:p>
            <text:p><text:s text:c="17"/></text:p>
            <text:p><text:s text:c="22"/>- F/C - <text:s/>Celtics</text:p>
            <text:p><text:s text:c="16"/></text:p>
            <text:p><text:s text:c="17"/></text:p>
            <text:p><text:s text:c="12"/></text:p>
            <text:p><text:s text:c="8"/></text:p>
            <text:p><text:s text:c="8"/></text:p>
            <text:p><text:s text:c="8"/></text:p>
            <text:p><text:s text:c="12"/>Al Horford scored 26 points with eight rebounds, three assists, one steal, one block and three fouls in 33 minutes against the Bucks in Game 7 on Saturday.</text:p>
            <text:p><text:s text:c="8"/></text:p>
            <text:p><text:s text:c="8"/></text:p>
            <text:p><text:s text:c="13"/>It was a sneaky 26 for Horford with no free throw makes or treys with all but four attempts coming from inside the paint. He was also having the ball go through him for a lot of the offense. Meanwhile, defense was the key for the Celtics and the made the Bucks work for every shot. After the Bucks racked up 25 fast-break points in Game 6, they didn't have any in this game. Looking ahead, Horford is going to have to guard Ben Simmons a lot, so that will be his top priority. Although, Semi Ojeleye stepping up could change that. This should be fun.</text:p>
            <text:p><text:s text:c="8"/></text:p>
            <text:p><text:s text:c="8"/></text:p>
            <text:p><text:s text:c="13"/></text:p>
            <text:p><text:s text:c="14"/></text:p>
            <text:p><text:s text:c="13"/>Apr 28 - 10:4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iannis Antetokounmpo</text:p>
            <text:p><text:s text:c="17"/></text:p>
            <text:p><text:s text:c="17"/></text:p>
            <text:p><text:s text:c="22"/>- G/F - <text:s/>Bucks</text:p>
            <text:p><text:s text:c="16"/></text:p>
            <text:p><text:s text:c="17"/></text:p>
            <text:p><text:s text:c="12"/></text:p>
            <text:p><text:s text:c="8"/></text:p>
            <text:p><text:s text:c="8"/></text:p>
            <text:p><text:s text:c="8"/></text:p>
            <text:p><text:s text:c="12"/>Giannis Antetokounmpo scored 22 points with nine rebounds, five assists, one steal, one block and one 3-pointer in 42 minutes during a 112-96 Game 7 loss to the Celtics on Saturday.</text:p>
            <text:p><text:s text:c="8"/></text:p>
            <text:p><text:s text:c="8"/></text:p>
            <text:p><text:s text:c="13"/>He was in foul trouble in the first half with his third foul coming in the middle of the second quarter, but he was still able to log big minutes. This was a rough one for GA with Semi Ojeleye as an unsung hero for this series with how he defended Giannis in the last three games, especially today. Antetokounmpo's age-23 season went about as well as it could have offensively for scoring at his 26.9 points per game, but his defensive stats, assists and free throw shooting dropped off slightly. He's still going to be a top-three target next year in fantasy drafts. Additionally, the Bucks have some work to do to give him some help.</text:p>
            <text:p><text:s text:c="8"/></text:p>
            <text:p><text:s text:c="8"/></text:p>
            <text:p><text:s text:c="13"/></text:p>
            <text:p><text:s text:c="14"/></text:p>
            <text:p><text:s text:c="13"/>Apr 28 - 10:4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hris Middleton</text:p>
            <text:p><text:s text:c="17"/></text:p>
            <text:p><text:s text:c="17"/></text:p>
            <text:p><text:s text:c="22"/>- G/F - <text:s/>Bucks</text:p>
            <text:p><text:s text:c="16"/></text:p>
            <text:p><text:s text:c="17"/></text:p>
            <text:p><text:s text:c="12"/></text:p>
            <text:p><text:s text:c="8"/></text:p>
            <text:p><text:s text:c="8"/></text:p>
            <text:p><text:s text:c="8"/></text:p>
            <text:p><text:s text:c="12"/>Khris Middleton scored 32 points with two rebounds, three assists, one block and five 3-pointers during a 112-96 loss to the Celtics in Game 7 on Saturday.</text:p>
            <text:p><text:s text:c="8"/></text:p>
            <text:p><text:s text:c="8"/></text:p>
            <text:p><text:s text:c="13"/>He was ice cold until late because Marcus Smart was covering him very well, but Middleton's late shooting kept this game somewhat close while Terry Rozier was going off on the other end. Middleton's season couldn't have gone much better with 82 games and career highs basically everywhere at age 26, but his postseason play really showed he's capable of being a top-three player on a very good team. Middleton has one more year on his deal and a player option after that, but he'll likely be waiving that at just $13.0 million. For now, he's a top-25 target in most leagues in fantasy.</text:p>
            <text:p><text:s text:c="8"/></text:p>
            <text:p><text:s text:c="8"/></text:p>
            <text:p><text:s text:c="13"/></text:p>
            <text:p><text:s text:c="14"/></text:p>
            <text:p><text:s text:c="13"/>Apr 28 - 10:4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ric Bledsoe</text:p>
            <text:p><text:s text:c="17"/></text:p>
            <text:p><text:s text:c="17"/></text:p>
            <text:p><text:s text:c="22"/>- G - <text:s/>Bucks</text:p>
            <text:p><text:s text:c="16"/></text:p>
            <text:p><text:s text:c="17"/></text:p>
            <text:p><text:s text:c="12"/></text:p>
            <text:p><text:s text:c="8"/></text:p>
            <text:p><text:s text:c="8"/></text:p>
            <text:p><text:s text:c="8"/></text:p>
            <text:p><text:s text:c="12"/>Eric Bledsoe score 23 points with three rebounds, two assists, one steal and one 3-pointer in 34 minutes against the Celtics in a Game 7 loss.</text:p>
            <text:p><text:s text:c="8"/></text:p>
            <text:p><text:s text:c="8"/></text:p>
            <text:p><text:s text:c="13"/>While he played well, the biggest thing that will be remembered from this series is Bledsoe saying he didn't know who Terry Rozier was. Well, the answer to that question is he's a guy that destroyed him in several games during this season. On the whole for Bled, the experiment was a success for the Bucks with him having some rare durability and being elite in steals. He'll be looking at top 35-50 value for drafts next season.</text:p>
            <text:p><text:s text:c="8"/></text:p>
            <text:p><text:s text:c="8"/></text:p>
            <text:p><text:s text:c="13"/></text:p>
            <text:p><text:s text:c="14"/></text:p>
            <text:p><text:s text:c="13"/>Apr 28 - 10:3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hon Maker</text:p>
            <text:p><text:s text:c="17"/></text:p>
            <text:p><text:s text:c="17"/></text:p>
            <text:p><text:s text:c="22"/>- C - <text:s/>Bucks</text:p>
            <text:p><text:s text:c="16"/></text:p>
            <text:p><text:s text:c="17"/></text:p>
            <text:p><text:s text:c="12"/></text:p>
            <text:p><text:s text:c="8"/></text:p>
            <text:p><text:s text:c="8"/></text:p>
            <text:p><text:s text:c="8"/></text:p>
            <text:p><text:s text:c="12"/>Thon Maker scored five points with six rebounds, four assists and one 3-pointr in 25 minutes against the Celtics in Game 7 on Saturday.</text:p>
            <text:p><text:s text:c="8"/></text:p>
            <text:p><text:s text:c="8"/></text:p>
            <text:p><text:s text:c="13"/>His second season was a step back from what was a somewhat promising rookie season, but at least Maker showed up in the playoffs. A couple years ago back in summer league, the Bucks were hoping that Maker could become a secondary ball-handler, but that seems like it's a ways off from happening. He won't be a fantasy target in most leagues.</text:p>
            <text:p><text:s text:c="8"/></text:p>
            <text:p><text:s text:c="8"/></text:p>
            <text:p><text:s text:c="13"/></text:p>
            <text:p><text:s text:c="14"/></text:p>
            <text:p><text:s text:c="13"/>Apr 28 - 10:3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Nick Young</text:p>
            <text:p><text:s text:c="17"/></text:p>
            <text:p><text:s text:c="17"/></text:p>
            <text:p><text:s text:c="22"/>- G/F - <text:s/>Warriors</text:p>
            <text:p><text:s text:c="16"/></text:p>
            <text:p><text:s text:c="17"/></text:p>
            <text:p><text:s text:c="12"/></text:p>
            <text:p><text:s text:c="8"/></text:p>
            <text:p><text:s text:c="8"/></text:p>
            <text:p><text:s text:c="8"/></text:p>
            <text:p><text:s text:c="12"/>Nick Young will start for the Warriors with no center in the lineup against the Pelicans on Saturday.</text:p>
            <text:p><text:s text:c="8"/></text:p>
            <text:p><text:s text:c="8"/></text:p>
            <text:p><text:s text:c="13"/>Wow. The Warriors are going to set the tempo with Young, Andre Iguodala, Klay Thompson, Kevin Durant and Draymond Green. Kevon Looney should still see some time for the Dubs, but JaVale McGee may lose some minutes after a strong series vs. San Antonio.</text:p>
            <text:p><text:s text:c="8"/></text:p>
            <text:p><text:s text:c="8"/></text:p>
            <text:p><text:s text:c="13"/></text:p>
            <text:p><text:s text:c="14"/></text:p>
            <text:p><text:s text:c="13"/>Source: Anthony Slater on Twitter <text:s text:c="24"/>Apr 28 - 10:1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ylen Brown</text:p>
            <text:p><text:s text:c="17"/></text:p>
            <text:p><text:s text:c="17"/></text:p>
            <text:p><text:s text:c="22"/>- G/F - <text:s/>Celtics</text:p>
            <text:p><text:s text:c="16"/></text:p>
            <text:p><text:s text:c="17"/></text:p>
            <text:p><text:s text:c="12"/></text:p>
            <text:p><text:s text:c="8"/></text:p>
            <text:p><text:s text:c="8"/></text:p>
            <text:p><text:s text:c="8"/></text:p>
            <text:p><text:s text:c="12"/>Jaylen Brown (hamstring) is available to return on Saturday.</text:p>
            <text:p><text:s text:c="8"/></text:p>
            <text:p><text:s text:c="8"/></text:p>
            <text:p><text:s text:c="13"/>He is currently getting stretched out by the training staff near the bench. Brown was out for the layup line to at half, but he did not start and was on the bike for several minutes. He also went back to the locker room. At this point, it would be a surprise to see him return. Marcus Smart and Shane Larkin are stepping up the most so far.</text:p>
            <text:p><text:s text:c="8"/></text:p>
            <text:p><text:s text:c="8"/></text:p>
            <text:p><text:s text:c="13"/></text:p>
            <text:p><text:s text:c="14"/></text:p>
            <text:p><text:s text:c="13"/>Source: Celtics on Twitter <text:s text:c="31"/>Apr 28 - 9:4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ylen Brown</text:p>
            <text:p><text:s text:c="17"/></text:p>
            <text:p><text:s text:c="17"/></text:p>
            <text:p><text:s text:c="22"/>- G/F - <text:s/>Celtics</text:p>
            <text:p><text:s text:c="16"/></text:p>
            <text:p><text:s text:c="17"/></text:p>
            <text:p><text:s text:c="12"/></text:p>
            <text:p><text:s text:c="8"/></text:p>
            <text:p><text:s text:c="8"/></text:p>
            <text:p><text:s text:c="8"/></text:p>
            <text:p><text:s text:c="12"/>Jaylen Brown (right hamstring) went to the locker room in the second quarter on Saturday.</text:p>
            <text:p><text:s text:c="8"/></text:p>
            <text:p><text:s text:c="8"/></text:p>
            <text:p><text:s text:c="13"/>It looked pretty clear that Brown pulled his hamstring as he was putting a move on near the elbow. Brown played a couple possessions after that, but he motioned to the bench that he needed to check out and went straight to the locker room. It would be a surprise to see him come back, which means more Marcus Smart, Marcus Morris and Shane Larkin.</text:p>
            <text:p><text:s text:c="8"/></text:p>
            <text:p><text:s text:c="8"/></text:p>
            <text:p><text:s text:c="13"/></text:p>
            <text:p><text:s text:c="14"/></text:p>
            <text:p><text:s text:c="13"/>Apr 28 - 9:0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tephen Curry</text:p>
            <text:p><text:s text:c="17"/></text:p>
            <text:p><text:s text:c="17"/></text:p>
            <text:p><text:s text:c="22"/>- G - <text:s/>Warriors</text:p>
            <text:p><text:s text:c="16"/></text:p>
            <text:p><text:s text:c="17"/></text:p>
            <text:p><text:s text:c="12"/></text:p>
            <text:p><text:s text:c="8"/></text:p>
            <text:p><text:s text:c="8"/></text:p>
            <text:p><text:s text:c="8"/></text:p>
            <text:p><text:s text:c="12"/>Stephen Curry (knee) will not play in Game 1 against the Pelicans on Saturday.</text:p>
            <text:p><text:s text:c="8"/></text:p>
            <text:p><text:s text:c="8"/></text:p>
            <text:p><text:s text:c="13"/>It's a small surprise for Curry after everything seemed to be going well for the whole week, including back-to-back practices with a scrimmage coming on Friday. Ultimately, coach Steve Kerr told his team this morning that Curry was not going to play, but said Curry feels great. Kerr added it is "very likely" he will play in Game 2 on Tuesday. Andre Iguodala is expected to start with Quinn Cook behind him.</text:p>
            <text:p><text:s text:c="8"/></text:p>
            <text:p><text:s text:c="8"/></text:p>
            <text:p><text:s text:c="13"/></text:p>
            <text:p><text:s text:c="14"/></text:p>
            <text:p><text:s text:c="13"/>Source: Chris Haynes on Twitter <text:s text:c="26"/>Apr 28 - 8:5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emi Ojeleye</text:p>
            <text:p><text:s text:c="17"/></text:p>
            <text:p><text:s text:c="17"/></text:p>
            <text:p><text:s text:c="22"/>- F - <text:s/>Celtics</text:p>
            <text:p><text:s text:c="16"/></text:p>
            <text:p><text:s text:c="17"/></text:p>
            <text:p><text:s text:c="12"/></text:p>
            <text:p><text:s text:c="8"/></text:p>
            <text:p><text:s text:c="8"/></text:p>
            <text:p><text:s text:c="8"/></text:p>
            <text:p><text:s text:c="12"/>Semi Ojeleye will start again and coach Brad Stevens hinted that he'll be guarding Giannis Antetokounmpo.</text:p>
            <text:p><text:s text:c="8"/></text:p>
            <text:p><text:s text:c="8"/></text:p>
            <text:p><text:s text:c="13"/>"It's pretty clear that he's our best guy guarding Giannis," Stevens said. Semi did play a combined 53 minute in the last two starts, but he combined for just five points. Even with minutes, he's still a risky DFS play.</text:p>
            <text:p><text:s text:c="8"/></text:p>
            <text:p><text:s text:c="8"/></text:p>
            <text:p><text:s text:c="13"/></text:p>
            <text:p><text:s text:c="14"/></text:p>
            <text:p><text:s text:c="13"/>Source: Celtics on Twitter <text:s text:c="31"/>Apr 28 - 6:5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niel Theis</text:p>
            <text:p><text:s text:c="17"/></text:p>
            <text:p><text:s text:c="17"/></text:p>
            <text:p><text:s text:c="22"/>- F - <text:s/>Celtics</text:p>
            <text:p><text:s text:c="16"/></text:p>
            <text:p><text:s text:c="17"/></text:p>
            <text:p><text:s text:c="12"/></text:p>
            <text:p><text:s text:c="8"/></text:p>
            <text:p><text:s text:c="8"/></text:p>
            <text:p><text:s text:c="8"/></text:p>
            <text:p><text:s text:c="12"/>Coach Brad Stevens said his understanding that Daniel Theis (knee) won't be cleared for full-contact action until mid-July.</text:p>
            <text:p><text:s text:c="8"/></text:p>
            <text:p><text:s text:c="8"/></text:p>
            <text:p><text:s text:c="13"/>He was hopeful to shed his crutches in three weeks back on Apr. 8 and he has done so recently, so he's right on schedule there. Theis likely won't be playing in summer league.</text:p>
            <text:p><text:s text:c="8"/></text:p>
            <text:p><text:s text:c="8"/></text:p>
            <text:p><text:s text:c="13"/></text:p>
            <text:p><text:s text:c="14"/></text:p>
            <text:p><text:s text:c="13"/>Source: Celtics on Twitter <text:s text:c="31"/>Apr 28 - 6:5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Paul George</text:p>
            <text:p><text:s text:c="17"/></text:p>
            <text:p><text:s text:c="17"/></text:p>
            <text:p><text:s text:c="22"/>- F - <text:s/>Thunder</text:p>
            <text:p><text:s text:c="16"/></text:p>
            <text:p><text:s text:c="17"/></text:p>
            <text:p><text:s text:c="12"/></text:p>
            <text:p><text:s text:c="8"/></text:p>
            <text:p><text:s text:c="8"/></text:p>
            <text:p><text:s text:c="8"/></text:p>
            <text:p><text:s text:c="12"/>When asked about the offseason, Paul George said he thinks "the biggest thing is just trying to keep a relationship with Sam [Presti]."</text:p>
            <text:p><text:s text:c="8"/></text:p>
            <text:p><text:s text:c="8"/></text:p>
            <text:p><text:s text:c="13"/>"Continue to talk with Sam," George said. "Continue to talk with Billy [Donovan], with Russ [Westbrook}, and figure out the direction we want to go as a group." Maybe he left someone out by accident, but it's certainly interesting that Carmelo Anthony wasn't mentioned in that group, and it's fair to think that PG-13 won't come back if OKC has to drop $28 million on Melo.</text:p>
            <text:p><text:s text:c="8"/></text:p>
            <text:p><text:s text:c="8"/></text:p>
            <text:p><text:s text:c="13"/></text:p>
            <text:p><text:s text:c="14"/></text:p>
            <text:p><text:s text:c="13"/>Source: Royce Young on Twitter <text:s text:c="27"/>Apr 28 - 6:4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armelo Anthony</text:p>
            <text:p><text:s text:c="17"/></text:p>
            <text:p><text:s text:c="17"/></text:p>
            <text:p><text:s text:c="22"/>- F - <text:s/>Thunder</text:p>
            <text:p><text:s text:c="16"/></text:p>
            <text:p><text:s text:c="17"/></text:p>
            <text:p><text:s text:c="12"/></text:p>
            <text:p><text:s text:c="8"/></text:p>
            <text:p><text:s text:c="8"/></text:p>
            <text:p><text:s text:c="8"/></text:p>
            <text:p><text:s text:c="12"/>Carmelo Anthony said coming off the bench is "out of the question."</text:p>
            <text:p><text:s text:c="8"/></text:p>
            <text:p><text:s text:c="8"/></text:p>
            <text:p><text:s text:c="13"/>"I’m not sacrificing no bench role," Anthony added. Yeah, so this could affect if he is going to opt in for his $28 million and OKC could use this for some leverage in hopes Melo does indeed opt out. After Anthony's horrendous postseason series, his free agent market will be a lot lower than most expected.</text:p>
            <text:p><text:s text:c="8"/></text:p>
            <text:p><text:s text:c="8"/></text:p>
            <text:p><text:s text:c="13"/></text:p>
            <text:p><text:s text:c="14"/></text:p>
            <text:p><text:s text:c="13"/>Source: Fred Katz on Twitter <text:s text:c="29"/>Apr 28 - 5:4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Ricky Rubio</text:p>
            <text:p><text:s text:c="17"/></text:p>
            <text:p><text:s text:c="17"/></text:p>
            <text:p><text:s text:c="22"/>- G - <text:s/>Jazz</text:p>
            <text:p><text:s text:c="16"/></text:p>
            <text:p><text:s text:c="17"/></text:p>
            <text:p><text:s text:c="12"/></text:p>
            <text:p><text:s text:c="8"/></text:p>
            <text:p><text:s text:c="8"/></text:p>
            <text:p><text:s text:c="8"/></text:p>
            <text:p><text:s text:c="12"/>Ricky Rubio (hamstring) will miss Game 1 against the Rockets on Sunday and could miss several weeks.</text:p>
            <text:p><text:s text:c="8"/></text:p>
            <text:p><text:s text:c="8"/></text:p>
            <text:p><text:s text:c="13"/>According to ESPN, Rubio could miss 10 days, so multiple sources believe Rubio could miss this whole round. This is bad news after Rubio strained his troublesome hamstring in Game 6 on Friday. He's dealt with this injury before and the Jazz will now have to take it easy on what has been one of the easier injuries to aggravate among soft tissue injuries. Royce O'Neale really stepped up on Friday and would likely start, making him a DFS option. Donovan Mitchell's upside is higher while Alec Burks is likely to see more time.</text:p>
            <text:p><text:s text:c="8"/></text:p>
            <text:p><text:s text:c="8"/></text:p>
            <text:p><text:s text:c="13"/></text:p>
            <text:p><text:s text:c="14"/></text:p>
            <text:p><text:s text:c="13"/>Source: Salt Lake Tribune <text:s text:c="32"/>Apr 28 - 4:4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tephen Curry</text:p>
            <text:p><text:s text:c="17"/></text:p>
            <text:p><text:s text:c="17"/></text:p>
            <text:p><text:s text:c="22"/>- G - <text:s/>Warriors</text:p>
            <text:p><text:s text:c="16"/></text:p>
            <text:p><text:s text:c="17"/></text:p>
            <text:p><text:s text:c="12"/></text:p>
            <text:p><text:s text:c="8"/></text:p>
            <text:p><text:s text:c="8"/></text:p>
            <text:p><text:s text:c="8"/></text:p>
            <text:p><text:s text:c="12"/>Stephen Curry (knee) went through shootaround, and remains questionable to play on Saturday against the Pelicans.</text:p>
            <text:p><text:s text:c="8"/></text:p>
            <text:p><text:s text:c="8"/></text:p>
            <text:p><text:s text:c="13"/>Reading between the lines, it sounds like he is closer to probable than doubtful. Curry has passed every test, has hit every checkpoint in his rehab, even coach Steve Kerr hasn't been negative about a return, and today Curry said it helps that he has two days off after today. It's possible Curry does come off the bench and he could be limited, but for now the Warriors may have the best shooter ever back in their lineup to face a red-hot Pelicans team.</text:p>
            <text:p><text:s text:c="8"/></text:p>
            <text:p><text:s text:c="8"/></text:p>
            <text:p><text:s text:c="13"/></text:p>
            <text:p><text:s text:c="14"/></text:p>
            <text:p><text:s text:c="13"/>Source: Connor Letourneau on Twitter <text:s text:c="21"/>Apr 28 - 2:3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von Looney</text:p>
            <text:p><text:s text:c="17"/></text:p>
            <text:p><text:s text:c="17"/></text:p>
            <text:p><text:s text:c="22"/>- F - <text:s/>Warriors</text:p>
            <text:p><text:s text:c="16"/></text:p>
            <text:p><text:s text:c="17"/></text:p>
            <text:p><text:s text:c="12"/></text:p>
            <text:p><text:s text:c="8"/></text:p>
            <text:p><text:s text:c="8"/></text:p>
            <text:p><text:s text:c="8"/></text:p>
            <text:p><text:s text:c="12"/>Kevon Looney could be an option to start against the Pelicans.</text:p>
            <text:p><text:s text:c="8"/></text:p>
            <text:p><text:s text:c="8"/></text:p>
            <text:p><text:s text:c="13"/>It makes sense. He has started against the Pelicans before and he guarded Nikola Mirotic a bunch, which would likely be the case with Draymond Green on Anthony Davis. Plus, Looney has really played some fundamentally-sound ball lately. The Warriors could certainly go small and it's possible they bring Stephen Curry off the bench when he's back.</text:p>
            <text:p><text:s text:c="8"/></text:p>
            <text:p><text:s text:c="8"/></text:p>
            <text:p><text:s text:c="13"/></text:p>
            <text:p><text:s text:c="14"/></text:p>
            <text:p><text:s text:c="13"/>Source: Anthony Slater on Twitter <text:s text:c="24"/>Apr 28 - 2:2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eorge Hill</text:p>
            <text:p><text:s text:c="17"/></text:p>
            <text:p><text:s text:c="17"/></text:p>
            <text:p><text:s text:c="22"/>- G - <text:s/>Cavaliers</text:p>
            <text:p><text:s text:c="16"/></text:p>
            <text:p><text:s text:c="17"/></text:p>
            <text:p><text:s text:c="12"/></text:p>
            <text:p><text:s text:c="8"/></text:p>
            <text:p><text:s text:c="8"/></text:p>
            <text:p><text:s text:c="8"/></text:p>
            <text:p><text:s text:c="12"/>George Hill (back) hopes to play in Game 7 on Sunday, but he is expected to be a game-time decision.</text:p>
            <text:p><text:s text:c="8"/></text:p>
            <text:p><text:s text:c="8"/></text:p>
            <text:p><text:s text:c="13"/>He said he feels better on Saturday, but that doesn't mean too much. The Cavs will likely make him available in a Game 7, so his status as the starter will be telling, especially with how the Cavs have not got much out of Jose Calderon.</text:p>
            <text:p><text:s text:c="8"/></text:p>
            <text:p><text:s text:c="8"/></text:p>
            <text:p><text:s text:c="13"/></text:p>
            <text:p><text:s text:c="14"/></text:p>
            <text:p><text:s text:c="13"/>Source: Fred McLeod on Twitter <text:s text:c="27"/>Apr 28 - 2:1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hn Henson</text:p>
            <text:p><text:s text:c="17"/></text:p>
            <text:p><text:s text:c="17"/></text:p>
            <text:p><text:s text:c="22"/>- F/C - <text:s/>Bucks</text:p>
            <text:p><text:s text:c="16"/></text:p>
            <text:p><text:s text:c="17"/></text:p>
            <text:p><text:s text:c="12"/></text:p>
            <text:p><text:s text:c="8"/></text:p>
            <text:p><text:s text:c="8"/></text:p>
            <text:p><text:s text:c="8"/></text:p>
            <text:p><text:s text:c="12"/>John Henson (back) has been ruled out of Game 7 vs. the Celtics on Saturday.</text:p>
            <text:p><text:s text:c="8"/></text:p>
            <text:p><text:s text:c="8"/></text:p>
            <text:p><text:s text:c="13"/>Henson logged over 37 minutes in each of the first two games of this series, averaging 9.5 points, 6.0 rebounds and 3.5 blocks. However, he's been sidelined since. If the Bucks beat Boston and advance to round two, he is hoping can return to game action. "I’ll be fine soon," said Henson on Saturday. "Hopefully, we can get this one tonight and next week maybe I can get out there." Thon Maker, who started at center in Game 6, is expected to draw another start on Saturday night, with Tyler Zeller coming off the bench.</text:p>
            <text:p><text:s text:c="8"/></text:p>
            <text:p><text:s text:c="8"/></text:p>
            <text:p><text:s text:c="13"/>Related: Tyler Zeller, Thon Maker</text:p>
            <text:p><text:s text:c="14"/></text:p>
            <text:p><text:s text:c="13"/>Source: Matt Velazquez on Twitter <text:s text:c="24"/>Apr 28 - 1:4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thony Davis</text:p>
            <text:p><text:s text:c="17"/></text:p>
            <text:p><text:s text:c="17"/></text:p>
            <text:p><text:s text:c="22"/>- F/C - <text:s/>Pelicans</text:p>
            <text:p><text:s text:c="16"/></text:p>
            <text:p><text:s text:c="17"/></text:p>
            <text:p><text:s text:c="12"/></text:p>
            <text:p><text:s text:c="8"/></text:p>
            <text:p><text:s text:c="8"/></text:p>
            <text:p><text:s text:c="8"/></text:p>
            <text:p><text:s text:c="12"/>Anthony Davis is extremely confident his Pelicans can compete with the Warriors in their playoff matchup.</text:p>
            <text:p><text:s text:c="8"/></text:p>
            <text:p><text:s text:c="8"/></text:p>
            <text:p><text:s text:c="13"/>Davis was dominant in the Pelicans sweep of the Blazers, averaging 33.0 points, 11.8 rebounds, 2.8 blocks and 1.8 steals. Despite being underdogs to the heavily-favored Warriors in round two, he believes the Pels are going to shock some folks. "We know we can beat them. We've done it in the regular season, and we've been in every game that we've lost," Davis said. "We know we're a good matchup against these guys and we've got a lot of confidence in ourselves."</text:p>
            <text:p><text:s text:c="8"/></text:p>
            <text:p><text:s text:c="8"/></text:p>
            <text:p><text:s text:c="13"/></text:p>
            <text:p><text:s text:c="14"/></text:p>
            <text:p><text:s text:c="13"/>Source: New Orleans Times-Picayune <text:s text:c="23"/>Apr 28 - 1:4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uc Mbah a Moute</text:p>
            <text:p><text:s text:c="17"/></text:p>
            <text:p><text:s text:c="17"/></text:p>
            <text:p><text:s text:c="22"/>- F - <text:s/>Rockets</text:p>
            <text:p><text:s text:c="16"/></text:p>
            <text:p><text:s text:c="17"/></text:p>
            <text:p><text:s text:c="12"/></text:p>
            <text:p><text:s text:c="8"/></text:p>
            <text:p><text:s text:c="8"/></text:p>
            <text:p><text:s text:c="8"/></text:p>
            <text:p><text:s text:c="12"/>Coach Mike D'Antoni said that Luc Mbah a Moute (shoulder) is questionable for Game 1 vs. Utah on Sunday.</text:p>
            <text:p><text:s text:c="8"/></text:p>
            <text:p><text:s text:c="8"/></text:p>
            <text:p><text:s text:c="13"/>This is a surprising upgrade for Mbah a Moute, as D'Antoni told reporters on Friday that he considered LMAM doubtful for Game 1. D'Antoni said that Mbah a Moute was going to be re-evaluated next week, and thus unlikely to be cleared before then. We will get a final determination of his status when D'Antoni speaks to the pregame media at approximately 2:00 pm EST on Sunday.</text:p>
            <text:p><text:s text:c="8"/></text:p>
            <text:p><text:s text:c="8"/></text:p>
            <text:p><text:s text:c="13"/></text:p>
            <text:p><text:s text:c="14"/></text:p>
            <text:p><text:s text:c="13"/>Source: Mark Berman on Twitter <text:s text:c="27"/>Apr 28 - 12:4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vid Fizdale</text:p>
            <text:p><text:s text:c="17"/></text:p>
            <text:p><text:s text:c="17"/></text:p>
            <text:p><text:s text:c="22"/>- C - <text:s/>Knicks</text:p>
            <text:p><text:s text:c="16"/></text:p>
            <text:p><text:s text:c="17"/></text:p>
            <text:p><text:s text:c="12"/></text:p>
            <text:p><text:s text:c="8"/></text:p>
            <text:p><text:s text:c="8"/></text:p>
            <text:p><text:s text:c="8"/></text:p>
            <text:p><text:s text:c="12"/>The Hawks are interviewing David Fizdale for their head coaching vacancy on Saturday, according to Marc Stein of The New York Times.</text:p>
            <text:p><text:s text:c="8"/></text:p>
            <text:p><text:s text:c="8"/></text:p>
            <text:p><text:s text:c="13"/>Fizdale, who was fired by the Grizzlies early in the 2017-18 season, has also interviewed with the Suns and Knicks previously. He will likely land one of the many head coaching gigs that are available this offseason.</text:p>
            <text:p><text:s text:c="8"/></text:p>
            <text:p><text:s text:c="8"/></text:p>
            <text:p><text:s text:c="13"/></text:p>
            <text:p><text:s text:c="14"/></text:p>
            <text:p><text:s text:c="13"/>Source: Marc Stein on Twitter <text:s text:c="28"/>Apr 28 - 12:2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ike Budenholzer</text:p>
            <text:p><text:s text:c="17"/></text:p>
            <text:p><text:s text:c="17"/></text:p>
            <text:p><text:s text:c="22"/>- C - <text:s/>Bucks</text:p>
            <text:p><text:s text:c="16"/></text:p>
            <text:p><text:s text:c="17"/></text:p>
            <text:p><text:s text:c="12"/></text:p>
            <text:p><text:s text:c="8"/></text:p>
            <text:p><text:s text:c="8"/></text:p>
            <text:p><text:s text:c="8"/></text:p>
            <text:p><text:s text:c="12"/>The Knicks have "ramped up their background work" on Mike Budenholzer and David Blatt, according to Marc Stein of The New York Times.</text:p>
            <text:p><text:s text:c="8"/></text:p>
            <text:p><text:s text:c="8"/></text:p>
            <text:p><text:s text:c="13"/>Budenholzer, the former Hawks coach, met with New York last Sunday. Former Cavs coach David Blatt was interviewed by the Knicks in Europe on Thursday. The Knicks have interviewed nine potential candidates in total, but it appears they may have narrowed their search down to two names.</text:p>
            <text:p><text:s text:c="8"/></text:p>
            <text:p><text:s text:c="8"/></text:p>
            <text:p><text:s text:c="13"/></text:p>
            <text:p><text:s text:c="14"/></text:p>
            <text:p><text:s text:c="13"/>Source: Marc Stein on Twitter <text:s text:c="28"/>Apr 28 - 11:49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uc Mbah a Moute</text:p>
            <text:p><text:s text:c="17"/></text:p>
            <text:p><text:s text:c="17"/></text:p>
            <text:p><text:s text:c="22"/>- F - <text:s/>Rockets</text:p>
            <text:p><text:s text:c="16"/></text:p>
            <text:p><text:s text:c="17"/></text:p>
            <text:p><text:s text:c="12"/></text:p>
            <text:p><text:s text:c="8"/></text:p>
            <text:p><text:s text:c="8"/></text:p>
            <text:p><text:s text:c="8"/></text:p>
            <text:p><text:s text:c="12"/>Luc Mbah a Moute (shoulder) went through the non-contact portion of practice on Friday but is doubtful for Game 1 on Sunday vs. Utah.</text:p>
            <text:p><text:s text:c="8"/></text:p>
            <text:p><text:s text:c="8"/></text:p>
            <text:p><text:s text:c="13"/>Coach Mike D'Antoni said he thought Mbah a Moute would play in the series; however, he is not expected to be re-evaluated until next week. "The series, yes. Again, middle of next week I think they'll look at it real hard, see where he is," D'Antoni said. When LMAM does return, P.J. Tucker, Gerald Green, and Ryan Anderson will see their minutes reduced.</text:p>
            <text:p><text:s text:c="8"/></text:p>
            <text:p><text:s text:c="8"/></text:p>
            <text:p><text:s text:c="13"/>Related: Gerald Green, Ryan Anderson</text:p>
            <text:p><text:s text:c="14"/></text:p>
            <text:p><text:s text:c="13"/>Source: Jonathan Feigen on Twitter <text:s text:c="23"/>Apr 28 - 11:35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hn Henson</text:p>
            <text:p><text:s text:c="17"/></text:p>
            <text:p><text:s text:c="17"/></text:p>
            <text:p><text:s text:c="22"/>- F/C - <text:s/>Bucks</text:p>
            <text:p><text:s text:c="16"/></text:p>
            <text:p><text:s text:c="17"/></text:p>
            <text:p><text:s text:c="12"/></text:p>
            <text:p><text:s text:c="8"/></text:p>
            <text:p><text:s text:c="8"/></text:p>
            <text:p><text:s text:c="8"/></text:p>
            <text:p><text:s text:c="12"/>Coach Joe Prunty said that John Henson (back) is unlikely to play in Game 7 in Boston on Saturday night.</text:p>
            <text:p><text:s text:c="8"/></text:p>
            <text:p><text:s text:c="8"/></text:p>
            <text:p><text:s text:c="13"/>Henson has been sidelined since Game 2 of this series. He is traveling with the team and in Boston, but it appears he is not ready to return to game action. Thon Maker started at center for Milwaukee in Game 6 and finished with four points and seven rebounds in 25 minutes. Tyler Zeller logged 11 minutes off the bench. They will both likely see a similar allotment of playing time on Saturday night.</text:p>
            <text:p><text:s text:c="8"/></text:p>
            <text:p><text:s text:c="8"/></text:p>
            <text:p><text:s text:c="13"/>Related: Tyler Zeller, Thon Maker</text:p>
            <text:p><text:s text:c="14"/></text:p>
            <text:p><text:s text:c="13"/>Source: Dennis Krause on Twitter <text:s text:c="25"/>Apr 28 - 11:16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udy Gay</text:p>
            <text:p><text:s text:c="17"/></text:p>
            <text:p><text:s text:c="17"/></text:p>
            <text:p><text:s text:c="22"/>- F - <text:s/>Spurs</text:p>
            <text:p><text:s text:c="16"/></text:p>
            <text:p><text:s text:c="17"/></text:p>
            <text:p><text:s text:c="12"/></text:p>
            <text:p><text:s text:c="8"/></text:p>
            <text:p><text:s text:c="8"/></text:p>
            <text:p><text:s text:c="8"/></text:p>
            <text:p><text:s text:c="12"/>Rudy Gay said he has not yet decided if he will exercise his player option for the 2018-19 season and stay in San Antonio.</text:p>
            <text:p><text:s text:c="8"/></text:p>
            <text:p><text:s text:c="8"/></text:p>
            <text:p><text:s text:c="13"/>Gay signed a two-year deal with the Spurs last summer that included an $8.8 million option for 2018-19. Gay was able to stay relatively healthy, appearing in 57 games this past season. He averaged 11.5 points, 5.1 rebounds and 1.3 assists in 21.6 minutes. "Obviously I have to go through and assess some things," Gay said. "But after a season like this, it’s hard not to want to come back and fight for a championship. I love these guys."</text:p>
            <text:p><text:s text:c="8"/></text:p>
            <text:p><text:s text:c="8"/></text:p>
            <text:p><text:s text:c="13"/></text:p>
            <text:p><text:s text:c="14"/></text:p>
            <text:p><text:s text:c="13"/>Source: San Antonio Express-News <text:s text:c="25"/>Apr 28 - 10:06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Paul George</text:p>
            <text:p><text:s text:c="17"/></text:p>
            <text:p><text:s text:c="17"/></text:p>
            <text:p><text:s text:c="22"/>- F - <text:s/>Thunder</text:p>
            <text:p><text:s text:c="16"/></text:p>
            <text:p><text:s text:c="17"/></text:p>
            <text:p><text:s text:c="12"/></text:p>
            <text:p><text:s text:c="8"/></text:p>
            <text:p><text:s text:c="8"/></text:p>
            <text:p><text:s text:c="8"/></text:p>
            <text:p><text:s text:c="12"/>Paul George was non-committal on his future after the Thunder's Game 6 loss on Friday night.</text:p>
            <text:p><text:s text:c="8"/></text:p>
            <text:p><text:s text:c="8"/></text:p>
            <text:p><text:s text:c="13"/>If this was his final game for OKC, it will leave a sour taste. George was just 2-of-16 from the floor, scoring a total of only five points in 45 minutes. "It's too soon," said George when asked if he would return to OKC next season. "I'd love to remain a Thunder, but that's what the summer is for. So, we'll address that in the summer." It will be another very interesting offseason in Oklahoma City. Stay tuned.</text:p>
            <text:p><text:s text:c="8"/></text:p>
            <text:p><text:s text:c="8"/></text:p>
            <text:p><text:s text:c="13"/></text:p>
            <text:p><text:s text:c="14"/></text:p>
            <text:p><text:s text:c="13"/>Source: Oklahoman <text:s text:c="40"/>Apr 28 - 9:35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son Kidd</text:p>
            <text:p><text:s text:c="17"/></text:p>
            <text:p><text:s text:c="17"/></text:p>
            <text:p><text:s text:c="22"/>- G - <text:s/>Bucks</text:p>
            <text:p><text:s text:c="16"/></text:p>
            <text:p><text:s text:c="17"/></text:p>
            <text:p><text:s text:c="12"/></text:p>
            <text:p><text:s text:c="8"/></text:p>
            <text:p><text:s text:c="8"/></text:p>
            <text:p><text:s text:c="8"/></text:p>
            <text:p><text:s text:c="12"/>Jason Kidd is reportedly no longer in contention for the Suns head coaching job.</text:p>
            <text:p><text:s text:c="8"/></text:p>
            <text:p><text:s text:c="8"/></text:p>
            <text:p><text:s text:c="13"/>Kidd did not make it to the second round of interviews with Phoenix. Kidd had sporadic success in both Brooklyn and Milwaukee and will likely get another crack at a head coaching gig at some point down the road.</text:p>
            <text:p><text:s text:c="8"/></text:p>
            <text:p><text:s text:c="8"/></text:p>
            <text:p><text:s text:c="13"/></text:p>
            <text:p><text:s text:c="14"/></text:p>
            <text:p><text:s text:c="13"/>Source: Jason Gambadoro on Twitter <text:s text:c="23"/>Apr 28 - 9:21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icky Rubio</text:p>
            <text:p><text:s text:c="17"/></text:p>
            <text:p><text:s text:c="17"/></text:p>
            <text:p><text:s text:c="22"/>- G - <text:s/>Jazz</text:p>
            <text:p><text:s text:c="16"/></text:p>
            <text:p><text:s text:c="17"/></text:p>
            <text:p><text:s text:c="12"/></text:p>
            <text:p><text:s text:c="8"/></text:p>
            <text:p><text:s text:c="8"/></text:p>
            <text:p><text:s text:c="8"/></text:p>
            <text:p><text:s text:c="12"/>Ricky Rubio will be re-evaluated after straining his hamstring on Friday night.</text:p>
            <text:p><text:s text:c="8"/></text:p>
            <text:p><text:s text:c="8"/></text:p>
            <text:p><text:s text:c="13"/>In case you missed it, Rubio tweaked his hammy tonight and did not return. It's no surprise he will be re-evaluated after Rubio has dealt with this issue for a good portion of his post-break run. He only missed one game, but he's been unable to complete multiple games due to this issue since late March. If he's out, Alec Burks and Royce O'Neale would step up while Donovan Mitchell's rep would grow bigger.</text:p>
            <text:p><text:s text:c="8"/></text:p>
            <text:p><text:s text:c="8"/></text:p>
            <text:p><text:s text:c="13"/></text:p>
            <text:p><text:s text:c="14"/></text:p>
            <text:p><text:s text:c="13"/>Source: Eric Woodyard on Twitter <text:s text:c="25"/>Apr 28 - 2:08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Donovan Mitchell</text:p>
            <text:p><text:s text:c="17"/></text:p>
            <text:p><text:s text:c="17"/></text:p>
            <text:p><text:s text:c="22"/>- G - <text:s/>Jazz</text:p>
            <text:p><text:s text:c="16"/></text:p>
            <text:p><text:s text:c="17"/></text:p>
            <text:p><text:s text:c="12"/></text:p>
            <text:p><text:s text:c="8"/></text:p>
            <text:p><text:s text:c="8"/></text:p>
            <text:p><text:s text:c="8"/></text:p>
            <text:p><text:s text:c="12"/>Donovan Mitchell looked like an MVP during a series-clinching 96-91 win over the Thunder on Friday, scoring 38 points with four rebounds, two assists, one steal and five 3-pointers in 40 minutes.</text:p>
            <text:p><text:s text:c="8"/></text:p>
            <text:p><text:s text:c="8"/></text:p>
            <text:p><text:s text:c="13"/>With Ricky Rubio unable to play more than seven minutes and the Jazz only scoring 41 points at half, Mitchell came out on fire in the third quarter with Utah's first 10 points of the frame and finishing with 22 points in those 12 minutes. Based only on his start this entire postseason, Mitchell is already among the Hall of Fame elite, posting the third-most points by a rookie in his first six playoff games with his 171 (Lew Alcindor, Wilt Chamberlain). Mitchell vs. James Harden is going to be must-see TV.</text:p>
            <text:p><text:s text:c="8"/></text:p>
            <text:p><text:s text:c="8"/></text:p>
            <text:p><text:s text:c="13"/></text:p>
            <text:p><text:s text:c="14"/></text:p>
            <text:p><text:s text:c="13"/>Apr 28 - 1:38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oyce O'Neale</text:p>
            <text:p><text:s text:c="17"/></text:p>
            <text:p><text:s text:c="17"/></text:p>
            <text:p><text:s text:c="22"/>- F - <text:s/>Jazz</text:p>
            <text:p><text:s text:c="16"/></text:p>
            <text:p><text:s text:c="17"/></text:p>
            <text:p><text:s text:c="12"/></text:p>
            <text:p><text:s text:c="8"/></text:p>
            <text:p><text:s text:c="8"/></text:p>
            <text:p><text:s text:c="8"/></text:p>
            <text:p><text:s text:c="12"/>Royce O'Neale started the third quarter on Friday against the Thunder, scoring five points with two rebounds, two assists and one steal in 19 minutes.</text:p>
            <text:p><text:s text:c="8"/></text:p>
            <text:p><text:s text:c="8"/></text:p>
            <text:p><text:s text:c="13"/>He's not a mainstream talent, but fantasy players and Jazz fans know that O'Neale has been a terrific add by general manager Dennis Lindsey. He's started games while Ricky Rubio (hamstring) was out and he'd be the favorite to start in Game 1 on Sunday. His perimeter defense is very good, so he fits in this matchup vs. Houston.</text:p>
            <text:p><text:s text:c="8"/></text:p>
            <text:p><text:s text:c="8"/></text:p>
            <text:p><text:s text:c="13"/></text:p>
            <text:p><text:s text:c="14"/></text:p>
            <text:p><text:s text:c="13"/>Apr 28 - 1:3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rrick Favors</text:p>
            <text:p><text:s text:c="17"/></text:p>
            <text:p><text:s text:c="17"/></text:p>
            <text:p><text:s text:c="22"/>- F/C - <text:s/>Jazz</text:p>
            <text:p><text:s text:c="16"/></text:p>
            <text:p><text:s text:c="17"/></text:p>
            <text:p><text:s text:c="12"/></text:p>
            <text:p><text:s text:c="8"/></text:p>
            <text:p><text:s text:c="8"/></text:p>
            <text:p><text:s text:c="8"/></text:p>
            <text:p><text:s text:c="12"/>Derrick Favors scored 13 points with eight rebounds, one assist, one steal and two blocks in 39 minutes against the Thunder on Friday.</text:p>
            <text:p><text:s text:c="8"/></text:p>
            <text:p><text:s text:c="8"/></text:p>
            <text:p><text:s text:c="13"/>This was arguably his best game of the postseason as he became a key component on offense for setting screens while his defense was very strong on the other end. Against Houston, it'll be tough for him to play big minutes with how the Rockets use the 3-point line. He'll be risky player to use in DFS for that matchup.</text:p>
            <text:p><text:s text:c="8"/></text:p>
            <text:p><text:s text:c="8"/></text:p>
            <text:p><text:s text:c="13"/></text:p>
            <text:p><text:s text:c="14"/></text:p>
            <text:p><text:s text:c="13"/>Apr 28 - 1:27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ussell Westbrook</text:p>
            <text:p><text:s text:c="17"/></text:p>
            <text:p><text:s text:c="17"/></text:p>
            <text:p><text:s text:c="22"/>- G - <text:s/>Thunder</text:p>
            <text:p><text:s text:c="16"/></text:p>
            <text:p><text:s text:c="17"/></text:p>
            <text:p><text:s text:c="12"/></text:p>
            <text:p><text:s text:c="8"/></text:p>
            <text:p><text:s text:c="8"/></text:p>
            <text:p><text:s text:c="8"/></text:p>
            <text:p><text:s text:c="12"/>Russell Westbrook made 18-of-43 from the field for 46 points during a 96-91 season-ending loss to the Jazz on Friday, adding 10 rebounds, five assists, two steals and seven 3-pointers.</text:p>
            <text:p><text:s text:c="8"/></text:p>
            <text:p><text:s text:c="8"/></text:p>
            <text:p><text:s text:c="13"/>Yep, Westbrook outscored his teammates 46-45 and he really had no help while Donovan Mitchell was going off. Westbrook and Mitchell both scored 20-plus points in the third quarter to become the first opposing players to each score 20 in a quarter over the last 20 postseasons. Westbrook also has scored 45-plus in three straight elimination games to become the first player ever to do so. It's clearly his team, but now OKC will have to face questions on whether other players will want to suit up with him.</text:p>
            <text:p><text:s text:c="8"/></text:p>
            <text:p><text:s text:c="8"/></text:p>
            <text:p><text:s text:c="13"/></text:p>
            <text:p><text:s text:c="14"/></text:p>
            <text:p><text:s text:c="13"/>Source: ESPN <text:s text:c="45"/>Apr 28 - 1:24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Paul George</text:p>
            <text:p><text:s text:c="17"/></text:p>
            <text:p><text:s text:c="17"/></text:p>
            <text:p><text:s text:c="22"/>- F - <text:s/>Thunder</text:p>
            <text:p><text:s text:c="16"/></text:p>
            <text:p><text:s text:c="17"/></text:p>
            <text:p><text:s text:c="12"/></text:p>
            <text:p><text:s text:c="8"/></text:p>
            <text:p><text:s text:c="8"/></text:p>
            <text:p><text:s text:c="8"/></text:p>
            <text:p><text:s text:c="12"/>Paul George made 2-of-16 from the field for five points with three rebounds, eight assists, one steal, six turnovers and three fouls in 45 minutes in a season-ending loss to the Jazz on Friday.</text:p>
            <text:p><text:s text:c="8"/></text:p>
            <text:p><text:s text:c="8"/></text:p>
            <text:p><text:s text:c="13"/>He was extremely passive in this game while Russell Westbrook tried to take over. On one play in the middle of the fourth quarter, PG-13 had Donovan Mitchell switched onto him with five fouls, but still OKC didn't get him the ball with Westbrook taking a jumper instead. This could be George's last game with the Thunder and losing in the first round certainly doesn't help OKC's case to keep him. Expect a slew of updates on George in June.</text:p>
            <text:p><text:s text:c="8"/></text:p>
            <text:p><text:s text:c="8"/></text:p>
            <text:p><text:s text:c="13"/></text:p>
            <text:p><text:s text:c="14"/></text:p>
            <text:p><text:s text:c="13"/>Apr 28 - 1:16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armelo Anthony</text:p>
            <text:p><text:s text:c="17"/></text:p>
            <text:p><text:s text:c="17"/></text:p>
            <text:p><text:s text:c="22"/>- F - <text:s/>Thunder</text:p>
            <text:p><text:s text:c="16"/></text:p>
            <text:p><text:s text:c="17"/></text:p>
            <text:p><text:s text:c="12"/></text:p>
            <text:p><text:s text:c="8"/></text:p>
            <text:p><text:s text:c="8"/></text:p>
            <text:p><text:s text:c="8"/></text:p>
            <text:p><text:s text:c="12"/>Carmelo Anthony scored seven points with three rebounds in 26 minutes against the Jazz on Friday night.</text:p>
            <text:p><text:s text:c="8"/></text:p>
            <text:p><text:s text:c="8"/></text:p>
            <text:p><text:s text:c="13"/>He played 26 minutes too many. Anthony was awful and the Jazz kept going after him in pick-and-roll with Melo's man, Derrick Favors, causing the switches on high on-ball screens. Melo was basically useless all series and OKC is probably stuck with him for next season with Melo holding a $28 million player option for next season. After being the King of NY a few years ago with his legendary bodega runs, the days of Melo being a star are over.</text:p>
            <text:p><text:s text:c="8"/></text:p>
            <text:p><text:s text:c="8"/></text:p>
            <text:p><text:s text:c="13"/></text:p>
            <text:p><text:s text:c="14"/></text:p>
            <text:p><text:s text:c="13"/>Apr 28 - 1:12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icky Rubio</text:p>
            <text:p><text:s text:c="17"/></text:p>
            <text:p><text:s text:c="17"/></text:p>
            <text:p><text:s text:c="22"/>- G - <text:s/>Jazz</text:p>
            <text:p><text:s text:c="16"/></text:p>
            <text:p><text:s text:c="17"/></text:p>
            <text:p><text:s text:c="12"/></text:p>
            <text:p><text:s text:c="8"/></text:p>
            <text:p><text:s text:c="8"/></text:p>
            <text:p><text:s text:c="8"/></text:p>
            <text:p><text:s text:c="12"/>Ricky Rubio (left hamstring) will not return against the Thunder on Friday.</text:p>
            <text:p><text:s text:c="8"/></text:p>
            <text:p><text:s text:c="8"/></text:p>
            <text:p><text:s text:c="13"/>Not good. Rubio's hamstring problems have limited him on and off for about a month now, and he won't be going back in for what is the biggest game the Jazz have played in years. He only missed one whole game with this issue since the break, but he's had to check out multiple times. Royce O'Neale and Dante Exum will have to step up while Donovan Mitchell will be the man.</text:p>
            <text:p><text:s text:c="8"/></text:p>
            <text:p><text:s text:c="8"/></text:p>
            <text:p><text:s text:c="13"/></text:p>
            <text:p><text:s text:c="14"/></text:p>
            <text:p><text:s text:c="13"/>Source: Jazz on Twitter <text:s text:c="34"/>Apr 27 - 11:0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Victor Oladipo</text:p>
            <text:p><text:s text:c="17"/></text:p>
            <text:p><text:s text:c="17"/></text:p>
            <text:p><text:s text:c="22"/>- G - <text:s/>Pacers</text:p>
            <text:p><text:s text:c="16"/></text:p>
            <text:p><text:s text:c="17"/></text:p>
            <text:p><text:s text:c="12"/></text:p>
            <text:p><text:s text:c="8"/></text:p>
            <text:p><text:s text:c="8"/></text:p>
            <text:p><text:s text:c="8"/></text:p>
            <text:p><text:s text:c="12"/>Victor Oladipo erupted during an easy 121-87 win over the Cavs in Game 6 on Friday, scoring 28 points with 13 rebounds, 10 assists, four steals and six 3-pointers in 34 minutes.</text:p>
            <text:p><text:s text:c="8"/></text:p>
            <text:p><text:s text:c="8"/></text:p>
            <text:p><text:s text:c="13"/>Well, he's out of his slump for his first postseason triple-double. Oladipo was 12-for-50 from the field in his previous three games, but he was never concerned about it. "I think I got some pretty good looks ... I just missed," Oladipo said about his slump before tonight. Coach Nate McMillan also said he was looking to work him in off the ball, but that wasn't needed with the best player on the Pacers hitting on all cylinders. If he plays like this on Sunday, he might send LeBron James home after one round.</text:p>
            <text:p><text:s text:c="8"/></text:p>
            <text:p><text:s text:c="8"/></text:p>
            <text:p><text:s text:c="13"/></text:p>
            <text:p><text:s text:c="14"/></text:p>
            <text:p><text:s text:c="13"/>Apr 27 - 10:3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omantas Sabonis</text:p>
            <text:p><text:s text:c="17"/></text:p>
            <text:p><text:s text:c="17"/></text:p>
            <text:p><text:s text:c="22"/>- F/C - <text:s/>Pacers</text:p>
            <text:p><text:s text:c="16"/></text:p>
            <text:p><text:s text:c="17"/></text:p>
            <text:p><text:s text:c="12"/></text:p>
            <text:p><text:s text:c="8"/></text:p>
            <text:p><text:s text:c="8"/></text:p>
            <text:p><text:s text:c="8"/></text:p>
            <text:p><text:s text:c="12"/>Domantas Sabonis scored 19 points with six rebounds and one turnover in 23 minutes against the Cavs on Friday.</text:p>
            <text:p><text:s text:c="8"/></text:p>
            <text:p><text:s text:c="8"/></text:p>
            <text:p><text:s text:c="13"/>The Pacers continue to use some two-center lineups and it's helped Sabonis play in at least 23 minutes in each of the last four games. The Pacers second unit doesn't have much of a scoring punch besides Lance Stephenson, so Sabonis could look to continue his three-game streak with at least 18 points on Sunday.</text:p>
            <text:p><text:s text:c="8"/></text:p>
            <text:p><text:s text:c="8"/></text:p>
            <text:p><text:s text:c="13"/></text:p>
            <text:p><text:s text:c="14"/></text:p>
            <text:p><text:s text:c="13"/>Apr 27 - 10:3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se Calderon</text:p>
            <text:p><text:s text:c="17"/></text:p>
            <text:p><text:s text:c="17"/></text:p>
            <text:p><text:s text:c="22"/>- G - <text:s/>Cavaliers</text:p>
            <text:p><text:s text:c="16"/></text:p>
            <text:p><text:s text:c="17"/></text:p>
            <text:p><text:s text:c="12"/></text:p>
            <text:p><text:s text:c="8"/></text:p>
            <text:p><text:s text:c="8"/></text:p>
            <text:p><text:s text:c="8"/></text:p>
            <text:p><text:s text:c="12"/>Jose Calderon did not score with one rebound, one assist and one steal in 14 minutes against the Pacers in Game 6 on Friday.</text:p>
            <text:p><text:s text:c="8"/></text:p>
            <text:p><text:s text:c="8"/></text:p>
            <text:p><text:s text:c="13"/>The Cavs may need George Hill (back) to return for Sunday because they're really not getting much out of Calderon. If not, the Cavs may choose to go with a no-PG lineup and just put LeBron James there.</text:p>
            <text:p><text:s text:c="8"/></text:p>
            <text:p><text:s text:c="8"/></text:p>
            <text:p><text:s text:c="13"/></text:p>
            <text:p><text:s text:c="14"/></text:p>
            <text:p><text:s text:c="13"/>Apr 27 - 10:3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eBron James</text:p>
            <text:p><text:s text:c="17"/></text:p>
            <text:p><text:s text:c="17"/></text:p>
            <text:p><text:s text:c="22"/>- F - <text:s/>Cavaliers</text:p>
            <text:p><text:s text:c="16"/></text:p>
            <text:p><text:s text:c="17"/></text:p>
            <text:p><text:s text:c="12"/></text:p>
            <text:p><text:s text:c="8"/></text:p>
            <text:p><text:s text:c="8"/></text:p>
            <text:p><text:s text:c="8"/></text:p>
            <text:p><text:s text:c="12"/>LeBron James scored 22 points during a blowout 121-87 loss to the Pacers in Game 6 on Friday, adding five rebounds, seven assists, one steal, two blocks and three 3-pointers in 31 minutes.</text:p>
            <text:p><text:s text:c="8"/></text:p>
            <text:p><text:s text:c="8"/></text:p>
            <text:p><text:s text:c="13"/>He did take contact above his left eye and was bleeding, but LeBron was fine after getting a Bandaid. Milestone wise, LeBron tied Scottie Pippen for the most steals in postseason history. Obviously LeBron won't care about that after suffering his third-worst loss in his postseason career, and worst lost to an Eastern Conference opponent since 2009. He hasn't lost a first round series ever with his 12-0 record, but that could change on Sunday in Cleveland. Even if the Cavs win that, things aren't looking up in Ohio.</text:p>
            <text:p><text:s text:c="8"/></text:p>
            <text:p><text:s text:c="8"/></text:p>
            <text:p><text:s text:c="13"/></text:p>
            <text:p><text:s text:c="14"/></text:p>
            <text:p><text:s text:c="13"/>Apr 27 - 10:3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vin Love</text:p>
            <text:p><text:s text:c="17"/></text:p>
            <text:p><text:s text:c="17"/></text:p>
            <text:p><text:s text:c="22"/>- F/C - <text:s/>Cavaliers</text:p>
            <text:p><text:s text:c="16"/></text:p>
            <text:p><text:s text:c="17"/></text:p>
            <text:p><text:s text:c="12"/></text:p>
            <text:p><text:s text:c="8"/></text:p>
            <text:p><text:s text:c="8"/></text:p>
            <text:p><text:s text:c="8"/></text:p>
            <text:p><text:s text:c="12"/>Kevin Love scored seven points with seven rebounds and one 3-pointer in 24 minutes against the Pacers on Friday.</text:p>
            <text:p><text:s text:c="8"/></text:p>
            <text:p><text:s text:c="8"/></text:p>
            <text:p><text:s text:c="13"/>He fell on his left arm in this loss and was down for close to a minute, but he stayed in the game. Love has been a shell of himself offensively with little output in post-up offense, and really just an inability to get his own shot overall. He was helpful on the offensive glass before today, but he didn't get any on that end and he continues to be a liability on defense. The Cavs need him to show up on Sunday.</text:p>
            <text:p><text:s text:c="8"/></text:p>
            <text:p><text:s text:c="8"/></text:p>
            <text:p><text:s text:c="13"/></text:p>
            <text:p><text:s text:c="14"/></text:p>
            <text:p><text:s text:c="13"/>Apr 27 - 10:1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yle Lowry</text:p>
            <text:p><text:s text:c="17"/></text:p>
            <text:p><text:s text:c="17"/></text:p>
            <text:p><text:s text:c="22"/>- G - <text:s/>Raptors</text:p>
            <text:p><text:s text:c="16"/></text:p>
            <text:p><text:s text:c="17"/></text:p>
            <text:p><text:s text:c="12"/></text:p>
            <text:p><text:s text:c="8"/></text:p>
            <text:p><text:s text:c="8"/></text:p>
            <text:p><text:s text:c="8"/></text:p>
            <text:p><text:s text:c="12"/>Kyle Lowry scored 24 points with six rebounds, six assists, one steal and three 3-pointers during a 102-92 series-clinching win over the Wizards on Friday.</text:p>
            <text:p><text:s text:c="8"/></text:p>
            <text:p><text:s text:c="8"/></text:p>
            <text:p><text:s text:c="13"/>He didn't have a "wow" game in this series, but he's played well on both ends and at least he won't have to hear questions about poor play in this postseason. Lowry was playing 37 minutes per game in the first five outings, but it dropped to 32 tonight with Fred VanVleet back. The Raptors were not exactly impressive in a 1-8 matchup, and they still have some things to work out in what will be a tougher matchup in the second round.</text:p>
            <text:p><text:s text:c="8"/></text:p>
            <text:p><text:s text:c="8"/></text:p>
            <text:p><text:s text:c="13"/></text:p>
            <text:p><text:s text:c="14"/></text:p>
            <text:p><text:s text:c="13"/>Apr 27 - 10: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Fred VanVleet</text:p>
            <text:p><text:s text:c="17"/></text:p>
            <text:p><text:s text:c="17"/></text:p>
            <text:p><text:s text:c="22"/>- G - <text:s/>Raptors</text:p>
            <text:p><text:s text:c="16"/></text:p>
            <text:p><text:s text:c="17"/></text:p>
            <text:p><text:s text:c="12"/></text:p>
            <text:p><text:s text:c="8"/></text:p>
            <text:p><text:s text:c="8"/></text:p>
            <text:p><text:s text:c="8"/></text:p>
            <text:p><text:s text:c="12"/>Fred VanVleet returned to action during a 102-92 win over the Wizards on Friday, scoring five points with four rebounds, four assists and one 3-pointer in 19 minutes.</text:p>
            <text:p><text:s text:c="8"/></text:p>
            <text:p><text:s text:c="8"/></text:p>
            <text:p><text:s text:c="13"/>The stat line doesn't look like much, but the Raptors have their bench mob back. They were routinely getting beaten with the Mike Scott-led Wizards second unit doing some damage, but this time the Raptors were back to their regular-season trend of smashing when the stars were off the court -- FVV was +12 in plus-minus. VanVleet was getting a massage on his shoulder at times today, so he's not 100 percent yet.</text:p>
            <text:p><text:s text:c="8"/></text:p>
            <text:p><text:s text:c="8"/></text:p>
            <text:p><text:s text:c="13"/></text:p>
            <text:p><text:s text:c="14"/></text:p>
            <text:p><text:s text:c="13"/>Apr 27 - 9:5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nas Valanciunas</text:p>
            <text:p><text:s text:c="17"/></text:p>
            <text:p><text:s text:c="17"/></text:p>
            <text:p><text:s text:c="22"/>- C - <text:s/>Raptors</text:p>
            <text:p><text:s text:c="16"/></text:p>
            <text:p><text:s text:c="17"/></text:p>
            <text:p><text:s text:c="12"/></text:p>
            <text:p><text:s text:c="8"/></text:p>
            <text:p><text:s text:c="8"/></text:p>
            <text:p><text:s text:c="8"/></text:p>
            <text:p><text:s text:c="12"/>Jonas Valanciunas scored 14 points with 12 rebounds, two blocks and one steal in 31 minutes against the Wizards on Friday.</text:p>
            <text:p><text:s text:c="8"/></text:p>
            <text:p><text:s text:c="8"/></text:p>
            <text:p><text:s text:c="13"/>He's really shown up consistently and he's earning playing time in the fourth quarter now, which wasn't happening earlier in the series. Valanciunas will be a vital piece in the next round with the Cavs having some interior defensive issues, or to help defend the inside against the Pacers. He'll be a nightly DFS option.</text:p>
            <text:p><text:s text:c="8"/></text:p>
            <text:p><text:s text:c="8"/></text:p>
            <text:p><text:s text:c="13"/></text:p>
            <text:p><text:s text:c="14"/></text:p>
            <text:p><text:s text:c="13"/>Apr 27 - 9:4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Bradley Beal</text:p>
            <text:p><text:s text:c="17"/></text:p>
            <text:p><text:s text:c="17"/></text:p>
            <text:p><text:s text:c="22"/>- G - <text:s/>Wizards</text:p>
            <text:p><text:s text:c="16"/></text:p>
            <text:p><text:s text:c="17"/></text:p>
            <text:p><text:s text:c="12"/></text:p>
            <text:p><text:s text:c="8"/></text:p>
            <text:p><text:s text:c="8"/></text:p>
            <text:p><text:s text:c="8"/></text:p>
            <text:p><text:s text:c="12"/>Bradley Beal scored 32 points during a season-ending 102-92 loss to the Raptors on Friday, adding three rebounds, one assist, two blocks and six 3-pointers in 43 minutes.</text:p>
            <text:p><text:s text:c="8"/></text:p>
            <text:p><text:s text:c="8"/></text:p>
            <text:p><text:s text:c="13"/>The Wizards went into their isolation-heavy sets and that's been a problem for them, especially when both John Wall and Beal aren't both on. Looking at the big picture, Beal had himself a productive season with 82 games played in the regular season action, and he's clearly shaken off his fibula issues that bothered him for the first four seasons of his career. His recent durability uptick and being just 24 years old makes him an early-round pick next year.</text:p>
            <text:p><text:s text:c="8"/></text:p>
            <text:p><text:s text:c="8"/></text:p>
            <text:p><text:s text:c="13"/></text:p>
            <text:p><text:s text:c="14"/></text:p>
            <text:p><text:s text:c="13"/>Apr 27 - 9:4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hn Wall</text:p>
            <text:p><text:s text:c="17"/></text:p>
            <text:p><text:s text:c="17"/></text:p>
            <text:p><text:s text:c="22"/>- G - <text:s/>Wizards</text:p>
            <text:p><text:s text:c="16"/></text:p>
            <text:p><text:s text:c="17"/></text:p>
            <text:p><text:s text:c="12"/></text:p>
            <text:p><text:s text:c="8"/></text:p>
            <text:p><text:s text:c="8"/></text:p>
            <text:p><text:s text:c="8"/></text:p>
            <text:p><text:s text:c="12"/>John Wall scored 23 points with five rebounds, eight assists, one steal, one block and one 3-pointer in 40 minutes against the Raptors during a season-ending loss on Friday.</text:p>
            <text:p><text:s text:c="8"/></text:p>
            <text:p><text:s text:c="8"/></text:p>
            <text:p><text:s text:c="13"/>Before today, he talked about running out of gas because coach Scott Brooks was playing him for entire second halves, but this time Brooks took him out while Bradley Beal picked up a few extra minutes. Just like his entire team, Wall was a letdown on the season due to injuries and poor efficiency on the year. He's had several knee issues in his career and he'll be a risky target next year.</text:p>
            <text:p><text:s text:c="8"/></text:p>
            <text:p><text:s text:c="8"/></text:p>
            <text:p><text:s text:c="13"/></text:p>
            <text:p><text:s text:c="14"/></text:p>
            <text:p><text:s text:c="13"/>Apr 27 - 9:3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lly Oubre</text:p>
            <text:p><text:s text:c="17"/></text:p>
            <text:p><text:s text:c="17"/></text:p>
            <text:p><text:s text:c="22"/>- F - <text:s/>Wizards</text:p>
            <text:p><text:s text:c="16"/></text:p>
            <text:p><text:s text:c="17"/></text:p>
            <text:p><text:s text:c="12"/></text:p>
            <text:p><text:s text:c="8"/></text:p>
            <text:p><text:s text:c="8"/></text:p>
            <text:p><text:s text:c="8"/></text:p>
            <text:p><text:s text:c="12"/>Kelly Oubre scored three points with three rebounds and one 3-pointer in 26 minutes against the Raptors during a loss on Friday.</text:p>
            <text:p><text:s text:c="8"/></text:p>
            <text:p><text:s text:c="8"/></text:p>
            <text:p><text:s text:c="13"/>He talked smack all series and he did not back it up. Before the game, he had some interesting comments regarding Delon Wright and others. "I am the wrong person to go to war against," Oubre said earlier today. "If I die, I am going to come back to life and kill you. It’s all good, man." Well, Oubre will have to wait until next year to get some revenge after this loss.</text:p>
            <text:p><text:s text:c="8"/></text:p>
            <text:p><text:s text:c="8"/></text:p>
            <text:p><text:s text:c="13"/></text:p>
            <text:p><text:s text:c="14"/></text:p>
            <text:p><text:s text:c="13"/>Source: Ohm Youngmusik on Twitter <text:s text:c="24"/>Apr 27 - 9:3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teve Clifford</text:p>
            <text:p><text:s text:c="17"/></text:p>
            <text:p><text:s text:c="17"/></text:p>
            <text:p><text:s text:c="22"/>- C - <text:s/>Magic</text:p>
            <text:p><text:s text:c="16"/></text:p>
            <text:p><text:s text:c="17"/></text:p>
            <text:p><text:s text:c="12"/></text:p>
            <text:p><text:s text:c="8"/></text:p>
            <text:p><text:s text:c="8"/></text:p>
            <text:p><text:s text:c="8"/></text:p>
            <text:p><text:s text:c="12"/>Former Charlotte coach Steve Clifford met with the Suns on Friday for their coaching job.</text:p>
            <text:p><text:s text:c="8"/></text:p>
            <text:p><text:s text:c="8"/></text:p>
            <text:p><text:s text:c="13"/>Clifford is going to get a lot of interest after the Hornets let him go because of a change to their front office. Clifford has shown he can develop players, which should fit right in with what the Suns are looking for.</text:p>
            <text:p><text:s text:c="8"/></text:p>
            <text:p><text:s text:c="8"/></text:p>
            <text:p><text:s text:c="13"/></text:p>
            <text:p><text:s text:c="14"/></text:p>
            <text:p><text:s text:c="13"/>Source: Adrian Wojnarowski on Twitter <text:s text:c="20"/>Apr 27 - 7:4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mes Borrego</text:p>
            <text:p><text:s text:c="17"/></text:p>
            <text:p><text:s text:c="17"/></text:p>
            <text:p><text:s text:c="22"/>- C - <text:s/>Hornets</text:p>
            <text:p><text:s text:c="16"/></text:p>
            <text:p><text:s text:c="17"/></text:p>
            <text:p><text:s text:c="12"/></text:p>
            <text:p><text:s text:c="8"/></text:p>
            <text:p><text:s text:c="8"/></text:p>
            <text:p><text:s text:c="8"/></text:p>
            <text:p><text:s text:c="12"/>Spurs assistant James Borrego interviewed in Phoenix on Thursday for the Suns' coaching vacancy.</text:p>
            <text:p><text:s text:c="8"/></text:p>
            <text:p><text:s text:c="8"/></text:p>
            <text:p><text:s text:c="13"/>The Suns were expected to make a move quickly on their head coach, so things could happen for them this weekend. Borrego comes off the Gregg Popovich coaching tree and he has some head-coaching experience with some time as the interim coach in Orlando.</text:p>
            <text:p><text:s text:c="8"/></text:p>
            <text:p><text:s text:c="8"/></text:p>
            <text:p><text:s text:c="13"/></text:p>
            <text:p><text:s text:c="14"/></text:p>
            <text:p><text:s text:c="13"/>Source: Adrian Wojnarowski on Twitter <text:s text:c="20"/>Apr 27 - 7:3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eorge Hill</text:p>
            <text:p><text:s text:c="17"/></text:p>
            <text:p><text:s text:c="17"/></text:p>
            <text:p><text:s text:c="22"/>- G - <text:s/>Cavaliers</text:p>
            <text:p><text:s text:c="16"/></text:p>
            <text:p><text:s text:c="17"/></text:p>
            <text:p><text:s text:c="12"/></text:p>
            <text:p><text:s text:c="8"/></text:p>
            <text:p><text:s text:c="8"/></text:p>
            <text:p><text:s text:c="8"/></text:p>
            <text:p><text:s text:c="12"/>George Hill (back) will not play on Friday against the Pacers.</text:p>
            <text:p><text:s text:c="8"/></text:p>
            <text:p><text:s text:c="8"/></text:p>
            <text:p><text:s text:c="13"/>It'll be his third game out and Hill continues to be a slower healer from injury. With him out, Jose Calderon is set for another start while Kyle Korver, J.R. Smith and maybe Jordan Clarkson should see some extra run. Korver is likely the best target, but coach Ty Lue would likely go with the hot hand late.</text:p>
            <text:p><text:s text:c="8"/></text:p>
            <text:p><text:s text:c="8"/></text:p>
            <text:p><text:s text:c="13"/></text:p>
            <text:p><text:s text:c="14"/></text:p>
            <text:p><text:s text:c="13"/>Source: Jason Lloyd on Twitter <text:s text:c="27"/>Apr 27 - 7:1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eorge Hill</text:p>
            <text:p><text:s text:c="17"/></text:p>
            <text:p><text:s text:c="17"/></text:p>
            <text:p><text:s text:c="22"/>- G - <text:s/>Cavaliers</text:p>
            <text:p><text:s text:c="16"/></text:p>
            <text:p><text:s text:c="17"/></text:p>
            <text:p><text:s text:c="12"/></text:p>
            <text:p><text:s text:c="8"/></text:p>
            <text:p><text:s text:c="8"/></text:p>
            <text:p><text:s text:c="8"/></text:p>
            <text:p><text:s text:c="12"/>Coach Ty Lue said the team hasn't decided if George Hill (back) will play on Friday against the Pacers.</text:p>
            <text:p><text:s text:c="8"/></text:p>
            <text:p><text:s text:c="8"/></text:p>
            <text:p><text:s text:c="13"/>In other words, he's a game-time call. Hill's back has kept him out for two games with Jose Calderon taking over as the starter. The Cavs haven't got much from their perimeter players, but Kyle Korver looks like he may benefit most.</text:p>
            <text:p><text:s text:c="8"/></text:p>
            <text:p><text:s text:c="8"/></text:p>
            <text:p><text:s text:c="13"/></text:p>
            <text:p><text:s text:c="14"/></text:p>
            <text:p><text:s text:c="13"/>Source: Chris Mannix on Twitter <text:s text:c="26"/>Apr 27 - 6:3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Fred VanVleet</text:p>
            <text:p><text:s text:c="17"/></text:p>
            <text:p><text:s text:c="17"/></text:p>
            <text:p><text:s text:c="22"/>- G - <text:s/>Raptors</text:p>
            <text:p><text:s text:c="16"/></text:p>
            <text:p><text:s text:c="17"/></text:p>
            <text:p><text:s text:c="12"/></text:p>
            <text:p><text:s text:c="8"/></text:p>
            <text:p><text:s text:c="8"/></text:p>
            <text:p><text:s text:c="8"/></text:p>
            <text:p><text:s text:c="12"/>Fred VanVleet (shoulder) is available to play against the Wizards on Friday.</text:p>
            <text:p><text:s text:c="8"/></text:p>
            <text:p><text:s text:c="8"/></text:p>
            <text:p><text:s text:c="13"/>Whether he plays or not is not entirely clear, but the main issue for VanVleet in this series is that the medical staff hasn't cleared him. Well, this time the med staff has given him the green light, so FVV should be out there. The Raptors second unit has not been vert good in this series, so perhaps VanVleet gets 20 minutes. Delon Wright takes a hit.</text:p>
            <text:p><text:s text:c="8"/></text:p>
            <text:p><text:s text:c="8"/></text:p>
            <text:p><text:s text:c="13"/></text:p>
            <text:p><text:s text:c="14"/></text:p>
            <text:p><text:s text:c="13"/>Source: Josh Lewenberg on Twitter <text:s text:c="24"/>Apr 27 - 5:3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lly Oubre</text:p>
            <text:p><text:s text:c="17"/></text:p>
            <text:p><text:s text:c="17"/></text:p>
            <text:p><text:s text:c="22"/>- F - <text:s/>Wizards</text:p>
            <text:p><text:s text:c="16"/></text:p>
            <text:p><text:s text:c="17"/></text:p>
            <text:p><text:s text:c="12"/></text:p>
            <text:p><text:s text:c="8"/></text:p>
            <text:p><text:s text:c="8"/></text:p>
            <text:p><text:s text:c="8"/></text:p>
            <text:p><text:s text:c="12"/>Kelly Oubre is getting the start for Otto Porter (leg) against the Raptors on Friday.</text:p>
            <text:p><text:s text:c="8"/></text:p>
            <text:p><text:s text:c="8"/></text:p>
            <text:p><text:s text:c="13"/>In case you missed it, Porter is not going to play against the Raptors for the rest of this series. For tonight, Oubre should be looking at heavy minutes in the first unit and he'll get to back up his trash talk to guys like Delon Wright. Besides him, Tomas Satoransky and Ty Lawson could fill in at SG more often while Mike Scott could see a few extra minutes. Oubre is an obvious DFS play.</text:p>
            <text:p><text:s text:c="8"/></text:p>
            <text:p><text:s text:c="8"/></text:p>
            <text:p><text:s text:c="13"/></text:p>
            <text:p><text:s text:c="14"/></text:p>
            <text:p><text:s text:c="13"/>Source: Eric Koreen on Twitter <text:s text:c="27"/>Apr 27 - 5:2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hn Wall</text:p>
            <text:p><text:s text:c="17"/></text:p>
            <text:p><text:s text:c="17"/></text:p>
            <text:p><text:s text:c="22"/>- G - <text:s/>Wizards</text:p>
            <text:p><text:s text:c="16"/></text:p>
            <text:p><text:s text:c="17"/></text:p>
            <text:p><text:s text:c="12"/></text:p>
            <text:p><text:s text:c="8"/></text:p>
            <text:p><text:s text:c="8"/></text:p>
            <text:p><text:s text:c="8"/></text:p>
            <text:p><text:s text:c="12"/>John Wall said he ran out of gas at the end of Game 5 on Wednesday.</text:p>
            <text:p><text:s text:c="8"/></text:p>
            <text:p><text:s text:c="8"/></text:p>
            <text:p><text:s text:c="13"/>He said he will have to improve on his energy management throughout the game. "Letting other guys create or create for other guys and let those guys make plays at times," Wall said about his plan. "So [during] those last five minutes, kind of like Game 4 here, I can have the energy to make plays for myself but also for my teammates. I think that kind of hurt us in the last game." This quote shouldn't change his outlook much, and he should improve from Wednesday with his lowest usage rate of the series coming in that game.</text:p>
            <text:p><text:s text:c="8"/></text:p>
            <text:p><text:s text:c="8"/></text:p>
            <text:p><text:s text:c="13"/></text:p>
            <text:p><text:s text:c="14"/></text:p>
            <text:p><text:s text:c="13"/>Source: ESPN.com <text:s text:c="41"/>Apr 27 - 4:2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tephen Curry</text:p>
            <text:p><text:s text:c="17"/></text:p>
            <text:p><text:s text:c="17"/></text:p>
            <text:p><text:s text:c="22"/>- G - <text:s/>Warriors</text:p>
            <text:p><text:s text:c="16"/></text:p>
            <text:p><text:s text:c="17"/></text:p>
            <text:p><text:s text:c="12"/></text:p>
            <text:p><text:s text:c="8"/></text:p>
            <text:p><text:s text:c="8"/></text:p>
            <text:p><text:s text:c="8"/></text:p>
            <text:p><text:s text:c="12"/>Coach Steve Kerr said Stephen Curry (knee) went through 5-on-5 scrimmage, and he remains questionable to face the Pelicans on Saturday.</text:p>
            <text:p><text:s text:c="8"/></text:p>
            <text:p><text:s text:c="8"/></text:p>
            <text:p><text:s text:c="13"/>Kerr said that Curry's status likely won't be decided until after shootaround tomorrow. The coach said "a big part" of him playing is to see how he responds from his work today, but Kerr added that Curry is "more excited" about playing. Curry is also expected to meet with doctor's this afternoon, which usually means the terrific Warriors PR staff should provide an update for us. For now, Curry seems to have a great chance to play on Saturday.</text:p>
            <text:p><text:s text:c="8"/></text:p>
            <text:p><text:s text:c="8"/></text:p>
            <text:p><text:s text:c="13"/></text:p>
            <text:p><text:s text:c="14"/></text:p>
            <text:p><text:s text:c="13"/>Source: Anthony Slater on Twitter <text:s text:c="24"/>Apr 27 - 4:0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Otto Porter</text:p>
            <text:p><text:s text:c="17"/></text:p>
            <text:p><text:s text:c="17"/></text:p>
            <text:p><text:s text:c="22"/>- F - <text:s/>Wizards</text:p>
            <text:p><text:s text:c="16"/></text:p>
            <text:p><text:s text:c="17"/></text:p>
            <text:p><text:s text:c="12"/></text:p>
            <text:p><text:s text:c="8"/></text:p>
            <text:p><text:s text:c="8"/></text:p>
            <text:p><text:s text:c="8"/></text:p>
            <text:p><text:s text:c="12"/>Otto Porter is undergoing a small procedure on his left leg on Friday to address a build up of blood flow in the area of his leg contusion, according to Candace Buckner of the Washington Post.</text:p>
            <text:p><text:s text:c="8"/></text:p>
            <text:p><text:s text:c="8"/></text:p>
            <text:p><text:s text:c="13"/>He is not going to play again in the Toronto series and he would likely be out beyond that in the event the Wizards pull off an upset. Porter's leg injury has clearly bothered him for multiple games and the medical staff has been monitoring him. With him out, Kelly Oubre will be the next man up as a chalky DFS play while Mike Scott should also see added run.</text:p>
            <text:p><text:s text:c="8"/></text:p>
            <text:p><text:s text:c="8"/></text:p>
            <text:p><text:s text:c="13"/></text:p>
            <text:p><text:s text:c="14"/></text:p>
            <text:p><text:s text:c="13"/>Source: Candace Buckner on Twitter <text:s text:c="23"/>Apr 27 - 3:1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uc Mbah a Moute</text:p>
            <text:p><text:s text:c="17"/></text:p>
            <text:p><text:s text:c="17"/></text:p>
            <text:p><text:s text:c="22"/>- F - <text:s/>Rockets</text:p>
            <text:p><text:s text:c="16"/></text:p>
            <text:p><text:s text:c="17"/></text:p>
            <text:p><text:s text:c="12"/></text:p>
            <text:p><text:s text:c="8"/></text:p>
            <text:p><text:s text:c="8"/></text:p>
            <text:p><text:s text:c="8"/></text:p>
            <text:p><text:s text:c="12"/>Coach Mike D'Antoni said that Luc Mbah a Moute (shoulder) will be re-evaluated next week and could return during the conference semifinals.</text:p>
            <text:p><text:s text:c="8"/></text:p>
            <text:p><text:s text:c="8"/></text:p>
            <text:p><text:s text:c="13"/>Mbah a Moute suffered a dislocated right shoulder back on April 11th and missed the entire first-round series against the Timberwolves. He is still without a timetable, but is making solid progress. If the Jazz beat the Thunder on Friday, then Houston would host Game 1 of the semis on Sunday. If OKC wins Game 6, then the start of round two would be pushed back to next week. We'll pass along an update on Mbah a Moute after he is evaluated next week.</text:p>
            <text:p><text:s text:c="8"/></text:p>
            <text:p><text:s text:c="8"/></text:p>
            <text:p><text:s text:c="13"/></text:p>
            <text:p><text:s text:c="14"/></text:p>
            <text:p><text:s text:c="13"/>Source: Adam Wexler on Twitter <text:s text:c="27"/>Apr 27 - 1:3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Wayne Ellington</text:p>
            <text:p><text:s text:c="17"/></text:p>
            <text:p><text:s text:c="17"/></text:p>
            <text:p><text:s text:c="22"/>- G - <text:s/>Heat</text:p>
            <text:p><text:s text:c="16"/></text:p>
            <text:p><text:s text:c="17"/></text:p>
            <text:p><text:s text:c="12"/></text:p>
            <text:p><text:s text:c="8"/></text:p>
            <text:p><text:s text:c="8"/></text:p>
            <text:p><text:s text:c="8"/></text:p>
            <text:p><text:s text:c="12"/>Wayne Ellington said his preference would be to re-sign with the Heat this summer.</text:p>
            <text:p><text:s text:c="8"/></text:p>
            <text:p><text:s text:c="8"/></text:p>
            <text:p><text:s text:c="13"/>Ellington, who will become a free agent on July 1st, averaged a career-high 11.2 points and 2.9 3-pointers this past season. He knocked down a total of 227 3-pointers off the bench, which is the most in NBA franchise history by a reserve. The Heat would like to bring him back, and they can exceed the salary cap to re-sign their own free agent. However, the issue is the luxury tax. "Of course I want to be back," Ellington said. "I also know how the luxury tax works. I do."</text:p>
            <text:p><text:s text:c="8"/></text:p>
            <text:p><text:s text:c="8"/></text:p>
            <text:p><text:s text:c="13"/></text:p>
            <text:p><text:s text:c="14"/></text:p>
            <text:p><text:s text:c="13"/>Source: South Florida Sun-Sentinel <text:s text:c="23"/>Apr 27 - 12:4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Otto Porter</text:p>
            <text:p><text:s text:c="17"/></text:p>
            <text:p><text:s text:c="17"/></text:p>
            <text:p><text:s text:c="22"/>- F - <text:s/>Wizards</text:p>
            <text:p><text:s text:c="16"/></text:p>
            <text:p><text:s text:c="17"/></text:p>
            <text:p><text:s text:c="12"/></text:p>
            <text:p><text:s text:c="8"/></text:p>
            <text:p><text:s text:c="8"/></text:p>
            <text:p><text:s text:c="8"/></text:p>
            <text:p><text:s text:c="12"/>Otto Porter (left lower leg contusion) did not participate in shootaround and remains questionable for Game 6 on Friday.</text:p>
            <text:p><text:s text:c="8"/></text:p>
            <text:p><text:s text:c="8"/></text:p>
            <text:p><text:s text:c="13"/>Porter has played in each of the first five games of this series, but is clearly less than 100 percent healthy. He is averaging 10.0 points, 5.0 rebounds and 1.2 steals in 31.6 minutes. We will likely get a final confirmation on his status at approximately 5:30 pm, when coach Scott Brooks addresses the pregame media. If Porter is ruled out or limited, Kelly Oubre Jr. will soak up additional minutes.</text:p>
            <text:p><text:s text:c="8"/></text:p>
            <text:p><text:s text:c="8"/></text:p>
            <text:p><text:s text:c="13"/>Related: Kelly Oubre</text:p>
            <text:p><text:s text:c="14"/></text:p>
            <text:p><text:s text:c="13"/>Source: Candace Buckner on Twitter <text:s text:c="23"/>Apr 27 - 11:48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David Blatt</text:p>
            <text:p><text:s text:c="17"/></text:p>
            <text:p><text:s text:c="17"/></text:p>
            <text:p><text:s text:c="22"/>- C - <text:s/>Cavaliers</text:p>
            <text:p><text:s text:c="16"/></text:p>
            <text:p><text:s text:c="17"/></text:p>
            <text:p><text:s text:c="12"/></text:p>
            <text:p><text:s text:c="8"/></text:p>
            <text:p><text:s text:c="8"/></text:p>
            <text:p><text:s text:c="8"/></text:p>
            <text:p><text:s text:c="12"/>Knicks president Steve Mills and GM Scott Perry met with David Blatt in Europe on Thursday.</text:p>
            <text:p><text:s text:c="8"/></text:p>
            <text:p><text:s text:c="8"/></text:p>
            <text:p><text:s text:c="13"/>Blatt, who has close ties with Mills (they played together at Princeton), was a lead candidate for the Knicks job back in 2016, before then-president Phil Jackson opted to hire Jeff Hornacek. The Knicks have cast a wide net this time around, interviewing nine candidates.</text:p>
            <text:p><text:s text:c="8"/></text:p>
            <text:p><text:s text:c="8"/></text:p>
            <text:p><text:s text:c="13"/></text:p>
            <text:p><text:s text:c="14"/></text:p>
            <text:p><text:s text:c="13"/>Source: Mark Berman on Twitter <text:s text:c="27"/>Apr 27 - 11:21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Nate Tibbetts</text:p>
            <text:p><text:s text:c="17"/></text:p>
            <text:p><text:s text:c="17"/></text:p>
            <text:p><text:s text:c="22"/>- C - <text:s/>Trail Blazers</text:p>
            <text:p><text:s text:c="16"/></text:p>
            <text:p><text:s text:c="17"/></text:p>
            <text:p><text:s text:c="12"/></text:p>
            <text:p><text:s text:c="8"/></text:p>
            <text:p><text:s text:c="8"/></text:p>
            <text:p><text:s text:c="8"/></text:p>
            <text:p><text:s text:c="12"/>The Hawks have received permission to meet with Trail Blazers assistant Nate Tibbetts, according to Adrian Wojnarowski of ESPN.</text:p>
            <text:p><text:s text:c="8"/></text:p>
            <text:p><text:s text:c="8"/></text:p>
            <text:p><text:s text:c="13"/>The Hawks parted ways with former head coach Mike Budenholzer earlier this week, and Wojnarowski is reporting that Tibbetts is a "serious candidate" to replace Budenholzer.</text:p>
            <text:p><text:s text:c="8"/></text:p>
            <text:p><text:s text:c="8"/></text:p>
            <text:p><text:s text:c="13"/></text:p>
            <text:p><text:s text:c="14"/></text:p>
            <text:p><text:s text:c="13"/>Source: Adrian Wojnarowski‏ on Twitter <text:s text:c="13"/>Apr 27 - 11:14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nes Kanter</text:p>
            <text:p><text:s text:c="17"/></text:p>
            <text:p><text:s text:c="17"/></text:p>
            <text:p><text:s text:c="22"/>- C - <text:s/>Knicks</text:p>
            <text:p><text:s text:c="16"/></text:p>
            <text:p><text:s text:c="17"/></text:p>
            <text:p><text:s text:c="12"/></text:p>
            <text:p><text:s text:c="8"/></text:p>
            <text:p><text:s text:c="8"/></text:p>
            <text:p><text:s text:c="8"/></text:p>
            <text:p><text:s text:c="12"/>Enes Kanter again hinted that he may opt-out of his contract this summer, but his agent said they are still doing their due diligence.</text:p>
            <text:p><text:s text:c="8"/></text:p>
            <text:p><text:s text:c="8"/></text:p>
            <text:p><text:s text:c="13"/>Kanter has an $18.6 million player option for the 2018-19 season. He has until June 29th to decide. Kanter has intimated he is leaning towards opting out and becoming an unrestricted free agent in July. However, his new agent, Mark Bartelstein, said: "I wouldn’t read too much into it. We’re still doing our due diligence." Kanter's decision will determine the amount of cap space the Knicks have to work with this summer.</text:p>
            <text:p><text:s text:c="8"/></text:p>
            <text:p><text:s text:c="8"/></text:p>
            <text:p><text:s text:c="13"/></text:p>
            <text:p><text:s text:c="14"/></text:p>
            <text:p><text:s text:c="13"/>Source: New York Post <text:s text:c="36"/>Apr 27 - 10:56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eorge Hill</text:p>
            <text:p><text:s text:c="17"/></text:p>
            <text:p><text:s text:c="17"/></text:p>
            <text:p><text:s text:c="22"/>- G - <text:s/>Cavaliers</text:p>
            <text:p><text:s text:c="16"/></text:p>
            <text:p><text:s text:c="17"/></text:p>
            <text:p><text:s text:c="12"/></text:p>
            <text:p><text:s text:c="8"/></text:p>
            <text:p><text:s text:c="8"/></text:p>
            <text:p><text:s text:c="8"/></text:p>
            <text:p><text:s text:c="12"/>George Hill (back spasms) is questionable for Friday's Game 6 vs. the Pacers.</text:p>
            <text:p><text:s text:c="8"/></text:p>
            <text:p><text:s text:c="8"/></text:p>
            <text:p><text:s text:c="13"/>Hill, who tweaked his back early in the series, was sidelined for Games 4 and 5. Jose Calderon has started each of the last two games. Calderon finished with six points, two rebounds and zero assists across 20 minutes in Game 5. Jordan Clarkson had four points, one rebound and one assist in 15 minutes off the bench. This is a situation to avoid from a DFS perspective.</text:p>
            <text:p><text:s text:c="8"/></text:p>
            <text:p><text:s text:c="8"/></text:p>
            <text:p><text:s text:c="13"/>Related: Jose Calderon, Jordan Clarkson</text:p>
            <text:p><text:s text:c="14"/></text:p>
            <text:p><text:s text:c="13"/>Source: Brian Windhorst on Twitter <text:s text:c="23"/>Apr 27 - 10:2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Fred VanVleet</text:p>
            <text:p><text:s text:c="17"/></text:p>
            <text:p><text:s text:c="17"/></text:p>
            <text:p><text:s text:c="22"/>- G - <text:s/>Raptors</text:p>
            <text:p><text:s text:c="16"/></text:p>
            <text:p><text:s text:c="17"/></text:p>
            <text:p><text:s text:c="12"/></text:p>
            <text:p><text:s text:c="8"/></text:p>
            <text:p><text:s text:c="8"/></text:p>
            <text:p><text:s text:c="8"/></text:p>
            <text:p><text:s text:c="12"/>Coach Dwane Casey said that Fred VanVleet (shoulder) is questionable for Game 6 Friday vs. Washington.</text:p>
            <text:p><text:s text:c="8"/></text:p>
            <text:p><text:s text:c="8"/></text:p>
            <text:p><text:s text:c="13"/>VanVleet has missed each of the last three games, and has logged a total of only three minutes this entire series. VanVleet said the plan is to go through shootaround with the team and re-assess the situation afterward. We should have an update on his status later in the day. If he is ruled out, Delon Wright will again see extended minutes off the Raptors bench.</text:p>
            <text:p><text:s text:c="8"/></text:p>
            <text:p><text:s text:c="8"/></text:p>
            <text:p><text:s text:c="13"/>Related: Delon Wright</text:p>
            <text:p><text:s text:c="14"/></text:p>
            <text:p><text:s text:c="13"/>Source: Eric Smith on Twitter <text:s text:c="28"/>Apr 27 - 10:1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ike Budenholzer</text:p>
            <text:p><text:s text:c="17"/></text:p>
            <text:p><text:s text:c="17"/></text:p>
            <text:p><text:s text:c="22"/>- C - <text:s/>Bucks</text:p>
            <text:p><text:s text:c="16"/></text:p>
            <text:p><text:s text:c="17"/></text:p>
            <text:p><text:s text:c="12"/></text:p>
            <text:p><text:s text:c="8"/></text:p>
            <text:p><text:s text:c="8"/></text:p>
            <text:p><text:s text:c="8"/></text:p>
            <text:p><text:s text:c="12"/>Mike Budenholzer made a "strong impression" on Knicks president Steve Mills and GM Scott Perry during his interview, according to Marc Berman of the New York Post.</text:p>
            <text:p><text:s text:c="8"/></text:p>
            <text:p><text:s text:c="8"/></text:p>
            <text:p><text:s text:c="13"/>Budenholzer met with the Knicks front office last weekend as New York looks to find a replacement for the recently-fired Jeff Hornacek. Budenholzer has parted ways with Atlanta, so any team that hires him does not have to worry about sending compensation to the Hawks. According to Post, <text:s/>Budenholzer views the Knicks as his "top choice."</text:p>
            <text:p><text:s text:c="8"/></text:p>
            <text:p><text:s text:c="8"/></text:p>
            <text:p><text:s text:c="13"/></text:p>
            <text:p><text:s text:c="14"/></text:p>
            <text:p><text:s text:c="13"/>Source: New York Post <text:s text:c="36"/>Apr 27 - 9:31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B. Bickerstaff</text:p>
            <text:p><text:s text:c="17"/></text:p>
            <text:p><text:s text:c="17"/></text:p>
            <text:p><text:s text:c="22"/>- C - <text:s/>Grizzlies</text:p>
            <text:p><text:s text:c="16"/></text:p>
            <text:p><text:s text:c="17"/></text:p>
            <text:p><text:s text:c="12"/></text:p>
            <text:p><text:s text:c="8"/></text:p>
            <text:p><text:s text:c="8"/></text:p>
            <text:p><text:s text:c="8"/></text:p>
            <text:p><text:s text:c="12"/>J.B. Bickerstaff has agreed to a three-year contract to become the Memphis Grizzlies' head coach, according to Adrian Wojnarowski of ESPN.com.</text:p>
            <text:p><text:s text:c="8"/></text:p>
            <text:p><text:s text:c="8"/></text:p>
            <text:p><text:s text:c="13"/>This news has been expected all day with word of "framework" of a deal already in place for the 2017-18 interim coach. The Grizzlies continue to have a strange year after they foolishly held Tyreke Evans through the trade deadline, and now they're just going to stay the course after they finished the year as the second worst team in the NBA.</text:p>
            <text:p><text:s text:c="8"/></text:p>
            <text:p><text:s text:c="8"/></text:p>
            <text:p><text:s text:c="13"/></text:p>
            <text:p><text:s text:c="14"/></text:p>
            <text:p><text:s text:c="13"/>Source: Adrian Wojnarowski on Twitter <text:s text:c="20"/>Apr 27 - 12:07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iannis Antetokounmpo</text:p>
            <text:p><text:s text:c="17"/></text:p>
            <text:p><text:s text:c="17"/></text:p>
            <text:p><text:s text:c="22"/>- G/F - <text:s/>Bucks</text:p>
            <text:p><text:s text:c="16"/></text:p>
            <text:p><text:s text:c="17"/></text:p>
            <text:p><text:s text:c="12"/></text:p>
            <text:p><text:s text:c="8"/></text:p>
            <text:p><text:s text:c="8"/></text:p>
            <text:p><text:s text:c="8"/></text:p>
            <text:p><text:s text:c="12"/>Giannis Antetokounmpo made 13-of-23 from the field for 31 points during a 97-86 Game 6 win over the Celtics on Thursday, adding 14 rebounds, four assists, two steals and no turnovers in 41 minutes.</text:p>
            <text:p><text:s text:c="8"/></text:p>
            <text:p><text:s text:c="8"/></text:p>
            <text:p><text:s text:c="13"/>As Zaza Pachulia would say, we're going to Game 7, baby. After Giannis attempted just 10 attempts from the field in Game 5, he had the killer instinct again for his third 30-point game in this series. He continues to see some time at the five with the Bucks going no center for 12 minutes tonight. Antetokounmpo did look slightly tired at times in this game, which makes sense because he's logged a whopping 122 minutes in the last three games. On Saturday, the Bucks will have a tough task on their hands as they try to win one at Boston after going 0-of-3 in the previous three chances.</text:p>
            <text:p><text:s text:c="8"/></text:p>
            <text:p><text:s text:c="8"/></text:p>
            <text:p><text:s text:c="13"/></text:p>
            <text:p><text:s text:c="14"/></text:p>
            <text:p><text:s text:c="13"/>Apr 26 - 10:4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hon Maker</text:p>
            <text:p><text:s text:c="17"/></text:p>
            <text:p><text:s text:c="17"/></text:p>
            <text:p><text:s text:c="22"/>- C - <text:s/>Bucks</text:p>
            <text:p><text:s text:c="16"/></text:p>
            <text:p><text:s text:c="17"/></text:p>
            <text:p><text:s text:c="12"/></text:p>
            <text:p><text:s text:c="8"/></text:p>
            <text:p><text:s text:c="8"/></text:p>
            <text:p><text:s text:c="8"/></text:p>
            <text:p><text:s text:c="12"/>Thon Maker started against the Celtics on Game 6 on Thursday, scoring four points with seven rebounds and three blocks in 25 minutes.</text:p>
            <text:p><text:s text:c="8"/></text:p>
            <text:p><text:s text:c="8"/></text:p>
            <text:p><text:s text:c="13"/>He was in foul trouble and his offense wasn't there, but Maker was strong in defensive rotations and he did close this game out up until 25 seconds left with the Bucks up nine. Assuming John Henson (back) can't play on Saturday, expect Maker to get another start with minutes in the upper 20s.</text:p>
            <text:p><text:s text:c="8"/></text:p>
            <text:p><text:s text:c="8"/></text:p>
            <text:p><text:s text:c="13"/></text:p>
            <text:p><text:s text:c="14"/></text:p>
            <text:p><text:s text:c="13"/>Apr 26 - 10:4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yson Tatum</text:p>
            <text:p><text:s text:c="17"/></text:p>
            <text:p><text:s text:c="17"/></text:p>
            <text:p><text:s text:c="22"/>- F - <text:s/>Celtics</text:p>
            <text:p><text:s text:c="16"/></text:p>
            <text:p><text:s text:c="17"/></text:p>
            <text:p><text:s text:c="12"/></text:p>
            <text:p><text:s text:c="8"/></text:p>
            <text:p><text:s text:c="8"/></text:p>
            <text:p><text:s text:c="8"/></text:p>
            <text:p><text:s text:c="12"/>Jayson Tatum scored 22 points with three rebounds, three assists, two steals and two 3-pointers in 32 minutes against the Bucks during a 97-86 loss to the Bucks in Game 6 on Thursday.</text:p>
            <text:p><text:s text:c="8"/></text:p>
            <text:p><text:s text:c="8"/></text:p>
            <text:p><text:s text:c="13"/>The Celtics offense went cold in the second and fourth quarters to now lose all three games in Milwaukee. They also didn't get much efficiency out of their guards with Jaylen Brown and Terry Rozier combined for 11-of-32 from the field with five treys for 32 points. Game 7 will be Saturday night and coach Brad Stevens may have a couple adjustments after his offense struggled today.</text:p>
            <text:p><text:s text:c="8"/></text:p>
            <text:p><text:s text:c="8"/></text:p>
            <text:p><text:s text:c="13"/></text:p>
            <text:p><text:s text:c="14"/></text:p>
            <text:p><text:s text:c="13"/>Apr 26 - 10:3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hon Maker</text:p>
            <text:p><text:s text:c="17"/></text:p>
            <text:p><text:s text:c="17"/></text:p>
            <text:p><text:s text:c="22"/>- C - <text:s/>Bucks</text:p>
            <text:p><text:s text:c="16"/></text:p>
            <text:p><text:s text:c="17"/></text:p>
            <text:p><text:s text:c="12"/></text:p>
            <text:p><text:s text:c="8"/></text:p>
            <text:p><text:s text:c="8"/></text:p>
            <text:p><text:s text:c="8"/></text:p>
            <text:p><text:s text:c="12"/>Thon Maker is listed as the starter for Thursday against the Celtics.</text:p>
            <text:p><text:s text:c="8"/></text:p>
            <text:p><text:s text:c="8"/></text:p>
            <text:p><text:s text:c="13"/>This is an interesting move with John Henson out again. Maker was terrific in the two games at Milwaukee, but he took a step back in Boston on Tuesday. If he is starting, he could see an increase from the 26.0 minutes per game he's seen over the last three. He's a viable DFS play.</text:p>
            <text:p><text:s text:c="8"/></text:p>
            <text:p><text:s text:c="8"/></text:p>
            <text:p><text:s text:c="13"/></text:p>
            <text:p><text:s text:c="14"/></text:p>
            <text:p><text:s text:c="13"/>Source: Matt Velazquez on Twitter <text:s text:c="24"/>Apr 26 - 7:4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hn Henson</text:p>
            <text:p><text:s text:c="17"/></text:p>
            <text:p><text:s text:c="17"/></text:p>
            <text:p><text:s text:c="22"/>- F/C - <text:s/>Bucks</text:p>
            <text:p><text:s text:c="16"/></text:p>
            <text:p><text:s text:c="17"/></text:p>
            <text:p><text:s text:c="12"/></text:p>
            <text:p><text:s text:c="8"/></text:p>
            <text:p><text:s text:c="8"/></text:p>
            <text:p><text:s text:c="8"/></text:p>
            <text:p><text:s text:c="12"/>John Henson (back) will not play on Thursday in Game 6 against the Celtics.</text:p>
            <text:p><text:s text:c="8"/></text:p>
            <text:p><text:s text:c="8"/></text:p>
            <text:p><text:s text:c="13"/>He got some shots up at shootaround, but Henson gets ruled out before warmups are completed. With him out, Tyler Zeller should get another start, but it's been Thon "The Difference" Maker stepping up off the bench. Maker should be worth a look in DFS while the Celtics should combat this move with more small-ball lineups like they did in Game 5.</text:p>
            <text:p><text:s text:c="8"/></text:p>
            <text:p><text:s text:c="8"/></text:p>
            <text:p><text:s text:c="13"/></text:p>
            <text:p><text:s text:c="14"/></text:p>
            <text:p><text:s text:c="13"/>Source: Jay King on Twitter <text:s text:c="30"/>Apr 26 - 6:2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Otto Porter</text:p>
            <text:p><text:s text:c="17"/></text:p>
            <text:p><text:s text:c="17"/></text:p>
            <text:p><text:s text:c="22"/>- F - <text:s/>Wizards</text:p>
            <text:p><text:s text:c="16"/></text:p>
            <text:p><text:s text:c="17"/></text:p>
            <text:p><text:s text:c="12"/></text:p>
            <text:p><text:s text:c="8"/></text:p>
            <text:p><text:s text:c="8"/></text:p>
            <text:p><text:s text:c="8"/></text:p>
            <text:p><text:s text:c="12"/>Otto Porter (left lower leg contusion/soreness) is listed as questionable for Game 6 on Friday.</text:p>
            <text:p><text:s text:c="8"/></text:p>
            <text:p><text:s text:c="8"/></text:p>
            <text:p><text:s text:c="13"/>This is the third Otto update today with the first saying he had a strain and the second saying he was playing through a contusion. He looked a step slow in Game 5 and at times he's been grabbing at his leg for parts of this series, so it's likely a lingering issue. Considering it's an elimination game, he'll likely be giving it a try, but he will likely be limited. If Otto is limited, Kelly Oubre will benefit most.</text:p>
            <text:p><text:s text:c="8"/></text:p>
            <text:p><text:s text:c="8"/></text:p>
            <text:p><text:s text:c="13"/></text:p>
            <text:p><text:s text:c="14"/></text:p>
            <text:p><text:s text:c="13"/>Source: ESPN.com <text:s text:c="41"/>Apr 26 - 6:0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Vale McGee</text:p>
            <text:p><text:s text:c="17"/></text:p>
            <text:p><text:s text:c="17"/></text:p>
            <text:p><text:s text:c="22"/>- C - <text:s/>Warriors</text:p>
            <text:p><text:s text:c="16"/></text:p>
            <text:p><text:s text:c="17"/></text:p>
            <text:p><text:s text:c="12"/></text:p>
            <text:p><text:s text:c="8"/></text:p>
            <text:p><text:s text:c="8"/></text:p>
            <text:p><text:s text:c="8"/></text:p>
            <text:p><text:s text:c="12"/>Coach Steve Kerr did not reveal his starting center for the Pelicans series.</text:p>
            <text:p><text:s text:c="8"/></text:p>
            <text:p><text:s text:c="8"/></text:p>
            <text:p><text:s text:c="13"/>JaVale McGee played well against the Spurs and Kerr said all along he wasn't going to switch McGee out for that series, but this is a different opponent and this team has some guy named Anthony Davis at center. Kerr said he wants his center to rebound, defend and just be solid, so it could be McGee again. It could also be Kevon Looney, who has really turned his career around in the last three months.</text:p>
            <text:p><text:s text:c="8"/></text:p>
            <text:p><text:s text:c="8"/></text:p>
            <text:p><text:s text:c="13"/></text:p>
            <text:p><text:s text:c="14"/></text:p>
            <text:p><text:s text:c="13"/>Source: Mark Medina on Twitter <text:s text:c="27"/>Apr 26 - 5:3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tephen Curry</text:p>
            <text:p><text:s text:c="17"/></text:p>
            <text:p><text:s text:c="17"/></text:p>
            <text:p><text:s text:c="22"/>- G - <text:s/>Warriors</text:p>
            <text:p><text:s text:c="16"/></text:p>
            <text:p><text:s text:c="17"/></text:p>
            <text:p><text:s text:c="12"/></text:p>
            <text:p><text:s text:c="8"/></text:p>
            <text:p><text:s text:c="8"/></text:p>
            <text:p><text:s text:c="8"/></text:p>
            <text:p><text:s text:c="12"/>Stephen Curry (knee) put in a full practice on Thursday and is questionable to play for Saturday against the Pelicans.</text:p>
            <text:p><text:s text:c="8"/></text:p>
            <text:p><text:s text:c="8"/></text:p>
            <text:p><text:s text:c="13"/>This is big news for the Warriors after general manager Bob Myers said Curry would be very close to a return once he goes through a full practice. Curry has a big re-evaluation coming up on Friday, and he'll have to clear a bunch of medical hurdles to get the green light on Saturday. The Warriors may be getting their two-time MVP back soon.</text:p>
            <text:p><text:s text:c="8"/></text:p>
            <text:p><text:s text:c="8"/></text:p>
            <text:p><text:s text:c="13"/></text:p>
            <text:p><text:s text:c="14"/></text:p>
            <text:p><text:s text:c="13"/>Source: Anthony Slater on Twitter <text:s text:c="24"/>Apr 26 - 5:2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Otto Porter</text:p>
            <text:p><text:s text:c="17"/></text:p>
            <text:p><text:s text:c="17"/></text:p>
            <text:p><text:s text:c="22"/>- F - <text:s/>Wizards</text:p>
            <text:p><text:s text:c="16"/></text:p>
            <text:p><text:s text:c="17"/></text:p>
            <text:p><text:s text:c="12"/></text:p>
            <text:p><text:s text:c="8"/></text:p>
            <text:p><text:s text:c="8"/></text:p>
            <text:p><text:s text:c="8"/></text:p>
            <text:p><text:s text:c="12"/>Otto Porter (leg) has played with a bone contusion in his left leg that has been monitored by the Wizards’ medical staff, according to Candace Buckner of the Washington Post.</text:p>
            <text:p><text:s text:c="8"/></text:p>
            <text:p><text:s text:c="8"/></text:p>
            <text:p><text:s text:c="13"/>Coach Scott Brooks said he's going to hope for the best that Porter will be out there for Game 6. "I know he’s banged up. That’s all I know as of right now," Brooks said. Porter has been a shell of himself lately, especially in his 31 minutes in Game 5. If he's limited, Kelly Oubre would be an easy call for DFS while Mike Scott would also benefit.</text:p>
            <text:p><text:s text:c="8"/></text:p>
            <text:p><text:s text:c="8"/></text:p>
            <text:p><text:s text:c="13"/></text:p>
            <text:p><text:s text:c="14"/></text:p>
            <text:p><text:s text:c="13"/>Source: Washington Post <text:s text:c="34"/>Apr 26 - 4:2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hn Henson</text:p>
            <text:p><text:s text:c="17"/></text:p>
            <text:p><text:s text:c="17"/></text:p>
            <text:p><text:s text:c="22"/>- F/C - <text:s/>Bucks</text:p>
            <text:p><text:s text:c="16"/></text:p>
            <text:p><text:s text:c="17"/></text:p>
            <text:p><text:s text:c="12"/></text:p>
            <text:p><text:s text:c="8"/></text:p>
            <text:p><text:s text:c="8"/></text:p>
            <text:p><text:s text:c="8"/></text:p>
            <text:p><text:s text:c="12"/>John Henson (back) was putting shots up at Thursday's shootaround, but he is listed as doubtful to play against the Celtics.</text:p>
            <text:p><text:s text:c="8"/></text:p>
            <text:p><text:s text:c="8"/></text:p>
            <text:p><text:s text:c="13"/>After missing the last three games, he's likely going to be a game-time decision for the game tonight. Henson was playing well in the start of the series, but Thon Maker has been even better off the bench. If Henson can't go, Maker could be a DFS play.</text:p>
            <text:p><text:s text:c="8"/></text:p>
            <text:p><text:s text:c="8"/></text:p>
            <text:p><text:s text:c="13"/></text:p>
            <text:p><text:s text:c="14"/></text:p>
            <text:p><text:s text:c="13"/>Source: Milwaukee Journal-Sentinel <text:s text:c="23"/>Apr 26 - 3:0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tephen Curry</text:p>
            <text:p><text:s text:c="17"/></text:p>
            <text:p><text:s text:c="17"/></text:p>
            <text:p><text:s text:c="22"/>- G - <text:s/>Warriors</text:p>
            <text:p><text:s text:c="16"/></text:p>
            <text:p><text:s text:c="17"/></text:p>
            <text:p><text:s text:c="12"/></text:p>
            <text:p><text:s text:c="8"/></text:p>
            <text:p><text:s text:c="8"/></text:p>
            <text:p><text:s text:c="8"/></text:p>
            <text:p><text:s text:c="12"/>General manager Bob Myers said "it's conceivable" Stephen Curry (knee) plays in Game 1 against the Pelicans.</text:p>
            <text:p><text:s text:c="8"/></text:p>
            <text:p><text:s text:c="8"/></text:p>
            <text:p><text:s text:c="13"/>"He's gonna try and practice," Myers said. "If he can get in [Thursday's] practice and Friday and doesn't have any setbacks and feels physically ready, then there's a chance he can go." Myers added that practicing means he's getting very close, but said Curry won't be playing if there's "any notion of him having any issues in any area." Expect another update on Friday, but for now consider Curry doubtful for Game 1.</text:p>
            <text:p><text:s text:c="8"/></text:p>
            <text:p><text:s text:c="8"/></text:p>
            <text:p><text:s text:c="13"/></text:p>
            <text:p><text:s text:c="14"/></text:p>
            <text:p><text:s text:c="13"/>Source: NBCS Bay Area <text:s text:c="36"/>Apr 26 - 2:3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emi Ojeleye</text:p>
            <text:p><text:s text:c="17"/></text:p>
            <text:p><text:s text:c="17"/></text:p>
            <text:p><text:s text:c="22"/>- F - <text:s/>Celtics</text:p>
            <text:p><text:s text:c="16"/></text:p>
            <text:p><text:s text:c="17"/></text:p>
            <text:p><text:s text:c="12"/></text:p>
            <text:p><text:s text:c="8"/></text:p>
            <text:p><text:s text:c="8"/></text:p>
            <text:p><text:s text:c="8"/></text:p>
            <text:p><text:s text:c="12"/>Semi Ojeleye will start again in Game 6 on Thursday.</text:p>
            <text:p><text:s text:c="8"/></text:p>
            <text:p><text:s text:c="8"/></text:p>
            <text:p><text:s text:c="13"/>The move paid off in Game 5 with Ojeleye showing off his versatility on defense. He's able to guard anyone from Khris Middleton to Giannis Antetokounmpo, but won't be too involved on offense. In 31 minutes, he had just five points on three shots.</text:p>
            <text:p><text:s text:c="8"/></text:p>
            <text:p><text:s text:c="8"/></text:p>
            <text:p><text:s text:c="13"/></text:p>
            <text:p><text:s text:c="14"/></text:p>
            <text:p><text:s text:c="13"/>Source: Mark Murphy on Twitter <text:s text:c="27"/>Apr 26 - 12:3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cus Smart</text:p>
            <text:p><text:s text:c="17"/></text:p>
            <text:p><text:s text:c="17"/></text:p>
            <text:p><text:s text:c="22"/>- G - <text:s/>Celtics</text:p>
            <text:p><text:s text:c="16"/></text:p>
            <text:p><text:s text:c="17"/></text:p>
            <text:p><text:s text:c="12"/></text:p>
            <text:p><text:s text:c="8"/></text:p>
            <text:p><text:s text:c="8"/></text:p>
            <text:p><text:s text:c="8"/></text:p>
            <text:p><text:s text:c="12"/>Celtics coach Brad Stevens said Marcus Smart can play up to 35 minutes in Game 6 if necessary.</text:p>
            <text:p><text:s text:c="8"/></text:p>
            <text:p><text:s text:c="8"/></text:p>
            <text:p><text:s text:c="13"/>It sounds like Smart will see around 30, but 35 is his hard cap. <text:s/>Smart had nine points, five rebounds, four assists, a steal and three blocks on 2-of-7 shooting in Game 5, but he was better than the line suggested and made some huge defensive plays.</text:p>
            <text:p><text:s text:c="8"/></text:p>
            <text:p><text:s text:c="8"/></text:p>
            <text:p><text:s text:c="13"/></text:p>
            <text:p><text:s text:c="14"/></text:p>
            <text:p><text:s text:c="13"/>Source: Celtics on Twitter <text:s text:c="31"/>Apr 26 - 12:3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Otto Porter</text:p>
            <text:p><text:s text:c="17"/></text:p>
            <text:p><text:s text:c="17"/></text:p>
            <text:p><text:s text:c="22"/>- F - <text:s/>Wizards</text:p>
            <text:p><text:s text:c="16"/></text:p>
            <text:p><text:s text:c="17"/></text:p>
            <text:p><text:s text:c="12"/></text:p>
            <text:p><text:s text:c="8"/></text:p>
            <text:p><text:s text:c="8"/></text:p>
            <text:p><text:s text:c="8"/></text:p>
            <text:p><text:s text:c="12"/>Otto Porter's (leg) status for Game 6 is up in the air.</text:p>
            <text:p><text:s text:c="8"/></text:p>
            <text:p><text:s text:c="8"/></text:p>
            <text:p><text:s text:c="13"/>He's been dealing with this right lower leg strain since the end of the regular season and hasn't looked healthy during the playoffs -- he's averaging just 10.0 points, 5.0 rebounds, 1.6 assists, 1.0 blocks, 1.2 steals and 1.0 triples on 48.8% shooting. Coach Scott Brooks made it sound like there's a chance Porter wouldn't play, but we'd expect him to tough it out with Washington's season on the line. For what it's worth, he's not listed on the injury report.</text:p>
            <text:p><text:s text:c="8"/></text:p>
            <text:p><text:s text:c="8"/></text:p>
            <text:p><text:s text:c="13"/></text:p>
            <text:p><text:s text:c="14"/></text:p>
            <text:p><text:s text:c="13"/>Source: Ben Standig on Twitter <text:s text:c="27"/>Apr 26 - 12:2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son Plumlee</text:p>
            <text:p><text:s text:c="17"/></text:p>
            <text:p><text:s text:c="17"/></text:p>
            <text:p><text:s text:c="22"/>- C - <text:s/>Nuggets</text:p>
            <text:p><text:s text:c="16"/></text:p>
            <text:p><text:s text:c="17"/></text:p>
            <text:p><text:s text:c="12"/></text:p>
            <text:p><text:s text:c="8"/></text:p>
            <text:p><text:s text:c="8"/></text:p>
            <text:p><text:s text:c="8"/></text:p>
            <text:p><text:s text:c="12"/>Mason Plumlee underwent successful surgery to repair a core muscle related injury on Thursday.</text:p>
            <text:p><text:s text:c="8"/></text:p>
            <text:p><text:s text:c="8"/></text:p>
            <text:p><text:s text:c="13"/>Plumlee battled through this injury for a good chunk of the season and deserves some credit for playing through the pain. He's expected to make a full recovery in time for training camp. Plumlee was a key part of Denver's second unit, but he was never a consistent fantasy option and finished with averages of 7.1 points, 5.4 rebounds, 1.9 assists and 1.1 blocks in 19.5 minutes.</text:p>
            <text:p><text:s text:c="8"/></text:p>
            <text:p><text:s text:c="8"/></text:p>
            <text:p><text:s text:c="13"/></text:p>
            <text:p><text:s text:c="14"/></text:p>
            <text:p><text:s text:c="13"/>Source: Harrison Wind on Twitter <text:s text:c="25"/>Apr 26 - 11:53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B. Bickerstaff</text:p>
            <text:p><text:s text:c="17"/></text:p>
            <text:p><text:s text:c="17"/></text:p>
            <text:p><text:s text:c="22"/>- C - <text:s/>Grizzlies</text:p>
            <text:p><text:s text:c="16"/></text:p>
            <text:p><text:s text:c="17"/></text:p>
            <text:p><text:s text:c="12"/></text:p>
            <text:p><text:s text:c="8"/></text:p>
            <text:p><text:s text:c="8"/></text:p>
            <text:p><text:s text:c="8"/></text:p>
            <text:p><text:s text:c="12"/>The Grizzlies and interim coach J.B. Bickerstaff are working on a framework of a deal to make him the new head coach according to Shams Charania of Yahoo Sports.</text:p>
            <text:p><text:s text:c="8"/></text:p>
            <text:p><text:s text:c="8"/></text:p>
            <text:p><text:s text:c="13"/>Marc Stein of the New York Times reported earlier in the week that this was the expectation, but it's not clear when the deal will be finalized. The Grizzlies had an embarrassing finish to the season, losing 29 of their final 33 games. Now that they tanked their way to a top-5 pick, the Grizzlies will try to bounce back next season with Mike Conley and Marc Gasol leading the charge.</text:p>
            <text:p><text:s text:c="8"/></text:p>
            <text:p><text:s text:c="8"/></text:p>
            <text:p><text:s text:c="13"/></text:p>
            <text:p><text:s text:c="14"/></text:p>
            <text:p><text:s text:c="13"/>Source: Shams Charania on Twitter <text:s text:c="24"/>Apr 26 - 10:55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Hassan Whiteside</text:p>
            <text:p><text:s text:c="17"/></text:p>
            <text:p><text:s text:c="17"/></text:p>
            <text:p><text:s text:c="22"/>- C - <text:s/>Heat</text:p>
            <text:p><text:s text:c="16"/></text:p>
            <text:p><text:s text:c="17"/></text:p>
            <text:p><text:s text:c="12"/></text:p>
            <text:p><text:s text:c="8"/></text:p>
            <text:p><text:s text:c="8"/></text:p>
            <text:p><text:s text:c="8"/></text:p>
            <text:p><text:s text:c="12"/>The Heat are expected to shop Hassan Whiteside this offseason.</text:p>
            <text:p><text:s text:c="8"/></text:p>
            <text:p><text:s text:c="8"/></text:p>
            <text:p><text:s text:c="13"/>Whiteside played just 15.4 minutes per game in Round 1 vs. Philly and voiced his frustration about his lack of playing time several times. He missed 28 games during the regular season due to injuries and his numbers were down across the board after a career year in 2016-17. Whiteside is on the books for another two seasons ($25.4M in 2018-19 and a $27M player option in 2019-20), so moving him is going to be difficult.</text:p>
            <text:p><text:s text:c="8"/></text:p>
            <text:p><text:s text:c="8"/></text:p>
            <text:p><text:s text:c="13"/></text:p>
            <text:p><text:s text:c="14"/></text:p>
            <text:p><text:s text:c="13"/>Source: Miami Herald <text:s text:c="37"/>Apr 26 - 10:43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B. Bickerstaff</text:p>
            <text:p><text:s text:c="17"/></text:p>
            <text:p><text:s text:c="17"/></text:p>
            <text:p><text:s text:c="22"/>- C - <text:s/>Grizzlies</text:p>
            <text:p><text:s text:c="16"/></text:p>
            <text:p><text:s text:c="17"/></text:p>
            <text:p><text:s text:c="12"/></text:p>
            <text:p><text:s text:c="8"/></text:p>
            <text:p><text:s text:c="8"/></text:p>
            <text:p><text:s text:c="8"/></text:p>
            <text:p><text:s text:c="12"/>According to Marc Stein of the New York Times, the Grizzlies are expected to keep J.B. Bickerstaff as head coach.</text:p>
            <text:p><text:s text:c="8"/></text:p>
            <text:p><text:s text:c="8"/></text:p>
            <text:p><text:s text:c="13"/>"I can just tell you, basically everyone I talk to is operating under the assumption J.B. Bickerstaff is going to be brought back," Stein said. "Ultimately, we'll see until we get an announcement from the team that's the case it's official." There will already be five new coaches around the NBA for 2018-19, but the Grizzlies probably want to give Bickerstaff a fair chance with a healthy Mike Conley and a top-5 pick.</text:p>
            <text:p><text:s text:c="8"/></text:p>
            <text:p><text:s text:c="8"/></text:p>
            <text:p><text:s text:c="13"/></text:p>
            <text:p><text:s text:c="14"/></text:p>
            <text:p><text:s text:c="13"/>Source: Dunc'd on Podcast <text:s text:c="32"/>Apr 26 - 10:3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Isaiah Taylor</text:p>
            <text:p><text:s text:c="17"/></text:p>
            <text:p><text:s text:c="17"/></text:p>
            <text:p><text:s text:c="22"/>- G - <text:s/>Hawks</text:p>
            <text:p><text:s text:c="16"/></text:p>
            <text:p><text:s text:c="17"/></text:p>
            <text:p><text:s text:c="12"/></text:p>
            <text:p><text:s text:c="8"/></text:p>
            <text:p><text:s text:c="8"/></text:p>
            <text:p><text:s text:c="8"/></text:p>
            <text:p><text:s text:c="12"/>Isaiah Taylor said his shooting will be his main focus this offseason.</text:p>
            <text:p><text:s text:c="8"/></text:p>
            <text:p><text:s text:c="8"/></text:p>
            <text:p><text:s text:c="13"/>Taylor showcased his playmaking and ability to get to the rim as Atlanta's backup point guard down the stretch, averaging 10.5 points, 4.5 assists, 1.5 rebounds, 0.7 steals and 0.3 triples after the All-Star break. However, his shooting left a lot to be desired, as he ranked in the 26th percentile or lower in accuracy from the short midrange, long midrange and 3-point line. Taylor is under contract for a mere $1.5 million next season and has a decent chance of opening the campaign as Dennis Schroder's backup.</text:p>
            <text:p><text:s text:c="8"/></text:p>
            <text:p><text:s text:c="8"/></text:p>
            <text:p><text:s text:c="13"/></text:p>
            <text:p><text:s text:c="14"/></text:p>
            <text:p><text:s text:c="13"/>Source: Atlanta Journal-Constitution <text:s text:c="21"/>Apr 26 - 9:51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mes Harden</text:p>
            <text:p><text:s text:c="17"/></text:p>
            <text:p><text:s text:c="17"/></text:p>
            <text:p><text:s text:c="22"/>- G - <text:s/>Rockets</text:p>
            <text:p><text:s text:c="16"/></text:p>
            <text:p><text:s text:c="17"/></text:p>
            <text:p><text:s text:c="12"/></text:p>
            <text:p><text:s text:c="8"/></text:p>
            <text:p><text:s text:c="8"/></text:p>
            <text:p><text:s text:c="8"/></text:p>
            <text:p><text:s text:c="12"/>The Rockets advanced to the second round with a 122-104 win on Wednesday, led by James Harden's 24 points, 12 assists, five rebounds, four 3-pointers, two steals and two blocks.</text:p>
            <text:p><text:s text:c="8"/></text:p>
            <text:p><text:s text:c="8"/></text:p>
            <text:p><text:s text:c="13"/>When coach Mike D'Antoni was asked about the Wolves' various defensive schemes to slow down Harden, he replied, "I don't think there is a solution." Harden can torch defenders from deep when they dive under screens, he can drive past them when they go over, and his vision and passing add another element of danger no matter the coverage. "If you're going to play with certain teams, you have to keep scoring with them," D'Antoni said, self-referentially. "If you can't, you're in trouble." The Rockets' next opponent (either Utah or OKC) can't say he didn't warn them.</text:p>
            <text:p><text:s text:c="8"/></text:p>
            <text:p><text:s text:c="8"/></text:p>
            <text:p><text:s text:c="13"/></text:p>
            <text:p><text:s text:c="14"/></text:p>
            <text:p><text:s text:c="13"/>Source: Houston Chronicle <text:s text:c="32"/>Apr 26 - 12:56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lint Capela</text:p>
            <text:p><text:s text:c="17"/></text:p>
            <text:p><text:s text:c="17"/></text:p>
            <text:p><text:s text:c="22"/>- C - <text:s/>Rockets</text:p>
            <text:p><text:s text:c="16"/></text:p>
            <text:p><text:s text:c="17"/></text:p>
            <text:p><text:s text:c="12"/></text:p>
            <text:p><text:s text:c="8"/></text:p>
            <text:p><text:s text:c="8"/></text:p>
            <text:p><text:s text:c="8"/></text:p>
            <text:p><text:s text:c="12"/>Clint Capela sank 12-of-14 shots during Houston's series-clinching win on Wednesday, scoring 26 points with 15 rebounds, one steal and one block in 33 minutes.</text:p>
            <text:p><text:s text:c="8"/></text:p>
            <text:p><text:s text:c="8"/></text:p>
            <text:p><text:s text:c="13"/>The Rockets dropped 50 points in the third quarter during Game 4, and they created separation after halftime again tonight with a 30-15 edge in the third quarter. They've yet to lose a game all season when Capela scores 20+ points and his presence around the rim is an ideal counterpoint to all of Houston's 3-point shooting. He didn't commit a single turnover tonight and was probably on a lot of winning DFS teams with 48.5 fantasy points.</text:p>
            <text:p><text:s text:c="8"/></text:p>
            <text:p><text:s text:c="8"/></text:p>
            <text:p><text:s text:c="13"/></text:p>
            <text:p><text:s text:c="14"/></text:p>
            <text:p><text:s text:c="13"/>Apr 26 - 12:56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P.J. Tucker</text:p>
            <text:p><text:s text:c="17"/></text:p>
            <text:p><text:s text:c="17"/></text:p>
            <text:p><text:s text:c="22"/>- F - <text:s/>Rockets</text:p>
            <text:p><text:s text:c="16"/></text:p>
            <text:p><text:s text:c="17"/></text:p>
            <text:p><text:s text:c="12"/></text:p>
            <text:p><text:s text:c="8"/></text:p>
            <text:p><text:s text:c="8"/></text:p>
            <text:p><text:s text:c="8"/></text:p>
            <text:p><text:s text:c="12"/>P.J. Tucker (left knee) finished the Rockets' Game 5 victory with 15 points, three rebounds and two assists, making 5-of-7 three-pointers with just one turnover in 33 minutes.</text:p>
            <text:p><text:s text:c="8"/></text:p>
            <text:p><text:s text:c="8"/></text:p>
            <text:p><text:s text:c="13"/>Tucker was sore on Tuesday but never considered sitting out, saying, "When I hurt it, I heard a crack and crumble. I was scared about what it was, but it's just a contusion. Like I told [coach Mike D'Antoni], it would take more than that to keep me out." The Rockets get some extra rest with their second-round opponent yet to be decided, so Tucker should be fine going forward.</text:p>
            <text:p><text:s text:c="8"/></text:p>
            <text:p><text:s text:c="8"/></text:p>
            <text:p><text:s text:c="13"/></text:p>
            <text:p><text:s text:c="14"/></text:p>
            <text:p><text:s text:c="13"/>Source: Houston Chronicle <text:s text:c="32"/>Apr 26 - 12:55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yan Anderson</text:p>
            <text:p><text:s text:c="17"/></text:p>
            <text:p><text:s text:c="17"/></text:p>
            <text:p><text:s text:c="22"/>- F - <text:s/>Rockets</text:p>
            <text:p><text:s text:c="16"/></text:p>
            <text:p><text:s text:c="17"/></text:p>
            <text:p><text:s text:c="12"/></text:p>
            <text:p><text:s text:c="8"/></text:p>
            <text:p><text:s text:c="8"/></text:p>
            <text:p><text:s text:c="8"/></text:p>
            <text:p><text:s text:c="12"/>Ryan Anderson played only 10 minutes off the bench in Game 5, scoring five points with three rebounds, one assist and one 3-pointer.</text:p>
            <text:p><text:s text:c="8"/></text:p>
            <text:p><text:s text:c="8"/></text:p>
            <text:p><text:s text:c="13"/>Anderson's role has been limited by design in this series -- he's coming back from an ankle injury, but coach Mike D'Antoni was also just playing the matchups. "Numbers point out probably [Anderson] is more effective when he's matched up with Clint [Capela] instead of at the five," D'Antoni said. "Right now, Nene is playing pretty well and we like the matchup with Nene on KAT." Anderson's role will be dictated by Houston's second-round opponent, either Utah or Oklahoma City, but either way he's unlikely to be worth DFS owners' attention.</text:p>
            <text:p><text:s text:c="8"/></text:p>
            <text:p><text:s text:c="8"/></text:p>
            <text:p><text:s text:c="13"/>Related: Nene Hilario, Clint Capela</text:p>
            <text:p><text:s text:c="14"/></text:p>
            <text:p><text:s text:c="13"/>Source: Houston Chronicle <text:s text:c="32"/>Apr 26 - 12:54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Karl-Anthony Towns</text:p>
            <text:p><text:s text:c="17"/></text:p>
            <text:p><text:s text:c="17"/></text:p>
            <text:p><text:s text:c="22"/>- F/C - <text:s/>Timberwolves</text:p>
            <text:p><text:s text:c="16"/></text:p>
            <text:p><text:s text:c="17"/></text:p>
            <text:p><text:s text:c="12"/></text:p>
            <text:p><text:s text:c="8"/></text:p>
            <text:p><text:s text:c="8"/></text:p>
            <text:p><text:s text:c="8"/></text:p>
            <text:p><text:s text:c="12"/>The Wolves' season ended on Wednesday despite Karl-Anthony Towns getting 23 points (9-of-14 FGs, 4-of-4 FTs), 14 rebounds, four assists and one block in 36 minutes.</text:p>
            <text:p><text:s text:c="8"/></text:p>
            <text:p><text:s text:c="8"/></text:p>
            <text:p><text:s text:c="13"/>KAT failed to score double-digit points in Games 1 &amp; 2, but he began to decode the Rockets' swarming, switching defense with three straight double-doubles. He stayed aggressive when the Rockets went small without Clint Capela tonight, forcing coach Mike D'Antoni to re-insert Capela, which is exactly the type of gameplan-altering impact KAT needed to have in this series -- unfortunately, it's a case of 'too little, too late' for the Wolves' franchise centerpiece.</text:p>
            <text:p><text:s text:c="8"/></text:p>
            <text:p><text:s text:c="8"/></text:p>
            <text:p><text:s text:c="13"/></text:p>
            <text:p><text:s text:c="14"/></text:p>
            <text:p><text:s text:c="13"/>Apr 26 - 12:53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yus Jones</text:p>
            <text:p><text:s text:c="17"/></text:p>
            <text:p><text:s text:c="17"/></text:p>
            <text:p><text:s text:c="22"/>- G - <text:s/>Timberwolves</text:p>
            <text:p><text:s text:c="16"/></text:p>
            <text:p><text:s text:c="17"/></text:p>
            <text:p><text:s text:c="12"/></text:p>
            <text:p><text:s text:c="8"/></text:p>
            <text:p><text:s text:c="8"/></text:p>
            <text:p><text:s text:c="8"/></text:p>
            <text:p><text:s text:c="12"/>Tyus Jones (knee) came off the Wolves' bench on Wednesday for three assists and two rebounds in 11 minutes, but he missed his lone shot attempt.</text:p>
            <text:p><text:s text:c="8"/></text:p>
            <text:p><text:s text:c="8"/></text:p>
            <text:p><text:s text:c="13"/>Jones sat out Game 4 on Monday because he couldn't get his ailing knee "loose" enough to play, according to coach Tom Thibodeau. He'll have plenty of time to rest up with Minnesota getting eliminated tonight.</text:p>
            <text:p><text:s text:c="8"/></text:p>
            <text:p><text:s text:c="8"/></text:p>
            <text:p><text:s text:c="13"/></text:p>
            <text:p><text:s text:c="14"/></text:p>
            <text:p><text:s text:c="13"/>Source: Minneapolis Star-Tribune <text:s text:c="25"/>Apr 26 - 12:52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eff Teague</text:p>
            <text:p><text:s text:c="17"/></text:p>
            <text:p><text:s text:c="17"/></text:p>
            <text:p><text:s text:c="22"/>- G - <text:s/>Timberwolves</text:p>
            <text:p><text:s text:c="16"/></text:p>
            <text:p><text:s text:c="17"/></text:p>
            <text:p><text:s text:c="12"/></text:p>
            <text:p><text:s text:c="8"/></text:p>
            <text:p><text:s text:c="8"/></text:p>
            <text:p><text:s text:c="8"/></text:p>
            <text:p><text:s text:c="12"/>Jeff Teague (finger) shot 6-of-14 from the field for 17 points on Wednesday, going 3-of-5 from deep with seven assists, four rebounds and one turnover in 37 minutes.</text:p>
            <text:p><text:s text:c="8"/></text:p>
            <text:p><text:s text:c="8"/></text:p>
            <text:p><text:s text:c="13"/>Teague dislocated his pinkie finger during Game 4 but returned after having it re-set, and there was never any doubt about his status tonight. He quietly put up top-60 value in his first season with the Wolves and should stick in that range next season -- Teague will earn a guaranteed $19.0 million and the Wolves' core is almost entirely under contract for 2018-19, so we're not expecting drastic shifts in fantasy value.</text:p>
            <text:p><text:s text:c="8"/></text:p>
            <text:p><text:s text:c="8"/></text:p>
            <text:p><text:s text:c="13"/></text:p>
            <text:p><text:s text:c="14"/></text:p>
            <text:p><text:s text:c="13"/>Apr 26 - 12:52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immy Butler</text:p>
            <text:p><text:s text:c="17"/></text:p>
            <text:p><text:s text:c="17"/></text:p>
            <text:p><text:s text:c="22"/>- G/F - <text:s/>Timberwolves</text:p>
            <text:p><text:s text:c="16"/></text:p>
            <text:p><text:s text:c="17"/></text:p>
            <text:p><text:s text:c="12"/></text:p>
            <text:p><text:s text:c="8"/></text:p>
            <text:p><text:s text:c="8"/></text:p>
            <text:p><text:s text:c="8"/></text:p>
            <text:p><text:s text:c="12"/>Jimmy Butler sat out the final 14 minutes of Wednesday's season-ending loss because of "knee soreness," according to coach Tom Thibodeau.</text:p>
            <text:p><text:s text:c="8"/></text:p>
            <text:p><text:s text:c="8"/></text:p>
            <text:p><text:s text:c="13"/>Butler returned from right knee surgery on Apr. 6 and had just three regular-season games to prepare for the playoffs. He finished the Wolves' 4-1 series loss with averages of 15.8 points, 1.6 triples, 6.0 rebounds, 4.0 assists, 0.8 steals and a mere 1.0 turnovers in 34.0 minutes. We'll assume the soreness is within the normal bounds for a player returning from surgery, but will keep an eye on him as Minnesota conducts exit interviews.</text:p>
            <text:p><text:s text:c="8"/></text:p>
            <text:p><text:s text:c="8"/></text:p>
            <text:p><text:s text:c="13"/></text:p>
            <text:p><text:s text:c="14"/></text:p>
            <text:p><text:s text:c="13"/>Source: Alan Horton on Twitter <text:s text:c="27"/>Apr 26 - 12:51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Paul George</text:p>
            <text:p><text:s text:c="17"/></text:p>
            <text:p><text:s text:c="17"/></text:p>
            <text:p><text:s text:c="22"/>- F - <text:s/>Thunder</text:p>
            <text:p><text:s text:c="16"/></text:p>
            <text:p><text:s text:c="17"/></text:p>
            <text:p><text:s text:c="12"/></text:p>
            <text:p><text:s text:c="8"/></text:p>
            <text:p><text:s text:c="8"/></text:p>
            <text:p><text:s text:c="8"/></text:p>
            <text:p><text:s text:c="12"/>Paul George got hot in the third quarter on Wednesday, finishing a 107-99 victory with 34 points, eight boards, two assists, two steals, two 3-pointers and one block.</text:p>
            <text:p><text:s text:c="8"/></text:p>
            <text:p><text:s text:c="8"/></text:p>
            <text:p><text:s text:c="13"/>George made 12-of-26 field goals and 8-of-10 free throws in 45 minutes, and his ability to manufacture offense was critical to the Thunder comeback. OKC has assisted only 44.2% of their made field goal attempts, easily the lowest rate among playoff teams -- for perspective, the 76ers lead everyone with a 67.9% assist rate, and five teams are above 60.0%. That rate actually fell for OKC tonight, at just 33.3%, but it paid off thanks to the individual brilliance of PG-13 and Russell Westbrook. George has the 13th-highest usage in the postseason and that's not going to change in a must-win situation on Friday.</text:p>
            <text:p><text:s text:c="8"/></text:p>
            <text:p><text:s text:c="8"/></text:p>
            <text:p><text:s text:c="13"/></text:p>
            <text:p><text:s text:c="14"/></text:p>
            <text:p><text:s text:c="13"/>Apr 26 - 12:31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ussell Westbrook</text:p>
            <text:p><text:s text:c="17"/></text:p>
            <text:p><text:s text:c="17"/></text:p>
            <text:p><text:s text:c="22"/>- G - <text:s/>Thunder</text:p>
            <text:p><text:s text:c="16"/></text:p>
            <text:p><text:s text:c="17"/></text:p>
            <text:p><text:s text:c="12"/></text:p>
            <text:p><text:s text:c="8"/></text:p>
            <text:p><text:s text:c="8"/></text:p>
            <text:p><text:s text:c="8"/></text:p>
            <text:p><text:s text:c="12"/>Russell Westbrook led the Thunder to the third-largest comeback in playoff history on Wednesday, finishing an incredible Game 5 performance with 45 points, 15 rebounds, seven assists and five 3-pointers.</text:p>
            <text:p><text:s text:c="8"/></text:p>
            <text:p><text:s text:c="8"/></text:p>
            <text:p><text:s text:c="13"/>Westbrook scored 20 points in the third quarter, as the Thunder used a 22-3 burst to erase a 25-point deficit in just eight minutes of action. It hasn't always been a pretty series for Westbrook, with Utah's defense limiting him to 29-of-79 shooting (36.7%) through four games, but he was unstoppable after halftime tonight. He buried 3-pointers and a sequence of mid-range jumpers, rather than challenging Rudy Gobert on penetration, and we'll be closely watching that dynamic in Utah on Friday. Either way, we're expecting some fireworks.</text:p>
            <text:p><text:s text:c="8"/></text:p>
            <text:p><text:s text:c="8"/></text:p>
            <text:p><text:s text:c="13"/></text:p>
            <text:p><text:s text:c="14"/></text:p>
            <text:p><text:s text:c="13"/>Apr 26 - 12:3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armelo Anthony</text:p>
            <text:p><text:s text:c="17"/></text:p>
            <text:p><text:s text:c="17"/></text:p>
            <text:p><text:s text:c="22"/>- F - <text:s/>Thunder</text:p>
            <text:p><text:s text:c="16"/></text:p>
            <text:p><text:s text:c="17"/></text:p>
            <text:p><text:s text:c="12"/></text:p>
            <text:p><text:s text:c="8"/></text:p>
            <text:p><text:s text:c="8"/></text:p>
            <text:p><text:s text:c="8"/></text:p>
            <text:p><text:s text:c="12"/>Carmelo Anthony was whisper-quiet on Wednesday with seven points (2-of-6 FGs, 3-of-4 FTs), five rebounds and two steals in 25 minutes of action.</text:p>
            <text:p><text:s text:c="8"/></text:p>
            <text:p><text:s text:c="8"/></text:p>
            <text:p><text:s text:c="13"/>Melo has a $27.0 million player option for 2018-19 and the Thunder may be hoping he opts for unrestricted free agency <text:s/>-- his regular-season stats were the worst since his rookie season in Denver. It will be interesting to see if he can reclaim 32+ minutes in another must-win game at Utah on Friday -- Melo was on the bench for most of OKC's game-changing run in the third quarter, and his absence was conspicuous in light of his struggles in Games 1-4. Meanwhile, Jerami Grant was +13 in 23 minutes tonight and continues to make a case for more playing time.</text:p>
            <text:p><text:s text:c="8"/></text:p>
            <text:p><text:s text:c="8"/></text:p>
            <text:p><text:s text:c="13"/>Related: Jerami Grant</text:p>
            <text:p><text:s text:c="14"/></text:p>
            <text:p><text:s text:c="13"/>Apr 26 - 12:27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rrick Favors</text:p>
            <text:p><text:s text:c="17"/></text:p>
            <text:p><text:s text:c="17"/></text:p>
            <text:p><text:s text:c="22"/>- F/C - <text:s/>Jazz</text:p>
            <text:p><text:s text:c="16"/></text:p>
            <text:p><text:s text:c="17"/></text:p>
            <text:p><text:s text:c="12"/></text:p>
            <text:p><text:s text:c="8"/></text:p>
            <text:p><text:s text:c="8"/></text:p>
            <text:p><text:s text:c="8"/></text:p>
            <text:p><text:s text:c="12"/>Derrick Favors was limited during Game 5 with 10 points, five rebounds, one block and four turnovers in 24 minutes.</text:p>
            <text:p><text:s text:c="8"/></text:p>
            <text:p><text:s text:c="8"/></text:p>
            <text:p><text:s text:c="13"/>The turnovers hurt but Favors made 2-of-3 FGs and 6-of-8 FTs, and the real issue was foul trouble -- he and Rudy Gobert both had a tough time staying on the court. Before the game, Jazz coach Quin Snyder said his team "will have to figure out again how to win in the face of whatever adversity we will see [on the road]" -- at least now they'll have a raucous crowd on their side in Salt Lake City on Friday.</text:p>
            <text:p><text:s text:c="8"/></text:p>
            <text:p><text:s text:c="8"/></text:p>
            <text:p><text:s text:c="13"/></text:p>
            <text:p><text:s text:c="14"/></text:p>
            <text:p><text:s text:c="13"/>Apr 26 - 12:26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udy Gobert</text:p>
            <text:p><text:s text:c="17"/></text:p>
            <text:p><text:s text:c="17"/></text:p>
            <text:p><text:s text:c="22"/>- C - <text:s/>Jazz</text:p>
            <text:p><text:s text:c="16"/></text:p>
            <text:p><text:s text:c="17"/></text:p>
            <text:p><text:s text:c="12"/></text:p>
            <text:p><text:s text:c="8"/></text:p>
            <text:p><text:s text:c="8"/></text:p>
            <text:p><text:s text:c="8"/></text:p>
            <text:p><text:s text:c="12"/>Rudy Gobert battled foul trouble during Utah's Game 5 defeat, which he finished with 11 points, 10 rebounds (six offensive), two blocks, one assist and one steal in 30 minutes.</text:p>
            <text:p><text:s text:c="8"/></text:p>
            <text:p><text:s text:c="8"/></text:p>
            <text:p><text:s text:c="13"/>Jazz coach Quin Snyder gambled by playing Gobert with four fouls in the third quarter, and he promptly picked up his fifth. His absence was immediately obvious with OKC erasing a 25-point deficit in just eight minutes of action, after which the Jazz couldn't regain the advantage. Gobert hadn't played fewer than 33 minutes in the series prior to tonight, and he's not prone to foul trouble, so this shouldn't alter his outlook as a prime DFS target at center.</text:p>
            <text:p><text:s text:c="8"/></text:p>
            <text:p><text:s text:c="8"/></text:p>
            <text:p><text:s text:c="13"/></text:p>
            <text:p><text:s text:c="14"/></text:p>
            <text:p><text:s text:c="13"/>Apr 26 - 12:26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e Crowder</text:p>
            <text:p><text:s text:c="17"/></text:p>
            <text:p><text:s text:c="17"/></text:p>
            <text:p><text:s text:c="22"/>- F - <text:s/>Jazz</text:p>
            <text:p><text:s text:c="16"/></text:p>
            <text:p><text:s text:c="17"/></text:p>
            <text:p><text:s text:c="12"/></text:p>
            <text:p><text:s text:c="8"/></text:p>
            <text:p><text:s text:c="8"/></text:p>
            <text:p><text:s text:c="8"/></text:p>
            <text:p><text:s text:c="12"/>Jae Crowder caught fire during Utah's tough 107-99 loss on Wednesday, scoring 27 points on 9-of-19 FGs and 3-of-4 FTs with six 3-pointers, eight rebounds, three assists and one steal in 37 minutes.</text:p>
            <text:p><text:s text:c="8"/></text:p>
            <text:p><text:s text:c="8"/></text:p>
            <text:p><text:s text:c="13"/>Crowder scored 15 points in the first quarter and went on to tie his career high (regular season or playoffs) with six triples, but it wasn't enough to stave off a furious comeback from Russell Westbrook and the Thunder. As good as Crowder was tonight, his efforts threw the rest of Utah's bench into stark relief. Ekpe Udoh had two points and nobody else got into the scoring column, with Royce O'Neale as the only other bench player to log more than five minutes.</text:p>
            <text:p><text:s text:c="8"/></text:p>
            <text:p><text:s text:c="8"/></text:p>
            <text:p><text:s text:c="13"/>Related: Ekpe Udoh, Royce O'Neale</text:p>
            <text:p><text:s text:c="14"/></text:p>
            <text:p><text:s text:c="13"/>Apr 26 - 12:25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R. Smith</text:p>
            <text:p><text:s text:c="17"/></text:p>
            <text:p><text:s text:c="17"/></text:p>
            <text:p><text:s text:c="22"/>- G/F - <text:s/>Cavaliers</text:p>
            <text:p><text:s text:c="16"/></text:p>
            <text:p><text:s text:c="17"/></text:p>
            <text:p><text:s text:c="12"/></text:p>
            <text:p><text:s text:c="8"/></text:p>
            <text:p><text:s text:c="8"/></text:p>
            <text:p><text:s text:c="8"/></text:p>
            <text:p><text:s text:c="12"/>J.R. Smith shot 0-of-8 from the field to finish Wednesday's narrow home victory with zero points, three assists, two rebounds and two steals in 33 minutes.</text:p>
            <text:p><text:s text:c="8"/></text:p>
            <text:p><text:s text:c="8"/></text:p>
            <text:p><text:s text:c="13"/>Before the game, Kevin Love said the Cavs have been focused on "not getting stagnant on offense ... have that weak-side action and continue to get open looks." Smith did get open looks but he continued to clank them, going 0-of-8 from downtown, and he's now averaging 6.3 points on 9-of-36 shooting (25.0 percent) since a solid Game 1. Kyle Korver scored 19 points with five triples tonight, and has been LeBron's only reliable running mate on offense the past few games.</text:p>
            <text:p><text:s text:c="8"/></text:p>
            <text:p><text:s text:c="8"/></text:p>
            <text:p><text:s text:c="13"/></text:p>
            <text:p><text:s text:c="14"/></text:p>
            <text:p><text:s text:c="13"/>Source: News-Herald <text:s text:c="38"/>Apr 25 - 10:3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se Calderon</text:p>
            <text:p><text:s text:c="17"/></text:p>
            <text:p><text:s text:c="17"/></text:p>
            <text:p><text:s text:c="22"/>- G - <text:s/>Cavaliers</text:p>
            <text:p><text:s text:c="16"/></text:p>
            <text:p><text:s text:c="17"/></text:p>
            <text:p><text:s text:c="12"/></text:p>
            <text:p><text:s text:c="8"/></text:p>
            <text:p><text:s text:c="8"/></text:p>
            <text:p><text:s text:c="8"/></text:p>
            <text:p><text:s text:c="12"/>Jose Calderon made another fill-in start on Wednesday with six points, two boards, two steals and a pair of 3-pointers in 20 minutes.</text:p>
            <text:p><text:s text:c="8"/></text:p>
            <text:p><text:s text:c="8"/></text:p>
            <text:p><text:s text:c="13"/>George Hill (back spasms) is day-to-day and his absence has thrust Calderon into the starting role, albeit with limited usage alongside usage-monster LeBron James. Jordan Clarkson could benefit with Hill out of commission but he only had four points, one board and one assist in 15 minutes tonight, and it's hard to trust any Cavalier beyond LeBron for DFS value.</text:p>
            <text:p><text:s text:c="8"/></text:p>
            <text:p><text:s text:c="8"/></text:p>
            <text:p><text:s text:c="13"/>Related: George Hill, Jordan Clarkson</text:p>
            <text:p><text:s text:c="14"/></text:p>
            <text:p><text:s text:c="13"/>Apr 25 - 10:2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eBron James</text:p>
            <text:p><text:s text:c="17"/></text:p>
            <text:p><text:s text:c="17"/></text:p>
            <text:p><text:s text:c="22"/>- F - <text:s/>Cavaliers</text:p>
            <text:p><text:s text:c="16"/></text:p>
            <text:p><text:s text:c="17"/></text:p>
            <text:p><text:s text:c="12"/></text:p>
            <text:p><text:s text:c="8"/></text:p>
            <text:p><text:s text:c="8"/></text:p>
            <text:p><text:s text:c="8"/></text:p>
            <text:p><text:s text:c="12"/>LeBron James carried Cleveland to a Game 5 victory on Wednesday, posting 44 points (14-of-24 FGs, 15-of-15 FTs), 10 rebounds and eight assists with a pair of game-clinching plays.</text:p>
            <text:p><text:s text:c="8"/></text:p>
            <text:p><text:s text:c="8"/></text:p>
            <text:p><text:s text:c="13"/>LeBron blocked Victor Oladipo's layup attempt with 3.0 seconds remaining to preserve the tie, then sent the home crowd into a frenzy with a buzzer-beating 3-pointer from the top of the key. He rounded out his line with one steal, one block and one 3-pointer, netting a tidy 69.0 fantasy points tonight. If you're monitoring LeBron's accumulation of gaudy stats, he is just one steal behind Scottie Pippen for the most in NBA history (395), he set a new personal best (regular season or playoffs) by making 15 free throws without a miss, and he tied his personal best with 18 first-half points in the restricted area. Oh, he's also had 76 postseason games with 30+ points, 5+ rebounds and 5+ assists, which is 25 games more than the next-closest player (Michael Jordan). We are all witnesses.</text:p>
            <text:p><text:s text:c="8"/></text:p>
            <text:p><text:s text:c="8"/></text:p>
            <text:p><text:s text:c="13"/></text:p>
            <text:p><text:s text:c="14"/></text:p>
            <text:p><text:s text:c="13"/>Source: ESPN Stats &amp; Info on Twitter <text:s text:c="21"/>Apr 25 - 10:2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vin Love</text:p>
            <text:p><text:s text:c="17"/></text:p>
            <text:p><text:s text:c="17"/></text:p>
            <text:p><text:s text:c="22"/>- F/C - <text:s/>Cavaliers</text:p>
            <text:p><text:s text:c="16"/></text:p>
            <text:p><text:s text:c="17"/></text:p>
            <text:p><text:s text:c="12"/></text:p>
            <text:p><text:s text:c="8"/></text:p>
            <text:p><text:s text:c="8"/></text:p>
            <text:p><text:s text:c="8"/></text:p>
            <text:p><text:s text:c="12"/>Kevin Love collected 10 rebounds on Wednesday, adding 11 points (2-of-11 FGs, 6-of-6 FTs) in the Cavs' Game 5 home win.</text:p>
            <text:p><text:s text:c="8"/></text:p>
            <text:p><text:s text:c="8"/></text:p>
            <text:p><text:s text:c="13"/>Love was limited to five points in Game 4 and his struggles have been pronounced over the past week, leaving LeBron James to shoulder an even heavier burden than usual offensively. He jammed his thumb during Game 2 but has dismissed the injury as an excuse, saying, "Initially it was painful and in the few days that followed, but now [the pain] has kind of subsided and I’m just getting my feel back in my left thumb." He didn't have any defensive stats tonight, with just one assist, so if he's not scoring he's not helping your DFS teams.</text:p>
            <text:p><text:s text:c="8"/></text:p>
            <text:p><text:s text:c="8"/></text:p>
            <text:p><text:s text:c="13"/></text:p>
            <text:p><text:s text:c="14"/></text:p>
            <text:p><text:s text:c="13"/>Apr 25 - 10:2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ike Budenholzer</text:p>
            <text:p><text:s text:c="17"/></text:p>
            <text:p><text:s text:c="17"/></text:p>
            <text:p><text:s text:c="22"/>- C - <text:s/>Bucks</text:p>
            <text:p><text:s text:c="16"/></text:p>
            <text:p><text:s text:c="17"/></text:p>
            <text:p><text:s text:c="12"/></text:p>
            <text:p><text:s text:c="8"/></text:p>
            <text:p><text:s text:c="8"/></text:p>
            <text:p><text:s text:c="8"/></text:p>
            <text:p><text:s text:c="12"/>The Hawks and coach Mike Budenholzer have agreed to part ways, according to ESPN's Adrian Wojnarowski.</text:p>
            <text:p><text:s text:c="8"/></text:p>
            <text:p><text:s text:c="8"/></text:p>
            <text:p><text:s text:c="13"/>Budenholzer has withdrawn from the Suns coaching search but he's still a candidate for the Knicks' vacant job. Among the league's assistant coaches Atlanta might consider to replace him, Woj mentions Stephen Silas (Hornets), Nate Tibbetts (Blazers), David Vanterpool (Blazers), Ime Udoka (Spurs) and James Borrego (Spurs). No matter what else happens, we expect to see Budenholzer pacing the sidelines in the NBA next season.</text:p>
            <text:p><text:s text:c="8"/></text:p>
            <text:p><text:s text:c="8"/></text:p>
            <text:p><text:s text:c="13"/></text:p>
            <text:p><text:s text:c="14"/></text:p>
            <text:p><text:s text:c="13"/>Source: ESPN.com <text:s text:c="41"/>Apr 25 - 10:1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Domantas Sabonis</text:p>
            <text:p><text:s text:c="17"/></text:p>
            <text:p><text:s text:c="17"/></text:p>
            <text:p><text:s text:c="22"/>- F/C - <text:s/>Pacers</text:p>
            <text:p><text:s text:c="16"/></text:p>
            <text:p><text:s text:c="17"/></text:p>
            <text:p><text:s text:c="12"/></text:p>
            <text:p><text:s text:c="8"/></text:p>
            <text:p><text:s text:c="8"/></text:p>
            <text:p><text:s text:c="8"/></text:p>
            <text:p><text:s text:c="12"/>Domantas Sabonis had another breakout game on Wednesday with a playoff career-high 22 points on 8-of-12 field goals and 6-of-8 free throws, adding five boards, two assists and one steal in 33 minutes.</text:p>
            <text:p><text:s text:c="8"/></text:p>
            <text:p><text:s text:c="8"/></text:p>
            <text:p><text:s text:c="13"/>Sabonis played an expanded role on Sunday due to Myles Turner's foul trouble, and that 19-point game seems to have bolstered his role and confidence. Turner was in foul trouble again tonight and Sabonis wound up tying the game with an elbow jumper down the stretch, but Indy couldn't complete the comeback and now trails 3-2 in the series. Given his excellent play the past two games, it makes sense to target Sabonis in DFS unless his price spikes in the next 48 hours.</text:p>
            <text:p><text:s text:c="8"/></text:p>
            <text:p><text:s text:c="8"/></text:p>
            <text:p><text:s text:c="13"/></text:p>
            <text:p><text:s text:c="14"/></text:p>
            <text:p><text:s text:c="13"/>Apr 25 - 10:1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yles Turner</text:p>
            <text:p><text:s text:c="17"/></text:p>
            <text:p><text:s text:c="17"/></text:p>
            <text:p><text:s text:c="22"/>- F/C - <text:s/>Pacers</text:p>
            <text:p><text:s text:c="16"/></text:p>
            <text:p><text:s text:c="17"/></text:p>
            <text:p><text:s text:c="12"/></text:p>
            <text:p><text:s text:c="8"/></text:p>
            <text:p><text:s text:c="8"/></text:p>
            <text:p><text:s text:c="8"/></text:p>
            <text:p><text:s text:c="12"/>Myles Turner had another foul-plagued game on Wednesday, scoring eight points with three rebounds and two blocks in 21 minutes.</text:p>
            <text:p><text:s text:c="8"/></text:p>
            <text:p><text:s text:c="8"/></text:p>
            <text:p><text:s text:c="13"/>Once again, Turner was extremely efficient (3-of-4 FGs, 2-of-2 FTs) but just couldn't stay on the court. It's even more disappointing since the Cavs' small-ball lineups leave plenty of room for the Pacers' 7-footer to operate in the paint. Domantas Sabonis has thrived with Turner limited the past two games, which adds another layer of uncertainty as the series shifts back to Indy for Game 6.</text:p>
            <text:p><text:s text:c="8"/></text:p>
            <text:p><text:s text:c="8"/></text:p>
            <text:p><text:s text:c="13"/>Related: Domantas Sabonis</text:p>
            <text:p><text:s text:c="14"/></text:p>
            <text:p><text:s text:c="13"/>Apr 25 - 10:1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Victor Oladipo</text:p>
            <text:p><text:s text:c="17"/></text:p>
            <text:p><text:s text:c="17"/></text:p>
            <text:p><text:s text:c="22"/>- G - <text:s/>Pacers</text:p>
            <text:p><text:s text:c="16"/></text:p>
            <text:p><text:s text:c="17"/></text:p>
            <text:p><text:s text:c="12"/></text:p>
            <text:p><text:s text:c="8"/></text:p>
            <text:p><text:s text:c="8"/></text:p>
            <text:p><text:s text:c="8"/></text:p>
            <text:p><text:s text:c="12"/>Victor Oladipo struggled during Game 5 on Wednesday, shooting 2-of-15 from the field for 12 points, 12 rebounds, four assists and one steal.</text:p>
            <text:p><text:s text:c="8"/></text:p>
            <text:p><text:s text:c="8"/></text:p>
            <text:p><text:s text:c="13"/>The Pacers and Cavs series has the slowest pace in the postseason, and the Cavs' defense has throttled Oladipo lately -- since Game 3 he's a combined 12-of-50 from the field (24.0 percent). Poor shot selection has plagued him and it'll be interesting to see what coach Nate McMillan draws up to get his star guard going in a critical Game 6 at home on Friday. If you're looking for a silver lining, the boards tied Oladipo's season high and the turnovers were his fewest of the postseason.</text:p>
            <text:p><text:s text:c="8"/></text:p>
            <text:p><text:s text:c="8"/></text:p>
            <text:p><text:s text:c="13"/></text:p>
            <text:p><text:s text:c="14"/></text:p>
            <text:p><text:s text:c="13"/>Apr 25 - 10:1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OG Anunoby</text:p>
            <text:p><text:s text:c="17"/></text:p>
            <text:p><text:s text:c="17"/></text:p>
            <text:p><text:s text:c="22"/>- F - <text:s/>Raptors</text:p>
            <text:p><text:s text:c="16"/></text:p>
            <text:p><text:s text:c="17"/></text:p>
            <text:p><text:s text:c="12"/></text:p>
            <text:p><text:s text:c="8"/></text:p>
            <text:p><text:s text:c="8"/></text:p>
            <text:p><text:s text:c="8"/></text:p>
            <text:p><text:s text:c="12"/>OG Anunoby (right ankle) had three points, three rebounds, one steal, one block and one 3-pointer in 22 minutes during Toronto's Game 5 home win.</text:p>
            <text:p><text:s text:c="8"/></text:p>
            <text:p><text:s text:c="8"/></text:p>
            <text:p><text:s text:c="13"/>The rookie tweaked his ankle just before halftime on Sunday and there was added concern because he missed extended time with a right ankle injury in March. He practiced on Tuesday and there was no indication he'd miss this crucial game, so we expect him to be fine for the duration of the series -- Game 6 will be played in D.C. on Friday.</text:p>
            <text:p><text:s text:c="8"/></text:p>
            <text:p><text:s text:c="8"/></text:p>
            <text:p><text:s text:c="13"/></text:p>
            <text:p><text:s text:c="14"/></text:p>
            <text:p><text:s text:c="13"/>Apr 25 - 10:0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lon Wright</text:p>
            <text:p><text:s text:c="17"/></text:p>
            <text:p><text:s text:c="17"/></text:p>
            <text:p><text:s text:c="22"/>- G - <text:s/>Raptors</text:p>
            <text:p><text:s text:c="16"/></text:p>
            <text:p><text:s text:c="17"/></text:p>
            <text:p><text:s text:c="12"/></text:p>
            <text:p><text:s text:c="8"/></text:p>
            <text:p><text:s text:c="8"/></text:p>
            <text:p><text:s text:c="8"/></text:p>
            <text:p><text:s text:c="12"/>Delon Wright made 6-of-10 FGs and 4-of-4 FTs to score 18 points on Wednesday, adding five rebounds, two steals, one assist and one block in 26 minutes.</text:p>
            <text:p><text:s text:c="8"/></text:p>
            <text:p><text:s text:c="8"/></text:p>
            <text:p><text:s text:c="13"/>Wright connected on both of his 3-point attempts and he was truly a game-changer tonight, playing his best during the Raptors' fourth-quarter surge. Fred VanVleet (shoulder) was out again and his optimism hasn't translated to minutes in the first round, with coach Dwane Casey citing concerns from the Raptors' training staff. The Raptors badly miss VanVleet's leadership with the second unit, but Wright has done his best to pick up the slack and he's routinely hitting value in playoff DFS leagues.</text:p>
            <text:p><text:s text:c="8"/></text:p>
            <text:p><text:s text:c="8"/></text:p>
            <text:p><text:s text:c="13"/>Related: Fred VanVleet</text:p>
            <text:p><text:s text:c="14"/></text:p>
            <text:p><text:s text:c="13"/>Apr 25 - 10:0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Mar DeRozan</text:p>
            <text:p><text:s text:c="17"/></text:p>
            <text:p><text:s text:c="17"/></text:p>
            <text:p><text:s text:c="22"/>- G/F - <text:s/>Raptors</text:p>
            <text:p><text:s text:c="16"/></text:p>
            <text:p><text:s text:c="17"/></text:p>
            <text:p><text:s text:c="12"/></text:p>
            <text:p><text:s text:c="8"/></text:p>
            <text:p><text:s text:c="8"/></text:p>
            <text:p><text:s text:c="8"/></text:p>
            <text:p><text:s text:c="12"/>DeMar DeRozan scored a game-high 32 points during Toronto's Game 5 win on Wednesday, making 12-of-24 field goals and 5-of-6 free throws in 39 minutes of action.</text:p>
            <text:p><text:s text:c="8"/></text:p>
            <text:p><text:s text:c="8"/></text:p>
            <text:p><text:s text:c="13"/>"That's one reason why you play as hard as you do for 82 games, to get homecourt advantage," coach Dwane Casey said before the game. His team came through with a clutch performance in the fourth quarter, but it was DeRozan's aggressive scoring that kept them close most of the game -- he scored 11 straight points for Toronto in the first quarter, and finished 3-of-4 from downtown with five assists and two rebounds. It'll be hard to fade him for DFS purposes during Game 6 on Friday.</text:p>
            <text:p><text:s text:c="8"/></text:p>
            <text:p><text:s text:c="8"/></text:p>
            <text:p><text:s text:c="13"/></text:p>
            <text:p><text:s text:c="14"/></text:p>
            <text:p><text:s text:c="13"/>Source: NBA.com <text:s text:c="42"/>Apr 25 - 10:0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erge Ibaka</text:p>
            <text:p><text:s text:c="17"/></text:p>
            <text:p><text:s text:c="17"/></text:p>
            <text:p><text:s text:c="22"/>- F/C - <text:s/>Raptors</text:p>
            <text:p><text:s text:c="16"/></text:p>
            <text:p><text:s text:c="17"/></text:p>
            <text:p><text:s text:c="12"/></text:p>
            <text:p><text:s text:c="8"/></text:p>
            <text:p><text:s text:c="8"/></text:p>
            <text:p><text:s text:c="8"/></text:p>
            <text:p><text:s text:c="12"/>Serge Ibaka was nowhere to be seen during Game 5, contributing three points, two rebounds, one assist and one turnover in 23 minutes.</text:p>
            <text:p><text:s text:c="8"/></text:p>
            <text:p><text:s text:c="8"/></text:p>
            <text:p><text:s text:c="13"/>The Wizards gave up the 7th-most points per game to opposing power forwards this season, and Ibaka was cruising through Games 1-2 with averages of 16.5 points, 2.0 triples, 10.5 rebounds and 2.5 blocks. He's vanished since then with just 4.3 points and a mere 4.0 shot attempts per game, and it's impossible to trust him for DFS while his role is so diminished.</text:p>
            <text:p><text:s text:c="8"/></text:p>
            <text:p><text:s text:c="8"/></text:p>
            <text:p><text:s text:c="13"/></text:p>
            <text:p><text:s text:c="14"/></text:p>
            <text:p><text:s text:c="13"/>Apr 25 - 10:0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nas Valanciunas</text:p>
            <text:p><text:s text:c="17"/></text:p>
            <text:p><text:s text:c="17"/></text:p>
            <text:p><text:s text:c="22"/>- C - <text:s/>Raptors</text:p>
            <text:p><text:s text:c="16"/></text:p>
            <text:p><text:s text:c="17"/></text:p>
            <text:p><text:s text:c="12"/></text:p>
            <text:p><text:s text:c="8"/></text:p>
            <text:p><text:s text:c="8"/></text:p>
            <text:p><text:s text:c="8"/></text:p>
            <text:p><text:s text:c="12"/>Jonas Valanciunas played 32 minutes on Wednesday, finishing a 108-98 victory with 14 points, 13 rebounds (four offensive), two assists, two blocks and one steal.</text:p>
            <text:p><text:s text:c="8"/></text:p>
            <text:p><text:s text:c="8"/></text:p>
            <text:p><text:s text:c="13"/>Marcin Gortat, the Wizards' 34-year-old center, said recently that he has "a little mobility advantage" against Valanciunas in this series. Gortat was solid with a double-double tonight, but JV was at his best during the Raptors' decisive run in the fourth quarter, helping Toronto take a 3-2 lead. He played just 15 minutes during Game 4 and his typical role falls somewhere in between -- he played exactly 23.0 minutes in Games 1-3, which is where we expect to see him on Friday.</text:p>
            <text:p><text:s text:c="8"/></text:p>
            <text:p><text:s text:c="8"/></text:p>
            <text:p><text:s text:c="13"/></text:p>
            <text:p><text:s text:c="14"/></text:p>
            <text:p><text:s text:c="13"/>Source: Washington Post <text:s text:c="34"/>Apr 25 - 10:0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radley Beal</text:p>
            <text:p><text:s text:c="17"/></text:p>
            <text:p><text:s text:c="17"/></text:p>
            <text:p><text:s text:c="22"/>- G - <text:s/>Wizards</text:p>
            <text:p><text:s text:c="16"/></text:p>
            <text:p><text:s text:c="17"/></text:p>
            <text:p><text:s text:c="12"/></text:p>
            <text:p><text:s text:c="8"/></text:p>
            <text:p><text:s text:c="8"/></text:p>
            <text:p><text:s text:c="8"/></text:p>
            <text:p><text:s text:c="12"/>Bradley Beal needed 20 field goals attempts to score 20 points on Wednesday, making eight shots with three 3-pointers, four rebounds, three assists, one steal and three turnovers in 36 minutes.</text:p>
            <text:p><text:s text:c="8"/></text:p>
            <text:p><text:s text:c="8"/></text:p>
            <text:p><text:s text:c="13"/>Beal's aggression faded after he picked up an offensive foul less than a minute into the game, and he might have been extra cautious since he fouled out of Game 4. The Wizards' offense had been humming to the tune of 111.1 points per 100 possessions, which was second only to the Pelicans and Warriors in the postseason, but they hurt themselves tonight from downtown (5-of-26) while giving up 14 points off turnovers. Washington badly needs a bounce-back effort from Beal on Friday.</text:p>
            <text:p><text:s text:c="8"/></text:p>
            <text:p><text:s text:c="8"/></text:p>
            <text:p><text:s text:c="13"/></text:p>
            <text:p><text:s text:c="14"/></text:p>
            <text:p><text:s text:c="13"/>Apr 25 - 10: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cin Gortat</text:p>
            <text:p><text:s text:c="17"/></text:p>
            <text:p><text:s text:c="17"/></text:p>
            <text:p><text:s text:c="22"/>- C - <text:s/>Wizards</text:p>
            <text:p><text:s text:c="16"/></text:p>
            <text:p><text:s text:c="17"/></text:p>
            <text:p><text:s text:c="12"/></text:p>
            <text:p><text:s text:c="8"/></text:p>
            <text:p><text:s text:c="8"/></text:p>
            <text:p><text:s text:c="8"/></text:p>
            <text:p><text:s text:c="12"/>Marcin Gortat double-doubled in a losing effort during Game 5 on Wednesday, scoring 10 points (4-of-9 FGs, 2-of-2 FTs) with 12 rebounds, two assists and one block.</text:p>
            <text:p><text:s text:c="8"/></text:p>
            <text:p><text:s text:c="8"/></text:p>
            <text:p><text:s text:c="13"/>Gortat logged 34 minutes tonight despite hitting that mark just seven times during the regular season. He snatched five boards on the offensive glass and helped the Wizards enjoy a 50-35 edge in rebounding, but it still wasn't enough. The home team has won the first five games in this tit-for-tat series, a trend the Wizards hope continues on Friday -- the victor of Game 5 goes on to win a seven-game series 83 percent of the time, so the odds aren't in their favor.</text:p>
            <text:p><text:s text:c="8"/></text:p>
            <text:p><text:s text:c="8"/></text:p>
            <text:p><text:s text:c="13"/></text:p>
            <text:p><text:s text:c="14"/></text:p>
            <text:p><text:s text:c="13"/>Apr 25 - 9:5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hn Wall</text:p>
            <text:p><text:s text:c="17"/></text:p>
            <text:p><text:s text:c="17"/></text:p>
            <text:p><text:s text:c="22"/>- G - <text:s/>Wizards</text:p>
            <text:p><text:s text:c="16"/></text:p>
            <text:p><text:s text:c="17"/></text:p>
            <text:p><text:s text:c="12"/></text:p>
            <text:p><text:s text:c="8"/></text:p>
            <text:p><text:s text:c="8"/></text:p>
            <text:p><text:s text:c="8"/></text:p>
            <text:p><text:s text:c="12"/>John Wall had 26 points, nine rebounds, nine assists, three blocks and one steal in a losing effort on Wednesday, leaving the Wizards on the brink of elimination.</text:p>
            <text:p><text:s text:c="8"/></text:p>
            <text:p><text:s text:c="8"/></text:p>
            <text:p><text:s text:c="13"/>Wall did commit seven turnovers, but he shot 10-of-21 from the field and 6-of-7 from the line, and simply didn't get much help from his teammates. He said before the game that he's trying to "be aggressive" offensively, while also "trying to keep [Bradley Beal] going and play my game. That gets my teammates involved." Everyone else shot 27-of-69 tonight (39.1%), and Washington now needs to defend their home court on Friday to force a Game 7.</text:p>
            <text:p><text:s text:c="8"/></text:p>
            <text:p><text:s text:c="8"/></text:p>
            <text:p><text:s text:c="13"/></text:p>
            <text:p><text:s text:c="14"/></text:p>
            <text:p><text:s text:c="13"/>Source: Washington Post <text:s text:c="34"/>Apr 25 - 9:4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yus Jones</text:p>
            <text:p><text:s text:c="17"/></text:p>
            <text:p><text:s text:c="17"/></text:p>
            <text:p><text:s text:c="22"/>- G - <text:s/>Timberwolves</text:p>
            <text:p><text:s text:c="16"/></text:p>
            <text:p><text:s text:c="17"/></text:p>
            <text:p><text:s text:c="12"/></text:p>
            <text:p><text:s text:c="8"/></text:p>
            <text:p><text:s text:c="8"/></text:p>
            <text:p><text:s text:c="8"/></text:p>
            <text:p><text:s text:c="12"/>Tyus Jones (right knee soreness) said he's ready to play in Game 5 on Wednesday.</text:p>
            <text:p><text:s text:c="8"/></text:p>
            <text:p><text:s text:c="8"/></text:p>
            <text:p><text:s text:c="13"/>It's unclear how many minutes Jones might earn even at full strength, however, since Derrick Rose has been great in the backup-PG role during this series.</text:p>
            <text:p><text:s text:c="8"/></text:p>
            <text:p><text:s text:c="8"/></text:p>
            <text:p><text:s text:c="13"/></text:p>
            <text:p><text:s text:c="14"/></text:p>
            <text:p><text:s text:c="13"/>Source: Jerry Zgoda on Twitter <text:s text:c="27"/>Apr 25 - 8:5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OG Anunoby</text:p>
            <text:p><text:s text:c="17"/></text:p>
            <text:p><text:s text:c="17"/></text:p>
            <text:p><text:s text:c="22"/>- F - <text:s/>Raptors</text:p>
            <text:p><text:s text:c="16"/></text:p>
            <text:p><text:s text:c="17"/></text:p>
            <text:p><text:s text:c="12"/></text:p>
            <text:p><text:s text:c="8"/></text:p>
            <text:p><text:s text:c="8"/></text:p>
            <text:p><text:s text:c="8"/></text:p>
            <text:p><text:s text:c="12"/>OG Anunoby will play against the Wizards on Wednesday.</text:p>
            <text:p><text:s text:c="8"/></text:p>
            <text:p><text:s text:c="8"/></text:p>
            <text:p><text:s text:c="13"/>He was able to practice on Tuesday and there wasn't much concern that he would miss time. Anunoby has been around 20 minutes in most of these games and would likely be in the same neighborhood. His playing time could also drop if Delon Wright is hot.</text:p>
            <text:p><text:s text:c="8"/></text:p>
            <text:p><text:s text:c="8"/></text:p>
            <text:p><text:s text:c="13"/></text:p>
            <text:p><text:s text:c="14"/></text:p>
            <text:p><text:s text:c="13"/>Source: Eric Koreen on Twitter <text:s text:c="27"/>Apr 25 - 5:2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Fred VanVleet</text:p>
            <text:p><text:s text:c="17"/></text:p>
            <text:p><text:s text:c="17"/></text:p>
            <text:p><text:s text:c="22"/>- G - <text:s/>Raptors</text:p>
            <text:p><text:s text:c="16"/></text:p>
            <text:p><text:s text:c="17"/></text:p>
            <text:p><text:s text:c="12"/></text:p>
            <text:p><text:s text:c="8"/></text:p>
            <text:p><text:s text:c="8"/></text:p>
            <text:p><text:s text:c="8"/></text:p>
            <text:p><text:s text:c="12"/>Fred VanVleet (shoulder) will not play against the Wizards on Wednesday.</text:p>
            <text:p><text:s text:c="8"/></text:p>
            <text:p><text:s text:c="8"/></text:p>
            <text:p><text:s text:c="13"/>Coach Dwane Casey said the medical people are not ready to put FVV back out there, so he may need to miss additional time. With him out, Delon Wright should get a chance to bounce back after a drop in production in D.C. He was terrific in the last two home games and should see minutes in the mid 20s.</text:p>
            <text:p><text:s text:c="8"/></text:p>
            <text:p><text:s text:c="8"/></text:p>
            <text:p><text:s text:c="13"/></text:p>
            <text:p><text:s text:c="14"/></text:p>
            <text:p><text:s text:c="13"/>Source: Eric Koreen on Twitter <text:s text:c="27"/>Apr 25 - 5:2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eorge Hill</text:p>
            <text:p><text:s text:c="17"/></text:p>
            <text:p><text:s text:c="17"/></text:p>
            <text:p><text:s text:c="22"/>- G - <text:s/>Cavaliers</text:p>
            <text:p><text:s text:c="16"/></text:p>
            <text:p><text:s text:c="17"/></text:p>
            <text:p><text:s text:c="12"/></text:p>
            <text:p><text:s text:c="8"/></text:p>
            <text:p><text:s text:c="8"/></text:p>
            <text:p><text:s text:c="8"/></text:p>
            <text:p><text:s text:c="12"/>George Hill (back spasms) will not play in Game 5 vs. the Pacers, and Jose Calderon will get another start.</text:p>
            <text:p><text:s text:c="8"/></text:p>
            <text:p><text:s text:c="8"/></text:p>
            <text:p><text:s text:c="13"/>It'll be Hill's second game out of the lineup and his durability continues to hold him back. For tonight, Calderon is likely looking at around 20 minutes while J.R. Smith and Jordan Clarkson should see additional time. Smith is a DFS punt option while Clarkson and Calderon are possible tourney plays.</text:p>
            <text:p><text:s text:c="8"/></text:p>
            <text:p><text:s text:c="8"/></text:p>
            <text:p><text:s text:c="13"/></text:p>
            <text:p><text:s text:c="14"/></text:p>
            <text:p><text:s text:c="13"/>Source: Tom Withers on Twitter <text:s text:c="27"/>Apr 25 - 5:1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Jeff Teague</text:p>
            <text:p><text:s text:c="17"/></text:p>
            <text:p><text:s text:c="17"/></text:p>
            <text:p><text:s text:c="22"/>- G - <text:s/>Timberwolves</text:p>
            <text:p><text:s text:c="16"/></text:p>
            <text:p><text:s text:c="17"/></text:p>
            <text:p><text:s text:c="12"/></text:p>
            <text:p><text:s text:c="8"/></text:p>
            <text:p><text:s text:c="8"/></text:p>
            <text:p><text:s text:c="8"/></text:p>
            <text:p><text:s text:c="12"/>Jeff Teague went through shootaround on Wednesday and is expected to play against the Rockets.</text:p>
            <text:p><text:s text:c="8"/></text:p>
            <text:p><text:s text:c="8"/></text:p>
            <text:p><text:s text:c="13"/>He dislocated his finger in Game 4 and was able to return, but coach Tom Thibodeau said it Teague is doing better. "[The injury is] a weird sort of thing. That hurt him some, but he’s fine today," Thibodeau said. Teague will be in the lineup today, but he may not be 100 percent. Derrick Rose is a chalky punt play today.</text:p>
            <text:p><text:s text:c="8"/></text:p>
            <text:p><text:s text:c="8"/></text:p>
            <text:p><text:s text:c="13"/></text:p>
            <text:p><text:s text:c="14"/></text:p>
            <text:p><text:s text:c="13"/>Source: Minneapolis Star-Tribune <text:s text:c="25"/>Apr 25 - 5:1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ogdan Bogdanovic</text:p>
            <text:p><text:s text:c="17"/></text:p>
            <text:p><text:s text:c="17"/></text:p>
            <text:p><text:s text:c="22"/>- G/F - <text:s/>Kings</text:p>
            <text:p><text:s text:c="16"/></text:p>
            <text:p><text:s text:c="17"/></text:p>
            <text:p><text:s text:c="12"/></text:p>
            <text:p><text:s text:c="8"/></text:p>
            <text:p><text:s text:c="8"/></text:p>
            <text:p><text:s text:c="8"/></text:p>
            <text:p><text:s text:c="12"/>Bogdan Bogdanovic (knee surgery) is expected to resume full basketball activities in 8-10 weeks.</text:p>
            <text:p><text:s text:c="8"/></text:p>
            <text:p><text:s text:c="8"/></text:p>
            <text:p><text:s text:c="13"/>That should keep him out of Las Vegas Summer League in July. Players often get a knee scope after the completion of a season, and it's not necessarily going to affect them negatively in the coming year. Bogdanovic took a step back in efficiency as the season went along, so he'll look to turn it around and he should be close to 100 percent for camp in the fall.</text:p>
            <text:p><text:s text:c="8"/></text:p>
            <text:p><text:s text:c="8"/></text:p>
            <text:p><text:s text:c="13"/></text:p>
            <text:p><text:s text:c="14"/></text:p>
            <text:p><text:s text:c="13"/>Source: NBA.com <text:s text:c="42"/>Apr 25 - 3:0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yus Jones</text:p>
            <text:p><text:s text:c="17"/></text:p>
            <text:p><text:s text:c="17"/></text:p>
            <text:p><text:s text:c="22"/>- G - <text:s/>Timberwolves</text:p>
            <text:p><text:s text:c="16"/></text:p>
            <text:p><text:s text:c="17"/></text:p>
            <text:p><text:s text:c="12"/></text:p>
            <text:p><text:s text:c="8"/></text:p>
            <text:p><text:s text:c="8"/></text:p>
            <text:p><text:s text:c="8"/></text:p>
            <text:p><text:s text:c="12"/>Coach Tom Thibodeau said that Tyus Jones (right knee soreness) participated in shootaround and will "hopefully" be available to play in Game 5 Wednesday night vs. Houston.</text:p>
            <text:p><text:s text:c="8"/></text:p>
            <text:p><text:s text:c="8"/></text:p>
            <text:p><text:s text:c="13"/>Jones only logged seven minutes in Game 3 and was ruled out of Game 4 on Monday. "I think he’s feeling better," said Thibs after shootaround. "He will go through [preagme] warmups tonight. Hopefully, he’ll be available." Derrick Rose will continue to see extended minutes if Jones is ruled out. Over the first four games of the series, Rose is averaging 14.8 points, 2.3 rebounds and 2.8 assists in 23.7 minutes per contest.</text:p>
            <text:p><text:s text:c="8"/></text:p>
            <text:p><text:s text:c="8"/></text:p>
            <text:p><text:s text:c="13"/>Related: Derrick Rose</text:p>
            <text:p><text:s text:c="14"/></text:p>
            <text:p><text:s text:c="13"/>Source: Jerry Zgoda on Twitter <text:s text:c="27"/>Apr 25 - 1:3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uc Mbah a Moute</text:p>
            <text:p><text:s text:c="17"/></text:p>
            <text:p><text:s text:c="17"/></text:p>
            <text:p><text:s text:c="22"/>- F - <text:s/>Rockets</text:p>
            <text:p><text:s text:c="16"/></text:p>
            <text:p><text:s text:c="17"/></text:p>
            <text:p><text:s text:c="12"/></text:p>
            <text:p><text:s text:c="8"/></text:p>
            <text:p><text:s text:c="8"/></text:p>
            <text:p><text:s text:c="8"/></text:p>
            <text:p><text:s text:c="12"/>Luc Mbah a Moute (dislocated shoulder) began shooting over the weekend, but still has not been given a timetable for his return.</text:p>
            <text:p><text:s text:c="8"/></text:p>
            <text:p><text:s text:c="8"/></text:p>
            <text:p><text:s text:c="13"/>Mbah a Moute, who initially injured the shoulder back on April 10th, has said he's been happy with his progress in rehab. "He's closer," coach Mike D'Antoni said. "It's still too early to put a timetable on it, yet. Next week, he'll be re-evaluated. I think he'll be real close next week, but I don't know that for sure." We'll pass along an update after his re-evaluation next week.</text:p>
            <text:p><text:s text:c="8"/></text:p>
            <text:p><text:s text:c="8"/></text:p>
            <text:p><text:s text:c="13"/></text:p>
            <text:p><text:s text:c="14"/></text:p>
            <text:p><text:s text:c="13"/>Source: Houston Chronicle <text:s text:c="32"/>Apr 25 - 1:1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nu Ginobili</text:p>
            <text:p><text:s text:c="17"/></text:p>
            <text:p><text:s text:c="17"/></text:p>
            <text:p><text:s text:c="22"/>- G - <text:s/>Spurs</text:p>
            <text:p><text:s text:c="16"/></text:p>
            <text:p><text:s text:c="17"/></text:p>
            <text:p><text:s text:c="12"/></text:p>
            <text:p><text:s text:c="8"/></text:p>
            <text:p><text:s text:c="8"/></text:p>
            <text:p><text:s text:c="8"/></text:p>
            <text:p><text:s text:c="12"/>Manu Ginobili said he is contemplating retirement but will likely wait a couple of months before making a final decision on his future.</text:p>
            <text:p><text:s text:c="8"/></text:p>
            <text:p><text:s text:c="8"/></text:p>
            <text:p><text:s text:c="13"/>Ginobili finished with 10 points, five rebounds and seven assists in Tuesday's loss to the Warriors, in what may have been the final game of his NBA career. "I’ve been contemplating retirement forever," Ginobili said after the game. "Nothing changed. I’ll let a month or two months go by, and then I’ll see how I feel. I’m not the type of guy that makes decisions on the fly, or when you’re upset or hurt or whatever. I usually let it sink in and see how it feels."</text:p>
            <text:p><text:s text:c="8"/></text:p>
            <text:p><text:s text:c="8"/></text:p>
            <text:p><text:s text:c="13"/></text:p>
            <text:p><text:s text:c="14"/></text:p>
            <text:p><text:s text:c="13"/>Source: Washington Post <text:s text:c="34"/>Apr 25 - 1:0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eorge Hill</text:p>
            <text:p><text:s text:c="17"/></text:p>
            <text:p><text:s text:c="17"/></text:p>
            <text:p><text:s text:c="22"/>- G - <text:s/>Cavaliers</text:p>
            <text:p><text:s text:c="16"/></text:p>
            <text:p><text:s text:c="17"/></text:p>
            <text:p><text:s text:c="12"/></text:p>
            <text:p><text:s text:c="8"/></text:p>
            <text:p><text:s text:c="8"/></text:p>
            <text:p><text:s text:c="8"/></text:p>
            <text:p><text:s text:c="12"/>George Hill (back spasms) remains listed as questionable for Game 5 vs. the Pacers on Wednesday.</text:p>
            <text:p><text:s text:c="8"/></text:p>
            <text:p><text:s text:c="8"/></text:p>
            <text:p><text:s text:c="13"/>Hill, who was sidelined for Game 4, is in danger of missing his second straight game. It appears we won't have a final determination on Hill's status until coach Ty Lue speaks with reporters prior to tonight's game. Jose Calderon and Jordan Clarkson will divvy up point guard minutes if Hill is ruled out.</text:p>
            <text:p><text:s text:c="8"/></text:p>
            <text:p><text:s text:c="8"/></text:p>
            <text:p><text:s text:c="13"/>Related: Jordan Clarkson, Jose Calderon</text:p>
            <text:p><text:s text:c="14"/></text:p>
            <text:p><text:s text:c="13"/>Source: Dave McMenamin on Twitter <text:s text:c="24"/>Apr 25 - 12:2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w Bogut</text:p>
            <text:p><text:s text:c="17"/></text:p>
            <text:p><text:s text:c="17"/></text:p>
            <text:p><text:s text:c="22"/>- C - <text:s/>Lakers</text:p>
            <text:p><text:s text:c="16"/></text:p>
            <text:p><text:s text:c="17"/></text:p>
            <text:p><text:s text:c="12"/></text:p>
            <text:p><text:s text:c="8"/></text:p>
            <text:p><text:s text:c="8"/></text:p>
            <text:p><text:s text:c="8"/></text:p>
            <text:p><text:s text:c="12"/>Andrew Bogut, who signed a two-year deal with the Sydney Kings of Australia's NBL, confirmed he is retiring from the NBA.</text:p>
            <text:p><text:s text:c="8"/></text:p>
            <text:p><text:s text:c="8"/></text:p>
            <text:p><text:s text:c="13"/>Bogut's contract with the Kings does not include any NBA or European outs. The 33-year old Bogut said that family was a major factor in his decision. "I’ve been through a lot but so has my wife," said Bogut. "I saw how hard it was, essentially living out of a suitcase the last year or two, with Dallas and going to Cleveland. I don’t think it’s fair to my son. Kids take a while to adjust. "</text:p>
            <text:p><text:s text:c="8"/></text:p>
            <text:p><text:s text:c="8"/></text:p>
            <text:p><text:s text:c="13"/></text:p>
            <text:p><text:s text:c="14"/></text:p>
            <text:p><text:s text:c="13"/>Source: Fox Sports <text:s text:c="39"/>Apr 25 - 11:4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dam Silver</text:p>
            <text:p><text:s text:c="17"/></text:p>
            <text:p><text:s text:c="17"/></text:p>
            <text:p><text:s text:c="22"/>- C - <text:s/>Player</text:p>
            <text:p><text:s text:c="16"/></text:p>
            <text:p><text:s text:c="17"/></text:p>
            <text:p><text:s text:c="12"/></text:p>
            <text:p><text:s text:c="8"/></text:p>
            <text:p><text:s text:c="8"/></text:p>
            <text:p><text:s text:c="8"/></text:p>
            <text:p><text:s text:c="12"/>The earliest possible change to the one-and-done rule would be the 2020 draft, according to Adrian Wojnarowski of ESPN.</text:p>
            <text:p><text:s text:c="8"/></text:p>
            <text:p><text:s text:c="8"/></text:p>
            <text:p><text:s text:c="13"/>Woj reports that that the NBA and NBPA are still having ongoing conversations about the rule change, which would allow high school seniors to enter the league. We should have plenty of updates on this situation in the months ahead.</text:p>
            <text:p><text:s text:c="8"/></text:p>
            <text:p><text:s text:c="8"/></text:p>
            <text:p><text:s text:c="13"/></text:p>
            <text:p><text:s text:c="14"/></text:p>
            <text:p><text:s text:c="13"/>Source: Adrian Wojnarowski‏ on Twitter <text:s text:c="13"/>Apr 25 - 11:36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wyane Wade</text:p>
            <text:p><text:s text:c="17"/></text:p>
            <text:p><text:s text:c="17"/></text:p>
            <text:p><text:s text:c="22"/>- G - <text:s/>Heat</text:p>
            <text:p><text:s text:c="16"/></text:p>
            <text:p><text:s text:c="17"/></text:p>
            <text:p><text:s text:c="12"/></text:p>
            <text:p><text:s text:c="8"/></text:p>
            <text:p><text:s text:c="8"/></text:p>
            <text:p><text:s text:c="8"/></text:p>
            <text:p><text:s text:c="12"/>Dwyane Wade said he wouldn't make a decision about his future until later in the offseason.</text:p>
            <text:p><text:s text:c="8"/></text:p>
            <text:p><text:s text:c="8"/></text:p>
            <text:p><text:s text:c="13"/>Over the past couple of weeks, Wade has hinted that he may hang up his sneakers. However, speaking with reporters after Miami was eliminated in Philadelphia on Tuesday night, he wasn't ready to make a final decision. "That's not my focus," Wade said. "Fresh off this NBA season, my 15th year, I sit back and think about that. Then I dive and throw myself into my family. They're next on my bucket list, making sure I'm there for them. And when it comes to the basketball side of it, which is a long time away from now, then I'll think about that."</text:p>
            <text:p><text:s text:c="8"/></text:p>
            <text:p><text:s text:c="8"/></text:p>
            <text:p><text:s text:c="13"/></text:p>
            <text:p><text:s text:c="14"/></text:p>
            <text:p><text:s text:c="13"/>Source: ESPN.com <text:s text:c="41"/>Apr 25 - 11:09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awhi Leonard</text:p>
            <text:p><text:s text:c="17"/></text:p>
            <text:p><text:s text:c="17"/></text:p>
            <text:p><text:s text:c="22"/>- F - <text:s/>Spurs</text:p>
            <text:p><text:s text:c="16"/></text:p>
            <text:p><text:s text:c="17"/></text:p>
            <text:p><text:s text:c="12"/></text:p>
            <text:p><text:s text:c="8"/></text:p>
            <text:p><text:s text:c="8"/></text:p>
            <text:p><text:s text:c="8"/></text:p>
            <text:p><text:s text:c="12"/>Kawhi Leonard plans to return to San Antonio once exit interviews are scheduled, according to Jabari Young of the San Antonio Express-News.</text:p>
            <text:p><text:s text:c="8"/></text:p>
            <text:p><text:s text:c="8"/></text:p>
            <text:p><text:s text:c="13"/>Leonard has been very quiet throughout this year-long ordeal. It will be fascinating to see what he has to say regarding the past few months and his future with the Spurs. If Kawhi is not willing to sign an extension this summer to stay in San Antonio longterm, then the Spurs will be forced to shop him. It would be a devastating blow to the franchise if he left as an unrestricted free agent in 2019.</text:p>
            <text:p><text:s text:c="8"/></text:p>
            <text:p><text:s text:c="8"/></text:p>
            <text:p><text:s text:c="13"/></text:p>
            <text:p><text:s text:c="14"/></text:p>
            <text:p><text:s text:c="13"/>Source: Jabari Young on Twitter <text:s text:c="26"/>Apr 25 - 10:05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Hassan Whiteside</text:p>
            <text:p><text:s text:c="17"/></text:p>
            <text:p><text:s text:c="17"/></text:p>
            <text:p><text:s text:c="22"/>- C - <text:s/>Heat</text:p>
            <text:p><text:s text:c="16"/></text:p>
            <text:p><text:s text:c="17"/></text:p>
            <text:p><text:s text:c="12"/></text:p>
            <text:p><text:s text:c="8"/></text:p>
            <text:p><text:s text:c="8"/></text:p>
            <text:p><text:s text:c="8"/></text:p>
            <text:p><text:s text:c="12"/>After logging just 10 minutes in Game 5, Hassan Whiteside told reporters he was frustrated that he wasn't given more of a chance to play.</text:p>
            <text:p><text:s text:c="8"/></text:p>
            <text:p><text:s text:c="8"/></text:p>
            <text:p><text:s text:c="13"/>For the series, Whiteside averaged just 5.2 points, 6.0 rebounds and 1.2 blocks in 15.4 minutes. His biggest beef was that he felt he wasn't given a proper opportunity. "At least give me a chance to fight. At least give me a chance to fight," said Whiteside. "I can understand if I was playing 30 minutes and I played bad. At least give me a chance." It will be very interesting to see what happens in South Beach this offseason. The Heat would like to move him, but his contract makes that difficult.</text:p>
            <text:p><text:s text:c="8"/></text:p>
            <text:p><text:s text:c="8"/></text:p>
            <text:p><text:s text:c="13"/></text:p>
            <text:p><text:s text:c="14"/></text:p>
            <text:p><text:s text:c="13"/>Source: South Florida Sun-Sentinel <text:s text:c="23"/>Apr 25 - 9:48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Pau Gasol</text:p>
            <text:p><text:s text:c="17"/></text:p>
            <text:p><text:s text:c="17"/></text:p>
            <text:p><text:s text:c="22"/>- F/C - <text:s/>Spurs</text:p>
            <text:p><text:s text:c="16"/></text:p>
            <text:p><text:s text:c="17"/></text:p>
            <text:p><text:s text:c="12"/></text:p>
            <text:p><text:s text:c="8"/></text:p>
            <text:p><text:s text:c="8"/></text:p>
            <text:p><text:s text:c="8"/></text:p>
            <text:p><text:s text:c="12"/>Pau Gasol said he isn't considering retirement and plans to play "at least" three or four more years.</text:p>
            <text:p><text:s text:c="8"/></text:p>
            <text:p><text:s text:c="8"/></text:p>
            <text:p><text:s text:c="13"/>Speaking with reporters after the Spurs were eliminated on Tuesday night, Gasol made it clear he believes he has plenty left in the tank. He will turn 38 in July but still has two years and $32 million left on his current contract. The Spurs limited him to just 23.5 minutes per game this season and he averaged 10.1 points, 8.0 rebounds and 3.1 assists per game.</text:p>
            <text:p><text:s text:c="8"/></text:p>
            <text:p><text:s text:c="8"/></text:p>
            <text:p><text:s text:c="13"/></text:p>
            <text:p><text:s text:c="14"/></text:p>
            <text:p><text:s text:c="13"/>Source: TrendBasketEN on Twitter <text:s text:c="25"/>Apr 25 - 9:32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ony Parker</text:p>
            <text:p><text:s text:c="17"/></text:p>
            <text:p><text:s text:c="17"/></text:p>
            <text:p><text:s text:c="22"/>- G - <text:s/>Spurs</text:p>
            <text:p><text:s text:c="16"/></text:p>
            <text:p><text:s text:c="17"/></text:p>
            <text:p><text:s text:c="12"/></text:p>
            <text:p><text:s text:c="8"/></text:p>
            <text:p><text:s text:c="8"/></text:p>
            <text:p><text:s text:c="8"/></text:p>
            <text:p><text:s text:c="12"/>Tony Parker came off the bench to hit 2-of-7 shots for four points and one assist in 14 minutes of Tuesday's elimination loss to the Warriors.</text:p>
            <text:p><text:s text:c="8"/></text:p>
            <text:p><text:s text:c="8"/></text:p>
            <text:p><text:s text:c="13"/>Like teammate Manu Ginobili, Parker will be mulling retirement this offseason. Charles Barkley said after the game that he thinks both of them will retire, but we'll have to wait and see what they decide.</text:p>
            <text:p><text:s text:c="8"/></text:p>
            <text:p><text:s text:c="8"/></text:p>
            <text:p><text:s text:c="13"/></text:p>
            <text:p><text:s text:c="14"/></text:p>
            <text:p><text:s text:c="13"/>Apr 25 - 1:43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nu Ginobili</text:p>
            <text:p><text:s text:c="17"/></text:p>
            <text:p><text:s text:c="17"/></text:p>
            <text:p><text:s text:c="22"/>- G - <text:s/>Spurs</text:p>
            <text:p><text:s text:c="16"/></text:p>
            <text:p><text:s text:c="17"/></text:p>
            <text:p><text:s text:c="12"/></text:p>
            <text:p><text:s text:c="8"/></text:p>
            <text:p><text:s text:c="8"/></text:p>
            <text:p><text:s text:c="8"/></text:p>
            <text:p><text:s text:c="12"/>Manu Ginobili hit 3-of-7 shots and a 3-pointer for 10 points, five rebounds and seven assists in Tuesday's 99-91 loss to the Warriors, and also had a big turnover with the Spurs down four points inside the final 30 seconds of the game.</text:p>
            <text:p><text:s text:c="8"/></text:p>
            <text:p><text:s text:c="8"/></text:p>
            <text:p><text:s text:c="13"/>His errant pass trickled out of bounds without being touched by a Warrior and Kevin Durant answered with a money jumper and then two free throws to seal the win for the Warriors. Ginobili looks like he's thinking retirement, while Pau Gasol, who is not thinking about shutting it down, as far as we know, might want to rethink that decision after his one-point, six-board performance in just 18 minutes, missing all three of his shots. Whatever Ginobili decides, he's had a fantastic NBA career thus far.</text:p>
            <text:p><text:s text:c="8"/></text:p>
            <text:p><text:s text:c="8"/></text:p>
            <text:p><text:s text:c="13"/></text:p>
            <text:p><text:s text:c="14"/></text:p>
            <text:p><text:s text:c="13"/>Apr 25 - 1:34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aMarcus Aldridge</text:p>
            <text:p><text:s text:c="17"/></text:p>
            <text:p><text:s text:c="17"/></text:p>
            <text:p><text:s text:c="22"/>- F/C - <text:s/>Spurs</text:p>
            <text:p><text:s text:c="16"/></text:p>
            <text:p><text:s text:c="17"/></text:p>
            <text:p><text:s text:c="12"/></text:p>
            <text:p><text:s text:c="8"/></text:p>
            <text:p><text:s text:c="8"/></text:p>
            <text:p><text:s text:c="8"/></text:p>
            <text:p><text:s text:c="12"/>LaMarcus Aldridge did all he could on Tuesday to will the Spurs to a road win in Oakland, including hitting a big 3-point play and some clutch free throws to cut Golden State's lead to just two points with 57 seconds remaining, but Kevin Durant was able to stop San Antonio's run and eliminate the Spurs from the playoffs with a 99-91 win in Game 5.</text:p>
            <text:p><text:s text:c="8"/></text:p>
            <text:p><text:s text:c="8"/></text:p>
            <text:p><text:s text:c="13"/>Aldridge was amazing tonight, especially in the second half, and made 14-of-14 free throws to go with his 30 points, 12 rebounds, four assists and a steal in the loss. He got off to a slow start in the first half, but got it going in the fourth quarter and almost helped the Spurs pull off a big upset.</text:p>
            <text:p><text:s text:c="8"/></text:p>
            <text:p><text:s text:c="8"/></text:p>
            <text:p><text:s text:c="13"/></text:p>
            <text:p><text:s text:c="14"/></text:p>
            <text:p><text:s text:c="13"/>Apr 25 - 1:3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David West</text:p>
            <text:p><text:s text:c="17"/></text:p>
            <text:p><text:s text:c="17"/></text:p>
            <text:p><text:s text:c="22"/>- F/C - <text:s/>Warriors</text:p>
            <text:p><text:s text:c="16"/></text:p>
            <text:p><text:s text:c="17"/></text:p>
            <text:p><text:s text:c="12"/></text:p>
            <text:p><text:s text:c="8"/></text:p>
            <text:p><text:s text:c="8"/></text:p>
            <text:p><text:s text:c="8"/></text:p>
            <text:p><text:s text:c="12"/>David West played 18 minutes on a sore ankle and had four points, seven rebounds, three assists, two steals and a block in Tuesday's gritty 99-91 win over the Spurs.</text:p>
            <text:p><text:s text:c="8"/></text:p>
            <text:p><text:s text:c="8"/></text:p>
            <text:p><text:s text:c="13"/>West is a workhorse who means more to the Warriors than to fantasy owners and he'll get to rest his ankle until Saturday, when the Warriors will square off against the Pelicans in the Western Conference Semifinals.</text:p>
            <text:p><text:s text:c="8"/></text:p>
            <text:p><text:s text:c="8"/></text:p>
            <text:p><text:s text:c="13"/></text:p>
            <text:p><text:s text:c="14"/></text:p>
            <text:p><text:s text:c="13"/>Apr 25 - 1:27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 Iguodala</text:p>
            <text:p><text:s text:c="17"/></text:p>
            <text:p><text:s text:c="17"/></text:p>
            <text:p><text:s text:c="22"/>- G/F - <text:s/>Warriors</text:p>
            <text:p><text:s text:c="16"/></text:p>
            <text:p><text:s text:c="17"/></text:p>
            <text:p><text:s text:c="12"/></text:p>
            <text:p><text:s text:c="8"/></text:p>
            <text:p><text:s text:c="8"/></text:p>
            <text:p><text:s text:c="8"/></text:p>
            <text:p><text:s text:c="12"/>Andre Iguodala played through a bruised thigh on Tuesday and had seven points, two rebounds, three assists, a steal and a 3-pointer in 31 minutes of a 99-91 win over the Spurs, eliminating San Antonio from the playoffs.</text:p>
            <text:p><text:s text:c="8"/></text:p>
            <text:p><text:s text:c="8"/></text:p>
            <text:p><text:s text:c="13"/>Iguodala played great defense tonight, but it's possible his banged-up body might need some rest at some point the rest of the way. The Warriors are off until Saturday when they face the Pelicans in Game 1 of the semifinals, which should give Iguodala some much needed rest.</text:p>
            <text:p><text:s text:c="8"/></text:p>
            <text:p><text:s text:c="8"/></text:p>
            <text:p><text:s text:c="13"/></text:p>
            <text:p><text:s text:c="14"/></text:p>
            <text:p><text:s text:c="13"/>Apr 25 - 1:25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vin Durant</text:p>
            <text:p><text:s text:c="17"/></text:p>
            <text:p><text:s text:c="17"/></text:p>
            <text:p><text:s text:c="22"/>- F - <text:s/>Warriors</text:p>
            <text:p><text:s text:c="16"/></text:p>
            <text:p><text:s text:c="17"/></text:p>
            <text:p><text:s text:c="12"/></text:p>
            <text:p><text:s text:c="8"/></text:p>
            <text:p><text:s text:c="8"/></text:p>
            <text:p><text:s text:c="8"/></text:p>
            <text:p><text:s text:c="12"/>The Warriors didn't have Stephen Curry, but they did have Kevin Durant (25 points, 6 rebounds, 5 assists, a steal, 2 blocks and a 3-pointer), Klay Thompson (24 points, 5 boards, 4 assists, a 3-pointer) and Draymond Green (17 points, 19 rebounds, 7 assists, 2 3-pointers) to beat the Spurs 99-91 in Tuesday's Game 5, eliminating San Antonio from the postseason.</text:p>
            <text:p><text:s text:c="8"/></text:p>
            <text:p><text:s text:c="8"/></text:p>
            <text:p><text:s text:c="13"/>Durant hit a pair of free throws and a clutch jumper to halt a LaMarcus Aldridge late run that saw the Spurs cut GSW's lead to just two points with 57 seconds left in the game, and scored 10 of 12 GSW points in a late fourth quarter run that iced the game. Green's 19 rebounds were a career playoff high and Durant hit 35-of-37 free throws in the series and was 8-of-8 tonight. The Warriors will get Anthony Davis, Jrue Holiday and the Pelicans in Round 2, which should be a blast to watch.</text:p>
            <text:p><text:s text:c="8"/></text:p>
            <text:p><text:s text:c="8"/></text:p>
            <text:p><text:s text:c="13"/></text:p>
            <text:p><text:s text:c="14"/></text:p>
            <text:p><text:s text:c="13"/>Apr 25 - 1:17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wyane Wade</text:p>
            <text:p><text:s text:c="17"/></text:p>
            <text:p><text:s text:c="17"/></text:p>
            <text:p><text:s text:c="22"/>- G - <text:s/>Heat</text:p>
            <text:p><text:s text:c="16"/></text:p>
            <text:p><text:s text:c="17"/></text:p>
            <text:p><text:s text:c="12"/></text:p>
            <text:p><text:s text:c="8"/></text:p>
            <text:p><text:s text:c="8"/></text:p>
            <text:p><text:s text:c="8"/></text:p>
            <text:p><text:s text:c="12"/>Dwyane Wade hit 4-of-15 shots for 11 points, five rebounds, five assists and a steal off the bench in Tuesday's 104-91 loss to the Sixers that knocked the Heat out of the playoffs.</text:p>
            <text:p><text:s text:c="8"/></text:p>
            <text:p><text:s text:c="8"/></text:p>
            <text:p><text:s text:c="13"/>A tweet from Gabrielle Union after the game ended didn't give much insight into whether or not Wade will play again next year or retire, but given how the playoffs ended for the Heat, Wade might be leaning towards shutting it down. Whatever he decides, it's been a great career and he's back where he belongs, in Miami.</text:p>
            <text:p><text:s text:c="8"/></text:p>
            <text:p><text:s text:c="8"/></text:p>
            <text:p><text:s text:c="13"/></text:p>
            <text:p><text:s text:c="14"/></text:p>
            <text:p><text:s text:c="13"/>Source: Gabrielle Union on Twitter <text:s text:c="23"/>Apr 24 - 11:3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lly Olynyk</text:p>
            <text:p><text:s text:c="17"/></text:p>
            <text:p><text:s text:c="17"/></text:p>
            <text:p><text:s text:c="22"/>- F/C - <text:s/>Heat</text:p>
            <text:p><text:s text:c="16"/></text:p>
            <text:p><text:s text:c="17"/></text:p>
            <text:p><text:s text:c="12"/></text:p>
            <text:p><text:s text:c="8"/></text:p>
            <text:p><text:s text:c="8"/></text:p>
            <text:p><text:s text:c="8"/></text:p>
            <text:p><text:s text:c="12"/>Kelly Olynyk came off the bench and played 37 minutes on Tuesday, finishing with 18 points, eight rebounds, six assists, three steals, a block and a 3-pointer before being eliminated by the Sixers 4-1.</text:p>
            <text:p><text:s text:c="8"/></text:p>
            <text:p><text:s text:c="8"/></text:p>
            <text:p><text:s text:c="13"/>Olynyk was clearly the center of choice for Erik Spoelstra in these playoffs, as he had little interest in using Hassan Whiteside against the Sixers. Olynyk played just nine minutes in Game 4 and wasn't great in Games 2 and 3, but came up big in Game 1 and Game 5, ending his season on a high note. It remains to be seen how the Heat will deal with the rift between Whiteside and Spoelstra in the offseason, so it's possible that Olynyk could be a starter next season.</text:p>
            <text:p><text:s text:c="8"/></text:p>
            <text:p><text:s text:c="8"/></text:p>
            <text:p><text:s text:c="13"/></text:p>
            <text:p><text:s text:c="14"/></text:p>
            <text:p><text:s text:c="13"/>Apr 24 - 11:3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Hassan Whiteside</text:p>
            <text:p><text:s text:c="17"/></text:p>
            <text:p><text:s text:c="17"/></text:p>
            <text:p><text:s text:c="22"/>- C - <text:s/>Heat</text:p>
            <text:p><text:s text:c="16"/></text:p>
            <text:p><text:s text:c="17"/></text:p>
            <text:p><text:s text:c="12"/></text:p>
            <text:p><text:s text:c="8"/></text:p>
            <text:p><text:s text:c="8"/></text:p>
            <text:p><text:s text:c="8"/></text:p>
            <text:p><text:s text:c="12"/>Hassan Whiteside played just 10 minutes, missed all four of his shots and finished with two points, five rebounds and one block in Tuesday's 104-91 loss to the Sixers, which ended the Heat's season.</text:p>
            <text:p><text:s text:c="8"/></text:p>
            <text:p><text:s text:c="8"/></text:p>
            <text:p><text:s text:c="13"/>Whiteside had a 13 &amp; 13 double-double in Game 4, giving us some hope that he might be able to help in Game 5, but it wasn't meant to be. In the other four games of this series, Whiteside's best scoring night was just five points, his best rebounding night was five, and his best shot blocking night was two of them in Game 1. To his credit, he remained calm and didn't say anything outrageous when asked what the future holds for him after the game, but it's a real shame that Whiteside fell so hard and so fast once the regular season ended.</text:p>
            <text:p><text:s text:c="8"/></text:p>
            <text:p><text:s text:c="8"/></text:p>
            <text:p><text:s text:c="13"/></text:p>
            <text:p><text:s text:c="14"/></text:p>
            <text:p><text:s text:c="13"/>Apr 24 - 11:2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sh Richardson</text:p>
            <text:p><text:s text:c="17"/></text:p>
            <text:p><text:s text:c="17"/></text:p>
            <text:p><text:s text:c="22"/>- G/F - <text:s/>Heat</text:p>
            <text:p><text:s text:c="16"/></text:p>
            <text:p><text:s text:c="17"/></text:p>
            <text:p><text:s text:c="12"/></text:p>
            <text:p><text:s text:c="8"/></text:p>
            <text:p><text:s text:c="8"/></text:p>
            <text:p><text:s text:c="8"/></text:p>
            <text:p><text:s text:c="12"/>Josh Richardson started in Tuesday's Game 5 despite his shoulder injury, but got into early foul trouble and finished with one block, three fouls and nothing else in just seven minutes tonight.</text:p>
            <text:p><text:s text:c="8"/></text:p>
            <text:p><text:s text:c="8"/></text:p>
            <text:p><text:s text:c="13"/>Richardson wasn't a lock to play, but was cleared after pre-game warmups. He didn't last long after picking up two quick fouls and then picking up his third right after he checked back in after an extended rest. Philadelphia also took control of the game in the third quarter, so it looks like Erik Spoelstra chose to leave him on the bench. It was a sour end to a great season for Richardson, who is now trade eligible for the first time since signing his extension in the offseason.</text:p>
            <text:p><text:s text:c="8"/></text:p>
            <text:p><text:s text:c="8"/></text:p>
            <text:p><text:s text:c="13"/></text:p>
            <text:p><text:s text:c="14"/></text:p>
            <text:p><text:s text:c="13"/>Apr 24 - 11:1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en Simmons</text:p>
            <text:p><text:s text:c="17"/></text:p>
            <text:p><text:s text:c="17"/></text:p>
            <text:p><text:s text:c="22"/>- G/F - <text:s/>76ers</text:p>
            <text:p><text:s text:c="16"/></text:p>
            <text:p><text:s text:c="17"/></text:p>
            <text:p><text:s text:c="12"/></text:p>
            <text:p><text:s text:c="8"/></text:p>
            <text:p><text:s text:c="8"/></text:p>
            <text:p><text:s text:c="8"/></text:p>
            <text:p><text:s text:c="12"/>Ben Simmons hit 4-of-10 shots and 6-of-7 free throws for 14 points, 10 rebounds, six assists, two steals and a block in 35 minutes of Tuesday's Game 5 win over the Heat.</text:p>
            <text:p><text:s text:c="8"/></text:p>
            <text:p><text:s text:c="8"/></text:p>
            <text:p><text:s text:c="13"/>Simmons was not incredible or spectacular tonight, but he was rock solid and helped lead the Sixers to the semifinals in the East for the first time since 2012. The Sixers will get the winner of the Bucks-Celtics series next and Simmons finished with averages of 18.2 points, 10.6 rebounds, 9.0 assists and 2.4 steals against the Heat in their five-game series. Despite being so young, the Sixers are now only behind the Raptors according to Vegas odds on winning the East, and just in front of the Cavaliers.</text:p>
            <text:p><text:s text:c="8"/></text:p>
            <text:p><text:s text:c="8"/></text:p>
            <text:p><text:s text:c="13"/></text:p>
            <text:p><text:s text:c="14"/></text:p>
            <text:p><text:s text:c="13"/>Apr 24 - 11:0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J. Redick</text:p>
            <text:p><text:s text:c="17"/></text:p>
            <text:p><text:s text:c="17"/></text:p>
            <text:p><text:s text:c="22"/>- G - <text:s/>76ers</text:p>
            <text:p><text:s text:c="16"/></text:p>
            <text:p><text:s text:c="17"/></text:p>
            <text:p><text:s text:c="12"/></text:p>
            <text:p><text:s text:c="8"/></text:p>
            <text:p><text:s text:c="8"/></text:p>
            <text:p><text:s text:c="8"/></text:p>
            <text:p><text:s text:c="12"/>J.J. Redick hit 6-of-13 shots, five 3-pointers and 10-of-10 free throws on his way to 27 points, two assists and nothing else in Tuesday's 104-91 win, helping the Sixers close out their series against the Heat 4-1.</text:p>
            <text:p><text:s text:c="8"/></text:p>
            <text:p><text:s text:c="8"/></text:p>
            <text:p><text:s text:c="13"/>With guys like Ben Simmons, Joel Embiid, Dario Saric, Robert Covington, Ersan Ilyasova and Marco Belinelli doing the dirty work, the Sixers are quite content to let Redick bomb away from downtown and stay out of the way. His 27 points led the team tonight and he scored at least 24 points in three of the five games in this series. Redick and the Sixers will get the winner of the Bucks-Celtics series next.</text:p>
            <text:p><text:s text:c="8"/></text:p>
            <text:p><text:s text:c="8"/></text:p>
            <text:p><text:s text:c="13"/></text:p>
            <text:p><text:s text:c="14"/></text:p>
            <text:p><text:s text:c="13"/>Apr 24 - 10:5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el Embiid</text:p>
            <text:p><text:s text:c="17"/></text:p>
            <text:p><text:s text:c="17"/></text:p>
            <text:p><text:s text:c="22"/>- C - <text:s/>76ers</text:p>
            <text:p><text:s text:c="16"/></text:p>
            <text:p><text:s text:c="17"/></text:p>
            <text:p><text:s text:c="12"/></text:p>
            <text:p><text:s text:c="8"/></text:p>
            <text:p><text:s text:c="8"/></text:p>
            <text:p><text:s text:c="8"/></text:p>
            <text:p><text:s text:c="12"/>Joel Embiid had 19 points, 12 rebounds, one assist, two steals and a block in 29 minutes as the Sixers beat the Heat 104-91 in Tuesday's Game 5, winning the series by a count of 4-1.</text:p>
            <text:p><text:s text:c="8"/></text:p>
            <text:p><text:s text:c="8"/></text:p>
            <text:p><text:s text:c="13"/>This is the Sixers' first trip to the second round since 2012 and Embiid's strong play is a big reason why the Sixers might not only win the East, but might even have a chance to win the entire shebang this year. Embiid has been back for three games since his orbital injury and is averaging 18.7 points, 10.3 boards, 3.0 blocks, 1.3 steals and 1.0 3-pointers since returning. The Sixers will get the winner of the Celtics-Bucks series in the semis and the Celtics currently hold a 3-2 advantage in that one.</text:p>
            <text:p><text:s text:c="8"/></text:p>
            <text:p><text:s text:c="8"/></text:p>
            <text:p><text:s text:c="13"/></text:p>
            <text:p><text:s text:c="14"/></text:p>
            <text:p><text:s text:c="13"/>Apr 24 - 10:5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iannis Antetokounmpo</text:p>
            <text:p><text:s text:c="17"/></text:p>
            <text:p><text:s text:c="17"/></text:p>
            <text:p><text:s text:c="22"/>- G/F - <text:s/>Bucks</text:p>
            <text:p><text:s text:c="16"/></text:p>
            <text:p><text:s text:c="17"/></text:p>
            <text:p><text:s text:c="12"/></text:p>
            <text:p><text:s text:c="8"/></text:p>
            <text:p><text:s text:c="8"/></text:p>
            <text:p><text:s text:c="8"/></text:p>
            <text:p><text:s text:c="12"/>Giannis Antetokounmpo hit 5-of-10 shots and 6-of-9 free throws to finish with 16 points, 10 rebounds, nine assists, two steals and two blocks in 41 minutes of Tuesday's Game 5 loss to the Celtics.</text:p>
            <text:p><text:s text:c="8"/></text:p>
            <text:p><text:s text:c="8"/></text:p>
            <text:p><text:s text:c="13"/>Giannis didn't score a lot tonight, but he also wasn't involved all that much, taking just 10 shots in 41 minutes. And while the Celtics defense deserves some credit on that end, it's unacceptable that the Bucks didn't feed him more tonight. Look for that game plan to change on Thursday in Milwaukee, when the Bucks will try to stop the Celtics and force a Game 7, which would take place in Boston.</text:p>
            <text:p><text:s text:c="8"/></text:p>
            <text:p><text:s text:c="8"/></text:p>
            <text:p><text:s text:c="13"/></text:p>
            <text:p><text:s text:c="14"/></text:p>
            <text:p><text:s text:c="13"/>Apr 24 - 10:0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cus Smart</text:p>
            <text:p><text:s text:c="17"/></text:p>
            <text:p><text:s text:c="17"/></text:p>
            <text:p><text:s text:c="22"/>- G - <text:s/>Celtics</text:p>
            <text:p><text:s text:c="16"/></text:p>
            <text:p><text:s text:c="17"/></text:p>
            <text:p><text:s text:c="12"/></text:p>
            <text:p><text:s text:c="8"/></text:p>
            <text:p><text:s text:c="8"/></text:p>
            <text:p><text:s text:c="8"/></text:p>
            <text:p><text:s text:c="12"/>Marcus Smart played through his thumb injury on Tuesday night and made one of the plays of the night, passing the ball while laying on his back to Al Horford for a late layup in a 92-87 Game 5 win.</text:p>
            <text:p><text:s text:c="8"/></text:p>
            <text:p><text:s text:c="8"/></text:p>
            <text:p><text:s text:c="13"/>This was Smart's first game since March 11 and he finished with nine points, five rebounds, four assists, a steal and three blocks on 2-of-7 shooting. Some rust was clearly to be expected, but Smart played a solid game and the pass to Horford might have ended up stopping a Bucks comeback. We're guessing Smart should be ready to roll again on Thursday night in Milwaukee for Game 6.</text:p>
            <text:p><text:s text:c="8"/></text:p>
            <text:p><text:s text:c="8"/></text:p>
            <text:p><text:s text:c="13"/></text:p>
            <text:p><text:s text:c="14"/></text:p>
            <text:p><text:s text:c="13"/>Apr 24 - 9:5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erry Rozier</text:p>
            <text:p><text:s text:c="17"/></text:p>
            <text:p><text:s text:c="17"/></text:p>
            <text:p><text:s text:c="22"/>- G - <text:s/>Celtics</text:p>
            <text:p><text:s text:c="16"/></text:p>
            <text:p><text:s text:c="17"/></text:p>
            <text:p><text:s text:c="12"/></text:p>
            <text:p><text:s text:c="8"/></text:p>
            <text:p><text:s text:c="8"/></text:p>
            <text:p><text:s text:c="8"/></text:p>
            <text:p><text:s text:c="12"/>Terry Rozier hit 4-of-10 shots and two 3-pointers for 16 points, three rebounds, five assists, a steal and a block in 33 minutes of Tuesday's Game 5 win over the Bucks.</text:p>
            <text:p><text:s text:c="8"/></text:p>
            <text:p><text:s text:c="8"/></text:p>
            <text:p><text:s text:c="13"/>Rozier and Eric Bledsoe had a nice battle all night and managed to avoid punching each other in the face. Their numbers were incredibly similar, but we'll give Rozier the edge since his team won the game. He outshined both Jayson Tatum and Jaylen Brown tonight, which isn't easy to do. The return of Marcus Smart hasn't hurt Rozier too much.</text:p>
            <text:p><text:s text:c="8"/></text:p>
            <text:p><text:s text:c="8"/></text:p>
            <text:p><text:s text:c="13"/></text:p>
            <text:p><text:s text:c="14"/></text:p>
            <text:p><text:s text:c="13"/>Apr 24 - 9:5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l Horford</text:p>
            <text:p><text:s text:c="17"/></text:p>
            <text:p><text:s text:c="17"/></text:p>
            <text:p><text:s text:c="22"/>- F/C - <text:s/>Celtics</text:p>
            <text:p><text:s text:c="16"/></text:p>
            <text:p><text:s text:c="17"/></text:p>
            <text:p><text:s text:c="12"/></text:p>
            <text:p><text:s text:c="8"/></text:p>
            <text:p><text:s text:c="8"/></text:p>
            <text:p><text:s text:c="8"/></text:p>
            <text:p><text:s text:c="12"/>Al Horford hit 7-of-15 shots and two 3-pointers for 22 points, 14 rebounds, three assists, two blocks and six turnovers in Tuesday's 92-87 win at Boston, giving the Celtics a 3-2 lead in their series.</text:p>
            <text:p><text:s text:c="8"/></text:p>
            <text:p><text:s text:c="8"/></text:p>
            <text:p><text:s text:c="13"/>Horford got a shot up after the 24-second clock expired that would have given the Bucks the ball back, but the officials missed it, making for one of the more interesting moments of the game. Horford wasn't exactly dominant tonight, but this was easily his best game since he had 24 points, 12 boards, two steals, three blocks and a 3-pointer in Game 1 of the series. Game 6 is in Milwaukee on Thursday night.</text:p>
            <text:p><text:s text:c="8"/></text:p>
            <text:p><text:s text:c="8"/></text:p>
            <text:p><text:s text:c="13"/></text:p>
            <text:p><text:s text:c="14"/></text:p>
            <text:p><text:s text:c="13"/>Apr 24 - 9:5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ussell Westbrook</text:p>
            <text:p><text:s text:c="17"/></text:p>
            <text:p><text:s text:c="17"/></text:p>
            <text:p><text:s text:c="22"/>- G - <text:s/>Thunder</text:p>
            <text:p><text:s text:c="16"/></text:p>
            <text:p><text:s text:c="17"/></text:p>
            <text:p><text:s text:c="12"/></text:p>
            <text:p><text:s text:c="8"/></text:p>
            <text:p><text:s text:c="8"/></text:p>
            <text:p><text:s text:c="8"/></text:p>
            <text:p><text:s text:c="12"/>Russell Westbrook was fined $10,000 for his altercation with Rudy Gobert in Game 4.</text:p>
            <text:p><text:s text:c="8"/></text:p>
            <text:p><text:s text:c="8"/></text:p>
            <text:p><text:s text:c="13"/>He was also assessed a post-game technical, but the big takeaway is that he's no longer in danger of a suspension. Westbrook will be ready to roll for a must-win Game 5 in OKC.</text:p>
            <text:p><text:s text:c="8"/></text:p>
            <text:p><text:s text:c="8"/></text:p>
            <text:p><text:s text:c="13"/></text:p>
            <text:p><text:s text:c="14"/></text:p>
            <text:p><text:s text:c="13"/>Source: Blake Murphy on Twitter <text:s text:c="26"/>Apr 24 - 7:5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Josh Richardson</text:p>
            <text:p><text:s text:c="17"/></text:p>
            <text:p><text:s text:c="17"/></text:p>
            <text:p><text:s text:c="22"/>- G/F - <text:s/>Heat</text:p>
            <text:p><text:s text:c="16"/></text:p>
            <text:p><text:s text:c="17"/></text:p>
            <text:p><text:s text:c="12"/></text:p>
            <text:p><text:s text:c="8"/></text:p>
            <text:p><text:s text:c="8"/></text:p>
            <text:p><text:s text:c="8"/></text:p>
            <text:p><text:s text:c="12"/>Josh Richardson (shoulder) is starting Game 5 on Tuesday.</text:p>
            <text:p><text:s text:c="8"/></text:p>
            <text:p><text:s text:c="8"/></text:p>
            <text:p><text:s text:c="13"/>He made it through the pre-game warmups without any setbacks and just received clearance from the training staff. With Miami's season on the line, we wouldn't expect Richardson to have restrictions unless his shoulder acts up.</text:p>
            <text:p><text:s text:c="8"/></text:p>
            <text:p><text:s text:c="8"/></text:p>
            <text:p><text:s text:c="13"/></text:p>
            <text:p><text:s text:c="14"/></text:p>
            <text:p><text:s text:c="13"/>Source: Mike Inglis Heat on Twitter <text:s text:c="22"/>Apr 24 - 7:2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emi Ojeleye</text:p>
            <text:p><text:s text:c="17"/></text:p>
            <text:p><text:s text:c="17"/></text:p>
            <text:p><text:s text:c="22"/>- F - <text:s/>Celtics</text:p>
            <text:p><text:s text:c="16"/></text:p>
            <text:p><text:s text:c="17"/></text:p>
            <text:p><text:s text:c="12"/></text:p>
            <text:p><text:s text:c="8"/></text:p>
            <text:p><text:s text:c="8"/></text:p>
            <text:p><text:s text:c="8"/></text:p>
            <text:p><text:s text:c="12"/>Semi Ojeleye is listed with the starters on Tuesday for Game 5.</text:p>
            <text:p><text:s text:c="8"/></text:p>
            <text:p><text:s text:c="8"/></text:p>
            <text:p><text:s text:c="13"/>Barring another late change, Ojeleye will move into the starting five in place of Aron Baynes. Coach Brad Stevens hinted that he was considering a change based on the matchup, and Ojeleye will give them a better defensive option on the likes of Giannis and Middleton. There aren't many fantasy implications here.</text:p>
            <text:p><text:s text:c="8"/></text:p>
            <text:p><text:s text:c="8"/></text:p>
            <text:p><text:s text:c="13"/>Related: Aron Baynes</text:p>
            <text:p><text:s text:c="14"/></text:p>
            <text:p><text:s text:c="13"/>Source: Brian Robb on Twitter <text:s text:c="28"/>Apr 24 - 7:0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ogdan Bogdanovic</text:p>
            <text:p><text:s text:c="17"/></text:p>
            <text:p><text:s text:c="17"/></text:p>
            <text:p><text:s text:c="22"/>- G/F - <text:s/>Kings</text:p>
            <text:p><text:s text:c="16"/></text:p>
            <text:p><text:s text:c="17"/></text:p>
            <text:p><text:s text:c="12"/></text:p>
            <text:p><text:s text:c="8"/></text:p>
            <text:p><text:s text:c="8"/></text:p>
            <text:p><text:s text:c="8"/></text:p>
            <text:p><text:s text:c="12"/>An MRI revealed a slight tear of the medial meniscus in Bogdan Bogdanovic's left knee, and he will undergo a minimally invasive meniscus debridement procedure on Tuesday.</text:p>
            <text:p><text:s text:c="8"/></text:p>
            <text:p><text:s text:c="8"/></text:p>
            <text:p><text:s text:c="13"/>We should get an official timetable for Bogdanovic's return date after the procedure is performed, but a knee scope isn't anything to be too terribly worried about and he'll have plenty of time to get himself ready for the 2018-19 season. After posting averages of 11.8 points, 3.3 dimes, 1.7 triples, 0.9 steals and 1.6 turnovers per game on 44.6% shooting during his rookie season, he'll be someone to think about snatching up towards the later rounds on draft day next year.</text:p>
            <text:p><text:s text:c="8"/></text:p>
            <text:p><text:s text:c="8"/></text:p>
            <text:p><text:s text:c="13"/></text:p>
            <text:p><text:s text:c="14"/></text:p>
            <text:p><text:s text:c="13"/>Source: NBA <text:s text:c="46"/>Apr 24 - 6:5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sh Richardson</text:p>
            <text:p><text:s text:c="17"/></text:p>
            <text:p><text:s text:c="17"/></text:p>
            <text:p><text:s text:c="22"/>- G/F - <text:s/>Heat</text:p>
            <text:p><text:s text:c="16"/></text:p>
            <text:p><text:s text:c="17"/></text:p>
            <text:p><text:s text:c="12"/></text:p>
            <text:p><text:s text:c="8"/></text:p>
            <text:p><text:s text:c="8"/></text:p>
            <text:p><text:s text:c="8"/></text:p>
            <text:p><text:s text:c="12"/>Josh Richardson (shoulder) will be a game-time decision for Game 5 on Tuesday against the 76ers.</text:p>
            <text:p><text:s text:c="8"/></text:p>
            <text:p><text:s text:c="8"/></text:p>
            <text:p><text:s text:c="13"/>Miami wants Richardson to get through his pregame routine before an official decision is made, but in a win-or-go-home game, the odds are in his favor of gutting it out tonight. Additionally, he said he's planning on playing tonight, but we'll get official confirmation on his status closer to tip-off.</text:p>
            <text:p><text:s text:c="8"/></text:p>
            <text:p><text:s text:c="8"/></text:p>
            <text:p><text:s text:c="13"/></text:p>
            <text:p><text:s text:c="14"/></text:p>
            <text:p><text:s text:c="13"/>Source: Brian Seltzer on Twitter <text:s text:c="25"/>Apr 24 - 6:4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cus Smart</text:p>
            <text:p><text:s text:c="17"/></text:p>
            <text:p><text:s text:c="17"/></text:p>
            <text:p><text:s text:c="22"/>- G - <text:s/>Celtics</text:p>
            <text:p><text:s text:c="16"/></text:p>
            <text:p><text:s text:c="17"/></text:p>
            <text:p><text:s text:c="12"/></text:p>
            <text:p><text:s text:c="8"/></text:p>
            <text:p><text:s text:c="8"/></text:p>
            <text:p><text:s text:c="8"/></text:p>
            <text:p><text:s text:c="12"/>Marcus Smart (thumb) is a go for Tuesday's Game 5 against the Bucks.</text:p>
            <text:p><text:s text:c="8"/></text:p>
            <text:p><text:s text:c="8"/></text:p>
            <text:p><text:s text:c="13"/>Smart got through shootaround and his pregame routine without issue, so he'll be back in action following a six-week absence tonight, sporting a small splint on his surgically repaired right thumb. He's been informed by the Celtics medical staff that he's in no danger of suffering a setback, and said he's "not at all" concerned about being tentative in his first game back, although he could have a bit of a minutes limit as his conditioning might not be where it needs to be.</text:p>
            <text:p><text:s text:c="8"/></text:p>
            <text:p><text:s text:c="8"/></text:p>
            <text:p><text:s text:c="13"/></text:p>
            <text:p><text:s text:c="14"/></text:p>
            <text:p><text:s text:c="13"/>Source: Jared Weiss on Twitter <text:s text:c="27"/>Apr 24 - 6:2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eff Teague</text:p>
            <text:p><text:s text:c="17"/></text:p>
            <text:p><text:s text:c="17"/></text:p>
            <text:p><text:s text:c="22"/>- G - <text:s/>Timberwolves</text:p>
            <text:p><text:s text:c="16"/></text:p>
            <text:p><text:s text:c="17"/></text:p>
            <text:p><text:s text:c="12"/></text:p>
            <text:p><text:s text:c="8"/></text:p>
            <text:p><text:s text:c="8"/></text:p>
            <text:p><text:s text:c="8"/></text:p>
            <text:p><text:s text:c="12"/>Jeff Teague (dislocated finger) is not being listed on the injury report for Wednesday's Game 5 in Houston.</text:p>
            <text:p><text:s text:c="8"/></text:p>
            <text:p><text:s text:c="8"/></text:p>
            <text:p><text:s text:c="13"/>Teague hurt his finger during Monday's Game 4 loss, but he was available to return, and there was never much doubt about his availability for tomorrow's game. We'll have official confirmation on his status closer to Wednesday's tip.</text:p>
            <text:p><text:s text:c="8"/></text:p>
            <text:p><text:s text:c="8"/></text:p>
            <text:p><text:s text:c="13"/></text:p>
            <text:p><text:s text:c="14"/></text:p>
            <text:p><text:s text:c="13"/>Source: Adam Wexler on Twitter <text:s text:c="27"/>Apr 24 - 6:1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yus Jones</text:p>
            <text:p><text:s text:c="17"/></text:p>
            <text:p><text:s text:c="17"/></text:p>
            <text:p><text:s text:c="22"/>- G - <text:s/>Timberwolves</text:p>
            <text:p><text:s text:c="16"/></text:p>
            <text:p><text:s text:c="17"/></text:p>
            <text:p><text:s text:c="12"/></text:p>
            <text:p><text:s text:c="8"/></text:p>
            <text:p><text:s text:c="8"/></text:p>
            <text:p><text:s text:c="8"/></text:p>
            <text:p><text:s text:c="12"/>Tyus Jones (right knee soreness) is questionable to play in Game 5 against the Rockets on Wednesday.</text:p>
            <text:p><text:s text:c="8"/></text:p>
            <text:p><text:s text:c="8"/></text:p>
            <text:p><text:s text:c="13"/>Jones sat out Monday's Game 4 loss, and it was Derrick Rose who was the primary beneficiary, logging 32 minutes off the bench. If he's again forced to the sidelines on Wednesday, it'll be Rose, Jeff Teague and Jamal Crawford divvying up his minutes. Check back for another update following tomorrow's shootaround.</text:p>
            <text:p><text:s text:c="8"/></text:p>
            <text:p><text:s text:c="8"/></text:p>
            <text:p><text:s text:c="13"/>Related: Derrick Rose, Jamal Crawford, Jeff Teague</text:p>
            <text:p><text:s text:c="14"/></text:p>
            <text:p><text:s text:c="13"/>Source: Adam Wexler on Twitter <text:s text:c="27"/>Apr 24 - 6:0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ussell Westbrook</text:p>
            <text:p><text:s text:c="17"/></text:p>
            <text:p><text:s text:c="17"/></text:p>
            <text:p><text:s text:c="22"/>- G - <text:s/>Thunder</text:p>
            <text:p><text:s text:c="16"/></text:p>
            <text:p><text:s text:c="17"/></text:p>
            <text:p><text:s text:c="12"/></text:p>
            <text:p><text:s text:c="8"/></text:p>
            <text:p><text:s text:c="8"/></text:p>
            <text:p><text:s text:c="8"/></text:p>
            <text:p><text:s text:c="12"/>The NBA is reportedly reviewing Russell Westbrook's Game 4 incident, and deliberating whether or not a suspension is warrented for Game 5.</text:p>
            <text:p><text:s text:c="8"/></text:p>
            <text:p><text:s text:c="8"/></text:p>
            <text:p><text:s text:c="13"/>Westbrook was waiting to check in the game at the scorer's table during the fourth quarter of the Game 4 loss, but got himself involved in an altercation between Raymond Felton and Rudy Gobert after a foul, stepping onto the court and slapping away Gobert's hand. Overall, this was a very minor incident, and while Westbrook did technically leave the bench area, it would be absolutely shocking to see commissioner Adam Silver dish out a suspension for a crucial Game 5 in OKC. Stay tuned.</text:p>
            <text:p><text:s text:c="8"/></text:p>
            <text:p><text:s text:c="8"/></text:p>
            <text:p><text:s text:c="13"/></text:p>
            <text:p><text:s text:c="14"/></text:p>
            <text:p><text:s text:c="13"/>Source: Bleacher Report <text:s text:c="34"/>Apr 24 - 5:5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cus Smart</text:p>
            <text:p><text:s text:c="17"/></text:p>
            <text:p><text:s text:c="17"/></text:p>
            <text:p><text:s text:c="22"/>- G - <text:s/>Celtics</text:p>
            <text:p><text:s text:c="16"/></text:p>
            <text:p><text:s text:c="17"/></text:p>
            <text:p><text:s text:c="12"/></text:p>
            <text:p><text:s text:c="8"/></text:p>
            <text:p><text:s text:c="8"/></text:p>
            <text:p><text:s text:c="8"/></text:p>
            <text:p><text:s text:c="12"/>Barring a last minute setback, Marcus Smart (thumb) will play in Game 5 on Tuesday against the Bucks.</text:p>
            <text:p><text:s text:c="8"/></text:p>
            <text:p><text:s text:c="8"/></text:p>
            <text:p><text:s text:c="13"/>Brad Stevens said that Smart "felt great" after shootaround, and while he may have his minutes monitored in his first game back following a six-week absence, he should give the Celtics a major boost on defense. Khris Middleton has been killing them, scoring 25.5 points per game on 61.5% shooting, so perhaps Smart can help bring down Middleton's shooting percentages to a less-ridiculous range. Shane Larkin's minutes will take a fairly large hit with Smart back in action.</text:p>
            <text:p><text:s text:c="8"/></text:p>
            <text:p><text:s text:c="8"/></text:p>
            <text:p><text:s text:c="13"/>Related: Shane Larkin</text:p>
            <text:p><text:s text:c="14"/></text:p>
            <text:p><text:s text:c="13"/>Source: Scott Souza on Twitter <text:s text:c="27"/>Apr 24 - 5:2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Pablo Prigioni</text:p>
            <text:p><text:s text:c="17"/></text:p>
            <text:p><text:s text:c="17"/></text:p>
            <text:p><text:s text:c="22"/>- G - <text:s/>Nets</text:p>
            <text:p><text:s text:c="16"/></text:p>
            <text:p><text:s text:c="17"/></text:p>
            <text:p><text:s text:c="12"/></text:p>
            <text:p><text:s text:c="8"/></text:p>
            <text:p><text:s text:c="8"/></text:p>
            <text:p><text:s text:c="8"/></text:p>
            <text:p><text:s text:c="12"/>Pablo Prigioni will join the Nets coaching staff as an assistant coach next season.</text:p>
            <text:p><text:s text:c="8"/></text:p>
            <text:p><text:s text:c="8"/></text:p>
            <text:p><text:s text:c="13"/>Prigioni will help develop the young guards in Brooklyn, and this is a solid add by the Nets' front office. They also hired Tiago Splitter on Tuesday, who will serve as a pro-scout and assist in player development.</text:p>
            <text:p><text:s text:c="8"/></text:p>
            <text:p><text:s text:c="8"/></text:p>
            <text:p><text:s text:c="13"/></text:p>
            <text:p><text:s text:c="14"/></text:p>
            <text:p><text:s text:c="13"/>Source: Brian Lewis on Twitter <text:s text:c="27"/>Apr 24 - 3:4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yler Johnson</text:p>
            <text:p><text:s text:c="17"/></text:p>
            <text:p><text:s text:c="17"/></text:p>
            <text:p><text:s text:c="22"/>- G - <text:s/>Heat</text:p>
            <text:p><text:s text:c="16"/></text:p>
            <text:p><text:s text:c="17"/></text:p>
            <text:p><text:s text:c="12"/></text:p>
            <text:p><text:s text:c="8"/></text:p>
            <text:p><text:s text:c="8"/></text:p>
            <text:p><text:s text:c="8"/></text:p>
            <text:p><text:s text:c="12"/>Tyler Johnson (sore thumb) is good to go for Tuesday's Game 5 against the 76ers.</text:p>
            <text:p><text:s text:c="8"/></text:p>
            <text:p><text:s text:c="8"/></text:p>
            <text:p><text:s text:c="13"/>"[Johnson is] ready to go," said head coach Erik Spoelstra after shootaround. "He would probably punch me in the face if I said anything otherwise." Johnson tweaked his left thumb during hte first quarter of Saturday's Game 4 loss to Philly, but he played through it and was never in any real danger of missing today's game.</text:p>
            <text:p><text:s text:c="8"/></text:p>
            <text:p><text:s text:c="8"/></text:p>
            <text:p><text:s text:c="13"/></text:p>
            <text:p><text:s text:c="14"/></text:p>
            <text:p><text:s text:c="13"/>Source: Ira Winderman on Twitter <text:s text:c="25"/>Apr 24 - 3:3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OG Anunoby</text:p>
            <text:p><text:s text:c="17"/></text:p>
            <text:p><text:s text:c="17"/></text:p>
            <text:p><text:s text:c="22"/>- F - <text:s/>Raptors</text:p>
            <text:p><text:s text:c="16"/></text:p>
            <text:p><text:s text:c="17"/></text:p>
            <text:p><text:s text:c="12"/></text:p>
            <text:p><text:s text:c="8"/></text:p>
            <text:p><text:s text:c="8"/></text:p>
            <text:p><text:s text:c="8"/></text:p>
            <text:p><text:s text:c="12"/>Coach Dwane Casey said that OG Anunoby (ankle) was able to practice on Tuesday and is day-to-day going forward.</text:p>
            <text:p><text:s text:c="8"/></text:p>
            <text:p><text:s text:c="8"/></text:p>
            <text:p><text:s text:c="13"/>Anunoby tweaked his right ankle near the end of the second quarter of Game 4 and had to limp to the locker room. However, he was able to start the second half and logged a total of 22 minutes in the contest. If OG is unable to play in Game 5 on Wednesday, C.J. Miles and Pascal Siakam will soak up additional minutes. Norman Powell might re-enter the rotation as well.</text:p>
            <text:p><text:s text:c="8"/></text:p>
            <text:p><text:s text:c="8"/></text:p>
            <text:p><text:s text:c="13"/>Related: C.J. Miles</text:p>
            <text:p><text:s text:c="14"/></text:p>
            <text:p><text:s text:c="13"/>Source: Blake Murphy on Twitter <text:s text:c="26"/>Apr 24 - 1:5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Fred VanVleet</text:p>
            <text:p><text:s text:c="17"/></text:p>
            <text:p><text:s text:c="17"/></text:p>
            <text:p><text:s text:c="22"/>- G - <text:s/>Raptors</text:p>
            <text:p><text:s text:c="16"/></text:p>
            <text:p><text:s text:c="17"/></text:p>
            <text:p><text:s text:c="12"/></text:p>
            <text:p><text:s text:c="8"/></text:p>
            <text:p><text:s text:c="8"/></text:p>
            <text:p><text:s text:c="8"/></text:p>
            <text:p><text:s text:c="12"/>Coach Dwane Casey said that Fred VanVleet (shoulder) was able to practice on Tuesday and is day-to-day.</text:p>
            <text:p><text:s text:c="8"/></text:p>
            <text:p><text:s text:c="8"/></text:p>
            <text:p><text:s text:c="13"/>VanVleet is officially listed as doubtful on the injury report, meaning it's unlikely he will be cleared to play. We should have another update on his status after Wednesday morning's shootaround. If FVV is ruled out for Game 5, Delon Wright would again be asked to handle significant minutes. Wright is averaging 10.5 points, 3.3 assists and 2.0 steals in 24.6 minutes over the first four games of this series.</text:p>
            <text:p><text:s text:c="8"/></text:p>
            <text:p><text:s text:c="8"/></text:p>
            <text:p><text:s text:c="13"/>Related: Delon Wright</text:p>
            <text:p><text:s text:c="14"/></text:p>
            <text:p><text:s text:c="13"/>Source: Josh Lewenberg on Twitter <text:s text:c="24"/>Apr 24 - 1:4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eorge Hill</text:p>
            <text:p><text:s text:c="17"/></text:p>
            <text:p><text:s text:c="17"/></text:p>
            <text:p><text:s text:c="22"/>- G - <text:s/>Cavaliers</text:p>
            <text:p><text:s text:c="16"/></text:p>
            <text:p><text:s text:c="17"/></text:p>
            <text:p><text:s text:c="12"/></text:p>
            <text:p><text:s text:c="8"/></text:p>
            <text:p><text:s text:c="8"/></text:p>
            <text:p><text:s text:c="8"/></text:p>
            <text:p><text:s text:c="12"/>Coach Tyronn Lue said that George Hill (back spasms) was able to go through some shooting drills at Tuesday's practice but remains questionable for Game 5 on Wednesday.</text:p>
            <text:p><text:s text:c="8"/></text:p>
            <text:p><text:s text:c="8"/></text:p>
            <text:p><text:s text:c="13"/>Hill has been limited since his back flared up on him in Game 1, and was forced to sit out Game 4. We should have an update on his status following Wednesday morning's shootaround. Lue did say that if Hill was cleared to play, he would start rather than come off the bench. If Hill is unable to play, then Jose Calderon and Jordan Clarkson will once again split minutes at point guard.</text:p>
            <text:p><text:s text:c="8"/></text:p>
            <text:p><text:s text:c="8"/></text:p>
            <text:p><text:s text:c="13"/>Related: Jose Calderon, Jordan Clarkson</text:p>
            <text:p><text:s text:c="14"/></text:p>
            <text:p><text:s text:c="13"/>Source: ESPN.com <text:s text:c="41"/>Apr 24 - 1:0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sh Richardson</text:p>
            <text:p><text:s text:c="17"/></text:p>
            <text:p><text:s text:c="17"/></text:p>
            <text:p><text:s text:c="22"/>- G/F - <text:s/>Heat</text:p>
            <text:p><text:s text:c="16"/></text:p>
            <text:p><text:s text:c="17"/></text:p>
            <text:p><text:s text:c="12"/></text:p>
            <text:p><text:s text:c="8"/></text:p>
            <text:p><text:s text:c="8"/></text:p>
            <text:p><text:s text:c="8"/></text:p>
            <text:p><text:s text:c="12"/>Josh Richardson (shoulder) said there is a 60 percent chance that he will play in Game 5 on Tuesday night vs. the Sixers.</text:p>
            <text:p><text:s text:c="8"/></text:p>
            <text:p><text:s text:c="8"/></text:p>
            <text:p><text:s text:c="13"/>This is somewhat surprising, considering Richardson was able to play the second half of Game 4 (and finish with a franchise-record seven steals). In addition, it was reported after the game that J-Rich planned to play in Game 5. If Richardson is ruled out, it would be a major blow to Miami's chances. We likely won't have confirmation on his status until Coach Spoelstra speaks with reporters at approximately 6:30 pm. Dwyane Wade, Wayne Ellington and Rodney McGruder would see an uptick in minutes if Richardson is unable to play.</text:p>
            <text:p><text:s text:c="8"/></text:p>
            <text:p><text:s text:c="8"/></text:p>
            <text:p><text:s text:c="13"/>Related: Wayne Ellington, Dwyane Wade</text:p>
            <text:p><text:s text:c="14"/></text:p>
            <text:p><text:s text:c="13"/>Source: Ira Winderman on Twitter <text:s text:c="25"/>Apr 24 - 12:1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John Henson</text:p>
            <text:p><text:s text:c="17"/></text:p>
            <text:p><text:s text:c="17"/></text:p>
            <text:p><text:s text:c="22"/>- F/C - <text:s/>Bucks</text:p>
            <text:p><text:s text:c="16"/></text:p>
            <text:p><text:s text:c="17"/></text:p>
            <text:p><text:s text:c="12"/></text:p>
            <text:p><text:s text:c="8"/></text:p>
            <text:p><text:s text:c="8"/></text:p>
            <text:p><text:s text:c="8"/></text:p>
            <text:p><text:s text:c="12"/>John Henson (back soreness) did not travel with the team to Boston and has been ruled out of Tuesday's Game 5 vs. the Celtics.</text:p>
            <text:p><text:s text:c="8"/></text:p>
            <text:p><text:s text:c="8"/></text:p>
            <text:p><text:s text:c="13"/>Henson logged heavy minutes in Games 1 and 2, averaging 9.5 points, 6.0 rebounds and 3.5 blocks. However, he was forced to sit out Games 3 and 4, and Tuesday will be his third straight contest on the sideline. Tyler Zeller has started, but Thon Maker has been the primary beneficiary. <text:s/>Maker is averaging 11.0 points, 3.5 rebounds, 2.5 treys and 5.0 blocks in 27.6 minutes over the last two games. He is worthy DFS option on Tuesday.</text:p>
            <text:p><text:s text:c="8"/></text:p>
            <text:p><text:s text:c="8"/></text:p>
            <text:p><text:s text:c="13"/>Related: Tyler Zeller, Thon Maker</text:p>
            <text:p><text:s text:c="14"/></text:p>
            <text:p><text:s text:c="13"/>Source: Nick Friedell on Twitter <text:s text:c="25"/>Apr 24 - 11:19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Marcus Cousins</text:p>
            <text:p><text:s text:c="17"/></text:p>
            <text:p><text:s text:c="17"/></text:p>
            <text:p><text:s text:c="22"/>- F/C - <text:s/>Pelicans</text:p>
            <text:p><text:s text:c="16"/></text:p>
            <text:p><text:s text:c="17"/></text:p>
            <text:p><text:s text:c="12"/></text:p>
            <text:p><text:s text:c="8"/></text:p>
            <text:p><text:s text:c="8"/></text:p>
            <text:p><text:s text:c="8"/></text:p>
            <text:p><text:s text:c="12"/>The Pelicans are considering offering DeMarcus Cousins (left Achilles surgery) a two- or three-year deal at less than the max, according to Zach Lowe of ESPN.</text:p>
            <text:p><text:s text:c="8"/></text:p>
            <text:p><text:s text:c="8"/></text:p>
            <text:p><text:s text:c="13"/>Cousins was inline for a $200-plus million payday this summer, before rupturing his Achilles. The Pels would lose him for nothing if they let him walk. However, they have been playing incredibly well with him sidelined, and there are only a handful of teams that have the cap space to offer a max contract. Thus, New Orleans has all the leverage. It will be one of the more interesting free agent situations this offseason.</text:p>
            <text:p><text:s text:c="8"/></text:p>
            <text:p><text:s text:c="8"/></text:p>
            <text:p><text:s text:c="13"/></text:p>
            <text:p><text:s text:c="14"/></text:p>
            <text:p><text:s text:c="13"/>Source: ESPN.com <text:s text:c="41"/>Apr 24 - 10:4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cus Smart</text:p>
            <text:p><text:s text:c="17"/></text:p>
            <text:p><text:s text:c="17"/></text:p>
            <text:p><text:s text:c="22"/>- G - <text:s/>Celtics</text:p>
            <text:p><text:s text:c="16"/></text:p>
            <text:p><text:s text:c="17"/></text:p>
            <text:p><text:s text:c="12"/></text:p>
            <text:p><text:s text:c="8"/></text:p>
            <text:p><text:s text:c="8"/></text:p>
            <text:p><text:s text:c="8"/></text:p>
            <text:p><text:s text:c="12"/>Coach Brad Stevens said that Marcus Smart (thumb) has been physically cleared to play Game 5 on Tuesday, but his availability will depend on how he feels after a late-morning workout.</text:p>
            <text:p><text:s text:c="8"/></text:p>
            <text:p><text:s text:c="8"/></text:p>
            <text:p><text:s text:c="13"/>Speaking with reporters on Monday, Smart said the plan was to return for Game 6 and that they were on track. He is officially listed as questionable on the injury report. However, considering Smart's tenacity and eagerness to return, it would be somewhat surprising if he was cleared to play but decided to sit out. Starting point guard Terry Rozier told reporters: "I think he’s playing. But you didn’t hear it from me." If Smart does return, Shane Larkin will likely be bumped from the rotation.</text:p>
            <text:p><text:s text:c="8"/></text:p>
            <text:p><text:s text:c="8"/></text:p>
            <text:p><text:s text:c="13"/>Related: Shane Larkin</text:p>
            <text:p><text:s text:c="14"/></text:p>
            <text:p><text:s text:c="13"/>Source: Gary Washburn on Twitter <text:s text:c="25"/>Apr 24 - 10:29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eorge Hill</text:p>
            <text:p><text:s text:c="17"/></text:p>
            <text:p><text:s text:c="17"/></text:p>
            <text:p><text:s text:c="22"/>- G - <text:s/>Cavaliers</text:p>
            <text:p><text:s text:c="16"/></text:p>
            <text:p><text:s text:c="17"/></text:p>
            <text:p><text:s text:c="12"/></text:p>
            <text:p><text:s text:c="8"/></text:p>
            <text:p><text:s text:c="8"/></text:p>
            <text:p><text:s text:c="8"/></text:p>
            <text:p><text:s text:c="12"/>George Hill (back spasms) is listed as questionable on the injury report for Wednesday's Game 5 vs. Indiana.</text:p>
            <text:p><text:s text:c="8"/></text:p>
            <text:p><text:s text:c="8"/></text:p>
            <text:p><text:s text:c="13"/>Fortunately, the MRI taken on Hill's back over the weekend was clean. However, he was unable to play in Game 4. Jose Calderon started at point guard and finished with five points and two assists in 19 minutes. Jordan Clarkson had 12 points and two rebounds in 22 minutes off the bench. Calderon and Clarkson will again be asked to divvy minutes at PG in Game 5 if Hill is unable to play.</text:p>
            <text:p><text:s text:c="8"/></text:p>
            <text:p><text:s text:c="8"/></text:p>
            <text:p><text:s text:c="13"/>Related: Jordan Clarkson, Jose Calderon</text:p>
            <text:p><text:s text:c="14"/></text:p>
            <text:p><text:s text:c="13"/>Source: NBA.com <text:s text:c="42"/>Apr 24 - 9:53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P.J. Tucker</text:p>
            <text:p><text:s text:c="17"/></text:p>
            <text:p><text:s text:c="17"/></text:p>
            <text:p><text:s text:c="22"/>- F - <text:s/>Rockets</text:p>
            <text:p><text:s text:c="16"/></text:p>
            <text:p><text:s text:c="17"/></text:p>
            <text:p><text:s text:c="12"/></text:p>
            <text:p><text:s text:c="8"/></text:p>
            <text:p><text:s text:c="8"/></text:p>
            <text:p><text:s text:c="8"/></text:p>
            <text:p><text:s text:c="12"/>P.J. Tucker (knee) said that he will "definitely be ready" for Game 5 Wednesday vs. Minnesota.</text:p>
            <text:p><text:s text:c="8"/></text:p>
            <text:p><text:s text:c="8"/></text:p>
            <text:p><text:s text:c="13"/>Tucker appeared to tweak his left knee in the second quarter of Game 4 on Monday. He limped to the locker room but returned to the game shortly thereafter. "I'm okay, a little sore, not great," said Tucker after the contest. "I'll definitely be ready for [Game 5], no question." The Rockets can't afford to lose Tucker, especially with Luc Mbah a Moute (shoulder) also sidelined.</text:p>
            <text:p><text:s text:c="8"/></text:p>
            <text:p><text:s text:c="8"/></text:p>
            <text:p><text:s text:c="13"/></text:p>
            <text:p><text:s text:c="14"/></text:p>
            <text:p><text:s text:c="13"/>Source: Mark Berman on Twitter <text:s text:c="27"/>Apr 24 - 9:1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ussell Westbrook</text:p>
            <text:p><text:s text:c="17"/></text:p>
            <text:p><text:s text:c="17"/></text:p>
            <text:p><text:s text:c="22"/>- G - <text:s/>Thunder</text:p>
            <text:p><text:s text:c="16"/></text:p>
            <text:p><text:s text:c="17"/></text:p>
            <text:p><text:s text:c="12"/></text:p>
            <text:p><text:s text:c="8"/></text:p>
            <text:p><text:s text:c="8"/></text:p>
            <text:p><text:s text:c="8"/></text:p>
            <text:p><text:s text:c="12"/>Russell Westbrook hit just 7-of-18 shots and missed all three of his 3-pointers for 23 points, 14 rebounds, three assists and five turnovers in Monday's 113-96 Game 4 loss to the Jazz, putting the Thunder in a 3-1 hole in the series.</text:p>
            <text:p><text:s text:c="8"/></text:p>
            <text:p><text:s text:c="8"/></text:p>
            <text:p><text:s text:c="13"/>Westbrook was basically looking for a fight the entire game and got into serious foul trouble early, picking up his fourth foul before halftime. He managed to make it through the entire game without being ejected or fouling out, but he was trying to pick a fight with anyone in a Jazz uniform who crossed his path. Westbrook was all about close-guarding Ricky Rubio in the first half, but it really only messed up the Thunder's defensive rotations and got Westy into foul trouble. The Thunder should be able to regroup and put up a better fight in Game 5 in OKC, but the Jazz are clearly in control of this series with their defensive presence, along with their physicality.</text:p>
            <text:p><text:s text:c="8"/></text:p>
            <text:p><text:s text:c="8"/></text:p>
            <text:p><text:s text:c="13"/></text:p>
            <text:p><text:s text:c="14"/></text:p>
            <text:p><text:s text:c="13"/>Apr 24 - 1:5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Paul George</text:p>
            <text:p><text:s text:c="17"/></text:p>
            <text:p><text:s text:c="17"/></text:p>
            <text:p><text:s text:c="22"/>- F - <text:s/>Thunder</text:p>
            <text:p><text:s text:c="16"/></text:p>
            <text:p><text:s text:c="17"/></text:p>
            <text:p><text:s text:c="12"/></text:p>
            <text:p><text:s text:c="8"/></text:p>
            <text:p><text:s text:c="8"/></text:p>
            <text:p><text:s text:c="8"/></text:p>
            <text:p><text:s text:c="12"/>Paul George hit 9-of-21 shots, 2-of-9 3-pointers and 12-of-12 free throws for 32 points, six rebounds, two assists and two steals in 40 minutes of Monday's 113-96 Game 4 loss to the Jazz, as the Thunder fell into a 3-1 hole in the series.</text:p>
            <text:p><text:s text:c="8"/></text:p>
            <text:p><text:s text:c="8"/></text:p>
            <text:p><text:s text:c="13"/>George beefed with Joe Ingles all night and turned the ball over six times. The Thunder won the first quarter 30-24, but were dominated for the rest of the game, and unless Carmelo Anthony steps up to help George and Russell Westbrook, or they figure out how to defend the Jazz as well as they're being defended, the Thunder are going fishing soon. Game 5 is in OKC on Wednesday.</text:p>
            <text:p><text:s text:c="8"/></text:p>
            <text:p><text:s text:c="8"/></text:p>
            <text:p><text:s text:c="13"/></text:p>
            <text:p><text:s text:c="14"/></text:p>
            <text:p><text:s text:c="13"/>Apr 24 - 1:45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e Crowder</text:p>
            <text:p><text:s text:c="17"/></text:p>
            <text:p><text:s text:c="17"/></text:p>
            <text:p><text:s text:c="22"/>- F - <text:s/>Jazz</text:p>
            <text:p><text:s text:c="16"/></text:p>
            <text:p><text:s text:c="17"/></text:p>
            <text:p><text:s text:c="12"/></text:p>
            <text:p><text:s text:c="8"/></text:p>
            <text:p><text:s text:c="8"/></text:p>
            <text:p><text:s text:c="8"/></text:p>
            <text:p><text:s text:c="12"/>Jae Crowder inadvertently forearmed Steven Adams in the face on Monday night and was ejected, finishing with six points, seven boards, three steals and a 3-pointers on 2-of-10 shooting in 28 minutes.</text:p>
            <text:p><text:s text:c="8"/></text:p>
            <text:p><text:s text:c="8"/></text:p>
            <text:p><text:s text:c="13"/>He didn't play that well, but still put up some fantasy numbers before leaving. Crowder was beefing with Russell Westbrook (surprise) and was swatting away the arm of Carmelo Anthony when he accidentally popped Adams in the nose. There's no chance of a suspension here, as Russell Westbrook, Paul George, Raymond Felton, Joe Ingles, Ricky Rubio and Rudy Gobert were all hit, or hit someone, harder than Adams got it tonight. But the difference was Crowder caught Adams on the nose.</text:p>
            <text:p><text:s text:c="8"/></text:p>
            <text:p><text:s text:c="8"/></text:p>
            <text:p><text:s text:c="13"/></text:p>
            <text:p><text:s text:c="14"/></text:p>
            <text:p><text:s text:c="13"/>Apr 24 - 1:4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udy Gobert</text:p>
            <text:p><text:s text:c="17"/></text:p>
            <text:p><text:s text:c="17"/></text:p>
            <text:p><text:s text:c="22"/>- C - <text:s/>Jazz</text:p>
            <text:p><text:s text:c="16"/></text:p>
            <text:p><text:s text:c="17"/></text:p>
            <text:p><text:s text:c="12"/></text:p>
            <text:p><text:s text:c="8"/></text:p>
            <text:p><text:s text:c="8"/></text:p>
            <text:p><text:s text:c="8"/></text:p>
            <text:p><text:s text:c="12"/>Rudy Gobert hit 7-of-11 shots for 16 points, 10 rebounds, a steal and a block in 34 minutes of Monday's Game 4 win over the Thunder.</text:p>
            <text:p><text:s text:c="8"/></text:p>
            <text:p><text:s text:c="8"/></text:p>
            <text:p><text:s text:c="13"/>Gobert took a shot to the batteries from Raymond Felton, and despite selling the drama, he's fine. It felt like he had more than one block tonight, but whether he's blocking shots or not, he's playing tough defense for the best defensive team in the league. OKC scored 30 points in the first quarter and then the Jazz put the clamps down and dominated the final three quarters. Game 5 is Wednesday at OKC.</text:p>
            <text:p><text:s text:c="8"/></text:p>
            <text:p><text:s text:c="8"/></text:p>
            <text:p><text:s text:c="13"/></text:p>
            <text:p><text:s text:c="14"/></text:p>
            <text:p><text:s text:c="13"/>Apr 24 - 1:29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e Ingles</text:p>
            <text:p><text:s text:c="17"/></text:p>
            <text:p><text:s text:c="17"/></text:p>
            <text:p><text:s text:c="22"/>- G/F - <text:s/>Jazz</text:p>
            <text:p><text:s text:c="16"/></text:p>
            <text:p><text:s text:c="17"/></text:p>
            <text:p><text:s text:c="12"/></text:p>
            <text:p><text:s text:c="8"/></text:p>
            <text:p><text:s text:c="8"/></text:p>
            <text:p><text:s text:c="8"/></text:p>
            <text:p><text:s text:c="12"/>Joe Ingles hit 6-of-12 shots and five 3-pointers for 20 points, three rebounds, four assists, a steal and a block in 30 minutes of Monday's Game 4 win over the Thunder.</text:p>
            <text:p><text:s text:c="8"/></text:p>
            <text:p><text:s text:c="8"/></text:p>
            <text:p><text:s text:c="13"/>He hit five 3-pointers in Game 3 and the Thunder have apparently ignored the memo that says he's one of the best 3-point shooters in the NBA, as they keep leaving him open. This series is quite heated and Ingles has been in the middle of several flare ups, mostly with Paul George. He's also on fire, averaging 20.5 points, 3.0 rebounds, 4.0 assists, 1.0 steals and 5.0 3-pointers over his last two games. He'll look to keep it going in OKC on Wednesday night for Game 5, where a Utah win would end the series.</text:p>
            <text:p><text:s text:c="8"/></text:p>
            <text:p><text:s text:c="8"/></text:p>
            <text:p><text:s text:c="13"/></text:p>
            <text:p><text:s text:c="14"/></text:p>
            <text:p><text:s text:c="13"/>Apr 24 - 1:24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onovan Mitchell</text:p>
            <text:p><text:s text:c="17"/></text:p>
            <text:p><text:s text:c="17"/></text:p>
            <text:p><text:s text:c="22"/>- G - <text:s/>Jazz</text:p>
            <text:p><text:s text:c="16"/></text:p>
            <text:p><text:s text:c="17"/></text:p>
            <text:p><text:s text:c="12"/></text:p>
            <text:p><text:s text:c="8"/></text:p>
            <text:p><text:s text:c="8"/></text:p>
            <text:p><text:s text:c="8"/></text:p>
            <text:p><text:s text:c="12"/>Donovan Mitchell hit 13-of-28 shots and three 3-pointers for 33 points, seven rebounds, four assists and a block in 39 minutes to lead the Jazz to a 113-96 win over the Thunder in Monday's Game 4, giving the Jazz a 3-1 lead in the series.</text:p>
            <text:p><text:s text:c="8"/></text:p>
            <text:p><text:s text:c="8"/></text:p>
            <text:p><text:s text:c="13"/>Mitchell broke Karl Malone's team playoff scoring record for a rookie with his 33 points tonight, as Malone scored 31 points in a game back in 1986. These two teams hate each other and there were six technical fouls handed out tonight, but Mitchell managed to stay out of most of the drama. He doesn't look like a rookie, and really hasn't all year, and the Jazz will look to put away the Thunder in Oklahoma City in Game 5 on Wednesday. However, a more likely scenario would be the Jazz ending the series in Game 6 back at home. Mitchell is a much needed offensive force on a team that thrives by playing defense, and this series has been the most entertaining matchup of the playoffs thus far.</text:p>
            <text:p><text:s text:c="8"/></text:p>
            <text:p><text:s text:c="8"/></text:p>
            <text:p><text:s text:c="13"/></text:p>
            <text:p><text:s text:c="14"/></text:p>
            <text:p><text:s text:c="13"/>Apr 24 - 1:18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mes Harden</text:p>
            <text:p><text:s text:c="17"/></text:p>
            <text:p><text:s text:c="17"/></text:p>
            <text:p><text:s text:c="22"/>- G - <text:s/>Rockets</text:p>
            <text:p><text:s text:c="16"/></text:p>
            <text:p><text:s text:c="17"/></text:p>
            <text:p><text:s text:c="12"/></text:p>
            <text:p><text:s text:c="8"/></text:p>
            <text:p><text:s text:c="8"/></text:p>
            <text:p><text:s text:c="8"/></text:p>
            <text:p><text:s text:c="12"/>James Harden hit 12-of-26 shots, five 3-pointers and 7-of-7 free throws on his way to 36 points, four rebounds, three assists, four steals and a block in Monday's 119-100 win over the Wolves in Game 4, giving Houston a 3-1 lead in the series.</text:p>
            <text:p><text:s text:c="8"/></text:p>
            <text:p><text:s text:c="8"/></text:p>
            <text:p><text:s text:c="13"/>The Rockets scored 50 points (and hit nine 3-pointers) in the third quarter, which was the second most points in a quarter of a playoff game of all time, as the 1962 Lakers scored 51 points in a quarter. The Wolves only scored 20 in that one, turning a one-point deficit for Minnesota into a 31-point lead for the Rockets, who never looked back. Harden didn't really look like himself in Games 2 and 3, but was back to his old tricks tonight. The Rockets will look to end this series at home on Wednesday.</text:p>
            <text:p><text:s text:c="8"/></text:p>
            <text:p><text:s text:c="8"/></text:p>
            <text:p><text:s text:c="13"/></text:p>
            <text:p><text:s text:c="14"/></text:p>
            <text:p><text:s text:c="13"/>Apr 23 - 10:5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hris Paul</text:p>
            <text:p><text:s text:c="17"/></text:p>
            <text:p><text:s text:c="17"/></text:p>
            <text:p><text:s text:c="22"/>- G - <text:s/>Rockets</text:p>
            <text:p><text:s text:c="16"/></text:p>
            <text:p><text:s text:c="17"/></text:p>
            <text:p><text:s text:c="12"/></text:p>
            <text:p><text:s text:c="8"/></text:p>
            <text:p><text:s text:c="8"/></text:p>
            <text:p><text:s text:c="8"/></text:p>
            <text:p><text:s text:c="12"/>Chris Paul hit 9-of-17 shots, three 3-pointers and 4-of-4 free throws for 25 points, six rebounds, six assists and five steals in 34 minutes of Monday's 119-100 win in Game 5 to help give the Rockets a 3-1 lead in the series.</text:p>
            <text:p><text:s text:c="8"/></text:p>
            <text:p><text:s text:c="8"/></text:p>
            <text:p><text:s text:c="13"/>This was probably Paul's best game in the playoffs thus far, and the five steals makes that more of a fact than a statement. The Rockets went crazy and scored 50 points in the third quarter and never looked back. Game 5 is in Houston on Wednesday, when the Rockets will look to end the series.</text:p>
            <text:p><text:s text:c="8"/></text:p>
            <text:p><text:s text:c="8"/></text:p>
            <text:p><text:s text:c="13"/></text:p>
            <text:p><text:s text:c="14"/></text:p>
            <text:p><text:s text:c="13"/>Apr 23 - 10:4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lint Capela</text:p>
            <text:p><text:s text:c="17"/></text:p>
            <text:p><text:s text:c="17"/></text:p>
            <text:p><text:s text:c="22"/>- C - <text:s/>Rockets</text:p>
            <text:p><text:s text:c="16"/></text:p>
            <text:p><text:s text:c="17"/></text:p>
            <text:p><text:s text:c="12"/></text:p>
            <text:p><text:s text:c="8"/></text:p>
            <text:p><text:s text:c="8"/></text:p>
            <text:p><text:s text:c="8"/></text:p>
            <text:p><text:s text:c="12"/>Clint Capela hit 6-of-11 shots and 2-of-4 free throws for 14 points, a career playoff-high 17 rebounds, three assists and four blocks in 32 minutes of Monday's 119-110 win over the Timberwolves.</text:p>
            <text:p><text:s text:c="8"/></text:p>
            <text:p><text:s text:c="8"/></text:p>
            <text:p><text:s text:c="13"/>He was better than Karl-Anthony Towns tonight, although Towns finally played well and had his best game of the series. Capela's price point is nice in DFS and he's been crashing the boards and blocking shots, so he looks like a fine option again on Wednesday for Game 5.</text:p>
            <text:p><text:s text:c="8"/></text:p>
            <text:p><text:s text:c="8"/></text:p>
            <text:p><text:s text:c="13"/></text:p>
            <text:p><text:s text:c="14"/></text:p>
            <text:p><text:s text:c="13"/>Apr 23 - 10:4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rrick Rose</text:p>
            <text:p><text:s text:c="17"/></text:p>
            <text:p><text:s text:c="17"/></text:p>
            <text:p><text:s text:c="22"/>- G - <text:s/>Timberwolves</text:p>
            <text:p><text:s text:c="16"/></text:p>
            <text:p><text:s text:c="17"/></text:p>
            <text:p><text:s text:c="12"/></text:p>
            <text:p><text:s text:c="8"/></text:p>
            <text:p><text:s text:c="8"/></text:p>
            <text:p><text:s text:c="8"/></text:p>
            <text:p><text:s text:c="12"/>Derrick Rose came through with 17 points, six boards, four assists and two 3-pointers on 7-of-11 shooting off the bench in Monday's Game 4 loss.</text:p>
            <text:p><text:s text:c="8"/></text:p>
            <text:p><text:s text:c="8"/></text:p>
            <text:p><text:s text:c="13"/>Jeff Teague was dealing with a jammed finger, but was able to return, and the Rockets put the game away with a 50-point third quarter, so Rose got some extra run tonight. He's actually been playing well for the Wolves, scoring 16 points or more in three of his four playoff games, but it would appear that the Wolves' season is winding down quickly now that they're down 3-1 in the series. If you want to play Rose as a punt play on Wednesday, it makes sense.</text:p>
            <text:p><text:s text:c="8"/></text:p>
            <text:p><text:s text:c="8"/></text:p>
            <text:p><text:s text:c="13"/></text:p>
            <text:p><text:s text:c="14"/></text:p>
            <text:p><text:s text:c="13"/>Apr 23 - 10:4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Jeff Teague</text:p>
            <text:p><text:s text:c="17"/></text:p>
            <text:p><text:s text:c="17"/></text:p>
            <text:p><text:s text:c="22"/>- G - <text:s/>Timberwolves</text:p>
            <text:p><text:s text:c="16"/></text:p>
            <text:p><text:s text:c="17"/></text:p>
            <text:p><text:s text:c="12"/></text:p>
            <text:p><text:s text:c="8"/></text:p>
            <text:p><text:s text:c="8"/></text:p>
            <text:p><text:s text:c="8"/></text:p>
            <text:p><text:s text:c="12"/>Jeff Teague hit just 1-of-7 shots or two points, one rebound, five assists and nothing else in Monday's 119-100 loss to the Rockets.</text:p>
            <text:p><text:s text:c="8"/></text:p>
            <text:p><text:s text:c="8"/></text:p>
            <text:p><text:s text:c="13"/>He suffered a jammed finger during the game and while he was able to return, he wasn't really needed after the Rockets outscored the Rockets 50-20 in the third quarter. Teague might be a little iffy for Wednesday's Game 5, but our guess is he'll be in the starting lineup. Just be prepared to make sure he's good to go if you plan on using him. Teague was a massive fantasy disappointment tonight after going for 23 points, eight assists and three 3-pointers in Game 3.</text:p>
            <text:p><text:s text:c="8"/></text:p>
            <text:p><text:s text:c="8"/></text:p>
            <text:p><text:s text:c="13"/></text:p>
            <text:p><text:s text:c="14"/></text:p>
            <text:p><text:s text:c="13"/>Apr 23 - 10:3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arl-Anthony Towns</text:p>
            <text:p><text:s text:c="17"/></text:p>
            <text:p><text:s text:c="17"/></text:p>
            <text:p><text:s text:c="22"/>- F/C - <text:s/>Timberwolves</text:p>
            <text:p><text:s text:c="16"/></text:p>
            <text:p><text:s text:c="17"/></text:p>
            <text:p><text:s text:c="12"/></text:p>
            <text:p><text:s text:c="8"/></text:p>
            <text:p><text:s text:c="8"/></text:p>
            <text:p><text:s text:c="8"/></text:p>
            <text:p><text:s text:c="12"/>Karl-Anthony Towns hit 9-of-15 shots for 22 points and 15 rebounds in Monday's Game 4 loss to the Rockets, putting the Wolves down 3-1 in their best-of-seven series.</text:p>
            <text:p><text:s text:c="8"/></text:p>
            <text:p><text:s text:c="8"/></text:p>
            <text:p><text:s text:c="13"/>KAT hasn't been spectacular in this series, but at least came through with some points and boards tonight. He didn't have a steal, block or a 3-pointer tonight and the Wolves got blown out by a score of 50-20 in the third quarter, but this was a much better showing for Towns than Games 1 and 2, when he scored a grand total of 13 points. It appeared the Wolves had a chance to even the series up at 2-2, but all of those hopes and dreams died in the third quarter. Game 5 is Wednesday at Houston.</text:p>
            <text:p><text:s text:c="8"/></text:p>
            <text:p><text:s text:c="8"/></text:p>
            <text:p><text:s text:c="13"/></text:p>
            <text:p><text:s text:c="14"/></text:p>
            <text:p><text:s text:c="13"/>Apr 23 - 10:2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P.J. Tucker</text:p>
            <text:p><text:s text:c="17"/></text:p>
            <text:p><text:s text:c="17"/></text:p>
            <text:p><text:s text:c="22"/>- F - <text:s/>Rockets</text:p>
            <text:p><text:s text:c="16"/></text:p>
            <text:p><text:s text:c="17"/></text:p>
            <text:p><text:s text:c="12"/></text:p>
            <text:p><text:s text:c="8"/></text:p>
            <text:p><text:s text:c="8"/></text:p>
            <text:p><text:s text:c="8"/></text:p>
            <text:p><text:s text:c="12"/>P.J. Tucker (knee) returned to action for Game 4 on Monday.</text:p>
            <text:p><text:s text:c="8"/></text:p>
            <text:p><text:s text:c="8"/></text:p>
            <text:p><text:s text:c="13"/>Tucker was only in the locker room for a couple minutes after an awkward fall, so it was likely very minor. This is a huge relief for a Houston team that is already missing one of its best defenders in Luc Mbah a Moute.</text:p>
            <text:p><text:s text:c="8"/></text:p>
            <text:p><text:s text:c="8"/></text:p>
            <text:p><text:s text:c="13"/></text:p>
            <text:p><text:s text:c="14"/></text:p>
            <text:p><text:s text:c="13"/>Apr 23 - 8:5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yus Jones</text:p>
            <text:p><text:s text:c="17"/></text:p>
            <text:p><text:s text:c="17"/></text:p>
            <text:p><text:s text:c="22"/>- G - <text:s/>Timberwolves</text:p>
            <text:p><text:s text:c="16"/></text:p>
            <text:p><text:s text:c="17"/></text:p>
            <text:p><text:s text:c="12"/></text:p>
            <text:p><text:s text:c="8"/></text:p>
            <text:p><text:s text:c="8"/></text:p>
            <text:p><text:s text:c="8"/></text:p>
            <text:p><text:s text:c="12"/>According to Jon Krawczynski of The Athletic, Tyus Jones (knee) is unavailable for Game 4 on Monday.</text:p>
            <text:p><text:s text:c="8"/></text:p>
            <text:p><text:s text:c="8"/></text:p>
            <text:p><text:s text:c="13"/>This was reported halfway through the second quarter, but coach Tom Thibodeau isn't exactly known for his transparency with injuries. Jones had some swelling in his knee and tried to warm up, but it was too stiff. We'll consider him day-to-day for now, but this locks in Derrick Rose as Jeff Teague's backup.</text:p>
            <text:p><text:s text:c="8"/></text:p>
            <text:p><text:s text:c="8"/></text:p>
            <text:p><text:s text:c="13"/></text:p>
            <text:p><text:s text:c="14"/></text:p>
            <text:p><text:s text:c="13"/>Source: Jon Krawczynski on Twitter <text:s text:c="23"/>Apr 23 - 8:5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P.J. Tucker</text:p>
            <text:p><text:s text:c="17"/></text:p>
            <text:p><text:s text:c="17"/></text:p>
            <text:p><text:s text:c="22"/>- F - <text:s/>Rockets</text:p>
            <text:p><text:s text:c="16"/></text:p>
            <text:p><text:s text:c="17"/></text:p>
            <text:p><text:s text:c="12"/></text:p>
            <text:p><text:s text:c="8"/></text:p>
            <text:p><text:s text:c="8"/></text:p>
            <text:p><text:s text:c="8"/></text:p>
            <text:p><text:s text:c="12"/>P.J. Tucker (knee) limped back to the locker room during the second quarter of Game 4 on Monday.</text:p>
            <text:p><text:s text:c="8"/></text:p>
            <text:p><text:s text:c="8"/></text:p>
            <text:p><text:s text:c="13"/>He grabbed his left knee after a fall and had an obvious limp on his way back to the locker room. Tucker did return to the bench shortly after, so hopefully it's just a minor contusion.</text:p>
            <text:p><text:s text:c="8"/></text:p>
            <text:p><text:s text:c="8"/></text:p>
            <text:p><text:s text:c="13"/></text:p>
            <text:p><text:s text:c="14"/></text:p>
            <text:p><text:s text:c="13"/>Apr 23 - 8:4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eff Teague</text:p>
            <text:p><text:s text:c="17"/></text:p>
            <text:p><text:s text:c="17"/></text:p>
            <text:p><text:s text:c="22"/>- G - <text:s/>Timberwolves</text:p>
            <text:p><text:s text:c="16"/></text:p>
            <text:p><text:s text:c="17"/></text:p>
            <text:p><text:s text:c="12"/></text:p>
            <text:p><text:s text:c="8"/></text:p>
            <text:p><text:s text:c="8"/></text:p>
            <text:p><text:s text:c="8"/></text:p>
            <text:p><text:s text:c="12"/>Jeff Teague (jammed finger) will return to Game 4 on Monday.</text:p>
            <text:p><text:s text:c="8"/></text:p>
            <text:p><text:s text:c="8"/></text:p>
            <text:p><text:s text:c="13"/>He went back to the locker room for a few minutes, but returned with his right pinky finger taped up. Teague should be good to go the rest of the evening.</text:p>
            <text:p><text:s text:c="8"/></text:p>
            <text:p><text:s text:c="8"/></text:p>
            <text:p><text:s text:c="13"/></text:p>
            <text:p><text:s text:c="14"/></text:p>
            <text:p><text:s text:c="13"/>Source: Wolves PR <text:s text:c="40"/>Apr 23 - 8:4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eff Teague</text:p>
            <text:p><text:s text:c="17"/></text:p>
            <text:p><text:s text:c="17"/></text:p>
            <text:p><text:s text:c="22"/>- G - <text:s/>Timberwolves</text:p>
            <text:p><text:s text:c="16"/></text:p>
            <text:p><text:s text:c="17"/></text:p>
            <text:p><text:s text:c="12"/></text:p>
            <text:p><text:s text:c="8"/></text:p>
            <text:p><text:s text:c="8"/></text:p>
            <text:p><text:s text:c="8"/></text:p>
            <text:p><text:s text:c="12"/>Jeff Teague left Monday's Game 4 with an apparent hand injury and went back to the locker room.</text:p>
            <text:p><text:s text:c="8"/></text:p>
            <text:p><text:s text:c="8"/></text:p>
            <text:p><text:s text:c="13"/>He was holding his right hand in a lot of pain and briefly chatted with the team trainer before heading to the back. We'll have an update shortly, but we could see a lot of Derrick Rose if Teague's injury keeps him out.</text:p>
            <text:p><text:s text:c="8"/></text:p>
            <text:p><text:s text:c="8"/></text:p>
            <text:p><text:s text:c="13"/></text:p>
            <text:p><text:s text:c="14"/></text:p>
            <text:p><text:s text:c="13"/>Apr 23 - 8:3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lvin Gentry</text:p>
            <text:p><text:s text:c="17"/></text:p>
            <text:p><text:s text:c="17"/></text:p>
            <text:p><text:s text:c="22"/>- C - <text:s/>Pelicans</text:p>
            <text:p><text:s text:c="16"/></text:p>
            <text:p><text:s text:c="17"/></text:p>
            <text:p><text:s text:c="12"/></text:p>
            <text:p><text:s text:c="8"/></text:p>
            <text:p><text:s text:c="8"/></text:p>
            <text:p><text:s text:c="8"/></text:p>
            <text:p><text:s text:c="12"/>The Pelicans have reportedly picked up their team option on Alvin Gentry for the 2018-19 season.</text:p>
            <text:p><text:s text:c="8"/></text:p>
            <text:p><text:s text:c="8"/></text:p>
            <text:p><text:s text:c="13"/>New Orleans reportedly informed Gentry of their decision prior to the team completing their first-round sweep of the No. 3 seeded Trail Blazers and he certainly earned it, coaching the Pelicans to the No. 6 seed out West despite losing DeMarcus Cousins midway through the season.</text:p>
            <text:p><text:s text:c="8"/></text:p>
            <text:p><text:s text:c="8"/></text:p>
            <text:p><text:s text:c="13"/></text:p>
            <text:p><text:s text:c="14"/></text:p>
            <text:p><text:s text:c="13"/>Source: Adrian Wojnarowski on Twitter <text:s text:c="20"/>Apr 23 - 6:3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cus Smart</text:p>
            <text:p><text:s text:c="17"/></text:p>
            <text:p><text:s text:c="17"/></text:p>
            <text:p><text:s text:c="22"/>- G - <text:s/>Celtics</text:p>
            <text:p><text:s text:c="16"/></text:p>
            <text:p><text:s text:c="17"/></text:p>
            <text:p><text:s text:c="12"/></text:p>
            <text:p><text:s text:c="8"/></text:p>
            <text:p><text:s text:c="8"/></text:p>
            <text:p><text:s text:c="8"/></text:p>
            <text:p><text:s text:c="12"/>Marcus Smart (thumb) is being listed as questionable for Tuesday's Game 5 against Milwaukee.</text:p>
            <text:p><text:s text:c="8"/></text:p>
            <text:p><text:s text:c="8"/></text:p>
            <text:p><text:s text:c="13"/>Smart said that the plan was for him to get back to the court for Game 6, so we'd consider him closer to the doubtful tag for Tuesday's game. Either way, he's on the cusp of a return, and once he does get back out there, Shane Larkin could drop from the rotation entirely. Check back for another update following Tuesday morning's shootaround.</text:p>
            <text:p><text:s text:c="8"/></text:p>
            <text:p><text:s text:c="8"/></text:p>
            <text:p><text:s text:c="13"/>Related: Shane Larkin</text:p>
            <text:p><text:s text:c="14"/></text:p>
            <text:p><text:s text:c="13"/>Source: Boston Celtics on Twitter <text:s text:c="24"/>Apr 23 - 5:1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hn Wall</text:p>
            <text:p><text:s text:c="17"/></text:p>
            <text:p><text:s text:c="17"/></text:p>
            <text:p><text:s text:c="22"/>- G - <text:s/>Wizards</text:p>
            <text:p><text:s text:c="16"/></text:p>
            <text:p><text:s text:c="17"/></text:p>
            <text:p><text:s text:c="12"/></text:p>
            <text:p><text:s text:c="8"/></text:p>
            <text:p><text:s text:c="8"/></text:p>
            <text:p><text:s text:c="8"/></text:p>
            <text:p><text:s text:c="12"/>John Wall said he sprained his right ankle during the fourth quarter of Sunday's win over the Raptors.</text:p>
            <text:p><text:s text:c="8"/></text:p>
            <text:p><text:s text:c="8"/></text:p>
            <text:p><text:s text:c="13"/>Wall not only played through the ankle tweak, but went on to score eight of the Wizards' final 14 points in the Game 4 win, so this shouldn't be anything that impacts his status for Wednesday's Game 5 in Toronto. After all, this is the same guy who played through a badly fractured wrist during the 2015 post-season.</text:p>
            <text:p><text:s text:c="8"/></text:p>
            <text:p><text:s text:c="8"/></text:p>
            <text:p><text:s text:c="13"/></text:p>
            <text:p><text:s text:c="14"/></text:p>
            <text:p><text:s text:c="13"/>Source: Chase Hughes on Twitter <text:s text:c="26"/>Apr 23 - 4:4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son Kidd</text:p>
            <text:p><text:s text:c="17"/></text:p>
            <text:p><text:s text:c="17"/></text:p>
            <text:p><text:s text:c="22"/>- G - <text:s/>Bucks</text:p>
            <text:p><text:s text:c="16"/></text:p>
            <text:p><text:s text:c="17"/></text:p>
            <text:p><text:s text:c="12"/></text:p>
            <text:p><text:s text:c="8"/></text:p>
            <text:p><text:s text:c="8"/></text:p>
            <text:p><text:s text:c="8"/></text:p>
            <text:p><text:s text:c="12"/>The Suns have reportedly spoken with Jason Kidd and Vinny Del Negro regarding their open head coaching position.</text:p>
            <text:p><text:s text:c="8"/></text:p>
            <text:p><text:s text:c="8"/></text:p>
            <text:p><text:s text:c="13"/>The Suns are still in the early stages of their coaching search, and there are sure to be more names added to the list. Kidd has been an unfavorable coach in terms of fantasy hoops in the past with his wonky rotations, so the Rotoworld staff would be pleased if he didn't land this particular gig.</text:p>
            <text:p><text:s text:c="8"/></text:p>
            <text:p><text:s text:c="8"/></text:p>
            <text:p><text:s text:c="13"/>Related: Suns</text:p>
            <text:p><text:s text:c="14"/></text:p>
            <text:p><text:s text:c="13"/>Source: Scott Bordow on Twitter <text:s text:c="26"/>Apr 23 - 4:3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sh Richardson</text:p>
            <text:p><text:s text:c="17"/></text:p>
            <text:p><text:s text:c="17"/></text:p>
            <text:p><text:s text:c="22"/>- G/F - <text:s/>Heat</text:p>
            <text:p><text:s text:c="16"/></text:p>
            <text:p><text:s text:c="17"/></text:p>
            <text:p><text:s text:c="12"/></text:p>
            <text:p><text:s text:c="8"/></text:p>
            <text:p><text:s text:c="8"/></text:p>
            <text:p><text:s text:c="8"/></text:p>
            <text:p><text:s text:c="12"/>Josh Richardson (shoulder) is questionable for Game 5 on Tuesday.</text:p>
            <text:p><text:s text:c="8"/></text:p>
            <text:p><text:s text:c="8"/></text:p>
            <text:p><text:s text:c="13"/>The Heat called his injury a contusion on Sunday, but now they've changed it to a sprain. Richardson previously said that he was planning to play, and he was able to play through the issue in Game 4. If Richardson can't play, that would be a huge blow to Miami as he's one of their only hopes to contain Ben Simmons.</text:p>
            <text:p><text:s text:c="8"/></text:p>
            <text:p><text:s text:c="8"/></text:p>
            <text:p><text:s text:c="13"/></text:p>
            <text:p><text:s text:c="14"/></text:p>
            <text:p><text:s text:c="13"/>Source: Heat on Twitter <text:s text:c="34"/>Apr 23 - 1:5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Fred VanVleet</text:p>
            <text:p><text:s text:c="17"/></text:p>
            <text:p><text:s text:c="17"/></text:p>
            <text:p><text:s text:c="22"/>- G - <text:s/>Raptors</text:p>
            <text:p><text:s text:c="16"/></text:p>
            <text:p><text:s text:c="17"/></text:p>
            <text:p><text:s text:c="12"/></text:p>
            <text:p><text:s text:c="8"/></text:p>
            <text:p><text:s text:c="8"/></text:p>
            <text:p><text:s text:c="8"/></text:p>
            <text:p><text:s text:c="12"/>Fred VanVleet (shoulder) is listed as doubtful for Game 5 on Wednesday.</text:p>
            <text:p><text:s text:c="8"/></text:p>
            <text:p><text:s text:c="8"/></text:p>
            <text:p><text:s text:c="13"/>Getting listed as doubtful two days before tip-off is a pretty bad sign. FVV was able to get some shots up after Monday's practice, but the Raptors will continue to play it safe with the backup PG.</text:p>
            <text:p><text:s text:c="8"/></text:p>
            <text:p><text:s text:c="8"/></text:p>
            <text:p><text:s text:c="13"/></text:p>
            <text:p><text:s text:c="14"/></text:p>
            <text:p><text:s text:c="13"/>Source: NBA.com <text:s text:c="42"/>Apr 23 - 1:2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w Bogut</text:p>
            <text:p><text:s text:c="17"/></text:p>
            <text:p><text:s text:c="17"/></text:p>
            <text:p><text:s text:c="22"/>- C - <text:s/>Lakers</text:p>
            <text:p><text:s text:c="16"/></text:p>
            <text:p><text:s text:c="17"/></text:p>
            <text:p><text:s text:c="12"/></text:p>
            <text:p><text:s text:c="8"/></text:p>
            <text:p><text:s text:c="8"/></text:p>
            <text:p><text:s text:c="8"/></text:p>
            <text:p><text:s text:c="12"/>Andrew Bogut has signed with the Sydney Kings of Australia's NBL.</text:p>
            <text:p><text:s text:c="8"/></text:p>
            <text:p><text:s text:c="8"/></text:p>
            <text:p><text:s text:c="13"/>This could be the end of Bogut's 13-year NBA career. Now 33, Bogut was unable to land a job in the NBA after being waived by the Lakers in January.</text:p>
            <text:p><text:s text:c="8"/></text:p>
            <text:p><text:s text:c="8"/></text:p>
            <text:p><text:s text:c="13"/></text:p>
            <text:p><text:s text:c="14"/></text:p>
            <text:p><text:s text:c="13"/>Source: ESPN <text:s text:c="45"/>Apr 23 - 12:2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mian Lillard</text:p>
            <text:p><text:s text:c="17"/></text:p>
            <text:p><text:s text:c="17"/></text:p>
            <text:p><text:s text:c="22"/>- G - <text:s/>Trail Blazers</text:p>
            <text:p><text:s text:c="16"/></text:p>
            <text:p><text:s text:c="17"/></text:p>
            <text:p><text:s text:c="12"/></text:p>
            <text:p><text:s text:c="8"/></text:p>
            <text:p><text:s text:c="8"/></text:p>
            <text:p><text:s text:c="8"/></text:p>
            <text:p><text:s text:c="12"/>Damian Lillard shot down the idea of Portland trading C.J. McCollum.</text:p>
            <text:p><text:s text:c="8"/></text:p>
            <text:p><text:s text:c="8"/></text:p>
            <text:p><text:s text:c="13"/>"I mean, I don't agree with it. I think it's that simple," Lillard said. "That's the easiest thing to say, but I don't agree with it." The Lillard and McCollum duo had a net rating of 4.8 during the regular season, but that number dropped to -12.7 during the playoffs and they were outplayed by Jrue Holiday and Rajon Rondo. Lillard still believes that the Blazers can turn things around and become a contender just like the Warriors did after their first round loss to the Clippers in 2014. "I honestly feel like our team is capable of something like that," Lillard said.</text:p>
            <text:p><text:s text:c="8"/></text:p>
            <text:p><text:s text:c="8"/></text:p>
            <text:p><text:s text:c="13"/>Related: C.J. McCollum</text:p>
            <text:p><text:s text:c="14"/></text:p>
            <text:p><text:s text:c="13"/>Source: Real GM <text:s text:c="42"/>Apr 23 - 12:1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Ed Davis</text:p>
            <text:p><text:s text:c="17"/></text:p>
            <text:p><text:s text:c="17"/></text:p>
            <text:p><text:s text:c="22"/>- F/C - <text:s/>Trail Blazers</text:p>
            <text:p><text:s text:c="16"/></text:p>
            <text:p><text:s text:c="17"/></text:p>
            <text:p><text:s text:c="12"/></text:p>
            <text:p><text:s text:c="8"/></text:p>
            <text:p><text:s text:c="8"/></text:p>
            <text:p><text:s text:c="8"/></text:p>
            <text:p><text:s text:c="12"/>Ed Davis said he "100%" wants to re-sign with the Blazers.</text:p>
            <text:p><text:s text:c="8"/></text:p>
            <text:p><text:s text:c="8"/></text:p>
            <text:p><text:s text:c="13"/>Jusuf Nurkic will be a restricted free agent and Davis will be unrestricted, but the Blazers already have $110.5 million in guaranteed salary on the books and likely can't afford to keep both. Davis gave the Portland second unit a huge lift this season, posting averages of 5.3 points, 7.4 boards and 0.7 blocks in 18.9 minutes. If Davis does return and Nurkic doesn't, we'd rather take a flier on Zach Collins.</text:p>
            <text:p><text:s text:c="8"/></text:p>
            <text:p><text:s text:c="8"/></text:p>
            <text:p><text:s text:c="13"/></text:p>
            <text:p><text:s text:c="14"/></text:p>
            <text:p><text:s text:c="13"/>Source: Oregon Live <text:s text:c="38"/>Apr 23 - 12:1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ike Conley</text:p>
            <text:p><text:s text:c="17"/></text:p>
            <text:p><text:s text:c="17"/></text:p>
            <text:p><text:s text:c="22"/>- G - <text:s/>Grizzlies</text:p>
            <text:p><text:s text:c="16"/></text:p>
            <text:p><text:s text:c="17"/></text:p>
            <text:p><text:s text:c="12"/></text:p>
            <text:p><text:s text:c="8"/></text:p>
            <text:p><text:s text:c="8"/></text:p>
            <text:p><text:s text:c="8"/></text:p>
            <text:p><text:s text:c="12"/>Mike Conley (heel surgery) expects to be a full go for 2018-19.</text:p>
            <text:p><text:s text:c="8"/></text:p>
            <text:p><text:s text:c="8"/></text:p>
            <text:p><text:s text:c="13"/>"Thankfully I had the surgery early enough to where I have a full summer of work and getting my body ready for an 82-game season," Conley said. His ADP should be way down after making it through just 12 games with 17.1 points, 4.1 assists and 2.3 rebounds, 1.0 steals and 2.0 triples on 38.1% shooting. He will be entering the third year of his five-year, $153 million deal, but carries a lot of risk because of his durability and the potential for Memphis to tank again.</text:p>
            <text:p><text:s text:c="8"/></text:p>
            <text:p><text:s text:c="8"/></text:p>
            <text:p><text:s text:c="13"/></text:p>
            <text:p><text:s text:c="14"/></text:p>
            <text:p><text:s text:c="13"/>Source: Grizzlies on Twitter <text:s text:c="29"/>Apr 23 - 10:08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ike Budenholzer</text:p>
            <text:p><text:s text:c="17"/></text:p>
            <text:p><text:s text:c="17"/></text:p>
            <text:p><text:s text:c="22"/>- C - <text:s/>Bucks</text:p>
            <text:p><text:s text:c="16"/></text:p>
            <text:p><text:s text:c="17"/></text:p>
            <text:p><text:s text:c="12"/></text:p>
            <text:p><text:s text:c="8"/></text:p>
            <text:p><text:s text:c="8"/></text:p>
            <text:p><text:s text:c="8"/></text:p>
            <text:p><text:s text:c="12"/>According to a source of Marc Berman of The New York Post, the Knicks are Mike Budenholzer's top choice.</text:p>
            <text:p><text:s text:c="8"/></text:p>
            <text:p><text:s text:c="8"/></text:p>
            <text:p><text:s text:c="13"/>"If they offered him the job, he’d say yes. He wants to live in New York.’’ Budenholzer was in advanced talks <text:s/>with the Suns before turning them down for unknown reasons, so we'll see if the Knicks can close the deal. Coach Bud has two years and $13 million remaining on his deal with the Hawks, so the Knicks may have to offer some compensation to pry him away.</text:p>
            <text:p><text:s text:c="8"/></text:p>
            <text:p><text:s text:c="8"/></text:p>
            <text:p><text:s text:c="13"/></text:p>
            <text:p><text:s text:c="14"/></text:p>
            <text:p><text:s text:c="13"/>Source: NY Post <text:s text:c="42"/>Apr 23 - 10:02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usuf Nurkic</text:p>
            <text:p><text:s text:c="17"/></text:p>
            <text:p><text:s text:c="17"/></text:p>
            <text:p><text:s text:c="22"/>- C - <text:s/>Trail Blazers</text:p>
            <text:p><text:s text:c="16"/></text:p>
            <text:p><text:s text:c="17"/></text:p>
            <text:p><text:s text:c="12"/></text:p>
            <text:p><text:s text:c="8"/></text:p>
            <text:p><text:s text:c="8"/></text:p>
            <text:p><text:s text:c="8"/></text:p>
            <text:p><text:s text:c="12"/>Jusuf Nurkic said he would like to remain in Portland next season.</text:p>
            <text:p><text:s text:c="8"/></text:p>
            <text:p><text:s text:c="8"/></text:p>
            <text:p><text:s text:c="13"/>"I want to be here," he said. "It's no secret." Nurkic will be a restricted free agent this summer, but the Blazers already have $110.5 million in guaranteed money on the books. The Blazers have some intriguing young talent behind Nurk in Zach Collins and Caleb Swanigan, so it wouldn't be a surprise if they let him walk if his price gets out of hand. After a monster finish to the 2016-17 season, Nurkic didn't live up to expectations in 2017-18.</text:p>
            <text:p><text:s text:c="8"/></text:p>
            <text:p><text:s text:c="8"/></text:p>
            <text:p><text:s text:c="13"/></text:p>
            <text:p><text:s text:c="14"/></text:p>
            <text:p><text:s text:c="13"/>Source: Oregon Live <text:s text:c="38"/>Apr 23 - 9:56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cus Smart</text:p>
            <text:p><text:s text:c="17"/></text:p>
            <text:p><text:s text:c="17"/></text:p>
            <text:p><text:s text:c="22"/>- G - <text:s/>Celtics</text:p>
            <text:p><text:s text:c="16"/></text:p>
            <text:p><text:s text:c="17"/></text:p>
            <text:p><text:s text:c="12"/></text:p>
            <text:p><text:s text:c="8"/></text:p>
            <text:p><text:s text:c="8"/></text:p>
            <text:p><text:s text:c="8"/></text:p>
            <text:p><text:s text:c="12"/>Marcus Smart (thumb) is only expected to miss one more game.</text:p>
            <text:p><text:s text:c="8"/></text:p>
            <text:p><text:s text:c="8"/></text:p>
            <text:p><text:s text:c="13"/>"Right now, [a Game 6 return is] the plan and we’re still on the same track," Smart said. "I’ve been doing everything but contact, so I will be able to go and start that." He will have to wear a splint on his hand, but Smart doesn't think it will be an issue. "It feels like nothing’s there," he said. "To have that comfortability, especially in my dominant hand, my shooting hand, that’s a good feeling to have."</text:p>
            <text:p><text:s text:c="8"/></text:p>
            <text:p><text:s text:c="8"/></text:p>
            <text:p><text:s text:c="13"/></text:p>
            <text:p><text:s text:c="14"/></text:p>
            <text:p><text:s text:c="13"/>Source: ESPN <text:s text:c="45"/>Apr 23 - 9:5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irk Nowitzki</text:p>
            <text:p><text:s text:c="17"/></text:p>
            <text:p><text:s text:c="17"/></text:p>
            <text:p><text:s text:c="22"/>- F/C - <text:s/>Mavericks</text:p>
            <text:p><text:s text:c="16"/></text:p>
            <text:p><text:s text:c="17"/></text:p>
            <text:p><text:s text:c="12"/></text:p>
            <text:p><text:s text:c="8"/></text:p>
            <text:p><text:s text:c="8"/></text:p>
            <text:p><text:s text:c="8"/></text:p>
            <text:p><text:s text:c="12"/>Dirk Nowitzki (left ankle surgery) is progressing on schedule and has begun walking without a protective boot.</text:p>
            <text:p><text:s text:c="8"/></text:p>
            <text:p><text:s text:c="8"/></text:p>
            <text:p><text:s text:c="13"/>He's still expected to wear the boot for a few more weeks when he leaves his house, but it's encouraging that he's on pace in his recovery. "The foot is not great," Dirk said. "That's obvious after 20 years in the league. I got arthritis in every joint I have in the body ... But they corrected that one area that was bothering me all season and hopefully it'll be a lot better next season." The future Hall-of-Famer has never wavered in his commitment to play in 2018-19.</text:p>
            <text:p><text:s text:c="8"/></text:p>
            <text:p><text:s text:c="8"/></text:p>
            <text:p><text:s text:c="13"/></text:p>
            <text:p><text:s text:c="14"/></text:p>
            <text:p><text:s text:c="13"/>Source: Eddie Sefko on Twitter <text:s text:c="27"/>Apr 23 - 2:01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yles Turner</text:p>
            <text:p><text:s text:c="17"/></text:p>
            <text:p><text:s text:c="17"/></text:p>
            <text:p><text:s text:c="22"/>- F/C - <text:s/>Pacers</text:p>
            <text:p><text:s text:c="16"/></text:p>
            <text:p><text:s text:c="17"/></text:p>
            <text:p><text:s text:c="12"/></text:p>
            <text:p><text:s text:c="8"/></text:p>
            <text:p><text:s text:c="8"/></text:p>
            <text:p><text:s text:c="8"/></text:p>
            <text:p><text:s text:c="12"/>Myles Turner was bogged down by fouls on Sunday, playing 23 minutes to finish with 17 points on 7-of-9 shooting, three rebounds, one steal and one turnover.</text:p>
            <text:p><text:s text:c="8"/></text:p>
            <text:p><text:s text:c="8"/></text:p>
            <text:p><text:s text:c="13"/>Turner was hot from the field and drained 3-of-4 triples, and it's a shame he couldn't stay on the court longer. Backup big man Domantas Sabonis was terrific, but the Pacers still lost 104-100 to even the series at two games each. Turner's foul trouble is the latest culprit in a series that's defied easy fantasy value, with Victor Oladipo the only Pacers player inside the top-50 for DFS production this postseason. He's followed by Bojan Bogdanovic (No. 52), Thaddeus Young (No. 55), Turner (No. 63) and Darren Collison (No. 65). Tread carefully.</text:p>
            <text:p><text:s text:c="8"/></text:p>
            <text:p><text:s text:c="8"/></text:p>
            <text:p><text:s text:c="13"/>Related: Thaddeus Young, Darren Collison, Bojan Bogdanovic, Victor Oladipo</text:p>
            <text:p><text:s text:c="14"/></text:p>
            <text:p><text:s text:c="13"/>Apr 22 - 11:5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ojan Bogdanovic</text:p>
            <text:p><text:s text:c="17"/></text:p>
            <text:p><text:s text:c="17"/></text:p>
            <text:p><text:s text:c="22"/>- G/F - <text:s/>Pacers</text:p>
            <text:p><text:s text:c="16"/></text:p>
            <text:p><text:s text:c="17"/></text:p>
            <text:p><text:s text:c="12"/></text:p>
            <text:p><text:s text:c="8"/></text:p>
            <text:p><text:s text:c="8"/></text:p>
            <text:p><text:s text:c="8"/></text:p>
            <text:p><text:s text:c="12"/>Bojan Bogdanovic was held to 10 points, six rebounds and two assists in 34 minutes on Sunday, going 4-of-13 from the field with two 3-pointers.</text:p>
            <text:p><text:s text:c="8"/></text:p>
            <text:p><text:s text:c="8"/></text:p>
            <text:p><text:s text:c="13"/>Bogdanovic dropped 30 points in Game 3 and the Cavaliers obviously focused on that tonight, with their defense aggressively closing out on Bojan whenever he touched the ball. He's also being tasked with the primary defensive assignment vs. LeBron James, so we'll forgive him for an off-night shooting the ball. He'll look to regain the touch in Cleveland on Wednesday.</text:p>
            <text:p><text:s text:c="8"/></text:p>
            <text:p><text:s text:c="8"/></text:p>
            <text:p><text:s text:c="13"/></text:p>
            <text:p><text:s text:c="14"/></text:p>
            <text:p><text:s text:c="13"/>Apr 22 - 11:5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omantas Sabonis</text:p>
            <text:p><text:s text:c="17"/></text:p>
            <text:p><text:s text:c="17"/></text:p>
            <text:p><text:s text:c="22"/>- F/C - <text:s/>Pacers</text:p>
            <text:p><text:s text:c="16"/></text:p>
            <text:p><text:s text:c="17"/></text:p>
            <text:p><text:s text:c="12"/></text:p>
            <text:p><text:s text:c="8"/></text:p>
            <text:p><text:s text:c="8"/></text:p>
            <text:p><text:s text:c="8"/></text:p>
            <text:p><text:s text:c="12"/>Domantas Sabonis was terrific in the Pacers' tough Game 4 loss, hitting 9-of-12 shots for a team-high 19 points, six rebounds and one 3-pointer.</text:p>
            <text:p><text:s text:c="8"/></text:p>
            <text:p><text:s text:c="8"/></text:p>
            <text:p><text:s text:c="13"/>Sabonis was thrust into a bigger role with Myles Turner in foul trouble, and he rose to the occasion with strong play at both ends in 25 minutes of action. Victor Oladipo is cruising toward Most Improved Player honors, but let's not forget the leap made by the other guy Indiana acquired in the Paul George trade -- Sabonis improved in every facet of the game this season and gives Indy a safety net on nights like this when Myles Turner is limited.</text:p>
            <text:p><text:s text:c="8"/></text:p>
            <text:p><text:s text:c="8"/></text:p>
            <text:p><text:s text:c="13"/>Related: Myles Turner</text:p>
            <text:p><text:s text:c="14"/></text:p>
            <text:p><text:s text:c="13"/>Apr 22 - 11:5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Victor Oladipo</text:p>
            <text:p><text:s text:c="17"/></text:p>
            <text:p><text:s text:c="17"/></text:p>
            <text:p><text:s text:c="22"/>- G - <text:s/>Pacers</text:p>
            <text:p><text:s text:c="16"/></text:p>
            <text:p><text:s text:c="17"/></text:p>
            <text:p><text:s text:c="12"/></text:p>
            <text:p><text:s text:c="8"/></text:p>
            <text:p><text:s text:c="8"/></text:p>
            <text:p><text:s text:c="8"/></text:p>
            <text:p><text:s text:c="12"/>Victor Oladipo shot just 5-of-20 from the field for 17 points on Sunday, adding six rebounds, five assists, three 3-pointers and two blocks in the Pacers' 104-100 defeat.</text:p>
            <text:p><text:s text:c="8"/></text:p>
            <text:p><text:s text:c="8"/></text:p>
            <text:p><text:s text:c="13"/>The Cavs didn't give Oladipo much breathing room offensively, and even when he did get clean looks they just weren't falling. One of his few makes was a lucky bank-shot on a 3-pointer, but on the plus side he sank 4-of-5 free throws with a relatively modest three turnovers -- he came in averaging 5.0 per game in the first round. Indiana ceded homecourt advantage with the loss, but fans of entertaining NBA games aren't complaining.</text:p>
            <text:p><text:s text:c="8"/></text:p>
            <text:p><text:s text:c="8"/></text:p>
            <text:p><text:s text:c="13"/></text:p>
            <text:p><text:s text:c="14"/></text:p>
            <text:p><text:s text:c="13"/>Apr 22 - 11:4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ristan Thompson</text:p>
            <text:p><text:s text:c="17"/></text:p>
            <text:p><text:s text:c="17"/></text:p>
            <text:p><text:s text:c="22"/>- C - <text:s/>Cavaliers</text:p>
            <text:p><text:s text:c="16"/></text:p>
            <text:p><text:s text:c="17"/></text:p>
            <text:p><text:s text:c="12"/></text:p>
            <text:p><text:s text:c="8"/></text:p>
            <text:p><text:s text:c="8"/></text:p>
            <text:p><text:s text:c="8"/></text:p>
            <text:p><text:s text:c="12"/>Tristan Thompson went scoreless with one rebound and one assist in seven minutes off the Cavs' bench on Sunday.</text:p>
            <text:p><text:s text:c="8"/></text:p>
            <text:p><text:s text:c="8"/></text:p>
            <text:p><text:s text:c="13"/>It was Thompson's first action since Game 1 and coach Ty Lue said before the game that he wanted TT to provide "toughness, rebounding [and] defense." He checked in early with Kevin Love in foul trouble but the change didn't last long, as Lue soon reverted to his usual rotation with Larry Nance, Jeff Green, Jordan Clarkson and Rodney Hood comprising the bench in the second half. Barring a dramatic change in fortunes, Thompson won't be a DFS option this postseason.</text:p>
            <text:p><text:s text:c="8"/></text:p>
            <text:p><text:s text:c="8"/></text:p>
            <text:p><text:s text:c="13"/></text:p>
            <text:p><text:s text:c="14"/></text:p>
            <text:p><text:s text:c="13"/>Source: Cleveland.com <text:s text:c="36"/>Apr 22 - 11:4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vin Love</text:p>
            <text:p><text:s text:c="17"/></text:p>
            <text:p><text:s text:c="17"/></text:p>
            <text:p><text:s text:c="22"/>- F/C - <text:s/>Cavaliers</text:p>
            <text:p><text:s text:c="16"/></text:p>
            <text:p><text:s text:c="17"/></text:p>
            <text:p><text:s text:c="12"/></text:p>
            <text:p><text:s text:c="8"/></text:p>
            <text:p><text:s text:c="8"/></text:p>
            <text:p><text:s text:c="8"/></text:p>
            <text:p><text:s text:c="12"/>Kevin Love picked up his second foul just 90 seconds into Sunday's game, which he finished with five points on 2-of-10 shooting, 11 rebounds, two steals and one block in 29 minutes.</text:p>
            <text:p><text:s text:c="8"/></text:p>
            <text:p><text:s text:c="8"/></text:p>
            <text:p><text:s text:c="13"/>Love is playing with a partially torn ligament in his left thumb. It hasn't cost him any time but he's struggled to make a consistent impact in the series. After attempting zero shots in the third quarter of Game 3, Love vowed to "find different ways to try and get the ball ... I need to go get it and just need to be more ... vocal in calling for it." His overall attempts dipped tonight but that was mostly due to the foul trouble, and the Cavs will continue to brainstorm ways to keep him engaged offensively.</text:p>
            <text:p><text:s text:c="8"/></text:p>
            <text:p><text:s text:c="8"/></text:p>
            <text:p><text:s text:c="13"/></text:p>
            <text:p><text:s text:c="14"/></text:p>
            <text:p><text:s text:c="13"/>Source: ESPN.com <text:s text:c="41"/>Apr 22 - 11:4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rdan Clarkson</text:p>
            <text:p><text:s text:c="17"/></text:p>
            <text:p><text:s text:c="17"/></text:p>
            <text:p><text:s text:c="22"/>- G - <text:s/>Cavaliers</text:p>
            <text:p><text:s text:c="16"/></text:p>
            <text:p><text:s text:c="17"/></text:p>
            <text:p><text:s text:c="12"/></text:p>
            <text:p><text:s text:c="8"/></text:p>
            <text:p><text:s text:c="8"/></text:p>
            <text:p><text:s text:c="8"/></text:p>
            <text:p><text:s text:c="12"/>Jordan Clarkson scored 12 points on 5-of-9 shooting off the bench on Sunday, hitting two 3-pointers with two rebounds and one assist in 22 minutes.</text:p>
            <text:p><text:s text:c="8"/></text:p>
            <text:p><text:s text:c="8"/></text:p>
            <text:p><text:s text:c="13"/>Clarkson averaged 3.3 points through the first three games of the series, but he was on fire with 5-of-5 shooting in the first half tonight. He failed to score after that initial outburst, however, which typifies his unreliability against a strong defense in the postseason.</text:p>
            <text:p><text:s text:c="8"/></text:p>
            <text:p><text:s text:c="8"/></text:p>
            <text:p><text:s text:c="13"/></text:p>
            <text:p><text:s text:c="14"/></text:p>
            <text:p><text:s text:c="13"/>Apr 22 - 11:4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yle Korver</text:p>
            <text:p><text:s text:c="17"/></text:p>
            <text:p><text:s text:c="17"/></text:p>
            <text:p><text:s text:c="22"/>- G/F - <text:s/>Cavaliers</text:p>
            <text:p><text:s text:c="16"/></text:p>
            <text:p><text:s text:c="17"/></text:p>
            <text:p><text:s text:c="12"/></text:p>
            <text:p><text:s text:c="8"/></text:p>
            <text:p><text:s text:c="8"/></text:p>
            <text:p><text:s text:c="8"/></text:p>
            <text:p><text:s text:c="12"/>Kyle Korver shot 4-of-9 from downtown and 6-of-7 from the FT line on Sunday, scoring 18 points to help the Cavs win Game 4 at Indiana.</text:p>
            <text:p><text:s text:c="8"/></text:p>
            <text:p><text:s text:c="8"/></text:p>
            <text:p><text:s text:c="13"/>All of Korver's FG attempts came from downtown and he proved once again that defenses can't give him an inch -- the Pacers came in with a playoff-best 96.9 defensive rating, but they couldn't prevent Korver's catch-and-shoot game tonight. He added three rebounds, two blocks and one assist, and made the Pacers pay when they did get in his airspace -- the career 88.1% FT shooter hadn't attempted seven freebies in a game since Apr. 13, 2015.</text:p>
            <text:p><text:s text:c="8"/></text:p>
            <text:p><text:s text:c="8"/></text:p>
            <text:p><text:s text:c="13"/></text:p>
            <text:p><text:s text:c="14"/></text:p>
            <text:p><text:s text:c="13"/>Apr 22 - 11:4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eBron James</text:p>
            <text:p><text:s text:c="17"/></text:p>
            <text:p><text:s text:c="17"/></text:p>
            <text:p><text:s text:c="22"/>- F - <text:s/>Cavaliers</text:p>
            <text:p><text:s text:c="16"/></text:p>
            <text:p><text:s text:c="17"/></text:p>
            <text:p><text:s text:c="12"/></text:p>
            <text:p><text:s text:c="8"/></text:p>
            <text:p><text:s text:c="8"/></text:p>
            <text:p><text:s text:c="8"/></text:p>
            <text:p><text:s text:c="12"/>LeBron James powered the Cavs to a Game 4 road win on Sunday, scoring 32 points (12-of-22 FGs, 8-of-9 FTs) with 13 rebounds, seven assists, two blocks and just one turnover in 46 minutes.</text:p>
            <text:p><text:s text:c="8"/></text:p>
            <text:p><text:s text:c="8"/></text:p>
            <text:p><text:s text:c="13"/>The series is knotted up at 2-2 with Game 5 coming in Cleveland on Wednesday. LeBron barely left the court tonight and every game he plays brings a deluge of amazing statistics that put his career into historical perspective. Tonight it was LBJ passing Hakeem Olajuwon for the 8th most double-doubles in NBA playoff history (101), while padding his lead for the most games leading a playoff team in points, rebounds and assists. He leads everyone in postseason DFS scoring this year, too, edging out Anthony Davis, and is basically a must-play regardless of cost.</text:p>
            <text:p><text:s text:c="8"/></text:p>
            <text:p><text:s text:c="8"/></text:p>
            <text:p><text:s text:c="13"/></text:p>
            <text:p><text:s text:c="14"/></text:p>
            <text:p><text:s text:c="13"/>Apr 22 - 11:4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Jose Calderon</text:p>
            <text:p><text:s text:c="17"/></text:p>
            <text:p><text:s text:c="17"/></text:p>
            <text:p><text:s text:c="22"/>- G - <text:s/>Cavaliers</text:p>
            <text:p><text:s text:c="16"/></text:p>
            <text:p><text:s text:c="17"/></text:p>
            <text:p><text:s text:c="12"/></text:p>
            <text:p><text:s text:c="8"/></text:p>
            <text:p><text:s text:c="8"/></text:p>
            <text:p><text:s text:c="8"/></text:p>
            <text:p><text:s text:c="12"/>Jose Calderon made a fill-in start for George Hill (back spasms) during Game 3, posting five points, two rebounds and two assists in 19 minutes.</text:p>
            <text:p><text:s text:c="8"/></text:p>
            <text:p><text:s text:c="8"/></text:p>
            <text:p><text:s text:c="13"/>The Cavs siphon most of the ball-handling duties through LeBron James anyway, of course, with LBJ recording 32 of the Cavs' 62 total assists in their first-round series. Throw in Calderon's typical minute-limit (27+ minutes just three times all season) and he's only a DFS punt while Hill is sidelined.</text:p>
            <text:p><text:s text:c="8"/></text:p>
            <text:p><text:s text:c="8"/></text:p>
            <text:p><text:s text:c="13"/>Related: LeBron James, George Hill</text:p>
            <text:p><text:s text:c="14"/></text:p>
            <text:p><text:s text:c="13"/>Apr 22 - 11:4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hn Wall</text:p>
            <text:p><text:s text:c="17"/></text:p>
            <text:p><text:s text:c="17"/></text:p>
            <text:p><text:s text:c="22"/>- G - <text:s/>Wizards</text:p>
            <text:p><text:s text:c="16"/></text:p>
            <text:p><text:s text:c="17"/></text:p>
            <text:p><text:s text:c="12"/></text:p>
            <text:p><text:s text:c="8"/></text:p>
            <text:p><text:s text:c="8"/></text:p>
            <text:p><text:s text:c="8"/></text:p>
            <text:p><text:s text:c="12"/>John Wall powered the Wizards to a series-tying Game 4 victory on Sunday, scoring 27 points with 14 assists, six rebounds and three steals in 44 minutes.</text:p>
            <text:p><text:s text:c="8"/></text:p>
            <text:p><text:s text:c="8"/></text:p>
            <text:p><text:s text:c="13"/>Tonight's line adds up to 60.2 fantasy points for Wall, according to the NBA's official scoring, which is just above his average of 58.9 per game in the postseason. That's third-best behind only LeBron James and Anthony Davis. He made 10-of-24 field goals and 7-of-10 free throws, and came up huge after Bradley Beal fouled out late in the fourth quarter of a tied game. It's safe to say Wall's surgically-repaired left knee isn't holding him back.</text:p>
            <text:p><text:s text:c="8"/></text:p>
            <text:p><text:s text:c="8"/></text:p>
            <text:p><text:s text:c="13"/></text:p>
            <text:p><text:s text:c="14"/></text:p>
            <text:p><text:s text:c="13"/>Apr 22 - 9:1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cin Gortat</text:p>
            <text:p><text:s text:c="17"/></text:p>
            <text:p><text:s text:c="17"/></text:p>
            <text:p><text:s text:c="22"/>- C - <text:s/>Wizards</text:p>
            <text:p><text:s text:c="16"/></text:p>
            <text:p><text:s text:c="17"/></text:p>
            <text:p><text:s text:c="12"/></text:p>
            <text:p><text:s text:c="8"/></text:p>
            <text:p><text:s text:c="8"/></text:p>
            <text:p><text:s text:c="8"/></text:p>
            <text:p><text:s text:c="12"/>Marcin Gortat finished Game 4 with 12 points on 6-of-8 shooting, six rebounds, one assist and one steal in 28 minutes of action.</text:p>
            <text:p><text:s text:c="8"/></text:p>
            <text:p><text:s text:c="8"/></text:p>
            <text:p><text:s text:c="13"/>Gortat grabbed his lower back after absorbing some contact in the second quarter, but it didn't slow him down as the game progressed. He earned key fourth-quarter minutes and even threw down a vicious hammer dunk through multiple defenders to tie the game with 5:35 remaining (watch via the link below). If you ignore a disastrous Game 2 in Toronto, Gortat is averaging a solid 13.3 points on 20-of-27 shooting (74.1%) in the series.</text:p>
            <text:p><text:s text:c="8"/></text:p>
            <text:p><text:s text:c="8"/></text:p>
            <text:p><text:s text:c="13"/></text:p>
            <text:p><text:s text:c="14"/></text:p>
            <text:p><text:s text:c="13"/>Source: NBC Sports on Twitter <text:s text:c="28"/>Apr 22 - 9:1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omas Satoransky</text:p>
            <text:p><text:s text:c="17"/></text:p>
            <text:p><text:s text:c="17"/></text:p>
            <text:p><text:s text:c="22"/>- G - <text:s/>Wizards</text:p>
            <text:p><text:s text:c="16"/></text:p>
            <text:p><text:s text:c="17"/></text:p>
            <text:p><text:s text:c="12"/></text:p>
            <text:p><text:s text:c="8"/></text:p>
            <text:p><text:s text:c="8"/></text:p>
            <text:p><text:s text:c="8"/></text:p>
            <text:p><text:s text:c="12"/>Tomas Satoransky's quiet postseason continued on Sunday with one rebound and no other stats in six minutes.</text:p>
            <text:p><text:s text:c="8"/></text:p>
            <text:p><text:s text:c="8"/></text:p>
            <text:p><text:s text:c="13"/>Satoransky had a breakout season in 2017-18, including averages of 10.4 points, 5.8 assists, 4.4 rebounds and 1.0 steals in 30 starts. He even played 16.8 minutes as a reserve, but has seen his role usurped by newcomer Ty Lawson over the past three games. Lawson also finished this game scoreless in 15 minutes, and neither guy can be trusted in DFS while the Wizards' starting backcourt is healthy.</text:p>
            <text:p><text:s text:c="8"/></text:p>
            <text:p><text:s text:c="8"/></text:p>
            <text:p><text:s text:c="13"/>Related: Ty Lawson</text:p>
            <text:p><text:s text:c="14"/></text:p>
            <text:p><text:s text:c="13"/>Apr 22 - 9:1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radley Beal</text:p>
            <text:p><text:s text:c="17"/></text:p>
            <text:p><text:s text:c="17"/></text:p>
            <text:p><text:s text:c="22"/>- G - <text:s/>Wizards</text:p>
            <text:p><text:s text:c="16"/></text:p>
            <text:p><text:s text:c="17"/></text:p>
            <text:p><text:s text:c="12"/></text:p>
            <text:p><text:s text:c="8"/></text:p>
            <text:p><text:s text:c="8"/></text:p>
            <text:p><text:s text:c="8"/></text:p>
            <text:p><text:s text:c="12"/>Bradley Beal fouled out in the fourth quarter of Game 4, finishing with 31 points, five rebounds, five 3-pointers and two assists in 32 minutes.</text:p>
            <text:p><text:s text:c="8"/></text:p>
            <text:p><text:s text:c="8"/></text:p>
            <text:p><text:s text:c="13"/>It's the first time all season that Beal has fouled out of a game. The sixth foul was questionable and Beal was fuming afterward, but he managed to avoid a technical or the risk of further punishment from the league. He was cruising offensively with 10-of-19 field goals and 6-of-7 free throws, and the Wizards didn't hang their heads when he left -- instead, they looked fired up as they closed the game on a 14-6 run. Beal said he wants 20 shot attempts per game and we expect him to come out firing in Toronto on Wednesday.</text:p>
            <text:p><text:s text:c="8"/></text:p>
            <text:p><text:s text:c="8"/></text:p>
            <text:p><text:s text:c="13"/></text:p>
            <text:p><text:s text:c="14"/></text:p>
            <text:p><text:s text:c="13"/>Apr 22 - 9:1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kob Poeltl</text:p>
            <text:p><text:s text:c="17"/></text:p>
            <text:p><text:s text:c="17"/></text:p>
            <text:p><text:s text:c="22"/>- C - <text:s/>Raptors</text:p>
            <text:p><text:s text:c="16"/></text:p>
            <text:p><text:s text:c="17"/></text:p>
            <text:p><text:s text:c="12"/></text:p>
            <text:p><text:s text:c="8"/></text:p>
            <text:p><text:s text:c="8"/></text:p>
            <text:p><text:s text:c="8"/></text:p>
            <text:p><text:s text:c="12"/>Jakob Poeltl came off the bench for 10 points, seven rebounds, one assist and one steal in 24 minutes on Sunday, making 4-of-6 field goals and 2-of-2 free throws.</text:p>
            <text:p><text:s text:c="8"/></text:p>
            <text:p><text:s text:c="8"/></text:p>
            <text:p><text:s text:c="13"/>Both teams stayed big down the stretch in this game, and coach Dwane Casey opted for Poeltl's defensive presence over Jonas Valanciunas. The second-year center fouled out on a costly play with 1:33 remaining but was otherwise impressive, and may have earned himself more minutes as the series shifts back to Toronto.</text:p>
            <text:p><text:s text:c="8"/></text:p>
            <text:p><text:s text:c="8"/></text:p>
            <text:p><text:s text:c="13"/>Related: Jonas Valanciunas</text:p>
            <text:p><text:s text:c="14"/></text:p>
            <text:p><text:s text:c="13"/>Apr 22 - 9:1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nas Valanciunas</text:p>
            <text:p><text:s text:c="17"/></text:p>
            <text:p><text:s text:c="17"/></text:p>
            <text:p><text:s text:c="22"/>- C - <text:s/>Raptors</text:p>
            <text:p><text:s text:c="16"/></text:p>
            <text:p><text:s text:c="17"/></text:p>
            <text:p><text:s text:c="12"/></text:p>
            <text:p><text:s text:c="8"/></text:p>
            <text:p><text:s text:c="8"/></text:p>
            <text:p><text:s text:c="8"/></text:p>
            <text:p><text:s text:c="12"/>Jonas Valanciunas played only 15 minutes on Sunday, scoring 11 points with three rebounds and one block in the Raptors' road loss.</text:p>
            <text:p><text:s text:c="8"/></text:p>
            <text:p><text:s text:c="8"/></text:p>
            <text:p><text:s text:c="13"/>JV made 4-of-6 field goals and 3-of-3 free throws, but after playing 23 minutes in each of the first three games in this series, his role was eroded by backup Jakob Poeltl. Even after Poeltl fouled out late in the game, Pascal Siakam checked in with Serge Ibaka shifting to center. Random duds are always a risk for Valanciunas, who only needs 20+ minutes to hit DFS value most games.</text:p>
            <text:p><text:s text:c="8"/></text:p>
            <text:p><text:s text:c="8"/></text:p>
            <text:p><text:s text:c="13"/>Related: Jakob Poeltl, Serge Ibaka</text:p>
            <text:p><text:s text:c="14"/></text:p>
            <text:p><text:s text:c="13"/>Apr 22 - 9:1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OG Anunoby</text:p>
            <text:p><text:s text:c="17"/></text:p>
            <text:p><text:s text:c="17"/></text:p>
            <text:p><text:s text:c="22"/>- F - <text:s/>Raptors</text:p>
            <text:p><text:s text:c="16"/></text:p>
            <text:p><text:s text:c="17"/></text:p>
            <text:p><text:s text:c="12"/></text:p>
            <text:p><text:s text:c="8"/></text:p>
            <text:p><text:s text:c="8"/></text:p>
            <text:p><text:s text:c="8"/></text:p>
            <text:p><text:s text:c="12"/>OG Anunoby played through a right ankle injury to finish Sunday's Game 4 defeat with four points on 2-of-3 shooting, two steals, one rebound and one assist in 22 minutes.</text:p>
            <text:p><text:s text:c="8"/></text:p>
            <text:p><text:s text:c="8"/></text:p>
            <text:p><text:s text:c="13"/>Marcin Gortat crashed into Anunoby just before halftime, forcing the rookie to limp into the locker room with trainers. He missed seven games in March due to a sprained right ankle, so it was encouraging to see him start the second half after getting re-taped. As a precaution, we'll list him as 'questionable' for Game 5 in Toronto on Wednesday.</text:p>
            <text:p><text:s text:c="8"/></text:p>
            <text:p><text:s text:c="8"/></text:p>
            <text:p><text:s text:c="13"/></text:p>
            <text:p><text:s text:c="14"/></text:p>
            <text:p><text:s text:c="13"/>Apr 22 - 9:0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Mar DeRozan</text:p>
            <text:p><text:s text:c="17"/></text:p>
            <text:p><text:s text:c="17"/></text:p>
            <text:p><text:s text:c="22"/>- G/F - <text:s/>Raptors</text:p>
            <text:p><text:s text:c="16"/></text:p>
            <text:p><text:s text:c="17"/></text:p>
            <text:p><text:s text:c="12"/></text:p>
            <text:p><text:s text:c="8"/></text:p>
            <text:p><text:s text:c="8"/></text:p>
            <text:p><text:s text:c="8"/></text:p>
            <text:p><text:s text:c="12"/>DeMar DeRozan made a career-high 14-of-18 free throws during Sunday's Game 4 loss, scoring 35 points with six rebounds, six assists, one steal and one 3-pointer in 38 minutes.</text:p>
            <text:p><text:s text:c="8"/></text:p>
            <text:p><text:s text:c="8"/></text:p>
            <text:p><text:s text:c="13"/>DeRozan only got to the free-throw line twice Game 3, yet he had 12 attempts by the end of the first quarter today. His ability to generate fouls usually pads his scoring numbers even when his shot is off, which is one reason he's such a stable DFS option. The home team has held serve in all four games of this series, a trend Toronto hopes to continue at Air Canada Centre on Wednesday.</text:p>
            <text:p><text:s text:c="8"/></text:p>
            <text:p><text:s text:c="8"/></text:p>
            <text:p><text:s text:c="13"/></text:p>
            <text:p><text:s text:c="14"/></text:p>
            <text:p><text:s text:c="13"/>Apr 22 - 9:0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OG Anunoby</text:p>
            <text:p><text:s text:c="17"/></text:p>
            <text:p><text:s text:c="17"/></text:p>
            <text:p><text:s text:c="22"/>- F - <text:s/>Raptors</text:p>
            <text:p><text:s text:c="16"/></text:p>
            <text:p><text:s text:c="17"/></text:p>
            <text:p><text:s text:c="12"/></text:p>
            <text:p><text:s text:c="8"/></text:p>
            <text:p><text:s text:c="8"/></text:p>
            <text:p><text:s text:c="8"/></text:p>
            <text:p><text:s text:c="12"/>OG Anunoby limped into the locker room on Sunday with a right ankle injury, but he returned to start the second half.</text:p>
            <text:p><text:s text:c="8"/></text:p>
            <text:p><text:s text:c="8"/></text:p>
            <text:p><text:s text:c="13"/>Anunoby left under his own power and there was under two minutes remaining in the half when he exited, so it appears he avoided any serious damage.</text:p>
            <text:p><text:s text:c="8"/></text:p>
            <text:p><text:s text:c="8"/></text:p>
            <text:p><text:s text:c="13"/></text:p>
            <text:p><text:s text:c="14"/></text:p>
            <text:p><text:s text:c="13"/>Apr 22 - 7:1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se Calderon</text:p>
            <text:p><text:s text:c="17"/></text:p>
            <text:p><text:s text:c="17"/></text:p>
            <text:p><text:s text:c="22"/>- G - <text:s/>Cavaliers</text:p>
            <text:p><text:s text:c="16"/></text:p>
            <text:p><text:s text:c="17"/></text:p>
            <text:p><text:s text:c="12"/></text:p>
            <text:p><text:s text:c="8"/></text:p>
            <text:p><text:s text:c="8"/></text:p>
            <text:p><text:s text:c="8"/></text:p>
            <text:p><text:s text:c="12"/>Jose Calderon will start Game 4 on Sunday with George Hill (back spasms) unavailable.</text:p>
            <text:p><text:s text:c="8"/></text:p>
            <text:p><text:s text:c="8"/></text:p>
            <text:p><text:s text:c="13"/>Calderon was a healthy DNP-CD in Game 3 but he'll be pressed into a key role in a pivotal road game tonight. Considering his rock-bottom price in DFS, he's worth a long look.</text:p>
            <text:p><text:s text:c="8"/></text:p>
            <text:p><text:s text:c="8"/></text:p>
            <text:p><text:s text:c="13"/></text:p>
            <text:p><text:s text:c="14"/></text:p>
            <text:p><text:s text:c="13"/>Source: Fred McLeod on Twitter <text:s text:c="27"/>Apr 22 - 7:0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eorge Hill</text:p>
            <text:p><text:s text:c="17"/></text:p>
            <text:p><text:s text:c="17"/></text:p>
            <text:p><text:s text:c="22"/>- G - <text:s/>Cavaliers</text:p>
            <text:p><text:s text:c="16"/></text:p>
            <text:p><text:s text:c="17"/></text:p>
            <text:p><text:s text:c="12"/></text:p>
            <text:p><text:s text:c="8"/></text:p>
            <text:p><text:s text:c="8"/></text:p>
            <text:p><text:s text:c="8"/></text:p>
            <text:p><text:s text:c="12"/>George Hill (back spasms) will not play in Game 4 vs. the Pacers, with Jose Calderon getting the start at PG.</text:p>
            <text:p><text:s text:c="8"/></text:p>
            <text:p><text:s text:c="8"/></text:p>
            <text:p><text:s text:c="13"/>Hill's MRI came back negative but he can't shake this injury, and the Cavs will have a 'next man up' mentality as they seek to avoid a 3-1 hole in the series. He said he's had four shots in his back but can still barely sleep, so it's uncertain if he'll <text:s/>be ready to return for Game 5 in Cleveland on Wednesday.</text:p>
            <text:p><text:s text:c="8"/></text:p>
            <text:p><text:s text:c="8"/></text:p>
            <text:p><text:s text:c="13"/>Related: Jose Calderon</text:p>
            <text:p><text:s text:c="14"/></text:p>
            <text:p><text:s text:c="13"/>Source: Mark Montieth on Twitter <text:s text:c="25"/>Apr 22 - 7:0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aMarcus Aldridge</text:p>
            <text:p><text:s text:c="17"/></text:p>
            <text:p><text:s text:c="17"/></text:p>
            <text:p><text:s text:c="22"/>- F/C - <text:s/>Spurs</text:p>
            <text:p><text:s text:c="16"/></text:p>
            <text:p><text:s text:c="17"/></text:p>
            <text:p><text:s text:c="12"/></text:p>
            <text:p><text:s text:c="8"/></text:p>
            <text:p><text:s text:c="8"/></text:p>
            <text:p><text:s text:c="8"/></text:p>
            <text:p><text:s text:c="12"/>San Antonio snapped a seven-game postseason losing streak, aided by LaMarcus Aldridge's 22 points, 10 rebounds, one steal and one block.</text:p>
            <text:p><text:s text:c="8"/></text:p>
            <text:p><text:s text:c="8"/></text:p>
            <text:p><text:s text:c="13"/>Draymond Green locked into Aldridge defensively today, but LA managed to bank an enormous buzzer-beater on a turnaround 3-pointer to preserve the Spurs' lead in the fourth quarter (link below). He finished 7-of-19 from the field but was 3-of-3 from deep and 5-of-5 at the FT line, and committed just one turnover in 38 minutes. The Spurs pulled out a double-digit victory despite getting out-rebounded 61-34 in this game, but they'll need to fix the issue to stay alive as the series shifts back to Golden State.</text:p>
            <text:p><text:s text:c="8"/></text:p>
            <text:p><text:s text:c="8"/></text:p>
            <text:p><text:s text:c="13"/></text:p>
            <text:p><text:s text:c="14"/></text:p>
            <text:p><text:s text:c="13"/>Source: 95.7 The Game on Twitter <text:s text:c="25"/>Apr 22 - 6:3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nu Ginobili</text:p>
            <text:p><text:s text:c="17"/></text:p>
            <text:p><text:s text:c="17"/></text:p>
            <text:p><text:s text:c="22"/>- G - <text:s/>Spurs</text:p>
            <text:p><text:s text:c="16"/></text:p>
            <text:p><text:s text:c="17"/></text:p>
            <text:p><text:s text:c="12"/></text:p>
            <text:p><text:s text:c="8"/></text:p>
            <text:p><text:s text:c="8"/></text:p>
            <text:p><text:s text:c="8"/></text:p>
            <text:p><text:s text:c="12"/>Manu Ginobili was terrific during the Spurs' Game 4 victory, scoring 16 points (5-of-10 FGs, 3-of-4 FTs) with five assists, three rebounds and three 3-pointers in 25 minutes.</text:p>
            <text:p><text:s text:c="8"/></text:p>
            <text:p><text:s text:c="8"/></text:p>
            <text:p><text:s text:c="13"/>The veteran went down briefly after banging his knee late in the fourth quarter, but he continued to play and there's no way he's missing Game 5. This was simply the latest clutch performance in Manu's legendary career, and the victory gives Ginobili and Tony Parker 132 playoff wins as teammates -- that's the most in NBA history.</text:p>
            <text:p><text:s text:c="8"/></text:p>
            <text:p><text:s text:c="8"/></text:p>
            <text:p><text:s text:c="13"/></text:p>
            <text:p><text:s text:c="14"/></text:p>
            <text:p><text:s text:c="13"/>Source: Jordan Howenstine on Twitter <text:s text:c="21"/>Apr 22 - 6:3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jounte Murray</text:p>
            <text:p><text:s text:c="17"/></text:p>
            <text:p><text:s text:c="17"/></text:p>
            <text:p><text:s text:c="22"/>- G - <text:s/>Spurs</text:p>
            <text:p><text:s text:c="16"/></text:p>
            <text:p><text:s text:c="17"/></text:p>
            <text:p><text:s text:c="12"/></text:p>
            <text:p><text:s text:c="8"/></text:p>
            <text:p><text:s text:c="8"/></text:p>
            <text:p><text:s text:c="8"/></text:p>
            <text:p><text:s text:c="12"/>Dejounte Murray found some traction during Game 4 on Sunday with 12 points on 4-of-8 shooting, three 3-pointers, four rebounds and two assists.</text:p>
            <text:p><text:s text:c="8"/></text:p>
            <text:p><text:s text:c="8"/></text:p>
            <text:p><text:s text:c="13"/>Murray hadn't attempted more than two triples in a game all season prior to this outburst, but he simply took what the Warriors gave him -- they dared him to make shots from deep, and he obliged. He added one steal, one block and only one turnover in 26 minutes of action, his most of the postseason, and the Spurs will need him to play at this level to stave off elimination again on Tuesday.</text:p>
            <text:p><text:s text:c="8"/></text:p>
            <text:p><text:s text:c="8"/></text:p>
            <text:p><text:s text:c="13"/></text:p>
            <text:p><text:s text:c="14"/></text:p>
            <text:p><text:s text:c="13"/>Apr 22 - 6:3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Draymond Green</text:p>
            <text:p><text:s text:c="17"/></text:p>
            <text:p><text:s text:c="17"/></text:p>
            <text:p><text:s text:c="22"/>- F - <text:s/>Warriors</text:p>
            <text:p><text:s text:c="16"/></text:p>
            <text:p><text:s text:c="17"/></text:p>
            <text:p><text:s text:c="12"/></text:p>
            <text:p><text:s text:c="8"/></text:p>
            <text:p><text:s text:c="8"/></text:p>
            <text:p><text:s text:c="8"/></text:p>
            <text:p><text:s text:c="12"/>Draymond Green grabbed a playoff career-high 18 rebounds during Game 4, adding nine assists with nine points on 4-of-14 shooting, including 1-of-6 from downtown.</text:p>
            <text:p><text:s text:c="8"/></text:p>
            <text:p><text:s text:c="8"/></text:p>
            <text:p><text:s text:c="13"/>Green committed five turnovers during his 42 minutes on the court, but his defensive efforts helped Golden State stay in it despite awful shooting (37.8%). "[Teams] are still waiting me out on the pick-and-roll and trying to get me out away from the play," Green said recently. "I know I can take the game over defensively on any given night." He's helped limit San Antonio to 25.5 points in the paint and 6.3 fastbreak points in this series, and despite today's loss the Warriors can advance with a win at home on Tuesday.</text:p>
            <text:p><text:s text:c="8"/></text:p>
            <text:p><text:s text:c="8"/></text:p>
            <text:p><text:s text:c="13"/></text:p>
            <text:p><text:s text:c="14"/></text:p>
            <text:p><text:s text:c="13"/>Apr 22 - 6:3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lay Thompson</text:p>
            <text:p><text:s text:c="17"/></text:p>
            <text:p><text:s text:c="17"/></text:p>
            <text:p><text:s text:c="22"/>- G - <text:s/>Warriors</text:p>
            <text:p><text:s text:c="16"/></text:p>
            <text:p><text:s text:c="17"/></text:p>
            <text:p><text:s text:c="12"/></text:p>
            <text:p><text:s text:c="8"/></text:p>
            <text:p><text:s text:c="8"/></text:p>
            <text:p><text:s text:c="8"/></text:p>
            <text:p><text:s text:c="12"/>The Spurs limited Klay Thompson to 12 points on 4-of-16 shooting on Sunday, with five rebounds, two 3-pointers, one steal and one assist.</text:p>
            <text:p><text:s text:c="8"/></text:p>
            <text:p><text:s text:c="8"/></text:p>
            <text:p><text:s text:c="13"/>Thompson didn't make a single shot within 15 feet and finished with a team-worst net rating of -24.4, and credit is due to Danny Green's defense tonight. The Warriors' pace was down tonight, though, and it shouldn't take long for Thompson to regain his elite shooting stroke -- after all, he was a combined 31-of-49 from the field (63.3%) in the first three games of the series.</text:p>
            <text:p><text:s text:c="8"/></text:p>
            <text:p><text:s text:c="8"/></text:p>
            <text:p><text:s text:c="13"/>Related: Danny Green</text:p>
            <text:p><text:s text:c="14"/></text:p>
            <text:p><text:s text:c="13"/>Apr 22 - 6:3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haun Livingston</text:p>
            <text:p><text:s text:c="17"/></text:p>
            <text:p><text:s text:c="17"/></text:p>
            <text:p><text:s text:c="22"/>- G - <text:s/>Warriors</text:p>
            <text:p><text:s text:c="16"/></text:p>
            <text:p><text:s text:c="17"/></text:p>
            <text:p><text:s text:c="12"/></text:p>
            <text:p><text:s text:c="8"/></text:p>
            <text:p><text:s text:c="8"/></text:p>
            <text:p><text:s text:c="8"/></text:p>
            <text:p><text:s text:c="12"/>Shaun Livingston (ankle) came off the bench for 10 points on 5-of-9 shooting, three rebounds, two assists and two steals in 21 minutes during Sunday's Game 4 loss to the Spurs.</text:p>
            <text:p><text:s text:c="8"/></text:p>
            <text:p><text:s text:c="8"/></text:p>
            <text:p><text:s text:c="13"/>Livingston's status was never truly in doubt despite a minor injury late in Game 3. Stephen Curry (knee) won't play "anytime soon," according to coach Steve Kerr, which shifts more responsibilities to guys like Livingston, Quinn Cook (15 minutes) and Andre Iguodala (26 minutes). Even so, Livingston isn't a desirable DFS target.</text:p>
            <text:p><text:s text:c="8"/></text:p>
            <text:p><text:s text:c="8"/></text:p>
            <text:p><text:s text:c="13"/>Related: Quinn Cook, Andre Iguodala</text:p>
            <text:p><text:s text:c="14"/></text:p>
            <text:p><text:s text:c="13"/>Apr 22 - 6:2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vin Durant</text:p>
            <text:p><text:s text:c="17"/></text:p>
            <text:p><text:s text:c="17"/></text:p>
            <text:p><text:s text:c="22"/>- F - <text:s/>Warriors</text:p>
            <text:p><text:s text:c="16"/></text:p>
            <text:p><text:s text:c="17"/></text:p>
            <text:p><text:s text:c="12"/></text:p>
            <text:p><text:s text:c="8"/></text:p>
            <text:p><text:s text:c="8"/></text:p>
            <text:p><text:s text:c="8"/></text:p>
            <text:p><text:s text:c="12"/>Kevin Durant (ankle) led all scorers with 34 points on Sunday, going 12-of-28 from the field and 6-of-7 from the field with 13 rebounds, four 3-pointers, two assists and one block.</text:p>
            <text:p><text:s text:c="8"/></text:p>
            <text:p><text:s text:c="8"/></text:p>
            <text:p><text:s text:c="13"/>Durant tweaked his left ankle during Game 3 on Thursday but showed no signs of the injury tonight, playing 41 minutes in a rare postseason loss. He scored 13 points in the third quarter alone tonight and played all but two minutes of the fourth, helping him earn his 50th career postseason game with 30+ points. With Stephen Curry (knee) still out indefinitely, there will be offensive fireworks every time KD takes the court.</text:p>
            <text:p><text:s text:c="8"/></text:p>
            <text:p><text:s text:c="8"/></text:p>
            <text:p><text:s text:c="13"/></text:p>
            <text:p><text:s text:c="14"/></text:p>
            <text:p><text:s text:c="13"/>Apr 22 - 6:2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Fred VanVleet</text:p>
            <text:p><text:s text:c="17"/></text:p>
            <text:p><text:s text:c="17"/></text:p>
            <text:p><text:s text:c="22"/>- G - <text:s/>Raptors</text:p>
            <text:p><text:s text:c="16"/></text:p>
            <text:p><text:s text:c="17"/></text:p>
            <text:p><text:s text:c="12"/></text:p>
            <text:p><text:s text:c="8"/></text:p>
            <text:p><text:s text:c="8"/></text:p>
            <text:p><text:s text:c="8"/></text:p>
            <text:p><text:s text:c="12"/>Fred VanVleet (shoulder) has been ruled out for Sunday's Game 4 against the Wizards.</text:p>
            <text:p><text:s text:c="8"/></text:p>
            <text:p><text:s text:c="8"/></text:p>
            <text:p><text:s text:c="13"/>This will be VanVleet's second straight game on the sidelines, which will again translate to more minutes for Delon Wright. FVV said that the pain in his shoulder is "manageable," but the main issue is a "lack of range and strength," and he's having trouble "passing, dribbling, running, fighting through screens." For now, we'll consider him doubtful for Wednesday's Game 5 in Toronto.</text:p>
            <text:p><text:s text:c="8"/></text:p>
            <text:p><text:s text:c="8"/></text:p>
            <text:p><text:s text:c="13"/>Related: Delon Wright</text:p>
            <text:p><text:s text:c="14"/></text:p>
            <text:p><text:s text:c="13"/>Source: Josh Lewenberg on Twitter <text:s text:c="24"/>Apr 22 - 4:4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ylen Brown</text:p>
            <text:p><text:s text:c="17"/></text:p>
            <text:p><text:s text:c="17"/></text:p>
            <text:p><text:s text:c="22"/>- G/F - <text:s/>Celtics</text:p>
            <text:p><text:s text:c="16"/></text:p>
            <text:p><text:s text:c="17"/></text:p>
            <text:p><text:s text:c="12"/></text:p>
            <text:p><text:s text:c="8"/></text:p>
            <text:p><text:s text:c="8"/></text:p>
            <text:p><text:s text:c="8"/></text:p>
            <text:p><text:s text:c="12"/>Jaylen Brown scored a career-high 34 points on 13-of-24 shooting during Sunday's Game 4 loss to the Bucks, adding five treys, eight boards, three steals and one assist over 41 minutes.</text:p>
            <text:p><text:s text:c="8"/></text:p>
            <text:p><text:s text:c="8"/></text:p>
            <text:p><text:s text:c="13"/>Brown essentially single-handedly kept the Celtics in the game, helping Boston go on a huge second-half surge to bring down a 20-point deficit to just eight heading into the final frame of action, but ultimately, it was not enough to deliver the win. He also went 3-of-4 from the charity stripe to give him a sterling 66.0 true shooting percentage to accompany his 28.4 usage rate, but aside from Jayson Tatum (21 points, two triples, three boards, three dimes and two steals), he didn’t receive much help from his teammates on the offensive end.</text:p>
            <text:p><text:s text:c="8"/></text:p>
            <text:p><text:s text:c="8"/></text:p>
            <text:p><text:s text:c="13"/>Related: Jayson Tatum</text:p>
            <text:p><text:s text:c="14"/></text:p>
            <text:p><text:s text:c="13"/>Apr 22 - 4:2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erry Rozier</text:p>
            <text:p><text:s text:c="17"/></text:p>
            <text:p><text:s text:c="17"/></text:p>
            <text:p><text:s text:c="22"/>- G - <text:s/>Celtics</text:p>
            <text:p><text:s text:c="16"/></text:p>
            <text:p><text:s text:c="17"/></text:p>
            <text:p><text:s text:c="12"/></text:p>
            <text:p><text:s text:c="8"/></text:p>
            <text:p><text:s text:c="8"/></text:p>
            <text:p><text:s text:c="8"/></text:p>
            <text:p><text:s text:c="12"/>Terry Rozier couldn't buy a bucket during Sunday's Game 4 loss to the Bucks, going 3-of-12 from the field (2-of-10 from 3-point range) on his way to 10 points over 36 minutes.</text:p>
            <text:p><text:s text:c="8"/></text:p>
            <text:p><text:s text:c="8"/></text:p>
            <text:p><text:s text:c="13"/>Rozier added eight assists, five rebounds, one steal, one block and one turnover while he was out there, but he didn't get his first shot to drop until midway through the second quarter, and this was the second game in a row he failed to do much for Boston. As a team, the Celtics seriously struggled through the first half of action, connecting on just 23.8% of their attempts in the paint, which accounted for their worst performance through any half of basketball this season.</text:p>
            <text:p><text:s text:c="8"/></text:p>
            <text:p><text:s text:c="8"/></text:p>
            <text:p><text:s text:c="13"/></text:p>
            <text:p><text:s text:c="14"/></text:p>
            <text:p><text:s text:c="13"/>Apr 22 - 4:1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bari Parker</text:p>
            <text:p><text:s text:c="17"/></text:p>
            <text:p><text:s text:c="17"/></text:p>
            <text:p><text:s text:c="22"/>- F - <text:s/>Bucks</text:p>
            <text:p><text:s text:c="16"/></text:p>
            <text:p><text:s text:c="17"/></text:p>
            <text:p><text:s text:c="12"/></text:p>
            <text:p><text:s text:c="8"/></text:p>
            <text:p><text:s text:c="8"/></text:p>
            <text:p><text:s text:c="8"/></text:p>
            <text:p><text:s text:c="12"/>Jabari Parker was phenomenal on both ends of the floor during Sunday's Game 4 win, tallying 16 points, seven rebounds, two triples, one assist, two steals and three blocks in 25 minutes.</text:p>
            <text:p><text:s text:c="8"/></text:p>
            <text:p><text:s text:c="8"/></text:p>
            <text:p><text:s text:c="13"/>Parker wasn’t very good at all through the first two games of this first-round series, but he’s really picked up his play over the previous two games, churning out averages of 16.5 points, 6.0 boards, 1.5 steals, 2.5 swats and just 0.5 turnovers per game on 54.5% shooting. Milwaukee's second-unit thoroughly outplayed Boston's, and Thon Maker was also impressive in the win, coming through with eight points, two boards, two treys, one assist, five blocks and one turnover over 31 minutes.</text:p>
            <text:p><text:s text:c="8"/></text:p>
            <text:p><text:s text:c="8"/></text:p>
            <text:p><text:s text:c="13"/>Related: Thon Maker</text:p>
            <text:p><text:s text:c="14"/></text:p>
            <text:p><text:s text:c="13"/>Apr 22 - 4:0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hris Middleton</text:p>
            <text:p><text:s text:c="17"/></text:p>
            <text:p><text:s text:c="17"/></text:p>
            <text:p><text:s text:c="22"/>- G/F - <text:s/>Bucks</text:p>
            <text:p><text:s text:c="16"/></text:p>
            <text:p><text:s text:c="17"/></text:p>
            <text:p><text:s text:c="12"/></text:p>
            <text:p><text:s text:c="8"/></text:p>
            <text:p><text:s text:c="8"/></text:p>
            <text:p><text:s text:c="8"/></text:p>
            <text:p><text:s text:c="12"/>Khris Middleton had another fantastic game on Sunday, scoring 23 points on 8-of-14 shooting to go with three triples, six boards, two assists, two steals, two blocks and two turnovers in 37 minutes.</text:p>
            <text:p><text:s text:c="8"/></text:p>
            <text:p><text:s text:c="8"/></text:p>
            <text:p><text:s text:c="13"/>The Celtics have had precisely zero answers for Middleton through this first-round series, as he’s been putting in averages of 25.5 points, 6.5 boards, 4.0 assists, 1.3 steals, 1.0 block and 2.3 turnovers per game while knocking down a ridiculous 61.5% of his shot attempts. The Bucks played some excellent team defense in this one, holding the Celtics to just 35 points on 30.2% shooting through the first half of action, and this certainly looks like a series that could go to seven games.</text:p>
            <text:p><text:s text:c="8"/></text:p>
            <text:p><text:s text:c="8"/></text:p>
            <text:p><text:s text:c="13"/></text:p>
            <text:p><text:s text:c="14"/></text:p>
            <text:p><text:s text:c="13"/>Apr 22 - 3:5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iannis Antetokounmpo</text:p>
            <text:p><text:s text:c="17"/></text:p>
            <text:p><text:s text:c="17"/></text:p>
            <text:p><text:s text:c="22"/>- G/F - <text:s/>Bucks</text:p>
            <text:p><text:s text:c="16"/></text:p>
            <text:p><text:s text:c="17"/></text:p>
            <text:p><text:s text:c="12"/></text:p>
            <text:p><text:s text:c="8"/></text:p>
            <text:p><text:s text:c="8"/></text:p>
            <text:p><text:s text:c="8"/></text:p>
            <text:p><text:s text:c="12"/>Giannis Antetokounmpo came through with 27 points, seven rebounds, five assists and two turnovers in Milwaukee's 104-102 win over Boston on Sunday.</text:p>
            <text:p><text:s text:c="8"/></text:p>
            <text:p><text:s text:c="8"/></text:p>
            <text:p><text:s text:c="13"/>The Bucks successfully protected their home court, evening up their first-round series with the Celtics at two apiece, and The Greek Freak came through with some huge buckets in the clutch including a game-winning tip-in with 5 seconds left. He did tweak his ankle during the fourth quarter after coming down on Aron Baynes’ foot, but his ankle didn’t turn all that much and he played through it, so he should be fine for Tuesday’s Game 5 in Boston.</text:p>
            <text:p><text:s text:c="8"/></text:p>
            <text:p><text:s text:c="8"/></text:p>
            <text:p><text:s text:c="13"/></text:p>
            <text:p><text:s text:c="14"/></text:p>
            <text:p><text:s text:c="13"/>Apr 22 - 3:5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tephen Curry</text:p>
            <text:p><text:s text:c="17"/></text:p>
            <text:p><text:s text:c="17"/></text:p>
            <text:p><text:s text:c="22"/>- G - <text:s/>Warriors</text:p>
            <text:p><text:s text:c="16"/></text:p>
            <text:p><text:s text:c="17"/></text:p>
            <text:p><text:s text:c="12"/></text:p>
            <text:p><text:s text:c="8"/></text:p>
            <text:p><text:s text:c="8"/></text:p>
            <text:p><text:s text:c="8"/></text:p>
            <text:p><text:s text:c="12"/>Steve Kerr said that Stephen Curry (knee) won't be coming back "anytime soon."</text:p>
            <text:p><text:s text:c="8"/></text:p>
            <text:p><text:s text:c="8"/></text:p>
            <text:p><text:s text:c="13"/>Kerr did say that Curry has been coming along well, and that he looked good at Saturday's practice, but he still has "a few limitations" that he's trying to work through. The good news is that he hasn't been experiencing any pain in his left knee, and while Kerr did say he's "on track," he wouldn't commit to an official timetable. He's scheduled to be re-evaluated on April 27, but it doesn't sound like he'll be ready for Game 1 of Round 2.</text:p>
            <text:p><text:s text:c="8"/></text:p>
            <text:p><text:s text:c="8"/></text:p>
            <text:p><text:s text:c="13"/></text:p>
            <text:p><text:s text:c="14"/></text:p>
            <text:p><text:s text:c="13"/>Source: Warriors on NBCS on Twitter <text:s text:c="22"/>Apr 22 - 2:4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haun Livingston</text:p>
            <text:p><text:s text:c="17"/></text:p>
            <text:p><text:s text:c="17"/></text:p>
            <text:p><text:s text:c="22"/>- G - <text:s/>Warriors</text:p>
            <text:p><text:s text:c="16"/></text:p>
            <text:p><text:s text:c="17"/></text:p>
            <text:p><text:s text:c="12"/></text:p>
            <text:p><text:s text:c="8"/></text:p>
            <text:p><text:s text:c="8"/></text:p>
            <text:p><text:s text:c="8"/></text:p>
            <text:p><text:s text:c="12"/>Shaun Livingston (ankle) is available on Sunday for Game 4.</text:p>
            <text:p><text:s text:c="8"/></text:p>
            <text:p><text:s text:c="8"/></text:p>
            <text:p><text:s text:c="13"/>He tweaked his ankle towards the end of Game 3, but the injury was never expected to be more than a slight tweak. Livingston is averaging 9.7 points, 3.3 rebounds and 1.7 assists in 19.3 minutes during this series.</text:p>
            <text:p><text:s text:c="8"/></text:p>
            <text:p><text:s text:c="8"/></text:p>
            <text:p><text:s text:c="13"/></text:p>
            <text:p><text:s text:c="14"/></text:p>
            <text:p><text:s text:c="13"/>Source: Warriors PR <text:s text:c="38"/>Apr 22 - 1:0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hn Henson</text:p>
            <text:p><text:s text:c="17"/></text:p>
            <text:p><text:s text:c="17"/></text:p>
            <text:p><text:s text:c="22"/>- F/C - <text:s/>Bucks</text:p>
            <text:p><text:s text:c="16"/></text:p>
            <text:p><text:s text:c="17"/></text:p>
            <text:p><text:s text:c="12"/></text:p>
            <text:p><text:s text:c="8"/></text:p>
            <text:p><text:s text:c="8"/></text:p>
            <text:p><text:s text:c="8"/></text:p>
            <text:p><text:s text:c="12"/>John Henson (back soreness) has been ruled out of Sunday's Game 4.</text:p>
            <text:p><text:s text:c="8"/></text:p>
            <text:p><text:s text:c="8"/></text:p>
            <text:p><text:s text:c="13"/>No surprise here, as Henson was listed as doubtful after sitting out Game 3. Thon Maker gave the Bucks a huge lift in Game 3 with 14 points, five rebounds, five blocks and three triples, and we should see more of Jabari Parker and Tyler Zeller as well.</text:p>
            <text:p><text:s text:c="8"/></text:p>
            <text:p><text:s text:c="8"/></text:p>
            <text:p><text:s text:c="13"/></text:p>
            <text:p><text:s text:c="14"/></text:p>
            <text:p><text:s text:c="13"/>Source: Brian Robb on Twitter <text:s text:c="28"/>Apr 22 - 11:29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ristan Thompson</text:p>
            <text:p><text:s text:c="17"/></text:p>
            <text:p><text:s text:c="17"/></text:p>
            <text:p><text:s text:c="22"/>- C - <text:s/>Cavaliers</text:p>
            <text:p><text:s text:c="16"/></text:p>
            <text:p><text:s text:c="17"/></text:p>
            <text:p><text:s text:c="12"/></text:p>
            <text:p><text:s text:c="8"/></text:p>
            <text:p><text:s text:c="8"/></text:p>
            <text:p><text:s text:c="8"/></text:p>
            <text:p><text:s text:c="12"/>Cavaliers coach Ty Lue said Tristan Thompson will play some minutes off the bench in Game 4.</text:p>
            <text:p><text:s text:c="8"/></text:p>
            <text:p><text:s text:c="8"/></text:p>
            <text:p><text:s text:c="13"/>Lue added that he wants Thompson to bring some of the toughness the Cavs have been lacking. Thompson has played a total of two minutes in this series, but we'll see if this decision gives the Cavs a spark. <text:s/>"I can trust him," Lue said. "I think Tristan can also get us extra possessions offensive rebounding. He brings toughness and that’s been a problem last couple games."</text:p>
            <text:p><text:s text:c="8"/></text:p>
            <text:p><text:s text:c="8"/></text:p>
            <text:p><text:s text:c="13"/></text:p>
            <text:p><text:s text:c="14"/></text:p>
            <text:p><text:s text:c="13"/>Source: Jason Lloyd on Twitter <text:s text:c="27"/>Apr 22 - 10:57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Fred VanVleet</text:p>
            <text:p><text:s text:c="17"/></text:p>
            <text:p><text:s text:c="17"/></text:p>
            <text:p><text:s text:c="22"/>- G - <text:s/>Raptors</text:p>
            <text:p><text:s text:c="16"/></text:p>
            <text:p><text:s text:c="17"/></text:p>
            <text:p><text:s text:c="12"/></text:p>
            <text:p><text:s text:c="8"/></text:p>
            <text:p><text:s text:c="8"/></text:p>
            <text:p><text:s text:c="8"/></text:p>
            <text:p><text:s text:c="12"/>Fred VanVleet (shoulder) has been downgraded to doubtful for Game 4 on Sunday.</text:p>
            <text:p><text:s text:c="8"/></text:p>
            <text:p><text:s text:c="8"/></text:p>
            <text:p><text:s text:c="13"/>The Raptors initially listed him as questionable after holding him out for Game 3. FVV said earlier in the week that he wasn't anticipating sitting out any games, but it hasn't healed as quickly as he hoped. Delon Wright has been a beast in this series and will have to step up again.</text:p>
            <text:p><text:s text:c="8"/></text:p>
            <text:p><text:s text:c="8"/></text:p>
            <text:p><text:s text:c="13"/></text:p>
            <text:p><text:s text:c="14"/></text:p>
            <text:p><text:s text:c="13"/>Source: Blake Murphy on Twitter <text:s text:c="26"/>Apr 22 - 10:53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George Hill</text:p>
            <text:p><text:s text:c="17"/></text:p>
            <text:p><text:s text:c="17"/></text:p>
            <text:p><text:s text:c="22"/>- G - <text:s/>Cavaliers</text:p>
            <text:p><text:s text:c="16"/></text:p>
            <text:p><text:s text:c="17"/></text:p>
            <text:p><text:s text:c="12"/></text:p>
            <text:p><text:s text:c="8"/></text:p>
            <text:p><text:s text:c="8"/></text:p>
            <text:p><text:s text:c="8"/></text:p>
            <text:p><text:s text:c="12"/>The MRI on George Hill's back came back negative.</text:p>
            <text:p><text:s text:c="8"/></text:p>
            <text:p><text:s text:c="8"/></text:p>
            <text:p><text:s text:c="13"/>Hill is still listed as questionable with back spams, but this is a relief for Cleveland. Hill will continue to receive treatment and will be re-evaluated after warmups, so he's basically a game-time call. Coach Ty Lue said that Calderon will likely start if Hill can't play.</text:p>
            <text:p><text:s text:c="8"/></text:p>
            <text:p><text:s text:c="8"/></text:p>
            <text:p><text:s text:c="13"/></text:p>
            <text:p><text:s text:c="14"/></text:p>
            <text:p><text:s text:c="13"/>Source: Dave McMenamin on Twitter <text:s text:c="24"/>Apr 22 - 10:5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se Calderon</text:p>
            <text:p><text:s text:c="17"/></text:p>
            <text:p><text:s text:c="17"/></text:p>
            <text:p><text:s text:c="22"/>- G - <text:s/>Cavaliers</text:p>
            <text:p><text:s text:c="16"/></text:p>
            <text:p><text:s text:c="17"/></text:p>
            <text:p><text:s text:c="12"/></text:p>
            <text:p><text:s text:c="8"/></text:p>
            <text:p><text:s text:c="8"/></text:p>
            <text:p><text:s text:c="8"/></text:p>
            <text:p><text:s text:c="12"/>Jose Calderon will likely start in Game 4 on Sunday if George Hill can't go.</text:p>
            <text:p><text:s text:c="8"/></text:p>
            <text:p><text:s text:c="8"/></text:p>
            <text:p><text:s text:c="13"/>George Hill underwent an MRI on his back on Saturday, but the results are not known yet. He's been dealing with some back spasms and is currently listed as questionable. The Cavaliers have been outscored <text:s/>by 12 points in Calderon's 23 minutes this series and he averaged just 6.2 points and 2.6 assists as a fill-in starter this season.</text:p>
            <text:p><text:s text:c="8"/></text:p>
            <text:p><text:s text:c="8"/></text:p>
            <text:p><text:s text:c="13"/></text:p>
            <text:p><text:s text:c="14"/></text:p>
            <text:p><text:s text:c="13"/>Source: Cleveland.com <text:s text:c="36"/>Apr 22 - 10:07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cus Smart</text:p>
            <text:p><text:s text:c="17"/></text:p>
            <text:p><text:s text:c="17"/></text:p>
            <text:p><text:s text:c="22"/>- G - <text:s/>Celtics</text:p>
            <text:p><text:s text:c="16"/></text:p>
            <text:p><text:s text:c="17"/></text:p>
            <text:p><text:s text:c="12"/></text:p>
            <text:p><text:s text:c="8"/></text:p>
            <text:p><text:s text:c="8"/></text:p>
            <text:p><text:s text:c="8"/></text:p>
            <text:p><text:s text:c="12"/>Marcus Smart (thumb) is making a lot of progress and could be cleared to play any day now.</text:p>
            <text:p><text:s text:c="8"/></text:p>
            <text:p><text:s text:c="8"/></text:p>
            <text:p><text:s text:c="13"/>"He’s doing everything in a workout that you can do," coach Brad Stevens said. "It’s just a matter of being cleared for live play." The Celtics are worried about Smart tweaking the injury if he returns too soon, so that's the holdup right now. "I think it’s just a matter of you have to have that post-surgery healed enough to be able to take a hit even with a brace on it," Stevens added. Smart will be re-evaluated on Tuesday and has a legitimate shot of playing in Game 6 on Thursday.</text:p>
            <text:p><text:s text:c="8"/></text:p>
            <text:p><text:s text:c="8"/></text:p>
            <text:p><text:s text:c="13"/></text:p>
            <text:p><text:s text:c="14"/></text:p>
            <text:p><text:s text:c="13"/>Source: NBA.com <text:s text:c="42"/>Apr 22 - 10:02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sh Richardson</text:p>
            <text:p><text:s text:c="17"/></text:p>
            <text:p><text:s text:c="17"/></text:p>
            <text:p><text:s text:c="22"/>- G/F - <text:s/>Heat</text:p>
            <text:p><text:s text:c="16"/></text:p>
            <text:p><text:s text:c="17"/></text:p>
            <text:p><text:s text:c="12"/></text:p>
            <text:p><text:s text:c="8"/></text:p>
            <text:p><text:s text:c="8"/></text:p>
            <text:p><text:s text:c="8"/></text:p>
            <text:p><text:s text:c="12"/>The Heat are calling Josh Richardson's shoulder injury just a contusion.</text:p>
            <text:p><text:s text:c="8"/></text:p>
            <text:p><text:s text:c="8"/></text:p>
            <text:p><text:s text:c="13"/>Shams Charania of Yahoo! Sports reported that Richardson suffered a sprained AC joint in his left shoulder, but this doesn't change the fact that Richardson is planning to play in Game 5. He'll have a couple days off to rest before Tuesday's must-win game.</text:p>
            <text:p><text:s text:c="8"/></text:p>
            <text:p><text:s text:c="8"/></text:p>
            <text:p><text:s text:c="13"/></text:p>
            <text:p><text:s text:c="14"/></text:p>
            <text:p><text:s text:c="13"/>Source: Ira Winderman on Twitter <text:s text:c="25"/>Apr 22 - 9:57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icky Rubio</text:p>
            <text:p><text:s text:c="17"/></text:p>
            <text:p><text:s text:c="17"/></text:p>
            <text:p><text:s text:c="22"/>- G - <text:s/>Jazz</text:p>
            <text:p><text:s text:c="16"/></text:p>
            <text:p><text:s text:c="17"/></text:p>
            <text:p><text:s text:c="12"/></text:p>
            <text:p><text:s text:c="8"/></text:p>
            <text:p><text:s text:c="8"/></text:p>
            <text:p><text:s text:c="8"/></text:p>
            <text:p><text:s text:c="12"/>Ricky Rubio was the best player on the floor during a 115-102 Game 3 win over the Thunder on Saturday, scoring 26 points with 11 rebounds, 10 assists, two steals, one block and two 3-pointers in 37 minutes.</text:p>
            <text:p><text:s text:c="8"/></text:p>
            <text:p><text:s text:c="8"/></text:p>
            <text:p><text:s text:c="13"/>Obviously it's his first playoff triple-double, but he is the first Jazzman to notch one of those since John Stockton in 2001. He was on fire in the first half with 19 points, and he hit a massive 3-pointer at the buzzer to end the third. On the lighter side, Rubio had a man bun today, and it's worth a mention he's put up more points, boards and dimes while being more efficient and posting a 14.5 net rating when he has a man bun compared to without one (H/T SLC Dunk). Hairstyle stats aside, the Jazz are so hot right now.</text:p>
            <text:p><text:s text:c="8"/></text:p>
            <text:p><text:s text:c="8"/></text:p>
            <text:p><text:s text:c="13"/></text:p>
            <text:p><text:s text:c="14"/></text:p>
            <text:p><text:s text:c="13"/>Source: SLC Dunk <text:s text:c="41"/>Apr 22 - 12:55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onovan Mitchell</text:p>
            <text:p><text:s text:c="17"/></text:p>
            <text:p><text:s text:c="17"/></text:p>
            <text:p><text:s text:c="22"/>- G - <text:s/>Jazz</text:p>
            <text:p><text:s text:c="16"/></text:p>
            <text:p><text:s text:c="17"/></text:p>
            <text:p><text:s text:c="12"/></text:p>
            <text:p><text:s text:c="8"/></text:p>
            <text:p><text:s text:c="8"/></text:p>
            <text:p><text:s text:c="8"/></text:p>
            <text:p><text:s text:c="12"/>Donovan Mitchell scored 22 points with 11 rebounds, two assists, two steals, one block, five turnovers and four 3-pointers in a win over the Thunder on Saturday.</text:p>
            <text:p><text:s text:c="8"/></text:p>
            <text:p><text:s text:c="8"/></text:p>
            <text:p><text:s text:c="13"/>He couldn't keep his 25-plus scoring streak alive, but Mitchell was active on defense and wasn't forcing shots while <text:s/>Ricky Rubio was rolling. Mitchell said before the game that he's still not 100 percent over his foot injury from Game 1, but he's been explosive as ever. Today was a good day for two incredible rookies to sandwich an action-packed Saturday slate of NBA action.</text:p>
            <text:p><text:s text:c="8"/></text:p>
            <text:p><text:s text:c="8"/></text:p>
            <text:p><text:s text:c="13"/></text:p>
            <text:p><text:s text:c="14"/></text:p>
            <text:p><text:s text:c="13"/>Apr 22 - 12:47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udy Gobert</text:p>
            <text:p><text:s text:c="17"/></text:p>
            <text:p><text:s text:c="17"/></text:p>
            <text:p><text:s text:c="22"/>- C - <text:s/>Jazz</text:p>
            <text:p><text:s text:c="16"/></text:p>
            <text:p><text:s text:c="17"/></text:p>
            <text:p><text:s text:c="12"/></text:p>
            <text:p><text:s text:c="8"/></text:p>
            <text:p><text:s text:c="8"/></text:p>
            <text:p><text:s text:c="8"/></text:p>
            <text:p><text:s text:c="12"/>Rudy Gobert scored 18 points with 12 rebounds, two assists, one block and one steal in 41 minutes against the Thunder on Saturday.</text:p>
            <text:p><text:s text:c="8"/></text:p>
            <text:p><text:s text:c="8"/></text:p>
            <text:p><text:s text:c="13"/>He had such a huge impact on this game with putting fouls on Steven Adams and just owning the paint on the defensive side. Offensively, he continues to set high screens to set the halfcourt offense, and he picked up five offensive boards today. Gobert isn't going to lead the Jazz in scoring in just about all the games this season, but his presence on both ends makes the Jazz who they are. Don't be surprise to see the Jazz take this series.</text:p>
            <text:p><text:s text:c="8"/></text:p>
            <text:p><text:s text:c="8"/></text:p>
            <text:p><text:s text:c="13"/></text:p>
            <text:p><text:s text:c="14"/></text:p>
            <text:p><text:s text:c="13"/>Apr 22 - 12:46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e Ingles</text:p>
            <text:p><text:s text:c="17"/></text:p>
            <text:p><text:s text:c="17"/></text:p>
            <text:p><text:s text:c="22"/>- G/F - <text:s/>Jazz</text:p>
            <text:p><text:s text:c="16"/></text:p>
            <text:p><text:s text:c="17"/></text:p>
            <text:p><text:s text:c="12"/></text:p>
            <text:p><text:s text:c="8"/></text:p>
            <text:p><text:s text:c="8"/></text:p>
            <text:p><text:s text:c="8"/></text:p>
            <text:p><text:s text:c="12"/>Joe Ingles was left open all game against the Thunder during a win on Saturday, scoring 21 points with three rebounds, four assists, one steal and five 3-pointers in 32 minutes.</text:p>
            <text:p><text:s text:c="8"/></text:p>
            <text:p><text:s text:c="8"/></text:p>
            <text:p><text:s text:c="13"/>Yeah, OKC gets a lot of blame for continuing to leave Ingles open in the corner because they were helping too hard on the weak side. Ingles may not have the prettiest shot, but he made 44.0 percent from deep this year and 44.1 percent from last season. Coach Billy Donovan will be talking to his guys about this one.</text:p>
            <text:p><text:s text:c="8"/></text:p>
            <text:p><text:s text:c="8"/></text:p>
            <text:p><text:s text:c="13"/></text:p>
            <text:p><text:s text:c="14"/></text:p>
            <text:p><text:s text:c="13"/>Apr 22 - 12:45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ussell Westbrook</text:p>
            <text:p><text:s text:c="17"/></text:p>
            <text:p><text:s text:c="17"/></text:p>
            <text:p><text:s text:c="22"/>- G - <text:s/>Thunder</text:p>
            <text:p><text:s text:c="16"/></text:p>
            <text:p><text:s text:c="17"/></text:p>
            <text:p><text:s text:c="12"/></text:p>
            <text:p><text:s text:c="8"/></text:p>
            <text:p><text:s text:c="8"/></text:p>
            <text:p><text:s text:c="8"/></text:p>
            <text:p><text:s text:c="12"/>Russell Westbrook had a brutal showing against the Jazz on Saturday during a 115-102 loss in Game 3, making 5-of-17 from the field for 14 points with 11 rebounds, nine assists, two steals, one 3-pointer and eight turnovers.</text:p>
            <text:p><text:s text:c="8"/></text:p>
            <text:p><text:s text:c="8"/></text:p>
            <text:p><text:s text:c="13"/>Rudy Gobert's rim protection neutralized Westbrook's driving in a big way, and Westbrook was not at his best against Ricky Rubio or on defensive rotations -- the whole team, basically. Westbrook has struggled down the stretch for two games straight, which is a problem for a guy that sucks up so much usage. OKC is in trouble.</text:p>
            <text:p><text:s text:c="8"/></text:p>
            <text:p><text:s text:c="8"/></text:p>
            <text:p><text:s text:c="13"/></text:p>
            <text:p><text:s text:c="14"/></text:p>
            <text:p><text:s text:c="13"/>Apr 22 - 12:44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teven Adams</text:p>
            <text:p><text:s text:c="17"/></text:p>
            <text:p><text:s text:c="17"/></text:p>
            <text:p><text:s text:c="22"/>- C - <text:s/>Thunder</text:p>
            <text:p><text:s text:c="16"/></text:p>
            <text:p><text:s text:c="17"/></text:p>
            <text:p><text:s text:c="12"/></text:p>
            <text:p><text:s text:c="8"/></text:p>
            <text:p><text:s text:c="8"/></text:p>
            <text:p><text:s text:c="8"/></text:p>
            <text:p><text:s text:c="12"/>Steven Adams scored eight points with two rebounds and one block in 26 minutes against the Jazz on Saturday.</text:p>
            <text:p><text:s text:c="8"/></text:p>
            <text:p><text:s text:c="8"/></text:p>
            <text:p><text:s text:c="13"/>Foul trouble on Adams was huge as the Jazz did whatever they wanted on the offensive side while he was on the bench. Adams is vastly underrated for this team and you can bet the Jazz will be attacking him to get him in foul trouble after the success they had on him during this easy win.</text:p>
            <text:p><text:s text:c="8"/></text:p>
            <text:p><text:s text:c="8"/></text:p>
            <text:p><text:s text:c="13"/></text:p>
            <text:p><text:s text:c="14"/></text:p>
            <text:p><text:s text:c="13"/>Apr 22 - 12:43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Paul George</text:p>
            <text:p><text:s text:c="17"/></text:p>
            <text:p><text:s text:c="17"/></text:p>
            <text:p><text:s text:c="22"/>- F - <text:s/>Thunder</text:p>
            <text:p><text:s text:c="16"/></text:p>
            <text:p><text:s text:c="17"/></text:p>
            <text:p><text:s text:c="12"/></text:p>
            <text:p><text:s text:c="8"/></text:p>
            <text:p><text:s text:c="8"/></text:p>
            <text:p><text:s text:c="8"/></text:p>
            <text:p><text:s text:c="12"/>Paul George scored 23 points with two rebounds, three assists, two steals and three 3-pointers in 40 minutes against the Jazz during a Game 3 loss on Saturday.</text:p>
            <text:p><text:s text:c="8"/></text:p>
            <text:p><text:s text:c="8"/></text:p>
            <text:p><text:s text:c="13"/>He had a tough start and was the only productive high-volume offensive player. Perhaps the PG-related highlight from this game is the Utah crowd chanting "push-off P" with some fouls called against him. George also was hardly the defensive presence that he's been in his career as OKC was run out of the building late.</text:p>
            <text:p><text:s text:c="8"/></text:p>
            <text:p><text:s text:c="8"/></text:p>
            <text:p><text:s text:c="13"/></text:p>
            <text:p><text:s text:c="14"/></text:p>
            <text:p><text:s text:c="13"/>Apr 22 - 12:42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immy Butler</text:p>
            <text:p><text:s text:c="17"/></text:p>
            <text:p><text:s text:c="17"/></text:p>
            <text:p><text:s text:c="22"/>- G/F - <text:s/>Timberwolves</text:p>
            <text:p><text:s text:c="16"/></text:p>
            <text:p><text:s text:c="17"/></text:p>
            <text:p><text:s text:c="12"/></text:p>
            <text:p><text:s text:c="8"/></text:p>
            <text:p><text:s text:c="8"/></text:p>
            <text:p><text:s text:c="8"/></text:p>
            <text:p><text:s text:c="12"/>Jimmy Butler scored 28 points during a 121-105 Game 3 win over the Rockets on Saturday, adding seven rebounds, five assists, one steal and four 3-pointers in 41 minutes.</text:p>
            <text:p><text:s text:c="8"/></text:p>
            <text:p><text:s text:c="8"/></text:p>
            <text:p><text:s text:c="13"/>The Wolves are alive as they earn their first home playoff win since 2004. As for Butler, he did tweak his left ankle in the second quarter as he landed on someone's foot going for a rebound. Butler stayed in the game, but he did look a step slow to start the third quarter before really heating up later. Butler has described himself as one of the toughest in the NBA, so it would be a shock to see him have limitations on Monday. We have a series.</text:p>
            <text:p><text:s text:c="8"/></text:p>
            <text:p><text:s text:c="8"/></text:p>
            <text:p><text:s text:c="13"/></text:p>
            <text:p><text:s text:c="14"/></text:p>
            <text:p><text:s text:c="13"/>Apr 21 - 10:2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rrick Rose</text:p>
            <text:p><text:s text:c="17"/></text:p>
            <text:p><text:s text:c="17"/></text:p>
            <text:p><text:s text:c="22"/>- G - <text:s/>Timberwolves</text:p>
            <text:p><text:s text:c="16"/></text:p>
            <text:p><text:s text:c="17"/></text:p>
            <text:p><text:s text:c="12"/></text:p>
            <text:p><text:s text:c="8"/></text:p>
            <text:p><text:s text:c="8"/></text:p>
            <text:p><text:s text:c="8"/></text:p>
            <text:p><text:s text:c="12"/>Derrick Rose scored 17 points with two assists, two steals and one 3-pointer in 21 minutes off the bench against the Rockets on Saturday.</text:p>
            <text:p><text:s text:c="8"/></text:p>
            <text:p><text:s text:c="8"/></text:p>
            <text:p><text:s text:c="13"/>He hit a dagger 3-pointer in the corner and now has a 3-pointer in each of his three playoff games after he only made one with the Wolves during the regular season. Rose has taken a lot of heat this year and justifiably so, but maybe coach Tom Thibodeau can bring some of the magic back. He's attempted 14-plus field goals in two of the last three, so he's a viable DFS punt.</text:p>
            <text:p><text:s text:c="8"/></text:p>
            <text:p><text:s text:c="8"/></text:p>
            <text:p><text:s text:c="13"/></text:p>
            <text:p><text:s text:c="14"/></text:p>
            <text:p><text:s text:c="13"/>Apr 21 - 10:1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w Wiggins</text:p>
            <text:p><text:s text:c="17"/></text:p>
            <text:p><text:s text:c="17"/></text:p>
            <text:p><text:s text:c="22"/>- G/F - <text:s/>Timberwolves</text:p>
            <text:p><text:s text:c="16"/></text:p>
            <text:p><text:s text:c="17"/></text:p>
            <text:p><text:s text:c="12"/></text:p>
            <text:p><text:s text:c="8"/></text:p>
            <text:p><text:s text:c="8"/></text:p>
            <text:p><text:s text:c="8"/></text:p>
            <text:p><text:s text:c="12"/>Andrew Wiggins scored 20 points with five rebounds, five assists, one steal, one block and four 3-pointers in 35 minutes against the Rockets on Saturday during a Game 3 win.</text:p>
            <text:p><text:s text:c="8"/></text:p>
            <text:p><text:s text:c="8"/></text:p>
            <text:p><text:s text:c="13"/>This was not the regular-season Wiggins, especially going 4-of-6 from deep. Plus, his five dimes match his best output in that category all season while he was effective on defense. If the Wolves can somehow get this output from Wiggins in this series, the Rockets may have a tougher time closing out than almost anyone thought.</text:p>
            <text:p><text:s text:c="8"/></text:p>
            <text:p><text:s text:c="8"/></text:p>
            <text:p><text:s text:c="13"/></text:p>
            <text:p><text:s text:c="14"/></text:p>
            <text:p><text:s text:c="13"/>Apr 21 - 10:1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arl-Anthony Towns</text:p>
            <text:p><text:s text:c="17"/></text:p>
            <text:p><text:s text:c="17"/></text:p>
            <text:p><text:s text:c="22"/>- F/C - <text:s/>Timberwolves</text:p>
            <text:p><text:s text:c="16"/></text:p>
            <text:p><text:s text:c="17"/></text:p>
            <text:p><text:s text:c="12"/></text:p>
            <text:p><text:s text:c="8"/></text:p>
            <text:p><text:s text:c="8"/></text:p>
            <text:p><text:s text:c="8"/></text:p>
            <text:p><text:s text:c="12"/>Karl-Anthony Towns scored 18 points with 16 rebounds, three assists, one steal, two blocks and one 3-pointer in 39 minutes against the Rockets on Saturday.</text:p>
            <text:p><text:s text:c="8"/></text:p>
            <text:p><text:s text:c="8"/></text:p>
            <text:p><text:s text:c="13"/>His first shot attempt didn't come until 10:46 left in the second quarter, but he got it going in the second half. The Rockets have made it clear they don't want KAT to beat them after he averaged just 6.5 points in the first two games, but so many players getting it going for the Wolves made it tougher to key in on Towns. Maybe he'll get off to a better start in Game 4 on Monday for his first monster playoff line.</text:p>
            <text:p><text:s text:c="8"/></text:p>
            <text:p><text:s text:c="8"/></text:p>
            <text:p><text:s text:c="13"/></text:p>
            <text:p><text:s text:c="14"/></text:p>
            <text:p><text:s text:c="13"/>Apr 21 - 10:0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James Harden</text:p>
            <text:p><text:s text:c="17"/></text:p>
            <text:p><text:s text:c="17"/></text:p>
            <text:p><text:s text:c="22"/>- G - <text:s/>Rockets</text:p>
            <text:p><text:s text:c="16"/></text:p>
            <text:p><text:s text:c="17"/></text:p>
            <text:p><text:s text:c="12"/></text:p>
            <text:p><text:s text:c="8"/></text:p>
            <text:p><text:s text:c="8"/></text:p>
            <text:p><text:s text:c="8"/></text:p>
            <text:p><text:s text:c="12"/>James Harden scored 29 points with seven rebounds, seven assists, one steal and three 3-pointers in 36 minutes against the Wolves during a Game 3 121-105 loss on Saturday.</text:p>
            <text:p><text:s text:c="8"/></text:p>
            <text:p><text:s text:c="8"/></text:p>
            <text:p><text:s text:c="13"/>The offense wasn't the problem for the Rockets, but Harden didn't get much help from the starting frontcourt with a combined 17 points from Trevor Ariza, P.J. Tucker and Clint Capela. Harden was defended well in this game and it could get easier for the Wolves if the Houston role players step up. Game 4 is Monday at Target Center.</text:p>
            <text:p><text:s text:c="8"/></text:p>
            <text:p><text:s text:c="8"/></text:p>
            <text:p><text:s text:c="13"/></text:p>
            <text:p><text:s text:c="14"/></text:p>
            <text:p><text:s text:c="13"/>Apr 21 - 10:0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hris Paul</text:p>
            <text:p><text:s text:c="17"/></text:p>
            <text:p><text:s text:c="17"/></text:p>
            <text:p><text:s text:c="22"/>- G - <text:s/>Rockets</text:p>
            <text:p><text:s text:c="16"/></text:p>
            <text:p><text:s text:c="17"/></text:p>
            <text:p><text:s text:c="12"/></text:p>
            <text:p><text:s text:c="8"/></text:p>
            <text:p><text:s text:c="8"/></text:p>
            <text:p><text:s text:c="8"/></text:p>
            <text:p><text:s text:c="12"/>Chris Paul fouled out in 30 minutes against the Wolves on Saturday, scoring 17 points with three rebounds, six assists and one 3-pointer.</text:p>
            <text:p><text:s text:c="8"/></text:p>
            <text:p><text:s text:c="8"/></text:p>
            <text:p><text:s text:c="13"/>It was one of his worst defensive games in a while, and the "Chris Paul is bad in the playoffs" crowd has some fuel to get them to Game 4. CP3 still looked great on offense, but Jeff Teague absolutely got the best of him here.</text:p>
            <text:p><text:s text:c="8"/></text:p>
            <text:p><text:s text:c="8"/></text:p>
            <text:p><text:s text:c="13"/></text:p>
            <text:p><text:s text:c="14"/></text:p>
            <text:p><text:s text:c="13"/>Apr 21 - 10:0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yan Anderson</text:p>
            <text:p><text:s text:c="17"/></text:p>
            <text:p><text:s text:c="17"/></text:p>
            <text:p><text:s text:c="22"/>- F - <text:s/>Rockets</text:p>
            <text:p><text:s text:c="16"/></text:p>
            <text:p><text:s text:c="17"/></text:p>
            <text:p><text:s text:c="12"/></text:p>
            <text:p><text:s text:c="8"/></text:p>
            <text:p><text:s text:c="8"/></text:p>
            <text:p><text:s text:c="8"/></text:p>
            <text:p><text:s text:c="12"/>Ryan Anderson scored 12 points with three rebounds, one assist, one steal, one block and four 3-pointers in a loss to the Wolves on Saturday.</text:p>
            <text:p><text:s text:c="8"/></text:p>
            <text:p><text:s text:c="8"/></text:p>
            <text:p><text:s text:c="13"/>He likes shooting at Target Center this year, making 10-of-15 from deep in the two games in Minnesota and he was 4-of-6 from there tonight. Anderson did get some minutes at center in this game, which slightly cut into Clint Capela's playing time. Anderson will likely be looking at around 20 minutes in Game 4.</text:p>
            <text:p><text:s text:c="8"/></text:p>
            <text:p><text:s text:c="8"/></text:p>
            <text:p><text:s text:c="13"/></text:p>
            <text:p><text:s text:c="14"/></text:p>
            <text:p><text:s text:c="13"/>Apr 21 - 10:0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onovan Mitchell</text:p>
            <text:p><text:s text:c="17"/></text:p>
            <text:p><text:s text:c="17"/></text:p>
            <text:p><text:s text:c="22"/>- G - <text:s/>Jazz</text:p>
            <text:p><text:s text:c="16"/></text:p>
            <text:p><text:s text:c="17"/></text:p>
            <text:p><text:s text:c="12"/></text:p>
            <text:p><text:s text:c="8"/></text:p>
            <text:p><text:s text:c="8"/></text:p>
            <text:p><text:s text:c="8"/></text:p>
            <text:p><text:s text:c="12"/>Donovan Mitchell (foot) is starting for Game 3 against the Thunder on Saturday.</text:p>
            <text:p><text:s text:c="8"/></text:p>
            <text:p><text:s text:c="8"/></text:p>
            <text:p><text:s text:c="13"/>The Jazz called him probable to play yesterday, but there was no way he'd miss this one. He'll look to score 27-plus points again as the Jazz try to take a 2-1 lead.</text:p>
            <text:p><text:s text:c="8"/></text:p>
            <text:p><text:s text:c="8"/></text:p>
            <text:p><text:s text:c="13"/></text:p>
            <text:p><text:s text:c="14"/></text:p>
            <text:p><text:s text:c="13"/>Source: Jazz on Twitter <text:s text:c="34"/>Apr 21 - 9:2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erry Stotts</text:p>
            <text:p><text:s text:c="17"/></text:p>
            <text:p><text:s text:c="17"/></text:p>
            <text:p><text:s text:c="22"/>- C - <text:s/>Trail Blazers</text:p>
            <text:p><text:s text:c="16"/></text:p>
            <text:p><text:s text:c="17"/></text:p>
            <text:p><text:s text:c="12"/></text:p>
            <text:p><text:s text:c="8"/></text:p>
            <text:p><text:s text:c="8"/></text:p>
            <text:p><text:s text:c="8"/></text:p>
            <text:p><text:s text:c="12"/>According to Marc Stein of the New York Times, "the mumurs have already started in coaching circles that 10 consecutive playoffs defeats will cost Terry Stotts his job in Portland."</text:p>
            <text:p><text:s text:c="8"/></text:p>
            <text:p><text:s text:c="8"/></text:p>
            <text:p><text:s text:c="13"/>Stein adds that Orlando would pounce on coach Stotts immediately. Despite Stotts getting his rear handed to him in this series, he's one of the best coaches in the NBA for Xs and Os, and of course he led the Blazers to a No. 3 seed in the stacked Western Conference.</text:p>
            <text:p><text:s text:c="8"/></text:p>
            <text:p><text:s text:c="8"/></text:p>
            <text:p><text:s text:c="13"/></text:p>
            <text:p><text:s text:c="14"/></text:p>
            <text:p><text:s text:c="13"/>Source: Marc Stein on Twitter <text:s text:c="28"/>Apr 21 - 8:4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eorge Hill</text:p>
            <text:p><text:s text:c="17"/></text:p>
            <text:p><text:s text:c="17"/></text:p>
            <text:p><text:s text:c="22"/>- G - <text:s/>Cavaliers</text:p>
            <text:p><text:s text:c="16"/></text:p>
            <text:p><text:s text:c="17"/></text:p>
            <text:p><text:s text:c="12"/></text:p>
            <text:p><text:s text:c="8"/></text:p>
            <text:p><text:s text:c="8"/></text:p>
            <text:p><text:s text:c="8"/></text:p>
            <text:p><text:s text:c="12"/>An MRI on George Hill's back revealed nothing major and he remains questionable for Game 4 on Sunday.</text:p>
            <text:p><text:s text:c="8"/></text:p>
            <text:p><text:s text:c="8"/></text:p>
            <text:p><text:s text:c="13"/>He is expected to receive treatment for his back spasms. Hill was playing every well in the first quarter and it was a mild surprise that he didn't get much run in the second half, so this likely explains it. If he can't go, we will likely see some Jose Calderon in the first unit or Cedi Osman could start with LeBron James at the point.</text:p>
            <text:p><text:s text:c="8"/></text:p>
            <text:p><text:s text:c="8"/></text:p>
            <text:p><text:s text:c="13"/></text:p>
            <text:p><text:s text:c="14"/></text:p>
            <text:p><text:s text:c="13"/>Source: Shams Charania on Twitter <text:s text:c="24"/>Apr 21 - 8:2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kieff Morris</text:p>
            <text:p><text:s text:c="17"/></text:p>
            <text:p><text:s text:c="17"/></text:p>
            <text:p><text:s text:c="22"/>- F - <text:s/>Wizards</text:p>
            <text:p><text:s text:c="16"/></text:p>
            <text:p><text:s text:c="17"/></text:p>
            <text:p><text:s text:c="12"/></text:p>
            <text:p><text:s text:c="8"/></text:p>
            <text:p><text:s text:c="8"/></text:p>
            <text:p><text:s text:c="8"/></text:p>
            <text:p><text:s text:c="12"/>Markieff Morris has bene fined $25,000 for attempting to escalate an alteration and pushing a game official.</text:p>
            <text:p><text:s text:c="8"/></text:p>
            <text:p><text:s text:c="8"/></text:p>
            <text:p><text:s text:c="13"/>He made contact with referee Ken Maurer twice in one alteration in the first half, but luckily for the Wizards, Morris will be out there for Game 4.</text:p>
            <text:p><text:s text:c="8"/></text:p>
            <text:p><text:s text:c="8"/></text:p>
            <text:p><text:s text:c="13"/></text:p>
            <text:p><text:s text:c="14"/></text:p>
            <text:p><text:s text:c="13"/>Apr 21 - 8:2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thony Davis</text:p>
            <text:p><text:s text:c="17"/></text:p>
            <text:p><text:s text:c="17"/></text:p>
            <text:p><text:s text:c="22"/>- F/C - <text:s/>Pelicans</text:p>
            <text:p><text:s text:c="16"/></text:p>
            <text:p><text:s text:c="17"/></text:p>
            <text:p><text:s text:c="12"/></text:p>
            <text:p><text:s text:c="8"/></text:p>
            <text:p><text:s text:c="8"/></text:p>
            <text:p><text:s text:c="8"/></text:p>
            <text:p><text:s text:c="12"/>Anthony Davis scored a playoff career-high 47 points to help sweep the Blazers 131-123 during a Game 4 victory on Saturday, adding 11 rebounds, one assist, three blocks and two 3-pointers.</text:p>
            <text:p><text:s text:c="8"/></text:p>
            <text:p><text:s text:c="8"/></text:p>
            <text:p><text:s text:c="13"/>He was 15-of-24 from the field and 15-of-17 from the line for a 74.7 TS% as he set a franchise record for points in a playoff game, and also help the Pelicans get just their second series win in franchise history. In these four games, he put up monster numbers, averaging 33.0 points, 12.0 boards, 1.8 steals, 2.8 blocks and 0.8 treys in 38.8 minutes per outing. After the game, AD said he was excited for the Warriors in the next round because the Dubs swept him back in 2015. He'll see a combination of Kevin Durant, Draymond Green, Kevon Looney and more in what should be one of the most fun series in the second round.</text:p>
            <text:p><text:s text:c="8"/></text:p>
            <text:p><text:s text:c="8"/></text:p>
            <text:p><text:s text:c="13"/></text:p>
            <text:p><text:s text:c="14"/></text:p>
            <text:p><text:s text:c="13"/>Apr 21 - 8:0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rue Holiday</text:p>
            <text:p><text:s text:c="17"/></text:p>
            <text:p><text:s text:c="17"/></text:p>
            <text:p><text:s text:c="22"/>- G - <text:s/>Pelicans</text:p>
            <text:p><text:s text:c="16"/></text:p>
            <text:p><text:s text:c="17"/></text:p>
            <text:p><text:s text:c="12"/></text:p>
            <text:p><text:s text:c="8"/></text:p>
            <text:p><text:s text:c="8"/></text:p>
            <text:p><text:s text:c="8"/></text:p>
            <text:p><text:s text:c="12"/>Jrue Holiday scored a playoff career-high 41 points during a 131-123 win over the Blazers on Saturday, adding three rebounds, eight assists and two 3-pointers in 41 minutes.</text:p>
            <text:p><text:s text:c="8"/></text:p>
            <text:p><text:s text:c="8"/></text:p>
            <text:p><text:s text:c="13"/>If this season taught us one thing, never underestimate Jrue Holiday again. He was unstoppable on drives in this win going 9-of-9 within three feet while all of his dimes resulted in makes in the paint or treys. With how good Anthony Davis is, you could argue the Pelicans have the best duo in the playoffs right now -- it's a really tough argument these days. Plus, the AD-Jrue combo became just the second duo to score 40-plus each in a playoff since 2000 (Kyrie, LeBron). Holiday is likely going to have to guard Kevin Durant a lot in the next round, so he'll need to be on his A game for that one.</text:p>
            <text:p><text:s text:c="8"/></text:p>
            <text:p><text:s text:c="8"/></text:p>
            <text:p><text:s text:c="13"/></text:p>
            <text:p><text:s text:c="14"/></text:p>
            <text:p><text:s text:c="13"/>Apr 21 - 7:5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J. McCollum</text:p>
            <text:p><text:s text:c="17"/></text:p>
            <text:p><text:s text:c="17"/></text:p>
            <text:p><text:s text:c="22"/>- G - <text:s/>Trail Blazers</text:p>
            <text:p><text:s text:c="16"/></text:p>
            <text:p><text:s text:c="17"/></text:p>
            <text:p><text:s text:c="12"/></text:p>
            <text:p><text:s text:c="8"/></text:p>
            <text:p><text:s text:c="8"/></text:p>
            <text:p><text:s text:c="8"/></text:p>
            <text:p><text:s text:c="12"/>C.J. McCollum scored 38 points during a season-ending 131-123 loss to the Pelicans in Game 4 on Saturday, adding two rebounds, three assists and two 3-pointers in 45 minutes.</text:p>
            <text:p><text:s text:c="8"/></text:p>
            <text:p><text:s text:c="8"/></text:p>
            <text:p><text:s text:c="13"/>He kept the Blazers in it with 25 points in the second half, but there was just too much Jrue Holiday and Anthony Davis. Overall this season, McCollum did take a step back this year after improvements in the previous two seasons, but he could improve at age 26. Additionally, the Blazers are kind of stuck with their roster as is, so there may be some trade rumors on one of the NBA's best shooting guards.</text:p>
            <text:p><text:s text:c="8"/></text:p>
            <text:p><text:s text:c="8"/></text:p>
            <text:p><text:s text:c="13"/></text:p>
            <text:p><text:s text:c="14"/></text:p>
            <text:p><text:s text:c="13"/>Apr 21 - 7:5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mian Lillard</text:p>
            <text:p><text:s text:c="17"/></text:p>
            <text:p><text:s text:c="17"/></text:p>
            <text:p><text:s text:c="22"/>- G - <text:s/>Trail Blazers</text:p>
            <text:p><text:s text:c="16"/></text:p>
            <text:p><text:s text:c="17"/></text:p>
            <text:p><text:s text:c="12"/></text:p>
            <text:p><text:s text:c="8"/></text:p>
            <text:p><text:s text:c="8"/></text:p>
            <text:p><text:s text:c="8"/></text:p>
            <text:p><text:s text:c="12"/>Damian Lillard scored 19 points with five rebounds, six assists, two steals and one 3-pointer during a 131-123 loss to the Pelicans on Saturday.</text:p>
            <text:p><text:s text:c="8"/></text:p>
            <text:p><text:s text:c="8"/></text:p>
            <text:p><text:s text:c="13"/>He's almost certainly going to finish in the top five for MVP and he has an excellent shot to be First Team All-NBA, but he couldn't handle all the traps and doubles he saw in this series. Simply put, Lillard and C.J. McCollum need some help on the wing to help prevent teams from doing this routinely next season. Additionally, this isn't a coach Terry Stotts issue because of the lack of roster balance. Whatever happens, Dame will be a top-10 fantasy pick next year.</text:p>
            <text:p><text:s text:c="8"/></text:p>
            <text:p><text:s text:c="8"/></text:p>
            <text:p><text:s text:c="13"/></text:p>
            <text:p><text:s text:c="14"/></text:p>
            <text:p><text:s text:c="13"/>Apr 21 - 7:5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usuf Nurkic</text:p>
            <text:p><text:s text:c="17"/></text:p>
            <text:p><text:s text:c="17"/></text:p>
            <text:p><text:s text:c="22"/>- C - <text:s/>Trail Blazers</text:p>
            <text:p><text:s text:c="16"/></text:p>
            <text:p><text:s text:c="17"/></text:p>
            <text:p><text:s text:c="12"/></text:p>
            <text:p><text:s text:c="8"/></text:p>
            <text:p><text:s text:c="8"/></text:p>
            <text:p><text:s text:c="8"/></text:p>
            <text:p><text:s text:c="12"/>Jusuf Nurkic scored 18 points with 11 rebounds, two assists, three steals and two blocks in 33 minutes before fouling out against the Pelicans on Saturday.</text:p>
            <text:p><text:s text:c="8"/></text:p>
            <text:p><text:s text:c="8"/></text:p>
            <text:p><text:s text:c="13"/>He played much better than he had in the previous three games, but Anthony Davis is just too good. The Blazers are in a tough spot to bring Nurkic back because of their cap space issues, but overall his season was a mild letdown after an appetizing 2016-17 post-break run.</text:p>
            <text:p><text:s text:c="8"/></text:p>
            <text:p><text:s text:c="8"/></text:p>
            <text:p><text:s text:c="13"/></text:p>
            <text:p><text:s text:c="14"/></text:p>
            <text:p><text:s text:c="13"/>Apr 21 - 7:5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sh Richardson</text:p>
            <text:p><text:s text:c="17"/></text:p>
            <text:p><text:s text:c="17"/></text:p>
            <text:p><text:s text:c="22"/>- G/F - <text:s/>Heat</text:p>
            <text:p><text:s text:c="16"/></text:p>
            <text:p><text:s text:c="17"/></text:p>
            <text:p><text:s text:c="12"/></text:p>
            <text:p><text:s text:c="8"/></text:p>
            <text:p><text:s text:c="8"/></text:p>
            <text:p><text:s text:c="8"/></text:p>
            <text:p><text:s text:c="12"/>Josh Richardson has suffered a sprained AC joint in his left shoulder, but plans to play in Game 5 on Tuesday, according to Shams Charania of Yahoo! Sports.</text:p>
            <text:p><text:s text:c="8"/></text:p>
            <text:p><text:s text:c="8"/></text:p>
            <text:p><text:s text:c="13"/>He was able to return from his shoulder injury in the second quarter and he didn't look limited whatsoever. The Heat will absolutely need Richardson out there as an option to defend Ben Simmons and he's also been an effective ball-handler. For now, expect him to play through this ailment.</text:p>
            <text:p><text:s text:c="8"/></text:p>
            <text:p><text:s text:c="8"/></text:p>
            <text:p><text:s text:c="13"/></text:p>
            <text:p><text:s text:c="14"/></text:p>
            <text:p><text:s text:c="13"/>Source: Shams Charania on Twitter <text:s text:c="24"/>Apr 21 - 6:3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yan Anderson</text:p>
            <text:p><text:s text:c="17"/></text:p>
            <text:p><text:s text:c="17"/></text:p>
            <text:p><text:s text:c="22"/>- F - <text:s/>Rockets</text:p>
            <text:p><text:s text:c="16"/></text:p>
            <text:p><text:s text:c="17"/></text:p>
            <text:p><text:s text:c="12"/></text:p>
            <text:p><text:s text:c="8"/></text:p>
            <text:p><text:s text:c="8"/></text:p>
            <text:p><text:s text:c="8"/></text:p>
            <text:p><text:s text:c="12"/>Ryan Anderson (ankle) is available to play against the Wolves in Game 3 on Saturday.</text:p>
            <text:p><text:s text:c="8"/></text:p>
            <text:p><text:s text:c="8"/></text:p>
            <text:p><text:s text:c="13"/>Coach Mike D'Antoni said Anderson will be out there today. Anderson has been hobbled for almost three weeks now and D'Antoni hasn't been very enthusiastic about letting the Ryno roam the 3-point line. He really can't be counted on in fantasy today while he could take a couple minutes from P.J. Tucker and Gerald Green.</text:p>
            <text:p><text:s text:c="8"/></text:p>
            <text:p><text:s text:c="8"/></text:p>
            <text:p><text:s text:c="13"/></text:p>
            <text:p><text:s text:c="14"/></text:p>
            <text:p><text:s text:c="13"/>Source: Craig Ackerman on Twitter <text:s text:c="24"/>Apr 21 - 6:0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en Simmons</text:p>
            <text:p><text:s text:c="17"/></text:p>
            <text:p><text:s text:c="17"/></text:p>
            <text:p><text:s text:c="22"/>- G/F - <text:s/>76ers</text:p>
            <text:p><text:s text:c="16"/></text:p>
            <text:p><text:s text:c="17"/></text:p>
            <text:p><text:s text:c="12"/></text:p>
            <text:p><text:s text:c="8"/></text:p>
            <text:p><text:s text:c="8"/></text:p>
            <text:p><text:s text:c="8"/></text:p>
            <text:p><text:s text:c="12"/>Ben Simmons was the star of the show during a 106-102 Game 4 win in Miami on Saturday, scoring 17 points with 13 rebounds, 10 assists, four steals and seven turnovers in 39 minutes.</text:p>
            <text:p><text:s text:c="8"/></text:p>
            <text:p><text:s text:c="8"/></text:p>
            <text:p><text:s text:c="13"/>He played the entire second half because coach Brett Brown seems to have lost faith in T.J. McConnell and Markelle Fultz, but Simmons didn't look tired one bit while out there -- a lot of fouls could've helped his wind. Simmons is just the fifth rookie to post a playoff triple-double and the first since 1980 (Magic Johnson). Simmons' domination late in games is a big reason why the 76ers have a ridiculous +40.0 net rating <text:s/>in the fourth quarter in this series thanks to a 130.6 offensive rating. Some people may say The Process took too long, but you won't hear a single 76er fan complaining these days. TTP.</text:p>
            <text:p><text:s text:c="8"/></text:p>
            <text:p><text:s text:c="8"/></text:p>
            <text:p><text:s text:c="13"/></text:p>
            <text:p><text:s text:c="14"/></text:p>
            <text:p><text:s text:c="13"/>Apr 21 - 5:4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Joel Embiid</text:p>
            <text:p><text:s text:c="17"/></text:p>
            <text:p><text:s text:c="17"/></text:p>
            <text:p><text:s text:c="22"/>- C - <text:s/>76ers</text:p>
            <text:p><text:s text:c="16"/></text:p>
            <text:p><text:s text:c="17"/></text:p>
            <text:p><text:s text:c="12"/></text:p>
            <text:p><text:s text:c="8"/></text:p>
            <text:p><text:s text:c="8"/></text:p>
            <text:p><text:s text:c="8"/></text:p>
            <text:p><text:s text:c="12"/>Joel Embiid made 2-of-11 from the field and 10-of-13 from the line for 14 points against the Heat in a Game 4 win on Saturday, adding 12 rebounds, one assist, one steal, five blocks and eight turnovers.</text:p>
            <text:p><text:s text:c="8"/></text:p>
            <text:p><text:s text:c="8"/></text:p>
            <text:p><text:s text:c="13"/>Besides his outstanding defense and the sloppy turnovers, a big story going forward is that Embiid clearly doesn't like playing with his mask and that may be part of the reason he made just 2-of-11 from the field. He apparently tried to sneak out on the court for an offensive possession to play without the mask and was fouled on a shot just seconds later, but coach Brett Brown was furious and forced Embiid to put the mask back on. Besides that, he is the first 76er with five blocks in a playoff game since Dikembe Mutumbo, and he's the first 76er with 10 free throw makes in consecutive games since Allen Iverson in 2003. If the 76ers can close out on Tuesday, maybe Embiid can have the mask off for the next round.</text:p>
            <text:p><text:s text:c="8"/></text:p>
            <text:p><text:s text:c="8"/></text:p>
            <text:p><text:s text:c="13"/></text:p>
            <text:p><text:s text:c="14"/></text:p>
            <text:p><text:s text:c="13"/>Apr 21 - 5:3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wyane Wade</text:p>
            <text:p><text:s text:c="17"/></text:p>
            <text:p><text:s text:c="17"/></text:p>
            <text:p><text:s text:c="22"/>- G - <text:s/>Heat</text:p>
            <text:p><text:s text:c="16"/></text:p>
            <text:p><text:s text:c="17"/></text:p>
            <text:p><text:s text:c="12"/></text:p>
            <text:p><text:s text:c="8"/></text:p>
            <text:p><text:s text:c="8"/></text:p>
            <text:p><text:s text:c="8"/></text:p>
            <text:p><text:s text:c="12"/>Dwyane Wade scored 25 points with three rebounds, one assist, three steals and two turnovers in 26 minutes against the 76ers during a 106-102 loss in Game 4 on Saturday.</text:p>
            <text:p><text:s text:c="8"/></text:p>
            <text:p><text:s text:c="8"/></text:p>
            <text:p><text:s text:c="13"/>He kept the Heat in this game with 12 points in the final frame, but he did miss a costly free throw with 17.6 seconds left as the Heat now have to overcome a 3-1 deficit. Miami just doesn't have the firepower to guard Ben Simmons and Joel Embiid at the same time, so the deck is stacked against them for Game 5 in Philly on Tuesday. As for Wade, he gets plenty of credit for his strong play down the stretch of games at age 36.</text:p>
            <text:p><text:s text:c="8"/></text:p>
            <text:p><text:s text:c="8"/></text:p>
            <text:p><text:s text:c="13"/></text:p>
            <text:p><text:s text:c="14"/></text:p>
            <text:p><text:s text:c="13"/>Apr 21 - 5:2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Hassan Whiteside</text:p>
            <text:p><text:s text:c="17"/></text:p>
            <text:p><text:s text:c="17"/></text:p>
            <text:p><text:s text:c="22"/>- C - <text:s/>Heat</text:p>
            <text:p><text:s text:c="16"/></text:p>
            <text:p><text:s text:c="17"/></text:p>
            <text:p><text:s text:c="12"/></text:p>
            <text:p><text:s text:c="8"/></text:p>
            <text:p><text:s text:c="8"/></text:p>
            <text:p><text:s text:c="8"/></text:p>
            <text:p><text:s text:c="12"/>Hassan Whiteside scored 13 points with 13 rebounds and one block in 26 minutes against the 76ers on Saturday.</text:p>
            <text:p><text:s text:c="8"/></text:p>
            <text:p><text:s text:c="8"/></text:p>
            <text:p><text:s text:c="13"/>He was actually engaged in the second half and part of that is thanks to Josh Richardson for hitting him on rolls to the rim. Whiteside did get late minutes in this game because of how Kelly Olynyk couldn't get into a rhythm due to foul trouble. Besides the loss factor and how he was crashing the boards when he didn't need to, his second-half run is about as encouraging as it gets after it looked like there was a chance he wasn't even going to hit 15 minutes based on his first stint today.</text:p>
            <text:p><text:s text:c="8"/></text:p>
            <text:p><text:s text:c="8"/></text:p>
            <text:p><text:s text:c="13"/></text:p>
            <text:p><text:s text:c="14"/></text:p>
            <text:p><text:s text:c="13"/>Apr 21 - 5:2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sh Richardson</text:p>
            <text:p><text:s text:c="17"/></text:p>
            <text:p><text:s text:c="17"/></text:p>
            <text:p><text:s text:c="22"/>- G/F - <text:s/>Heat</text:p>
            <text:p><text:s text:c="16"/></text:p>
            <text:p><text:s text:c="17"/></text:p>
            <text:p><text:s text:c="12"/></text:p>
            <text:p><text:s text:c="8"/></text:p>
            <text:p><text:s text:c="8"/></text:p>
            <text:p><text:s text:c="8"/></text:p>
            <text:p><text:s text:c="12"/>Josh Richardson set a playoff franchise record with seven steals against the 76ers on Saturday, adding 10 points, five rebounds, seven assists and one 3-pointer in 35 minutes.</text:p>
            <text:p><text:s text:c="8"/></text:p>
            <text:p><text:s text:c="8"/></text:p>
            <text:p><text:s text:c="13"/>He did suffer a left shoulder contusion in the second quarter, but he started the third quarter and looked fine. Richardson showed the mainstream NBA crowd that he's earned a First Team All-Defense nod with his outstanding instincts with his ball pressure and he's been able to guard four positions. Plus, he was a big part of getting Hassan Whiteside going on the offensive side in this close loss. His fantasy owners know he's a stud, but they'll have to pay up for him next year.</text:p>
            <text:p><text:s text:c="8"/></text:p>
            <text:p><text:s text:c="8"/></text:p>
            <text:p><text:s text:c="13"/></text:p>
            <text:p><text:s text:c="14"/></text:p>
            <text:p><text:s text:c="13"/>Apr 21 - 5:2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van Turner</text:p>
            <text:p><text:s text:c="17"/></text:p>
            <text:p><text:s text:c="17"/></text:p>
            <text:p><text:s text:c="22"/>- G/F - <text:s/>Trail Blazers</text:p>
            <text:p><text:s text:c="16"/></text:p>
            <text:p><text:s text:c="17"/></text:p>
            <text:p><text:s text:c="12"/></text:p>
            <text:p><text:s text:c="8"/></text:p>
            <text:p><text:s text:c="8"/></text:p>
            <text:p><text:s text:c="8"/></text:p>
            <text:p><text:s text:c="12"/>Damian Lillard, C.J. McCollum, Evan Turner, Al-Farouq Aminu and Jusuf Nurkic will start against the Pelicans on Saturday.</text:p>
            <text:p><text:s text:c="8"/></text:p>
            <text:p><text:s text:c="8"/></text:p>
            <text:p><text:s text:c="13"/>Turner is getting over his toe injury and he will have a small metal plate in his shoe to protect this injury. It's also mildly interesting that Jusuf Nurkic is starting again after getting owned all series. Expect Turner and Shabazz Napier to play more minutes with Moe Harkless out.</text:p>
            <text:p><text:s text:c="8"/></text:p>
            <text:p><text:s text:c="8"/></text:p>
            <text:p><text:s text:c="13"/></text:p>
            <text:p><text:s text:c="14"/></text:p>
            <text:p><text:s text:c="13"/>Source: Will Guillory on Twitter <text:s text:c="25"/>Apr 21 - 4:2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awhi Leonard</text:p>
            <text:p><text:s text:c="17"/></text:p>
            <text:p><text:s text:c="17"/></text:p>
            <text:p><text:s text:c="22"/>- F - <text:s/>Spurs</text:p>
            <text:p><text:s text:c="16"/></text:p>
            <text:p><text:s text:c="17"/></text:p>
            <text:p><text:s text:c="12"/></text:p>
            <text:p><text:s text:c="8"/></text:p>
            <text:p><text:s text:c="8"/></text:p>
            <text:p><text:s text:c="8"/></text:p>
            <text:p><text:s text:c="12"/>Kawhi Leonard has been officially ruled out for Game 4 on Sunday.</text:p>
            <text:p><text:s text:c="8"/></text:p>
            <text:p><text:s text:c="8"/></text:p>
            <text:p><text:s text:c="13"/>Based on how the last three games have went, it's fair to say we've seen the last of Kawhi with the Spurs. Things could change in a hurry, but this has been one of the strangest injury stories in a long, long time.</text:p>
            <text:p><text:s text:c="8"/></text:p>
            <text:p><text:s text:c="8"/></text:p>
            <text:p><text:s text:c="13"/></text:p>
            <text:p><text:s text:c="14"/></text:p>
            <text:p><text:s text:c="13"/>Source: Spurs on Twitter <text:s text:c="33"/>Apr 21 - 3:5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van Turner</text:p>
            <text:p><text:s text:c="17"/></text:p>
            <text:p><text:s text:c="17"/></text:p>
            <text:p><text:s text:c="22"/>- G/F - <text:s/>Trail Blazers</text:p>
            <text:p><text:s text:c="16"/></text:p>
            <text:p><text:s text:c="17"/></text:p>
            <text:p><text:s text:c="12"/></text:p>
            <text:p><text:s text:c="8"/></text:p>
            <text:p><text:s text:c="8"/></text:p>
            <text:p><text:s text:c="8"/></text:p>
            <text:p><text:s text:c="12"/>Evan Turner (toe) is available to play vs. the Pelicans on Saturday.</text:p>
            <text:p><text:s text:c="8"/></text:p>
            <text:p><text:s text:c="8"/></text:p>
            <text:p><text:s text:c="13"/>He'll almost certainly be starting with the Blazers needing someone to replace Moe Harkless. Besides Turner, Shabazz Napier could see some additional run and he may even be a candidate to start because the Blazers need to make some changes. Turner would be risky to play in DFS, but he has options.</text:p>
            <text:p><text:s text:c="8"/></text:p>
            <text:p><text:s text:c="8"/></text:p>
            <text:p><text:s text:c="13"/></text:p>
            <text:p><text:s text:c="14"/></text:p>
            <text:p><text:s text:c="13"/>Source: Brook Olzendam on Twitter <text:s text:c="24"/>Apr 21 - 3:3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oe Harkless</text:p>
            <text:p><text:s text:c="17"/></text:p>
            <text:p><text:s text:c="17"/></text:p>
            <text:p><text:s text:c="22"/>- G/F - <text:s/>Trail Blazers</text:p>
            <text:p><text:s text:c="16"/></text:p>
            <text:p><text:s text:c="17"/></text:p>
            <text:p><text:s text:c="12"/></text:p>
            <text:p><text:s text:c="8"/></text:p>
            <text:p><text:s text:c="8"/></text:p>
            <text:p><text:s text:c="8"/></text:p>
            <text:p><text:s text:c="12"/>Moe Harkless (knee) will not play in Game 4 against the Pelicans on Saturday.</text:p>
            <text:p><text:s text:c="8"/></text:p>
            <text:p><text:s text:c="8"/></text:p>
            <text:p><text:s text:c="13"/>Even though Evan Turner will be out there, it's bad news for the Blazers that they won't have Harkless. The Blazers need some additional ball handlers to help out the backcourt, so we may see some extra Shabazz Napier to take pressure off Damian Lillard.</text:p>
            <text:p><text:s text:c="8"/></text:p>
            <text:p><text:s text:c="8"/></text:p>
            <text:p><text:s text:c="13"/></text:p>
            <text:p><text:s text:c="14"/></text:p>
            <text:p><text:s text:c="13"/>Source: Brook Olzendam on Twitter <text:s text:c="24"/>Apr 21 - 3:3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cus Smart</text:p>
            <text:p><text:s text:c="17"/></text:p>
            <text:p><text:s text:c="17"/></text:p>
            <text:p><text:s text:c="22"/>- G - <text:s/>Celtics</text:p>
            <text:p><text:s text:c="16"/></text:p>
            <text:p><text:s text:c="17"/></text:p>
            <text:p><text:s text:c="12"/></text:p>
            <text:p><text:s text:c="8"/></text:p>
            <text:p><text:s text:c="8"/></text:p>
            <text:p><text:s text:c="8"/></text:p>
            <text:p><text:s text:c="12"/>Coach Brad Stevens said Marcus Smart (thumb) will see a doctor next week, and he could return to action if he is cleared.</text:p>
            <text:p><text:s text:c="8"/></text:p>
            <text:p><text:s text:c="8"/></text:p>
            <text:p><text:s text:c="13"/>The Celtics have said that he's hopeful for Game 7 against the Bucks, so making it back before next weekend is possible. Smart was was given a 6-8 week timetable and the 27th would be six weeks. If he's back, he may still come off the bench because of how well Terry Rozier has played. Shane Larkin would lose minutes.</text:p>
            <text:p><text:s text:c="8"/></text:p>
            <text:p><text:s text:c="8"/></text:p>
            <text:p><text:s text:c="13"/></text:p>
            <text:p><text:s text:c="14"/></text:p>
            <text:p><text:s text:c="13"/>Source: Jay King on Twitter <text:s text:c="30"/>Apr 21 - 3:1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hn Henson</text:p>
            <text:p><text:s text:c="17"/></text:p>
            <text:p><text:s text:c="17"/></text:p>
            <text:p><text:s text:c="22"/>- F/C - <text:s/>Bucks</text:p>
            <text:p><text:s text:c="16"/></text:p>
            <text:p><text:s text:c="17"/></text:p>
            <text:p><text:s text:c="12"/></text:p>
            <text:p><text:s text:c="8"/></text:p>
            <text:p><text:s text:c="8"/></text:p>
            <text:p><text:s text:c="8"/></text:p>
            <text:p><text:s text:c="12"/>John Henson (back soreness) is doubtful for Sunday's Game 4 vs. Boston.</text:p>
            <text:p><text:s text:c="8"/></text:p>
            <text:p><text:s text:c="8"/></text:p>
            <text:p><text:s text:c="13"/>He did not play in Game 3 and was ruled out almost two hours before tip time, so he wasn't close for that one. Thon Maker was one of the heroes for Game 3 with five blocks and 14 points, but he'll likely come off the bench behind Tyler Zeller. Jabari Parker is the clear winner here as the Bucks will go smaller more often.</text:p>
            <text:p><text:s text:c="8"/></text:p>
            <text:p><text:s text:c="8"/></text:p>
            <text:p><text:s text:c="13"/></text:p>
            <text:p><text:s text:c="14"/></text:p>
            <text:p><text:s text:c="13"/>Source: Nick Friedell on Twitter <text:s text:c="25"/>Apr 21 - 2:4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vin Durant</text:p>
            <text:p><text:s text:c="17"/></text:p>
            <text:p><text:s text:c="17"/></text:p>
            <text:p><text:s text:c="22"/>- F - <text:s/>Warriors</text:p>
            <text:p><text:s text:c="16"/></text:p>
            <text:p><text:s text:c="17"/></text:p>
            <text:p><text:s text:c="12"/></text:p>
            <text:p><text:s text:c="8"/></text:p>
            <text:p><text:s text:c="8"/></text:p>
            <text:p><text:s text:c="8"/></text:p>
            <text:p><text:s text:c="12"/>Kevin Durant (ankle) went through practice on Saturday and is expected to play in Game 4 on Sunday in San Antonio.</text:p>
            <text:p><text:s text:c="8"/></text:p>
            <text:p><text:s text:c="8"/></text:p>
            <text:p><text:s text:c="13"/>After he slightly rolled his ankle as he went after a loose ball, KD has downplayed this injury being a problem since Thursday night. Going through practice today makes it clear that this issue shouldn't affect him much, so he's a viable stud to play in your DFS lineups tomorrow.</text:p>
            <text:p><text:s text:c="8"/></text:p>
            <text:p><text:s text:c="8"/></text:p>
            <text:p><text:s text:c="13"/></text:p>
            <text:p><text:s text:c="14"/></text:p>
            <text:p><text:s text:c="13"/>Source: Anthony Slater on Twitter <text:s text:c="24"/>Apr 21 - 2:2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haun Livingston</text:p>
            <text:p><text:s text:c="17"/></text:p>
            <text:p><text:s text:c="17"/></text:p>
            <text:p><text:s text:c="22"/>- G - <text:s/>Warriors</text:p>
            <text:p><text:s text:c="16"/></text:p>
            <text:p><text:s text:c="17"/></text:p>
            <text:p><text:s text:c="12"/></text:p>
            <text:p><text:s text:c="8"/></text:p>
            <text:p><text:s text:c="8"/></text:p>
            <text:p><text:s text:c="8"/></text:p>
            <text:p><text:s text:c="12"/>Shaun Livingston (ankle) is listed as probable for Sunday against the Spurs.</text:p>
            <text:p><text:s text:c="8"/></text:p>
            <text:p><text:s text:c="8"/></text:p>
            <text:p><text:s text:c="13"/>This is likely just a precaution from his mild ankle tweak late in the fourth on Thursday. Livingston has played 19.3 minutes per game and is coming off a 16-point Thursday, but he's still not someone most DFS players should pursue unless they think a blowout is coming.</text:p>
            <text:p><text:s text:c="8"/></text:p>
            <text:p><text:s text:c="8"/></text:p>
            <text:p><text:s text:c="13"/></text:p>
            <text:p><text:s text:c="14"/></text:p>
            <text:p><text:s text:c="13"/>Source: Mark Medina on Twitter <text:s text:c="27"/>Apr 21 - 2:2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tephen Curry</text:p>
            <text:p><text:s text:c="17"/></text:p>
            <text:p><text:s text:c="17"/></text:p>
            <text:p><text:s text:c="22"/>- G - <text:s/>Warriors</text:p>
            <text:p><text:s text:c="16"/></text:p>
            <text:p><text:s text:c="17"/></text:p>
            <text:p><text:s text:c="12"/></text:p>
            <text:p><text:s text:c="8"/></text:p>
            <text:p><text:s text:c="8"/></text:p>
            <text:p><text:s text:c="8"/></text:p>
            <text:p><text:s text:c="12"/>Coach Steve Kerr said Stephen Curry (knee) participated in most of a non-contact practice on Saturday.</text:p>
            <text:p><text:s text:c="8"/></text:p>
            <text:p><text:s text:c="8"/></text:p>
            <text:p><text:s text:c="13"/>The Warriors are saying Curry will do some "modified team practices" over the next week as he ramps up on-court activity. If the Warriors and Pelicans advance in 4-6 games, the conference semifinals could move up to Apr. 28 or 29. Curry is going to be re-evaluated on Apr. 27, so he's likely out for Game 1.</text:p>
            <text:p><text:s text:c="8"/></text:p>
            <text:p><text:s text:c="8"/></text:p>
            <text:p><text:s text:c="13"/></text:p>
            <text:p><text:s text:c="14"/></text:p>
            <text:p><text:s text:c="13"/>Source: Connor Letourneau on Twitter <text:s text:c="21"/>Apr 21 - 2:1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eorge Hill</text:p>
            <text:p><text:s text:c="17"/></text:p>
            <text:p><text:s text:c="17"/></text:p>
            <text:p><text:s text:c="22"/>- G - <text:s/>Cavaliers</text:p>
            <text:p><text:s text:c="16"/></text:p>
            <text:p><text:s text:c="17"/></text:p>
            <text:p><text:s text:c="12"/></text:p>
            <text:p><text:s text:c="8"/></text:p>
            <text:p><text:s text:c="8"/></text:p>
            <text:p><text:s text:c="8"/></text:p>
            <text:p><text:s text:c="12"/>Coach Tyronn Lue said that George Hill (back spasms) is having an MRI and that he is questionable for Game 4 on Sunday.</text:p>
            <text:p><text:s text:c="8"/></text:p>
            <text:p><text:s text:c="8"/></text:p>
            <text:p><text:s text:c="13"/>Hill's back flared up on him in Game 1, and it's been a problem for him since. He was initially listed as questionable for Game 2, but did end up playing. He finished with six points, three assists and two turnovers in 20 minutes before fouling out. If Hill is unable to suit up, Jose Calderon will likely draw the start at point guard, with Jordan Clarkson seeing an uptick in minutes off the bench. This is not an ideal scenario for the Cavs in what is essentially a must-win game.</text:p>
            <text:p><text:s text:c="8"/></text:p>
            <text:p><text:s text:c="8"/></text:p>
            <text:p><text:s text:c="13"/></text:p>
            <text:p><text:s text:c="14"/></text:p>
            <text:p><text:s text:c="13"/>Source: Marla Ridenour on Twitter <text:s text:c="24"/>Apr 21 - 1:4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immy Butler</text:p>
            <text:p><text:s text:c="17"/></text:p>
            <text:p><text:s text:c="17"/></text:p>
            <text:p><text:s text:c="22"/>- G/F - <text:s/>Timberwolves</text:p>
            <text:p><text:s text:c="16"/></text:p>
            <text:p><text:s text:c="17"/></text:p>
            <text:p><text:s text:c="12"/></text:p>
            <text:p><text:s text:c="8"/></text:p>
            <text:p><text:s text:c="8"/></text:p>
            <text:p><text:s text:c="8"/></text:p>
            <text:p><text:s text:c="12"/>Jimmy Butler, who returned from knee surgery earlier this month, is also dealing with a sore right wrist.</text:p>
            <text:p><text:s text:c="8"/></text:p>
            <text:p><text:s text:c="8"/></text:p>
            <text:p><text:s text:c="13"/>Butler hasn't performed up to expectations over the first two games of the series. He is averaging 12.0 points (on 41.5 percent shooting), 4.5 rebounds and 2.5 assists in 30.6 minutes. However, he refuses to discuss his injuries. "Nobody really cares if you're nicked up. If you put on that jersey and go out there and play, you've got to produce," said Butler. "You've got to do what they got you here to do. So 40, 50, 95, 100 [percent], I'm out there playing. Nobody cares if I'm nicked up or not."</text:p>
            <text:p><text:s text:c="8"/></text:p>
            <text:p><text:s text:c="8"/></text:p>
            <text:p><text:s text:c="13"/></text:p>
            <text:p><text:s text:c="14"/></text:p>
            <text:p><text:s text:c="13"/>Source: ESPN.com <text:s text:c="41"/>Apr 21 - 1:0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Gregg Popovich</text:p>
            <text:p><text:s text:c="17"/></text:p>
            <text:p><text:s text:c="17"/></text:p>
            <text:p><text:s text:c="22"/>- C - <text:s/>Spurs</text:p>
            <text:p><text:s text:c="16"/></text:p>
            <text:p><text:s text:c="17"/></text:p>
            <text:p><text:s text:c="12"/></text:p>
            <text:p><text:s text:c="8"/></text:p>
            <text:p><text:s text:c="8"/></text:p>
            <text:p><text:s text:c="8"/></text:p>
            <text:p><text:s text:c="12"/>Spurs assistant Ettore Messina will coach Game 4 on Sunday.</text:p>
            <text:p><text:s text:c="8"/></text:p>
            <text:p><text:s text:c="8"/></text:p>
            <text:p><text:s text:c="13"/>Head coach Gregg Popovich's wife, Erin, passed away earlier this week and he is not with the team. Our thoughts remain with Coach Pop and his family during this difficult time.</text:p>
            <text:p><text:s text:c="8"/></text:p>
            <text:p><text:s text:c="8"/></text:p>
            <text:p><text:s text:c="13"/></text:p>
            <text:p><text:s text:c="14"/></text:p>
            <text:p><text:s text:c="13"/>Source: Jabari Young on Twitter <text:s text:c="26"/>Apr 21 - 1:0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uka Doncic</text:p>
            <text:p><text:s text:c="17"/></text:p>
            <text:p><text:s text:c="17"/></text:p>
            <text:p><text:s text:c="22"/>- G - <text:s/>Player</text:p>
            <text:p><text:s text:c="16"/></text:p>
            <text:p><text:s text:c="17"/></text:p>
            <text:p><text:s text:c="12"/></text:p>
            <text:p><text:s text:c="8"/></text:p>
            <text:p><text:s text:c="8"/></text:p>
            <text:p><text:s text:c="8"/></text:p>
            <text:p><text:s text:c="12"/>Luka Doncic has submitted paperwork to enter the 2018 NBA Draft, according to Shams Charania of Yahoo! Sports.</text:p>
            <text:p><text:s text:c="8"/></text:p>
            <text:p><text:s text:c="8"/></text:p>
            <text:p><text:s text:c="13"/>This is a mere formality, as it has long been assumed that Doncic would enter the 2018 draft, considering he is almost a lock to be a top-3 pick. He just turned 19 years old, yet is averaging 15.0 points, 5.2 rebounds, 4.7 assists, and 1.5 made 3-pointers in 24.9 minutes per game this season for Real Madrid. He projects as a terrific all-around fantasy contributor. His value for next season will depend greatly on which team drafts him.</text:p>
            <text:p><text:s text:c="8"/></text:p>
            <text:p><text:s text:c="8"/></text:p>
            <text:p><text:s text:c="13"/></text:p>
            <text:p><text:s text:c="14"/></text:p>
            <text:p><text:s text:c="13"/>Source: Shams Charania on Twitter <text:s text:c="24"/>Apr 21 - 12:0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ustise Winslow</text:p>
            <text:p><text:s text:c="17"/></text:p>
            <text:p><text:s text:c="17"/></text:p>
            <text:p><text:s text:c="22"/>- F - <text:s/>Heat</text:p>
            <text:p><text:s text:c="16"/></text:p>
            <text:p><text:s text:c="17"/></text:p>
            <text:p><text:s text:c="12"/></text:p>
            <text:p><text:s text:c="8"/></text:p>
            <text:p><text:s text:c="8"/></text:p>
            <text:p><text:s text:c="8"/></text:p>
            <text:p><text:s text:c="12"/>The NBA announced on Friday that Justise Winslow was fined $15,000 for unsportsmanlike conduct for intentionally stepping on and attempting to damage Joel Embiid's facemask.</text:p>
            <text:p><text:s text:c="8"/></text:p>
            <text:p><text:s text:c="8"/></text:p>
            <text:p><text:s text:c="13"/>The incident took place in Game 3 on Thursday. It was assumed that Winslow would only be hit with a fine, and not a suspension. Game 3 was one of the best all-around games of Winslow's career. He finished with 19 points, ten rebounds, three assists, one steal, two blocks and four 3-pointers in 27 minutes. Miami will need him to continue stepping up if they want to knock off the Sixers.</text:p>
            <text:p><text:s text:c="8"/></text:p>
            <text:p><text:s text:c="8"/></text:p>
            <text:p><text:s text:c="13"/></text:p>
            <text:p><text:s text:c="14"/></text:p>
            <text:p><text:s text:c="13"/>Source: NBA.com <text:s text:c="42"/>Apr 21 - 11:46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Nikola Mirotic</text:p>
            <text:p><text:s text:c="17"/></text:p>
            <text:p><text:s text:c="17"/></text:p>
            <text:p><text:s text:c="22"/>- F - <text:s/>Pelicans</text:p>
            <text:p><text:s text:c="16"/></text:p>
            <text:p><text:s text:c="17"/></text:p>
            <text:p><text:s text:c="12"/></text:p>
            <text:p><text:s text:c="8"/></text:p>
            <text:p><text:s text:c="8"/></text:p>
            <text:p><text:s text:c="8"/></text:p>
            <text:p><text:s text:c="12"/>Coach Alvin Gentry says the team is confident that Nikola Mirotic will continue playing at a high level.</text:p>
            <text:p><text:s text:c="8"/></text:p>
            <text:p><text:s text:c="8"/></text:p>
            <text:p><text:s text:c="13"/>Since shaving his beard earlier this month, Mirotic has been a beast. Over the Pelicans final six regular-season contests, Mirotic averaged 25.8 points, 12.0 rebounds and 4.0 treys. He has remained red-hot in the playoffs. Over the first three games in New Orleans first-round matchup with the Blazers, he's averaging 21.0 points, 9.0 rebounds and 3.7 made 3-pointers. He will likely start gradually coming back down to earth, but Mirotic remains a strong DFS play for Game 4.</text:p>
            <text:p><text:s text:c="8"/></text:p>
            <text:p><text:s text:c="8"/></text:p>
            <text:p><text:s text:c="13"/></text:p>
            <text:p><text:s text:c="14"/></text:p>
            <text:p><text:s text:c="13"/>Source: New Orleans Times-Picayune <text:s text:c="23"/>Apr 21 - 11:18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erry Stackhouse</text:p>
            <text:p><text:s text:c="17"/></text:p>
            <text:p><text:s text:c="17"/></text:p>
            <text:p><text:s text:c="22"/>- G/F - <text:s/>Nets</text:p>
            <text:p><text:s text:c="16"/></text:p>
            <text:p><text:s text:c="17"/></text:p>
            <text:p><text:s text:c="12"/></text:p>
            <text:p><text:s text:c="8"/></text:p>
            <text:p><text:s text:c="8"/></text:p>
            <text:p><text:s text:c="8"/></text:p>
            <text:p><text:s text:c="12"/>Jerry Stackhouse and David Fizdale "made strong cases for themselves" during their interview with the Knicks, according to Adrian Wojnarowski of ESPN.</text:p>
            <text:p><text:s text:c="8"/></text:p>
            <text:p><text:s text:c="8"/></text:p>
            <text:p><text:s text:c="13"/>Stackhouse has seen his stock rise rapidly over the last year. In addition to the Knicks, he will also interview for the head coaching job with the Orlando Magic and Charlotte Hornets. It seems likely he will land one of the open positions this offseason.</text:p>
            <text:p><text:s text:c="8"/></text:p>
            <text:p><text:s text:c="8"/></text:p>
            <text:p><text:s text:c="13"/></text:p>
            <text:p><text:s text:c="14"/></text:p>
            <text:p><text:s text:c="13"/>Source: ESPN.com <text:s text:c="41"/>Apr 21 - 9:13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iannis Antetokounmpo</text:p>
            <text:p><text:s text:c="17"/></text:p>
            <text:p><text:s text:c="17"/></text:p>
            <text:p><text:s text:c="22"/>- G/F - <text:s/>Bucks</text:p>
            <text:p><text:s text:c="16"/></text:p>
            <text:p><text:s text:c="17"/></text:p>
            <text:p><text:s text:c="12"/></text:p>
            <text:p><text:s text:c="8"/></text:p>
            <text:p><text:s text:c="8"/></text:p>
            <text:p><text:s text:c="8"/></text:p>
            <text:p><text:s text:c="12"/>Giannis Antetokounmpo scored 19 points with five rebounds, six assists, two steals, two blocks and three 3-pointers in 27 minutes during a win over the Celtics on Game 3 on Friday.</text:p>
            <text:p><text:s text:c="8"/></text:p>
            <text:p><text:s text:c="8"/></text:p>
            <text:p><text:s text:c="13"/>For the umpteenth time, Giannis put Aron Baynes on a poster with a highlight-reel jam in the second half (video in link below). As expected, the Bucks did go with some Giannis at the five today, but it wasn't long because Thon Maker was hot. Giannis didn't get to the line today and his usage did drop overall. He'll likely have a bigger offensive output in Game 4 on Sunday.</text:p>
            <text:p><text:s text:c="8"/></text:p>
            <text:p><text:s text:c="8"/></text:p>
            <text:p><text:s text:c="13"/></text:p>
            <text:p><text:s text:c="14"/></text:p>
            <text:p><text:s text:c="13"/>Source: NBA.com <text:s text:c="42"/>Apr 20 - 11:5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lcolm Brogdon</text:p>
            <text:p><text:s text:c="17"/></text:p>
            <text:p><text:s text:c="17"/></text:p>
            <text:p><text:s text:c="22"/>- G - <text:s/>Bucks</text:p>
            <text:p><text:s text:c="16"/></text:p>
            <text:p><text:s text:c="17"/></text:p>
            <text:p><text:s text:c="12"/></text:p>
            <text:p><text:s text:c="8"/></text:p>
            <text:p><text:s text:c="8"/></text:p>
            <text:p><text:s text:c="8"/></text:p>
            <text:p><text:s text:c="12"/>Malcolm Brogdon scored five points with two rebounds, one assist and one 3-pointer in 26 minutes during a start against the Celtics on Friday.</text:p>
            <text:p><text:s text:c="8"/></text:p>
            <text:p><text:s text:c="8"/></text:p>
            <text:p><text:s text:c="13"/>After winning Rookie of the Year last season, Brogdon has too much competition for shots with Eric Bledsoe in the mix this year and Khris Middleton as healthy as ever. He'll probably be sticking in the starting lineup after this big win, but his usage won't be high with his main offensive responsibility being to hit open jumpers. One other quick note: Brogdon was on the bike in the fourth quarter, so he may not be all the way back.</text:p>
            <text:p><text:s text:c="8"/></text:p>
            <text:p><text:s text:c="8"/></text:p>
            <text:p><text:s text:c="13"/></text:p>
            <text:p><text:s text:c="14"/></text:p>
            <text:p><text:s text:c="13"/>Apr 20 - 11:5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hon Maker</text:p>
            <text:p><text:s text:c="17"/></text:p>
            <text:p><text:s text:c="17"/></text:p>
            <text:p><text:s text:c="22"/>- C - <text:s/>Bucks</text:p>
            <text:p><text:s text:c="16"/></text:p>
            <text:p><text:s text:c="17"/></text:p>
            <text:p><text:s text:c="12"/></text:p>
            <text:p><text:s text:c="8"/></text:p>
            <text:p><text:s text:c="8"/></text:p>
            <text:p><text:s text:c="8"/></text:p>
            <text:p><text:s text:c="12"/>Thon Maker made a major impact off the bench against the Celtics in Game 3 on Friday, scoring 14 points with five rebounds, one steal, five blocks and three 3-pointers in 24 minutes.</text:p>
            <text:p><text:s text:c="8"/></text:p>
            <text:p><text:s text:c="8"/></text:p>
            <text:p><text:s text:c="13"/>He was knocking down open treys with plenty of pick-and-pop action, and he was terrific on help defense as the Celtics attacked the basket. John Henson (back) was ruled out with plenty of time to spare before tip, so maybe Maker gets another chance to put up numbers. He'll be a DFS play, but don't expect him to be this good.</text:p>
            <text:p><text:s text:c="8"/></text:p>
            <text:p><text:s text:c="8"/></text:p>
            <text:p><text:s text:c="13"/></text:p>
            <text:p><text:s text:c="14"/></text:p>
            <text:p><text:s text:c="13"/>Apr 20 - 11:5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bari Parker</text:p>
            <text:p><text:s text:c="17"/></text:p>
            <text:p><text:s text:c="17"/></text:p>
            <text:p><text:s text:c="22"/>- F - <text:s/>Bucks</text:p>
            <text:p><text:s text:c="16"/></text:p>
            <text:p><text:s text:c="17"/></text:p>
            <text:p><text:s text:c="12"/></text:p>
            <text:p><text:s text:c="8"/></text:p>
            <text:p><text:s text:c="8"/></text:p>
            <text:p><text:s text:c="8"/></text:p>
            <text:p><text:s text:c="12"/>Jabari Parker scored 17 points with five rebounds, two assists, one steal, one block and one 3-pointer in 30 minutes against the Celtics in Game 3 on Friday.</text:p>
            <text:p><text:s text:c="8"/></text:p>
            <text:p><text:s text:c="8"/></text:p>
            <text:p><text:s text:c="13"/>He wanted playing time, and he got it in this big win. Parker did get some minutes in garbage time, but the damage was already done with 17 points before the final five minutes. If John Henson (back) is out again, Parker should be able to find minutes in the upper 20s or even low 30s if he's hot.</text:p>
            <text:p><text:s text:c="8"/></text:p>
            <text:p><text:s text:c="8"/></text:p>
            <text:p><text:s text:c="13"/></text:p>
            <text:p><text:s text:c="14"/></text:p>
            <text:p><text:s text:c="13"/>Apr 20 - 11:5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erry Rozier</text:p>
            <text:p><text:s text:c="17"/></text:p>
            <text:p><text:s text:c="17"/></text:p>
            <text:p><text:s text:c="22"/>- G - <text:s/>Celtics</text:p>
            <text:p><text:s text:c="16"/></text:p>
            <text:p><text:s text:c="17"/></text:p>
            <text:p><text:s text:c="12"/></text:p>
            <text:p><text:s text:c="8"/></text:p>
            <text:p><text:s text:c="8"/></text:p>
            <text:p><text:s text:c="8"/></text:p>
            <text:p><text:s text:c="12"/>Terry Rozier made 2-of-7 from the field for nine points with two rebounds, nine assists, two steals, five turnovers and one 3-pointer in 31 minutes during a loss to the Bucks in Game 3 on Friday.</text:p>
            <text:p><text:s text:c="8"/></text:p>
            <text:p><text:s text:c="8"/></text:p>
            <text:p><text:s text:c="13"/>After dominating Drew Eric Bledsoe in the first two games, Rozier was sloppy throughout the game and Bledsoe got the best of him on both ends. Rozier may have overachieved in the first two games, but he should still have a better showing than this one for Game 4.</text:p>
            <text:p><text:s text:c="8"/></text:p>
            <text:p><text:s text:c="8"/></text:p>
            <text:p><text:s text:c="13"/></text:p>
            <text:p><text:s text:c="14"/></text:p>
            <text:p><text:s text:c="13"/>Apr 20 - 11:5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ylen Brown</text:p>
            <text:p><text:s text:c="17"/></text:p>
            <text:p><text:s text:c="17"/></text:p>
            <text:p><text:s text:c="22"/>- G/F - <text:s/>Celtics</text:p>
            <text:p><text:s text:c="16"/></text:p>
            <text:p><text:s text:c="17"/></text:p>
            <text:p><text:s text:c="12"/></text:p>
            <text:p><text:s text:c="8"/></text:p>
            <text:p><text:s text:c="8"/></text:p>
            <text:p><text:s text:c="8"/></text:p>
            <text:p><text:s text:c="12"/>Jaylen Brown made 4-of-9 from the field for 11 points with four rebounds, one assist and one 3-pointer in a loss to the Bucks on Friday.</text:p>
            <text:p><text:s text:c="8"/></text:p>
            <text:p><text:s text:c="8"/></text:p>
            <text:p><text:s text:c="13"/>He had nowhere to go but down after his 30-point breakout game on Tuesday, but his usage took a major hit after 22 field goal attempts on Tuesday. Even before his 50 points in the last two games combined, Brown was starting to heat up as a scorer with 20.8 points per game in April regular season action. He'll bounce back on Sunday.</text:p>
            <text:p><text:s text:c="8"/></text:p>
            <text:p><text:s text:c="8"/></text:p>
            <text:p><text:s text:c="13"/></text:p>
            <text:p><text:s text:c="14"/></text:p>
            <text:p><text:s text:c="13"/>Apr 20 - 11:5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hn Wall</text:p>
            <text:p><text:s text:c="17"/></text:p>
            <text:p><text:s text:c="17"/></text:p>
            <text:p><text:s text:c="22"/>- G - <text:s/>Wizards</text:p>
            <text:p><text:s text:c="16"/></text:p>
            <text:p><text:s text:c="17"/></text:p>
            <text:p><text:s text:c="12"/></text:p>
            <text:p><text:s text:c="8"/></text:p>
            <text:p><text:s text:c="8"/></text:p>
            <text:p><text:s text:c="8"/></text:p>
            <text:p><text:s text:c="12"/>John Wall scored 28 points with six rebounds, 14 assists, four steals, one block and three turnovers in 36 minutes during a 122-103 win over the Raptors in Game 3 on Friday.</text:p>
            <text:p><text:s text:c="8"/></text:p>
            <text:p><text:s text:c="8"/></text:p>
            <text:p><text:s text:c="13"/>Bradley Beal matched Wall's 28 points as the backcourt that claims they're the best in the NBA actually played like it today. Wall and Beal combined for 40 points in the first half, which helped the Wizards get 22 points off turnovers in the first half, as well. Both guards will have to get their teammates involved because odds are they're both not going to be on in the next few games. The Wizards will look to even up this series on Sunday at home.</text:p>
            <text:p><text:s text:c="8"/></text:p>
            <text:p><text:s text:c="8"/></text:p>
            <text:p><text:s text:c="13"/></text:p>
            <text:p><text:s text:c="14"/></text:p>
            <text:p><text:s text:c="13"/>Apr 20 - 11: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kieff Morris</text:p>
            <text:p><text:s text:c="17"/></text:p>
            <text:p><text:s text:c="17"/></text:p>
            <text:p><text:s text:c="22"/>- F - <text:s/>Wizards</text:p>
            <text:p><text:s text:c="16"/></text:p>
            <text:p><text:s text:c="17"/></text:p>
            <text:p><text:s text:c="12"/></text:p>
            <text:p><text:s text:c="8"/></text:p>
            <text:p><text:s text:c="8"/></text:p>
            <text:p><text:s text:c="8"/></text:p>
            <text:p><text:s text:c="12"/>Markieff Morris scored seven points with one rebound, one assist and one 3-pointer in 18 minutes against the Raptors on Friday.</text:p>
            <text:p><text:s text:c="8"/></text:p>
            <text:p><text:s text:c="8"/></text:p>
            <text:p><text:s text:c="13"/>The NBA could be looking at an incident from the first half with Morris and OG Anunoby getting into it. Morris did have a mild shove to referee Ken Maurer, so it's possible he can be suspended. For now, it doesn't sound like he will be, but obviously the NBA cares a lot about their player-ref relationships.</text:p>
            <text:p><text:s text:c="8"/></text:p>
            <text:p><text:s text:c="8"/></text:p>
            <text:p><text:s text:c="13"/></text:p>
            <text:p><text:s text:c="14"/></text:p>
            <text:p><text:s text:c="13"/>Apr 20 - 10:5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ike Scott</text:p>
            <text:p><text:s text:c="17"/></text:p>
            <text:p><text:s text:c="17"/></text:p>
            <text:p><text:s text:c="22"/>- F - <text:s/>Wizards</text:p>
            <text:p><text:s text:c="16"/></text:p>
            <text:p><text:s text:c="17"/></text:p>
            <text:p><text:s text:c="12"/></text:p>
            <text:p><text:s text:c="8"/></text:p>
            <text:p><text:s text:c="8"/></text:p>
            <text:p><text:s text:c="8"/></text:p>
            <text:p><text:s text:c="12"/>Mike Scott scored 12 points with three rebounds, two assists, one steal and two 3-pointesr in 26 minutes off the bench against the Raptors on Friday.</text:p>
            <text:p><text:s text:c="8"/></text:p>
            <text:p><text:s text:c="8"/></text:p>
            <text:p><text:s text:c="13"/>Coach Scott Brooks said he wanted Scott out there in the second unit to combat the Toronto bench mob, and he came through with a +13 in plus-minus. Scott should continue to see minutes in the upper 20s and he may even see more run if Markieff Morris is in trouble for touching a ref.</text:p>
            <text:p><text:s text:c="8"/></text:p>
            <text:p><text:s text:c="8"/></text:p>
            <text:p><text:s text:c="13"/></text:p>
            <text:p><text:s text:c="14"/></text:p>
            <text:p><text:s text:c="13"/>Apr 20 - 10:5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cin Gortat</text:p>
            <text:p><text:s text:c="17"/></text:p>
            <text:p><text:s text:c="17"/></text:p>
            <text:p><text:s text:c="22"/>- C - <text:s/>Wizards</text:p>
            <text:p><text:s text:c="16"/></text:p>
            <text:p><text:s text:c="17"/></text:p>
            <text:p><text:s text:c="12"/></text:p>
            <text:p><text:s text:c="8"/></text:p>
            <text:p><text:s text:c="8"/></text:p>
            <text:p><text:s text:c="8"/></text:p>
            <text:p><text:s text:c="12"/>Marcin Gortat scored 16 points with five rebounds, one assist and one turnover in 26 minutes against the Raptors on Friday.</text:p>
            <text:p><text:s text:c="8"/></text:p>
            <text:p><text:s text:c="8"/></text:p>
            <text:p><text:s text:c="13"/>Coach Scott Brooks had faith in his starters and they came through for him. If Gortat did come off the bench, that would have likely meant that either Ian Mahinmi or Gortat would've been bumped from the rotation, so this win should secure Gortat as a starter for the next two games at least.</text:p>
            <text:p><text:s text:c="8"/></text:p>
            <text:p><text:s text:c="8"/></text:p>
            <text:p><text:s text:c="13"/></text:p>
            <text:p><text:s text:c="14"/></text:p>
            <text:p><text:s text:c="13"/>Apr 20 - 10:4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Kyle Lowry</text:p>
            <text:p><text:s text:c="17"/></text:p>
            <text:p><text:s text:c="17"/></text:p>
            <text:p><text:s text:c="22"/>- G - <text:s/>Raptors</text:p>
            <text:p><text:s text:c="16"/></text:p>
            <text:p><text:s text:c="17"/></text:p>
            <text:p><text:s text:c="12"/></text:p>
            <text:p><text:s text:c="8"/></text:p>
            <text:p><text:s text:c="8"/></text:p>
            <text:p><text:s text:c="8"/></text:p>
            <text:p><text:s text:c="12"/>Kyle Lowry scored 19 points with four rebounds, eight assists, three steals and five 3-pointers during a 122-103 loss to the Wizards in Game 3 on Friday.</text:p>
            <text:p><text:s text:c="8"/></text:p>
            <text:p><text:s text:c="8"/></text:p>
            <text:p><text:s text:c="13"/>The Raptors defense was not there today as they gave up 100 points in the first three quarters. Coach Dwane Casey may have made a mistake with some adjustments to take Lowry off the big dogs, Brad Beal and John Wall, which is something Lowry was doing a lot of in the first two games. His playing time has been high all series and he didn't play in garbage time, so expect him to be around 38-40 minutes in Game 4 on Sunday.</text:p>
            <text:p><text:s text:c="8"/></text:p>
            <text:p><text:s text:c="8"/></text:p>
            <text:p><text:s text:c="13"/></text:p>
            <text:p><text:s text:c="14"/></text:p>
            <text:p><text:s text:c="13"/>Apr 20 - 10:4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Mar DeRozan</text:p>
            <text:p><text:s text:c="17"/></text:p>
            <text:p><text:s text:c="17"/></text:p>
            <text:p><text:s text:c="22"/>- G/F - <text:s/>Raptors</text:p>
            <text:p><text:s text:c="16"/></text:p>
            <text:p><text:s text:c="17"/></text:p>
            <text:p><text:s text:c="12"/></text:p>
            <text:p><text:s text:c="8"/></text:p>
            <text:p><text:s text:c="8"/></text:p>
            <text:p><text:s text:c="8"/></text:p>
            <text:p><text:s text:c="12"/>DeMar DeRozan scored 23 points with three rebounds, four assists, one steal, one block and one 3-pointer in 35 minutes during a 122-103 loss to the Wizards in Game 3 on Friday.</text:p>
            <text:p><text:s text:c="8"/></text:p>
            <text:p><text:s text:c="8"/></text:p>
            <text:p><text:s text:c="13"/>He only got to the line two times in this game, which has been a slight trend since the middle of March. DeRozan is going to play huge minutes in close games, especially now that we have a series with the Wizards getting on the board. He'll likely be very active in Game 4 on Sunday.</text:p>
            <text:p><text:s text:c="8"/></text:p>
            <text:p><text:s text:c="8"/></text:p>
            <text:p><text:s text:c="13"/></text:p>
            <text:p><text:s text:c="14"/></text:p>
            <text:p><text:s text:c="13"/>Apr 20 - 10:4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ojan Bogdanovic</text:p>
            <text:p><text:s text:c="17"/></text:p>
            <text:p><text:s text:c="17"/></text:p>
            <text:p><text:s text:c="22"/>- G/F - <text:s/>Pacers</text:p>
            <text:p><text:s text:c="16"/></text:p>
            <text:p><text:s text:c="17"/></text:p>
            <text:p><text:s text:c="12"/></text:p>
            <text:p><text:s text:c="8"/></text:p>
            <text:p><text:s text:c="8"/></text:p>
            <text:p><text:s text:c="8"/></text:p>
            <text:p><text:s text:c="12"/>Bojan Bogdanovic scored a postseason career-high 30 points during a comeback 92-90 win over the Cavs in Game 3 on Friday, adding four rebounds and seven 3-pointers.</text:p>
            <text:p><text:s text:c="8"/></text:p>
            <text:p><text:s text:c="8"/></text:p>
            <text:p><text:s text:c="13"/>He was 11-of-15 from the field for a tidy 96.7 eFG% in this comeback win after the Pacers fell behind 57-40 at half. Bojan had the Rockets approach for scoring with all of his 11 makes coming either at the rim or from deep while several of his treys were well beyond the arc. He was also a star on the defensive end with on-ball pressure on LeBron James, which is even more impressive after he picked up two fouls in the first 2:30 of this win. He's been solid all season and he'll continue to be the most important defensive piece in what looks like will be a lengthy series.</text:p>
            <text:p><text:s text:c="8"/></text:p>
            <text:p><text:s text:c="8"/></text:p>
            <text:p><text:s text:c="13"/></text:p>
            <text:p><text:s text:c="14"/></text:p>
            <text:p><text:s text:c="13"/>Apr 20 - 9:5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haddeus Young</text:p>
            <text:p><text:s text:c="17"/></text:p>
            <text:p><text:s text:c="17"/></text:p>
            <text:p><text:s text:c="22"/>- F - <text:s/>Pacers</text:p>
            <text:p><text:s text:c="16"/></text:p>
            <text:p><text:s text:c="17"/></text:p>
            <text:p><text:s text:c="12"/></text:p>
            <text:p><text:s text:c="8"/></text:p>
            <text:p><text:s text:c="8"/></text:p>
            <text:p><text:s text:c="8"/></text:p>
            <text:p><text:s text:c="12"/>Thaddeus Young scored 12 points with seven rebounds, one assist, three steals and two blocks in 33 minutes against the Cavs during a 92-90 win on Friday for Game 3.</text:p>
            <text:p><text:s text:c="8"/></text:p>
            <text:p><text:s text:c="8"/></text:p>
            <text:p><text:s text:c="13"/>Bojan Bogdanovic will get all the credit as he should, but Thad turned in one of his best games in a while today. He was torched by LeBron James in Game 2 with 'Bron putting up a 100 eFG% on his nine attempts against him, but today Young made numerous defensive plays in the second half. He also kept Kevin Love whisper quiet in the second half while making some easy shots around the rim. The former Nets saved the day today, but don't expect it to happen too often.</text:p>
            <text:p><text:s text:c="8"/></text:p>
            <text:p><text:s text:c="8"/></text:p>
            <text:p><text:s text:c="13"/></text:p>
            <text:p><text:s text:c="14"/></text:p>
            <text:p><text:s text:c="13"/>Apr 20 - 9:5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Victor Oladipo</text:p>
            <text:p><text:s text:c="17"/></text:p>
            <text:p><text:s text:c="17"/></text:p>
            <text:p><text:s text:c="22"/>- G - <text:s/>Pacers</text:p>
            <text:p><text:s text:c="16"/></text:p>
            <text:p><text:s text:c="17"/></text:p>
            <text:p><text:s text:c="12"/></text:p>
            <text:p><text:s text:c="8"/></text:p>
            <text:p><text:s text:c="8"/></text:p>
            <text:p><text:s text:c="8"/></text:p>
            <text:p><text:s text:c="12"/>Victor Oladipo made 5-of-15 from the field for 18 points with six rebounds, seven assists, three steals and one 3-pointer in a win over the Cavs on Friday.</text:p>
            <text:p><text:s text:c="8"/></text:p>
            <text:p><text:s text:c="8"/></text:p>
            <text:p><text:s text:c="13"/>He did not have his shot today and he was 1-of-8 from deep, but the Pacers were able to pull out the comeback victory. The Cavs were trapping Oladipo more in this game, but he was able to get the ball to his teammates. <text:s/>Oladipo is likely going to see a similar strategy against him in Game 3 and the Cavs will just hope Bojan Bogdanovic cools off on Sunday.</text:p>
            <text:p><text:s text:c="8"/></text:p>
            <text:p><text:s text:c="8"/></text:p>
            <text:p><text:s text:c="13"/></text:p>
            <text:p><text:s text:c="14"/></text:p>
            <text:p><text:s text:c="13"/>Apr 20 - 9:4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eBron James</text:p>
            <text:p><text:s text:c="17"/></text:p>
            <text:p><text:s text:c="17"/></text:p>
            <text:p><text:s text:c="22"/>- F - <text:s/>Cavaliers</text:p>
            <text:p><text:s text:c="16"/></text:p>
            <text:p><text:s text:c="17"/></text:p>
            <text:p><text:s text:c="12"/></text:p>
            <text:p><text:s text:c="8"/></text:p>
            <text:p><text:s text:c="8"/></text:p>
            <text:p><text:s text:c="8"/></text:p>
            <text:p><text:s text:c="12"/>LeBron James scored 28 points during a 92-90 loss to the Pacers in Game 3 on Friday, adding 12 rebounds, eight assists, one steal, one block, six turnovers and four 3-pointers in 42 minutes.</text:p>
            <text:p><text:s text:c="8"/></text:p>
            <text:p><text:s text:c="8"/></text:p>
            <text:p><text:s text:c="13"/>This one hurts as the Cavs were up 57-40 at half and this loss is the first time all season they've blown a fourth-quarter lead -- they were 40-0 before today. The Cavs offense was a disaster in the second half and their defense fell off after a strong showing in the first half. Basically, every set was just giving LeBron the ball and hoping for a slightly-contested three. James scored 12 straight Cavs points in the fourth to keep his team in it, and the help that he had in the first half went away. LeBron has been sweeping first-round series for the previous five years and he's never lost a first-round series (12-0), but now he finds himself in a 1-2 hole.</text:p>
            <text:p><text:s text:c="8"/></text:p>
            <text:p><text:s text:c="8"/></text:p>
            <text:p><text:s text:c="13"/></text:p>
            <text:p><text:s text:c="14"/></text:p>
            <text:p><text:s text:c="13"/>Apr 20 - 9:4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vin Love</text:p>
            <text:p><text:s text:c="17"/></text:p>
            <text:p><text:s text:c="17"/></text:p>
            <text:p><text:s text:c="22"/>- F/C - <text:s/>Cavaliers</text:p>
            <text:p><text:s text:c="16"/></text:p>
            <text:p><text:s text:c="17"/></text:p>
            <text:p><text:s text:c="12"/></text:p>
            <text:p><text:s text:c="8"/></text:p>
            <text:p><text:s text:c="8"/></text:p>
            <text:p><text:s text:c="8"/></text:p>
            <text:p><text:s text:c="12"/>Kevin Love scored 19 points with six rebounds, one assist, one steal and three 3-pointers in 38 minutes against the Pacers on Friday.</text:p>
            <text:p><text:s text:c="8"/></text:p>
            <text:p><text:s text:c="8"/></text:p>
            <text:p><text:s text:c="13"/>He had a strong first half with 16 points, but he totally disappeared in the second half until he hit a clutch 3-pointer with 7.6 seconds left to cut it to one. Besides the lack of offense, he was pushed around under the boards while his defense was sub-par as usual. Love's left hand didn't seem to bother him and he didn't have it wrapped during this game. He has to play better for the Cavs to advance out of the first round.</text:p>
            <text:p><text:s text:c="8"/></text:p>
            <text:p><text:s text:c="8"/></text:p>
            <text:p><text:s text:c="13"/></text:p>
            <text:p><text:s text:c="14"/></text:p>
            <text:p><text:s text:c="13"/>Apr 20 - 9:4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lcolm Brogdon</text:p>
            <text:p><text:s text:c="17"/></text:p>
            <text:p><text:s text:c="17"/></text:p>
            <text:p><text:s text:c="22"/>- G - <text:s/>Bucks</text:p>
            <text:p><text:s text:c="16"/></text:p>
            <text:p><text:s text:c="17"/></text:p>
            <text:p><text:s text:c="12"/></text:p>
            <text:p><text:s text:c="8"/></text:p>
            <text:p><text:s text:c="8"/></text:p>
            <text:p><text:s text:c="8"/></text:p>
            <text:p><text:s text:c="12"/>Malcolm Brogdon is starting over Tony Snell against the Celtics on Friday.</text:p>
            <text:p><text:s text:c="8"/></text:p>
            <text:p><text:s text:c="8"/></text:p>
            <text:p><text:s text:c="13"/>The Bucks are really mixing it up today with Tyler Zeller starting for an injured John Henson. The Bucks are going to have to play some smaller lineups, so putting Brogdon out there first makes sense to give Snell a chance to play backup minutes at the forward spots. Brogdon could be a DFS option today.</text:p>
            <text:p><text:s text:c="8"/></text:p>
            <text:p><text:s text:c="8"/></text:p>
            <text:p><text:s text:c="13"/></text:p>
            <text:p><text:s text:c="14"/></text:p>
            <text:p><text:s text:c="13"/>Source: Ted Davis on Twitter <text:s text:c="29"/>Apr 20 - 8:4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yler Zeller</text:p>
            <text:p><text:s text:c="17"/></text:p>
            <text:p><text:s text:c="17"/></text:p>
            <text:p><text:s text:c="22"/>- C - <text:s/>Bucks</text:p>
            <text:p><text:s text:c="16"/></text:p>
            <text:p><text:s text:c="17"/></text:p>
            <text:p><text:s text:c="12"/></text:p>
            <text:p><text:s text:c="8"/></text:p>
            <text:p><text:s text:c="8"/></text:p>
            <text:p><text:s text:c="8"/></text:p>
            <text:p><text:s text:c="12"/>Tyler Zeller is getting the start for John Henson against the Celtics for Game 3 on Friday.</text:p>
            <text:p><text:s text:c="8"/></text:p>
            <text:p><text:s text:c="8"/></text:p>
            <text:p><text:s text:c="13"/>Coach Joe Prunty doesn't get cute here to start this game off, but the Bucks will certainly be using more Giannis Antetokounmpo at the five. Jabari Parker should benefit most from no Henson while Malcolm Brogdon could see more run as well. Zeller is just a lukewarm punt play in DFS.</text:p>
            <text:p><text:s text:c="8"/></text:p>
            <text:p><text:s text:c="8"/></text:p>
            <text:p><text:s text:c="13"/></text:p>
            <text:p><text:s text:c="14"/></text:p>
            <text:p><text:s text:c="13"/>Source: Matt Velazquez on Twitter <text:s text:c="24"/>Apr 20 - 8:3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vid Blatt</text:p>
            <text:p><text:s text:c="17"/></text:p>
            <text:p><text:s text:c="17"/></text:p>
            <text:p><text:s text:c="22"/>- C - <text:s/>Cavaliers</text:p>
            <text:p><text:s text:c="16"/></text:p>
            <text:p><text:s text:c="17"/></text:p>
            <text:p><text:s text:c="12"/></text:p>
            <text:p><text:s text:c="8"/></text:p>
            <text:p><text:s text:c="8"/></text:p>
            <text:p><text:s text:c="8"/></text:p>
            <text:p><text:s text:c="12"/>The Knicks are meeting with David Blatt in Europe next week on head coaching job, according to Adrian Wojnarowski and Ian Begley of ESPN.com.</text:p>
            <text:p><text:s text:c="8"/></text:p>
            <text:p><text:s text:c="8"/></text:p>
            <text:p><text:s text:c="13"/>The Knicks sound like it could be a while before they come to terms with a coach. Mike Budenholzer should get an interview and the Knicks will also talk to Spurs assistant James Borrego at some point.</text:p>
            <text:p><text:s text:c="8"/></text:p>
            <text:p><text:s text:c="8"/></text:p>
            <text:p><text:s text:c="13"/></text:p>
            <text:p><text:s text:c="14"/></text:p>
            <text:p><text:s text:c="13"/>Source: Adrian Wojnarowski on Twitter <text:s text:c="20"/>Apr 20 - 7:5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hn Henson</text:p>
            <text:p><text:s text:c="17"/></text:p>
            <text:p><text:s text:c="17"/></text:p>
            <text:p><text:s text:c="22"/>- F/C - <text:s/>Bucks</text:p>
            <text:p><text:s text:c="16"/></text:p>
            <text:p><text:s text:c="17"/></text:p>
            <text:p><text:s text:c="12"/></text:p>
            <text:p><text:s text:c="8"/></text:p>
            <text:p><text:s text:c="8"/></text:p>
            <text:p><text:s text:c="8"/></text:p>
            <text:p><text:s text:c="12"/>John Henson (back) will not play on Friday against the Celtics.</text:p>
            <text:p><text:s text:c="8"/></text:p>
            <text:p><text:s text:c="8"/></text:p>
            <text:p><text:s text:c="13"/>That's bad news for the Bucks because Henson has been solid and he's also been in six of the seven most-used lineups in this series. With him out, that should mean Tyler Zeller gets a bump in minutes, but the Bucks would almost certainly be looking to run out more lineups with Giannis Antetokounmpo at the five. That should open up minutes for Jabari Parker.</text:p>
            <text:p><text:s text:c="8"/></text:p>
            <text:p><text:s text:c="8"/></text:p>
            <text:p><text:s text:c="13"/></text:p>
            <text:p><text:s text:c="14"/></text:p>
            <text:p><text:s text:c="13"/>Source: Gary Washburn on Twitter <text:s text:c="25"/>Apr 20 - 7:4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Fred VanVleet</text:p>
            <text:p><text:s text:c="17"/></text:p>
            <text:p><text:s text:c="17"/></text:p>
            <text:p><text:s text:c="22"/>- G - <text:s/>Raptors</text:p>
            <text:p><text:s text:c="16"/></text:p>
            <text:p><text:s text:c="17"/></text:p>
            <text:p><text:s text:c="12"/></text:p>
            <text:p><text:s text:c="8"/></text:p>
            <text:p><text:s text:c="8"/></text:p>
            <text:p><text:s text:c="8"/></text:p>
            <text:p><text:s text:c="12"/>Fred VanVleet (shoulder) will not play on Friday against the Wizards for Game 3.</text:p>
            <text:p><text:s text:c="8"/></text:p>
            <text:p><text:s text:c="8"/></text:p>
            <text:p><text:s text:c="13"/>He hasn't been able to get over his shoulder injury and he played just three minutes in Game 2. Simply put, Delon Wright is now in a big spot after two outstanding games off the bench. Wright will likely play the vast majority of the fourth and he'll guard John Wall. Get Wright in your DFS lineups.</text:p>
            <text:p><text:s text:c="8"/></text:p>
            <text:p><text:s text:c="8"/></text:p>
            <text:p><text:s text:c="13"/></text:p>
            <text:p><text:s text:c="14"/></text:p>
            <text:p><text:s text:c="13"/>Source: Josh Lewenberg on Twitter <text:s text:c="24"/>Apr 20 - 6:4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ike Scott</text:p>
            <text:p><text:s text:c="17"/></text:p>
            <text:p><text:s text:c="17"/></text:p>
            <text:p><text:s text:c="22"/>- F - <text:s/>Wizards</text:p>
            <text:p><text:s text:c="16"/></text:p>
            <text:p><text:s text:c="17"/></text:p>
            <text:p><text:s text:c="12"/></text:p>
            <text:p><text:s text:c="8"/></text:p>
            <text:p><text:s text:c="8"/></text:p>
            <text:p><text:s text:c="8"/></text:p>
            <text:p><text:s text:c="12"/>Mike Scott is coming off the bench again for Game 3 on Friday.</text:p>
            <text:p><text:s text:c="8"/></text:p>
            <text:p><text:s text:c="8"/></text:p>
            <text:p><text:s text:c="13"/>Coach Scott Brooks explained the move to keep Scott in the second unit. "We need to counter their bench attack and Mike has been a big part of that," Brooks said. He's hit 27 minutes in each of the last two games with a 20-point game coming in Game 2. Expect him to get minutes in the 20s again and he could close, especially if the Wizards are trailing.</text:p>
            <text:p><text:s text:c="8"/></text:p>
            <text:p><text:s text:c="8"/></text:p>
            <text:p><text:s text:c="13"/></text:p>
            <text:p><text:s text:c="14"/></text:p>
            <text:p><text:s text:c="13"/>Source: Candace Buckner on Twitter <text:s text:c="23"/>Apr 20 - 6:2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cin Gortat</text:p>
            <text:p><text:s text:c="17"/></text:p>
            <text:p><text:s text:c="17"/></text:p>
            <text:p><text:s text:c="22"/>- C - <text:s/>Wizards</text:p>
            <text:p><text:s text:c="16"/></text:p>
            <text:p><text:s text:c="17"/></text:p>
            <text:p><text:s text:c="12"/></text:p>
            <text:p><text:s text:c="8"/></text:p>
            <text:p><text:s text:c="8"/></text:p>
            <text:p><text:s text:c="8"/></text:p>
            <text:p><text:s text:c="12"/>Marcin Gortat will start against the Raptors for Game 3 on Friday.</text:p>
            <text:p><text:s text:c="8"/></text:p>
            <text:p><text:s text:c="8"/></text:p>
            <text:p><text:s text:c="13"/>There was a lot of talk of Mike Scott getting the start because of how well he's shot the ball, but coach Scott Brooks said he's still confident with his first unit. Plus, Gortat is among the league leaders for screen assists this season while he is tied with Clint Capela for the lead in screen assists per game this postseason, so taking him out would put more pressure on John Wall. Still, Gortat will be on a short leash today, so he's a risky DFS play.</text:p>
            <text:p><text:s text:c="8"/></text:p>
            <text:p><text:s text:c="8"/></text:p>
            <text:p><text:s text:c="13"/></text:p>
            <text:p><text:s text:c="14"/></text:p>
            <text:p><text:s text:c="13"/>Source: Chris Miller on Twitter <text:s text:c="26"/>Apr 20 - 6:2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ike Budenholzer</text:p>
            <text:p><text:s text:c="17"/></text:p>
            <text:p><text:s text:c="17"/></text:p>
            <text:p><text:s text:c="22"/>- C - <text:s/>Bucks</text:p>
            <text:p><text:s text:c="16"/></text:p>
            <text:p><text:s text:c="17"/></text:p>
            <text:p><text:s text:c="12"/></text:p>
            <text:p><text:s text:c="8"/></text:p>
            <text:p><text:s text:c="8"/></text:p>
            <text:p><text:s text:c="8"/></text:p>
            <text:p><text:s text:c="12"/>The Knicks plan to talk to Hawks coach Budenholzer about their coaching vacancy, according to Michael Cunningham of the Atlanta Journal-Constitution.</text:p>
            <text:p><text:s text:c="8"/></text:p>
            <text:p><text:s text:c="8"/></text:p>
            <text:p><text:s text:c="13"/>The Suns missed their chance on Coach Bud, and it's possible that Budenholzer talks to the Bucks at some point this month. He could also stay with the Hawks for the rest of his contract.</text:p>
            <text:p><text:s text:c="8"/></text:p>
            <text:p><text:s text:c="8"/></text:p>
            <text:p><text:s text:c="13"/></text:p>
            <text:p><text:s text:c="14"/></text:p>
            <text:p><text:s text:c="13"/>Source: Michael Cunningham on Twitter <text:s text:c="20"/>Apr 20 - 4:4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Donovan Mitchell</text:p>
            <text:p><text:s text:c="17"/></text:p>
            <text:p><text:s text:c="17"/></text:p>
            <text:p><text:s text:c="22"/>- G - <text:s/>Jazz</text:p>
            <text:p><text:s text:c="16"/></text:p>
            <text:p><text:s text:c="17"/></text:p>
            <text:p><text:s text:c="12"/></text:p>
            <text:p><text:s text:c="8"/></text:p>
            <text:p><text:s text:c="8"/></text:p>
            <text:p><text:s text:c="8"/></text:p>
            <text:p><text:s text:c="12"/>Donovan Mitchell (foot) is probable for Saturday against the Thunder for Game 3.</text:p>
            <text:p><text:s text:c="8"/></text:p>
            <text:p><text:s text:c="8"/></text:p>
            <text:p><text:s text:c="13"/>He's playing. Mitchell played the part of superstar in a Game 2 win, scoring a game-high 28 points in 43 minutes. He was a game-time call for that one, but there was no doubt he'd play through the questionable tag.</text:p>
            <text:p><text:s text:c="8"/></text:p>
            <text:p><text:s text:c="8"/></text:p>
            <text:p><text:s text:c="13"/></text:p>
            <text:p><text:s text:c="14"/></text:p>
            <text:p><text:s text:c="13"/>Source: Jazz on Twitter <text:s text:c="34"/>Apr 20 - 4:2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tephen Curry</text:p>
            <text:p><text:s text:c="17"/></text:p>
            <text:p><text:s text:c="17"/></text:p>
            <text:p><text:s text:c="22"/>- G - <text:s/>Warriors</text:p>
            <text:p><text:s text:c="16"/></text:p>
            <text:p><text:s text:c="17"/></text:p>
            <text:p><text:s text:c="12"/></text:p>
            <text:p><text:s text:c="8"/></text:p>
            <text:p><text:s text:c="8"/></text:p>
            <text:p><text:s text:c="8"/></text:p>
            <text:p><text:s text:c="12"/>Stephen Curry (knee) was examined on Friday and will be re-evaluated again in one week.</text:p>
            <text:p><text:s text:c="8"/></text:p>
            <text:p><text:s text:c="8"/></text:p>
            <text:p><text:s text:c="13"/>He will take part in what the team is calling "modified team practices" on Saturday and he'll increase the intensity of his on-court rehab. Curry is already starting to do some lateral movements and is getting some shots up with the training staff. It doesn't sound like he'll be ready for Game 1 against the Pelicans, but he should be back at some point in that series.</text:p>
            <text:p><text:s text:c="8"/></text:p>
            <text:p><text:s text:c="8"/></text:p>
            <text:p><text:s text:c="13"/></text:p>
            <text:p><text:s text:c="14"/></text:p>
            <text:p><text:s text:c="13"/>Source: Warriors on Twitter <text:s text:c="30"/>Apr 20 - 3:2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oe Harkless</text:p>
            <text:p><text:s text:c="17"/></text:p>
            <text:p><text:s text:c="17"/></text:p>
            <text:p><text:s text:c="22"/>- G/F - <text:s/>Trail Blazers</text:p>
            <text:p><text:s text:c="16"/></text:p>
            <text:p><text:s text:c="17"/></text:p>
            <text:p><text:s text:c="12"/></text:p>
            <text:p><text:s text:c="8"/></text:p>
            <text:p><text:s text:c="8"/></text:p>
            <text:p><text:s text:c="8"/></text:p>
            <text:p><text:s text:c="12"/>Moe Harkless (knee) is questionable for Game 4 against the Pelicans on Saturday.</text:p>
            <text:p><text:s text:c="8"/></text:p>
            <text:p><text:s text:c="8"/></text:p>
            <text:p><text:s text:c="13"/>He did not play well in Thursday's loss and he took a step back. Perhaps he's dealing with soreness from his surgery last month. If Harkless can't go and Evan Turner is limited, Pat Connaughton and Shabazz Napier will play more.</text:p>
            <text:p><text:s text:c="8"/></text:p>
            <text:p><text:s text:c="8"/></text:p>
            <text:p><text:s text:c="13"/></text:p>
            <text:p><text:s text:c="14"/></text:p>
            <text:p><text:s text:c="13"/>Source: Casey Holdahl on Twitter <text:s text:c="25"/>Apr 20 - 3:1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van Turner</text:p>
            <text:p><text:s text:c="17"/></text:p>
            <text:p><text:s text:c="17"/></text:p>
            <text:p><text:s text:c="22"/>- G/F - <text:s/>Trail Blazers</text:p>
            <text:p><text:s text:c="16"/></text:p>
            <text:p><text:s text:c="17"/></text:p>
            <text:p><text:s text:c="12"/></text:p>
            <text:p><text:s text:c="8"/></text:p>
            <text:p><text:s text:c="8"/></text:p>
            <text:p><text:s text:c="8"/></text:p>
            <text:p><text:s text:c="12"/>Moe Harkless (left knee) and Evan Turner (right toe) are both questionable for Game 4 against the Pelicans on Saturday.</text:p>
            <text:p><text:s text:c="8"/></text:p>
            <text:p><text:s text:c="8"/></text:p>
            <text:p><text:s text:c="13"/>Turner looked to have gone through portions of practice on Friday, so he may have a shot to play after sitting out for Game 3. The Blazers are going to need help on offense from players not named Damian Lillard because Dame continues to get trapped. Turner could be a DFS play, but not being 100 percent makes him risky.</text:p>
            <text:p><text:s text:c="8"/></text:p>
            <text:p><text:s text:c="8"/></text:p>
            <text:p><text:s text:c="13"/></text:p>
            <text:p><text:s text:c="14"/></text:p>
            <text:p><text:s text:c="13"/>Source: Casey Holdahl on Twitter <text:s text:c="25"/>Apr 20 - 3:1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tephen Curry</text:p>
            <text:p><text:s text:c="17"/></text:p>
            <text:p><text:s text:c="17"/></text:p>
            <text:p><text:s text:c="22"/>- G - <text:s/>Warriors</text:p>
            <text:p><text:s text:c="16"/></text:p>
            <text:p><text:s text:c="17"/></text:p>
            <text:p><text:s text:c="12"/></text:p>
            <text:p><text:s text:c="8"/></text:p>
            <text:p><text:s text:c="8"/></text:p>
            <text:p><text:s text:c="8"/></text:p>
            <text:p><text:s text:c="12"/>Stephen Curry (left knee) is "still not close to playing," according to Marcus Thompson II of The Athletic.</text:p>
            <text:p><text:s text:c="8"/></text:p>
            <text:p><text:s text:c="8"/></text:p>
            <text:p><text:s text:c="13"/>There was video footage released on Thursday of Curry doing full-court work; however, Thompson's sources tell him that Curry "isn't in the final stages of his rehabilitation." Steph will be re-evaluated on Friday, so we should have an update on his status soon. It now seems possible that Curry may miss the start of the second round, especially if both the Warriors and the Pelicans sweep the Spurs and Blazers, respectively.</text:p>
            <text:p><text:s text:c="8"/></text:p>
            <text:p><text:s text:c="8"/></text:p>
            <text:p><text:s text:c="13"/></text:p>
            <text:p><text:s text:c="14"/></text:p>
            <text:p><text:s text:c="13"/>Source: The Athletic <text:s text:c="37"/>Apr 20 - 1:1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radley Beal</text:p>
            <text:p><text:s text:c="17"/></text:p>
            <text:p><text:s text:c="17"/></text:p>
            <text:p><text:s text:c="22"/>- G - <text:s/>Wizards</text:p>
            <text:p><text:s text:c="16"/></text:p>
            <text:p><text:s text:c="17"/></text:p>
            <text:p><text:s text:c="12"/></text:p>
            <text:p><text:s text:c="8"/></text:p>
            <text:p><text:s text:c="8"/></text:p>
            <text:p><text:s text:c="8"/></text:p>
            <text:p><text:s text:c="12"/>Bradley Beal said that coach Scott Brooks apologized to him after Game 2 for not drawing up more plays for him.</text:p>
            <text:p><text:s text:c="8"/></text:p>
            <text:p><text:s text:c="8"/></text:p>
            <text:p><text:s text:c="13"/>Beal shot just 3-for-11 for nine points in the Game 2 defeat to the Raptors. "I guess he figured I wasn’t shooting the ball enough and I guess he thought that was his fault," Beal told reporters on Friday. "I don’t know. He’s probably the biggest confidence giver." Beal also said that Brooks challenged him to be more aggressive in Game 3. Look for Beal to bounce back with a high-volume performance on Friday night.</text:p>
            <text:p><text:s text:c="8"/></text:p>
            <text:p><text:s text:c="8"/></text:p>
            <text:p><text:s text:c="13"/></text:p>
            <text:p><text:s text:c="14"/></text:p>
            <text:p><text:s text:c="13"/>Source: Josh Lewenberg on Twitter <text:s text:c="24"/>Apr 20 - 12:3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yan Anderson</text:p>
            <text:p><text:s text:c="17"/></text:p>
            <text:p><text:s text:c="17"/></text:p>
            <text:p><text:s text:c="22"/>- F - <text:s/>Rockets</text:p>
            <text:p><text:s text:c="16"/></text:p>
            <text:p><text:s text:c="17"/></text:p>
            <text:p><text:s text:c="12"/></text:p>
            <text:p><text:s text:c="8"/></text:p>
            <text:p><text:s text:c="8"/></text:p>
            <text:p><text:s text:c="8"/></text:p>
            <text:p><text:s text:c="12"/>Coach Mike D'Antoni said that Ryan Anderson (ankle) was probable for Game 3 Saturday night vs. the Wolves.</text:p>
            <text:p><text:s text:c="8"/></text:p>
            <text:p><text:s text:c="8"/></text:p>
            <text:p><text:s text:c="13"/>Anderson initially injured his ankle back on April 3rd. It has cost him the final four games of the regular season and Games 1 and 2 in Houston's first-round matchup vs. Minnesota. Luc Mbah a Moute (shoulder) is also sidelined, but the Rockets have still comfortably taken care of the Wolves in the first two games of the series. Assuming Anderson is cleared to play on Saturday, <text:s/>P.J. Tucker and Gerald Green will see their minutes scaled back.</text:p>
            <text:p><text:s text:c="8"/></text:p>
            <text:p><text:s text:c="8"/></text:p>
            <text:p><text:s text:c="13"/>Related: P.J. Tucker</text:p>
            <text:p><text:s text:c="14"/></text:p>
            <text:p><text:s text:c="13"/>Source: Mark Berman on Twitter <text:s text:c="27"/>Apr 20 - 12:3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Hassan Whiteside</text:p>
            <text:p><text:s text:c="17"/></text:p>
            <text:p><text:s text:c="17"/></text:p>
            <text:p><text:s text:c="22"/>- C - <text:s/>Heat</text:p>
            <text:p><text:s text:c="16"/></text:p>
            <text:p><text:s text:c="17"/></text:p>
            <text:p><text:s text:c="12"/></text:p>
            <text:p><text:s text:c="8"/></text:p>
            <text:p><text:s text:c="8"/></text:p>
            <text:p><text:s text:c="8"/></text:p>
            <text:p><text:s text:c="12"/>Hassan Whiteside said he has not been as involved in the Heat offense during the playoffs as he had been during the regular season.</text:p>
            <text:p><text:s text:c="8"/></text:p>
            <text:p><text:s text:c="8"/></text:p>
            <text:p><text:s text:c="13"/>Whiteside is averaging just 3.7 points and 4.0 rebounds in 13.6 minutes over the first three games of the series. "I feel like our offense is a lot different. I'm not as involved in as many dribble handoffs as I was and post-ups as I was in the regular season," said Whiteside. "That's what coach [Erik Spoelstra] wants. Coach wants me to just be in the corner and set picks. That's what he wants. I've just got to trust it." We'll see if Miami makes any adjustments to get him more touches in Game 4.</text:p>
            <text:p><text:s text:c="8"/></text:p>
            <text:p><text:s text:c="8"/></text:p>
            <text:p><text:s text:c="13"/></text:p>
            <text:p><text:s text:c="14"/></text:p>
            <text:p><text:s text:c="13"/>Source: ESPN.com <text:s text:c="41"/>Apr 20 - 12:3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ffrey Lauvergne</text:p>
            <text:p><text:s text:c="17"/></text:p>
            <text:p><text:s text:c="17"/></text:p>
            <text:p><text:s text:c="22"/>- F/C - <text:s/>Spurs</text:p>
            <text:p><text:s text:c="16"/></text:p>
            <text:p><text:s text:c="17"/></text:p>
            <text:p><text:s text:c="12"/></text:p>
            <text:p><text:s text:c="8"/></text:p>
            <text:p><text:s text:c="8"/></text:p>
            <text:p><text:s text:c="8"/></text:p>
            <text:p><text:s text:c="12"/>Joffrey Lauvergne (personal business) is expected to return to the team on Saturday.</text:p>
            <text:p><text:s text:c="8"/></text:p>
            <text:p><text:s text:c="8"/></text:p>
            <text:p><text:s text:c="13"/>Lauvergne logged six minutes in Game 1 but did not play in Game 2 or 3, as he has been away from the team due to a death in his family. He should be ready to play on Sunday as the Spurs try to avoid a sweep, but he does not see significant minutes even when available.</text:p>
            <text:p><text:s text:c="8"/></text:p>
            <text:p><text:s text:c="8"/></text:p>
            <text:p><text:s text:c="13"/></text:p>
            <text:p><text:s text:c="14"/></text:p>
            <text:p><text:s text:c="13"/>Source: Tom Orsborn on Twitter <text:s text:c="27"/>Apr 20 - 11:36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hn Henson</text:p>
            <text:p><text:s text:c="17"/></text:p>
            <text:p><text:s text:c="17"/></text:p>
            <text:p><text:s text:c="22"/>- F/C - <text:s/>Bucks</text:p>
            <text:p><text:s text:c="16"/></text:p>
            <text:p><text:s text:c="17"/></text:p>
            <text:p><text:s text:c="12"/></text:p>
            <text:p><text:s text:c="8"/></text:p>
            <text:p><text:s text:c="8"/></text:p>
            <text:p><text:s text:c="8"/></text:p>
            <text:p><text:s text:c="12"/>John Henson (back soreness) is doubtful for Friday's Game 3 vs. Boston.</text:p>
            <text:p><text:s text:c="8"/></text:p>
            <text:p><text:s text:c="8"/></text:p>
            <text:p><text:s text:c="13"/>This is the first we've heard a back issue for Henson. He logged over 37 minutes in each of the first two games of this series, averaging 9.5 points, 6.0 rebounds and 3.5 blocks. The Bucks will lose their best rim protector if Henson is unable to suit up on Friday night. Thon Maker and Tyler Zeller would see a significant uptick in minutes in his absence. Milwaukee might also choose to go small, and give Jabari Parker additional playing time.</text:p>
            <text:p><text:s text:c="8"/></text:p>
            <text:p><text:s text:c="8"/></text:p>
            <text:p><text:s text:c="13"/>Related: Tyler Zeller, Thon Maker</text:p>
            <text:p><text:s text:c="14"/></text:p>
            <text:p><text:s text:c="13"/>Source: Bucks PR on Twitter <text:s text:c="30"/>Apr 20 - 10:49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bari Parker</text:p>
            <text:p><text:s text:c="17"/></text:p>
            <text:p><text:s text:c="17"/></text:p>
            <text:p><text:s text:c="22"/>- F - <text:s/>Bucks</text:p>
            <text:p><text:s text:c="16"/></text:p>
            <text:p><text:s text:c="17"/></text:p>
            <text:p><text:s text:c="12"/></text:p>
            <text:p><text:s text:c="8"/></text:p>
            <text:p><text:s text:c="8"/></text:p>
            <text:p><text:s text:c="8"/></text:p>
            <text:p><text:s text:c="12"/>Speaking with reporters on Thursday, Jabari Parker expressed his frustration over his limited minutes in the postseason.</text:p>
            <text:p><text:s text:c="8"/></text:p>
            <text:p><text:s text:c="8"/></text:p>
            <text:p><text:s text:c="13"/>After closing out the regular season strongly, Parker has logged a total of just 25 minutes and scored only two points over the first two games of Milwaukee's first-round series. "I am human. I have a right to be frustrated," said Parker on Thursday. "I've waited two years for this." He also added that the only way to see the floor was to be on the coach's good side, and he wasn't there. We'll see if he see more minutes in Game 3.</text:p>
            <text:p><text:s text:c="8"/></text:p>
            <text:p><text:s text:c="8"/></text:p>
            <text:p><text:s text:c="13"/></text:p>
            <text:p><text:s text:c="14"/></text:p>
            <text:p><text:s text:c="13"/>Source: Sports Illustrated <text:s text:c="31"/>Apr 20 - 9:23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Fred VanVleet</text:p>
            <text:p><text:s text:c="17"/></text:p>
            <text:p><text:s text:c="17"/></text:p>
            <text:p><text:s text:c="22"/>- G - <text:s/>Raptors</text:p>
            <text:p><text:s text:c="16"/></text:p>
            <text:p><text:s text:c="17"/></text:p>
            <text:p><text:s text:c="12"/></text:p>
            <text:p><text:s text:c="8"/></text:p>
            <text:p><text:s text:c="8"/></text:p>
            <text:p><text:s text:c="8"/></text:p>
            <text:p><text:s text:c="12"/>Fred VanVleet (shoulder) is listed as questionable for Game 3 Friday vs. the Wizards.</text:p>
            <text:p><text:s text:c="8"/></text:p>
            <text:p><text:s text:c="8"/></text:p>
            <text:p><text:s text:c="13"/>VanVleet returned to the Raps lineup for Game 2 on Tuesday, but logged just three minutes. Coach Dwane Casey said he "just wasn't' ready." However, FVV told reporters on Thursday that he plans to play in Game 3. "You're gonna have to cut my arm off to get me to not feel like I can play," VanVleet said. C.J. Miles and Delon Wright have played very well off the bench, so Toronto hasn't missed VanVleet yet. We should have an update on his status after Friday's shootaround.</text:p>
            <text:p><text:s text:c="8"/></text:p>
            <text:p><text:s text:c="8"/></text:p>
            <text:p><text:s text:c="13"/></text:p>
            <text:p><text:s text:c="14"/></text:p>
            <text:p><text:s text:c="13"/>Source: NBA.com <text:s text:c="42"/>Apr 20 - 9:09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vin Durant</text:p>
            <text:p><text:s text:c="17"/></text:p>
            <text:p><text:s text:c="17"/></text:p>
            <text:p><text:s text:c="22"/>- F - <text:s/>Warriors</text:p>
            <text:p><text:s text:c="16"/></text:p>
            <text:p><text:s text:c="17"/></text:p>
            <text:p><text:s text:c="12"/></text:p>
            <text:p><text:s text:c="8"/></text:p>
            <text:p><text:s text:c="8"/></text:p>
            <text:p><text:s text:c="8"/></text:p>
            <text:p><text:s text:c="12"/>Kevin Durant (ankle) said he's "good" from his ankle issue on Thursday night, and he will play on Sunday.</text:p>
            <text:p><text:s text:c="8"/></text:p>
            <text:p><text:s text:c="8"/></text:p>
            <text:p><text:s text:c="13"/>"It’s nothing," KD said. "It was a quick roll. It didn’t completely turn. I’m fine." He did go to the locker room just before the game ended, but the Warriors had the game in the bag. He may get treatment, but this ankle injury didn't look bad as he just lost his footing. Expect him to be a full go for a closeout game.</text:p>
            <text:p><text:s text:c="8"/></text:p>
            <text:p><text:s text:c="8"/></text:p>
            <text:p><text:s text:c="13"/></text:p>
            <text:p><text:s text:c="14"/></text:p>
            <text:p><text:s text:c="13"/>Source: Chris Haynes on Twitter <text:s text:c="26"/>Apr 20 - 12:44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haun Livingston</text:p>
            <text:p><text:s text:c="17"/></text:p>
            <text:p><text:s text:c="17"/></text:p>
            <text:p><text:s text:c="22"/>- G - <text:s/>Warriors</text:p>
            <text:p><text:s text:c="16"/></text:p>
            <text:p><text:s text:c="17"/></text:p>
            <text:p><text:s text:c="12"/></text:p>
            <text:p><text:s text:c="8"/></text:p>
            <text:p><text:s text:c="8"/></text:p>
            <text:p><text:s text:c="8"/></text:p>
            <text:p><text:s text:c="12"/>Coach Steve Kerr said Shaun Livingston (ankle) should be OK.</text:p>
            <text:p><text:s text:c="8"/></text:p>
            <text:p><text:s text:c="8"/></text:p>
            <text:p><text:s text:c="13"/>He added that Livingston's ankle is worse than Kevin Durant, who also tweaked his ankle. Livingston suffered the injury in the fourth quarter and it didn't look too bad.</text:p>
            <text:p><text:s text:c="8"/></text:p>
            <text:p><text:s text:c="8"/></text:p>
            <text:p><text:s text:c="13"/></text:p>
            <text:p><text:s text:c="14"/></text:p>
            <text:p><text:s text:c="13"/>Source: Connor Letourneau on Twitter <text:s text:c="21"/>Apr 20 - 12:42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vin Durant</text:p>
            <text:p><text:s text:c="17"/></text:p>
            <text:p><text:s text:c="17"/></text:p>
            <text:p><text:s text:c="22"/>- F - <text:s/>Warriors</text:p>
            <text:p><text:s text:c="16"/></text:p>
            <text:p><text:s text:c="17"/></text:p>
            <text:p><text:s text:c="12"/></text:p>
            <text:p><text:s text:c="8"/></text:p>
            <text:p><text:s text:c="8"/></text:p>
            <text:p><text:s text:c="8"/></text:p>
            <text:p><text:s text:c="12"/>Kevin Durant scored 26 points during a 110-97 win over the Spurs on Thursday, adding nine rebounds, six assists and one 3-pointer in 34 minutes.</text:p>
            <text:p><text:s text:c="8"/></text:p>
            <text:p><text:s text:c="8"/></text:p>
            <text:p><text:s text:c="13"/>He did tweak his left ankle as he was going for loose ball and he did not return. Although, he didn't have a bad limp and the Warriors had the game in hand. Ankle injuries have been a major problem for the Warriors this year, but for now this one doesn't sound serious. As for the Warriors team, they've now won 18 straight Western Conference games and will go for the sweep on Sunday.</text:p>
            <text:p><text:s text:c="8"/></text:p>
            <text:p><text:s text:c="8"/></text:p>
            <text:p><text:s text:c="13"/></text:p>
            <text:p><text:s text:c="14"/></text:p>
            <text:p><text:s text:c="13"/>Apr 20 - 12:03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Kevon Looney</text:p>
            <text:p><text:s text:c="17"/></text:p>
            <text:p><text:s text:c="17"/></text:p>
            <text:p><text:s text:c="22"/>- F - <text:s/>Warriors</text:p>
            <text:p><text:s text:c="16"/></text:p>
            <text:p><text:s text:c="17"/></text:p>
            <text:p><text:s text:c="12"/></text:p>
            <text:p><text:s text:c="8"/></text:p>
            <text:p><text:s text:c="8"/></text:p>
            <text:p><text:s text:c="8"/></text:p>
            <text:p><text:s text:c="12"/>Kevon Looney scored four points with two rebounds, one block and two steals in 18 minutes against the Spurs on Thursday.</text:p>
            <text:p><text:s text:c="8"/></text:p>
            <text:p><text:s text:c="8"/></text:p>
            <text:p><text:s text:c="13"/>His defense was terrific in this game and he continues to see around 20 minutes per night. Looney is probably coming off the bench for Game 4, but he could be an option to start against the Pelicans. He's played really well for the last two months.</text:p>
            <text:p><text:s text:c="8"/></text:p>
            <text:p><text:s text:c="8"/></text:p>
            <text:p><text:s text:c="13"/></text:p>
            <text:p><text:s text:c="14"/></text:p>
            <text:p><text:s text:c="13"/>Apr 20 - 12:03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Vale McGee</text:p>
            <text:p><text:s text:c="17"/></text:p>
            <text:p><text:s text:c="17"/></text:p>
            <text:p><text:s text:c="22"/>- C - <text:s/>Warriors</text:p>
            <text:p><text:s text:c="16"/></text:p>
            <text:p><text:s text:c="17"/></text:p>
            <text:p><text:s text:c="12"/></text:p>
            <text:p><text:s text:c="8"/></text:p>
            <text:p><text:s text:c="8"/></text:p>
            <text:p><text:s text:c="8"/></text:p>
            <text:p><text:s text:c="12"/>JaVale McGee (quad) scored six points with four rebounds and one assist in 15 minutes against the Spurs on Thursday.</text:p>
            <text:p><text:s text:c="8"/></text:p>
            <text:p><text:s text:c="8"/></text:p>
            <text:p><text:s text:c="13"/>Kevon Looney was superb again, but McGee was solid in his usual playing time after missing practice due to a quad issue. McGee is expected to start for the rest of this series, but that may change against Anthony Davis in the second round.</text:p>
            <text:p><text:s text:c="8"/></text:p>
            <text:p><text:s text:c="8"/></text:p>
            <text:p><text:s text:c="13"/></text:p>
            <text:p><text:s text:c="14"/></text:p>
            <text:p><text:s text:c="13"/>Apr 20 - 12:03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aMarcus Aldridge</text:p>
            <text:p><text:s text:c="17"/></text:p>
            <text:p><text:s text:c="17"/></text:p>
            <text:p><text:s text:c="22"/>- F/C - <text:s/>Spurs</text:p>
            <text:p><text:s text:c="16"/></text:p>
            <text:p><text:s text:c="17"/></text:p>
            <text:p><text:s text:c="12"/></text:p>
            <text:p><text:s text:c="8"/></text:p>
            <text:p><text:s text:c="8"/></text:p>
            <text:p><text:s text:c="8"/></text:p>
            <text:p><text:s text:c="12"/>LaMarcus Aldridge scored 18 points with 10 rebounds, four assists and two turnovers during a Game 3 loss to the Warriors on Thursday.</text:p>
            <text:p><text:s text:c="8"/></text:p>
            <text:p><text:s text:c="8"/></text:p>
            <text:p><text:s text:c="13"/>The Spurs just don't have the offense right now and the Warriors know that limiting Aldridge likely means they'll be getting a win. San Antonio will try to avoid a sweep on Sunday night at home, but things aren't looking good for a team that typically makes a postseason run.</text:p>
            <text:p><text:s text:c="8"/></text:p>
            <text:p><text:s text:c="8"/></text:p>
            <text:p><text:s text:c="13"/></text:p>
            <text:p><text:s text:c="14"/></text:p>
            <text:p><text:s text:c="13"/>Apr 20 - 12:02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thony Davis</text:p>
            <text:p><text:s text:c="17"/></text:p>
            <text:p><text:s text:c="17"/></text:p>
            <text:p><text:s text:c="22"/>- F/C - <text:s/>Pelicans</text:p>
            <text:p><text:s text:c="16"/></text:p>
            <text:p><text:s text:c="17"/></text:p>
            <text:p><text:s text:c="12"/></text:p>
            <text:p><text:s text:c="8"/></text:p>
            <text:p><text:s text:c="8"/></text:p>
            <text:p><text:s text:c="8"/></text:p>
            <text:p><text:s text:c="12"/>Anthony Davis scored 28 points with 11 boards, two assists, three steals, two blocks and no turnovers in 36 minutes during a 119-102 win over the Blazers to take a dominating 3-0 lead in the series on Thursday.</text:p>
            <text:p><text:s text:c="8"/></text:p>
            <text:p><text:s text:c="8"/></text:p>
            <text:p><text:s text:c="13"/>He did have to go to the locker room at the end of the first quarter because of a minor left thumb injury, but returned for his normal playing time -- he checked out with 7:05 in the fourth thanks to garbage time. Davis did also take a shot to his right side near the basket, but he stayed in the game to shoot the free throws. The Pelicans have some important pieces around AD and their perimeter defense has made The Brow even more valuable as a rim protector. We might get a long series against the Warriors in the second round, assuming the Pelicans win just one more game in their series with the Blazers. Game 4 is at New Orleans on Saturday.</text:p>
            <text:p><text:s text:c="8"/></text:p>
            <text:p><text:s text:c="8"/></text:p>
            <text:p><text:s text:c="13"/></text:p>
            <text:p><text:s text:c="14"/></text:p>
            <text:p><text:s text:c="13"/>Apr 19 - 11:3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Nikola Mirotic</text:p>
            <text:p><text:s text:c="17"/></text:p>
            <text:p><text:s text:c="17"/></text:p>
            <text:p><text:s text:c="22"/>- F - <text:s/>Pelicans</text:p>
            <text:p><text:s text:c="16"/></text:p>
            <text:p><text:s text:c="17"/></text:p>
            <text:p><text:s text:c="12"/></text:p>
            <text:p><text:s text:c="8"/></text:p>
            <text:p><text:s text:c="8"/></text:p>
            <text:p><text:s text:c="8"/></text:p>
            <text:p><text:s text:c="12"/>Nikola Mirotic had a playoff career-high 30 points with eight rebounds, two assists, one block, three steals and four 3-pointers in 30 minutes against the Blazers during a Game 3 win on Thursday.</text:p>
            <text:p><text:s text:c="8"/></text:p>
            <text:p><text:s text:c="8"/></text:p>
            <text:p><text:s text:c="13"/>All those Smoothie King Center struggles went away as Niko got off to a hot start to give the Pelicans a massive lead to start the game. He continues to be an outstanding fit with Anthony Davis and he continues to show he's more than just a perimeter player. Plus, his defense doesn't get enough attention. It'll be interesting to see how the Warriors guard him in the second round.</text:p>
            <text:p><text:s text:c="8"/></text:p>
            <text:p><text:s text:c="8"/></text:p>
            <text:p><text:s text:c="13"/></text:p>
            <text:p><text:s text:c="14"/></text:p>
            <text:p><text:s text:c="13"/>Apr 19 - 11:3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mian Lillard</text:p>
            <text:p><text:s text:c="17"/></text:p>
            <text:p><text:s text:c="17"/></text:p>
            <text:p><text:s text:c="22"/>- G - <text:s/>Trail Blazers</text:p>
            <text:p><text:s text:c="16"/></text:p>
            <text:p><text:s text:c="17"/></text:p>
            <text:p><text:s text:c="12"/></text:p>
            <text:p><text:s text:c="8"/></text:p>
            <text:p><text:s text:c="8"/></text:p>
            <text:p><text:s text:c="8"/></text:p>
            <text:p><text:s text:c="12"/>Damian Lillard made 5-of-14 from the field for 20 points with three rebounds, two assists, eight turnovers and three 3-pointers in 35 minutes during a loss to the Pelicans on Thursday.</text:p>
            <text:p><text:s text:c="8"/></text:p>
            <text:p><text:s text:c="8"/></text:p>
            <text:p><text:s text:c="13"/>Yeah, the Blazers are about done and a lot of it is on Dame. He keeps dribbling into double teams and Jrue Holiday has dominated him in basically every facet. Since Game 1, coach Terry Stotts has needed to find a way to get Dame off Jrue and it still hasn't happened yet. The Blazers are down 0-3 and will have to start a miracle comeback in New Orleans on Saturday.</text:p>
            <text:p><text:s text:c="8"/></text:p>
            <text:p><text:s text:c="8"/></text:p>
            <text:p><text:s text:c="13"/></text:p>
            <text:p><text:s text:c="14"/></text:p>
            <text:p><text:s text:c="13"/>Apr 19 - 11:3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usuf Nurkic</text:p>
            <text:p><text:s text:c="17"/></text:p>
            <text:p><text:s text:c="17"/></text:p>
            <text:p><text:s text:c="22"/>- C - <text:s/>Trail Blazers</text:p>
            <text:p><text:s text:c="16"/></text:p>
            <text:p><text:s text:c="17"/></text:p>
            <text:p><text:s text:c="12"/></text:p>
            <text:p><text:s text:c="8"/></text:p>
            <text:p><text:s text:c="8"/></text:p>
            <text:p><text:s text:c="8"/></text:p>
            <text:p><text:s text:c="12"/>Jusuf Nurkic scored five points with seven rebounds, two assists and two steals in 20 minutes against the Pelicans on Thursday.</text:p>
            <text:p><text:s text:c="8"/></text:p>
            <text:p><text:s text:c="8"/></text:p>
            <text:p><text:s text:c="13"/>Coach Terry Stotts almost has to bench him for Game 4 because he's been torched game after game. Nurkic really shouldn't guard Anthony Davis at any point for the rest of this series and it wouldn't be a total shock to see him be a DNP-CD. You really can't use him in DFS because he'll be on a short leash.</text:p>
            <text:p><text:s text:c="8"/></text:p>
            <text:p><text:s text:c="8"/></text:p>
            <text:p><text:s text:c="13"/></text:p>
            <text:p><text:s text:c="14"/></text:p>
            <text:p><text:s text:c="13"/>Apr 19 - 11:3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ike Budenholzer</text:p>
            <text:p><text:s text:c="17"/></text:p>
            <text:p><text:s text:c="17"/></text:p>
            <text:p><text:s text:c="22"/>- C - <text:s/>Bucks</text:p>
            <text:p><text:s text:c="16"/></text:p>
            <text:p><text:s text:c="17"/></text:p>
            <text:p><text:s text:c="12"/></text:p>
            <text:p><text:s text:c="8"/></text:p>
            <text:p><text:s text:c="8"/></text:p>
            <text:p><text:s text:c="8"/></text:p>
            <text:p><text:s text:c="12"/>Mike Budenholzer has withdrawn from consideration for the Phoenix Suns head coaching job, according to Adrian Wojnarowski of ESPN.com.</text:p>
            <text:p><text:s text:c="8"/></text:p>
            <text:p><text:s text:c="8"/></text:p>
            <text:p><text:s text:c="13"/>This isn't the best look for the Suns, or it could be that Budenholzer is getting interest from teams like the Knicks. With the Hawks making some changes to their front office, it's possible Coach Bud is headed out of the ATL.</text:p>
            <text:p><text:s text:c="8"/></text:p>
            <text:p><text:s text:c="8"/></text:p>
            <text:p><text:s text:c="13"/></text:p>
            <text:p><text:s text:c="14"/></text:p>
            <text:p><text:s text:c="13"/>Source: Adrian Wojnarowski on Twitter <text:s text:c="20"/>Apr 19 - 10:2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el Embiid</text:p>
            <text:p><text:s text:c="17"/></text:p>
            <text:p><text:s text:c="17"/></text:p>
            <text:p><text:s text:c="22"/>- C - <text:s/>76ers</text:p>
            <text:p><text:s text:c="16"/></text:p>
            <text:p><text:s text:c="17"/></text:p>
            <text:p><text:s text:c="12"/></text:p>
            <text:p><text:s text:c="8"/></text:p>
            <text:p><text:s text:c="8"/></text:p>
            <text:p><text:s text:c="8"/></text:p>
            <text:p><text:s text:c="12"/>Joel Embiid returned to action with a high-tech mask during a 128-108 win over the Heat in Game 3 on Thursday, scoring 23 points with seven rebounds, four assists, one steal, three blocks and three 3-pointers in 30 minutes.</text:p>
            <text:p><text:s text:c="8"/></text:p>
            <text:p><text:s text:c="8"/></text:p>
            <text:p><text:s text:c="13"/>This hero should probably should get a cape to go with the mask. Embiid needed three masks to get through this game with Justise Winslow stepping on one, and a second one breaking after he was fouled on the baseline. Embiid's defensive impact was highly apparent as he changed shots, while he and Ben Simmons put up a whopping 135.0 offensive rating in 24 minutes together. It's also worth a mention that he didn't play the final 1:59, so Embiid was likely headed to 32 minutes had the game been close. With The Process back, a run the NBA Finals could be in the cards for Philly.</text:p>
            <text:p><text:s text:c="8"/></text:p>
            <text:p><text:s text:c="8"/></text:p>
            <text:p><text:s text:c="13"/></text:p>
            <text:p><text:s text:c="14"/></text:p>
            <text:p><text:s text:c="13"/>Apr 19 - 10:2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en Simmons</text:p>
            <text:p><text:s text:c="17"/></text:p>
            <text:p><text:s text:c="17"/></text:p>
            <text:p><text:s text:c="22"/>- G/F - <text:s/>76ers</text:p>
            <text:p><text:s text:c="16"/></text:p>
            <text:p><text:s text:c="17"/></text:p>
            <text:p><text:s text:c="12"/></text:p>
            <text:p><text:s text:c="8"/></text:p>
            <text:p><text:s text:c="8"/></text:p>
            <text:p><text:s text:c="8"/></text:p>
            <text:p><text:s text:c="12"/>Ben Simmons did his thing with 19 points, 12 rebounds, seven assists and four steals in 40 minutes against the Heat during a 128-108 win on Thursday.</text:p>
            <text:p><text:s text:c="8"/></text:p>
            <text:p><text:s text:c="8"/></text:p>
            <text:p><text:s text:c="13"/>He terrorized the Heat with cuts and drives to the basket, and the Heat really don't have anyone who can guard him. Simmons was also 7-of-8 from the line to up his postseason free throw shooting to 75.0 percent -- up from 56.0 in the regular season. He and Joel Embiid were incredible together today with 24 minutes together, posting a 135.0 offensive rating to get them to a +33.7 net rating. This team is going to be really good for a long time.</text:p>
            <text:p><text:s text:c="8"/></text:p>
            <text:p><text:s text:c="8"/></text:p>
            <text:p><text:s text:c="13"/></text:p>
            <text:p><text:s text:c="14"/></text:p>
            <text:p><text:s text:c="13"/>Apr 19 - 10:1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kelle Fultz</text:p>
            <text:p><text:s text:c="17"/></text:p>
            <text:p><text:s text:c="17"/></text:p>
            <text:p><text:s text:c="22"/>- G - <text:s/>76ers</text:p>
            <text:p><text:s text:c="16"/></text:p>
            <text:p><text:s text:c="17"/></text:p>
            <text:p><text:s text:c="12"/></text:p>
            <text:p><text:s text:c="8"/></text:p>
            <text:p><text:s text:c="8"/></text:p>
            <text:p><text:s text:c="8"/></text:p>
            <text:p><text:s text:c="12"/>Markelle Fultz did not score with one rebound and one assist in four minutes against the Heat on Thursday.</text:p>
            <text:p><text:s text:c="8"/></text:p>
            <text:p><text:s text:c="8"/></text:p>
            <text:p><text:s text:c="13"/>He did get some run next to Joel Embiid, which is rare because those two only played 31 minutes together in their careers before tonight. However, he was lost on defense, so coach Brett Brown couldn't go back to him.</text:p>
            <text:p><text:s text:c="8"/></text:p>
            <text:p><text:s text:c="8"/></text:p>
            <text:p><text:s text:c="13"/></text:p>
            <text:p><text:s text:c="14"/></text:p>
            <text:p><text:s text:c="13"/>Apr 19 - 10:0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co Belinelli</text:p>
            <text:p><text:s text:c="17"/></text:p>
            <text:p><text:s text:c="17"/></text:p>
            <text:p><text:s text:c="22"/>- G - <text:s/>76ers</text:p>
            <text:p><text:s text:c="16"/></text:p>
            <text:p><text:s text:c="17"/></text:p>
            <text:p><text:s text:c="12"/></text:p>
            <text:p><text:s text:c="8"/></text:p>
            <text:p><text:s text:c="8"/></text:p>
            <text:p><text:s text:c="8"/></text:p>
            <text:p><text:s text:c="12"/>Marco Belinelli scored 21 points with four rebounds, five assists, one steal and four 3-pointers in 33 minutes against the Heat on Thursday.</text:p>
            <text:p><text:s text:c="8"/></text:p>
            <text:p><text:s text:c="8"/></text:p>
            <text:p><text:s text:c="13"/>He takes some wild shots, but that's who he is and it's part of the reason Belinelli had the best offensive rating among 76ers rotation players in the regular season and why the 76ers offense looks great when he's out there. Plus, he's put up a 60 eFG% on his shots from 25-29 feet in the previous 17 games, so he gets them to go in. He'll have a few more big games as the 76ers make a run.</text:p>
            <text:p><text:s text:c="8"/></text:p>
            <text:p><text:s text:c="8"/></text:p>
            <text:p><text:s text:c="13"/></text:p>
            <text:p><text:s text:c="14"/></text:p>
            <text:p><text:s text:c="13"/>Apr 19 - 10:0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oran Dragic</text:p>
            <text:p><text:s text:c="17"/></text:p>
            <text:p><text:s text:c="17"/></text:p>
            <text:p><text:s text:c="22"/>- G - <text:s/>Heat</text:p>
            <text:p><text:s text:c="16"/></text:p>
            <text:p><text:s text:c="17"/></text:p>
            <text:p><text:s text:c="12"/></text:p>
            <text:p><text:s text:c="8"/></text:p>
            <text:p><text:s text:c="8"/></text:p>
            <text:p><text:s text:c="8"/></text:p>
            <text:p><text:s text:c="12"/>Goran Dragic scored 23 points with two rebounds, eight assists and one 3-pointer in 27 minutes against the 76ers during a 128-108 loss to the 76ers in Game 3 on Thursday.</text:p>
            <text:p><text:s text:c="8"/></text:p>
            <text:p><text:s text:c="8"/></text:p>
            <text:p><text:s text:c="13"/>He was going right at Marco Bellinelli in the third quarter to keep the Heat in it, but the 76ers severely outplayed Miami in the fourth with a 32-14 advantage. Dragic is likely going to be the main factor in the offense for the rest of this series. The Heat will basically have their season on the line for Saturday's Game 4</text:p>
            <text:p><text:s text:c="8"/></text:p>
            <text:p><text:s text:c="8"/></text:p>
            <text:p><text:s text:c="13"/></text:p>
            <text:p><text:s text:c="14"/></text:p>
            <text:p><text:s text:c="13"/>Apr 19 - 10: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ustise Winslow</text:p>
            <text:p><text:s text:c="17"/></text:p>
            <text:p><text:s text:c="17"/></text:p>
            <text:p><text:s text:c="22"/>- F - <text:s/>Heat</text:p>
            <text:p><text:s text:c="16"/></text:p>
            <text:p><text:s text:c="17"/></text:p>
            <text:p><text:s text:c="12"/></text:p>
            <text:p><text:s text:c="8"/></text:p>
            <text:p><text:s text:c="8"/></text:p>
            <text:p><text:s text:c="8"/></text:p>
            <text:p><text:s text:c="12"/>Justise Winslow scored a playoff career-high 19 points with 10 rebounds, three assists, one steal, two blocks and four 3-pointers in 27 minutes against the Heat on Thursday.</text:p>
            <text:p><text:s text:c="8"/></text:p>
            <text:p><text:s text:c="8"/></text:p>
            <text:p><text:s text:c="13"/>He was on fire in the first half to get some added minutes throughout the game. Winslow's defense was the best on the team and he even had Dwyane Wade passing up open shots to get Winslow the rock on offense. He's been very good since the break and he will likely see more minutes in Game 4.</text:p>
            <text:p><text:s text:c="8"/></text:p>
            <text:p><text:s text:c="8"/></text:p>
            <text:p><text:s text:c="13"/></text:p>
            <text:p><text:s text:c="14"/></text:p>
            <text:p><text:s text:c="13"/>Apr 19 - 9:5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Hassan Whiteside</text:p>
            <text:p><text:s text:c="17"/></text:p>
            <text:p><text:s text:c="17"/></text:p>
            <text:p><text:s text:c="22"/>- C - <text:s/>Heat</text:p>
            <text:p><text:s text:c="16"/></text:p>
            <text:p><text:s text:c="17"/></text:p>
            <text:p><text:s text:c="12"/></text:p>
            <text:p><text:s text:c="8"/></text:p>
            <text:p><text:s text:c="8"/></text:p>
            <text:p><text:s text:c="8"/></text:p>
            <text:p><text:s text:c="12"/>Hassan Whiteside scored five points with two rebounds and one block in 13 minutes against the 76ers on Thursday.</text:p>
            <text:p><text:s text:c="8"/></text:p>
            <text:p><text:s text:c="8"/></text:p>
            <text:p><text:s text:c="13"/>Not good. He got worked in the post and he was late on a lot of help defense plays. Whiteside did get some fourth-quarter minutes, but he was on a very short leash with Joel Embiid working him while he was out there. He'll probably start Game 4, but he's not someone most DFS players should trust right now. His ADP will be sliding next year, too.</text:p>
            <text:p><text:s text:c="8"/></text:p>
            <text:p><text:s text:c="8"/></text:p>
            <text:p><text:s text:c="13"/></text:p>
            <text:p><text:s text:c="14"/></text:p>
            <text:p><text:s text:c="13"/>Apr 19 - 9:5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Tyler Johnson</text:p>
            <text:p><text:s text:c="17"/></text:p>
            <text:p><text:s text:c="17"/></text:p>
            <text:p><text:s text:c="22"/>- G - <text:s/>Heat</text:p>
            <text:p><text:s text:c="16"/></text:p>
            <text:p><text:s text:c="17"/></text:p>
            <text:p><text:s text:c="12"/></text:p>
            <text:p><text:s text:c="8"/></text:p>
            <text:p><text:s text:c="8"/></text:p>
            <text:p><text:s text:c="8"/></text:p>
            <text:p><text:s text:c="12"/>Tyler Johnson scored 10 points with two 3-pointers in 17 minutes against the 76ers on Thursday.</text:p>
            <text:p><text:s text:c="8"/></text:p>
            <text:p><text:s text:c="8"/></text:p>
            <text:p><text:s text:c="13"/>He did hurt his left hand in the first quarter, but played through it. Johnson's minutes took a hit today because of Justise Winslow getting hot, and there's no indication it was because of his injury.</text:p>
            <text:p><text:s text:c="8"/></text:p>
            <text:p><text:s text:c="8"/></text:p>
            <text:p><text:s text:c="13"/></text:p>
            <text:p><text:s text:c="14"/></text:p>
            <text:p><text:s text:c="13"/>Apr 19 - 9:5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tan Van Gundy</text:p>
            <text:p><text:s text:c="17"/></text:p>
            <text:p><text:s text:c="17"/></text:p>
            <text:p><text:s text:c="22"/>- C - <text:s/>Pistons</text:p>
            <text:p><text:s text:c="16"/></text:p>
            <text:p><text:s text:c="17"/></text:p>
            <text:p><text:s text:c="12"/></text:p>
            <text:p><text:s text:c="8"/></text:p>
            <text:p><text:s text:c="8"/></text:p>
            <text:p><text:s text:c="8"/></text:p>
            <text:p><text:s text:c="12"/>Pistons owner Tom Gores and President/Coach Stan Van Gundy will meet next week to discuss Van Gundy's future, according to Adrian Wojnarowski of ESPN.com.</text:p>
            <text:p><text:s text:c="8"/></text:p>
            <text:p><text:s text:c="8"/></text:p>
            <text:p><text:s text:c="13"/>Things are not going well for the Pistons right now and they've missed on basically every draft pick since SVG took over, especially taking Luke Kennard over Donovan Mitchell. Van Gundy has one year left on his contract, so it's possible they part ways.</text:p>
            <text:p><text:s text:c="8"/></text:p>
            <text:p><text:s text:c="8"/></text:p>
            <text:p><text:s text:c="13"/></text:p>
            <text:p><text:s text:c="14"/></text:p>
            <text:p><text:s text:c="13"/>Source: Adrian Wojnarowski on Twitter <text:s text:c="20"/>Apr 19 - 9:1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oe Harkless</text:p>
            <text:p><text:s text:c="17"/></text:p>
            <text:p><text:s text:c="17"/></text:p>
            <text:p><text:s text:c="22"/>- G/F - <text:s/>Trail Blazers</text:p>
            <text:p><text:s text:c="16"/></text:p>
            <text:p><text:s text:c="17"/></text:p>
            <text:p><text:s text:c="12"/></text:p>
            <text:p><text:s text:c="8"/></text:p>
            <text:p><text:s text:c="8"/></text:p>
            <text:p><text:s text:c="8"/></text:p>
            <text:p><text:s text:c="12"/>Moe Harkless is getting the start for Game 3 against the Pelicans on Thursday.</text:p>
            <text:p><text:s text:c="8"/></text:p>
            <text:p><text:s text:c="8"/></text:p>
            <text:p><text:s text:c="13"/>In case you missed it, Evan Turner (toe) is out tonight. Harkless doesn't have a hard cap for his minutes, but his playing time will be monitored in his second game back from injury. Harkless was one of the Blazers' best players in March and he was a big part of their winning streak, so expect him to get all the minutes he can handle.</text:p>
            <text:p><text:s text:c="8"/></text:p>
            <text:p><text:s text:c="8"/></text:p>
            <text:p><text:s text:c="13"/></text:p>
            <text:p><text:s text:c="14"/></text:p>
            <text:p><text:s text:c="13"/>Source: Casey Holdahl on Twitter <text:s text:c="25"/>Apr 19 - 8:4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Vale McGee</text:p>
            <text:p><text:s text:c="17"/></text:p>
            <text:p><text:s text:c="17"/></text:p>
            <text:p><text:s text:c="22"/>- C - <text:s/>Warriors</text:p>
            <text:p><text:s text:c="16"/></text:p>
            <text:p><text:s text:c="17"/></text:p>
            <text:p><text:s text:c="12"/></text:p>
            <text:p><text:s text:c="8"/></text:p>
            <text:p><text:s text:c="8"/></text:p>
            <text:p><text:s text:c="8"/></text:p>
            <text:p><text:s text:c="12"/>JaVale McGee (quad) will play in Game 3 against the Spurs on Thursday.</text:p>
            <text:p><text:s text:c="8"/></text:p>
            <text:p><text:s text:c="8"/></text:p>
            <text:p><text:s text:c="13"/>He went through some pre-game work already and should be out there after suffering a quad contusion. McGee has made a big impact early in games and he should be looking at minutes in the teens today.</text:p>
            <text:p><text:s text:c="8"/></text:p>
            <text:p><text:s text:c="8"/></text:p>
            <text:p><text:s text:c="13"/></text:p>
            <text:p><text:s text:c="14"/></text:p>
            <text:p><text:s text:c="13"/>Source: Anthony Slater on Twitter <text:s text:c="24"/>Apr 19 - 8:0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van Turner</text:p>
            <text:p><text:s text:c="17"/></text:p>
            <text:p><text:s text:c="17"/></text:p>
            <text:p><text:s text:c="22"/>- G/F - <text:s/>Trail Blazers</text:p>
            <text:p><text:s text:c="16"/></text:p>
            <text:p><text:s text:c="17"/></text:p>
            <text:p><text:s text:c="12"/></text:p>
            <text:p><text:s text:c="8"/></text:p>
            <text:p><text:s text:c="8"/></text:p>
            <text:p><text:s text:c="8"/></text:p>
            <text:p><text:s text:c="12"/>Evan Turner (toe) will not play in Game 3 on Thursday.</text:p>
            <text:p><text:s text:c="8"/></text:p>
            <text:p><text:s text:c="8"/></text:p>
            <text:p><text:s text:c="13"/>That means we'll see more of Moe Harkless in his second game back from a minor knee procedure. Shabazz Napier and Pat Connaughton should also see a few extra minutes, but Harkless is the guy to target in DFS today.</text:p>
            <text:p><text:s text:c="8"/></text:p>
            <text:p><text:s text:c="8"/></text:p>
            <text:p><text:s text:c="13"/></text:p>
            <text:p><text:s text:c="14"/></text:p>
            <text:p><text:s text:c="13"/>Source: NBCS Northwest on Twitter <text:s text:c="24"/>Apr 19 - 6:5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el Embiid</text:p>
            <text:p><text:s text:c="17"/></text:p>
            <text:p><text:s text:c="17"/></text:p>
            <text:p><text:s text:c="22"/>- C - <text:s/>76ers</text:p>
            <text:p><text:s text:c="16"/></text:p>
            <text:p><text:s text:c="17"/></text:p>
            <text:p><text:s text:c="12"/></text:p>
            <text:p><text:s text:c="8"/></text:p>
            <text:p><text:s text:c="8"/></text:p>
            <text:p><text:s text:c="8"/></text:p>
            <text:p><text:s text:c="12"/>Joel Embiid (face) will start for Game 3 against the Heat on Thursday.</text:p>
            <text:p><text:s text:c="8"/></text:p>
            <text:p><text:s text:c="8"/></text:p>
            <text:p><text:s text:c="13"/>He's back. Embiid will reportedly wear a mask and goggles in his return to the lineup after missing 21 days. He doesn't have a formal minutes cap and his playing time will be based on his conditioning. Embiid is likely going to see a lot of Hassan Whiteside, and it's worth a mention he attempted more 3-pointers with Whiteside guarding him than any other player in the NBA this season (6-of-11, per NBA.com). Trust The Process.</text:p>
            <text:p><text:s text:c="8"/></text:p>
            <text:p><text:s text:c="8"/></text:p>
            <text:p><text:s text:c="13"/></text:p>
            <text:p><text:s text:c="14"/></text:p>
            <text:p><text:s text:c="13"/>Source: Philadelphia Inquirer &amp; Daily News <text:s text:c="15"/>Apr 19 - 6:0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el Embiid</text:p>
            <text:p><text:s text:c="17"/></text:p>
            <text:p><text:s text:c="17"/></text:p>
            <text:p><text:s text:c="22"/>- C - <text:s/>76ers</text:p>
            <text:p><text:s text:c="16"/></text:p>
            <text:p><text:s text:c="17"/></text:p>
            <text:p><text:s text:c="12"/></text:p>
            <text:p><text:s text:c="8"/></text:p>
            <text:p><text:s text:c="8"/></text:p>
            <text:p><text:s text:c="8"/></text:p>
            <text:p><text:s text:c="12"/>Joel Embiid (face) has been upgraded to probable for Thursday against the Heat.</text:p>
            <text:p><text:s text:c="8"/></text:p>
            <text:p><text:s text:c="8"/></text:p>
            <text:p><text:s text:c="13"/>Giddy up. Embiid has been lobbying to play for a long time and he was doing so just moments ago. Apparently, that lobbying and clearing the tests will allow him to get back on the court. He'll likely be a game-time call, but things are looking up for The Process. We'll have at least one more update on Embiid this evening.</text:p>
            <text:p><text:s text:c="8"/></text:p>
            <text:p><text:s text:c="8"/></text:p>
            <text:p><text:s text:c="13"/></text:p>
            <text:p><text:s text:c="14"/></text:p>
            <text:p><text:s text:c="13"/>Source: Keith Pompey on Twitter <text:s text:c="26"/>Apr 19 - 4:4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seph Young</text:p>
            <text:p><text:s text:c="17"/></text:p>
            <text:p><text:s text:c="17"/></text:p>
            <text:p><text:s text:c="22"/>- G - <text:s/>Pacers</text:p>
            <text:p><text:s text:c="16"/></text:p>
            <text:p><text:s text:c="17"/></text:p>
            <text:p><text:s text:c="12"/></text:p>
            <text:p><text:s text:c="8"/></text:p>
            <text:p><text:s text:c="8"/></text:p>
            <text:p><text:s text:c="8"/></text:p>
            <text:p><text:s text:c="12"/>Joe Young (sinus infection) is questionable for Game 3 on Friday.</text:p>
            <text:p><text:s text:c="8"/></text:p>
            <text:p><text:s text:c="8"/></text:p>
            <text:p><text:s text:c="13"/>He's not in the rotation anyway with Darren Collison and Cory Joseph healthy right now.</text:p>
            <text:p><text:s text:c="8"/></text:p>
            <text:p><text:s text:c="8"/></text:p>
            <text:p><text:s text:c="13"/></text:p>
            <text:p><text:s text:c="14"/></text:p>
            <text:p><text:s text:c="13"/>Source: Pacers on Twitter <text:s text:c="32"/>Apr 19 - 4:1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regg Popovich</text:p>
            <text:p><text:s text:c="17"/></text:p>
            <text:p><text:s text:c="17"/></text:p>
            <text:p><text:s text:c="22"/>- C - <text:s/>Spurs</text:p>
            <text:p><text:s text:c="16"/></text:p>
            <text:p><text:s text:c="17"/></text:p>
            <text:p><text:s text:c="12"/></text:p>
            <text:p><text:s text:c="8"/></text:p>
            <text:p><text:s text:c="8"/></text:p>
            <text:p><text:s text:c="8"/></text:p>
            <text:p><text:s text:c="12"/>Spurs assistant Ettore Messina will coach Game 3 on Thursday night.</text:p>
            <text:p><text:s text:c="8"/></text:p>
            <text:p><text:s text:c="8"/></text:p>
            <text:p><text:s text:c="13"/>Head coach Gregg Popovich's wife, Erin, passed away on Wednesday and it's unclear when he will return to the sidelines. We wish him and his family all the best.</text:p>
            <text:p><text:s text:c="8"/></text:p>
            <text:p><text:s text:c="8"/></text:p>
            <text:p><text:s text:c="13"/></text:p>
            <text:p><text:s text:c="14"/></text:p>
            <text:p><text:s text:c="13"/>Source: Shams Charania on Twitter <text:s text:c="24"/>Apr 19 - 11:37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Wesley Matthews</text:p>
            <text:p><text:s text:c="17"/></text:p>
            <text:p><text:s text:c="17"/></text:p>
            <text:p><text:s text:c="22"/>- G/F - <text:s/>Mavericks</text:p>
            <text:p><text:s text:c="16"/></text:p>
            <text:p><text:s text:c="17"/></text:p>
            <text:p><text:s text:c="12"/></text:p>
            <text:p><text:s text:c="8"/></text:p>
            <text:p><text:s text:c="8"/></text:p>
            <text:p><text:s text:c="8"/></text:p>
            <text:p><text:s text:c="12"/>Wesley Matthews (leg) said he expects to be cleared for basketball-related activity this week.</text:p>
            <text:p><text:s text:c="8"/></text:p>
            <text:p><text:s text:c="8"/></text:p>
            <text:p><text:s text:c="13"/>He has an MRI scheduled on Thursday to determine if the stress fracture in his right fibula is healed, so we may get another update this evening. "By the end of the week, I should be good to go," Matthews said. The injury sidelined him for the final 16 games of the season and he finished with averages 12.7 points, 3.1 rebounds, 2.7 assists, 1.2 steals and 2.4 triples on 40.6% shooting. He hasn't decided if he will pick up his $18.6M player option for 2018-19, but it will be hard for him to leave that kind of money on the table.</text:p>
            <text:p><text:s text:c="8"/></text:p>
            <text:p><text:s text:c="8"/></text:p>
            <text:p><text:s text:c="13"/></text:p>
            <text:p><text:s text:c="14"/></text:p>
            <text:p><text:s text:c="13"/>Source: Sportsday <text:s text:c="40"/>Apr 19 - 11:34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uc Mbah a Moute</text:p>
            <text:p><text:s text:c="17"/></text:p>
            <text:p><text:s text:c="17"/></text:p>
            <text:p><text:s text:c="22"/>- F - <text:s/>Rockets</text:p>
            <text:p><text:s text:c="16"/></text:p>
            <text:p><text:s text:c="17"/></text:p>
            <text:p><text:s text:c="12"/></text:p>
            <text:p><text:s text:c="8"/></text:p>
            <text:p><text:s text:c="8"/></text:p>
            <text:p><text:s text:c="8"/></text:p>
            <text:p><text:s text:c="12"/>Luc Mbah a Moute (shoulder) said he won't rule out a return in Round 1 of the playoffs.</text:p>
            <text:p><text:s text:c="8"/></text:p>
            <text:p><text:s text:c="8"/></text:p>
            <text:p><text:s text:c="13"/>"I wouldn’t say ‘no.’ But I also want to be smart and do the right thing," LMAM said. "It’s feeling better. Continue to do the rehab, get the strength back and see what happens." The Rockets never gave him a timetable, but it sounds like he'll be day-to-day soon. His counting stats may not show it, but LMAM has been terrific this season and his return will give their defense a huge lift.</text:p>
            <text:p><text:s text:c="8"/></text:p>
            <text:p><text:s text:c="8"/></text:p>
            <text:p><text:s text:c="13"/></text:p>
            <text:p><text:s text:c="14"/></text:p>
            <text:p><text:s text:c="13"/>Source: Houston Chronicle <text:s text:c="32"/>Apr 19 - 11:3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handler Parsons</text:p>
            <text:p><text:s text:c="17"/></text:p>
            <text:p><text:s text:c="17"/></text:p>
            <text:p><text:s text:c="22"/>- F - <text:s/>Grizzlies</text:p>
            <text:p><text:s text:c="16"/></text:p>
            <text:p><text:s text:c="17"/></text:p>
            <text:p><text:s text:c="12"/></text:p>
            <text:p><text:s text:c="8"/></text:p>
            <text:p><text:s text:c="8"/></text:p>
            <text:p><text:s text:c="8"/></text:p>
            <text:p><text:s text:c="12"/>Chandler Parsons shared his thoughts on his disappointing 2017-18 season.</text:p>
            <text:p><text:s text:c="8"/></text:p>
            <text:p><text:s text:c="8"/></text:p>
            <text:p><text:s text:c="13"/>"I had moments this year where I felt good and felt like myself, and I had moments where the soreness and stiffness were just too much," Parsons said. "I want to play. I want to be healthy. And I’m doing everything in my power to get there." He averaged 7.9 points, 2.5 rebounds and 1.9 assists in 19.2 minutes, playing in a total of 35 games. Needless to say, the Grizzlies should be relieved that he's halfway through his four-year, $94 million contract.</text:p>
            <text:p><text:s text:c="8"/></text:p>
            <text:p><text:s text:c="8"/></text:p>
            <text:p><text:s text:c="13"/></text:p>
            <text:p><text:s text:c="14"/></text:p>
            <text:p><text:s text:c="13"/>Source: NBA.com <text:s text:c="42"/>Apr 19 - 11:27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yle O'Quinn</text:p>
            <text:p><text:s text:c="17"/></text:p>
            <text:p><text:s text:c="17"/></text:p>
            <text:p><text:s text:c="22"/>- F/C - <text:s/>Knicks</text:p>
            <text:p><text:s text:c="16"/></text:p>
            <text:p><text:s text:c="17"/></text:p>
            <text:p><text:s text:c="12"/></text:p>
            <text:p><text:s text:c="8"/></text:p>
            <text:p><text:s text:c="8"/></text:p>
            <text:p><text:s text:c="8"/></text:p>
            <text:p><text:s text:c="12"/>Kyle O'Quinn hasn't decided if he will pick up his player option for 2018-19.</text:p>
            <text:p><text:s text:c="8"/></text:p>
            <text:p><text:s text:c="8"/></text:p>
            <text:p><text:s text:c="13"/>"I came into the season, I don’t want to say without a role, but knowing that anything can happen," KOQ said. "Whether it be trade talks or things like that, I think I handled it well by putting myself in a solid position where I could display what I could do." His player option is worth roughly $4.2M, but he should be able to command a raise this summer after a strong finish to the season. After the All-Star break, KOQ averaged 8.7 points, 7.6 rebounds, 2.6 assists and 1.9 blocks in just 21.6 minutes.</text:p>
            <text:p><text:s text:c="8"/></text:p>
            <text:p><text:s text:c="8"/></text:p>
            <text:p><text:s text:c="13"/></text:p>
            <text:p><text:s text:c="14"/></text:p>
            <text:p><text:s text:c="13"/>Source: Newsday <text:s text:c="42"/>Apr 19 - 11:22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nny Smith</text:p>
            <text:p><text:s text:c="17"/></text:p>
            <text:p><text:s text:c="17"/></text:p>
            <text:p><text:s text:c="22"/>- G - <text:s/>Nets</text:p>
            <text:p><text:s text:c="16"/></text:p>
            <text:p><text:s text:c="17"/></text:p>
            <text:p><text:s text:c="12"/></text:p>
            <text:p><text:s text:c="8"/></text:p>
            <text:p><text:s text:c="8"/></text:p>
            <text:p><text:s text:c="8"/></text:p>
            <text:p><text:s text:c="12"/>Kenny Smith will interview for New York's head coaching position on Friday.</text:p>
            <text:p><text:s text:c="8"/></text:p>
            <text:p><text:s text:c="8"/></text:p>
            <text:p><text:s text:c="13"/>Smith has no coaching or front office experience, but this isn't his first interview for a head-coaching job -- he interviewed with the Rockets back in 2016. He joins a long list of candidates that includes Mark Jackson, Jerry Stackhouse, David Fizdale, Mike Woodson and David Blatt.</text:p>
            <text:p><text:s text:c="8"/></text:p>
            <text:p><text:s text:c="8"/></text:p>
            <text:p><text:s text:c="13"/></text:p>
            <text:p><text:s text:c="14"/></text:p>
            <text:p><text:s text:c="13"/>Source: ESPN <text:s text:c="45"/>Apr 19 - 11:18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ristaps Porzingis</text:p>
            <text:p><text:s text:c="17"/></text:p>
            <text:p><text:s text:c="17"/></text:p>
            <text:p><text:s text:c="22"/>- F - <text:s/>Knicks</text:p>
            <text:p><text:s text:c="16"/></text:p>
            <text:p><text:s text:c="17"/></text:p>
            <text:p><text:s text:c="12"/></text:p>
            <text:p><text:s text:c="8"/></text:p>
            <text:p><text:s text:c="8"/></text:p>
            <text:p><text:s text:c="8"/></text:p>
            <text:p><text:s text:c="12"/>Kristaps Porzingis (knee surgery) could miss the entire 2018-19 season according to Knicks owner James Dolan.</text:p>
            <text:p><text:s text:c="8"/></text:p>
            <text:p><text:s text:c="8"/></text:p>
            <text:p><text:s text:c="13"/>"I’ve been told everything from December to him being out for the season, so I don’t know what to expect on that," Dolan said. "But we can’t just sit on our a-- while he’s away. We need to develop a team and then integrate him into it when he comes back." Porzingis tore his ACL back in February and there's no word of any setbacks, so it's unclear why Dolan is being so pessimistic. KP recently said he was hopeful to be ready for the start of the 2018-19 season, so take Dolan's comments with a grain of salt for now.</text:p>
            <text:p><text:s text:c="8"/></text:p>
            <text:p><text:s text:c="8"/></text:p>
            <text:p><text:s text:c="13"/></text:p>
            <text:p><text:s text:c="14"/></text:p>
            <text:p><text:s text:c="13"/>Source: New York Post <text:s text:c="36"/>Apr 19 - 11:08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Fred VanVleet</text:p>
            <text:p><text:s text:c="17"/></text:p>
            <text:p><text:s text:c="17"/></text:p>
            <text:p><text:s text:c="22"/>- G - <text:s/>Raptors</text:p>
            <text:p><text:s text:c="16"/></text:p>
            <text:p><text:s text:c="17"/></text:p>
            <text:p><text:s text:c="12"/></text:p>
            <text:p><text:s text:c="8"/></text:p>
            <text:p><text:s text:c="8"/></text:p>
            <text:p><text:s text:c="8"/></text:p>
            <text:p><text:s text:c="12"/>Fred VanVleet (shoulder) said he'll be fine for Game 3.</text:p>
            <text:p><text:s text:c="8"/></text:p>
            <text:p><text:s text:c="8"/></text:p>
            <text:p><text:s text:c="13"/>"You're gonna have to cut my arm off to get me to not feel like I can play," FVV said. He played just three minutes in Game 2 and didn't look right according to coach Dwane Casey. "Yeah, he was tentative," Casey said. "It was just too tentative and just felt like we had to get him out and let him rest a little bit more, just see where he was. Just wasn't ready." It's unclear if FVV will be able to handle his normal workload, so look for Delon Wright to step up if he's limited.</text:p>
            <text:p><text:s text:c="8"/></text:p>
            <text:p><text:s text:c="8"/></text:p>
            <text:p><text:s text:c="13"/></text:p>
            <text:p><text:s text:c="14"/></text:p>
            <text:p><text:s text:c="13"/>Source: The Athletic <text:s text:c="37"/>Apr 19 - 11:03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cin Gortat</text:p>
            <text:p><text:s text:c="17"/></text:p>
            <text:p><text:s text:c="17"/></text:p>
            <text:p><text:s text:c="22"/>- C - <text:s/>Wizards</text:p>
            <text:p><text:s text:c="16"/></text:p>
            <text:p><text:s text:c="17"/></text:p>
            <text:p><text:s text:c="12"/></text:p>
            <text:p><text:s text:c="8"/></text:p>
            <text:p><text:s text:c="8"/></text:p>
            <text:p><text:s text:c="8"/></text:p>
            <text:p><text:s text:c="12"/>Wizards coach Scott Brooks said it's possible he changes his starting lineup for Game 3 on Thursday.</text:p>
            <text:p><text:s text:c="8"/></text:p>
            <text:p><text:s text:c="8"/></text:p>
            <text:p><text:s text:c="13"/>"Who knows? [Mike Scott] might be a starting five," Brooks said. Marcin Gortat played just 12 minutes in Game 2 and has been ineffective in this series, while Mike Scott has been very impressive off the bench and is coming off a 20-point game with four triples. If Washington does make a change, Scott may not reveal it until after warmups.</text:p>
            <text:p><text:s text:c="8"/></text:p>
            <text:p><text:s text:c="8"/></text:p>
            <text:p><text:s text:c="13"/>Related: Mike Scott</text:p>
            <text:p><text:s text:c="14"/></text:p>
            <text:p><text:s text:c="13"/>Source: Washington Post <text:s text:c="34"/>Apr 19 - 10:54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el Embiid</text:p>
            <text:p><text:s text:c="17"/></text:p>
            <text:p><text:s text:c="17"/></text:p>
            <text:p><text:s text:c="22"/>- C - <text:s/>76ers</text:p>
            <text:p><text:s text:c="16"/></text:p>
            <text:p><text:s text:c="17"/></text:p>
            <text:p><text:s text:c="12"/></text:p>
            <text:p><text:s text:c="8"/></text:p>
            <text:p><text:s text:c="8"/></text:p>
            <text:p><text:s text:c="8"/></text:p>
            <text:p><text:s text:c="12"/>Joel Embiid (orbital bone fracture) remains doubtful for Thursday's Game 3 vs. Miami.</text:p>
            <text:p><text:s text:c="8"/></text:p>
            <text:p><text:s text:c="8"/></text:p>
            <text:p><text:s text:c="13"/>Embiid is making progress and was able to do a little bit of contact at Wednesday's practice. Coach Brett Brown said "everything is still on the table" in regards to his availability, so it sounds like the 76ers will re-evaluate him after warmups.</text:p>
            <text:p><text:s text:c="8"/></text:p>
            <text:p><text:s text:c="8"/></text:p>
            <text:p><text:s text:c="13"/></text:p>
            <text:p><text:s text:c="14"/></text:p>
            <text:p><text:s text:c="13"/>Source: Kyle Neubeck on Twitter <text:s text:c="26"/>Apr 19 - 9:5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kelle Fultz</text:p>
            <text:p><text:s text:c="17"/></text:p>
            <text:p><text:s text:c="17"/></text:p>
            <text:p><text:s text:c="22"/>- G - <text:s/>76ers</text:p>
            <text:p><text:s text:c="16"/></text:p>
            <text:p><text:s text:c="17"/></text:p>
            <text:p><text:s text:c="12"/></text:p>
            <text:p><text:s text:c="8"/></text:p>
            <text:p><text:s text:c="8"/></text:p>
            <text:p><text:s text:c="8"/></text:p>
            <text:p><text:s text:c="12"/>Markelle Fultz will be the backup point guard on Thursday for Game 3.</text:p>
            <text:p><text:s text:c="8"/></text:p>
            <text:p><text:s text:c="8"/></text:p>
            <text:p><text:s text:c="13"/>Fultz played just five minutes in Game 2 after playing 14 minutes in Game 1, but coach Brett Brown believes the rookie will have learned from the physicality of the other night. For now, expect Fultz to see minutes in the teens unless he has the hot hand.</text:p>
            <text:p><text:s text:c="8"/></text:p>
            <text:p><text:s text:c="8"/></text:p>
            <text:p><text:s text:c="13"/></text:p>
            <text:p><text:s text:c="14"/></text:p>
            <text:p><text:s text:c="13"/>Source: Derek Bodner on Twitter <text:s text:c="26"/>Apr 19 - 9:44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ustin Patton</text:p>
            <text:p><text:s text:c="17"/></text:p>
            <text:p><text:s text:c="17"/></text:p>
            <text:p><text:s text:c="22"/>- C - <text:s/>Timberwolves</text:p>
            <text:p><text:s text:c="16"/></text:p>
            <text:p><text:s text:c="17"/></text:p>
            <text:p><text:s text:c="12"/></text:p>
            <text:p><text:s text:c="8"/></text:p>
            <text:p><text:s text:c="8"/></text:p>
            <text:p><text:s text:c="8"/></text:p>
            <text:p><text:s text:c="12"/>Wolves rookie Justin Patton had left foot surgery on Wednesday to repair a fractured metatarsal.</text:p>
            <text:p><text:s text:c="8"/></text:p>
            <text:p><text:s text:c="8"/></text:p>
            <text:p><text:s text:c="13"/>Patton appeared in just one game for the Wolves this season due to his foot injury, and the most recent surgery was intended "to encourage further healing." He is out indefinitely and the team is reportedly "hopeful" he'll be ready for training camp, so it seems unlikely we'll see him at Summer League.</text:p>
            <text:p><text:s text:c="8"/></text:p>
            <text:p><text:s text:c="8"/></text:p>
            <text:p><text:s text:c="13"/></text:p>
            <text:p><text:s text:c="14"/></text:p>
            <text:p><text:s text:c="13"/>Source: TwinCities.com <text:s text:c="35"/>Apr 19 - 1:34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hris Paul</text:p>
            <text:p><text:s text:c="17"/></text:p>
            <text:p><text:s text:c="17"/></text:p>
            <text:p><text:s text:c="22"/>- G - <text:s/>Rockets</text:p>
            <text:p><text:s text:c="16"/></text:p>
            <text:p><text:s text:c="17"/></text:p>
            <text:p><text:s text:c="12"/></text:p>
            <text:p><text:s text:c="8"/></text:p>
            <text:p><text:s text:c="8"/></text:p>
            <text:p><text:s text:c="8"/></text:p>
            <text:p><text:s text:c="12"/>Chris Paul bounced back on Wednesday with 27 points, eight assists, three steals and three rebounds in just 30 minutes during the Rockets' blowout Game 2 victory.</text:p>
            <text:p><text:s text:c="8"/></text:p>
            <text:p><text:s text:c="8"/></text:p>
            <text:p><text:s text:c="13"/>CP3 was unusually inefficient in Game 1, committing six turnovers while shooting 5-of-14 from the field, but it didn't take him long to make amends. He made 10-of-18 field goals and 4-of-4 free throws, made three 3-pointers, committed just one turnover, and sank a variety of circus shots before resting down the stretch. If there were any doubts about his health after Sunday's dud, he erased them with tonight's performance.</text:p>
            <text:p><text:s text:c="8"/></text:p>
            <text:p><text:s text:c="8"/></text:p>
            <text:p><text:s text:c="13"/></text:p>
            <text:p><text:s text:c="14"/></text:p>
            <text:p><text:s text:c="13"/>Apr 19 - 12:14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erald Green</text:p>
            <text:p><text:s text:c="17"/></text:p>
            <text:p><text:s text:c="17"/></text:p>
            <text:p><text:s text:c="22"/>- G/F - <text:s/>Rockets</text:p>
            <text:p><text:s text:c="16"/></text:p>
            <text:p><text:s text:c="17"/></text:p>
            <text:p><text:s text:c="12"/></text:p>
            <text:p><text:s text:c="8"/></text:p>
            <text:p><text:s text:c="8"/></text:p>
            <text:p><text:s text:c="8"/></text:p>
            <text:p><text:s text:c="12"/>Gerald Green racked up 21 points and 12 rebounds off the bench on Wednesday, hitting 7-of-17 shots with five 3-pointers, one assist, one block and zero turnovers in 26 minutes.</text:p>
            <text:p><text:s text:c="8"/></text:p>
            <text:p><text:s text:c="8"/></text:p>
            <text:p><text:s text:c="13"/>All of Green's attempts in the first half were from downtown, but that's nothing new -- he took a whopping 72.3% of his shots from beyond the arc this season, including 17 triples in Houston's regular-season finale. His deft scoring touch helped Houston overcome a brutal 2-of-18 shooting night from James Harden, and they head to Minnesota with a comfortable 2-0 series lead.</text:p>
            <text:p><text:s text:c="8"/></text:p>
            <text:p><text:s text:c="8"/></text:p>
            <text:p><text:s text:c="13"/></text:p>
            <text:p><text:s text:c="14"/></text:p>
            <text:p><text:s text:c="13"/>Apr 19 - 12:14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mes Harden</text:p>
            <text:p><text:s text:c="17"/></text:p>
            <text:p><text:s text:c="17"/></text:p>
            <text:p><text:s text:c="22"/>- G - <text:s/>Rockets</text:p>
            <text:p><text:s text:c="16"/></text:p>
            <text:p><text:s text:c="17"/></text:p>
            <text:p><text:s text:c="12"/></text:p>
            <text:p><text:s text:c="8"/></text:p>
            <text:p><text:s text:c="8"/></text:p>
            <text:p><text:s text:c="8"/></text:p>
            <text:p><text:s text:c="12"/>James Harden shot 2-of-18 from the field for 12 points on Wednesday, making 7-of-8 free throws with seven assists, four rebounds, three steals and three blocks.</text:p>
            <text:p><text:s text:c="8"/></text:p>
            <text:p><text:s text:c="8"/></text:p>
            <text:p><text:s text:c="13"/>Harden finished 1-of-10 from downtown, yet the Rockets still pulled away for a 102-82 victory thanks to lock-down defense and big games from Chris Paul (27 points) and Gerald Green (21 points). The Wolves threw multiple defenders at Harden all night long and considering they held him to 11.1% percent shooting, it's a strategy we're likely to see again as the series shifts to Minnesota for Game 3 on Saturday.</text:p>
            <text:p><text:s text:c="8"/></text:p>
            <text:p><text:s text:c="8"/></text:p>
            <text:p><text:s text:c="13"/>Related: Chris Paul, Gerald Green</text:p>
            <text:p><text:s text:c="14"/></text:p>
            <text:p><text:s text:c="13"/>Apr 19 - 12:13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Nene Hilario</text:p>
            <text:p><text:s text:c="17"/></text:p>
            <text:p><text:s text:c="17"/></text:p>
            <text:p><text:s text:c="22"/>- F/C - <text:s/>Rockets</text:p>
            <text:p><text:s text:c="16"/></text:p>
            <text:p><text:s text:c="17"/></text:p>
            <text:p><text:s text:c="12"/></text:p>
            <text:p><text:s text:c="8"/></text:p>
            <text:p><text:s text:c="8"/></text:p>
            <text:p><text:s text:c="8"/></text:p>
            <text:p><text:s text:c="12"/>Nene had four rebounds, two blocks and one assist in 12 minutes off the bench during Wednesday's 102-82 win vs. the Wolves.</text:p>
            <text:p><text:s text:c="8"/></text:p>
            <text:p><text:s text:c="8"/></text:p>
            <text:p><text:s text:c="13"/>Houston sporadically benched Nene throughout the season and he played more than 20 minutes just three times all year, including one game vs. Minnesota. He played solid defense and helped limit Karl-Anthony Towns to just five points, but also went scoreless himself -- with microscopic usage and limited minutes, Nene obviously can't be trusted in any fantasy scenario.</text:p>
            <text:p><text:s text:c="8"/></text:p>
            <text:p><text:s text:c="8"/></text:p>
            <text:p><text:s text:c="13"/></text:p>
            <text:p><text:s text:c="14"/></text:p>
            <text:p><text:s text:c="13"/>Apr 19 - 12:13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w Wiggins</text:p>
            <text:p><text:s text:c="17"/></text:p>
            <text:p><text:s text:c="17"/></text:p>
            <text:p><text:s text:c="22"/>- G/F - <text:s/>Timberwolves</text:p>
            <text:p><text:s text:c="16"/></text:p>
            <text:p><text:s text:c="17"/></text:p>
            <text:p><text:s text:c="12"/></text:p>
            <text:p><text:s text:c="8"/></text:p>
            <text:p><text:s text:c="8"/></text:p>
            <text:p><text:s text:c="8"/></text:p>
            <text:p><text:s text:c="12"/>Andrew Wiggins had 13 points, eight rebounds, three assists, one steal and one block in 31 minutes on Wednesday, but the Wolves fell on the road vs. the Rockets.</text:p>
            <text:p><text:s text:c="8"/></text:p>
            <text:p><text:s text:c="8"/></text:p>
            <text:p><text:s text:c="13"/>Wiggins' line wasn't great but it was better than most of his teammates. Jimmy Butler had 11 points, four boards and two assists in 25 minutes, Jeff Teague had eight points in 19 minutes, and Karl-Anthony Towns was quiet again with five points in 24 minutes. Minnesota shot 39.2% as a team and they face a daunting task down 2-0 vs. the top-seeded team in the West.</text:p>
            <text:p><text:s text:c="8"/></text:p>
            <text:p><text:s text:c="8"/></text:p>
            <text:p><text:s text:c="13"/></text:p>
            <text:p><text:s text:c="14"/></text:p>
            <text:p><text:s text:c="13"/>Apr 19 - 12:12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arl-Anthony Towns</text:p>
            <text:p><text:s text:c="17"/></text:p>
            <text:p><text:s text:c="17"/></text:p>
            <text:p><text:s text:c="22"/>- F/C - <text:s/>Timberwolves</text:p>
            <text:p><text:s text:c="16"/></text:p>
            <text:p><text:s text:c="17"/></text:p>
            <text:p><text:s text:c="12"/></text:p>
            <text:p><text:s text:c="8"/></text:p>
            <text:p><text:s text:c="8"/></text:p>
            <text:p><text:s text:c="8"/></text:p>
            <text:p><text:s text:c="12"/>Karl-Anthony Towns shot 2-of-9 for five points during the Wolves' lopsided Game 2 loss, adding 10 rebounds, one steal, one block and one 3-pointer in 24 minutes.</text:p>
            <text:p><text:s text:c="8"/></text:p>
            <text:p><text:s text:c="8"/></text:p>
            <text:p><text:s text:c="13"/>KAT was held to eight points on nine shots in Game 1 and the Wolves talked a lot about getting him going offensively, but that obviously didn't come to fruition. He was held to single-digit scoring just twice during the entire regular season and the fact that Houston has limited him in consecutive games is mind-boggling -- the Rockets did have the sixth-best Defensive Efficiency in the league this year, and their swarming defense has short-circuited the Wolves' offense. Towns and the Wolves will go back to the drawing board for Game 3 at the Target Center on Saturday.</text:p>
            <text:p><text:s text:c="8"/></text:p>
            <text:p><text:s text:c="8"/></text:p>
            <text:p><text:s text:c="13"/></text:p>
            <text:p><text:s text:c="14"/></text:p>
            <text:p><text:s text:c="13"/>Apr 19 - 12:11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rrick Rose</text:p>
            <text:p><text:s text:c="17"/></text:p>
            <text:p><text:s text:c="17"/></text:p>
            <text:p><text:s text:c="22"/>- G - <text:s/>Timberwolves</text:p>
            <text:p><text:s text:c="16"/></text:p>
            <text:p><text:s text:c="17"/></text:p>
            <text:p><text:s text:c="12"/></text:p>
            <text:p><text:s text:c="8"/></text:p>
            <text:p><text:s text:c="8"/></text:p>
            <text:p><text:s text:c="8"/></text:p>
            <text:p><text:s text:c="12"/>Derrick Rose cooled off on Wednesday with nine points on 4-of-9 shooting, one rebound, one assist and one steal in 17 minutes.</text:p>
            <text:p><text:s text:c="8"/></text:p>
            <text:p><text:s text:c="8"/></text:p>
            <text:p><text:s text:c="13"/>Rose dropped 16 points with four assists in a strong Game 1 performance but he couldn't duplicate the feat tonight -- at one point in the first half he had three consecutive shots blocked. The Wolves are in trouble if they're relying on D-Rose's bench contributions to upset the No. 1 seed Rockets.</text:p>
            <text:p><text:s text:c="8"/></text:p>
            <text:p><text:s text:c="8"/></text:p>
            <text:p><text:s text:c="13"/></text:p>
            <text:p><text:s text:c="14"/></text:p>
            <text:p><text:s text:c="13"/>Apr 19 - 12:09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Marcus Cousins</text:p>
            <text:p><text:s text:c="17"/></text:p>
            <text:p><text:s text:c="17"/></text:p>
            <text:p><text:s text:c="22"/>- F/C - <text:s/>Pelicans</text:p>
            <text:p><text:s text:c="16"/></text:p>
            <text:p><text:s text:c="17"/></text:p>
            <text:p><text:s text:c="12"/></text:p>
            <text:p><text:s text:c="8"/></text:p>
            <text:p><text:s text:c="8"/></text:p>
            <text:p><text:s text:c="8"/></text:p>
            <text:p><text:s text:c="12"/>DeMarcus Cousins (left Achilles surgery) will be in New Orleans to watch the Pelicans play Game 3 on Thursday.</text:p>
            <text:p><text:s text:c="8"/></text:p>
            <text:p><text:s text:c="8"/></text:p>
            <text:p><text:s text:c="13"/>Cousins recently returned to his offseason home in Las Vegas, but he'll be rooting on his teammates in person as they look to take a dominant 3-0 series lead vs. the Blazers. His physical therapist will be traveling with him and he won't miss any rehab sessions, which he's been doing six days a week. As one of the biggest unrestricted free agents this offseason, Cousins' progress will be scrutinized even more than usual.</text:p>
            <text:p><text:s text:c="8"/></text:p>
            <text:p><text:s text:c="8"/></text:p>
            <text:p><text:s text:c="13"/></text:p>
            <text:p><text:s text:c="14"/></text:p>
            <text:p><text:s text:c="13"/>Source: Will Guillory on Twitter <text:s text:c="25"/>Apr 18 - 11:2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onovan Mitchell</text:p>
            <text:p><text:s text:c="17"/></text:p>
            <text:p><text:s text:c="17"/></text:p>
            <text:p><text:s text:c="22"/>- G - <text:s/>Jazz</text:p>
            <text:p><text:s text:c="16"/></text:p>
            <text:p><text:s text:c="17"/></text:p>
            <text:p><text:s text:c="12"/></text:p>
            <text:p><text:s text:c="8"/></text:p>
            <text:p><text:s text:c="8"/></text:p>
            <text:p><text:s text:c="8"/></text:p>
            <text:p><text:s text:c="12"/>Donovan Mitchell (bruised left foot) finished Wednesday's road win with a game-high 28 points on 10-of-25 FGs and 8-of-9 FTs, six rebounds, two assists and one steal in 43 minutes.</text:p>
            <text:p><text:s text:c="8"/></text:p>
            <text:p><text:s text:c="8"/></text:p>
            <text:p><text:s text:c="13"/>Mitchell was a game-time decision after MRIs were negative for structural damage, but you couldn't tell he was injured by watching him play. He was instrumental in turning a 10-point deficit into a lead in the fourth quarter, and continues to reach new heights in his rookie season -- he and Kareem Abdul-Jabbar are the only players to score 27+ points in their first two playoff appearances. He's unreal.</text:p>
            <text:p><text:s text:c="8"/></text:p>
            <text:p><text:s text:c="8"/></text:p>
            <text:p><text:s text:c="13"/></text:p>
            <text:p><text:s text:c="14"/></text:p>
            <text:p><text:s text:c="13"/>Source: Tommy Beer on Twitter <text:s text:c="28"/>Apr 18 - 10:5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rrick Favors</text:p>
            <text:p><text:s text:c="17"/></text:p>
            <text:p><text:s text:c="17"/></text:p>
            <text:p><text:s text:c="22"/>- F/C - <text:s/>Jazz</text:p>
            <text:p><text:s text:c="16"/></text:p>
            <text:p><text:s text:c="17"/></text:p>
            <text:p><text:s text:c="12"/></text:p>
            <text:p><text:s text:c="8"/></text:p>
            <text:p><text:s text:c="8"/></text:p>
            <text:p><text:s text:c="8"/></text:p>
            <text:p><text:s text:c="12"/>Derrick Favors set multiple postseason highs on Wednesday with 20 points and 16 rebounds, adding three assists, one steal, two 3-pointers and one turnover in 37 minutes.</text:p>
            <text:p><text:s text:c="8"/></text:p>
            <text:p><text:s text:c="8"/></text:p>
            <text:p><text:s text:c="13"/>Favors had six offensive rebounds in the first half alone, finishing with eight boards on the offensive glass. He's having a solid season for Utah after battling injuries in recent years, and has quieted concerns about his ability to share the frontcourt with Rudy Gobert. Tonight's impressive 102-95 victory ties things up at 1-1 as the series shifts to Utah for Game 3.</text:p>
            <text:p><text:s text:c="8"/></text:p>
            <text:p><text:s text:c="8"/></text:p>
            <text:p><text:s text:c="13"/></text:p>
            <text:p><text:s text:c="14"/></text:p>
            <text:p><text:s text:c="13"/>Apr 18 - 10:5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Ricky Rubio</text:p>
            <text:p><text:s text:c="17"/></text:p>
            <text:p><text:s text:c="17"/></text:p>
            <text:p><text:s text:c="22"/>- G - <text:s/>Jazz</text:p>
            <text:p><text:s text:c="16"/></text:p>
            <text:p><text:s text:c="17"/></text:p>
            <text:p><text:s text:c="12"/></text:p>
            <text:p><text:s text:c="8"/></text:p>
            <text:p><text:s text:c="8"/></text:p>
            <text:p><text:s text:c="8"/></text:p>
            <text:p><text:s text:c="12"/>Ricky Rubio was terrific on Wednesday with 22 points on 6-of-16 shooting, nine assists, seven rebounds and one steal in a Game 2 victory at OKC.</text:p>
            <text:p><text:s text:c="8"/></text:p>
            <text:p><text:s text:c="8"/></text:p>
            <text:p><text:s text:c="13"/>Rubio launched 18 shots in Utah's Game 1 defeat, which tied the third-most attempts he had in any regular season game this year. He wasn't shy tonight, either, and connected on 5-of-6 free throws while knocking down five 3-pointers. The triples tied Rubio's season high and helped Utah escape with a series-tying victory, despite the rest of the roster combining for 4-of-21 shooting from downtown. So far, so good for Rubio in his first postseason run.</text:p>
            <text:p><text:s text:c="8"/></text:p>
            <text:p><text:s text:c="8"/></text:p>
            <text:p><text:s text:c="13"/></text:p>
            <text:p><text:s text:c="14"/></text:p>
            <text:p><text:s text:c="13"/>Apr 18 - 10:5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udy Gobert</text:p>
            <text:p><text:s text:c="17"/></text:p>
            <text:p><text:s text:c="17"/></text:p>
            <text:p><text:s text:c="22"/>- C - <text:s/>Jazz</text:p>
            <text:p><text:s text:c="16"/></text:p>
            <text:p><text:s text:c="17"/></text:p>
            <text:p><text:s text:c="12"/></text:p>
            <text:p><text:s text:c="8"/></text:p>
            <text:p><text:s text:c="8"/></text:p>
            <text:p><text:s text:c="8"/></text:p>
            <text:p><text:s text:c="12"/>Rudy Gobert piled up 13 points, 15 rebounds, three assists, three blocks and two steals in 33 minutes of action vs. OKC on Wednesday.</text:p>
            <text:p><text:s text:c="8"/></text:p>
            <text:p><text:s text:c="8"/></text:p>
            <text:p><text:s text:c="13"/>Gobert began the game 2-of-6 from the FT line but he made them when it mattered most, finishing 7-of-12 at the stripe. His job got easier with Steven Adams playing only 22 minutes due to foul trouble, before fouling out in the fourth quarter, and the battle at center remains a key to the series. Gobert shot just 54.4% on the road this season, compared to 68.8% during home games, so we're expecting some big performances in Games 3 and 4.</text:p>
            <text:p><text:s text:c="8"/></text:p>
            <text:p><text:s text:c="8"/></text:p>
            <text:p><text:s text:c="13"/></text:p>
            <text:p><text:s text:c="14"/></text:p>
            <text:p><text:s text:c="13"/>Apr 18 - 10:5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Paul George</text:p>
            <text:p><text:s text:c="17"/></text:p>
            <text:p><text:s text:c="17"/></text:p>
            <text:p><text:s text:c="22"/>- F - <text:s/>Thunder</text:p>
            <text:p><text:s text:c="16"/></text:p>
            <text:p><text:s text:c="17"/></text:p>
            <text:p><text:s text:c="12"/></text:p>
            <text:p><text:s text:c="8"/></text:p>
            <text:p><text:s text:c="8"/></text:p>
            <text:p><text:s text:c="8"/></text:p>
            <text:p><text:s text:c="12"/>Paul George (hip) had 18 points, 10 rebounds and three blocks in 43 minutes vs. the Jazz on Wednesday, going 6-of-21 from the field and 4-of-12 from downtown.</text:p>
            <text:p><text:s text:c="8"/></text:p>
            <text:p><text:s text:c="8"/></text:p>
            <text:p><text:s text:c="13"/>George aggravated a hip/pelvis injury during Game 1 but his status was never in doubt. He was averaging 38.0 points on red-hot shooting in his previous two games, including the regular-season finale, but just couldn't find the range tonight in a tough 102-95 home loss. The Thunder will try to reclaim the series lead in Utah on Saturday.</text:p>
            <text:p><text:s text:c="8"/></text:p>
            <text:p><text:s text:c="8"/></text:p>
            <text:p><text:s text:c="13"/></text:p>
            <text:p><text:s text:c="14"/></text:p>
            <text:p><text:s text:c="13"/>Apr 18 - 10:5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ussell Westbrook</text:p>
            <text:p><text:s text:c="17"/></text:p>
            <text:p><text:s text:c="17"/></text:p>
            <text:p><text:s text:c="22"/>- G - <text:s/>Thunder</text:p>
            <text:p><text:s text:c="16"/></text:p>
            <text:p><text:s text:c="17"/></text:p>
            <text:p><text:s text:c="12"/></text:p>
            <text:p><text:s text:c="8"/></text:p>
            <text:p><text:s text:c="8"/></text:p>
            <text:p><text:s text:c="8"/></text:p>
            <text:p><text:s text:c="12"/>Russell Westbrook posted 19 points, 13 assists, nine rebounds, and four steals in 37 minutes during OKC's Game 2 loss on Wednesday.</text:p>
            <text:p><text:s text:c="8"/></text:p>
            <text:p><text:s text:c="8"/></text:p>
            <text:p><text:s text:c="13"/>Westbrook has averaged a triple-double for two consecutive seasons, so we're numb to his gaudy stat lines -- even in a postseason game vs. an elite defense. He shot 7-of-19 from the field tonight but was 3-of-4 at the line with a pair of 3-pointers, and did enough to hit value in most DFS leagues despite his sky-high price.</text:p>
            <text:p><text:s text:c="8"/></text:p>
            <text:p><text:s text:c="8"/></text:p>
            <text:p><text:s text:c="13"/></text:p>
            <text:p><text:s text:c="14"/></text:p>
            <text:p><text:s text:c="13"/>Apr 18 - 10:5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teven Adams</text:p>
            <text:p><text:s text:c="17"/></text:p>
            <text:p><text:s text:c="17"/></text:p>
            <text:p><text:s text:c="22"/>- C - <text:s/>Thunder</text:p>
            <text:p><text:s text:c="16"/></text:p>
            <text:p><text:s text:c="17"/></text:p>
            <text:p><text:s text:c="12"/></text:p>
            <text:p><text:s text:c="8"/></text:p>
            <text:p><text:s text:c="8"/></text:p>
            <text:p><text:s text:c="8"/></text:p>
            <text:p><text:s text:c="12"/>Steven Adams (hand) fouled out of Game 2 with nine points on 4-of-5 shooting, seven rebounds, one assist and one steal in just 22 minutes.</text:p>
            <text:p><text:s text:c="8"/></text:p>
            <text:p><text:s text:c="8"/></text:p>
            <text:p><text:s text:c="13"/>Adams began the game with a wrap around his right wrist and he was icing his arm throughout the game, presumably stemming from a play late in Game 1 when he hit his hand on the rim during a dunk. The injury was obviously bothering him, but coach Billy Donovan again dismissed any concerns and said he'll be fine for Game 3. We'll keep a close eye on his status but it would be shocking if he missed any time.</text:p>
            <text:p><text:s text:c="8"/></text:p>
            <text:p><text:s text:c="8"/></text:p>
            <text:p><text:s text:c="13"/></text:p>
            <text:p><text:s text:c="14"/></text:p>
            <text:p><text:s text:c="13"/>Apr 18 - 10:5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vin Love</text:p>
            <text:p><text:s text:c="17"/></text:p>
            <text:p><text:s text:c="17"/></text:p>
            <text:p><text:s text:c="22"/>- F/C - <text:s/>Cavaliers</text:p>
            <text:p><text:s text:c="16"/></text:p>
            <text:p><text:s text:c="17"/></text:p>
            <text:p><text:s text:c="12"/></text:p>
            <text:p><text:s text:c="8"/></text:p>
            <text:p><text:s text:c="8"/></text:p>
            <text:p><text:s text:c="8"/></text:p>
            <text:p><text:s text:c="12"/>X-rays on Kevin Love's left thumb were negative and coach Ty Lue confirmed that Love will be ready to go for Game 3 on Friday.</text:p>
            <text:p><text:s text:c="8"/></text:p>
            <text:p><text:s text:c="8"/></text:p>
            <text:p><text:s text:c="13"/>"[Love] is good. He’s fine," Lue said. "Just a jammed thumb. Ready to go for Game 3." Lue added that he liked the "flow of the team" down the stretch, which is the only reason he didn't put Love back into the game after his injury late in the fourth quarter. We'll leave him on the injury report as a precaution, but it's safe to deploy him in DFS and other postseason fantasy formats.</text:p>
            <text:p><text:s text:c="8"/></text:p>
            <text:p><text:s text:c="8"/></text:p>
            <text:p><text:s text:c="13"/></text:p>
            <text:p><text:s text:c="14"/></text:p>
            <text:p><text:s text:c="13"/>Source: Dave McMenamin on Twitter <text:s text:c="24"/>Apr 18 - 10:4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oe Harkless</text:p>
            <text:p><text:s text:c="17"/></text:p>
            <text:p><text:s text:c="17"/></text:p>
            <text:p><text:s text:c="22"/>- G/F - <text:s/>Trail Blazers</text:p>
            <text:p><text:s text:c="16"/></text:p>
            <text:p><text:s text:c="17"/></text:p>
            <text:p><text:s text:c="12"/></text:p>
            <text:p><text:s text:c="8"/></text:p>
            <text:p><text:s text:c="8"/></text:p>
            <text:p><text:s text:c="8"/></text:p>
            <text:p><text:s text:c="12"/>Blazers coach Terry Stotts is considering lineup changes for Game 3 vs. the Pelicans on Thursday.</text:p>
            <text:p><text:s text:c="8"/></text:p>
            <text:p><text:s text:c="8"/></text:p>
            <text:p><text:s text:c="13"/>Moe Harkless could shift into the starting five but Stotts' decision is complicated by a strict minute-limit after Harkless' recent arthroscopic knee surgery. "We didn't want to overload his minutes [in Game 2]," Stotts said. "I wanted to be able to save his minutes in case we wanted to finish the game with him. If he played 6 to 8 minutes to start the game, that's it for the half." Anyone building DFS lineups for Thursday should keep a close eye on Portland's lineup, especially with Evan Turner (toe) questionable to suit up.</text:p>
            <text:p><text:s text:c="8"/></text:p>
            <text:p><text:s text:c="8"/></text:p>
            <text:p><text:s text:c="13"/>Related: Evan Turner</text:p>
            <text:p><text:s text:c="14"/></text:p>
            <text:p><text:s text:c="13"/>Source: The Oregonian <text:s text:c="36"/>Apr 18 - 10:0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eBron James</text:p>
            <text:p><text:s text:c="17"/></text:p>
            <text:p><text:s text:c="17"/></text:p>
            <text:p><text:s text:c="22"/>- F - <text:s/>Cavaliers</text:p>
            <text:p><text:s text:c="16"/></text:p>
            <text:p><text:s text:c="17"/></text:p>
            <text:p><text:s text:c="12"/></text:p>
            <text:p><text:s text:c="8"/></text:p>
            <text:p><text:s text:c="8"/></text:p>
            <text:p><text:s text:c="8"/></text:p>
            <text:p><text:s text:c="12"/>LeBron James was magnificent during the Cavs' Game 2 victory, making 17-of-24 FGs and 10-of-13 FTs to score 46 points with 12 rebounds, five assists, two steals and two 3-pointers.</text:p>
            <text:p><text:s text:c="8"/></text:p>
            <text:p><text:s text:c="8"/></text:p>
            <text:p><text:s text:c="13"/>LeBron was on a mission from tip-off tonight, scoring 16 of the Cavs' first 19 points en route to a series-tying home win. He's now scored 40+ points in 20 playoff games during his career, and he fell just three points shy of his postseason career high. He went just 7-of-17 from the field in a rare Game 1 defeat on Sunday, but it didn't take LBJ long to play another MVP-worthy game to get his team back on level terrain in the series.</text:p>
            <text:p><text:s text:c="8"/></text:p>
            <text:p><text:s text:c="8"/></text:p>
            <text:p><text:s text:c="13"/></text:p>
            <text:p><text:s text:c="14"/></text:p>
            <text:p><text:s text:c="13"/>Apr 18 - 10:0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ristan Thompson</text:p>
            <text:p><text:s text:c="17"/></text:p>
            <text:p><text:s text:c="17"/></text:p>
            <text:p><text:s text:c="22"/>- C - <text:s/>Cavaliers</text:p>
            <text:p><text:s text:c="16"/></text:p>
            <text:p><text:s text:c="17"/></text:p>
            <text:p><text:s text:c="12"/></text:p>
            <text:p><text:s text:c="8"/></text:p>
            <text:p><text:s text:c="8"/></text:p>
            <text:p><text:s text:c="8"/></text:p>
            <text:p><text:s text:c="12"/>Tristan Thompson picked up a DNP-CD during Game 2 on Wednesday.</text:p>
            <text:p><text:s text:c="8"/></text:p>
            <text:p><text:s text:c="8"/></text:p>
            <text:p><text:s text:c="13"/>Thompson may not return to the rotation while Kevin Love and Larry Nance are healthy, at least not during the Cavs' first-round series vs. Indiana, but it's worth noting that Love hurt his left thumb in the fourth quarter tonight. His absence is even more glaring in light of the $36 million Cleveland owes him through 2020.</text:p>
            <text:p><text:s text:c="8"/></text:p>
            <text:p><text:s text:c="8"/></text:p>
            <text:p><text:s text:c="13"/></text:p>
            <text:p><text:s text:c="14"/></text:p>
            <text:p><text:s text:c="13"/>Apr 18 - 9:5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eff Green</text:p>
            <text:p><text:s text:c="17"/></text:p>
            <text:p><text:s text:c="17"/></text:p>
            <text:p><text:s text:c="22"/>- F - <text:s/>Cavaliers</text:p>
            <text:p><text:s text:c="16"/></text:p>
            <text:p><text:s text:c="17"/></text:p>
            <text:p><text:s text:c="12"/></text:p>
            <text:p><text:s text:c="8"/></text:p>
            <text:p><text:s text:c="8"/></text:p>
            <text:p><text:s text:c="8"/></text:p>
            <text:p><text:s text:c="12"/>Jeff Green came off the bench for two points, two rebounds, one assist and one steal on Wednesday, shooting 1-of-3 from the field in 13 minutes.</text:p>
            <text:p><text:s text:c="8"/></text:p>
            <text:p><text:s text:c="8"/></text:p>
            <text:p><text:s text:c="13"/>Green shot 0-of-7 during a disastrous Game 1 loss and it's no surprise that he was demoted tonight -- the Cavs also benched Rodney Hood, with J.R. Smith and Kyle Korver taking over the starting duties.</text:p>
            <text:p><text:s text:c="8"/></text:p>
            <text:p><text:s text:c="8"/></text:p>
            <text:p><text:s text:c="13"/></text:p>
            <text:p><text:s text:c="14"/></text:p>
            <text:p><text:s text:c="13"/>Apr 18 - 9:5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yle Korver</text:p>
            <text:p><text:s text:c="17"/></text:p>
            <text:p><text:s text:c="17"/></text:p>
            <text:p><text:s text:c="22"/>- G/F - <text:s/>Cavaliers</text:p>
            <text:p><text:s text:c="16"/></text:p>
            <text:p><text:s text:c="17"/></text:p>
            <text:p><text:s text:c="12"/></text:p>
            <text:p><text:s text:c="8"/></text:p>
            <text:p><text:s text:c="8"/></text:p>
            <text:p><text:s text:c="8"/></text:p>
            <text:p><text:s text:c="12"/>Kyle Korver (foot, illness) moved into the starting lineup on Wednesday, scoring 12 points on 4-of-8 shooting with four 3-pointers, three rebounds, one assist and one steal in 31 minutes.</text:p>
            <text:p><text:s text:c="8"/></text:p>
            <text:p><text:s text:c="8"/></text:p>
            <text:p><text:s text:c="13"/>Korver was limited to just four minutes on Wednesday but that was due to coach Ty Lue's rotations, and Lue waited until the last minute to reveal his lineups for Game 2. "Being strategic in the playoffs, if you tell your lineup they can see what matchups they want to do and who's going to guard who," Lue said. We're expecting to see Korver start in Indiana on Friday.</text:p>
            <text:p><text:s text:c="8"/></text:p>
            <text:p><text:s text:c="8"/></text:p>
            <text:p><text:s text:c="13"/></text:p>
            <text:p><text:s text:c="14"/></text:p>
            <text:p><text:s text:c="13"/>Source: Cleveland.com <text:s text:c="36"/>Apr 18 - 9:5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R. Smith</text:p>
            <text:p><text:s text:c="17"/></text:p>
            <text:p><text:s text:c="17"/></text:p>
            <text:p><text:s text:c="22"/>- G/F - <text:s/>Cavaliers</text:p>
            <text:p><text:s text:c="16"/></text:p>
            <text:p><text:s text:c="17"/></text:p>
            <text:p><text:s text:c="12"/></text:p>
            <text:p><text:s text:c="8"/></text:p>
            <text:p><text:s text:c="8"/></text:p>
            <text:p><text:s text:c="8"/></text:p>
            <text:p><text:s text:c="12"/>J.R. Smith had five points, two steals, one assist and one block in 35 minutes as a starter on Wednesday, making 2-of-5 field goals and 1-of-2 free throws.</text:p>
            <text:p><text:s text:c="8"/></text:p>
            <text:p><text:s text:c="8"/></text:p>
            <text:p><text:s text:c="13"/>Smith and Kyle Korver slid into the starting lineup tonight, displacing Rodney Hood and Jeff Green, and the move resulted in a critical 100-97 victory. The results were less than stellar if you deployed Smith in DFS, of course, but inconsistency is nothing new for J.R. In 61 starts this season he averaged a modest 8.4 points on 39.3% shooting, 2.9 rebounds, 2.0 assists and 1.0 steals.</text:p>
            <text:p><text:s text:c="8"/></text:p>
            <text:p><text:s text:c="8"/></text:p>
            <text:p><text:s text:c="13"/></text:p>
            <text:p><text:s text:c="14"/></text:p>
            <text:p><text:s text:c="13"/>Apr 18 - 9:5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odney Hood</text:p>
            <text:p><text:s text:c="17"/></text:p>
            <text:p><text:s text:c="17"/></text:p>
            <text:p><text:s text:c="22"/>- G/F - <text:s/>Cavaliers</text:p>
            <text:p><text:s text:c="16"/></text:p>
            <text:p><text:s text:c="17"/></text:p>
            <text:p><text:s text:c="12"/></text:p>
            <text:p><text:s text:c="8"/></text:p>
            <text:p><text:s text:c="8"/></text:p>
            <text:p><text:s text:c="8"/></text:p>
            <text:p><text:s text:c="12"/>Rodney Hood shifted to a bench role on Wednesday, finishing with five points on 2-of-5 shooting, one assist and two turnovers in 16 minutes.</text:p>
            <text:p><text:s text:c="8"/></text:p>
            <text:p><text:s text:c="8"/></text:p>
            <text:p><text:s text:c="13"/>Hood admitted that his rhythm was disrupted by early foul trouble in Game 1, and coach Ty Lue opted to go small with his starting lineup tonight. Given his dwindling role and lack of supporting stats, it's impossible to trust Hood for DFS and playoff-specific fantasy value.</text:p>
            <text:p><text:s text:c="8"/></text:p>
            <text:p><text:s text:c="8"/></text:p>
            <text:p><text:s text:c="13"/></text:p>
            <text:p><text:s text:c="14"/></text:p>
            <text:p><text:s text:c="13"/>Apr 18 - 9:5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eorge Hill</text:p>
            <text:p><text:s text:c="17"/></text:p>
            <text:p><text:s text:c="17"/></text:p>
            <text:p><text:s text:c="22"/>- G - <text:s/>Cavaliers</text:p>
            <text:p><text:s text:c="16"/></text:p>
            <text:p><text:s text:c="17"/></text:p>
            <text:p><text:s text:c="12"/></text:p>
            <text:p><text:s text:c="8"/></text:p>
            <text:p><text:s text:c="8"/></text:p>
            <text:p><text:s text:c="8"/></text:p>
            <text:p><text:s text:c="12"/>George Hill (back) fouled out of Game 2 with six points, three assists and two turnovers in 20 minutes of action.</text:p>
            <text:p><text:s text:c="8"/></text:p>
            <text:p><text:s text:c="8"/></text:p>
            <text:p><text:s text:c="13"/>Hill's back tightened up on him recently but he played through the injury tonight, and the low minutes were due to pervasive foul trouble. Backup PG Jose Calderon wound up playing 13 minutes tonight and will continue to have a key role if Hill's back limits him going forward. For now we're assuming he'll be fine for Game 3 on Friday.</text:p>
            <text:p><text:s text:c="8"/></text:p>
            <text:p><text:s text:c="8"/></text:p>
            <text:p><text:s text:c="13"/>Related: Jose Calderon</text:p>
            <text:p><text:s text:c="14"/></text:p>
            <text:p><text:s text:c="13"/>Apr 18 - 9:5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vin Love</text:p>
            <text:p><text:s text:c="17"/></text:p>
            <text:p><text:s text:c="17"/></text:p>
            <text:p><text:s text:c="22"/>- F/C - <text:s/>Cavaliers</text:p>
            <text:p><text:s text:c="16"/></text:p>
            <text:p><text:s text:c="17"/></text:p>
            <text:p><text:s text:c="12"/></text:p>
            <text:p><text:s text:c="8"/></text:p>
            <text:p><text:s text:c="8"/></text:p>
            <text:p><text:s text:c="8"/></text:p>
            <text:p><text:s text:c="12"/>Kevin Love jammed his left thumb during the fourth quarter of Game 2, finishing with 15 points on 5-of-16 shooting, two 3-pointers and eight rebounds in 34 minutes.</text:p>
            <text:p><text:s text:c="8"/></text:p>
            <text:p><text:s text:c="8"/></text:p>
            <text:p><text:s text:c="13"/>Despite being forced to the bench down the stretch of a close game, coach Ty Lue said afterward, "[Love] is good." He broke his left hand earlier in the season but this injury was unrelated, as his thumb twisted awkwardly when hit by a pass from Victor Oladipo. We'll add him to the injury report for Friday's Game 3 but it sounds like he'll be ready to roll. If he is forced to miss time, Larry Nance and Jeff Green will be forced to step up and Tristan Thompson could reemerge in the rotation.</text:p>
            <text:p><text:s text:c="8"/></text:p>
            <text:p><text:s text:c="8"/></text:p>
            <text:p><text:s text:c="13"/>Related: Jeff Green, Tristan Thompson, Larry Nance</text:p>
            <text:p><text:s text:c="14"/></text:p>
            <text:p><text:s text:c="13"/>Source: Chris Mannix on Twitter <text:s text:c="26"/>Apr 18 - 9:5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Myles Turner</text:p>
            <text:p><text:s text:c="17"/></text:p>
            <text:p><text:s text:c="17"/></text:p>
            <text:p><text:s text:c="22"/>- F/C - <text:s/>Pacers</text:p>
            <text:p><text:s text:c="16"/></text:p>
            <text:p><text:s text:c="17"/></text:p>
            <text:p><text:s text:c="12"/></text:p>
            <text:p><text:s text:c="8"/></text:p>
            <text:p><text:s text:c="8"/></text:p>
            <text:p><text:s text:c="8"/></text:p>
            <text:p><text:s text:c="12"/>Myles Turner shot 7-of-12 from the field to finish Wednesday's game with 18 points, five rebounds and one 3-pointer in 36 minutes.</text:p>
            <text:p><text:s text:c="8"/></text:p>
            <text:p><text:s text:c="8"/></text:p>
            <text:p><text:s text:c="13"/>Turner has found another gear in the postseason, shooting a combined 13-of-21 through two games to help Indiana split the first two games in Cleveland. That's even more striking in comparison to his ice-cold finish to the regular season -- he averaged 8.4 points on 36.0% shooting in the Pacers' final 13 games. He averaged more points (13.2) on better shooting (48.8%) away from Indiana this season, but hopefully he can stay hot at home on Friday.</text:p>
            <text:p><text:s text:c="8"/></text:p>
            <text:p><text:s text:c="8"/></text:p>
            <text:p><text:s text:c="13"/></text:p>
            <text:p><text:s text:c="14"/></text:p>
            <text:p><text:s text:c="13"/>Apr 18 - 9:5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rren Collison</text:p>
            <text:p><text:s text:c="17"/></text:p>
            <text:p><text:s text:c="17"/></text:p>
            <text:p><text:s text:c="22"/>- G - <text:s/>Pacers</text:p>
            <text:p><text:s text:c="16"/></text:p>
            <text:p><text:s text:c="17"/></text:p>
            <text:p><text:s text:c="12"/></text:p>
            <text:p><text:s text:c="8"/></text:p>
            <text:p><text:s text:c="8"/></text:p>
            <text:p><text:s text:c="8"/></text:p>
            <text:p><text:s text:c="12"/>Darren Collison was clutch on Wednesday, making 7-of-11 shots to score 16 points with six assists, five rebounds and one steal in 33 minutes.</text:p>
            <text:p><text:s text:c="8"/></text:p>
            <text:p><text:s text:c="8"/></text:p>
            <text:p><text:s text:c="13"/>Collison hit a pair of huge 3-pointers to help Indiana trim the deficit to three points with 36.3 seconds remaining, but they couldn't get over the hump. The veteran led the NBA with ridiculous 46.4% shooting from deep this season, and Indiana may want to get him even more looks as the series shifts to Bankers Life Fieldhouse.</text:p>
            <text:p><text:s text:c="8"/></text:p>
            <text:p><text:s text:c="8"/></text:p>
            <text:p><text:s text:c="13"/></text:p>
            <text:p><text:s text:c="14"/></text:p>
            <text:p><text:s text:c="13"/>Apr 18 - 9:5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Victor Oladipo</text:p>
            <text:p><text:s text:c="17"/></text:p>
            <text:p><text:s text:c="17"/></text:p>
            <text:p><text:s text:c="22"/>- G - <text:s/>Pacers</text:p>
            <text:p><text:s text:c="16"/></text:p>
            <text:p><text:s text:c="17"/></text:p>
            <text:p><text:s text:c="12"/></text:p>
            <text:p><text:s text:c="8"/></text:p>
            <text:p><text:s text:c="8"/></text:p>
            <text:p><text:s text:c="8"/></text:p>
            <text:p><text:s text:c="12"/>Victor Oladipo got into early foul trouble on Wednesday, but still finished Game 2 with 22 points on 9-of-18 shooting, two 3-pointers, six assists, three rebounds, two steals and six turnovers.</text:p>
            <text:p><text:s text:c="8"/></text:p>
            <text:p><text:s text:c="8"/></text:p>
            <text:p><text:s text:c="13"/>Oladipo committed his second personal foul with 10:58 remaining in the first quarter and wound up playing just 28 minutes -- he averaged 34.0 per game during the regular season. The Pacers still split the first two games of the series 1-1, and they head back to Indiana with homecourt advantage on their side. With a 27-14 record at home this regular season, that could be a critical factor as the series unfolds.</text:p>
            <text:p><text:s text:c="8"/></text:p>
            <text:p><text:s text:c="8"/></text:p>
            <text:p><text:s text:c="13"/></text:p>
            <text:p><text:s text:c="14"/></text:p>
            <text:p><text:s text:c="13"/>Apr 18 - 9:5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regg Popovich</text:p>
            <text:p><text:s text:c="17"/></text:p>
            <text:p><text:s text:c="17"/></text:p>
            <text:p><text:s text:c="22"/>- C - <text:s/>Spurs</text:p>
            <text:p><text:s text:c="16"/></text:p>
            <text:p><text:s text:c="17"/></text:p>
            <text:p><text:s text:c="12"/></text:p>
            <text:p><text:s text:c="8"/></text:p>
            <text:p><text:s text:c="8"/></text:p>
            <text:p><text:s text:c="8"/></text:p>
            <text:p><text:s text:c="12"/>The Spurs announced that coach Gregg Popovich's wife, Erin, passed away earlier on Wednesday.</text:p>
            <text:p><text:s text:c="8"/></text:p>
            <text:p><text:s text:c="8"/></text:p>
            <text:p><text:s text:c="13"/>The Spurs announced that Gregg Popovich's wife, Erin, died earlier on Wednesday.</text:p>
            <text:p>"We mourn the loss of Erin," said Spurs GM R.C. Buford. "She was a strong, wonderful, kind, intelligent woman who provided love, support and humor to all of us." Our thoughts are with Popovich, his family and the Spurs organization at this difficult time.</text:p>
            <text:p><text:s text:c="8"/></text:p>
            <text:p><text:s text:c="8"/></text:p>
            <text:p><text:s text:c="13"/></text:p>
            <text:p><text:s text:c="14"/></text:p>
            <text:p><text:s text:c="13"/>Source: Spurs on Twitter <text:s text:c="33"/>Apr 18 - 8:2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yan Anderson</text:p>
            <text:p><text:s text:c="17"/></text:p>
            <text:p><text:s text:c="17"/></text:p>
            <text:p><text:s text:c="22"/>- F - <text:s/>Rockets</text:p>
            <text:p><text:s text:c="16"/></text:p>
            <text:p><text:s text:c="17"/></text:p>
            <text:p><text:s text:c="12"/></text:p>
            <text:p><text:s text:c="8"/></text:p>
            <text:p><text:s text:c="8"/></text:p>
            <text:p><text:s text:c="8"/></text:p>
            <text:p><text:s text:c="12"/>Ryan Anderson (ankle) will not play on Wednesday, as expected.</text:p>
            <text:p><text:s text:c="8"/></text:p>
            <text:p><text:s text:c="8"/></text:p>
            <text:p><text:s text:c="13"/>Mike D'Antoni said that Anderson playing in Game 3 on Saturday is "more realistic," and his absence leaves P.J. Tucker to soak up as many PF minutes as he can handle.</text:p>
            <text:p><text:s text:c="8"/></text:p>
            <text:p><text:s text:c="8"/></text:p>
            <text:p><text:s text:c="13"/></text:p>
            <text:p><text:s text:c="14"/></text:p>
            <text:p><text:s text:c="13"/>Source: Craig Ackerman on Twitter <text:s text:c="24"/>Apr 18 - 8:2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vid West</text:p>
            <text:p><text:s text:c="17"/></text:p>
            <text:p><text:s text:c="17"/></text:p>
            <text:p><text:s text:c="22"/>- F/C - <text:s/>Warriors</text:p>
            <text:p><text:s text:c="16"/></text:p>
            <text:p><text:s text:c="17"/></text:p>
            <text:p><text:s text:c="12"/></text:p>
            <text:p><text:s text:c="8"/></text:p>
            <text:p><text:s text:c="8"/></text:p>
            <text:p><text:s text:c="8"/></text:p>
            <text:p><text:s text:c="12"/>David West (sprained left ankle) is available to play in Game 3 on Thursday.</text:p>
            <text:p><text:s text:c="8"/></text:p>
            <text:p><text:s text:c="8"/></text:p>
            <text:p><text:s text:c="13"/>West turned his ankle while landing on LaMarcus Aldridge's foot during Game 2, but the injury won't cost him any time. Even at full strength, though, West isn't a compelling DFS option.</text:p>
            <text:p><text:s text:c="8"/></text:p>
            <text:p><text:s text:c="8"/></text:p>
            <text:p><text:s text:c="13"/></text:p>
            <text:p><text:s text:c="14"/></text:p>
            <text:p><text:s text:c="13"/>Source: Mark Medina on Twitter <text:s text:c="27"/>Apr 18 - 8:1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Vale McGee</text:p>
            <text:p><text:s text:c="17"/></text:p>
            <text:p><text:s text:c="17"/></text:p>
            <text:p><text:s text:c="22"/>- C - <text:s/>Warriors</text:p>
            <text:p><text:s text:c="16"/></text:p>
            <text:p><text:s text:c="17"/></text:p>
            <text:p><text:s text:c="12"/></text:p>
            <text:p><text:s text:c="8"/></text:p>
            <text:p><text:s text:c="8"/></text:p>
            <text:p><text:s text:c="8"/></text:p>
            <text:p><text:s text:c="12"/>JaVale McGee (left quad contusion) is questionable for Game 3 on Thursday.</text:p>
            <text:p><text:s text:c="8"/></text:p>
            <text:p><text:s text:c="8"/></text:p>
            <text:p><text:s text:c="13"/>For what it's worth, McGee said on Wednesday that he's feeling "good." He's having a terrific first round with averages of 12.5 points, 5.5 rebounds, 1.5 steals and 1.5 blocks through two games, and we should get an update on his status after Golden State's shootaround. Zaza Pachulia, Kevon Looney and Jordan Bell would be tasked with more minutes if McGee can't suit up.</text:p>
            <text:p><text:s text:c="8"/></text:p>
            <text:p><text:s text:c="8"/></text:p>
            <text:p><text:s text:c="13"/></text:p>
            <text:p><text:s text:c="14"/></text:p>
            <text:p><text:s text:c="13"/>Source: Mark Medina on Twitter <text:s text:c="27"/>Apr 18 - 8:1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Paul George</text:p>
            <text:p><text:s text:c="17"/></text:p>
            <text:p><text:s text:c="17"/></text:p>
            <text:p><text:s text:c="22"/>- F - <text:s/>Thunder</text:p>
            <text:p><text:s text:c="16"/></text:p>
            <text:p><text:s text:c="17"/></text:p>
            <text:p><text:s text:c="12"/></text:p>
            <text:p><text:s text:c="8"/></text:p>
            <text:p><text:s text:c="8"/></text:p>
            <text:p><text:s text:c="8"/></text:p>
            <text:p><text:s text:c="12"/>Paul George (hip) will start Wednesday's game, as expected.</text:p>
            <text:p><text:s text:c="8"/></text:p>
            <text:p><text:s text:c="8"/></text:p>
            <text:p><text:s text:c="13"/>George was technically a game-time decision but his status was never truly in doubt. He dropped 36 points in Game 1 and should be a focal point of Utah's defensive plans tonight.</text:p>
            <text:p><text:s text:c="8"/></text:p>
            <text:p><text:s text:c="8"/></text:p>
            <text:p><text:s text:c="13"/></text:p>
            <text:p><text:s text:c="14"/></text:p>
            <text:p><text:s text:c="13"/>Source: Andy Larsen on Twitter <text:s text:c="27"/>Apr 18 - 7:2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onovan Mitchell</text:p>
            <text:p><text:s text:c="17"/></text:p>
            <text:p><text:s text:c="17"/></text:p>
            <text:p><text:s text:c="22"/>- G - <text:s/>Jazz</text:p>
            <text:p><text:s text:c="16"/></text:p>
            <text:p><text:s text:c="17"/></text:p>
            <text:p><text:s text:c="12"/></text:p>
            <text:p><text:s text:c="8"/></text:p>
            <text:p><text:s text:c="8"/></text:p>
            <text:p><text:s text:c="8"/></text:p>
            <text:p><text:s text:c="12"/>Donovan Mitchell (bruised left foot) will start Game 2 on Wednesday.</text:p>
            <text:p><text:s text:c="8"/></text:p>
            <text:p><text:s text:c="8"/></text:p>
            <text:p><text:s text:c="13"/>Utah's star rookie briefly exited Game 1 due to "left foot soreness" but an MRI was negative and he should see another heavy workload tonight. There's a bit of risk here, but don't hesitate to fire him up in DFS.</text:p>
            <text:p><text:s text:c="8"/></text:p>
            <text:p><text:s text:c="8"/></text:p>
            <text:p><text:s text:c="13"/></text:p>
            <text:p><text:s text:c="14"/></text:p>
            <text:p><text:s text:c="13"/>Source: Utah Jazz on Twitter <text:s text:c="29"/>Apr 18 - 7:1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R. Smith</text:p>
            <text:p><text:s text:c="17"/></text:p>
            <text:p><text:s text:c="17"/></text:p>
            <text:p><text:s text:c="22"/>- G/F - <text:s/>Cavaliers</text:p>
            <text:p><text:s text:c="16"/></text:p>
            <text:p><text:s text:c="17"/></text:p>
            <text:p><text:s text:c="12"/></text:p>
            <text:p><text:s text:c="8"/></text:p>
            <text:p><text:s text:c="8"/></text:p>
            <text:p><text:s text:c="8"/></text:p>
            <text:p><text:s text:c="12"/>J.R. Smith and Kyle Korver will move into the Cavs' starting lineup on Wednesday, replacing Rodney Hood and Jeff Green.</text:p>
            <text:p><text:s text:c="8"/></text:p>
            <text:p><text:s text:c="8"/></text:p>
            <text:p><text:s text:c="13"/>Rodney Hood and Jeff Green head to the bench as a consequence, which isn't a shock since both guys struggled during the Cavs' lopsided Game 1 defeat.</text:p>
            <text:p><text:s text:c="8"/></text:p>
            <text:p><text:s text:c="8"/></text:p>
            <text:p><text:s text:c="13"/>Related: Kyle Korver, Jeff Green, Rodney Hood</text:p>
            <text:p><text:s text:c="14"/></text:p>
            <text:p><text:s text:c="13"/>Source: Tom Withers on Twitter <text:s text:c="27"/>Apr 18 - 6:4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yle Korver</text:p>
            <text:p><text:s text:c="17"/></text:p>
            <text:p><text:s text:c="17"/></text:p>
            <text:p><text:s text:c="22"/>- G/F - <text:s/>Cavaliers</text:p>
            <text:p><text:s text:c="16"/></text:p>
            <text:p><text:s text:c="17"/></text:p>
            <text:p><text:s text:c="12"/></text:p>
            <text:p><text:s text:c="8"/></text:p>
            <text:p><text:s text:c="8"/></text:p>
            <text:p><text:s text:c="8"/></text:p>
            <text:p><text:s text:c="12"/>The Cavs could go small with J.R. Smith and Kyle Korver starting over Rodney Hood and Jeff Green for Game 2 on Wednesday.</text:p>
            <text:p><text:s text:c="8"/></text:p>
            <text:p><text:s text:c="8"/></text:p>
            <text:p><text:s text:c="13"/>Coach Ty Lue said he will wait until the last minute to reveal his lineups, so we may not know until after 7:00. Korver is expected to have a minutes limit, so he'll be a risky DFS play.</text:p>
            <text:p><text:s text:c="8"/></text:p>
            <text:p><text:s text:c="8"/></text:p>
            <text:p><text:s text:c="13"/></text:p>
            <text:p><text:s text:c="14"/></text:p>
            <text:p><text:s text:c="13"/>Source: Tom Withers on Twitter <text:s text:c="27"/>Apr 18 - 6:3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Paul George</text:p>
            <text:p><text:s text:c="17"/></text:p>
            <text:p><text:s text:c="17"/></text:p>
            <text:p><text:s text:c="22"/>- F - <text:s/>Thunder</text:p>
            <text:p><text:s text:c="16"/></text:p>
            <text:p><text:s text:c="17"/></text:p>
            <text:p><text:s text:c="12"/></text:p>
            <text:p><text:s text:c="8"/></text:p>
            <text:p><text:s text:c="8"/></text:p>
            <text:p><text:s text:c="8"/></text:p>
            <text:p><text:s text:c="12"/>Paul George (hip) is expected to play against the Jazz in Game 2 on Wednesday.</text:p>
            <text:p><text:s text:c="8"/></text:p>
            <text:p><text:s text:c="8"/></text:p>
            <text:p><text:s text:c="13"/>No surprise here and he's been expected to play all day. George was limited in shootaround, but there's no need to worry too much. Playoff P himself said he expects the Jazz to adjust to him after his big 36-point Game 1.</text:p>
            <text:p><text:s text:c="8"/></text:p>
            <text:p><text:s text:c="8"/></text:p>
            <text:p><text:s text:c="13"/></text:p>
            <text:p><text:s text:c="14"/></text:p>
            <text:p><text:s text:c="13"/>Source: Erik Horne on Twitter <text:s text:c="28"/>Apr 18 - 6:2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orey Brewer</text:p>
            <text:p><text:s text:c="17"/></text:p>
            <text:p><text:s text:c="17"/></text:p>
            <text:p><text:s text:c="22"/>- G/F - <text:s/>Thunder</text:p>
            <text:p><text:s text:c="16"/></text:p>
            <text:p><text:s text:c="17"/></text:p>
            <text:p><text:s text:c="12"/></text:p>
            <text:p><text:s text:c="8"/></text:p>
            <text:p><text:s text:c="8"/></text:p>
            <text:p><text:s text:c="8"/></text:p>
            <text:p><text:s text:c="12"/>Corey Brewer is good to go for Game 2 on Wednesday.</text:p>
            <text:p><text:s text:c="8"/></text:p>
            <text:p><text:s text:c="8"/></text:p>
            <text:p><text:s text:c="13"/>He was reportedly at 80 percent for Game 1, but still played 34 minutes. Brewer should be looking at a similar workload and he will make his money in transition.</text:p>
            <text:p><text:s text:c="8"/></text:p>
            <text:p><text:s text:c="8"/></text:p>
            <text:p><text:s text:c="13"/></text:p>
            <text:p><text:s text:c="14"/></text:p>
            <text:p><text:s text:c="13"/>Source: Fred Katz on Twitter <text:s text:c="29"/>Apr 18 - 6:2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onovan Mitchell</text:p>
            <text:p><text:s text:c="17"/></text:p>
            <text:p><text:s text:c="17"/></text:p>
            <text:p><text:s text:c="22"/>- G - <text:s/>Jazz</text:p>
            <text:p><text:s text:c="16"/></text:p>
            <text:p><text:s text:c="17"/></text:p>
            <text:p><text:s text:c="12"/></text:p>
            <text:p><text:s text:c="8"/></text:p>
            <text:p><text:s text:c="8"/></text:p>
            <text:p><text:s text:c="8"/></text:p>
            <text:p><text:s text:c="12"/>Donovan Mitchell (foot) is going through warmups for Game 2 on Wednesday.</text:p>
            <text:p><text:s text:c="8"/></text:p>
            <text:p><text:s text:c="8"/></text:p>
            <text:p><text:s text:c="13"/>He's a game-time decision, but most believe he is going to play in this huge contest. Mitchell went through shootaround this morning and he will have to test his foot out before the game. If he is limited, Royce O'Neale would likely have to see more minutes.</text:p>
            <text:p><text:s text:c="8"/></text:p>
            <text:p><text:s text:c="8"/></text:p>
            <text:p><text:s text:c="13"/></text:p>
            <text:p><text:s text:c="14"/></text:p>
            <text:p><text:s text:c="13"/>Source: David Locke on Twitter <text:s text:c="27"/>Apr 18 - 6:0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ike Scott</text:p>
            <text:p><text:s text:c="17"/></text:p>
            <text:p><text:s text:c="17"/></text:p>
            <text:p><text:s text:c="22"/>- F - <text:s/>Wizards</text:p>
            <text:p><text:s text:c="16"/></text:p>
            <text:p><text:s text:c="17"/></text:p>
            <text:p><text:s text:c="12"/></text:p>
            <text:p><text:s text:c="8"/></text:p>
            <text:p><text:s text:c="8"/></text:p>
            <text:p><text:s text:c="8"/></text:p>
            <text:p><text:s text:c="12"/>Coach Scott Brooks said Mike Scott "might" replace Marcin Gortat in the first unit.</text:p>
            <text:p><text:s text:c="8"/></text:p>
            <text:p><text:s text:c="8"/></text:p>
            <text:p><text:s text:c="13"/>"Who knows?" Brooks said. "He might be a starting five [option]." The Wizards are not getting much out of Gortat these days, but that would be a major switch for their offense because of how many 1-5 pick-and-roll plays they run with Gortat and John Wall. Scott is coming off a 20-point game, but changing roles could alter his efficiency.</text:p>
            <text:p><text:s text:c="8"/></text:p>
            <text:p><text:s text:c="8"/></text:p>
            <text:p><text:s text:c="13"/></text:p>
            <text:p><text:s text:c="14"/></text:p>
            <text:p><text:s text:c="13"/>Source: Washington Post <text:s text:c="34"/>Apr 18 - 5:4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Rodney Hood</text:p>
            <text:p><text:s text:c="17"/></text:p>
            <text:p><text:s text:c="17"/></text:p>
            <text:p><text:s text:c="22"/>- G/F - <text:s/>Cavaliers</text:p>
            <text:p><text:s text:c="16"/></text:p>
            <text:p><text:s text:c="17"/></text:p>
            <text:p><text:s text:c="12"/></text:p>
            <text:p><text:s text:c="8"/></text:p>
            <text:p><text:s text:c="8"/></text:p>
            <text:p><text:s text:c="8"/></text:p>
            <text:p><text:s text:c="12"/>Rodney Hood will play on Wednesday night for Game 2 against the Pacers.</text:p>
            <text:p><text:s text:c="8"/></text:p>
            <text:p><text:s text:c="8"/></text:p>
            <text:p><text:s text:c="13"/>He wasn't at shootaround for personal reasons, and he did tweet out that Riley and Rich Hood were born today. Hood has not play well lately and it's possible that J.R. Smith takes over as the starter while Kyle Korver should see more action.</text:p>
            <text:p><text:s text:c="8"/></text:p>
            <text:p><text:s text:c="8"/></text:p>
            <text:p><text:s text:c="13"/></text:p>
            <text:p><text:s text:c="14"/></text:p>
            <text:p><text:s text:c="13"/>Source: Spencer Davies on Twitter <text:s text:c="24"/>Apr 18 - 5:2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el Embiid</text:p>
            <text:p><text:s text:c="17"/></text:p>
            <text:p><text:s text:c="17"/></text:p>
            <text:p><text:s text:c="22"/>- C - <text:s/>76ers</text:p>
            <text:p><text:s text:c="16"/></text:p>
            <text:p><text:s text:c="17"/></text:p>
            <text:p><text:s text:c="12"/></text:p>
            <text:p><text:s text:c="8"/></text:p>
            <text:p><text:s text:c="8"/></text:p>
            <text:p><text:s text:c="8"/></text:p>
            <text:p><text:s text:c="12"/>Joel Embiid (orbital bone fracture, left eye) is doubtful for Thursday night’s Game 3 at Miami.</text:p>
            <text:p><text:s text:c="8"/></text:p>
            <text:p><text:s text:c="8"/></text:p>
            <text:p><text:s text:c="13"/>He was able to do some one-court work at practice on Wednesday, and even made seven 3-pointers in a row. Embiid is doing a little bit of contact already, and the 76ers should have another update at shootaround tomorrow. Coach Brett Brown has said Embiid's status is "neutral" to play, so he's likely a game-time call at best.</text:p>
            <text:p><text:s text:c="8"/></text:p>
            <text:p><text:s text:c="8"/></text:p>
            <text:p><text:s text:c="13"/></text:p>
            <text:p><text:s text:c="14"/></text:p>
            <text:p><text:s text:c="13"/>Source: 76ers on Twitter <text:s text:c="33"/>Apr 18 - 4:5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van Turner</text:p>
            <text:p><text:s text:c="17"/></text:p>
            <text:p><text:s text:c="17"/></text:p>
            <text:p><text:s text:c="22"/>- G/F - <text:s/>Trail Blazers</text:p>
            <text:p><text:s text:c="16"/></text:p>
            <text:p><text:s text:c="17"/></text:p>
            <text:p><text:s text:c="12"/></text:p>
            <text:p><text:s text:c="8"/></text:p>
            <text:p><text:s text:c="8"/></text:p>
            <text:p><text:s text:c="8"/></text:p>
            <text:p><text:s text:c="12"/>Evan Turner (toe contusion) is questionable for Game 3 against the Pelicans on Thursday.</text:p>
            <text:p><text:s text:c="8"/></text:p>
            <text:p><text:s text:c="8"/></text:p>
            <text:p><text:s text:c="13"/>He is not having a good series despite Rajon Rondo guarding him for 58 possessions. If Turner can't play, that could open up more minutes for Moe Harkless, who quietly has been one of the best Blazers in the last two months excluding his knee injury. Pat Connaughton and Shabazz Napier should also play slightly more.</text:p>
            <text:p><text:s text:c="8"/></text:p>
            <text:p><text:s text:c="8"/></text:p>
            <text:p><text:s text:c="13"/></text:p>
            <text:p><text:s text:c="14"/></text:p>
            <text:p><text:s text:c="13"/>Source: Blazers on Twitter <text:s text:c="31"/>Apr 18 - 3:3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yan Anderson</text:p>
            <text:p><text:s text:c="17"/></text:p>
            <text:p><text:s text:c="17"/></text:p>
            <text:p><text:s text:c="22"/>- F - <text:s/>Rockets</text:p>
            <text:p><text:s text:c="16"/></text:p>
            <text:p><text:s text:c="17"/></text:p>
            <text:p><text:s text:c="12"/></text:p>
            <text:p><text:s text:c="8"/></text:p>
            <text:p><text:s text:c="8"/></text:p>
            <text:p><text:s text:c="8"/></text:p>
            <text:p><text:s text:c="12"/>Coach Mike D'Antoni is not expecting Ryan Anderson to play on Wednesday against the Wolves.</text:p>
            <text:p><text:s text:c="8"/></text:p>
            <text:p><text:s text:c="8"/></text:p>
            <text:p><text:s text:c="13"/>This pretty much fits in with what the Rockets said at practice. "We're probably dress him and then we'll see whether he plays or not," D'Antoni said. "We'll see how it goes." For now, it sounds like the plan is to keep Anderson out for at least one more game.</text:p>
            <text:p><text:s text:c="8"/></text:p>
            <text:p><text:s text:c="8"/></text:p>
            <text:p><text:s text:c="13"/></text:p>
            <text:p><text:s text:c="14"/></text:p>
            <text:p><text:s text:c="13"/>Source: Clutch Fans on Twitter <text:s text:c="27"/>Apr 18 - 3:2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ffrey Lauvergne</text:p>
            <text:p><text:s text:c="17"/></text:p>
            <text:p><text:s text:c="17"/></text:p>
            <text:p><text:s text:c="22"/>- F/C - <text:s/>Spurs</text:p>
            <text:p><text:s text:c="16"/></text:p>
            <text:p><text:s text:c="17"/></text:p>
            <text:p><text:s text:c="12"/></text:p>
            <text:p><text:s text:c="8"/></text:p>
            <text:p><text:s text:c="8"/></text:p>
            <text:p><text:s text:c="8"/></text:p>
            <text:p><text:s text:c="12"/>Joffrey Lauvergne (personal business) will not play in Game 3 against the Warriors.</text:p>
            <text:p><text:s text:c="8"/></text:p>
            <text:p><text:s text:c="8"/></text:p>
            <text:p><text:s text:c="13"/>It'll be his second game listed as out, but Lauvergne wouldn't be in the rotation anyway.</text:p>
            <text:p><text:s text:c="8"/></text:p>
            <text:p><text:s text:c="8"/></text:p>
            <text:p><text:s text:c="13"/></text:p>
            <text:p><text:s text:c="14"/></text:p>
            <text:p><text:s text:c="13"/>Source: Jabari Young on Twitter <text:s text:c="26"/>Apr 18 - 3:2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el Embiid</text:p>
            <text:p><text:s text:c="17"/></text:p>
            <text:p><text:s text:c="17"/></text:p>
            <text:p><text:s text:c="22"/>- C - <text:s/>76ers</text:p>
            <text:p><text:s text:c="16"/></text:p>
            <text:p><text:s text:c="17"/></text:p>
            <text:p><text:s text:c="12"/></text:p>
            <text:p><text:s text:c="8"/></text:p>
            <text:p><text:s text:c="8"/></text:p>
            <text:p><text:s text:c="8"/></text:p>
            <text:p><text:s text:c="12"/>Coach Brett Brown said he's "neutral" on Joel Embiid's status for Game 3.</text:p>
            <text:p><text:s text:c="8"/></text:p>
            <text:p><text:s text:c="8"/></text:p>
            <text:p><text:s text:c="13"/>By now you've almost certainly seen Embiid's IG rant that said he is "[expletive] sick and tired of being babied." He did travel with the team for the game tomorrow, but he still likely has to go through a few more tests. Plus, he still needs to have his mask issue resolved. Expect a few more updates in the next 24 hours.</text:p>
            <text:p><text:s text:c="8"/></text:p>
            <text:p><text:s text:c="8"/></text:p>
            <text:p><text:s text:c="13"/></text:p>
            <text:p><text:s text:c="14"/></text:p>
            <text:p><text:s text:c="13"/>Source: Barry Jackson on Twitter <text:s text:c="25"/>Apr 18 - 3:0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Nikola Mirotic</text:p>
            <text:p><text:s text:c="17"/></text:p>
            <text:p><text:s text:c="17"/></text:p>
            <text:p><text:s text:c="22"/>- F - <text:s/>Pelicans</text:p>
            <text:p><text:s text:c="16"/></text:p>
            <text:p><text:s text:c="17"/></text:p>
            <text:p><text:s text:c="12"/></text:p>
            <text:p><text:s text:c="8"/></text:p>
            <text:p><text:s text:c="8"/></text:p>
            <text:p><text:s text:c="8"/></text:p>
            <text:p><text:s text:c="12"/>Nikola Mirotic is not on the injury report after his ankle issues from Tuesday.</text:p>
            <text:p><text:s text:c="8"/></text:p>
            <text:p><text:s text:c="8"/></text:p>
            <text:p><text:s text:c="13"/>After rolling his ankle twice last night, that should mean he's ready to roll for Game 3. For whatever reason, Mirotic hasn't had much success at Smoothie King Center, posting a lowly 45.6 TS% since he arrived in February. That's compared to an efficient 60.7 when he's on the road during that span and 61.4 TS% in his last two games at Moda Center.</text:p>
            <text:p><text:s text:c="8"/></text:p>
            <text:p><text:s text:c="8"/></text:p>
            <text:p><text:s text:c="13"/></text:p>
            <text:p><text:s text:c="14"/></text:p>
            <text:p><text:s text:c="13"/>Source: Pelicans on Twitter <text:s text:c="30"/>Apr 18 - 2:5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ustin Patton</text:p>
            <text:p><text:s text:c="17"/></text:p>
            <text:p><text:s text:c="17"/></text:p>
            <text:p><text:s text:c="22"/>- C - <text:s/>Timberwolves</text:p>
            <text:p><text:s text:c="16"/></text:p>
            <text:p><text:s text:c="17"/></text:p>
            <text:p><text:s text:c="12"/></text:p>
            <text:p><text:s text:c="8"/></text:p>
            <text:p><text:s text:c="8"/></text:p>
            <text:p><text:s text:c="8"/></text:p>
            <text:p><text:s text:c="12"/>Justin Patton (sore foot) is listed as out for Wednesday against the Rockets.</text:p>
            <text:p><text:s text:c="8"/></text:p>
            <text:p><text:s text:c="8"/></text:p>
            <text:p><text:s text:c="13"/>His rookie season did not go well after foot surgery in July. on Wednesday, Patton tweeted about his frustration this season. "I’ve been knocked down so many times, this getting up thing done got easy," he said.</text:p>
            <text:p><text:s text:c="8"/></text:p>
            <text:p><text:s text:c="8"/></text:p>
            <text:p><text:s text:c="13"/></text:p>
            <text:p><text:s text:c="14"/></text:p>
            <text:p><text:s text:c="13"/>Source: Jon Krawczynski on Twitter <text:s text:c="23"/>Apr 18 - 2:3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yle Korver</text:p>
            <text:p><text:s text:c="17"/></text:p>
            <text:p><text:s text:c="17"/></text:p>
            <text:p><text:s text:c="22"/>- G/F - <text:s/>Cavaliers</text:p>
            <text:p><text:s text:c="16"/></text:p>
            <text:p><text:s text:c="17"/></text:p>
            <text:p><text:s text:c="12"/></text:p>
            <text:p><text:s text:c="8"/></text:p>
            <text:p><text:s text:c="8"/></text:p>
            <text:p><text:s text:c="8"/></text:p>
            <text:p><text:s text:c="12"/>Kyle Korver (illness) has been removed from the injury report.</text:p>
            <text:p><text:s text:c="8"/></text:p>
            <text:p><text:s text:c="8"/></text:p>
            <text:p><text:s text:c="13"/>After sitting out Monday's practice, Korver was a full participant on Tuesday. He played just four minutes in Game 1, so expectations should be low heading into Game 2.</text:p>
            <text:p><text:s text:c="8"/></text:p>
            <text:p><text:s text:c="8"/></text:p>
            <text:p><text:s text:c="13"/></text:p>
            <text:p><text:s text:c="14"/></text:p>
            <text:p><text:s text:c="13"/>Source: Cleveland.com <text:s text:c="36"/>Apr 18 - 1:3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eorge Hill</text:p>
            <text:p><text:s text:c="17"/></text:p>
            <text:p><text:s text:c="17"/></text:p>
            <text:p><text:s text:c="22"/>- G - <text:s/>Cavaliers</text:p>
            <text:p><text:s text:c="16"/></text:p>
            <text:p><text:s text:c="17"/></text:p>
            <text:p><text:s text:c="12"/></text:p>
            <text:p><text:s text:c="8"/></text:p>
            <text:p><text:s text:c="8"/></text:p>
            <text:p><text:s text:c="8"/></text:p>
            <text:p><text:s text:c="12"/>The Cavaliers removed George Hill (back) from the injury report.</text:p>
            <text:p><text:s text:c="8"/></text:p>
            <text:p><text:s text:c="8"/></text:p>
            <text:p><text:s text:c="13"/>He's been limited by a stiff back, but he'll be good to go for Game 2 on Wednesday after originally being listed as questionable. Hill clearly wasn't himself in Game 1, scoring just seven points on seven shots in 18.5 minutes.</text:p>
            <text:p><text:s text:c="8"/></text:p>
            <text:p><text:s text:c="8"/></text:p>
            <text:p><text:s text:c="13"/></text:p>
            <text:p><text:s text:c="14"/></text:p>
            <text:p><text:s text:c="13"/>Source: Cleveland.com <text:s text:c="36"/>Apr 18 - 1:3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el Embiid</text:p>
            <text:p><text:s text:c="17"/></text:p>
            <text:p><text:s text:c="17"/></text:p>
            <text:p><text:s text:c="22"/>- C - <text:s/>76ers</text:p>
            <text:p><text:s text:c="16"/></text:p>
            <text:p><text:s text:c="17"/></text:p>
            <text:p><text:s text:c="12"/></text:p>
            <text:p><text:s text:c="8"/></text:p>
            <text:p><text:s text:c="8"/></text:p>
            <text:p><text:s text:c="8"/></text:p>
            <text:p><text:s text:c="12"/>Joel Embiid (orbital fracture) traveled with the 76ers to Miami for Games 3 and 4.</text:p>
            <text:p><text:s text:c="8"/></text:p>
            <text:p><text:s text:c="8"/></text:p>
            <text:p><text:s text:c="13"/>His status hasn't been updated yet, but the 76ers are scheduled to practice later this evening. Embiid was limited to non-contact work at Tuesday's practice, and coach Brett Brown didn't reveal much about his progress. If Embiid isn't able to play, it's not clear if Ersan Ilyasova or Amir Johnson would start.</text:p>
            <text:p><text:s text:c="8"/></text:p>
            <text:p><text:s text:c="8"/></text:p>
            <text:p><text:s text:c="13"/></text:p>
            <text:p><text:s text:c="14"/></text:p>
            <text:p><text:s text:c="13"/>Source: John Clark on Twitter <text:s text:c="28"/>Apr 18 - 1:0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Will Barton</text:p>
            <text:p><text:s text:c="17"/></text:p>
            <text:p><text:s text:c="17"/></text:p>
            <text:p><text:s text:c="22"/>- G/F - <text:s/>Nuggets</text:p>
            <text:p><text:s text:c="16"/></text:p>
            <text:p><text:s text:c="17"/></text:p>
            <text:p><text:s text:c="12"/></text:p>
            <text:p><text:s text:c="8"/></text:p>
            <text:p><text:s text:c="8"/></text:p>
            <text:p><text:s text:c="8"/></text:p>
            <text:p><text:s text:c="12"/>Nuggets president of basketball operations Tim Connelly is hopeful that the team will re-sign Will Barton.</text:p>
            <text:p><text:s text:c="8"/></text:p>
            <text:p><text:s text:c="8"/></text:p>
            <text:p><text:s text:c="13"/>"We’re hopeful we can get something done," Connelly said. "[Barton is] our guy. We love him. I think if he’s back in a Denver jersey, it’s good for both him and the team." Barton also said that he wants to come back, but added that he wants to become a starter. "We’re building something real special here," Barton said. He had a great season with averages of 15.7 points, 5.0 rebounds, 4.1 assists, 1.9 treys and 1.0 steals and should generate a lot of interest this offseason.</text:p>
            <text:p><text:s text:c="8"/></text:p>
            <text:p><text:s text:c="8"/></text:p>
            <text:p><text:s text:c="13"/></text:p>
            <text:p><text:s text:c="14"/></text:p>
            <text:p><text:s text:c="13"/>Source: Denver Post <text:s text:c="38"/>Apr 18 - 11:29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Nikola Mirotic</text:p>
            <text:p><text:s text:c="17"/></text:p>
            <text:p><text:s text:c="17"/></text:p>
            <text:p><text:s text:c="22"/>- F - <text:s/>Pelicans</text:p>
            <text:p><text:s text:c="16"/></text:p>
            <text:p><text:s text:c="17"/></text:p>
            <text:p><text:s text:c="12"/></text:p>
            <text:p><text:s text:c="8"/></text:p>
            <text:p><text:s text:c="8"/></text:p>
            <text:p><text:s text:c="8"/></text:p>
            <text:p><text:s text:c="12"/>Nikola Mirotic (ankle) believes he'll be fine for Game 3 on Thursday.</text:p>
            <text:p><text:s text:c="8"/></text:p>
            <text:p><text:s text:c="8"/></text:p>
            <text:p><text:s text:c="13"/>"I twisted it twice. I stepped on a fan’s foot, but it was not that bad [a sprain]. Then I twisted it by myself," he said. "I wanted to stay on the floor and finish the game. I’m sure with two days of treatments, I’ll be ready to go next game. Nothing to be worried about." These comments were made right after the game, so it's possible his ankle got worse overnight. For now, consider him probable.</text:p>
            <text:p><text:s text:c="8"/></text:p>
            <text:p><text:s text:c="8"/></text:p>
            <text:p><text:s text:c="13"/></text:p>
            <text:p><text:s text:c="14"/></text:p>
            <text:p><text:s text:c="13"/>Source: Jim Eichenhofer on Twitter <text:s text:c="23"/>Apr 18 - 11:04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odney Hood</text:p>
            <text:p><text:s text:c="17"/></text:p>
            <text:p><text:s text:c="17"/></text:p>
            <text:p><text:s text:c="22"/>- G/F - <text:s/>Cavaliers</text:p>
            <text:p><text:s text:c="16"/></text:p>
            <text:p><text:s text:c="17"/></text:p>
            <text:p><text:s text:c="12"/></text:p>
            <text:p><text:s text:c="8"/></text:p>
            <text:p><text:s text:c="8"/></text:p>
            <text:p><text:s text:c="8"/></text:p>
            <text:p><text:s text:c="12"/>Rodney Hood was excused from the morning shootaround for personal reasons.</text:p>
            <text:p><text:s text:c="8"/></text:p>
            <text:p><text:s text:c="8"/></text:p>
            <text:p><text:s text:c="13"/>Hopefully everything is OK, but Hood is fully expected to rejoin the team for Wednesday's Game 2 vs. the Pacers. Hood was quiet in Game 1, scoring nine points with two rebounds, one assist, one steal and one triple in 21 minutes.</text:p>
            <text:p><text:s text:c="8"/></text:p>
            <text:p><text:s text:c="8"/></text:p>
            <text:p><text:s text:c="13"/></text:p>
            <text:p><text:s text:c="14"/></text:p>
            <text:p><text:s text:c="13"/>Source: Dave McMenamin on Twitter <text:s text:c="24"/>Apr 18 - 10:58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ordon Hayward</text:p>
            <text:p><text:s text:c="17"/></text:p>
            <text:p><text:s text:c="17"/></text:p>
            <text:p><text:s text:c="22"/>- G/F - <text:s/>Celtics</text:p>
            <text:p><text:s text:c="16"/></text:p>
            <text:p><text:s text:c="17"/></text:p>
            <text:p><text:s text:c="12"/></text:p>
            <text:p><text:s text:c="8"/></text:p>
            <text:p><text:s text:c="8"/></text:p>
            <text:p><text:s text:c="8"/></text:p>
            <text:p><text:s text:c="12"/>Celtics GM Danny Ainge said that Gordon Hayward is working with a St. Vincent Sports Performance running mechanics specialist.</text:p>
            <text:p><text:s text:c="8"/></text:p>
            <text:p><text:s text:c="8"/></text:p>
            <text:p><text:s text:c="13"/>This is the next step in his rehab, but Hayward remains without a clear timetable. "He's still a long, long, long way away," Ainge said. "St. Vincent Sports Performance is where he'll be and who he's working with. We worked with them at Butler. He worked with some of their trainers when he was doing the predraft stuff. There's a lot of familiarity there."</text:p>
            <text:p><text:s text:c="8"/></text:p>
            <text:p><text:s text:c="8"/></text:p>
            <text:p><text:s text:c="13"/></text:p>
            <text:p><text:s text:c="14"/></text:p>
            <text:p><text:s text:c="13"/>Source: Indy Star <text:s text:c="40"/>Apr 18 - 9:43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David Fizdale</text:p>
            <text:p><text:s text:c="17"/></text:p>
            <text:p><text:s text:c="17"/></text:p>
            <text:p><text:s text:c="22"/>- C - <text:s/>Knicks</text:p>
            <text:p><text:s text:c="16"/></text:p>
            <text:p><text:s text:c="17"/></text:p>
            <text:p><text:s text:c="12"/></text:p>
            <text:p><text:s text:c="8"/></text:p>
            <text:p><text:s text:c="8"/></text:p>
            <text:p><text:s text:c="8"/></text:p>
            <text:p><text:s text:c="12"/>David Fizdale will interview for New York's head coaching position this week.</text:p>
            <text:p><text:s text:c="8"/></text:p>
            <text:p><text:s text:c="8"/></text:p>
            <text:p><text:s text:c="13"/>Fizdale is also being considered by the Suns, but Mike Budenholzer is believed to be the favorite for that job. Fizdale is considered one of the best coaches available and it shouldn't be long before he's back on the sidelines. Mark Jackson, Jerry Stackhouse, Mike Woodson and David Blatt have all been linked to the Knicks as well.</text:p>
            <text:p><text:s text:c="8"/></text:p>
            <text:p><text:s text:c="8"/></text:p>
            <text:p><text:s text:c="13"/></text:p>
            <text:p><text:s text:c="14"/></text:p>
            <text:p><text:s text:c="13"/>Source: Marc Stein on Twitter <text:s text:c="28"/>Apr 18 - 9:39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ike Budenholzer</text:p>
            <text:p><text:s text:c="17"/></text:p>
            <text:p><text:s text:c="17"/></text:p>
            <text:p><text:s text:c="22"/>- C - <text:s/>Bucks</text:p>
            <text:p><text:s text:c="16"/></text:p>
            <text:p><text:s text:c="17"/></text:p>
            <text:p><text:s text:c="12"/></text:p>
            <text:p><text:s text:c="8"/></text:p>
            <text:p><text:s text:c="8"/></text:p>
            <text:p><text:s text:c="8"/></text:p>
            <text:p><text:s text:c="12"/>Hawks head coach Mike Budenholzer met with the Suns on Monday and Tuesday about their open head coaching position.</text:p>
            <text:p><text:s text:c="8"/></text:p>
            <text:p><text:s text:c="8"/></text:p>
            <text:p><text:s text:c="13"/>Budenholzer has two years and more than $13 million left on his contract in Atlanta, so the Suns may have to offer the Hawks some compensation if they choose to offer him the job. The Suns are also considering recently-fired coaches Steve Clifford (Charlotte), Frank Vogel (Orlando and Indiana), David Fizdale (Memphis) and David Blatt (Cleveland), but it's clear that Budenholzer is the favorite for the job.</text:p>
            <text:p><text:s text:c="8"/></text:p>
            <text:p><text:s text:c="8"/></text:p>
            <text:p><text:s text:c="13"/></text:p>
            <text:p><text:s text:c="14"/></text:p>
            <text:p><text:s text:c="13"/>Source: ESPN <text:s text:c="45"/>Apr 18 - 9:33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ajon Rondo</text:p>
            <text:p><text:s text:c="17"/></text:p>
            <text:p><text:s text:c="17"/></text:p>
            <text:p><text:s text:c="22"/>- G - <text:s/>Pelicans</text:p>
            <text:p><text:s text:c="16"/></text:p>
            <text:p><text:s text:c="17"/></text:p>
            <text:p><text:s text:c="12"/></text:p>
            <text:p><text:s text:c="8"/></text:p>
            <text:p><text:s text:c="8"/></text:p>
            <text:p><text:s text:c="8"/></text:p>
            <text:p><text:s text:c="12"/>Rajon Rondo, or should we say, Playoff Rondo, came through with 16 points, 10 rebounds, nine assists and two 3-pointers on 6-of-11 shooting in 39 minutes of Tuesday's Game 2 win over the Blazers.</text:p>
            <text:p><text:s text:c="8"/></text:p>
            <text:p><text:s text:c="8"/></text:p>
            <text:p><text:s text:c="13"/>Rondo swished a dagger 3-pointer from the corner to cap a 9-0 run and gave the Pelicans a 108-100 lead with 39 seconds left that sealed the win. The Pels finished on a 12-2 run and won by a final score of 111-102, stealing two games in Portland to take a 2-0 lead in the series. Rondo and Jrue Holiday have it out for Damian Lillard, and Lillard has yet to come up with an answer for them on either end of the floor. Rondo had six points, eight boards and 17 dimes in Game 1, and is now averaging 11 points, 9.0 rebounds and 13.0 assists in the series, and he'll look to keep it going on Thursday for Game 3 in New Orleans.</text:p>
            <text:p><text:s text:c="8"/></text:p>
            <text:p><text:s text:c="8"/></text:p>
            <text:p><text:s text:c="13"/></text:p>
            <text:p><text:s text:c="14"/></text:p>
            <text:p><text:s text:c="13"/>Apr 18 - 1:36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rue Holiday</text:p>
            <text:p><text:s text:c="17"/></text:p>
            <text:p><text:s text:c="17"/></text:p>
            <text:p><text:s text:c="22"/>- G - <text:s/>Pelicans</text:p>
            <text:p><text:s text:c="16"/></text:p>
            <text:p><text:s text:c="17"/></text:p>
            <text:p><text:s text:c="12"/></text:p>
            <text:p><text:s text:c="8"/></text:p>
            <text:p><text:s text:c="8"/></text:p>
            <text:p><text:s text:c="8"/></text:p>
            <text:p><text:s text:c="12"/>Jrue Holiday hit 14-of-24 shots and two 3-pointers for a playoff career-high 33 points, three rebounds, nine assists and a steal in Tuesday's thrilling 111-102 Game 2 win over the Blazers to take a 2-0 lead in the series.</text:p>
            <text:p><text:s text:c="8"/></text:p>
            <text:p><text:s text:c="8"/></text:p>
            <text:p><text:s text:c="13"/>Holiday's defense on Damian Lillard has been nothing short of spectacular, as Lillard's hit just 13-of-41 shots in his two games in this series. Holiday hit a monster 3-pointer with the game on the line tonight and is now averaging 27 points, 5.0 rebounds, 5.5 assists, 1.0 steals, 1.0 blocks and 1.5 3-pointers in the series. Holiday looks very motivated to play against Lillard and C.J. McCollum and could really take off with the next two games coming at home in New Orleans, starting on Thursday. If you want to take him as your first guard in DFS, it makes sense given how well he's playing right now.</text:p>
            <text:p><text:s text:c="8"/></text:p>
            <text:p><text:s text:c="8"/></text:p>
            <text:p><text:s text:c="13"/></text:p>
            <text:p><text:s text:c="14"/></text:p>
            <text:p><text:s text:c="13"/>Apr 18 - 1:29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thony Davis</text:p>
            <text:p><text:s text:c="17"/></text:p>
            <text:p><text:s text:c="17"/></text:p>
            <text:p><text:s text:c="22"/>- F/C - <text:s/>Pelicans</text:p>
            <text:p><text:s text:c="16"/></text:p>
            <text:p><text:s text:c="17"/></text:p>
            <text:p><text:s text:c="12"/></text:p>
            <text:p><text:s text:c="8"/></text:p>
            <text:p><text:s text:c="8"/></text:p>
            <text:p><text:s text:c="8"/></text:p>
            <text:p><text:s text:c="12"/>Anthony Davis hit 9-of-18 shots and a 3-pointer for 22 points, 13 rebounds, two steals and two blocks in Tuesday's Game 2 win at Portland.</text:p>
            <text:p><text:s text:c="8"/></text:p>
            <text:p><text:s text:c="8"/></text:p>
            <text:p><text:s text:c="13"/>The Pelicans now hold a 2-0 lead after stealing two in Portland and while AD didn't even score in the fourth quarter in a close game, he played very well tonight and helped his team win the game. Davis scored 35 with 14 rebounds, two steals and four blocks in Game 1 and a similar performance should be coming in Thursday's Game 3 in New Orleans.</text:p>
            <text:p><text:s text:c="8"/></text:p>
            <text:p><text:s text:c="8"/></text:p>
            <text:p><text:s text:c="13"/></text:p>
            <text:p><text:s text:c="14"/></text:p>
            <text:p><text:s text:c="13"/>Apr 18 - 1:24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Nikola Mirotic</text:p>
            <text:p><text:s text:c="17"/></text:p>
            <text:p><text:s text:c="17"/></text:p>
            <text:p><text:s text:c="22"/>- F - <text:s/>Pelicans</text:p>
            <text:p><text:s text:c="16"/></text:p>
            <text:p><text:s text:c="17"/></text:p>
            <text:p><text:s text:c="12"/></text:p>
            <text:p><text:s text:c="8"/></text:p>
            <text:p><text:s text:c="8"/></text:p>
            <text:p><text:s text:c="8"/></text:p>
            <text:p><text:s text:c="12"/>Nikola Mirotic sprained his left ankle twice on Tuesday, but stayed in the game and finished with 17 points, eight rebounds, two blocks and three 3-pointers in 39 minutes of Game 2's 111-102 win over the Blazers.</text:p>
            <text:p><text:s text:c="8"/></text:p>
            <text:p><text:s text:c="8"/></text:p>
            <text:p><text:s text:c="13"/>The first one happened when he fell out of bounds and stepped on someone's foot, and the second one came in the fourth quarter when he just misstepped. The ankle could swell tomorrow, so make sure he's good to go for Thursday's home Game 3 before putting him in your lineup. Mirotic is averaging 16.5 points, 9.5 rebounds, 3.0 blocks and 3.5 3-pointers in the first two games of this series, both won by the Pelicans on the road.</text:p>
            <text:p><text:s text:c="8"/></text:p>
            <text:p><text:s text:c="8"/></text:p>
            <text:p><text:s text:c="13"/></text:p>
            <text:p><text:s text:c="14"/></text:p>
            <text:p><text:s text:c="13"/>Apr 18 - 1:21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habazz Napier</text:p>
            <text:p><text:s text:c="17"/></text:p>
            <text:p><text:s text:c="17"/></text:p>
            <text:p><text:s text:c="22"/>- G - <text:s/>Trail Blazers</text:p>
            <text:p><text:s text:c="16"/></text:p>
            <text:p><text:s text:c="17"/></text:p>
            <text:p><text:s text:c="12"/></text:p>
            <text:p><text:s text:c="8"/></text:p>
            <text:p><text:s text:c="8"/></text:p>
            <text:p><text:s text:c="8"/></text:p>
            <text:p><text:s text:c="12"/>Shabazz Napier didn't play in Tuesday's Game 2 loss to the Pelicans.</text:p>
            <text:p><text:s text:c="8"/></text:p>
            <text:p><text:s text:c="8"/></text:p>
            <text:p><text:s text:c="13"/>He saw 14 minutes in Game 1 and was effective, and it's possible the Blazers turn to him in Game 3 now that Damian Lillard has hit just 13-of-41 shots in the series. Napier's not going to start, and might not even play in Game 3, but with Lillard being stifled by the Pelicans' defense, it wouldn't be surprising to see Terry Stotts use Napier as a supplement to Lillard off the bench in Game 3.</text:p>
            <text:p><text:s text:c="8"/></text:p>
            <text:p><text:s text:c="8"/></text:p>
            <text:p><text:s text:c="13"/></text:p>
            <text:p><text:s text:c="14"/></text:p>
            <text:p><text:s text:c="13"/>Apr 18 - 1:17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Zach Collins</text:p>
            <text:p><text:s text:c="17"/></text:p>
            <text:p><text:s text:c="17"/></text:p>
            <text:p><text:s text:c="22"/>- F/C - <text:s/>Trail Blazers</text:p>
            <text:p><text:s text:c="16"/></text:p>
            <text:p><text:s text:c="17"/></text:p>
            <text:p><text:s text:c="12"/></text:p>
            <text:p><text:s text:c="8"/></text:p>
            <text:p><text:s text:c="8"/></text:p>
            <text:p><text:s text:c="8"/></text:p>
            <text:p><text:s text:c="12"/>Rookie Zach Collins came off the bench and hit 5-of-11 shots and two 3-pointers for 12 points and five rebounds in 22 minutes of Tuesday's Game 2 loss to the Pelicans.</text:p>
            <text:p><text:s text:c="8"/></text:p>
            <text:p><text:s text:c="8"/></text:p>
            <text:p><text:s text:c="13"/>Starting center Jusuf Nurkic didn't return after suffering a left leg contusion, and while we expect him to be ready to go for Game 3, Collins would be an intriguing fantasy play if Nurkic can't go in that one.</text:p>
            <text:p><text:s text:c="8"/></text:p>
            <text:p><text:s text:c="8"/></text:p>
            <text:p><text:s text:c="13"/></text:p>
            <text:p><text:s text:c="14"/></text:p>
            <text:p><text:s text:c="13"/>Apr 18 - 1:14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oe Harkless</text:p>
            <text:p><text:s text:c="17"/></text:p>
            <text:p><text:s text:c="17"/></text:p>
            <text:p><text:s text:c="22"/>- G/F - <text:s/>Trail Blazers</text:p>
            <text:p><text:s text:c="16"/></text:p>
            <text:p><text:s text:c="17"/></text:p>
            <text:p><text:s text:c="12"/></text:p>
            <text:p><text:s text:c="8"/></text:p>
            <text:p><text:s text:c="8"/></text:p>
            <text:p><text:s text:c="8"/></text:p>
            <text:p><text:s text:c="12"/>Moe Harkless returned from a 10-game absence after minor knee surgery and hit all five of his shots, including a 3-pointer, for 11 points, five rebounds and a block in Tuesday's Game 2 home loss to the Pelicans.</text:p>
            <text:p><text:s text:c="8"/></text:p>
            <text:p><text:s text:c="8"/></text:p>
            <text:p><text:s text:c="13"/>Harkless could be in the starting lineup for Thursday's Game 3, or may come off the bench. Either way, he gave the Blazers a boost, although it wasn't big enough. After two home losses, the Blazers' backs are against the wall with the next two games in New Orleans, who has a 2-0 lead in the series.</text:p>
            <text:p><text:s text:c="8"/></text:p>
            <text:p><text:s text:c="8"/></text:p>
            <text:p><text:s text:c="13"/></text:p>
            <text:p><text:s text:c="14"/></text:p>
            <text:p><text:s text:c="13"/>Apr 18 - 1:12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mian Lillard</text:p>
            <text:p><text:s text:c="17"/></text:p>
            <text:p><text:s text:c="17"/></text:p>
            <text:p><text:s text:c="22"/>- G - <text:s/>Trail Blazers</text:p>
            <text:p><text:s text:c="16"/></text:p>
            <text:p><text:s text:c="17"/></text:p>
            <text:p><text:s text:c="12"/></text:p>
            <text:p><text:s text:c="8"/></text:p>
            <text:p><text:s text:c="8"/></text:p>
            <text:p><text:s text:c="8"/></text:p>
            <text:p><text:s text:c="12"/>Damian Lillard hit 7-of-18 shots and 1-of-7 3-pointers for 17 points, three rebounds, four assists, a steal and seven turnovers in Tuesday's Game 2 111-102 loss to the Pelicans.</text:p>
            <text:p><text:s text:c="8"/></text:p>
            <text:p><text:s text:c="8"/></text:p>
            <text:p><text:s text:c="13"/>Jrue Holiday and Rajon Rondo appear to be motivated by playing against Lillard and C.J. McCollum, and Holiday now looks like one of the best two-way guards in these playoffs, as his defense has helped to stifle Lillard. Lillard was triple teamed at times tonight, but still managed to hit a big three-point and four-point play, the latter of which tied the game with 7:31 left in the fourth. Lillard started out 4-of-13 from the field tonight and the Blazers will have to find a way to free him up from the relentless New Orleans D that has held him to 13-of-41 shooting through the first two games. Game 3 is at New Orleans on Thursday.</text:p>
            <text:p><text:s text:c="8"/></text:p>
            <text:p><text:s text:c="8"/></text:p>
            <text:p><text:s text:c="13"/></text:p>
            <text:p><text:s text:c="14"/></text:p>
            <text:p><text:s text:c="13"/>Apr 18 - 1:09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usuf Nurkic</text:p>
            <text:p><text:s text:c="17"/></text:p>
            <text:p><text:s text:c="17"/></text:p>
            <text:p><text:s text:c="22"/>- C - <text:s/>Trail Blazers</text:p>
            <text:p><text:s text:c="16"/></text:p>
            <text:p><text:s text:c="17"/></text:p>
            <text:p><text:s text:c="12"/></text:p>
            <text:p><text:s text:c="8"/></text:p>
            <text:p><text:s text:c="8"/></text:p>
            <text:p><text:s text:c="8"/></text:p>
            <text:p><text:s text:c="12"/>Jusuf Nurkic suffered a left leg contusion and didn't return to the game on Tuesday, finishing with 13 points, three rebounds, a steal and a block in 15 minutes.</text:p>
            <text:p><text:s text:c="8"/></text:p>
            <text:p><text:s text:c="8"/></text:p>
            <text:p><text:s text:c="13"/>He returned to the bench and was expected to return, but it didn't happen. We'd be surprised if he doesn't start Game 3 on Thursday at New Orleans, and the Blazers fed him early and often tonight. Zach Collins played well in his absence and would be someone to target in DFS if the Nurk Alert can't go on Thursday.</text:p>
            <text:p><text:s text:c="8"/></text:p>
            <text:p><text:s text:c="8"/></text:p>
            <text:p><text:s text:c="13"/></text:p>
            <text:p><text:s text:c="14"/></text:p>
            <text:p><text:s text:c="13"/>Apr 18 - 1:04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l-Farouq Aminu</text:p>
            <text:p><text:s text:c="17"/></text:p>
            <text:p><text:s text:c="17"/></text:p>
            <text:p><text:s text:c="22"/>- F - <text:s/>Trail Blazers</text:p>
            <text:p><text:s text:c="16"/></text:p>
            <text:p><text:s text:c="17"/></text:p>
            <text:p><text:s text:c="12"/></text:p>
            <text:p><text:s text:c="8"/></text:p>
            <text:p><text:s text:c="8"/></text:p>
            <text:p><text:s text:c="8"/></text:p>
            <text:p><text:s text:c="12"/>Al-Farouq Aminu hit 5-of-10 shots and four 3-pointers for 14 points, 15 rebounds and one assist in 36 minutes of Tuesday's tough 111-102 loss to the Pelicans.</text:p>
            <text:p><text:s text:c="8"/></text:p>
            <text:p><text:s text:c="8"/></text:p>
            <text:p><text:s text:c="13"/>The Blazers now trail 2-0 after losing two home games and Aminu and company have a tough road to hoe going forward. Aminu did everything he could tonight after going for seven points and seven rebounds in Saturday's Game 1, and the Blazers will need him to stay hot if they're going to hang in this series. Game 3 is in New Orleans on Thursday.</text:p>
            <text:p><text:s text:c="8"/></text:p>
            <text:p><text:s text:c="8"/></text:p>
            <text:p><text:s text:c="13"/></text:p>
            <text:p><text:s text:c="14"/></text:p>
            <text:p><text:s text:c="13"/>Apr 18 - 1: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van Turner</text:p>
            <text:p><text:s text:c="17"/></text:p>
            <text:p><text:s text:c="17"/></text:p>
            <text:p><text:s text:c="22"/>- G/F - <text:s/>Trail Blazers</text:p>
            <text:p><text:s text:c="16"/></text:p>
            <text:p><text:s text:c="17"/></text:p>
            <text:p><text:s text:c="12"/></text:p>
            <text:p><text:s text:c="8"/></text:p>
            <text:p><text:s text:c="8"/></text:p>
            <text:p><text:s text:c="8"/></text:p>
            <text:p><text:s text:c="12"/>Evan Turner suffered a right toe contusion in the second half on Tuesday and did not return for the Blazers.</text:p>
            <text:p><text:s text:c="8"/></text:p>
            <text:p><text:s text:c="8"/></text:p>
            <text:p><text:s text:c="13"/>If he's out for Game 3, it means more goodies for guys like Al-Farouq Aminu, Moe Harkless, who returned from knee surgery and a 10-game absence tonight, and possibly Shabazz Napier, who didn't play tonight. Turner finished with zero points, four rebounds, five assists and two steals on 0-for-6 shooting in 20 minutes and should be considered questionable for Thursday's Game 3.</text:p>
            <text:p><text:s text:c="8"/></text:p>
            <text:p><text:s text:c="8"/></text:p>
            <text:p><text:s text:c="13"/></text:p>
            <text:p><text:s text:c="14"/></text:p>
            <text:p><text:s text:c="13"/>Apr 18 - 12:28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usuf Nurkic</text:p>
            <text:p><text:s text:c="17"/></text:p>
            <text:p><text:s text:c="17"/></text:p>
            <text:p><text:s text:c="22"/>- C - <text:s/>Trail Blazers</text:p>
            <text:p><text:s text:c="16"/></text:p>
            <text:p><text:s text:c="17"/></text:p>
            <text:p><text:s text:c="12"/></text:p>
            <text:p><text:s text:c="8"/></text:p>
            <text:p><text:s text:c="8"/></text:p>
            <text:p><text:s text:c="8"/></text:p>
            <text:p><text:s text:c="12"/>Jusuf Nurkic went to the locker room in the second half with a left leg contusion on Tuesday, but is back on the Portland bench late in the third quarter.</text:p>
            <text:p><text:s text:c="8"/></text:p>
            <text:p><text:s text:c="8"/></text:p>
            <text:p><text:s text:c="13"/>He's expected to return, so we'll let you know how he did after the game, or if he doesn't return to action.</text:p>
            <text:p><text:s text:c="8"/></text:p>
            <text:p><text:s text:c="8"/></text:p>
            <text:p><text:s text:c="13"/></text:p>
            <text:p><text:s text:c="14"/></text:p>
            <text:p><text:s text:c="13"/>Apr 18 - 12:07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awhi Leonard</text:p>
            <text:p><text:s text:c="17"/></text:p>
            <text:p><text:s text:c="17"/></text:p>
            <text:p><text:s text:c="22"/>- F - <text:s/>Spurs</text:p>
            <text:p><text:s text:c="16"/></text:p>
            <text:p><text:s text:c="17"/></text:p>
            <text:p><text:s text:c="12"/></text:p>
            <text:p><text:s text:c="8"/></text:p>
            <text:p><text:s text:c="8"/></text:p>
            <text:p><text:s text:c="8"/></text:p>
            <text:p><text:s text:c="12"/>The Sacramento Bee reports that Kawhi Leonard occasionally texts "one" of his San Antonio teammates, but "goes weeks without responding to any of the club's calls and texts."</text:p>
            <text:p><text:s text:c="8"/></text:p>
            <text:p><text:s text:c="8"/></text:p>
            <text:p><text:s text:c="13"/>Despite a lack of actual news or reports, we already knew the relationship between Leonard and the Spurs might be severely strained, and Gregg Popovich's glowing shoutout to LaMarcus Aldridge after Monday's Game 2 appears to have been a jab lobbed directly at Leonard, as well. But the fact that Leonard won't be on the bench with his teammates again for Game 3 and isn't even returning calls or communicating with the Spurs takes things to a new level. The Bee also reports that several teams are putting together packages in hopes of acquiring Leonard in a trade this summer, and if things are as broken as Ailene Voisin's story make it sound, Leonard's days in San Antonio might really be over.</text:p>
            <text:p><text:s text:c="8"/></text:p>
            <text:p><text:s text:c="8"/></text:p>
            <text:p><text:s text:c="13"/></text:p>
            <text:p><text:s text:c="14"/></text:p>
            <text:p><text:s text:c="13"/>Source: Sacramento Bee <text:s text:c="35"/>Apr 17 - 11:2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Eric Bledsoe</text:p>
            <text:p><text:s text:c="17"/></text:p>
            <text:p><text:s text:c="17"/></text:p>
            <text:p><text:s text:c="22"/>- G - <text:s/>Bucks</text:p>
            <text:p><text:s text:c="16"/></text:p>
            <text:p><text:s text:c="17"/></text:p>
            <text:p><text:s text:c="12"/></text:p>
            <text:p><text:s text:c="8"/></text:p>
            <text:p><text:s text:c="8"/></text:p>
            <text:p><text:s text:c="8"/></text:p>
            <text:p><text:s text:c="12"/>Eric Bledsoe hit just 5-of-13 shots and two 3-pointers for 12 points, seven rebounds, four assists, a steal and a block in 34 minutes of Tuesday's Game 2 loss to the Celtics.</text:p>
            <text:p><text:s text:c="8"/></text:p>
            <text:p><text:s text:c="8"/></text:p>
            <text:p><text:s text:c="13"/>Bledsoe was on fire and crushing it, including a triple-double on April 9, but he played just 11 minutes in the regular-season finale against the Sixers, and has struggled in both playoff games. He's hit just 9-of-25 shots in the two games in this series and hasn't looked like the same player he was in April, when he averaged a season-best 19.2 points, 4.2 rebounds, 6.7 assists, 1.7 steals and shot 57 percent from the field. He's got time to turn things around against the tough defense of the Celtics, but he better hurry. And when Bledsoe was asked after the game if he takes his matchup against Terry Rozier personally, Bledsoe responded "Who?" And went on to say he didn't even know who that was. Of course he did. The interview video is attached.</text:p>
            <text:p><text:s text:c="8"/></text:p>
            <text:p><text:s text:c="8"/></text:p>
            <text:p><text:s text:c="13"/></text:p>
            <text:p><text:s text:c="14"/></text:p>
            <text:p><text:s text:c="13"/>Source: Ben Golliver on Twitter <text:s text:c="26"/>Apr 17 - 11:0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hane Larkin</text:p>
            <text:p><text:s text:c="17"/></text:p>
            <text:p><text:s text:c="17"/></text:p>
            <text:p><text:s text:c="22"/>- G - <text:s/>Celtics</text:p>
            <text:p><text:s text:c="16"/></text:p>
            <text:p><text:s text:c="17"/></text:p>
            <text:p><text:s text:c="12"/></text:p>
            <text:p><text:s text:c="8"/></text:p>
            <text:p><text:s text:c="8"/></text:p>
            <text:p><text:s text:c="8"/></text:p>
            <text:p><text:s text:c="12"/>Shane Larkin hit 5-of-8 shots and a 3-pointer for 11 points and three assists in 21 minutes of Tuesday's win.</text:p>
            <text:p><text:s text:c="8"/></text:p>
            <text:p><text:s text:c="8"/></text:p>
            <text:p><text:s text:c="13"/>The 11 points were a playoff career-high for Larkin, but he's going to have trouble doing much more than that with Terry Rozier playing so well for Boston.</text:p>
            <text:p><text:s text:c="8"/></text:p>
            <text:p><text:s text:c="8"/></text:p>
            <text:p><text:s text:c="13"/></text:p>
            <text:p><text:s text:c="14"/></text:p>
            <text:p><text:s text:c="13"/>Apr 17 - 10:5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yson Tatum</text:p>
            <text:p><text:s text:c="17"/></text:p>
            <text:p><text:s text:c="17"/></text:p>
            <text:p><text:s text:c="22"/>- F - <text:s/>Celtics</text:p>
            <text:p><text:s text:c="16"/></text:p>
            <text:p><text:s text:c="17"/></text:p>
            <text:p><text:s text:c="12"/></text:p>
            <text:p><text:s text:c="8"/></text:p>
            <text:p><text:s text:c="8"/></text:p>
            <text:p><text:s text:c="8"/></text:p>
            <text:p><text:s text:c="12"/>Jayson Tatum hit just 2-of-9 shots for four points, seven rebounds, three assists, four steals and a block in 30 minutes of Tuesday's Game 2 win.</text:p>
            <text:p><text:s text:c="8"/></text:p>
            <text:p><text:s text:c="8"/></text:p>
            <text:p><text:s text:c="13"/>Tatum was great in Sunday's Game 1 with 19 points, 10 rebounds, four assists, three steals, a block and a 3-pointer, gave way to Jaylen Brown and Terry Rozier, who were both huge tonight. Tatum's one of the best young players in the league and we see no reason why he won't be ready to bounce back in Friday's Game 3 in Milwaukee.</text:p>
            <text:p><text:s text:c="8"/></text:p>
            <text:p><text:s text:c="8"/></text:p>
            <text:p><text:s text:c="13"/></text:p>
            <text:p><text:s text:c="14"/></text:p>
            <text:p><text:s text:c="13"/>Apr 17 - 10:5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erry Rozier</text:p>
            <text:p><text:s text:c="17"/></text:p>
            <text:p><text:s text:c="17"/></text:p>
            <text:p><text:s text:c="22"/>- G - <text:s/>Celtics</text:p>
            <text:p><text:s text:c="16"/></text:p>
            <text:p><text:s text:c="17"/></text:p>
            <text:p><text:s text:c="12"/></text:p>
            <text:p><text:s text:c="8"/></text:p>
            <text:p><text:s text:c="8"/></text:p>
            <text:p><text:s text:c="8"/></text:p>
            <text:p><text:s text:c="12"/>Terry Rozier hit 8-of-14 shots and three 3-pointers for 23 points, three rebounds, eight assists, a steal, a block and zero turnovers as the Celtics handled the Bucks 120-106 on Tuesday to take a 2-0 lead in their series.</text:p>
            <text:p><text:s text:c="8"/></text:p>
            <text:p><text:s text:c="8"/></text:p>
            <text:p><text:s text:c="13"/>Perhaps the most fascinating stat of these playoffs so far is the fact that Rozier has yet to commit a turnover in 78 minutes of this series. For a young player who probably wouldn't be starting if Kyrie Irving and Marcus Smart were healthy, Brad Stevens could not have hoped for anything more than what Rozier's given him all season. And if you're playing postseason fantasy, he should be a reliable and value-priced player, at least until the rest of the world catches up with him.</text:p>
            <text:p><text:s text:c="8"/></text:p>
            <text:p><text:s text:c="8"/></text:p>
            <text:p><text:s text:c="13"/></text:p>
            <text:p><text:s text:c="14"/></text:p>
            <text:p><text:s text:c="13"/>Apr 17 - 10:4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ylen Brown</text:p>
            <text:p><text:s text:c="17"/></text:p>
            <text:p><text:s text:c="17"/></text:p>
            <text:p><text:s text:c="22"/>- G/F - <text:s/>Celtics</text:p>
            <text:p><text:s text:c="16"/></text:p>
            <text:p><text:s text:c="17"/></text:p>
            <text:p><text:s text:c="12"/></text:p>
            <text:p><text:s text:c="8"/></text:p>
            <text:p><text:s text:c="8"/></text:p>
            <text:p><text:s text:c="8"/></text:p>
            <text:p><text:s text:c="12"/>Jaylen Brown hit 12-of-22 shots and five 3-pointers for 30 points, five rebounds and one assist in 33 minutes of Tuesday's Game 2 win over the Bucks to help give the Celtics a 2-0 lead in the series.</text:p>
            <text:p><text:s text:c="8"/></text:p>
            <text:p><text:s text:c="8"/></text:p>
            <text:p><text:s text:c="13"/>Brown is now the youngest player (22 years, 175 days) in Celtics history to score at least 30 points in a playoff game, passing legendary Tommy Heinsohn for the honor. Brown's 30 points were a team high and he had 20 points and a full stat line in Sunday's Game 1. And he's just starting to really figure out how to play in the NBA.</text:p>
            <text:p><text:s text:c="8"/></text:p>
            <text:p><text:s text:c="8"/></text:p>
            <text:p><text:s text:c="13"/></text:p>
            <text:p><text:s text:c="14"/></text:p>
            <text:p><text:s text:c="13"/>Apr 17 - 10:4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iannis Antetokounmpo</text:p>
            <text:p><text:s text:c="17"/></text:p>
            <text:p><text:s text:c="17"/></text:p>
            <text:p><text:s text:c="22"/>- G/F - <text:s/>Bucks</text:p>
            <text:p><text:s text:c="16"/></text:p>
            <text:p><text:s text:c="17"/></text:p>
            <text:p><text:s text:c="12"/></text:p>
            <text:p><text:s text:c="8"/></text:p>
            <text:p><text:s text:c="8"/></text:p>
            <text:p><text:s text:c="8"/></text:p>
            <text:p><text:s text:c="12"/>Giannis Antetokounmpo was awesome again, hitting 13-of-17 shots for 30 points, nine rebounds, eight assists, a steal and a block in 43 minutes as the Bucks fell into an 0-2 hole against the Celtics on Tuesday.</text:p>
            <text:p><text:s text:c="8"/></text:p>
            <text:p><text:s text:c="8"/></text:p>
            <text:p><text:s text:c="13"/>Giannis and Khris Middleton (25 points) combined to hit 23-of-31 shots and the Bucks shot 60 percent from the floor for the game, but the Celtics still ran away with an impressive 120-106 win to take a 2-0 lead. Giannis has now scored at least 30 points in four straight playoff games, including last season's first-round loss to the Raptors. The Bucks will try to figure out how to beat Boston in Milwaukee on Friday, which has basically become a must-win game for the Bucks.</text:p>
            <text:p><text:s text:c="8"/></text:p>
            <text:p><text:s text:c="8"/></text:p>
            <text:p><text:s text:c="13"/></text:p>
            <text:p><text:s text:c="14"/></text:p>
            <text:p><text:s text:c="13"/>Apr 17 - 10:3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oe Harkless</text:p>
            <text:p><text:s text:c="17"/></text:p>
            <text:p><text:s text:c="17"/></text:p>
            <text:p><text:s text:c="22"/>- G/F - <text:s/>Trail Blazers</text:p>
            <text:p><text:s text:c="16"/></text:p>
            <text:p><text:s text:c="17"/></text:p>
            <text:p><text:s text:c="12"/></text:p>
            <text:p><text:s text:c="8"/></text:p>
            <text:p><text:s text:c="8"/></text:p>
            <text:p><text:s text:c="8"/></text:p>
            <text:p><text:s text:c="12"/>The Blazers are expected to start the same five players in Game 2 that they started in Game 1. 1</text:p>
            <text:p><text:s text:c="8"/></text:p>
            <text:p><text:s text:c="8"/></text:p>
            <text:p><text:s text:c="13"/>That means Moe Harkless, who is available after knee surgery, will come off the bench and Al-Farouq Aminu, Evan Turner, Jusuf Nurkic, Damian Lillard and C.J. McCollum should be Portland's starters tonight.</text:p>
            <text:p><text:s text:c="8"/></text:p>
            <text:p><text:s text:c="8"/></text:p>
            <text:p><text:s text:c="13"/></text:p>
            <text:p><text:s text:c="14"/></text:p>
            <text:p><text:s text:c="13"/>Apr 17 - 10:2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Fred VanVleet</text:p>
            <text:p><text:s text:c="17"/></text:p>
            <text:p><text:s text:c="17"/></text:p>
            <text:p><text:s text:c="22"/>- G - <text:s/>Raptors</text:p>
            <text:p><text:s text:c="16"/></text:p>
            <text:p><text:s text:c="17"/></text:p>
            <text:p><text:s text:c="12"/></text:p>
            <text:p><text:s text:c="8"/></text:p>
            <text:p><text:s text:c="8"/></text:p>
            <text:p><text:s text:c="8"/></text:p>
            <text:p><text:s text:c="12"/>Fred VanVleet played three minutes with his shoulder injury on Tuesday, but he didn't feel "quite right" tonight.</text:p>
            <text:p><text:s text:c="8"/></text:p>
            <text:p><text:s text:c="8"/></text:p>
            <text:p><text:s text:c="13"/>C.J. Miles scored 18 points and the Raptors didn't really need FVV, who will hopefully feel better when Game 3 rolls around on Friday night. Consider VanVleet questionable for that one.</text:p>
            <text:p><text:s text:c="8"/></text:p>
            <text:p><text:s text:c="8"/></text:p>
            <text:p><text:s text:c="13"/></text:p>
            <text:p><text:s text:c="14"/></text:p>
            <text:p><text:s text:c="13"/>Apr 17 - 10:2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J. Miles</text:p>
            <text:p><text:s text:c="17"/></text:p>
            <text:p><text:s text:c="17"/></text:p>
            <text:p><text:s text:c="22"/>- G/F - <text:s/>Raptors</text:p>
            <text:p><text:s text:c="16"/></text:p>
            <text:p><text:s text:c="17"/></text:p>
            <text:p><text:s text:c="12"/></text:p>
            <text:p><text:s text:c="8"/></text:p>
            <text:p><text:s text:c="8"/></text:p>
            <text:p><text:s text:c="8"/></text:p>
            <text:p><text:s text:c="12"/>C.J. Miles hit 5-of-7 shots, four 3-pointers and 4-of-4 free throws for 18 points and two rebounds in 22 minutes of Tuesday's Game 2 win over Washington.</text:p>
            <text:p><text:s text:c="8"/></text:p>
            <text:p><text:s text:c="8"/></text:p>
            <text:p><text:s text:c="13"/>Miles occasionally will explode for a big game and he was feeling it tonight, but a lack of peripheral stats along with inconsistent scoring makes him a pretty shaky fantasy option. He averaged 10 points and 2.3 3-pointers during the regular season this year. He was also helped tonight by the fact that Fred VanVleet was limited to just three minutes due to a sore shoulder.</text:p>
            <text:p><text:s text:c="8"/></text:p>
            <text:p><text:s text:c="8"/></text:p>
            <text:p><text:s text:c="13"/></text:p>
            <text:p><text:s text:c="14"/></text:p>
            <text:p><text:s text:c="13"/>Apr 17 - 10:1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yle Lowry</text:p>
            <text:p><text:s text:c="17"/></text:p>
            <text:p><text:s text:c="17"/></text:p>
            <text:p><text:s text:c="22"/>- G - <text:s/>Raptors</text:p>
            <text:p><text:s text:c="16"/></text:p>
            <text:p><text:s text:c="17"/></text:p>
            <text:p><text:s text:c="12"/></text:p>
            <text:p><text:s text:c="8"/></text:p>
            <text:p><text:s text:c="8"/></text:p>
            <text:p><text:s text:c="8"/></text:p>
            <text:p><text:s text:c="12"/>Kyle Lowry hit just 3-of-10 shots and 1-of-8 3-pointers for 13 points, but also had seven rebounds, 12 assists and a steal in 36 minutes against the Wizards on Tuesday.</text:p>
            <text:p><text:s text:c="8"/></text:p>
            <text:p><text:s text:c="8"/></text:p>
            <text:p><text:s text:c="13"/>Lowry hasn't exactly been killing it lately, scoring 13 or fewer points in four of his last five games, but he's been racking up a lot of assists, while his shot should start falling again any day now. Despite his recent offensive struggles, he's playing tough defense and remains one of the top fantasy point guard prospects in the NBA playoffs.</text:p>
            <text:p><text:s text:c="8"/></text:p>
            <text:p><text:s text:c="8"/></text:p>
            <text:p><text:s text:c="13"/></text:p>
            <text:p><text:s text:c="14"/></text:p>
            <text:p><text:s text:c="13"/>Apr 17 - 10:1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ike Scott</text:p>
            <text:p><text:s text:c="17"/></text:p>
            <text:p><text:s text:c="17"/></text:p>
            <text:p><text:s text:c="22"/>- F - <text:s/>Wizards</text:p>
            <text:p><text:s text:c="16"/></text:p>
            <text:p><text:s text:c="17"/></text:p>
            <text:p><text:s text:c="12"/></text:p>
            <text:p><text:s text:c="8"/></text:p>
            <text:p><text:s text:c="8"/></text:p>
            <text:p><text:s text:c="8"/></text:p>
            <text:p><text:s text:c="12"/>Mike Scott erupted for 20 points with four rebounds, one assist and four triples in Tuesday's loss to Toronto, shooting 7-of-10 from the field and 2-of-2 from the line.</text:p>
            <text:p><text:s text:c="8"/></text:p>
            <text:p><text:s text:c="8"/></text:p>
            <text:p><text:s text:c="13"/>John Wall was the only starter that played more than 30 minutes and the second unit pretty much kept this game from getting out of hand. The Wizards weren't getting anything from Marcin Gortat (zero points in 12 minutes), so the Wizards went small for most of the evening. Scott has now played 27 minutes in back-to-back games and it's clear that he's going to have a big role in this series. He can expect to get a raise this summer.</text:p>
            <text:p><text:s text:c="8"/></text:p>
            <text:p><text:s text:c="8"/></text:p>
            <text:p><text:s text:c="13"/></text:p>
            <text:p><text:s text:c="14"/></text:p>
            <text:p><text:s text:c="13"/>Apr 17 - 10:0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Mar DeRozan</text:p>
            <text:p><text:s text:c="17"/></text:p>
            <text:p><text:s text:c="17"/></text:p>
            <text:p><text:s text:c="22"/>- G/F - <text:s/>Raptors</text:p>
            <text:p><text:s text:c="16"/></text:p>
            <text:p><text:s text:c="17"/></text:p>
            <text:p><text:s text:c="12"/></text:p>
            <text:p><text:s text:c="8"/></text:p>
            <text:p><text:s text:c="8"/></text:p>
            <text:p><text:s text:c="8"/></text:p>
            <text:p><text:s text:c="12"/>DeMar DeRozan hit 14-of-23 shots and three 3-pointers for 37 points, five rebounds and four assists in Tuesday's Game 2 win over the Wizards, giving Toronto a 2-0 lead in their series. The 37 points ties his career playoff high.</text:p>
            <text:p><text:s text:c="8"/></text:p>
            <text:p><text:s text:c="8"/></text:p>
            <text:p><text:s text:c="13"/>DeRozan had been in a scoring drought recently, scoring 17 points in Game 1, with 19 and 16 points in his final two regular season games. He broke out of it in a big way tonight and the 3-pointers were nice to see. He averaged a career-best 1.1 3-pointers during the regular season and after two postseason games, he's averaging 2.5 triples per game. He's a top fantasy option and it looks like the Raptors have a decent chance to roll fairly deep into the Eastern playoffs.</text:p>
            <text:p><text:s text:c="8"/></text:p>
            <text:p><text:s text:c="8"/></text:p>
            <text:p><text:s text:c="13"/></text:p>
            <text:p><text:s text:c="14"/></text:p>
            <text:p><text:s text:c="13"/>Apr 17 - 10:0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nas Valanciunas</text:p>
            <text:p><text:s text:c="17"/></text:p>
            <text:p><text:s text:c="17"/></text:p>
            <text:p><text:s text:c="22"/>- C - <text:s/>Raptors</text:p>
            <text:p><text:s text:c="16"/></text:p>
            <text:p><text:s text:c="17"/></text:p>
            <text:p><text:s text:c="12"/></text:p>
            <text:p><text:s text:c="8"/></text:p>
            <text:p><text:s text:c="8"/></text:p>
            <text:p><text:s text:c="8"/></text:p>
            <text:p><text:s text:c="12"/>Jonas Valanciunas hit 8-of-11 shots and a 3-pointer for 19 points, 14 rebounds, one assist and two blocks in just 23 minutes of Tuesday's 130-119 win over the Wizards.</text:p>
            <text:p><text:s text:c="8"/></text:p>
            <text:p><text:s text:c="8"/></text:p>
            <text:p><text:s text:c="13"/>JV played the same minutes in Game 1, but had just nine points and nine rebounds in that win. More minutes would be nice, but as long as he's going against a guy like Marcin Gortat, he can be effective in limited run. Gortat played just 12 minutes and didn't score for the Wizards tonight.</text:p>
            <text:p><text:s text:c="8"/></text:p>
            <text:p><text:s text:c="8"/></text:p>
            <text:p><text:s text:c="13"/></text:p>
            <text:p><text:s text:c="14"/></text:p>
            <text:p><text:s text:c="13"/>Apr 17 - 10:0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hn Wall</text:p>
            <text:p><text:s text:c="17"/></text:p>
            <text:p><text:s text:c="17"/></text:p>
            <text:p><text:s text:c="22"/>- G - <text:s/>Wizards</text:p>
            <text:p><text:s text:c="16"/></text:p>
            <text:p><text:s text:c="17"/></text:p>
            <text:p><text:s text:c="12"/></text:p>
            <text:p><text:s text:c="8"/></text:p>
            <text:p><text:s text:c="8"/></text:p>
            <text:p><text:s text:c="8"/></text:p>
            <text:p><text:s text:c="12"/>John Wall's 29 points weren't enough in Tuesday's 130-119 Game 2 loss to the Raptors as the Wizards fell to 0-2.</text:p>
            <text:p><text:s text:c="8"/></text:p>
            <text:p><text:s text:c="8"/></text:p>
            <text:p><text:s text:c="13"/>Wall added nine assists, four rebounds and one block, finishing 9-of-17 from the field and 11-of-11 from the line. He was also a stud in Game 1 with 23 points, 15 assists, three boards, four steals, two blocks and three triples, and he deserves credit for playing so well despite his knee not being 100 percent. Unfortunately for Washington, Wall didn't have much help tonight apart from Ty Lawson (yes, Ty Lawson), as Bradley Beal had nine points on 3-of-11 shots, Markieff Morris had six points and Marcin Gortat was scoreless in 12 minutes.</text:p>
            <text:p><text:s text:c="8"/></text:p>
            <text:p><text:s text:c="8"/></text:p>
            <text:p><text:s text:c="13"/>Related: Marcin Gortat, Markieff Morris, Bradley Beal</text:p>
            <text:p><text:s text:c="14"/></text:p>
            <text:p><text:s text:c="13"/>Apr 17 - 10: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y Lawson</text:p>
            <text:p><text:s text:c="17"/></text:p>
            <text:p><text:s text:c="17"/></text:p>
            <text:p><text:s text:c="22"/>- G - <text:s/>Wizards</text:p>
            <text:p><text:s text:c="16"/></text:p>
            <text:p><text:s text:c="17"/></text:p>
            <text:p><text:s text:c="12"/></text:p>
            <text:p><text:s text:c="8"/></text:p>
            <text:p><text:s text:c="8"/></text:p>
            <text:p><text:s text:c="8"/></text:p>
            <text:p><text:s text:c="12"/>Ty Lawson looked great in his debut against the Raptors in Game 2, scoring 14 points with eight assists, three rebounds, four triples and one turnover in 31 minutes.</text:p>
            <text:p><text:s text:c="8"/></text:p>
            <text:p><text:s text:c="8"/></text:p>
            <text:p><text:s text:c="13"/>Lawson was a +8 in the 11-point loss, shooting 4-of-10 from the field and 2-of-2 from the line. It was a surprise to see him check in ahead of Tomas Satoransky (three points, four rebounds and one assist in 15 minutes) and the Wizards also deployed him next to John Wall quite a bit. After this strong showing, expect Lawson to remain in the rotation for Game 3.</text:p>
            <text:p><text:s text:c="8"/></text:p>
            <text:p><text:s text:c="8"/></text:p>
            <text:p><text:s text:c="13"/>Related: Tomas Satoransky</text:p>
            <text:p><text:s text:c="14"/></text:p>
            <text:p><text:s text:c="13"/>Apr 17 - 9:4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Moe Harkless</text:p>
            <text:p><text:s text:c="17"/></text:p>
            <text:p><text:s text:c="17"/></text:p>
            <text:p><text:s text:c="22"/>- G/F - <text:s/>Trail Blazers</text:p>
            <text:p><text:s text:c="16"/></text:p>
            <text:p><text:s text:c="17"/></text:p>
            <text:p><text:s text:c="12"/></text:p>
            <text:p><text:s text:c="8"/></text:p>
            <text:p><text:s text:c="8"/></text:p>
            <text:p><text:s text:c="8"/></text:p>
            <text:p><text:s text:c="12"/>Moe Harkless (knee) is available for Game 2 vs. the Pelicans on Tuesday.</text:p>
            <text:p><text:s text:c="8"/></text:p>
            <text:p><text:s text:c="8"/></text:p>
            <text:p><text:s text:c="13"/>Harkless made a speedy recovery after undergoing arthroscopic knee surgery in late March. There's no word on any restrictions yet, but coach Terry Stotts usually keeps that information close to his chest.</text:p>
            <text:p><text:s text:c="8"/></text:p>
            <text:p><text:s text:c="8"/></text:p>
            <text:p><text:s text:c="13"/></text:p>
            <text:p><text:s text:c="14"/></text:p>
            <text:p><text:s text:c="13"/>Source: Jason Quick on Twitter <text:s text:c="27"/>Apr 17 - 8:2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reg Monroe</text:p>
            <text:p><text:s text:c="17"/></text:p>
            <text:p><text:s text:c="17"/></text:p>
            <text:p><text:s text:c="22"/>- C - <text:s/>Celtics</text:p>
            <text:p><text:s text:c="16"/></text:p>
            <text:p><text:s text:c="17"/></text:p>
            <text:p><text:s text:c="12"/></text:p>
            <text:p><text:s text:c="8"/></text:p>
            <text:p><text:s text:c="8"/></text:p>
            <text:p><text:s text:c="8"/></text:p>
            <text:p><text:s text:c="12"/>Greg Monroe (illness) is questionable for Game 2 on Tuesday but he was warming up with the intent to play.</text:p>
            <text:p><text:s text:c="8"/></text:p>
            <text:p><text:s text:c="8"/></text:p>
            <text:p><text:s text:c="13"/>Monroe finished with just one point and three rebounds in 10 minutes of action on Sunday, and coach Brad Stevens said he didn't play much in Game 1 because the Bucks "went small quite a bit." The small-ball impact wasn't limited to Monroe, as starting center Aron Baynes played only 15 minutes in Game 1, and it will be interesting to see how this chess game plays out in Game 2. All signs point to Monroe playing tonight.</text:p>
            <text:p><text:s text:c="8"/></text:p>
            <text:p><text:s text:c="8"/></text:p>
            <text:p><text:s text:c="13"/>Related: Aron Baynes</text:p>
            <text:p><text:s text:c="14"/></text:p>
            <text:p><text:s text:c="13"/>Source: Bill Doyle on Twitter <text:s text:c="28"/>Apr 17 - 6:2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Paul George</text:p>
            <text:p><text:s text:c="17"/></text:p>
            <text:p><text:s text:c="17"/></text:p>
            <text:p><text:s text:c="22"/>- F - <text:s/>Thunder</text:p>
            <text:p><text:s text:c="16"/></text:p>
            <text:p><text:s text:c="17"/></text:p>
            <text:p><text:s text:c="12"/></text:p>
            <text:p><text:s text:c="8"/></text:p>
            <text:p><text:s text:c="8"/></text:p>
            <text:p><text:s text:c="8"/></text:p>
            <text:p><text:s text:c="12"/>Paul George (bruised right hip) was a limited participant in practice on Tuesday and Thunder coach Billy Donovan said he's questionable for Game 2.</text:p>
            <text:p><text:s text:c="8"/></text:p>
            <text:p><text:s text:c="8"/></text:p>
            <text:p><text:s text:c="13"/>"[George] did some things in practice, but not much," Donovan said. "We’ll probably see where he’s at after shootaround [Wednesday] and probably evaluate him going into the game." After going off for 36 points on Sunday, George said he had aggravated an injury he suffered vs. the Hawks on Mar. 13, but added that he'll "never sit out playoff games." Despite his confidence, he remains questionable pending Wednesday's shootaround.</text:p>
            <text:p><text:s text:c="8"/></text:p>
            <text:p><text:s text:c="8"/></text:p>
            <text:p><text:s text:c="13"/></text:p>
            <text:p><text:s text:c="14"/></text:p>
            <text:p><text:s text:c="13"/>Source: Norman Transcript <text:s text:c="32"/>Apr 17 - 6:1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vin Booker</text:p>
            <text:p><text:s text:c="17"/></text:p>
            <text:p><text:s text:c="17"/></text:p>
            <text:p><text:s text:c="22"/>- G - <text:s/>Suns</text:p>
            <text:p><text:s text:c="16"/></text:p>
            <text:p><text:s text:c="17"/></text:p>
            <text:p><text:s text:c="12"/></text:p>
            <text:p><text:s text:c="8"/></text:p>
            <text:p><text:s text:c="8"/></text:p>
            <text:p><text:s text:c="8"/></text:p>
            <text:p><text:s text:c="12"/>The Suns may have interest in Spurs assistant James Borrego for their vacant head coach position.</text:p>
            <text:p><text:s text:c="8"/></text:p>
            <text:p><text:s text:c="8"/></text:p>
            <text:p><text:s text:c="13"/>Borrego had one brief stint as an interim head coach with Orlando in 2014-15, when he went 10-20, but he's been an assistant in the NBA for eight seasons. "There are so many things [Borrego] does well as a teacher," Gregg Popovich said. "There is a reason why people around the league love him and keep trying to hire him away from me."</text:p>
            <text:p><text:s text:c="8"/></text:p>
            <text:p><text:s text:c="8"/></text:p>
            <text:p><text:s text:c="13"/></text:p>
            <text:p><text:s text:c="14"/></text:p>
            <text:p><text:s text:c="13"/>Source: Scott Bordow on Twitter <text:s text:c="26"/>Apr 17 - 6:1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Fred VanVleet</text:p>
            <text:p><text:s text:c="17"/></text:p>
            <text:p><text:s text:c="17"/></text:p>
            <text:p><text:s text:c="22"/>- G - <text:s/>Raptors</text:p>
            <text:p><text:s text:c="16"/></text:p>
            <text:p><text:s text:c="17"/></text:p>
            <text:p><text:s text:c="12"/></text:p>
            <text:p><text:s text:c="8"/></text:p>
            <text:p><text:s text:c="8"/></text:p>
            <text:p><text:s text:c="8"/></text:p>
            <text:p><text:s text:c="12"/>Fred VanVleet (shoulder) is available for Game 2 on Tuesday.</text:p>
            <text:p><text:s text:c="8"/></text:p>
            <text:p><text:s text:c="8"/></text:p>
            <text:p><text:s text:c="13"/>VanVleet was downgraded to 'doubtful' earlier this afternoon, so his availability is terrific news for Toronto as they look to take a 2-0 series lead. Delon Wright should see a dip in responsibilities if VanVleet is ready to fill his typical role off the bench.</text:p>
            <text:p><text:s text:c="8"/></text:p>
            <text:p><text:s text:c="8"/></text:p>
            <text:p><text:s text:c="13"/></text:p>
            <text:p><text:s text:c="14"/></text:p>
            <text:p><text:s text:c="13"/>Source: Raptors MR on Twitter <text:s text:c="28"/>Apr 17 - 5:4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arl-Anthony Towns</text:p>
            <text:p><text:s text:c="17"/></text:p>
            <text:p><text:s text:c="17"/></text:p>
            <text:p><text:s text:c="22"/>- F/C - <text:s/>Timberwolves</text:p>
            <text:p><text:s text:c="16"/></text:p>
            <text:p><text:s text:c="17"/></text:p>
            <text:p><text:s text:c="12"/></text:p>
            <text:p><text:s text:c="8"/></text:p>
            <text:p><text:s text:c="8"/></text:p>
            <text:p><text:s text:c="8"/></text:p>
            <text:p><text:s text:c="12"/>Jeff Teague said the Wolves "definitely have to get [Karl-Anthony Towns] a couple more touches" during Game 2 on Wednesday.</text:p>
            <text:p><text:s text:c="8"/></text:p>
            <text:p><text:s text:c="8"/></text:p>
            <text:p><text:s text:c="13"/>Towns only scored eight points on nine shot attempts in Game 1, and coach Tom Thibodeau said afterward that Towns needed to be more "active" to exploit the Rockets' smaller lineups. "You run the floor," Thibodeau said. "Kick the ball out, re-post, keep moving around, search it out, get to the offensive board. You've got to sprint around ... You also have to get to positions in which it's difficult for them to double-team you." One way or another, KAT is going to see his usage increase after a disappointing playoff debut.</text:p>
            <text:p><text:s text:c="8"/></text:p>
            <text:p><text:s text:c="8"/></text:p>
            <text:p><text:s text:c="13"/></text:p>
            <text:p><text:s text:c="14"/></text:p>
            <text:p><text:s text:c="13"/>Source: Jon Krawczynski on Twitter <text:s text:c="23"/>Apr 17 - 5:1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tephen Curry</text:p>
            <text:p><text:s text:c="17"/></text:p>
            <text:p><text:s text:c="17"/></text:p>
            <text:p><text:s text:c="22"/>- G - <text:s/>Warriors</text:p>
            <text:p><text:s text:c="16"/></text:p>
            <text:p><text:s text:c="17"/></text:p>
            <text:p><text:s text:c="12"/></text:p>
            <text:p><text:s text:c="8"/></text:p>
            <text:p><text:s text:c="8"/></text:p>
            <text:p><text:s text:c="8"/></text:p>
            <text:p><text:s text:c="12"/>Stephen Curry (left knee) will travel with the Warriors for Games 3 and 4 in San Antonio.</text:p>
            <text:p><text:s text:c="8"/></text:p>
            <text:p><text:s text:c="8"/></text:p>
            <text:p><text:s text:c="13"/>Curry will continue rehabbing with the training staff while on the road. He's due to be reevaluated this weekend, at which point we should have more clarity on a return date, but for now he's targeting the second round of the playoffs if Golden State advances to play either Portland or New Orleans.</text:p>
            <text:p><text:s text:c="8"/></text:p>
            <text:p><text:s text:c="8"/></text:p>
            <text:p><text:s text:c="13"/></text:p>
            <text:p><text:s text:c="14"/></text:p>
            <text:p><text:s text:c="13"/>Source: Mark Medina on Twitter <text:s text:c="27"/>Apr 17 - 5:1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onovan Mitchell</text:p>
            <text:p><text:s text:c="17"/></text:p>
            <text:p><text:s text:c="17"/></text:p>
            <text:p><text:s text:c="22"/>- G - <text:s/>Jazz</text:p>
            <text:p><text:s text:c="16"/></text:p>
            <text:p><text:s text:c="17"/></text:p>
            <text:p><text:s text:c="12"/></text:p>
            <text:p><text:s text:c="8"/></text:p>
            <text:p><text:s text:c="8"/></text:p>
            <text:p><text:s text:c="8"/></text:p>
            <text:p><text:s text:c="12"/>Donovan Mitchell (bruised left foot) went through portions of Tuesday's practice and he remains questionable for Game 2.</text:p>
            <text:p><text:s text:c="8"/></text:p>
            <text:p><text:s text:c="8"/></text:p>
            <text:p><text:s text:c="13"/>It's unclear whether Mitchell took contact but he was spotted taking pull-up jumpers off the dribble, which bodes well. He's dismissed the possibility that he'll miss Game 2 but it looks like he could be headed for a game-time decision. We'll know more after Utah's shootaround on Wednesday.</text:p>
            <text:p><text:s text:c="8"/></text:p>
            <text:p><text:s text:c="8"/></text:p>
            <text:p><text:s text:c="13"/></text:p>
            <text:p><text:s text:c="14"/></text:p>
            <text:p><text:s text:c="13"/>Source: Utah Jazz on Twitter <text:s text:c="29"/>Apr 17 - 3:5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Paul George</text:p>
            <text:p><text:s text:c="17"/></text:p>
            <text:p><text:s text:c="17"/></text:p>
            <text:p><text:s text:c="22"/>- F - <text:s/>Thunder</text:p>
            <text:p><text:s text:c="16"/></text:p>
            <text:p><text:s text:c="17"/></text:p>
            <text:p><text:s text:c="12"/></text:p>
            <text:p><text:s text:c="8"/></text:p>
            <text:p><text:s text:c="8"/></text:p>
            <text:p><text:s text:c="8"/></text:p>
            <text:p><text:s text:c="12"/>Paul George (right hip contusion) didn't take contact during Tuesday's practice.</text:p>
            <text:p><text:s text:c="8"/></text:p>
            <text:p><text:s text:c="8"/></text:p>
            <text:p><text:s text:c="13"/>George was also limited to non-contact practice on Monday, but he's downplayed the severity of his injury, saying, he'll "never sit out playoff games." It would be shocking if PG-13 sat out Game 2 on Wednesday.</text:p>
            <text:p><text:s text:c="8"/></text:p>
            <text:p><text:s text:c="8"/></text:p>
            <text:p><text:s text:c="13"/></text:p>
            <text:p><text:s text:c="14"/></text:p>
            <text:p><text:s text:c="13"/>Source: Brett Dawson on Twitter <text:s text:c="26"/>Apr 17 - 2:3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el Embiid</text:p>
            <text:p><text:s text:c="17"/></text:p>
            <text:p><text:s text:c="17"/></text:p>
            <text:p><text:s text:c="22"/>- C - <text:s/>76ers</text:p>
            <text:p><text:s text:c="16"/></text:p>
            <text:p><text:s text:c="17"/></text:p>
            <text:p><text:s text:c="12"/></text:p>
            <text:p><text:s text:c="8"/></text:p>
            <text:p><text:s text:c="8"/></text:p>
            <text:p><text:s text:c="8"/></text:p>
            <text:p><text:s text:c="12"/>Joel Embiid (orbital fracture) will be limited to non-contact activity during Tuesday's practice.</text:p>
            <text:p><text:s text:c="8"/></text:p>
            <text:p><text:s text:c="8"/></text:p>
            <text:p><text:s text:c="13"/>Sixers coach Brett Brown didn't offer much insight about Embiid's status, saying, "He’ll be doing some stuff with shooting and scripting really for the first time with his team. But what that translates to in regards to when’s he going to play for us again on a court, we don’t know." If Embiid does miss Game 3 on Thursday, it will be interesting to see whether Ersan Ilyasova or Amir Johnson gets the start at center.</text:p>
            <text:p><text:s text:c="8"/></text:p>
            <text:p><text:s text:c="8"/></text:p>
            <text:p><text:s text:c="13"/></text:p>
            <text:p><text:s text:c="14"/></text:p>
            <text:p><text:s text:c="13"/>Source: Jessica Camerato on Twitter <text:s text:c="22"/>Apr 17 - 2:3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awhi Leonard</text:p>
            <text:p><text:s text:c="17"/></text:p>
            <text:p><text:s text:c="17"/></text:p>
            <text:p><text:s text:c="22"/>- F - <text:s/>Spurs</text:p>
            <text:p><text:s text:c="16"/></text:p>
            <text:p><text:s text:c="17"/></text:p>
            <text:p><text:s text:c="12"/></text:p>
            <text:p><text:s text:c="8"/></text:p>
            <text:p><text:s text:c="8"/></text:p>
            <text:p><text:s text:c="8"/></text:p>
            <text:p><text:s text:c="12"/>It seemed coach Gregg Popovich took a subtle shot at Kawhi Leonard (quad) during his postgame press conference following Monday's loss to the Warriors.</text:p>
            <text:p><text:s text:c="8"/></text:p>
            <text:p><text:s text:c="8"/></text:p>
            <text:p><text:s text:c="13"/>Coach Pop spoke glowingly about LaMarcus Aldridge after the defeat in Game 2. "LaMarcus has been a monster all year long," said Popovich. "He’s led our team at both ends of the floor. He doesn't complain about a darn thing out on the court. He just plays through everything. I can't imagine being more proud of a player as far as playing through adversity and being there for his teammates night after night after night." It's not much of a reach to conclude that Pop, while praising Aldrige, was also subtly sending a message to Leonard, who is not with the team as he rehabs in New York.</text:p>
            <text:p><text:s text:c="8"/></text:p>
            <text:p><text:s text:c="8"/></text:p>
            <text:p><text:s text:c="13"/>Related: LaMarcus Aldridge</text:p>
            <text:p><text:s text:c="14"/></text:p>
            <text:p><text:s text:c="13"/>Source: USA Today <text:s text:c="40"/>Apr 17 - 1:5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yan Anderson</text:p>
            <text:p><text:s text:c="17"/></text:p>
            <text:p><text:s text:c="17"/></text:p>
            <text:p><text:s text:c="22"/>- F - <text:s/>Rockets</text:p>
            <text:p><text:s text:c="16"/></text:p>
            <text:p><text:s text:c="17"/></text:p>
            <text:p><text:s text:c="12"/></text:p>
            <text:p><text:s text:c="8"/></text:p>
            <text:p><text:s text:c="8"/></text:p>
            <text:p><text:s text:c="8"/></text:p>
            <text:p><text:s text:c="12"/>Ryan Anderson (ankle) practiced on Tuesday and his hopeful he will be able to play in Game 2 on Wednesday.</text:p>
            <text:p><text:s text:c="8"/></text:p>
            <text:p><text:s text:c="8"/></text:p>
            <text:p><text:s text:c="13"/>Anderson missed the final four games of the regular season and Game 1 of the playoffs after spraining his left ankle back on April 3rd. Anderson was in uniform Sunday's contest, but coach Mike D'Antoni said he was not quite ready to return to game action. We should have another update on Anderson's status after Wednesday morning's shootaround. With Luc Mbah a Moute (shoulder) sidelined, Anderson could provide some valuable minutes off the bench</text:p>
            <text:p><text:s text:c="8"/></text:p>
            <text:p><text:s text:c="8"/></text:p>
            <text:p><text:s text:c="13"/>Related: P.J. Tucker, Luc Mbah a Moute</text:p>
            <text:p><text:s text:c="14"/></text:p>
            <text:p><text:s text:c="13"/>Source: Jonathan Feigen on Twitter <text:s text:c="23"/>Apr 17 - 12:5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Fred VanVleet</text:p>
            <text:p><text:s text:c="17"/></text:p>
            <text:p><text:s text:c="17"/></text:p>
            <text:p><text:s text:c="22"/>- G - <text:s/>Raptors</text:p>
            <text:p><text:s text:c="16"/></text:p>
            <text:p><text:s text:c="17"/></text:p>
            <text:p><text:s text:c="12"/></text:p>
            <text:p><text:s text:c="8"/></text:p>
            <text:p><text:s text:c="8"/></text:p>
            <text:p><text:s text:c="8"/></text:p>
            <text:p><text:s text:c="12"/>Fred VanVleet (shoulder) has been downgraded to doubtful for Tuesday's Game 2 vs. the Wizards.</text:p>
            <text:p><text:s text:c="8"/></text:p>
            <text:p><text:s text:c="8"/></text:p>
            <text:p><text:s text:c="13"/>VanVleet was initially listed as questionable, and it was reported earlier today that he had participated in shootaround and would be a game-time decision for Game 2. While FVV is making progress, the Raps want to make sure he's as close to 100 percent as possible before bringing him back. Delon Wright was excellent off the bench in Game 1, finishing with 18 points, four assists and three steals in 25 minutes. Wright will likely see 20-plus minutes again in Game 2 if VanVleet is ruled out.</text:p>
            <text:p><text:s text:c="8"/></text:p>
            <text:p><text:s text:c="8"/></text:p>
            <text:p><text:s text:c="13"/>Related: Delon Wright</text:p>
            <text:p><text:s text:c="14"/></text:p>
            <text:p><text:s text:c="13"/>Source: Blake Murphy on Twitter <text:s text:c="26"/>Apr 17 - 12:4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el Embiid</text:p>
            <text:p><text:s text:c="17"/></text:p>
            <text:p><text:s text:c="17"/></text:p>
            <text:p><text:s text:c="22"/>- C - <text:s/>76ers</text:p>
            <text:p><text:s text:c="16"/></text:p>
            <text:p><text:s text:c="17"/></text:p>
            <text:p><text:s text:c="12"/></text:p>
            <text:p><text:s text:c="8"/></text:p>
            <text:p><text:s text:c="8"/></text:p>
            <text:p><text:s text:c="8"/></text:p>
            <text:p><text:s text:c="12"/>Joel Embiid (face) has not yet been cleared to play, but his status for Game 3 hasn't been determined.</text:p>
            <text:p><text:s text:c="8"/></text:p>
            <text:p><text:s text:c="8"/></text:p>
            <text:p><text:s text:c="13"/>Embiid stirred some controversy after Game 2's loss to the Heat, when he posted he was "[bleeping] sick and tired of being babied" on Instagram. Embiid was not made available to the media after Tuesday's practice. Clearly, he wants to get back on the floor for Game 3. It will be very interesting to see if the Sixers medical staff clears him for that contest on Thursday night.</text:p>
            <text:p><text:s text:c="8"/></text:p>
            <text:p><text:s text:c="8"/></text:p>
            <text:p><text:s text:c="13"/></text:p>
            <text:p><text:s text:c="14"/></text:p>
            <text:p><text:s text:c="13"/>Source: Jessica Camerato on Twitter <text:s text:c="22"/>Apr 17 - 12:4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yle Korver</text:p>
            <text:p><text:s text:c="17"/></text:p>
            <text:p><text:s text:c="17"/></text:p>
            <text:p><text:s text:c="22"/>- G/F - <text:s/>Cavaliers</text:p>
            <text:p><text:s text:c="16"/></text:p>
            <text:p><text:s text:c="17"/></text:p>
            <text:p><text:s text:c="12"/></text:p>
            <text:p><text:s text:c="8"/></text:p>
            <text:p><text:s text:c="8"/></text:p>
            <text:p><text:s text:c="8"/></text:p>
            <text:p><text:s text:c="12"/>Kyle Korver (illness) practiced with the team on Tuesday.</text:p>
            <text:p><text:s text:c="8"/></text:p>
            <text:p><text:s text:c="8"/></text:p>
            <text:p><text:s text:c="13"/>Korver was unable to practice on Monday, but he's heading in the right direction. Korver played less than four minutes in Game 1, but with the Cavs only shooting 8-of-34 from 3-point territory in Sunday's loss to the Pacers, coach Ty Lue may want to find more minutes for Korver.</text:p>
            <text:p><text:s text:c="8"/></text:p>
            <text:p><text:s text:c="8"/></text:p>
            <text:p><text:s text:c="13"/></text:p>
            <text:p><text:s text:c="14"/></text:p>
            <text:p><text:s text:c="13"/>Source: Jordan Zimm on Twitter <text:s text:c="27"/>Apr 17 - 12:3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Dwyane Wade</text:p>
            <text:p><text:s text:c="17"/></text:p>
            <text:p><text:s text:c="17"/></text:p>
            <text:p><text:s text:c="22"/>- G - <text:s/>Heat</text:p>
            <text:p><text:s text:c="16"/></text:p>
            <text:p><text:s text:c="17"/></text:p>
            <text:p><text:s text:c="12"/></text:p>
            <text:p><text:s text:c="8"/></text:p>
            <text:p><text:s text:c="8"/></text:p>
            <text:p><text:s text:c="8"/></text:p>
            <text:p><text:s text:c="12"/>Dwyane Wade said he will take time this summer to decide whether to retire or return to the Heat for one more season.</text:p>
            <text:p><text:s text:c="8"/></text:p>
            <text:p><text:s text:c="8"/></text:p>
            <text:p><text:s text:c="13"/>Wade looked fantastic in Monday's Game 2 victory over the Sixers, finishing with 28 points, seven rebounds, three assists and two steals. However, he was contemplative after the contest. "A lot of people think that if you do decide to go out, it's because you weren't supposed to be able to play no more. It's not always supposed to be that," said Wade. "Just taking time to think, that's all I'm doing. It's a lot of different, it's a lot of different things that come into play."</text:p>
            <text:p><text:s text:c="8"/></text:p>
            <text:p><text:s text:c="8"/></text:p>
            <text:p><text:s text:c="13"/></text:p>
            <text:p><text:s text:c="14"/></text:p>
            <text:p><text:s text:c="13"/>Source: ESPN.com <text:s text:c="41"/>Apr 17 - 12:2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k Jackson</text:p>
            <text:p><text:s text:c="17"/></text:p>
            <text:p><text:s text:c="17"/></text:p>
            <text:p><text:s text:c="22"/>- G - <text:s/>Warriors</text:p>
            <text:p><text:s text:c="16"/></text:p>
            <text:p><text:s text:c="17"/></text:p>
            <text:p><text:s text:c="12"/></text:p>
            <text:p><text:s text:c="8"/></text:p>
            <text:p><text:s text:c="8"/></text:p>
            <text:p><text:s text:c="8"/></text:p>
            <text:p><text:s text:c="12"/>Mark Jackson will interview for the Knicks head coaching job on Wednesday afternoon, according to Chris Haynes of ESPN.</text:p>
            <text:p><text:s text:c="8"/></text:p>
            <text:p><text:s text:c="8"/></text:p>
            <text:p><text:s text:c="13"/>Jackson, a New York native who played for the Knicks, compiled a 121-109 record in his three seasons with the Warriors. However, Golden State developed into a champion after Jackson was fired, and he reportedly had a falling out with many members of the Golden State front office. It was reported over the weekend that the Knicks will also interview David Fizdale, Jerry Stackhouse and Mike Woodson.</text:p>
            <text:p><text:s text:c="8"/></text:p>
            <text:p><text:s text:c="8"/></text:p>
            <text:p><text:s text:c="13"/></text:p>
            <text:p><text:s text:c="14"/></text:p>
            <text:p><text:s text:c="13"/>Source: Chris Haynes on Twitter <text:s text:c="26"/>Apr 17 - 11:38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Fred VanVleet</text:p>
            <text:p><text:s text:c="17"/></text:p>
            <text:p><text:s text:c="17"/></text:p>
            <text:p><text:s text:c="22"/>- G - <text:s/>Raptors</text:p>
            <text:p><text:s text:c="16"/></text:p>
            <text:p><text:s text:c="17"/></text:p>
            <text:p><text:s text:c="12"/></text:p>
            <text:p><text:s text:c="8"/></text:p>
            <text:p><text:s text:c="8"/></text:p>
            <text:p><text:s text:c="8"/></text:p>
            <text:p><text:s text:c="12"/>Fred VanVleet (shoulder) was able to participate in shootaround and will be a game-time decision for Tuesday's matchup with Washington.</text:p>
            <text:p><text:s text:c="8"/></text:p>
            <text:p><text:s text:c="8"/></text:p>
            <text:p><text:s text:c="13"/>VanVleet was unable to play in Game 1 on Saturday, but coach Dwane Casey said he was feeling better on Sunday and he was able to get through "most" of Monday's practice. The bench has been a major strength for Toronto all season. Delon Wright played wonderfully (18 points, four assists, three steals in 25 minutes) in Game 1. He will split minutes with FVV in the backcourt once VanVleet is cleared to return.</text:p>
            <text:p><text:s text:c="8"/></text:p>
            <text:p><text:s text:c="8"/></text:p>
            <text:p><text:s text:c="13"/>Related: Delon Wright</text:p>
            <text:p><text:s text:c="14"/></text:p>
            <text:p><text:s text:c="13"/>Source: Blake Murphy on Twitter <text:s text:c="26"/>Apr 17 - 11:04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thony Tolliver</text:p>
            <text:p><text:s text:c="17"/></text:p>
            <text:p><text:s text:c="17"/></text:p>
            <text:p><text:s text:c="22"/>- F - <text:s/>Pistons</text:p>
            <text:p><text:s text:c="16"/></text:p>
            <text:p><text:s text:c="17"/></text:p>
            <text:p><text:s text:c="12"/></text:p>
            <text:p><text:s text:c="8"/></text:p>
            <text:p><text:s text:c="8"/></text:p>
            <text:p><text:s text:c="8"/></text:p>
            <text:p><text:s text:c="12"/>Free agent Anthony Tolliver said he would prefer to return to the Detroit next season, but is uncertain of where he will wind up.</text:p>
            <text:p><text:s text:c="8"/></text:p>
            <text:p><text:s text:c="8"/></text:p>
            <text:p><text:s text:c="13"/>Tolliver played a larger role than expected in 2017-18, due primarily to injuries to Jon Leuer and Blake Griffin. Over the final ten games of the season, Tolliver averaged 7.2 points, 4.4 rebounds and 3.8 treys. "This is where I call home. I've been here longer than anywhere else in my career and would love to keep that going," Tolliver said near the end of the season. "But at the end of the day, got to see what's up this summer. You never know what teams are going to do, what organizations are going to do."</text:p>
            <text:p><text:s text:c="8"/></text:p>
            <text:p><text:s text:c="8"/></text:p>
            <text:p><text:s text:c="13"/></text:p>
            <text:p><text:s text:c="14"/></text:p>
            <text:p><text:s text:c="13"/>Source: M Live <text:s text:c="43"/>Apr 17 - 10:22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hn Wall</text:p>
            <text:p><text:s text:c="17"/></text:p>
            <text:p><text:s text:c="17"/></text:p>
            <text:p><text:s text:c="22"/>- G - <text:s/>Wizards</text:p>
            <text:p><text:s text:c="16"/></text:p>
            <text:p><text:s text:c="17"/></text:p>
            <text:p><text:s text:c="12"/></text:p>
            <text:p><text:s text:c="8"/></text:p>
            <text:p><text:s text:c="8"/></text:p>
            <text:p><text:s text:c="8"/></text:p>
            <text:p><text:s text:c="12"/>John Wall (knee) said he is confident in himself and his team despite admitting that he is less than 100 percent healthy.</text:p>
            <text:p><text:s text:c="8"/></text:p>
            <text:p><text:s text:c="8"/></text:p>
            <text:p><text:s text:c="13"/>Wall returned to game action in late March and is still working his way back towards full strength. Wall struggled with his shot in Washington's Game 1 loss on Saturday but finished with 23 points and 15 assists. "I think I am there [speed-wise but] just having explosion, and being very explosive and those types of things, that is what I am still working on, to get my legs back underneath me," Wall said Monday. "But other than that, just from me being out there and to do the things that I am doing without being at 100 percent shows what type of player I am."</text:p>
            <text:p><text:s text:c="8"/></text:p>
            <text:p><text:s text:c="8"/></text:p>
            <text:p><text:s text:c="13"/></text:p>
            <text:p><text:s text:c="14"/></text:p>
            <text:p><text:s text:c="13"/>Source: ESPN.com <text:s text:c="41"/>Apr 17 - 9:46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oe Harkless</text:p>
            <text:p><text:s text:c="17"/></text:p>
            <text:p><text:s text:c="17"/></text:p>
            <text:p><text:s text:c="22"/>- G/F - <text:s/>Trail Blazers</text:p>
            <text:p><text:s text:c="16"/></text:p>
            <text:p><text:s text:c="17"/></text:p>
            <text:p><text:s text:c="12"/></text:p>
            <text:p><text:s text:c="8"/></text:p>
            <text:p><text:s text:c="8"/></text:p>
            <text:p><text:s text:c="8"/></text:p>
            <text:p><text:s text:c="12"/>Moe Harkless (knee) is listed as questionable for Tuesday's game vs. the Pelicans.</text:p>
            <text:p><text:s text:c="8"/></text:p>
            <text:p><text:s text:c="8"/></text:p>
            <text:p><text:s text:c="13"/>Harkless, who had arthroscopic knee surgery in late March, has been making progress and was able to participate in portions of Monday's light practice. We should have an update on his status for Game 2 following Tuesday morning's shootaround.</text:p>
            <text:p><text:s text:c="8"/></text:p>
            <text:p><text:s text:c="8"/></text:p>
            <text:p><text:s text:c="13"/></text:p>
            <text:p><text:s text:c="14"/></text:p>
            <text:p><text:s text:c="13"/>Source: Jason Quick on Twitter <text:s text:c="27"/>Apr 17 - 9:2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raymond Green</text:p>
            <text:p><text:s text:c="17"/></text:p>
            <text:p><text:s text:c="17"/></text:p>
            <text:p><text:s text:c="22"/>- F - <text:s/>Warriors</text:p>
            <text:p><text:s text:c="16"/></text:p>
            <text:p><text:s text:c="17"/></text:p>
            <text:p><text:s text:c="12"/></text:p>
            <text:p><text:s text:c="8"/></text:p>
            <text:p><text:s text:c="8"/></text:p>
            <text:p><text:s text:c="8"/></text:p>
            <text:p><text:s text:c="12"/>Draymond Green picked up two quick fouls, made just 2-of-9 shots and finished with nine points, five rebounds, six assists, two steals and a 3-pointer in 35 minutes of Monday's Game 2 win over the Spurs.</text:p>
            <text:p><text:s text:c="8"/></text:p>
            <text:p><text:s text:c="8"/></text:p>
            <text:p><text:s text:c="13"/>Green was called for a Flagrant 1 foul against Davis Bertans late in the fourth quarter, which was his fifth personal foul after picking up a couple very early in the game. He was barking like a mad man after Bertans missed the first free throw, but managed to avoid any further discipline or an ejection. He did follow that act up with an airball from 3-point land, but Green did what he needed to do tonight and the Warriors smell blood in the water after taking a 2-0 lead over the Kawhi-less Spurs. Green is good to go.</text:p>
            <text:p><text:s text:c="8"/></text:p>
            <text:p><text:s text:c="8"/></text:p>
            <text:p><text:s text:c="13"/></text:p>
            <text:p><text:s text:c="14"/></text:p>
            <text:p><text:s text:c="13"/>Apr 17 - 1:37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vin Durant</text:p>
            <text:p><text:s text:c="17"/></text:p>
            <text:p><text:s text:c="17"/></text:p>
            <text:p><text:s text:c="22"/>- F - <text:s/>Warriors</text:p>
            <text:p><text:s text:c="16"/></text:p>
            <text:p><text:s text:c="17"/></text:p>
            <text:p><text:s text:c="12"/></text:p>
            <text:p><text:s text:c="8"/></text:p>
            <text:p><text:s text:c="8"/></text:p>
            <text:p><text:s text:c="8"/></text:p>
            <text:p><text:s text:c="12"/>Kevin Durant hit 10-of-19 shots, three 3-pointers and 9-of-10 free throws for 32 points, six rebounds, six assists and a block in 39 minutes to help the Warriors make a second-half comeback to beat the Spurs 116-101 to take a 2-0 lead in the series on Monday.</text:p>
            <text:p><text:s text:c="8"/></text:p>
            <text:p><text:s text:c="8"/></text:p>
            <text:p><text:s text:c="13"/>Klay Thompson was just as impressive, hitting 12-of-20 shots and five 3-pointers for 31 points and five assists in 39 minutes. The Warriors are rolling along without Stephen Curry and might be able to sweep the Spurs, even without him. Both Durant and Thompson's numbers might take a bit of a hit once Curry is back from his knee injury and rolling, but if you ended up with either of them in a postseason fantasy league, you've got to be pleased thus far.</text:p>
            <text:p><text:s text:c="8"/></text:p>
            <text:p><text:s text:c="8"/></text:p>
            <text:p><text:s text:c="13"/></text:p>
            <text:p><text:s text:c="14"/></text:p>
            <text:p><text:s text:c="13"/>Apr 17 - 1:33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nny Green</text:p>
            <text:p><text:s text:c="17"/></text:p>
            <text:p><text:s text:c="17"/></text:p>
            <text:p><text:s text:c="22"/>- G/F - <text:s/>Spurs</text:p>
            <text:p><text:s text:c="16"/></text:p>
            <text:p><text:s text:c="17"/></text:p>
            <text:p><text:s text:c="12"/></text:p>
            <text:p><text:s text:c="8"/></text:p>
            <text:p><text:s text:c="8"/></text:p>
            <text:p><text:s text:c="8"/></text:p>
            <text:p><text:s text:c="12"/>Danny Green started and played 25 minutes, but missed all three of his shots and finished Monday's Game-2 loss with zero points, two rebounds, one assist, one steal and one block.</text:p>
            <text:p><text:s text:c="8"/></text:p>
            <text:p><text:s text:c="8"/></text:p>
            <text:p><text:s text:c="13"/>Dejounte Murray was nearly just as disappointing with four points, zero assists and two steals in 13 minutes, and the postseason Spurs look a lot like the regular-season Spurs. All of them are impossible to trust except for LaMarcus Aldridge.</text:p>
            <text:p><text:s text:c="8"/></text:p>
            <text:p><text:s text:c="8"/></text:p>
            <text:p><text:s text:c="13"/></text:p>
            <text:p><text:s text:c="14"/></text:p>
            <text:p><text:s text:c="13"/>Apr 17 - 1:29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udy Gay</text:p>
            <text:p><text:s text:c="17"/></text:p>
            <text:p><text:s text:c="17"/></text:p>
            <text:p><text:s text:c="22"/>- F - <text:s/>Spurs</text:p>
            <text:p><text:s text:c="16"/></text:p>
            <text:p><text:s text:c="17"/></text:p>
            <text:p><text:s text:c="12"/></text:p>
            <text:p><text:s text:c="8"/></text:p>
            <text:p><text:s text:c="8"/></text:p>
            <text:p><text:s text:c="8"/></text:p>
            <text:p><text:s text:c="12"/>Rudy Gay started over Kyle Anderson on Monday night and hit 6-of-12 shots for 12 points, five rebounds, three assists, three steals and a block in a 116-101 loss.</text:p>
            <text:p><text:s text:c="8"/></text:p>
            <text:p><text:s text:c="8"/></text:p>
            <text:p><text:s text:c="13"/>The move worked out well for the Spurs, who at least hung in this game and held a small halftime lead, but the only thing that can possibly save the Spurs at this point is the return of Kawhi Leonard (quad), which isn't likely to happen. The Spurs may get new life with Games 3 and 4 in San Antonio, where they held a 33-8 record in the regular season, but the odds of them advancing are not good.</text:p>
            <text:p><text:s text:c="8"/></text:p>
            <text:p><text:s text:c="8"/></text:p>
            <text:p><text:s text:c="13"/></text:p>
            <text:p><text:s text:c="14"/></text:p>
            <text:p><text:s text:c="13"/>Apr 17 - 1:25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aMarcus Aldridge</text:p>
            <text:p><text:s text:c="17"/></text:p>
            <text:p><text:s text:c="17"/></text:p>
            <text:p><text:s text:c="22"/>- F/C - <text:s/>Spurs</text:p>
            <text:p><text:s text:c="16"/></text:p>
            <text:p><text:s text:c="17"/></text:p>
            <text:p><text:s text:c="12"/></text:p>
            <text:p><text:s text:c="8"/></text:p>
            <text:p><text:s text:c="8"/></text:p>
            <text:p><text:s text:c="8"/></text:p>
            <text:p><text:s text:c="12"/>LaMarcus Aldridge hit 11-of-21 shots and 12-of-12 free throws for 34 points, 12 rebounds and three assists in Monday's 116-100 loss to the Warriors, dropping the Spurs into an 0-2 hole in Round 1.</text:p>
            <text:p><text:s text:c="8"/></text:p>
            <text:p><text:s text:c="8"/></text:p>
            <text:p><text:s text:c="13"/>Aldridge was great and Patty Mills scored 21, but it's hard to see the Spurs hanging with the Warriors without Kawhi Leonard (quad). This was a nice opportunity for the Spurs, as they led by seven at halftime, but the Warriors finished out strong in the second half and won handily. Game 3 is in San Antonio on Thursday, and it's important to keep in mind the Warriors still don't have Stephen Curry (knee), who should be back in Round 2 or 3. The Spurs were 33-8 at home this year, so they've got a chance in Games 3 and 4, but it feels like the Warriors are too young and quick to lose this series.</text:p>
            <text:p><text:s text:c="8"/></text:p>
            <text:p><text:s text:c="8"/></text:p>
            <text:p><text:s text:c="13"/></text:p>
            <text:p><text:s text:c="14"/></text:p>
            <text:p><text:s text:c="13"/>Apr 17 - 1:21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vid West</text:p>
            <text:p><text:s text:c="17"/></text:p>
            <text:p><text:s text:c="17"/></text:p>
            <text:p><text:s text:c="22"/>- F/C - <text:s/>Warriors</text:p>
            <text:p><text:s text:c="16"/></text:p>
            <text:p><text:s text:c="17"/></text:p>
            <text:p><text:s text:c="12"/></text:p>
            <text:p><text:s text:c="8"/></text:p>
            <text:p><text:s text:c="8"/></text:p>
            <text:p><text:s text:c="8"/></text:p>
            <text:p><text:s text:c="12"/>David West came down on the foot of LaMarcus Aldridge in the fourth quarter on Monday and left the game with a sprained left ankle, finishing with 10 points, four rebounds, two assists and a block in 14 minutes.</text:p>
            <text:p><text:s text:c="8"/></text:p>
            <text:p><text:s text:c="8"/></text:p>
            <text:p><text:s text:c="13"/>He was in a lot of pain and went to the locker room, but ran back out to the bench shortly thereafter. He didn't return, as the Warriors didn't need him down the stretch, and he'll be questionable for Game 3 on Thursday in San Antonio. West isn't really a fantasy factor, but he is a key bench player for the Warriors.</text:p>
            <text:p><text:s text:c="8"/></text:p>
            <text:p><text:s text:c="8"/></text:p>
            <text:p><text:s text:c="13"/></text:p>
            <text:p><text:s text:c="14"/></text:p>
            <text:p><text:s text:c="13"/>Apr 17 - 12:58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el Embiid</text:p>
            <text:p><text:s text:c="17"/></text:p>
            <text:p><text:s text:c="17"/></text:p>
            <text:p><text:s text:c="22"/>- C - <text:s/>76ers</text:p>
            <text:p><text:s text:c="16"/></text:p>
            <text:p><text:s text:c="17"/></text:p>
            <text:p><text:s text:c="12"/></text:p>
            <text:p><text:s text:c="8"/></text:p>
            <text:p><text:s text:c="8"/></text:p>
            <text:p><text:s text:c="8"/></text:p>
            <text:p><text:s text:c="12"/>Joel Embiid (eye) vented his frustrations over not playing in Monday's Game 2, posting "[Bleeping] sick and tired of being babied" on Instagram after the game.</text:p>
            <text:p><text:s text:c="8"/></text:p>
            <text:p><text:s text:c="8"/></text:p>
            <text:p><text:s text:c="13"/>This is going to put some unwanted pressure on the Sixers to not only have to answer for the statement, but they'll also feel some pressure to play him, even if they're not ready to turn him loose. Embiid's possibly the best social media presence in professional sports and while this one may not go over as well as some of his attempts at comedy, he should be back on the court sooner than later. The soon to be masked man is questionable for Game 3 on Thursday in Miami.</text:p>
            <text:p><text:s text:c="8"/></text:p>
            <text:p><text:s text:c="8"/></text:p>
            <text:p><text:s text:c="13"/></text:p>
            <text:p><text:s text:c="14"/></text:p>
            <text:p><text:s text:c="13"/>Source: ESPN.com <text:s text:c="41"/>Apr 17 - 12:09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mes Johnson</text:p>
            <text:p><text:s text:c="17"/></text:p>
            <text:p><text:s text:c="17"/></text:p>
            <text:p><text:s text:c="22"/>- F - <text:s/>Heat</text:p>
            <text:p><text:s text:c="16"/></text:p>
            <text:p><text:s text:c="17"/></text:p>
            <text:p><text:s text:c="12"/></text:p>
            <text:p><text:s text:c="8"/></text:p>
            <text:p><text:s text:c="8"/></text:p>
            <text:p><text:s text:c="8"/></text:p>
            <text:p><text:s text:c="12"/>James Johnson hit 7-of-7 shots, 2-of-2 3-pointers and 2-of-3 free throws for 18 points, seven rebounds, five assists, three steals and a block in Monday's 113-103 win over the Sixers.</text:p>
            <text:p><text:s text:c="8"/></text:p>
            <text:p><text:s text:c="8"/></text:p>
            <text:p><text:s text:c="13"/>One of his 3-pointers was a big one late in the fourth quarter, and he put up one of the best fantasy lines of the playoffs so far. He really struggled for much of December, January and February in the regular season, but finished up strong with a big March and respectable April. He's played well in both games in this series and will look to keep it going at home on Thursday.</text:p>
            <text:p><text:s text:c="8"/></text:p>
            <text:p><text:s text:c="8"/></text:p>
            <text:p><text:s text:c="13"/></text:p>
            <text:p><text:s text:c="14"/></text:p>
            <text:p><text:s text:c="13"/>Apr 16 - 11:1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Hassan Whiteside</text:p>
            <text:p><text:s text:c="17"/></text:p>
            <text:p><text:s text:c="17"/></text:p>
            <text:p><text:s text:c="22"/>- C - <text:s/>Heat</text:p>
            <text:p><text:s text:c="16"/></text:p>
            <text:p><text:s text:c="17"/></text:p>
            <text:p><text:s text:c="12"/></text:p>
            <text:p><text:s text:c="8"/></text:p>
            <text:p><text:s text:c="8"/></text:p>
            <text:p><text:s text:c="8"/></text:p>
            <text:p><text:s text:c="12"/>Hassan Whiteside played just 15 minutes and hit 1-of-2 shots for four points, five rebounds and a block in Miami's big 113-103 win over the Sixers on Monday.</text:p>
            <text:p><text:s text:c="8"/></text:p>
            <text:p><text:s text:c="8"/></text:p>
            <text:p><text:s text:c="13"/>The Sixers started Ersan Ilyasova at center tonight and Whiteside was also in foul trouble. But it seems like he's too good of a player to not be a factor the rest of the way. If you've got him in a playoff league, he's off to a rough start after getting just 12 minutes in Game 1, but his minutes will have to rise once Joel Embiid is cleared to play. The Heat just have to hope his head and heart are still in it when he finally gets the opportunity he wants.</text:p>
            <text:p><text:s text:c="8"/></text:p>
            <text:p><text:s text:c="8"/></text:p>
            <text:p><text:s text:c="13"/></text:p>
            <text:p><text:s text:c="14"/></text:p>
            <text:p><text:s text:c="13"/>Apr 16 - 11:1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Dwyane Wade</text:p>
            <text:p><text:s text:c="17"/></text:p>
            <text:p><text:s text:c="17"/></text:p>
            <text:p><text:s text:c="22"/>- G - <text:s/>Heat</text:p>
            <text:p><text:s text:c="16"/></text:p>
            <text:p><text:s text:c="17"/></text:p>
            <text:p><text:s text:c="12"/></text:p>
            <text:p><text:s text:c="8"/></text:p>
            <text:p><text:s text:c="8"/></text:p>
            <text:p><text:s text:c="8"/></text:p>
            <text:p><text:s text:c="12"/>Dwyane Wade scored 21 points in the first half and made several key plays late to help the Heat hold off the charging Sixers for a 113-103 win in Philadelphia for Game 2, tying their series at 1-1.</text:p>
            <text:p><text:s text:c="8"/></text:p>
            <text:p><text:s text:c="8"/></text:p>
            <text:p><text:s text:c="13"/>Wade was on fire in the first half and helped the Heat outscore the Sixers 34-13 in the second quarter. He finished by hitting 11-of-18 shots and 6-of-8 free throws for 28 points, seven rebounds, three assists and two steals, and added a steal and dunk in the fourth quarter, a great pass to James Johnson, and a dagger jumper with 43 seconds left in the game. Wade was gassed, but still came through in the fourth, when Philly was chucking ill-advised shots and turning the ball over too often. Game 3 is Thursday in Miami. Wade's 28 were a team record for points off the bench in a Heat playoff game.</text:p>
            <text:p><text:s text:c="8"/></text:p>
            <text:p><text:s text:c="8"/></text:p>
            <text:p><text:s text:c="13"/></text:p>
            <text:p><text:s text:c="14"/></text:p>
            <text:p><text:s text:c="13"/>Apr 16 - 11:0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J. Redick</text:p>
            <text:p><text:s text:c="17"/></text:p>
            <text:p><text:s text:c="17"/></text:p>
            <text:p><text:s text:c="22"/>- G - <text:s/>76ers</text:p>
            <text:p><text:s text:c="16"/></text:p>
            <text:p><text:s text:c="17"/></text:p>
            <text:p><text:s text:c="12"/></text:p>
            <text:p><text:s text:c="8"/></text:p>
            <text:p><text:s text:c="8"/></text:p>
            <text:p><text:s text:c="8"/></text:p>
            <text:p><text:s text:c="12"/>J.J. Redick, who had 28 points in Game 1, hit just 4-of-13 shots and 1-of-7 3-pointers for 11 points and four assists in Monday's Game 2 loss to the Heat.</text:p>
            <text:p><text:s text:c="8"/></text:p>
            <text:p><text:s text:c="8"/></text:p>
            <text:p><text:s text:c="13"/>The Heat were determined not to let Redick burn them again and he was rarely open from beyond the arc. He also hit just 2-of-4 free throws, not that it mattered. The Sixers will likely try to gameplan to get Redick open more often in Game 3, and they'll need better performances from Redick and Robert Covington (3-of-12, two turnovers) on Thursday.</text:p>
            <text:p><text:s text:c="8"/></text:p>
            <text:p><text:s text:c="8"/></text:p>
            <text:p><text:s text:c="13"/></text:p>
            <text:p><text:s text:c="14"/></text:p>
            <text:p><text:s text:c="13"/>Apr 16 - 11:0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rsan Ilyasova</text:p>
            <text:p><text:s text:c="17"/></text:p>
            <text:p><text:s text:c="17"/></text:p>
            <text:p><text:s text:c="22"/>- F - <text:s/>76ers</text:p>
            <text:p><text:s text:c="16"/></text:p>
            <text:p><text:s text:c="17"/></text:p>
            <text:p><text:s text:c="12"/></text:p>
            <text:p><text:s text:c="8"/></text:p>
            <text:p><text:s text:c="8"/></text:p>
            <text:p><text:s text:c="8"/></text:p>
            <text:p><text:s text:c="12"/>Ersan Ilyasova moved into the starting lineup over Amir Johnson on Monday and had 14 points, 11 rebounds and a steal on 7-of-10 shooting.</text:p>
            <text:p><text:s text:c="8"/></text:p>
            <text:p><text:s text:c="8"/></text:p>
            <text:p><text:s text:c="13"/>Oddly, he didn't hit a 3-pointer tonight, as the Heat's defense seemed to key on stopping the Sixers from getting open looks from downtown. Ilyasova also came off the bench to start the second half, but also did a nice job of playing most of the fourth quarter with five fouls. And while he made some big plays, the Sixers were never able to overcome the second quarter, which the Heat won 34-13 behind a big night from Dwyane Wade.</text:p>
            <text:p><text:s text:c="8"/></text:p>
            <text:p><text:s text:c="8"/></text:p>
            <text:p><text:s text:c="13"/></text:p>
            <text:p><text:s text:c="14"/></text:p>
            <text:p><text:s text:c="13"/>Apr 16 - 10:5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rio Saric</text:p>
            <text:p><text:s text:c="17"/></text:p>
            <text:p><text:s text:c="17"/></text:p>
            <text:p><text:s text:c="22"/>- F - <text:s/>76ers</text:p>
            <text:p><text:s text:c="16"/></text:p>
            <text:p><text:s text:c="17"/></text:p>
            <text:p><text:s text:c="12"/></text:p>
            <text:p><text:s text:c="8"/></text:p>
            <text:p><text:s text:c="8"/></text:p>
            <text:p><text:s text:c="8"/></text:p>
            <text:p><text:s text:c="12"/>Dario Saric hit 8-of-20 shots and three 3-pointers for 23 points, eight rebounds, three assists, five steals and a block in 36 minutes of Monday's loss to the Heat.</text:p>
            <text:p><text:s text:c="8"/></text:p>
            <text:p><text:s text:c="8"/></text:p>
            <text:p><text:s text:c="13"/>Saric was in foul trouble for most of the second half but was able to stay on the court and hit some big shots. In the end, the Sixers had too many late turnovers and took some crazy shots that didn't fall, giving the Heat the win to tie the series at 1-1. Saric's fantasy line was tasty tonight and he's going to be a big factor for Philly, with or without Joel Embiid.</text:p>
            <text:p><text:s text:c="8"/></text:p>
            <text:p><text:s text:c="8"/></text:p>
            <text:p><text:s text:c="13"/></text:p>
            <text:p><text:s text:c="14"/></text:p>
            <text:p><text:s text:c="13"/>Apr 16 - 10:5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en Simmons</text:p>
            <text:p><text:s text:c="17"/></text:p>
            <text:p><text:s text:c="17"/></text:p>
            <text:p><text:s text:c="22"/>- G/F - <text:s/>76ers</text:p>
            <text:p><text:s text:c="16"/></text:p>
            <text:p><text:s text:c="17"/></text:p>
            <text:p><text:s text:c="12"/></text:p>
            <text:p><text:s text:c="8"/></text:p>
            <text:p><text:s text:c="8"/></text:p>
            <text:p><text:s text:c="8"/></text:p>
            <text:p><text:s text:c="12"/>Ben Simmons hit 10-of-17 shots for 24 points, eight rebounds, seven assists and two blocks in 39 minutes of Monday's 110-100 loss to the Heat, evening their series at 1-1.</text:p>
            <text:p><text:s text:c="8"/></text:p>
            <text:p><text:s text:c="8"/></text:p>
            <text:p><text:s text:c="13"/>This was the first Sixers loss since March 13, snapping a streak of 17 straight wins. The Heat stepped up their defensive game tonight and while the Sixers were able to overcome being outscored 34-13 in the second quarter and make it a game, Dwyane Wade's heroics were just too much for the Sixers to handle. Simmons was great, as usual, but the Sixers will now get ready to try to bounce back in Game 3 on Thursday in Miami.</text:p>
            <text:p><text:s text:c="8"/></text:p>
            <text:p><text:s text:c="8"/></text:p>
            <text:p><text:s text:c="13"/></text:p>
            <text:p><text:s text:c="14"/></text:p>
            <text:p><text:s text:c="13"/>Apr 16 - 10:5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udy Gay</text:p>
            <text:p><text:s text:c="17"/></text:p>
            <text:p><text:s text:c="17"/></text:p>
            <text:p><text:s text:c="22"/>- F - <text:s/>Spurs</text:p>
            <text:p><text:s text:c="16"/></text:p>
            <text:p><text:s text:c="17"/></text:p>
            <text:p><text:s text:c="12"/></text:p>
            <text:p><text:s text:c="8"/></text:p>
            <text:p><text:s text:c="8"/></text:p>
            <text:p><text:s text:c="8"/></text:p>
            <text:p><text:s text:c="12"/>Rudy Gay will start in Game 2 vs. the Warriors on Monday.</text:p>
            <text:p><text:s text:c="8"/></text:p>
            <text:p><text:s text:c="8"/></text:p>
            <text:p><text:s text:c="13"/>The Spurs will move Kyle Anderson to the bench as they attempt to get more firepower into the first unit. Gay was one of the few bright spots for the Spurs in Game 1, scoring 15 points with six rebounds, two assists, two steals and two 3-pointers in 22 minutes.</text:p>
            <text:p><text:s text:c="8"/></text:p>
            <text:p><text:s text:c="8"/></text:p>
            <text:p><text:s text:c="13"/>Related: Kyle Anderson</text:p>
            <text:p><text:s text:c="14"/></text:p>
            <text:p><text:s text:c="13"/>Source: Mark Medina on Twitter <text:s text:c="27"/>Apr 16 - 9:0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rsan Ilyasova</text:p>
            <text:p><text:s text:c="17"/></text:p>
            <text:p><text:s text:c="17"/></text:p>
            <text:p><text:s text:c="22"/>- F - <text:s/>76ers</text:p>
            <text:p><text:s text:c="16"/></text:p>
            <text:p><text:s text:c="17"/></text:p>
            <text:p><text:s text:c="12"/></text:p>
            <text:p><text:s text:c="8"/></text:p>
            <text:p><text:s text:c="8"/></text:p>
            <text:p><text:s text:c="8"/></text:p>
            <text:p><text:s text:c="12"/>Ersan Ilyasova will start at center in Game 2 vs. Miami on Monday.</text:p>
            <text:p><text:s text:c="8"/></text:p>
            <text:p><text:s text:c="8"/></text:p>
            <text:p><text:s text:c="13"/>Amir Johnson will head back to the bench. Heat coach Erik Spoelstra said he expected this change, as this lineup had a lot of success in Game 1. It will be interesting to see if Hassan Whiteside takes advantage of the smaller lineup for Philly.</text:p>
            <text:p><text:s text:c="8"/></text:p>
            <text:p><text:s text:c="8"/></text:p>
            <text:p><text:s text:c="13"/>Related: Amir Johnson</text:p>
            <text:p><text:s text:c="14"/></text:p>
            <text:p><text:s text:c="13"/>Source: Ira Winderman on Twitter <text:s text:c="25"/>Apr 16 - 7:4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vin Love</text:p>
            <text:p><text:s text:c="17"/></text:p>
            <text:p><text:s text:c="17"/></text:p>
            <text:p><text:s text:c="22"/>- F/C - <text:s/>Cavaliers</text:p>
            <text:p><text:s text:c="16"/></text:p>
            <text:p><text:s text:c="17"/></text:p>
            <text:p><text:s text:c="12"/></text:p>
            <text:p><text:s text:c="8"/></text:p>
            <text:p><text:s text:c="8"/></text:p>
            <text:p><text:s text:c="8"/></text:p>
            <text:p><text:s text:c="12"/>Cavs coach Tyronn Lue wants Kevin Love to "demand the ball in the post" more than he did during Game 1.</text:p>
            <text:p><text:s text:c="8"/></text:p>
            <text:p><text:s text:c="8"/></text:p>
            <text:p><text:s text:c="13"/>Love settled for perimeter shots on Sunday with six 3-pointers and zero attempts inside 11 feet of the basket. "He said he has to be more aggressive," Lue said. "They're trying to be physical with him on his post-ups but he's seen that a lot of times before." The Cavs were beat in most aspects of the game on Sunday and they'll need a lot more from their All-Stars in Game 2, especially if George Hill (back) and Kyle Korver (foot, illness) are limited.</text:p>
            <text:p><text:s text:c="8"/></text:p>
            <text:p><text:s text:c="8"/></text:p>
            <text:p><text:s text:c="13"/></text:p>
            <text:p><text:s text:c="14"/></text:p>
            <text:p><text:s text:c="13"/>Source: Cleveland.com <text:s text:c="36"/>Apr 16 - 6:4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bari Parker</text:p>
            <text:p><text:s text:c="17"/></text:p>
            <text:p><text:s text:c="17"/></text:p>
            <text:p><text:s text:c="22"/>- F - <text:s/>Bucks</text:p>
            <text:p><text:s text:c="16"/></text:p>
            <text:p><text:s text:c="17"/></text:p>
            <text:p><text:s text:c="12"/></text:p>
            <text:p><text:s text:c="8"/></text:p>
            <text:p><text:s text:c="8"/></text:p>
            <text:p><text:s text:c="8"/></text:p>
            <text:p><text:s text:c="12"/>The Bucks are confident that Jabari Parker will bounce back in Game 2 after finishing Sunday's OT defeat with two points on 1-of-5 shooting in 15 minutes.</text:p>
            <text:p><text:s text:c="8"/></text:p>
            <text:p><text:s text:c="8"/></text:p>
            <text:p><text:s text:c="13"/>"He’s a talented player [and] we need him," said teammate Eric Bledsoe. "His emotions are going all over the place right now ... He’s just got to slow down." Giannis Antetokounmpo wants to see Parker be "more aggressive" in the series, but added that the Bucks have to do a better job getting him the ball where he's comfortable. It will be interesting to see how Parker responds in his second playoff game on Tuesday.</text:p>
            <text:p><text:s text:c="8"/></text:p>
            <text:p><text:s text:c="8"/></text:p>
            <text:p><text:s text:c="13"/></text:p>
            <text:p><text:s text:c="14"/></text:p>
            <text:p><text:s text:c="13"/>Source: Milwaukee Journal-Sentinel <text:s text:c="23"/>Apr 16 - 5:5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yan Anderson</text:p>
            <text:p><text:s text:c="17"/></text:p>
            <text:p><text:s text:c="17"/></text:p>
            <text:p><text:s text:c="22"/>- F - <text:s/>Rockets</text:p>
            <text:p><text:s text:c="16"/></text:p>
            <text:p><text:s text:c="17"/></text:p>
            <text:p><text:s text:c="12"/></text:p>
            <text:p><text:s text:c="8"/></text:p>
            <text:p><text:s text:c="8"/></text:p>
            <text:p><text:s text:c="8"/></text:p>
            <text:p><text:s text:c="12"/>Ryan Anderson (ankle) has a "real good shot" at playing in Game 2, according to coach Mike D'Antoni, who added that Anderson will "definitely" be ready for Game 3.</text:p>
            <text:p><text:s text:c="8"/></text:p>
            <text:p><text:s text:c="8"/></text:p>
            <text:p><text:s text:c="13"/>Luc Mbah a Moute (shoulder) is expected to miss the entire first round, which leaves more minutes open for Anderson once he's healthy. His touch from beyond the arc could be important going forward in the series, too, considering Eric Gordon, Chris Paul, Trevor Ariza, P.J. Tucker, and Gerald Green shot a combined 3-of-25 from deep in Game 1.</text:p>
            <text:p><text:s text:c="8"/></text:p>
            <text:p><text:s text:c="8"/></text:p>
            <text:p><text:s text:c="13"/></text:p>
            <text:p><text:s text:c="14"/></text:p>
            <text:p><text:s text:c="13"/>Source: Tim MacMahon on Twitter <text:s text:c="26"/>Apr 16 - 4:5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oe Harkless</text:p>
            <text:p><text:s text:c="17"/></text:p>
            <text:p><text:s text:c="17"/></text:p>
            <text:p><text:s text:c="22"/>- G/F - <text:s/>Trail Blazers</text:p>
            <text:p><text:s text:c="16"/></text:p>
            <text:p><text:s text:c="17"/></text:p>
            <text:p><text:s text:c="12"/></text:p>
            <text:p><text:s text:c="8"/></text:p>
            <text:p><text:s text:c="8"/></text:p>
            <text:p><text:s text:c="8"/></text:p>
            <text:p><text:s text:c="12"/>Moe Harkless (knee) went through portions of Monday's light practice and his status for Game 2 hasn't yet been determined.</text:p>
            <text:p><text:s text:c="8"/></text:p>
            <text:p><text:s text:c="8"/></text:p>
            <text:p><text:s text:c="13"/>The doctor who performed Harkless' surgery was present during the practice, and the fact that he hasn't been ruled out for Tuesday's game is encouraging. Beat writer Casey Holdahl notes that it's "very possible [Harkless] doesn't play in Game 2," but we should know more after Portland's shootaround.</text:p>
            <text:p><text:s text:c="8"/></text:p>
            <text:p><text:s text:c="8"/></text:p>
            <text:p><text:s text:c="13"/></text:p>
            <text:p><text:s text:c="14"/></text:p>
            <text:p><text:s text:c="13"/>Apr 16 - 4:1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 Iguodala</text:p>
            <text:p><text:s text:c="17"/></text:p>
            <text:p><text:s text:c="17"/></text:p>
            <text:p><text:s text:c="22"/>- G/F - <text:s/>Warriors</text:p>
            <text:p><text:s text:c="16"/></text:p>
            <text:p><text:s text:c="17"/></text:p>
            <text:p><text:s text:c="12"/></text:p>
            <text:p><text:s text:c="8"/></text:p>
            <text:p><text:s text:c="8"/></text:p>
            <text:p><text:s text:c="8"/></text:p>
            <text:p><text:s text:c="12"/>Andre Iguodala (bruised left thigh) will play in Game 2 vs. the Spurs on Monday.</text:p>
            <text:p><text:s text:c="8"/></text:p>
            <text:p><text:s text:c="8"/></text:p>
            <text:p><text:s text:c="13"/>Iguodala started Game 1 because coach Steve Kerr "wanted to put [the Warriors] best defensive lineup on the floor from the beginning." Considering the Warriors rolled to a 113-92 victory, it would be surprising if Kerr didn't stick with Iguodala again tonight, especially since the leg injury isn't a real concern.</text:p>
            <text:p><text:s text:c="8"/></text:p>
            <text:p><text:s text:c="8"/></text:p>
            <text:p><text:s text:c="13"/></text:p>
            <text:p><text:s text:c="14"/></text:p>
            <text:p><text:s text:c="13"/>Source: Warriors PR on Twitter <text:s text:c="27"/>Apr 16 - 3:4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yrie Irving</text:p>
            <text:p><text:s text:c="17"/></text:p>
            <text:p><text:s text:c="17"/></text:p>
            <text:p><text:s text:c="22"/>- G - <text:s/>Celtics</text:p>
            <text:p><text:s text:c="16"/></text:p>
            <text:p><text:s text:c="17"/></text:p>
            <text:p><text:s text:c="12"/></text:p>
            <text:p><text:s text:c="8"/></text:p>
            <text:p><text:s text:c="8"/></text:p>
            <text:p><text:s text:c="8"/></text:p>
            <text:p><text:s text:c="12"/>Kyrie Irving (knee surgery) has been walking without crutches and his recovery has been "very good."</text:p>
            <text:p><text:s text:c="8"/></text:p>
            <text:p><text:s text:c="8"/></text:p>
            <text:p><text:s text:c="13"/>Celtics coach Brad Stevens admitted he was surprised to see Kyrie without crutches less than two weeks after surgery to remove two screws from his left knee. Boston's training staff is reportedly "excited" by Irving's initial progress and all signs point to a full recovery, ideally in time for training camp.</text:p>
            <text:p><text:s text:c="8"/></text:p>
            <text:p><text:s text:c="8"/></text:p>
            <text:p><text:s text:c="13"/></text:p>
            <text:p><text:s text:c="14"/></text:p>
            <text:p><text:s text:c="13"/>Source: Jay King on Twitter <text:s text:c="30"/>Apr 16 - 3:2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rsan Ilyasova</text:p>
            <text:p><text:s text:c="17"/></text:p>
            <text:p><text:s text:c="17"/></text:p>
            <text:p><text:s text:c="22"/>- F - <text:s/>76ers</text:p>
            <text:p><text:s text:c="16"/></text:p>
            <text:p><text:s text:c="17"/></text:p>
            <text:p><text:s text:c="12"/></text:p>
            <text:p><text:s text:c="8"/></text:p>
            <text:p><text:s text:c="8"/></text:p>
            <text:p><text:s text:c="8"/></text:p>
            <text:p><text:s text:c="12"/>Heat coach Erik Spoelstra expects the Sixers to start Ersan Ilyasova at center for Game 2.</text:p>
            <text:p><text:s text:c="8"/></text:p>
            <text:p><text:s text:c="8"/></text:p>
            <text:p><text:s text:c="13"/>Ilyasova replaced Amir Johnson in the middle at halftime on Saturday, a move that effectively neutralized Hassan Whiteside, who played only 12 minutes. Philly coach Brett Brown didn't tip his hand about the starting lineup, but he did say the frontcourt pairing of Ilyasova and Dario Saric "will likely surface again." That's no surprise, considering how much success they found in Game 1.</text:p>
            <text:p><text:s text:c="8"/></text:p>
            <text:p><text:s text:c="8"/></text:p>
            <text:p><text:s text:c="13"/>Related: Hassan Whiteside, Heat, Amir Johnson</text:p>
            <text:p><text:s text:c="14"/></text:p>
            <text:p><text:s text:c="13"/>Source: Philly.com <text:s text:c="39"/>Apr 16 - 3:0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onovan Mitchell</text:p>
            <text:p><text:s text:c="17"/></text:p>
            <text:p><text:s text:c="17"/></text:p>
            <text:p><text:s text:c="22"/>- G - <text:s/>Jazz</text:p>
            <text:p><text:s text:c="16"/></text:p>
            <text:p><text:s text:c="17"/></text:p>
            <text:p><text:s text:c="12"/></text:p>
            <text:p><text:s text:c="8"/></text:p>
            <text:p><text:s text:c="8"/></text:p>
            <text:p><text:s text:c="8"/></text:p>
            <text:p><text:s text:c="12"/>Donovan Mitchell's MRI revealed a bruised left foot and his status for Game 2 will be determined on Tuesday.</text:p>
            <text:p><text:s text:c="8"/></text:p>
            <text:p><text:s text:c="8"/></text:p>
            <text:p><text:s text:c="13"/>An initial report from ESPN's Chris Haynes stated that Mitchell would play in Game 2, and Mitchell himself downplayed the ailment as a "stubbed toe," but his status hasn't yet been officially determined. Utah will need Mitchell at his best to even the series at 1-1 on Wednesday, and it would be shocking if this contusion forces him to sit out. When asked if he thinks he'll be limited at all going forward, Mitchell replied, "No."</text:p>
            <text:p><text:s text:c="8"/></text:p>
            <text:p><text:s text:c="8"/></text:p>
            <text:p><text:s text:c="13"/></text:p>
            <text:p><text:s text:c="14"/></text:p>
            <text:p><text:s text:c="13"/>Source: Utah Jazz on Twitter <text:s text:c="29"/>Apr 16 - 2:5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Moe Harkless</text:p>
            <text:p><text:s text:c="17"/></text:p>
            <text:p><text:s text:c="17"/></text:p>
            <text:p><text:s text:c="22"/>- G/F - <text:s/>Trail Blazers</text:p>
            <text:p><text:s text:c="16"/></text:p>
            <text:p><text:s text:c="17"/></text:p>
            <text:p><text:s text:c="12"/></text:p>
            <text:p><text:s text:c="8"/></text:p>
            <text:p><text:s text:c="8"/></text:p>
            <text:p><text:s text:c="8"/></text:p>
            <text:p><text:s text:c="12"/>Moe Harkless (knee) ran with resistance bands after Sunday's practice, but his status for Game 2 remains unclear.</text:p>
            <text:p><text:s text:c="8"/></text:p>
            <text:p><text:s text:c="8"/></text:p>
            <text:p><text:s text:c="13"/>The Blazers continue to say Harkless is "progressing" but they won't play him until he's fully confident in his surgically-repaired left knee. We've yet to hear about him practicing or taking contact, so it seems unlikely he'll return to the lineup on Tuesday, but we'll know for sure very soon.</text:p>
            <text:p><text:s text:c="8"/></text:p>
            <text:p><text:s text:c="8"/></text:p>
            <text:p><text:s text:c="13"/></text:p>
            <text:p><text:s text:c="14"/></text:p>
            <text:p><text:s text:c="13"/>Source: Jason Quick on Twitter <text:s text:c="27"/>Apr 16 - 2:1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Marcus Cousins</text:p>
            <text:p><text:s text:c="17"/></text:p>
            <text:p><text:s text:c="17"/></text:p>
            <text:p><text:s text:c="22"/>- F/C - <text:s/>Pelicans</text:p>
            <text:p><text:s text:c="16"/></text:p>
            <text:p><text:s text:c="17"/></text:p>
            <text:p><text:s text:c="12"/></text:p>
            <text:p><text:s text:c="8"/></text:p>
            <text:p><text:s text:c="8"/></text:p>
            <text:p><text:s text:c="8"/></text:p>
            <text:p><text:s text:c="12"/>DeMarcus Cousins (Achilles surgery) has returned to his offseason home in Las Vegas to continue his rehab regimen.</text:p>
            <text:p><text:s text:c="8"/></text:p>
            <text:p><text:s text:c="8"/></text:p>
            <text:p><text:s text:c="13"/>Cousins hopes to attend one of the Pelicans' playoff games, but it might not be feasible because he's working six days a week on his rehab. New Orleans hasn't provided a target return date and it's possible Cousins will miss the start of the 2018-19 season, but we should get more details about his recovery during the summer.</text:p>
            <text:p><text:s text:c="8"/></text:p>
            <text:p><text:s text:c="8"/></text:p>
            <text:p><text:s text:c="13"/></text:p>
            <text:p><text:s text:c="14"/></text:p>
            <text:p><text:s text:c="13"/>Source: Marc J. Spears on Twitter <text:s text:c="24"/>Apr 16 - 2:0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eorge Hill</text:p>
            <text:p><text:s text:c="17"/></text:p>
            <text:p><text:s text:c="17"/></text:p>
            <text:p><text:s text:c="22"/>- G - <text:s/>Cavaliers</text:p>
            <text:p><text:s text:c="16"/></text:p>
            <text:p><text:s text:c="17"/></text:p>
            <text:p><text:s text:c="12"/></text:p>
            <text:p><text:s text:c="8"/></text:p>
            <text:p><text:s text:c="8"/></text:p>
            <text:p><text:s text:c="8"/></text:p>
            <text:p><text:s text:c="12"/>George Hill (back) is questionable for Game 2 on Wednesday.</text:p>
            <text:p><text:s text:c="8"/></text:p>
            <text:p><text:s text:c="8"/></text:p>
            <text:p><text:s text:c="13"/>Hill's back flared up on him in Game 1 and it was still stiff at Monday's practice. The good news is that the Cavs have over 48 hours before tip-off. If Hill can't go, that means the Cavs will need both Jordan Clarkson and Jose Calderon to step up.</text:p>
            <text:p><text:s text:c="8"/></text:p>
            <text:p><text:s text:c="8"/></text:p>
            <text:p><text:s text:c="13"/></text:p>
            <text:p><text:s text:c="14"/></text:p>
            <text:p><text:s text:c="13"/>Source: Joe Vardon on Twitter <text:s text:c="28"/>Apr 16 - 1:4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Paul George</text:p>
            <text:p><text:s text:c="17"/></text:p>
            <text:p><text:s text:c="17"/></text:p>
            <text:p><text:s text:c="22"/>- F - <text:s/>Thunder</text:p>
            <text:p><text:s text:c="16"/></text:p>
            <text:p><text:s text:c="17"/></text:p>
            <text:p><text:s text:c="12"/></text:p>
            <text:p><text:s text:c="8"/></text:p>
            <text:p><text:s text:c="8"/></text:p>
            <text:p><text:s text:c="8"/></text:p>
            <text:p><text:s text:c="12"/>Paul George (right hip contusion) practiced on Monday.</text:p>
            <text:p><text:s text:c="8"/></text:p>
            <text:p><text:s text:c="8"/></text:p>
            <text:p><text:s text:c="13"/>Coach Billy Donovan said it was a non-contact practice, so this doesn't mean much. George is supposed to be re-evaluated on Monday, but this is all we know so far. For what it's worth, George said on Sunday that he will be ready for Game 2.</text:p>
            <text:p><text:s text:c="8"/></text:p>
            <text:p><text:s text:c="8"/></text:p>
            <text:p><text:s text:c="13"/></text:p>
            <text:p><text:s text:c="14"/></text:p>
            <text:p><text:s text:c="13"/>Source: Royce Young on Twitter <text:s text:c="27"/>Apr 16 - 1:4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erry Stackhouse</text:p>
            <text:p><text:s text:c="17"/></text:p>
            <text:p><text:s text:c="17"/></text:p>
            <text:p><text:s text:c="22"/>- G/F - <text:s/>Nets</text:p>
            <text:p><text:s text:c="16"/></text:p>
            <text:p><text:s text:c="17"/></text:p>
            <text:p><text:s text:c="12"/></text:p>
            <text:p><text:s text:c="8"/></text:p>
            <text:p><text:s text:c="8"/></text:p>
            <text:p><text:s text:c="8"/></text:p>
            <text:p><text:s text:c="12"/>Jerry Stackhouse will interview for the head coaching positions in Orlando and Charlotte.</text:p>
            <text:p><text:s text:c="8"/></text:p>
            <text:p><text:s text:c="8"/></text:p>
            <text:p><text:s text:c="13"/>Stackhouse also has an interview planned with the Knicks this week. Stackhouse is currently the head coach of the Raptors 905 in the G-League and was named the coach of the year in 2017 while leading his team to a title.</text:p>
            <text:p><text:s text:c="8"/></text:p>
            <text:p><text:s text:c="8"/></text:p>
            <text:p><text:s text:c="13"/></text:p>
            <text:p><text:s text:c="14"/></text:p>
            <text:p><text:s text:c="13"/>Source: Shams Charania on Twitter <text:s text:c="24"/>Apr 16 - 1:1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yle Korver</text:p>
            <text:p><text:s text:c="17"/></text:p>
            <text:p><text:s text:c="17"/></text:p>
            <text:p><text:s text:c="22"/>- G/F - <text:s/>Cavaliers</text:p>
            <text:p><text:s text:c="16"/></text:p>
            <text:p><text:s text:c="17"/></text:p>
            <text:p><text:s text:c="12"/></text:p>
            <text:p><text:s text:c="8"/></text:p>
            <text:p><text:s text:c="8"/></text:p>
            <text:p><text:s text:c="8"/></text:p>
            <text:p><text:s text:c="12"/>Kyle Korver (illness) wasn't able to practice on Monday.</text:p>
            <text:p><text:s text:c="8"/></text:p>
            <text:p><text:s text:c="8"/></text:p>
            <text:p><text:s text:c="13"/>Korver only played four minutes in Game 1, but it was apparently more about the matchup than his sore foot. Korver still has over 48 hours before Game 2, but look for Rodney Hood to step up if Korver can't go.</text:p>
            <text:p><text:s text:c="8"/></text:p>
            <text:p><text:s text:c="8"/></text:p>
            <text:p><text:s text:c="13"/></text:p>
            <text:p><text:s text:c="14"/></text:p>
            <text:p><text:s text:c="13"/>Source: Chris Fedor on Twitter <text:s text:c="27"/>Apr 16 - 12:4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Fred VanVleet</text:p>
            <text:p><text:s text:c="17"/></text:p>
            <text:p><text:s text:c="17"/></text:p>
            <text:p><text:s text:c="22"/>- G - <text:s/>Raptors</text:p>
            <text:p><text:s text:c="16"/></text:p>
            <text:p><text:s text:c="17"/></text:p>
            <text:p><text:s text:c="12"/></text:p>
            <text:p><text:s text:c="8"/></text:p>
            <text:p><text:s text:c="8"/></text:p>
            <text:p><text:s text:c="8"/></text:p>
            <text:p><text:s text:c="12"/>The Raptors listed Fred VanVleet (shoulder) as questionable for Game 2 on Tuesday.</text:p>
            <text:p><text:s text:c="8"/></text:p>
            <text:p><text:s text:c="8"/></text:p>
            <text:p><text:s text:c="13"/>Coach Dwane Casey said FVV was feeling better on Sunday and he was able to get through "most" of Monday's practice. <text:s/>Look for Delon Wright to pick up the bulk of FVV's minutes if he's not cleared, but it sounds like FVV's chances of playing are pretty good.</text:p>
            <text:p><text:s text:c="8"/></text:p>
            <text:p><text:s text:c="8"/></text:p>
            <text:p><text:s text:c="13"/></text:p>
            <text:p><text:s text:c="14"/></text:p>
            <text:p><text:s text:c="13"/>Source: NBA.com <text:s text:c="42"/>Apr 16 - 12:1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e Harris</text:p>
            <text:p><text:s text:c="17"/></text:p>
            <text:p><text:s text:c="17"/></text:p>
            <text:p><text:s text:c="22"/>- G/F - <text:s/>Nets</text:p>
            <text:p><text:s text:c="16"/></text:p>
            <text:p><text:s text:c="17"/></text:p>
            <text:p><text:s text:c="12"/></text:p>
            <text:p><text:s text:c="8"/></text:p>
            <text:p><text:s text:c="8"/></text:p>
            <text:p><text:s text:c="8"/></text:p>
            <text:p><text:s text:c="12"/>Nets GM Sean Marks said he would love to re-sign Joe Harris this summer.</text:p>
            <text:p><text:s text:c="8"/></text:p>
            <text:p><text:s text:c="8"/></text:p>
            <text:p><text:s text:c="13"/>"I thought Joe made it pretty clear ... he'd love to be back here," Marks said. "Definitely he's a guy we see in a Nets uniform." The Nets will have the cap space to get a deal done and Harris has probably earned himself a multi-year contract. He averaged career-highs in points (10.8), rebounds (3.3), assists (1.6) and 3-pointers (1.9), shooting 49.1% from the field and 41.9% from beyond the arc.</text:p>
            <text:p><text:s text:c="8"/></text:p>
            <text:p><text:s text:c="8"/></text:p>
            <text:p><text:s text:c="13"/></text:p>
            <text:p><text:s text:c="14"/></text:p>
            <text:p><text:s text:c="13"/>Source: Bryan Fonseca on Twitter <text:s text:c="25"/>Apr 16 - 12:0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lint Capela</text:p>
            <text:p><text:s text:c="17"/></text:p>
            <text:p><text:s text:c="17"/></text:p>
            <text:p><text:s text:c="22"/>- C - <text:s/>Rockets</text:p>
            <text:p><text:s text:c="16"/></text:p>
            <text:p><text:s text:c="17"/></text:p>
            <text:p><text:s text:c="12"/></text:p>
            <text:p><text:s text:c="8"/></text:p>
            <text:p><text:s text:c="8"/></text:p>
            <text:p><text:s text:c="8"/></text:p>
            <text:p><text:s text:c="12"/>Rockets coach Mike D'Antoni called Clint Capela one of the best centers in the league.</text:p>
            <text:p><text:s text:c="8"/></text:p>
            <text:p><text:s text:c="8"/></text:p>
            <text:p><text:s text:c="13"/>"He's terrific. He's really good. I think he's probably undervalued," D'Antoni said. "Probably won't be this summer when he gets paid. But right now he is. People kind of sleep on him a little bit. But he's one of the better centers in the league." Capela scored a playoff career-high 24 points with 12 rebounds, three blocks, one assist and one steal in Sunday's Game 1 win, outplaying Karl-Anthony Towns in the process. The Rockets are now 43-3 this season when Capela, James Harden and Chris Paul are active.</text:p>
            <text:p><text:s text:c="8"/></text:p>
            <text:p><text:s text:c="8"/></text:p>
            <text:p><text:s text:c="13"/></text:p>
            <text:p><text:s text:c="14"/></text:p>
            <text:p><text:s text:c="13"/>Source: Houston Chronicle <text:s text:c="32"/>Apr 16 - 11:53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sh Richardson</text:p>
            <text:p><text:s text:c="17"/></text:p>
            <text:p><text:s text:c="17"/></text:p>
            <text:p><text:s text:c="22"/>- G/F - <text:s/>Heat</text:p>
            <text:p><text:s text:c="16"/></text:p>
            <text:p><text:s text:c="17"/></text:p>
            <text:p><text:s text:c="12"/></text:p>
            <text:p><text:s text:c="8"/></text:p>
            <text:p><text:s text:c="8"/></text:p>
            <text:p><text:s text:c="8"/></text:p>
            <text:p><text:s text:c="12"/>Heat coach Erik Spoelstra said he needs to get Josh Richardson more involved on offense.</text:p>
            <text:p><text:s text:c="8"/></text:p>
            <text:p><text:s text:c="8"/></text:p>
            <text:p><text:s text:c="13"/>"We’re going to try to get him a little bit more involved, but get him more active defensively where you feel his presence and feel his purpose and athleticism and his versatility, all those things, we’ve got to do a better job," Spoelstra said. "I have to find a way to get him in spots to where he can feel aggressive." Richardson had just four points on 1-of-7 shooting in Game 1, but his defense was a different story -- he limited players he defended to 1-of-10 shooting.</text:p>
            <text:p><text:s text:c="8"/></text:p>
            <text:p><text:s text:c="8"/></text:p>
            <text:p><text:s text:c="13"/></text:p>
            <text:p><text:s text:c="14"/></text:p>
            <text:p><text:s text:c="13"/>Source: Palm Beach Post <text:s text:c="34"/>Apr 16 - 10:43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ristaps Porzingis</text:p>
            <text:p><text:s text:c="17"/></text:p>
            <text:p><text:s text:c="17"/></text:p>
            <text:p><text:s text:c="22"/>- F - <text:s/>Knicks</text:p>
            <text:p><text:s text:c="16"/></text:p>
            <text:p><text:s text:c="17"/></text:p>
            <text:p><text:s text:c="12"/></text:p>
            <text:p><text:s text:c="8"/></text:p>
            <text:p><text:s text:c="8"/></text:p>
            <text:p><text:s text:c="8"/></text:p>
            <text:p><text:s text:c="12"/>Kristaps Porzingis said on Saturday that he believes his elbow is 100 percent.</text:p>
            <text:p><text:s text:c="8"/></text:p>
            <text:p><text:s text:c="8"/></text:p>
            <text:p><text:s text:c="13"/>He had some swelling and soreness in his elbow for significant portions of the season, but it sounds like rest did the trick because Porzingis said he doesn't need any kind of procedure. Porzingis is currently recovering from an ACL injury but plans to strengthen other parts of his body during rehab. "I have to come back and be a better player, be stronger," he said. "I want to build my body. As much as this sucks, it's also an opportunity for and I'm going to use it a hundred percent."</text:p>
            <text:p><text:s text:c="8"/></text:p>
            <text:p><text:s text:c="8"/></text:p>
            <text:p><text:s text:c="13"/></text:p>
            <text:p><text:s text:c="14"/></text:p>
            <text:p><text:s text:c="13"/>Source: Ian Begley on Twitter <text:s text:c="28"/>Apr 16 - 10:36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ngelo Russell</text:p>
            <text:p><text:s text:c="17"/></text:p>
            <text:p><text:s text:c="17"/></text:p>
            <text:p><text:s text:c="22"/>- G - <text:s/>Nets</text:p>
            <text:p><text:s text:c="16"/></text:p>
            <text:p><text:s text:c="17"/></text:p>
            <text:p><text:s text:c="12"/></text:p>
            <text:p><text:s text:c="8"/></text:p>
            <text:p><text:s text:c="8"/></text:p>
            <text:p><text:s text:c="8"/></text:p>
            <text:p><text:s text:c="12"/>D'Angelo Russell said that he wants to become a leader for the Nets this offseason.</text:p>
            <text:p><text:s text:c="8"/></text:p>
            <text:p><text:s text:c="8"/></text:p>
            <text:p><text:s text:c="13"/>"I want to be that point guard or better yet, lead guard when I have the ball in my hands," he said. "I want to develop that trust with the coaches and the players around met that I’m going to make the right play when the ball is in my hands, especially at the end of games. I want to show that I can finish it out." Russell was averaging 21 points and six assists before missing 33 games with a non-contact knee injury, but his play was volatile after he returned to action. Still only 22, Russell is loaded with talent but needs to work on his defense, shot selection and ball security this offseason.</text:p>
            <text:p><text:s text:c="8"/></text:p>
            <text:p><text:s text:c="8"/></text:p>
            <text:p><text:s text:c="13"/></text:p>
            <text:p><text:s text:c="14"/></text:p>
            <text:p><text:s text:c="13"/>Source: Nets Daily <text:s text:c="39"/>Apr 16 - 9:24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yle Korver</text:p>
            <text:p><text:s text:c="17"/></text:p>
            <text:p><text:s text:c="17"/></text:p>
            <text:p><text:s text:c="22"/>- G/F - <text:s/>Cavaliers</text:p>
            <text:p><text:s text:c="16"/></text:p>
            <text:p><text:s text:c="17"/></text:p>
            <text:p><text:s text:c="12"/></text:p>
            <text:p><text:s text:c="8"/></text:p>
            <text:p><text:s text:c="8"/></text:p>
            <text:p><text:s text:c="8"/></text:p>
            <text:p><text:s text:c="12"/>Kyle Korver played only four minutes during Game 1 on Sunday, but coach Ty Lue said that Korver will play more in Game 2.</text:p>
            <text:p><text:s text:c="8"/></text:p>
            <text:p><text:s text:c="8"/></text:p>
            <text:p><text:s text:c="13"/>"When the game got out of hand ... we went small trying to be faster on the floor to switch pick-and-rolls," Lue said. "And then at that time sitting there that long I didn't want to risk [bringing Korver back]." Korver was on a minute-limit due to a lingering sore foot, but it sounds like he'll get more burn when Cleveland tries to even the series at 1-1 on Wednesday.</text:p>
            <text:p><text:s text:c="8"/></text:p>
            <text:p><text:s text:c="8"/></text:p>
            <text:p><text:s text:c="13"/></text:p>
            <text:p><text:s text:c="14"/></text:p>
            <text:p><text:s text:c="13"/>Source: Cleveland.com <text:s text:c="36"/>Apr 16 - 2:32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onovan Mitchell</text:p>
            <text:p><text:s text:c="17"/></text:p>
            <text:p><text:s text:c="17"/></text:p>
            <text:p><text:s text:c="22"/>- G - <text:s/>Jazz</text:p>
            <text:p><text:s text:c="16"/></text:p>
            <text:p><text:s text:c="17"/></text:p>
            <text:p><text:s text:c="12"/></text:p>
            <text:p><text:s text:c="8"/></text:p>
            <text:p><text:s text:c="8"/></text:p>
            <text:p><text:s text:c="8"/></text:p>
            <text:p><text:s text:c="12"/>MRI results were negative on Donovan Mitchell's left foot and he will play in Game 2 vs. the Thunder on Wednesday, according to ESPN's Chris Haynes.</text:p>
            <text:p><text:s text:c="8"/></text:p>
            <text:p><text:s text:c="8"/></text:p>
            <text:p><text:s text:c="13"/>The Jazz get a few days off before playing on Wednesday and the organization can breathe a sigh of relief, as their prized rookie seems to have suffered a minor injury during Game 1. The official designation was "left foot soreness" and Mitchell dismissed the injury as having "stubbed [his] toe," adding that he only exited the game because Utah's training staff noticed him limping. We'll have more updates in the coming days, but it appears the Rookie of the Year candidate will be ready to go for Game 2.</text:p>
            <text:p><text:s text:c="8"/></text:p>
            <text:p><text:s text:c="8"/></text:p>
            <text:p><text:s text:c="13"/></text:p>
            <text:p><text:s text:c="14"/></text:p>
            <text:p><text:s text:c="13"/>Source: Chris Haynes on Twitter <text:s text:c="26"/>Apr 16 - 1:17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e Ingles</text:p>
            <text:p><text:s text:c="17"/></text:p>
            <text:p><text:s text:c="17"/></text:p>
            <text:p><text:s text:c="22"/>- G/F - <text:s/>Jazz</text:p>
            <text:p><text:s text:c="16"/></text:p>
            <text:p><text:s text:c="17"/></text:p>
            <text:p><text:s text:c="12"/></text:p>
            <text:p><text:s text:c="8"/></text:p>
            <text:p><text:s text:c="8"/></text:p>
            <text:p><text:s text:c="8"/></text:p>
            <text:p><text:s text:c="12"/>Joe Ingles hit 5-of-9 shots with three 3-pointers in 32 minutes on Sunday, finishing with 13 points, two rebounds and one assist.</text:p>
            <text:p><text:s text:c="8"/></text:p>
            <text:p><text:s text:c="8"/></text:p>
            <text:p><text:s text:c="13"/>Utah's defense was unusually porous during their Game 1 loss in OKC, and they had a particularly tough time checking Paul George, who scored 36 points on 13-of-20 shooting. And when George was asked about his defensive assignment vs. Ingles, he replied, "Just pressure him. It's very, very unlikely [Ingles] will beat me off the dribble. I'll take my chances in the foot speed." As long as PG-13 is draped on him defensively, it'll be hard for Ingles to have any big games in this series.</text:p>
            <text:p><text:s text:c="8"/></text:p>
            <text:p><text:s text:c="8"/></text:p>
            <text:p><text:s text:c="13"/>Related: Paul George</text:p>
            <text:p><text:s text:c="14"/></text:p>
            <text:p><text:s text:c="13"/>Source: Ben Golliver on Twitter <text:s text:c="26"/>Apr 16 - 12:41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James Harden</text:p>
            <text:p><text:s text:c="17"/></text:p>
            <text:p><text:s text:c="17"/></text:p>
            <text:p><text:s text:c="22"/>- G - <text:s/>Rockets</text:p>
            <text:p><text:s text:c="16"/></text:p>
            <text:p><text:s text:c="17"/></text:p>
            <text:p><text:s text:c="12"/></text:p>
            <text:p><text:s text:c="8"/></text:p>
            <text:p><text:s text:c="8"/></text:p>
            <text:p><text:s text:c="8"/></text:p>
            <text:p><text:s text:c="12"/>James Harden was phenomenal during Sunday's 104-101 victory vs. the Wolves, scoring 44 points (15-of-26 FGs, 7-of-9 FTs) with seven 3-pointers, eight assists, four rebounds and two steals.</text:p>
            <text:p><text:s text:c="8"/></text:p>
            <text:p><text:s text:c="8"/></text:p>
            <text:p><text:s text:c="13"/>Before the game, Wolves coach Tom Thibodeau suggested that Harden's defense is "very underrated," adding, "He's got toughness, he's got size and he anticipates." We're not sure the leading MVP candidate qualifies as 'underrated' in any aspect, but he lived up to Thibs' high praise with another completely dominant performance. If you exclude Clint Capela's terrific line, the rest of Houston's roster shot 14-of-42 (33.3%) from the field tonight -- Houston needed every ounce of Harden's two-way play to claim a 1-0 series lead.</text:p>
            <text:p><text:s text:c="8"/></text:p>
            <text:p><text:s text:c="8"/></text:p>
            <text:p><text:s text:c="13"/></text:p>
            <text:p><text:s text:c="14"/></text:p>
            <text:p><text:s text:c="13"/>Apr 16 - 12:04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lint Capela</text:p>
            <text:p><text:s text:c="17"/></text:p>
            <text:p><text:s text:c="17"/></text:p>
            <text:p><text:s text:c="22"/>- C - <text:s/>Rockets</text:p>
            <text:p><text:s text:c="16"/></text:p>
            <text:p><text:s text:c="17"/></text:p>
            <text:p><text:s text:c="12"/></text:p>
            <text:p><text:s text:c="8"/></text:p>
            <text:p><text:s text:c="8"/></text:p>
            <text:p><text:s text:c="8"/></text:p>
            <text:p><text:s text:c="12"/>Clint Capela (hand) scored a playoff career-high 24 points with 12 rebounds (five offensive), three blocks, one assist and one steal during a Game 1 win on Sunday.</text:p>
            <text:p><text:s text:c="8"/></text:p>
            <text:p><text:s text:c="8"/></text:p>
            <text:p><text:s text:c="13"/>Capela made 10-of-15 FGs and 4-of-4 FTs tonight, and he had 20 &amp; 10 before halftime to keep Houston in the lead despite lousy shooting from his teammates. Minnesota will go back to the drawing board for Game 2 and that could involve packing the paint more to limit Capela, but then the Rockets' 3-point shooters could have more space -- it's a 'pick your poison' situation defensively. The 23-year-old Capela outplayed Karl-Anthony Towns tonight, and that's saying something.</text:p>
            <text:p><text:s text:c="8"/></text:p>
            <text:p><text:s text:c="8"/></text:p>
            <text:p><text:s text:c="13"/></text:p>
            <text:p><text:s text:c="14"/></text:p>
            <text:p><text:s text:c="13"/>Apr 16 - 12:01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e Johnson</text:p>
            <text:p><text:s text:c="17"/></text:p>
            <text:p><text:s text:c="17"/></text:p>
            <text:p><text:s text:c="22"/>- G/F - <text:s/>Rockets</text:p>
            <text:p><text:s text:c="16"/></text:p>
            <text:p><text:s text:c="17"/></text:p>
            <text:p><text:s text:c="12"/></text:p>
            <text:p><text:s text:c="8"/></text:p>
            <text:p><text:s text:c="8"/></text:p>
            <text:p><text:s text:c="8"/></text:p>
            <text:p><text:s text:c="12"/>Joe Johnson went scoreless with two rebounds and one block in seven minutes off the bench on Sunday.</text:p>
            <text:p><text:s text:c="8"/></text:p>
            <text:p><text:s text:c="8"/></text:p>
            <text:p><text:s text:c="13"/>The Rockets were playing without Ryan Anderson (ankle) and Luc Mbah a Moute (shoulder), which prompted coach Mike D'Antoni to say pre-game that Johnson would absorb some backup PF minutes. Tonight's limited production says enough about his lack of appeal for DFS value, especially with Anderson questionable for Game 2.</text:p>
            <text:p><text:s text:c="8"/></text:p>
            <text:p><text:s text:c="8"/></text:p>
            <text:p><text:s text:c="13"/>Related: Ryan Anderson, Luc Mbah a Moute</text:p>
            <text:p><text:s text:c="14"/></text:p>
            <text:p><text:s text:c="13"/>Apr 16 - 12: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hris Paul</text:p>
            <text:p><text:s text:c="17"/></text:p>
            <text:p><text:s text:c="17"/></text:p>
            <text:p><text:s text:c="22"/>- G - <text:s/>Rockets</text:p>
            <text:p><text:s text:c="16"/></text:p>
            <text:p><text:s text:c="17"/></text:p>
            <text:p><text:s text:c="12"/></text:p>
            <text:p><text:s text:c="8"/></text:p>
            <text:p><text:s text:c="8"/></text:p>
            <text:p><text:s text:c="8"/></text:p>
            <text:p><text:s text:c="12"/>Chris Paul struggled during the Rockets' Game 1 victory on Sunday, finishing 5-of-14 from the field for 14 points, four assists, three rebounds and two steals.</text:p>
            <text:p><text:s text:c="8"/></text:p>
            <text:p><text:s text:c="8"/></text:p>
            <text:p><text:s text:c="13"/>CP3 committed six turnovers including a critical miscue with 8.7 seconds left in a three-point game. Only once during the regular season did he have more turnovers than assists, and this is also the second time all season that he's made one or fewer triples on at least six attempts. He sat out six of Houston's final 11 games to rest and allow a sore left hip to fully heal, so maybe he was just scraping off some rust. We're anticipating a more typical performance during Game 2 on Wednesday.</text:p>
            <text:p><text:s text:c="8"/></text:p>
            <text:p><text:s text:c="8"/></text:p>
            <text:p><text:s text:c="13"/></text:p>
            <text:p><text:s text:c="14"/></text:p>
            <text:p><text:s text:c="13"/>Apr 15 - 11:5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ric Gordon</text:p>
            <text:p><text:s text:c="17"/></text:p>
            <text:p><text:s text:c="17"/></text:p>
            <text:p><text:s text:c="22"/>- G - <text:s/>Rockets</text:p>
            <text:p><text:s text:c="16"/></text:p>
            <text:p><text:s text:c="17"/></text:p>
            <text:p><text:s text:c="12"/></text:p>
            <text:p><text:s text:c="8"/></text:p>
            <text:p><text:s text:c="8"/></text:p>
            <text:p><text:s text:c="8"/></text:p>
            <text:p><text:s text:c="12"/>Eric Gordon shot 3-of-10 from the field and 1-of-7 from deep on Sunday, scoring seven points with two assists, one rebound, one steal and one block in 30 minutes.</text:p>
            <text:p><text:s text:c="8"/></text:p>
            <text:p><text:s text:c="8"/></text:p>
            <text:p><text:s text:c="13"/>Gordon didn't get to the free-throw line and he wasn't the only Rockets player to struggle from downtown. Trevor Ariza, P.J. Tucker, Chris Paul and Gerald Green combined for a 2-of-18 mark from deep, which is almost unthinkable. The Wolves allowed opponents to shoot 36.6% from deep this season (13th-highest in the league) and we're expecting these guys to find the range sooner rather than later.</text:p>
            <text:p><text:s text:c="8"/></text:p>
            <text:p><text:s text:c="8"/></text:p>
            <text:p><text:s text:c="13"/>Related: Trevor Ariza, Chris Paul, Gerald Green, P.J. Tucker</text:p>
            <text:p><text:s text:c="14"/></text:p>
            <text:p><text:s text:c="13"/>Apr 15 - 11:5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arl-Anthony Towns</text:p>
            <text:p><text:s text:c="17"/></text:p>
            <text:p><text:s text:c="17"/></text:p>
            <text:p><text:s text:c="22"/>- F/C - <text:s/>Timberwolves</text:p>
            <text:p><text:s text:c="16"/></text:p>
            <text:p><text:s text:c="17"/></text:p>
            <text:p><text:s text:c="12"/></text:p>
            <text:p><text:s text:c="8"/></text:p>
            <text:p><text:s text:c="8"/></text:p>
            <text:p><text:s text:c="8"/></text:p>
            <text:p><text:s text:c="12"/>Karl-Anthony Towns was quiet during the Wolves' Game 1 loss on Sunday, shooting 3-of-9 for eight points with 12 rebounds, two assists and one block in 40 minutes.</text:p>
            <text:p><text:s text:c="8"/></text:p>
            <text:p><text:s text:c="8"/></text:p>
            <text:p><text:s text:c="13"/>"He’s going to get double-doubles," Rockets coach Mike D'Antoni said before the game. "You can’t take away his post-ups and his moves in there. He’s going to score on anybody." As it turned out, the Wolves were strangely incapable of exploiting KAT's advantages in the post throughout the game, and the league leader in double-doubles fell short of the mark tonight. Clint Capela was terrific and deserves credit defensively, but coach Tom Thibodeau should draw up plays to get Towns far more involved during Game 2.</text:p>
            <text:p><text:s text:c="8"/></text:p>
            <text:p><text:s text:c="8"/></text:p>
            <text:p><text:s text:c="13"/></text:p>
            <text:p><text:s text:c="14"/></text:p>
            <text:p><text:s text:c="13"/>Source: NBA.com <text:s text:c="42"/>Apr 15 - 11:5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Nemanja Bjelica</text:p>
            <text:p><text:s text:c="17"/></text:p>
            <text:p><text:s text:c="17"/></text:p>
            <text:p><text:s text:c="22"/>- F - <text:s/>Timberwolves</text:p>
            <text:p><text:s text:c="16"/></text:p>
            <text:p><text:s text:c="17"/></text:p>
            <text:p><text:s text:c="12"/></text:p>
            <text:p><text:s text:c="8"/></text:p>
            <text:p><text:s text:c="8"/></text:p>
            <text:p><text:s text:c="8"/></text:p>
            <text:p><text:s text:c="12"/>Nemanja Bjelica had two rebounds without any other stats in six minutes on Sunday, going 0-of-2 from the field in six minutes of action.</text:p>
            <text:p><text:s text:c="8"/></text:p>
            <text:p><text:s text:c="8"/></text:p>
            <text:p><text:s text:c="13"/>Bjelica was invisible over the Wolves' final three regular-season games, going 2-of-13 from the field while averaging 1.7 points. His time in the spotlight without Jimmy Butler was short-lived and he could fall out of the rotation entirely, based on tonight's dud.</text:p>
            <text:p><text:s text:c="8"/></text:p>
            <text:p><text:s text:c="8"/></text:p>
            <text:p><text:s text:c="13"/></text:p>
            <text:p><text:s text:c="14"/></text:p>
            <text:p><text:s text:c="13"/>Apr 15 - 11:5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eff Teague</text:p>
            <text:p><text:s text:c="17"/></text:p>
            <text:p><text:s text:c="17"/></text:p>
            <text:p><text:s text:c="22"/>- G - <text:s/>Timberwolves</text:p>
            <text:p><text:s text:c="16"/></text:p>
            <text:p><text:s text:c="17"/></text:p>
            <text:p><text:s text:c="12"/></text:p>
            <text:p><text:s text:c="8"/></text:p>
            <text:p><text:s text:c="8"/></text:p>
            <text:p><text:s text:c="8"/></text:p>
            <text:p><text:s text:c="12"/>Jeff Teague committed three fouls in the first quarter of Sunday's Game 1 loss, but he still racked up 15 points, nine rebounds and eight assists in 29 minutes.</text:p>
            <text:p><text:s text:c="8"/></text:p>
            <text:p><text:s text:c="8"/></text:p>
            <text:p><text:s text:c="13"/>Teague made 4-of-9 FGs and 6-of-7 FTs with one steal, one block and one 3-pointer, satisfying anyone who deployed him in DFS or a fantasy-playoff league. Before the game, Teague said the Wolves "have to push the ball and try to get some easy scores ... and we’re going to have to make some shots." They finished with only 10 fastbreak points, while shooting 43.8% from the field, yet they still had a chance to tie it up on the final possession. The Wolves will need a big series from Teague to upset the No. 1 seed Rockets.</text:p>
            <text:p><text:s text:c="8"/></text:p>
            <text:p><text:s text:c="8"/></text:p>
            <text:p><text:s text:c="13"/></text:p>
            <text:p><text:s text:c="14"/></text:p>
            <text:p><text:s text:c="13"/>Source: NBA.com <text:s text:c="42"/>Apr 15 - 11:5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rrick Rose</text:p>
            <text:p><text:s text:c="17"/></text:p>
            <text:p><text:s text:c="17"/></text:p>
            <text:p><text:s text:c="22"/>- G - <text:s/>Timberwolves</text:p>
            <text:p><text:s text:c="16"/></text:p>
            <text:p><text:s text:c="17"/></text:p>
            <text:p><text:s text:c="12"/></text:p>
            <text:p><text:s text:c="8"/></text:p>
            <text:p><text:s text:c="8"/></text:p>
            <text:p><text:s text:c="8"/></text:p>
            <text:p><text:s text:c="12"/>Derrick Rose came off the bench for 16 points in 24 minutes during Game 1 on Sunday, going 7-of-14 from the field with four assists, two rebounds and one 3-pointer.</text:p>
            <text:p><text:s text:c="8"/></text:p>
            <text:p><text:s text:c="8"/></text:p>
            <text:p><text:s text:c="13"/>Rose came in averaging 12.4 minutes in nine previous games with the Wolves, but coach Tom Thibodeau's faith was rewarded tonight. It helped that Jeff Teague was in early foul trouble and there was no way to foresee this scoring -- Rose hadn't scored more than 14 points in a game since Nov. 3, when he was playing with Cleveland. Even if Rose gets a similar workload on Wednesday, we're not expecting a repeat performance.</text:p>
            <text:p><text:s text:c="8"/></text:p>
            <text:p><text:s text:c="8"/></text:p>
            <text:p><text:s text:c="13"/>Related: Jeff Teague</text:p>
            <text:p><text:s text:c="14"/></text:p>
            <text:p><text:s text:c="13"/>Apr 15 - 11:5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aj Gibson</text:p>
            <text:p><text:s text:c="17"/></text:p>
            <text:p><text:s text:c="17"/></text:p>
            <text:p><text:s text:c="22"/>- F - <text:s/>Timberwolves</text:p>
            <text:p><text:s text:c="16"/></text:p>
            <text:p><text:s text:c="17"/></text:p>
            <text:p><text:s text:c="12"/></text:p>
            <text:p><text:s text:c="8"/></text:p>
            <text:p><text:s text:c="8"/></text:p>
            <text:p><text:s text:c="8"/></text:p>
            <text:p><text:s text:c="12"/>Taj Gibson (neck) finished Sunday's 104-101 defeat with nine points on 4-of-6 shooting, six rebounds, two turnovers and one assist in 32 minutes.</text:p>
            <text:p><text:s text:c="8"/></text:p>
            <text:p><text:s text:c="8"/></text:p>
            <text:p><text:s text:c="13"/>Gibson admitted recently that his neck injury is healing slowly and he has limited range of movement, adding, "Just got to play through it." He'll do anything in his power to suit up and there are no indications that he might miss time in the postseason -- it helps that he'll get two days to rest prior to Game 2.</text:p>
            <text:p><text:s text:c="8"/></text:p>
            <text:p><text:s text:c="8"/></text:p>
            <text:p><text:s text:c="13"/></text:p>
            <text:p><text:s text:c="14"/></text:p>
            <text:p><text:s text:c="13"/>Source: NBA.com <text:s text:c="42"/>Apr 15 - 11:5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immy Butler</text:p>
            <text:p><text:s text:c="17"/></text:p>
            <text:p><text:s text:c="17"/></text:p>
            <text:p><text:s text:c="22"/>- G/F - <text:s/>Timberwolves</text:p>
            <text:p><text:s text:c="16"/></text:p>
            <text:p><text:s text:c="17"/></text:p>
            <text:p><text:s text:c="12"/></text:p>
            <text:p><text:s text:c="8"/></text:p>
            <text:p><text:s text:c="8"/></text:p>
            <text:p><text:s text:c="8"/></text:p>
            <text:p><text:s text:c="12"/>Jimmy Butler didn't score in the first quarter on Sunday, finishing a tough loss in Houston with 13 points on 4-of-11 FGs and 3-of-3 FTs, five boards, three assists and two steals in 36 minutes.</text:p>
            <text:p><text:s text:c="8"/></text:p>
            <text:p><text:s text:c="8"/></text:p>
            <text:p><text:s text:c="13"/>Butler returned from right knee surgery late in the regular season and said he felt "good" heading into this series. He also warmed up with a wrap around his right wrist, but dismissed questions about an injury, saying, "I don't know what you're talking about. [The wrap] is a good luck charm." Tom Thibodeau said Butler was "nicked up" but there's no suggestion he'll miss time, so expect to see him logging huge minutes for the duration of Minny's postseason run.</text:p>
            <text:p><text:s text:c="8"/></text:p>
            <text:p><text:s text:c="8"/></text:p>
            <text:p><text:s text:c="13"/></text:p>
            <text:p><text:s text:c="14"/></text:p>
            <text:p><text:s text:c="13"/>Source: Tim MacMahon on Twitter <text:s text:c="26"/>Apr 15 - 11:4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teven Adams</text:p>
            <text:p><text:s text:c="17"/></text:p>
            <text:p><text:s text:c="17"/></text:p>
            <text:p><text:s text:c="22"/>- C - <text:s/>Thunder</text:p>
            <text:p><text:s text:c="16"/></text:p>
            <text:p><text:s text:c="17"/></text:p>
            <text:p><text:s text:c="12"/></text:p>
            <text:p><text:s text:c="8"/></text:p>
            <text:p><text:s text:c="8"/></text:p>
            <text:p><text:s text:c="8"/></text:p>
            <text:p><text:s text:c="12"/>Steven Adams is reportedly "fine" after hurting his right hand while dunking in the fourth quarter of Game 1 on Sunday.</text:p>
            <text:p><text:s text:c="8"/></text:p>
            <text:p><text:s text:c="8"/></text:p>
            <text:p><text:s text:c="13"/>The Thunder added that there's "nothing to worry about," so we'll take him off the injury report for Wednesday's Game 2 matchup vs. the Jazz. Adams finished Sunday's game with 12 points, seven rebounds and three assists, but he held his own vs. Rudy Gobert and his impact was greater than the stat line suggests.</text:p>
            <text:p><text:s text:c="8"/></text:p>
            <text:p><text:s text:c="8"/></text:p>
            <text:p><text:s text:c="13"/></text:p>
            <text:p><text:s text:c="14"/></text:p>
            <text:p><text:s text:c="13"/>Source: Royce Young on Twitter <text:s text:c="27"/>Apr 15 - 9:5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Paul George</text:p>
            <text:p><text:s text:c="17"/></text:p>
            <text:p><text:s text:c="17"/></text:p>
            <text:p><text:s text:c="22"/>- F - <text:s/>Thunder</text:p>
            <text:p><text:s text:c="16"/></text:p>
            <text:p><text:s text:c="17"/></text:p>
            <text:p><text:s text:c="12"/></text:p>
            <text:p><text:s text:c="8"/></text:p>
            <text:p><text:s text:c="8"/></text:p>
            <text:p><text:s text:c="8"/></text:p>
            <text:p><text:s text:c="12"/>Paul George (right hip contusion) will be reevaluated on Monday, but he said he'll be ready to go for Game 2.</text:p>
            <text:p><text:s text:c="8"/></text:p>
            <text:p><text:s text:c="8"/></text:p>
            <text:p><text:s text:c="13"/>George was scintillating in Game 1 with 36 points and eight 3-pointers, and we're only leaving him on the injury report out of an abundance of caution. George said it was an aggravation of an injury he suffered vs. Atlanta, apparently referencing the pelvic strain he suffered on Mar. 13. He didn't miss any time with that injury and said he will "never sit out playoff games," so all signs point to him playing his usual role.</text:p>
            <text:p><text:s text:c="8"/></text:p>
            <text:p><text:s text:c="8"/></text:p>
            <text:p><text:s text:c="13"/></text:p>
            <text:p><text:s text:c="14"/></text:p>
            <text:p><text:s text:c="13"/>Source: Royce Young on Twitter <text:s text:c="27"/>Apr 15 - 9:4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udy Gobert</text:p>
            <text:p><text:s text:c="17"/></text:p>
            <text:p><text:s text:c="17"/></text:p>
            <text:p><text:s text:c="22"/>- C - <text:s/>Jazz</text:p>
            <text:p><text:s text:c="16"/></text:p>
            <text:p><text:s text:c="17"/></text:p>
            <text:p><text:s text:c="12"/></text:p>
            <text:p><text:s text:c="8"/></text:p>
            <text:p><text:s text:c="8"/></text:p>
            <text:p><text:s text:c="8"/></text:p>
            <text:p><text:s text:c="12"/>Rudy Gobert played 35 minutes during Sunday's loss to the Thunder, finishing with 14 points (6-of-8 FGs, 2-of-6 FTs), seven rebounds, two blocks and one assist.</text:p>
            <text:p><text:s text:c="8"/></text:p>
            <text:p><text:s text:c="8"/></text:p>
            <text:p><text:s text:c="13"/>Gobert averaged a modest 10.5 points, 9.5 rebounds, 1.0 steals and 0.5 blocks in two regular-season games vs. OKC this season, and he was similarly muted tonight. Steven Adams' physicality makes him one of the tougher matchups for Gobert, who also battled with foul trouble in the second half. Expect the Defensive Player of the Year frontrunner to have a better overall performance when Utah tries to even the series at 1-1 on Wednesday.</text:p>
            <text:p><text:s text:c="8"/></text:p>
            <text:p><text:s text:c="8"/></text:p>
            <text:p><text:s text:c="13"/></text:p>
            <text:p><text:s text:c="14"/></text:p>
            <text:p><text:s text:c="13"/>Apr 15 - 9:2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lec Burks</text:p>
            <text:p><text:s text:c="17"/></text:p>
            <text:p><text:s text:c="17"/></text:p>
            <text:p><text:s text:c="22"/>- G - <text:s/>Jazz</text:p>
            <text:p><text:s text:c="16"/></text:p>
            <text:p><text:s text:c="17"/></text:p>
            <text:p><text:s text:c="12"/></text:p>
            <text:p><text:s text:c="8"/></text:p>
            <text:p><text:s text:c="8"/></text:p>
            <text:p><text:s text:c="8"/></text:p>
            <text:p><text:s text:c="12"/>Alec Burks scored 10 points in two minutes vs. OKC on Sunday, going 4-of-4 from the field with two 3-pointers and two rebounds.</text:p>
            <text:p><text:s text:c="8"/></text:p>
            <text:p><text:s text:c="8"/></text:p>
            <text:p><text:s text:c="13"/>Burks checked in late with the game essentially out of reach, and he helped spark an unlikely rally to bring Utah within seven points with under a minute remaining. They fell short but Burks' hot play at least gives coach Quin Snyder something to think about prior to Game 2. He's still unlikely to crack the rotation unless Donovan Mitchell's left foot injury ultimately limits him.</text:p>
            <text:p><text:s text:c="8"/></text:p>
            <text:p><text:s text:c="8"/></text:p>
            <text:p><text:s text:c="13"/></text:p>
            <text:p><text:s text:c="14"/></text:p>
            <text:p><text:s text:c="13"/>Apr 15 - 9:2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Ricky Rubio</text:p>
            <text:p><text:s text:c="17"/></text:p>
            <text:p><text:s text:c="17"/></text:p>
            <text:p><text:s text:c="22"/>- G - <text:s/>Jazz</text:p>
            <text:p><text:s text:c="16"/></text:p>
            <text:p><text:s text:c="17"/></text:p>
            <text:p><text:s text:c="12"/></text:p>
            <text:p><text:s text:c="8"/></text:p>
            <text:p><text:s text:c="8"/></text:p>
            <text:p><text:s text:c="8"/></text:p>
            <text:p><text:s text:c="12"/>Ricky Rubio made his postseason debut on Sunday with 13 points on 5-of-18 shooting, seven rebounds, five assists, four steals and one block in 31 minutes.</text:p>
            <text:p><text:s text:c="8"/></text:p>
            <text:p><text:s text:c="8"/></text:p>
            <text:p><text:s text:c="13"/>Rubio's 41.8% shooting this season was actually a career high, as was his 35.2% shooting from deep, but the Thunder were more than happy to have him launch the second-most shots of any Jazz player tonight. Rubio is in his seventh NBA season and he's played at the highest levels internationally, of course, so the playoff spotlight won't faze him -- and if his shots had fallen tonight, this would have been a tremendous overall stat line.</text:p>
            <text:p><text:s text:c="8"/></text:p>
            <text:p><text:s text:c="8"/></text:p>
            <text:p><text:s text:c="13"/></text:p>
            <text:p><text:s text:c="14"/></text:p>
            <text:p><text:s text:c="13"/>Apr 15 - 9:2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onovan Mitchell</text:p>
            <text:p><text:s text:c="17"/></text:p>
            <text:p><text:s text:c="17"/></text:p>
            <text:p><text:s text:c="22"/>- G - <text:s/>Jazz</text:p>
            <text:p><text:s text:c="16"/></text:p>
            <text:p><text:s text:c="17"/></text:p>
            <text:p><text:s text:c="12"/></text:p>
            <text:p><text:s text:c="8"/></text:p>
            <text:p><text:s text:c="8"/></text:p>
            <text:p><text:s text:c="8"/></text:p>
            <text:p><text:s text:c="12"/>Donovan Mitchell exited Sunday's game due to "left foot soreness," but he returned to finish with 27 points on 11-of-22 shooting, 10 boards, three assists, three 3-pointers, two steals and one block in 35 minutes.</text:p>
            <text:p><text:s text:c="8"/></text:p>
            <text:p><text:s text:c="8"/></text:p>
            <text:p><text:s text:c="13"/>Utah lost the game but the bigger issue is Mitchell's health going forward in the series. X-rays were negative on his left pinkie toe but he was limited once checking back in during the fourth quarter, and eventually left for good with the game out of reach. The good news is that coach Quin Snyder expects Mitchell to be ready for Game 2, Mitchell said he feels "fine ... just stubbed [his] toe," and Utah has two days off before playing on Wednesday. Despite the late injury, Mitchell finishes as the first player since LeBron James to have 25+ points and 10+ rebounds in a postseason debut. We should have multiple updates on his status over the next 48 hours.</text:p>
            <text:p><text:s text:c="8"/></text:p>
            <text:p><text:s text:c="8"/></text:p>
            <text:p><text:s text:c="13"/></text:p>
            <text:p><text:s text:c="14"/></text:p>
            <text:p><text:s text:c="13"/>Source: Utah Jazz on Twitter <text:s text:c="29"/>Apr 15 - 9:2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armelo Anthony</text:p>
            <text:p><text:s text:c="17"/></text:p>
            <text:p><text:s text:c="17"/></text:p>
            <text:p><text:s text:c="22"/>- F - <text:s/>Thunder</text:p>
            <text:p><text:s text:c="16"/></text:p>
            <text:p><text:s text:c="17"/></text:p>
            <text:p><text:s text:c="12"/></text:p>
            <text:p><text:s text:c="8"/></text:p>
            <text:p><text:s text:c="8"/></text:p>
            <text:p><text:s text:c="8"/></text:p>
            <text:p><text:s text:c="12"/>Carmelo Anthony had 15 points, seven rebounds, three steals, two assists, two blocks and two 3-pointers in 37 minutes vs. the Jazz on Sunday.</text:p>
            <text:p><text:s text:c="8"/></text:p>
            <text:p><text:s text:c="8"/></text:p>
            <text:p><text:s text:c="13"/>Melo shot 5-of-13 from the field and 3-of-4 from the line, and more offense wasn't needed with Paul George (36 points) and Russell Westbrook (29 points) carrying the load. The takeaway for playoff fantasy leagues is that Melo filled up the defense stats -- he didn't have more than four combined steals and blocks in any game during the regular season.</text:p>
            <text:p><text:s text:c="8"/></text:p>
            <text:p><text:s text:c="8"/></text:p>
            <text:p><text:s text:c="13"/>Related: Russell Westbrook, Paul George</text:p>
            <text:p><text:s text:c="14"/></text:p>
            <text:p><text:s text:c="13"/>Apr 15 - 9:1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teven Adams</text:p>
            <text:p><text:s text:c="17"/></text:p>
            <text:p><text:s text:c="17"/></text:p>
            <text:p><text:s text:c="22"/>- C - <text:s/>Thunder</text:p>
            <text:p><text:s text:c="16"/></text:p>
            <text:p><text:s text:c="17"/></text:p>
            <text:p><text:s text:c="12"/></text:p>
            <text:p><text:s text:c="8"/></text:p>
            <text:p><text:s text:c="8"/></text:p>
            <text:p><text:s text:c="8"/></text:p>
            <text:p><text:s text:c="12"/>Steven Adams finished Game 1 with 12 points (4-of-9 FGs, 4-of-6 FTs), seven rebounds and three assists in 37 minutes, helping the Thunder take a 1-0 series lead vs. the Jazz.</text:p>
            <text:p><text:s text:c="8"/></text:p>
            <text:p><text:s text:c="8"/></text:p>
            <text:p><text:s text:c="13"/>The only caveat is that Adams appeared to injure his right hand/wrist after a dunk in the fourth quarter -- we'll add him to the injury report as a precaution, but he should be fine for Game 2. His rebounding and paint presence are a key in this series, though we're not expecting to see any offensive fireworks -- Rudy Gobert led all qualifying players in Defensive Rating this season, allowing 97.7 points per 100 possessions while he was on the court. OKC will be more than satisfied if Adams can play the matchup to a draw.</text:p>
            <text:p><text:s text:c="8"/></text:p>
            <text:p><text:s text:c="8"/></text:p>
            <text:p><text:s text:c="13"/></text:p>
            <text:p><text:s text:c="14"/></text:p>
            <text:p><text:s text:c="13"/>Apr 15 - 9:1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orey Brewer</text:p>
            <text:p><text:s text:c="17"/></text:p>
            <text:p><text:s text:c="17"/></text:p>
            <text:p><text:s text:c="22"/>- G/F - <text:s/>Thunder</text:p>
            <text:p><text:s text:c="16"/></text:p>
            <text:p><text:s text:c="17"/></text:p>
            <text:p><text:s text:c="12"/></text:p>
            <text:p><text:s text:c="8"/></text:p>
            <text:p><text:s text:c="8"/></text:p>
            <text:p><text:s text:c="8"/></text:p>
            <text:p><text:s text:c="12"/>Corey Brewer (knee) finished OKC's Game 1 win with seven points, three rebounds, two steals, one assist, one block and one 3-pointer in 34 minutes of action.</text:p>
            <text:p><text:s text:c="8"/></text:p>
            <text:p><text:s text:c="8"/></text:p>
            <text:p><text:s text:c="13"/>Brewer limped off with a right knee sprain during the season finale last Wednesday, but he looked fine despite a heavy workload tonight. Oklahoma City went 11-5 in games Brewer started during the regular season, and he provides a defensive presence while also stretching the court and thriving in transition, so it's great to see him healthy for the playoffs.</text:p>
            <text:p><text:s text:c="8"/></text:p>
            <text:p><text:s text:c="8"/></text:p>
            <text:p><text:s text:c="13"/></text:p>
            <text:p><text:s text:c="14"/></text:p>
            <text:p><text:s text:c="13"/>Apr 15 - 9:1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lex Abrines</text:p>
            <text:p><text:s text:c="17"/></text:p>
            <text:p><text:s text:c="17"/></text:p>
            <text:p><text:s text:c="22"/>- G - <text:s/>Thunder</text:p>
            <text:p><text:s text:c="16"/></text:p>
            <text:p><text:s text:c="17"/></text:p>
            <text:p><text:s text:c="12"/></text:p>
            <text:p><text:s text:c="8"/></text:p>
            <text:p><text:s text:c="8"/></text:p>
            <text:p><text:s text:c="8"/></text:p>
            <text:p><text:s text:c="12"/>Alex Abrines (concussion) scored 11 points in 21 minutes on Sunday, making 4-of-7 shots with three 3-pointers, two rebounds and one turnover.</text:p>
            <text:p><text:s text:c="8"/></text:p>
            <text:p><text:s text:c="8"/></text:p>
            <text:p><text:s text:c="13"/>Abrines didn't play in the regular-season finale vs. Memphis on Wednesday, but his hot shooting from downtown helped buoy a strong bench effort -- the Thunder fell behind 16-4 to begin the game, but once they took the lead they never relinquished it. Despite tonight's line, OKC's offensive usage is so heavily concentrated in the starters that it's impossible to trust Abrines for DFS value.</text:p>
            <text:p><text:s text:c="8"/></text:p>
            <text:p><text:s text:c="8"/></text:p>
            <text:p><text:s text:c="13"/></text:p>
            <text:p><text:s text:c="14"/></text:p>
            <text:p><text:s text:c="13"/>Apr 15 - 9:1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Paul George</text:p>
            <text:p><text:s text:c="17"/></text:p>
            <text:p><text:s text:c="17"/></text:p>
            <text:p><text:s text:c="22"/>- F - <text:s/>Thunder</text:p>
            <text:p><text:s text:c="16"/></text:p>
            <text:p><text:s text:c="17"/></text:p>
            <text:p><text:s text:c="12"/></text:p>
            <text:p><text:s text:c="8"/></text:p>
            <text:p><text:s text:c="8"/></text:p>
            <text:p><text:s text:c="8"/></text:p>
            <text:p><text:s text:c="12"/>Paul George made a Thunder postseason record eight 3-pointers on Sunday, finishing a Game 1 victory with 36 points on 13-of-20 shooting, seven rebounds and one steal.</text:p>
            <text:p><text:s text:c="8"/></text:p>
            <text:p><text:s text:c="8"/></text:p>
            <text:p><text:s text:c="13"/>Before the series, George referred to his postseason persona as "Playoff P", adding, "It's a fun person to watch. It's an out-of-body person where I just lock in and put myself into a different zone." He was in that zone at both ends tonight, and he carried OKC's offense early with 20 points during the first half alone. He started taking heat-check triples with his team up double-digits in the second half, drained a buzzer-beater to end the third quarter, and the Thunder never looked back in a 116-108 home win. The only negative is that Playoff P suffered "muscle tightness" in his back tonight, according to coach Billy Donovan, so we'll keep a close watch on his status prior to Game 2 on Wednesday.</text:p>
            <text:p><text:s text:c="8"/></text:p>
            <text:p><text:s text:c="8"/></text:p>
            <text:p><text:s text:c="13"/></text:p>
            <text:p><text:s text:c="14"/></text:p>
            <text:p><text:s text:c="13"/>Source: Royce Young on Twitter <text:s text:c="27"/>Apr 15 - 9:1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revor Ariza</text:p>
            <text:p><text:s text:c="17"/></text:p>
            <text:p><text:s text:c="17"/></text:p>
            <text:p><text:s text:c="22"/>- F - <text:s/>Rockets</text:p>
            <text:p><text:s text:c="16"/></text:p>
            <text:p><text:s text:c="17"/></text:p>
            <text:p><text:s text:c="12"/></text:p>
            <text:p><text:s text:c="8"/></text:p>
            <text:p><text:s text:c="8"/></text:p>
            <text:p><text:s text:c="8"/></text:p>
            <text:p><text:s text:c="12"/>The Rockets will start Chris Paul, James Harden, Trevor Ariza, P.J. Tucker and Clint Capela on Sunday.</text:p>
            <text:p><text:s text:c="8"/></text:p>
            <text:p><text:s text:c="8"/></text:p>
            <text:p><text:s text:c="13"/>No changes from Houston for Game 1 vs. the Wolves.</text:p>
            <text:p><text:s text:c="8"/></text:p>
            <text:p><text:s text:c="8"/></text:p>
            <text:p><text:s text:c="13"/></text:p>
            <text:p><text:s text:c="14"/></text:p>
            <text:p><text:s text:c="13"/>Apr 15 - 8:5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arl-Anthony Towns</text:p>
            <text:p><text:s text:c="17"/></text:p>
            <text:p><text:s text:c="17"/></text:p>
            <text:p><text:s text:c="22"/>- F/C - <text:s/>Timberwolves</text:p>
            <text:p><text:s text:c="16"/></text:p>
            <text:p><text:s text:c="17"/></text:p>
            <text:p><text:s text:c="12"/></text:p>
            <text:p><text:s text:c="8"/></text:p>
            <text:p><text:s text:c="8"/></text:p>
            <text:p><text:s text:c="8"/></text:p>
            <text:p><text:s text:c="12"/>The Wolves are starting Sunday's game with Jeff Teague, Jimmy Butler, Andrew Wiggins, Taj Gibson and Karl-Anthony Towns.</text:p>
            <text:p><text:s text:c="8"/></text:p>
            <text:p><text:s text:c="8"/></text:p>
            <text:p><text:s text:c="13"/>It's the normal starting crew for the Wolves, who are trying to steal homecourt advantage with a Game 1 win in Houston.</text:p>
            <text:p><text:s text:c="8"/></text:p>
            <text:p><text:s text:c="8"/></text:p>
            <text:p><text:s text:c="13"/></text:p>
            <text:p><text:s text:c="14"/></text:p>
            <text:p><text:s text:c="13"/>Apr 15 - 8:4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Hassan Whiteside</text:p>
            <text:p><text:s text:c="17"/></text:p>
            <text:p><text:s text:c="17"/></text:p>
            <text:p><text:s text:c="22"/>- C - <text:s/>Heat</text:p>
            <text:p><text:s text:c="16"/></text:p>
            <text:p><text:s text:c="17"/></text:p>
            <text:p><text:s text:c="12"/></text:p>
            <text:p><text:s text:c="8"/></text:p>
            <text:p><text:s text:c="8"/></text:p>
            <text:p><text:s text:c="8"/></text:p>
            <text:p><text:s text:c="12"/>Heat coach Erik Spoelstra challenged Hassan Whiteside to make his presence felt in Game 2, even with the Sixers going small without Joel Embiid (face).</text:p>
            <text:p><text:s text:c="8"/></text:p>
            <text:p><text:s text:c="8"/></text:p>
            <text:p><text:s text:c="13"/>"All the power and muscle areas, [the Sixers] have to feel him," Spoelstra said. "He has that ability." When asked about Whiteside's ability to defend small lineups from Philly, Spoelstra replied, "That’s what he’s been working on all season is to play shooting bigs and still find ways to impact our team positively at the rim. It’s a challenge with all their shooting." Whiteside played only 12 minutes in Game 1, while Kelly Olynyk was extremely effective, but it sounds like Miami will at least field the same starting five on Monday.</text:p>
            <text:p><text:s text:c="8"/></text:p>
            <text:p><text:s text:c="8"/></text:p>
            <text:p><text:s text:c="13"/></text:p>
            <text:p><text:s text:c="14"/></text:p>
            <text:p><text:s text:c="13"/>Source: Miami Herald <text:s text:c="37"/>Apr 15 - 8:3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onovan Mitchell</text:p>
            <text:p><text:s text:c="17"/></text:p>
            <text:p><text:s text:c="17"/></text:p>
            <text:p><text:s text:c="22"/>- G - <text:s/>Jazz</text:p>
            <text:p><text:s text:c="16"/></text:p>
            <text:p><text:s text:c="17"/></text:p>
            <text:p><text:s text:c="12"/></text:p>
            <text:p><text:s text:c="8"/></text:p>
            <text:p><text:s text:c="8"/></text:p>
            <text:p><text:s text:c="8"/></text:p>
            <text:p><text:s text:c="12"/>Donovan Mitchell was examined in Utah's locker room for an apparent foot injury on Sunday, but he has since returned.</text:p>
            <text:p><text:s text:c="8"/></text:p>
            <text:p><text:s text:c="8"/></text:p>
            <text:p><text:s text:c="13"/>Crisis averted. It's unclear when Mitchell got hurt but the Jazz should provide an update soon after the game.</text:p>
            <text:p><text:s text:c="8"/></text:p>
            <text:p><text:s text:c="8"/></text:p>
            <text:p><text:s text:c="13"/></text:p>
            <text:p><text:s text:c="14"/></text:p>
            <text:p><text:s text:c="13"/>Source: David Locke on Twitter <text:s text:c="27"/>Apr 15 - 8:2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l Horford</text:p>
            <text:p><text:s text:c="17"/></text:p>
            <text:p><text:s text:c="17"/></text:p>
            <text:p><text:s text:c="22"/>- F/C - <text:s/>Celtics</text:p>
            <text:p><text:s text:c="16"/></text:p>
            <text:p><text:s text:c="17"/></text:p>
            <text:p><text:s text:c="12"/></text:p>
            <text:p><text:s text:c="8"/></text:p>
            <text:p><text:s text:c="8"/></text:p>
            <text:p><text:s text:c="8"/></text:p>
            <text:p><text:s text:c="12"/>Brad Stevens reiterated that the Celtics are "going to ride [Al Horford]" throughout their series vs. the Bucks.</text:p>
            <text:p><text:s text:c="8"/></text:p>
            <text:p><text:s text:c="8"/></text:p>
            <text:p><text:s text:c="13"/>Horford was amazing during Boston's Game 1 victory on Sunday, scoring 24 points on eight shot attempts, and Stevens was just confirming the obvious. "[Horford] has been unbelievable in being a facilitator for us all year," Stevens said. "With where we are now, he's going to be more of a featured scorer and facilitate and guard Giannis and do everything. He'll probably run our film session tomorrow." It makes sense to target Horford as a DFS play, given his outsized role for the short-handed Celtics.</text:p>
            <text:p><text:s text:c="8"/></text:p>
            <text:p><text:s text:c="8"/></text:p>
            <text:p><text:s text:c="13"/></text:p>
            <text:p><text:s text:c="14"/></text:p>
            <text:p><text:s text:c="13"/>Source: Mass Live <text:s text:c="40"/>Apr 15 - 8:0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aj Gibson</text:p>
            <text:p><text:s text:c="17"/></text:p>
            <text:p><text:s text:c="17"/></text:p>
            <text:p><text:s text:c="22"/>- F - <text:s/>Timberwolves</text:p>
            <text:p><text:s text:c="16"/></text:p>
            <text:p><text:s text:c="17"/></text:p>
            <text:p><text:s text:c="12"/></text:p>
            <text:p><text:s text:c="8"/></text:p>
            <text:p><text:s text:c="8"/></text:p>
            <text:p><text:s text:c="8"/></text:p>
            <text:p><text:s text:c="12"/>Taj Gibson (neck) is "ready to go" for Game 1 on Sunday, according to coach Tom Thibodeau.</text:p>
            <text:p><text:s text:c="8"/></text:p>
            <text:p><text:s text:c="8"/></text:p>
            <text:p><text:s text:c="13"/>Gibson's neck injury continues to bother him and he conceded he won't be 100 percent until the offseason, but he'll fill his usual role in the starting lineup tonight.</text:p>
            <text:p><text:s text:c="8"/></text:p>
            <text:p><text:s text:c="8"/></text:p>
            <text:p><text:s text:c="13"/></text:p>
            <text:p><text:s text:c="14"/></text:p>
            <text:p><text:s text:c="13"/>Source: Dane Moore on Twitter <text:s text:c="28"/>Apr 15 - 7:4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yan Anderson</text:p>
            <text:p><text:s text:c="17"/></text:p>
            <text:p><text:s text:c="17"/></text:p>
            <text:p><text:s text:c="22"/>- F - <text:s/>Rockets</text:p>
            <text:p><text:s text:c="16"/></text:p>
            <text:p><text:s text:c="17"/></text:p>
            <text:p><text:s text:c="12"/></text:p>
            <text:p><text:s text:c="8"/></text:p>
            <text:p><text:s text:c="8"/></text:p>
            <text:p><text:s text:c="8"/></text:p>
            <text:p><text:s text:c="12"/>Ryan Anderson (ankle) will not play vs. the Wolves on Sunday, but coach Mike D'Antoni said he has "a chance" to play in Game 2.</text:p>
            <text:p><text:s text:c="8"/></text:p>
            <text:p><text:s text:c="8"/></text:p>
            <text:p><text:s text:c="13"/>D'Antoni previously said that Anderson wasn't "quite ready" to return for Game 1, so this merely confirms that he'll be unavailable. Luc Mbah a Moute (shoulder) is also unavailable, which means we should see plenty of P.J. Tucker -- D'Antoni also expects Joe Johnson to pick up extra minutes, and Houston will skew toward even smaller lineups.</text:p>
            <text:p><text:s text:c="8"/></text:p>
            <text:p><text:s text:c="8"/></text:p>
            <text:p><text:s text:c="13"/>Related: Joe Johnson, P.J. Tucker</text:p>
            <text:p><text:s text:c="14"/></text:p>
            <text:p><text:s text:c="13"/>Source: Clutch Fans on Twitter <text:s text:c="27"/>Apr 15 - 7:2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immy Butler</text:p>
            <text:p><text:s text:c="17"/></text:p>
            <text:p><text:s text:c="17"/></text:p>
            <text:p><text:s text:c="22"/>- G/F - <text:s/>Timberwolves</text:p>
            <text:p><text:s text:c="16"/></text:p>
            <text:p><text:s text:c="17"/></text:p>
            <text:p><text:s text:c="12"/></text:p>
            <text:p><text:s text:c="8"/></text:p>
            <text:p><text:s text:c="8"/></text:p>
            <text:p><text:s text:c="8"/></text:p>
            <text:p><text:s text:c="12"/>Jimmy Butler warmed up for Sunday's Game 1 vs. Houston with a wrap on his right wrist.</text:p>
            <text:p><text:s text:c="8"/></text:p>
            <text:p><text:s text:c="8"/></text:p>
            <text:p><text:s text:c="13"/>Butler downplayed the significance of the wrap, calling it a "good luck charm," but it's something to keep an eye on throughout the game. Minnesota will need their four-time All-Star at his best to upset the No. 1 seed Rockets.</text:p>
            <text:p><text:s text:c="8"/></text:p>
            <text:p><text:s text:c="8"/></text:p>
            <text:p><text:s text:c="13"/></text:p>
            <text:p><text:s text:c="14"/></text:p>
            <text:p><text:s text:c="13"/>Source: Tim MacMahon on Twitter <text:s text:c="26"/>Apr 15 - 7:1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Brook Lopez</text:p>
            <text:p><text:s text:c="17"/></text:p>
            <text:p><text:s text:c="17"/></text:p>
            <text:p><text:s text:c="22"/>- C - <text:s/>Lakers</text:p>
            <text:p><text:s text:c="16"/></text:p>
            <text:p><text:s text:c="17"/></text:p>
            <text:p><text:s text:c="12"/></text:p>
            <text:p><text:s text:c="8"/></text:p>
            <text:p><text:s text:c="8"/></text:p>
            <text:p><text:s text:c="8"/></text:p>
            <text:p><text:s text:c="12"/>Brook Lopez admitted that this season was the "most challenging" of his career.</text:p>
            <text:p><text:s text:c="8"/></text:p>
            <text:p><text:s text:c="8"/></text:p>
            <text:p><text:s text:c="13"/>"Being thrown into a new situation, there were a lot of variables, and this was a team trying to find its identity," he said. "We had a lot of new players and it took some time to gel. I don’t think I really reached my best basketball this season. I played well for a stretch or two but I still think my best basketball is ahead of me." Lopez added that he needs to find a better balance between his 3-point game and low-post game, something that became increasingly obvious as the Lakers season progressed. The big man had previously said he'd be open to re-signing with the Lakers in the right situation, but there are too many variables in play to meaningfully read into those comments at this time.</text:p>
            <text:p><text:s text:c="8"/></text:p>
            <text:p><text:s text:c="8"/></text:p>
            <text:p><text:s text:c="13"/></text:p>
            <text:p><text:s text:c="14"/></text:p>
            <text:p><text:s text:c="13"/>Source: Lakers Nation <text:s text:c="36"/>Apr 15 - 6:5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ojan Bogdanovic</text:p>
            <text:p><text:s text:c="17"/></text:p>
            <text:p><text:s text:c="17"/></text:p>
            <text:p><text:s text:c="22"/>- G/F - <text:s/>Pacers</text:p>
            <text:p><text:s text:c="16"/></text:p>
            <text:p><text:s text:c="17"/></text:p>
            <text:p><text:s text:c="12"/></text:p>
            <text:p><text:s text:c="8"/></text:p>
            <text:p><text:s text:c="8"/></text:p>
            <text:p><text:s text:c="8"/></text:p>
            <text:p><text:s text:c="12"/>Bojan Bogdanovic scored 15 points in Sunday's Game 1 victory over Cleveland.</text:p>
            <text:p><text:s text:c="8"/></text:p>
            <text:p><text:s text:c="8"/></text:p>
            <text:p><text:s text:c="13"/>BB wasn't exactly firing pellets, finishing just 5-of-17 from the field, including 1-of-6 from behind the 3-point line. He did add six boards and three steals to his line, so at least it wasn't a total loss from a fantasy standpoint. The most promising statistic is that Bogdanovic logged 39 minutes in a decidedly one-sided regulation game, as that bodes well for his playing time as the series progresses.</text:p>
            <text:p><text:s text:c="8"/></text:p>
            <text:p><text:s text:c="8"/></text:p>
            <text:p><text:s text:c="13"/></text:p>
            <text:p><text:s text:c="14"/></text:p>
            <text:p><text:s text:c="13"/>Apr 15 - 6:4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yles Turner</text:p>
            <text:p><text:s text:c="17"/></text:p>
            <text:p><text:s text:c="17"/></text:p>
            <text:p><text:s text:c="22"/>- F/C - <text:s/>Pacers</text:p>
            <text:p><text:s text:c="16"/></text:p>
            <text:p><text:s text:c="17"/></text:p>
            <text:p><text:s text:c="12"/></text:p>
            <text:p><text:s text:c="8"/></text:p>
            <text:p><text:s text:c="8"/></text:p>
            <text:p><text:s text:c="8"/></text:p>
            <text:p><text:s text:c="12"/>Myles Turner reminded everyone who he was in Sunday's Game 1 win over Cleveland with 16 points, eight rebounds, and a block on 6-of-9 shooting.</text:p>
            <text:p><text:s text:c="8"/></text:p>
            <text:p><text:s text:c="8"/></text:p>
            <text:p><text:s text:c="13"/>Turner played 33.5 minutes and offered a very promising quote after the game. "I have a refreshed mindset, I need to make myself a presence and am going to continue to do that." The Pacers are going to be a problem if Turner can complement Oladipo offensively on a consistent basis. It's only been one game, but so far, so good for Indiana.</text:p>
            <text:p><text:s text:c="8"/></text:p>
            <text:p><text:s text:c="8"/></text:p>
            <text:p><text:s text:c="13"/></text:p>
            <text:p><text:s text:c="14"/></text:p>
            <text:p><text:s text:c="13"/>Source: Pat Boylan on Twitter <text:s text:c="28"/>Apr 15 - 6:4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Victor Oladipo</text:p>
            <text:p><text:s text:c="17"/></text:p>
            <text:p><text:s text:c="17"/></text:p>
            <text:p><text:s text:c="22"/>- G - <text:s/>Pacers</text:p>
            <text:p><text:s text:c="16"/></text:p>
            <text:p><text:s text:c="17"/></text:p>
            <text:p><text:s text:c="12"/></text:p>
            <text:p><text:s text:c="8"/></text:p>
            <text:p><text:s text:c="8"/></text:p>
            <text:p><text:s text:c="8"/></text:p>
            <text:p><text:s text:c="12"/>Victor Oladipo was dominant in an emphatic 98-80 Game 1 win over the Cavaliers, finishing with 32 points, six rebounds, four assists, four steals, six triples, and a block on 11-of-19 shooting.</text:p>
            <text:p><text:s text:c="8"/></text:p>
            <text:p><text:s text:c="8"/></text:p>
            <text:p><text:s text:c="13"/>Some might point out the fact that Dipo was just 4-of-8 from the charity stripe, and others might respond with an eye roll. Oladipo was nothing short of phenomenal in his 2018 postseason debut, and the biggest takeaway was that the Cavs simply had no answers to slow him down. We'll see if that changes in Game 2.</text:p>
            <text:p><text:s text:c="8"/></text:p>
            <text:p><text:s text:c="8"/></text:p>
            <text:p><text:s text:c="13"/></text:p>
            <text:p><text:s text:c="14"/></text:p>
            <text:p><text:s text:c="13"/>Apr 15 - 6:4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yle Korver</text:p>
            <text:p><text:s text:c="17"/></text:p>
            <text:p><text:s text:c="17"/></text:p>
            <text:p><text:s text:c="22"/>- G/F - <text:s/>Cavaliers</text:p>
            <text:p><text:s text:c="16"/></text:p>
            <text:p><text:s text:c="17"/></text:p>
            <text:p><text:s text:c="12"/></text:p>
            <text:p><text:s text:c="8"/></text:p>
            <text:p><text:s text:c="8"/></text:p>
            <text:p><text:s text:c="8"/></text:p>
            <text:p><text:s text:c="12"/>Kyle Korver (foot) barely played in Cleveland's embarrassing 98-80 Game 1 loss to the Pacers.</text:p>
            <text:p><text:s text:c="8"/></text:p>
            <text:p><text:s text:c="8"/></text:p>
            <text:p><text:s text:c="13"/>Korver was expected to be on a minutes limit, but he played just 3.5 minutes and didn't register a single statistic beyond his sole turnover. Impressively, he was -10 in his short time on the floor, and it's obvious that his foot isn't quite right. If this is the version of Korver the Cavs currently have available, the veteran might not even be in the rotation for Game 2. Stay tuned.</text:p>
            <text:p><text:s text:c="8"/></text:p>
            <text:p><text:s text:c="8"/></text:p>
            <text:p><text:s text:c="13"/></text:p>
            <text:p><text:s text:c="14"/></text:p>
            <text:p><text:s text:c="13"/>Apr 15 - 6:3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arry Nance</text:p>
            <text:p><text:s text:c="17"/></text:p>
            <text:p><text:s text:c="17"/></text:p>
            <text:p><text:s text:c="22"/>- F/C - <text:s/>Cavaliers</text:p>
            <text:p><text:s text:c="16"/></text:p>
            <text:p><text:s text:c="17"/></text:p>
            <text:p><text:s text:c="12"/></text:p>
            <text:p><text:s text:c="8"/></text:p>
            <text:p><text:s text:c="8"/></text:p>
            <text:p><text:s text:c="8"/></text:p>
            <text:p><text:s text:c="12"/>Larry Nance Jr. had a decent showing in Sunday's 98-80 blowout loss to Indiana, finishing with 10 points, five rebounds, two steals, and a block on 5-of-7 shooting in 29.5 minutes.</text:p>
            <text:p><text:s text:c="8"/></text:p>
            <text:p><text:s text:c="8"/></text:p>
            <text:p><text:s text:c="13"/>There is already momentum for Nance to replace Jeff Green in the starting five before Wednesday's Game 2 vs. the Pacers, but we'll see what Ty Lue (read: LeBron James) decides to implement. Whether he starts or comes off the bench, it's clear that Nance is well ahead of Tristan Thompson (no points, two minutes) in the rotation.</text:p>
            <text:p><text:s text:c="8"/></text:p>
            <text:p><text:s text:c="8"/></text:p>
            <text:p><text:s text:c="13"/>Related: Jeff Green, Tristan Thompson</text:p>
            <text:p><text:s text:c="14"/></text:p>
            <text:p><text:s text:c="13"/>Apr 15 - 6:3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eorge Hill</text:p>
            <text:p><text:s text:c="17"/></text:p>
            <text:p><text:s text:c="17"/></text:p>
            <text:p><text:s text:c="22"/>- G - <text:s/>Cavaliers</text:p>
            <text:p><text:s text:c="16"/></text:p>
            <text:p><text:s text:c="17"/></text:p>
            <text:p><text:s text:c="12"/></text:p>
            <text:p><text:s text:c="8"/></text:p>
            <text:p><text:s text:c="8"/></text:p>
            <text:p><text:s text:c="8"/></text:p>
            <text:p><text:s text:c="12"/>George Hill struggled mightily in Sunday's Game 1 loss to the Pacers, finishing with just seven points on seven shots in 18.5 minutes.</text:p>
            <text:p><text:s text:c="8"/></text:p>
            <text:p><text:s text:c="8"/></text:p>
            <text:p><text:s text:c="13"/>There was no revenge game here for Hill, who played less than half of the available minutes and was a -14 during his time on the court. After the game, Ty Lue revealed Hill's back was too stiff to play much in the second half, so we're putting him on the injury report as a precaution. Like the rest of his teammates not named LeBron, Hill will need to be a lot better if the Cavs are going to make it past the Pacers, let alone reach the NBA Finals once again.</text:p>
            <text:p><text:s text:c="8"/></text:p>
            <text:p><text:s text:c="8"/></text:p>
            <text:p><text:s text:c="13"/></text:p>
            <text:p><text:s text:c="14"/></text:p>
            <text:p><text:s text:c="13"/>Source: Greg Swartz on Twitter <text:s text:c="27"/>Apr 15 - 6:2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odney Hood</text:p>
            <text:p><text:s text:c="17"/></text:p>
            <text:p><text:s text:c="17"/></text:p>
            <text:p><text:s text:c="22"/>- G/F - <text:s/>Cavaliers</text:p>
            <text:p><text:s text:c="16"/></text:p>
            <text:p><text:s text:c="17"/></text:p>
            <text:p><text:s text:c="12"/></text:p>
            <text:p><text:s text:c="8"/></text:p>
            <text:p><text:s text:c="8"/></text:p>
            <text:p><text:s text:c="8"/></text:p>
            <text:p><text:s text:c="12"/>Rodney Hood scored just nine points in Cleveland's 98-80 Game 1 loss to the Pacers.</text:p>
            <text:p><text:s text:c="8"/></text:p>
            <text:p><text:s text:c="8"/></text:p>
            <text:p><text:s text:c="13"/>Hood got the start for this one with Kyle Korver (foot) still banged up, but it didn't translate to much with the veteran playing just 20.5 minutes and failing to make a real impact on the game. It wouldn't surprise us to see J.R. Smith—who finished Sunday's loss with 15 points and three triples on 6-of-11 shooting—replace Hood in the first five for Wednesday's Game 2.</text:p>
            <text:p><text:s text:c="8"/></text:p>
            <text:p><text:s text:c="8"/></text:p>
            <text:p><text:s text:c="13"/>Related: Kyle Korver, J.R. Smith</text:p>
            <text:p><text:s text:c="14"/></text:p>
            <text:p><text:s text:c="13"/>Apr 15 - 6:2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eff Green</text:p>
            <text:p><text:s text:c="17"/></text:p>
            <text:p><text:s text:c="17"/></text:p>
            <text:p><text:s text:c="22"/>- F - <text:s/>Cavaliers</text:p>
            <text:p><text:s text:c="16"/></text:p>
            <text:p><text:s text:c="17"/></text:p>
            <text:p><text:s text:c="12"/></text:p>
            <text:p><text:s text:c="8"/></text:p>
            <text:p><text:s text:c="8"/></text:p>
            <text:p><text:s text:c="8"/></text:p>
            <text:p><text:s text:c="12"/>Jeff Green was nowhere to be found in Sunday's Game 1 loss to the Pacers, finishing with no points on 0-of-7 shooting.</text:p>
            <text:p><text:s text:c="8"/></text:p>
            <text:p><text:s text:c="8"/></text:p>
            <text:p><text:s text:c="13"/>We have to think that the Cavs will give serious consideration to swapping Green with Larry Nance Jr ahead of Game 2, but it's clear Cleveland is in for a series regardless of what they decide with their lineup permutations. No matter what role Green plays, he's not worth relying on in fantasy leagues going forward.</text:p>
            <text:p><text:s text:c="8"/></text:p>
            <text:p><text:s text:c="8"/></text:p>
            <text:p><text:s text:c="13"/>Related: Larry Nance</text:p>
            <text:p><text:s text:c="14"/></text:p>
            <text:p><text:s text:c="13"/>Apr 15 - 6:2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vin Love</text:p>
            <text:p><text:s text:c="17"/></text:p>
            <text:p><text:s text:c="17"/></text:p>
            <text:p><text:s text:c="22"/>- F/C - <text:s/>Cavaliers</text:p>
            <text:p><text:s text:c="16"/></text:p>
            <text:p><text:s text:c="17"/></text:p>
            <text:p><text:s text:c="12"/></text:p>
            <text:p><text:s text:c="8"/></text:p>
            <text:p><text:s text:c="8"/></text:p>
            <text:p><text:s text:c="8"/></text:p>
            <text:p><text:s text:c="12"/>Kevin Love grabbed 17 rebounds in Sunday's 98-80 blowout Game 1 loss to the Pacers, but he failed to do much else with just nine points on eight shots in 34 minutes of action.</text:p>
            <text:p><text:s text:c="8"/></text:p>
            <text:p><text:s text:c="8"/></text:p>
            <text:p><text:s text:c="13"/>Simply put, Love has to be a more productive part of the offense if Cleveland is going to right the ship. Although Love was the game's leading rebounder, he was also outscored by Larry Nance, J.R. Smith, LeBron James, Lance Stephenson, Myles Turner, Bojan Bogdanovic and Victor Oladipo.</text:p>
            <text:p><text:s text:c="8"/></text:p>
            <text:p><text:s text:c="8"/></text:p>
            <text:p><text:s text:c="13"/></text:p>
            <text:p><text:s text:c="14"/></text:p>
            <text:p><text:s text:c="13"/>Apr 15 - 6:1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eBron James</text:p>
            <text:p><text:s text:c="17"/></text:p>
            <text:p><text:s text:c="17"/></text:p>
            <text:p><text:s text:c="22"/>- F - <text:s/>Cavaliers</text:p>
            <text:p><text:s text:c="16"/></text:p>
            <text:p><text:s text:c="17"/></text:p>
            <text:p><text:s text:c="12"/></text:p>
            <text:p><text:s text:c="8"/></text:p>
            <text:p><text:s text:c="8"/></text:p>
            <text:p><text:s text:c="8"/></text:p>
            <text:p><text:s text:c="12"/>Despite a triple-double from LeBron James, the Pacers snapped LeBron's streak of 21 straight first-round playoff victories with an emphatic 98-80 Game 1 win in Cleveland.</text:p>
            <text:p><text:s text:c="8"/></text:p>
            <text:p><text:s text:c="8"/></text:p>
            <text:p><text:s text:c="13"/>LeBron certainly did his part with 24 points, 10 rebounds, 12 assists, a steal, and a block, but the rest of Cleveland's starting five scored just 25 points on a combined 30 shots. James wasn't terribly efficient with a 7-of-17 shooting effort—including 10-of-14 from the free throw line—but blaming him for this one is the wrong route to take. The Cavs need to look inward if they're going to advance out of the first round.</text:p>
            <text:p><text:s text:c="8"/></text:p>
            <text:p><text:s text:c="8"/></text:p>
            <text:p><text:s text:c="13"/></text:p>
            <text:p><text:s text:c="14"/></text:p>
            <text:p><text:s text:c="13"/>Apr 15 - 6:1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icky Rubio</text:p>
            <text:p><text:s text:c="17"/></text:p>
            <text:p><text:s text:c="17"/></text:p>
            <text:p><text:s text:c="22"/>- G - <text:s/>Jazz</text:p>
            <text:p><text:s text:c="16"/></text:p>
            <text:p><text:s text:c="17"/></text:p>
            <text:p><text:s text:c="12"/></text:p>
            <text:p><text:s text:c="8"/></text:p>
            <text:p><text:s text:c="8"/></text:p>
            <text:p><text:s text:c="8"/></text:p>
            <text:p><text:s text:c="12"/>The Jazz will start Ricky Rubio, Donovan Mitchell, Joe Ingles, Derrick Favors, and Rudy Gobert in Game 1 vs. Oklahoma City.</text:p>
            <text:p><text:s text:c="8"/></text:p>
            <text:p><text:s text:c="8"/></text:p>
            <text:p><text:s text:c="13"/>Just like the Thunder, the Jazz will roll with their traditional starting five to begin the playoffs.</text:p>
            <text:p><text:s text:c="8"/></text:p>
            <text:p><text:s text:c="8"/></text:p>
            <text:p><text:s text:c="13"/></text:p>
            <text:p><text:s text:c="14"/></text:p>
            <text:p><text:s text:c="13"/>Apr 15 - 5:4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ussell Westbrook</text:p>
            <text:p><text:s text:c="17"/></text:p>
            <text:p><text:s text:c="17"/></text:p>
            <text:p><text:s text:c="22"/>- G - <text:s/>Thunder</text:p>
            <text:p><text:s text:c="16"/></text:p>
            <text:p><text:s text:c="17"/></text:p>
            <text:p><text:s text:c="12"/></text:p>
            <text:p><text:s text:c="8"/></text:p>
            <text:p><text:s text:c="8"/></text:p>
            <text:p><text:s text:c="8"/></text:p>
            <text:p><text:s text:c="12"/>The Thunder will start Russell Westbrook, Corey Brewer (knee), Paul George, Carmelo Anthony, and Steven Adams in Sunday's Game 1 vs. the Jazz.</text:p>
            <text:p><text:s text:c="8"/></text:p>
            <text:p><text:s text:c="8"/></text:p>
            <text:p><text:s text:c="13"/>No surprises here. This projects to be one of the most entertaining first-round series the NBA playoffs has to offer, so sit back and enjoy it thoroughly. We're especially excited for the showdown between Adams and Rudy Gobert.</text:p>
            <text:p><text:s text:c="8"/></text:p>
            <text:p><text:s text:c="8"/></text:p>
            <text:p><text:s text:c="13"/></text:p>
            <text:p><text:s text:c="14"/></text:p>
            <text:p><text:s text:c="13"/>Source: Thunder on Twitter <text:s text:c="31"/>Apr 15 - 5:3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rsan Ilyasova</text:p>
            <text:p><text:s text:c="17"/></text:p>
            <text:p><text:s text:c="17"/></text:p>
            <text:p><text:s text:c="22"/>- F - <text:s/>76ers</text:p>
            <text:p><text:s text:c="16"/></text:p>
            <text:p><text:s text:c="17"/></text:p>
            <text:p><text:s text:c="12"/></text:p>
            <text:p><text:s text:c="8"/></text:p>
            <text:p><text:s text:c="8"/></text:p>
            <text:p><text:s text:c="8"/></text:p>
            <text:p><text:s text:c="12"/>Brett Brown heaped praise on Ersan Ilyasova and Marco Belinelli, saying that the arrival of the two veterans "has changed our world."</text:p>
            <text:p><text:s text:c="8"/></text:p>
            <text:p><text:s text:c="8"/></text:p>
            <text:p><text:s text:c="13"/>Who would've thought that the Hawks had this much talent on their roster earlier this season? Jokes aside, both guys were big in Philly's Game 1 win over Miami with Ilyasova going for a double-double (17 points, 14 rebounds) and Marco Belinelli dropping 25 points.</text:p>
            <text:p><text:s text:c="8"/></text:p>
            <text:p><text:s text:c="8"/></text:p>
            <text:p><text:s text:c="13"/>Related: Marco Belinelli</text:p>
            <text:p><text:s text:c="14"/></text:p>
            <text:p><text:s text:c="13"/>Source: Bucks County Courier Times <text:s text:c="23"/>Apr 15 - 5:2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Patrick McCaw</text:p>
            <text:p><text:s text:c="17"/></text:p>
            <text:p><text:s text:c="17"/></text:p>
            <text:p><text:s text:c="22"/>- G - <text:s/>Warriors</text:p>
            <text:p><text:s text:c="16"/></text:p>
            <text:p><text:s text:c="17"/></text:p>
            <text:p><text:s text:c="12"/></text:p>
            <text:p><text:s text:c="8"/></text:p>
            <text:p><text:s text:c="8"/></text:p>
            <text:p><text:s text:c="8"/></text:p>
            <text:p><text:s text:c="12"/>Patrick McCaw (back) still can't sleep at night due to the pain he's in as a result of his injury.</text:p>
            <text:p><text:s text:c="8"/></text:p>
            <text:p><text:s text:c="8"/></text:p>
            <text:p><text:s text:c="13"/>McCaw's injury was incredibly scary and he isn't even expected to be reevaluated until the beginning of May, so we'd be surprised to see him return during the playoffs even if Golden State again makes it to the Finals. McCaw also admitted that he's still haunted by the devastating fall and is just glad he can still walk after temporarily losing sensation in his lower half, so the mental recovery aspect will be very real for the second-year pro as well.</text:p>
            <text:p><text:s text:c="8"/></text:p>
            <text:p><text:s text:c="8"/></text:p>
            <text:p><text:s text:c="13"/></text:p>
            <text:p><text:s text:c="14"/></text:p>
            <text:p><text:s text:c="13"/>Source: Melissa Rohlin on Twitter <text:s text:c="24"/>Apr 15 - 5:2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Joel Embiid</text:p>
            <text:p><text:s text:c="17"/></text:p>
            <text:p><text:s text:c="17"/></text:p>
            <text:p><text:s text:c="22"/>- C - <text:s/>76ers</text:p>
            <text:p><text:s text:c="16"/></text:p>
            <text:p><text:s text:c="17"/></text:p>
            <text:p><text:s text:c="12"/></text:p>
            <text:p><text:s text:c="8"/></text:p>
            <text:p><text:s text:c="8"/></text:p>
            <text:p><text:s text:c="8"/></text:p>
            <text:p><text:s text:c="12"/>Joel Embiid (face) is still not cleared to fully participate in Sixers practice.</text:p>
            <text:p><text:s text:c="8"/></text:p>
            <text:p><text:s text:c="8"/></text:p>
            <text:p><text:s text:c="13"/>This is notable with Embiid already being ruled out of Monday's Game 2 and targeting a potential return in Thursday's Game 3. Currently, Embiid is limited to participating in individual workouts as well as team shooting drills. We'll be sure to bring you every step of Embiid's progress along the way as he continues to recover.</text:p>
            <text:p><text:s text:c="8"/></text:p>
            <text:p><text:s text:c="8"/></text:p>
            <text:p><text:s text:c="13"/></text:p>
            <text:p><text:s text:c="14"/></text:p>
            <text:p><text:s text:c="13"/>Source: Keith Pompey on Twitter <text:s text:c="26"/>Apr 15 - 5:1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revor Booker</text:p>
            <text:p><text:s text:c="17"/></text:p>
            <text:p><text:s text:c="17"/></text:p>
            <text:p><text:s text:c="22"/>- F - <text:s/>Pacers</text:p>
            <text:p><text:s text:c="16"/></text:p>
            <text:p><text:s text:c="17"/></text:p>
            <text:p><text:s text:c="12"/></text:p>
            <text:p><text:s text:c="8"/></text:p>
            <text:p><text:s text:c="8"/></text:p>
            <text:p><text:s text:c="8"/></text:p>
            <text:p><text:s text:c="12"/>Trevor Booker has been dealing with shoulder tendinitis.</text:p>
            <text:p><text:s text:c="8"/></text:p>
            <text:p><text:s text:c="8"/></text:p>
            <text:p><text:s text:c="13"/>Booker wears an undershirt under his uniform to help with the issue, but it's not expected to impact his availability during the postseason for the Pacers.</text:p>
            <text:p><text:s text:c="8"/></text:p>
            <text:p><text:s text:c="8"/></text:p>
            <text:p><text:s text:c="13"/></text:p>
            <text:p><text:s text:c="14"/></text:p>
            <text:p><text:s text:c="13"/>Source: Scott Agness on Twitter <text:s text:c="26"/>Apr 15 - 5:1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awhi Leonard</text:p>
            <text:p><text:s text:c="17"/></text:p>
            <text:p><text:s text:c="17"/></text:p>
            <text:p><text:s text:c="22"/>- F - <text:s/>Spurs</text:p>
            <text:p><text:s text:c="16"/></text:p>
            <text:p><text:s text:c="17"/></text:p>
            <text:p><text:s text:c="12"/></text:p>
            <text:p><text:s text:c="8"/></text:p>
            <text:p><text:s text:c="8"/></text:p>
            <text:p><text:s text:c="8"/></text:p>
            <text:p><text:s text:c="12"/>Kawhi Leonard (quad) is not expected to return at any point during the postseason, sources told Shams Charania of Yahoo Sports.</text:p>
            <text:p><text:s text:c="8"/></text:p>
            <text:p><text:s text:c="8"/></text:p>
            <text:p><text:s text:c="13"/>This is the third non-update we've received on Leonard in the last three hours, and hopefully, it's our final one for a while. This entire storyline has become ridiculously exhausting, and at no point have we received any legitimate news on where Leonard actually stands in his rehab. Per Shams, Leonard is still rehabbing in New York and has not been cleared by his doctors, though Charania does add the detail that Leonard's rehab has been in "collaboration and with the approval of the Spurs' medical staff." You might get a different answer on that last nugget dependent upon who you'd ask, but it's clear we shouldn't be expecting a Willis Reed moment from Leonard in these playoffs.</text:p>
            <text:p><text:s text:c="8"/></text:p>
            <text:p><text:s text:c="8"/></text:p>
            <text:p><text:s text:c="13"/></text:p>
            <text:p><text:s text:c="14"/></text:p>
            <text:p><text:s text:c="13"/>Source: Yahoo Sports <text:s text:c="37"/>Apr 15 - 5:0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lex Abrines</text:p>
            <text:p><text:s text:c="17"/></text:p>
            <text:p><text:s text:c="17"/></text:p>
            <text:p><text:s text:c="22"/>- G - <text:s/>Thunder</text:p>
            <text:p><text:s text:c="16"/></text:p>
            <text:p><text:s text:c="17"/></text:p>
            <text:p><text:s text:c="12"/></text:p>
            <text:p><text:s text:c="8"/></text:p>
            <text:p><text:s text:c="8"/></text:p>
            <text:p><text:s text:c="8"/></text:p>
            <text:p><text:s text:c="12"/>Alex Abrines (concussion) is available for Sunday's Game 1 vs. the Jazz.</text:p>
            <text:p><text:s text:c="8"/></text:p>
            <text:p><text:s text:c="8"/></text:p>
            <text:p><text:s text:c="13"/>Abrines hasn't seen the court since April 9, but he doesn't figure to be a substantial part of the postseason attack. It's nice that his 3-point shooting will be available to Billy Donovan, though.</text:p>
            <text:p><text:s text:c="8"/></text:p>
            <text:p><text:s text:c="8"/></text:p>
            <text:p><text:s text:c="13"/></text:p>
            <text:p><text:s text:c="14"/></text:p>
            <text:p><text:s text:c="13"/>Source: Brett Dawson on Twitter <text:s text:c="26"/>Apr 15 - 5:0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orey Brewer</text:p>
            <text:p><text:s text:c="17"/></text:p>
            <text:p><text:s text:c="17"/></text:p>
            <text:p><text:s text:c="22"/>- G/F - <text:s/>Thunder</text:p>
            <text:p><text:s text:c="16"/></text:p>
            <text:p><text:s text:c="17"/></text:p>
            <text:p><text:s text:c="12"/></text:p>
            <text:p><text:s text:c="8"/></text:p>
            <text:p><text:s text:c="8"/></text:p>
            <text:p><text:s text:c="8"/></text:p>
            <text:p><text:s text:c="12"/>Updating a previous item, Corey Brewer (knee) will start Game 1 vs. Utah and will not have a minutes restriction.</text:p>
            <text:p><text:s text:c="8"/></text:p>
            <text:p><text:s text:c="8"/></text:p>
            <text:p><text:s text:c="13"/>Everything was lining up for Brewer to be out there, and that's exactly where the veteran will be for OKC's first playoff game of 2018. Unless you really need a steals specialist in a deep playoff league, Brewer isn't worth rostering.</text:p>
            <text:p><text:s text:c="8"/></text:p>
            <text:p><text:s text:c="8"/></text:p>
            <text:p><text:s text:c="13"/></text:p>
            <text:p><text:s text:c="14"/></text:p>
            <text:p><text:s text:c="13"/>Source: Brett Dawson on Twitter <text:s text:c="26"/>Apr 15 - 4:5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ffrey Lauvergne</text:p>
            <text:p><text:s text:c="17"/></text:p>
            <text:p><text:s text:c="17"/></text:p>
            <text:p><text:s text:c="22"/>- F/C - <text:s/>Spurs</text:p>
            <text:p><text:s text:c="16"/></text:p>
            <text:p><text:s text:c="17"/></text:p>
            <text:p><text:s text:c="12"/></text:p>
            <text:p><text:s text:c="8"/></text:p>
            <text:p><text:s text:c="8"/></text:p>
            <text:p><text:s text:c="8"/></text:p>
            <text:p><text:s text:c="12"/>Joffrey Lauvergne (personal business) will not play in Monday's Game 2 vs. the Warriors</text:p>
            <text:p><text:s text:c="8"/></text:p>
            <text:p><text:s text:c="8"/></text:p>
            <text:p><text:s text:c="13"/>We sincerely hope that everything is okay with Lauvergne and his family, but this has no direct impact on San Antonio's chances at slowing down the Golden State machine.</text:p>
            <text:p><text:s text:c="8"/></text:p>
            <text:p><text:s text:c="8"/></text:p>
            <text:p><text:s text:c="13"/></text:p>
            <text:p><text:s text:c="14"/></text:p>
            <text:p><text:s text:c="13"/>Source: Mike C. Wright on Twitter <text:s text:c="24"/>Apr 15 - 4:5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hn Henson</text:p>
            <text:p><text:s text:c="17"/></text:p>
            <text:p><text:s text:c="17"/></text:p>
            <text:p><text:s text:c="22"/>- F/C - <text:s/>Bucks</text:p>
            <text:p><text:s text:c="16"/></text:p>
            <text:p><text:s text:c="17"/></text:p>
            <text:p><text:s text:c="12"/></text:p>
            <text:p><text:s text:c="8"/></text:p>
            <text:p><text:s text:c="8"/></text:p>
            <text:p><text:s text:c="8"/></text:p>
            <text:p><text:s text:c="12"/>John Henson swatted six shots in Sunday's 113-107 overtime loss to Boston.</text:p>
            <text:p><text:s text:c="8"/></text:p>
            <text:p><text:s text:c="8"/></text:p>
            <text:p><text:s text:c="13"/>Henson scored seven points and grabbed six boards to go with the blocks, and his 37 minutes of action should tell you everything you need to know about Thon Maker's (DNP-CD) role in this series.</text:p>
            <text:p><text:s text:c="8"/></text:p>
            <text:p><text:s text:c="8"/></text:p>
            <text:p><text:s text:c="13"/>Related: Thon Maker</text:p>
            <text:p><text:s text:c="14"/></text:p>
            <text:p><text:s text:c="13"/>Apr 15 - 4:5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lcolm Brogdon</text:p>
            <text:p><text:s text:c="17"/></text:p>
            <text:p><text:s text:c="17"/></text:p>
            <text:p><text:s text:c="22"/>- G - <text:s/>Bucks</text:p>
            <text:p><text:s text:c="16"/></text:p>
            <text:p><text:s text:c="17"/></text:p>
            <text:p><text:s text:c="12"/></text:p>
            <text:p><text:s text:c="8"/></text:p>
            <text:p><text:s text:c="8"/></text:p>
            <text:p><text:s text:c="8"/></text:p>
            <text:p><text:s text:c="12"/>Malcolm Brogdon finished Sunday's 113-107 OT loss to Boston with 16 points, four rebounds, three assists, a steal, and two triples on 6-of-13 shooting across 32.5 minutes.</text:p>
            <text:p><text:s text:c="8"/></text:p>
            <text:p><text:s text:c="8"/></text:p>
            <text:p><text:s text:c="13"/>You might not have known starter Tony Snell (two points on four shots in 33 minutes) <text:s/>played today without looking at the box score, and it will be interesting to see if Milwaukee considers moving Brogdon into the first five as an adjustment ahead of Game 2 vs. Boston. Regardless of his role, Brogdon figures to play 30-plus minutes per night for as long as the Bucks stay alive.</text:p>
            <text:p><text:s text:c="8"/></text:p>
            <text:p><text:s text:c="8"/></text:p>
            <text:p><text:s text:c="13"/>Related: Tony Snell</text:p>
            <text:p><text:s text:c="14"/></text:p>
            <text:p><text:s text:c="13"/>Apr 15 - 4:4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ric Bledsoe</text:p>
            <text:p><text:s text:c="17"/></text:p>
            <text:p><text:s text:c="17"/></text:p>
            <text:p><text:s text:c="22"/>- G - <text:s/>Bucks</text:p>
            <text:p><text:s text:c="16"/></text:p>
            <text:p><text:s text:c="17"/></text:p>
            <text:p><text:s text:c="12"/></text:p>
            <text:p><text:s text:c="8"/></text:p>
            <text:p><text:s text:c="8"/></text:p>
            <text:p><text:s text:c="8"/></text:p>
            <text:p><text:s text:c="12"/>Eric Bledsoe was disappointing in Sunday's Game 1 loss to Boston, finishing with more shot attempts (12) than points (nine).</text:p>
            <text:p><text:s text:c="8"/></text:p>
            <text:p><text:s text:c="8"/></text:p>
            <text:p><text:s text:c="13"/>Bledsoe also had more turnovers (five) than assists (four) and fouled out of the contest. Simply put, the veteran point guard is going to have to be a lot better going forward if the Bucks want to make it out of the first round. For what it's worth, fellow starting guard Tony Snell finished with just two points, three rebounds, and a block in 33 minutes while Malcolm Brogdon notched 16 points, four boards, three assists, a steal, and two triples in 32.5 minutes off the bench.</text:p>
            <text:p><text:s text:c="8"/></text:p>
            <text:p><text:s text:c="8"/></text:p>
            <text:p><text:s text:c="13"/>Related: Tony Snell, Malcolm Brogdon</text:p>
            <text:p><text:s text:c="14"/></text:p>
            <text:p><text:s text:c="13"/>Apr 15 - 4:4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hris Middleton</text:p>
            <text:p><text:s text:c="17"/></text:p>
            <text:p><text:s text:c="17"/></text:p>
            <text:p><text:s text:c="22"/>- G/F - <text:s/>Bucks</text:p>
            <text:p><text:s text:c="16"/></text:p>
            <text:p><text:s text:c="17"/></text:p>
            <text:p><text:s text:c="12"/></text:p>
            <text:p><text:s text:c="8"/></text:p>
            <text:p><text:s text:c="8"/></text:p>
            <text:p><text:s text:c="8"/></text:p>
            <text:p><text:s text:c="12"/>Khris Middleton started his 2018 playoffs with 31 points, eight rebounds, six assists, two steals, a block, and five 3-pointers on 12-of-20 shooting in a 113-107 Game 1 loss in Boston.</text:p>
            <text:p><text:s text:c="8"/></text:p>
            <text:p><text:s text:c="8"/></text:p>
            <text:p><text:s text:c="13"/>This one has to hurt for Middleton, who was nothing short of phenomenal for all 47.5 minutes he was on the court. Those with Money Midz on playoff rosters have to be feeling good after a single game, but the Bucks are going to have to be more than Middleton and Giannis Antetokounmpo alone if Milwaukee is going to make it out of the first round.</text:p>
            <text:p><text:s text:c="8"/></text:p>
            <text:p><text:s text:c="8"/></text:p>
            <text:p><text:s text:c="13"/>Related: Giannis Antetokounmpo</text:p>
            <text:p><text:s text:c="14"/></text:p>
            <text:p><text:s text:c="13"/>Apr 15 - 4:4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iannis Antetokounmpo</text:p>
            <text:p><text:s text:c="17"/></text:p>
            <text:p><text:s text:c="17"/></text:p>
            <text:p><text:s text:c="22"/>- G/F - <text:s/>Bucks</text:p>
            <text:p><text:s text:c="16"/></text:p>
            <text:p><text:s text:c="17"/></text:p>
            <text:p><text:s text:c="12"/></text:p>
            <text:p><text:s text:c="8"/></text:p>
            <text:p><text:s text:c="8"/></text:p>
            <text:p><text:s text:c="8"/></text:p>
            <text:p><text:s text:c="12"/>Giannis Antetokounmpo scored 35 points in Sunday's 113-107 Game 1 overtime loss to the Celtics.</text:p>
            <text:p><text:s text:c="8"/></text:p>
            <text:p><text:s text:c="8"/></text:p>
            <text:p><text:s text:c="13"/>Before fouling out in OT, Giannis racked up 13 boards, seven assists, and three steals on 11-of-21 shooting—including 12-of-14 from the free throw line—in his 45 minutes. The craziest part? The Celtics actually did a good job containing the superstar, something we don't say often when a player goes for a 35/13/7 line. As an aside, it's not a good sign for the Bucks that the team lost their opening playoff game with Antetokounmpo and Khris Middleton combining for 66 points on 23-of-41 (56.1%) shooting.</text:p>
            <text:p><text:s text:c="8"/></text:p>
            <text:p><text:s text:c="8"/></text:p>
            <text:p><text:s text:c="13"/>Related: Khris Middleton</text:p>
            <text:p><text:s text:c="14"/></text:p>
            <text:p><text:s text:c="13"/>Apr 15 - 4:2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cus Morris</text:p>
            <text:p><text:s text:c="17"/></text:p>
            <text:p><text:s text:c="17"/></text:p>
            <text:p><text:s text:c="22"/>- F - <text:s/>Celtics</text:p>
            <text:p><text:s text:c="16"/></text:p>
            <text:p><text:s text:c="17"/></text:p>
            <text:p><text:s text:c="12"/></text:p>
            <text:p><text:s text:c="8"/></text:p>
            <text:p><text:s text:c="8"/></text:p>
            <text:p><text:s text:c="8"/></text:p>
            <text:p><text:s text:c="12"/>Marcus Morris had a big game off the bench in Boston's Game 1 win over Milwaukee, finishing with 21 points, even rebounds, and two triples in 35.5 minutes of action.</text:p>
            <text:p><text:s text:c="8"/></text:p>
            <text:p><text:s text:c="8"/></text:p>
            <text:p><text:s text:c="13"/>Morris was the only member of the second unit to play more than 16 minutes, and he played starter's minutes while starter Aron Baynes (zero points, 14.5 minutes) barely saw the floor. Although Morris wasn't terribly efficient from the field (8-of-20 shooting) in this one, we'd expect he'll continue to have the green light given the Celtics need his offense off the bench.</text:p>
            <text:p><text:s text:c="8"/></text:p>
            <text:p><text:s text:c="8"/></text:p>
            <text:p><text:s text:c="13"/>Related: Aron Baynes</text:p>
            <text:p><text:s text:c="14"/></text:p>
            <text:p><text:s text:c="13"/>Apr 15 - 4:2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erry Rozier</text:p>
            <text:p><text:s text:c="17"/></text:p>
            <text:p><text:s text:c="17"/></text:p>
            <text:p><text:s text:c="22"/>- G - <text:s/>Celtics</text:p>
            <text:p><text:s text:c="16"/></text:p>
            <text:p><text:s text:c="17"/></text:p>
            <text:p><text:s text:c="12"/></text:p>
            <text:p><text:s text:c="8"/></text:p>
            <text:p><text:s text:c="8"/></text:p>
            <text:p><text:s text:c="8"/></text:p>
            <text:p><text:s text:c="12"/>Terry Rozier was clutch down the stretch of Sunday's 113-107 Game 1 overtime win over Milwaukee, finishing with 23 points on 7-of-18 shooting.</text:p>
            <text:p><text:s text:c="8"/></text:p>
            <text:p><text:s text:c="8"/></text:p>
            <text:p><text:s text:c="13"/>Rozier hit what appeared to be a game-winning three-pointer in regulation before Khris Middleton hit a highly improbable game-tying trey from 35 feet with 0.5 seconds left on the clock, but the Celtics emerged victorious regardless. Scary Terry also had four boards, three assists, four triples, and a steal while finishing 5-of-6 from the charity stripe. He's not a bad third option to have behind Kyrie Irving (knee surgery) and Marcus Smart (thumb surgery), eh?</text:p>
            <text:p><text:s text:c="8"/></text:p>
            <text:p><text:s text:c="8"/></text:p>
            <text:p><text:s text:c="13"/>Related: Marcus Smart, Kyrie Irving</text:p>
            <text:p><text:s text:c="14"/></text:p>
            <text:p><text:s text:c="13"/>Apr 15 - 4:2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ylen Brown</text:p>
            <text:p><text:s text:c="17"/></text:p>
            <text:p><text:s text:c="17"/></text:p>
            <text:p><text:s text:c="22"/>- G/F - <text:s/>Celtics</text:p>
            <text:p><text:s text:c="16"/></text:p>
            <text:p><text:s text:c="17"/></text:p>
            <text:p><text:s text:c="12"/></text:p>
            <text:p><text:s text:c="8"/></text:p>
            <text:p><text:s text:c="8"/></text:p>
            <text:p><text:s text:c="8"/></text:p>
            <text:p><text:s text:c="12"/>Jaylen Brown scored 20 points in Sunday's Game 1 win over Milwaukee.</text:p>
            <text:p><text:s text:c="8"/></text:p>
            <text:p><text:s text:c="8"/></text:p>
            <text:p><text:s text:c="13"/>Brown played a whopping 45.5 minutes, finishing with four boards, four assists, a steal, a bock, and two triples on 9-of-19 shooting to go along with his 20 points scored. With the Celtics operating with a thin bench and a depleted backcourt, expect Brown to continue logging heavy minutes in the opening round of the playoffs.</text:p>
            <text:p><text:s text:c="8"/></text:p>
            <text:p><text:s text:c="8"/></text:p>
            <text:p><text:s text:c="13"/></text:p>
            <text:p><text:s text:c="14"/></text:p>
            <text:p><text:s text:c="13"/>Apr 15 - 4:1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yson Tatum</text:p>
            <text:p><text:s text:c="17"/></text:p>
            <text:p><text:s text:c="17"/></text:p>
            <text:p><text:s text:c="22"/>- F - <text:s/>Celtics</text:p>
            <text:p><text:s text:c="16"/></text:p>
            <text:p><text:s text:c="17"/></text:p>
            <text:p><text:s text:c="12"/></text:p>
            <text:p><text:s text:c="8"/></text:p>
            <text:p><text:s text:c="8"/></text:p>
            <text:p><text:s text:c="8"/></text:p>
            <text:p><text:s text:c="12"/>Jayson Tatum racked up the stats in his first career playoff game, finishing Boston's 113-107 overtime victory with 19 points, 10 rebounds, four assists, three steals, a block, and a 3-pointer on 8-of-18 shooting.</text:p>
            <text:p><text:s text:c="8"/></text:p>
            <text:p><text:s text:c="8"/></text:p>
            <text:p><text:s text:c="13"/>Tatum just turned 20 in March, and it's scary to think about the player he's going to become over the course of the next few years given the player he already is now. Per Celtics Stats, Tatum is the third Celtics rookie in franchise history to record a double-double in his first career playoff game. Tatum played 44 of a possible 53 minutes, and we'd expect him to remain heavily involved as long as Boston remains in the playoff picture. Tatum is a strong fantasy asset in playoff leagues.</text:p>
            <text:p><text:s text:c="8"/></text:p>
            <text:p><text:s text:c="8"/></text:p>
            <text:p><text:s text:c="13"/></text:p>
            <text:p><text:s text:c="14"/></text:p>
            <text:p><text:s text:c="13"/>Source: Celtics Stats on Twitter <text:s text:c="25"/>Apr 15 - 4:1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Kawhi Leonard</text:p>
            <text:p><text:s text:c="17"/></text:p>
            <text:p><text:s text:c="17"/></text:p>
            <text:p><text:s text:c="22"/>- F - <text:s/>Spurs</text:p>
            <text:p><text:s text:c="16"/></text:p>
            <text:p><text:s text:c="17"/></text:p>
            <text:p><text:s text:c="12"/></text:p>
            <text:p><text:s text:c="8"/></text:p>
            <text:p><text:s text:c="8"/></text:p>
            <text:p><text:s text:c="8"/></text:p>
            <text:p><text:s text:c="12"/>Updating a previous item, Kawhi Leonard (quad) still has yet to be medically cleared by his team, sources told ESPN's Chris Haynes.</text:p>
            <text:p><text:s text:c="8"/></text:p>
            <text:p><text:s text:c="8"/></text:p>
            <text:p><text:s text:c="13"/>This was a predictable development after Gregg Popovich's comment to defer all Kawhi-related questions to Leonard and his team, and it really means nothing new in the grand scheme of things. We'll continue our standoff between Leonard's camp and the Spurs in what has been one of the weirdest seasons in San Antonio's recent history.</text:p>
            <text:p><text:s text:c="8"/></text:p>
            <text:p><text:s text:c="8"/></text:p>
            <text:p><text:s text:c="13"/></text:p>
            <text:p><text:s text:c="14"/></text:p>
            <text:p><text:s text:c="13"/>Source: Chris Haynes on Twitter <text:s text:c="26"/>Apr 15 - 4:1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l Horford</text:p>
            <text:p><text:s text:c="17"/></text:p>
            <text:p><text:s text:c="17"/></text:p>
            <text:p><text:s text:c="22"/>- F/C - <text:s/>Celtics</text:p>
            <text:p><text:s text:c="16"/></text:p>
            <text:p><text:s text:c="17"/></text:p>
            <text:p><text:s text:c="12"/></text:p>
            <text:p><text:s text:c="8"/></text:p>
            <text:p><text:s text:c="8"/></text:p>
            <text:p><text:s text:c="8"/></text:p>
            <text:p><text:s text:c="12"/>Al Horford was enormous in Boston's insane Game 1 overtime victory against Milwaukee, finishing with 24 points, 12 rebounds, four assists, two steals, three blocks, and a three on 5-of-8 shooting.</text:p>
            <text:p><text:s text:c="8"/></text:p>
            <text:p><text:s text:c="8"/></text:p>
            <text:p><text:s text:c="13"/>In addition to scoring 24 points on eight shots, Horford shot 13-of-14 from the charity stripe and had the unenviable task of defending Giannis Antetokounmpo. In other words, Big Al was nothing short of fantastic on both ends of the floor, and anyone critiquing Horford's style of play was emphatically silenced today. Boston will need more of this from Horford if the Celtics are going to make a deep playoff push without Kyrie Irving (knee surgery) at their disposal.</text:p>
            <text:p><text:s text:c="8"/></text:p>
            <text:p><text:s text:c="8"/></text:p>
            <text:p><text:s text:c="13"/></text:p>
            <text:p><text:s text:c="14"/></text:p>
            <text:p><text:s text:c="13"/>Apr 15 - 4:0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 Iguodala</text:p>
            <text:p><text:s text:c="17"/></text:p>
            <text:p><text:s text:c="17"/></text:p>
            <text:p><text:s text:c="22"/>- G/F - <text:s/>Warriors</text:p>
            <text:p><text:s text:c="16"/></text:p>
            <text:p><text:s text:c="17"/></text:p>
            <text:p><text:s text:c="12"/></text:p>
            <text:p><text:s text:c="8"/></text:p>
            <text:p><text:s text:c="8"/></text:p>
            <text:p><text:s text:c="8"/></text:p>
            <text:p><text:s text:c="12"/>Andre Iguodala (knee) is fully expected to play in Game 2 vs. San Antonio.</text:p>
            <text:p><text:s text:c="8"/></text:p>
            <text:p><text:s text:c="8"/></text:p>
            <text:p><text:s text:c="13"/>Iguodala was forced to the locker room briefly in Game 1, but there is no concern about the veteran's availability and he's fully expected to be on the floor for Game 2.</text:p>
            <text:p><text:s text:c="8"/></text:p>
            <text:p><text:s text:c="8"/></text:p>
            <text:p><text:s text:c="13"/></text:p>
            <text:p><text:s text:c="14"/></text:p>
            <text:p><text:s text:c="13"/>Source: Connor Letourneau on Twitter <text:s text:c="21"/>Apr 15 - 3:2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yles Turner</text:p>
            <text:p><text:s text:c="17"/></text:p>
            <text:p><text:s text:c="17"/></text:p>
            <text:p><text:s text:c="22"/>- F/C - <text:s/>Pacers</text:p>
            <text:p><text:s text:c="16"/></text:p>
            <text:p><text:s text:c="17"/></text:p>
            <text:p><text:s text:c="12"/></text:p>
            <text:p><text:s text:c="8"/></text:p>
            <text:p><text:s text:c="8"/></text:p>
            <text:p><text:s text:c="8"/></text:p>
            <text:p><text:s text:c="12"/>The Pacers are rolling with their traditional starting five for Game 1 vs. Cleveland.</text:p>
            <text:p><text:s text:c="8"/></text:p>
            <text:p><text:s text:c="8"/></text:p>
            <text:p><text:s text:c="13"/>Indiana will start Darren Collison, Victor Oladipo, Bojan Bogdanovic, Thaddeus Young, and Myles Turner for their inaugural playoff game vs. the Cavs. After beating Cleveland 3-1 in the regular season series, the Pacers will be looking to carry that positive momentum over into the playoffs.</text:p>
            <text:p><text:s text:c="8"/></text:p>
            <text:p><text:s text:c="8"/></text:p>
            <text:p><text:s text:c="13"/></text:p>
            <text:p><text:s text:c="14"/></text:p>
            <text:p><text:s text:c="13"/>Source: Pacers on Twitter <text:s text:c="32"/>Apr 15 - 3:1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ntavious Caldwell-Pope</text:p>
            <text:p><text:s text:c="17"/></text:p>
            <text:p><text:s text:c="17"/></text:p>
            <text:p><text:s text:c="22"/>- G - <text:s/>Lakers</text:p>
            <text:p><text:s text:c="16"/></text:p>
            <text:p><text:s text:c="17"/></text:p>
            <text:p><text:s text:c="12"/></text:p>
            <text:p><text:s text:c="8"/></text:p>
            <text:p><text:s text:c="8"/></text:p>
            <text:p><text:s text:c="8"/></text:p>
            <text:p><text:s text:c="12"/>Kentavious Caldwell-Pope said that he thought his season with the Lakers was "the best season" of his NBA career.</text:p>
            <text:p><text:s text:c="8"/></text:p>
            <text:p><text:s text:c="8"/></text:p>
            <text:p><text:s text:c="13"/>Caldwell-Pope posted career-best marks in field goal percentage (42.6%), three-point field goal percentage (38.3%), three-point field goals (2.1) rebounds (5.2), and tied his career-high mark in steals (1.4), but he took a slight step back in scoring (13.4), assists (2.2), and free throw percentage (78.9%). It's anyone's guess where KCP winds up given the Lakers uncertain summer ahead, and it may again be a difficult free agent market for Caldwell-Pope to navigate in the search of a multi-year deal. A reunion with the Lakers isn't completely out of the question, though we're a long way from that potential scenario playing out.</text:p>
            <text:p><text:s text:c="8"/></text:p>
            <text:p><text:s text:c="8"/></text:p>
            <text:p><text:s text:c="13"/></text:p>
            <text:p><text:s text:c="14"/></text:p>
            <text:p><text:s text:c="13"/>Source: Lakers Nation <text:s text:c="36"/>Apr 15 - 3:1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J. Redick</text:p>
            <text:p><text:s text:c="17"/></text:p>
            <text:p><text:s text:c="17"/></text:p>
            <text:p><text:s text:c="22"/>- G - <text:s/>76ers</text:p>
            <text:p><text:s text:c="16"/></text:p>
            <text:p><text:s text:c="17"/></text:p>
            <text:p><text:s text:c="12"/></text:p>
            <text:p><text:s text:c="8"/></text:p>
            <text:p><text:s text:c="8"/></text:p>
            <text:p><text:s text:c="8"/></text:p>
            <text:p><text:s text:c="12"/>J.J. Redick said he was "fine" after a brief "side" injury in Game 1 vs. Miami.</text:p>
            <text:p><text:s text:c="8"/></text:p>
            <text:p><text:s text:c="8"/></text:p>
            <text:p><text:s text:c="13"/>Redick said he was OK three times, so we're inclined to take him at his word, especially after he dropped 28 points in the Game 1 win. Don't hesitate to plug him into fantasy lineups moving forward.</text:p>
            <text:p><text:s text:c="8"/></text:p>
            <text:p><text:s text:c="8"/></text:p>
            <text:p><text:s text:c="13"/></text:p>
            <text:p><text:s text:c="14"/></text:p>
            <text:p><text:s text:c="13"/>Source: Jessica Camerato on Twitter <text:s text:c="22"/>Apr 15 - 3:0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vid Blatt</text:p>
            <text:p><text:s text:c="17"/></text:p>
            <text:p><text:s text:c="17"/></text:p>
            <text:p><text:s text:c="22"/>- C - <text:s/>Cavaliers</text:p>
            <text:p><text:s text:c="16"/></text:p>
            <text:p><text:s text:c="17"/></text:p>
            <text:p><text:s text:c="12"/></text:p>
            <text:p><text:s text:c="8"/></text:p>
            <text:p><text:s text:c="8"/></text:p>
            <text:p><text:s text:c="8"/></text:p>
            <text:p><text:s text:c="12"/>The Knicks are expected to interview David Blatt for their head coaching vacancy, sources told ESPN's Adrian Wojnarowski.</text:p>
            <text:p><text:s text:c="8"/></text:p>
            <text:p><text:s text:c="8"/></text:p>
            <text:p><text:s text:c="13"/>If you're keeping track at home, that's now five names that have been publicly connected to the position: Blatt, David Fizdale, Mike Woodson, Jerry Stackhouse, and Mark Jackson. Blatt should be considered a legitimate candidate, but we wouldn't put him ahead of any other individual at this point in the process.</text:p>
            <text:p><text:s text:c="8"/></text:p>
            <text:p><text:s text:c="8"/></text:p>
            <text:p><text:s text:c="13"/>Related: Knicks</text:p>
            <text:p><text:s text:c="14"/></text:p>
            <text:p><text:s text:c="13"/>Source: Adrian Wojnarowski on Twitter <text:s text:c="20"/>Apr 15 - 3:0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cus Smart</text:p>
            <text:p><text:s text:c="17"/></text:p>
            <text:p><text:s text:c="17"/></text:p>
            <text:p><text:s text:c="22"/>- G - <text:s/>Celtics</text:p>
            <text:p><text:s text:c="16"/></text:p>
            <text:p><text:s text:c="17"/></text:p>
            <text:p><text:s text:c="12"/></text:p>
            <text:p><text:s text:c="8"/></text:p>
            <text:p><text:s text:c="8"/></text:p>
            <text:p><text:s text:c="8"/></text:p>
            <text:p><text:s text:c="12"/>Marcus Smart (thumb surgery) could return as early as a potential Game 7 vs. Milwaukee.</text:p>
            <text:p><text:s text:c="8"/></text:p>
            <text:p><text:s text:c="8"/></text:p>
            <text:p><text:s text:c="13"/>Smart took part in shooting drills on Sunday for the first time since undergoing surgery last month, a huge step in the right direction in his recovery. "Today was the first day with the new splint on to actually get out here and do something. So the thumb felt well," Smart said. "We're on track for [a return in the] next three weeks, possibly Game 7 of the first round, [but] definitely second round. So we're on the right path," he added. A report on April 9 stated that Smart was targeting a potential return on or around April 27, so this new update meshes with the previous timeline nicely. For what it's worth, Game 7 (if necessary) would be scheduled for Saturday, April 28. Smart's return will only help a Celtics backcourt that will be without Kyrie Irving (knee surgery) for the rest of the way.</text:p>
            <text:p><text:s text:c="8"/></text:p>
            <text:p><text:s text:c="8"/></text:p>
            <text:p><text:s text:c="13"/>Related: Kyrie Irving, Terry Rozier</text:p>
            <text:p><text:s text:c="14"/></text:p>
            <text:p><text:s text:c="13"/>Source: ESPN <text:s text:c="45"/>Apr 15 - 2:5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ajon Rondo</text:p>
            <text:p><text:s text:c="17"/></text:p>
            <text:p><text:s text:c="17"/></text:p>
            <text:p><text:s text:c="22"/>- G - <text:s/>Pelicans</text:p>
            <text:p><text:s text:c="16"/></text:p>
            <text:p><text:s text:c="17"/></text:p>
            <text:p><text:s text:c="12"/></text:p>
            <text:p><text:s text:c="8"/></text:p>
            <text:p><text:s text:c="8"/></text:p>
            <text:p><text:s text:c="8"/></text:p>
            <text:p><text:s text:c="12"/>Nikola Mirotic called Rajon Rondo a "huge piece" in explaining why the Pelicans won Game 1 vs. the Blazers in Portland.</text:p>
            <text:p><text:s text:c="8"/></text:p>
            <text:p><text:s text:c="8"/></text:p>
            <text:p><text:s text:c="13"/>Anthony Davis also praised Rondo, saying he was in a "different mindset" to start the opening round of the playoffs. Rondo finished with 17 assists, but it was his communication on defense that prompted the praise from Mirotic. "Defensively, he was talking to our guys all game," Mirotic said. "Every time he knew what [Portland] was running, so he was telling us, ‘Here comes the pindown. Now it’s a flare [screen].’ He was a huge piece. That’s why we won this game." Rondo played 39.5 minutes in the New Orleans victory, and we'd expect him to continue logging heavy minutes as the postseason progresses.</text:p>
            <text:p><text:s text:c="8"/></text:p>
            <text:p><text:s text:c="8"/></text:p>
            <text:p><text:s text:c="13"/>Related: Nikola Mirotic, Anthony Davis</text:p>
            <text:p><text:s text:c="14"/></text:p>
            <text:p><text:s text:c="13"/>Source: NBA.com <text:s text:c="42"/>Apr 15 - 2:4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immy Butler</text:p>
            <text:p><text:s text:c="17"/></text:p>
            <text:p><text:s text:c="17"/></text:p>
            <text:p><text:s text:c="22"/>- G/F - <text:s/>Timberwolves</text:p>
            <text:p><text:s text:c="16"/></text:p>
            <text:p><text:s text:c="17"/></text:p>
            <text:p><text:s text:c="12"/></text:p>
            <text:p><text:s text:c="8"/></text:p>
            <text:p><text:s text:c="8"/></text:p>
            <text:p><text:s text:c="8"/></text:p>
            <text:p><text:s text:c="12"/>Jimmy Butler (knee) is feeling "good" to begin Minnesota's opening-round playoff series vs. Houston.</text:p>
            <text:p><text:s text:c="8"/></text:p>
            <text:p><text:s text:c="8"/></text:p>
            <text:p><text:s text:c="13"/>"I feel good, well-rested to tell you the truth," Butler said. "I'm confident in myself and these group of guys. Everybody's locked in and focused." No matter what, the Wolves need Butler to be superhuman to stand a fighter's chance vs. the heavily-favored Rockets.</text:p>
            <text:p><text:s text:c="8"/></text:p>
            <text:p><text:s text:c="8"/></text:p>
            <text:p><text:s text:c="13"/></text:p>
            <text:p><text:s text:c="14"/></text:p>
            <text:p><text:s text:c="13"/>Source: Minneapolis Star-Tribune <text:s text:c="25"/>Apr 15 - 2:4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aj Gibson</text:p>
            <text:p><text:s text:c="17"/></text:p>
            <text:p><text:s text:c="17"/></text:p>
            <text:p><text:s text:c="22"/>- F - <text:s/>Timberwolves</text:p>
            <text:p><text:s text:c="16"/></text:p>
            <text:p><text:s text:c="17"/></text:p>
            <text:p><text:s text:c="12"/></text:p>
            <text:p><text:s text:c="8"/></text:p>
            <text:p><text:s text:c="8"/></text:p>
            <text:p><text:s text:c="8"/></text:p>
            <text:p><text:s text:c="12"/>Taj Gibson (neck) is not expected to miss time, but his injury is not improving.</text:p>
            <text:p><text:s text:c="8"/></text:p>
            <text:p><text:s text:c="8"/></text:p>
            <text:p><text:s text:c="13"/>"No different, just got to play through it," Gibson said. "There’s not much improvement. It’s just something that’s going to have to heal up in the offseason and get rest." Gibson has a reputation as an absolute warrior, so while he may not be 100 percent, we don't expect him to miss any time as a result of this injury.</text:p>
            <text:p><text:s text:c="8"/></text:p>
            <text:p><text:s text:c="8"/></text:p>
            <text:p><text:s text:c="13"/></text:p>
            <text:p><text:s text:c="14"/></text:p>
            <text:p><text:s text:c="13"/>Source: Minneapolis Star-Tribune <text:s text:c="25"/>Apr 15 - 2:3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obert Covington</text:p>
            <text:p><text:s text:c="17"/></text:p>
            <text:p><text:s text:c="17"/></text:p>
            <text:p><text:s text:c="22"/>- G/F - <text:s/>76ers</text:p>
            <text:p><text:s text:c="16"/></text:p>
            <text:p><text:s text:c="17"/></text:p>
            <text:p><text:s text:c="12"/></text:p>
            <text:p><text:s text:c="8"/></text:p>
            <text:p><text:s text:c="8"/></text:p>
            <text:p><text:s text:c="8"/></text:p>
            <text:p><text:s text:c="12"/>Ben Simmons praised Robert Covington's performance on defense in Philadelphia's Game 1 victory vs. Miami.</text:p>
            <text:p><text:s text:c="8"/></text:p>
            <text:p><text:s text:c="8"/></text:p>
            <text:p><text:s text:c="13"/>Covington finished with nine points, seven boards, four dimes, two triples, and three blocks in his 26.5 minutes of action. "He was huge," Simmons said. "Had a lot of deflections, blocks. He's just a great defender all around. he's long and did a great job tonight." Covington's going to be an X-Factor for the Sixers in their playoff run, and Philly will be that much more dangerous if he's rolling in the right direction.</text:p>
            <text:p><text:s text:c="8"/></text:p>
            <text:p><text:s text:c="8"/></text:p>
            <text:p><text:s text:c="13"/>Related: Ben Simmons</text:p>
            <text:p><text:s text:c="14"/></text:p>
            <text:p><text:s text:c="13"/>Source: Miami Herald <text:s text:c="37"/>Apr 15 - 2:3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ucas Nogueira</text:p>
            <text:p><text:s text:c="17"/></text:p>
            <text:p><text:s text:c="17"/></text:p>
            <text:p><text:s text:c="22"/>- C - <text:s/>Raptors</text:p>
            <text:p><text:s text:c="16"/></text:p>
            <text:p><text:s text:c="17"/></text:p>
            <text:p><text:s text:c="12"/></text:p>
            <text:p><text:s text:c="8"/></text:p>
            <text:p><text:s text:c="8"/></text:p>
            <text:p><text:s text:c="8"/></text:p>
            <text:p><text:s text:c="12"/>Dwane Casey wants Lucas "Bebe" Nogueira to stay ready to play regardless of his role in Round 1 vs. Washington.</text:p>
            <text:p><text:s text:c="8"/></text:p>
            <text:p><text:s text:c="8"/></text:p>
            <text:p><text:s text:c="13"/>"He understands that he's gotta be ready," Casey said. 'He's that short pitcher at the end of the game, it may be 1 inning or 2 innings or 3 innings or whatever it is, he just has to be ready." In other words, Casey wants Nogueira to keep his head in the game even when he's not expected to play. As an aside, we're removing Bebe from the injury report as it's clear he's available to play.</text:p>
            <text:p><text:s text:c="8"/></text:p>
            <text:p><text:s text:c="8"/></text:p>
            <text:p><text:s text:c="13"/></text:p>
            <text:p><text:s text:c="14"/></text:p>
            <text:p><text:s text:c="13"/>Source: Josh Lewenberg on Twitter <text:s text:c="24"/>Apr 15 - 2:2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ike Woodson</text:p>
            <text:p><text:s text:c="17"/></text:p>
            <text:p><text:s text:c="17"/></text:p>
            <text:p><text:s text:c="22"/>- C - <text:s/>Clippers</text:p>
            <text:p><text:s text:c="16"/></text:p>
            <text:p><text:s text:c="17"/></text:p>
            <text:p><text:s text:c="12"/></text:p>
            <text:p><text:s text:c="8"/></text:p>
            <text:p><text:s text:c="8"/></text:p>
            <text:p><text:s text:c="8"/></text:p>
            <text:p><text:s text:c="12"/>The Knicks have received permission to interview Clippers assistant Mike Woodson for their head coaching vacancy, sources told ESPN's Adrian Wojnarowski.</text:p>
            <text:p><text:s text:c="8"/></text:p>
            <text:p><text:s text:c="8"/></text:p>
            <text:p><text:s text:c="13"/>Knicks Twitter is already up in arms about the news, and it took all of 10 minutes to achieve that impressive feat. We would be shocked if Woodson winds up again leading the franchise, so take this development with a major grain of salt. In a follow-up tweet, Wojnarowski reports that the Knicks are finalizing plans to meet with "three of the top candidates" for the open job in David Fizdale, Mark Jackson, and Jerry Stackhouse. It's notable that Woodson's name is omitted from that list.</text:p>
            <text:p><text:s text:c="8"/></text:p>
            <text:p><text:s text:c="8"/></text:p>
            <text:p><text:s text:c="13"/>Related: Knicks</text:p>
            <text:p><text:s text:c="14"/></text:p>
            <text:p><text:s text:c="13"/>Source: Adrian Wojnarowski on Twitter <text:s text:c="20"/>Apr 15 - 2:2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awhi Leonard</text:p>
            <text:p><text:s text:c="17"/></text:p>
            <text:p><text:s text:c="17"/></text:p>
            <text:p><text:s text:c="22"/>- F - <text:s/>Spurs</text:p>
            <text:p><text:s text:c="16"/></text:p>
            <text:p><text:s text:c="17"/></text:p>
            <text:p><text:s text:c="12"/></text:p>
            <text:p><text:s text:c="8"/></text:p>
            <text:p><text:s text:c="8"/></text:p>
            <text:p><text:s text:c="8"/></text:p>
            <text:p><text:s text:c="12"/>When asked about the potential Round 1 availability of Kawhi Leonard (quad), Spurs coach Gregg Popovich said, "you'll have to ask Kawhi and his group that question."</text:p>
            <text:p><text:s text:c="8"/></text:p>
            <text:p><text:s text:c="8"/></text:p>
            <text:p><text:s text:c="13"/>If there was any lingering idea that the Spurs have information the rest of us don't, Popovich's <text:s/>answer speaks to that conspiracy theory emphatically. The bottom line is that we don't expect to see Leonard in the postseason, and Kawhi is going to have some very large and important questions to answer when he ultimately faces the media. The longer this mysterious injury saga extends, the worse it looks for Leonard. Don't expect those trade rumors to suddenly fade away. If anything, they're set to intensify.</text:p>
            <text:p><text:s text:c="8"/></text:p>
            <text:p><text:s text:c="8"/></text:p>
            <text:p><text:s text:c="13"/></text:p>
            <text:p><text:s text:c="14"/></text:p>
            <text:p><text:s text:c="13"/>Source: Jeff McDonald on Twitter <text:s text:c="25"/>Apr 15 - 2:1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Kevin Love</text:p>
            <text:p><text:s text:c="17"/></text:p>
            <text:p><text:s text:c="17"/></text:p>
            <text:p><text:s text:c="22"/>- F/C - <text:s/>Cavaliers</text:p>
            <text:p><text:s text:c="16"/></text:p>
            <text:p><text:s text:c="17"/></text:p>
            <text:p><text:s text:c="12"/></text:p>
            <text:p><text:s text:c="8"/></text:p>
            <text:p><text:s text:c="8"/></text:p>
            <text:p><text:s text:c="8"/></text:p>
            <text:p><text:s text:c="12"/>Cavs coach Tyronn Lue is relying on Kevin Love to help set the tone alongside LeBron James.</text:p>
            <text:p><text:s text:c="8"/></text:p>
            <text:p><text:s text:c="8"/></text:p>
            <text:p><text:s text:c="13"/>The fact that Lue felt the need to vocalize this is interesting and as dominant as playoff LeBron can be, the Cavs are going to need more than just James if they're going to again reach the NBA Finals. If Love struggles to make an impact vs. the Pacers, we could have a very interesting first-round series.</text:p>
            <text:p><text:s text:c="8"/></text:p>
            <text:p><text:s text:c="8"/></text:p>
            <text:p><text:s text:c="13"/>Related: LeBron James</text:p>
            <text:p><text:s text:c="14"/></text:p>
            <text:p><text:s text:c="13"/>Source: Greg Swartz on Twitter <text:s text:c="27"/>Apr 15 - 2:1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yle Korver</text:p>
            <text:p><text:s text:c="17"/></text:p>
            <text:p><text:s text:c="17"/></text:p>
            <text:p><text:s text:c="22"/>- G/F - <text:s/>Cavaliers</text:p>
            <text:p><text:s text:c="16"/></text:p>
            <text:p><text:s text:c="17"/></text:p>
            <text:p><text:s text:c="12"/></text:p>
            <text:p><text:s text:c="8"/></text:p>
            <text:p><text:s text:c="8"/></text:p>
            <text:p><text:s text:c="8"/></text:p>
            <text:p><text:s text:c="12"/>Kyle Korver (foot) will be on a minutes limit for Sunday's Game 1 vs. Indiana.</text:p>
            <text:p><text:s text:c="8"/></text:p>
            <text:p><text:s text:c="8"/></text:p>
            <text:p><text:s text:c="13"/>Rodney Hood (Achilles) will start vs. the Pacers, but that could be subject to change this series dependent upon how things progress. Regardless, we wouldn't recommend relying on Korver in any fantasy setting—even as a specialist—given he's still banged up and on a minutes limit.</text:p>
            <text:p><text:s text:c="8"/></text:p>
            <text:p><text:s text:c="8"/></text:p>
            <text:p><text:s text:c="13"/>Related: Rodney Hood</text:p>
            <text:p><text:s text:c="14"/></text:p>
            <text:p><text:s text:c="13"/>Source: Greg Swartz on Twitter <text:s text:c="27"/>Apr 15 - 2:0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odney Hood</text:p>
            <text:p><text:s text:c="17"/></text:p>
            <text:p><text:s text:c="17"/></text:p>
            <text:p><text:s text:c="22"/>- G/F - <text:s/>Cavaliers</text:p>
            <text:p><text:s text:c="16"/></text:p>
            <text:p><text:s text:c="17"/></text:p>
            <text:p><text:s text:c="12"/></text:p>
            <text:p><text:s text:c="8"/></text:p>
            <text:p><text:s text:c="8"/></text:p>
            <text:p><text:s text:c="8"/></text:p>
            <text:p><text:s text:c="12"/>Rodney Hood will start in Game 1 vs. the Pacers on Sunday.</text:p>
            <text:p><text:s text:c="8"/></text:p>
            <text:p><text:s text:c="8"/></text:p>
            <text:p><text:s text:c="13"/>Hood was held out of the final 2.5 games with soreness in his Achilles, but it was considered just a precaution. There's no word on any restrictions, and he's probably looking at minutes in the 20s. George Hill, LeBron James, Jeff Green and Kevin Love are the other starters. Kyle Korver (foot) will be on a minutes restriction.</text:p>
            <text:p><text:s text:c="8"/></text:p>
            <text:p><text:s text:c="8"/></text:p>
            <text:p><text:s text:c="13"/>Related: Kyle Korver</text:p>
            <text:p><text:s text:c="14"/></text:p>
            <text:p><text:s text:c="13"/>Source: Cleveland.com <text:s text:c="36"/>Apr 15 - 1:5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itch Kupchak</text:p>
            <text:p><text:s text:c="17"/></text:p>
            <text:p><text:s text:c="17"/></text:p>
            <text:p><text:s text:c="22"/>- C - <text:s/>Hornets</text:p>
            <text:p><text:s text:c="16"/></text:p>
            <text:p><text:s text:c="17"/></text:p>
            <text:p><text:s text:c="12"/></text:p>
            <text:p><text:s text:c="8"/></text:p>
            <text:p><text:s text:c="8"/></text:p>
            <text:p><text:s text:c="8"/></text:p>
            <text:p><text:s text:c="12"/>The Hornets have been granted permission to interview Spurs assistant Ettore Messina for their head coaching vacancy, sources told ESPN's Adrian Wojnarowski.</text:p>
            <text:p><text:s text:c="8"/></text:p>
            <text:p><text:s text:c="8"/></text:p>
            <text:p><text:s text:c="13"/>Kupchak and Messina have worked together prior when Messina was an assistant on Mike Brown's Lakers staff, so there is some familiarity here. This is the first name we've heard connected to the job since Steve Clifford's dismissal earlier in the week, and we're certain we'll be hearing about more candidates in the coming days/weeks ahead.</text:p>
            <text:p><text:s text:c="8"/></text:p>
            <text:p><text:s text:c="8"/></text:p>
            <text:p><text:s text:c="13"/>Related: Spurs</text:p>
            <text:p><text:s text:c="14"/></text:p>
            <text:p><text:s text:c="13"/>Source: Adrian Wojnarowski on Twitter <text:s text:c="20"/>Apr 15 - 1:5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Fred VanVleet</text:p>
            <text:p><text:s text:c="17"/></text:p>
            <text:p><text:s text:c="17"/></text:p>
            <text:p><text:s text:c="22"/>- G - <text:s/>Raptors</text:p>
            <text:p><text:s text:c="16"/></text:p>
            <text:p><text:s text:c="17"/></text:p>
            <text:p><text:s text:c="12"/></text:p>
            <text:p><text:s text:c="8"/></text:p>
            <text:p><text:s text:c="8"/></text:p>
            <text:p><text:s text:c="8"/></text:p>
            <text:p><text:s text:c="12"/>Fred VanVleet (shoulder) is feeling better according to coach Dwane Casey.</text:p>
            <text:p><text:s text:c="8"/></text:p>
            <text:p><text:s text:c="8"/></text:p>
            <text:p><text:s text:c="13"/>FVV remains day-to-day, but he was able to go through 5-on-0 at Sunday's practice and also got some shots up. If FVV can't go for Game 2, look for Delon Wright to step up again after his 18-point performance in Game 1.</text:p>
            <text:p><text:s text:c="8"/></text:p>
            <text:p><text:s text:c="8"/></text:p>
            <text:p><text:s text:c="13"/></text:p>
            <text:p><text:s text:c="14"/></text:p>
            <text:p><text:s text:c="13"/>Source: Josh Lewenberg on Twitter <text:s text:c="24"/>Apr 15 - 1:4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el Embiid</text:p>
            <text:p><text:s text:c="17"/></text:p>
            <text:p><text:s text:c="17"/></text:p>
            <text:p><text:s text:c="22"/>- C - <text:s/>76ers</text:p>
            <text:p><text:s text:c="16"/></text:p>
            <text:p><text:s text:c="17"/></text:p>
            <text:p><text:s text:c="12"/></text:p>
            <text:p><text:s text:c="8"/></text:p>
            <text:p><text:s text:c="8"/></text:p>
            <text:p><text:s text:c="8"/></text:p>
            <text:p><text:s text:c="12"/>Joel Embiid (face) will not play in Game 2 on Monday.</text:p>
            <text:p><text:s text:c="8"/></text:p>
            <text:p><text:s text:c="8"/></text:p>
            <text:p><text:s text:c="13"/>Embiid has cleared the concussion protocol, but is still recovering from his orbital fracture. The 76ers won Game 1 pretty comfortably, so the 76ers don't need to rush him back. Embiid said on Saturday that there's a "pretty good chance" he would play in Game 2 or 3, so maybe he can be cleared in time for Thursday when the series shifts to Miami.</text:p>
            <text:p><text:s text:c="8"/></text:p>
            <text:p><text:s text:c="8"/></text:p>
            <text:p><text:s text:c="13"/></text:p>
            <text:p><text:s text:c="14"/></text:p>
            <text:p><text:s text:c="13"/>Source: Keith Pompey on Twitter <text:s text:c="26"/>Apr 15 - 12:2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orey Brewer</text:p>
            <text:p><text:s text:c="17"/></text:p>
            <text:p><text:s text:c="17"/></text:p>
            <text:p><text:s text:c="22"/>- G/F - <text:s/>Thunder</text:p>
            <text:p><text:s text:c="16"/></text:p>
            <text:p><text:s text:c="17"/></text:p>
            <text:p><text:s text:c="12"/></text:p>
            <text:p><text:s text:c="8"/></text:p>
            <text:p><text:s text:c="8"/></text:p>
            <text:p><text:s text:c="8"/></text:p>
            <text:p><text:s text:c="12"/>Corey Brewer (knee) is on track to play in Game 1 vs. the Jazz on Sunday.</text:p>
            <text:p><text:s text:c="8"/></text:p>
            <text:p><text:s text:c="8"/></text:p>
            <text:p><text:s text:c="13"/>Even though he was listed as questionable, it was previously reported that Brewer was planning to play. Barring a setback in warmups, Brewer should be ready for his normal workload this evening.</text:p>
            <text:p><text:s text:c="8"/></text:p>
            <text:p><text:s text:c="8"/></text:p>
            <text:p><text:s text:c="13"/></text:p>
            <text:p><text:s text:c="14"/></text:p>
            <text:p><text:s text:c="13"/>Source: Shams Charania on Twitter <text:s text:c="24"/>Apr 15 - 12:1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Hassan Whiteside</text:p>
            <text:p><text:s text:c="17"/></text:p>
            <text:p><text:s text:c="17"/></text:p>
            <text:p><text:s text:c="22"/>- C - <text:s/>Heat</text:p>
            <text:p><text:s text:c="16"/></text:p>
            <text:p><text:s text:c="17"/></text:p>
            <text:p><text:s text:c="12"/></text:p>
            <text:p><text:s text:c="8"/></text:p>
            <text:p><text:s text:c="8"/></text:p>
            <text:p><text:s text:c="8"/></text:p>
            <text:p><text:s text:c="12"/>Hassan Whiteside downplayed his 12-minute workload in Game 1 on Saturday.</text:p>
            <text:p><text:s text:c="8"/></text:p>
            <text:p><text:s text:c="8"/></text:p>
            <text:p><text:s text:c="13"/>"I think coach wanted some change," Whiteside said. "[Kelly Olynyk] was playing well. Of course, I would love to be out there rebounding and blocking shots and be out there with my teammates. But I think K.O. was playing well so coach just wanted to get him out there." Whiteside went on a tirade towards the end of March due to his lack of playing time, but he handled things like a professional this time around. Coach Erik Spoelstra said his decision wasn't about Whiteside and added that it was simply a matchup tweak. We'll see what happens in Game 2.</text:p>
            <text:p><text:s text:c="8"/></text:p>
            <text:p><text:s text:c="8"/></text:p>
            <text:p><text:s text:c="13"/></text:p>
            <text:p><text:s text:c="14"/></text:p>
            <text:p><text:s text:c="13"/>Source: South Florida Sun-Sentinel <text:s text:c="23"/>Apr 15 - 11:3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erald Henderson</text:p>
            <text:p><text:s text:c="17"/></text:p>
            <text:p><text:s text:c="17"/></text:p>
            <text:p><text:s text:c="22"/>- G/F - <text:s/>76ers</text:p>
            <text:p><text:s text:c="16"/></text:p>
            <text:p><text:s text:c="17"/></text:p>
            <text:p><text:s text:c="12"/></text:p>
            <text:p><text:s text:c="8"/></text:p>
            <text:p><text:s text:c="8"/></text:p>
            <text:p><text:s text:c="8"/></text:p>
            <text:p><text:s text:c="12"/>Gerald Henderson (hip surgery) is planning a comeback in 2018-19.</text:p>
            <text:p><text:s text:c="8"/></text:p>
            <text:p><text:s text:c="8"/></text:p>
            <text:p><text:s text:c="13"/>Henderson had hip surgery back in August, but he's medically cleared for about a couple months. He's currently working on his conditioning and hopes to land another job in the NBA for next season. The 30-year-old wing said he's willing to accept any role, but he's well off the fantasy radar for now.</text:p>
            <text:p><text:s text:c="8"/></text:p>
            <text:p><text:s text:c="8"/></text:p>
            <text:p><text:s text:c="13"/></text:p>
            <text:p><text:s text:c="14"/></text:p>
            <text:p><text:s text:c="13"/>Source: HoopsHype <text:s text:c="40"/>Apr 15 - 11:24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dam Silver</text:p>
            <text:p><text:s text:c="17"/></text:p>
            <text:p><text:s text:c="17"/></text:p>
            <text:p><text:s text:c="22"/>- C - <text:s/>Player</text:p>
            <text:p><text:s text:c="16"/></text:p>
            <text:p><text:s text:c="17"/></text:p>
            <text:p><text:s text:c="12"/></text:p>
            <text:p><text:s text:c="8"/></text:p>
            <text:p><text:s text:c="8"/></text:p>
            <text:p><text:s text:c="8"/></text:p>
            <text:p><text:s text:c="12"/>NBA commissioner Adam Silver said that tanking is still a huge concern of his.</text:p>
            <text:p><text:s text:c="8"/></text:p>
            <text:p><text:s text:c="8"/></text:p>
            <text:p><text:s text:c="13"/>"We recognize that our goal is to put the best competition on the floor and it’s balanced against legitimate rebuilding of some teams. But I know we’re not there yet," Silver said. "I recognize that the incentives are not aligned right now that there’s a huge incentive to increase your chances in the draft lottery especially in the old system. As I’ve said we’re switching the system for next year we’ll see how much of an impact that has." Starting in 2018-19, the bottom three teams will all have a 14 percent chance of landing the top pick, but there's still a lot of changes that need to be made.</text:p>
            <text:p><text:s text:c="8"/></text:p>
            <text:p><text:s text:c="8"/></text:p>
            <text:p><text:s text:c="13"/></text:p>
            <text:p><text:s text:c="14"/></text:p>
            <text:p><text:s text:c="13"/>Source: Star Tribune <text:s text:c="37"/>Apr 15 - 11:19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awhi Leonard</text:p>
            <text:p><text:s text:c="17"/></text:p>
            <text:p><text:s text:c="17"/></text:p>
            <text:p><text:s text:c="22"/>- F - <text:s/>Spurs</text:p>
            <text:p><text:s text:c="16"/></text:p>
            <text:p><text:s text:c="17"/></text:p>
            <text:p><text:s text:c="12"/></text:p>
            <text:p><text:s text:c="8"/></text:p>
            <text:p><text:s text:c="8"/></text:p>
            <text:p><text:s text:c="8"/></text:p>
            <text:p><text:s text:c="12"/>Sam Amick of USA Today said the Clippers are one of many teams keeping tabs on the Kawhi Leonard saga.</text:p>
            <text:p><text:s text:c="8"/></text:p>
            <text:p><text:s text:c="8"/></text:p>
            <text:p><text:s text:c="13"/>Amick adds that the Clippers are planning a trade package in case the Spurs make Kawhi available, but it's hard to imagine them having the necessary assets to get a deal done. The Leonard situation is one of the weirdest stories in recent memory, as he still has no timetable to rejoin the Spurs even though he was medically cleared months ago.</text:p>
            <text:p><text:s text:c="8"/></text:p>
            <text:p><text:s text:c="8"/></text:p>
            <text:p><text:s text:c="13"/>Related: Clippers</text:p>
            <text:p><text:s text:c="14"/></text:p>
            <text:p><text:s text:c="13"/>Source: USA Today <text:s text:c="40"/>Apr 15 - 11:15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rad Stevens</text:p>
            <text:p><text:s text:c="17"/></text:p>
            <text:p><text:s text:c="17"/></text:p>
            <text:p><text:s text:c="22"/>- C - <text:s/>Celtics</text:p>
            <text:p><text:s text:c="16"/></text:p>
            <text:p><text:s text:c="17"/></text:p>
            <text:p><text:s text:c="12"/></text:p>
            <text:p><text:s text:c="8"/></text:p>
            <text:p><text:s text:c="8"/></text:p>
            <text:p><text:s text:c="8"/></text:p>
            <text:p><text:s text:c="12"/>Celtics coach Brad Stevens said he will shorten his rotation for the playoffs.</text:p>
            <text:p><text:s text:c="8"/></text:p>
            <text:p><text:s text:c="8"/></text:p>
            <text:p><text:s text:c="13"/>"No change from the standpoint that you're probably only going to play an eight, nine, briefly 10-person group," Stevens said. "You know your guys that played the most minutes in the past are probably going to play a bit more." This means Abdel Nader and Guerschon Yabusele could fall out of the rotation, but Semi Ojeleye could still have a role because the Celtics could use him to guard Giannis.</text:p>
            <text:p><text:s text:c="8"/></text:p>
            <text:p><text:s text:c="8"/></text:p>
            <text:p><text:s text:c="13"/></text:p>
            <text:p><text:s text:c="14"/></text:p>
            <text:p><text:s text:c="13"/>Source: Mass Live <text:s text:c="40"/>Apr 15 - 11:1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ristaps Porzingis</text:p>
            <text:p><text:s text:c="17"/></text:p>
            <text:p><text:s text:c="17"/></text:p>
            <text:p><text:s text:c="22"/>- F - <text:s/>Knicks</text:p>
            <text:p><text:s text:c="16"/></text:p>
            <text:p><text:s text:c="17"/></text:p>
            <text:p><text:s text:c="12"/></text:p>
            <text:p><text:s text:c="8"/></text:p>
            <text:p><text:s text:c="8"/></text:p>
            <text:p><text:s text:c="8"/></text:p>
            <text:p><text:s text:c="12"/>Kristaps Porzingis said he's focused on his health and that he doesn't need a say in regards to New York's open head coach position.</text:p>
            <text:p><text:s text:c="8"/></text:p>
            <text:p><text:s text:c="8"/></text:p>
            <text:p><text:s text:c="13"/>"It’s hard for me to think about all these things," he said. "All that’s on my mind right now is my knee. When things happen, all I can think about is the next step. I’ll start thinking about [the future] when I’m healthy." The Knicks have reached out to Jeff Van Gundy, Mark Jackson, David Fizdale and Jerry Stackhouse, but there's no clear frontrunner right now. As for KP, he hopes to be ready for the start of the 2018-19 season, but he doesn't have an official timetable yet.</text:p>
            <text:p><text:s text:c="8"/></text:p>
            <text:p><text:s text:c="8"/></text:p>
            <text:p><text:s text:c="13"/></text:p>
            <text:p><text:s text:c="14"/></text:p>
            <text:p><text:s text:c="13"/>Source: Newsday <text:s text:c="42"/>Apr 15 - 11:05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rey Lyles</text:p>
            <text:p><text:s text:c="17"/></text:p>
            <text:p><text:s text:c="17"/></text:p>
            <text:p><text:s text:c="22"/>- F - <text:s/>Nuggets</text:p>
            <text:p><text:s text:c="16"/></text:p>
            <text:p><text:s text:c="17"/></text:p>
            <text:p><text:s text:c="12"/></text:p>
            <text:p><text:s text:c="8"/></text:p>
            <text:p><text:s text:c="8"/></text:p>
            <text:p><text:s text:c="8"/></text:p>
            <text:p><text:s text:c="12"/>Trey Lyles said he's focused on earning more playing time in 2018-19.</text:p>
            <text:p><text:s text:c="8"/></text:p>
            <text:p><text:s text:c="8"/></text:p>
            <text:p><text:s text:c="13"/>"I’m not perfect at anything," Lyles said. "I really want to improve in ways that makes coach keep me on the floor." Lyles' first season in Denver was a mixed bag, and while he had some great moments when Paul Millsap was sidelined with a wrist injury, he disappeared when the Nuggets were at full strength. We like his chances of being the first big off the bench next season, but it's hard to get excited about his outlook with Millsap in town.</text:p>
            <text:p><text:s text:c="8"/></text:p>
            <text:p><text:s text:c="8"/></text:p>
            <text:p><text:s text:c="13"/></text:p>
            <text:p><text:s text:c="14"/></text:p>
            <text:p><text:s text:c="13"/>Source: NBA.com <text:s text:c="42"/>Apr 15 - 10:19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mba Walker</text:p>
            <text:p><text:s text:c="17"/></text:p>
            <text:p><text:s text:c="17"/></text:p>
            <text:p><text:s text:c="22"/>- G - <text:s/>Hornets</text:p>
            <text:p><text:s text:c="16"/></text:p>
            <text:p><text:s text:c="17"/></text:p>
            <text:p><text:s text:c="12"/></text:p>
            <text:p><text:s text:c="8"/></text:p>
            <text:p><text:s text:c="8"/></text:p>
            <text:p><text:s text:c="8"/></text:p>
            <text:p><text:s text:c="12"/>Kemba Walker said he's not sure if the Hornets are planning to keep him next season.</text:p>
            <text:p><text:s text:c="8"/></text:p>
            <text:p><text:s text:c="8"/></text:p>
            <text:p><text:s text:c="13"/>"I have no idea,"he said. "That is out of my control. I am just going to focus on getting better as a player. That is really all you can do. I don’t know what they are going to do." Walker has one year remaining on his four-year, $48 million contract, and we already know that the Hornets entertained offers for him at the deadline. Walker recently said that he'd like to play for a winner when he hits free agency in 2019, so the Hornets risk losing him for nothing unless they turn things around quickly. New general manager Mitch Kupchak has his work cut out for him.</text:p>
            <text:p><text:s text:c="8"/></text:p>
            <text:p><text:s text:c="8"/></text:p>
            <text:p><text:s text:c="13"/></text:p>
            <text:p><text:s text:c="14"/></text:p>
            <text:p><text:s text:c="13"/>Source: NBA.com <text:s text:c="42"/>Apr 15 - 10:11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Anthony Davis</text:p>
            <text:p><text:s text:c="17"/></text:p>
            <text:p><text:s text:c="17"/></text:p>
            <text:p><text:s text:c="22"/>- F/C - <text:s/>Pelicans</text:p>
            <text:p><text:s text:c="16"/></text:p>
            <text:p><text:s text:c="17"/></text:p>
            <text:p><text:s text:c="12"/></text:p>
            <text:p><text:s text:c="8"/></text:p>
            <text:p><text:s text:c="8"/></text:p>
            <text:p><text:s text:c="8"/></text:p>
            <text:p><text:s text:c="12"/>Anthony Davis scored 35 points with 14 rebounds, one assist, two steals and four blocks in 41 minutes during a thrilling 97-95 win over the Blazers on Saturday.</text:p>
            <text:p><text:s text:c="8"/></text:p>
            <text:p><text:s text:c="8"/></text:p>
            <text:p><text:s text:c="13"/>In his sixth season, Davis finally earns his first postseason victory. He terrorized the Blazers on defense and the Blazers couldn't stop him on the other end. Davis also took 10 shots outside of the paint and was able to keep his fouls down early. He's gone off basically every night and now he'll be getting 40 minutes per game. He'll probably be dropping a 40-point game in this series.</text:p>
            <text:p><text:s text:c="8"/></text:p>
            <text:p><text:s text:c="8"/></text:p>
            <text:p><text:s text:c="13"/></text:p>
            <text:p><text:s text:c="14"/></text:p>
            <text:p><text:s text:c="13"/>Apr 15 - 1:14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Ian Clark</text:p>
            <text:p><text:s text:c="17"/></text:p>
            <text:p><text:s text:c="17"/></text:p>
            <text:p><text:s text:c="22"/>- G - <text:s/>Pelicans</text:p>
            <text:p><text:s text:c="16"/></text:p>
            <text:p><text:s text:c="17"/></text:p>
            <text:p><text:s text:c="12"/></text:p>
            <text:p><text:s text:c="8"/></text:p>
            <text:p><text:s text:c="8"/></text:p>
            <text:p><text:s text:c="8"/></text:p>
            <text:p><text:s text:c="12"/>Ian Clark scored 10 points with one rebound, one assist, one steal, one block and two 3-pointers in 25 minutes against the Blazers on Saturday.</text:p>
            <text:p><text:s text:c="8"/></text:p>
            <text:p><text:s text:c="8"/></text:p>
            <text:p><text:s text:c="13"/>He was a Blazer killer last season with two 20-point games that came out of nowhere, and he closed out in this game. It was a somewhat surprising move because E'Twaun Moore was very strong on defense against C.J. McCollum. Clark should see minutes in the mid-20s in this series.</text:p>
            <text:p><text:s text:c="8"/></text:p>
            <text:p><text:s text:c="8"/></text:p>
            <text:p><text:s text:c="13"/></text:p>
            <text:p><text:s text:c="14"/></text:p>
            <text:p><text:s text:c="13"/>Apr 15 - 1:1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rue Holiday</text:p>
            <text:p><text:s text:c="17"/></text:p>
            <text:p><text:s text:c="17"/></text:p>
            <text:p><text:s text:c="22"/>- G - <text:s/>Pelicans</text:p>
            <text:p><text:s text:c="16"/></text:p>
            <text:p><text:s text:c="17"/></text:p>
            <text:p><text:s text:c="12"/></text:p>
            <text:p><text:s text:c="8"/></text:p>
            <text:p><text:s text:c="8"/></text:p>
            <text:p><text:s text:c="8"/></text:p>
            <text:p><text:s text:c="12"/>Jrue Holiday brought the defense against the Blazers during a 97-95 win on Saturday, scoring 21 points with seven rebounds, two assists, one steal, two blocks and one 3-pointer in 39 minutes.</text:p>
            <text:p><text:s text:c="8"/></text:p>
            <text:p><text:s text:c="8"/></text:p>
            <text:p><text:s text:c="13"/>He's a good bet to be on an All-Defense team and that was the highlight of the night for Holiday, who defended Damian Lillard for most of his time out there. Holiday also had a big steal on C.J. McCollum just as the Blazers were looking to take a lead in the last minute, Holiday had a big stop on Dame with 12 seconds left and the Pelicans up one, and he blocked Pat Connaughton with five seconds left to ice this one. He probably won't make an All-NBA team, but Holiday has easily been a top-10 guard in the NBA this season.</text:p>
            <text:p><text:s text:c="8"/></text:p>
            <text:p><text:s text:c="8"/></text:p>
            <text:p><text:s text:c="13"/></text:p>
            <text:p><text:s text:c="14"/></text:p>
            <text:p><text:s text:c="13"/>Apr 15 - 1:09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ajon Rondo</text:p>
            <text:p><text:s text:c="17"/></text:p>
            <text:p><text:s text:c="17"/></text:p>
            <text:p><text:s text:c="22"/>- G - <text:s/>Pelicans</text:p>
            <text:p><text:s text:c="16"/></text:p>
            <text:p><text:s text:c="17"/></text:p>
            <text:p><text:s text:c="12"/></text:p>
            <text:p><text:s text:c="8"/></text:p>
            <text:p><text:s text:c="8"/></text:p>
            <text:p><text:s text:c="8"/></text:p>
            <text:p><text:s text:c="12"/>Rajon Rondo scored six points with eight rebounds, 17 assists and one steal in 39 minutes against the Blazers on Saturday.</text:p>
            <text:p><text:s text:c="8"/></text:p>
            <text:p><text:s text:c="8"/></text:p>
            <text:p><text:s text:c="13"/>That ties the franchise record for most dimes in the postseason (Chris Paul). Rondo continues to play extremely well next to Anthony Davis and now we get the Playoff Rondo version. He'll likely get to 10 assists in every game during this series as he defends Evan Turner on the other end.</text:p>
            <text:p><text:s text:c="8"/></text:p>
            <text:p><text:s text:c="8"/></text:p>
            <text:p><text:s text:c="13"/></text:p>
            <text:p><text:s text:c="14"/></text:p>
            <text:p><text:s text:c="13"/>Apr 15 - 1:06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mian Lillard</text:p>
            <text:p><text:s text:c="17"/></text:p>
            <text:p><text:s text:c="17"/></text:p>
            <text:p><text:s text:c="22"/>- G - <text:s/>Trail Blazers</text:p>
            <text:p><text:s text:c="16"/></text:p>
            <text:p><text:s text:c="17"/></text:p>
            <text:p><text:s text:c="12"/></text:p>
            <text:p><text:s text:c="8"/></text:p>
            <text:p><text:s text:c="8"/></text:p>
            <text:p><text:s text:c="8"/></text:p>
            <text:p><text:s text:c="12"/>Damian Lillard scored 18 points with seven rebounds, seven assists, two steals and four 3-pointers in 42 minutes during a 97-95 Game 1 loss to the Pelicans on Saturday.</text:p>
            <text:p><text:s text:c="8"/></text:p>
            <text:p><text:s text:c="8"/></text:p>
            <text:p><text:s text:c="13"/>Jrue Holiday locked him down all night with Dame making just 6-of-23 from the field. Both Dame and C.J. were ice cold with just three points combined in the first half while having their worst shooting half since they have started playing together. The Blazers almost pulled off a comeback with a 32-22 edge in the fourth, but late-play mistakes cost them. Coach Terry Stotts will have to figure out ways to get Jrue switched off Dame in Game 2.</text:p>
            <text:p><text:s text:c="8"/></text:p>
            <text:p><text:s text:c="8"/></text:p>
            <text:p><text:s text:c="13"/></text:p>
            <text:p><text:s text:c="14"/></text:p>
            <text:p><text:s text:c="13"/>Apr 15 - 1:05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J. McCollum</text:p>
            <text:p><text:s text:c="17"/></text:p>
            <text:p><text:s text:c="17"/></text:p>
            <text:p><text:s text:c="22"/>- G - <text:s/>Trail Blazers</text:p>
            <text:p><text:s text:c="16"/></text:p>
            <text:p><text:s text:c="17"/></text:p>
            <text:p><text:s text:c="12"/></text:p>
            <text:p><text:s text:c="8"/></text:p>
            <text:p><text:s text:c="8"/></text:p>
            <text:p><text:s text:c="8"/></text:p>
            <text:p><text:s text:c="12"/>C.J. McCollum scored 19 points with four rebounds, three assists one steal and two 3-pointers in 35 minutes against the Pelicans on Saturday.</text:p>
            <text:p><text:s text:c="8"/></text:p>
            <text:p><text:s text:c="8"/></text:p>
            <text:p><text:s text:c="13"/>He was a no-show in the first half with no points and didn't score his first points until nine minutes left in the third, but McCollum hit multiple big shots in the fourth to keep the Blazers in it. McCollum is cold this month with only a 36.0 field goal percentage, including just 24.2 percent from deep over his previous six games. He'll have to play better if the Blazers want to turn this series around.</text:p>
            <text:p><text:s text:c="8"/></text:p>
            <text:p><text:s text:c="8"/></text:p>
            <text:p><text:s text:c="13"/></text:p>
            <text:p><text:s text:c="14"/></text:p>
            <text:p><text:s text:c="13"/>Apr 15 - 1:02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en Simmons</text:p>
            <text:p><text:s text:c="17"/></text:p>
            <text:p><text:s text:c="17"/></text:p>
            <text:p><text:s text:c="22"/>- G/F - <text:s/>76ers</text:p>
            <text:p><text:s text:c="16"/></text:p>
            <text:p><text:s text:c="17"/></text:p>
            <text:p><text:s text:c="12"/></text:p>
            <text:p><text:s text:c="8"/></text:p>
            <text:p><text:s text:c="8"/></text:p>
            <text:p><text:s text:c="8"/></text:p>
            <text:p><text:s text:c="12"/>Ben Simmons was outstanding during a 130-103 win over the Heat during a Game 1 win on Saturday, scoring 17 points with nine rebounds, 14 assists and two steals in 34 minutes.</text:p>
            <text:p><text:s text:c="8"/></text:p>
            <text:p><text:s text:c="8"/></text:p>
            <text:p><text:s text:c="13"/>That's quite a stat line and hitting 17/9/14 in a playoff game had never been done before for a rookie (basketballreference.com). The whole "the 76ers don't have playoff experience" narrative may have taken a hit here, and it's not like Ben Simmons is a rookie anyway, right Donovan Mitchell? Simmons was a little sloppy in the first half with five turnovers to tie his most turnovers in a half for his career, but he locked down in the third to help the 76ers win the third quarter 34-18. The Heat had no answer for him with Josh Richardson and James Johnson having a tough time. The 76ers have now won 17 games in a row and they could get Joel Embiid back for Game 2. Sam Hinkie is smiling somewhere right now.</text:p>
            <text:p><text:s text:c="8"/></text:p>
            <text:p><text:s text:c="8"/></text:p>
            <text:p><text:s text:c="13"/></text:p>
            <text:p><text:s text:c="14"/></text:p>
            <text:p><text:s text:c="13"/>Source: Basketball Reference <text:s text:c="29"/>Apr 14 - 11:0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rio Saric</text:p>
            <text:p><text:s text:c="17"/></text:p>
            <text:p><text:s text:c="17"/></text:p>
            <text:p><text:s text:c="22"/>- F - <text:s/>76ers</text:p>
            <text:p><text:s text:c="16"/></text:p>
            <text:p><text:s text:c="17"/></text:p>
            <text:p><text:s text:c="12"/></text:p>
            <text:p><text:s text:c="8"/></text:p>
            <text:p><text:s text:c="8"/></text:p>
            <text:p><text:s text:c="8"/></text:p>
            <text:p><text:s text:c="12"/>Dario Saric scored 20 points with six rebounds, three assists and four 3-pointers in 31 minutes against the Heat during a Game 1 win on Saturday.</text:p>
            <text:p><text:s text:c="8"/></text:p>
            <text:p><text:s text:c="8"/></text:p>
            <text:p><text:s text:c="13"/>The scoring certainly jumps out, but Saric's hustle on defense was big time to create turnovers and force the Heat into tough shots. Saric's efficiency has been a major story on the year and him shooting 39.3 percent from deep has added another layer to this Philly offense.</text:p>
            <text:p><text:s text:c="8"/></text:p>
            <text:p><text:s text:c="8"/></text:p>
            <text:p><text:s text:c="13"/></text:p>
            <text:p><text:s text:c="14"/></text:p>
            <text:p><text:s text:c="13"/>Apr 14 - 10:5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J. Redick</text:p>
            <text:p><text:s text:c="17"/></text:p>
            <text:p><text:s text:c="17"/></text:p>
            <text:p><text:s text:c="22"/>- G - <text:s/>76ers</text:p>
            <text:p><text:s text:c="16"/></text:p>
            <text:p><text:s text:c="17"/></text:p>
            <text:p><text:s text:c="12"/></text:p>
            <text:p><text:s text:c="8"/></text:p>
            <text:p><text:s text:c="8"/></text:p>
            <text:p><text:s text:c="8"/></text:p>
            <text:p><text:s text:c="12"/>J.J. Redick scored a game-high 28 points with two rebounds, one assist, one steal and four 3-pointers in 31 minutes against the Heat on Saturday.</text:p>
            <text:p><text:s text:c="8"/></text:p>
            <text:p><text:s text:c="8"/></text:p>
            <text:p><text:s text:c="13"/>He was handling the ball more than usual and he was extremely vocal with his teammates. He also made 8-of-8 from the line and was getting into the paint more than usual, too. Redick did have what was called a "side" injury in the first quarter, but he was able to return in the second half. He'll be making a big impact for the 76ers and it looks like he'll be worth that $23 million.</text:p>
            <text:p><text:s text:c="8"/></text:p>
            <text:p><text:s text:c="8"/></text:p>
            <text:p><text:s text:c="13"/></text:p>
            <text:p><text:s text:c="14"/></text:p>
            <text:p><text:s text:c="13"/>Apr 14 - 10:5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co Belinelli</text:p>
            <text:p><text:s text:c="17"/></text:p>
            <text:p><text:s text:c="17"/></text:p>
            <text:p><text:s text:c="22"/>- G - <text:s/>76ers</text:p>
            <text:p><text:s text:c="16"/></text:p>
            <text:p><text:s text:c="17"/></text:p>
            <text:p><text:s text:c="12"/></text:p>
            <text:p><text:s text:c="8"/></text:p>
            <text:p><text:s text:c="8"/></text:p>
            <text:p><text:s text:c="8"/></text:p>
            <text:p><text:s text:c="12"/>Marco Belinelli scored 25 points with two rebounds, two assists, three steals and four 3-pointers in 33 minutes against the Heat on Game 1 on Saturday.</text:p>
            <text:p><text:s text:c="8"/></text:p>
            <text:p><text:s text:c="8"/></text:p>
            <text:p><text:s text:c="13"/>You can't overstate what a great pickup Belinelli has been. Before this gem, he had a 63.1 TS% on a 24.1 usage rate in the last eight games without Joel Embiid in the lineup. He picked up a few early minutes because of a mild J.J. Redick side injury, and Belinelli was out there to close it out. While the add of Belinelli made sense to give Philly more shooting, he's been effective in other areas besides scoring, as well.</text:p>
            <text:p><text:s text:c="8"/></text:p>
            <text:p><text:s text:c="8"/></text:p>
            <text:p><text:s text:c="13"/></text:p>
            <text:p><text:s text:c="14"/></text:p>
            <text:p><text:s text:c="13"/>Apr 14 - 10:5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lly Olynyk</text:p>
            <text:p><text:s text:c="17"/></text:p>
            <text:p><text:s text:c="17"/></text:p>
            <text:p><text:s text:c="22"/>- F/C - <text:s/>Heat</text:p>
            <text:p><text:s text:c="16"/></text:p>
            <text:p><text:s text:c="17"/></text:p>
            <text:p><text:s text:c="12"/></text:p>
            <text:p><text:s text:c="8"/></text:p>
            <text:p><text:s text:c="8"/></text:p>
            <text:p><text:s text:c="8"/></text:p>
            <text:p><text:s text:c="12"/>Kelly Olynyk scored 26 points off the bench with seven rebounds, two assists, one block and four 3-pointers in 31 minutes during a 130-103 loss to the 76ers on Saturday.</text:p>
            <text:p><text:s text:c="8"/></text:p>
            <text:p><text:s text:c="8"/></text:p>
            <text:p><text:s text:c="13"/>If not for Olynyk, the Heat would've been out of this game in the third quarter. Hassan Whiteside was benched for almost the whole second quarter and also didn't play more than five minutes in the second half. Olynyk has stepped up in the playoffs before and the Heat were at their best when he was cruising back in March. He'll likely get minutes regardless, but Joel Embiid returning could throw a wrench in the Miami center rotation.</text:p>
            <text:p><text:s text:c="8"/></text:p>
            <text:p><text:s text:c="8"/></text:p>
            <text:p><text:s text:c="13"/></text:p>
            <text:p><text:s text:c="14"/></text:p>
            <text:p><text:s text:c="13"/>Apr 14 - 10:5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oran Dragic</text:p>
            <text:p><text:s text:c="17"/></text:p>
            <text:p><text:s text:c="17"/></text:p>
            <text:p><text:s text:c="22"/>- G - <text:s/>Heat</text:p>
            <text:p><text:s text:c="16"/></text:p>
            <text:p><text:s text:c="17"/></text:p>
            <text:p><text:s text:c="12"/></text:p>
            <text:p><text:s text:c="8"/></text:p>
            <text:p><text:s text:c="8"/></text:p>
            <text:p><text:s text:c="8"/></text:p>
            <text:p><text:s text:c="12"/>Goran Dragic scored 15 points with five rebounds, four assists and three 3-pointers in 31 minutes against the 76ers on Saturday.</text:p>
            <text:p><text:s text:c="8"/></text:p>
            <text:p><text:s text:c="8"/></text:p>
            <text:p><text:s text:c="13"/>He was a step slow on defense throughout the game and maybe his knee injury is a problem after all. Dragic said he's going to feel his knee injury in this series, but did think he's 100 percent. We've seen him disappear before and the Heat will be hoping that won't happen again in Game 2.</text:p>
            <text:p><text:s text:c="8"/></text:p>
            <text:p><text:s text:c="8"/></text:p>
            <text:p><text:s text:c="13"/></text:p>
            <text:p><text:s text:c="14"/></text:p>
            <text:p><text:s text:c="13"/>Apr 14 - 10:4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Hassan Whiteside</text:p>
            <text:p><text:s text:c="17"/></text:p>
            <text:p><text:s text:c="17"/></text:p>
            <text:p><text:s text:c="22"/>- C - <text:s/>Heat</text:p>
            <text:p><text:s text:c="16"/></text:p>
            <text:p><text:s text:c="17"/></text:p>
            <text:p><text:s text:c="12"/></text:p>
            <text:p><text:s text:c="8"/></text:p>
            <text:p><text:s text:c="8"/></text:p>
            <text:p><text:s text:c="8"/></text:p>
            <text:p><text:s text:c="12"/>Hassan Whiteside played just 12 minutes with two points, six rebounds, one assist and two blocks against the 76ers in Game 1 against the 76ers on Saturday.</text:p>
            <text:p><text:s text:c="8"/></text:p>
            <text:p><text:s text:c="8"/></text:p>
            <text:p><text:s text:c="13"/>He did not seem too interested in this game with the 76ers attacking him for most of his time out there. Whiteside hasn't been pleased with being benched before, but he really can't defend how poorly he played today. Maybe he'll be more focused when Joel Embiid comes back, but DFS players probably shouldn't trust Whiteside at this point.</text:p>
            <text:p><text:s text:c="8"/></text:p>
            <text:p><text:s text:c="8"/></text:p>
            <text:p><text:s text:c="13"/></text:p>
            <text:p><text:s text:c="14"/></text:p>
            <text:p><text:s text:c="13"/>Apr 14 - 10:4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el Embiid</text:p>
            <text:p><text:s text:c="17"/></text:p>
            <text:p><text:s text:c="17"/></text:p>
            <text:p><text:s text:c="22"/>- C - <text:s/>76ers</text:p>
            <text:p><text:s text:c="16"/></text:p>
            <text:p><text:s text:c="17"/></text:p>
            <text:p><text:s text:c="12"/></text:p>
            <text:p><text:s text:c="8"/></text:p>
            <text:p><text:s text:c="8"/></text:p>
            <text:p><text:s text:c="8"/></text:p>
            <text:p><text:s text:c="12"/>Joel Embiid (face) said he thinks there's a "pretty good chance" he'll be able to play in Game 2 or 3.</text:p>
            <text:p><text:s text:c="8"/></text:p>
            <text:p><text:s text:c="8"/></text:p>
            <text:p><text:s text:c="13"/>"If it was my decision I would play, but I can’t get back out on the court if I don’t have the OK from them," Embiid said. "But everything has been going well." He also said he lost five pounds since missing time and he has been ramping up in the last few days. Embiid is expected to clear the concussion protocol tomorrow, and he wants to wear a black mask because the clear one that most players use gets foggy. If Embiid is back this soon, the chances of the 76ers making it to the NBA Finals has to increase.</text:p>
            <text:p><text:s text:c="8"/></text:p>
            <text:p><text:s text:c="8"/></text:p>
            <text:p><text:s text:c="13"/></text:p>
            <text:p><text:s text:c="14"/></text:p>
            <text:p><text:s text:c="13"/>Source: Ramona Shelburne on Twitter <text:s text:c="22"/>Apr 14 - 8:3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yle Lowry</text:p>
            <text:p><text:s text:c="17"/></text:p>
            <text:p><text:s text:c="17"/></text:p>
            <text:p><text:s text:c="22"/>- G - <text:s/>Raptors</text:p>
            <text:p><text:s text:c="16"/></text:p>
            <text:p><text:s text:c="17"/></text:p>
            <text:p><text:s text:c="12"/></text:p>
            <text:p><text:s text:c="8"/></text:p>
            <text:p><text:s text:c="8"/></text:p>
            <text:p><text:s text:c="8"/></text:p>
            <text:p><text:s text:c="12"/>Kyle Lowry scored 11 points with three rebounds, nine assists, two steals and one 3-pointer in 38 minutes during a 114-106 win over the Wizards in Game 1 on Saturday.</text:p>
            <text:p><text:s text:c="8"/></text:p>
            <text:p><text:s text:c="8"/></text:p>
            <text:p><text:s text:c="13"/>The Raptors finally shook off their Game 1 demons after losing 10 in a row in their last 10 series, which was an NBA record. The last time the Raptors won a Game 1 was way back in 2001, which is why Kyle Lowry said the team was approaching this game like a Game 7. As for Lowry today, this stat line isn't great, but he dictated the offense and he was a bulldog on defense. Plus, his minutes went up as expected.</text:p>
            <text:p><text:s text:c="8"/></text:p>
            <text:p><text:s text:c="8"/></text:p>
            <text:p><text:s text:c="13"/></text:p>
            <text:p><text:s text:c="14"/></text:p>
            <text:p><text:s text:c="13"/>Apr 14 - 8:3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Serge Ibaka</text:p>
            <text:p><text:s text:c="17"/></text:p>
            <text:p><text:s text:c="17"/></text:p>
            <text:p><text:s text:c="22"/>- F/C - <text:s/>Raptors</text:p>
            <text:p><text:s text:c="16"/></text:p>
            <text:p><text:s text:c="17"/></text:p>
            <text:p><text:s text:c="12"/></text:p>
            <text:p><text:s text:c="8"/></text:p>
            <text:p><text:s text:c="8"/></text:p>
            <text:p><text:s text:c="8"/></text:p>
            <text:p><text:s text:c="12"/>Serge Ibaka made 8-of-11 from the field for 23 points with 12 rebounds, one assist, two blocks and three 3-pointers in 33 minutes against the Wizards on Saturday.</text:p>
            <text:p><text:s text:c="8"/></text:p>
            <text:p><text:s text:c="8"/></text:p>
            <text:p><text:s text:c="13"/>He did a little bit of everything to help him get extra minutes, including closing next to Bebe Noguiera. Ibaka's 33 minutes today are the most he's played in a game that ended in regular since Feb. 1 against these Wizards. If the Raptors get a strong series from Serge this could be a quick round.</text:p>
            <text:p><text:s text:c="8"/></text:p>
            <text:p><text:s text:c="8"/></text:p>
            <text:p><text:s text:c="13"/></text:p>
            <text:p><text:s text:c="14"/></text:p>
            <text:p><text:s text:c="13"/>Apr 14 - 8:3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lon Wright</text:p>
            <text:p><text:s text:c="17"/></text:p>
            <text:p><text:s text:c="17"/></text:p>
            <text:p><text:s text:c="22"/>- G - <text:s/>Raptors</text:p>
            <text:p><text:s text:c="16"/></text:p>
            <text:p><text:s text:c="17"/></text:p>
            <text:p><text:s text:c="12"/></text:p>
            <text:p><text:s text:c="8"/></text:p>
            <text:p><text:s text:c="8"/></text:p>
            <text:p><text:s text:c="8"/></text:p>
            <text:p><text:s text:c="12"/>Delon Wright had one of the best games of his career in 25 minutes off the bench during a win over the Wizards on Saturday, scoring 18 points with one rebound, four assists, three steals, one block and three 3-pointers.</text:p>
            <text:p><text:s text:c="8"/></text:p>
            <text:p><text:s text:c="8"/></text:p>
            <text:p><text:s text:c="13"/>Obviously the Raptors did not miss Fred VanVleet (shoulder) today. Wright closed this game out and he was on John Wall for basically the entire fourth quarter, and he hit multiple clutch shots to help the Raptors pull away. VanVleet is likely going to play in Game 2, but Wright should still be able to find minutes with play like this. The Delon hive certainly will grow after this outstanding showing in what was really his first real chance at playoff minutes.</text:p>
            <text:p><text:s text:c="8"/></text:p>
            <text:p><text:s text:c="8"/></text:p>
            <text:p><text:s text:c="13"/></text:p>
            <text:p><text:s text:c="14"/></text:p>
            <text:p><text:s text:c="13"/>Apr 14 - 8:1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hn Wall</text:p>
            <text:p><text:s text:c="17"/></text:p>
            <text:p><text:s text:c="17"/></text:p>
            <text:p><text:s text:c="22"/>- G - <text:s/>Wizards</text:p>
            <text:p><text:s text:c="16"/></text:p>
            <text:p><text:s text:c="17"/></text:p>
            <text:p><text:s text:c="12"/></text:p>
            <text:p><text:s text:c="8"/></text:p>
            <text:p><text:s text:c="8"/></text:p>
            <text:p><text:s text:c="8"/></text:p>
            <text:p><text:s text:c="12"/>John Wall made 6-of-20 from the field for 23 points with three rebounds, 15 assists, four steals, two blocks and three 3-pointers in 39 minutes during a 114-106 loss to the Raptors on Saturday.</text:p>
            <text:p><text:s text:c="8"/></text:p>
            <text:p><text:s text:c="8"/></text:p>
            <text:p><text:s text:c="13"/>He did hurt his right wrist in the fourth quarter as Delon Wright tried to take a charge on him, but Wall stayed in the game. Wall didn't have a great offensive game because Wright locked him up for a good portion of the entire game, especially late. With Wall getting to 39 minutes, it's obvious he won't have a minutes restriction in this series.</text:p>
            <text:p><text:s text:c="8"/></text:p>
            <text:p><text:s text:c="8"/></text:p>
            <text:p><text:s text:c="13"/></text:p>
            <text:p><text:s text:c="14"/></text:p>
            <text:p><text:s text:c="13"/>Apr 14 - 8:1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ike Scott</text:p>
            <text:p><text:s text:c="17"/></text:p>
            <text:p><text:s text:c="17"/></text:p>
            <text:p><text:s text:c="22"/>- F - <text:s/>Wizards</text:p>
            <text:p><text:s text:c="16"/></text:p>
            <text:p><text:s text:c="17"/></text:p>
            <text:p><text:s text:c="12"/></text:p>
            <text:p><text:s text:c="8"/></text:p>
            <text:p><text:s text:c="8"/></text:p>
            <text:p><text:s text:c="8"/></text:p>
            <text:p><text:s text:c="12"/>Mike Scott scored 14 points with three rebounds in 27 minutes against the Raptors on Saturday.</text:p>
            <text:p><text:s text:c="8"/></text:p>
            <text:p><text:s text:c="8"/></text:p>
            <text:p><text:s text:c="13"/>The Wizards had two roll with a two-PF lineup throughout the game because of foul trouble to the centers. Scott is likely going to have a strong series to keep the Wizards in it because of how the Raptors second unit can make such an impact.</text:p>
            <text:p><text:s text:c="8"/></text:p>
            <text:p><text:s text:c="8"/></text:p>
            <text:p><text:s text:c="13"/></text:p>
            <text:p><text:s text:c="14"/></text:p>
            <text:p><text:s text:c="13"/>Apr 14 - 8:1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kieff Morris</text:p>
            <text:p><text:s text:c="17"/></text:p>
            <text:p><text:s text:c="17"/></text:p>
            <text:p><text:s text:c="22"/>- F - <text:s/>Wizards</text:p>
            <text:p><text:s text:c="16"/></text:p>
            <text:p><text:s text:c="17"/></text:p>
            <text:p><text:s text:c="12"/></text:p>
            <text:p><text:s text:c="8"/></text:p>
            <text:p><text:s text:c="8"/></text:p>
            <text:p><text:s text:c="8"/></text:p>
            <text:p><text:s text:c="12"/>Markieff Morris scored 22 points with 11 rebounds, six assists and one 3-pointer in 38 minutes against the Raptors on Saturday.</text:p>
            <text:p><text:s text:c="8"/></text:p>
            <text:p><text:s text:c="8"/></text:p>
            <text:p><text:s text:c="13"/>He did hurt his left ankle late in the fourth quarter and limped to the bench, but he returned for the final two minutes. Morris' six dimes were a playoff career high and was a big part of keeping the Wizards in it, especially with how he had to play center early in the first quarter. For now, expect him to be ready for Game 2.</text:p>
            <text:p><text:s text:c="8"/></text:p>
            <text:p><text:s text:c="8"/></text:p>
            <text:p><text:s text:c="13"/></text:p>
            <text:p><text:s text:c="14"/></text:p>
            <text:p><text:s text:c="13"/>Apr 14 - 8:0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Otto Porter</text:p>
            <text:p><text:s text:c="17"/></text:p>
            <text:p><text:s text:c="17"/></text:p>
            <text:p><text:s text:c="22"/>- F - <text:s/>Wizards</text:p>
            <text:p><text:s text:c="16"/></text:p>
            <text:p><text:s text:c="17"/></text:p>
            <text:p><text:s text:c="12"/></text:p>
            <text:p><text:s text:c="8"/></text:p>
            <text:p><text:s text:c="8"/></text:p>
            <text:p><text:s text:c="8"/></text:p>
            <text:p><text:s text:c="12"/>Otto Porter scored nine points with five rebounds, one assist, one steal, one block and one 3-pointer in 32 minutes against the Raptors on Saturday.</text:p>
            <text:p><text:s text:c="8"/></text:p>
            <text:p><text:s text:c="8"/></text:p>
            <text:p><text:s text:c="13"/>He didn't look healthy in the first quarter and was limping in the first couple minutes. Porter wasn't looking to get shots like he had been for most of the last two months, but maybe that'll change as the series goes on. With John Wall out there, Porter's offensive upside isn't nearly as high.</text:p>
            <text:p><text:s text:c="8"/></text:p>
            <text:p><text:s text:c="8"/></text:p>
            <text:p><text:s text:c="13"/></text:p>
            <text:p><text:s text:c="14"/></text:p>
            <text:p><text:s text:c="13"/>Apr 14 - 8:0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J. Redick</text:p>
            <text:p><text:s text:c="17"/></text:p>
            <text:p><text:s text:c="17"/></text:p>
            <text:p><text:s text:c="22"/>- G - <text:s/>76ers</text:p>
            <text:p><text:s text:c="16"/></text:p>
            <text:p><text:s text:c="17"/></text:p>
            <text:p><text:s text:c="12"/></text:p>
            <text:p><text:s text:c="8"/></text:p>
            <text:p><text:s text:c="8"/></text:p>
            <text:p><text:s text:c="8"/></text:p>
            <text:p><text:s text:c="12"/>Ben Simmons, J.J. Redick, Dario Saric, Robert Covington and Amir Johnson will start against the Heat on Saturday.</text:p>
            <text:p><text:s text:c="8"/></text:p>
            <text:p><text:s text:c="8"/></text:p>
            <text:p><text:s text:c="13"/>The 76ers don't get cute and roll with their usual lineup. Redick was a late scratch on Wednesday due to a back problem, but he has been expected to play since Friday. He's been red hot with 23.0 points per game this month.</text:p>
            <text:p><text:s text:c="8"/></text:p>
            <text:p><text:s text:c="8"/></text:p>
            <text:p><text:s text:c="13"/></text:p>
            <text:p><text:s text:c="14"/></text:p>
            <text:p><text:s text:c="13"/>Source: 76ers on Twitter <text:s text:c="33"/>Apr 14 - 7:3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oran Dragic</text:p>
            <text:p><text:s text:c="17"/></text:p>
            <text:p><text:s text:c="17"/></text:p>
            <text:p><text:s text:c="22"/>- G - <text:s/>Heat</text:p>
            <text:p><text:s text:c="16"/></text:p>
            <text:p><text:s text:c="17"/></text:p>
            <text:p><text:s text:c="12"/></text:p>
            <text:p><text:s text:c="8"/></text:p>
            <text:p><text:s text:c="8"/></text:p>
            <text:p><text:s text:c="8"/></text:p>
            <text:p><text:s text:c="12"/>Goran Dragic, Josh Richardson, James Johnson, Tyler Johnson and Hassan Whiteside will start against the 76ers on Saturday.</text:p>
            <text:p><text:s text:c="8"/></text:p>
            <text:p><text:s text:c="8"/></text:p>
            <text:p><text:s text:c="13"/>Dragic is going to be playing through his knee issue, but he said he's 100 percent. The Heat may not want to put Dragic on Simmons, so coach Erik Spoelstra may have to get creative on defense.</text:p>
            <text:p><text:s text:c="8"/></text:p>
            <text:p><text:s text:c="8"/></text:p>
            <text:p><text:s text:c="13"/></text:p>
            <text:p><text:s text:c="14"/></text:p>
            <text:p><text:s text:c="13"/>Source: Tom D'Angelo on Twitter <text:s text:c="26"/>Apr 14 - 7:2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lay Thompson</text:p>
            <text:p><text:s text:c="17"/></text:p>
            <text:p><text:s text:c="17"/></text:p>
            <text:p><text:s text:c="22"/>- G - <text:s/>Warriors</text:p>
            <text:p><text:s text:c="16"/></text:p>
            <text:p><text:s text:c="17"/></text:p>
            <text:p><text:s text:c="12"/></text:p>
            <text:p><text:s text:c="8"/></text:p>
            <text:p><text:s text:c="8"/></text:p>
            <text:p><text:s text:c="8"/></text:p>
            <text:p><text:s text:c="12"/>Klay Thompson made 11-of-13 from the field for 27 points with two rebounds, two assists, one steal and five 3-pointers in 35 minutes against the Spurs during a Game 1 113-92 win on Saturday.</text:p>
            <text:p><text:s text:c="8"/></text:p>
            <text:p><text:s text:c="8"/></text:p>
            <text:p><text:s text:c="13"/>The jumper was working for a tidy 103.8 effective field goal percentage. Thompson was the game's leading scorer today and he'll likely have that distinction again with the Spurs having so many bad matchups. His perimeter defense was as good as usual to keep the Spurs out of the paint. With Stephen Curry out for the next week, Thompson should continue to see shots in the teens.</text:p>
            <text:p><text:s text:c="8"/></text:p>
            <text:p><text:s text:c="8"/></text:p>
            <text:p><text:s text:c="13"/></text:p>
            <text:p><text:s text:c="14"/></text:p>
            <text:p><text:s text:c="13"/>Apr 14 - 5:4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von Looney</text:p>
            <text:p><text:s text:c="17"/></text:p>
            <text:p><text:s text:c="17"/></text:p>
            <text:p><text:s text:c="22"/>- F - <text:s/>Warriors</text:p>
            <text:p><text:s text:c="16"/></text:p>
            <text:p><text:s text:c="17"/></text:p>
            <text:p><text:s text:c="12"/></text:p>
            <text:p><text:s text:c="8"/></text:p>
            <text:p><text:s text:c="8"/></text:p>
            <text:p><text:s text:c="8"/></text:p>
            <text:p><text:s text:c="12"/>Kevon Looney scored six points with six rebounds, three assists and one block in 19 minutes against the Spurs during a win over the Spurs on Saturday.</text:p>
            <text:p><text:s text:c="8"/></text:p>
            <text:p><text:s text:c="8"/></text:p>
            <text:p><text:s text:c="13"/>Much like the Warriors team did today, Looney has flipped the switch in the past two months. His defense was outstanding today and the Warriors continue to use him in the low and high posts. Even with JaVale McGee starting, expect for Looney to make an impact on both ends.</text:p>
            <text:p><text:s text:c="8"/></text:p>
            <text:p><text:s text:c="8"/></text:p>
            <text:p><text:s text:c="13"/></text:p>
            <text:p><text:s text:c="14"/></text:p>
            <text:p><text:s text:c="13"/>Apr 14 - 5:4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 Iguodala</text:p>
            <text:p><text:s text:c="17"/></text:p>
            <text:p><text:s text:c="17"/></text:p>
            <text:p><text:s text:c="22"/>- G/F - <text:s/>Warriors</text:p>
            <text:p><text:s text:c="16"/></text:p>
            <text:p><text:s text:c="17"/></text:p>
            <text:p><text:s text:c="12"/></text:p>
            <text:p><text:s text:c="8"/></text:p>
            <text:p><text:s text:c="8"/></text:p>
            <text:p><text:s text:c="8"/></text:p>
            <text:p><text:s text:c="12"/>Andre Iguodala scored three points with seven rebounds, four assists, one block and one 3-pointer in 23 minutes during a start at point guard against the Spurs on Saturday.</text:p>
            <text:p><text:s text:c="8"/></text:p>
            <text:p><text:s text:c="8"/></text:p>
            <text:p><text:s text:c="13"/>He did suffer a minor left leg injury and had to go to the locker room just before half. Iguodala did start the second half and his playing time likely would've been higher had the Spurs been able to keep it close. Assuming he's healthy and the games are closer, expect Iguodala to be a big factor with around 30 minutes.</text:p>
            <text:p><text:s text:c="8"/></text:p>
            <text:p><text:s text:c="8"/></text:p>
            <text:p><text:s text:c="13"/></text:p>
            <text:p><text:s text:c="14"/></text:p>
            <text:p><text:s text:c="13"/>Apr 14 - 5:4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Quinn Cook</text:p>
            <text:p><text:s text:c="17"/></text:p>
            <text:p><text:s text:c="17"/></text:p>
            <text:p><text:s text:c="22"/>- G - <text:s/>Warriors</text:p>
            <text:p><text:s text:c="16"/></text:p>
            <text:p><text:s text:c="17"/></text:p>
            <text:p><text:s text:c="12"/></text:p>
            <text:p><text:s text:c="8"/></text:p>
            <text:p><text:s text:c="8"/></text:p>
            <text:p><text:s text:c="8"/></text:p>
            <text:p><text:s text:c="12"/>Quinn Cook came off the bench on Saturday with five points, four rebounds, two assists and one block in 25 minutes against the Spurs in Game 1.</text:p>
            <text:p><text:s text:c="8"/></text:p>
            <text:p><text:s text:c="8"/></text:p>
            <text:p><text:s text:c="13"/>The move to the bench was a big surprise, but he came out and hit his first shot. This move to the bench could help groom Cook for later in the postseason and even next year. He did play in garbage time, so Cook may have only been looking at minutes close to 20. He takes a small hit with Andre Iguodala starting.</text:p>
            <text:p><text:s text:c="8"/></text:p>
            <text:p><text:s text:c="8"/></text:p>
            <text:p><text:s text:c="13"/></text:p>
            <text:p><text:s text:c="14"/></text:p>
            <text:p><text:s text:c="13"/>Apr 14 - 5:4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Vale McGee</text:p>
            <text:p><text:s text:c="17"/></text:p>
            <text:p><text:s text:c="17"/></text:p>
            <text:p><text:s text:c="22"/>- C - <text:s/>Warriors</text:p>
            <text:p><text:s text:c="16"/></text:p>
            <text:p><text:s text:c="17"/></text:p>
            <text:p><text:s text:c="12"/></text:p>
            <text:p><text:s text:c="8"/></text:p>
            <text:p><text:s text:c="8"/></text:p>
            <text:p><text:s text:c="8"/></text:p>
            <text:p><text:s text:c="12"/>JaVale McGee scored 15 points with four rebounds, one steal and two blocks in 16 minutes during his start against the Spurs on Saturday.</text:p>
            <text:p><text:s text:c="8"/></text:p>
            <text:p><text:s text:c="8"/></text:p>
            <text:p><text:s text:c="13"/>He had a tremendous start in the first quarter and was able to keep LaMarcus Aldridge out of the paint. Coach Steve Kerr said he plans to stick with his center the whole way through the series even if the Spurs make a tweak, so expect McGee to start again with minutes in the teens. Playoff Pierre is back.</text:p>
            <text:p><text:s text:c="8"/></text:p>
            <text:p><text:s text:c="8"/></text:p>
            <text:p><text:s text:c="13"/></text:p>
            <text:p><text:s text:c="14"/></text:p>
            <text:p><text:s text:c="13"/>Apr 14 - 5:3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vin Durant</text:p>
            <text:p><text:s text:c="17"/></text:p>
            <text:p><text:s text:c="17"/></text:p>
            <text:p><text:s text:c="22"/>- F - <text:s/>Warriors</text:p>
            <text:p><text:s text:c="16"/></text:p>
            <text:p><text:s text:c="17"/></text:p>
            <text:p><text:s text:c="12"/></text:p>
            <text:p><text:s text:c="8"/></text:p>
            <text:p><text:s text:c="8"/></text:p>
            <text:p><text:s text:c="8"/></text:p>
            <text:p><text:s text:c="12"/>Kevin Durant was terrific during a 113-92 win over the Spurs in Game 1 on Saturday, scoring 24 points with eight rebounds, seven assists, two steals and one 3-pointer in 32 minutes.</text:p>
            <text:p><text:s text:c="8"/></text:p>
            <text:p><text:s text:c="8"/></text:p>
            <text:p><text:s text:c="13"/>His playmaking was the big takeaway as the point forward for the offense. If Andre Iguodala continues to start, there will be plenty of opportunity for Durant to handle the rock at least until Stephen Curry is able to return. Plus, the Warriors defense was as good as it's been in quite some time. The Spurs really don't have anyone to put on KD, so expect him to have a big series.</text:p>
            <text:p><text:s text:c="8"/></text:p>
            <text:p><text:s text:c="8"/></text:p>
            <text:p><text:s text:c="13"/></text:p>
            <text:p><text:s text:c="14"/></text:p>
            <text:p><text:s text:c="13"/>Apr 14 - 5:3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aMarcus Aldridge</text:p>
            <text:p><text:s text:c="17"/></text:p>
            <text:p><text:s text:c="17"/></text:p>
            <text:p><text:s text:c="22"/>- F/C - <text:s/>Spurs</text:p>
            <text:p><text:s text:c="16"/></text:p>
            <text:p><text:s text:c="17"/></text:p>
            <text:p><text:s text:c="12"/></text:p>
            <text:p><text:s text:c="8"/></text:p>
            <text:p><text:s text:c="8"/></text:p>
            <text:p><text:s text:c="8"/></text:p>
            <text:p><text:s text:c="12"/>LaMarcus Aldridge scored 14 points with two rebounds, one assist, one steal and one block during a 113-92 loss to the Warriors in Game 1 on Saturday.</text:p>
            <text:p><text:s text:c="8"/></text:p>
            <text:p><text:s text:c="8"/></text:p>
            <text:p><text:s text:c="13"/>The Spurs had more space issues than Apollo 13 in this game, and they couldn't get anything going in the paint. In the first three quarters, the Spurs had zero second-chance points and they only shot 5-of-21 in the paint. The Warriors kept throwing doubles at Aldridge and it didn't hurt Golden State because there isn't enough shooting around him. He struggled against them in the postseason last year and it could be a similar story this time around.</text:p>
            <text:p><text:s text:c="8"/></text:p>
            <text:p><text:s text:c="8"/></text:p>
            <text:p><text:s text:c="13"/></text:p>
            <text:p><text:s text:c="14"/></text:p>
            <text:p><text:s text:c="13"/>Apr 14 - 5:3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Kyle Anderson</text:p>
            <text:p><text:s text:c="17"/></text:p>
            <text:p><text:s text:c="17"/></text:p>
            <text:p><text:s text:c="22"/>- F - <text:s/>Spurs</text:p>
            <text:p><text:s text:c="16"/></text:p>
            <text:p><text:s text:c="17"/></text:p>
            <text:p><text:s text:c="12"/></text:p>
            <text:p><text:s text:c="8"/></text:p>
            <text:p><text:s text:c="8"/></text:p>
            <text:p><text:s text:c="8"/></text:p>
            <text:p><text:s text:c="12"/>Kyle Anderson did not score with three rebounds and one assist in 11 minutes during his start against the Warriors on Saturday.</text:p>
            <text:p><text:s text:c="8"/></text:p>
            <text:p><text:s text:c="8"/></text:p>
            <text:p><text:s text:c="13"/>Not great. He had a tough time against Kevin Durant and Anderson wasn't looking to get involved on offense. He also didn't start the second half with Rudy Gay taking over for him. After a strong season, Anderson's minutes could drop in Game 2.</text:p>
            <text:p><text:s text:c="8"/></text:p>
            <text:p><text:s text:c="8"/></text:p>
            <text:p><text:s text:c="13"/></text:p>
            <text:p><text:s text:c="14"/></text:p>
            <text:p><text:s text:c="13"/>Apr 14 - 5:3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udy Gay</text:p>
            <text:p><text:s text:c="17"/></text:p>
            <text:p><text:s text:c="17"/></text:p>
            <text:p><text:s text:c="22"/>- F - <text:s/>Spurs</text:p>
            <text:p><text:s text:c="16"/></text:p>
            <text:p><text:s text:c="17"/></text:p>
            <text:p><text:s text:c="12"/></text:p>
            <text:p><text:s text:c="8"/></text:p>
            <text:p><text:s text:c="8"/></text:p>
            <text:p><text:s text:c="8"/></text:p>
            <text:p><text:s text:c="12"/>Rudy Gay scored 15 points with six rebounds, two assists, two steals and two 3-pointers in 22 minutes against the Warriors on Saturday.</text:p>
            <text:p><text:s text:c="8"/></text:p>
            <text:p><text:s text:c="8"/></text:p>
            <text:p><text:s text:c="13"/>He did start the second half over Kyle Anderson because the Spurs were getting blown out. Gay is probably going to have to play more and the Spurs will likely work him into the game plan more. He'll be a DFS option in Game 2.</text:p>
            <text:p><text:s text:c="8"/></text:p>
            <text:p><text:s text:c="8"/></text:p>
            <text:p><text:s text:c="13"/></text:p>
            <text:p><text:s text:c="14"/></text:p>
            <text:p><text:s text:c="13"/>Apr 14 - 5:3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lex Abrines</text:p>
            <text:p><text:s text:c="17"/></text:p>
            <text:p><text:s text:c="17"/></text:p>
            <text:p><text:s text:c="22"/>- G - <text:s/>Thunder</text:p>
            <text:p><text:s text:c="16"/></text:p>
            <text:p><text:s text:c="17"/></text:p>
            <text:p><text:s text:c="12"/></text:p>
            <text:p><text:s text:c="8"/></text:p>
            <text:p><text:s text:c="8"/></text:p>
            <text:p><text:s text:c="8"/></text:p>
            <text:p><text:s text:c="12"/>Alex Abrines (concussion) will not play against the Jazz on Saturday.</text:p>
            <text:p><text:s text:c="8"/></text:p>
            <text:p><text:s text:c="8"/></text:p>
            <text:p><text:s text:c="13"/>He's still in the protocol and he didn't take on contact at practice on Saturday. Coach Billy Donovan didn't add much on Abrines at practice, but going through some work at practice should mean he's somewhat close.</text:p>
            <text:p><text:s text:c="8"/></text:p>
            <text:p><text:s text:c="8"/></text:p>
            <text:p><text:s text:c="13"/></text:p>
            <text:p><text:s text:c="14"/></text:p>
            <text:p><text:s text:c="13"/>Source: Andy Larsen on Twitter <text:s text:c="27"/>Apr 14 - 5:2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orey Brewer</text:p>
            <text:p><text:s text:c="17"/></text:p>
            <text:p><text:s text:c="17"/></text:p>
            <text:p><text:s text:c="22"/>- G/F - <text:s/>Thunder</text:p>
            <text:p><text:s text:c="16"/></text:p>
            <text:p><text:s text:c="17"/></text:p>
            <text:p><text:s text:c="12"/></text:p>
            <text:p><text:s text:c="8"/></text:p>
            <text:p><text:s text:c="8"/></text:p>
            <text:p><text:s text:c="8"/></text:p>
            <text:p><text:s text:c="12"/>Corey Brewer (knee) is listed as questionable for Sunday against the Jazz.</text:p>
            <text:p><text:s text:c="8"/></text:p>
            <text:p><text:s text:c="8"/></text:p>
            <text:p><text:s text:c="13"/>He only did a little bit of practice on Saturday and wasn't able to practice on Friday. Brewer does plan to play in this game, and there's no talk of a setback. For now, it sounds like he's between questionable and probable for the home game.</text:p>
            <text:p><text:s text:c="8"/></text:p>
            <text:p><text:s text:c="8"/></text:p>
            <text:p><text:s text:c="13"/></text:p>
            <text:p><text:s text:c="14"/></text:p>
            <text:p><text:s text:c="13"/>Source: Andy Larsen on Twitter <text:s text:c="27"/>Apr 14 - 5:1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hn Wall</text:p>
            <text:p><text:s text:c="17"/></text:p>
            <text:p><text:s text:c="17"/></text:p>
            <text:p><text:s text:c="22"/>- G - <text:s/>Wizards</text:p>
            <text:p><text:s text:c="16"/></text:p>
            <text:p><text:s text:c="17"/></text:p>
            <text:p><text:s text:c="12"/></text:p>
            <text:p><text:s text:c="8"/></text:p>
            <text:p><text:s text:c="8"/></text:p>
            <text:p><text:s text:c="8"/></text:p>
            <text:p><text:s text:c="12"/>John Wall, Bradley Beal, Otto Porter, Markieff Morris and Marcin Gortat will start against the Raptors on Saturday.</text:p>
            <text:p><text:s text:c="8"/></text:p>
            <text:p><text:s text:c="8"/></text:p>
            <text:p><text:s text:c="13"/>Wall didn't play in the back-to-back game on Wednesday and he may not be cleared in back-to-backs. Of course, that's a moot point with no more of those in the playoffs, and Wall did log 37.0 minutes per game in his last two active contests. He'll have a tough task against Kyle Lowry on both ends.</text:p>
            <text:p><text:s text:c="8"/></text:p>
            <text:p><text:s text:c="8"/></text:p>
            <text:p><text:s text:c="13"/></text:p>
            <text:p><text:s text:c="14"/></text:p>
            <text:p><text:s text:c="13"/>Source: Raptors on Twitter <text:s text:c="31"/>Apr 14 - 4:5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Otto Porter</text:p>
            <text:p><text:s text:c="17"/></text:p>
            <text:p><text:s text:c="17"/></text:p>
            <text:p><text:s text:c="22"/>- F - <text:s/>Wizards</text:p>
            <text:p><text:s text:c="16"/></text:p>
            <text:p><text:s text:c="17"/></text:p>
            <text:p><text:s text:c="12"/></text:p>
            <text:p><text:s text:c="8"/></text:p>
            <text:p><text:s text:c="8"/></text:p>
            <text:p><text:s text:c="8"/></text:p>
            <text:p><text:s text:c="12"/>Otto Porter (calf) will play on Saturday against the Raptors.</text:p>
            <text:p><text:s text:c="8"/></text:p>
            <text:p><text:s text:c="8"/></text:p>
            <text:p><text:s text:c="13"/>He was called a game-time decision earlier today, but he gets the green light before the Wizards complete warmups. His calf strain from Tuesday was never considered serious, but the Wizards opted to hold him out on Wednesday. Porter will need a big series and he's likely going to have to guard DeMar DeRozan a bunch.</text:p>
            <text:p><text:s text:c="8"/></text:p>
            <text:p><text:s text:c="8"/></text:p>
            <text:p><text:s text:c="13"/></text:p>
            <text:p><text:s text:c="14"/></text:p>
            <text:p><text:s text:c="13"/>Source: Blake Murphy on Twitter <text:s text:c="26"/>Apr 14 - 4:0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Fred VanVleet</text:p>
            <text:p><text:s text:c="17"/></text:p>
            <text:p><text:s text:c="17"/></text:p>
            <text:p><text:s text:c="22"/>- G - <text:s/>Raptors</text:p>
            <text:p><text:s text:c="16"/></text:p>
            <text:p><text:s text:c="17"/></text:p>
            <text:p><text:s text:c="12"/></text:p>
            <text:p><text:s text:c="8"/></text:p>
            <text:p><text:s text:c="8"/></text:p>
            <text:p><text:s text:c="8"/></text:p>
            <text:p><text:s text:c="12"/>Fred VanVleet (shoulder) is out vs. Washington on Saturday for Game 1.</text:p>
            <text:p><text:s text:c="8"/></text:p>
            <text:p><text:s text:c="8"/></text:p>
            <text:p><text:s text:c="13"/>He's still just day-to-day, but the Raptors do not want to chance it this early. With him out, Kyle Lowry's minutes could get to 36 while Delon Wright should be able to see more run. Plus, maybe Lorenzo Brown gets in the rotation or it could even be Norman Powell.</text:p>
            <text:p><text:s text:c="8"/></text:p>
            <text:p><text:s text:c="8"/></text:p>
            <text:p><text:s text:c="13"/></text:p>
            <text:p><text:s text:c="14"/></text:p>
            <text:p><text:s text:c="13"/>Source: Blake Murphy on Twitter <text:s text:c="26"/>Apr 14 - 3:5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Vale McGee</text:p>
            <text:p><text:s text:c="17"/></text:p>
            <text:p><text:s text:c="17"/></text:p>
            <text:p><text:s text:c="22"/>- C - <text:s/>Warriors</text:p>
            <text:p><text:s text:c="16"/></text:p>
            <text:p><text:s text:c="17"/></text:p>
            <text:p><text:s text:c="12"/></text:p>
            <text:p><text:s text:c="8"/></text:p>
            <text:p><text:s text:c="8"/></text:p>
            <text:p><text:s text:c="8"/></text:p>
            <text:p><text:s text:c="12"/>JaVale McGee will start at center vs. the Spurs on Saturday.</text:p>
            <text:p><text:s text:c="8"/></text:p>
            <text:p><text:s text:c="8"/></text:p>
            <text:p><text:s text:c="13"/>It looked like coach Steve Kerr lost faith in McGee about a month ago, but now he'll be out there guarding LaMarcus Aldridge. Kevon Looney will likely back him up because David West hasn't played well. That said, the Warriors are really mixing it up here with Andre Iguodala starting at the point.</text:p>
            <text:p><text:s text:c="8"/></text:p>
            <text:p><text:s text:c="8"/></text:p>
            <text:p><text:s text:c="13"/></text:p>
            <text:p><text:s text:c="14"/></text:p>
            <text:p><text:s text:c="13"/>Source: Tim Kawakami on Twitter <text:s text:c="26"/>Apr 14 - 2:5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 Iguodala</text:p>
            <text:p><text:s text:c="17"/></text:p>
            <text:p><text:s text:c="17"/></text:p>
            <text:p><text:s text:c="22"/>- G/F - <text:s/>Warriors</text:p>
            <text:p><text:s text:c="16"/></text:p>
            <text:p><text:s text:c="17"/></text:p>
            <text:p><text:s text:c="12"/></text:p>
            <text:p><text:s text:c="8"/></text:p>
            <text:p><text:s text:c="8"/></text:p>
            <text:p><text:s text:c="8"/></text:p>
            <text:p><text:s text:c="12"/>Andre Iguodala will start at point guard against the Spurs on Saturday.</text:p>
            <text:p><text:s text:c="8"/></text:p>
            <text:p><text:s text:c="8"/></text:p>
            <text:p><text:s text:c="13"/>Wow. This is a major surprise, especially after coach Steve Kerr has talked up Quinn Cook for about a month. Iguodala has been playing through a knee issue and perhaps this is a sign that he's feeling better than letting on. Iguodala usually gets a minutes bump in the postseason, so expect that to be the case here.</text:p>
            <text:p><text:s text:c="8"/></text:p>
            <text:p><text:s text:c="8"/></text:p>
            <text:p><text:s text:c="13"/></text:p>
            <text:p><text:s text:c="14"/></text:p>
            <text:p><text:s text:c="13"/>Source: Shams Charania on Twitter <text:s text:c="24"/>Apr 14 - 2:5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yle Anderson</text:p>
            <text:p><text:s text:c="17"/></text:p>
            <text:p><text:s text:c="17"/></text:p>
            <text:p><text:s text:c="22"/>- F - <text:s/>Spurs</text:p>
            <text:p><text:s text:c="16"/></text:p>
            <text:p><text:s text:c="17"/></text:p>
            <text:p><text:s text:c="12"/></text:p>
            <text:p><text:s text:c="8"/></text:p>
            <text:p><text:s text:c="8"/></text:p>
            <text:p><text:s text:c="8"/></text:p>
            <text:p><text:s text:c="12"/>Dejounte Murray, Patty Mills, Danny Green, Kyle Anderson and LaMarcus Aldridge will start against the Warriors in Game 1.</text:p>
            <text:p><text:s text:c="8"/></text:p>
            <text:p><text:s text:c="8"/></text:p>
            <text:p><text:s text:c="13"/>The Spurs will stick with their smaller unit to match up with the Warriors. It'll be interesting to see how they defend Kevin Durant, but it figures to be a team approach with some Anderson and Murray on KD. Expect Anderson to get solid minutes throughout this series.</text:p>
            <text:p><text:s text:c="8"/></text:p>
            <text:p><text:s text:c="8"/></text:p>
            <text:p><text:s text:c="13"/></text:p>
            <text:p><text:s text:c="14"/></text:p>
            <text:p><text:s text:c="13"/>Source: Jabari Young on Twitter <text:s text:c="26"/>Apr 14 - 2:5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Otto Porter</text:p>
            <text:p><text:s text:c="17"/></text:p>
            <text:p><text:s text:c="17"/></text:p>
            <text:p><text:s text:c="22"/>- F - <text:s/>Wizards</text:p>
            <text:p><text:s text:c="16"/></text:p>
            <text:p><text:s text:c="17"/></text:p>
            <text:p><text:s text:c="12"/></text:p>
            <text:p><text:s text:c="8"/></text:p>
            <text:p><text:s text:c="8"/></text:p>
            <text:p><text:s text:c="8"/></text:p>
            <text:p><text:s text:c="12"/>Otto Porter (calf) is a game-time decision for Saturday against the Raptors.</text:p>
            <text:p><text:s text:c="8"/></text:p>
            <text:p><text:s text:c="8"/></text:p>
            <text:p><text:s text:c="13"/>After missing Wednesday, he is reportedly feeling better and did go through some practice on Friday. Porter has dealt with some leg injuries throughout his career, but this new issue doesn't sound serious. If he is limited, that will put even more pressure on Kelly Oubre.</text:p>
            <text:p><text:s text:c="8"/></text:p>
            <text:p><text:s text:c="8"/></text:p>
            <text:p><text:s text:c="13"/></text:p>
            <text:p><text:s text:c="14"/></text:p>
            <text:p><text:s text:c="13"/>Source: Chris Miller on Twitter <text:s text:c="26"/>Apr 14 - 2:1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ike Scott</text:p>
            <text:p><text:s text:c="17"/></text:p>
            <text:p><text:s text:c="17"/></text:p>
            <text:p><text:s text:c="22"/>- F - <text:s/>Wizards</text:p>
            <text:p><text:s text:c="16"/></text:p>
            <text:p><text:s text:c="17"/></text:p>
            <text:p><text:s text:c="12"/></text:p>
            <text:p><text:s text:c="8"/></text:p>
            <text:p><text:s text:c="8"/></text:p>
            <text:p><text:s text:c="8"/></text:p>
            <text:p><text:s text:c="12"/>Mike Scott (concussion) will play on Saturday against the Raptors.</text:p>
            <text:p><text:s text:c="8"/></text:p>
            <text:p><text:s text:c="8"/></text:p>
            <text:p><text:s text:c="13"/>The Wizards are going to need some size up front against the Raptors, so having Scott available behind Markieff Morris helps their depth. Morris' upside is slightly capped now while Scott is still a risky DFS play.</text:p>
            <text:p><text:s text:c="8"/></text:p>
            <text:p><text:s text:c="8"/></text:p>
            <text:p><text:s text:c="13"/></text:p>
            <text:p><text:s text:c="14"/></text:p>
            <text:p><text:s text:c="13"/>Source: Chris Miller on Twitter <text:s text:c="26"/>Apr 14 - 2:1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vid Fizdale</text:p>
            <text:p><text:s text:c="17"/></text:p>
            <text:p><text:s text:c="17"/></text:p>
            <text:p><text:s text:c="22"/>- C - <text:s/>Knicks</text:p>
            <text:p><text:s text:c="16"/></text:p>
            <text:p><text:s text:c="17"/></text:p>
            <text:p><text:s text:c="12"/></text:p>
            <text:p><text:s text:c="8"/></text:p>
            <text:p><text:s text:c="8"/></text:p>
            <text:p><text:s text:c="8"/></text:p>
            <text:p><text:s text:c="12"/>The Suns will interview David Fizdale for their coaching position, according to Scott Bordow of the Arizona Republic.</text:p>
            <text:p><text:s text:c="8"/></text:p>
            <text:p><text:s text:c="8"/></text:p>
            <text:p><text:s text:c="13"/>The Suns look to be going for the top-notch guys and were also granted permission to speak with Hawks coach Mike Budenholzer. Fizdale was fired back in November and never really got a fair chance to pull his team out of a slow start. He'll likely get another chance as a head coach.</text:p>
            <text:p><text:s text:c="8"/></text:p>
            <text:p><text:s text:c="8"/></text:p>
            <text:p><text:s text:c="13"/></text:p>
            <text:p><text:s text:c="14"/></text:p>
            <text:p><text:s text:c="13"/>Source: Scott Bordow on Twitter <text:s text:c="26"/>Apr 14 - 2:0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tephen Curry</text:p>
            <text:p><text:s text:c="17"/></text:p>
            <text:p><text:s text:c="17"/></text:p>
            <text:p><text:s text:c="22"/>- G - <text:s/>Warriors</text:p>
            <text:p><text:s text:c="16"/></text:p>
            <text:p><text:s text:c="17"/></text:p>
            <text:p><text:s text:c="12"/></text:p>
            <text:p><text:s text:c="8"/></text:p>
            <text:p><text:s text:c="8"/></text:p>
            <text:p><text:s text:c="8"/></text:p>
            <text:p><text:s text:c="12"/>Stephen Curry (knee) was examined by team doctors on Saturday and the Warriors announced that he has made "steady functional progress" and will "intensify his on-court rehabilitation in the coming days."</text:p>
            <text:p><text:s text:c="8"/></text:p>
            <text:p><text:s text:c="8"/></text:p>
            <text:p><text:s text:c="13"/>Steph's increased rehab regime will include more running and lateral movement. He will be re-evaluated in one week. Curry is moving the right direction, but the Warriors will err on the side of caution with their two-time MVP. The best case scenario for Golden State would be making quick work of the Spurs, while the Blazers-Pelicans series went seven games, which would buy the maximum amount of rest for Steph before the start of the Round 2.</text:p>
            <text:p><text:s text:c="8"/></text:p>
            <text:p><text:s text:c="8"/></text:p>
            <text:p><text:s text:c="13"/></text:p>
            <text:p><text:s text:c="14"/></text:p>
            <text:p><text:s text:c="13"/>Source: Mark Medina on Twitter <text:s text:c="27"/>Apr 14 - 1:1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yan Anderson</text:p>
            <text:p><text:s text:c="17"/></text:p>
            <text:p><text:s text:c="17"/></text:p>
            <text:p><text:s text:c="22"/>- F - <text:s/>Rockets</text:p>
            <text:p><text:s text:c="16"/></text:p>
            <text:p><text:s text:c="17"/></text:p>
            <text:p><text:s text:c="12"/></text:p>
            <text:p><text:s text:c="8"/></text:p>
            <text:p><text:s text:c="8"/></text:p>
            <text:p><text:s text:c="8"/></text:p>
            <text:p><text:s text:c="12"/>Coach Mike D'Antoni said that he doesn't think Ryan Anderson (ankle) is "quite ready" for Sunday's Game 1 vs. the Timberwolves.</text:p>
            <text:p><text:s text:c="8"/></text:p>
            <text:p><text:s text:c="8"/></text:p>
            <text:p><text:s text:c="13"/>D'Antoni told reporters that Anderson was able to do some on-court work in practice on Friday and that he will be dressed on Sunday, but that Rockets would be "cautious." Encouragingly, D'Antoni said he believed Anderson be ready "soon after" Game 1. Anderson has been sidelined since initially injuring his ankle back on April 3rd, which cost him the final four games of the regular season. Luc Mbah a Moute (shoulder) has already been ruled out of Game 1 and is expected to miss the entire first-round series, which means the Rockets will have limited depth up front on Sunday. Expect P.J. Tucker, Gerald Green and Joe Johnson to soak up additional minutes.</text:p>
            <text:p><text:s text:c="8"/></text:p>
            <text:p><text:s text:c="8"/></text:p>
            <text:p><text:s text:c="13"/>Related: Gerald Green, P.J. Tucker</text:p>
            <text:p><text:s text:c="14"/></text:p>
            <text:p><text:s text:c="13"/>Source: Mark Berman on Twitter <text:s text:c="27"/>Apr 14 - 12:5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Kyle Korver</text:p>
            <text:p><text:s text:c="17"/></text:p>
            <text:p><text:s text:c="17"/></text:p>
            <text:p><text:s text:c="22"/>- G/F - <text:s/>Cavaliers</text:p>
            <text:p><text:s text:c="16"/></text:p>
            <text:p><text:s text:c="17"/></text:p>
            <text:p><text:s text:c="12"/></text:p>
            <text:p><text:s text:c="8"/></text:p>
            <text:p><text:s text:c="8"/></text:p>
            <text:p><text:s text:c="8"/></text:p>
            <text:p><text:s text:c="12"/>Coach Ty Lue said that Kyle Korver (foot) is doing "much better" and will play in Game 1 Sunday vs. the Pacers.</text:p>
            <text:p><text:s text:c="8"/></text:p>
            <text:p><text:s text:c="8"/></text:p>
            <text:p><text:s text:c="13"/>Korver sat out the Cavs season finale on Wednesday and has been nursing a sore foot for the better part of a month. However, it appears he is ready to roll in Game 1. Korver was inconsistent and largely ineffective in the playoffs last year. The Cavs will need him to knock down open 3-pointers and stretch the floor this postseason.</text:p>
            <text:p><text:s text:c="8"/></text:p>
            <text:p><text:s text:c="8"/></text:p>
            <text:p><text:s text:c="13"/></text:p>
            <text:p><text:s text:c="14"/></text:p>
            <text:p><text:s text:c="13"/>Source: Tom Withers on Twitter <text:s text:c="27"/>Apr 14 - 12:3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yle Lowry</text:p>
            <text:p><text:s text:c="17"/></text:p>
            <text:p><text:s text:c="17"/></text:p>
            <text:p><text:s text:c="22"/>- G - <text:s/>Raptors</text:p>
            <text:p><text:s text:c="16"/></text:p>
            <text:p><text:s text:c="17"/></text:p>
            <text:p><text:s text:c="12"/></text:p>
            <text:p><text:s text:c="8"/></text:p>
            <text:p><text:s text:c="8"/></text:p>
            <text:p><text:s text:c="8"/></text:p>
            <text:p><text:s text:c="12"/>Kyle Lowry said the Raptors will approach Saturday's Game 1 vs. the Wizards as if it were a Game 7.</text:p>
            <text:p><text:s text:c="8"/></text:p>
            <text:p><text:s text:c="8"/></text:p>
            <text:p><text:s text:c="13"/>Both Lowry and DeMar DeRozan have echoed this sentiment over the past few days. Remarkably, the Raptors have lost Game 1 in each of their last ten playoff series, which is the longest such streak in NBA history. It's been 17 years since the Raps won a Game 1. Saturday's game will likely set the tone for the rest of this series. Toronto limited Kyle Lowry to just 32.2 minutes per game during the regular season, but expect Lowry to consistently log 35-plus minutes in the playoffs.</text:p>
            <text:p><text:s text:c="8"/></text:p>
            <text:p><text:s text:c="8"/></text:p>
            <text:p><text:s text:c="13"/></text:p>
            <text:p><text:s text:c="14"/></text:p>
            <text:p><text:s text:c="13"/>Source: Ryan Wolstat on Twitter <text:s text:c="26"/>Apr 14 - 11:21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ameron Payne</text:p>
            <text:p><text:s text:c="17"/></text:p>
            <text:p><text:s text:c="17"/></text:p>
            <text:p><text:s text:c="22"/>- G - <text:s/>Bulls</text:p>
            <text:p><text:s text:c="16"/></text:p>
            <text:p><text:s text:c="17"/></text:p>
            <text:p><text:s text:c="12"/></text:p>
            <text:p><text:s text:c="8"/></text:p>
            <text:p><text:s text:c="8"/></text:p>
            <text:p><text:s text:c="8"/></text:p>
            <text:p><text:s text:c="12"/>John Paxson, the Bulls’ vice president of basketball operations, said that he views Cameron Payne as the team's backup point guard for 2018-19.</text:p>
            <text:p><text:s text:c="8"/></text:p>
            <text:p><text:s text:c="8"/></text:p>
            <text:p><text:s text:c="13"/>"I feel really good about going into next season with Kris Dunn as our starter and Cameron Payne as our backup,’’ Paxson said. "All these young guys have a lot of things to work on and clean up, but Cameron showed a competitiveness to him, an ability to push the ball probably better than any guard we’ve had in a while, and he showed a defensive edge to him that will help us going forward.’’ The Bulls traded away valuable assets for Payne, so they'll give him one more year to prove himself. This is bad news for Jerian Grant.</text:p>
            <text:p><text:s text:c="8"/></text:p>
            <text:p><text:s text:c="8"/></text:p>
            <text:p><text:s text:c="13"/>Related: Jerian Grant</text:p>
            <text:p><text:s text:c="14"/></text:p>
            <text:p><text:s text:c="13"/>Source: Chicago Sun-Times <text:s text:c="32"/>Apr 14 - 10:33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Zach LaVine</text:p>
            <text:p><text:s text:c="17"/></text:p>
            <text:p><text:s text:c="17"/></text:p>
            <text:p><text:s text:c="22"/>- G - <text:s/>Bulls</text:p>
            <text:p><text:s text:c="16"/></text:p>
            <text:p><text:s text:c="17"/></text:p>
            <text:p><text:s text:c="12"/></text:p>
            <text:p><text:s text:c="8"/></text:p>
            <text:p><text:s text:c="8"/></text:p>
            <text:p><text:s text:c="8"/></text:p>
            <text:p><text:s text:c="12"/>Bulls executive John Paxson said that Chicago plans to let the market dictate the contractual value of restricted free agent Zach Lavine.</text:p>
            <text:p><text:s text:c="8"/></text:p>
            <text:p><text:s text:c="8"/></text:p>
            <text:p><text:s text:c="13"/>The Bulls are in a tricky spot with LaVine. He's just a year removed from ACL surgery and was working his way back into game shape. He flashed tremendous upside at times over the second half of the season, but was also woefully inefficient offensively, shooting just 38.3 percent from the floor. LaVine is reportedly looking for max, or at least near-max money. However, it would be very surprising if he received an offer approaching $100 million.</text:p>
            <text:p><text:s text:c="8"/></text:p>
            <text:p><text:s text:c="8"/></text:p>
            <text:p><text:s text:c="13"/></text:p>
            <text:p><text:s text:c="14"/></text:p>
            <text:p><text:s text:c="13"/>Source: Chicago Sun-Times <text:s text:c="32"/>Apr 14 - 10:25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oran Dragic</text:p>
            <text:p><text:s text:c="17"/></text:p>
            <text:p><text:s text:c="17"/></text:p>
            <text:p><text:s text:c="22"/>- G - <text:s/>Heat</text:p>
            <text:p><text:s text:c="16"/></text:p>
            <text:p><text:s text:c="17"/></text:p>
            <text:p><text:s text:c="12"/></text:p>
            <text:p><text:s text:c="8"/></text:p>
            <text:p><text:s text:c="8"/></text:p>
            <text:p><text:s text:c="8"/></text:p>
            <text:p><text:s text:c="12"/>Goran Dragic (knee) is not listed on the injury report for Game 1 on Saturday vs. the Heat.</text:p>
            <text:p><text:s text:c="8"/></text:p>
            <text:p><text:s text:c="8"/></text:p>
            <text:p><text:s text:c="13"/>Dragic sat out the season finale on Wednesday night. Speaking with reporters on Thursday about his knee, he said: "Probably, I’m going to feel it a little bit. But it’s not going to bother me. That’s the only thing that I’m about, I can play through the pain. But as long as it’s not bothering me, I’m OK." He is expected to get his full allotment of minutes in the all-important first game of the series. However, it is something to keep an eye on going forward.</text:p>
            <text:p><text:s text:c="8"/></text:p>
            <text:p><text:s text:c="8"/></text:p>
            <text:p><text:s text:c="13"/></text:p>
            <text:p><text:s text:c="14"/></text:p>
            <text:p><text:s text:c="13"/>Source: Ira Winderman on Twitter <text:s text:c="25"/>Apr 14 - 9:3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ike Budenholzer</text:p>
            <text:p><text:s text:c="17"/></text:p>
            <text:p><text:s text:c="17"/></text:p>
            <text:p><text:s text:c="22"/>- C - <text:s/>Bucks</text:p>
            <text:p><text:s text:c="16"/></text:p>
            <text:p><text:s text:c="17"/></text:p>
            <text:p><text:s text:c="12"/></text:p>
            <text:p><text:s text:c="8"/></text:p>
            <text:p><text:s text:c="8"/></text:p>
            <text:p><text:s text:c="8"/></text:p>
            <text:p><text:s text:c="12"/>The Hawks have granted coach Mike Budenholzer permission to speak with the Suns about their head-coaching vacancy, according to Adrian Wojnarowski of ESPN.com.</text:p>
            <text:p><text:s text:c="8"/></text:p>
            <text:p><text:s text:c="8"/></text:p>
            <text:p><text:s text:c="13"/>The coach is from Arizona and the Suns are reportedly going to be aggressive on hiring their next coach. Budenholzer still has two years left on his deal, so there's more to this story than the Suns just talking to him. After a rough year in Atlanta, maybe Coach Bud would be open to a move.</text:p>
            <text:p><text:s text:c="8"/></text:p>
            <text:p><text:s text:c="8"/></text:p>
            <text:p><text:s text:c="13"/></text:p>
            <text:p><text:s text:c="14"/></text:p>
            <text:p><text:s text:c="13"/>Source: ESPN.com <text:s text:c="41"/>Apr 13 - 7:3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iannis Antetokounmpo</text:p>
            <text:p><text:s text:c="17"/></text:p>
            <text:p><text:s text:c="17"/></text:p>
            <text:p><text:s text:c="22"/>- G/F - <text:s/>Bucks</text:p>
            <text:p><text:s text:c="16"/></text:p>
            <text:p><text:s text:c="17"/></text:p>
            <text:p><text:s text:c="12"/></text:p>
            <text:p><text:s text:c="8"/></text:p>
            <text:p><text:s text:c="8"/></text:p>
            <text:p><text:s text:c="8"/></text:p>
            <text:p><text:s text:c="12"/>Coach Brad Stevens said it's not going to be one person guarding Giannis Antetokounmpo.</text:p>
            <text:p><text:s text:c="8"/></text:p>
            <text:p><text:s text:c="8"/></text:p>
            <text:p><text:s text:c="13"/>"We have to throw a lot of different bodies at him," Stevens said. Al Horford figures to be a big part of the plan and Stevens was also asked about it. "I trust Al Horford to guard any position on the floor with his athleticism and attention to detail," said the coach. It's no secret the key to Boston's success will be to limit Giannis.</text:p>
            <text:p><text:s text:c="8"/></text:p>
            <text:p><text:s text:c="8"/></text:p>
            <text:p><text:s text:c="13"/></text:p>
            <text:p><text:s text:c="14"/></text:p>
            <text:p><text:s text:c="13"/>Source: Scott Souza on Twitter <text:s text:c="27"/>Apr 13 - 6:4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aj Gibson</text:p>
            <text:p><text:s text:c="17"/></text:p>
            <text:p><text:s text:c="17"/></text:p>
            <text:p><text:s text:c="22"/>- F - <text:s/>Timberwolves</text:p>
            <text:p><text:s text:c="16"/></text:p>
            <text:p><text:s text:c="17"/></text:p>
            <text:p><text:s text:c="12"/></text:p>
            <text:p><text:s text:c="8"/></text:p>
            <text:p><text:s text:c="8"/></text:p>
            <text:p><text:s text:c="8"/></text:p>
            <text:p><text:s text:c="12"/>Taj Gibson said he's banged up from his neck injury.</text:p>
            <text:p><text:s text:c="8"/></text:p>
            <text:p><text:s text:c="8"/></text:p>
            <text:p><text:s text:c="13"/>"I"ll survive, been a tough road to get to this point," Gibson said. "I'm happy to get in. I can turn my neck to the right now a little bit. At the end of the day, it’s all about will and playing through it and being there for my teammates." Gibson was the defensive star on Wednesday night, so expect him to continue to play minutes in the 30s. He will likely wind up guarding Clint Capela a lot in this series.</text:p>
            <text:p><text:s text:c="8"/></text:p>
            <text:p><text:s text:c="8"/></text:p>
            <text:p><text:s text:c="13"/></text:p>
            <text:p><text:s text:c="14"/></text:p>
            <text:p><text:s text:c="13"/>Source: Jerry Zgoda on Twitter <text:s text:c="27"/>Apr 13 - 6:3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tephen Curry</text:p>
            <text:p><text:s text:c="17"/></text:p>
            <text:p><text:s text:c="17"/></text:p>
            <text:p><text:s text:c="22"/>- G - <text:s/>Warriors</text:p>
            <text:p><text:s text:c="16"/></text:p>
            <text:p><text:s text:c="17"/></text:p>
            <text:p><text:s text:c="12"/></text:p>
            <text:p><text:s text:c="8"/></text:p>
            <text:p><text:s text:c="8"/></text:p>
            <text:p><text:s text:c="8"/></text:p>
            <text:p><text:s text:c="12"/>Stephen Curry (knee) ramped up to more side-to-side knee rehab activity on Friday.</text:p>
            <text:p><text:s text:c="8"/></text:p>
            <text:p><text:s text:c="8"/></text:p>
            <text:p><text:s text:c="13"/>He also had a shooting workout at the end of practice today. Curry is not expected to play in the first round, but it sounds like he's a great bet to play against the winner of the Pelicans-Blazers series. Quinn Cook will hold down the fort until Steph is back.</text:p>
            <text:p><text:s text:c="8"/></text:p>
            <text:p><text:s text:c="8"/></text:p>
            <text:p><text:s text:c="13"/></text:p>
            <text:p><text:s text:c="14"/></text:p>
            <text:p><text:s text:c="13"/>Source: Anthony Slater on Twitter <text:s text:c="24"/>Apr 13 - 4:4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lcolm Brogdon</text:p>
            <text:p><text:s text:c="17"/></text:p>
            <text:p><text:s text:c="17"/></text:p>
            <text:p><text:s text:c="22"/>- G - <text:s/>Bucks</text:p>
            <text:p><text:s text:c="16"/></text:p>
            <text:p><text:s text:c="17"/></text:p>
            <text:p><text:s text:c="12"/></text:p>
            <text:p><text:s text:c="8"/></text:p>
            <text:p><text:s text:c="8"/></text:p>
            <text:p><text:s text:c="8"/></text:p>
            <text:p><text:s text:c="12"/>Malcolm Brogdon said he still has a minutes restriction.</text:p>
            <text:p><text:s text:c="8"/></text:p>
            <text:p><text:s text:c="8"/></text:p>
            <text:p><text:s text:c="13"/>"I’ll have minute restrictions this next game, the first game of the playoffs, but I’m going to be able to play a high number of minutes," Brogdon said. The Bucks are finally healthy with their Wednesday game as their first game of the year with a full roster. Brogdon is likely going to come off the bench, but he'll find time, especially when the Bucks go with Giannis at the five.</text:p>
            <text:p><text:s text:c="8"/></text:p>
            <text:p><text:s text:c="8"/></text:p>
            <text:p><text:s text:c="13"/></text:p>
            <text:p><text:s text:c="14"/></text:p>
            <text:p><text:s text:c="13"/>Source: Matt Velazquez on Twitter <text:s text:c="24"/>Apr 13 - 3:5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oe Harkless</text:p>
            <text:p><text:s text:c="17"/></text:p>
            <text:p><text:s text:c="17"/></text:p>
            <text:p><text:s text:c="22"/>- G/F - <text:s/>Trail Blazers</text:p>
            <text:p><text:s text:c="16"/></text:p>
            <text:p><text:s text:c="17"/></text:p>
            <text:p><text:s text:c="12"/></text:p>
            <text:p><text:s text:c="8"/></text:p>
            <text:p><text:s text:c="8"/></text:p>
            <text:p><text:s text:c="8"/></text:p>
            <text:p><text:s text:c="12"/>Moe Harkless (arthroscopic knee surgery) has been ruled out for Game 1 vs. the Pelicans.</text:p>
            <text:p><text:s text:c="8"/></text:p>
            <text:p><text:s text:c="8"/></text:p>
            <text:p><text:s text:c="13"/>It sounds like he's getting closer and he is scheduled to be re-evaluated within the next couple days. Harkless was given a three-week timetable back on March 27, so there's a chance we could see him in this series. He was playing really well before the injury and could be an X-factor on both ends for the Blazers.</text:p>
            <text:p><text:s text:c="8"/></text:p>
            <text:p><text:s text:c="8"/></text:p>
            <text:p><text:s text:c="13"/></text:p>
            <text:p><text:s text:c="14"/></text:p>
            <text:p><text:s text:c="13"/>Source: Casey Holdahl on Twitter <text:s text:c="25"/>Apr 13 - 3:5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Fred VanVleet</text:p>
            <text:p><text:s text:c="17"/></text:p>
            <text:p><text:s text:c="17"/></text:p>
            <text:p><text:s text:c="22"/>- G - <text:s/>Raptors</text:p>
            <text:p><text:s text:c="16"/></text:p>
            <text:p><text:s text:c="17"/></text:p>
            <text:p><text:s text:c="12"/></text:p>
            <text:p><text:s text:c="8"/></text:p>
            <text:p><text:s text:c="8"/></text:p>
            <text:p><text:s text:c="8"/></text:p>
            <text:p><text:s text:c="12"/>Fred VanVleet (shoulder) is questionable for Game 1 against the Wizards on Saturday.</text:p>
            <text:p><text:s text:c="8"/></text:p>
            <text:p><text:s text:c="8"/></text:p>
            <text:p><text:s text:c="13"/>He has been sore since his injury on Wednesday night. VanVleet is a tough customer and the expectation is that he'll play. Kyle Lowry's minutes may climb more in the playoffs, so VanVleet may only play around 20 minutes.</text:p>
            <text:p><text:s text:c="8"/></text:p>
            <text:p><text:s text:c="8"/></text:p>
            <text:p><text:s text:c="13"/></text:p>
            <text:p><text:s text:c="14"/></text:p>
            <text:p><text:s text:c="13"/>Source: Josh Lewenberg on Twitter <text:s text:c="24"/>Apr 13 - 3:0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lex Abrines</text:p>
            <text:p><text:s text:c="17"/></text:p>
            <text:p><text:s text:c="17"/></text:p>
            <text:p><text:s text:c="22"/>- G - <text:s/>Thunder</text:p>
            <text:p><text:s text:c="16"/></text:p>
            <text:p><text:s text:c="17"/></text:p>
            <text:p><text:s text:c="12"/></text:p>
            <text:p><text:s text:c="8"/></text:p>
            <text:p><text:s text:c="8"/></text:p>
            <text:p><text:s text:c="8"/></text:p>
            <text:p><text:s text:c="12"/>Alex Abrines (concussion) is still in the concussion protocol on Friday.</text:p>
            <text:p><text:s text:c="8"/></text:p>
            <text:p><text:s text:c="8"/></text:p>
            <text:p><text:s text:c="13"/>It doesn't sound like he's going to play on Sunday, but the Thunder may not need him if Corey Brewer can give it a go. Abrines will likely only be used situationally if the Thunder need more 3-pointers.</text:p>
            <text:p><text:s text:c="8"/></text:p>
            <text:p><text:s text:c="8"/></text:p>
            <text:p><text:s text:c="13"/></text:p>
            <text:p><text:s text:c="14"/></text:p>
            <text:p><text:s text:c="13"/>Source: Royce Young on Twitter <text:s text:c="27"/>Apr 13 - 3:0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orey Brewer</text:p>
            <text:p><text:s text:c="17"/></text:p>
            <text:p><text:s text:c="17"/></text:p>
            <text:p><text:s text:c="22"/>- G/F - <text:s/>Thunder</text:p>
            <text:p><text:s text:c="16"/></text:p>
            <text:p><text:s text:c="17"/></text:p>
            <text:p><text:s text:c="12"/></text:p>
            <text:p><text:s text:c="8"/></text:p>
            <text:p><text:s text:c="8"/></text:p>
            <text:p><text:s text:c="8"/></text:p>
            <text:p><text:s text:c="12"/>Corey Brewer (knee) didn't practice on Friday.</text:p>
            <text:p><text:s text:c="8"/></text:p>
            <text:p><text:s text:c="8"/></text:p>
            <text:p><text:s text:c="13"/>He is getting treatment and is plans to play on Sunday. Brewer sprained his knee on Wednesday and wasn't able to return after limping off the court. For now, expect him to play around 30 minutes, but if not the Thunder would have to go bigger with more Jerami Grant.</text:p>
            <text:p><text:s text:c="8"/></text:p>
            <text:p><text:s text:c="8"/></text:p>
            <text:p><text:s text:c="13"/></text:p>
            <text:p><text:s text:c="14"/></text:p>
            <text:p><text:s text:c="13"/>Source: Royce Young on Twitter <text:s text:c="27"/>Apr 13 - 3:0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awhi Leonard</text:p>
            <text:p><text:s text:c="17"/></text:p>
            <text:p><text:s text:c="17"/></text:p>
            <text:p><text:s text:c="22"/>- F - <text:s/>Spurs</text:p>
            <text:p><text:s text:c="16"/></text:p>
            <text:p><text:s text:c="17"/></text:p>
            <text:p><text:s text:c="12"/></text:p>
            <text:p><text:s text:c="8"/></text:p>
            <text:p><text:s text:c="8"/></text:p>
            <text:p><text:s text:c="8"/></text:p>
            <text:p><text:s text:c="12"/>Kawhi Leonard (return from injury management) will not play in Game 1 against the Warriors.</text:p>
            <text:p><text:s text:c="8"/></text:p>
            <text:p><text:s text:c="8"/></text:p>
            <text:p><text:s text:c="13"/>Not much going on here as we wait for an update on one of the game's best players. With him out, Kyle Anderson will have to continue to step up while the Spurs go with more three-guard lineups.</text:p>
            <text:p><text:s text:c="8"/></text:p>
            <text:p><text:s text:c="8"/></text:p>
            <text:p><text:s text:c="13"/></text:p>
            <text:p><text:s text:c="14"/></text:p>
            <text:p><text:s text:c="13"/>Source: Tom Orsborn on Twitter <text:s text:c="27"/>Apr 13 - 2:4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J.J. Redick</text:p>
            <text:p><text:s text:c="17"/></text:p>
            <text:p><text:s text:c="17"/></text:p>
            <text:p><text:s text:c="22"/>- G - <text:s/>76ers</text:p>
            <text:p><text:s text:c="16"/></text:p>
            <text:p><text:s text:c="17"/></text:p>
            <text:p><text:s text:c="12"/></text:p>
            <text:p><text:s text:c="8"/></text:p>
            <text:p><text:s text:c="8"/></text:p>
            <text:p><text:s text:c="8"/></text:p>
            <text:p><text:s text:c="12"/>J.J. Redick (back) will play in Game 1 against the Heat.</text:p>
            <text:p><text:s text:c="8"/></text:p>
            <text:p><text:s text:c="8"/></text:p>
            <text:p><text:s text:c="13"/>Good news for the 76ers here as they get their red-hot scorer in the lineup. In 30 minutes per game this month, Redick averaged 23.0 points per game, and his minutes may even go up in this series, especially with Joel Embiid out for Game 1.</text:p>
            <text:p><text:s text:c="8"/></text:p>
            <text:p><text:s text:c="8"/></text:p>
            <text:p><text:s text:c="13"/></text:p>
            <text:p><text:s text:c="14"/></text:p>
            <text:p><text:s text:c="13"/>Source: Keith Pompey on Twitter <text:s text:c="26"/>Apr 13 - 2:0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onzo Ball</text:p>
            <text:p><text:s text:c="17"/></text:p>
            <text:p><text:s text:c="17"/></text:p>
            <text:p><text:s text:c="22"/>- G - <text:s/>Lakers</text:p>
            <text:p><text:s text:c="16"/></text:p>
            <text:p><text:s text:c="17"/></text:p>
            <text:p><text:s text:c="12"/></text:p>
            <text:p><text:s text:c="8"/></text:p>
            <text:p><text:s text:c="8"/></text:p>
            <text:p><text:s text:c="8"/></text:p>
            <text:p><text:s text:c="12"/>Magic Johnson said that Lonzo Ball and Kyle Kuzma will not play in the Las Vegas Summer League.</text:p>
            <text:p><text:s text:c="8"/></text:p>
            <text:p><text:s text:c="8"/></text:p>
            <text:p><text:s text:c="13"/>This is disappointing news for fans of Summer League action, as we won't get to watch two of 2017-18's exciting rookies this July. It's also somewhat surprising considering that Ball said he would play if asked, and that he could use plenty of reps to improve his shooting. Lonzo did say that he didn't plan on making any changes to his jumper during the offseason.</text:p>
            <text:p><text:s text:c="8"/></text:p>
            <text:p><text:s text:c="8"/></text:p>
            <text:p><text:s text:c="13"/>Related: Kyle Kuzma</text:p>
            <text:p><text:s text:c="14"/></text:p>
            <text:p><text:s text:c="13"/>Source: Tania Ganguli on Twitter <text:s text:c="25"/>Apr 13 - 2:0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die Meeks</text:p>
            <text:p><text:s text:c="17"/></text:p>
            <text:p><text:s text:c="17"/></text:p>
            <text:p><text:s text:c="22"/>- G/F - <text:s/>Wizards</text:p>
            <text:p><text:s text:c="16"/></text:p>
            <text:p><text:s text:c="17"/></text:p>
            <text:p><text:s text:c="12"/></text:p>
            <text:p><text:s text:c="8"/></text:p>
            <text:p><text:s text:c="8"/></text:p>
            <text:p><text:s text:c="8"/></text:p>
            <text:p><text:s text:c="12"/>According to ESPN's Adrian Wojnarowski‏, Jodie Meeks has been suspended for 25 games for violating NBA/NBPA Anti-Drug program.</text:p>
            <text:p><text:s text:c="8"/></text:p>
            <text:p><text:s text:c="8"/></text:p>
            <text:p><text:s text:c="13"/>Woj is reporting that Meeks tested positive for banned compounds Ipamorelin and Growth Hormone Releasing Peptide-2. Meeks won't be able to play for the Wizards in the playoffs, and his suspension will carry into the 2018-19 NBA regular season. The Wiz may be quite shorthanded on Saturday, as both Otto Porter (mild right calf strain) and Mike Scott (concussion) are listed as questionable for Game 1 vs. Toronto. Tomas Satoransky and Tim Frazier will see an uptick in minutes off the bench with Meeks sidelined.</text:p>
            <text:p><text:s text:c="8"/></text:p>
            <text:p><text:s text:c="8"/></text:p>
            <text:p><text:s text:c="13"/></text:p>
            <text:p><text:s text:c="14"/></text:p>
            <text:p><text:s text:c="13"/>Source: Adrian Wojnarowski‏ on Twitter <text:s text:c="13"/>Apr 13 - 1:1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tephen Curry</text:p>
            <text:p><text:s text:c="17"/></text:p>
            <text:p><text:s text:c="17"/></text:p>
            <text:p><text:s text:c="22"/>- G - <text:s/>Warriors</text:p>
            <text:p><text:s text:c="16"/></text:p>
            <text:p><text:s text:c="17"/></text:p>
            <text:p><text:s text:c="12"/></text:p>
            <text:p><text:s text:c="8"/></text:p>
            <text:p><text:s text:c="8"/></text:p>
            <text:p><text:s text:c="8"/></text:p>
            <text:p><text:s text:c="12"/>Stephen Curry (knee) is "targeting expected return at some point in the Western Conference semifinals," according to Shams Charania of Yahoo! Sports.</text:p>
            <text:p><text:s text:c="8"/></text:p>
            <text:p><text:s text:c="8"/></text:p>
            <text:p><text:s text:c="13"/>This is in line with what coach Steve Kerr told reporters on Thursday. Kerr said he did not expect Curry to play a minute in the first round. Steph has his three-week evaluation on Saturday, and we should have an update after Curry confers with the Warriors medical staff. Quinn Cook will continue to start in place of Curry. The Warriors begin their first-round matchup with the Spurs on Saturday afternoon.</text:p>
            <text:p><text:s text:c="8"/></text:p>
            <text:p><text:s text:c="8"/></text:p>
            <text:p><text:s text:c="13"/>Related: Quinn Cook</text:p>
            <text:p><text:s text:c="14"/></text:p>
            <text:p><text:s text:c="13"/>Source: Shams Charania on Twitter <text:s text:c="24"/>Apr 13 - 1:0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yan Anderson</text:p>
            <text:p><text:s text:c="17"/></text:p>
            <text:p><text:s text:c="17"/></text:p>
            <text:p><text:s text:c="22"/>- F - <text:s/>Rockets</text:p>
            <text:p><text:s text:c="16"/></text:p>
            <text:p><text:s text:c="17"/></text:p>
            <text:p><text:s text:c="12"/></text:p>
            <text:p><text:s text:c="8"/></text:p>
            <text:p><text:s text:c="8"/></text:p>
            <text:p><text:s text:c="8"/></text:p>
            <text:p><text:s text:c="12"/>Coach Mike D'Antoni said that Ryan Anderson (ankle) is "50-50" for Game 1 on Sunday vs. the Timberwolves.</text:p>
            <text:p><text:s text:c="8"/></text:p>
            <text:p><text:s text:c="8"/></text:p>
            <text:p><text:s text:c="13"/>Anderson missed the final four games of the regular season after spraining his left ankle back on April 3rd. He told reporters on Wednesday that the swelling in his ankle was still a problem, but that he was confident he would be able to return to game action soon. With Luc Mbah a Moute (shoulder) expected to be sidelined for the first round, the Rockets would be thin at forward if Andeson were also ruled out. P.J. Tucker, Gerald Green and Joe Johnson would likely see an uptick in playing time in that scenario.</text:p>
            <text:p><text:s text:c="8"/></text:p>
            <text:p><text:s text:c="8"/></text:p>
            <text:p><text:s text:c="13"/></text:p>
            <text:p><text:s text:c="14"/></text:p>
            <text:p><text:s text:c="13"/>Source: Adam Wexler on Twitter <text:s text:c="27"/>Apr 13 - 12:4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ike Scott</text:p>
            <text:p><text:s text:c="17"/></text:p>
            <text:p><text:s text:c="17"/></text:p>
            <text:p><text:s text:c="22"/>- F - <text:s/>Wizards</text:p>
            <text:p><text:s text:c="16"/></text:p>
            <text:p><text:s text:c="17"/></text:p>
            <text:p><text:s text:c="12"/></text:p>
            <text:p><text:s text:c="8"/></text:p>
            <text:p><text:s text:c="8"/></text:p>
            <text:p><text:s text:c="8"/></text:p>
            <text:p><text:s text:c="12"/>Mike Scott (concussion) is questionable for Game 1 vs. the Raptors on Saturday.</text:p>
            <text:p><text:s text:c="8"/></text:p>
            <text:p><text:s text:c="8"/></text:p>
            <text:p><text:s text:c="13"/>Scott was diagnosed with a concussion after he took a blow to the head in the fourth quarter of Wednesday game. He will have to clear through the NBA's concussion protocol before he is able to return to the floor. If Scott is unable to suit up, Jason Smith and Kelly Oubre would likely see an increase in playing time.</text:p>
            <text:p><text:s text:c="8"/></text:p>
            <text:p><text:s text:c="8"/></text:p>
            <text:p><text:s text:c="13"/>Related: Jason Smith</text:p>
            <text:p><text:s text:c="14"/></text:p>
            <text:p><text:s text:c="13"/>Source: Candace Buckner on Twitter <text:s text:c="23"/>Apr 13 - 12:4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Otto Porter</text:p>
            <text:p><text:s text:c="17"/></text:p>
            <text:p><text:s text:c="17"/></text:p>
            <text:p><text:s text:c="22"/>- F - <text:s/>Wizards</text:p>
            <text:p><text:s text:c="16"/></text:p>
            <text:p><text:s text:c="17"/></text:p>
            <text:p><text:s text:c="12"/></text:p>
            <text:p><text:s text:c="8"/></text:p>
            <text:p><text:s text:c="8"/></text:p>
            <text:p><text:s text:c="8"/></text:p>
            <text:p><text:s text:c="12"/>Otto Porter (mild right calf strain) went through "some of practice" on Friday and is listed as questionable for Saturday's Game 1 vs. Toronto.</text:p>
            <text:p><text:s text:c="8"/></text:p>
            <text:p><text:s text:c="8"/></text:p>
            <text:p><text:s text:c="13"/>Porter initially injured his calf in the first half of Tuesday's game vs. Boston. He didn't play in the second half and was ruled out of Wednesday's season finale. That fact that he was able to participate in portions of practice is encouraging, but the fact that he remains questionable is worrisome. We should expect an update on his status after Saturday's shootaround. The Wizards need him healthy if they hope to knock off the top-seeded Raptors. If Porter is unable to play, Kelly Oubre would likely draw the start in his place.</text:p>
            <text:p><text:s text:c="8"/></text:p>
            <text:p><text:s text:c="8"/></text:p>
            <text:p><text:s text:c="13"/>Related: Kelly Oubre</text:p>
            <text:p><text:s text:c="14"/></text:p>
            <text:p><text:s text:c="13"/>Source: Candace Buckner on Twitter <text:s text:c="23"/>Apr 13 - 12:3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Will Barton</text:p>
            <text:p><text:s text:c="17"/></text:p>
            <text:p><text:s text:c="17"/></text:p>
            <text:p><text:s text:c="22"/>- G/F - <text:s/>Nuggets</text:p>
            <text:p><text:s text:c="16"/></text:p>
            <text:p><text:s text:c="17"/></text:p>
            <text:p><text:s text:c="12"/></text:p>
            <text:p><text:s text:c="8"/></text:p>
            <text:p><text:s text:c="8"/></text:p>
            <text:p><text:s text:c="8"/></text:p>
            <text:p><text:s text:c="12"/>Pending free agent Will Barton said he would love to re-sign with the Nuggets, but that he also wants to be a starter.</text:p>
            <text:p><text:s text:c="8"/></text:p>
            <text:p><text:s text:c="8"/></text:p>
            <text:p><text:s text:c="13"/>Barton was terrific for Denver this past season on both ends of the floor, averaging 15.7 points, 5.0 rebounds, 4.1 assists, 1.9 treys and 1.0 steals. The Nuggets also had him signed at a considerable discount, as he made just $3.5 million in 2017-18. That will change this summer when he cashes in as a free agent. Denver would obviously love to keep him, but if Barton is determined to secure a starting role, that will be an issue.</text:p>
            <text:p><text:s text:c="8"/></text:p>
            <text:p><text:s text:c="8"/></text:p>
            <text:p><text:s text:c="13"/></text:p>
            <text:p><text:s text:c="14"/></text:p>
            <text:p><text:s text:c="13"/>Source: Denver Post <text:s text:c="38"/>Apr 13 - 11:15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el Embiid</text:p>
            <text:p><text:s text:c="17"/></text:p>
            <text:p><text:s text:c="17"/></text:p>
            <text:p><text:s text:c="22"/>- C - <text:s/>76ers</text:p>
            <text:p><text:s text:c="16"/></text:p>
            <text:p><text:s text:c="17"/></text:p>
            <text:p><text:s text:c="12"/></text:p>
            <text:p><text:s text:c="8"/></text:p>
            <text:p><text:s text:c="8"/></text:p>
            <text:p><text:s text:c="8"/></text:p>
            <text:p><text:s text:c="12"/>Coach Brett Brown confirmed that Joel Embiid (orbital fracture) will not play Game 1 on Saturday vs. the Heat.</text:p>
            <text:p><text:s text:c="8"/></text:p>
            <text:p><text:s text:c="8"/></text:p>
            <text:p><text:s text:c="13"/>It was assumed Embiid wouldn't play, as he was listed as out on the injury report, and Brown confirmed it in a radio interview on Friday morning. Game 2 of the series is Monday night, and it seems there is a chance Embiid will be cleared to return for that contest. We should expect plenty of updates over the weekend. Amir Johnson will likely draw the start at center, with Ersan Ilyasova and Richaun Holmes seeing an uptick in minutes off the bench.</text:p>
            <text:p><text:s text:c="8"/></text:p>
            <text:p><text:s text:c="8"/></text:p>
            <text:p><text:s text:c="13"/></text:p>
            <text:p><text:s text:c="14"/></text:p>
            <text:p><text:s text:c="13"/>Source: Keith Pompey on Twitter <text:s text:c="26"/>Apr 13 - 10:39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teve Clifford</text:p>
            <text:p><text:s text:c="17"/></text:p>
            <text:p><text:s text:c="17"/></text:p>
            <text:p><text:s text:c="22"/>- C - <text:s/>Magic</text:p>
            <text:p><text:s text:c="16"/></text:p>
            <text:p><text:s text:c="17"/></text:p>
            <text:p><text:s text:c="12"/></text:p>
            <text:p><text:s text:c="8"/></text:p>
            <text:p><text:s text:c="8"/></text:p>
            <text:p><text:s text:c="8"/></text:p>
            <text:p><text:s text:c="12"/>The Hornets announced on Friday that they relieved Steve Clifford of his head coaching duties.</text:p>
            <text:p><text:s text:c="8"/></text:p>
            <text:p><text:s text:c="8"/></text:p>
            <text:p><text:s text:c="13"/>Clifford was named Charlotte head coach in May of 2013. He finished with a regular-season record of 196-214 (.478 winning percentage). Clifford is the third head coach to be fired since the regular season ended on Wednesday. The Hornets' new President of Basketball Operations and General Manager Mitch Kupchak said the search for a new coach would begin immediately.</text:p>
            <text:p><text:s text:c="8"/></text:p>
            <text:p><text:s text:c="8"/></text:p>
            <text:p><text:s text:c="13"/></text:p>
            <text:p><text:s text:c="14"/></text:p>
            <text:p><text:s text:c="13"/>Source: Adrian Wojnarowski‏ on Twitter <text:s text:c="13"/>Apr 13 - 10:12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el Embiid</text:p>
            <text:p><text:s text:c="17"/></text:p>
            <text:p><text:s text:c="17"/></text:p>
            <text:p><text:s text:c="22"/>- C - <text:s/>76ers</text:p>
            <text:p><text:s text:c="16"/></text:p>
            <text:p><text:s text:c="17"/></text:p>
            <text:p><text:s text:c="12"/></text:p>
            <text:p><text:s text:c="8"/></text:p>
            <text:p><text:s text:c="8"/></text:p>
            <text:p><text:s text:c="8"/></text:p>
            <text:p><text:s text:c="12"/>Joel Embiid (orbital fracture) is listed as out on the injury report for Game 1 Saturday vs. the Heat.</text:p>
            <text:p><text:s text:c="8"/></text:p>
            <text:p><text:s text:c="8"/></text:p>
            <text:p><text:s text:c="13"/>This was expected, as Embiid said he was unlikely to play in Game 1. However, Embiid did leave some wiggle room by telling reporters "there's still a chance." We should have an update on his status following Friday's practice. Amir Johnson, Ersan Ilyasova and Richaun Holmes will divvy up extra minutes if Embiid is unable to play.</text:p>
            <text:p><text:s text:c="8"/></text:p>
            <text:p><text:s text:c="8"/></text:p>
            <text:p><text:s text:c="13"/></text:p>
            <text:p><text:s text:c="14"/></text:p>
            <text:p><text:s text:c="13"/>Source: NBA.com <text:s text:c="42"/>Apr 13 - 9:29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imothe Luwawu</text:p>
            <text:p><text:s text:c="17"/></text:p>
            <text:p><text:s text:c="17"/></text:p>
            <text:p><text:s text:c="22"/>- G - <text:s/>76ers</text:p>
            <text:p><text:s text:c="16"/></text:p>
            <text:p><text:s text:c="17"/></text:p>
            <text:p><text:s text:c="12"/></text:p>
            <text:p><text:s text:c="8"/></text:p>
            <text:p><text:s text:c="8"/></text:p>
            <text:p><text:s text:c="8"/></text:p>
            <text:p><text:s text:c="12"/>Timothe Luwawu-Cabarrot (knee) is listed as out for Game 1 Saturday vs. the Heat.</text:p>
            <text:p><text:s text:c="8"/></text:p>
            <text:p><text:s text:c="8"/></text:p>
            <text:p><text:s text:c="13"/>Luwawu-Cabarrot has been sidelined for over a month due to knee tendinitis. Even when healthy, he will not be a part of the Sixers postseason rotation due to the presence of Marco Belinelli and Markelle Fultz.</text:p>
            <text:p><text:s text:c="8"/></text:p>
            <text:p><text:s text:c="8"/></text:p>
            <text:p><text:s text:c="13"/></text:p>
            <text:p><text:s text:c="14"/></text:p>
            <text:p><text:s text:c="13"/>Source: NBA.com <text:s text:c="42"/>Apr 13 - 9:24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oran Dragic</text:p>
            <text:p><text:s text:c="17"/></text:p>
            <text:p><text:s text:c="17"/></text:p>
            <text:p><text:s text:c="22"/>- G - <text:s/>Heat</text:p>
            <text:p><text:s text:c="16"/></text:p>
            <text:p><text:s text:c="17"/></text:p>
            <text:p><text:s text:c="12"/></text:p>
            <text:p><text:s text:c="8"/></text:p>
            <text:p><text:s text:c="8"/></text:p>
            <text:p><text:s text:c="8"/></text:p>
            <text:p><text:s text:c="12"/>Goran Dragic (knee) said he is 100 percent, but he will feel his knee issue "a little bit" in the playoffs.</text:p>
            <text:p><text:s text:c="8"/></text:p>
            <text:p><text:s text:c="8"/></text:p>
            <text:p><text:s text:c="13"/>"It feels way better now than it was two days ago," Dragic said. "But I’m doing everything that I can. Probably, I’m going to feel it a little bit. But it’s not going to bother me. That’s the only thing that I’m about, I can play through the pain. But as long as it’s not bothering me, I’m OK." The Heat did downplay Dragic's knee issue that kept him out Wednesday, and this isn't the first time he's played through an injury after his elbow problem before the break.</text:p>
            <text:p><text:s text:c="8"/></text:p>
            <text:p><text:s text:c="8"/></text:p>
            <text:p><text:s text:c="13"/></text:p>
            <text:p><text:s text:c="14"/></text:p>
            <text:p><text:s text:c="13"/>Source: Palm Beach Post <text:s text:c="34"/>Apr 12 - 8:0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onzo Ball</text:p>
            <text:p><text:s text:c="17"/></text:p>
            <text:p><text:s text:c="17"/></text:p>
            <text:p><text:s text:c="22"/>- G - <text:s/>Lakers</text:p>
            <text:p><text:s text:c="16"/></text:p>
            <text:p><text:s text:c="17"/></text:p>
            <text:p><text:s text:c="12"/></text:p>
            <text:p><text:s text:c="8"/></text:p>
            <text:p><text:s text:c="8"/></text:p>
            <text:p><text:s text:c="8"/></text:p>
            <text:p><text:s text:c="12"/>If the Lakers want him to, Lonzo Ball said he'll play in summer league.</text:p>
            <text:p><text:s text:c="8"/></text:p>
            <text:p><text:s text:c="8"/></text:p>
            <text:p><text:s text:c="13"/>Ball also said he's not planning to change his shot and he'll continue to get reps up. He added he'll try to get stronger and work on scoring as a whole. After a stat-stuffing month before he got hurt, Ball could become a top-30 pick in standard leagues.</text:p>
            <text:p><text:s text:c="8"/></text:p>
            <text:p><text:s text:c="8"/></text:p>
            <text:p><text:s text:c="13"/></text:p>
            <text:p><text:s text:c="14"/></text:p>
            <text:p><text:s text:c="13"/>Source: Bill Oram on Twitter <text:s text:c="29"/>Apr 12 - 7:1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rook Lopez</text:p>
            <text:p><text:s text:c="17"/></text:p>
            <text:p><text:s text:c="17"/></text:p>
            <text:p><text:s text:c="22"/>- C - <text:s/>Lakers</text:p>
            <text:p><text:s text:c="16"/></text:p>
            <text:p><text:s text:c="17"/></text:p>
            <text:p><text:s text:c="12"/></text:p>
            <text:p><text:s text:c="8"/></text:p>
            <text:p><text:s text:c="8"/></text:p>
            <text:p><text:s text:c="8"/></text:p>
            <text:p><text:s text:c="12"/>Brook Lopez said he's open to taking a reduced salary with the Lakers next year if he felt the Lakers were in position to win a title.</text:p>
            <text:p><text:s text:c="8"/></text:p>
            <text:p><text:s text:c="8"/></text:p>
            <text:p><text:s text:c="13"/>Being open to something doesn't really mean much coming from a pro like Lopez. Reading between the lines here, Lopez could be looking to make a title run with a team like the Warriors -- they haven't announced a starting center for Game 1 yet. He'll be a name to watch and should have value in fantasy with 26-30 minutes per game.</text:p>
            <text:p><text:s text:c="8"/></text:p>
            <text:p><text:s text:c="8"/></text:p>
            <text:p><text:s text:c="13"/></text:p>
            <text:p><text:s text:c="14"/></text:p>
            <text:p><text:s text:c="13"/>Source: Eric Pincus on Twitter <text:s text:c="27"/>Apr 12 - 7:0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Serge Ibaka</text:p>
            <text:p><text:s text:c="17"/></text:p>
            <text:p><text:s text:c="17"/></text:p>
            <text:p><text:s text:c="22"/>- F/C - <text:s/>Raptors</text:p>
            <text:p><text:s text:c="16"/></text:p>
            <text:p><text:s text:c="17"/></text:p>
            <text:p><text:s text:c="12"/></text:p>
            <text:p><text:s text:c="8"/></text:p>
            <text:p><text:s text:c="8"/></text:p>
            <text:p><text:s text:c="8"/></text:p>
            <text:p><text:s text:c="12"/>Serge Ibaka is fine and he will be available for Game 1 against the Wizards.</text:p>
            <text:p><text:s text:c="8"/></text:p>
            <text:p><text:s text:c="8"/></text:p>
            <text:p><text:s text:c="13"/>He got the night off on Wednesday, but did take a shot to his mouth earlier this week. Ibaka's minutes have come down because of the emergence of Pascal Siakam and Jakob Poeltl. It'll be interesting to see how coach Dwane Casey handles the minutes.</text:p>
            <text:p><text:s text:c="8"/></text:p>
            <text:p><text:s text:c="8"/></text:p>
            <text:p><text:s text:c="13"/></text:p>
            <text:p><text:s text:c="14"/></text:p>
            <text:p><text:s text:c="13"/>Source: Eric Koreen on Twitter <text:s text:c="27"/>Apr 12 - 6:4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ulius Randle</text:p>
            <text:p><text:s text:c="17"/></text:p>
            <text:p><text:s text:c="17"/></text:p>
            <text:p><text:s text:c="22"/>- F/C - <text:s/>Lakers</text:p>
            <text:p><text:s text:c="16"/></text:p>
            <text:p><text:s text:c="17"/></text:p>
            <text:p><text:s text:c="12"/></text:p>
            <text:p><text:s text:c="8"/></text:p>
            <text:p><text:s text:c="8"/></text:p>
            <text:p><text:s text:c="8"/></text:p>
            <text:p><text:s text:c="12"/>Restricted free agent Julius Randle said he loves it in Los Angeles.</text:p>
            <text:p><text:s text:c="8"/></text:p>
            <text:p><text:s text:c="8"/></text:p>
            <text:p><text:s text:c="13"/>"It’d be amazing to be here, and hopefully both sides can come to something," Randle said. It was a tale of two seasons for Randle. In the last 12 days of December, he was benched to play under 12 minutes in two games. However, he really picked it up in 2018. Randle is a bit of a mystery because the Lakers may have high hopes this summer.</text:p>
            <text:p><text:s text:c="8"/></text:p>
            <text:p><text:s text:c="8"/></text:p>
            <text:p><text:s text:c="13"/></text:p>
            <text:p><text:s text:c="14"/></text:p>
            <text:p><text:s text:c="13"/>Source: Mike Trudell on Twitter <text:s text:c="26"/>Apr 12 - 6:4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Fred VanVleet</text:p>
            <text:p><text:s text:c="17"/></text:p>
            <text:p><text:s text:c="17"/></text:p>
            <text:p><text:s text:c="22"/>- G - <text:s/>Raptors</text:p>
            <text:p><text:s text:c="16"/></text:p>
            <text:p><text:s text:c="17"/></text:p>
            <text:p><text:s text:c="12"/></text:p>
            <text:p><text:s text:c="8"/></text:p>
            <text:p><text:s text:c="8"/></text:p>
            <text:p><text:s text:c="8"/></text:p>
            <text:p><text:s text:c="12"/>X-rays were negative on Fred VanVleet's shoulder, but he is dealing with soreness on Thursday.</text:p>
            <text:p><text:s text:c="8"/></text:p>
            <text:p><text:s text:c="8"/></text:p>
            <text:p><text:s text:c="13"/>It sounds like he'll have a chance to play on Saturday for Game 1 against the Wizards. VanVleet suffered his shoulder injury late on Wednesday and did not return. He could be a game-time call, but for now it doesn't sound like there's much concern he'll miss time. If he is limited, Delon Wright should see a few extra minutes while Kyle Lowry could see a slight bump.</text:p>
            <text:p><text:s text:c="8"/></text:p>
            <text:p><text:s text:c="8"/></text:p>
            <text:p><text:s text:c="13"/></text:p>
            <text:p><text:s text:c="14"/></text:p>
            <text:p><text:s text:c="13"/>Source: Eric Smith on Twitter <text:s text:c="28"/>Apr 12 - 6:2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tephen Curry</text:p>
            <text:p><text:s text:c="17"/></text:p>
            <text:p><text:s text:c="17"/></text:p>
            <text:p><text:s text:c="22"/>- G - <text:s/>Warriors</text:p>
            <text:p><text:s text:c="16"/></text:p>
            <text:p><text:s text:c="17"/></text:p>
            <text:p><text:s text:c="12"/></text:p>
            <text:p><text:s text:c="8"/></text:p>
            <text:p><text:s text:c="8"/></text:p>
            <text:p><text:s text:c="8"/></text:p>
            <text:p><text:s text:c="12"/>Stephen Curry (knee) is not expected to play a minute in the first round, according to coach Steve Kerr.</text:p>
            <text:p><text:s text:c="8"/></text:p>
            <text:p><text:s text:c="8"/></text:p>
            <text:p><text:s text:c="13"/>Kerr has felt this way since the MRI last month while Curry seems to want to play, so this isn't a major update. The Warriors will have a re-evaluation tomorrow, which could change things for the former two-time MVP. For now, it should be Quinn Cook as the starter on Saturday and likely for the whole first round.</text:p>
            <text:p><text:s text:c="8"/></text:p>
            <text:p><text:s text:c="8"/></text:p>
            <text:p><text:s text:c="13"/></text:p>
            <text:p><text:s text:c="14"/></text:p>
            <text:p><text:s text:c="13"/>Source: Anthony Slater on Twitter <text:s text:c="24"/>Apr 12 - 6:0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 Iguodala</text:p>
            <text:p><text:s text:c="17"/></text:p>
            <text:p><text:s text:c="17"/></text:p>
            <text:p><text:s text:c="22"/>- G/F - <text:s/>Warriors</text:p>
            <text:p><text:s text:c="16"/></text:p>
            <text:p><text:s text:c="17"/></text:p>
            <text:p><text:s text:c="12"/></text:p>
            <text:p><text:s text:c="8"/></text:p>
            <text:p><text:s text:c="8"/></text:p>
            <text:p><text:s text:c="8"/></text:p>
            <text:p><text:s text:c="12"/>Andre Iguodala (knee) was on the practice floor on Thursday and coach Steve Kerr said the forward would be ready for Game 1 on Saturday.</text:p>
            <text:p><text:s text:c="8"/></text:p>
            <text:p><text:s text:c="8"/></text:p>
            <text:p><text:s text:c="13"/>Knee soreness has been a culprit to keep Iguodala out of games for a good portion of 2018, and he's had numerous knee problems in his career. The Warriors are going to have to improve their defense to make a run while Stephen Curry is out, so Iguodala should see close to 30 minutes, assuming he's healthy.</text:p>
            <text:p><text:s text:c="8"/></text:p>
            <text:p><text:s text:c="8"/></text:p>
            <text:p><text:s text:c="13"/></text:p>
            <text:p><text:s text:c="14"/></text:p>
            <text:p><text:s text:c="13"/>Source: Mark Medina on Twitter <text:s text:c="27"/>Apr 12 - 5:2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Andre Bembry</text:p>
            <text:p><text:s text:c="17"/></text:p>
            <text:p><text:s text:c="17"/></text:p>
            <text:p><text:s text:c="22"/>- F - <text:s/>Hawks</text:p>
            <text:p><text:s text:c="16"/></text:p>
            <text:p><text:s text:c="17"/></text:p>
            <text:p><text:s text:c="12"/></text:p>
            <text:p><text:s text:c="8"/></text:p>
            <text:p><text:s text:c="8"/></text:p>
            <text:p><text:s text:c="8"/></text:p>
            <text:p><text:s text:c="12"/>DeAndre Bembry suffered a right wrist fracture and is expected to miss 4-6 weeks.</text:p>
            <text:p><text:s text:c="8"/></text:p>
            <text:p><text:s text:c="8"/></text:p>
            <text:p><text:s text:c="13"/>What a brutal season for Bembry. Here's a rundown of his injuries before this wrist issue: abdomen issue in February, March and April, a groin injury in February and January, and another right wrist issue to cost him time in October, and a triceps strain that cost him most of camp. After his promising summer league in 2017, Bembry sure could use a change to his luck.</text:p>
            <text:p><text:s text:c="8"/></text:p>
            <text:p><text:s text:c="8"/></text:p>
            <text:p><text:s text:c="13"/></text:p>
            <text:p><text:s text:c="14"/></text:p>
            <text:p><text:s text:c="13"/>Source: Michael Cunningham on Twitter <text:s text:c="20"/>Apr 12 - 4:3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orey Brewer</text:p>
            <text:p><text:s text:c="17"/></text:p>
            <text:p><text:s text:c="17"/></text:p>
            <text:p><text:s text:c="22"/>- G/F - <text:s/>Thunder</text:p>
            <text:p><text:s text:c="16"/></text:p>
            <text:p><text:s text:c="17"/></text:p>
            <text:p><text:s text:c="12"/></text:p>
            <text:p><text:s text:c="8"/></text:p>
            <text:p><text:s text:c="8"/></text:p>
            <text:p><text:s text:c="8"/></text:p>
            <text:p><text:s text:c="12"/>Corey Brewer (knee) will receive treatment on his sprained knee over next few days and plans to play in Game 1 against Utah on Sunday, according to Shams Charania of Yahoo! Sports.</text:p>
            <text:p><text:s text:c="8"/></text:p>
            <text:p><text:s text:c="8"/></text:p>
            <text:p><text:s text:c="13"/>That's good news after Brewer limped off the court on Wednesday. After the game, Paul George and Brewer didn't sound too concerned, so Brewer should have a good chance to play. If he's healthy, he should start and play minutes close to 30.</text:p>
            <text:p><text:s text:c="8"/></text:p>
            <text:p><text:s text:c="8"/></text:p>
            <text:p><text:s text:c="13"/></text:p>
            <text:p><text:s text:c="14"/></text:p>
            <text:p><text:s text:c="13"/>Source: Shams Charania on Twitter <text:s text:c="24"/>Apr 12 - 4:2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yle Korver</text:p>
            <text:p><text:s text:c="17"/></text:p>
            <text:p><text:s text:c="17"/></text:p>
            <text:p><text:s text:c="22"/>- G/F - <text:s/>Cavaliers</text:p>
            <text:p><text:s text:c="16"/></text:p>
            <text:p><text:s text:c="17"/></text:p>
            <text:p><text:s text:c="12"/></text:p>
            <text:p><text:s text:c="8"/></text:p>
            <text:p><text:s text:c="8"/></text:p>
            <text:p><text:s text:c="8"/></text:p>
            <text:p><text:s text:c="12"/>Kyle Korver is "getting better" and isn't 100 percent yet, according to coach Ty Lue.</text:p>
            <text:p><text:s text:c="8"/></text:p>
            <text:p><text:s text:c="8"/></text:p>
            <text:p><text:s text:c="13"/>He did not play on Wednesday, but Korver has been dealing with a nagging foot injury for about a month. The Cavs could wind up limiting him to start, which would mean a few more minutes for J.R. Smith, Rodney Hood and maybe Cedi Osman.</text:p>
            <text:p><text:s text:c="8"/></text:p>
            <text:p><text:s text:c="8"/></text:p>
            <text:p><text:s text:c="13"/></text:p>
            <text:p><text:s text:c="14"/></text:p>
            <text:p><text:s text:c="13"/>Source: Tom Withers on Twitter <text:s text:c="27"/>Apr 12 - 3:4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odney Hood</text:p>
            <text:p><text:s text:c="17"/></text:p>
            <text:p><text:s text:c="17"/></text:p>
            <text:p><text:s text:c="22"/>- G/F - <text:s/>Cavaliers</text:p>
            <text:p><text:s text:c="16"/></text:p>
            <text:p><text:s text:c="17"/></text:p>
            <text:p><text:s text:c="12"/></text:p>
            <text:p><text:s text:c="8"/></text:p>
            <text:p><text:s text:c="8"/></text:p>
            <text:p><text:s text:c="8"/></text:p>
            <text:p><text:s text:c="12"/>Rodney Hood (Achilles) is healthy and will be ready for Game 1 against the Pacers.</text:p>
            <text:p><text:s text:c="8"/></text:p>
            <text:p><text:s text:c="8"/></text:p>
            <text:p><text:s text:c="13"/>He was held out for the last 2.5 games as a precaution for his nagging Achilles injury. Hood has quite the injury history, so it makes sense that the Cavs handled him so carefully. He'll likely be looking at minutes in the 20s and is a candidate to start.</text:p>
            <text:p><text:s text:c="8"/></text:p>
            <text:p><text:s text:c="8"/></text:p>
            <text:p><text:s text:c="13"/></text:p>
            <text:p><text:s text:c="14"/></text:p>
            <text:p><text:s text:c="13"/>Source: Tom Withers on Twitter <text:s text:c="27"/>Apr 12 - 3:3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nes Kanter</text:p>
            <text:p><text:s text:c="17"/></text:p>
            <text:p><text:s text:c="17"/></text:p>
            <text:p><text:s text:c="22"/>- C - <text:s/>Knicks</text:p>
            <text:p><text:s text:c="16"/></text:p>
            <text:p><text:s text:c="17"/></text:p>
            <text:p><text:s text:c="12"/></text:p>
            <text:p><text:s text:c="8"/></text:p>
            <text:p><text:s text:c="8"/></text:p>
            <text:p><text:s text:c="8"/></text:p>
            <text:p><text:s text:c="12"/>Enes Kanter said it's accurate to say that he's leaning toward opting out of his $18.6 million player option to seek a long-term deal this summer.</text:p>
            <text:p><text:s text:c="8"/></text:p>
            <text:p><text:s text:c="8"/></text:p>
            <text:p><text:s text:c="13"/>He did add he would like to stay with the Knicks long term. In their front office press conference today, the Knicks hinted that they'd like to take a more patient approach to building their roster. In other words, they may try to pull a carbon-copy version of what Sam Hinkie did, but of course there is only one master of trusting the process. If Kanter does opt out, the Knicks likely wouldn't be too aggressive, but you never really know with that team.</text:p>
            <text:p><text:s text:c="8"/></text:p>
            <text:p><text:s text:c="8"/></text:p>
            <text:p><text:s text:c="13"/></text:p>
            <text:p><text:s text:c="14"/></text:p>
            <text:p><text:s text:c="13"/>Source: Ian Begley on Twitter <text:s text:c="28"/>Apr 12 - 3:3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auri Markkanen</text:p>
            <text:p><text:s text:c="17"/></text:p>
            <text:p><text:s text:c="17"/></text:p>
            <text:p><text:s text:c="22"/>- F - <text:s/>Bulls</text:p>
            <text:p><text:s text:c="16"/></text:p>
            <text:p><text:s text:c="17"/></text:p>
            <text:p><text:s text:c="12"/></text:p>
            <text:p><text:s text:c="8"/></text:p>
            <text:p><text:s text:c="8"/></text:p>
            <text:p><text:s text:c="8"/></text:p>
            <text:p><text:s text:c="12"/>VP of Basketball Operations John Paxson said Lauri Markkanen became a "foundational piece" this year.</text:p>
            <text:p><text:s text:c="8"/></text:p>
            <text:p><text:s text:c="8"/></text:p>
            <text:p><text:s text:c="13"/>"From my seat he exceeded expectations," Paxson said. "A foundational piece for everything we want to be. We’re lucky." The Bulls front office added their favorite little saying as well in their exit interview. "We're going to be young. We're going to be athletic," Paxson added. The Bulls will continue to use their guards to drive and kick the ball out, but Markkanen also showed he can create on his own. He'll be coming off the board in near pick 50 next year.</text:p>
            <text:p><text:s text:c="8"/></text:p>
            <text:p><text:s text:c="8"/></text:p>
            <text:p><text:s text:c="13"/></text:p>
            <text:p><text:s text:c="14"/></text:p>
            <text:p><text:s text:c="13"/>Source: Vincent Goodwill on Twitter <text:s text:c="22"/>Apr 12 - 2:5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e Harris</text:p>
            <text:p><text:s text:c="17"/></text:p>
            <text:p><text:s text:c="17"/></text:p>
            <text:p><text:s text:c="22"/>- G/F - <text:s/>Nets</text:p>
            <text:p><text:s text:c="16"/></text:p>
            <text:p><text:s text:c="17"/></text:p>
            <text:p><text:s text:c="12"/></text:p>
            <text:p><text:s text:c="8"/></text:p>
            <text:p><text:s text:c="8"/></text:p>
            <text:p><text:s text:c="8"/></text:p>
            <text:p><text:s text:c="12"/>Unrestricted free agent Joe Harris said he would like to stay with the Nets next year.</text:p>
            <text:p><text:s text:c="8"/></text:p>
            <text:p><text:s text:c="8"/></text:p>
            <text:p><text:s text:c="13"/>"I think everybody is kind of on the same line [of thinking] right here," Harris said about himself, his agent, GM Sean Marks and coach Kenny Atkinson. Harris wasn't in the rotation to start the year, but the injuries to Jeremy Lin and D'Angelo Russell got him some minutes. He had a mini-breakout year and he'll likely be looking at a multi-year, guaranteed deal.</text:p>
            <text:p><text:s text:c="8"/></text:p>
            <text:p><text:s text:c="8"/></text:p>
            <text:p><text:s text:c="13"/></text:p>
            <text:p><text:s text:c="14"/></text:p>
            <text:p><text:s text:c="13"/>Source: Brian Lewis on Twitter <text:s text:c="27"/>Apr 12 - 2:3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aron Gordon</text:p>
            <text:p><text:s text:c="17"/></text:p>
            <text:p><text:s text:c="17"/></text:p>
            <text:p><text:s text:c="22"/>- F - <text:s/>Magic</text:p>
            <text:p><text:s text:c="16"/></text:p>
            <text:p><text:s text:c="17"/></text:p>
            <text:p><text:s text:c="12"/></text:p>
            <text:p><text:s text:c="8"/></text:p>
            <text:p><text:s text:c="8"/></text:p>
            <text:p><text:s text:c="8"/></text:p>
            <text:p><text:s text:c="12"/>Aaron Gordon said a max contract would be his ideal scenario for free agency this summer.</text:p>
            <text:p><text:s text:c="8"/></text:p>
            <text:p><text:s text:c="8"/></text:p>
            <text:p><text:s text:c="13"/>"Ideal is max. That would be ideal," Gordon said. "Three letters. ... Definitely here." As a restricted free agent, the Magic can match all offers on Gordon after a career year in basically every category for counting stats. He started off on fire to start the season, but wasn't able to keep it going. Plus, he really needs to increase his performance at the charity stripe to be an early-round guy.</text:p>
            <text:p><text:s text:c="8"/></text:p>
            <text:p><text:s text:c="8"/></text:p>
            <text:p><text:s text:c="13"/></text:p>
            <text:p><text:s text:c="14"/></text:p>
            <text:p><text:s text:c="13"/>Source: Josh Robbins on Twiter <text:s text:c="27"/>Apr 12 - 2:2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mal Murray</text:p>
            <text:p><text:s text:c="17"/></text:p>
            <text:p><text:s text:c="17"/></text:p>
            <text:p><text:s text:c="22"/>- G - <text:s/>Nuggets</text:p>
            <text:p><text:s text:c="16"/></text:p>
            <text:p><text:s text:c="17"/></text:p>
            <text:p><text:s text:c="12"/></text:p>
            <text:p><text:s text:c="8"/></text:p>
            <text:p><text:s text:c="8"/></text:p>
            <text:p><text:s text:c="8"/></text:p>
            <text:p><text:s text:c="12"/>Jamal Murray plans to work on his jumper a lot this summer.</text:p>
            <text:p><text:s text:c="8"/></text:p>
            <text:p><text:s text:c="8"/></text:p>
            <text:p><text:s text:c="13"/>"My free throw percentage should be my three-point percentage," Murray said. Thanks to his 90.5 FT% this year, He lived up to the hype and beyond last season, so why not hype him up even more the first day of the offseason? Murray was an 88th percentile spot-up shooter this season and he was 87th percentile on off-screen plays, so making his jumper even better would put him in the upper echelon for shooters. He's just 21, so don't be surprised if he goes from a top-40 guy this year to a top-25 guy next season.</text:p>
            <text:p><text:s text:c="8"/></text:p>
            <text:p><text:s text:c="8"/></text:p>
            <text:p><text:s text:c="13"/></text:p>
            <text:p><text:s text:c="14"/></text:p>
            <text:p><text:s text:c="13"/>Source: Harrison Wind on Twitter <text:s text:c="25"/>Apr 12 - 2:2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ike Scott</text:p>
            <text:p><text:s text:c="17"/></text:p>
            <text:p><text:s text:c="17"/></text:p>
            <text:p><text:s text:c="22"/>- F - <text:s/>Wizards</text:p>
            <text:p><text:s text:c="16"/></text:p>
            <text:p><text:s text:c="17"/></text:p>
            <text:p><text:s text:c="12"/></text:p>
            <text:p><text:s text:c="8"/></text:p>
            <text:p><text:s text:c="8"/></text:p>
            <text:p><text:s text:c="8"/></text:p>
            <text:p><text:s text:c="12"/>Mike Scott has been diagnosed with a concussion.</text:p>
            <text:p><text:s text:c="8"/></text:p>
            <text:p><text:s text:c="8"/></text:p>
            <text:p><text:s text:c="13"/>He took a blow to the head on Wednesday night and didn't fly back with the team to Washington. Scott will be re-evaluated within 24 hours and should be considered questionable for Game 1 vs. the Raptors on Saturday. If Scott can't go, expect the Wizards to deploy more small-ball lineups.</text:p>
            <text:p><text:s text:c="8"/></text:p>
            <text:p><text:s text:c="8"/></text:p>
            <text:p><text:s text:c="13"/></text:p>
            <text:p><text:s text:c="14"/></text:p>
            <text:p><text:s text:c="13"/>Source: Washington Post <text:s text:c="34"/>Apr 12 - 1:4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Kris Dunn</text:p>
            <text:p><text:s text:c="17"/></text:p>
            <text:p><text:s text:c="17"/></text:p>
            <text:p><text:s text:c="22"/>- G - <text:s/>Bulls</text:p>
            <text:p><text:s text:c="16"/></text:p>
            <text:p><text:s text:c="17"/></text:p>
            <text:p><text:s text:c="12"/></text:p>
            <text:p><text:s text:c="8"/></text:p>
            <text:p><text:s text:c="8"/></text:p>
            <text:p><text:s text:c="8"/></text:p>
            <text:p><text:s text:c="12"/>Vice President of Basketball Operations John Paxson said Kris Dunn will return as the starting point guard.</text:p>
            <text:p><text:s text:c="8"/></text:p>
            <text:p><text:s text:c="8"/></text:p>
            <text:p><text:s text:c="13"/>"I feel really good about going into the next season with [Kris] Dunn as our starter and [Cameron] Payne as our backup." There was no mention of third-string PG Jerian Grant. Dunn has his flaws offensively, but his first season in Chicago was a success. He averaged 13.6 points, 6.3 assists, 4.2 rebounds, 2.0 steals, 0.6 blocks, 1.1 triples and 2.5 turnovers in 43 starts, and if he improves his shot selection, his jumper and his ball security, Dunn will have a lot of intrigue as a mid-round pick.</text:p>
            <text:p><text:s text:c="8"/></text:p>
            <text:p><text:s text:c="8"/></text:p>
            <text:p><text:s text:c="13"/>Related: Jerian Grant, Cameron Payne</text:p>
            <text:p><text:s text:c="14"/></text:p>
            <text:p><text:s text:c="13"/>Source: Bulls on Twitter <text:s text:c="33"/>Apr 12 - 12:2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eremy Lin</text:p>
            <text:p><text:s text:c="17"/></text:p>
            <text:p><text:s text:c="17"/></text:p>
            <text:p><text:s text:c="22"/>- G - <text:s/>Nets</text:p>
            <text:p><text:s text:c="16"/></text:p>
            <text:p><text:s text:c="17"/></text:p>
            <text:p><text:s text:c="12"/></text:p>
            <text:p><text:s text:c="8"/></text:p>
            <text:p><text:s text:c="8"/></text:p>
            <text:p><text:s text:c="8"/></text:p>
            <text:p><text:s text:c="12"/>Nets coach Kenny Atkinson said he's impressed with how quickly Jeremy Lin (knee) is progressing.</text:p>
            <text:p><text:s text:c="8"/></text:p>
            <text:p><text:s text:c="8"/></text:p>
            <text:p><text:s text:c="13"/>"We’ve just got to be really super, super-cautious," Atkinson said. "We don’t want to rush this in April, May. But I was blown away at how well he was moving, and the stuff he did yesterday." Lin hasn't had any setbacks and will be 100 percent for training camp. He exercised his $12.5 million player option for 2018-19, but his path to fantasy value will be complicated because of D'Angelo Russell and Spencer Dinwiddie.</text:p>
            <text:p><text:s text:c="8"/></text:p>
            <text:p><text:s text:c="8"/></text:p>
            <text:p><text:s text:c="13"/></text:p>
            <text:p><text:s text:c="14"/></text:p>
            <text:p><text:s text:c="13"/>Source: Brian Lewis on Twitter <text:s text:c="27"/>Apr 12 - 10:44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y Lawson</text:p>
            <text:p><text:s text:c="17"/></text:p>
            <text:p><text:s text:c="17"/></text:p>
            <text:p><text:s text:c="22"/>- G - <text:s/>Wizards</text:p>
            <text:p><text:s text:c="16"/></text:p>
            <text:p><text:s text:c="17"/></text:p>
            <text:p><text:s text:c="12"/></text:p>
            <text:p><text:s text:c="8"/></text:p>
            <text:p><text:s text:c="8"/></text:p>
            <text:p><text:s text:c="8"/></text:p>
            <text:p><text:s text:c="12"/>The Wizards have signed Ty Lawson according to Shams Charania of Yahoo Sports.</text:p>
            <text:p><text:s text:c="8"/></text:p>
            <text:p><text:s text:c="8"/></text:p>
            <text:p><text:s text:c="13"/>His season in China just ended, so Lawson will be joining the Wizards just in time for the postseason. Washington should be thrilled with the way Tomas Satoransky has played as John Wall's backup, so there's no guarantee that Lawson will be in the rotation.</text:p>
            <text:p><text:s text:c="8"/></text:p>
            <text:p><text:s text:c="8"/></text:p>
            <text:p><text:s text:c="13"/></text:p>
            <text:p><text:s text:c="14"/></text:p>
            <text:p><text:s text:c="13"/>Source: Shams Charania on Twitter <text:s text:c="24"/>Apr 12 - 10:36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rrett Allen</text:p>
            <text:p><text:s text:c="17"/></text:p>
            <text:p><text:s text:c="17"/></text:p>
            <text:p><text:s text:c="22"/>- C - <text:s/>Nets</text:p>
            <text:p><text:s text:c="16"/></text:p>
            <text:p><text:s text:c="17"/></text:p>
            <text:p><text:s text:c="12"/></text:p>
            <text:p><text:s text:c="8"/></text:p>
            <text:p><text:s text:c="8"/></text:p>
            <text:p><text:s text:c="8"/></text:p>
            <text:p><text:s text:c="12"/>Jarrett Allen said he's "definitely" going to "add a lot of muscle" this offseason.</text:p>
            <text:p><text:s text:c="8"/></text:p>
            <text:p><text:s text:c="8"/></text:p>
            <text:p><text:s text:c="13"/>"I want to add strength, shooting, and offensive game stuff," he said. "[Defensively], I think I’ve done pretty well, and I know I’ll get even better with time, but I need to work on offensive skills, dribbling, shooting, and post work." Allen averaged 10.5 points, 6.4 rebounds, 1.0 assists and 1.7 blocks in 23.8 minutes when he moved into the starting lineup, shooting 62.1% from the field and 80.5% from the line. Still only 19, he's going to generate a lot of hype this summer.</text:p>
            <text:p><text:s text:c="8"/></text:p>
            <text:p><text:s text:c="8"/></text:p>
            <text:p><text:s text:c="13"/></text:p>
            <text:p><text:s text:c="14"/></text:p>
            <text:p><text:s text:c="13"/>Source: Basketball Insiders <text:s text:c="30"/>Apr 12 - 10:29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Wesley Matthews</text:p>
            <text:p><text:s text:c="17"/></text:p>
            <text:p><text:s text:c="17"/></text:p>
            <text:p><text:s text:c="22"/>- G/F - <text:s/>Mavericks</text:p>
            <text:p><text:s text:c="16"/></text:p>
            <text:p><text:s text:c="17"/></text:p>
            <text:p><text:s text:c="12"/></text:p>
            <text:p><text:s text:c="8"/></text:p>
            <text:p><text:s text:c="8"/></text:p>
            <text:p><text:s text:c="8"/></text:p>
            <text:p><text:s text:c="12"/>Wesley Matthews (leg) said he hasn't decided if he will pick up his player option for 2018-19.</text:p>
            <text:p><text:s text:c="8"/></text:p>
            <text:p><text:s text:c="8"/></text:p>
            <text:p><text:s text:c="13"/>Matthews has a player option for $18.6M, so it's hard to imagine him walking away from that. Matthews will be heading into his age-32 season and is coming off a fracture to his right proximal fibula, but he should 100 percent for training camp. He averaged 12.7 points, 3.1 rebounds, 2.7 assists, 1.2 steals and 2.4 triples on 40.6% shooting, finishing with top-100 value on a per-game basis.</text:p>
            <text:p><text:s text:c="8"/></text:p>
            <text:p><text:s text:c="8"/></text:p>
            <text:p><text:s text:c="13"/></text:p>
            <text:p><text:s text:c="14"/></text:p>
            <text:p><text:s text:c="13"/>Source: Eddie Sefko on Twitter <text:s text:c="27"/>Apr 12 - 10:24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ick Carlisle</text:p>
            <text:p><text:s text:c="17"/></text:p>
            <text:p><text:s text:c="17"/></text:p>
            <text:p><text:s text:c="22"/>- C - <text:s/>Mavericks</text:p>
            <text:p><text:s text:c="16"/></text:p>
            <text:p><text:s text:c="17"/></text:p>
            <text:p><text:s text:c="12"/></text:p>
            <text:p><text:s text:c="8"/></text:p>
            <text:p><text:s text:c="8"/></text:p>
            <text:p><text:s text:c="8"/></text:p>
            <text:p><text:s text:c="12"/>Dallas coach Rick Carlisle was frank in his assessment of the season.</text:p>
            <text:p><text:s text:c="8"/></text:p>
            <text:p><text:s text:c="8"/></text:p>
            <text:p><text:s text:c="13"/>"You can't put lipstick on a pig," Carlisle said Wednesday. "A 24-win season is a 24-win season." President of basketball operations Donnie Nelson said the fans deserved better than this, but they can turn things around quickly with a big offseason. Carlisle's job should be safe, Dirk Nowitzki will be back and the Mavericks will likely have a top-5 pick, but Dennis Smith Jr.'s growth this summer will arguably be the most important thing for this team. As for free agency, Nelson said he's planning to be "extremely active."</text:p>
            <text:p><text:s text:c="8"/></text:p>
            <text:p><text:s text:c="8"/></text:p>
            <text:p><text:s text:c="13"/></text:p>
            <text:p><text:s text:c="14"/></text:p>
            <text:p><text:s text:c="13"/>Source: Sportsday <text:s text:c="40"/>Apr 12 - 10:17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Frank Vogel</text:p>
            <text:p><text:s text:c="17"/></text:p>
            <text:p><text:s text:c="17"/></text:p>
            <text:p><text:s text:c="22"/>- C - <text:s/>Magic</text:p>
            <text:p><text:s text:c="16"/></text:p>
            <text:p><text:s text:c="17"/></text:p>
            <text:p><text:s text:c="12"/></text:p>
            <text:p><text:s text:c="8"/></text:p>
            <text:p><text:s text:c="8"/></text:p>
            <text:p><text:s text:c="8"/></text:p>
            <text:p><text:s text:c="12"/>According to ESPN's Adrian Wojnarowski, the Magic have fired head coach Frank Vogel.</text:p>
            <text:p><text:s text:c="8"/></text:p>
            <text:p><text:s text:c="8"/></text:p>
            <text:p><text:s text:c="13"/>Vogel had a lot of success as the head coach for the Pacers, but his time with the Magic wa a different story. The Magic had a <text:s/>54-110 during his two seasons at the helm, so they will move on to their fifth coach since firing Stan Van Gundy in 2012. This job opening will certainly have a lot of appeal, as the Magic have some nice young pieces in Aaron Gordon and Jonathan Isaac to go with a likely top-5 pick in a strong draft.</text:p>
            <text:p><text:s text:c="8"/></text:p>
            <text:p><text:s text:c="8"/></text:p>
            <text:p><text:s text:c="13"/></text:p>
            <text:p><text:s text:c="14"/></text:p>
            <text:p><text:s text:c="13"/>Source: ESPN <text:s text:c="45"/>Apr 12 - 9:1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illon Brooks</text:p>
            <text:p><text:s text:c="17"/></text:p>
            <text:p><text:s text:c="17"/></text:p>
            <text:p><text:s text:c="22"/>- G/F - <text:s/>Grizzlies</text:p>
            <text:p><text:s text:c="16"/></text:p>
            <text:p><text:s text:c="17"/></text:p>
            <text:p><text:s text:c="12"/></text:p>
            <text:p><text:s text:c="8"/></text:p>
            <text:p><text:s text:c="8"/></text:p>
            <text:p><text:s text:c="8"/></text:p>
            <text:p><text:s text:c="12"/>Dillon Brooks scored a career-high 36 points on Wednesday, going 14-of-22 from the field with three 3-pointers, seven rebounds, two steals and one assist.</text:p>
            <text:p><text:s text:c="8"/></text:p>
            <text:p><text:s text:c="8"/></text:p>
            <text:p><text:s text:c="13"/>Brooks also went 5-of-5 from the line with just two turnovers in 33 minutes of action. He came full-circle with this performance, ending the season with a bang after making his NBA debut with an unexpected 19-point, four-steal gem back on Oct. 18. He's a player to monitor closely throughout the offseason and training camp.</text:p>
            <text:p><text:s text:c="8"/></text:p>
            <text:p><text:s text:c="8"/></text:p>
            <text:p><text:s text:c="13"/></text:p>
            <text:p><text:s text:c="14"/></text:p>
            <text:p><text:s text:c="13"/>Apr 12 - 2:05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eff Hornacek</text:p>
            <text:p><text:s text:c="17"/></text:p>
            <text:p><text:s text:c="17"/></text:p>
            <text:p><text:s text:c="22"/>- G - <text:s/>Knicks</text:p>
            <text:p><text:s text:c="16"/></text:p>
            <text:p><text:s text:c="17"/></text:p>
            <text:p><text:s text:c="12"/></text:p>
            <text:p><text:s text:c="8"/></text:p>
            <text:p><text:s text:c="8"/></text:p>
            <text:p><text:s text:c="8"/></text:p>
            <text:p><text:s text:c="12"/>The Knicks have fired coach Jeff Hornacek, according to Adrian Wojnarowski.</text:p>
            <text:p><text:s text:c="8"/></text:p>
            <text:p><text:s text:c="8"/></text:p>
            <text:p><text:s text:c="13"/>Hornacek has a career record of 161-216 as a head coach (42.7%), and he went a combined 60-104 (36.6%) in two season with the Knicks. There are expected to be multiple coaching vacancies this summer, including potentially the Suns, Magic and Pistons, which may have expedited New York's decision to remove Hornacek mere hours after their final game -- they'll now get the first shot at available candidates. Mark Jackson, David Fizdale, David Blatt and Jerry Stackhouse have already emerged as possibilities, and it remains to be seen where Hornacek heads next.</text:p>
            <text:p><text:s text:c="8"/></text:p>
            <text:p><text:s text:c="8"/></text:p>
            <text:p><text:s text:c="13"/></text:p>
            <text:p><text:s text:c="14"/></text:p>
            <text:p><text:s text:c="13"/>Source: Adrian Wojnarowski on Twitter <text:s text:c="20"/>Apr 12 - 1:42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onovan Mitchell</text:p>
            <text:p><text:s text:c="17"/></text:p>
            <text:p><text:s text:c="17"/></text:p>
            <text:p><text:s text:c="22"/>- G - <text:s/>Jazz</text:p>
            <text:p><text:s text:c="16"/></text:p>
            <text:p><text:s text:c="17"/></text:p>
            <text:p><text:s text:c="12"/></text:p>
            <text:p><text:s text:c="8"/></text:p>
            <text:p><text:s text:c="8"/></text:p>
            <text:p><text:s text:c="8"/></text:p>
            <text:p><text:s text:c="12"/>Donovan Mitchell couldn't get his shots to drop on Wednesday, going 6-of-23 from the field for 17 points, six boards, five assists, two steals and one 3-pointer.</text:p>
            <text:p><text:s text:c="8"/></text:p>
            <text:p><text:s text:c="8"/></text:p>
            <text:p><text:s text:c="13"/>A victory would have made Utah the Northwest Division champs and handed them the No. 3 seed, but instead those honors went to the Blazers. This snaps a six-game win streak for the Jazz, but Mitchell has proven repeatedly that one bad game won't affect his confidence -- expect him to come out firing when Utah squares off vs. Oklahoma City in the first round of the playoffs.</text:p>
            <text:p><text:s text:c="8"/></text:p>
            <text:p><text:s text:c="8"/></text:p>
            <text:p><text:s text:c="13"/></text:p>
            <text:p><text:s text:c="14"/></text:p>
            <text:p><text:s text:c="13"/>Apr 12 - 1:26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nte Exum</text:p>
            <text:p><text:s text:c="17"/></text:p>
            <text:p><text:s text:c="17"/></text:p>
            <text:p><text:s text:c="22"/>- G - <text:s/>Jazz</text:p>
            <text:p><text:s text:c="16"/></text:p>
            <text:p><text:s text:c="17"/></text:p>
            <text:p><text:s text:c="12"/></text:p>
            <text:p><text:s text:c="8"/></text:p>
            <text:p><text:s text:c="8"/></text:p>
            <text:p><text:s text:c="8"/></text:p>
            <text:p><text:s text:c="12"/>Dante Exum (left leg) was quiet in 20 minutes off the bench on Wednesday, scoring six points on 2-of-6 FGs and 2-of-2 FTs with three assists and one rebound.</text:p>
            <text:p><text:s text:c="8"/></text:p>
            <text:p><text:s text:c="8"/></text:p>
            <text:p><text:s text:c="13"/>Exum left early on Tuesday due to soreness in his lower left leg, but the fact that Utah let him play in a back-to-back situation confirms it's nothing serious. He's given the Jazz a nice change-of-pace addition to the second unit but has yet to provide reliable value -- even as a DFS streamer, he's too risky to deploy with regularity.</text:p>
            <text:p><text:s text:c="8"/></text:p>
            <text:p><text:s text:c="8"/></text:p>
            <text:p><text:s text:c="13"/></text:p>
            <text:p><text:s text:c="14"/></text:p>
            <text:p><text:s text:c="13"/>Apr 12 - 1:26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van Turner</text:p>
            <text:p><text:s text:c="17"/></text:p>
            <text:p><text:s text:c="17"/></text:p>
            <text:p><text:s text:c="22"/>- G/F - <text:s/>Trail Blazers</text:p>
            <text:p><text:s text:c="16"/></text:p>
            <text:p><text:s text:c="17"/></text:p>
            <text:p><text:s text:c="12"/></text:p>
            <text:p><text:s text:c="8"/></text:p>
            <text:p><text:s text:c="8"/></text:p>
            <text:p><text:s text:c="8"/></text:p>
            <text:p><text:s text:c="12"/>Evan Turner tied his season-high with four steals during Wednesday's home win vs. the Jazz, adding four points on 2-of-6 shooting, four rebounds, one block and one assist in 28 minutes.</text:p>
            <text:p><text:s text:c="8"/></text:p>
            <text:p><text:s text:c="8"/></text:p>
            <text:p><text:s text:c="13"/>Turner has now recorded at least one steal in three straight games, which is the second time all season that's happened. His lack of statistical versatility precedes him, of course, so we're not reading into the recent upswing in defense. His role could also be dented with Moe Harkless (knee) potentially returning within the next week.</text:p>
            <text:p><text:s text:c="8"/></text:p>
            <text:p><text:s text:c="8"/></text:p>
            <text:p><text:s text:c="13"/></text:p>
            <text:p><text:s text:c="14"/></text:p>
            <text:p><text:s text:c="13"/>Apr 12 - 1:23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mian Lillard</text:p>
            <text:p><text:s text:c="17"/></text:p>
            <text:p><text:s text:c="17"/></text:p>
            <text:p><text:s text:c="22"/>- G - <text:s/>Trail Blazers</text:p>
            <text:p><text:s text:c="16"/></text:p>
            <text:p><text:s text:c="17"/></text:p>
            <text:p><text:s text:c="12"/></text:p>
            <text:p><text:s text:c="8"/></text:p>
            <text:p><text:s text:c="8"/></text:p>
            <text:p><text:s text:c="8"/></text:p>
            <text:p><text:s text:c="12"/>Blazers snapped their four-game losing streak on Wednesday, led by Damian Lillard's 36 points (13-of-25 FGs, 6-of-6 FTs), 10 assists, four 3-pointers, one rebound and one steal in 37 minutes.</text:p>
            <text:p><text:s text:c="8"/></text:p>
            <text:p><text:s text:c="8"/></text:p>
            <text:p><text:s text:c="13"/>He was mired in a slump recently, but he'll head into the postseason with some momentum after this stellar effort that helped the Blazers clinch the No. 3 seed in the West. Lillard did take a hard spill with a few minutes left in the fourth quarter, but he's one of the toughest guys in the league and should be ready for Game 1 vs. the Pelicans.</text:p>
            <text:p><text:s text:c="8"/></text:p>
            <text:p><text:s text:c="8"/></text:p>
            <text:p><text:s text:c="13"/></text:p>
            <text:p><text:s text:c="14"/></text:p>
            <text:p><text:s text:c="13"/>Apr 12 - 1:22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oe Harkless</text:p>
            <text:p><text:s text:c="17"/></text:p>
            <text:p><text:s text:c="17"/></text:p>
            <text:p><text:s text:c="22"/>- G/F - <text:s/>Trail Blazers</text:p>
            <text:p><text:s text:c="16"/></text:p>
            <text:p><text:s text:c="17"/></text:p>
            <text:p><text:s text:c="12"/></text:p>
            <text:p><text:s text:c="8"/></text:p>
            <text:p><text:s text:c="8"/></text:p>
            <text:p><text:s text:c="8"/></text:p>
            <text:p><text:s text:c="12"/>Moe Harkless (arthroscopic knee surgery) could return as soon as the middle of next week.</text:p>
            <text:p><text:s text:c="8"/></text:p>
            <text:p><text:s text:c="8"/></text:p>
            <text:p><text:s text:c="13"/>The Blazers won't play Harkless until he is "comfortable and confident" in the health of his left knee, but he's still on his original three-week timetable. He was playing his best ball of the season prior to getting hurt, and Portland will get a nice boost if he does return in the first round vs. New Orleans.</text:p>
            <text:p><text:s text:c="8"/></text:p>
            <text:p><text:s text:c="8"/></text:p>
            <text:p><text:s text:c="13"/></text:p>
            <text:p><text:s text:c="14"/></text:p>
            <text:p><text:s text:c="13"/>Source: Jason Quick on Twitter <text:s text:c="27"/>Apr 12 - 1:18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erald Green</text:p>
            <text:p><text:s text:c="17"/></text:p>
            <text:p><text:s text:c="17"/></text:p>
            <text:p><text:s text:c="22"/>- G/F - <text:s/>Rockets</text:p>
            <text:p><text:s text:c="16"/></text:p>
            <text:p><text:s text:c="17"/></text:p>
            <text:p><text:s text:c="12"/></text:p>
            <text:p><text:s text:c="8"/></text:p>
            <text:p><text:s text:c="8"/></text:p>
            <text:p><text:s text:c="8"/></text:p>
            <text:p><text:s text:c="12"/>Gerald Green lit up for 31 points in a losing effort on Wednesday, making 11-of-22 shots with seven 3-pointers, two rebounds and three turnovers in 26 minutes.</text:p>
            <text:p><text:s text:c="8"/></text:p>
            <text:p><text:s text:c="8"/></text:p>
            <text:p><text:s text:c="13"/>The Rockets were playing without Chris Paul, James Harden, Eric Gordon, Clint Capela, Ryan Anderson, Luc Mbah a Moute and Nene tonight. That gave Green all the touches he needed offensively, and he launched a whopping 17 three-pointers tonight -- the only other players with that many attempts this year are Allen Crabbe, Taurean Prince, Wayne Ellington and Harden. Considering this was the regular-season finale for Green, it was fun while it lasted.</text:p>
            <text:p><text:s text:c="8"/></text:p>
            <text:p><text:s text:c="8"/></text:p>
            <text:p><text:s text:c="13"/></text:p>
            <text:p><text:s text:c="14"/></text:p>
            <text:p><text:s text:c="13"/>Apr 12 - 1:06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Joe Johnson</text:p>
            <text:p><text:s text:c="17"/></text:p>
            <text:p><text:s text:c="17"/></text:p>
            <text:p><text:s text:c="22"/>- G/F - <text:s/>Rockets</text:p>
            <text:p><text:s text:c="16"/></text:p>
            <text:p><text:s text:c="17"/></text:p>
            <text:p><text:s text:c="12"/></text:p>
            <text:p><text:s text:c="8"/></text:p>
            <text:p><text:s text:c="8"/></text:p>
            <text:p><text:s text:c="8"/></text:p>
            <text:p><text:s text:c="12"/>Joe Johnson earned the start for Houston on Wednesday and had four points on 2-of-10 shooting, five assists and three boards in 29 minutes.</text:p>
            <text:p><text:s text:c="8"/></text:p>
            <text:p><text:s text:c="8"/></text:p>
            <text:p><text:s text:c="13"/>The veteran filled in with Houston resting most of their key players -- Johnson, P.J. Tucker and Gerald Green were joined by guys like Aaron Jackson, R.J. Hunter, Chinanu Onuaku and Zhou Qi. The 17-year veteran will head back to his usual reserve role but don't be surprised if he has a few big moments in the postseason.</text:p>
            <text:p><text:s text:c="8"/></text:p>
            <text:p><text:s text:c="8"/></text:p>
            <text:p><text:s text:c="13"/></text:p>
            <text:p><text:s text:c="14"/></text:p>
            <text:p><text:s text:c="13"/>Apr 12 - 1:05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yan Anderson</text:p>
            <text:p><text:s text:c="17"/></text:p>
            <text:p><text:s text:c="17"/></text:p>
            <text:p><text:s text:c="22"/>- F - <text:s/>Rockets</text:p>
            <text:p><text:s text:c="16"/></text:p>
            <text:p><text:s text:c="17"/></text:p>
            <text:p><text:s text:c="12"/></text:p>
            <text:p><text:s text:c="8"/></text:p>
            <text:p><text:s text:c="8"/></text:p>
            <text:p><text:s text:c="8"/></text:p>
            <text:p><text:s text:c="12"/>Ryan Anderson (ankle) wasn't able to return vs. the Kings on Wednesday, but he's confident that he'll return soon.</text:p>
            <text:p><text:s text:c="8"/></text:p>
            <text:p><text:s text:c="8"/></text:p>
            <text:p><text:s text:c="13"/>"The swelling is the problem now," Anderson said before the game. "I'd like to [play Wednesday], but at the same time, we're going to have a few days to prepare [before the postseason]. I can get ready to go. It's not the end of the world if I don't get that last game." With Luc Mbah a Moute (shoulder) expected to miss the first round of the playoffs, Anderson's status suddenly takes on increased importance for Houston.</text:p>
            <text:p><text:s text:c="8"/></text:p>
            <text:p><text:s text:c="8"/></text:p>
            <text:p><text:s text:c="13"/></text:p>
            <text:p><text:s text:c="14"/></text:p>
            <text:p><text:s text:c="13"/>Source: Houston Chronicle <text:s text:c="32"/>Apr 12 - 1:05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aron Jackson</text:p>
            <text:p><text:s text:c="17"/></text:p>
            <text:p><text:s text:c="17"/></text:p>
            <text:p><text:s text:c="22"/>- G - <text:s/>Rockets</text:p>
            <text:p><text:s text:c="16"/></text:p>
            <text:p><text:s text:c="17"/></text:p>
            <text:p><text:s text:c="12"/></text:p>
            <text:p><text:s text:c="8"/></text:p>
            <text:p><text:s text:c="8"/></text:p>
            <text:p><text:s text:c="8"/></text:p>
            <text:p><text:s text:c="12"/>Aaron Jackson played 35 minutes in his Rockets debut, scoring eight points on 3-of-9 shooting with three rebounds, one assist and one 3-pointer.</text:p>
            <text:p><text:s text:c="8"/></text:p>
            <text:p><text:s text:c="8"/></text:p>
            <text:p><text:s text:c="13"/>The Rockets signed Jackson to a rest-of-season deal earlier in the day, as they prepared to field a roster without Chris Paul, James Harden or Eric Gordon. It's a nice story for Jackson, a journeyman who has played in China and for CSKA Moscow, but this is probably the last you'll hear about him.</text:p>
            <text:p><text:s text:c="8"/></text:p>
            <text:p><text:s text:c="8"/></text:p>
            <text:p><text:s text:c="13"/></text:p>
            <text:p><text:s text:c="14"/></text:p>
            <text:p><text:s text:c="13"/>Apr 12 - 1:04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Vince Carter</text:p>
            <text:p><text:s text:c="17"/></text:p>
            <text:p><text:s text:c="17"/></text:p>
            <text:p><text:s text:c="22"/>- G/F - <text:s/>Kings</text:p>
            <text:p><text:s text:c="16"/></text:p>
            <text:p><text:s text:c="17"/></text:p>
            <text:p><text:s text:c="12"/></text:p>
            <text:p><text:s text:c="8"/></text:p>
            <text:p><text:s text:c="8"/></text:p>
            <text:p><text:s text:c="8"/></text:p>
            <text:p><text:s text:c="12"/>Vince Carter concluded his 20th NBA season on Wednesday with 12 points on 5-of-8 shooting, two 3-pointers, three rebounds and one assist in 25 minutes.</text:p>
            <text:p><text:s text:c="8"/></text:p>
            <text:p><text:s text:c="8"/></text:p>
            <text:p><text:s text:c="13"/>Earlier this week, Carter reiterated that he hopes to extend his auspicious NBA career. "I plan on coming back next season," he said. "I’m almost 90 percent sure that’s it after next season ... maybe two more years ... Is Sacramento a possibility? Or how am I looking at free agency? I don’t know. I stay in my lane." For what it's worth, Carter has also spoken about ending his career in Toronto.</text:p>
            <text:p><text:s text:c="8"/></text:p>
            <text:p><text:s text:c="8"/></text:p>
            <text:p><text:s text:c="13"/></text:p>
            <text:p><text:s text:c="14"/></text:p>
            <text:p><text:s text:c="13"/>Source: The Undefeated <text:s text:c="35"/>Apr 12 - 1:03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ustin Jackson</text:p>
            <text:p><text:s text:c="17"/></text:p>
            <text:p><text:s text:c="17"/></text:p>
            <text:p><text:s text:c="22"/>- F - <text:s/>Kings</text:p>
            <text:p><text:s text:c="16"/></text:p>
            <text:p><text:s text:c="17"/></text:p>
            <text:p><text:s text:c="12"/></text:p>
            <text:p><text:s text:c="8"/></text:p>
            <text:p><text:s text:c="8"/></text:p>
            <text:p><text:s text:c="8"/></text:p>
            <text:p><text:s text:c="12"/>Justin Jackson shot 0-of-8 to finish Wednesday's win vs. Houston scoreless with four rebounds, two assists and one block in 31 minutes.</text:p>
            <text:p><text:s text:c="8"/></text:p>
            <text:p><text:s text:c="8"/></text:p>
            <text:p><text:s text:c="13"/>The No. 15 pick in this year's draft finished with two consecutive scoreless games. We'd like to see more polish from a 23-year-old rookie, but he never quite found his footing for fantasy value -- his best month was February, when he averaged 8.1 points (46.8% FGs, 77.8% FTs), 0.7 threes, 3.9 boards, 1.6 assists, 0.9 steals and 0.2 blocks. Even if the Kings don't add significant wing players this offseason, Jackson will only be a flier on draft day.</text:p>
            <text:p><text:s text:c="8"/></text:p>
            <text:p><text:s text:c="8"/></text:p>
            <text:p><text:s text:c="13"/></text:p>
            <text:p><text:s text:c="14"/></text:p>
            <text:p><text:s text:c="13"/>Apr 12 - 1:02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Willie Cauley-Stein</text:p>
            <text:p><text:s text:c="17"/></text:p>
            <text:p><text:s text:c="17"/></text:p>
            <text:p><text:s text:c="22"/>- C - <text:s/>Kings</text:p>
            <text:p><text:s text:c="16"/></text:p>
            <text:p><text:s text:c="17"/></text:p>
            <text:p><text:s text:c="12"/></text:p>
            <text:p><text:s text:c="8"/></text:p>
            <text:p><text:s text:c="8"/></text:p>
            <text:p><text:s text:c="8"/></text:p>
            <text:p><text:s text:c="12"/>Willie Cauley-Stein ended the season on a high-note, scoring 22 points with 11 rebounds, four assists and one steal in 30 minutes vs. the Rockets.</text:p>
            <text:p><text:s text:c="8"/></text:p>
            <text:p><text:s text:c="8"/></text:p>
            <text:p><text:s text:c="13"/>Houston started a shell of a team with Tarik Black in the middle tonight, so take this with a grain of salt. WCS made 9-of-12 shots and was 4-of-6 at the FT line, a strong finish to his third NBA campaign. He finished with late-round value in most situations -- he averaged career-highs with 12.6 points, 6.9 boards, 2.3 assists, 1.1 steals and 0.9 blocks, but fell to career-lows in percentages (49.8% FGs, 61.8% FTs). We're still optimistic about Cauley-Stein's next season, following another summer of work with guys like De'Aaron Fox, Bogdan Bogdanovic, Skal Labissiere, Justin Jackson and Buddy Hield.</text:p>
            <text:p><text:s text:c="8"/></text:p>
            <text:p><text:s text:c="8"/></text:p>
            <text:p><text:s text:c="13"/></text:p>
            <text:p><text:s text:c="14"/></text:p>
            <text:p><text:s text:c="13"/>Apr 12 - 1:02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sh Hart</text:p>
            <text:p><text:s text:c="17"/></text:p>
            <text:p><text:s text:c="17"/></text:p>
            <text:p><text:s text:c="22"/>- G - <text:s/>Lakers</text:p>
            <text:p><text:s text:c="16"/></text:p>
            <text:p><text:s text:c="17"/></text:p>
            <text:p><text:s text:c="12"/></text:p>
            <text:p><text:s text:c="8"/></text:p>
            <text:p><text:s text:c="8"/></text:p>
            <text:p><text:s text:c="8"/></text:p>
            <text:p><text:s text:c="12"/>Josh Hart scored a career-high 30 points during a 115-100 win over the Clippers on Wednesday, adding five rebounds, five assists, one steal and seven 3-pointers.</text:p>
            <text:p><text:s text:c="8"/></text:p>
            <text:p><text:s text:c="8"/></text:p>
            <text:p><text:s text:c="13"/>Those seven 3-pointers were a career high. Hart certainly showed he's capable of being a rotation player as a plus-rebounding guard who can handle the ball on the wing. Obviously the Lakers are going to have a much different roster in September, so it'll be tough to gauge what kind of role he has. If you started him in the last week of the fantasy playoffs, it paid off for you with four straight 20-point games.</text:p>
            <text:p><text:s text:c="8"/></text:p>
            <text:p><text:s text:c="8"/></text:p>
            <text:p><text:s text:c="13"/></text:p>
            <text:p><text:s text:c="14"/></text:p>
            <text:p><text:s text:c="13"/>Apr 12 - 1:02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ary Payton II</text:p>
            <text:p><text:s text:c="17"/></text:p>
            <text:p><text:s text:c="17"/></text:p>
            <text:p><text:s text:c="22"/>- G - <text:s/>Lakers</text:p>
            <text:p><text:s text:c="16"/></text:p>
            <text:p><text:s text:c="17"/></text:p>
            <text:p><text:s text:c="12"/></text:p>
            <text:p><text:s text:c="8"/></text:p>
            <text:p><text:s text:c="8"/></text:p>
            <text:p><text:s text:c="8"/></text:p>
            <text:p><text:s text:c="12"/>Gary Payton II scored a career-high 25 points with 12 rebounds, one assist, two steals and three 3-pointers in 30 minutes against the Clippers on Wednesday.</text:p>
            <text:p><text:s text:c="8"/></text:p>
            <text:p><text:s text:c="8"/></text:p>
            <text:p><text:s text:c="13"/>He only scored 14 points in his previous games with the Lakers and only 30 points with his time with the Bucks this season. Payton II hasn't really been given much of a chance because he's held teams back on offense.</text:p>
            <text:p><text:s text:c="8"/></text:p>
            <text:p><text:s text:c="8"/></text:p>
            <text:p><text:s text:c="13"/></text:p>
            <text:p><text:s text:c="14"/></text:p>
            <text:p><text:s text:c="13"/>Apr 12 - 12:57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 Ingram</text:p>
            <text:p><text:s text:c="17"/></text:p>
            <text:p><text:s text:c="17"/></text:p>
            <text:p><text:s text:c="22"/>- G - <text:s/>Lakers</text:p>
            <text:p><text:s text:c="16"/></text:p>
            <text:p><text:s text:c="17"/></text:p>
            <text:p><text:s text:c="12"/></text:p>
            <text:p><text:s text:c="8"/></text:p>
            <text:p><text:s text:c="8"/></text:p>
            <text:p><text:s text:c="8"/></text:p>
            <text:p><text:s text:c="12"/>Andre Ingram scored five points with three rebounds, six assists, two steals and one 3-pointer in 35 minutes against the Clippers on Wednesday.</text:p>
            <text:p><text:s text:c="8"/></text:p>
            <text:p><text:s text:c="8"/></text:p>
            <text:p><text:s text:c="13"/>After his NBA debut on Tuesday gave him better per-game value in nine-cat leagues than Anthony Davis this season, Ingram didn't quite have it today. Maybe it was his 32-year-old legs in a back-to-back set, or it could have been because other guys got hot. Whatever the case, he'll probably earn a camp deal in September. Either way, it was a treat watching a math and physics teacher drop numbers in these last two.</text:p>
            <text:p><text:s text:c="8"/></text:p>
            <text:p><text:s text:c="8"/></text:p>
            <text:p><text:s text:c="13"/></text:p>
            <text:p><text:s text:c="14"/></text:p>
            <text:p><text:s text:c="13"/>Apr 12 - 12:55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oban Marjanovic</text:p>
            <text:p><text:s text:c="17"/></text:p>
            <text:p><text:s text:c="17"/></text:p>
            <text:p><text:s text:c="22"/>- C - <text:s/>Clippers</text:p>
            <text:p><text:s text:c="16"/></text:p>
            <text:p><text:s text:c="17"/></text:p>
            <text:p><text:s text:c="12"/></text:p>
            <text:p><text:s text:c="8"/></text:p>
            <text:p><text:s text:c="8"/></text:p>
            <text:p><text:s text:c="8"/></text:p>
            <text:p><text:s text:c="12"/>Boban Marjanovic scored 12 points with 10 rebounds in just 13 minutes against the Lakers on Wednesday.</text:p>
            <text:p><text:s text:c="8"/></text:p>
            <text:p><text:s text:c="8"/></text:p>
            <text:p><text:s text:c="13"/>Boban was not freed this season, and now the whole fantasy community will be rooting for the Clippers to replace Doc Rivers with someone who will play Mr. Marjanovic. If highlight plays per minute was a stat, Boban would have led the league. Free Boban now, and free Boban forever.</text:p>
            <text:p><text:s text:c="8"/></text:p>
            <text:p><text:s text:c="8"/></text:p>
            <text:p><text:s text:c="13"/></text:p>
            <text:p><text:s text:c="14"/></text:p>
            <text:p><text:s text:c="13"/>Apr 12 - 12:54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ontrezl Harrell</text:p>
            <text:p><text:s text:c="17"/></text:p>
            <text:p><text:s text:c="17"/></text:p>
            <text:p><text:s text:c="22"/>- F/C - <text:s/>Clippers</text:p>
            <text:p><text:s text:c="16"/></text:p>
            <text:p><text:s text:c="17"/></text:p>
            <text:p><text:s text:c="12"/></text:p>
            <text:p><text:s text:c="8"/></text:p>
            <text:p><text:s text:c="8"/></text:p>
            <text:p><text:s text:c="8"/></text:p>
            <text:p><text:s text:c="12"/>Montrezl Harrell scored 15 points with four rebounds, three assists, one steal and one block in 25 minutes against the Lakers on Wednesday.</text:p>
            <text:p><text:s text:c="8"/></text:p>
            <text:p><text:s text:c="8"/></text:p>
            <text:p><text:s text:c="13"/>He was a somewhat useful pickup in the Chris Paul trade and proved he can be a solid rotation player. Harrell also played two positions up front, but he still has some holes on offense.</text:p>
            <text:p><text:s text:c="8"/></text:p>
            <text:p><text:s text:c="8"/></text:p>
            <text:p><text:s text:c="13"/></text:p>
            <text:p><text:s text:c="14"/></text:p>
            <text:p><text:s text:c="13"/>Apr 12 - 12:51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ustin Rivers</text:p>
            <text:p><text:s text:c="17"/></text:p>
            <text:p><text:s text:c="17"/></text:p>
            <text:p><text:s text:c="22"/>- G - <text:s/>Clippers</text:p>
            <text:p><text:s text:c="16"/></text:p>
            <text:p><text:s text:c="17"/></text:p>
            <text:p><text:s text:c="12"/></text:p>
            <text:p><text:s text:c="8"/></text:p>
            <text:p><text:s text:c="8"/></text:p>
            <text:p><text:s text:c="8"/></text:p>
            <text:p><text:s text:c="12"/>Austin Rivers went 0-of-9 from the field and 1-of-2 at the line for one point with one rebound, six assists and one steal in 20 minutes against the Lakers on Wednesday.</text:p>
            <text:p><text:s text:c="8"/></text:p>
            <text:p><text:s text:c="8"/></text:p>
            <text:p><text:s text:c="13"/>It was fairly obvious that his elbow was bothering him in this game, especially in the first half. The Clippers could look a lot different next year with a couple lottery picks, and the days of them being a playoff team are likely numbered for the foreseeable future.</text:p>
            <text:p><text:s text:c="8"/></text:p>
            <text:p><text:s text:c="8"/></text:p>
            <text:p><text:s text:c="13"/></text:p>
            <text:p><text:s text:c="14"/></text:p>
            <text:p><text:s text:c="13"/>Apr 12 - 12:49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ussell Westbrook</text:p>
            <text:p><text:s text:c="17"/></text:p>
            <text:p><text:s text:c="17"/></text:p>
            <text:p><text:s text:c="22"/>- G - <text:s/>Thunder</text:p>
            <text:p><text:s text:c="16"/></text:p>
            <text:p><text:s text:c="17"/></text:p>
            <text:p><text:s text:c="12"/></text:p>
            <text:p><text:s text:c="8"/></text:p>
            <text:p><text:s text:c="8"/></text:p>
            <text:p><text:s text:c="8"/></text:p>
            <text:p><text:s text:c="12"/>Russell Westbrook secured a triple-double average for the second straight season on Wednesday, grabbing a career-high 20 rebounds with 19 assists, two steals, and six points on 2-of-9 shooting.</text:p>
            <text:p><text:s text:c="8"/></text:p>
            <text:p><text:s text:c="8"/></text:p>
            <text:p><text:s text:c="13"/>This is the first time in NBA history a player has averaged a triple-double in consecutive campaigns, and we continue to witness greatness on a nightly basis. Asked before the game about criticism that he pads his stats, Westbrook replied, "The people that’s talking ... they should try to do it and see how hard it is." He's right, of course, and there's a reason it's never been done before. Turnovers and percentages continue to take a toll in 8-cat and 9-cat, but Westbrook is still a beast and he's truly elite in points-based formats.</text:p>
            <text:p><text:s text:c="8"/></text:p>
            <text:p><text:s text:c="8"/></text:p>
            <text:p><text:s text:c="13"/></text:p>
            <text:p><text:s text:c="14"/></text:p>
            <text:p><text:s text:c="13"/>Source: Erik Horne on Twitter <text:s text:c="28"/>Apr 12 - 12:02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Paul George</text:p>
            <text:p><text:s text:c="17"/></text:p>
            <text:p><text:s text:c="17"/></text:p>
            <text:p><text:s text:c="22"/>- F - <text:s/>Thunder</text:p>
            <text:p><text:s text:c="16"/></text:p>
            <text:p><text:s text:c="17"/></text:p>
            <text:p><text:s text:c="12"/></text:p>
            <text:p><text:s text:c="8"/></text:p>
            <text:p><text:s text:c="8"/></text:p>
            <text:p><text:s text:c="8"/></text:p>
            <text:p><text:s text:c="12"/>Paul George caught fire vs. Memphis on Wednesday, making 13-of-20 shots and eight 3-pointers to finish with 40 points, four rebounds, two assists, two steals and one block.</text:p>
            <text:p><text:s text:c="8"/></text:p>
            <text:p><text:s text:c="8"/></text:p>
            <text:p><text:s text:c="13"/>George was 7-of-7 from deep at one point vs. the Grizzlies' porous defense, and OKC went on to win a shootout 137-123 to wrap up the regular season. PG-13 has missed just three games and he's among the league leaders in steals (2.0 per game), in addition to 21.7 points, 3.0 triples, 5.7 rebounds, 3.3 assists and 0.5 blocks. The only real caveat has been 42.7% shooting on the season, but even so he's flirting with first-round value in almost any format.</text:p>
            <text:p><text:s text:c="8"/></text:p>
            <text:p><text:s text:c="8"/></text:p>
            <text:p><text:s text:c="13"/></text:p>
            <text:p><text:s text:c="14"/></text:p>
            <text:p><text:s text:c="13"/>Apr 12 - 12:01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orey Brewer</text:p>
            <text:p><text:s text:c="17"/></text:p>
            <text:p><text:s text:c="17"/></text:p>
            <text:p><text:s text:c="22"/>- G/F - <text:s/>Thunder</text:p>
            <text:p><text:s text:c="16"/></text:p>
            <text:p><text:s text:c="17"/></text:p>
            <text:p><text:s text:c="12"/></text:p>
            <text:p><text:s text:c="8"/></text:p>
            <text:p><text:s text:c="8"/></text:p>
            <text:p><text:s text:c="8"/></text:p>
            <text:p><text:s text:c="12"/>Corey Brewer (knee) wasn't limping much after Wednesday's win.</text:p>
            <text:p><text:s text:c="8"/></text:p>
            <text:p><text:s text:c="8"/></text:p>
            <text:p><text:s text:c="13"/>He was in good spirits and Paul George also said he thinks Brewer will be fine. He will still be re-evaluated, so the team will get more news then. The Thunder really need him to be OK for Game 1 against the Jazz.</text:p>
            <text:p><text:s text:c="8"/></text:p>
            <text:p><text:s text:c="8"/></text:p>
            <text:p><text:s text:c="13"/></text:p>
            <text:p><text:s text:c="14"/></text:p>
            <text:p><text:s text:c="13"/>Source: Royce Young on Twitter <text:s text:c="27"/>Apr 12 - 12: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Ivan Rabb</text:p>
            <text:p><text:s text:c="17"/></text:p>
            <text:p><text:s text:c="17"/></text:p>
            <text:p><text:s text:c="22"/>- F - <text:s/>Grizzlies</text:p>
            <text:p><text:s text:c="16"/></text:p>
            <text:p><text:s text:c="17"/></text:p>
            <text:p><text:s text:c="12"/></text:p>
            <text:p><text:s text:c="8"/></text:p>
            <text:p><text:s text:c="8"/></text:p>
            <text:p><text:s text:c="8"/></text:p>
            <text:p><text:s text:c="12"/>Ivan Rabb scored 12 points with 13 rebounds, four assists and one steal in 32 minutes during a 137-123 loss to the Thunder on Wednesday.</text:p>
            <text:p><text:s text:c="8"/></text:p>
            <text:p><text:s text:c="8"/></text:p>
            <text:p><text:s text:c="13"/>Sure, the Grizzlies rested a lot of guys, but credit for Rabb for having a nice finish. In his last five, he averaged 12.4 points, 8.6 boards, 1.8 assists, 0.8 steals and 1.2 blocks. He was worthwhile for anyone who picked him up over those games, but his role will be unclear for next season. The Grizzlies won't tank in October, right? Right?!</text:p>
            <text:p><text:s text:c="8"/></text:p>
            <text:p><text:s text:c="8"/></text:p>
            <text:p><text:s text:c="13"/></text:p>
            <text:p><text:s text:c="14"/></text:p>
            <text:p><text:s text:c="13"/>Apr 11 - 11:5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iannis Antetokounmpo</text:p>
            <text:p><text:s text:c="17"/></text:p>
            <text:p><text:s text:c="17"/></text:p>
            <text:p><text:s text:c="22"/>- G/F - <text:s/>Bucks</text:p>
            <text:p><text:s text:c="16"/></text:p>
            <text:p><text:s text:c="17"/></text:p>
            <text:p><text:s text:c="12"/></text:p>
            <text:p><text:s text:c="8"/></text:p>
            <text:p><text:s text:c="8"/></text:p>
            <text:p><text:s text:c="8"/></text:p>
            <text:p><text:s text:c="12"/>Giannis Antetokounmpo (ankle) played 22 minutes during Wednesday's blowout loss, scoring 10 points with 10 rebounds, three assists and five turnovers.</text:p>
            <text:p><text:s text:c="8"/></text:p>
            <text:p><text:s text:c="8"/></text:p>
            <text:p><text:s text:c="13"/>The Bucks ran into a buzzsaw in Philly and the loss may have been particularly costly -- if they lose a coin flip for draft order on Friday, their <text:s/>first-round pick will transfer to Phoenix. In any case, they have to be thrilled that Giannis is healthy for the postseason. "We definitely know we can’t win the whole thing without [Antetokounmpo]," Eric Bledsoe said recently. Their first task will be defeating the injury-depleted Celtics in the first round.</text:p>
            <text:p><text:s text:c="8"/></text:p>
            <text:p><text:s text:c="8"/></text:p>
            <text:p><text:s text:c="13"/></text:p>
            <text:p><text:s text:c="14"/></text:p>
            <text:p><text:s text:c="13"/>Source: Yahoo Sports <text:s text:c="37"/>Apr 11 - 11:5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bari Parker</text:p>
            <text:p><text:s text:c="17"/></text:p>
            <text:p><text:s text:c="17"/></text:p>
            <text:p><text:s text:c="22"/>- F - <text:s/>Bucks</text:p>
            <text:p><text:s text:c="16"/></text:p>
            <text:p><text:s text:c="17"/></text:p>
            <text:p><text:s text:c="12"/></text:p>
            <text:p><text:s text:c="8"/></text:p>
            <text:p><text:s text:c="8"/></text:p>
            <text:p><text:s text:c="8"/></text:p>
            <text:p><text:s text:c="12"/>Jabari Parker scored a team-high 25 points off the bench on Wednesday, going 9-of-15 from the field and 6-of-8 from the line.</text:p>
            <text:p><text:s text:c="8"/></text:p>
            <text:p><text:s text:c="8"/></text:p>
            <text:p><text:s text:c="13"/>Parker added five rebounds, one steal, one 3-pointer and four turnovers in just 24 minutes off the bench. He's hit another gear in April with 12+ points in every game, including a 35-point eruption vs. the Nuggets, and is peaking at an ideal time for the playoff-bound Bucks.</text:p>
            <text:p><text:s text:c="8"/></text:p>
            <text:p><text:s text:c="8"/></text:p>
            <text:p><text:s text:c="13"/></text:p>
            <text:p><text:s text:c="14"/></text:p>
            <text:p><text:s text:c="13"/>Apr 11 - 11:5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tthew Dellavedova</text:p>
            <text:p><text:s text:c="17"/></text:p>
            <text:p><text:s text:c="17"/></text:p>
            <text:p><text:s text:c="22"/>- G - <text:s/>Bucks</text:p>
            <text:p><text:s text:c="16"/></text:p>
            <text:p><text:s text:c="17"/></text:p>
            <text:p><text:s text:c="12"/></text:p>
            <text:p><text:s text:c="8"/></text:p>
            <text:p><text:s text:c="8"/></text:p>
            <text:p><text:s text:c="8"/></text:p>
            <text:p><text:s text:c="12"/>Matthew Dellavedova (ankle) had two points, three assists and one rebound in 10 minutes during his return on Wednesday.</text:p>
            <text:p><text:s text:c="8"/></text:p>
            <text:p><text:s text:c="8"/></text:p>
            <text:p><text:s text:c="13"/>Dellavedova hadn't played since Feb. 4 and his return means the Bucks enter the postseason at full health -- Giannis Antetokounmpo (ankle) was back tonight and Malcolm Brogdon (quad) returned on Monday. It's great to see the veteran guard healthy and active, but he's not even certain to get minutes in the postseason.</text:p>
            <text:p><text:s text:c="8"/></text:p>
            <text:p><text:s text:c="8"/></text:p>
            <text:p><text:s text:c="13"/></text:p>
            <text:p><text:s text:c="14"/></text:p>
            <text:p><text:s text:c="13"/>Apr 11 - 11:5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hris Middleton</text:p>
            <text:p><text:s text:c="17"/></text:p>
            <text:p><text:s text:c="17"/></text:p>
            <text:p><text:s text:c="22"/>- G/F - <text:s/>Bucks</text:p>
            <text:p><text:s text:c="16"/></text:p>
            <text:p><text:s text:c="17"/></text:p>
            <text:p><text:s text:c="12"/></text:p>
            <text:p><text:s text:c="8"/></text:p>
            <text:p><text:s text:c="8"/></text:p>
            <text:p><text:s text:c="8"/></text:p>
            <text:p><text:s text:c="12"/>Khris Middleton was quiet during Wednesday's blowout road loss, scoring four points on 2-of-8 shooting with two assists and one rebound in 16 minutes.</text:p>
            <text:p><text:s text:c="8"/></text:p>
            <text:p><text:s text:c="8"/></text:p>
            <text:p><text:s text:c="13"/>Middleton is now the first Bucks player since Monta Ellis in 2012-13 to start 82 games in a regular season. That durability has been critical for his fantasy success this season, and tonight's dud was just the result of a lopsided score and Milwaukee's desire to rest guys before the playoffs.</text:p>
            <text:p><text:s text:c="8"/></text:p>
            <text:p><text:s text:c="8"/></text:p>
            <text:p><text:s text:c="13"/></text:p>
            <text:p><text:s text:c="14"/></text:p>
            <text:p><text:s text:c="13"/>Source: Bucks on Twitter <text:s text:c="33"/>Apr 11 - 11:5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en Simmons</text:p>
            <text:p><text:s text:c="17"/></text:p>
            <text:p><text:s text:c="17"/></text:p>
            <text:p><text:s text:c="22"/>- G/F - <text:s/>76ers</text:p>
            <text:p><text:s text:c="16"/></text:p>
            <text:p><text:s text:c="17"/></text:p>
            <text:p><text:s text:c="12"/></text:p>
            <text:p><text:s text:c="8"/></text:p>
            <text:p><text:s text:c="8"/></text:p>
            <text:p><text:s text:c="8"/></text:p>
            <text:p><text:s text:c="12"/>Ben Simmons played just 22 minutes during Wednesday's blowout victory, scoring four points (1-of-6 FGs, 2-of-2 FTs) with seven assists, six rebounds and two blocks.</text:p>
            <text:p><text:s text:c="8"/></text:p>
            <text:p><text:s text:c="8"/></text:p>
            <text:p><text:s text:c="13"/>"Especially because it’s the last regular-season game," Simmons said. "For me, I want to come out and make a statement that we are ready. Obviously we’re without [Joel Embiid] again, but we still have a great team." Philly made that message emphatically clear by destroying Milwaukee tonight, 130-95, and they are on a 16-game win streak heading into the postseason. Not bad.</text:p>
            <text:p><text:s text:c="8"/></text:p>
            <text:p><text:s text:c="8"/></text:p>
            <text:p><text:s text:c="13"/></text:p>
            <text:p><text:s text:c="14"/></text:p>
            <text:p><text:s text:c="13"/>Source: Yahoo Sports <text:s text:c="37"/>Apr 11 - 11:4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Shon Brooks</text:p>
            <text:p><text:s text:c="17"/></text:p>
            <text:p><text:s text:c="17"/></text:p>
            <text:p><text:s text:c="22"/>- G/F - <text:s/>Grizzlies</text:p>
            <text:p><text:s text:c="16"/></text:p>
            <text:p><text:s text:c="17"/></text:p>
            <text:p><text:s text:c="12"/></text:p>
            <text:p><text:s text:c="8"/></text:p>
            <text:p><text:s text:c="8"/></text:p>
            <text:p><text:s text:c="8"/></text:p>
            <text:p><text:s text:c="12"/>MarShon Brooks scored nine points with four rebounds, two assists and one 3-pointer in 23 minutes against the Thunder on Wednesday.</text:p>
            <text:p><text:s text:c="8"/></text:p>
            <text:p><text:s text:c="8"/></text:p>
            <text:p><text:s text:c="13"/>He had nowhere to go but down with his five straight 20-point games to start his season earlier the last two weeks, but this dud and a 14-point game weren't awful. The Grizzlies have a lot of guaranteed contracts for next year, so we'll see what the plans are for Brooks. It's great for him that his contract is guaranteed.</text:p>
            <text:p><text:s text:c="8"/></text:p>
            <text:p><text:s text:c="8"/></text:p>
            <text:p><text:s text:c="13"/></text:p>
            <text:p><text:s text:c="14"/></text:p>
            <text:p><text:s text:c="13"/>Apr 11 - 11:4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co Belinelli</text:p>
            <text:p><text:s text:c="17"/></text:p>
            <text:p><text:s text:c="17"/></text:p>
            <text:p><text:s text:c="22"/>- G - <text:s/>76ers</text:p>
            <text:p><text:s text:c="16"/></text:p>
            <text:p><text:s text:c="17"/></text:p>
            <text:p><text:s text:c="12"/></text:p>
            <text:p><text:s text:c="8"/></text:p>
            <text:p><text:s text:c="8"/></text:p>
            <text:p><text:s text:c="8"/></text:p>
            <text:p><text:s text:c="12"/>Marco Belinelli started Wednesday's game and had 13 points, five assists, three rebounds, three 3-pointers and two steals in 20 minutes of action.</text:p>
            <text:p><text:s text:c="8"/></text:p>
            <text:p><text:s text:c="8"/></text:p>
            <text:p><text:s text:c="13"/>J.J. Redick was out with lower back tightness, giving Belinelli the start. There's no reason to think Redick's ailment will linger into the postseason, but we'll have to wait for details before knowing for sure -- if he does miss time, Belinelli's 3-point range will be more important than ever.</text:p>
            <text:p><text:s text:c="8"/></text:p>
            <text:p><text:s text:c="8"/></text:p>
            <text:p><text:s text:c="13"/></text:p>
            <text:p><text:s text:c="14"/></text:p>
            <text:p><text:s text:c="13"/>Apr 11 - 11:4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ustin Anderson</text:p>
            <text:p><text:s text:c="17"/></text:p>
            <text:p><text:s text:c="17"/></text:p>
            <text:p><text:s text:c="22"/>- F - <text:s/>76ers</text:p>
            <text:p><text:s text:c="16"/></text:p>
            <text:p><text:s text:c="17"/></text:p>
            <text:p><text:s text:c="12"/></text:p>
            <text:p><text:s text:c="8"/></text:p>
            <text:p><text:s text:c="8"/></text:p>
            <text:p><text:s text:c="8"/></text:p>
            <text:p><text:s text:c="12"/>Justin Anderson scored a season-high 25 points on Wednesday, hitting 9-of-17 shots with five 3-pointers, six rebounds, one assist, one steal and one block.</text:p>
            <text:p><text:s text:c="8"/></text:p>
            <text:p><text:s text:c="8"/></text:p>
            <text:p><text:s text:c="13"/>Philly ran out to a 45-15 lead to begin the game and there was plenty of garbage time, but Anderson looked really good as part of an efficient second-unit attack. He played 32 minutes tonight and fell just shy of his career-high in scoring, taking advantage of Philly's decision to rest Robert Covington (17 minutes) and Ben Simmons (22 minutes) in a blowout.</text:p>
            <text:p><text:s text:c="8"/></text:p>
            <text:p><text:s text:c="8"/></text:p>
            <text:p><text:s text:c="13"/></text:p>
            <text:p><text:s text:c="14"/></text:p>
            <text:p><text:s text:c="13"/>Apr 11 - 11:4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kelle Fultz</text:p>
            <text:p><text:s text:c="17"/></text:p>
            <text:p><text:s text:c="17"/></text:p>
            <text:p><text:s text:c="22"/>- G - <text:s/>76ers</text:p>
            <text:p><text:s text:c="16"/></text:p>
            <text:p><text:s text:c="17"/></text:p>
            <text:p><text:s text:c="12"/></text:p>
            <text:p><text:s text:c="8"/></text:p>
            <text:p><text:s text:c="8"/></text:p>
            <text:p><text:s text:c="8"/></text:p>
            <text:p><text:s text:c="12"/>Markelle Fultz became the youngest player in NBA history to triple-double on Wednesday, scoring 13 points with 10 rebounds, 10 assists, two steals and one block.</text:p>
            <text:p><text:s text:c="8"/></text:p>
            <text:p><text:s text:c="8"/></text:p>
            <text:p><text:s text:c="13"/>Fultz edges out Lonzo Ball as the youngest player with a trip-dub and he continues to impress off the bench for the surging Sixers. Despite near-constant fretting about Fultz's jumper and shoulder injury this season, he's looked great since returning to action on Mar. 26. He's helped the Sixers sustain their incredible 16-game win streak, despite the recent absence of Joel Embiid, and the future is now for this rebuilt squad. Trust the Process, indeed.</text:p>
            <text:p><text:s text:c="8"/></text:p>
            <text:p><text:s text:c="8"/></text:p>
            <text:p><text:s text:c="13"/></text:p>
            <text:p><text:s text:c="14"/></text:p>
            <text:p><text:s text:c="13"/>Apr 11 - 11:4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rio Saric</text:p>
            <text:p><text:s text:c="17"/></text:p>
            <text:p><text:s text:c="17"/></text:p>
            <text:p><text:s text:c="22"/>- F - <text:s/>76ers</text:p>
            <text:p><text:s text:c="16"/></text:p>
            <text:p><text:s text:c="17"/></text:p>
            <text:p><text:s text:c="12"/></text:p>
            <text:p><text:s text:c="8"/></text:p>
            <text:p><text:s text:c="8"/></text:p>
            <text:p><text:s text:c="8"/></text:p>
            <text:p><text:s text:c="12"/>Dario Saric (face) sank 10-of-19 shots for 24 points on Wednesday, going 3-of-7 from deep with five rebounds, one assist and just one turnover in 28 minutes.</text:p>
            <text:p><text:s text:c="8"/></text:p>
            <text:p><text:s text:c="8"/></text:p>
            <text:p><text:s text:c="13"/>Saric was dealing with a lacerated upper lip and chipped tooth, but fortunately he avoided anything more serious like a fracture or concussion. He's ready to roll for the playoffs, with the Sixers drawing the Heat as their first-round opponent.</text:p>
            <text:p><text:s text:c="8"/></text:p>
            <text:p><text:s text:c="8"/></text:p>
            <text:p><text:s text:c="13"/></text:p>
            <text:p><text:s text:c="14"/></text:p>
            <text:p><text:s text:c="13"/>Apr 11 - 11:4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immy Butler</text:p>
            <text:p><text:s text:c="17"/></text:p>
            <text:p><text:s text:c="17"/></text:p>
            <text:p><text:s text:c="22"/>- G/F - <text:s/>Timberwolves</text:p>
            <text:p><text:s text:c="16"/></text:p>
            <text:p><text:s text:c="17"/></text:p>
            <text:p><text:s text:c="12"/></text:p>
            <text:p><text:s text:c="8"/></text:p>
            <text:p><text:s text:c="8"/></text:p>
            <text:p><text:s text:c="8"/></text:p>
            <text:p><text:s text:c="12"/>Jimmy Butler helped the Wolves get to the playoffs with 31 points during a 112-106 overtime win against the Nuggets on Wednesday, adding five rebounds, five assists, one steal, one block and one 3-pointer.</text:p>
            <text:p><text:s text:c="8"/></text:p>
            <text:p><text:s text:c="8"/></text:p>
            <text:p><text:s text:c="13"/>The 13-year streak of not making the playoffs is finally over as the Wolves were able to get in the playoffs in thrilling fashion. This game was the first time since 1997 that two teams were playing in a season finale that would put one team in the playoffs and send the other team home, and it's only the fifth time ever. As for Jimmy, his minutes were slightly dialed back in the first quarter, but that changed as the game went on. The Wolves could be dangerous in the playoffs, but they'll get the top-seeded Rockets.</text:p>
            <text:p><text:s text:c="8"/></text:p>
            <text:p><text:s text:c="8"/></text:p>
            <text:p><text:s text:c="13"/></text:p>
            <text:p><text:s text:c="14"/></text:p>
            <text:p><text:s text:c="13"/>Apr 11 - 11:4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w Wiggins</text:p>
            <text:p><text:s text:c="17"/></text:p>
            <text:p><text:s text:c="17"/></text:p>
            <text:p><text:s text:c="22"/>- G/F - <text:s/>Timberwolves</text:p>
            <text:p><text:s text:c="16"/></text:p>
            <text:p><text:s text:c="17"/></text:p>
            <text:p><text:s text:c="12"/></text:p>
            <text:p><text:s text:c="8"/></text:p>
            <text:p><text:s text:c="8"/></text:p>
            <text:p><text:s text:c="8"/></text:p>
            <text:p><text:s text:c="12"/>Andrew Wiggins scored 18 points with five rebounds, three assists and three 3-pointers in 42 minutes during a win over the Nuggets on Wednesday.</text:p>
            <text:p><text:s text:c="8"/></text:p>
            <text:p><text:s text:c="8"/></text:p>
            <text:p><text:s text:c="13"/>Three treys and some big-time boards aren't exactly typical Wiggins. Most importantly, Wiggins hit both of his free throws to put the Wolves up four points with 15 seconds left in overtime. Everyone piles on Wiggins and justifiably so, but now he'll finally be able to show what he can do in the postseason. Fantasy wise, he's hands-off material.</text:p>
            <text:p><text:s text:c="8"/></text:p>
            <text:p><text:s text:c="8"/></text:p>
            <text:p><text:s text:c="13"/></text:p>
            <text:p><text:s text:c="14"/></text:p>
            <text:p><text:s text:c="13"/>Apr 11 - 11:3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aj Gibson</text:p>
            <text:p><text:s text:c="17"/></text:p>
            <text:p><text:s text:c="17"/></text:p>
            <text:p><text:s text:c="22"/>- F - <text:s/>Timberwolves</text:p>
            <text:p><text:s text:c="16"/></text:p>
            <text:p><text:s text:c="17"/></text:p>
            <text:p><text:s text:c="12"/></text:p>
            <text:p><text:s text:c="8"/></text:p>
            <text:p><text:s text:c="8"/></text:p>
            <text:p><text:s text:c="8"/></text:p>
            <text:p><text:s text:c="12"/>Taj Gibson (neck) scored eight points with six rebounds, two steals and one block in 35 minutes against the Nuggets on Wednesday.</text:p>
            <text:p><text:s text:c="8"/></text:p>
            <text:p><text:s text:c="8"/></text:p>
            <text:p><text:s text:c="13"/>He had the defensive play of the game as he stripped Nikola Jokic in the corner and was able to recover the ball to call timeout and allow the Wolves to get the last shot of regulation -- Jamal Crawford missed. After the game, Gibson talked about how he played through his neck injury. <text:s/>"They gave me some good drugs," he said. This Taj signing worked out just fine.</text:p>
            <text:p><text:s text:c="8"/></text:p>
            <text:p><text:s text:c="8"/></text:p>
            <text:p><text:s text:c="13"/></text:p>
            <text:p><text:s text:c="14"/></text:p>
            <text:p><text:s text:c="13"/>Source: Nick Friedell on Twitter <text:s text:c="25"/>Apr 11 - 11:3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Nikola Vucevic</text:p>
            <text:p><text:s text:c="17"/></text:p>
            <text:p><text:s text:c="17"/></text:p>
            <text:p><text:s text:c="22"/>- C - <text:s/>Magic</text:p>
            <text:p><text:s text:c="16"/></text:p>
            <text:p><text:s text:c="17"/></text:p>
            <text:p><text:s text:c="12"/></text:p>
            <text:p><text:s text:c="8"/></text:p>
            <text:p><text:s text:c="8"/></text:p>
            <text:p><text:s text:c="8"/></text:p>
            <text:p><text:s text:c="12"/>Nikola Vucevic scored two points with four rebounds, three assists and one steal in 12 minutes against the Wizards on Wednesday.</text:p>
            <text:p><text:s text:c="8"/></text:p>
            <text:p><text:s text:c="8"/></text:p>
            <text:p><text:s text:c="13"/>Besides not getting playing time in the second half, Vucevic wasn't affected by tanking too much. He only missed two games since returning from his wrist injury, so his fantasy owners should be fairly happy with the output late. Next year, he should still be with the Magic with the team almost a lock to take a point guard.</text:p>
            <text:p><text:s text:c="8"/></text:p>
            <text:p><text:s text:c="8"/></text:p>
            <text:p><text:s text:c="13"/></text:p>
            <text:p><text:s text:c="14"/></text:p>
            <text:p><text:s text:c="13"/>Apr 11 - 11:3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Tomas Satoransky</text:p>
            <text:p><text:s text:c="17"/></text:p>
            <text:p><text:s text:c="17"/></text:p>
            <text:p><text:s text:c="22"/>- G - <text:s/>Wizards</text:p>
            <text:p><text:s text:c="16"/></text:p>
            <text:p><text:s text:c="17"/></text:p>
            <text:p><text:s text:c="12"/></text:p>
            <text:p><text:s text:c="8"/></text:p>
            <text:p><text:s text:c="8"/></text:p>
            <text:p><text:s text:c="8"/></text:p>
            <text:p><text:s text:c="12"/>Tomas Satoransky made a fill-in start on Wednesday and had 13 points, nine rebounds, four assists and one 3-pointer in 42 minutes of action.</text:p>
            <text:p><text:s text:c="8"/></text:p>
            <text:p><text:s text:c="8"/></text:p>
            <text:p><text:s text:c="13"/>John Wall was resting tonight, so as usual Satoransky got the fill-in start. He has completely overshadowed Tim Frazier (scoreless in 11 minutes) and could have low-end value even with Wall healthy next season -- if nothing else, he'll be a terrific handcuff in deeper leagues.</text:p>
            <text:p><text:s text:c="8"/></text:p>
            <text:p><text:s text:c="8"/></text:p>
            <text:p><text:s text:c="13"/>Related: John Wall</text:p>
            <text:p><text:s text:c="14"/></text:p>
            <text:p><text:s text:c="13"/>Apr 11 - 11:3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ike Scott</text:p>
            <text:p><text:s text:c="17"/></text:p>
            <text:p><text:s text:c="17"/></text:p>
            <text:p><text:s text:c="22"/>- F - <text:s/>Wizards</text:p>
            <text:p><text:s text:c="16"/></text:p>
            <text:p><text:s text:c="17"/></text:p>
            <text:p><text:s text:c="12"/></text:p>
            <text:p><text:s text:c="8"/></text:p>
            <text:p><text:s text:c="8"/></text:p>
            <text:p><text:s text:c="8"/></text:p>
            <text:p><text:s text:c="12"/>Mike Scott needed help getting to the locker room on Wednesday.</text:p>
            <text:p><text:s text:c="8"/></text:p>
            <text:p><text:s text:c="8"/></text:p>
            <text:p><text:s text:c="13"/>It's unclear what happened to Scott during the Wizards' regular-season finale, but "he nearly stumbled off the court before team staffers grabbed him." He didn't play for the final 4:29 and we'll list him on the injury report as a precaution -- hopefully he'll be ready to go for Game 1 vs. the Raptors.</text:p>
            <text:p><text:s text:c="8"/></text:p>
            <text:p><text:s text:c="8"/></text:p>
            <text:p><text:s text:c="13"/></text:p>
            <text:p><text:s text:c="14"/></text:p>
            <text:p><text:s text:c="13"/>Source: Candace Buckner on Twitter <text:s text:c="23"/>Apr 11 - 11:3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lly Oubre</text:p>
            <text:p><text:s text:c="17"/></text:p>
            <text:p><text:s text:c="17"/></text:p>
            <text:p><text:s text:c="22"/>- F - <text:s/>Wizards</text:p>
            <text:p><text:s text:c="16"/></text:p>
            <text:p><text:s text:c="17"/></text:p>
            <text:p><text:s text:c="12"/></text:p>
            <text:p><text:s text:c="8"/></text:p>
            <text:p><text:s text:c="8"/></text:p>
            <text:p><text:s text:c="8"/></text:p>
            <text:p><text:s text:c="12"/>Kelly Oubre started in place of Otto Porter (calf) on Wednesday, but had just nine points on 3-of-10 shooting, two 3-pointers and one assist.</text:p>
            <text:p><text:s text:c="8"/></text:p>
            <text:p><text:s text:c="8"/></text:p>
            <text:p><text:s text:c="13"/>Porter's timetable is uncertain and there's a chance Oubre will be forced to start to begin the postseason. We should have some clarity on Thursday, so check back if you're drafting a playoff-fantasy league. He played 27 minutes on Wednesday without a single rebound, steal or block, but is typically reliable with minutes in the 25-30 range.</text:p>
            <text:p><text:s text:c="8"/></text:p>
            <text:p><text:s text:c="8"/></text:p>
            <text:p><text:s text:c="13"/>Related: Otto Porter</text:p>
            <text:p><text:s text:c="14"/></text:p>
            <text:p><text:s text:c="13"/>Apr 11 - 11:3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Frank Vogel</text:p>
            <text:p><text:s text:c="17"/></text:p>
            <text:p><text:s text:c="17"/></text:p>
            <text:p><text:s text:c="22"/>- C - <text:s/>Magic</text:p>
            <text:p><text:s text:c="16"/></text:p>
            <text:p><text:s text:c="17"/></text:p>
            <text:p><text:s text:c="12"/></text:p>
            <text:p><text:s text:c="8"/></text:p>
            <text:p><text:s text:c="8"/></text:p>
            <text:p><text:s text:c="8"/></text:p>
            <text:p><text:s text:c="12"/>Nikola Vucevic and Aaron Gordon offered public support for coach Frank Vogel this week, but the Magic front office has been ominously silent about his future.</text:p>
            <text:p><text:s text:c="8"/></text:p>
            <text:p><text:s text:c="8"/></text:p>
            <text:p><text:s text:c="13"/>"I think he’s done the best job he could," Vucevic said. "Last year, he came in and he had a team that was just put together — a lot of new players. It didn’t work out. We just couldn’t get things together on the court at all. It looked good on paper. On the court, it never clicked." Gordon said his coach has been "great" but there's widespread speculation that his job will be vacant this summer. Stay tuned.</text:p>
            <text:p><text:s text:c="8"/></text:p>
            <text:p><text:s text:c="8"/></text:p>
            <text:p><text:s text:c="13"/></text:p>
            <text:p><text:s text:c="14"/></text:p>
            <text:p><text:s text:c="13"/>Source: Orlando Sentinel <text:s text:c="33"/>Apr 11 - 11:2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aron Gordon</text:p>
            <text:p><text:s text:c="17"/></text:p>
            <text:p><text:s text:c="17"/></text:p>
            <text:p><text:s text:c="22"/>- F - <text:s/>Magic</text:p>
            <text:p><text:s text:c="16"/></text:p>
            <text:p><text:s text:c="17"/></text:p>
            <text:p><text:s text:c="12"/></text:p>
            <text:p><text:s text:c="8"/></text:p>
            <text:p><text:s text:c="8"/></text:p>
            <text:p><text:s text:c="8"/></text:p>
            <text:p><text:s text:c="12"/>Aaron Gordon was rested for the second half of Wednesday's game, finishing with 11 points, three rebounds and one block in 12 minutes.</text:p>
            <text:p><text:s text:c="8"/></text:p>
            <text:p><text:s text:c="8"/></text:p>
            <text:p><text:s text:c="13"/>That's a wrap for AG's 2017-18 season. He opened the game 3-of-3 from deep but Orlando has no incentive to play their key starters, so they quickly sat Gordon and Nikola Vucevic in favor of Khem Birch and Marreese Speights. Gordon couldn't maintain his torrid early-season production and he struggled as the focal point of defenses when Vuc was injured, but he's still finishing with middle-round value despite poor percentages (43.3% FGs, 69.8% FTs). That'll be an area to watch throughout the offseason.</text:p>
            <text:p><text:s text:c="8"/></text:p>
            <text:p><text:s text:c="8"/></text:p>
            <text:p><text:s text:c="13"/>Related: Khem Birch, Nikola Vucevic</text:p>
            <text:p><text:s text:c="14"/></text:p>
            <text:p><text:s text:c="13"/>Apr 11 - 11:2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hem Birch</text:p>
            <text:p><text:s text:c="17"/></text:p>
            <text:p><text:s text:c="17"/></text:p>
            <text:p><text:s text:c="22"/>- F - <text:s/>Magic</text:p>
            <text:p><text:s text:c="16"/></text:p>
            <text:p><text:s text:c="17"/></text:p>
            <text:p><text:s text:c="12"/></text:p>
            <text:p><text:s text:c="8"/></text:p>
            <text:p><text:s text:c="8"/></text:p>
            <text:p><text:s text:c="8"/></text:p>
            <text:p><text:s text:c="12"/>Khem Birch started the second half vs. the Wizards on Wednesday, scoring 13 points (3-of-3 FGs, 7-of-10 FTs) with nine rebounds, two blocks and one assist in 33 minutes.</text:p>
            <text:p><text:s text:c="8"/></text:p>
            <text:p><text:s text:c="8"/></text:p>
            <text:p><text:s text:c="13"/>Marreese Speights also started the second half, but he finished scoreless with one rebound and one steal in three minutes. Birch got extended run with Nikola Vucevic and Aaron Gordon both resting, so this doesn't mean much, but he could carve out a bigger role next season. If nothing else, he's given Orlando some incentive to guarantee his $1.4 million salary.</text:p>
            <text:p><text:s text:c="8"/></text:p>
            <text:p><text:s text:c="8"/></text:p>
            <text:p><text:s text:c="13"/></text:p>
            <text:p><text:s text:c="14"/></text:p>
            <text:p><text:s text:c="13"/>Apr 11 - 11:2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Nikola Jokic</text:p>
            <text:p><text:s text:c="17"/></text:p>
            <text:p><text:s text:c="17"/></text:p>
            <text:p><text:s text:c="22"/>- F/C - <text:s/>Nuggets</text:p>
            <text:p><text:s text:c="16"/></text:p>
            <text:p><text:s text:c="17"/></text:p>
            <text:p><text:s text:c="12"/></text:p>
            <text:p><text:s text:c="8"/></text:p>
            <text:p><text:s text:c="8"/></text:p>
            <text:p><text:s text:c="8"/></text:p>
            <text:p><text:s text:c="12"/>Nikola Jokic scored 35 points during a season-ending 112-106 loss to the Wolves in overtime on Wednesday, adding 10 rebounds, three assists, one steal and four 3-pointers in 46 minutes.</text:p>
            <text:p><text:s text:c="8"/></text:p>
            <text:p><text:s text:c="8"/></text:p>
            <text:p><text:s text:c="13"/>Well, we won't get Jokic in the playoffs again, and that six-game winning streak the Nuggets had coming into tonight just wasn't enough. They missed a lot of open shots in this loss, but two bad losses in March to the Mavs and Grizzlies certainly jump out as reasons why they won't play this weekend. As for Jokic, he's 23 and he's already emerged as a candidate to go in the top five for nine-category leagues next year.</text:p>
            <text:p><text:s text:c="8"/></text:p>
            <text:p><text:s text:c="8"/></text:p>
            <text:p><text:s text:c="13"/></text:p>
            <text:p><text:s text:c="14"/></text:p>
            <text:p><text:s text:c="13"/>Apr 11 - 11:2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mal Murray</text:p>
            <text:p><text:s text:c="17"/></text:p>
            <text:p><text:s text:c="17"/></text:p>
            <text:p><text:s text:c="22"/>- G - <text:s/>Nuggets</text:p>
            <text:p><text:s text:c="16"/></text:p>
            <text:p><text:s text:c="17"/></text:p>
            <text:p><text:s text:c="12"/></text:p>
            <text:p><text:s text:c="8"/></text:p>
            <text:p><text:s text:c="8"/></text:p>
            <text:p><text:s text:c="8"/></text:p>
            <text:p><text:s text:c="12"/>Jamal Murray scored 20 points with six rebounds, six assists, one steal and two 3-pointers in 43 minutes against the Wolves on Wednesday.</text:p>
            <text:p><text:s text:c="8"/></text:p>
            <text:p><text:s text:c="8"/></text:p>
            <text:p><text:s text:c="13"/>While the Nuggets didn't make the playoffs, Murray exceeded even the loftiest of expectations. He finished as a top-40 player in nine-category leagues even after people were dropping him after his slow start. He has missed just one game in his career and he was awesome late in the season. He'll be coming off the board in the top 50 next year.</text:p>
            <text:p><text:s text:c="8"/></text:p>
            <text:p><text:s text:c="8"/></text:p>
            <text:p><text:s text:c="13"/></text:p>
            <text:p><text:s text:c="14"/></text:p>
            <text:p><text:s text:c="13"/>Apr 11 - 11:2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ary Harris</text:p>
            <text:p><text:s text:c="17"/></text:p>
            <text:p><text:s text:c="17"/></text:p>
            <text:p><text:s text:c="22"/>- G - <text:s/>Nuggets</text:p>
            <text:p><text:s text:c="16"/></text:p>
            <text:p><text:s text:c="17"/></text:p>
            <text:p><text:s text:c="12"/></text:p>
            <text:p><text:s text:c="8"/></text:p>
            <text:p><text:s text:c="8"/></text:p>
            <text:p><text:s text:c="8"/></text:p>
            <text:p><text:s text:c="12"/>Gary Harris scored 10 points with one rebound, one assist and one 3-pointer in 21 minutes against the Wolves on Wednesday.</text:p>
            <text:p><text:s text:c="8"/></text:p>
            <text:p><text:s text:c="8"/></text:p>
            <text:p><text:s text:c="13"/>He had some uncharacteristic misses, including not being as strong at the rim. Perhaps Harris wasn't healthy from his knee injury, and that could be why he didn't start. Harris still had a tremendous season despite a handful of injuries. He'll be a top-50 pick next year.</text:p>
            <text:p><text:s text:c="8"/></text:p>
            <text:p><text:s text:c="8"/></text:p>
            <text:p><text:s text:c="13"/></text:p>
            <text:p><text:s text:c="14"/></text:p>
            <text:p><text:s text:c="13"/>Apr 11 - 11:1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thony Davis</text:p>
            <text:p><text:s text:c="17"/></text:p>
            <text:p><text:s text:c="17"/></text:p>
            <text:p><text:s text:c="22"/>- F/C - <text:s/>Pelicans</text:p>
            <text:p><text:s text:c="16"/></text:p>
            <text:p><text:s text:c="17"/></text:p>
            <text:p><text:s text:c="12"/></text:p>
            <text:p><text:s text:c="8"/></text:p>
            <text:p><text:s text:c="8"/></text:p>
            <text:p><text:s text:c="8"/></text:p>
            <text:p><text:s text:c="12"/>Anthony Davis put up another monster game during a 122-98 win over the Spurs on Wednesday, scoring 22 points with 15 boards, one assist, three steals and four blocks in 35 minutes.</text:p>
            <text:p><text:s text:c="8"/></text:p>
            <text:p><text:s text:c="8"/></text:p>
            <text:p><text:s text:c="13"/>That's a wrap for the new fantasy MVP from this season. AD said he will be going into a Westbrook-like mode since DeMarcus Cousins went down, and he wasn't kidding as the league's MVP if we're going off just February to April. For the second year in a row, Anthony "Locker Room" Davis played in 75 games despite a ridiculous amount of minor injuries. He finishes with 28.1 points, 11.1 boards, 2.3 assists, 1.5 steals and 2.6 blocks. He'll be going No. 1 in just about all drafts next year.</text:p>
            <text:p><text:s text:c="8"/></text:p>
            <text:p><text:s text:c="8"/></text:p>
            <text:p><text:s text:c="13"/></text:p>
            <text:p><text:s text:c="14"/></text:p>
            <text:p><text:s text:c="13"/>Apr 11 - 11:1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uke Kornet</text:p>
            <text:p><text:s text:c="17"/></text:p>
            <text:p><text:s text:c="17"/></text:p>
            <text:p><text:s text:c="22"/>- C - <text:s/>Knicks</text:p>
            <text:p><text:s text:c="16"/></text:p>
            <text:p><text:s text:c="17"/></text:p>
            <text:p><text:s text:c="12"/></text:p>
            <text:p><text:s text:c="8"/></text:p>
            <text:p><text:s text:c="8"/></text:p>
            <text:p><text:s text:c="8"/></text:p>
            <text:p><text:s text:c="12"/>Luke Kornet scored a career-high 23 points on Wednesday, going 9-of-14 from the field with four 3-pointers, three boards, two assists, one steal and one block.</text:p>
            <text:p><text:s text:c="8"/></text:p>
            <text:p><text:s text:c="8"/></text:p>
            <text:p><text:s text:c="13"/>Kornet had a few nice moments after Kristaps Porzingis went down, but he never showed the consistency needed for fantasy value -- suffice to say, he didn't score double-digit points in consecutive games all season. He'll go undrafted in fantasy leagues next season.</text:p>
            <text:p><text:s text:c="8"/></text:p>
            <text:p><text:s text:c="8"/></text:p>
            <text:p><text:s text:c="13"/></text:p>
            <text:p><text:s text:c="14"/></text:p>
            <text:p><text:s text:c="13"/>Apr 11 - 11:1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Isaiah Hicks</text:p>
            <text:p><text:s text:c="17"/></text:p>
            <text:p><text:s text:c="17"/></text:p>
            <text:p><text:s text:c="22"/>- F - <text:s/>Knicks</text:p>
            <text:p><text:s text:c="16"/></text:p>
            <text:p><text:s text:c="17"/></text:p>
            <text:p><text:s text:c="12"/></text:p>
            <text:p><text:s text:c="8"/></text:p>
            <text:p><text:s text:c="8"/></text:p>
            <text:p><text:s text:c="8"/></text:p>
            <text:p><text:s text:c="12"/>Knicks rookie Isaiah Hicks recorded multiple career-highs on Wednesday with 15 points on 6-of-10 shooting, four assists and three rebounds in 30 minutes.</text:p>
            <text:p><text:s text:c="8"/></text:p>
            <text:p><text:s text:c="8"/></text:p>
            <text:p><text:s text:c="13"/>Hicks went 2-of-2 from the line and he sank one 3-pointer, doing his damage off the bench. This was a meaningless regular-season finale, of course, but Hicks wound up taking minutes from starter Lance Thomas (two points in 11 minutes). We'll see if Hicks can make some noise during Summer League.</text:p>
            <text:p><text:s text:c="8"/></text:p>
            <text:p><text:s text:c="8"/></text:p>
            <text:p><text:s text:c="13"/></text:p>
            <text:p><text:s text:c="14"/></text:p>
            <text:p><text:s text:c="13"/>Apr 11 - 11:1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Frank Ntilikina</text:p>
            <text:p><text:s text:c="17"/></text:p>
            <text:p><text:s text:c="17"/></text:p>
            <text:p><text:s text:c="22"/>- G - <text:s/>Knicks</text:p>
            <text:p><text:s text:c="16"/></text:p>
            <text:p><text:s text:c="17"/></text:p>
            <text:p><text:s text:c="12"/></text:p>
            <text:p><text:s text:c="8"/></text:p>
            <text:p><text:s text:c="8"/></text:p>
            <text:p><text:s text:c="8"/></text:p>
            <text:p><text:s text:c="12"/>Frank Ntilikina finished his rookie campaign with 16 points, four rebounds, four assists, four steals, two 3-pointers and one block in 37 minutes on Wednesday.</text:p>
            <text:p><text:s text:c="8"/></text:p>
            <text:p><text:s text:c="8"/></text:p>
            <text:p><text:s text:c="13"/>The Knicks' prized guard finishes with averages of 5.8 points, 0.6 threes, 3.2 assists, 2.2 rebounds, 0.8 steals and 0.2 blocks. He's just 19 years old and has the tools to be a difference-maker in fantasy, but will need to bulk up and improve his percentages -- at 36.2% FGs and 72.1% FTs, he was a major drag for roto owners. That's what the offseason is for, right?</text:p>
            <text:p><text:s text:c="8"/></text:p>
            <text:p><text:s text:c="8"/></text:p>
            <text:p><text:s text:c="13"/></text:p>
            <text:p><text:s text:c="14"/></text:p>
            <text:p><text:s text:c="13"/>Source: Newsday <text:s text:c="42"/>Apr 11 - 11:1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ameron Payne</text:p>
            <text:p><text:s text:c="17"/></text:p>
            <text:p><text:s text:c="17"/></text:p>
            <text:p><text:s text:c="22"/>- G - <text:s/>Bulls</text:p>
            <text:p><text:s text:c="16"/></text:p>
            <text:p><text:s text:c="17"/></text:p>
            <text:p><text:s text:c="12"/></text:p>
            <text:p><text:s text:c="8"/></text:p>
            <text:p><text:s text:c="8"/></text:p>
            <text:p><text:s text:c="8"/></text:p>
            <text:p><text:s text:c="12"/>Cameron Payne finished Wednesday's home loss with six points on 2-of-9 shooting, nine assists, three rebounds and one steal in 33 minutes.</text:p>
            <text:p><text:s text:c="8"/></text:p>
            <text:p><text:s text:c="8"/></text:p>
            <text:p><text:s text:c="13"/>Payne earned 14 starts with Kris Dunn (toe) out of commission, averaging 9.7 points, 1.6 threes, 5.3 dimes, 3.3 rebounds, 0.8 steals and 0.4 blocks. Shooting percentages were an issue and the Bulls still have Dunn and Jerian Grant under contract for next season, which reduces Payne to flier status in deep leagues.</text:p>
            <text:p><text:s text:c="8"/></text:p>
            <text:p><text:s text:c="8"/></text:p>
            <text:p><text:s text:c="13"/></text:p>
            <text:p><text:s text:c="14"/></text:p>
            <text:p><text:s text:c="13"/>Apr 11 - 11:1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te Zizic</text:p>
            <text:p><text:s text:c="17"/></text:p>
            <text:p><text:s text:c="17"/></text:p>
            <text:p><text:s text:c="22"/>- C - <text:s/>Cavaliers</text:p>
            <text:p><text:s text:c="16"/></text:p>
            <text:p><text:s text:c="17"/></text:p>
            <text:p><text:s text:c="12"/></text:p>
            <text:p><text:s text:c="8"/></text:p>
            <text:p><text:s text:c="8"/></text:p>
            <text:p><text:s text:c="8"/></text:p>
            <text:p><text:s text:c="12"/>Ante Zizic scored a career-high 16 points vs. the Knicks, making 7-of-9 field goals and 6-of-9 free throws with seven rebounds and one steal in 27 minutes.</text:p>
            <text:p><text:s text:c="8"/></text:p>
            <text:p><text:s text:c="8"/></text:p>
            <text:p><text:s text:c="13"/>Kevin Love was resting tonight and Larry Nance only played 11 minutes, so we're not reading into Zizic's big game. Love, Nance and Tristan Thompson are all under contract for 2018-19, too, so it's hard to envision Zizic emerging as a fantasy factor.</text:p>
            <text:p><text:s text:c="8"/></text:p>
            <text:p><text:s text:c="8"/></text:p>
            <text:p><text:s text:c="13"/></text:p>
            <text:p><text:s text:c="14"/></text:p>
            <text:p><text:s text:c="13"/>Apr 11 - 11:0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Cedi Osman</text:p>
            <text:p><text:s text:c="17"/></text:p>
            <text:p><text:s text:c="17"/></text:p>
            <text:p><text:s text:c="22"/>- F - <text:s/>Cavaliers</text:p>
            <text:p><text:s text:c="16"/></text:p>
            <text:p><text:s text:c="17"/></text:p>
            <text:p><text:s text:c="12"/></text:p>
            <text:p><text:s text:c="8"/></text:p>
            <text:p><text:s text:c="8"/></text:p>
            <text:p><text:s text:c="8"/></text:p>
            <text:p><text:s text:c="12"/>Cedi Osman earned the start on Wednesday and scored a career-high 18 points on 7-of-18 shooting, with seven rebounds, six assists and a pair of 3-pointers.</text:p>
            <text:p><text:s text:c="8"/></text:p>
            <text:p><text:s text:c="8"/></text:p>
            <text:p><text:s text:c="13"/>Rodney Hood (Achilles) is injured and the Cavs were resting Kyle Korver, which bumped Osman up in the rotation. This was the 30th different starting unit the Cavs have deployed, although a lot of that has to do with their massive shakeup at the trade deadline. Osman has proven to be a capable rotation player as needed, but he's unlikely to earn minutes in the playoffs.</text:p>
            <text:p><text:s text:c="8"/></text:p>
            <text:p><text:s text:c="8"/></text:p>
            <text:p><text:s text:c="13"/></text:p>
            <text:p><text:s text:c="14"/></text:p>
            <text:p><text:s text:c="13"/>Apr 11 - 11:0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arry Nance</text:p>
            <text:p><text:s text:c="17"/></text:p>
            <text:p><text:s text:c="17"/></text:p>
            <text:p><text:s text:c="22"/>- F/C - <text:s/>Cavaliers</text:p>
            <text:p><text:s text:c="16"/></text:p>
            <text:p><text:s text:c="17"/></text:p>
            <text:p><text:s text:c="12"/></text:p>
            <text:p><text:s text:c="8"/></text:p>
            <text:p><text:s text:c="8"/></text:p>
            <text:p><text:s text:c="8"/></text:p>
            <text:p><text:s text:c="12"/>Larry Nance, LeBron James and Jeff Green all played just 11 minutes during Wednesday's season finale, while George Hill played nine minutes.</text:p>
            <text:p><text:s text:c="8"/></text:p>
            <text:p><text:s text:c="8"/></text:p>
            <text:p><text:s text:c="13"/>"We're still playing to win but we want to be smart because since I've been here, we always preach health over positioning," coach Ty Lue said before the game. Nance finished with four points, six rebounds, one assist and one steal, and he should return to a bench role when the Cavs open the postseason vs. the Pacers.</text:p>
            <text:p><text:s text:c="8"/></text:p>
            <text:p><text:s text:c="8"/></text:p>
            <text:p><text:s text:c="13"/>Related: Jeff Green, George Hill</text:p>
            <text:p><text:s text:c="14"/></text:p>
            <text:p><text:s text:c="13"/>Source: Cleveland.com <text:s text:c="36"/>Apr 11 - 11:0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rue Holiday</text:p>
            <text:p><text:s text:c="17"/></text:p>
            <text:p><text:s text:c="17"/></text:p>
            <text:p><text:s text:c="22"/>- G - <text:s/>Pelicans</text:p>
            <text:p><text:s text:c="16"/></text:p>
            <text:p><text:s text:c="17"/></text:p>
            <text:p><text:s text:c="12"/></text:p>
            <text:p><text:s text:c="8"/></text:p>
            <text:p><text:s text:c="8"/></text:p>
            <text:p><text:s text:c="8"/></text:p>
            <text:p><text:s text:c="12"/>Jrue Holiday scored 23 points with three rebounds, seven assists, one steal and six turnovers in 34 minutes during a win over the Spurs on Wednesday.</text:p>
            <text:p><text:s text:c="8"/></text:p>
            <text:p><text:s text:c="8"/></text:p>
            <text:p><text:s text:c="13"/>What a season from Jrue. He played in 81 games, he had his most efficient season ever with a 57 TS%, and he had tough defensive assignments all season. He should be a lock to be on the All-Defensive Teams and he was one of the best bargains in fantasy hoops. He'll likely be guarding Damian Lillard in the opening round.</text:p>
            <text:p><text:s text:c="8"/></text:p>
            <text:p><text:s text:c="8"/></text:p>
            <text:p><text:s text:c="13"/></text:p>
            <text:p><text:s text:c="14"/></text:p>
            <text:p><text:s text:c="13"/>Apr 11 - 11:0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aMarcus Aldridge</text:p>
            <text:p><text:s text:c="17"/></text:p>
            <text:p><text:s text:c="17"/></text:p>
            <text:p><text:s text:c="22"/>- F/C - <text:s/>Spurs</text:p>
            <text:p><text:s text:c="16"/></text:p>
            <text:p><text:s text:c="17"/></text:p>
            <text:p><text:s text:c="12"/></text:p>
            <text:p><text:s text:c="8"/></text:p>
            <text:p><text:s text:c="8"/></text:p>
            <text:p><text:s text:c="8"/></text:p>
            <text:p><text:s text:c="12"/>LaMarcus Aldridge scored eight points with seven rebounds, three assists and no turnovers in 22 minutes during a 129-115 loss to the Pelicans on Wednesday.</text:p>
            <text:p><text:s text:c="8"/></text:p>
            <text:p><text:s text:c="8"/></text:p>
            <text:p><text:s text:c="13"/>This Spurs team just isn't what we're used to as they sit in the No. 7 seed and will take on the Warriors this weekend. Aldridge was a complete disaster in the final three games of the season without Kawhi Leonard, but at least the Warriors aren't 100 percent. He'll have his hands full with a lot of Draymond Green.</text:p>
            <text:p><text:s text:c="8"/></text:p>
            <text:p><text:s text:c="8"/></text:p>
            <text:p><text:s text:c="13"/></text:p>
            <text:p><text:s text:c="14"/></text:p>
            <text:p><text:s text:c="13"/>Apr 11 - 11:0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Wayne Ellington</text:p>
            <text:p><text:s text:c="17"/></text:p>
            <text:p><text:s text:c="17"/></text:p>
            <text:p><text:s text:c="22"/>- G - <text:s/>Heat</text:p>
            <text:p><text:s text:c="16"/></text:p>
            <text:p><text:s text:c="17"/></text:p>
            <text:p><text:s text:c="12"/></text:p>
            <text:p><text:s text:c="8"/></text:p>
            <text:p><text:s text:c="8"/></text:p>
            <text:p><text:s text:c="8"/></text:p>
            <text:p><text:s text:c="12"/>Wayne Ellington scored 32 points during a 116-109 win over the Raptors on Wednesday, adding three rebounds, one steal, one block and eight 3-pointers.</text:p>
            <text:p><text:s text:c="8"/></text:p>
            <text:p><text:s text:c="8"/></text:p>
            <text:p><text:s text:c="13"/>He needed seven 3-pointers to set the franchise record for most treys in a season, and he came through while also hitting multiple clutch shots in this win. The Heat will get a fun matchup against the 76ers in the 3-6 matchup, but Ellington's minutes will likely be slightly dialed back. Coach Erik Spoelstra has some work to do to figure out his rotation.</text:p>
            <text:p><text:s text:c="8"/></text:p>
            <text:p><text:s text:c="8"/></text:p>
            <text:p><text:s text:c="13"/></text:p>
            <text:p><text:s text:c="14"/></text:p>
            <text:p><text:s text:c="13"/>Apr 11 - 11: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nathan Gibson</text:p>
            <text:p><text:s text:c="17"/></text:p>
            <text:p><text:s text:c="17"/></text:p>
            <text:p><text:s text:c="22"/>- G - <text:s/>Celtics</text:p>
            <text:p><text:s text:c="16"/></text:p>
            <text:p><text:s text:c="17"/></text:p>
            <text:p><text:s text:c="12"/></text:p>
            <text:p><text:s text:c="8"/></text:p>
            <text:p><text:s text:c="8"/></text:p>
            <text:p><text:s text:c="8"/></text:p>
            <text:p><text:s text:c="12"/>Jonathan Gibson came off Boston's bench on Wednesday for 18 points on 8-of-13 shooting, making two 3-pointers with two rebounds and two assists.</text:p>
            <text:p><text:s text:c="8"/></text:p>
            <text:p><text:s text:c="8"/></text:p>
            <text:p><text:s text:c="13"/>Shane Larkin, Jabari Bird, Abdel Nader, Guershon Yabusele and Aron Baynes were starting, and the Celtics only used three players off the bench. Gibson logged a season-high 25 minutes as a result, giving the 30-year-old something to point to when he seeks a new contract this summer.</text:p>
            <text:p><text:s text:c="8"/></text:p>
            <text:p><text:s text:c="8"/></text:p>
            <text:p><text:s text:c="13"/></text:p>
            <text:p><text:s text:c="14"/></text:p>
            <text:p><text:s text:c="13"/>Apr 11 - 10:5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ntavious Caldwell-Pope</text:p>
            <text:p><text:s text:c="17"/></text:p>
            <text:p><text:s text:c="17"/></text:p>
            <text:p><text:s text:c="22"/>- G - <text:s/>Lakers</text:p>
            <text:p><text:s text:c="16"/></text:p>
            <text:p><text:s text:c="17"/></text:p>
            <text:p><text:s text:c="12"/></text:p>
            <text:p><text:s text:c="8"/></text:p>
            <text:p><text:s text:c="8"/></text:p>
            <text:p><text:s text:c="8"/></text:p>
            <text:p><text:s text:c="12"/>Kentavious Caldwell-Pope (shoulder) will not return on Wednesday.</text:p>
            <text:p><text:s text:c="8"/></text:p>
            <text:p><text:s text:c="8"/></text:p>
            <text:p><text:s text:c="13"/>It's an AC joint sprain and the severity isn't known yet, although X-rays were negative. KCP had himself a solid year on a one-year deal and he may have helped himself get a long-term deal, assuming this shoulder injury isn't bad.</text:p>
            <text:p><text:s text:c="8"/></text:p>
            <text:p><text:s text:c="8"/></text:p>
            <text:p><text:s text:c="13"/></text:p>
            <text:p><text:s text:c="14"/></text:p>
            <text:p><text:s text:c="13"/>Apr 11 - 10:5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bdel Nader</text:p>
            <text:p><text:s text:c="17"/></text:p>
            <text:p><text:s text:c="17"/></text:p>
            <text:p><text:s text:c="22"/>- G - <text:s/>Celtics</text:p>
            <text:p><text:s text:c="16"/></text:p>
            <text:p><text:s text:c="17"/></text:p>
            <text:p><text:s text:c="12"/></text:p>
            <text:p><text:s text:c="8"/></text:p>
            <text:p><text:s text:c="8"/></text:p>
            <text:p><text:s text:c="8"/></text:p>
            <text:p><text:s text:c="12"/>Abdel Nader made his first NBA start on Wednesday, putting up nine points on 4-of-15 shooting, eight rebounds, two assists, one steal and one block in 39 minutes.</text:p>
            <text:p><text:s text:c="8"/></text:p>
            <text:p><text:s text:c="8"/></text:p>
            <text:p><text:s text:c="13"/>Nader got a glimmer of daylight in the rotation when Gordon Hayward went down in the season opener, but he's only had one quasi-reliable spurt in mid-March. The Celtics were resting Marcus Morris, Jaylen Brown and Jayson Tatum tonight, so this doesn't mean anything for Nader going forward.</text:p>
            <text:p><text:s text:c="8"/></text:p>
            <text:p><text:s text:c="8"/></text:p>
            <text:p><text:s text:c="13"/></text:p>
            <text:p><text:s text:c="14"/></text:p>
            <text:p><text:s text:c="13"/>Apr 11 - 10:5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bari Bird</text:p>
            <text:p><text:s text:c="17"/></text:p>
            <text:p><text:s text:c="17"/></text:p>
            <text:p><text:s text:c="22"/>- G - <text:s/>Celtics</text:p>
            <text:p><text:s text:c="16"/></text:p>
            <text:p><text:s text:c="17"/></text:p>
            <text:p><text:s text:c="12"/></text:p>
            <text:p><text:s text:c="8"/></text:p>
            <text:p><text:s text:c="8"/></text:p>
            <text:p><text:s text:c="8"/></text:p>
            <text:p><text:s text:c="12"/>Jabari Bird had seven points, seven rebounds, one steal and one block in his first career start on Wednesday.</text:p>
            <text:p><text:s text:c="8"/></text:p>
            <text:p><text:s text:c="8"/></text:p>
            <text:p><text:s text:c="13"/>Al Horford, Terry Rozier, Jayson Tatum, Jaylen Brown and Marcus Morris were all rested tonight as a precaution, since Boston had nothing to play for in their regular-season finale. The result was Bird logging 29 minutes, while guys like Guerschon Yabusele (28 minutes), Abdel Nader (39 minutes) and Jonathan Gibson (25 minutes) also stepped up in the rotation.</text:p>
            <text:p><text:s text:c="8"/></text:p>
            <text:p><text:s text:c="8"/></text:p>
            <text:p><text:s text:c="13"/></text:p>
            <text:p><text:s text:c="14"/></text:p>
            <text:p><text:s text:c="13"/>Apr 11 - 10:5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hane Larkin</text:p>
            <text:p><text:s text:c="17"/></text:p>
            <text:p><text:s text:c="17"/></text:p>
            <text:p><text:s text:c="22"/>- G - <text:s/>Celtics</text:p>
            <text:p><text:s text:c="16"/></text:p>
            <text:p><text:s text:c="17"/></text:p>
            <text:p><text:s text:c="12"/></text:p>
            <text:p><text:s text:c="8"/></text:p>
            <text:p><text:s text:c="8"/></text:p>
            <text:p><text:s text:c="8"/></text:p>
            <text:p><text:s text:c="12"/>Shane Larkin started Wednesday's game and put up 12 points, 10 rebounds, seven assists and two 3-pointers in 26 minutes of work.</text:p>
            <text:p><text:s text:c="8"/></text:p>
            <text:p><text:s text:c="8"/></text:p>
            <text:p><text:s text:c="13"/>Larkin said that he lost 10 pounds while dealing with a flu recently, and he's still working to regain his strength and rhythm. He got a chance to shine with Terry Rozier resting tonight, and should be a big part of the lineup with Kyrie Irving (knee) done for the season and Marcus Smart (thumb) out until late in the month.</text:p>
            <text:p><text:s text:c="8"/></text:p>
            <text:p><text:s text:c="8"/></text:p>
            <text:p><text:s text:c="13"/></text:p>
            <text:p><text:s text:c="14"/></text:p>
            <text:p><text:s text:c="13"/>Source: Scott Souza on Twitter <text:s text:c="27"/>Apr 11 - 10:5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uerschon Yabusele</text:p>
            <text:p><text:s text:c="17"/></text:p>
            <text:p><text:s text:c="17"/></text:p>
            <text:p><text:s text:c="22"/>- F - <text:s/>Celtics</text:p>
            <text:p><text:s text:c="16"/></text:p>
            <text:p><text:s text:c="17"/></text:p>
            <text:p><text:s text:c="12"/></text:p>
            <text:p><text:s text:c="8"/></text:p>
            <text:p><text:s text:c="8"/></text:p>
            <text:p><text:s text:c="8"/></text:p>
            <text:p><text:s text:c="12"/>Guerschon Yabusele (knee) notched 16 points in 28 minutes vs. Brooklyn on Wednesday, hitting 6-of-10 FGs and 3-of-3 FTs with five boards, two steals, one assist, one block and one 3-pointer.</text:p>
            <text:p><text:s text:c="8"/></text:p>
            <text:p><text:s text:c="8"/></text:p>
            <text:p><text:s text:c="13"/>The 22-year-old big man stepped up with Boston resting most of their key guys, including Al Horford and Marcus Morris. He's only been a sporadic part of the rotation and hasn't had reliable fantasy value at any point this season.</text:p>
            <text:p><text:s text:c="8"/></text:p>
            <text:p><text:s text:c="8"/></text:p>
            <text:p><text:s text:c="13"/></text:p>
            <text:p><text:s text:c="14"/></text:p>
            <text:p><text:s text:c="13"/>Apr 11 - 10:5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ron Baynes</text:p>
            <text:p><text:s text:c="17"/></text:p>
            <text:p><text:s text:c="17"/></text:p>
            <text:p><text:s text:c="22"/>- C - <text:s/>Celtics</text:p>
            <text:p><text:s text:c="16"/></text:p>
            <text:p><text:s text:c="17"/></text:p>
            <text:p><text:s text:c="12"/></text:p>
            <text:p><text:s text:c="8"/></text:p>
            <text:p><text:s text:c="8"/></text:p>
            <text:p><text:s text:c="8"/></text:p>
            <text:p><text:s text:c="12"/>Aron Baynes scored a career-high 26 points with 14 rebounds (nine offensive) and two assists on Wednesday, going 12-of-23 from the field and 2-of-2 from the line in just 20 minutes.</text:p>
            <text:p><text:s text:c="8"/></text:p>
            <text:p><text:s text:c="8"/></text:p>
            <text:p><text:s text:c="13"/>Baynes took a career-high 15 shot attempts in the first half alone, and Brooklyn simply couldn't keep him off the glass tonight. He was an unlikely focal point for the Celtics' offense, but that's just because they were resting five players in a meaningless 82nd game. It's nice to know Baynes has this in him, but it doesn't impact his role for the postseason and beyond.</text:p>
            <text:p><text:s text:c="8"/></text:p>
            <text:p><text:s text:c="8"/></text:p>
            <text:p><text:s text:c="13"/></text:p>
            <text:p><text:s text:c="14"/></text:p>
            <text:p><text:s text:c="13"/>Apr 11 - 10:5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yle Lowry</text:p>
            <text:p><text:s text:c="17"/></text:p>
            <text:p><text:s text:c="17"/></text:p>
            <text:p><text:s text:c="22"/>- G - <text:s/>Raptors</text:p>
            <text:p><text:s text:c="16"/></text:p>
            <text:p><text:s text:c="17"/></text:p>
            <text:p><text:s text:c="12"/></text:p>
            <text:p><text:s text:c="8"/></text:p>
            <text:p><text:s text:c="8"/></text:p>
            <text:p><text:s text:c="8"/></text:p>
            <text:p><text:s text:c="12"/>Kyle Lowry scored 28 points with 10 rebounds, nine assists and five 3-pointers in 38 minutes during a 116-109 overtime loss to the Heat on Wednesday.</text:p>
            <text:p><text:s text:c="8"/></text:p>
            <text:p><text:s text:c="8"/></text:p>
            <text:p><text:s text:c="13"/>There's no doubt the Raptors really wanted to win 60 games, but they'll be stuck on 59. Lowry's minutes took a major hit this season with his 32.1 per game, which is way down from 37.4 last year. It'll be interesting to see if he goes back up to the upper 30s against John Wall and the Wizards.</text:p>
            <text:p><text:s text:c="8"/></text:p>
            <text:p><text:s text:c="8"/></text:p>
            <text:p><text:s text:c="13"/></text:p>
            <text:p><text:s text:c="14"/></text:p>
            <text:p><text:s text:c="13"/>Apr 11 - 10:4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aris LeVert</text:p>
            <text:p><text:s text:c="17"/></text:p>
            <text:p><text:s text:c="17"/></text:p>
            <text:p><text:s text:c="22"/>- G - <text:s/>Nets</text:p>
            <text:p><text:s text:c="16"/></text:p>
            <text:p><text:s text:c="17"/></text:p>
            <text:p><text:s text:c="12"/></text:p>
            <text:p><text:s text:c="8"/></text:p>
            <text:p><text:s text:c="8"/></text:p>
            <text:p><text:s text:c="8"/></text:p>
            <text:p><text:s text:c="12"/>Caris LeVert (foot) returned from a one-game absence on Wednesday, posting 11 points, six assists, three steals, two rebounds and one 3-pointer in 29 minutes.</text:p>
            <text:p><text:s text:c="8"/></text:p>
            <text:p><text:s text:c="8"/></text:p>
            <text:p><text:s text:c="13"/>The Nets used their 25th different starting lineup of the season tonight, and LeVert wound up with his first start since mid-December. It wasn't his best shooting night at 4-of-13 from the field, but he made both of his free throws and looked fine despite his recent injury. He'll be a popular target late in drafts, especially if don't bring back Joe Harris in free agency.</text:p>
            <text:p><text:s text:c="8"/></text:p>
            <text:p><text:s text:c="8"/></text:p>
            <text:p><text:s text:c="13"/></text:p>
            <text:p><text:s text:c="14"/></text:p>
            <text:p><text:s text:c="13"/>Apr 11 - 10:4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nas Valanciunas</text:p>
            <text:p><text:s text:c="17"/></text:p>
            <text:p><text:s text:c="17"/></text:p>
            <text:p><text:s text:c="22"/>- C - <text:s/>Raptors</text:p>
            <text:p><text:s text:c="16"/></text:p>
            <text:p><text:s text:c="17"/></text:p>
            <text:p><text:s text:c="12"/></text:p>
            <text:p><text:s text:c="8"/></text:p>
            <text:p><text:s text:c="8"/></text:p>
            <text:p><text:s text:c="8"/></text:p>
            <text:p><text:s text:c="12"/>Jonas Valanciunas scored 12 points with seven rebounds, two assists and three blocks in 24 minutes against the Heat on Wednesday.</text:p>
            <text:p><text:s text:c="8"/></text:p>
            <text:p><text:s text:c="8"/></text:p>
            <text:p><text:s text:c="13"/>He did look to have an upper-arm issue, but Valanciunas stayed in the game. He's played well for most of the second half with 25 points coming on Monday, and maybe coach Dwane Casey ups JV's minutes against the Wizards.</text:p>
            <text:p><text:s text:c="8"/></text:p>
            <text:p><text:s text:c="8"/></text:p>
            <text:p><text:s text:c="13"/></text:p>
            <text:p><text:s text:c="14"/></text:p>
            <text:p><text:s text:c="13"/>Apr 11 - 10:4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Jahlil Okafor</text:p>
            <text:p><text:s text:c="17"/></text:p>
            <text:p><text:s text:c="17"/></text:p>
            <text:p><text:s text:c="22"/>- C - <text:s/>Nets</text:p>
            <text:p><text:s text:c="16"/></text:p>
            <text:p><text:s text:c="17"/></text:p>
            <text:p><text:s text:c="12"/></text:p>
            <text:p><text:s text:c="8"/></text:p>
            <text:p><text:s text:c="8"/></text:p>
            <text:p><text:s text:c="8"/></text:p>
            <text:p><text:s text:c="12"/>Jahlil Okafor (ankle) picked up another DNP-CD on Wednesday.</text:p>
            <text:p><text:s text:c="8"/></text:p>
            <text:p><text:s text:c="8"/></text:p>
            <text:p><text:s text:c="13"/>Okafor's health hasn't been the reason for his inactivity, as Brooklyn simply hasn't opted to play him much since acquiring him from Philly. It's anyone's guess how much attention he'll draw as an unrestricted free agent this summer.</text:p>
            <text:p><text:s text:c="8"/></text:p>
            <text:p><text:s text:c="8"/></text:p>
            <text:p><text:s text:c="13"/></text:p>
            <text:p><text:s text:c="14"/></text:p>
            <text:p><text:s text:c="13"/>Apr 11 - 10:4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rrett Allen</text:p>
            <text:p><text:s text:c="17"/></text:p>
            <text:p><text:s text:c="17"/></text:p>
            <text:p><text:s text:c="22"/>- C - <text:s/>Nets</text:p>
            <text:p><text:s text:c="16"/></text:p>
            <text:p><text:s text:c="17"/></text:p>
            <text:p><text:s text:c="12"/></text:p>
            <text:p><text:s text:c="8"/></text:p>
            <text:p><text:s text:c="8"/></text:p>
            <text:p><text:s text:c="8"/></text:p>
            <text:p><text:s text:c="12"/>Jarrett Allen finished his rookie season with 10 points, seven rebounds and one block on Wednesday, making 4-of-5 FGs and 2-of-2 FTs in just 19 minutes.</text:p>
            <text:p><text:s text:c="8"/></text:p>
            <text:p><text:s text:c="8"/></text:p>
            <text:p><text:s text:c="13"/>The Nets improved their record by eight wins this season, which is the second-best mark behind Philly, and Allen's impressive play was a big reason for the modest success. He finishes with at least one block in 14 consecutive games, which is the third-longest streak by a Nets rookie since 1983-84, trailing only P.J. Brown and Brook Lopez. With the ability to rack up big-man stats without hurting your percentages, Allen has the makings of a tremendous roto center.</text:p>
            <text:p><text:s text:c="8"/></text:p>
            <text:p><text:s text:c="8"/></text:p>
            <text:p><text:s text:c="13"/></text:p>
            <text:p><text:s text:c="14"/></text:p>
            <text:p><text:s text:c="13"/>Apr 11 - 10:4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Nik Stauskas</text:p>
            <text:p><text:s text:c="17"/></text:p>
            <text:p><text:s text:c="17"/></text:p>
            <text:p><text:s text:c="22"/>- G - <text:s/>Nets</text:p>
            <text:p><text:s text:c="16"/></text:p>
            <text:p><text:s text:c="17"/></text:p>
            <text:p><text:s text:c="12"/></text:p>
            <text:p><text:s text:c="8"/></text:p>
            <text:p><text:s text:c="8"/></text:p>
            <text:p><text:s text:c="8"/></text:p>
            <text:p><text:s text:c="12"/>Nik Stauskas scored 18 points with four rebounds, three assists, two 3-pointers and one steal in 35 minutes of action on Wednesday.</text:p>
            <text:p><text:s text:c="8"/></text:p>
            <text:p><text:s text:c="8"/></text:p>
            <text:p><text:s text:c="13"/>Spencer Dinwiddie (sore right knee), Joe Harris (ankle) and DeMarre Carroll (hip) were all out for Brooklyn tonight, and they went particularly deep into the rotation -- even Milton Doyle played 25 minutes. It's unlikely the Nets will make Stauskas a $5.1 million qualifying offer this summer, so he's likely to hit the open market.</text:p>
            <text:p><text:s text:c="8"/></text:p>
            <text:p><text:s text:c="8"/></text:p>
            <text:p><text:s text:c="13"/></text:p>
            <text:p><text:s text:c="14"/></text:p>
            <text:p><text:s text:c="13"/>Apr 11 - 10:4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auri Markkanen</text:p>
            <text:p><text:s text:c="17"/></text:p>
            <text:p><text:s text:c="17"/></text:p>
            <text:p><text:s text:c="22"/>- F - <text:s/>Bulls</text:p>
            <text:p><text:s text:c="16"/></text:p>
            <text:p><text:s text:c="17"/></text:p>
            <text:p><text:s text:c="12"/></text:p>
            <text:p><text:s text:c="8"/></text:p>
            <text:p><text:s text:c="8"/></text:p>
            <text:p><text:s text:c="8"/></text:p>
            <text:p><text:s text:c="12"/>Lauri Markkanen set a Bulls franchise record for 3-pointers made by a rookie (145), en route to finishing Wednesday's game with 20 points, eight boards, three triples and two steals in just 22 minutes.</text:p>
            <text:p><text:s text:c="8"/></text:p>
            <text:p><text:s text:c="8"/></text:p>
            <text:p><text:s text:c="13"/>He passed Kirk Hinrich's previous record, and thanks in part to Markkanen's efforts beyond the arc Chicago also made a franchise-high in 3-pointers this season. With his natural touch and high release, he's going to be a nightmare for opposing big men for years to come. After posting top-75 value as a rookie, he's likely to go in the 40-50 range in his sophomore season.</text:p>
            <text:p><text:s text:c="8"/></text:p>
            <text:p><text:s text:c="8"/></text:p>
            <text:p><text:s text:c="13"/></text:p>
            <text:p><text:s text:c="14"/></text:p>
            <text:p><text:s text:c="13"/>Source: Jeff Mangurten on Twitter <text:s text:c="24"/>Apr 11 - 10:3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ean Kilpatrick</text:p>
            <text:p><text:s text:c="17"/></text:p>
            <text:p><text:s text:c="17"/></text:p>
            <text:p><text:s text:c="22"/>- G - <text:s/>Bulls</text:p>
            <text:p><text:s text:c="16"/></text:p>
            <text:p><text:s text:c="17"/></text:p>
            <text:p><text:s text:c="12"/></text:p>
            <text:p><text:s text:c="8"/></text:p>
            <text:p><text:s text:c="8"/></text:p>
            <text:p><text:s text:c="8"/></text:p>
            <text:p><text:s text:c="12"/>Sean Kilpatrick started Wednesday's game and finished with 14 points (5-of-10 FGs, 2-of-2 FTs), four assists, two 3-pointers and two rebounds in 29 minutes vs. Detroit.</text:p>
            <text:p><text:s text:c="8"/></text:p>
            <text:p><text:s text:c="8"/></text:p>
            <text:p><text:s text:c="13"/>Chicago's season was centered around a rebuild and they've decided to air out Kilpatrick in the final weeks. He's been a scoring machine in April with 19.0 points and 2.8 triples, but would require an ideal situation to be on the draft radar next fall.</text:p>
            <text:p><text:s text:c="8"/></text:p>
            <text:p><text:s text:c="8"/></text:p>
            <text:p><text:s text:c="13"/></text:p>
            <text:p><text:s text:c="14"/></text:p>
            <text:p><text:s text:c="13"/>Apr 11 - 10:3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Noah Vonleh</text:p>
            <text:p><text:s text:c="17"/></text:p>
            <text:p><text:s text:c="17"/></text:p>
            <text:p><text:s text:c="22"/>- F - <text:s/>Bulls</text:p>
            <text:p><text:s text:c="16"/></text:p>
            <text:p><text:s text:c="17"/></text:p>
            <text:p><text:s text:c="12"/></text:p>
            <text:p><text:s text:c="8"/></text:p>
            <text:p><text:s text:c="8"/></text:p>
            <text:p><text:s text:c="8"/></text:p>
            <text:p><text:s text:c="12"/>Noah Vonleh (calf) wasn't on Chicago's active roster for Wednesday's season finale.</text:p>
            <text:p><text:s text:c="8"/></text:p>
            <text:p><text:s text:c="8"/></text:p>
            <text:p><text:s text:c="13"/>Zach LaVine (knee) and Kris Dunn (toe) and Denzel Valentine (knee) were also out of commission, of course, and there was a ton of garbage time for the Bulls' active players. Vonleh is headed into restricted free agency, assuming the Bulls make a qualifying offer, but he won't be drafted no matter where he ends up.</text:p>
            <text:p><text:s text:c="8"/></text:p>
            <text:p><text:s text:c="8"/></text:p>
            <text:p><text:s text:c="13"/></text:p>
            <text:p><text:s text:c="14"/></text:p>
            <text:p><text:s text:c="13"/>Apr 11 - 10:3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Henry Ellenson</text:p>
            <text:p><text:s text:c="17"/></text:p>
            <text:p><text:s text:c="17"/></text:p>
            <text:p><text:s text:c="22"/>- F - <text:s/>Pistons</text:p>
            <text:p><text:s text:c="16"/></text:p>
            <text:p><text:s text:c="17"/></text:p>
            <text:p><text:s text:c="12"/></text:p>
            <text:p><text:s text:c="8"/></text:p>
            <text:p><text:s text:c="8"/></text:p>
            <text:p><text:s text:c="8"/></text:p>
            <text:p><text:s text:c="12"/>Henry Ellenson went out on a high-note Wednesday, scoring 14 points with 10 rebounds, two 3-pointers, two assists and one steal in 28 minutes.</text:p>
            <text:p><text:s text:c="8"/></text:p>
            <text:p><text:s text:c="8"/></text:p>
            <text:p><text:s text:c="13"/>Andre Drummond (Achilles), Blake Griffin (ankle) and Reggie Bullock (knee) were out tonight, so the reserves got plenty of run. The focus now shifts to coach Stan Van Gundy's future, and he received tepid support from owner Tom Gores this week. "We got to make some changes," Gores said. "I’m just not sure what [the changes] are ... so I need to hear from Stan." No matter who is coaching Detroit next year, it'll be hard for Ellenson to hold fantasy value while Andre Drummond and Blake Griffin are around.</text:p>
            <text:p><text:s text:c="8"/></text:p>
            <text:p><text:s text:c="8"/></text:p>
            <text:p><text:s text:c="13"/></text:p>
            <text:p><text:s text:c="14"/></text:p>
            <text:p><text:s text:c="13"/>Source: Detroit Free Press <text:s text:c="31"/>Apr 11 - 10:3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Fred VanVleet</text:p>
            <text:p><text:s text:c="17"/></text:p>
            <text:p><text:s text:c="17"/></text:p>
            <text:p><text:s text:c="22"/>- G - <text:s/>Raptors</text:p>
            <text:p><text:s text:c="16"/></text:p>
            <text:p><text:s text:c="17"/></text:p>
            <text:p><text:s text:c="12"/></text:p>
            <text:p><text:s text:c="8"/></text:p>
            <text:p><text:s text:c="8"/></text:p>
            <text:p><text:s text:c="8"/></text:p>
            <text:p><text:s text:c="12"/>Fred VanVleet (right shoulder bruise) will not return on Wednesday.</text:p>
            <text:p><text:s text:c="8"/></text:p>
            <text:p><text:s text:c="8"/></text:p>
            <text:p><text:s text:c="13"/>He suffered the injury in the fourth quarter and was in a lot of pain on the floor. It's Delon Wright stepping up for VanVleet and that would continue into the postseason. There could also be a little more Norman Powell, but that may not be the case in the postseason.</text:p>
            <text:p><text:s text:c="8"/></text:p>
            <text:p><text:s text:c="8"/></text:p>
            <text:p><text:s text:c="13"/></text:p>
            <text:p><text:s text:c="14"/></text:p>
            <text:p><text:s text:c="13"/>Source: Raptors on Twitter <text:s text:c="31"/>Apr 11 - 10:3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ric Moreland</text:p>
            <text:p><text:s text:c="17"/></text:p>
            <text:p><text:s text:c="17"/></text:p>
            <text:p><text:s text:c="22"/>- C - <text:s/>Pistons</text:p>
            <text:p><text:s text:c="16"/></text:p>
            <text:p><text:s text:c="17"/></text:p>
            <text:p><text:s text:c="12"/></text:p>
            <text:p><text:s text:c="8"/></text:p>
            <text:p><text:s text:c="8"/></text:p>
            <text:p><text:s text:c="8"/></text:p>
            <text:p><text:s text:c="12"/>Eric Moreland racked up multiple career-highs on Wednesday with 16 points, 17 rebounds, four assists, four steals and four blocks in 41 minutes of action.</text:p>
            <text:p><text:s text:c="8"/></text:p>
            <text:p><text:s text:c="8"/></text:p>
            <text:p><text:s text:c="13"/>Moreland was filling in for Andre Drummond (Achilles) in the Pistons' final game of the season, and he took full advantage of the extra run, resulting in his second career double-double. The rebounds and defensive stats probably won some matchups for owners who streamed him, and it's a terrific way to end his season. Assuming the Pistons guarantee his $1.8 million salary, though, it'll be hard to find daylight in the frontcourt.</text:p>
            <text:p><text:s text:c="8"/></text:p>
            <text:p><text:s text:c="8"/></text:p>
            <text:p><text:s text:c="13"/></text:p>
            <text:p><text:s text:c="14"/></text:p>
            <text:p><text:s text:c="13"/>Apr 11 - 10:3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ontrezl Harrell</text:p>
            <text:p><text:s text:c="17"/></text:p>
            <text:p><text:s text:c="17"/></text:p>
            <text:p><text:s text:c="22"/>- F/C - <text:s/>Clippers</text:p>
            <text:p><text:s text:c="16"/></text:p>
            <text:p><text:s text:c="17"/></text:p>
            <text:p><text:s text:c="12"/></text:p>
            <text:p><text:s text:c="8"/></text:p>
            <text:p><text:s text:c="8"/></text:p>
            <text:p><text:s text:c="8"/></text:p>
            <text:p><text:s text:c="12"/>Montrezl Harrell (shoulder) is available to play against the Lakers on Wednesday.</text:p>
            <text:p><text:s text:c="8"/></text:p>
            <text:p><text:s text:c="8"/></text:p>
            <text:p><text:s text:c="13"/>The Clippers wait until the last minute and we don't know much besides this. We could still see a decent amount of Boban Marjanovic.</text:p>
            <text:p><text:s text:c="8"/></text:p>
            <text:p><text:s text:c="8"/></text:p>
            <text:p><text:s text:c="13"/></text:p>
            <text:p><text:s text:c="14"/></text:p>
            <text:p><text:s text:c="13"/>Apr 11 - 10:3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uke Kennard</text:p>
            <text:p><text:s text:c="17"/></text:p>
            <text:p><text:s text:c="17"/></text:p>
            <text:p><text:s text:c="22"/>- G - <text:s/>Pistons</text:p>
            <text:p><text:s text:c="16"/></text:p>
            <text:p><text:s text:c="17"/></text:p>
            <text:p><text:s text:c="12"/></text:p>
            <text:p><text:s text:c="8"/></text:p>
            <text:p><text:s text:c="8"/></text:p>
            <text:p><text:s text:c="8"/></text:p>
            <text:p><text:s text:c="12"/>Luke Kennard scored a career-high 23 points on Wednesday, making 8-of-14 FGs and 4-of-4 FTs with five rebounds, five assists, three 3-pointers and one steal.</text:p>
            <text:p><text:s text:c="8"/></text:p>
            <text:p><text:s text:c="8"/></text:p>
            <text:p><text:s text:c="13"/>Kennard closes the season on a tear over the past three games, averaging 20.3 points on 53.9% shooting, 5.0 rebounds, 3.8 assists and 1.3 steals. The supporting stats are crucial and would give Kennard another dimension as a fantasy asset, although he's done little to make us think the recent surge is sustainable. We'll keep a close eye on his progress throughout the offseason.</text:p>
            <text:p><text:s text:c="8"/></text:p>
            <text:p><text:s text:c="8"/></text:p>
            <text:p><text:s text:c="13"/></text:p>
            <text:p><text:s text:c="14"/></text:p>
            <text:p><text:s text:c="13"/>Apr 11 - 10:3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indarius Thornwell</text:p>
            <text:p><text:s text:c="17"/></text:p>
            <text:p><text:s text:c="17"/></text:p>
            <text:p><text:s text:c="22"/>- G - <text:s/>Clippers</text:p>
            <text:p><text:s text:c="16"/></text:p>
            <text:p><text:s text:c="17"/></text:p>
            <text:p><text:s text:c="12"/></text:p>
            <text:p><text:s text:c="8"/></text:p>
            <text:p><text:s text:c="8"/></text:p>
            <text:p><text:s text:c="8"/></text:p>
            <text:p><text:s text:c="12"/>Sindarius Thornwell will start Wednesday's game in place of Tyrone Wallace.</text:p>
            <text:p><text:s text:c="8"/></text:p>
            <text:p><text:s text:c="8"/></text:p>
            <text:p><text:s text:c="13"/>Austin Rivers is also starting in the backcourt, with Tobias Harris, Wesley Johnson and DeAndre Jordan rounding things out. Thornwell is coming off a terrific game on Monday, so maybe he'll keep it going as a bitter-end streaming option.</text:p>
            <text:p><text:s text:c="8"/></text:p>
            <text:p><text:s text:c="8"/></text:p>
            <text:p><text:s text:c="13"/>Related: Austin Rivers, Tyrone Wallace</text:p>
            <text:p><text:s text:c="14"/></text:p>
            <text:p><text:s text:c="13"/>Apr 11 - 10:1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orey Brewer</text:p>
            <text:p><text:s text:c="17"/></text:p>
            <text:p><text:s text:c="17"/></text:p>
            <text:p><text:s text:c="22"/>- G/F - <text:s/>Thunder</text:p>
            <text:p><text:s text:c="16"/></text:p>
            <text:p><text:s text:c="17"/></text:p>
            <text:p><text:s text:c="12"/></text:p>
            <text:p><text:s text:c="8"/></text:p>
            <text:p><text:s text:c="8"/></text:p>
            <text:p><text:s text:c="8"/></text:p>
            <text:p><text:s text:c="12"/>Corey Brewer (knee) will not return on Wednesday night and was diagnosed with a knee sprain.</text:p>
            <text:p><text:s text:c="8"/></text:p>
            <text:p><text:s text:c="8"/></text:p>
            <text:p><text:s text:c="13"/>He was grabbing his right knee and Steven Adams called for the trainers. Brewer was not able to shoot the free throws, which explains why he's ruled out for the game. This would be a tough blow for the Thunder after Brewer had secured major playoff minutes.</text:p>
            <text:p><text:s text:c="8"/></text:p>
            <text:p><text:s text:c="8"/></text:p>
            <text:p><text:s text:c="13"/></text:p>
            <text:p><text:s text:c="14"/></text:p>
            <text:p><text:s text:c="13"/>Apr 11 - 10:0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reese Speights</text:p>
            <text:p><text:s text:c="17"/></text:p>
            <text:p><text:s text:c="17"/></text:p>
            <text:p><text:s text:c="22"/>- F/C - <text:s/>Magic</text:p>
            <text:p><text:s text:c="16"/></text:p>
            <text:p><text:s text:c="17"/></text:p>
            <text:p><text:s text:c="12"/></text:p>
            <text:p><text:s text:c="8"/></text:p>
            <text:p><text:s text:c="8"/></text:p>
            <text:p><text:s text:c="8"/></text:p>
            <text:p><text:s text:c="12"/>Marreese Speights was ejected for throwing an elbow at Marcin Gortat on Wednesday night.</text:p>
            <text:p><text:s text:c="8"/></text:p>
            <text:p><text:s text:c="8"/></text:p>
            <text:p><text:s text:c="13"/>Gortat wasn't happy with Speights after a hard foul on Tomas Satoransky, which caused the altercation. Speights has been out of the rotation for the most part in the second half of the season.</text:p>
            <text:p><text:s text:c="8"/></text:p>
            <text:p><text:s text:c="8"/></text:p>
            <text:p><text:s text:c="13"/></text:p>
            <text:p><text:s text:c="14"/></text:p>
            <text:p><text:s text:c="13"/>Apr 11 - 9:3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ntavious Caldwell-Pope</text:p>
            <text:p><text:s text:c="17"/></text:p>
            <text:p><text:s text:c="17"/></text:p>
            <text:p><text:s text:c="22"/>- G - <text:s/>Lakers</text:p>
            <text:p><text:s text:c="16"/></text:p>
            <text:p><text:s text:c="17"/></text:p>
            <text:p><text:s text:c="12"/></text:p>
            <text:p><text:s text:c="8"/></text:p>
            <text:p><text:s text:c="8"/></text:p>
            <text:p><text:s text:c="8"/></text:p>
            <text:p><text:s text:c="12"/>Kentavious Caldwell-Pope will play limited minutes vs. the Clippers on Wednesday.</text:p>
            <text:p><text:s text:c="8"/></text:p>
            <text:p><text:s text:c="8"/></text:p>
            <text:p><text:s text:c="13"/>The Lakers have no reason to push their veterans and KCP is heading into free agency, so he's probably more interested in staying healthy.</text:p>
            <text:p><text:s text:c="8"/></text:p>
            <text:p><text:s text:c="8"/></text:p>
            <text:p><text:s text:c="13"/></text:p>
            <text:p><text:s text:c="14"/></text:p>
            <text:p><text:s text:c="13"/>Source: Ohm Youngmisuk on Twitter <text:s text:c="24"/>Apr 11 - 9:1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Julius Randle</text:p>
            <text:p><text:s text:c="17"/></text:p>
            <text:p><text:s text:c="17"/></text:p>
            <text:p><text:s text:c="22"/>- F/C - <text:s/>Lakers</text:p>
            <text:p><text:s text:c="16"/></text:p>
            <text:p><text:s text:c="17"/></text:p>
            <text:p><text:s text:c="12"/></text:p>
            <text:p><text:s text:c="8"/></text:p>
            <text:p><text:s text:c="8"/></text:p>
            <text:p><text:s text:c="8"/></text:p>
            <text:p><text:s text:c="12"/>Lakers coach Luke Walton said that he won't play Julius Randle and Kentavious Caldwell-Pope many minutes in Wednesday's finale.</text:p>
            <text:p><text:s text:c="8"/></text:p>
            <text:p><text:s text:c="8"/></text:p>
            <text:p><text:s text:c="13"/>No surprise here as the Lakers look ahead to the offseason.</text:p>
            <text:p><text:s text:c="8"/></text:p>
            <text:p><text:s text:c="8"/></text:p>
            <text:p><text:s text:c="13"/>Related: Kentavious Caldwell-Pope</text:p>
            <text:p><text:s text:c="14"/></text:p>
            <text:p><text:s text:c="13"/>Source: Ohm Youngmisuk on Twitter <text:s text:c="24"/>Apr 11 - 9:1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e Johnson</text:p>
            <text:p><text:s text:c="17"/></text:p>
            <text:p><text:s text:c="17"/></text:p>
            <text:p><text:s text:c="22"/>- G/F - <text:s/>Rockets</text:p>
            <text:p><text:s text:c="16"/></text:p>
            <text:p><text:s text:c="17"/></text:p>
            <text:p><text:s text:c="12"/></text:p>
            <text:p><text:s text:c="8"/></text:p>
            <text:p><text:s text:c="8"/></text:p>
            <text:p><text:s text:c="8"/></text:p>
            <text:p><text:s text:c="12"/>P.J. Tucker, Gerald Green, Joe Johnson, R.J. Hunter and Tarik Black will be in the starting lineup for Wednesday's regular-season finale against the Kings.</text:p>
            <text:p><text:s text:c="8"/></text:p>
            <text:p><text:s text:c="8"/></text:p>
            <text:p><text:s text:c="13"/>This is what starting lineups look like when the games don't matter. Johnson and Green figure to do the heavy lifting on offense and Hunter could be a sneaky punt play in DFS.</text:p>
            <text:p><text:s text:c="8"/></text:p>
            <text:p><text:s text:c="8"/></text:p>
            <text:p><text:s text:c="13"/>Related: Tarik Black, R.J. Hunter, Gerald Green, P.J. Tucker</text:p>
            <text:p><text:s text:c="14"/></text:p>
            <text:p><text:s text:c="13"/>Source: Craig Ackerman on Twitter <text:s text:c="24"/>Apr 11 - 9:1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Nene Hilario</text:p>
            <text:p><text:s text:c="17"/></text:p>
            <text:p><text:s text:c="17"/></text:p>
            <text:p><text:s text:c="22"/>- F/C - <text:s/>Rockets</text:p>
            <text:p><text:s text:c="16"/></text:p>
            <text:p><text:s text:c="17"/></text:p>
            <text:p><text:s text:c="12"/></text:p>
            <text:p><text:s text:c="8"/></text:p>
            <text:p><text:s text:c="8"/></text:p>
            <text:p><text:s text:c="8"/></text:p>
            <text:p><text:s text:c="12"/>Nene will not play on Wednesday against the Kings.</text:p>
            <text:p><text:s text:c="8"/></text:p>
            <text:p><text:s text:c="8"/></text:p>
            <text:p><text:s text:c="13"/>With Nene and Clint Capela out, Tarik Black should see some big minutes tonight.</text:p>
            <text:p><text:s text:c="8"/></text:p>
            <text:p><text:s text:c="8"/></text:p>
            <text:p><text:s text:c="13"/></text:p>
            <text:p><text:s text:c="14"/></text:p>
            <text:p><text:s text:c="13"/>Apr 11 - 9:1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ric Gordon</text:p>
            <text:p><text:s text:c="17"/></text:p>
            <text:p><text:s text:c="17"/></text:p>
            <text:p><text:s text:c="22"/>- G - <text:s/>Rockets</text:p>
            <text:p><text:s text:c="16"/></text:p>
            <text:p><text:s text:c="17"/></text:p>
            <text:p><text:s text:c="12"/></text:p>
            <text:p><text:s text:c="8"/></text:p>
            <text:p><text:s text:c="8"/></text:p>
            <text:p><text:s text:c="8"/></text:p>
            <text:p><text:s text:c="12"/>Eric Gordon (ankle) won't suit up vs. the Kings on Wednesday.</text:p>
            <text:p><text:s text:c="8"/></text:p>
            <text:p><text:s text:c="8"/></text:p>
            <text:p><text:s text:c="13"/>The Rockets are resting most of their key players tonight, including James Harden and Chris Paul, so it's no surprise to see Gordon get the same treatment. He should be fine for the postseason.</text:p>
            <text:p><text:s text:c="8"/></text:p>
            <text:p><text:s text:c="8"/></text:p>
            <text:p><text:s text:c="13"/></text:p>
            <text:p><text:s text:c="14"/></text:p>
            <text:p><text:s text:c="13"/>Source: Craig Ackerman on Twitter <text:s text:c="24"/>Apr 11 - 9:0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lint Capela</text:p>
            <text:p><text:s text:c="17"/></text:p>
            <text:p><text:s text:c="17"/></text:p>
            <text:p><text:s text:c="22"/>- C - <text:s/>Rockets</text:p>
            <text:p><text:s text:c="16"/></text:p>
            <text:p><text:s text:c="17"/></text:p>
            <text:p><text:s text:c="12"/></text:p>
            <text:p><text:s text:c="8"/></text:p>
            <text:p><text:s text:c="8"/></text:p>
            <text:p><text:s text:c="8"/></text:p>
            <text:p><text:s text:c="12"/>Clint Capela (hand) will not play Wednesday against the Kings.</text:p>
            <text:p><text:s text:c="8"/></text:p>
            <text:p><text:s text:c="8"/></text:p>
            <text:p><text:s text:c="13"/>Unike Chris Paul, Capela is listed with an injury, but this isn't serious. Capela made a strong case for Most Improved Player this year and you could say he was the most improved in the Western Conference. He'll be a huge factor in the postseason.</text:p>
            <text:p><text:s text:c="8"/></text:p>
            <text:p><text:s text:c="8"/></text:p>
            <text:p><text:s text:c="13"/></text:p>
            <text:p><text:s text:c="14"/></text:p>
            <text:p><text:s text:c="13"/>Apr 11 - 9:0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hris Paul</text:p>
            <text:p><text:s text:c="17"/></text:p>
            <text:p><text:s text:c="17"/></text:p>
            <text:p><text:s text:c="22"/>- G - <text:s/>Rockets</text:p>
            <text:p><text:s text:c="16"/></text:p>
            <text:p><text:s text:c="17"/></text:p>
            <text:p><text:s text:c="12"/></text:p>
            <text:p><text:s text:c="8"/></text:p>
            <text:p><text:s text:c="8"/></text:p>
            <text:p><text:s text:c="8"/></text:p>
            <text:p><text:s text:c="12"/>Chris Paul (rest) will not play on Wednesday against the Kings.</text:p>
            <text:p><text:s text:c="8"/></text:p>
            <text:p><text:s text:c="8"/></text:p>
            <text:p><text:s text:c="13"/>It's just a night off for the Point Gawd with the Rockets having secured the top spot in the NBA. Paul was hurt to start the season, but his tremendous play in the final two-thirds of the season.</text:p>
            <text:p><text:s text:c="8"/></text:p>
            <text:p><text:s text:c="8"/></text:p>
            <text:p><text:s text:c="13"/></text:p>
            <text:p><text:s text:c="14"/></text:p>
            <text:p><text:s text:c="13"/>Apr 11 - 9:0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revor Ariza</text:p>
            <text:p><text:s text:c="17"/></text:p>
            <text:p><text:s text:c="17"/></text:p>
            <text:p><text:s text:c="22"/>- F - <text:s/>Rockets</text:p>
            <text:p><text:s text:c="16"/></text:p>
            <text:p><text:s text:c="17"/></text:p>
            <text:p><text:s text:c="12"/></text:p>
            <text:p><text:s text:c="8"/></text:p>
            <text:p><text:s text:c="8"/></text:p>
            <text:p><text:s text:c="8"/></text:p>
            <text:p><text:s text:c="12"/>Trevor Ariza, Chris Paul, James Harden, Eric Gordon and Clint Capela will all be rested for Wednesday's regular-season finale against the Kings.</text:p>
            <text:p><text:s text:c="8"/></text:p>
            <text:p><text:s text:c="8"/></text:p>
            <text:p><text:s text:c="13"/>It's a matchup against the Kings and the Rockets are locked in as the No. 1 seed, so there's zero incentive for any of the main guys to risk getting injured tonight. Joe Johnson and Gerald Green should be busy on offense tonight with all the main guys out.</text:p>
            <text:p><text:s text:c="8"/></text:p>
            <text:p><text:s text:c="8"/></text:p>
            <text:p><text:s text:c="13"/>Related: Joe Johnson, Eric Gordon, Chris Paul, James Harden, Clint Capela</text:p>
            <text:p><text:s text:c="14"/></text:p>
            <text:p><text:s text:c="13"/>Source: Jonathan Feigen on Twitter <text:s text:c="23"/>Apr 11 - 9:0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mes Harden</text:p>
            <text:p><text:s text:c="17"/></text:p>
            <text:p><text:s text:c="17"/></text:p>
            <text:p><text:s text:c="22"/>- G - <text:s/>Rockets</text:p>
            <text:p><text:s text:c="16"/></text:p>
            <text:p><text:s text:c="17"/></text:p>
            <text:p><text:s text:c="12"/></text:p>
            <text:p><text:s text:c="8"/></text:p>
            <text:p><text:s text:c="8"/></text:p>
            <text:p><text:s text:c="8"/></text:p>
            <text:p><text:s text:c="12"/>James Harden, Chris Paul, Trevor Ariza, Clint Capela and Eric Gordon will all rest for Houston's season finale vs. the Kings.</text:p>
            <text:p><text:s text:c="8"/></text:p>
            <text:p><text:s text:c="8"/></text:p>
            <text:p><text:s text:c="13"/>Ryan Anderson and Nene are also out of commission tonight, as is Luc Mbah a Moute -- Anderson and Mbah a Moute are the only guys with injuries that seem concerning, and even Ryno was a game-time decision.</text:p>
            <text:p><text:s text:c="8"/></text:p>
            <text:p><text:s text:c="8"/></text:p>
            <text:p><text:s text:c="13"/></text:p>
            <text:p><text:s text:c="14"/></text:p>
            <text:p><text:s text:c="13"/>Source: Jonathan Feigen on Twitter <text:s text:c="23"/>Apr 11 - 9:0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nte Exum</text:p>
            <text:p><text:s text:c="17"/></text:p>
            <text:p><text:s text:c="17"/></text:p>
            <text:p><text:s text:c="22"/>- G - <text:s/>Jazz</text:p>
            <text:p><text:s text:c="16"/></text:p>
            <text:p><text:s text:c="17"/></text:p>
            <text:p><text:s text:c="12"/></text:p>
            <text:p><text:s text:c="8"/></text:p>
            <text:p><text:s text:c="8"/></text:p>
            <text:p><text:s text:c="8"/></text:p>
            <text:p><text:s text:c="12"/>Dante Exum (leg) will play vs. Portland on Wednesday.</text:p>
            <text:p><text:s text:c="8"/></text:p>
            <text:p><text:s text:c="8"/></text:p>
            <text:p><text:s text:c="13"/>He was called questionable earlier today for this game after an injury on Tuesday, but he should be ready to roll here.</text:p>
            <text:p><text:s text:c="8"/></text:p>
            <text:p><text:s text:c="8"/></text:p>
            <text:p><text:s text:c="13"/></text:p>
            <text:p><text:s text:c="14"/></text:p>
            <text:p><text:s text:c="13"/>Source: Tony Jones on Twitter <text:s text:c="28"/>Apr 11 - 9:0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ustin Rivers</text:p>
            <text:p><text:s text:c="17"/></text:p>
            <text:p><text:s text:c="17"/></text:p>
            <text:p><text:s text:c="22"/>- G - <text:s/>Clippers</text:p>
            <text:p><text:s text:c="16"/></text:p>
            <text:p><text:s text:c="17"/></text:p>
            <text:p><text:s text:c="12"/></text:p>
            <text:p><text:s text:c="8"/></text:p>
            <text:p><text:s text:c="8"/></text:p>
            <text:p><text:s text:c="8"/></text:p>
            <text:p><text:s text:c="12"/>Austin Rivers will play on Wednesday night against the Lakers.</text:p>
            <text:p><text:s text:c="8"/></text:p>
            <text:p><text:s text:c="8"/></text:p>
            <text:p><text:s text:c="13"/>He was probable and went through shootaround, so expect him to be a full go.</text:p>
            <text:p><text:s text:c="8"/></text:p>
            <text:p><text:s text:c="8"/></text:p>
            <text:p><text:s text:c="13"/></text:p>
            <text:p><text:s text:c="14"/></text:p>
            <text:p><text:s text:c="13"/>Source: Ohm Youngmisuk on Twitter <text:s text:c="24"/>Apr 11 - 8:5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eBron James</text:p>
            <text:p><text:s text:c="17"/></text:p>
            <text:p><text:s text:c="17"/></text:p>
            <text:p><text:s text:c="22"/>- F - <text:s/>Cavaliers</text:p>
            <text:p><text:s text:c="16"/></text:p>
            <text:p><text:s text:c="17"/></text:p>
            <text:p><text:s text:c="12"/></text:p>
            <text:p><text:s text:c="8"/></text:p>
            <text:p><text:s text:c="8"/></text:p>
            <text:p><text:s text:c="8"/></text:p>
            <text:p><text:s text:c="12"/>LeBron James extended his double-digit scoring streak to 873 games on Wednesday, checking out with 10 points, five rebound and two assists in 11 minutes.</text:p>
            <text:p><text:s text:c="8"/></text:p>
            <text:p><text:s text:c="8"/></text:p>
            <text:p><text:s text:c="13"/>LBJ only played to keep his streak intact, and he also played in 82 regular-season games for the first time in his career -- a welcome surprise for anyone who drafted James. He'll also finish with the most total points scored in the NBA this season (2,251), and has been a top-three roto asset throughout the regular season. Now we get to witness more playoff-mode LeBron.</text:p>
            <text:p><text:s text:c="8"/></text:p>
            <text:p><text:s text:c="8"/></text:p>
            <text:p><text:s text:c="13"/></text:p>
            <text:p><text:s text:c="14"/></text:p>
            <text:p><text:s text:c="13"/>Apr 11 - 8:3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im Quarterman</text:p>
            <text:p><text:s text:c="17"/></text:p>
            <text:p><text:s text:c="17"/></text:p>
            <text:p><text:s text:c="22"/>- G - <text:s/>Rockets</text:p>
            <text:p><text:s text:c="16"/></text:p>
            <text:p><text:s text:c="17"/></text:p>
            <text:p><text:s text:c="12"/></text:p>
            <text:p><text:s text:c="8"/></text:p>
            <text:p><text:s text:c="8"/></text:p>
            <text:p><text:s text:c="8"/></text:p>
            <text:p><text:s text:c="12"/>The Rockets will waive Tim Quarterman.</text:p>
            <text:p><text:s text:c="8"/></text:p>
            <text:p><text:s text:c="8"/></text:p>
            <text:p><text:s text:c="13"/>The move clears a roster spot for guard Aaron Jackson.</text:p>
            <text:p><text:s text:c="8"/></text:p>
            <text:p><text:s text:c="8"/></text:p>
            <text:p><text:s text:c="13"/></text:p>
            <text:p><text:s text:c="14"/></text:p>
            <text:p><text:s text:c="13"/>Source: Shams Charania on Twitter <text:s text:c="24"/>Apr 11 - 7:5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edi Osman</text:p>
            <text:p><text:s text:c="17"/></text:p>
            <text:p><text:s text:c="17"/></text:p>
            <text:p><text:s text:c="22"/>- F - <text:s/>Cavaliers</text:p>
            <text:p><text:s text:c="16"/></text:p>
            <text:p><text:s text:c="17"/></text:p>
            <text:p><text:s text:c="12"/></text:p>
            <text:p><text:s text:c="8"/></text:p>
            <text:p><text:s text:c="8"/></text:p>
            <text:p><text:s text:c="8"/></text:p>
            <text:p><text:s text:c="12"/>Cedi Osman will be in the starting lineup for Wednesday's regular-season finale against the Knicks.</text:p>
            <text:p><text:s text:c="8"/></text:p>
            <text:p><text:s text:c="8"/></text:p>
            <text:p><text:s text:c="13"/>Joining him in the starting five will be George Hill, LeBron James, Jeff Green and Larry Nance Jr. This game could turn into a blowout real quick, and head coach Tyronn Lue already suggested he'll be monitoring LBJ's minutes, so Osman could see some heavy run tonight.</text:p>
            <text:p><text:s text:c="8"/></text:p>
            <text:p><text:s text:c="8"/></text:p>
            <text:p><text:s text:c="13"/>Related: Larry Nance, George Hill, LeBron James, Jeff Green</text:p>
            <text:p><text:s text:c="14"/></text:p>
            <text:p><text:s text:c="13"/>Source: John Michael on Twitter <text:s text:c="26"/>Apr 11 - 7:5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eff Green</text:p>
            <text:p><text:s text:c="17"/></text:p>
            <text:p><text:s text:c="17"/></text:p>
            <text:p><text:s text:c="22"/>- F - <text:s/>Cavaliers</text:p>
            <text:p><text:s text:c="16"/></text:p>
            <text:p><text:s text:c="17"/></text:p>
            <text:p><text:s text:c="12"/></text:p>
            <text:p><text:s text:c="8"/></text:p>
            <text:p><text:s text:c="8"/></text:p>
            <text:p><text:s text:c="8"/></text:p>
            <text:p><text:s text:c="12"/>Jeff Green is in the starting lineup on Wednesday against the Knicks.</text:p>
            <text:p><text:s text:c="8"/></text:p>
            <text:p><text:s text:c="8"/></text:p>
            <text:p><text:s text:c="13"/>There was a report that he could be limited or scratched, so be careful here as the Cavs prepare for the post season.</text:p>
            <text:p><text:s text:c="8"/></text:p>
            <text:p><text:s text:c="8"/></text:p>
            <text:p><text:s text:c="13"/></text:p>
            <text:p><text:s text:c="14"/></text:p>
            <text:p><text:s text:c="13"/>Apr 11 - 7:5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arry Nance</text:p>
            <text:p><text:s text:c="17"/></text:p>
            <text:p><text:s text:c="17"/></text:p>
            <text:p><text:s text:c="22"/>- F/C - <text:s/>Cavaliers</text:p>
            <text:p><text:s text:c="16"/></text:p>
            <text:p><text:s text:c="17"/></text:p>
            <text:p><text:s text:c="12"/></text:p>
            <text:p><text:s text:c="8"/></text:p>
            <text:p><text:s text:c="8"/></text:p>
            <text:p><text:s text:c="8"/></text:p>
            <text:p><text:s text:c="12"/>Larry Nance is listed as the starter in place of Kevin Love (rest) on Wednesday.</text:p>
            <text:p><text:s text:c="8"/></text:p>
            <text:p><text:s text:c="8"/></text:p>
            <text:p><text:s text:c="13"/>This should buoy Nance's playing time and he's solid on a per-minute basis, so don't hesitate to plug him into your lineups.</text:p>
            <text:p><text:s text:c="8"/></text:p>
            <text:p><text:s text:c="8"/></text:p>
            <text:p><text:s text:c="13"/></text:p>
            <text:p><text:s text:c="14"/></text:p>
            <text:p><text:s text:c="13"/>Source: John Michael on Twitter <text:s text:c="26"/>Apr 11 - 7:5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J.J. Redick</text:p>
            <text:p><text:s text:c="17"/></text:p>
            <text:p><text:s text:c="17"/></text:p>
            <text:p><text:s text:c="22"/>- G - <text:s/>76ers</text:p>
            <text:p><text:s text:c="16"/></text:p>
            <text:p><text:s text:c="17"/></text:p>
            <text:p><text:s text:c="12"/></text:p>
            <text:p><text:s text:c="8"/></text:p>
            <text:p><text:s text:c="8"/></text:p>
            <text:p><text:s text:c="8"/></text:p>
            <text:p><text:s text:c="12"/>J.J. Redick (back) is out for Wednesday against the Bucks and Marco Belinelli will start in his place.</text:p>
            <text:p><text:s text:c="8"/></text:p>
            <text:p><text:s text:c="8"/></text:p>
            <text:p><text:s text:c="13"/>It's a late scratch for Redick in the season finale. He's had back problems before, so maybe something happened in warmups. The 76ers still have depth behind him, so Belinelli, Ersan Ilyasova, Markelle Fultz and T.J. McConnell will get extra run.</text:p>
            <text:p><text:s text:c="8"/></text:p>
            <text:p><text:s text:c="8"/></text:p>
            <text:p><text:s text:c="13"/></text:p>
            <text:p><text:s text:c="14"/></text:p>
            <text:p><text:s text:c="13"/>Source: Derek Bodner on Twitter <text:s text:c="26"/>Apr 11 - 7:5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co Belinelli</text:p>
            <text:p><text:s text:c="17"/></text:p>
            <text:p><text:s text:c="17"/></text:p>
            <text:p><text:s text:c="22"/>- G - <text:s/>76ers</text:p>
            <text:p><text:s text:c="16"/></text:p>
            <text:p><text:s text:c="17"/></text:p>
            <text:p><text:s text:c="12"/></text:p>
            <text:p><text:s text:c="8"/></text:p>
            <text:p><text:s text:c="8"/></text:p>
            <text:p><text:s text:c="8"/></text:p>
            <text:p><text:s text:c="12"/>Marco Belinelli will start Wednesday's season finale in place of J.J. Redick (lower back).</text:p>
            <text:p><text:s text:c="8"/></text:p>
            <text:p><text:s text:c="8"/></text:p>
            <text:p><text:s text:c="13"/>It sounds like a precaution to rest Redick in the final game of the regular season, although Philly does have incentive to win -- they can control their seeding regardless of what Cleveland does tonight.</text:p>
            <text:p><text:s text:c="8"/></text:p>
            <text:p><text:s text:c="8"/></text:p>
            <text:p><text:s text:c="13"/></text:p>
            <text:p><text:s text:c="14"/></text:p>
            <text:p><text:s text:c="13"/>Source: Derek Bodner on Twitter <text:s text:c="26"/>Apr 11 - 7:5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aris LeVert</text:p>
            <text:p><text:s text:c="17"/></text:p>
            <text:p><text:s text:c="17"/></text:p>
            <text:p><text:s text:c="22"/>- G - <text:s/>Nets</text:p>
            <text:p><text:s text:c="16"/></text:p>
            <text:p><text:s text:c="17"/></text:p>
            <text:p><text:s text:c="12"/></text:p>
            <text:p><text:s text:c="8"/></text:p>
            <text:p><text:s text:c="8"/></text:p>
            <text:p><text:s text:c="8"/></text:p>
            <text:p><text:s text:c="12"/>D'Angelo Russell, Caris LeVert, Allen Crabbe, Rondae Hollis-Jefferson and Jarrett Allen will start against the Celtics on Wednesday.</text:p>
            <text:p><text:s text:c="8"/></text:p>
            <text:p><text:s text:c="8"/></text:p>
            <text:p><text:s text:c="13"/>it's the 25th different starting lineup with Spencer Dinwiddie out to join DeMarre Carroll and Joe Harris on the sidelines. The Nets have won three in a row and they'll have a good chance to win again vs. the Celtics backups. The game should be full of fantasy goodness.</text:p>
            <text:p><text:s text:c="8"/></text:p>
            <text:p><text:s text:c="8"/></text:p>
            <text:p><text:s text:c="13"/></text:p>
            <text:p><text:s text:c="14"/></text:p>
            <text:p><text:s text:c="13"/>Apr 11 - 7:4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ary Harris</text:p>
            <text:p><text:s text:c="17"/></text:p>
            <text:p><text:s text:c="17"/></text:p>
            <text:p><text:s text:c="22"/>- G - <text:s/>Nuggets</text:p>
            <text:p><text:s text:c="16"/></text:p>
            <text:p><text:s text:c="17"/></text:p>
            <text:p><text:s text:c="12"/></text:p>
            <text:p><text:s text:c="8"/></text:p>
            <text:p><text:s text:c="8"/></text:p>
            <text:p><text:s text:c="8"/></text:p>
            <text:p><text:s text:c="12"/>Gary Harris is coming off the bench against the Wolves on Wednesday.</text:p>
            <text:p><text:s text:c="8"/></text:p>
            <text:p><text:s text:c="8"/></text:p>
            <text:p><text:s text:c="13"/>Coach Mike Malone said he is still likely going to play Harris 30 minutes, so basically he and Will Barton swap roles from what we're used to. Harris could still see minutes late in the game, which means Jamal Murray or Wilson Chandler would likely be not playing down the stretch. This should be fun.</text:p>
            <text:p><text:s text:c="8"/></text:p>
            <text:p><text:s text:c="8"/></text:p>
            <text:p><text:s text:c="13"/></text:p>
            <text:p><text:s text:c="14"/></text:p>
            <text:p><text:s text:c="13"/>Source: Harrison Wind on Twitter <text:s text:c="25"/>Apr 11 - 7:3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ric Moreland</text:p>
            <text:p><text:s text:c="17"/></text:p>
            <text:p><text:s text:c="17"/></text:p>
            <text:p><text:s text:c="22"/>- C - <text:s/>Pistons</text:p>
            <text:p><text:s text:c="16"/></text:p>
            <text:p><text:s text:c="17"/></text:p>
            <text:p><text:s text:c="12"/></text:p>
            <text:p><text:s text:c="8"/></text:p>
            <text:p><text:s text:c="8"/></text:p>
            <text:p><text:s text:c="8"/></text:p>
            <text:p><text:s text:c="12"/>Eric Moreland getting the start vs. the Bulls on Wednesday.</text:p>
            <text:p><text:s text:c="8"/></text:p>
            <text:p><text:s text:c="8"/></text:p>
            <text:p><text:s text:c="13"/>Andre Drummond and Blake Griffin are not playing in this game, so there are a lot of frontcourt minutes available. Henry Ellenson should still see a ton of minutes off the bench, especially with the Bulls having a smaller second unit.</text:p>
            <text:p><text:s text:c="8"/></text:p>
            <text:p><text:s text:c="8"/></text:p>
            <text:p><text:s text:c="13"/></text:p>
            <text:p><text:s text:c="14"/></text:p>
            <text:p><text:s text:c="13"/>Source: Keith Langlois on Twitter <text:s text:c="24"/>Apr 11 - 7:2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odney McGruder</text:p>
            <text:p><text:s text:c="17"/></text:p>
            <text:p><text:s text:c="17"/></text:p>
            <text:p><text:s text:c="22"/>- G/F - <text:s/>Heat</text:p>
            <text:p><text:s text:c="16"/></text:p>
            <text:p><text:s text:c="17"/></text:p>
            <text:p><text:s text:c="12"/></text:p>
            <text:p><text:s text:c="8"/></text:p>
            <text:p><text:s text:c="8"/></text:p>
            <text:p><text:s text:c="8"/></text:p>
            <text:p><text:s text:c="12"/>Rodney McGruder will start Wednesday's game in place of Goran Dragic (knee).</text:p>
            <text:p><text:s text:c="8"/></text:p>
            <text:p><text:s text:c="8"/></text:p>
            <text:p><text:s text:c="13"/>McGruder should be asked to play minutes in the mid-20s tonight as the Heat are currently tied with the Wizards in the East. Considering how many strange lineups are being played tonight, there should be higher-upside streaming options.</text:p>
            <text:p><text:s text:c="8"/></text:p>
            <text:p><text:s text:c="8"/></text:p>
            <text:p><text:s text:c="13"/></text:p>
            <text:p><text:s text:c="14"/></text:p>
            <text:p><text:s text:c="13"/>Source: Tom D'Angelo on Twitter <text:s text:c="26"/>Apr 11 - 7:1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aj Gibson</text:p>
            <text:p><text:s text:c="17"/></text:p>
            <text:p><text:s text:c="17"/></text:p>
            <text:p><text:s text:c="22"/>- F - <text:s/>Timberwolves</text:p>
            <text:p><text:s text:c="16"/></text:p>
            <text:p><text:s text:c="17"/></text:p>
            <text:p><text:s text:c="12"/></text:p>
            <text:p><text:s text:c="8"/></text:p>
            <text:p><text:s text:c="8"/></text:p>
            <text:p><text:s text:c="8"/></text:p>
            <text:p><text:s text:c="12"/>Taj Gibson (neck) is in the starting lineup vs. Denver on Wednesday.</text:p>
            <text:p><text:s text:c="8"/></text:p>
            <text:p><text:s text:c="8"/></text:p>
            <text:p><text:s text:c="13"/>He wasn't going to miss this game in what is the biggest regular-season game for most of this roster. Gibson practiced on Tuesday and was at shootaround, so he could see minutes in the upper 30s -- 40s? He'll start with the usual crew of Jeff Teague, Andrew Wiggins, Jimmy Butler and Karl-Anthony Towns.</text:p>
            <text:p><text:s text:c="8"/></text:p>
            <text:p><text:s text:c="8"/></text:p>
            <text:p><text:s text:c="13"/></text:p>
            <text:p><text:s text:c="14"/></text:p>
            <text:p><text:s text:c="13"/>Source: Wolves on Twitter <text:s text:c="32"/>Apr 11 - 7:1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aron Jackson</text:p>
            <text:p><text:s text:c="17"/></text:p>
            <text:p><text:s text:c="17"/></text:p>
            <text:p><text:s text:c="22"/>- G - <text:s/>Rockets</text:p>
            <text:p><text:s text:c="16"/></text:p>
            <text:p><text:s text:c="17"/></text:p>
            <text:p><text:s text:c="12"/></text:p>
            <text:p><text:s text:c="8"/></text:p>
            <text:p><text:s text:c="8"/></text:p>
            <text:p><text:s text:c="8"/></text:p>
            <text:p><text:s text:c="12"/>The Rockets are signing Aaron Jackson for the rest of the season, according to Sham Charania of Yahoo! Sports.</text:p>
            <text:p><text:s text:c="8"/></text:p>
            <text:p><text:s text:c="8"/></text:p>
            <text:p><text:s text:c="13"/>Maybe this means the Rockets are going to rest players, or maybe not. Either way, Jackson isn't in your fantasy system for tonight anyway. Andre Ingram 2.0 would be cool, though.</text:p>
            <text:p><text:s text:c="8"/></text:p>
            <text:p><text:s text:c="8"/></text:p>
            <text:p><text:s text:c="13"/></text:p>
            <text:p><text:s text:c="14"/></text:p>
            <text:p><text:s text:c="13"/>Source: Shams Charania on Twitter <text:s text:c="24"/>Apr 11 - 7:1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el Embiid</text:p>
            <text:p><text:s text:c="17"/></text:p>
            <text:p><text:s text:c="17"/></text:p>
            <text:p><text:s text:c="22"/>- C - <text:s/>76ers</text:p>
            <text:p><text:s text:c="16"/></text:p>
            <text:p><text:s text:c="17"/></text:p>
            <text:p><text:s text:c="12"/></text:p>
            <text:p><text:s text:c="8"/></text:p>
            <text:p><text:s text:c="8"/></text:p>
            <text:p><text:s text:c="8"/></text:p>
            <text:p><text:s text:c="12"/>Joel Embiid (face) said it's "unlikely" he will play in Game 1 this weekend.</text:p>
            <text:p><text:s text:c="8"/></text:p>
            <text:p><text:s text:c="8"/></text:p>
            <text:p><text:s text:c="13"/>"But there's still a chance," Embiid said. The Process was at the arena tonight with a black mask over his face, so the process of him adjusting to that is underway. This will be a big story to watch as we head into the postseason. Until then, Ersan Ilyasova, Marco Belinelli, Amir Johnson and Richaun Holmes should see more run.</text:p>
            <text:p><text:s text:c="8"/></text:p>
            <text:p><text:s text:c="8"/></text:p>
            <text:p><text:s text:c="13"/></text:p>
            <text:p><text:s text:c="14"/></text:p>
            <text:p><text:s text:c="13"/>Source: Derek Bodner on Twitter <text:s text:c="26"/>Apr 11 - 7:0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ary Harris</text:p>
            <text:p><text:s text:c="17"/></text:p>
            <text:p><text:s text:c="17"/></text:p>
            <text:p><text:s text:c="22"/>- G - <text:s/>Nuggets</text:p>
            <text:p><text:s text:c="16"/></text:p>
            <text:p><text:s text:c="17"/></text:p>
            <text:p><text:s text:c="12"/></text:p>
            <text:p><text:s text:c="8"/></text:p>
            <text:p><text:s text:c="8"/></text:p>
            <text:p><text:s text:c="8"/></text:p>
            <text:p><text:s text:c="12"/>Gary Harris (knee) will not have a minutes limit for Wednesday's regular-season finale against the Timberwolves.</text:p>
            <text:p><text:s text:c="8"/></text:p>
            <text:p><text:s text:c="8"/></text:p>
            <text:p><text:s text:c="13"/>Head coach Mike Malone wouldn't say if Harris would start, but he did say: "Like Apollo Creed said, 'there's no tomorrow.' If I have to play Gary Harris 30 min tonight, I'll play Gary Harris 30 min." He only played 18 minutes on Monday, but he looked good, so at the very least he should be able to flirt with minutes in the mid-20s. That'll take away some from Will Barton's fantasy appeal.</text:p>
            <text:p><text:s text:c="8"/></text:p>
            <text:p><text:s text:c="8"/></text:p>
            <text:p><text:s text:c="13"/>Related: Will Barton</text:p>
            <text:p><text:s text:c="14"/></text:p>
            <text:p><text:s text:c="13"/>Source: Gina Mizell on Twitter <text:s text:c="27"/>Apr 11 - 7:0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Fred VanVleet</text:p>
            <text:p><text:s text:c="17"/></text:p>
            <text:p><text:s text:c="17"/></text:p>
            <text:p><text:s text:c="22"/>- G - <text:s/>Raptors</text:p>
            <text:p><text:s text:c="16"/></text:p>
            <text:p><text:s text:c="17"/></text:p>
            <text:p><text:s text:c="12"/></text:p>
            <text:p><text:s text:c="8"/></text:p>
            <text:p><text:s text:c="8"/></text:p>
            <text:p><text:s text:c="8"/></text:p>
            <text:p><text:s text:c="12"/>Fred VanVleet (back) is available for Wednesday against the Heat.</text:p>
            <text:p><text:s text:c="8"/></text:p>
            <text:p><text:s text:c="8"/></text:p>
            <text:p><text:s text:c="13"/>He tweaked his back on Sunday and didn't play on Monday. Obviously with the Raptors only playing for a cool stat of 60 wins, it could be tough to see VanVleet getting his normal workload.</text:p>
            <text:p><text:s text:c="8"/></text:p>
            <text:p><text:s text:c="8"/></text:p>
            <text:p><text:s text:c="13"/></text:p>
            <text:p><text:s text:c="14"/></text:p>
            <text:p><text:s text:c="13"/>Source: Raptors on Twitter <text:s text:c="31"/>Apr 11 - 6:4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ucas Nogueira</text:p>
            <text:p><text:s text:c="17"/></text:p>
            <text:p><text:s text:c="17"/></text:p>
            <text:p><text:s text:c="22"/>- C - <text:s/>Raptors</text:p>
            <text:p><text:s text:c="16"/></text:p>
            <text:p><text:s text:c="17"/></text:p>
            <text:p><text:s text:c="12"/></text:p>
            <text:p><text:s text:c="8"/></text:p>
            <text:p><text:s text:c="8"/></text:p>
            <text:p><text:s text:c="8"/></text:p>
            <text:p><text:s text:c="12"/>Lucas Nogueira (hamstring) will be available to play Wednesday against the Heat.</text:p>
            <text:p><text:s text:c="8"/></text:p>
            <text:p><text:s text:c="8"/></text:p>
            <text:p><text:s text:c="13"/>The Raptors are at full strength tonight, so there are no guarantees Bebe will actually get out there.</text:p>
            <text:p><text:s text:c="8"/></text:p>
            <text:p><text:s text:c="8"/></text:p>
            <text:p><text:s text:c="13"/></text:p>
            <text:p><text:s text:c="14"/></text:p>
            <text:p><text:s text:c="13"/>Source: Raptors MR on Twitter <text:s text:c="28"/>Apr 11 - 6:4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eff Green</text:p>
            <text:p><text:s text:c="17"/></text:p>
            <text:p><text:s text:c="17"/></text:p>
            <text:p><text:s text:c="22"/>- F - <text:s/>Cavaliers</text:p>
            <text:p><text:s text:c="16"/></text:p>
            <text:p><text:s text:c="17"/></text:p>
            <text:p><text:s text:c="12"/></text:p>
            <text:p><text:s text:c="8"/></text:p>
            <text:p><text:s text:c="8"/></text:p>
            <text:p><text:s text:c="8"/></text:p>
            <text:p><text:s text:c="12"/>Jeff Green could be a late scratch on Wednesday.</text:p>
            <text:p><text:s text:c="8"/></text:p>
            <text:p><text:s text:c="8"/></text:p>
            <text:p><text:s text:c="13"/>This report is only coming from one place, so it's not exactly something that should be fully trusted. That said, it certainly makes sense to sit Green with how many minutes he's played, and how he'll be starting in the postseason. Be careful.</text:p>
            <text:p><text:s text:c="8"/></text:p>
            <text:p><text:s text:c="8"/></text:p>
            <text:p><text:s text:c="13"/></text:p>
            <text:p><text:s text:c="14"/></text:p>
            <text:p><text:s text:c="13"/>Source: Rick Noland on Twitter <text:s text:c="27"/>Apr 11 - 6:4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Otto Porter</text:p>
            <text:p><text:s text:c="17"/></text:p>
            <text:p><text:s text:c="17"/></text:p>
            <text:p><text:s text:c="22"/>- F - <text:s/>Wizards</text:p>
            <text:p><text:s text:c="16"/></text:p>
            <text:p><text:s text:c="17"/></text:p>
            <text:p><text:s text:c="12"/></text:p>
            <text:p><text:s text:c="8"/></text:p>
            <text:p><text:s text:c="8"/></text:p>
            <text:p><text:s text:c="8"/></text:p>
            <text:p><text:s text:c="12"/>Otto Porter (mild right calf strain) has been ruled out for Wednesday's season finale.</text:p>
            <text:p><text:s text:c="8"/></text:p>
            <text:p><text:s text:c="8"/></text:p>
            <text:p><text:s text:c="13"/>Kelly Oubre should be very busy without Porter, who we're considering day-to-day. Scott Brooks was asked if Porter would be playing if this were the postseason, but he said he wasn't sure and "hasn’t played that hypothetical game." The Wizards can only hope that Porter makes a speedy recovery with the postseason looming.</text:p>
            <text:p><text:s text:c="8"/></text:p>
            <text:p><text:s text:c="8"/></text:p>
            <text:p><text:s text:c="13"/></text:p>
            <text:p><text:s text:c="14"/></text:p>
            <text:p><text:s text:c="13"/>Source: Candace Buckner on Twitter <text:s text:c="23"/>Apr 11 - 6:4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hn Wall</text:p>
            <text:p><text:s text:c="17"/></text:p>
            <text:p><text:s text:c="17"/></text:p>
            <text:p><text:s text:c="22"/>- G - <text:s/>Wizards</text:p>
            <text:p><text:s text:c="16"/></text:p>
            <text:p><text:s text:c="17"/></text:p>
            <text:p><text:s text:c="12"/></text:p>
            <text:p><text:s text:c="8"/></text:p>
            <text:p><text:s text:c="8"/></text:p>
            <text:p><text:s text:c="8"/></text:p>
            <text:p><text:s text:c="12"/>John Wall and Otto Porter will not play against the Magic on Wednesday.</text:p>
            <text:p><text:s text:c="8"/></text:p>
            <text:p><text:s text:c="8"/></text:p>
            <text:p><text:s text:c="13"/>Wall has not been expected to play in this game for basically a week, and he is still not cleared in back-to-back set. The good news is that he's looked outstanding lately and he won't face a back-to-back set in the postseason. Tomas Satoransky gets another start tonight.</text:p>
            <text:p><text:s text:c="8"/></text:p>
            <text:p><text:s text:c="8"/></text:p>
            <text:p><text:s text:c="13"/></text:p>
            <text:p><text:s text:c="14"/></text:p>
            <text:p><text:s text:c="13"/>Source: Candace Buckner on Twitter <text:s text:c="23"/>Apr 11 - 6:4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Tomas Satoransky</text:p>
            <text:p><text:s text:c="17"/></text:p>
            <text:p><text:s text:c="17"/></text:p>
            <text:p><text:s text:c="22"/>- G - <text:s/>Wizards</text:p>
            <text:p><text:s text:c="16"/></text:p>
            <text:p><text:s text:c="17"/></text:p>
            <text:p><text:s text:c="12"/></text:p>
            <text:p><text:s text:c="8"/></text:p>
            <text:p><text:s text:c="8"/></text:p>
            <text:p><text:s text:c="8"/></text:p>
            <text:p><text:s text:c="12"/>Tomas Satoransky and Kelly Oubre will be in the starting lineup for Wednesday's game against the Magic.</text:p>
            <text:p><text:s text:c="8"/></text:p>
            <text:p><text:s text:c="8"/></text:p>
            <text:p><text:s text:c="13"/>It looks like John Wall (rest) and Otto Porter (leg) will be sitting this one out, putting both Satoransky and Oubre on the DFS radar, with Satoransky being the more attractive target. Joining these two in the starting five will be Bradley Beal, Markieff Morris and Marcin Gortat.</text:p>
            <text:p><text:s text:c="8"/></text:p>
            <text:p><text:s text:c="8"/></text:p>
            <text:p><text:s text:c="13"/>Related: Marcin Gortat, Markieff Morris, Bradley Beal, Otto Porter, Kelly Oubre</text:p>
            <text:p><text:s text:c="14"/></text:p>
            <text:p><text:s text:c="13"/>Source: Candace Buckner on Twitter <text:s text:c="23"/>Apr 11 - 6:4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ourtney Lee</text:p>
            <text:p><text:s text:c="17"/></text:p>
            <text:p><text:s text:c="17"/></text:p>
            <text:p><text:s text:c="22"/>- G - <text:s/>Knicks</text:p>
            <text:p><text:s text:c="16"/></text:p>
            <text:p><text:s text:c="17"/></text:p>
            <text:p><text:s text:c="12"/></text:p>
            <text:p><text:s text:c="8"/></text:p>
            <text:p><text:s text:c="8"/></text:p>
            <text:p><text:s text:c="8"/></text:p>
            <text:p><text:s text:c="12"/>Courtney Lee (ankle) will not suit up for Wednesday's game against the Cavs.</text:p>
            <text:p><text:s text:c="8"/></text:p>
            <text:p><text:s text:c="8"/></text:p>
            <text:p><text:s text:c="13"/>Lee tweaked his foot on the final shot of Monday's game, and he wasn't able to get through his pregame routine without issue, so he'll miss this meaningless game for New York. Michael Beasley, Frank Ntilikina, and Damyean Dotson will see an uptick in value with Lee out.</text:p>
            <text:p><text:s text:c="8"/></text:p>
            <text:p><text:s text:c="8"/></text:p>
            <text:p><text:s text:c="13"/>Related: Michael Beasley, Frank Ntilikina, Damyean Dotson</text:p>
            <text:p><text:s text:c="14"/></text:p>
            <text:p><text:s text:c="13"/>Source: NY Knicks PR on Twitter <text:s text:c="26"/>Apr 11 - 6:3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lex Abrines</text:p>
            <text:p><text:s text:c="17"/></text:p>
            <text:p><text:s text:c="17"/></text:p>
            <text:p><text:s text:c="22"/>- G - <text:s/>Thunder</text:p>
            <text:p><text:s text:c="16"/></text:p>
            <text:p><text:s text:c="17"/></text:p>
            <text:p><text:s text:c="12"/></text:p>
            <text:p><text:s text:c="8"/></text:p>
            <text:p><text:s text:c="8"/></text:p>
            <text:p><text:s text:c="8"/></text:p>
            <text:p><text:s text:c="12"/>Alex Abrines (concussion) will not play on Wednesday against the Grizzlies.</text:p>
            <text:p><text:s text:c="8"/></text:p>
            <text:p><text:s text:c="8"/></text:p>
            <text:p><text:s text:c="13"/>He was put into the concussion protocol yesterday, so no surprise he's out today. The Thunder are going with their normal starting lineup and all eyes will be on Russell Westbrook's chase for 16 boards tonight.</text:p>
            <text:p><text:s text:c="8"/></text:p>
            <text:p><text:s text:c="8"/></text:p>
            <text:p><text:s text:c="13"/></text:p>
            <text:p><text:s text:c="14"/></text:p>
            <text:p><text:s text:c="13"/>Source: Fred Katz on Twitter <text:s text:c="29"/>Apr 11 - 6:3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eBron James</text:p>
            <text:p><text:s text:c="17"/></text:p>
            <text:p><text:s text:c="17"/></text:p>
            <text:p><text:s text:c="22"/>- F - <text:s/>Cavaliers</text:p>
            <text:p><text:s text:c="16"/></text:p>
            <text:p><text:s text:c="17"/></text:p>
            <text:p><text:s text:c="12"/></text:p>
            <text:p><text:s text:c="8"/></text:p>
            <text:p><text:s text:c="8"/></text:p>
            <text:p><text:s text:c="8"/></text:p>
            <text:p><text:s text:c="12"/>Coach Ty Lue said he still plans to pull LeBron James after he scores 10 points to keep his double-digit scoring streak intact.</text:p>
            <text:p><text:s text:c="8"/></text:p>
            <text:p><text:s text:c="8"/></text:p>
            <text:p><text:s text:c="13"/>Makes sense here and this will get LeBron to his first ever 82-game season. It's possible James get to 10 in the first quarter, so maybe he doesn't even get more than 10 minutes. He obviously can't be trusted in DFS.</text:p>
            <text:p><text:s text:c="8"/></text:p>
            <text:p><text:s text:c="8"/></text:p>
            <text:p><text:s text:c="13"/></text:p>
            <text:p><text:s text:c="14"/></text:p>
            <text:p><text:s text:c="13"/>Source: Dave McMenamin on Twitter <text:s text:c="24"/>Apr 11 - 6:3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oran Dragic</text:p>
            <text:p><text:s text:c="17"/></text:p>
            <text:p><text:s text:c="17"/></text:p>
            <text:p><text:s text:c="22"/>- G - <text:s/>Heat</text:p>
            <text:p><text:s text:c="16"/></text:p>
            <text:p><text:s text:c="17"/></text:p>
            <text:p><text:s text:c="12"/></text:p>
            <text:p><text:s text:c="8"/></text:p>
            <text:p><text:s text:c="8"/></text:p>
            <text:p><text:s text:c="8"/></text:p>
            <text:p><text:s text:c="12"/>Goran Dragic (knee) is confirmed out for Wednesday against the Raptors.</text:p>
            <text:p><text:s text:c="8"/></text:p>
            <text:p><text:s text:c="8"/></text:p>
            <text:p><text:s text:c="13"/>Coach Erik Spoelstra said the Heat want to be smart and Dragic also talked about Monday's game with his knee issue. "I was just pushing through," he said about Monday’s game. "When you’re hot it feels great. Then when you cool off a little bit it becomes a little bit sore, it swells up. But I’ll be fine. It’s nothing serious." The Heat are expected to run a normal rotation, which means more Rodney McGruder to step up.</text:p>
            <text:p><text:s text:c="8"/></text:p>
            <text:p><text:s text:c="8"/></text:p>
            <text:p><text:s text:c="13"/></text:p>
            <text:p><text:s text:c="14"/></text:p>
            <text:p><text:s text:c="13"/>Source: Tom D'Angelo on Twitter <text:s text:c="26"/>Apr 11 - 6:2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cus Morris</text:p>
            <text:p><text:s text:c="17"/></text:p>
            <text:p><text:s text:c="17"/></text:p>
            <text:p><text:s text:c="22"/>- F - <text:s/>Celtics</text:p>
            <text:p><text:s text:c="16"/></text:p>
            <text:p><text:s text:c="17"/></text:p>
            <text:p><text:s text:c="12"/></text:p>
            <text:p><text:s text:c="8"/></text:p>
            <text:p><text:s text:c="8"/></text:p>
            <text:p><text:s text:c="8"/></text:p>
            <text:p><text:s text:c="12"/>Marcus Morris (rest) is not expected to play Wednesday vs. the Nets.</text:p>
            <text:p><text:s text:c="8"/></text:p>
            <text:p><text:s text:c="8"/></text:p>
            <text:p><text:s text:c="13"/>Morris, Jayson Tatum and Jaylen Brown will all be in uniform, but they'll only be used in an emergency scenario. They're fine, but they obviously should be avoided in fantasy hoops today.</text:p>
            <text:p><text:s text:c="8"/></text:p>
            <text:p><text:s text:c="8"/></text:p>
            <text:p><text:s text:c="13"/>Related: Jaylen Brown, Jayson Tatum</text:p>
            <text:p><text:s text:c="14"/></text:p>
            <text:p><text:s text:c="13"/>Source: Jay King on Twitter <text:s text:c="30"/>Apr 11 - 6:2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yle Korver</text:p>
            <text:p><text:s text:c="17"/></text:p>
            <text:p><text:s text:c="17"/></text:p>
            <text:p><text:s text:c="22"/>- G/F - <text:s/>Cavaliers</text:p>
            <text:p><text:s text:c="16"/></text:p>
            <text:p><text:s text:c="17"/></text:p>
            <text:p><text:s text:c="12"/></text:p>
            <text:p><text:s text:c="8"/></text:p>
            <text:p><text:s text:c="8"/></text:p>
            <text:p><text:s text:c="8"/></text:p>
            <text:p><text:s text:c="12"/>Kyle Korver (rest) will not play on Wednesday against the Knicks.</text:p>
            <text:p><text:s text:c="8"/></text:p>
            <text:p><text:s text:c="8"/></text:p>
            <text:p><text:s text:c="13"/>It's just a night off for Korver, who had been dealing with injuries. This should open up a few more minutes for Cedi Osman and Jordan Clarkson on the wings.</text:p>
            <text:p><text:s text:c="8"/></text:p>
            <text:p><text:s text:c="8"/></text:p>
            <text:p><text:s text:c="13"/></text:p>
            <text:p><text:s text:c="14"/></text:p>
            <text:p><text:s text:c="13"/>Source: Dave McMenamin on Twitter <text:s text:c="24"/>Apr 11 - 6:2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vin Love</text:p>
            <text:p><text:s text:c="17"/></text:p>
            <text:p><text:s text:c="17"/></text:p>
            <text:p><text:s text:c="22"/>- F/C - <text:s/>Cavaliers</text:p>
            <text:p><text:s text:c="16"/></text:p>
            <text:p><text:s text:c="17"/></text:p>
            <text:p><text:s text:c="12"/></text:p>
            <text:p><text:s text:c="8"/></text:p>
            <text:p><text:s text:c="8"/></text:p>
            <text:p><text:s text:c="8"/></text:p>
            <text:p><text:s text:c="12"/>Kevin Love (rest) and Kyle Korver (rest) are out vs. New York on Wednesday.</text:p>
            <text:p><text:s text:c="8"/></text:p>
            <text:p><text:s text:c="8"/></text:p>
            <text:p><text:s text:c="13"/>Either the Cavs think they can beat the Knicks without these two, or they really don't care about the No. 3 seed -- the latter makes sense. Jeff Green should get heavy minutes and perhaps more Larry Nance while John Holland could be asked to play more tonight.</text:p>
            <text:p><text:s text:c="8"/></text:p>
            <text:p><text:s text:c="8"/></text:p>
            <text:p><text:s text:c="13"/></text:p>
            <text:p><text:s text:c="14"/></text:p>
            <text:p><text:s text:c="13"/>Source: Dave McMenamin on Twitter <text:s text:c="24"/>Apr 11 - 6:2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ylen Brown</text:p>
            <text:p><text:s text:c="17"/></text:p>
            <text:p><text:s text:c="17"/></text:p>
            <text:p><text:s text:c="22"/>- G/F - <text:s/>Celtics</text:p>
            <text:p><text:s text:c="16"/></text:p>
            <text:p><text:s text:c="17"/></text:p>
            <text:p><text:s text:c="12"/></text:p>
            <text:p><text:s text:c="8"/></text:p>
            <text:p><text:s text:c="8"/></text:p>
            <text:p><text:s text:c="8"/></text:p>
            <text:p><text:s text:c="12"/>Jaylen Brown is not starting on Wednesday against the Nets.</text:p>
            <text:p><text:s text:c="8"/></text:p>
            <text:p><text:s text:c="8"/></text:p>
            <text:p><text:s text:c="13"/>He is coming off a 27-point Tuesday, so he earned a day off. It'll be Jabari Bird, Abdel Nader and Jonathan Gibson getting the wing minutes with Shane Larkin and Kadeem Allen at the point.</text:p>
            <text:p><text:s text:c="8"/></text:p>
            <text:p><text:s text:c="8"/></text:p>
            <text:p><text:s text:c="13"/></text:p>
            <text:p><text:s text:c="14"/></text:p>
            <text:p><text:s text:c="13"/>Apr 11 - 6:2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ean Kilpatrick</text:p>
            <text:p><text:s text:c="17"/></text:p>
            <text:p><text:s text:c="17"/></text:p>
            <text:p><text:s text:c="22"/>- G - <text:s/>Bulls</text:p>
            <text:p><text:s text:c="16"/></text:p>
            <text:p><text:s text:c="17"/></text:p>
            <text:p><text:s text:c="12"/></text:p>
            <text:p><text:s text:c="8"/></text:p>
            <text:p><text:s text:c="8"/></text:p>
            <text:p><text:s text:c="8"/></text:p>
            <text:p><text:s text:c="12"/>Sean Kilpatrick will replace Justin Holiday in the starting lineup for Wednesday's regular-season finale against the Pistons.</text:p>
            <text:p><text:s text:c="8"/></text:p>
            <text:p><text:s text:c="8"/></text:p>
            <text:p><text:s text:c="13"/>The Bulls will go with a starting five featuring Cameron Payne, Kilpatrick, David Nwaba, Lauri Markkanen and Cristiano Felicio for their final game of the season, and Kilpatrick is on the radar as a potential streamer with how well he's been playing as of late. Holiday will not take the floor in this one, and neither will Robin Lopez.</text:p>
            <text:p><text:s text:c="8"/></text:p>
            <text:p><text:s text:c="8"/></text:p>
            <text:p><text:s text:c="13"/>Related: Lauri Markkanen, Robin Lopez, Justin Holiday, Cameron Payne, Cristiano Felicio</text:p>
            <text:p><text:s text:c="14"/></text:p>
            <text:p><text:s text:c="13"/>Source: K.C. Johnson on Twitter <text:s text:c="26"/>Apr 11 - 6:2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yson Tatum</text:p>
            <text:p><text:s text:c="17"/></text:p>
            <text:p><text:s text:c="17"/></text:p>
            <text:p><text:s text:c="22"/>- F - <text:s/>Celtics</text:p>
            <text:p><text:s text:c="16"/></text:p>
            <text:p><text:s text:c="17"/></text:p>
            <text:p><text:s text:c="12"/></text:p>
            <text:p><text:s text:c="8"/></text:p>
            <text:p><text:s text:c="8"/></text:p>
            <text:p><text:s text:c="8"/></text:p>
            <text:p><text:s text:c="12"/>Jayson Tatum is not starting on Wednesday against the Nets.</text:p>
            <text:p><text:s text:c="8"/></text:p>
            <text:p><text:s text:c="8"/></text:p>
            <text:p><text:s text:c="13"/>That should mean he is also getting the night off, which is not a big surprise after he already won't be hitting 82 games. Jabari Bird and Abdel Nader should have big opportunities with Semi Ojeleye backing them up.</text:p>
            <text:p><text:s text:c="8"/></text:p>
            <text:p><text:s text:c="8"/></text:p>
            <text:p><text:s text:c="13"/></text:p>
            <text:p><text:s text:c="14"/></text:p>
            <text:p><text:s text:c="13"/>Apr 11 - 6:1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hane Larkin</text:p>
            <text:p><text:s text:c="17"/></text:p>
            <text:p><text:s text:c="17"/></text:p>
            <text:p><text:s text:c="22"/>- G - <text:s/>Celtics</text:p>
            <text:p><text:s text:c="16"/></text:p>
            <text:p><text:s text:c="17"/></text:p>
            <text:p><text:s text:c="12"/></text:p>
            <text:p><text:s text:c="8"/></text:p>
            <text:p><text:s text:c="8"/></text:p>
            <text:p><text:s text:c="8"/></text:p>
            <text:p><text:s text:c="12"/>Shane Larkin will start on Wednesday against the Nets.</text:p>
            <text:p><text:s text:c="8"/></text:p>
            <text:p><text:s text:c="8"/></text:p>
            <text:p><text:s text:c="13"/>He should get a decent look at playing time, but Jonathan Gibson should have a chance to see minutes in the upper 20s. Larkin is worth a look as a stream or DFS play in a great matchup.</text:p>
            <text:p><text:s text:c="8"/></text:p>
            <text:p><text:s text:c="8"/></text:p>
            <text:p><text:s text:c="13"/></text:p>
            <text:p><text:s text:c="14"/></text:p>
            <text:p><text:s text:c="13"/>Apr 11 - 6:1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uerschon Yabusele</text:p>
            <text:p><text:s text:c="17"/></text:p>
            <text:p><text:s text:c="17"/></text:p>
            <text:p><text:s text:c="22"/>- F - <text:s/>Celtics</text:p>
            <text:p><text:s text:c="16"/></text:p>
            <text:p><text:s text:c="17"/></text:p>
            <text:p><text:s text:c="12"/></text:p>
            <text:p><text:s text:c="8"/></text:p>
            <text:p><text:s text:c="8"/></text:p>
            <text:p><text:s text:c="8"/></text:p>
            <text:p><text:s text:c="12"/>Shane Larkin, Jabari Bird, Abdel Nader, Guershon Yabusele and Aron Baynes will start against the Nets on Wednesday.</text:p>
            <text:p><text:s text:c="8"/></text:p>
            <text:p><text:s text:c="8"/></text:p>
            <text:p><text:s text:c="13"/>Yeah, this is a little different than what the Celtics had back in October. Yabusele was questionable to play today after a weekend knee injury, so he could be limited. Greg Monroe should still see minutes in the 20s with a big upside.</text:p>
            <text:p><text:s text:c="8"/></text:p>
            <text:p><text:s text:c="8"/></text:p>
            <text:p><text:s text:c="13"/></text:p>
            <text:p><text:s text:c="14"/></text:p>
            <text:p><text:s text:c="13"/>Source: Sean Grande on Twitter <text:s text:c="27"/>Apr 11 - 6:1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rio Saric</text:p>
            <text:p><text:s text:c="17"/></text:p>
            <text:p><text:s text:c="17"/></text:p>
            <text:p><text:s text:c="22"/>- F - <text:s/>76ers</text:p>
            <text:p><text:s text:c="16"/></text:p>
            <text:p><text:s text:c="17"/></text:p>
            <text:p><text:s text:c="12"/></text:p>
            <text:p><text:s text:c="8"/></text:p>
            <text:p><text:s text:c="8"/></text:p>
            <text:p><text:s text:c="8"/></text:p>
            <text:p><text:s text:c="12"/>Dario Saric (mouth) will be available to play on Wednesday against the Bucks.</text:p>
            <text:p><text:s text:c="8"/></text:p>
            <text:p><text:s text:c="8"/></text:p>
            <text:p><text:s text:c="13"/>A busted lip and tooth weren't going to keep The Homie out of this one, so owners can feel free to fire him up for the final game of the season. This is an important game, so owners shouldn't be worried about any sort of minutes limit.</text:p>
            <text:p><text:s text:c="8"/></text:p>
            <text:p><text:s text:c="8"/></text:p>
            <text:p><text:s text:c="13"/></text:p>
            <text:p><text:s text:c="14"/></text:p>
            <text:p><text:s text:c="13"/>Source: Keith Pompey on Twitter <text:s text:c="26"/>Apr 11 - 6:1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yle Kuzma</text:p>
            <text:p><text:s text:c="17"/></text:p>
            <text:p><text:s text:c="17"/></text:p>
            <text:p><text:s text:c="22"/>- F - <text:s/>Lakers</text:p>
            <text:p><text:s text:c="16"/></text:p>
            <text:p><text:s text:c="17"/></text:p>
            <text:p><text:s text:c="12"/></text:p>
            <text:p><text:s text:c="8"/></text:p>
            <text:p><text:s text:c="8"/></text:p>
            <text:p><text:s text:c="8"/></text:p>
            <text:p><text:s text:c="12"/>Kyle Kuzma (sprained left ankle) is questionable for Wednesday against the Clippers.</text:p>
            <text:p><text:s text:c="8"/></text:p>
            <text:p><text:s text:c="8"/></text:p>
            <text:p><text:s text:c="13"/>There hasn't been much positive news on Kuzma playing today, so he's likely closer to the doubtful side of this tag. If he's out, Andre Ingram will be the man to watch for a late starts besides the big Jazz at Blazers game.</text:p>
            <text:p><text:s text:c="8"/></text:p>
            <text:p><text:s text:c="8"/></text:p>
            <text:p><text:s text:c="13"/></text:p>
            <text:p><text:s text:c="14"/></text:p>
            <text:p><text:s text:c="13"/>Source: NBA.com <text:s text:c="42"/>Apr 11 - 5:0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Brandon Ingram</text:p>
            <text:p><text:s text:c="17"/></text:p>
            <text:p><text:s text:c="17"/></text:p>
            <text:p><text:s text:c="22"/>- F - <text:s/>Lakers</text:p>
            <text:p><text:s text:c="16"/></text:p>
            <text:p><text:s text:c="17"/></text:p>
            <text:p><text:s text:c="12"/></text:p>
            <text:p><text:s text:c="8"/></text:p>
            <text:p><text:s text:c="8"/></text:p>
            <text:p><text:s text:c="8"/></text:p>
            <text:p><text:s text:c="12"/>Brandon Ingram (concussion protocol) is listed as out for Wednesday against the Clippers.</text:p>
            <text:p><text:s text:c="8"/></text:p>
            <text:p><text:s text:c="8"/></text:p>
            <text:p><text:s text:c="13"/>He did get some shots up on Tuesday, but he hasn't been expected to play this week. With him out, Andre Ingram will get to add to his fairytale story while Josh Hart should see heavy minutes, as well.</text:p>
            <text:p><text:s text:c="8"/></text:p>
            <text:p><text:s text:c="8"/></text:p>
            <text:p><text:s text:c="13"/></text:p>
            <text:p><text:s text:c="14"/></text:p>
            <text:p><text:s text:c="13"/>Source: NBA.com <text:s text:c="42"/>Apr 11 - 5: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onzo Ball</text:p>
            <text:p><text:s text:c="17"/></text:p>
            <text:p><text:s text:c="17"/></text:p>
            <text:p><text:s text:c="22"/>- G - <text:s/>Lakers</text:p>
            <text:p><text:s text:c="16"/></text:p>
            <text:p><text:s text:c="17"/></text:p>
            <text:p><text:s text:c="12"/></text:p>
            <text:p><text:s text:c="8"/></text:p>
            <text:p><text:s text:c="8"/></text:p>
            <text:p><text:s text:c="8"/></text:p>
            <text:p><text:s text:c="12"/>Lonzo Ball (left knee contusion) is out for Wednesday against the Clippers, per the game notes.</text:p>
            <text:p><text:s text:c="8"/></text:p>
            <text:p><text:s text:c="8"/></text:p>
            <text:p><text:s text:c="13"/>He did do some shooting drills on Saturday, but the Lakers sound like they'll be holding him out. We'll save most of the offseason talk for another day regarding Lonzo, who is a heavy favorite to start on a better roster. With him out, that should get Alex Caruso and Tyler Ennis minutes at the point.</text:p>
            <text:p><text:s text:c="8"/></text:p>
            <text:p><text:s text:c="8"/></text:p>
            <text:p><text:s text:c="13"/></text:p>
            <text:p><text:s text:c="14"/></text:p>
            <text:p><text:s text:c="13"/>Source: NBA.com <text:s text:c="42"/>Apr 11 - 4:5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vin Booker</text:p>
            <text:p><text:s text:c="17"/></text:p>
            <text:p><text:s text:c="17"/></text:p>
            <text:p><text:s text:c="22"/>- G - <text:s/>Suns</text:p>
            <text:p><text:s text:c="16"/></text:p>
            <text:p><text:s text:c="17"/></text:p>
            <text:p><text:s text:c="12"/></text:p>
            <text:p><text:s text:c="8"/></text:p>
            <text:p><text:s text:c="8"/></text:p>
            <text:p><text:s text:c="8"/></text:p>
            <text:p><text:s text:c="12"/>Devin Booker said he's "done with not making the playoffs."</text:p>
            <text:p><text:s text:c="8"/></text:p>
            <text:p><text:s text:c="8"/></text:p>
            <text:p><text:s text:c="13"/>"I’m serious," Booker said. "This is probably my last year ever not making the playoffs. I want to say that, and that’s putting a pressure on myself that I need that I’m going to take into this summer and work that hard so it doesn’t happen again." Booker has a chance to make $156 million this summer, and it would be a major shock to see him not take that extension. This quote sounds like it's more about Booker going all out this summer to set him up for a huge 2018-19. The Suns are going to be a big story this summer.</text:p>
            <text:p><text:s text:c="8"/></text:p>
            <text:p><text:s text:c="8"/></text:p>
            <text:p><text:s text:c="13"/></text:p>
            <text:p><text:s text:c="14"/></text:p>
            <text:p><text:s text:c="13"/>Source: Arizona Sports <text:s text:c="35"/>Apr 11 - 4:5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nte Exum</text:p>
            <text:p><text:s text:c="17"/></text:p>
            <text:p><text:s text:c="17"/></text:p>
            <text:p><text:s text:c="22"/>- G - <text:s/>Jazz</text:p>
            <text:p><text:s text:c="16"/></text:p>
            <text:p><text:s text:c="17"/></text:p>
            <text:p><text:s text:c="12"/></text:p>
            <text:p><text:s text:c="8"/></text:p>
            <text:p><text:s text:c="8"/></text:p>
            <text:p><text:s text:c="8"/></text:p>
            <text:p><text:s text:c="12"/>Dante Exum (leg soreness) is questionable against the Blazers on Wednesday.</text:p>
            <text:p><text:s text:c="8"/></text:p>
            <text:p><text:s text:c="8"/></text:p>
            <text:p><text:s text:c="13"/>He suffered the injury on Tuesday night and did not return. Exum being banged up should been interesting because the Jazz may have wanted to limit Ricky Rubio a tad because of his lingering hamstring injury. If Exum is out, Raul Neto would be next man up.</text:p>
            <text:p><text:s text:c="8"/></text:p>
            <text:p><text:s text:c="8"/></text:p>
            <text:p><text:s text:c="13"/></text:p>
            <text:p><text:s text:c="14"/></text:p>
            <text:p><text:s text:c="13"/>Source: Eric Woodyard on Twitter <text:s text:c="25"/>Apr 11 - 3:0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ric Gordon</text:p>
            <text:p><text:s text:c="17"/></text:p>
            <text:p><text:s text:c="17"/></text:p>
            <text:p><text:s text:c="22"/>- G - <text:s/>Rockets</text:p>
            <text:p><text:s text:c="16"/></text:p>
            <text:p><text:s text:c="17"/></text:p>
            <text:p><text:s text:c="12"/></text:p>
            <text:p><text:s text:c="8"/></text:p>
            <text:p><text:s text:c="8"/></text:p>
            <text:p><text:s text:c="8"/></text:p>
            <text:p><text:s text:c="12"/>Eric Gordon (ankle) is questionable with a sore left ankle to face the Kings on Wednesday.</text:p>
            <text:p><text:s text:c="8"/></text:p>
            <text:p><text:s text:c="8"/></text:p>
            <text:p><text:s text:c="13"/>After the injury to Luc Mbah a Moute (shoulder) last night, you would think the Rockets are careful here. If he is out, Gerald Green and P.J. Tucker could see more minutes.</text:p>
            <text:p><text:s text:c="8"/></text:p>
            <text:p><text:s text:c="8"/></text:p>
            <text:p><text:s text:c="13"/></text:p>
            <text:p><text:s text:c="14"/></text:p>
            <text:p><text:s text:c="13"/>Source: Jonathan Feigen on Twitter <text:s text:c="23"/>Apr 11 - 3:0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odney Hood</text:p>
            <text:p><text:s text:c="17"/></text:p>
            <text:p><text:s text:c="17"/></text:p>
            <text:p><text:s text:c="22"/>- G/F - <text:s/>Cavaliers</text:p>
            <text:p><text:s text:c="16"/></text:p>
            <text:p><text:s text:c="17"/></text:p>
            <text:p><text:s text:c="12"/></text:p>
            <text:p><text:s text:c="8"/></text:p>
            <text:p><text:s text:c="8"/></text:p>
            <text:p><text:s text:c="8"/></text:p>
            <text:p><text:s text:c="12"/>Rodney Hood (Achilles) is listed as out for Wednesday against the Knicks.</text:p>
            <text:p><text:s text:c="8"/></text:p>
            <text:p><text:s text:c="8"/></text:p>
            <text:p><text:s text:c="13"/>Back on Saturday, the Cavs said they held Hood out in the second half as a precaution, but now he'll be missing the final two games. With him out, that should put Kyle Korver in the first unit with more minutes for Cedi Osman, J.R. Smith and Jordan Clarkson.</text:p>
            <text:p><text:s text:c="8"/></text:p>
            <text:p><text:s text:c="8"/></text:p>
            <text:p><text:s text:c="13"/></text:p>
            <text:p><text:s text:c="14"/></text:p>
            <text:p><text:s text:c="13"/>Source: Cavs Games Notes <text:s text:c="33"/>Apr 11 - 2:4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ustin Rivers</text:p>
            <text:p><text:s text:c="17"/></text:p>
            <text:p><text:s text:c="17"/></text:p>
            <text:p><text:s text:c="22"/>- G - <text:s/>Clippers</text:p>
            <text:p><text:s text:c="16"/></text:p>
            <text:p><text:s text:c="17"/></text:p>
            <text:p><text:s text:c="12"/></text:p>
            <text:p><text:s text:c="8"/></text:p>
            <text:p><text:s text:c="8"/></text:p>
            <text:p><text:s text:c="8"/></text:p>
            <text:p><text:s text:c="12"/>Austin Rivers (elbow) is probable to play on Wednesday against the Lakers.</text:p>
            <text:p><text:s text:c="8"/></text:p>
            <text:p><text:s text:c="8"/></text:p>
            <text:p><text:s text:c="13"/>He went through shootaround and he should be looking at ample opportunity with Lou Williams (ankle) out of the lineup. Rivers will likely be starting at point guard and should get minutes in the mid 30s. Expect Tyrone Wallace to start next to him with Sindarius Thornwell and C.J. Williams as the backups.</text:p>
            <text:p><text:s text:c="8"/></text:p>
            <text:p><text:s text:c="8"/></text:p>
            <text:p><text:s text:c="13"/></text:p>
            <text:p><text:s text:c="14"/></text:p>
            <text:p><text:s text:c="13"/>Apr 11 - 2:2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ontrezl Harrell</text:p>
            <text:p><text:s text:c="17"/></text:p>
            <text:p><text:s text:c="17"/></text:p>
            <text:p><text:s text:c="22"/>- F/C - <text:s/>Clippers</text:p>
            <text:p><text:s text:c="16"/></text:p>
            <text:p><text:s text:c="17"/></text:p>
            <text:p><text:s text:c="12"/></text:p>
            <text:p><text:s text:c="8"/></text:p>
            <text:p><text:s text:c="8"/></text:p>
            <text:p><text:s text:c="8"/></text:p>
            <text:p><text:s text:c="12"/>Montrezl Harrell (left shoulder strain) is questionable for Wednesday against the Lakers.</text:p>
            <text:p><text:s text:c="8"/></text:p>
            <text:p><text:s text:c="8"/></text:p>
            <text:p><text:s text:c="13"/>He logged a whopping 33 minutes on Monday night, so he likely sustained the injury there. If Harrell somehow can't go, the NBA world could get a little season-finale treat with more Boban Marjanovic. Free Boban.</text:p>
            <text:p><text:s text:c="8"/></text:p>
            <text:p><text:s text:c="8"/></text:p>
            <text:p><text:s text:c="13"/></text:p>
            <text:p><text:s text:c="14"/></text:p>
            <text:p><text:s text:c="13"/>Apr 11 - 2:1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ou Williams</text:p>
            <text:p><text:s text:c="17"/></text:p>
            <text:p><text:s text:c="17"/></text:p>
            <text:p><text:s text:c="22"/>- G - <text:s/>Clippers</text:p>
            <text:p><text:s text:c="16"/></text:p>
            <text:p><text:s text:c="17"/></text:p>
            <text:p><text:s text:c="12"/></text:p>
            <text:p><text:s text:c="8"/></text:p>
            <text:p><text:s text:c="8"/></text:p>
            <text:p><text:s text:c="8"/></text:p>
            <text:p><text:s text:c="12"/>Lou Williams (ankle) will not play Wednesday against the Lakers.</text:p>
            <text:p><text:s text:c="8"/></text:p>
            <text:p><text:s text:c="8"/></text:p>
            <text:p><text:s text:c="13"/>Over the weekend, coach Doc Rivers said that Williams was playing through an ankle injury, so he won't be playing in the final two games now. He has Sixth Man of the Year locked up and turned out to be one of the best assets in fantasy this season. With him out, Tyrone Wallace should get some heavy run, but C.J. Williams and Sindarius Thornwell are slightly risky with Austin Rivers likely playing.</text:p>
            <text:p><text:s text:c="8"/></text:p>
            <text:p><text:s text:c="8"/></text:p>
            <text:p><text:s text:c="13"/></text:p>
            <text:p><text:s text:c="14"/></text:p>
            <text:p><text:s text:c="13"/>Source: Tomer Azarly on Twitter <text:s text:c="26"/>Apr 11 - 2:1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uerschon Yabusele</text:p>
            <text:p><text:s text:c="17"/></text:p>
            <text:p><text:s text:c="17"/></text:p>
            <text:p><text:s text:c="22"/>- F - <text:s/>Celtics</text:p>
            <text:p><text:s text:c="16"/></text:p>
            <text:p><text:s text:c="17"/></text:p>
            <text:p><text:s text:c="12"/></text:p>
            <text:p><text:s text:c="8"/></text:p>
            <text:p><text:s text:c="8"/></text:p>
            <text:p><text:s text:c="8"/></text:p>
            <text:p><text:s text:c="12"/>Guerschon Yabusele (knee) is questionable to play Wednesday against the Nets.</text:p>
            <text:p><text:s text:c="8"/></text:p>
            <text:p><text:s text:c="8"/></text:p>
            <text:p><text:s text:c="13"/>Yabusele said on Tuesday that he wasn't planning to play today, so we'd consider him much closer to doubtful for Wednesday's meaningless game. Semi Ojeleye and Jabari Bird will have the opportunity for some extended minutes tonight with Yabusele likely to join Al Horford (rest) on the sidelines.</text:p>
            <text:p><text:s text:c="8"/></text:p>
            <text:p><text:s text:c="8"/></text:p>
            <text:p><text:s text:c="13"/>Related: Semi Ojeleye, Jabari Bird</text:p>
            <text:p><text:s text:c="14"/></text:p>
            <text:p><text:s text:c="13"/>Source: Boston Celtics on Twitter <text:s text:c="24"/>Apr 11 - 1:2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l Horford</text:p>
            <text:p><text:s text:c="17"/></text:p>
            <text:p><text:s text:c="17"/></text:p>
            <text:p><text:s text:c="22"/>- F/C - <text:s/>Celtics</text:p>
            <text:p><text:s text:c="16"/></text:p>
            <text:p><text:s text:c="17"/></text:p>
            <text:p><text:s text:c="12"/></text:p>
            <text:p><text:s text:c="8"/></text:p>
            <text:p><text:s text:c="8"/></text:p>
            <text:p><text:s text:c="8"/></text:p>
            <text:p><text:s text:c="12"/>Al Horford (rest) will not suit up for Wednesday's regular-season finale against the Nets.</text:p>
            <text:p><text:s text:c="8"/></text:p>
            <text:p><text:s text:c="8"/></text:p>
            <text:p><text:s text:c="13"/>Guerschon Yabusele is also questionable with knee soreness, so Greg Monroe could be looking at quality minutes tonight, putting him on the radar in DFS with a favorable matchup against Brooklyn. Marcus Morris should also have more minutes and shots falling his way with both Horford and Terry Rozier (rest) unavailable.</text:p>
            <text:p><text:s text:c="8"/></text:p>
            <text:p><text:s text:c="8"/></text:p>
            <text:p><text:s text:c="13"/>Related: Greg Monroe, Marcus Morris, Guerschon Yabusele</text:p>
            <text:p><text:s text:c="14"/></text:p>
            <text:p><text:s text:c="13"/>Source: Boston Celtics on Twitter <text:s text:c="24"/>Apr 11 - 1:2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erry Rozier</text:p>
            <text:p><text:s text:c="17"/></text:p>
            <text:p><text:s text:c="17"/></text:p>
            <text:p><text:s text:c="22"/>- G - <text:s/>Celtics</text:p>
            <text:p><text:s text:c="16"/></text:p>
            <text:p><text:s text:c="17"/></text:p>
            <text:p><text:s text:c="12"/></text:p>
            <text:p><text:s text:c="8"/></text:p>
            <text:p><text:s text:c="8"/></text:p>
            <text:p><text:s text:c="8"/></text:p>
            <text:p><text:s text:c="12"/>Terry Rozier (rest) and Al Horford (rest) will not suit up for Wednesday's regular-season finale against the Nets.</text:p>
            <text:p><text:s text:c="8"/></text:p>
            <text:p><text:s text:c="8"/></text:p>
            <text:p><text:s text:c="13"/>This is the least surprising move ever with the Celtics on the second leg of a back-to-back set against one of the worst teams out East. Shane Larkin figures to draw the start tonight with Kadeem Allen backing him up, and there will be more minutes available for Greg Monroe. Jayson Tatum and Jaylen Brown will be very busy on the offensive end in this one.</text:p>
            <text:p><text:s text:c="8"/></text:p>
            <text:p><text:s text:c="8"/></text:p>
            <text:p><text:s text:c="13"/>Related: Jayson Tatum, Al Horford, Greg Monroe, Shane Larkin, Jaylen Brown</text:p>
            <text:p><text:s text:c="14"/></text:p>
            <text:p><text:s text:c="13"/>Source: Boston Celtics on Twitter <text:s text:c="24"/>Apr 11 - 1:2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yan Anderson</text:p>
            <text:p><text:s text:c="17"/></text:p>
            <text:p><text:s text:c="17"/></text:p>
            <text:p><text:s text:c="22"/>- F - <text:s/>Rockets</text:p>
            <text:p><text:s text:c="16"/></text:p>
            <text:p><text:s text:c="17"/></text:p>
            <text:p><text:s text:c="12"/></text:p>
            <text:p><text:s text:c="8"/></text:p>
            <text:p><text:s text:c="8"/></text:p>
            <text:p><text:s text:c="8"/></text:p>
            <text:p><text:s text:c="12"/>Ryan Anderson (ankle) said he'd like to play Wednesday against the Kings.</text:p>
            <text:p><text:s text:c="8"/></text:p>
            <text:p><text:s text:c="8"/></text:p>
            <text:p><text:s text:c="13"/>"Everything is strong," Anderson said. "The swelling is the problem now. Once we get that out, we're doing everything we can. I'd like to [play Wednesday], but at the same time, we're going to have a few days to prepare. I can get ready to go. It's not the end of the world if I don't get that last game." Anderson has suddenly become more important in Houston with Luc Mbah a Moute (shoulder) expected to miss Round-1, but if he does get out there tonight, it'll likely be for limited minutes.</text:p>
            <text:p><text:s text:c="8"/></text:p>
            <text:p><text:s text:c="8"/></text:p>
            <text:p><text:s text:c="13"/></text:p>
            <text:p><text:s text:c="14"/></text:p>
            <text:p><text:s text:c="13"/>Source: Houston Chronicle <text:s text:c="32"/>Apr 11 - 1:1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ody Zeller</text:p>
            <text:p><text:s text:c="17"/></text:p>
            <text:p><text:s text:c="17"/></text:p>
            <text:p><text:s text:c="22"/>- F/C - <text:s/>Hornets</text:p>
            <text:p><text:s text:c="16"/></text:p>
            <text:p><text:s text:c="17"/></text:p>
            <text:p><text:s text:c="12"/></text:p>
            <text:p><text:s text:c="8"/></text:p>
            <text:p><text:s text:c="8"/></text:p>
            <text:p><text:s text:c="8"/></text:p>
            <text:p><text:s text:c="12"/>Cody Zeller (knee) said he will rest another 3-4 weeks before resuming basketball activities.</text:p>
            <text:p><text:s text:c="8"/></text:p>
            <text:p><text:s text:c="8"/></text:p>
            <text:p><text:s text:c="13"/>The good news is that Zeller had another MRI on his left knee that showed no new concerns, so he should be ready to roll for the 2018-19 season. He's not someone you'll want to target on draft day, though.</text:p>
            <text:p><text:s text:c="8"/></text:p>
            <text:p><text:s text:c="8"/></text:p>
            <text:p><text:s text:c="13"/></text:p>
            <text:p><text:s text:c="14"/></text:p>
            <text:p><text:s text:c="13"/>Source: Rick Bonnell on Twitter <text:s text:c="26"/>Apr 11 - 1:1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rio Saric</text:p>
            <text:p><text:s text:c="17"/></text:p>
            <text:p><text:s text:c="17"/></text:p>
            <text:p><text:s text:c="22"/>- F - <text:s/>76ers</text:p>
            <text:p><text:s text:c="16"/></text:p>
            <text:p><text:s text:c="17"/></text:p>
            <text:p><text:s text:c="12"/></text:p>
            <text:p><text:s text:c="8"/></text:p>
            <text:p><text:s text:c="8"/></text:p>
            <text:p><text:s text:c="8"/></text:p>
            <text:p><text:s text:c="12"/>Dario Saric (mouth) is probable to play Wednesday against the Bucks.</text:p>
            <text:p><text:s text:c="8"/></text:p>
            <text:p><text:s text:c="8"/></text:p>
            <text:p><text:s text:c="13"/>Saric cut his lip and chipped a tooth on Tuesday after colliding with John Collins, and did not return to that game, but it sounds like he'll be out there for an important matchup against Milwaukee tonight. Check back for official confirmation on his status closer to tip-off.</text:p>
            <text:p><text:s text:c="8"/></text:p>
            <text:p><text:s text:c="8"/></text:p>
            <text:p><text:s text:c="13"/></text:p>
            <text:p><text:s text:c="14"/></text:p>
            <text:p><text:s text:c="13"/>Source: Keith Pompey on Twitter <text:s text:c="26"/>Apr 11 - 12:5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Terrence Ross</text:p>
            <text:p><text:s text:c="17"/></text:p>
            <text:p><text:s text:c="17"/></text:p>
            <text:p><text:s text:c="22"/>- G/F - <text:s/>Magic</text:p>
            <text:p><text:s text:c="16"/></text:p>
            <text:p><text:s text:c="17"/></text:p>
            <text:p><text:s text:c="12"/></text:p>
            <text:p><text:s text:c="8"/></text:p>
            <text:p><text:s text:c="8"/></text:p>
            <text:p><text:s text:c="8"/></text:p>
            <text:p><text:s text:c="12"/>Terrence Ross (rest) will play in Wednesday's regular-season finale against the Bulls.</text:p>
            <text:p><text:s text:c="8"/></text:p>
            <text:p><text:s text:c="8"/></text:p>
            <text:p><text:s text:c="13"/>Ross was rested on Monday, but he'll be out there for limited minutes tonight. He's not a fantasy target, though.</text:p>
            <text:p><text:s text:c="8"/></text:p>
            <text:p><text:s text:c="8"/></text:p>
            <text:p><text:s text:c="13"/></text:p>
            <text:p><text:s text:c="14"/></text:p>
            <text:p><text:s text:c="13"/>Source: Josh Robbins on Twitters <text:s text:c="25"/>Apr 11 - 12:4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J. Augustin</text:p>
            <text:p><text:s text:c="17"/></text:p>
            <text:p><text:s text:c="17"/></text:p>
            <text:p><text:s text:c="22"/>- G - <text:s/>Magic</text:p>
            <text:p><text:s text:c="16"/></text:p>
            <text:p><text:s text:c="17"/></text:p>
            <text:p><text:s text:c="12"/></text:p>
            <text:p><text:s text:c="8"/></text:p>
            <text:p><text:s text:c="8"/></text:p>
            <text:p><text:s text:c="8"/></text:p>
            <text:p><text:s text:c="12"/>Head coach Frank Vogel said that D.J. Augustin, Aaron Gordon and Nikola Vucevic will not play "big minutes" on Wednesday.</text:p>
            <text:p><text:s text:c="8"/></text:p>
            <text:p><text:s text:c="8"/></text:p>
            <text:p><text:s text:c="13"/>In other words, the vets will have their minutes limited as Orlando tanks away the final game of their season, making these guys tough to trust in DFS. This is good news for Mario Hezonja and Khem Birch, though.</text:p>
            <text:p><text:s text:c="8"/></text:p>
            <text:p><text:s text:c="8"/></text:p>
            <text:p><text:s text:c="13"/>Related: Nikola Vucevic, Aaron Gordon, Khem Birch, Mario Hezonja</text:p>
            <text:p><text:s text:c="14"/></text:p>
            <text:p><text:s text:c="13"/>Source: Josh Robbins on Twitters <text:s text:c="25"/>Apr 11 - 12:3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wight Buycks</text:p>
            <text:p><text:s text:c="17"/></text:p>
            <text:p><text:s text:c="17"/></text:p>
            <text:p><text:s text:c="22"/>- G - <text:s/>Pistons</text:p>
            <text:p><text:s text:c="16"/></text:p>
            <text:p><text:s text:c="17"/></text:p>
            <text:p><text:s text:c="12"/></text:p>
            <text:p><text:s text:c="8"/></text:p>
            <text:p><text:s text:c="8"/></text:p>
            <text:p><text:s text:c="8"/></text:p>
            <text:p><text:s text:c="12"/>Dwight Buycks (rest) will not play Wednesday against the Bulls.</text:p>
            <text:p><text:s text:c="8"/></text:p>
            <text:p><text:s text:c="8"/></text:p>
            <text:p><text:s text:c="13"/>He's a non-factor in the rotation, so his absence from the active roster is meaningless in fantasy hoops.</text:p>
            <text:p><text:s text:c="8"/></text:p>
            <text:p><text:s text:c="8"/></text:p>
            <text:p><text:s text:c="13"/></text:p>
            <text:p><text:s text:c="14"/></text:p>
            <text:p><text:s text:c="13"/>Source: Rod Beard on Twitter <text:s text:c="29"/>Apr 11 - 12:3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lake Griffin</text:p>
            <text:p><text:s text:c="17"/></text:p>
            <text:p><text:s text:c="17"/></text:p>
            <text:p><text:s text:c="22"/>- F - <text:s/>Pistons</text:p>
            <text:p><text:s text:c="16"/></text:p>
            <text:p><text:s text:c="17"/></text:p>
            <text:p><text:s text:c="12"/></text:p>
            <text:p><text:s text:c="8"/></text:p>
            <text:p><text:s text:c="8"/></text:p>
            <text:p><text:s text:c="8"/></text:p>
            <text:p><text:s text:c="12"/>Blake Griffin (ankle) will not suit up for Wednesday's regular-season finale against the Bulls, as expected.</text:p>
            <text:p><text:s text:c="8"/></text:p>
            <text:p><text:s text:c="8"/></text:p>
            <text:p><text:s text:c="13"/>There's zero incentive for Griffin to get out there and risk a setback with his ankle issue with nothing to play for, and with both him and Andre Drummond (Achilles) watching from the sidelines tonight, Henry Ellenson might be able to flirt with minutes in the 30s. Griffin was okay through 25 games iwth the Pistons, churning out averages of 19.8 points, 6.6 boards, 6.2 dimes and 1.9 triples per contest on 43.3% shooting, but adding some shooting to Detroit's backcourt this summer could really help improve Griffin's shooting percentage.</text:p>
            <text:p><text:s text:c="8"/></text:p>
            <text:p><text:s text:c="8"/></text:p>
            <text:p><text:s text:c="13"/></text:p>
            <text:p><text:s text:c="14"/></text:p>
            <text:p><text:s text:c="13"/>Source: Rod Beard on Twitter <text:s text:c="29"/>Apr 11 - 12:3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 Drummond</text:p>
            <text:p><text:s text:c="17"/></text:p>
            <text:p><text:s text:c="17"/></text:p>
            <text:p><text:s text:c="22"/>- C - <text:s/>Pistons</text:p>
            <text:p><text:s text:c="16"/></text:p>
            <text:p><text:s text:c="17"/></text:p>
            <text:p><text:s text:c="12"/></text:p>
            <text:p><text:s text:c="8"/></text:p>
            <text:p><text:s text:c="8"/></text:p>
            <text:p><text:s text:c="8"/></text:p>
            <text:p><text:s text:c="12"/>Andre Drummond (Achilles), Blake Griffin (ankle) and Dwight Buycks (rest) will not play in Wednesday's regular-season finale against the Bulls.</text:p>
            <text:p><text:s text:c="8"/></text:p>
            <text:p><text:s text:c="8"/></text:p>
            <text:p><text:s text:c="13"/>This game is meaningless, so there's no incentive for any of these guys to get out there tonight. Eric Moreland and Anthony Tolliver should be looking at another start tonight, and Henry Ellenson might finally get his time to shine. Buycks wasn't in the rotation, so his absence will not have an impact in fantasy hoops.</text:p>
            <text:p><text:s text:c="8"/></text:p>
            <text:p><text:s text:c="8"/></text:p>
            <text:p><text:s text:c="13"/>Related: Henry Ellenson, Eric Moreland, Dwight Buycks, Anthony Tolliver, Blake Griffin</text:p>
            <text:p><text:s text:c="14"/></text:p>
            <text:p><text:s text:c="13"/>Source: Rod Beard on Twitter <text:s text:c="29"/>Apr 11 - 12:3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aj Gibson</text:p>
            <text:p><text:s text:c="17"/></text:p>
            <text:p><text:s text:c="17"/></text:p>
            <text:p><text:s text:c="22"/>- F - <text:s/>Timberwolves</text:p>
            <text:p><text:s text:c="16"/></text:p>
            <text:p><text:s text:c="17"/></text:p>
            <text:p><text:s text:c="12"/></text:p>
            <text:p><text:s text:c="8"/></text:p>
            <text:p><text:s text:c="8"/></text:p>
            <text:p><text:s text:c="8"/></text:p>
            <text:p><text:s text:c="12"/>Taj Gibson (neck) was a full participant at shootaround and is expected to play Wednesday against the Nuggets.</text:p>
            <text:p><text:s text:c="8"/></text:p>
            <text:p><text:s text:c="8"/></text:p>
            <text:p><text:s text:c="13"/>Tom Thibodeau still wants to see Gibson get through his pregame routine before an official decision is made on his playing status, but there's really no way he's going to miss the Timberwolves last, and most important game of the season (if they lose, they don't make the playoffs). Gibson's ability to play will likely be a matter of pain tolerance, but he's pretty legendary in that department; he played through torn ligaments in his ankle during his Chicago days.</text:p>
            <text:p><text:s text:c="8"/></text:p>
            <text:p><text:s text:c="8"/></text:p>
            <text:p><text:s text:c="13"/></text:p>
            <text:p><text:s text:c="14"/></text:p>
            <text:p><text:s text:c="13"/>Source: ESPN <text:s text:c="45"/>Apr 11 - 12:1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van Fournier</text:p>
            <text:p><text:s text:c="17"/></text:p>
            <text:p><text:s text:c="17"/></text:p>
            <text:p><text:s text:c="22"/>- G/F - <text:s/>Magic</text:p>
            <text:p><text:s text:c="16"/></text:p>
            <text:p><text:s text:c="17"/></text:p>
            <text:p><text:s text:c="12"/></text:p>
            <text:p><text:s text:c="8"/></text:p>
            <text:p><text:s text:c="8"/></text:p>
            <text:p><text:s text:c="8"/></text:p>
            <text:p><text:s text:c="12"/>Evan Fournier (knee), Jonathan Isaac (ankle) and Jonathon Simmons (wrist) will miss Orlando's regular-season finale against Washington.</text:p>
            <text:p><text:s text:c="8"/></text:p>
            <text:p><text:s text:c="8"/></text:p>
            <text:p><text:s text:c="13"/>Fournier never got back to the court after going down with a knee sprain on March 8, and both Isaac and Simmons have been out for a while now. Mario Hezonja will continue to log big minutes with all these guys out, and he's on the radar in DFS with what should be an uptempo matchup against the Wizards.</text:p>
            <text:p><text:s text:c="8"/></text:p>
            <text:p><text:s text:c="8"/></text:p>
            <text:p><text:s text:c="13"/>Related: Mario Hezonja, Jonathon Simmons, Jonathan Isaac</text:p>
            <text:p><text:s text:c="14"/></text:p>
            <text:p><text:s text:c="13"/>Source: Zach Rosen on Twitter <text:s text:c="28"/>Apr 11 - 12:0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oran Dragic</text:p>
            <text:p><text:s text:c="17"/></text:p>
            <text:p><text:s text:c="17"/></text:p>
            <text:p><text:s text:c="22"/>- G - <text:s/>Heat</text:p>
            <text:p><text:s text:c="16"/></text:p>
            <text:p><text:s text:c="17"/></text:p>
            <text:p><text:s text:c="12"/></text:p>
            <text:p><text:s text:c="8"/></text:p>
            <text:p><text:s text:c="8"/></text:p>
            <text:p><text:s text:c="8"/></text:p>
            <text:p><text:s text:c="12"/>Goran Dragic (knee soreness) is doubtful to play Wednesday against the Raptors.</text:p>
            <text:p><text:s text:c="8"/></text:p>
            <text:p><text:s text:c="8"/></text:p>
            <text:p><text:s text:c="13"/>"We're going to be smart about this," head coach Erik Spoelstra said regarding Dragic dealing with soreness in his knee. It sounds like Dragic will be hit with a precautionary rest day on the eve of the postseason, which will result in more minutes for guys like Tyler Johnson, Dwyane Wade and Wayne Ellington. Derrick Walton Jr. or Rodney McGruder could start, but those guys rarely do much even when given the minutes.</text:p>
            <text:p><text:s text:c="8"/></text:p>
            <text:p><text:s text:c="8"/></text:p>
            <text:p><text:s text:c="13"/>Related: Derrick Walton Jr., Tyler Johnson, Wayne Ellington, Dwyane Wade, Rodney McGruder</text:p>
            <text:p><text:s text:c="14"/></text:p>
            <text:p><text:s text:c="13"/>Source: Tim Reynolds on Twitter <text:s text:c="26"/>Apr 11 - 11:57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aris LeVert</text:p>
            <text:p><text:s text:c="17"/></text:p>
            <text:p><text:s text:c="17"/></text:p>
            <text:p><text:s text:c="22"/>- G - <text:s/>Nets</text:p>
            <text:p><text:s text:c="16"/></text:p>
            <text:p><text:s text:c="17"/></text:p>
            <text:p><text:s text:c="12"/></text:p>
            <text:p><text:s text:c="8"/></text:p>
            <text:p><text:s text:c="8"/></text:p>
            <text:p><text:s text:c="8"/></text:p>
            <text:p><text:s text:c="12"/>Caris LeVert (foot) will be available to play for Wednesday's game in Boston.</text:p>
            <text:p><text:s text:c="8"/></text:p>
            <text:p><text:s text:c="8"/></text:p>
            <text:p><text:s text:c="13"/>LeVert will be returning from a one-game absence, and he should see plenty of minutes tonight with Spencer Dinwiddie (knee) and Joe Harris (ankle) unavailable. He's on the radar as a potential streamer or DFS punt play with not much depth behind him.</text:p>
            <text:p><text:s text:c="8"/></text:p>
            <text:p><text:s text:c="8"/></text:p>
            <text:p><text:s text:c="13"/></text:p>
            <text:p><text:s text:c="14"/></text:p>
            <text:p><text:s text:c="13"/>Source: Anthony Puccio on Twitter <text:s text:c="24"/>Apr 11 - 11:53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pencer Dinwiddie</text:p>
            <text:p><text:s text:c="17"/></text:p>
            <text:p><text:s text:c="17"/></text:p>
            <text:p><text:s text:c="22"/>- G - <text:s/>Nets</text:p>
            <text:p><text:s text:c="16"/></text:p>
            <text:p><text:s text:c="17"/></text:p>
            <text:p><text:s text:c="12"/></text:p>
            <text:p><text:s text:c="8"/></text:p>
            <text:p><text:s text:c="8"/></text:p>
            <text:p><text:s text:c="8"/></text:p>
            <text:p><text:s text:c="12"/>Spencer Dinwiddie (sore right knee) has been ruled out for Wednesday's regular-season finale against the Celtics.</text:p>
            <text:p><text:s text:c="8"/></text:p>
            <text:p><text:s text:c="8"/></text:p>
            <text:p><text:s text:c="13"/>He'll join DeMarre Carroll (hip) and Joe Harris (ankle) on the sidelines tonight, which should result in more minutes for guys like Caris LeVert and Nik Stauskas, and LeVert might end up starting tonight. Stauskas might be someone to think about as a low-end, 3-point streamer, but it's LeVert who you'd want to go after as a DFS punt play.</text:p>
            <text:p><text:s text:c="8"/></text:p>
            <text:p><text:s text:c="8"/></text:p>
            <text:p><text:s text:c="13"/>Related: Nik Stauskas, Caris LeVert</text:p>
            <text:p><text:s text:c="14"/></text:p>
            <text:p><text:s text:c="13"/>Source: Anthony Puccio on Twitter <text:s text:c="24"/>Apr 11 - 11:51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uc Mbah a Moute</text:p>
            <text:p><text:s text:c="17"/></text:p>
            <text:p><text:s text:c="17"/></text:p>
            <text:p><text:s text:c="22"/>- F - <text:s/>Rockets</text:p>
            <text:p><text:s text:c="16"/></text:p>
            <text:p><text:s text:c="17"/></text:p>
            <text:p><text:s text:c="12"/></text:p>
            <text:p><text:s text:c="8"/></text:p>
            <text:p><text:s text:c="8"/></text:p>
            <text:p><text:s text:c="8"/></text:p>
            <text:p><text:s text:c="12"/>Luc Mbah a Moute (shoulder) is expected to miss the first-round of the playoffs and he is currently without an official timetable to return.</text:p>
            <text:p><text:s text:c="8"/></text:p>
            <text:p><text:s text:c="8"/></text:p>
            <text:p><text:s text:c="13"/>Apparently the MRI results were not great, and this is a tough blow for Houston as they lose one of their glue guys on the eve of the postseason. "He is a big part of what we are trying to do and what we have been doing," said James Harden after Tuesday's game. "Same injury, same shoulder twice, but he's a soldier. He is going to bounce back stronger than ever." Mbah a Moute missed 15 games in mid-December with this injury, so he could be looking at a lengthy absence here. P.J. Tucker, Gerald Green and Trevor Ariza will pick up the slack in his absence.</text:p>
            <text:p><text:s text:c="8"/></text:p>
            <text:p><text:s text:c="8"/></text:p>
            <text:p><text:s text:c="13"/>Related: Trevor Ariza, Gerald Green, P.J. Tucker</text:p>
            <text:p><text:s text:c="14"/></text:p>
            <text:p><text:s text:c="13"/>Source: Adrian Wojnarowski on Twitter <text:s text:c="20"/>Apr 11 - 11:42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tthew Dellavedova</text:p>
            <text:p><text:s text:c="17"/></text:p>
            <text:p><text:s text:c="17"/></text:p>
            <text:p><text:s text:c="22"/>- G - <text:s/>Bucks</text:p>
            <text:p><text:s text:c="16"/></text:p>
            <text:p><text:s text:c="17"/></text:p>
            <text:p><text:s text:c="12"/></text:p>
            <text:p><text:s text:c="8"/></text:p>
            <text:p><text:s text:c="8"/></text:p>
            <text:p><text:s text:c="8"/></text:p>
            <text:p><text:s text:c="12"/>Matthew Dellavedova (ankle) will play Wednesday against the 76ers.</text:p>
            <text:p><text:s text:c="8"/></text:p>
            <text:p><text:s text:c="8"/></text:p>
            <text:p><text:s text:c="13"/>Dellavedova will be getting back from a two-month long absence tonight, so expect him to be very limited. He's not a realistic target in any setting.</text:p>
            <text:p><text:s text:c="8"/></text:p>
            <text:p><text:s text:c="8"/></text:p>
            <text:p><text:s text:c="13"/></text:p>
            <text:p><text:s text:c="14"/></text:p>
            <text:p><text:s text:c="13"/>Source: Matt Velazquez on Twitter <text:s text:c="24"/>Apr 11 - 11:31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iannis Antetokounmpo</text:p>
            <text:p><text:s text:c="17"/></text:p>
            <text:p><text:s text:c="17"/></text:p>
            <text:p><text:s text:c="22"/>- G/F - <text:s/>Bucks</text:p>
            <text:p><text:s text:c="16"/></text:p>
            <text:p><text:s text:c="17"/></text:p>
            <text:p><text:s text:c="12"/></text:p>
            <text:p><text:s text:c="8"/></text:p>
            <text:p><text:s text:c="8"/></text:p>
            <text:p><text:s text:c="8"/></text:p>
            <text:p><text:s text:c="12"/>Giannis Antetokounmpo (ankle) will play Wednesday vs. the 76ers.</text:p>
            <text:p><text:s text:c="8"/></text:p>
            <text:p><text:s text:c="8"/></text:p>
            <text:p><text:s text:c="13"/>Antetokounmpo has spent the past two games on the sidelines with matchups against some of the worst teams in the Eastern Conference (Orlando and New York), but he'll be back in action tonight for an important matchup against the 76ers which can affect the seeding of both teams. Considering he only missed two games, he should see a full complement of minutes tonight, and his return to action will likely push Jabari Parker back to the second unit.</text:p>
            <text:p><text:s text:c="8"/></text:p>
            <text:p><text:s text:c="8"/></text:p>
            <text:p><text:s text:c="13"/>Related: Jabari Parker</text:p>
            <text:p><text:s text:c="14"/></text:p>
            <text:p><text:s text:c="13"/>Source: Matt Velazquez on Twitter <text:s text:c="24"/>Apr 11 - 11:3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ourtney Lee</text:p>
            <text:p><text:s text:c="17"/></text:p>
            <text:p><text:s text:c="17"/></text:p>
            <text:p><text:s text:c="22"/>- G - <text:s/>Knicks</text:p>
            <text:p><text:s text:c="16"/></text:p>
            <text:p><text:s text:c="17"/></text:p>
            <text:p><text:s text:c="12"/></text:p>
            <text:p><text:s text:c="8"/></text:p>
            <text:p><text:s text:c="8"/></text:p>
            <text:p><text:s text:c="8"/></text:p>
            <text:p><text:s text:c="12"/>Courtney Lee (sprained left ankle) is being listed as questionable for Wednesday's game against the Cavs.</text:p>
            <text:p><text:s text:c="8"/></text:p>
            <text:p><text:s text:c="8"/></text:p>
            <text:p><text:s text:c="13"/>We'd hedge our bets on the 32-year-old veteran sitting out this final, meaningless game of the year for New York, which will translate to more minutes for guys like Frank Ntilikina, Lance Thomas and Michael Beasley, with Beasley offering the most upside out of that group. Check back closer to tip-off for official confirmation on Lee's status.</text:p>
            <text:p><text:s text:c="8"/></text:p>
            <text:p><text:s text:c="8"/></text:p>
            <text:p><text:s text:c="13"/>Related: Lance Thomas, Michael Beasley, Frank Ntilikina</text:p>
            <text:p><text:s text:c="14"/></text:p>
            <text:p><text:s text:c="13"/>Source: NY Knicks PR on Twitter <text:s text:c="26"/>Apr 11 - 11:19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nes Kanter</text:p>
            <text:p><text:s text:c="17"/></text:p>
            <text:p><text:s text:c="17"/></text:p>
            <text:p><text:s text:c="22"/>- C - <text:s/>Knicks</text:p>
            <text:p><text:s text:c="16"/></text:p>
            <text:p><text:s text:c="17"/></text:p>
            <text:p><text:s text:c="12"/></text:p>
            <text:p><text:s text:c="8"/></text:p>
            <text:p><text:s text:c="8"/></text:p>
            <text:p><text:s text:c="8"/></text:p>
            <text:p><text:s text:c="12"/>Enes Kanter (back, wrist) will sit out Wednesday's regular-season finale against the Cavs.</text:p>
            <text:p><text:s text:c="8"/></text:p>
            <text:p><text:s text:c="8"/></text:p>
            <text:p><text:s text:c="13"/>Kyle O'Quinn should close out the year as New York's starting center, with Luke Kornet acting as his primary backup, but it's KOQ who makes for the safer DFS play. Kanter is coming off one of his best seasons, finishing the year with averages of 14.1 points, 11.0 rebounds and 1.5 assists per game on 59.2% shooting from the field and 84.8% from the stripe, so it'll be very interesting to see if he picks up his player option worth $18.6 million this summer or decides to test his value on the open market.</text:p>
            <text:p><text:s text:c="8"/></text:p>
            <text:p><text:s text:c="8"/></text:p>
            <text:p><text:s text:c="13"/>Related: Luke Kornet, Kyle O'Quinn</text:p>
            <text:p><text:s text:c="14"/></text:p>
            <text:p><text:s text:c="13"/>Source: NY Knicks PR on Twitter <text:s text:c="26"/>Apr 11 - 11:16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Tim Hardaway Jr.</text:p>
            <text:p><text:s text:c="17"/></text:p>
            <text:p><text:s text:c="17"/></text:p>
            <text:p><text:s text:c="22"/>- G/F - <text:s/>Knicks</text:p>
            <text:p><text:s text:c="16"/></text:p>
            <text:p><text:s text:c="17"/></text:p>
            <text:p><text:s text:c="12"/></text:p>
            <text:p><text:s text:c="8"/></text:p>
            <text:p><text:s text:c="8"/></text:p>
            <text:p><text:s text:c="8"/></text:p>
            <text:p><text:s text:c="12"/>Tim Hardaway Jr. (ankle) and Enes Kanter (back) will not suit up for Wednesday's regular-season finale against the Cavs.</text:p>
            <text:p><text:s text:c="8"/></text:p>
            <text:p><text:s text:c="8"/></text:p>
            <text:p><text:s text:c="13"/>Why would they? Trey Burke, Frank Ntilikina and Kyle O'Quinn figure to earn another start tonight, and all those guys are on the radar as potential streamers. THJ had a solid, although injury-riddled season in New York, compiling averages of 17.5 points, 2.7 dimes, 2.3 triples, 1.1 steals and 1.6 turnovers per game on 42.1% shooting from the field and 81.6% from the stripe.</text:p>
            <text:p><text:s text:c="8"/></text:p>
            <text:p><text:s text:c="8"/></text:p>
            <text:p><text:s text:c="13"/>Related: Enes Kanter, Kyle O'Quinn, Trey Burke, Frank Ntilikina</text:p>
            <text:p><text:s text:c="14"/></text:p>
            <text:p><text:s text:c="13"/>Source: NY Knicks PR on Twitter <text:s text:c="26"/>Apr 11 - 11:12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yle Lowry</text:p>
            <text:p><text:s text:c="17"/></text:p>
            <text:p><text:s text:c="17"/></text:p>
            <text:p><text:s text:c="22"/>- G - <text:s/>Raptors</text:p>
            <text:p><text:s text:c="16"/></text:p>
            <text:p><text:s text:c="17"/></text:p>
            <text:p><text:s text:c="12"/></text:p>
            <text:p><text:s text:c="8"/></text:p>
            <text:p><text:s text:c="8"/></text:p>
            <text:p><text:s text:c="8"/></text:p>
            <text:p><text:s text:c="12"/>Dwane Casey said he will not rest any of his main guys for Wednesday's regular-season finale against the Heat.</text:p>
            <text:p><text:s text:c="8"/></text:p>
            <text:p><text:s text:c="8"/></text:p>
            <text:p><text:s text:c="13"/>Casey said the idea of resting his stars this late in the year is "bull crap," so it sounds like Kyle Lowry, DeMar DeRozan, Serge Ibaka and Jonas Valanciunas will all be available for tonight's game. Feel free to get those guys active.</text:p>
            <text:p><text:s text:c="8"/></text:p>
            <text:p><text:s text:c="8"/></text:p>
            <text:p><text:s text:c="13"/>Related: Jonas Valanciunas, Serge Ibaka, DeMar DeRozan</text:p>
            <text:p><text:s text:c="14"/></text:p>
            <text:p><text:s text:c="13"/>Source: Tom D'Angelo on Twitter <text:s text:c="26"/>Apr 11 - 10:57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aul Neto</text:p>
            <text:p><text:s text:c="17"/></text:p>
            <text:p><text:s text:c="17"/></text:p>
            <text:p><text:s text:c="22"/>- G - <text:s/>Jazz</text:p>
            <text:p><text:s text:c="16"/></text:p>
            <text:p><text:s text:c="17"/></text:p>
            <text:p><text:s text:c="12"/></text:p>
            <text:p><text:s text:c="8"/></text:p>
            <text:p><text:s text:c="8"/></text:p>
            <text:p><text:s text:c="8"/></text:p>
            <text:p><text:s text:c="12"/>Raul Neto (wrist) logged 10 minutes off the bench on Tuesday, finishing with four points, one rebound, one assist, one steal and four turnovers.</text:p>
            <text:p><text:s text:c="8"/></text:p>
            <text:p><text:s text:c="8"/></text:p>
            <text:p><text:s text:c="13"/>This was his first game back after a month-long layoff, but it looks like he'll be ready to backup the point guard spot when the postseason hits.</text:p>
            <text:p><text:s text:c="8"/></text:p>
            <text:p><text:s text:c="8"/></text:p>
            <text:p><text:s text:c="13"/></text:p>
            <text:p><text:s text:c="14"/></text:p>
            <text:p><text:s text:c="13"/>Apr 11 - 2:23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ric Gordon</text:p>
            <text:p><text:s text:c="17"/></text:p>
            <text:p><text:s text:c="17"/></text:p>
            <text:p><text:s text:c="22"/>- G - <text:s/>Rockets</text:p>
            <text:p><text:s text:c="16"/></text:p>
            <text:p><text:s text:c="17"/></text:p>
            <text:p><text:s text:c="12"/></text:p>
            <text:p><text:s text:c="8"/></text:p>
            <text:p><text:s text:c="8"/></text:p>
            <text:p><text:s text:c="8"/></text:p>
            <text:p><text:s text:c="12"/>Eric Gordon played through a foot injury and had six points on 2-of-9 shooting in 27 minutes of Tuesday's win over the Lakers.</text:p>
            <text:p><text:s text:c="8"/></text:p>
            <text:p><text:s text:c="8"/></text:p>
            <text:p><text:s text:c="13"/>Gordon should be good to go for the playoffs, but we'll have to see if he plays in Wednesday's finale against the Kings. Given that Houston has nothing left to play for or prove, it would make sense for them to play the bench heavy minutes tonight.</text:p>
            <text:p><text:s text:c="8"/></text:p>
            <text:p><text:s text:c="8"/></text:p>
            <text:p><text:s text:c="13"/></text:p>
            <text:p><text:s text:c="14"/></text:p>
            <text:p><text:s text:c="13"/>Apr 11 - 1:16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uc Mbah a Moute</text:p>
            <text:p><text:s text:c="17"/></text:p>
            <text:p><text:s text:c="17"/></text:p>
            <text:p><text:s text:c="22"/>- F - <text:s/>Rockets</text:p>
            <text:p><text:s text:c="16"/></text:p>
            <text:p><text:s text:c="17"/></text:p>
            <text:p><text:s text:c="12"/></text:p>
            <text:p><text:s text:c="8"/></text:p>
            <text:p><text:s text:c="8"/></text:p>
            <text:p><text:s text:c="8"/></text:p>
            <text:p><text:s text:c="12"/>Luc Mbah a Moute suffered a right dislocated shoulder on a dunk on Tuesday, didn't return to the game and will undergo an MRI on Wednesday.</text:p>
            <text:p><text:s text:c="8"/></text:p>
            <text:p><text:s text:c="8"/></text:p>
            <text:p><text:s text:c="13"/>The potential loss of Mbah a Moute in the playoffs isn't the end of the world for the Rockets, but he's a good defender and part of their rotation. He's also had problems with the shoulder before, but we're going to call him day-to-day, as Mike D'Antoni said after the game that he didn't think the injury was as severe as the one he suffered in the past. P.J. Tucker, Trevor Ariza, Gerald Green, Nene and Tarik Black would all see a boost in minutes If he's going to miss time.</text:p>
            <text:p><text:s text:c="8"/></text:p>
            <text:p><text:s text:c="8"/></text:p>
            <text:p><text:s text:c="13"/></text:p>
            <text:p><text:s text:c="14"/></text:p>
            <text:p><text:s text:c="13"/>Apr 11 - 1:12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sh Hart</text:p>
            <text:p><text:s text:c="17"/></text:p>
            <text:p><text:s text:c="17"/></text:p>
            <text:p><text:s text:c="22"/>- G - <text:s/>Lakers</text:p>
            <text:p><text:s text:c="16"/></text:p>
            <text:p><text:s text:c="17"/></text:p>
            <text:p><text:s text:c="12"/></text:p>
            <text:p><text:s text:c="8"/></text:p>
            <text:p><text:s text:c="8"/></text:p>
            <text:p><text:s text:c="8"/></text:p>
            <text:p><text:s text:c="12"/>Josh Hart started for the Lakers and hit 8-of-17 shots and two 3-pointers for 20 points, seven rebounds and two steals in a loss to the Rockets.</text:p>
            <text:p><text:s text:c="8"/></text:p>
            <text:p><text:s text:c="8"/></text:p>
            <text:p><text:s text:c="13"/>Hart got off to a slow start after we started hyping him, but he's scored at least 20 points in three straight games and will have one more shot for a big line on Wednesday night against the Clippers. He should be good to go for that one.</text:p>
            <text:p><text:s text:c="8"/></text:p>
            <text:p><text:s text:c="8"/></text:p>
            <text:p><text:s text:c="13"/></text:p>
            <text:p><text:s text:c="14"/></text:p>
            <text:p><text:s text:c="13"/>Apr 11 - 1: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 Ingram</text:p>
            <text:p><text:s text:c="17"/></text:p>
            <text:p><text:s text:c="17"/></text:p>
            <text:p><text:s text:c="22"/>- G - <text:s/>Lakers</text:p>
            <text:p><text:s text:c="16"/></text:p>
            <text:p><text:s text:c="17"/></text:p>
            <text:p><text:s text:c="12"/></text:p>
            <text:p><text:s text:c="8"/></text:p>
            <text:p><text:s text:c="8"/></text:p>
            <text:p><text:s text:c="8"/></text:p>
            <text:p><text:s text:c="12"/>Andre Ingram, a 32-year-old math tutor who has played 384 games in the NBA's minor leagues over the last 10 years, made his NBA debut on Tuesday night off the Lakers bench and caught fire early, finishing with 19 points, three rebounds, one assist, one steal, three blocks and four 3-pointers on 6-of-8 shooting in 29 minutes.</text:p>
            <text:p><text:s text:c="8"/></text:p>
            <text:p><text:s text:c="8"/></text:p>
            <text:p><text:s text:c="13"/>His wife and kids were on hand, he made some huge shots and looked like he belonged, and the whole story was nothing short of miraculous and inspirational, even though we may never hear from him again. It's too bad more teams don't give minor-league journeymen opportunities like this, as it was a blast to watch, as opposed to some of the other silly-season stuff we've been subjected to over the last month. Congratulations on your big night, Andre. It was awesome. And props to Magic Johnson and the Lakers for making it happen. He's probably not done done yet, as the Lakers play the Clippers in Wednesday's meaningless finale, but it's hard to imagine him playing that well again on Wednesday night.</text:p>
            <text:p><text:s text:c="8"/></text:p>
            <text:p><text:s text:c="8"/></text:p>
            <text:p><text:s text:c="13"/></text:p>
            <text:p><text:s text:c="14"/></text:p>
            <text:p><text:s text:c="13"/>Apr 11 - 12:57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onovan Mitchell</text:p>
            <text:p><text:s text:c="17"/></text:p>
            <text:p><text:s text:c="17"/></text:p>
            <text:p><text:s text:c="22"/>- G - <text:s/>Jazz</text:p>
            <text:p><text:s text:c="16"/></text:p>
            <text:p><text:s text:c="17"/></text:p>
            <text:p><text:s text:c="12"/></text:p>
            <text:p><text:s text:c="8"/></text:p>
            <text:p><text:s text:c="8"/></text:p>
            <text:p><text:s text:c="8"/></text:p>
            <text:p><text:s text:c="12"/>Donovan Mitchell scored 22 points with three rebounds, one assist, two steals and four triples in Tuesday's 119-79 win over the Warriors.</text:p>
            <text:p><text:s text:c="8"/></text:p>
            <text:p><text:s text:c="8"/></text:p>
            <text:p><text:s text:c="13"/>Yes, that score is correct. Mitchell broke Damian Lillard's record for most 3-pointers as a rookie (186), but he's going to be all over the internet for a different reason -- he showed up to the game with a sweater that had the literal definition of a rookie on it. Your move, Ben Simmons.</text:p>
            <text:p><text:s text:c="8"/></text:p>
            <text:p><text:s text:c="8"/></text:p>
            <text:p><text:s text:c="13"/></text:p>
            <text:p><text:s text:c="14"/></text:p>
            <text:p><text:s text:c="13"/>Apr 10 - 11:2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vin Durant</text:p>
            <text:p><text:s text:c="17"/></text:p>
            <text:p><text:s text:c="17"/></text:p>
            <text:p><text:s text:c="22"/>- F - <text:s/>Warriors</text:p>
            <text:p><text:s text:c="16"/></text:p>
            <text:p><text:s text:c="17"/></text:p>
            <text:p><text:s text:c="12"/></text:p>
            <text:p><text:s text:c="8"/></text:p>
            <text:p><text:s text:c="8"/></text:p>
            <text:p><text:s text:c="8"/></text:p>
            <text:p><text:s text:c="12"/>Kevin Durant took a hard fall in the first half of Tuesday's ugly 119-79 loss to the Jazz and was holding his hip, but still played some in the second half, despite this game being over at halftime.</text:p>
            <text:p><text:s text:c="8"/></text:p>
            <text:p><text:s text:c="8"/></text:p>
            <text:p><text:s text:c="13"/>Durant hit 5-of-12 shots for 13 points, four rebounds and one assist on a night the Warriors were outscored 33-16 in the first quarter, 29-17 in the second, and 31-23 in the third. It's a little weird, as Durant, Draymond Green, Klay Thompson and Quinn Cook were all out there to start the game, but they were simply steamrolled by the Jazz. The Warriors' regular season is now over and everyone will get some rest before the playoffs start. This game was meaningless to the Warriors, as they were already locked into the No. 2 seed in the West and will likely face the Thunder, and will now focus on getting everyone some rest and welcoming Stephen Curry back, hopefully in Round 2.</text:p>
            <text:p><text:s text:c="8"/></text:p>
            <text:p><text:s text:c="8"/></text:p>
            <text:p><text:s text:c="13"/></text:p>
            <text:p><text:s text:c="14"/></text:p>
            <text:p><text:s text:c="13"/>Apr 10 - 11:2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nte Exum</text:p>
            <text:p><text:s text:c="17"/></text:p>
            <text:p><text:s text:c="17"/></text:p>
            <text:p><text:s text:c="22"/>- G - <text:s/>Jazz</text:p>
            <text:p><text:s text:c="16"/></text:p>
            <text:p><text:s text:c="17"/></text:p>
            <text:p><text:s text:c="12"/></text:p>
            <text:p><text:s text:c="8"/></text:p>
            <text:p><text:s text:c="8"/></text:p>
            <text:p><text:s text:c="8"/></text:p>
            <text:p><text:s text:c="12"/>Dante Exum left Tuesday's game vs. the Warriors with some soreness in his lower left leg and didn't return.</text:p>
            <text:p><text:s text:c="8"/></text:p>
            <text:p><text:s text:c="8"/></text:p>
            <text:p><text:s text:c="13"/>The Jazz had a comfortable lead all night, so hopefully this was just a precaution. Exum finished with six points, two assists, one rebound and one steal in 19 minutes. He's been sneaky good since his return from his shoulder injury and should be a big part of the second unit in the playoffs.</text:p>
            <text:p><text:s text:c="8"/></text:p>
            <text:p><text:s text:c="8"/></text:p>
            <text:p><text:s text:c="13"/></text:p>
            <text:p><text:s text:c="14"/></text:p>
            <text:p><text:s text:c="13"/>Source: Jazz on Twitter <text:s text:c="34"/>Apr 10 - 11:2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Ian Mahinmi</text:p>
            <text:p><text:s text:c="17"/></text:p>
            <text:p><text:s text:c="17"/></text:p>
            <text:p><text:s text:c="22"/>- F/C - <text:s/>Wizards</text:p>
            <text:p><text:s text:c="16"/></text:p>
            <text:p><text:s text:c="17"/></text:p>
            <text:p><text:s text:c="12"/></text:p>
            <text:p><text:s text:c="8"/></text:p>
            <text:p><text:s text:c="8"/></text:p>
            <text:p><text:s text:c="8"/></text:p>
            <text:p><text:s text:c="12"/>Ian Mahinmi returned from a one-game absence with a concussion and hit 1-of-3 shots for three points and eight rebounds in Tuesday's win over the Celtics.</text:p>
            <text:p><text:s text:c="8"/></text:p>
            <text:p><text:s text:c="8"/></text:p>
            <text:p><text:s text:c="13"/>If Marcin Gortat goes down in the playoffs at some point, Mahinmi deserves some attention, but is generally too unreliable to trust in fantasy.</text:p>
            <text:p><text:s text:c="8"/></text:p>
            <text:p><text:s text:c="8"/></text:p>
            <text:p><text:s text:c="13"/></text:p>
            <text:p><text:s text:c="14"/></text:p>
            <text:p><text:s text:c="13"/>Apr 10 - 11:1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orenzo Brown</text:p>
            <text:p><text:s text:c="17"/></text:p>
            <text:p><text:s text:c="17"/></text:p>
            <text:p><text:s text:c="22"/>- G - <text:s/>Raptors</text:p>
            <text:p><text:s text:c="16"/></text:p>
            <text:p><text:s text:c="17"/></text:p>
            <text:p><text:s text:c="12"/></text:p>
            <text:p><text:s text:c="8"/></text:p>
            <text:p><text:s text:c="8"/></text:p>
            <text:p><text:s text:c="8"/></text:p>
            <text:p><text:s text:c="12"/>The Raptors will sign Lorenzo Brown for the remainder of the season.</text:p>
            <text:p><text:s text:c="8"/></text:p>
            <text:p><text:s text:c="8"/></text:p>
            <text:p><text:s text:c="13"/>He was the MVP of the G-League and was previously signed to a two-way contract. Despite his new deal, Brown isn't expected to be in the playoff rotation.</text:p>
            <text:p><text:s text:c="8"/></text:p>
            <text:p><text:s text:c="8"/></text:p>
            <text:p><text:s text:c="13"/></text:p>
            <text:p><text:s text:c="14"/></text:p>
            <text:p><text:s text:c="13"/>Source: Shams Charania on Twitter <text:s text:c="24"/>Apr 10 - 11:1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lly Oubre</text:p>
            <text:p><text:s text:c="17"/></text:p>
            <text:p><text:s text:c="17"/></text:p>
            <text:p><text:s text:c="22"/>- F - <text:s/>Wizards</text:p>
            <text:p><text:s text:c="16"/></text:p>
            <text:p><text:s text:c="17"/></text:p>
            <text:p><text:s text:c="12"/></text:p>
            <text:p><text:s text:c="8"/></text:p>
            <text:p><text:s text:c="8"/></text:p>
            <text:p><text:s text:c="8"/></text:p>
            <text:p><text:s text:c="12"/>Kelly Oubre hit 4-of-8 shots and three 3-pointers for 11 points, five rebounds, two assists and two steals in 29 minutes, and started the second half for injured Otto Porter.</text:p>
            <text:p><text:s text:c="8"/></text:p>
            <text:p><text:s text:c="8"/></text:p>
            <text:p><text:s text:c="13"/>Porter left the game with lower leg injury and Oubre was called into action. If Porter's going to miss time in the playoffs, Oubre will be worth a DFS look on nights when he plays.</text:p>
            <text:p><text:s text:c="8"/></text:p>
            <text:p><text:s text:c="8"/></text:p>
            <text:p><text:s text:c="13"/></text:p>
            <text:p><text:s text:c="14"/></text:p>
            <text:p><text:s text:c="13"/>Apr 10 - 11:1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ylen Brown</text:p>
            <text:p><text:s text:c="17"/></text:p>
            <text:p><text:s text:c="17"/></text:p>
            <text:p><text:s text:c="22"/>- G/F - <text:s/>Celtics</text:p>
            <text:p><text:s text:c="16"/></text:p>
            <text:p><text:s text:c="17"/></text:p>
            <text:p><text:s text:c="12"/></text:p>
            <text:p><text:s text:c="8"/></text:p>
            <text:p><text:s text:c="8"/></text:p>
            <text:p><text:s text:c="8"/></text:p>
            <text:p><text:s text:c="12"/>Jaylen Brown's 27 points weren't enough in Tuesday's 113-101 loss to the Wizards.</text:p>
            <text:p><text:s text:c="8"/></text:p>
            <text:p><text:s text:c="8"/></text:p>
            <text:p><text:s text:c="13"/>He had 21 points alone in the first quarter, joining Paul Pierce as the only Celtics to score 20 points in the first quarter in the last 20 seasons. Brown shot 8-of-18 from the field, 6-of-10 from beyond the arc and 5-of-6 from the line, adding two assists, one rebound and two steals in 32 minutes. He's taken his game to another level in April and recently dropped a career-high 32 points vs. the Bulls.</text:p>
            <text:p><text:s text:c="8"/></text:p>
            <text:p><text:s text:c="8"/></text:p>
            <text:p><text:s text:c="13"/></text:p>
            <text:p><text:s text:c="14"/></text:p>
            <text:p><text:s text:c="13"/>Source: ESPN Stats <text:s text:c="39"/>Apr 10 - 11:1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hn Wall</text:p>
            <text:p><text:s text:c="17"/></text:p>
            <text:p><text:s text:c="17"/></text:p>
            <text:p><text:s text:c="22"/>- G - <text:s/>Wizards</text:p>
            <text:p><text:s text:c="16"/></text:p>
            <text:p><text:s text:c="17"/></text:p>
            <text:p><text:s text:c="12"/></text:p>
            <text:p><text:s text:c="8"/></text:p>
            <text:p><text:s text:c="8"/></text:p>
            <text:p><text:s text:c="8"/></text:p>
            <text:p><text:s text:c="12"/>John Wall is apparently fully healthy after dropping 29 points, seven rebounds, 12 assists, three steals, three blocks and four 3-pointers on 9-of-16 shooting in Tuesday's 113-101 win over the Celtics. He also had seven turnovers, but the rest of it is one of his best lines of the season.</text:p>
            <text:p><text:s text:c="8"/></text:p>
            <text:p><text:s text:c="8"/></text:p>
            <text:p><text:s text:c="13"/>Wall sat out on Friday to rest and was ready to roll tonight for the Wizards, who are currently the No. 8 seed and sitting with an identical record as the No. 7 Miami Heat. Both teams play on Wednesday and it should be interesting to see who finishes at No. 8 and plays the No. 1 Raptors, and who finishes at No. 7 and faces the banged up and struggling Boston Celtics. It's also going to be tough for the Wizards to lose to the Magic tomorrow, even if they wanted to, while the Heat get the Raptors. As for Wall, he missed most of February and March after knee surgery and has only played in four games since returning, so this was nice to see.</text:p>
            <text:p><text:s text:c="8"/></text:p>
            <text:p><text:s text:c="8"/></text:p>
            <text:p><text:s text:c="13"/></text:p>
            <text:p><text:s text:c="14"/></text:p>
            <text:p><text:s text:c="13"/>Apr 10 - 11:0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Johnathan Motley</text:p>
            <text:p><text:s text:c="17"/></text:p>
            <text:p><text:s text:c="17"/></text:p>
            <text:p><text:s text:c="22"/>- C - <text:s/>Mavericks</text:p>
            <text:p><text:s text:c="16"/></text:p>
            <text:p><text:s text:c="17"/></text:p>
            <text:p><text:s text:c="12"/></text:p>
            <text:p><text:s text:c="8"/></text:p>
            <text:p><text:s text:c="8"/></text:p>
            <text:p><text:s text:c="8"/></text:p>
            <text:p><text:s text:c="12"/>Johnathan Motley scored 21 points (9-of-19 FGs, 3-of-4 FTs) in Tuesday's 124-97 loss to the Suns, adding six rebounds, one assist and three turnovers in 28 minutes.</text:p>
            <text:p><text:s text:c="8"/></text:p>
            <text:p><text:s text:c="8"/></text:p>
            <text:p><text:s text:c="13"/>Dirk Nowitzki will be back for one more season, but Nerlens Noel will likely bolt in free agency. Motley made the most of his audition in the final four games of the campaign, averaging 16.3 points, 7.8 rebounds and 1.3 assists. With a strong offseason, the 22-year-old big man could potentially be in the rotation in 2018-19. Dorian Finney-Smith added 14 points, seven rebounds, four assists, one steal and a triple, while Kyle Collinsworth posted 10 points, 11 rebounds, eight assists and one steal.</text:p>
            <text:p><text:s text:c="8"/></text:p>
            <text:p><text:s text:c="8"/></text:p>
            <text:p><text:s text:c="13"/>Related: Dorian Finney-Smith, Kyle Collinsworth</text:p>
            <text:p><text:s text:c="14"/></text:p>
            <text:p><text:s text:c="13"/>Apr 10 - 10:4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lec Peters</text:p>
            <text:p><text:s text:c="17"/></text:p>
            <text:p><text:s text:c="17"/></text:p>
            <text:p><text:s text:c="22"/>- F - <text:s/>Suns</text:p>
            <text:p><text:s text:c="16"/></text:p>
            <text:p><text:s text:c="17"/></text:p>
            <text:p><text:s text:c="12"/></text:p>
            <text:p><text:s text:c="8"/></text:p>
            <text:p><text:s text:c="8"/></text:p>
            <text:p><text:s text:c="8"/></text:p>
            <text:p><text:s text:c="12"/>Alec Peters, who had been blurbed a grand total of five times in Rotoworld history, played 28 minutes and hit 12-of-20 shots and eight 3-pointers for a career-high 36 points, a career-high nine boards, two assists and a steal in Tuesday's meaningless finale, which was a 124-97 win over the Mavericks.</text:p>
            <text:p><text:s text:c="8"/></text:p>
            <text:p><text:s text:c="8"/></text:p>
            <text:p><text:s text:c="13"/>If you watched this game simply because you like basketball, you REALLY like basketball. But if you happened to stumble upon Peters' performance tonight, it was pretty remarkable. His previous career high was eight points, he was drafted with the 54th pick last year out of Valpo, is on a two-way contract, and has played in a total of 18 NBA games. The Suns accidentally won the game, but it's OK because they tanked well enough to still be assured of the worst record in the NBA this season, and it was fun getting to watch Peters go all-world. Shaq Harrison, Alex Len, Danuel House and Dragan Bender all played well for the Suns tonight, whose season is mercifully over with a record of 21-61. And if you somehow used Peters in DFS tonight, go buy some lottery tickets while you're at it.</text:p>
            <text:p><text:s text:c="8"/></text:p>
            <text:p><text:s text:c="8"/></text:p>
            <text:p><text:s text:c="13"/></text:p>
            <text:p><text:s text:c="14"/></text:p>
            <text:p><text:s text:c="13"/>Apr 10 - 10:4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rsan Ilyasova</text:p>
            <text:p><text:s text:c="17"/></text:p>
            <text:p><text:s text:c="17"/></text:p>
            <text:p><text:s text:c="22"/>- F - <text:s/>76ers</text:p>
            <text:p><text:s text:c="16"/></text:p>
            <text:p><text:s text:c="17"/></text:p>
            <text:p><text:s text:c="12"/></text:p>
            <text:p><text:s text:c="8"/></text:p>
            <text:p><text:s text:c="8"/></text:p>
            <text:p><text:s text:c="8"/></text:p>
            <text:p><text:s text:c="12"/>Ersan Ilyasova scored 26 points against his former Atlanta teammates on Tuesday, hitting 8-of-16 shots and 6-of-8 free throws.</text:p>
            <text:p><text:s text:c="8"/></text:p>
            <text:p><text:s text:c="8"/></text:p>
            <text:p><text:s text:c="13"/>Dario Saric left the game after one minute with a mouth injury and it's currently unclear if he will play on Wednesday vs. the Bucks -- Saric will meet with a dentist on Wednesday morning. <text:s/>Ilyasova finished with eight rebounds, two assists, one steal, two blocks and four triples in 31 minutes and should get the nod in the starting lineup if Saric can't go as the 76ers attempt to clinch the No. 3 seed in the East.</text:p>
            <text:p><text:s text:c="8"/></text:p>
            <text:p><text:s text:c="8"/></text:p>
            <text:p><text:s text:c="13"/></text:p>
            <text:p><text:s text:c="14"/></text:p>
            <text:p><text:s text:c="13"/>Apr 10 - 10:1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en Simmons</text:p>
            <text:p><text:s text:c="17"/></text:p>
            <text:p><text:s text:c="17"/></text:p>
            <text:p><text:s text:c="22"/>- G/F - <text:s/>76ers</text:p>
            <text:p><text:s text:c="16"/></text:p>
            <text:p><text:s text:c="17"/></text:p>
            <text:p><text:s text:c="12"/></text:p>
            <text:p><text:s text:c="8"/></text:p>
            <text:p><text:s text:c="8"/></text:p>
            <text:p><text:s text:c="8"/></text:p>
            <text:p><text:s text:c="12"/>Ben Simmons, who was questionable with an illness, hit 5-of-9 shots and 4-of-8 free throws for 14 points, 10 rebounds, six assists, two steals and a block, but also had six turnovers in 29 minutes of Tuesday's win over the Hawks.</text:p>
            <text:p><text:s text:c="8"/></text:p>
            <text:p><text:s text:c="8"/></text:p>
            <text:p><text:s text:c="13"/>You'll hear some chatter about Donovan Mitchell possibly winning the Rookie of the Year Award, but given that the Sixers have won 15 straight games, are sitting as the No. 3 seed, and how Simmons, outside of tonight (probably because he was sick), has been pretty dominant in the absence of Joel Embiid, it's hard to imagine him not winning it. The Sixers have one more game left and Simmons should be out there again on Wednesday night against the Bucks. The Sixers have become must-see TV and Simmons is a big reason why.</text:p>
            <text:p><text:s text:c="8"/></text:p>
            <text:p><text:s text:c="8"/></text:p>
            <text:p><text:s text:c="13"/></text:p>
            <text:p><text:s text:c="14"/></text:p>
            <text:p><text:s text:c="13"/>Apr 10 - 10:1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J. Redick</text:p>
            <text:p><text:s text:c="17"/></text:p>
            <text:p><text:s text:c="17"/></text:p>
            <text:p><text:s text:c="22"/>- G - <text:s/>76ers</text:p>
            <text:p><text:s text:c="16"/></text:p>
            <text:p><text:s text:c="17"/></text:p>
            <text:p><text:s text:c="12"/></text:p>
            <text:p><text:s text:c="8"/></text:p>
            <text:p><text:s text:c="8"/></text:p>
            <text:p><text:s text:c="8"/></text:p>
            <text:p><text:s text:c="12"/>J.J. Redick scored 28 points in Tuesday's 121-113 win over the Hawks, adding five assists, four rebounds and six triples in 33 minutes.</text:p>
            <text:p><text:s text:c="8"/></text:p>
            <text:p><text:s text:c="8"/></text:p>
            <text:p><text:s text:c="13"/>He's on fire right now, scoring 25+ points in three out of his last four games with a combined 17 triples in that span. He finished 9-of-17 from the field and 4-of-5 from the line, and he continues to see an uptick in shot attempts with Joel Embiid out and Dario Saric leaving tonight's game with a mouth issue. With a win on Wednesday vs. the Bucks, the 76ers can clinch the No. 3 seed in the East.</text:p>
            <text:p><text:s text:c="8"/></text:p>
            <text:p><text:s text:c="8"/></text:p>
            <text:p><text:s text:c="13"/></text:p>
            <text:p><text:s text:c="14"/></text:p>
            <text:p><text:s text:c="13"/>Apr 10 - 10:1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aurean Prince</text:p>
            <text:p><text:s text:c="17"/></text:p>
            <text:p><text:s text:c="17"/></text:p>
            <text:p><text:s text:c="22"/>- F - <text:s/>Hawks</text:p>
            <text:p><text:s text:c="16"/></text:p>
            <text:p><text:s text:c="17"/></text:p>
            <text:p><text:s text:c="12"/></text:p>
            <text:p><text:s text:c="8"/></text:p>
            <text:p><text:s text:c="8"/></text:p>
            <text:p><text:s text:c="8"/></text:p>
            <text:p><text:s text:c="12"/>Taurean Prince hit 9-of-25 shots and 6-of-18 3-pointers for 27 points, four rebounds, six assists and a steal in 31 minutes of Tuesday's 121-113 loss to Philly, which mercifully ended the Hawks season.</text:p>
            <text:p><text:s text:c="8"/></text:p>
            <text:p><text:s text:c="8"/></text:p>
            <text:p><text:s text:c="13"/>Atlanta didn't do a very good job of tanking by winning three of their previous five games coming into this one, along with two straight, but were handled by the Sixers and finished with a 24-58 record, which is currently the worst in the East. A Magic loss to the Wizards on Wednesday, which should be a no-brainer, will leave the two teams tied for the worst record in the East, while the Grizzlies and Suns will finish with a worse record than Atlanta. Prince and John Collins, along with Dennis Schroder, have serious fantasy star potential and the young Hawks should be ready to roll for a whole season next year. And regardless of how many ping pong balls the Hawks get on draft lottery night, they're almost assured a very good pick in the draft.</text:p>
            <text:p><text:s text:c="8"/></text:p>
            <text:p><text:s text:c="8"/></text:p>
            <text:p><text:s text:c="13"/></text:p>
            <text:p><text:s text:c="14"/></text:p>
            <text:p><text:s text:c="13"/>Apr 10 - 10:0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Otto Porter</text:p>
            <text:p><text:s text:c="17"/></text:p>
            <text:p><text:s text:c="17"/></text:p>
            <text:p><text:s text:c="22"/>- F - <text:s/>Wizards</text:p>
            <text:p><text:s text:c="16"/></text:p>
            <text:p><text:s text:c="17"/></text:p>
            <text:p><text:s text:c="12"/></text:p>
            <text:p><text:s text:c="8"/></text:p>
            <text:p><text:s text:c="8"/></text:p>
            <text:p><text:s text:c="8"/></text:p>
            <text:p><text:s text:c="12"/>Otto Porter (right lower leg strain) will not return to Tuesday's game vs. Boston.</text:p>
            <text:p><text:s text:c="8"/></text:p>
            <text:p><text:s text:c="8"/></text:p>
            <text:p><text:s text:c="13"/>He didn't come out for the second half and now we know why. There's no word on the severity, but this is a tough blow with playoffs looming. Kelly Oubre started the second half and will have a significant workload while Porter is on the shelf. Porter finished with 12 points, five rebounds, two assists, one steal and two triples.</text:p>
            <text:p><text:s text:c="8"/></text:p>
            <text:p><text:s text:c="8"/></text:p>
            <text:p><text:s text:c="13"/></text:p>
            <text:p><text:s text:c="14"/></text:p>
            <text:p><text:s text:c="13"/>Source: Candace Buckner on Twitter <text:s text:c="23"/>Apr 10 - 9:3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lik Monk</text:p>
            <text:p><text:s text:c="17"/></text:p>
            <text:p><text:s text:c="17"/></text:p>
            <text:p><text:s text:c="22"/>- G - <text:s/>Hornets</text:p>
            <text:p><text:s text:c="16"/></text:p>
            <text:p><text:s text:c="17"/></text:p>
            <text:p><text:s text:c="12"/></text:p>
            <text:p><text:s text:c="8"/></text:p>
            <text:p><text:s text:c="8"/></text:p>
            <text:p><text:s text:c="8"/></text:p>
            <text:p><text:s text:c="12"/>Malik Monk scored 17 points with two assists and three triples in 25 minutes in the season finale on Tuesday.</text:p>
            <text:p><text:s text:c="8"/></text:p>
            <text:p><text:s text:c="8"/></text:p>
            <text:p><text:s text:c="13"/>Where would the Hornets be if they gave Monk these minutes instead of Michael Carter-Williams? Coach Steve Clifford was very critical of Monk's defense all season, but he made some serious noise down the stretch with averages of 19.3 points, 3.8 assists and 3.6 triples over his last six games. The Hornets could look pretty similar in 2018-19 because of their bloated payroll, but we'd expect Monk to take on a much bigger role.</text:p>
            <text:p><text:s text:c="8"/></text:p>
            <text:p><text:s text:c="8"/></text:p>
            <text:p><text:s text:c="13"/></text:p>
            <text:p><text:s text:c="14"/></text:p>
            <text:p><text:s text:c="13"/>Apr 10 - 9:3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Frank Kaminsky</text:p>
            <text:p><text:s text:c="17"/></text:p>
            <text:p><text:s text:c="17"/></text:p>
            <text:p><text:s text:c="22"/>- F/C - <text:s/>Hornets</text:p>
            <text:p><text:s text:c="16"/></text:p>
            <text:p><text:s text:c="17"/></text:p>
            <text:p><text:s text:c="12"/></text:p>
            <text:p><text:s text:c="8"/></text:p>
            <text:p><text:s text:c="8"/></text:p>
            <text:p><text:s text:c="8"/></text:p>
            <text:p><text:s text:c="12"/>Frank Kaminsky matched his season-high of 24 points in Tuesday's 119-93 win over the Pacers.</text:p>
            <text:p><text:s text:c="8"/></text:p>
            <text:p><text:s text:c="8"/></text:p>
            <text:p><text:s text:c="13"/>The Pacers rested three out of five starters, while the Hornets went with their normal rotation in the season finale. Kaminsky hit 10-of-17 shots and 3-of-8 triples, adding seven rebounds, one assist and one block in 27 minutes. He was basically in a timeshare with Marvin Williams all season which limited his upside, and with Williams on the books for another two seasons, Kaminsky will have his work cut out for him to become a reliable fantasy asset.</text:p>
            <text:p><text:s text:c="8"/></text:p>
            <text:p><text:s text:c="8"/></text:p>
            <text:p><text:s text:c="13"/></text:p>
            <text:p><text:s text:c="14"/></text:p>
            <text:p><text:s text:c="13"/>Apr 10 - 9:3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yles Turner</text:p>
            <text:p><text:s text:c="17"/></text:p>
            <text:p><text:s text:c="17"/></text:p>
            <text:p><text:s text:c="22"/>- F/C - <text:s/>Pacers</text:p>
            <text:p><text:s text:c="16"/></text:p>
            <text:p><text:s text:c="17"/></text:p>
            <text:p><text:s text:c="12"/></text:p>
            <text:p><text:s text:c="8"/></text:p>
            <text:p><text:s text:c="8"/></text:p>
            <text:p><text:s text:c="8"/></text:p>
            <text:p><text:s text:c="12"/>Myles Turner couldn't turn things around on Tuesday vs. Charlotte, scoring two points on 1-of-8 shots with three boards, one assist and two blocks in 21 minutes.</text:p>
            <text:p><text:s text:c="8"/></text:p>
            <text:p><text:s text:c="8"/></text:p>
            <text:p><text:s text:c="13"/>Victor Oladipo (foot), Bojan Bogdanovic (rest) and Thaddeus Young (rest) all sat out, but Indiana limited the minutes of Turner and Darren Collison by design since the No. 5 seed has been locked up. Regardless, this was a huge letdown for Turner and he'll head into the postseason in the midst of a brutal slump -- he's averaging 4.2 points, 2.6 rebounds and 1.0 blocks on 27.3% shooting over his last five games.</text:p>
            <text:p><text:s text:c="8"/></text:p>
            <text:p><text:s text:c="8"/></text:p>
            <text:p><text:s text:c="13"/></text:p>
            <text:p><text:s text:c="14"/></text:p>
            <text:p><text:s text:c="13"/>Apr 10 - 9:1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J. Leaf</text:p>
            <text:p><text:s text:c="17"/></text:p>
            <text:p><text:s text:c="17"/></text:p>
            <text:p><text:s text:c="22"/>- F - <text:s/>Pacers</text:p>
            <text:p><text:s text:c="16"/></text:p>
            <text:p><text:s text:c="17"/></text:p>
            <text:p><text:s text:c="12"/></text:p>
            <text:p><text:s text:c="8"/></text:p>
            <text:p><text:s text:c="8"/></text:p>
            <text:p><text:s text:c="8"/></text:p>
            <text:p><text:s text:c="12"/>T.J. Leaf scored 13 points vs. the Hornets on Tuesday, adding three boards and one assist in 22 minutes.</text:p>
            <text:p><text:s text:c="8"/></text:p>
            <text:p><text:s text:c="8"/></text:p>
            <text:p><text:s text:c="13"/>Victor Oladipo (foot), Bojan Bogdanovic (rest) and Thaddeus Young (rest) all sat this one out, so Leaf finally got a chance to play some minutes after being glued to the bench for months. This was just his third game of the season with at least 13 points and he has basically no shot of being in the playoff rotation.</text:p>
            <text:p><text:s text:c="8"/></text:p>
            <text:p><text:s text:c="8"/></text:p>
            <text:p><text:s text:c="13"/></text:p>
            <text:p><text:s text:c="14"/></text:p>
            <text:p><text:s text:c="13"/>Apr 10 - 9:1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lenn Robinson III</text:p>
            <text:p><text:s text:c="17"/></text:p>
            <text:p><text:s text:c="17"/></text:p>
            <text:p><text:s text:c="22"/>- F - <text:s/>Pacers</text:p>
            <text:p><text:s text:c="16"/></text:p>
            <text:p><text:s text:c="17"/></text:p>
            <text:p><text:s text:c="12"/></text:p>
            <text:p><text:s text:c="8"/></text:p>
            <text:p><text:s text:c="8"/></text:p>
            <text:p><text:s text:c="8"/></text:p>
            <text:p><text:s text:c="12"/>Glenn Robinson III matched his season-high with 13 points in a 119-93 blowout loss to Charlotte on Tuesday, adding eight rebounds, one assist and three triples in a team-high 40 minutes.</text:p>
            <text:p><text:s text:c="8"/></text:p>
            <text:p><text:s text:c="8"/></text:p>
            <text:p><text:s text:c="13"/>Only one other Pacer played more than 30 minutes and that was Lance Stephenson. Victor Oladipo (foot), Bojan Bogdanovic (rest) and Thaddeus Young (rest) were all given the night off since the Pacers have already clinched the No. 5 seed, so that explains the big minutes for Robinson. He's now scored 12+ points in three straight games and is hitting his stride heading into the postseason where he will likely see minutes in the high teens to lower 20s.</text:p>
            <text:p><text:s text:c="8"/></text:p>
            <text:p><text:s text:c="8"/></text:p>
            <text:p><text:s text:c="13"/></text:p>
            <text:p><text:s text:c="14"/></text:p>
            <text:p><text:s text:c="13"/>Apr 10 - 9:1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arrett Temple</text:p>
            <text:p><text:s text:c="17"/></text:p>
            <text:p><text:s text:c="17"/></text:p>
            <text:p><text:s text:c="22"/>- G/F - <text:s/>Kings</text:p>
            <text:p><text:s text:c="16"/></text:p>
            <text:p><text:s text:c="17"/></text:p>
            <text:p><text:s text:c="12"/></text:p>
            <text:p><text:s text:c="8"/></text:p>
            <text:p><text:s text:c="8"/></text:p>
            <text:p><text:s text:c="8"/></text:p>
            <text:p><text:s text:c="12"/>Garrett Temple (ankle) will not play on Wednesday vs. the Rockets.</text:p>
            <text:p><text:s text:c="8"/></text:p>
            <text:p><text:s text:c="8"/></text:p>
            <text:p><text:s text:c="13"/>He had no chance of playing in this one and we haven't seen him since March 19. Temple has an $8M player option for next season and we'd expect him to pick it up.</text:p>
            <text:p><text:s text:c="8"/></text:p>
            <text:p><text:s text:c="8"/></text:p>
            <text:p><text:s text:c="13"/></text:p>
            <text:p><text:s text:c="14"/></text:p>
            <text:p><text:s text:c="13"/>Source: James Ham on Twitter <text:s text:c="29"/>Apr 10 - 8:4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kal Labissiere</text:p>
            <text:p><text:s text:c="17"/></text:p>
            <text:p><text:s text:c="17"/></text:p>
            <text:p><text:s text:c="22"/>- F/C - <text:s/>Kings</text:p>
            <text:p><text:s text:c="16"/></text:p>
            <text:p><text:s text:c="17"/></text:p>
            <text:p><text:s text:c="12"/></text:p>
            <text:p><text:s text:c="8"/></text:p>
            <text:p><text:s text:c="8"/></text:p>
            <text:p><text:s text:c="8"/></text:p>
            <text:p><text:s text:c="12"/>Skal Labissiere (ankle) will miss the season finale on Wednesday.</text:p>
            <text:p><text:s text:c="8"/></text:p>
            <text:p><text:s text:c="8"/></text:p>
            <text:p><text:s text:c="13"/>This will be his fourth straight game on the shelf, but Labissiere should recover in plenty of time for Sacramento's summer program. The 22-year-old forward didn't take a huge step forward this season with the Kings showcasing Zach Randolph for months, but he did look solid after the All-Star break with 10.7 points, 5.6 rebounds, 2.0 assists, 1.2 blocks and 0.6 triples on 42.2% shooting from the field and 90.2% from the line. He does have some sleeper potential for next season.</text:p>
            <text:p><text:s text:c="8"/></text:p>
            <text:p><text:s text:c="8"/></text:p>
            <text:p><text:s text:c="13"/></text:p>
            <text:p><text:s text:c="14"/></text:p>
            <text:p><text:s text:c="13"/>Source: James Ham on Twitter <text:s text:c="29"/>Apr 10 - 8:4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Frank Mason</text:p>
            <text:p><text:s text:c="17"/></text:p>
            <text:p><text:s text:c="17"/></text:p>
            <text:p><text:s text:c="22"/>- G - <text:s/>Kings</text:p>
            <text:p><text:s text:c="16"/></text:p>
            <text:p><text:s text:c="17"/></text:p>
            <text:p><text:s text:c="12"/></text:p>
            <text:p><text:s text:c="8"/></text:p>
            <text:p><text:s text:c="8"/></text:p>
            <text:p><text:s text:c="8"/></text:p>
            <text:p><text:s text:c="12"/>An MRI revealed that Frank Mason has slight tear of the plantar fascia in his left heel.</text:p>
            <text:p><text:s text:c="8"/></text:p>
            <text:p><text:s text:c="8"/></text:p>
            <text:p><text:s text:c="13"/>He's obviously going to miss the season finale, but he's expected to make a full recovery in time for the team's summer program. This is not the same foot as his last injury, and it's also not as severe. Mason averaged 7.9 points, 2.8 assists, 2.5 rebounds, 0.7 steals, 0.6 triples and 1.3 turnovers in 18.9 minutes this season, shooting 37.9% from the field and 81.7% from the line. We like his chances of opening the 2018-19 season as De'Aaron Fox's primary backup.</text:p>
            <text:p><text:s text:c="8"/></text:p>
            <text:p><text:s text:c="8"/></text:p>
            <text:p><text:s text:c="13"/></text:p>
            <text:p><text:s text:c="14"/></text:p>
            <text:p><text:s text:c="13"/>Source: James Ham on Twitter <text:s text:c="29"/>Apr 10 - 8:3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Dario Saric</text:p>
            <text:p><text:s text:c="17"/></text:p>
            <text:p><text:s text:c="17"/></text:p>
            <text:p><text:s text:c="22"/>- F - <text:s/>76ers</text:p>
            <text:p><text:s text:c="16"/></text:p>
            <text:p><text:s text:c="17"/></text:p>
            <text:p><text:s text:c="12"/></text:p>
            <text:p><text:s text:c="8"/></text:p>
            <text:p><text:s text:c="8"/></text:p>
            <text:p><text:s text:c="8"/></text:p>
            <text:p><text:s text:c="12"/>Dario Saric (face) will not return to Tuesday's game vs. the Hawks.</text:p>
            <text:p><text:s text:c="8"/></text:p>
            <text:p><text:s text:c="8"/></text:p>
            <text:p><text:s text:c="13"/>He collided with John Collins on the first play and has been in the locker room since. He's been diagnosed with a lacerated upper lip and chipped left central incisor (big tooth), but should be considered day-to-day -- he'll have a dentist appointment in the morning to determine his status for Wednesday. Ersan Ilyasova will pick up most of his minutes tonight.</text:p>
            <text:p><text:s text:c="8"/></text:p>
            <text:p><text:s text:c="8"/></text:p>
            <text:p><text:s text:c="13"/></text:p>
            <text:p><text:s text:c="14"/></text:p>
            <text:p><text:s text:c="13"/>Source: Keith Pompey on Twitter <text:s text:c="26"/>Apr 10 - 8:1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ustin Rivers</text:p>
            <text:p><text:s text:c="17"/></text:p>
            <text:p><text:s text:c="17"/></text:p>
            <text:p><text:s text:c="22"/>- G - <text:s/>Clippers</text:p>
            <text:p><text:s text:c="16"/></text:p>
            <text:p><text:s text:c="17"/></text:p>
            <text:p><text:s text:c="12"/></text:p>
            <text:p><text:s text:c="8"/></text:p>
            <text:p><text:s text:c="8"/></text:p>
            <text:p><text:s text:c="8"/></text:p>
            <text:p><text:s text:c="12"/>Austin Rivers (elbow) is listed as questionable for Wednesday's game vs. the Lakers.</text:p>
            <text:p><text:s text:c="8"/></text:p>
            <text:p><text:s text:c="8"/></text:p>
            <text:p><text:s text:c="13"/>The Clippers are just playing for pride at this point, but Rivers said on Monday that he "might" give it a go. Lou Williams (ankle) is also questionable, and if either of these guys plays then the Clippers won't have to rely on Tyrone Wallace, Sindarius Thornwell and C.J. Williams as much.</text:p>
            <text:p><text:s text:c="8"/></text:p>
            <text:p><text:s text:c="8"/></text:p>
            <text:p><text:s text:c="13"/></text:p>
            <text:p><text:s text:c="14"/></text:p>
            <text:p><text:s text:c="13"/>Apr 10 - 7:2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ou Williams</text:p>
            <text:p><text:s text:c="17"/></text:p>
            <text:p><text:s text:c="17"/></text:p>
            <text:p><text:s text:c="22"/>- G - <text:s/>Clippers</text:p>
            <text:p><text:s text:c="16"/></text:p>
            <text:p><text:s text:c="17"/></text:p>
            <text:p><text:s text:c="12"/></text:p>
            <text:p><text:s text:c="8"/></text:p>
            <text:p><text:s text:c="8"/></text:p>
            <text:p><text:s text:c="8"/></text:p>
            <text:p><text:s text:c="12"/>Lou Williams (ankle) is listed as questionable for Wednesday's game vs. the Lakers.</text:p>
            <text:p><text:s text:c="8"/></text:p>
            <text:p><text:s text:c="8"/></text:p>
            <text:p><text:s text:c="13"/>Williams was playing through an ankle injury last week, but after the Clippers were eliminated from postseason contention, Williams did not suit up on Monday. It's safe to assume the Clippers will also hold him out of Wednesday's contest, as it has no playoff implications for either team. If so, C.J. Williams, Sindarius Thornwell and Tyrone Wallace will again log extended minutes.</text:p>
            <text:p><text:s text:c="8"/></text:p>
            <text:p><text:s text:c="8"/></text:p>
            <text:p><text:s text:c="13"/></text:p>
            <text:p><text:s text:c="14"/></text:p>
            <text:p><text:s text:c="13"/>Source: Tomer Azarly on Twitter <text:s text:c="26"/>Apr 10 - 7:2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Yogi Ferrell</text:p>
            <text:p><text:s text:c="17"/></text:p>
            <text:p><text:s text:c="17"/></text:p>
            <text:p><text:s text:c="22"/>- G - <text:s/>Mavericks</text:p>
            <text:p><text:s text:c="16"/></text:p>
            <text:p><text:s text:c="17"/></text:p>
            <text:p><text:s text:c="12"/></text:p>
            <text:p><text:s text:c="8"/></text:p>
            <text:p><text:s text:c="8"/></text:p>
            <text:p><text:s text:c="8"/></text:p>
            <text:p><text:s text:c="12"/>Coach Rick Carlisle said that Yogi Ferrell will play sparingly Tuesday vs. the Suns.</text:p>
            <text:p><text:s text:c="8"/></text:p>
            <text:p><text:s text:c="8"/></text:p>
            <text:p><text:s text:c="13"/>Ferrell will finish the season tied for the league lead in games played, as he did not miss a single contest all season. Dennis Smith Jr. (knee) has been ruled out of Tuesday's game, which means Aaron Harrison, who did not play at all in Sunday's loss to the Sixers, will likely see significant minutes off the bench at point guard.</text:p>
            <text:p><text:s text:c="8"/></text:p>
            <text:p><text:s text:c="8"/></text:p>
            <text:p><text:s text:c="13"/></text:p>
            <text:p><text:s text:c="14"/></text:p>
            <text:p><text:s text:c="13"/>Source: Brad Townsend on Twitter <text:s text:c="25"/>Apr 10 - 7:1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oug McDermott</text:p>
            <text:p><text:s text:c="17"/></text:p>
            <text:p><text:s text:c="17"/></text:p>
            <text:p><text:s text:c="22"/>- G/F - <text:s/>Mavericks</text:p>
            <text:p><text:s text:c="16"/></text:p>
            <text:p><text:s text:c="17"/></text:p>
            <text:p><text:s text:c="12"/></text:p>
            <text:p><text:s text:c="8"/></text:p>
            <text:p><text:s text:c="8"/></text:p>
            <text:p><text:s text:c="8"/></text:p>
            <text:p><text:s text:c="12"/>Doug McDermott (elbow) will not play on Tuesday vs. the Suns.</text:p>
            <text:p><text:s text:c="8"/></text:p>
            <text:p><text:s text:c="8"/></text:p>
            <text:p><text:s text:c="13"/>He also had a knee issue last week, but he was able to play through it. This is the season finale and the Mavs would love to lose this game to improve their lottery position, so it's not a surprise that they are sitting most of their relevant players.</text:p>
            <text:p><text:s text:c="8"/></text:p>
            <text:p><text:s text:c="8"/></text:p>
            <text:p><text:s text:c="13"/></text:p>
            <text:p><text:s text:c="14"/></text:p>
            <text:p><text:s text:c="13"/>Source: Dwain Price on Twitter <text:s text:c="27"/>Apr 10 - 7:0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nnis Smith Jr.</text:p>
            <text:p><text:s text:c="17"/></text:p>
            <text:p><text:s text:c="17"/></text:p>
            <text:p><text:s text:c="22"/>- G - <text:s/>Mavericks</text:p>
            <text:p><text:s text:c="16"/></text:p>
            <text:p><text:s text:c="17"/></text:p>
            <text:p><text:s text:c="12"/></text:p>
            <text:p><text:s text:c="8"/></text:p>
            <text:p><text:s text:c="8"/></text:p>
            <text:p><text:s text:c="8"/></text:p>
            <text:p><text:s text:c="12"/>Dennis Smith Jr. (knee) has been ruled out of Tuesday's game vs. the Suns.</text:p>
            <text:p><text:s text:c="8"/></text:p>
            <text:p><text:s text:c="8"/></text:p>
            <text:p><text:s text:c="13"/>Smith Jr. was initially listed as questionable for Sunday's loss to the Sixers, but played and played very well, finishing with 20 points, 11 assists, three steals and two blocks in 40 minutes. However, in one final act of tanking, the Mavs will hold DSJ out of the season finale. Dallas will be shorthanded on Tuesday, and coach Rick Carlisle said that Yogi Ferrell will play sparingly. Aaron Harrison, who was a DNP-CD on Sunday, will see a significant uptick in minutes off the bench.</text:p>
            <text:p><text:s text:c="8"/></text:p>
            <text:p><text:s text:c="8"/></text:p>
            <text:p><text:s text:c="13"/>Related: Aaron Harrison</text:p>
            <text:p><text:s text:c="14"/></text:p>
            <text:p><text:s text:c="13"/>Source: Dwain Price on Twitter <text:s text:c="27"/>Apr 10 - 7:0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irk Nowitzki</text:p>
            <text:p><text:s text:c="17"/></text:p>
            <text:p><text:s text:c="17"/></text:p>
            <text:p><text:s text:c="22"/>- F/C - <text:s/>Mavericks</text:p>
            <text:p><text:s text:c="16"/></text:p>
            <text:p><text:s text:c="17"/></text:p>
            <text:p><text:s text:c="12"/></text:p>
            <text:p><text:s text:c="8"/></text:p>
            <text:p><text:s text:c="8"/></text:p>
            <text:p><text:s text:c="8"/></text:p>
            <text:p><text:s text:c="12"/>Dirk Nowitzki said that he is planning on returning for the 2018-19 season.</text:p>
            <text:p><text:s text:c="8"/></text:p>
            <text:p><text:s text:c="8"/></text:p>
            <text:p><text:s text:c="13"/>Dirk was surprisingly durable for the majority of the 2017-18 campaign, starting 77 of the Mavs first 78 games, before suffering an ankle injury, which required surgery. Interestingly, Dirk did not rule out playing beyond next season. "Hopefully I can play some decent basketball next season. If not, it’s time to go," he said.</text:p>
            <text:p><text:s text:c="8"/></text:p>
            <text:p><text:s text:c="8"/></text:p>
            <text:p><text:s text:c="13"/></text:p>
            <text:p><text:s text:c="14"/></text:p>
            <text:p><text:s text:c="13"/>Source: Tim McMahon on Twitter <text:s text:c="27"/>Apr 10 - 6:3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Ian Mahinmi</text:p>
            <text:p><text:s text:c="17"/></text:p>
            <text:p><text:s text:c="17"/></text:p>
            <text:p><text:s text:c="22"/>- F/C - <text:s/>Wizards</text:p>
            <text:p><text:s text:c="16"/></text:p>
            <text:p><text:s text:c="17"/></text:p>
            <text:p><text:s text:c="12"/></text:p>
            <text:p><text:s text:c="8"/></text:p>
            <text:p><text:s text:c="8"/></text:p>
            <text:p><text:s text:c="8"/></text:p>
            <text:p><text:s text:c="12"/>Ian Mahinmi (concussion) will be available to play Tuesday vs. the Celtics.</text:p>
            <text:p><text:s text:c="8"/></text:p>
            <text:p><text:s text:c="8"/></text:p>
            <text:p><text:s text:c="13"/>He's officially cleared the concussion protocol testing and will be available tonight, although it's unlikely he'll see much floor time with everyone else healthy.</text:p>
            <text:p><text:s text:c="8"/></text:p>
            <text:p><text:s text:c="8"/></text:p>
            <text:p><text:s text:c="13"/></text:p>
            <text:p><text:s text:c="14"/></text:p>
            <text:p><text:s text:c="13"/>Source: Ben Standig on Twitter <text:s text:c="27"/>Apr 10 - 6:2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quese Chriss</text:p>
            <text:p><text:s text:c="17"/></text:p>
            <text:p><text:s text:c="17"/></text:p>
            <text:p><text:s text:c="22"/>- F - <text:s/>Suns</text:p>
            <text:p><text:s text:c="16"/></text:p>
            <text:p><text:s text:c="17"/></text:p>
            <text:p><text:s text:c="12"/></text:p>
            <text:p><text:s text:c="8"/></text:p>
            <text:p><text:s text:c="8"/></text:p>
            <text:p><text:s text:c="8"/></text:p>
            <text:p><text:s text:c="12"/>Marquese Chriss (hip) has been ruled out for Tuesday's game against the Mavericks.</text:p>
            <text:p><text:s text:c="8"/></text:p>
            <text:p><text:s text:c="8"/></text:p>
            <text:p><text:s text:c="13"/>Of course he's not playing. The Suns will enter Tuesday's games with just eight healthy bodies, meaning there will be big minutes for guys like Tyler Ulis, Danuel House, Dragan Bender and Alex Len. Ulis will help you with dimes, House with points and triples, Bender can give you some treys, points, boards and blocks and Len should be good for a double-double.</text:p>
            <text:p><text:s text:c="8"/></text:p>
            <text:p><text:s text:c="8"/></text:p>
            <text:p><text:s text:c="13"/>Related: Alex Len, Dragan Bender, Tyler Ulis, Danuel House</text:p>
            <text:p><text:s text:c="14"/></text:p>
            <text:p><text:s text:c="13"/>Source: Phoenix Suns on Twitter <text:s text:c="26"/>Apr 10 - 6:1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yreke Evans</text:p>
            <text:p><text:s text:c="17"/></text:p>
            <text:p><text:s text:c="17"/></text:p>
            <text:p><text:s text:c="22"/>- G/F - <text:s/>Grizzlies</text:p>
            <text:p><text:s text:c="16"/></text:p>
            <text:p><text:s text:c="17"/></text:p>
            <text:p><text:s text:c="12"/></text:p>
            <text:p><text:s text:c="8"/></text:p>
            <text:p><text:s text:c="8"/></text:p>
            <text:p><text:s text:c="8"/></text:p>
            <text:p><text:s text:c="12"/>Tyreke Evans (personal reasons) has been ruled out of Wednesday's game vs. OKC.</text:p>
            <text:p><text:s text:c="8"/></text:p>
            <text:p><text:s text:c="8"/></text:p>
            <text:p><text:s text:c="13"/>Evans has been out of action since March 24th, but the Grizzlies have not provided any details as to the reason for his absence. We may get some details in the exits interviews. Hopefully, all is well Evans and his family.</text:p>
            <text:p><text:s text:c="8"/></text:p>
            <text:p><text:s text:c="8"/></text:p>
            <text:p><text:s text:c="13"/></text:p>
            <text:p><text:s text:c="14"/></text:p>
            <text:p><text:s text:c="13"/>Source: Grizzlies PR on Twitter <text:s text:c="26"/>Apr 10 - 6:0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w Harrison</text:p>
            <text:p><text:s text:c="17"/></text:p>
            <text:p><text:s text:c="17"/></text:p>
            <text:p><text:s text:c="22"/>- G - <text:s/>Grizzlies</text:p>
            <text:p><text:s text:c="16"/></text:p>
            <text:p><text:s text:c="17"/></text:p>
            <text:p><text:s text:c="12"/></text:p>
            <text:p><text:s text:c="8"/></text:p>
            <text:p><text:s text:c="8"/></text:p>
            <text:p><text:s text:c="8"/></text:p>
            <text:p><text:s text:c="12"/>Andrew Harrison (wrist, shoulder) will not suit up for Wednesday's regular-season finale against the Thunder.</text:p>
            <text:p><text:s text:c="8"/></text:p>
            <text:p><text:s text:c="8"/></text:p>
            <text:p><text:s text:c="13"/>Harrison missed the final eight games for Memphis, and while he had a nice run towards the second half the season when Mike Conley (heel) went down, he won't have much of a role with the Grizzlies next season if they're healthy and there aren't any major roster moves. MarShon Brooks will be getting all the run he can handle on Wednesday evening, and he'll make for a solid DFS play.</text:p>
            <text:p><text:s text:c="8"/></text:p>
            <text:p><text:s text:c="8"/></text:p>
            <text:p><text:s text:c="13"/>Related: MarShon Brooks</text:p>
            <text:p><text:s text:c="14"/></text:p>
            <text:p><text:s text:c="13"/>Source: Grizzlies PR on Twitter <text:s text:c="26"/>Apr 10 - 6:0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c Gasol</text:p>
            <text:p><text:s text:c="17"/></text:p>
            <text:p><text:s text:c="17"/></text:p>
            <text:p><text:s text:c="22"/>- C - <text:s/>Grizzlies</text:p>
            <text:p><text:s text:c="16"/></text:p>
            <text:p><text:s text:c="17"/></text:p>
            <text:p><text:s text:c="12"/></text:p>
            <text:p><text:s text:c="8"/></text:p>
            <text:p><text:s text:c="8"/></text:p>
            <text:p><text:s text:c="8"/></text:p>
            <text:p><text:s text:c="12"/>Marc Gasol (rest), JaMychal Green (shoulder), Andrew Harrison (wrist) and Tyreke Evans (personal) will not play Wednesday vs. the Thunder.</text:p>
            <text:p><text:s text:c="8"/></text:p>
            <text:p><text:s text:c="8"/></text:p>
            <text:p><text:s text:c="13"/>Mike Conley (heel), Jarell Martin (ankle), Wayne Selden (knee) and Chandler Parsons (knees) will join these guys on the sidelines on Wednesday, leaving the Grizzlies with just nine healthy players for tomorrow's game. MarShon Brooks and Dillon Brooks will lead the charge of offense with all the main guys out, and both those guys will make for attractive streamers.</text:p>
            <text:p><text:s text:c="8"/></text:p>
            <text:p><text:s text:c="8"/></text:p>
            <text:p><text:s text:c="13"/>Related: JaMychal Green, Tyreke Evans, MarShon Brooks, Dillon Brooks, Andrew Harrison</text:p>
            <text:p><text:s text:c="14"/></text:p>
            <text:p><text:s text:c="13"/>Source: Grizzlies PR on Twitter <text:s text:c="26"/>Apr 10 - 6:0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Mychal Green</text:p>
            <text:p><text:s text:c="17"/></text:p>
            <text:p><text:s text:c="17"/></text:p>
            <text:p><text:s text:c="22"/>- F/C - <text:s/>Grizzlies</text:p>
            <text:p><text:s text:c="16"/></text:p>
            <text:p><text:s text:c="17"/></text:p>
            <text:p><text:s text:c="12"/></text:p>
            <text:p><text:s text:c="8"/></text:p>
            <text:p><text:s text:c="8"/></text:p>
            <text:p><text:s text:c="8"/></text:p>
            <text:p><text:s text:c="12"/>JaMychal Green (knee) has been ruled out of Wednesday's game vs. OKC.</text:p>
            <text:p><text:s text:c="8"/></text:p>
            <text:p><text:s text:c="8"/></text:p>
            <text:p><text:s text:c="13"/>The Grizzlies are just being cautious.</text:p>
            <text:p><text:s text:c="8"/></text:p>
            <text:p><text:s text:c="8"/></text:p>
            <text:p><text:s text:c="13"/></text:p>
            <text:p><text:s text:c="14"/></text:p>
            <text:p><text:s text:c="13"/>Source: Grizzlies PR on Twitter <text:s text:c="26"/>Apr 10 - 5:5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en Simmons</text:p>
            <text:p><text:s text:c="17"/></text:p>
            <text:p><text:s text:c="17"/></text:p>
            <text:p><text:s text:c="22"/>- G/F - <text:s/>76ers</text:p>
            <text:p><text:s text:c="16"/></text:p>
            <text:p><text:s text:c="17"/></text:p>
            <text:p><text:s text:c="12"/></text:p>
            <text:p><text:s text:c="8"/></text:p>
            <text:p><text:s text:c="8"/></text:p>
            <text:p><text:s text:c="8"/></text:p>
            <text:p><text:s text:c="12"/>Ben Simmons (illness) said he will play Tuesday vs. the Hawks.</text:p>
            <text:p><text:s text:c="8"/></text:p>
            <text:p><text:s text:c="8"/></text:p>
            <text:p><text:s text:c="13"/>Simmons was unable to participate in shootaround Tuesday morning, as he was back at the team hotel getting fluids, and was initially listed as questionable. The Sixers have won 14 straight games, with Simmons averaging a triple-double during the streak. Philly will look to make it 15 wins in a row, and Big Ben will look to strengthen his case for Rookie of the Year on Tuesday night.</text:p>
            <text:p><text:s text:c="8"/></text:p>
            <text:p><text:s text:c="8"/></text:p>
            <text:p><text:s text:c="13"/></text:p>
            <text:p><text:s text:c="14"/></text:p>
            <text:p><text:s text:c="13"/>Source: Keith Pompey on Twitter <text:s text:c="26"/>Apr 10 - 5:3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lenn Robinson III</text:p>
            <text:p><text:s text:c="17"/></text:p>
            <text:p><text:s text:c="17"/></text:p>
            <text:p><text:s text:c="22"/>- F - <text:s/>Pacers</text:p>
            <text:p><text:s text:c="16"/></text:p>
            <text:p><text:s text:c="17"/></text:p>
            <text:p><text:s text:c="12"/></text:p>
            <text:p><text:s text:c="8"/></text:p>
            <text:p><text:s text:c="8"/></text:p>
            <text:p><text:s text:c="8"/></text:p>
            <text:p><text:s text:c="12"/>Glen Robinson III will move into the starting lineup for Tuesday's game against the Hornets.</text:p>
            <text:p><text:s text:c="8"/></text:p>
            <text:p><text:s text:c="8"/></text:p>
            <text:p><text:s text:c="13"/>Thaddeus Young (rest) will be watching from the sidelines tonight, so Robinson could be flirting with minutes in the 30s, putting him on the radar as a potential deep league streamer. Over the past two games, GRIII has come through with averages of 12.5 points, 3.0 triples, 1.5 boards, 1.0 assist and 1.0 turnover per game on 61.5% shooting.</text:p>
            <text:p><text:s text:c="8"/></text:p>
            <text:p><text:s text:c="8"/></text:p>
            <text:p><text:s text:c="13"/></text:p>
            <text:p><text:s text:c="14"/></text:p>
            <text:p><text:s text:c="13"/>Source: Mark Montieth on Twitter <text:s text:c="25"/>Apr 10 - 5:2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Lance Stephenson</text:p>
            <text:p><text:s text:c="17"/></text:p>
            <text:p><text:s text:c="17"/></text:p>
            <text:p><text:s text:c="22"/>- G - <text:s/>Pacers</text:p>
            <text:p><text:s text:c="16"/></text:p>
            <text:p><text:s text:c="17"/></text:p>
            <text:p><text:s text:c="12"/></text:p>
            <text:p><text:s text:c="8"/></text:p>
            <text:p><text:s text:c="8"/></text:p>
            <text:p><text:s text:c="8"/></text:p>
            <text:p><text:s text:c="12"/>Lance Stephenson will start for the Pacers in Tuesday's game vs. the Hornets.</text:p>
            <text:p><text:s text:c="8"/></text:p>
            <text:p><text:s text:c="8"/></text:p>
            <text:p><text:s text:c="13"/>Indiana will be without Victor Oladipo (sore right foot), Bojan Bogdanovic (rest) and Thaddeus Young (rest) on Tuesday, opening up three spots in the starting lineup and plenty of playing time. Stephenson has started six games for the Pacers this season and is averaging 13.8 points, 8.7 rebounds and 4.5 assists in 33.7 minutes over those six starts.</text:p>
            <text:p><text:s text:c="8"/></text:p>
            <text:p><text:s text:c="8"/></text:p>
            <text:p><text:s text:c="13"/></text:p>
            <text:p><text:s text:c="14"/></text:p>
            <text:p><text:s text:c="13"/>Source: Mark Montieth on Twitter <text:s text:c="25"/>Apr 10 - 5:1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omantas Sabonis</text:p>
            <text:p><text:s text:c="17"/></text:p>
            <text:p><text:s text:c="17"/></text:p>
            <text:p><text:s text:c="22"/>- F/C - <text:s/>Pacers</text:p>
            <text:p><text:s text:c="16"/></text:p>
            <text:p><text:s text:c="17"/></text:p>
            <text:p><text:s text:c="12"/></text:p>
            <text:p><text:s text:c="8"/></text:p>
            <text:p><text:s text:c="8"/></text:p>
            <text:p><text:s text:c="8"/></text:p>
            <text:p><text:s text:c="12"/>Domantas Sabonis, Lance Stephenson and Glenn Robinson III will be in the starting lineup for Tuesday's game against the Hornets.</text:p>
            <text:p><text:s text:c="8"/></text:p>
            <text:p><text:s text:c="8"/></text:p>
            <text:p><text:s text:c="13"/>Victor Oladipo (foot), Bojan Bogdanovic (rest) and Thaddeus Young (rest) are all taking the night off in Indiana's regular-season finale, so Sabonis, Stephenson and GRIII should be looking at quality minutes with the first unit tonight. Sabonis is coming off a 30-point game, so he's the most attractive streamer out of this group. Joining them in the starting five will be Darren Collison and Myles Turner, although head coach Nate McMillan hinted the regular guys could have their minutes limited tonight.</text:p>
            <text:p><text:s text:c="8"/></text:p>
            <text:p><text:s text:c="8"/></text:p>
            <text:p><text:s text:c="13"/>Related: Darren Collison, Lance Stephenson, Glenn Robinson III, Myles Turner</text:p>
            <text:p><text:s text:c="14"/></text:p>
            <text:p><text:s text:c="13"/>Source: Mark Montieth on Twitter <text:s text:c="25"/>Apr 10 - 5:1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ucas Nogueira</text:p>
            <text:p><text:s text:c="17"/></text:p>
            <text:p><text:s text:c="17"/></text:p>
            <text:p><text:s text:c="22"/>- C - <text:s/>Raptors</text:p>
            <text:p><text:s text:c="16"/></text:p>
            <text:p><text:s text:c="17"/></text:p>
            <text:p><text:s text:c="12"/></text:p>
            <text:p><text:s text:c="8"/></text:p>
            <text:p><text:s text:c="8"/></text:p>
            <text:p><text:s text:c="8"/></text:p>
            <text:p><text:s text:c="12"/>Lucas Nogueira (hamstring) is being listed as questionable for Wednesday's regular-season finale against the Heat.</text:p>
            <text:p><text:s text:c="8"/></text:p>
            <text:p><text:s text:c="8"/></text:p>
            <text:p><text:s text:c="13"/>This report is based off the game notes, which are notoriously unreliable, but it wouldn't be shocking to see Bebe sit out a meaningless game for Toronto. Check back for another update following Wednesday morning's shootaround.</text:p>
            <text:p><text:s text:c="8"/></text:p>
            <text:p><text:s text:c="8"/></text:p>
            <text:p><text:s text:c="13"/></text:p>
            <text:p><text:s text:c="14"/></text:p>
            <text:p><text:s text:c="13"/>Source: NBA <text:s text:c="46"/>Apr 10 - 5:1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Fred VanVleet</text:p>
            <text:p><text:s text:c="17"/></text:p>
            <text:p><text:s text:c="17"/></text:p>
            <text:p><text:s text:c="22"/>- G - <text:s/>Raptors</text:p>
            <text:p><text:s text:c="16"/></text:p>
            <text:p><text:s text:c="17"/></text:p>
            <text:p><text:s text:c="12"/></text:p>
            <text:p><text:s text:c="8"/></text:p>
            <text:p><text:s text:c="8"/></text:p>
            <text:p><text:s text:c="8"/></text:p>
            <text:p><text:s text:c="12"/>Fred VanVleet (lower back tightness) is listed as questionable for Wednesday's game vs. Miami.</text:p>
            <text:p><text:s text:c="8"/></text:p>
            <text:p><text:s text:c="8"/></text:p>
            <text:p><text:s text:c="13"/>Steady Freddy tweaked his back Sunday vs. Orlando and was then ruled out of Monday's game vs. the Spurs. Wednesday's season finale is essentially meaningless, so expect the Raps to hold out VanVleet unless he is close to 100 percent. If he does not play, Delon Wright will serve as Kyle Lowry's primary backup.</text:p>
            <text:p><text:s text:c="8"/></text:p>
            <text:p><text:s text:c="8"/></text:p>
            <text:p><text:s text:c="13"/>Related: Delon Wright</text:p>
            <text:p><text:s text:c="14"/></text:p>
            <text:p><text:s text:c="13"/>Source: NBA.com <text:s text:c="42"/>Apr 10 - 5:1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roy Daniels</text:p>
            <text:p><text:s text:c="17"/></text:p>
            <text:p><text:s text:c="17"/></text:p>
            <text:p><text:s text:c="22"/>- G - <text:s/>Suns</text:p>
            <text:p><text:s text:c="16"/></text:p>
            <text:p><text:s text:c="17"/></text:p>
            <text:p><text:s text:c="12"/></text:p>
            <text:p><text:s text:c="8"/></text:p>
            <text:p><text:s text:c="8"/></text:p>
            <text:p><text:s text:c="8"/></text:p>
            <text:p><text:s text:c="12"/>Troy Daniels (ankle) will not suit up for Tuesday's game against the Mavericks.</text:p>
            <text:p><text:s text:c="8"/></text:p>
            <text:p><text:s text:c="8"/></text:p>
            <text:p><text:s text:c="13"/>Danuel House should be getting all the run he can handle tonight, with Shaquille Harrison picking up more playing time with the second unit. House is the more attractive streamer here.</text:p>
            <text:p><text:s text:c="8"/></text:p>
            <text:p><text:s text:c="8"/></text:p>
            <text:p><text:s text:c="13"/>Related: Danuel House, Shaquille Harrison</text:p>
            <text:p><text:s text:c="14"/></text:p>
            <text:p><text:s text:c="13"/>Source: Scott Bordow on Twitter <text:s text:c="26"/>Apr 10 - 4:3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J. Warren</text:p>
            <text:p><text:s text:c="17"/></text:p>
            <text:p><text:s text:c="17"/></text:p>
            <text:p><text:s text:c="22"/>- F - <text:s/>Suns</text:p>
            <text:p><text:s text:c="16"/></text:p>
            <text:p><text:s text:c="17"/></text:p>
            <text:p><text:s text:c="12"/></text:p>
            <text:p><text:s text:c="8"/></text:p>
            <text:p><text:s text:c="8"/></text:p>
            <text:p><text:s text:c="8"/></text:p>
            <text:p><text:s text:c="12"/>T.J. Warren (knee) and Troy Daniels (ankle) have been ruled out for Tuesday's game against the Mavericks.</text:p>
            <text:p><text:s text:c="8"/></text:p>
            <text:p><text:s text:c="8"/></text:p>
            <text:p><text:s text:c="13"/>The Suns will be without Warren, Daniels, Devin Booker (hand), Alan Williams (knee), Elfrid Payton (knee), Tyson Chandler (tankfest), Josh Jackson (why not?) and Marquese Chriss (hip) is expected to join those guys on the sidelines, meaning Phoenix will enter Tuesday's game with just eight active bodies. Tyler Ulis, Danuel House and Dragan Bender are all on the radar as potential streamers.</text:p>
            <text:p><text:s text:c="8"/></text:p>
            <text:p><text:s text:c="8"/></text:p>
            <text:p><text:s text:c="13"/>Related: Dragan Bender, Tyler Ulis, Danuel House</text:p>
            <text:p><text:s text:c="14"/></text:p>
            <text:p><text:s text:c="13"/>Source: Scott Bordow on Twitter <text:s text:c="26"/>Apr 10 - 4:2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en Simmons</text:p>
            <text:p><text:s text:c="17"/></text:p>
            <text:p><text:s text:c="17"/></text:p>
            <text:p><text:s text:c="22"/>- G/F - <text:s/>76ers</text:p>
            <text:p><text:s text:c="16"/></text:p>
            <text:p><text:s text:c="17"/></text:p>
            <text:p><text:s text:c="12"/></text:p>
            <text:p><text:s text:c="8"/></text:p>
            <text:p><text:s text:c="8"/></text:p>
            <text:p><text:s text:c="8"/></text:p>
            <text:p><text:s text:c="12"/>Brett Brown said he expects Ben Simmons (illness) to play Tuesday vs. the Hawks.</text:p>
            <text:p><text:s text:c="8"/></text:p>
            <text:p><text:s text:c="8"/></text:p>
            <text:p><text:s text:c="13"/>Simmons skipped shootaround due to the illness, but it sounds like he'll give it a go tonight, although he could hit the sidelines early if the game turns into a blowout. Check back for official confirmation on his status closer to tip-off.</text:p>
            <text:p><text:s text:c="8"/></text:p>
            <text:p><text:s text:c="8"/></text:p>
            <text:p><text:s text:c="13"/></text:p>
            <text:p><text:s text:c="14"/></text:p>
            <text:p><text:s text:c="13"/>Source: Keith Pompey on Twitter <text:s text:c="26"/>Apr 10 - 3:4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aris LeVert</text:p>
            <text:p><text:s text:c="17"/></text:p>
            <text:p><text:s text:c="17"/></text:p>
            <text:p><text:s text:c="22"/>- G - <text:s/>Nets</text:p>
            <text:p><text:s text:c="16"/></text:p>
            <text:p><text:s text:c="17"/></text:p>
            <text:p><text:s text:c="12"/></text:p>
            <text:p><text:s text:c="8"/></text:p>
            <text:p><text:s text:c="8"/></text:p>
            <text:p><text:s text:c="8"/></text:p>
            <text:p><text:s text:c="12"/>Caris LeVert (foot) is probable to play Wednesday against the Celtics.</text:p>
            <text:p><text:s text:c="8"/></text:p>
            <text:p><text:s text:c="8"/></text:p>
            <text:p><text:s text:c="13"/>It looks like LeVert will return from a one-game absence to suit up for Brooklyn's regular-season finale, which could mess with Spencer Dinwiddie and Nik Stauska's minutes. Check back for another update following Wednesday morning's shootaround.</text:p>
            <text:p><text:s text:c="8"/></text:p>
            <text:p><text:s text:c="8"/></text:p>
            <text:p><text:s text:c="13"/></text:p>
            <text:p><text:s text:c="14"/></text:p>
            <text:p><text:s text:c="13"/>Source: Alex Labidou on Twitter <text:s text:c="26"/>Apr 10 - 3:1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e Harris</text:p>
            <text:p><text:s text:c="17"/></text:p>
            <text:p><text:s text:c="17"/></text:p>
            <text:p><text:s text:c="22"/>- G/F - <text:s/>Nets</text:p>
            <text:p><text:s text:c="16"/></text:p>
            <text:p><text:s text:c="17"/></text:p>
            <text:p><text:s text:c="12"/></text:p>
            <text:p><text:s text:c="8"/></text:p>
            <text:p><text:s text:c="8"/></text:p>
            <text:p><text:s text:c="8"/></text:p>
            <text:p><text:s text:c="12"/>Joe Harris (ankle) has been ruled out for Wednesday's regular-season finale against the Celtics.</text:p>
            <text:p><text:s text:c="8"/></text:p>
            <text:p><text:s text:c="8"/></text:p>
            <text:p><text:s text:c="13"/>Spencer Dinwiddie should be getting another start with both Harris and DeMarre Carroll (hip) watching from the sidelines, and he'll be someone to consider streaming after putting up 20 points, three triples, seven dimes and three rebounds on Monday. Nik Stauskas should also see some more minutes with the second unit, but Dinwiddie is the preferable target here.</text:p>
            <text:p><text:s text:c="8"/></text:p>
            <text:p><text:s text:c="8"/></text:p>
            <text:p><text:s text:c="13"/>Related: Nik Stauskas, Spencer Dinwiddie</text:p>
            <text:p><text:s text:c="14"/></text:p>
            <text:p><text:s text:c="13"/>Source: Alex Labidou on Twitter <text:s text:c="26"/>Apr 10 - 3:1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Marre Carroll</text:p>
            <text:p><text:s text:c="17"/></text:p>
            <text:p><text:s text:c="17"/></text:p>
            <text:p><text:s text:c="22"/>- F - <text:s/>Nets</text:p>
            <text:p><text:s text:c="16"/></text:p>
            <text:p><text:s text:c="17"/></text:p>
            <text:p><text:s text:c="12"/></text:p>
            <text:p><text:s text:c="8"/></text:p>
            <text:p><text:s text:c="8"/></text:p>
            <text:p><text:s text:c="8"/></text:p>
            <text:p><text:s text:c="12"/>DeMarre Carroll (hip) and Joe Harris (ankle) will sit out Wednesday's regular-season finale against the Celtics.</text:p>
            <text:p><text:s text:c="8"/></text:p>
            <text:p><text:s text:c="8"/></text:p>
            <text:p><text:s text:c="13"/>With both these guys unavailable on Wednesday, Spencer Dinwiddie could be headed for another start with more minutes falling to Nik Stauskas in the second unit. Carroll had a nice bounce-back season in Brooklyn this year, posting top-100 value behind averages of 13.5 points, 2.0 triples, 6.5 boards, 2.0 assists, 0.8 steals and 1.4 turnovers per contest on 41.3% shooting.</text:p>
            <text:p><text:s text:c="8"/></text:p>
            <text:p><text:s text:c="8"/></text:p>
            <text:p><text:s text:c="13"/>Related: Nik Stauskas, Spencer Dinwiddie</text:p>
            <text:p><text:s text:c="14"/></text:p>
            <text:p><text:s text:c="13"/>Source: Alex Labidou on Twitter <text:s text:c="26"/>Apr 10 - 3:0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aj Gibson</text:p>
            <text:p><text:s text:c="17"/></text:p>
            <text:p><text:s text:c="17"/></text:p>
            <text:p><text:s text:c="22"/>- F - <text:s/>Timberwolves</text:p>
            <text:p><text:s text:c="16"/></text:p>
            <text:p><text:s text:c="17"/></text:p>
            <text:p><text:s text:c="12"/></text:p>
            <text:p><text:s text:c="8"/></text:p>
            <text:p><text:s text:c="8"/></text:p>
            <text:p><text:s text:c="8"/></text:p>
            <text:p><text:s text:c="12"/>Taj Gibson (neck soreness) participated in Tuesday's practice.</text:p>
            <text:p><text:s text:c="8"/></text:p>
            <text:p><text:s text:c="8"/></text:p>
            <text:p><text:s text:c="13"/>Tom Thibodeau wouldn't commit to Gibson being available for Wednesday's game against the Nuggets, but we'll have a better idea on his status following tomorrow's shootaround. If he is forced to sit out a game, Gorgui Dieng and Nemanja Bjelica would split his minutes. Stay tuned.</text:p>
            <text:p><text:s text:c="8"/></text:p>
            <text:p><text:s text:c="8"/></text:p>
            <text:p><text:s text:c="13"/>Related: Nemanja Bjelica, Gorgui Dieng</text:p>
            <text:p><text:s text:c="14"/></text:p>
            <text:p><text:s text:c="13"/>Source: Jace Frederick on Twitter <text:s text:c="24"/>Apr 10 - 2:4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randon Ingram</text:p>
            <text:p><text:s text:c="17"/></text:p>
            <text:p><text:s text:c="17"/></text:p>
            <text:p><text:s text:c="22"/>- F - <text:s/>Lakers</text:p>
            <text:p><text:s text:c="16"/></text:p>
            <text:p><text:s text:c="17"/></text:p>
            <text:p><text:s text:c="12"/></text:p>
            <text:p><text:s text:c="8"/></text:p>
            <text:p><text:s text:c="8"/></text:p>
            <text:p><text:s text:c="8"/></text:p>
            <text:p><text:s text:c="12"/>Brandon Ingram (concussion) got some shots up on Tuesday.</text:p>
            <text:p><text:s text:c="8"/></text:p>
            <text:p><text:s text:c="8"/></text:p>
            <text:p><text:s text:c="13"/>To be clear, he will not play tonight, but he is in the final stages of the concussion protocol testing and he'll be re-evaluated after Tuesday's game. Perhaps he'll be able to make it back to the court for Wednesday's regular-season finale, but we likely won't get another update until we're much closer to Wednesday's tip.</text:p>
            <text:p><text:s text:c="8"/></text:p>
            <text:p><text:s text:c="8"/></text:p>
            <text:p><text:s text:c="13"/></text:p>
            <text:p><text:s text:c="14"/></text:p>
            <text:p><text:s text:c="13"/>Source: Tania Ganguli on Twitter <text:s text:c="25"/>Apr 10 - 2:3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yle Kuzma</text:p>
            <text:p><text:s text:c="17"/></text:p>
            <text:p><text:s text:c="17"/></text:p>
            <text:p><text:s text:c="22"/>- F - <text:s/>Lakers</text:p>
            <text:p><text:s text:c="16"/></text:p>
            <text:p><text:s text:c="17"/></text:p>
            <text:p><text:s text:c="12"/></text:p>
            <text:p><text:s text:c="8"/></text:p>
            <text:p><text:s text:c="8"/></text:p>
            <text:p><text:s text:c="8"/></text:p>
            <text:p><text:s text:c="12"/>Kyle Kuzma (ankle) will not play Tuesday against the Rockets.</text:p>
            <text:p><text:s text:c="8"/></text:p>
            <text:p><text:s text:c="8"/></text:p>
            <text:p><text:s text:c="13"/>That means Josh Hart will get another start tonight, and he's an attractive streaming option with an uptempo matchup against Houston. For now, we'll consider Kuzma questionable for Wednesday's regular-season finale, but it wouldn't be all that surprising to see him sit that one out as well.</text:p>
            <text:p><text:s text:c="8"/></text:p>
            <text:p><text:s text:c="8"/></text:p>
            <text:p><text:s text:c="13"/>Related: Josh Hart</text:p>
            <text:p><text:s text:c="14"/></text:p>
            <text:p><text:s text:c="13"/>Source: Tania Ganguli on Twitter <text:s text:c="25"/>Apr 10 - 2:2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onzo Ball</text:p>
            <text:p><text:s text:c="17"/></text:p>
            <text:p><text:s text:c="17"/></text:p>
            <text:p><text:s text:c="22"/>- G - <text:s/>Lakers</text:p>
            <text:p><text:s text:c="16"/></text:p>
            <text:p><text:s text:c="17"/></text:p>
            <text:p><text:s text:c="12"/></text:p>
            <text:p><text:s text:c="8"/></text:p>
            <text:p><text:s text:c="8"/></text:p>
            <text:p><text:s text:c="8"/></text:p>
            <text:p><text:s text:c="12"/>Lonzo Ball (knee) and Kyle Kuzma (ankle) will not suit up for Tuesday's game against the Rockets.</text:p>
            <text:p><text:s text:c="8"/></text:p>
            <text:p><text:s text:c="8"/></text:p>
            <text:p><text:s text:c="13"/>It's the first game of a back-to-back set, so it's not surprising to see both these guys on the sidelines, but there's also a chance they'll sit out Wednesday's regular-season finale as well. Alex Caruso and Josh Hart will continue to start with both these guys out, with Tyler Ennis seeing some extended run with the second unit.</text:p>
            <text:p><text:s text:c="8"/></text:p>
            <text:p><text:s text:c="8"/></text:p>
            <text:p><text:s text:c="13"/>Related: Kyle Kuzma, Tyler Ennis, Alex Caruso, Josh Hart</text:p>
            <text:p><text:s text:c="14"/></text:p>
            <text:p><text:s text:c="13"/>Source: Tania Ganguli on Twitter <text:s text:c="25"/>Apr 10 - 2:2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lex Abrines</text:p>
            <text:p><text:s text:c="17"/></text:p>
            <text:p><text:s text:c="17"/></text:p>
            <text:p><text:s text:c="22"/>- G - <text:s/>Thunder</text:p>
            <text:p><text:s text:c="16"/></text:p>
            <text:p><text:s text:c="17"/></text:p>
            <text:p><text:s text:c="12"/></text:p>
            <text:p><text:s text:c="8"/></text:p>
            <text:p><text:s text:c="8"/></text:p>
            <text:p><text:s text:c="8"/></text:p>
            <text:p><text:s text:c="12"/>The Thunder announced on Tuesday that Alex Abrines is in concussion protocol.</text:p>
            <text:p><text:s text:c="8"/></text:p>
            <text:p><text:s text:c="8"/></text:p>
            <text:p><text:s text:c="13"/>Abrines will not be able to play in Wednesday's game vs. Memphis, and the Thuder have to hope he is cleared to return by Game 1 of the playoffs, which will be either Saturday or Sunday.</text:p>
            <text:p><text:s text:c="8"/></text:p>
            <text:p><text:s text:c="8"/></text:p>
            <text:p><text:s text:c="13"/></text:p>
            <text:p><text:s text:c="14"/></text:p>
            <text:p><text:s text:c="13"/>Source: Erik Horne on Twitter <text:s text:c="28"/>Apr 10 - 1:5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Jonathon Simmons</text:p>
            <text:p><text:s text:c="17"/></text:p>
            <text:p><text:s text:c="17"/></text:p>
            <text:p><text:s text:c="22"/>- G/F - <text:s/>Magic</text:p>
            <text:p><text:s text:c="16"/></text:p>
            <text:p><text:s text:c="17"/></text:p>
            <text:p><text:s text:c="12"/></text:p>
            <text:p><text:s text:c="8"/></text:p>
            <text:p><text:s text:c="8"/></text:p>
            <text:p><text:s text:c="8"/></text:p>
            <text:p><text:s text:c="12"/>Jonathon Simmons (wrist) is listed as out for Wednesday's game vs. Washington.</text:p>
            <text:p><text:s text:c="8"/></text:p>
            <text:p><text:s text:c="8"/></text:p>
            <text:p><text:s text:c="13"/>Simmons will finish the season sidelined for the final 12 games. However, he put together a solid year before injuring his wrist. He tallied career-highs across the board, averaging 13.9 points, 3.5 rebounds and 2.5 assists.</text:p>
            <text:p><text:s text:c="8"/></text:p>
            <text:p><text:s text:c="8"/></text:p>
            <text:p><text:s text:c="13"/></text:p>
            <text:p><text:s text:c="14"/></text:p>
            <text:p><text:s text:c="13"/>Source: NBA.com <text:s text:c="42"/>Apr 10 - 1:4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nathan Isaac</text:p>
            <text:p><text:s text:c="17"/></text:p>
            <text:p><text:s text:c="17"/></text:p>
            <text:p><text:s text:c="22"/>- F - <text:s/>Magic</text:p>
            <text:p><text:s text:c="16"/></text:p>
            <text:p><text:s text:c="17"/></text:p>
            <text:p><text:s text:c="12"/></text:p>
            <text:p><text:s text:c="8"/></text:p>
            <text:p><text:s text:c="8"/></text:p>
            <text:p><text:s text:c="8"/></text:p>
            <text:p><text:s text:c="12"/>Jonathan Isaac (ankle) is listed as out for Wednesday's finale vs. Washington.</text:p>
            <text:p><text:s text:c="8"/></text:p>
            <text:p><text:s text:c="8"/></text:p>
            <text:p><text:s text:c="13"/>Isaac showed flashes of promise, especially on the defensive end, during his rookie campaign. However, foot/ankle injuries marred his season. Isaac will end the year appearing just 27 games.</text:p>
            <text:p><text:s text:c="8"/></text:p>
            <text:p><text:s text:c="8"/></text:p>
            <text:p><text:s text:c="13"/></text:p>
            <text:p><text:s text:c="14"/></text:p>
            <text:p><text:s text:c="13"/>Source: NBA.com <text:s text:c="42"/>Apr 10 - 1:4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 Drummond</text:p>
            <text:p><text:s text:c="17"/></text:p>
            <text:p><text:s text:c="17"/></text:p>
            <text:p><text:s text:c="22"/>- C - <text:s/>Pistons</text:p>
            <text:p><text:s text:c="16"/></text:p>
            <text:p><text:s text:c="17"/></text:p>
            <text:p><text:s text:c="12"/></text:p>
            <text:p><text:s text:c="8"/></text:p>
            <text:p><text:s text:c="8"/></text:p>
            <text:p><text:s text:c="8"/></text:p>
            <text:p><text:s text:c="12"/>Andre Drummond (Achilles) is listed as doubtful for Wednesday's game vs. the Bulls.</text:p>
            <text:p><text:s text:c="8"/></text:p>
            <text:p><text:s text:c="8"/></text:p>
            <text:p><text:s text:c="13"/>Drummond sat out Monday's loss to the Raptors, and the Pistons have no incentive to play him on Wednesday either unless he is 100 percent healthy. Eric Moreland started Monday vs. Toronto and finished with 11 points and seven rebounds in 32 minutes.</text:p>
            <text:p><text:s text:c="8"/></text:p>
            <text:p><text:s text:c="8"/></text:p>
            <text:p><text:s text:c="13"/>Related: Eric Moreland</text:p>
            <text:p><text:s text:c="14"/></text:p>
            <text:p><text:s text:c="13"/>Source: NBA.com <text:s text:c="42"/>Apr 10 - 1:4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kelle Fultz</text:p>
            <text:p><text:s text:c="17"/></text:p>
            <text:p><text:s text:c="17"/></text:p>
            <text:p><text:s text:c="22"/>- G - <text:s/>76ers</text:p>
            <text:p><text:s text:c="16"/></text:p>
            <text:p><text:s text:c="17"/></text:p>
            <text:p><text:s text:c="12"/></text:p>
            <text:p><text:s text:c="8"/></text:p>
            <text:p><text:s text:c="8"/></text:p>
            <text:p><text:s text:c="8"/></text:p>
            <text:p><text:s text:c="12"/>Coach Brett Brown said that Markelle Fultz would "probably" start at point guard if Ben Simmons (illness) is unable to play Tuesday vs. Atlanta.</text:p>
            <text:p><text:s text:c="8"/></text:p>
            <text:p><text:s text:c="8"/></text:p>
            <text:p><text:s text:c="13"/>Simmons was unable to participate in Tuesday morning's shootaround due to gastroenteritis and spent Tuesday morning at the team hotel getting fluids. Fultz would be an intriguing DFS option if Simmons is ruled out; however, he would likely split minutes with T.J. McConnell.</text:p>
            <text:p><text:s text:c="8"/></text:p>
            <text:p><text:s text:c="8"/></text:p>
            <text:p><text:s text:c="13"/>Related: T.J. McConnell, Ben Simmons</text:p>
            <text:p><text:s text:c="14"/></text:p>
            <text:p><text:s text:c="13"/>Source: Keith Pompey on Twitter <text:s text:c="26"/>Apr 10 - 1:2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auri Markkanen</text:p>
            <text:p><text:s text:c="17"/></text:p>
            <text:p><text:s text:c="17"/></text:p>
            <text:p><text:s text:c="22"/>- F - <text:s/>Bulls</text:p>
            <text:p><text:s text:c="16"/></text:p>
            <text:p><text:s text:c="17"/></text:p>
            <text:p><text:s text:c="12"/></text:p>
            <text:p><text:s text:c="8"/></text:p>
            <text:p><text:s text:c="8"/></text:p>
            <text:p><text:s text:c="8"/></text:p>
            <text:p><text:s text:c="12"/>Coach Fred Hoiberg said that Lauri Markkanen (rest) will play Friday vs. the Pistons.</text:p>
            <text:p><text:s text:c="8"/></text:p>
            <text:p><text:s text:c="8"/></text:p>
            <text:p><text:s text:c="13"/>However, Bulls reporter K.C. Johnson tweeted out that it "sounds like [Markkanen's] already limited minutes could drop a bit though." Markkanen is averaging 24.3 minutes per game over his last four appearances. He's still managed to average 20.0 points, 6.5 rebounds and 3.5 treys over those four contests.</text:p>
            <text:p><text:s text:c="8"/></text:p>
            <text:p><text:s text:c="8"/></text:p>
            <text:p><text:s text:c="13"/></text:p>
            <text:p><text:s text:c="14"/></text:p>
            <text:p><text:s text:c="13"/>Source: K.C. Johnson on Twitter <text:s text:c="26"/>Apr 10 - 1:2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quese Chriss</text:p>
            <text:p><text:s text:c="17"/></text:p>
            <text:p><text:s text:c="17"/></text:p>
            <text:p><text:s text:c="22"/>- F - <text:s/>Suns</text:p>
            <text:p><text:s text:c="16"/></text:p>
            <text:p><text:s text:c="17"/></text:p>
            <text:p><text:s text:c="12"/></text:p>
            <text:p><text:s text:c="8"/></text:p>
            <text:p><text:s text:c="8"/></text:p>
            <text:p><text:s text:c="8"/></text:p>
            <text:p><text:s text:c="12"/>Marquese Chriss (hip) is now considered doubtful for Tuesday's game vs. Dallas. Coach Jay Triano said that it Chriss is "unlikely" to play.</text:p>
            <text:p><text:s text:c="8"/></text:p>
            <text:p><text:s text:c="8"/></text:p>
            <text:p><text:s text:c="13"/>The Suns' injury situation has been an absolute mess over the last few weeks. Phoenix will again be extremely shorthanded on Tuesday, with Devin Booker (hand), Elfrid Payton (knee), Josh Jackson (quad) and Alan Williams (knee) already ruled out. We should get a final confirmation on Chriss' status approximately 90 minutes prior to tip-off.</text:p>
            <text:p><text:s text:c="8"/></text:p>
            <text:p><text:s text:c="8"/></text:p>
            <text:p><text:s text:c="13"/></text:p>
            <text:p><text:s text:c="14"/></text:p>
            <text:p><text:s text:c="13"/>Source: Scott Bordow on Twitter <text:s text:c="26"/>Apr 10 - 1:1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odney Hood</text:p>
            <text:p><text:s text:c="17"/></text:p>
            <text:p><text:s text:c="17"/></text:p>
            <text:p><text:s text:c="22"/>- G/F - <text:s/>Cavaliers</text:p>
            <text:p><text:s text:c="16"/></text:p>
            <text:p><text:s text:c="17"/></text:p>
            <text:p><text:s text:c="12"/></text:p>
            <text:p><text:s text:c="8"/></text:p>
            <text:p><text:s text:c="8"/></text:p>
            <text:p><text:s text:c="8"/></text:p>
            <text:p><text:s text:c="12"/>Rodney Hood (Achilles) is listed as questionable on the injury report for Wednesday's game vs. the Knicks.</text:p>
            <text:p><text:s text:c="8"/></text:p>
            <text:p><text:s text:c="8"/></text:p>
            <text:p><text:s text:c="13"/>Hood sat out Monday's game in New York. The Cavs primary focus is making sure Hood is as healthy as possible for the start of the postseason this weekend. If Hood is unable to play in the regular season finale, J.R. Smith and Kyle Korver would soak up some extra playing time.</text:p>
            <text:p><text:s text:c="8"/></text:p>
            <text:p><text:s text:c="8"/></text:p>
            <text:p><text:s text:c="13"/></text:p>
            <text:p><text:s text:c="14"/></text:p>
            <text:p><text:s text:c="13"/>Source: NBA.com <text:s text:c="42"/>Apr 10 - 1:0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lan Williams</text:p>
            <text:p><text:s text:c="17"/></text:p>
            <text:p><text:s text:c="17"/></text:p>
            <text:p><text:s text:c="22"/>- C - <text:s/>Suns</text:p>
            <text:p><text:s text:c="16"/></text:p>
            <text:p><text:s text:c="17"/></text:p>
            <text:p><text:s text:c="12"/></text:p>
            <text:p><text:s text:c="8"/></text:p>
            <text:p><text:s text:c="8"/></text:p>
            <text:p><text:s text:c="8"/></text:p>
            <text:p><text:s text:c="12"/>Alan Williams (knee) has been ruled out of Tuesday's game vs. Dallas.</text:p>
            <text:p><text:s text:c="8"/></text:p>
            <text:p><text:s text:c="8"/></text:p>
            <text:p><text:s text:c="13"/>Williams underwent offseason knee surgery after signing a new contract last summer, and was only able to appear in five games this season. He has a $5.5 million team option for the 2018-19 campaign. If the Suns decline it, he will become an unrestricted free agent.</text:p>
            <text:p><text:s text:c="8"/></text:p>
            <text:p><text:s text:c="8"/></text:p>
            <text:p><text:s text:c="13"/></text:p>
            <text:p><text:s text:c="14"/></text:p>
            <text:p><text:s text:c="13"/>Source: Scott Bordow on Twitter <text:s text:c="26"/>Apr 10 - 1:0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J. Warren</text:p>
            <text:p><text:s text:c="17"/></text:p>
            <text:p><text:s text:c="17"/></text:p>
            <text:p><text:s text:c="22"/>- F - <text:s/>Suns</text:p>
            <text:p><text:s text:c="16"/></text:p>
            <text:p><text:s text:c="17"/></text:p>
            <text:p><text:s text:c="12"/></text:p>
            <text:p><text:s text:c="8"/></text:p>
            <text:p><text:s text:c="8"/></text:p>
            <text:p><text:s text:c="8"/></text:p>
            <text:p><text:s text:c="12"/>T.J. Warren (knee) will be a game-time decision for Tuesday's game vs. the Mavs.</text:p>
            <text:p><text:s text:c="8"/></text:p>
            <text:p><text:s text:c="8"/></text:p>
            <text:p><text:s text:c="13"/>Warren hasn't played in a game since March 17th. The Suns have not supplied many details on the nature of his injury or his progress in rehab, but it would certainly be surprised if he was cleared to play in the team' meaningless finale.</text:p>
            <text:p><text:s text:c="8"/></text:p>
            <text:p><text:s text:c="8"/></text:p>
            <text:p><text:s text:c="13"/></text:p>
            <text:p><text:s text:c="14"/></text:p>
            <text:p><text:s text:c="13"/>Source: Scott Bordow on Twitter <text:s text:c="26"/>Apr 10 - 1:0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sh Jackson</text:p>
            <text:p><text:s text:c="17"/></text:p>
            <text:p><text:s text:c="17"/></text:p>
            <text:p><text:s text:c="22"/>- F - <text:s/>Suns</text:p>
            <text:p><text:s text:c="16"/></text:p>
            <text:p><text:s text:c="17"/></text:p>
            <text:p><text:s text:c="12"/></text:p>
            <text:p><text:s text:c="8"/></text:p>
            <text:p><text:s text:c="8"/></text:p>
            <text:p><text:s text:c="8"/></text:p>
            <text:p><text:s text:c="12"/>Josh Jackson (right quad contusion) has been ruled out of Tuesday's game vs. Dallas.</text:p>
            <text:p><text:s text:c="8"/></text:p>
            <text:p><text:s text:c="8"/></text:p>
            <text:p><text:s text:c="13"/>Jackson's rookie season has come to an end. He averaged just 11.3 points (on 40.6 percent shooting) and 4.1 rebounds prior to the All-Star break, but played much better over the second half of the season, averaging 18.7 points (shooting 43.8 percent from the floor) and 5.9 rebounds.</text:p>
            <text:p><text:s text:c="8"/></text:p>
            <text:p><text:s text:c="8"/></text:p>
            <text:p><text:s text:c="13"/></text:p>
            <text:p><text:s text:c="14"/></text:p>
            <text:p><text:s text:c="13"/>Source: Scott Bordow on Twitter <text:s text:c="26"/>Apr 10 - 12:5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mmanuel Mudiay</text:p>
            <text:p><text:s text:c="17"/></text:p>
            <text:p><text:s text:c="17"/></text:p>
            <text:p><text:s text:c="22"/>- G - <text:s/>Knicks</text:p>
            <text:p><text:s text:c="16"/></text:p>
            <text:p><text:s text:c="17"/></text:p>
            <text:p><text:s text:c="12"/></text:p>
            <text:p><text:s text:c="8"/></text:p>
            <text:p><text:s text:c="8"/></text:p>
            <text:p><text:s text:c="8"/></text:p>
            <text:p><text:s text:c="12"/>Emmanuel Mudiay (concussion) will not play Wednesday vs. the Cavs.</text:p>
            <text:p><text:s text:c="8"/></text:p>
            <text:p><text:s text:c="8"/></text:p>
            <text:p><text:s text:c="13"/>Mudiay had a chance for a fresh start in New York, but failed to deliver. He appeared in 22 games for the Knicks, averaging 8.8 points, 3.9 assists and 2.6 rebounds in 22.9 minutes. He shot just 36.8 percent from the floor, including a putrid 19.6 percent from downtown, and 68.6 percent from the free-throw line.</text:p>
            <text:p><text:s text:c="8"/></text:p>
            <text:p><text:s text:c="8"/></text:p>
            <text:p><text:s text:c="13"/></text:p>
            <text:p><text:s text:c="14"/></text:p>
            <text:p><text:s text:c="13"/>Source: Knicks PR on Twitter <text:s text:c="29"/>Apr 10 - 12:2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nes Kanter</text:p>
            <text:p><text:s text:c="17"/></text:p>
            <text:p><text:s text:c="17"/></text:p>
            <text:p><text:s text:c="22"/>- C - <text:s/>Knicks</text:p>
            <text:p><text:s text:c="16"/></text:p>
            <text:p><text:s text:c="17"/></text:p>
            <text:p><text:s text:c="12"/></text:p>
            <text:p><text:s text:c="8"/></text:p>
            <text:p><text:s text:c="8"/></text:p>
            <text:p><text:s text:c="8"/></text:p>
            <text:p><text:s text:c="12"/>Enes Kanter (back, wrist) is listed as doubtful for Wednesday's game vs. Cleveland.</text:p>
            <text:p><text:s text:c="8"/></text:p>
            <text:p><text:s text:c="8"/></text:p>
            <text:p><text:s text:c="13"/>Kanter has missed each of the Knicks last five contests after falling hard on his back two weeks ago. The Knicks will likely err on the side of caution and keep him out of the finale as well. Kyle O'Quinn has done a solid job filling in for Kanter. KQO is averaging 11.6 points, 12.2 rebounds and 3.0 blocks over the five games he's started in place of Kanter.</text:p>
            <text:p><text:s text:c="8"/></text:p>
            <text:p><text:s text:c="8"/></text:p>
            <text:p><text:s text:c="13"/>Related: Kyle O'Quinn</text:p>
            <text:p><text:s text:c="14"/></text:p>
            <text:p><text:s text:c="13"/>Source: Knicks PR on Twitter <text:s text:c="29"/>Apr 10 - 11:49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im Hardaway Jr.</text:p>
            <text:p><text:s text:c="17"/></text:p>
            <text:p><text:s text:c="17"/></text:p>
            <text:p><text:s text:c="22"/>- G/F - <text:s/>Knicks</text:p>
            <text:p><text:s text:c="16"/></text:p>
            <text:p><text:s text:c="17"/></text:p>
            <text:p><text:s text:c="12"/></text:p>
            <text:p><text:s text:c="8"/></text:p>
            <text:p><text:s text:c="8"/></text:p>
            <text:p><text:s text:c="8"/></text:p>
            <text:p><text:s text:c="12"/>Tim Hardaway Jr. (ankle) and Enes Kanter (back, wrist) are listed as doubtful for Wednesday's season finale vs. the Cavs.</text:p>
            <text:p><text:s text:c="8"/></text:p>
            <text:p><text:s text:c="8"/></text:p>
            <text:p><text:s text:c="13"/>Hardaway is still recovering from an ankle sprain he suffered last Friday. With the season finale being essentially meaningless, the Knicks don't have any incentive to rush him back unless he is 100 percent. Assuming THJ sits out Wednesday, Frank Ntilikina, Courtney Lee and Damyean Dotson will continue to log additional minutes.</text:p>
            <text:p><text:s text:c="8"/></text:p>
            <text:p><text:s text:c="8"/></text:p>
            <text:p><text:s text:c="13"/>Related: Frank Ntilikina, Damyean Dotson</text:p>
            <text:p><text:s text:c="14"/></text:p>
            <text:p><text:s text:c="13"/>Source: Knicks PR on Twitter <text:s text:c="29"/>Apr 10 - 11:49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ojan Bogdanovic</text:p>
            <text:p><text:s text:c="17"/></text:p>
            <text:p><text:s text:c="17"/></text:p>
            <text:p><text:s text:c="22"/>- G/F - <text:s/>Pacers</text:p>
            <text:p><text:s text:c="16"/></text:p>
            <text:p><text:s text:c="17"/></text:p>
            <text:p><text:s text:c="12"/></text:p>
            <text:p><text:s text:c="8"/></text:p>
            <text:p><text:s text:c="8"/></text:p>
            <text:p><text:s text:c="8"/></text:p>
            <text:p><text:s text:c="12"/>Bojan Bogdanovic (rest) will not play Tuesday vs. Charlotte.</text:p>
            <text:p><text:s text:c="8"/></text:p>
            <text:p><text:s text:c="8"/></text:p>
            <text:p><text:s text:c="13"/>This will be just the second missed game of the season for Bogdanovic. He finishes the 2017-18 campaign averaging a career-high 14.3 points, 3.4 rebounds, and 1.9 treys per game. Glenn Robinson III will likely draw the start in place of Bogey. Robinson has 13 points and three triples in 24 minutes in Sunday's victory over the Hornets.</text:p>
            <text:p><text:s text:c="8"/></text:p>
            <text:p><text:s text:c="8"/></text:p>
            <text:p><text:s text:c="13"/>Related: Glenn Robinson III</text:p>
            <text:p><text:s text:c="14"/></text:p>
            <text:p><text:s text:c="13"/>Source: Pacers PR on Twitter <text:s text:c="29"/>Apr 10 - 11:33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haddeus Young</text:p>
            <text:p><text:s text:c="17"/></text:p>
            <text:p><text:s text:c="17"/></text:p>
            <text:p><text:s text:c="22"/>- F - <text:s/>Pacers</text:p>
            <text:p><text:s text:c="16"/></text:p>
            <text:p><text:s text:c="17"/></text:p>
            <text:p><text:s text:c="12"/></text:p>
            <text:p><text:s text:c="8"/></text:p>
            <text:p><text:s text:c="8"/></text:p>
            <text:p><text:s text:c="8"/></text:p>
            <text:p><text:s text:c="12"/>Thaddeus Young (rest) has been ruled out of Tuesday's game vs. the Hornets.</text:p>
            <text:p><text:s text:c="8"/></text:p>
            <text:p><text:s text:c="8"/></text:p>
            <text:p><text:s text:c="13"/>Young had played in each of the Pacers first 81 games this season, so he certainly earned a night off. With Thad sidelined, Domantas Sabonis will likely slide into the starting lineup. Sabonis has started 19 games for Indiana this season, and is averaging 13.1 points, 10.4 rebounds, and 2.6 assists in 28.6 minutes over those 19 starts. He'll be a chalky DFS option on Tuesday.</text:p>
            <text:p><text:s text:c="8"/></text:p>
            <text:p><text:s text:c="8"/></text:p>
            <text:p><text:s text:c="13"/>Related: Domantas Sabonis</text:p>
            <text:p><text:s text:c="14"/></text:p>
            <text:p><text:s text:c="13"/>Source: Pacers PR on Twitter <text:s text:c="29"/>Apr 10 - 11:33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Victor Oladipo</text:p>
            <text:p><text:s text:c="17"/></text:p>
            <text:p><text:s text:c="17"/></text:p>
            <text:p><text:s text:c="22"/>- G - <text:s/>Pacers</text:p>
            <text:p><text:s text:c="16"/></text:p>
            <text:p><text:s text:c="17"/></text:p>
            <text:p><text:s text:c="12"/></text:p>
            <text:p><text:s text:c="8"/></text:p>
            <text:p><text:s text:c="8"/></text:p>
            <text:p><text:s text:c="8"/></text:p>
            <text:p><text:s text:c="12"/>Victor Oladipo (sore right foot), Bojan Bogdanovic (rest) and Thaddeus Young (rest) have been ruled out of Tuesday's game vs. Charlotte.</text:p>
            <text:p><text:s text:c="8"/></text:p>
            <text:p><text:s text:c="8"/></text:p>
            <text:p><text:s text:c="13"/>Oladipo will finish the season averaging 23.1 points, 5.2 rebounds, 4.3 assists and a league-leading 2.4 steals over 75 games. One of the most pleasant surprises of the 2017-18 season, 'Dipo is the odds-on favorite to take home the NBA's Most Improved Player award this season. Lance Stephenson will likely start in place of Oladipo on Tuesday, and should see a spike in his usage rate and plenty of playing time.</text:p>
            <text:p><text:s text:c="8"/></text:p>
            <text:p><text:s text:c="8"/></text:p>
            <text:p><text:s text:c="13"/>Related: Lance Stephenson</text:p>
            <text:p><text:s text:c="14"/></text:p>
            <text:p><text:s text:c="13"/>Source: Pacers PR on Twitter <text:s text:c="29"/>Apr 10 - 11:32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Quinn Cook</text:p>
            <text:p><text:s text:c="17"/></text:p>
            <text:p><text:s text:c="17"/></text:p>
            <text:p><text:s text:c="22"/>- G - <text:s/>Warriors</text:p>
            <text:p><text:s text:c="16"/></text:p>
            <text:p><text:s text:c="17"/></text:p>
            <text:p><text:s text:c="12"/></text:p>
            <text:p><text:s text:c="8"/></text:p>
            <text:p><text:s text:c="8"/></text:p>
            <text:p><text:s text:c="8"/></text:p>
            <text:p><text:s text:c="12"/>Quinn Cook has signed a two-year, fully guaranteed contract with the Warriors, according to Shams Charania of Yahoo Sports.</text:p>
            <text:p><text:s text:c="8"/></text:p>
            <text:p><text:s text:c="8"/></text:p>
            <text:p><text:s text:c="13"/>Cook has greatly exceeded expectations since being asked to fill in for the injured Steph Curry. Over the Warriors last 14 games, Cook is averaging 17.5 points, 4.9 assists and 4.1 rebounds. He's now been richly rewarded.</text:p>
            <text:p><text:s text:c="8"/></text:p>
            <text:p><text:s text:c="8"/></text:p>
            <text:p><text:s text:c="13"/></text:p>
            <text:p><text:s text:c="14"/></text:p>
            <text:p><text:s text:c="13"/>Source: Shams Charania on Twitter <text:s text:c="24"/>Apr 10 - 11:28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uerschon Yabusele</text:p>
            <text:p><text:s text:c="17"/></text:p>
            <text:p><text:s text:c="17"/></text:p>
            <text:p><text:s text:c="22"/>- F - <text:s/>Celtics</text:p>
            <text:p><text:s text:c="16"/></text:p>
            <text:p><text:s text:c="17"/></text:p>
            <text:p><text:s text:c="12"/></text:p>
            <text:p><text:s text:c="8"/></text:p>
            <text:p><text:s text:c="8"/></text:p>
            <text:p><text:s text:c="8"/></text:p>
            <text:p><text:s text:c="12"/>Guerschon Yabusele (knee) said that he will not play Tuesday vs. Washington or Wednesday vs. Brooklyn, but that he plans to be ready for Game 1 of the playoffs.</text:p>
            <text:p><text:s text:c="8"/></text:p>
            <text:p><text:s text:c="8"/></text:p>
            <text:p><text:s text:c="13"/>The Celtics first postseason game will be either Saturday or Sunday, giving Yabusele at least four more full days to rest and recover. Semi Ojeleye and maybe even Jabari Bird should see an uptick in playing time in the Celtics final two regular-season contests.</text:p>
            <text:p><text:s text:c="8"/></text:p>
            <text:p><text:s text:c="8"/></text:p>
            <text:p><text:s text:c="13"/></text:p>
            <text:p><text:s text:c="14"/></text:p>
            <text:p><text:s text:c="13"/>Source: Gary Washburn on Twitter <text:s text:c="25"/>Apr 10 - 11:03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en Simmons</text:p>
            <text:p><text:s text:c="17"/></text:p>
            <text:p><text:s text:c="17"/></text:p>
            <text:p><text:s text:c="22"/>- G/F - <text:s/>76ers</text:p>
            <text:p><text:s text:c="16"/></text:p>
            <text:p><text:s text:c="17"/></text:p>
            <text:p><text:s text:c="12"/></text:p>
            <text:p><text:s text:c="8"/></text:p>
            <text:p><text:s text:c="8"/></text:p>
            <text:p><text:s text:c="8"/></text:p>
            <text:p><text:s text:c="12"/>Ben Simmons (illness) did not participate in shootaround and is questionable for Tuesday's game vs. Atlanta.</text:p>
            <text:p><text:s text:c="8"/></text:p>
            <text:p><text:s text:c="8"/></text:p>
            <text:p><text:s text:c="13"/>Simmons is dealing with gastroenteritis and spent Tuesday morning at the team hotel getting fluids. The Sixers have won 14-straight, with Simmons averaging a triple-double during the 14-game stretch. And this game does matter to Philly in terms of playoff positioning, as the Sixers need to win their final two contests to lock up the No. 3 seed in the East. We should have an update on Simmons this afternoon. If he is unable to play, Markelle Fultz and T.J. McConnell will divvy up minutes at point guard.</text:p>
            <text:p><text:s text:c="8"/></text:p>
            <text:p><text:s text:c="8"/></text:p>
            <text:p><text:s text:c="13"/>Related: T.J. McConnell, Markelle Fultz</text:p>
            <text:p><text:s text:c="14"/></text:p>
            <text:p><text:s text:c="13"/>Source: Molly Sullivan on Twitter <text:s text:c="24"/>Apr 10 - 10:54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Ian Mahinmi</text:p>
            <text:p><text:s text:c="17"/></text:p>
            <text:p><text:s text:c="17"/></text:p>
            <text:p><text:s text:c="22"/>- F/C - <text:s/>Wizards</text:p>
            <text:p><text:s text:c="16"/></text:p>
            <text:p><text:s text:c="17"/></text:p>
            <text:p><text:s text:c="12"/></text:p>
            <text:p><text:s text:c="8"/></text:p>
            <text:p><text:s text:c="8"/></text:p>
            <text:p><text:s text:c="8"/></text:p>
            <text:p><text:s text:c="12"/>Ian Mahinmi (concussion) is listed as questionable for Tuesday's game vs. Boston.</text:p>
            <text:p><text:s text:c="8"/></text:p>
            <text:p><text:s text:c="8"/></text:p>
            <text:p><text:s text:c="13"/>As of Sunday, Mahinmi had still not cleared concussion protocol. The priority for the Wiz is getting him back healthy for the start of the playoffs this weekend. Jason Smith will see additional minutes off the bench if Mahinmi is unable to play Tuesday.</text:p>
            <text:p><text:s text:c="8"/></text:p>
            <text:p><text:s text:c="8"/></text:p>
            <text:p><text:s text:c="13"/>Related: Jason Smith</text:p>
            <text:p><text:s text:c="14"/></text:p>
            <text:p><text:s text:c="13"/>Source: NBA.com <text:s text:c="42"/>Apr 10 - 10:32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roy Daniels</text:p>
            <text:p><text:s text:c="17"/></text:p>
            <text:p><text:s text:c="17"/></text:p>
            <text:p><text:s text:c="22"/>- G - <text:s/>Suns</text:p>
            <text:p><text:s text:c="16"/></text:p>
            <text:p><text:s text:c="17"/></text:p>
            <text:p><text:s text:c="12"/></text:p>
            <text:p><text:s text:c="8"/></text:p>
            <text:p><text:s text:c="8"/></text:p>
            <text:p><text:s text:c="8"/></text:p>
            <text:p><text:s text:c="12"/>Troy Daniels (ankle) is listed as questionable for Tuesday's game vs. the Mavs.</text:p>
            <text:p><text:s text:c="8"/></text:p>
            <text:p><text:s text:c="8"/></text:p>
            <text:p><text:s text:c="13"/>With the Suns shorthanded, Daniels attempted to play through pain on Sunday vs. Golden State. However, he lasted just 13 minutes before being ruled out of the game. If he is unable to play in Tuesday, Shaq Harrison will soak up additional minutes.</text:p>
            <text:p><text:s text:c="8"/></text:p>
            <text:p><text:s text:c="8"/></text:p>
            <text:p><text:s text:c="13"/>Related: Shaquille Harrison</text:p>
            <text:p><text:s text:c="14"/></text:p>
            <text:p><text:s text:c="13"/>Source: Arizona Republic <text:s text:c="33"/>Apr 10 - 10:26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lan Williams</text:p>
            <text:p><text:s text:c="17"/></text:p>
            <text:p><text:s text:c="17"/></text:p>
            <text:p><text:s text:c="22"/>- C - <text:s/>Suns</text:p>
            <text:p><text:s text:c="16"/></text:p>
            <text:p><text:s text:c="17"/></text:p>
            <text:p><text:s text:c="12"/></text:p>
            <text:p><text:s text:c="8"/></text:p>
            <text:p><text:s text:c="8"/></text:p>
            <text:p><text:s text:c="8"/></text:p>
            <text:p><text:s text:c="12"/>Alan Williams (knee) is listed as questionable on the injury report for Tuesday's game vs. Dallas.</text:p>
            <text:p><text:s text:c="8"/></text:p>
            <text:p><text:s text:c="8"/></text:p>
            <text:p><text:s text:c="13"/>If Williams is unable to play Tuesday night, he will have finished the season appearing in a total of just five contests due to offseason knee surgery. The Suns have a $5.5 million team option on Williams for the 2018-19 season. It will be interesting to see if they decide to pick up that option, or decline it and make Williams an unrestricted free agent this summer</text:p>
            <text:p><text:s text:c="8"/></text:p>
            <text:p><text:s text:c="8"/></text:p>
            <text:p><text:s text:c="13"/></text:p>
            <text:p><text:s text:c="14"/></text:p>
            <text:p><text:s text:c="13"/>Source: Arizona Republic <text:s text:c="33"/>Apr 10 - 10:25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quese Chriss</text:p>
            <text:p><text:s text:c="17"/></text:p>
            <text:p><text:s text:c="17"/></text:p>
            <text:p><text:s text:c="22"/>- F - <text:s/>Suns</text:p>
            <text:p><text:s text:c="16"/></text:p>
            <text:p><text:s text:c="17"/></text:p>
            <text:p><text:s text:c="12"/></text:p>
            <text:p><text:s text:c="8"/></text:p>
            <text:p><text:s text:c="8"/></text:p>
            <text:p><text:s text:c="8"/></text:p>
            <text:p><text:s text:c="12"/>Marquese Chriss (hip) is listed as questionable for Tuesday's game vs. the Mavs.</text:p>
            <text:p><text:s text:c="8"/></text:p>
            <text:p><text:s text:c="8"/></text:p>
            <text:p><text:s text:c="13"/>The Suns have already locked up the NBA's worst record this season, so it's possible they let their better players suit up for the finale. Chriss had been playing well prior to sitting out Sunday's loss to the Warriors. Over his past five games, Chriss averaged 15.0 points, 10.8 rebounds, 1.4 steals and 1.2 blocks.</text:p>
            <text:p><text:s text:c="8"/></text:p>
            <text:p><text:s text:c="8"/></text:p>
            <text:p><text:s text:c="13"/></text:p>
            <text:p><text:s text:c="14"/></text:p>
            <text:p><text:s text:c="13"/>Source: Arizona Republic <text:s text:c="33"/>Apr 10 - 10:23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sh Jackson</text:p>
            <text:p><text:s text:c="17"/></text:p>
            <text:p><text:s text:c="17"/></text:p>
            <text:p><text:s text:c="22"/>- F - <text:s/>Suns</text:p>
            <text:p><text:s text:c="16"/></text:p>
            <text:p><text:s text:c="17"/></text:p>
            <text:p><text:s text:c="12"/></text:p>
            <text:p><text:s text:c="8"/></text:p>
            <text:p><text:s text:c="8"/></text:p>
            <text:p><text:s text:c="8"/></text:p>
            <text:p><text:s text:c="12"/>Josh Jackson (right quad contusion) is listed as questionable for Tuesday's game vs. Dallas.</text:p>
            <text:p><text:s text:c="8"/></text:p>
            <text:p><text:s text:c="8"/></text:p>
            <text:p><text:s text:c="13"/>Jackson was a game-time decision on Sunday, but did not suit up. We should have an update on his status for Tuesday's contest this afternoon. Jackson is looking to close out the season on a high note. Over his last six games, Jackson is averaging 23.3 points, 5.7 rebounds, 2.7 assists and 2.0 steals.</text:p>
            <text:p><text:s text:c="8"/></text:p>
            <text:p><text:s text:c="8"/></text:p>
            <text:p><text:s text:c="13"/></text:p>
            <text:p><text:s text:c="14"/></text:p>
            <text:p><text:s text:c="13"/>Source: Arizona Republic <text:s text:c="33"/>Apr 10 - 10:22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rook Lopez</text:p>
            <text:p><text:s text:c="17"/></text:p>
            <text:p><text:s text:c="17"/></text:p>
            <text:p><text:s text:c="22"/>- C - <text:s/>Lakers</text:p>
            <text:p><text:s text:c="16"/></text:p>
            <text:p><text:s text:c="17"/></text:p>
            <text:p><text:s text:c="12"/></text:p>
            <text:p><text:s text:c="8"/></text:p>
            <text:p><text:s text:c="8"/></text:p>
            <text:p><text:s text:c="8"/></text:p>
            <text:p><text:s text:c="12"/>Brook Lopez (back) is not listed on the injury report for Tuesday's game vs. the Rockets.</text:p>
            <text:p><text:s text:c="8"/></text:p>
            <text:p><text:s text:c="8"/></text:p>
            <text:p><text:s text:c="13"/>Lopez will be looking to rebound from an awful performance on Sunday, when he missed all ten of his field goal attempts and finished without a single point in 21 minutes. Prior to that dud, Lopez was averaging 14.8 points, 4.8 rebounds and 1.3 treys in the Lakers previous six contests.</text:p>
            <text:p><text:s text:c="8"/></text:p>
            <text:p><text:s text:c="8"/></text:p>
            <text:p><text:s text:c="13"/></text:p>
            <text:p><text:s text:c="14"/></text:p>
            <text:p><text:s text:c="13"/>Source: NBA.com <text:s text:c="42"/>Apr 10 - 9:5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eBron James</text:p>
            <text:p><text:s text:c="17"/></text:p>
            <text:p><text:s text:c="17"/></text:p>
            <text:p><text:s text:c="22"/>- F - <text:s/>Cavaliers</text:p>
            <text:p><text:s text:c="16"/></text:p>
            <text:p><text:s text:c="17"/></text:p>
            <text:p><text:s text:c="12"/></text:p>
            <text:p><text:s text:c="8"/></text:p>
            <text:p><text:s text:c="8"/></text:p>
            <text:p><text:s text:c="8"/></text:p>
            <text:p><text:s text:c="12"/>LeBron James said he will play in the Cavs season finale Wednesday vs. New York.</text:p>
            <text:p><text:s text:c="8"/></text:p>
            <text:p><text:s text:c="8"/></text:p>
            <text:p><text:s text:c="13"/>"I'm healthy, so I'm playing," said James after the Cavs victory over the Knicks on Monday night. This is the first season in LeBron's career that he's played in all 82 contests. Incredibly, he's also averaging career-highs in assists and rebounds, in this, his 15th season. He slipped into the second round in some fantasy drafts in October, but LeBron has greatly exceeded expectations.</text:p>
            <text:p><text:s text:c="8"/></text:p>
            <text:p><text:s text:c="8"/></text:p>
            <text:p><text:s text:c="13"/></text:p>
            <text:p><text:s text:c="14"/></text:p>
            <text:p><text:s text:c="13"/>Source: Brian Mahoney on Twitter <text:s text:c="25"/>Apr 10 - 9:37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Ian Clark</text:p>
            <text:p><text:s text:c="17"/></text:p>
            <text:p><text:s text:c="17"/></text:p>
            <text:p><text:s text:c="22"/>- G - <text:s/>Pelicans</text:p>
            <text:p><text:s text:c="16"/></text:p>
            <text:p><text:s text:c="17"/></text:p>
            <text:p><text:s text:c="12"/></text:p>
            <text:p><text:s text:c="8"/></text:p>
            <text:p><text:s text:c="8"/></text:p>
            <text:p><text:s text:c="8"/></text:p>
            <text:p><text:s text:c="12"/>Ian Clark (ankle) played on Monday, despite Alvin Gentry calling him "out" before the game, and had 13 points, four rebounds, six assists, a steal and three 3-pointers in 28 minutes.</text:p>
            <text:p><text:s text:c="8"/></text:p>
            <text:p><text:s text:c="8"/></text:p>
            <text:p><text:s text:c="13"/>Gentry changed his mind and the Pelicans are still fighting for playoff position, so there's a good chance Clark will get some heavy minutes on Wednesday. He's risky, but might be worth using in the finale.</text:p>
            <text:p><text:s text:c="8"/></text:p>
            <text:p><text:s text:c="8"/></text:p>
            <text:p><text:s text:c="13"/></text:p>
            <text:p><text:s text:c="14"/></text:p>
            <text:p><text:s text:c="13"/>Apr 10 - 1:11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Twaun Moore</text:p>
            <text:p><text:s text:c="17"/></text:p>
            <text:p><text:s text:c="17"/></text:p>
            <text:p><text:s text:c="22"/>- G/F - <text:s/>Pelicans</text:p>
            <text:p><text:s text:c="16"/></text:p>
            <text:p><text:s text:c="17"/></text:p>
            <text:p><text:s text:c="12"/></text:p>
            <text:p><text:s text:c="8"/></text:p>
            <text:p><text:s text:c="8"/></text:p>
            <text:p><text:s text:c="8"/></text:p>
            <text:p><text:s text:c="12"/>E'Twaun Moore hit 7-of-13 shots and two 3-pointers for 19 points, five rebounds, three assists and a steal in Monday's 113-100 win over the Clippers.</text:p>
            <text:p><text:s text:c="8"/></text:p>
            <text:p><text:s text:c="8"/></text:p>
            <text:p><text:s text:c="13"/>Moore has had a fine season and is a key starter for the Pelicans. They have a big game on Wednesday against the Spurs and they still have a shot at home court in the opening round of the playoffs. Moore should be a decent fantasy option on Wednesday.</text:p>
            <text:p><text:s text:c="8"/></text:p>
            <text:p><text:s text:c="8"/></text:p>
            <text:p><text:s text:c="13"/></text:p>
            <text:p><text:s text:c="14"/></text:p>
            <text:p><text:s text:c="13"/>Apr 10 - 1:03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indarius Thornwell</text:p>
            <text:p><text:s text:c="17"/></text:p>
            <text:p><text:s text:c="17"/></text:p>
            <text:p><text:s text:c="22"/>- G - <text:s/>Clippers</text:p>
            <text:p><text:s text:c="16"/></text:p>
            <text:p><text:s text:c="17"/></text:p>
            <text:p><text:s text:c="12"/></text:p>
            <text:p><text:s text:c="8"/></text:p>
            <text:p><text:s text:c="8"/></text:p>
            <text:p><text:s text:c="8"/></text:p>
            <text:p><text:s text:c="12"/>Sindarius Thornwell hit 9-of-14 shots and two 3-pointers on his way to a career-high 20 points, five rebounds, seven assists, two steals, two blocks and one of the dunks of the year in Monday's loss to the Pelicans.</text:p>
            <text:p><text:s text:c="8"/></text:p>
            <text:p><text:s text:c="8"/></text:p>
            <text:p><text:s text:c="13"/>Thornwell's dunk was simply amazing and will be replayed on TV on a loop for the next 24 hours. He had a monster fantasy line and with LA's season all but over, he could have another big game coming on Wednesday against the Lakers. If you want to add him to your roster in preparation for it, it probably makes sense.</text:p>
            <text:p><text:s text:c="8"/></text:p>
            <text:p><text:s text:c="8"/></text:p>
            <text:p><text:s text:c="13"/></text:p>
            <text:p><text:s text:c="14"/></text:p>
            <text:p><text:s text:c="13"/>Apr 10 - 1:01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oban Marjanovic</text:p>
            <text:p><text:s text:c="17"/></text:p>
            <text:p><text:s text:c="17"/></text:p>
            <text:p><text:s text:c="22"/>- C - <text:s/>Clippers</text:p>
            <text:p><text:s text:c="16"/></text:p>
            <text:p><text:s text:c="17"/></text:p>
            <text:p><text:s text:c="12"/></text:p>
            <text:p><text:s text:c="8"/></text:p>
            <text:p><text:s text:c="8"/></text:p>
            <text:p><text:s text:c="8"/></text:p>
            <text:p><text:s text:c="12"/>Boban Marjanovic played just 14 minutes on Monday but hit 5-of-8 shots for 12 points and nine rebounds in a loss to the Pelicans.</text:p>
            <text:p><text:s text:c="8"/></text:p>
            <text:p><text:s text:c="8"/></text:p>
            <text:p><text:s text:c="13"/>The Clippers' postseason dream is over and there's a chance we could get a full dose of Boban on Wednesday against the Lakers. And if it happens, you'll probably want to have him in your lineup.</text:p>
            <text:p><text:s text:c="8"/></text:p>
            <text:p><text:s text:c="8"/></text:p>
            <text:p><text:s text:c="13"/></text:p>
            <text:p><text:s text:c="14"/></text:p>
            <text:p><text:s text:c="13"/>Apr 10 - 12:59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Montrezl Harrell</text:p>
            <text:p><text:s text:c="17"/></text:p>
            <text:p><text:s text:c="17"/></text:p>
            <text:p><text:s text:c="22"/>- F/C - <text:s/>Clippers</text:p>
            <text:p><text:s text:c="16"/></text:p>
            <text:p><text:s text:c="17"/></text:p>
            <text:p><text:s text:c="12"/></text:p>
            <text:p><text:s text:c="8"/></text:p>
            <text:p><text:s text:c="8"/></text:p>
            <text:p><text:s text:c="8"/></text:p>
            <text:p><text:s text:c="12"/>Montrezl Harrell hit 7-of-15 shots off the bench for 15 points, eight rebounds, six assists, two steals and three blocks in 33 minutes of Monday's loss.</text:p>
            <text:p><text:s text:c="8"/></text:p>
            <text:p><text:s text:c="8"/></text:p>
            <text:p><text:s text:c="13"/>The Clippers have been eliminated from the playoffs so there's a chance we could get a heavy dose of Harrell and Boban Marjanovic in Wednesday's finale against the Lakers. Harrell looks like almost a must-add player for the finale.</text:p>
            <text:p><text:s text:c="8"/></text:p>
            <text:p><text:s text:c="8"/></text:p>
            <text:p><text:s text:c="13"/></text:p>
            <text:p><text:s text:c="14"/></text:p>
            <text:p><text:s text:c="13"/>Apr 10 - 12:57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Nikola Mirotic</text:p>
            <text:p><text:s text:c="17"/></text:p>
            <text:p><text:s text:c="17"/></text:p>
            <text:p><text:s text:c="22"/>- F - <text:s/>Pelicans</text:p>
            <text:p><text:s text:c="16"/></text:p>
            <text:p><text:s text:c="17"/></text:p>
            <text:p><text:s text:c="12"/></text:p>
            <text:p><text:s text:c="8"/></text:p>
            <text:p><text:s text:c="8"/></text:p>
            <text:p><text:s text:c="8"/></text:p>
            <text:p><text:s text:c="12"/>Nikola Mirotic hit 9-of-17 shots and four 3-pointers for 24 points, tied a season high with 16 rebounds, and added two steals and a block in a 113-100 win over the Clippers.</text:p>
            <text:p><text:s text:c="8"/></text:p>
            <text:p><text:s text:c="8"/></text:p>
            <text:p><text:s text:c="13"/>Mirotic has been killing it over his last four games, scoring between 24 and 31 points, and racking up 16 rebounds in two of those games. He's also hit 18 3-pointers over that stretch and he should be poised for another big game on Wednesday against the Spurs. The Pelicans can still get to No. 4 in the West and homecourt in the first round, so all indications are that it will be all hands on deck on Wednesday.</text:p>
            <text:p><text:s text:c="8"/></text:p>
            <text:p><text:s text:c="8"/></text:p>
            <text:p><text:s text:c="13"/></text:p>
            <text:p><text:s text:c="14"/></text:p>
            <text:p><text:s text:c="13"/>Apr 10 - 12:52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thony Davis</text:p>
            <text:p><text:s text:c="17"/></text:p>
            <text:p><text:s text:c="17"/></text:p>
            <text:p><text:s text:c="22"/>- F/C - <text:s/>Pelicans</text:p>
            <text:p><text:s text:c="16"/></text:p>
            <text:p><text:s text:c="17"/></text:p>
            <text:p><text:s text:c="12"/></text:p>
            <text:p><text:s text:c="8"/></text:p>
            <text:p><text:s text:c="8"/></text:p>
            <text:p><text:s text:c="8"/></text:p>
            <text:p><text:s text:c="12"/>Anthony Davis hit 11-of-22 shots for 28 points, six rebounds, two assists, two steals and five blocks in 35 minutes of Monday's easy win over the Clippers, securing a playoff spot for the Pelicans in the postseason for the second time in AD's career.</text:p>
            <text:p><text:s text:c="8"/></text:p>
            <text:p><text:s text:c="8"/></text:p>
            <text:p><text:s text:c="13"/>Davis was great, as usual, but ran to the locker room in the third quarter, later returned, and then took a couple shots to the face before finally exiting with the game in control in the fourth quarter. The Pels are in, but playoff seeding is still not set in the West. Davis has been a beast all season, but we can add another trip to the locker room to his resume and we're guessing he's the career leader in that category. We don't know if AD will play on Wednesday, as the Pelicans simply have to have him healthy for the playoffs, but at least he got out of tonight's game in one piece. They play the Spurs on Wednesday, who will likely be resting the starters, and the Pelicans still have a shot at the No. 4 seed, so chances are he'll be out there on Wednesday.</text:p>
            <text:p><text:s text:c="8"/></text:p>
            <text:p><text:s text:c="8"/></text:p>
            <text:p><text:s text:c="13"/></text:p>
            <text:p><text:s text:c="14"/></text:p>
            <text:p><text:s text:c="13"/>Apr 10 - 12:48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ary Harris</text:p>
            <text:p><text:s text:c="17"/></text:p>
            <text:p><text:s text:c="17"/></text:p>
            <text:p><text:s text:c="22"/>- G - <text:s/>Nuggets</text:p>
            <text:p><text:s text:c="16"/></text:p>
            <text:p><text:s text:c="17"/></text:p>
            <text:p><text:s text:c="12"/></text:p>
            <text:p><text:s text:c="8"/></text:p>
            <text:p><text:s text:c="8"/></text:p>
            <text:p><text:s text:c="8"/></text:p>
            <text:p><text:s text:c="12"/>Gary Harris (knee) returned to action on Monday vs. the Blazers, scoring 12 points with one rebound and two steals in 18 minutes.</text:p>
            <text:p><text:s text:c="8"/></text:p>
            <text:p><text:s text:c="8"/></text:p>
            <text:p><text:s text:c="13"/>He was running a little funny early and had a bulky brace, but he came alive down the stretch and also came up with a big steal on Portland's final possession. The Nuggets are facing a must-win game vs. the Wolves on Wednesday with the playoffs on the line, so we'd expect Harris' minutes to ramp up if his knee responds well in the morning.</text:p>
            <text:p><text:s text:c="8"/></text:p>
            <text:p><text:s text:c="8"/></text:p>
            <text:p><text:s text:c="13"/></text:p>
            <text:p><text:s text:c="14"/></text:p>
            <text:p><text:s text:c="13"/>Apr 9 - 11:4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d Davis</text:p>
            <text:p><text:s text:c="17"/></text:p>
            <text:p><text:s text:c="17"/></text:p>
            <text:p><text:s text:c="22"/>- F/C - <text:s/>Trail Blazers</text:p>
            <text:p><text:s text:c="16"/></text:p>
            <text:p><text:s text:c="17"/></text:p>
            <text:p><text:s text:c="12"/></text:p>
            <text:p><text:s text:c="8"/></text:p>
            <text:p><text:s text:c="8"/></text:p>
            <text:p><text:s text:c="8"/></text:p>
            <text:p><text:s text:c="12"/>Ed Davis played 15 minutes and had zero points and five rebounds in Monday's loss to the Nuggets.</text:p>
            <text:p><text:s text:c="8"/></text:p>
            <text:p><text:s text:c="8"/></text:p>
            <text:p><text:s text:c="13"/>Davis missed his last four games with an ankle injury, but was able to get back out there tonight, although he didn't do much of anything. The Blazers may give him some meaningful minutes in Wednesday's finale in order to get him in game shape for the postseason, but we wouldn't plan on trusting him in that one.</text:p>
            <text:p><text:s text:c="8"/></text:p>
            <text:p><text:s text:c="8"/></text:p>
            <text:p><text:s text:c="13"/></text:p>
            <text:p><text:s text:c="14"/></text:p>
            <text:p><text:s text:c="13"/>Apr 9 - 11:4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Nikola Jokic</text:p>
            <text:p><text:s text:c="17"/></text:p>
            <text:p><text:s text:c="17"/></text:p>
            <text:p><text:s text:c="22"/>- F/C - <text:s/>Nuggets</text:p>
            <text:p><text:s text:c="16"/></text:p>
            <text:p><text:s text:c="17"/></text:p>
            <text:p><text:s text:c="12"/></text:p>
            <text:p><text:s text:c="8"/></text:p>
            <text:p><text:s text:c="8"/></text:p>
            <text:p><text:s text:c="8"/></text:p>
            <text:p><text:s text:c="12"/>Nikola Jokic triple-doubled for the 10th time this season in Monday's huge 88-82 win over the Blazers, scoring 15 points with 20 rebounds, 11 assists, two steals, one block and one triple.</text:p>
            <text:p><text:s text:c="8"/></text:p>
            <text:p><text:s text:c="8"/></text:p>
            <text:p><text:s text:c="13"/>He pulled down some key rebounds late and had a sick dime to a cutting Jamal Murray in the final two minutes. Jokic finished 5-of-14 from the field and hit all four free throws, finishing with a +18 rating. That's Denver's sixth straight win and they could claim their first playoff berth since 2013 with a win over the Wolves on Wednesday -- both teams are currently tied for the No. 8 seed.</text:p>
            <text:p><text:s text:c="8"/></text:p>
            <text:p><text:s text:c="8"/></text:p>
            <text:p><text:s text:c="13"/></text:p>
            <text:p><text:s text:c="14"/></text:p>
            <text:p><text:s text:c="13"/>Apr 9 - 11:3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usuf Nurkic</text:p>
            <text:p><text:s text:c="17"/></text:p>
            <text:p><text:s text:c="17"/></text:p>
            <text:p><text:s text:c="22"/>- C - <text:s/>Trail Blazers</text:p>
            <text:p><text:s text:c="16"/></text:p>
            <text:p><text:s text:c="17"/></text:p>
            <text:p><text:s text:c="12"/></text:p>
            <text:p><text:s text:c="8"/></text:p>
            <text:p><text:s text:c="8"/></text:p>
            <text:p><text:s text:c="8"/></text:p>
            <text:p><text:s text:c="12"/>Jusuf Nurkic hit 9-of-15 shots for 20 points, 19 rebounds and a steal in 30 minutes of Monday's 88-82 loss to the Nuggets.</text:p>
            <text:p><text:s text:c="8"/></text:p>
            <text:p><text:s text:c="8"/></text:p>
            <text:p><text:s text:c="13"/>This was basically a must-win game for the Nuggets, while the Blazers were locked into the playoffs either way. Nurkic held his own against Nikola Jokic, who had another monster game for the Nuggets, and the Blazers are pretty healthy as the playoffs approach. The Blazers finish up with the Jazz on Wednesday, which should actually have some playoff implications with the No. 3, 4, 5 and 6 seeds still all bunched up. Hopefully that means that Nurkic, Damian Lillard and C.J. McCollum will all be out there going full speed again in the finale.</text:p>
            <text:p><text:s text:c="8"/></text:p>
            <text:p><text:s text:c="8"/></text:p>
            <text:p><text:s text:c="13"/></text:p>
            <text:p><text:s text:c="14"/></text:p>
            <text:p><text:s text:c="13"/>Apr 9 - 11:3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aMarcus Aldridge</text:p>
            <text:p><text:s text:c="17"/></text:p>
            <text:p><text:s text:c="17"/></text:p>
            <text:p><text:s text:c="22"/>- F/C - <text:s/>Spurs</text:p>
            <text:p><text:s text:c="16"/></text:p>
            <text:p><text:s text:c="17"/></text:p>
            <text:p><text:s text:c="12"/></text:p>
            <text:p><text:s text:c="8"/></text:p>
            <text:p><text:s text:c="8"/></text:p>
            <text:p><text:s text:c="8"/></text:p>
            <text:p><text:s text:c="12"/>LaMarcus Aldridge double-doubled with 15 points, 14 rebounds and two blocks as the Spurs made the playoffs for the 21st consecutive season with Monday's win over the Kings.</text:p>
            <text:p><text:s text:c="8"/></text:p>
            <text:p><text:s text:c="8"/></text:p>
            <text:p><text:s text:c="13"/>The Spurs and Thunder had a tough road to the playoffs, but both teams got it done and secured a spot in the postseason with tonight's wins. The Spurs play the Pelicans in Wednesday's finale, but it's anyone's guess who Gregg Popovich throws out there. The Spurs were just trying to get in and avoid a lost season after suffering through a nine-game season from Kawhi Leonard. Mission accomplished.</text:p>
            <text:p><text:s text:c="8"/></text:p>
            <text:p><text:s text:c="8"/></text:p>
            <text:p><text:s text:c="13"/></text:p>
            <text:p><text:s text:c="14"/></text:p>
            <text:p><text:s text:c="13"/>Apr 9 - 11:3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udy Gay</text:p>
            <text:p><text:s text:c="17"/></text:p>
            <text:p><text:s text:c="17"/></text:p>
            <text:p><text:s text:c="22"/>- F - <text:s/>Spurs</text:p>
            <text:p><text:s text:c="16"/></text:p>
            <text:p><text:s text:c="17"/></text:p>
            <text:p><text:s text:c="12"/></text:p>
            <text:p><text:s text:c="8"/></text:p>
            <text:p><text:s text:c="8"/></text:p>
            <text:p><text:s text:c="8"/></text:p>
            <text:p><text:s text:c="12"/>Rudy Gay came off the bench for 18 points, six rebounds, a steal and a block in 26 minutes to lead the Spurs in scoring and help secure a playoff berth with a 98-85 win over the Kings on Monday.</text:p>
            <text:p><text:s text:c="8"/></text:p>
            <text:p><text:s text:c="8"/></text:p>
            <text:p><text:s text:c="13"/>Gay, Manu Ginobili and Bryn Forbes combined for 25 points in the fourth quarter, which is when the Spurs put the Kings away and secured a spot in the postseason for the 21st consecutive time. The Spurs playoff streak is the longest active one in the four major sports, followed by the Pittsburgh Penguins, who are second with 12 straight playoff appearances. The Spurs now have a somewhat meaningless game on Wednesday against the Pelicans, and it's going to be hard to trust any of them as they prepare for the playoffs.</text:p>
            <text:p><text:s text:c="8"/></text:p>
            <text:p><text:s text:c="8"/></text:p>
            <text:p><text:s text:c="13"/></text:p>
            <text:p><text:s text:c="14"/></text:p>
            <text:p><text:s text:c="13"/>Apr 9 - 11:2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ustin Jackson</text:p>
            <text:p><text:s text:c="17"/></text:p>
            <text:p><text:s text:c="17"/></text:p>
            <text:p><text:s text:c="22"/>- F - <text:s/>Kings</text:p>
            <text:p><text:s text:c="16"/></text:p>
            <text:p><text:s text:c="17"/></text:p>
            <text:p><text:s text:c="12"/></text:p>
            <text:p><text:s text:c="8"/></text:p>
            <text:p><text:s text:c="8"/></text:p>
            <text:p><text:s text:c="8"/></text:p>
            <text:p><text:s text:c="12"/>Justin Jackson missed both of his shots and somehow failed to score in 32 minutes, while Bogdan Bogdanovic hit just 1-of-8 shots and finished with two points in 26 minutes of Monday's loss to the Spurs.</text:p>
            <text:p><text:s text:c="8"/></text:p>
            <text:p><text:s text:c="8"/></text:p>
            <text:p><text:s text:c="13"/>Yuck. Hopefully you weren't counting on these two tonight, but it wasn't easy to see coming. Jackson had played very well in his previous two games, and Bogdanovic was hot before fading over his last two. They'll have a chance for redemption on Wednesday against the Rockets, but they're going to be hard to trust after tonight's disasters.</text:p>
            <text:p><text:s text:c="8"/></text:p>
            <text:p><text:s text:c="8"/></text:p>
            <text:p><text:s text:c="13"/></text:p>
            <text:p><text:s text:c="14"/></text:p>
            <text:p><text:s text:c="13"/>Apr 9 - 11:2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Aaron Fox</text:p>
            <text:p><text:s text:c="17"/></text:p>
            <text:p><text:s text:c="17"/></text:p>
            <text:p><text:s text:c="22"/>- G - <text:s/>Kings</text:p>
            <text:p><text:s text:c="16"/></text:p>
            <text:p><text:s text:c="17"/></text:p>
            <text:p><text:s text:c="12"/></text:p>
            <text:p><text:s text:c="8"/></text:p>
            <text:p><text:s text:c="8"/></text:p>
            <text:p><text:s text:c="8"/></text:p>
            <text:p><text:s text:c="12"/>De'Aaron Fox hit 7-of-17 shots and three 3-pointers for 21 points and seven assists in Monday's loss.</text:p>
            <text:p><text:s text:c="8"/></text:p>
            <text:p><text:s text:c="8"/></text:p>
            <text:p><text:s text:c="13"/>Fox is finishing up on a high note, scoring in double-figures in five straight games and his 21 points were his most since he matched that number on March 1. He should be out there on Wednesday against the Rockets and will be a breakout candidate next season.</text:p>
            <text:p><text:s text:c="8"/></text:p>
            <text:p><text:s text:c="8"/></text:p>
            <text:p><text:s text:c="13"/></text:p>
            <text:p><text:s text:c="14"/></text:p>
            <text:p><text:s text:c="13"/>Apr 9 - 11:2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rrick Rose</text:p>
            <text:p><text:s text:c="17"/></text:p>
            <text:p><text:s text:c="17"/></text:p>
            <text:p><text:s text:c="22"/>- G - <text:s/>Timberwolves</text:p>
            <text:p><text:s text:c="16"/></text:p>
            <text:p><text:s text:c="17"/></text:p>
            <text:p><text:s text:c="12"/></text:p>
            <text:p><text:s text:c="8"/></text:p>
            <text:p><text:s text:c="8"/></text:p>
            <text:p><text:s text:c="8"/></text:p>
            <text:p><text:s text:c="12"/>Derrick Rose scored 13 points with three assists, one rebound and one triple in 22 minutes vs. the Grizzlies on Monday.</text:p>
            <text:p><text:s text:c="8"/></text:p>
            <text:p><text:s text:c="8"/></text:p>
            <text:p><text:s text:c="13"/>We don't say this very often anymore, but Rose was actually pretty good. He even logged some minutes next to Jeff Teague and gave the Wolves a spark after a terrible start. Despite his strong game, there's no guarantee that Rose will be in the playoff rotation, assuming the Wolves get in.</text:p>
            <text:p><text:s text:c="8"/></text:p>
            <text:p><text:s text:c="8"/></text:p>
            <text:p><text:s text:c="13"/></text:p>
            <text:p><text:s text:c="14"/></text:p>
            <text:p><text:s text:c="13"/>Apr 9 - 11:1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Ian Clark</text:p>
            <text:p><text:s text:c="17"/></text:p>
            <text:p><text:s text:c="17"/></text:p>
            <text:p><text:s text:c="22"/>- G - <text:s/>Pelicans</text:p>
            <text:p><text:s text:c="16"/></text:p>
            <text:p><text:s text:c="17"/></text:p>
            <text:p><text:s text:c="12"/></text:p>
            <text:p><text:s text:c="8"/></text:p>
            <text:p><text:s text:c="8"/></text:p>
            <text:p><text:s text:c="8"/></text:p>
            <text:p><text:s text:c="12"/>Ian Clark (ankle) checked into Monday's game vs. the Clippers.</text:p>
            <text:p><text:s text:c="8"/></text:p>
            <text:p><text:s text:c="8"/></text:p>
            <text:p><text:s text:c="13"/>Coach Alvin Gentry said before the game that Clark was out, but here we are. Clark was originally expected to miss 5-10 days but beat his timetable by a full day.</text:p>
            <text:p><text:s text:c="8"/></text:p>
            <text:p><text:s text:c="8"/></text:p>
            <text:p><text:s text:c="13"/></text:p>
            <text:p><text:s text:c="14"/></text:p>
            <text:p><text:s text:c="13"/>Apr 9 - 11:0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immy Butler</text:p>
            <text:p><text:s text:c="17"/></text:p>
            <text:p><text:s text:c="17"/></text:p>
            <text:p><text:s text:c="22"/>- G/F - <text:s/>Timberwolves</text:p>
            <text:p><text:s text:c="16"/></text:p>
            <text:p><text:s text:c="17"/></text:p>
            <text:p><text:s text:c="12"/></text:p>
            <text:p><text:s text:c="8"/></text:p>
            <text:p><text:s text:c="8"/></text:p>
            <text:p><text:s text:c="8"/></text:p>
            <text:p><text:s text:c="12"/>In his second game back from his knee injury, Jimmy Butler had 15 points in 23 minutes in Monday's 113-94 win over the Grizzlies.</text:p>
            <text:p><text:s text:c="8"/></text:p>
            <text:p><text:s text:c="8"/></text:p>
            <text:p><text:s text:c="13"/>The game was a little too close for comfort for most of the night, but the Wolves pulled away late with a 30-19 fourth quarter. If the Nuggets win on Monday night they will be tied with Minnesota for the No. 8 seed, so Butler may be asked to play 30 or more minutes in Wednesday's must-win game vs. the Nuggets. Butler finished 3-of-8 from the field and 9-of-11 from the line with three assists, two rebounds and three steals.</text:p>
            <text:p><text:s text:c="8"/></text:p>
            <text:p><text:s text:c="8"/></text:p>
            <text:p><text:s text:c="13"/></text:p>
            <text:p><text:s text:c="14"/></text:p>
            <text:p><text:s text:c="13"/>Apr 9 - 11:0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terling Brown</text:p>
            <text:p><text:s text:c="17"/></text:p>
            <text:p><text:s text:c="17"/></text:p>
            <text:p><text:s text:c="22"/>- G - <text:s/>Bucks</text:p>
            <text:p><text:s text:c="16"/></text:p>
            <text:p><text:s text:c="17"/></text:p>
            <text:p><text:s text:c="12"/></text:p>
            <text:p><text:s text:c="8"/></text:p>
            <text:p><text:s text:c="8"/></text:p>
            <text:p><text:s text:c="8"/></text:p>
            <text:p><text:s text:c="12"/>Sterling Brown was back from his personal leave on Monday and played two minutes, failing to score.</text:p>
            <text:p><text:s text:c="8"/></text:p>
            <text:p><text:s text:c="8"/></text:p>
            <text:p><text:s text:c="13"/>He has no fantasy value, but his return will get him off the injury report for Wednesday's finale.</text:p>
            <text:p><text:s text:c="8"/></text:p>
            <text:p><text:s text:c="8"/></text:p>
            <text:p><text:s text:c="13"/></text:p>
            <text:p><text:s text:c="14"/></text:p>
            <text:p><text:s text:c="13"/>Apr 9 - 11:0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Shabazz Muhammad</text:p>
            <text:p><text:s text:c="17"/></text:p>
            <text:p><text:s text:c="17"/></text:p>
            <text:p><text:s text:c="22"/>- F - <text:s/>Bucks</text:p>
            <text:p><text:s text:c="16"/></text:p>
            <text:p><text:s text:c="17"/></text:p>
            <text:p><text:s text:c="12"/></text:p>
            <text:p><text:s text:c="8"/></text:p>
            <text:p><text:s text:c="8"/></text:p>
            <text:p><text:s text:c="8"/></text:p>
            <text:p><text:s text:c="12"/>Shabazz Muhammad came off the bench and played through a sore ankle to hit 7-of-14 shots and a 3-pointer for a season-high 22 points and eight rebounds in Monday's win.</text:p>
            <text:p><text:s text:c="8"/></text:p>
            <text:p><text:s text:c="8"/></text:p>
            <text:p><text:s text:c="13"/>He didn't do anything else, but it's nice to know he can still score. There are other players with more upside you can deploy for Wednesday's finale, as it's hard to see Muhammad doing this in two straight games. This was his first double-digit scoring game since March 23.</text:p>
            <text:p><text:s text:c="8"/></text:p>
            <text:p><text:s text:c="8"/></text:p>
            <text:p><text:s text:c="13"/></text:p>
            <text:p><text:s text:c="14"/></text:p>
            <text:p><text:s text:c="13"/>Apr 9 - 11:0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orgui Dieng</text:p>
            <text:p><text:s text:c="17"/></text:p>
            <text:p><text:s text:c="17"/></text:p>
            <text:p><text:s text:c="22"/>- F/C - <text:s/>Timberwolves</text:p>
            <text:p><text:s text:c="16"/></text:p>
            <text:p><text:s text:c="17"/></text:p>
            <text:p><text:s text:c="12"/></text:p>
            <text:p><text:s text:c="8"/></text:p>
            <text:p><text:s text:c="8"/></text:p>
            <text:p><text:s text:c="8"/></text:p>
            <text:p><text:s text:c="12"/>Gorgui Dieng scored 11 points with six rebounds, one block and two triples in 17 minutes vs. the Grizzlies on Monday.</text:p>
            <text:p><text:s text:c="8"/></text:p>
            <text:p><text:s text:c="8"/></text:p>
            <text:p><text:s text:c="13"/>Taj Gibson was ruled out with neck soreness in the first quarter, and Dieng probably would've played more if not for foul trouble. If Gibson is unable to play on Wednesday vs. the Nuggets, that means we'll likely see more of both Dieng and Nemanja Bjelica -- Bjelica started the second half and had two points, five rebounds, two assists and two blocks in 20 minutes. Dieng will have mid-round upside with starter's minutes, so keep an eye on the injury report.</text:p>
            <text:p><text:s text:c="8"/></text:p>
            <text:p><text:s text:c="8"/></text:p>
            <text:p><text:s text:c="13"/>Related: Nemanja Bjelica</text:p>
            <text:p><text:s text:c="14"/></text:p>
            <text:p><text:s text:c="13"/>Apr 9 - 11: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ric Bledsoe</text:p>
            <text:p><text:s text:c="17"/></text:p>
            <text:p><text:s text:c="17"/></text:p>
            <text:p><text:s text:c="22"/>- G - <text:s/>Bucks</text:p>
            <text:p><text:s text:c="16"/></text:p>
            <text:p><text:s text:c="17"/></text:p>
            <text:p><text:s text:c="12"/></text:p>
            <text:p><text:s text:c="8"/></text:p>
            <text:p><text:s text:c="8"/></text:p>
            <text:p><text:s text:c="8"/></text:p>
            <text:p><text:s text:c="12"/>Eric Bledsoe hit 7-of-17 shots and two 3-pointers for 20 points, 12 rebounds, 11 assists and three steals in Monday's 102-86 win over the Magic.</text:p>
            <text:p><text:s text:c="8"/></text:p>
            <text:p><text:s text:c="8"/></text:p>
            <text:p><text:s text:c="13"/>Maybe he was trying to make a statement to Malcolm Brogdon, who was back from his quad injury tonight, or maybe he just felt like ballin' out with Giannis Antetokounmpo in street clothes. Either way, Bledsoe's had a fine season for the Bucks and this was his first triple-double of the year, and just his third double-double, as well. He's feeling it right now, hitting double digits in assists in his last two games and averaging 21.8 points, 4.8 rebounds, 7.4 assists, 1.8 steals and 2.2 3-pointers over his last five. Hopefully he'll be ready to do it again on Wednesday against the Sixers in his regular-season finale.</text:p>
            <text:p><text:s text:c="8"/></text:p>
            <text:p><text:s text:c="8"/></text:p>
            <text:p><text:s text:c="13"/></text:p>
            <text:p><text:s text:c="14"/></text:p>
            <text:p><text:s text:c="13"/>Apr 9 - 10:5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lcolm Brogdon</text:p>
            <text:p><text:s text:c="17"/></text:p>
            <text:p><text:s text:c="17"/></text:p>
            <text:p><text:s text:c="22"/>- G - <text:s/>Bucks</text:p>
            <text:p><text:s text:c="16"/></text:p>
            <text:p><text:s text:c="17"/></text:p>
            <text:p><text:s text:c="12"/></text:p>
            <text:p><text:s text:c="8"/></text:p>
            <text:p><text:s text:c="8"/></text:p>
            <text:p><text:s text:c="8"/></text:p>
            <text:p><text:s text:c="12"/>Malcolm Brogdon played for the first time since Feb. 1 <text:s/>and hit 1-of-4 shots for two points, two rebounds and one assist in Monday's win over the Magic.</text:p>
            <text:p><text:s text:c="8"/></text:p>
            <text:p><text:s text:c="8"/></text:p>
            <text:p><text:s text:c="13"/>His absence for much of the season was a big reason for Eric Bledsoe's big year, but Brogdon will be a serious bounce-back candidate next season.</text:p>
            <text:p><text:s text:c="8"/></text:p>
            <text:p><text:s text:c="8"/></text:p>
            <text:p><text:s text:c="13"/></text:p>
            <text:p><text:s text:c="14"/></text:p>
            <text:p><text:s text:c="13"/>Apr 9 - 10:5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en McLemore</text:p>
            <text:p><text:s text:c="17"/></text:p>
            <text:p><text:s text:c="17"/></text:p>
            <text:p><text:s text:c="22"/>- G - <text:s/>Grizzlies</text:p>
            <text:p><text:s text:c="16"/></text:p>
            <text:p><text:s text:c="17"/></text:p>
            <text:p><text:s text:c="12"/></text:p>
            <text:p><text:s text:c="8"/></text:p>
            <text:p><text:s text:c="8"/></text:p>
            <text:p><text:s text:c="8"/></text:p>
            <text:p><text:s text:c="12"/>Ben McLemore scored a team-high 18 points with seven rebounds and one assist in Monday's loss to the Wolves.</text:p>
            <text:p><text:s text:c="8"/></text:p>
            <text:p><text:s text:c="8"/></text:p>
            <text:p><text:s text:c="13"/>He was a -26 in his 42 minutes. The Grizzlies clinched the second worst record in the NBA tonight, so maybe they won't rest as many players on Wednesday. McLemore has had a few random scoring outbursts this season and has four games with 13+ points out of his last five, but for the most part, this has been another forgetful campaign for the 25-year-old wing.</text:p>
            <text:p><text:s text:c="8"/></text:p>
            <text:p><text:s text:c="8"/></text:p>
            <text:p><text:s text:c="13"/></text:p>
            <text:p><text:s text:c="14"/></text:p>
            <text:p><text:s text:c="13"/>Apr 9 - 10:5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Nikola Vucevic</text:p>
            <text:p><text:s text:c="17"/></text:p>
            <text:p><text:s text:c="17"/></text:p>
            <text:p><text:s text:c="22"/>- C - <text:s/>Magic</text:p>
            <text:p><text:s text:c="16"/></text:p>
            <text:p><text:s text:c="17"/></text:p>
            <text:p><text:s text:c="12"/></text:p>
            <text:p><text:s text:c="8"/></text:p>
            <text:p><text:s text:c="8"/></text:p>
            <text:p><text:s text:c="8"/></text:p>
            <text:p><text:s text:c="12"/>Nikola Vucevic hit 8-of-17 shots for 17 points, 10 rebounds, seven assists and three blocks in 29 minutes of Monday's 102-86 loss to the Bucks.</text:p>
            <text:p><text:s text:c="8"/></text:p>
            <text:p><text:s text:c="8"/></text:p>
            <text:p><text:s text:c="13"/>Vuc has been playing well and while there was a chance he could have rested tonight, he was out there powering through it and playing well. We'll have to see if plays in Wednesday's finale against the Wizards, but if he's starting in that one, you'll want him in your fantasy lineup. Aaron Gordon, Mario Hezonja, Khem Birch and Bismack Biyombo all played decently for the Magic, but Vuc was the star in a meaningless game.</text:p>
            <text:p><text:s text:c="8"/></text:p>
            <text:p><text:s text:c="8"/></text:p>
            <text:p><text:s text:c="13"/></text:p>
            <text:p><text:s text:c="14"/></text:p>
            <text:p><text:s text:c="13"/>Apr 9 - 10:4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Shon Brooks</text:p>
            <text:p><text:s text:c="17"/></text:p>
            <text:p><text:s text:c="17"/></text:p>
            <text:p><text:s text:c="22"/>- G/F - <text:s/>Grizzlies</text:p>
            <text:p><text:s text:c="16"/></text:p>
            <text:p><text:s text:c="17"/></text:p>
            <text:p><text:s text:c="12"/></text:p>
            <text:p><text:s text:c="8"/></text:p>
            <text:p><text:s text:c="8"/></text:p>
            <text:p><text:s text:c="8"/></text:p>
            <text:p><text:s text:c="12"/>MarShon Brooks finally cooled off on Monday vs. the Wolves, scoring 14 points on 4-of-16 shooting.</text:p>
            <text:p><text:s text:c="8"/></text:p>
            <text:p><text:s text:c="8"/></text:p>
            <text:p><text:s text:c="13"/>He had to come back down to earth at some point, as Brooks was averaging 23.6 points, 3.6 assists, 3.4 rebounds, 1.4 steals and 3.2 triples while shooting an unsustainable 57.9% from the field in his previous five outings. He also turned the ball over five times tonight, but did hand out five assists with one board, two steals and two triples. <text:s/>Brooks will look to finish his season on a high note in Wednesday's season finale vs. OKC.</text:p>
            <text:p><text:s text:c="8"/></text:p>
            <text:p><text:s text:c="8"/></text:p>
            <text:p><text:s text:c="13"/></text:p>
            <text:p><text:s text:c="14"/></text:p>
            <text:p><text:s text:c="13"/>Apr 9 - 10:4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Frank Ntilikina</text:p>
            <text:p><text:s text:c="17"/></text:p>
            <text:p><text:s text:c="17"/></text:p>
            <text:p><text:s text:c="22"/>- G - <text:s/>Knicks</text:p>
            <text:p><text:s text:c="16"/></text:p>
            <text:p><text:s text:c="17"/></text:p>
            <text:p><text:s text:c="12"/></text:p>
            <text:p><text:s text:c="8"/></text:p>
            <text:p><text:s text:c="8"/></text:p>
            <text:p><text:s text:c="8"/></text:p>
            <text:p><text:s text:c="12"/>Frank Ntilikina scored a career-high 17 points in Monday's 123-109 loss to Cleveland, hitting 8-of-16 shots.</text:p>
            <text:p><text:s text:c="8"/></text:p>
            <text:p><text:s text:c="8"/></text:p>
            <text:p><text:s text:c="13"/>He played a team-high 40 minutes, adding six rebounds, five assists, one steal, one block and one triple. The Knicks were outscored by 17 points when Ntilikina was off the floor and this will go down as one of his best all-around games of the season. Coach Jeff Hornacek said Ntilikina has put on eight pounds since the season started and we're already starting to see dividends. "That’s great in his development," Hornacek said. "He’s only going to get bigger and stronger. Our trainers are working with him hard every day to improve on those things.’’</text:p>
            <text:p><text:s text:c="8"/></text:p>
            <text:p><text:s text:c="8"/></text:p>
            <text:p><text:s text:c="13"/></text:p>
            <text:p><text:s text:c="14"/></text:p>
            <text:p><text:s text:c="13"/>Source: New York Post <text:s text:c="36"/>Apr 9 - 10:3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Paul George</text:p>
            <text:p><text:s text:c="17"/></text:p>
            <text:p><text:s text:c="17"/></text:p>
            <text:p><text:s text:c="22"/>- F - <text:s/>Thunder</text:p>
            <text:p><text:s text:c="16"/></text:p>
            <text:p><text:s text:c="17"/></text:p>
            <text:p><text:s text:c="12"/></text:p>
            <text:p><text:s text:c="8"/></text:p>
            <text:p><text:s text:c="8"/></text:p>
            <text:p><text:s text:c="8"/></text:p>
            <text:p><text:s text:c="12"/>Paul George had a big fourth quarter and hit 7-of-19 shots and 5-of-13 3-pointers for 27 points, three rebounds, one assist and one steal in 37 minutes of Monday's 115-93 win over the Heat, officially putting the Thunder in the playoffs.</text:p>
            <text:p><text:s text:c="8"/></text:p>
            <text:p><text:s text:c="8"/></text:p>
            <text:p><text:s text:c="13"/>George's line wasn't incredible tonight, but he played very well, especially in the fourth quarter when the Thunder outscored the Heat 39-12, and he's a big reason they're going to be playing in the postseason. George has one game remaining, which is Wednesday night against the Grizzlies. Carmelo Anthony, on the other hand, had 11 points on 4-of-11 shooting, as his season of disappointment continues.</text:p>
            <text:p><text:s text:c="8"/></text:p>
            <text:p><text:s text:c="8"/></text:p>
            <text:p><text:s text:c="13"/></text:p>
            <text:p><text:s text:c="14"/></text:p>
            <text:p><text:s text:c="13"/>Apr 9 - 10:3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ussell Westbrook</text:p>
            <text:p><text:s text:c="17"/></text:p>
            <text:p><text:s text:c="17"/></text:p>
            <text:p><text:s text:c="22"/>- G - <text:s/>Thunder</text:p>
            <text:p><text:s text:c="16"/></text:p>
            <text:p><text:s text:c="17"/></text:p>
            <text:p><text:s text:c="12"/></text:p>
            <text:p><text:s text:c="8"/></text:p>
            <text:p><text:s text:c="8"/></text:p>
            <text:p><text:s text:c="8"/></text:p>
            <text:p><text:s text:c="12"/>Russell Westbrook hit 8-of-21 shots and two 3-pointers for 23 points, a season-high 18 rebounds, 13 assists, a steal and six turnovers in Monday's huge 115-93 win over the Heat, securing a playoff spot for the Thunder.</text:p>
            <text:p><text:s text:c="8"/></text:p>
            <text:p><text:s text:c="8"/></text:p>
            <text:p><text:s text:c="13"/>It wasn't an easy road to the playoffs and this game was close until the Thunder went on a late tear in the fourth quarter, outscoring the Heat 39-12. Westbrook's monster line gets him back in the hunt to average a triple-double on the season, and he'll be going all in on Wednesday against the Grizzlies, which is their season finale. This was his 25th triple-double of the season and if our calculations are right, Westbrook is now averaging 25.6 points, 9.92 rebounds and 10.1 assists with one game remaining. And that means it would take 16 rebounds on Wednesday to finish with the triple-double average. His teammates were blocking out for him to board tonight and he's had at least 15 rebounds in three of his last four games. Something tells us he's going to get at least 16 boards on Wednesday.</text:p>
            <text:p><text:s text:c="8"/></text:p>
            <text:p><text:s text:c="8"/></text:p>
            <text:p><text:s text:c="13"/></text:p>
            <text:p><text:s text:c="14"/></text:p>
            <text:p><text:s text:c="13"/>Apr 9 - 10:2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ichael Beasley</text:p>
            <text:p><text:s text:c="17"/></text:p>
            <text:p><text:s text:c="17"/></text:p>
            <text:p><text:s text:c="22"/>- F - <text:s/>Knicks</text:p>
            <text:p><text:s text:c="16"/></text:p>
            <text:p><text:s text:c="17"/></text:p>
            <text:p><text:s text:c="12"/></text:p>
            <text:p><text:s text:c="8"/></text:p>
            <text:p><text:s text:c="8"/></text:p>
            <text:p><text:s text:c="8"/></text:p>
            <text:p><text:s text:c="12"/>Michael Beasley scored 20 points with four rebounds, three assists, three steals, one block and one triple in Monday's game vs. the Cavaliers.</text:p>
            <text:p><text:s text:c="8"/></text:p>
            <text:p><text:s text:c="8"/></text:p>
            <text:p><text:s text:c="13"/>He also made an interesting business decision by dodging a LeBron James slam (link below). Beasley has been playing his way into a nice payday and this was his 21st game of the season with 20+ points. The Knicks are now tied with the Nets for eighth place in the lottery standings with one game remaining, so there's no guarantee that they will let him play in the season finale.</text:p>
            <text:p><text:s text:c="8"/></text:p>
            <text:p><text:s text:c="8"/></text:p>
            <text:p><text:s text:c="13"/></text:p>
            <text:p><text:s text:c="14"/></text:p>
            <text:p><text:s text:c="13"/>Source: Rob Perez on Twitter <text:s text:c="29"/>Apr 9 - 10:2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lly Olynyk</text:p>
            <text:p><text:s text:c="17"/></text:p>
            <text:p><text:s text:c="17"/></text:p>
            <text:p><text:s text:c="22"/>- F/C - <text:s/>Heat</text:p>
            <text:p><text:s text:c="16"/></text:p>
            <text:p><text:s text:c="17"/></text:p>
            <text:p><text:s text:c="12"/></text:p>
            <text:p><text:s text:c="8"/></text:p>
            <text:p><text:s text:c="8"/></text:p>
            <text:p><text:s text:c="8"/></text:p>
            <text:p><text:s text:c="12"/>Kelly Olynyk played just 12 minutes and hit 2-of-6 shots and a 3-pointer for five points, six rebounds and one assist in a loss to the Thunder.</text:p>
            <text:p><text:s text:c="8"/></text:p>
            <text:p><text:s text:c="8"/></text:p>
            <text:p><text:s text:c="13"/>There are no reports of an injury, but his fantasy owners took a hit tonight. Olynyk hasn't had this bad of a game since he scored three points back on March 6. Maybe he'll bounce back on Wednesday against the Raptors.</text:p>
            <text:p><text:s text:c="8"/></text:p>
            <text:p><text:s text:c="8"/></text:p>
            <text:p><text:s text:c="13"/></text:p>
            <text:p><text:s text:c="14"/></text:p>
            <text:p><text:s text:c="13"/>Apr 9 - 10:1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se Calderon</text:p>
            <text:p><text:s text:c="17"/></text:p>
            <text:p><text:s text:c="17"/></text:p>
            <text:p><text:s text:c="22"/>- G - <text:s/>Cavaliers</text:p>
            <text:p><text:s text:c="16"/></text:p>
            <text:p><text:s text:c="17"/></text:p>
            <text:p><text:s text:c="12"/></text:p>
            <text:p><text:s text:c="8"/></text:p>
            <text:p><text:s text:c="8"/></text:p>
            <text:p><text:s text:c="8"/></text:p>
            <text:p><text:s text:c="12"/>Jose Calderon (hamstring) returned to action on Monday vs. the Knicks, scoring three points with three rebounds, one assist and one triple in 20 minutes.</text:p>
            <text:p><text:s text:c="8"/></text:p>
            <text:p><text:s text:c="8"/></text:p>
            <text:p><text:s text:c="13"/>George Hill (ankle) also returned and played 20 minutes, but we'd expect the minutes to tip in Hill's favor very quickly with the playoffs looming. Calderon will probably see minutes in the teens when the Cavs are at full strength.</text:p>
            <text:p><text:s text:c="8"/></text:p>
            <text:p><text:s text:c="8"/></text:p>
            <text:p><text:s text:c="13"/></text:p>
            <text:p><text:s text:c="14"/></text:p>
            <text:p><text:s text:c="13"/>Apr 9 - 10:1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Hassan Whiteside</text:p>
            <text:p><text:s text:c="17"/></text:p>
            <text:p><text:s text:c="17"/></text:p>
            <text:p><text:s text:c="22"/>- C - <text:s/>Heat</text:p>
            <text:p><text:s text:c="16"/></text:p>
            <text:p><text:s text:c="17"/></text:p>
            <text:p><text:s text:c="12"/></text:p>
            <text:p><text:s text:c="8"/></text:p>
            <text:p><text:s text:c="8"/></text:p>
            <text:p><text:s text:c="8"/></text:p>
            <text:p><text:s text:c="12"/>Hassan Whiteside hit 8-of-10 shots for 16 points, eight rebounds and three blocks in Monday's 115-93 loss to the Thunder.</text:p>
            <text:p><text:s text:c="8"/></text:p>
            <text:p><text:s text:c="8"/></text:p>
            <text:p><text:s text:c="13"/>The Thunder pulled away late in this one and it was a much closer game than the final score suggests. Whiteside has righted the ship, averaging 13.2 points, 9.0 rebounds and 2.2 blocks over his last five, as the Heat now sit as the No. 7 seed in the East. And that might be the preferable spot, as a date with the banged up Celtics may not be a bad thing. James Johnson, Josh Richardson, Tyler Johnson and Justise Winslow all played well for the Heat in the loss.</text:p>
            <text:p><text:s text:c="8"/></text:p>
            <text:p><text:s text:c="8"/></text:p>
            <text:p><text:s text:c="13"/></text:p>
            <text:p><text:s text:c="14"/></text:p>
            <text:p><text:s text:c="13"/>Apr 9 - 10:1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eorge Hill</text:p>
            <text:p><text:s text:c="17"/></text:p>
            <text:p><text:s text:c="17"/></text:p>
            <text:p><text:s text:c="22"/>- G - <text:s/>Cavaliers</text:p>
            <text:p><text:s text:c="16"/></text:p>
            <text:p><text:s text:c="17"/></text:p>
            <text:p><text:s text:c="12"/></text:p>
            <text:p><text:s text:c="8"/></text:p>
            <text:p><text:s text:c="8"/></text:p>
            <text:p><text:s text:c="8"/></text:p>
            <text:p><text:s text:c="12"/>George Hill (ankle) played 20 minutes on Monday vs. the Knicks, scoring five points with four assists, two rebounds, two steals and one triple.</text:p>
            <text:p><text:s text:c="8"/></text:p>
            <text:p><text:s text:c="8"/></text:p>
            <text:p><text:s text:c="13"/>He returned from a four-game absence, so the low minutes aren't a complete surprise. The Cavaliers are still fighting the 76ers for the No. 3 seed and they probably want to get Hill back into a rhythm, so for now we'd expect to see him play in the season finale.</text:p>
            <text:p><text:s text:c="8"/></text:p>
            <text:p><text:s text:c="8"/></text:p>
            <text:p><text:s text:c="13"/></text:p>
            <text:p><text:s text:c="14"/></text:p>
            <text:p><text:s text:c="13"/>Apr 9 - 10:1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Goran Dragic</text:p>
            <text:p><text:s text:c="17"/></text:p>
            <text:p><text:s text:c="17"/></text:p>
            <text:p><text:s text:c="22"/>- G - <text:s/>Heat</text:p>
            <text:p><text:s text:c="16"/></text:p>
            <text:p><text:s text:c="17"/></text:p>
            <text:p><text:s text:c="12"/></text:p>
            <text:p><text:s text:c="8"/></text:p>
            <text:p><text:s text:c="8"/></text:p>
            <text:p><text:s text:c="8"/></text:p>
            <text:p><text:s text:c="12"/>Goran Dragic hit just 2-of-10 shots for four points, seven assists and nothing else in Monday's loss to Russell Westbrook.</text:p>
            <text:p><text:s text:c="8"/></text:p>
            <text:p><text:s text:c="8"/></text:p>
            <text:p><text:s text:c="13"/>Autocorrect changes his name to Goran Tragic in our system and his owners probably would have preferred we called him that, as his disappearing act likely cost some fantasy owners in a big way tonight. Either way, Mr. Tragic will likely be out there again in Wednesday's finale against the Raptors, where he'll look to bounce back and get ready for the playoffs.</text:p>
            <text:p><text:s text:c="8"/></text:p>
            <text:p><text:s text:c="8"/></text:p>
            <text:p><text:s text:c="13"/></text:p>
            <text:p><text:s text:c="14"/></text:p>
            <text:p><text:s text:c="13"/>Apr 9 - 10:1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eBron James</text:p>
            <text:p><text:s text:c="17"/></text:p>
            <text:p><text:s text:c="17"/></text:p>
            <text:p><text:s text:c="22"/>- F - <text:s/>Cavaliers</text:p>
            <text:p><text:s text:c="16"/></text:p>
            <text:p><text:s text:c="17"/></text:p>
            <text:p><text:s text:c="12"/></text:p>
            <text:p><text:s text:c="8"/></text:p>
            <text:p><text:s text:c="8"/></text:p>
            <text:p><text:s text:c="8"/></text:p>
            <text:p><text:s text:c="12"/>LeBron James scored 26 points while leading the Cavaliers to a 123-109 win over the Knicks on Monday.</text:p>
            <text:p><text:s text:c="8"/></text:p>
            <text:p><text:s text:c="8"/></text:p>
            <text:p><text:s text:c="13"/>LeBron was 7-of-16 from the field and 9-of-10 from the line, adding 11 assists, six rebounds, one steal and three triples. He has a chance to play in all 82 games of a season for the first time in his career if he suits up on Wednesday, and LeBron said on Monday morning that he would make it happen. He clinched his 10th straight division title with tonight's win, but the No. 3 seed in the East is still up for grabs -- they are currently one loss behind Philly.</text:p>
            <text:p><text:s text:c="8"/></text:p>
            <text:p><text:s text:c="8"/></text:p>
            <text:p><text:s text:c="13"/></text:p>
            <text:p><text:s text:c="14"/></text:p>
            <text:p><text:s text:c="13"/>Apr 9 - 10:0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Quincy Acy</text:p>
            <text:p><text:s text:c="17"/></text:p>
            <text:p><text:s text:c="17"/></text:p>
            <text:p><text:s text:c="22"/>- F/C - <text:s/>Nets</text:p>
            <text:p><text:s text:c="16"/></text:p>
            <text:p><text:s text:c="17"/></text:p>
            <text:p><text:s text:c="12"/></text:p>
            <text:p><text:s text:c="8"/></text:p>
            <text:p><text:s text:c="8"/></text:p>
            <text:p><text:s text:c="8"/></text:p>
            <text:p><text:s text:c="12"/>Quincy Acy hit 2-of-4 shots for five points, four rebounds, two steals and a 3-pointer in 20 minutes on Monday.</text:p>
            <text:p><text:s text:c="8"/></text:p>
            <text:p><text:s text:c="8"/></text:p>
            <text:p><text:s text:c="13"/>He went off on Saturday with 21 points and six triples in 23 minutes, but looked a lot more like the real Quincy Acy tonight.</text:p>
            <text:p><text:s text:c="8"/></text:p>
            <text:p><text:s text:c="8"/></text:p>
            <text:p><text:s text:c="13"/></text:p>
            <text:p><text:s text:c="14"/></text:p>
            <text:p><text:s text:c="13"/>Apr 9 - 10:0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llen Crabbe</text:p>
            <text:p><text:s text:c="17"/></text:p>
            <text:p><text:s text:c="17"/></text:p>
            <text:p><text:s text:c="22"/>- G/F - <text:s/>Nets</text:p>
            <text:p><text:s text:c="16"/></text:p>
            <text:p><text:s text:c="17"/></text:p>
            <text:p><text:s text:c="12"/></text:p>
            <text:p><text:s text:c="8"/></text:p>
            <text:p><text:s text:c="8"/></text:p>
            <text:p><text:s text:c="8"/></text:p>
            <text:p><text:s text:c="12"/>Allen Crabbe scored 29 points in the first half and finished up almost as strong, finishing Monday's win with a career-high 41 points, five boards, four assists, a steal, a block and eight 3-pointers on 12-of-15 shooting. He also hit 9-of-9 free throws in the best game of his life.</text:p>
            <text:p><text:s text:c="8"/></text:p>
            <text:p><text:s text:c="8"/></text:p>
            <text:p><text:s text:c="13"/>"I shook his hand after the game and it was still hot," said coach Kenny Atkinson. The Nets are at Boston for Wednesday's finale and chances are Crabbe will be out there again with Joe Harris (ankle) and Caris LeVert (foot) hurting. Crabbe has been sensational over his last three games after returning from the flu, scoring 41, 20 and 25 points in those games and burying a total of 18 3-pointers. His eight triples tied his career high, which he's done several times.</text:p>
            <text:p><text:s text:c="8"/></text:p>
            <text:p><text:s text:c="8"/></text:p>
            <text:p><text:s text:c="13"/></text:p>
            <text:p><text:s text:c="14"/></text:p>
            <text:p><text:s text:c="13"/>Apr 9 - 10:0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ngelo Russell</text:p>
            <text:p><text:s text:c="17"/></text:p>
            <text:p><text:s text:c="17"/></text:p>
            <text:p><text:s text:c="22"/>- G - <text:s/>Nets</text:p>
            <text:p><text:s text:c="16"/></text:p>
            <text:p><text:s text:c="17"/></text:p>
            <text:p><text:s text:c="12"/></text:p>
            <text:p><text:s text:c="8"/></text:p>
            <text:p><text:s text:c="8"/></text:p>
            <text:p><text:s text:c="8"/></text:p>
            <text:p><text:s text:c="12"/>D'Angelo Russell hit 9-of-21 shots and 3-of-12 3-pointers for 21 points, six rebounds, 11 assists and two steals in Monday's win over the Bulls.</text:p>
            <text:p><text:s text:c="8"/></text:p>
            <text:p><text:s text:c="8"/></text:p>
            <text:p><text:s text:c="13"/>This was Russell's first April double-double and he'll look to keep it going on Wednesday at Boston, assuming the Nets play all their studs in the finale. It's likely that they will.</text:p>
            <text:p><text:s text:c="8"/></text:p>
            <text:p><text:s text:c="8"/></text:p>
            <text:p><text:s text:c="13"/></text:p>
            <text:p><text:s text:c="14"/></text:p>
            <text:p><text:s text:c="13"/>Apr 9 - 9:5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pencer Dinwiddie</text:p>
            <text:p><text:s text:c="17"/></text:p>
            <text:p><text:s text:c="17"/></text:p>
            <text:p><text:s text:c="22"/>- G - <text:s/>Nets</text:p>
            <text:p><text:s text:c="16"/></text:p>
            <text:p><text:s text:c="17"/></text:p>
            <text:p><text:s text:c="12"/></text:p>
            <text:p><text:s text:c="8"/></text:p>
            <text:p><text:s text:c="8"/></text:p>
            <text:p><text:s text:c="8"/></text:p>
            <text:p><text:s text:c="12"/>Spencer Dinwiddie started in place of Joe Harris (ankle) on Monday and hit 6-of-13 shots and three 3-pointers for 20 points, three boards and seven assists in 36 minutes of a 114-106 win over the Bulls.</text:p>
            <text:p><text:s text:c="8"/></text:p>
            <text:p><text:s text:c="8"/></text:p>
            <text:p><text:s text:c="13"/>He's been a bit disappointing off the bench, but was back in form and the starting lineup tonight. Maybe he'll get another start in Wednesday's finale, and if it happens, fantasy owners will want to consider using him against the Celtics in that one.</text:p>
            <text:p><text:s text:c="8"/></text:p>
            <text:p><text:s text:c="8"/></text:p>
            <text:p><text:s text:c="13"/></text:p>
            <text:p><text:s text:c="14"/></text:p>
            <text:p><text:s text:c="13"/>Apr 9 - 9:5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rrett Allen</text:p>
            <text:p><text:s text:c="17"/></text:p>
            <text:p><text:s text:c="17"/></text:p>
            <text:p><text:s text:c="22"/>- C - <text:s/>Nets</text:p>
            <text:p><text:s text:c="16"/></text:p>
            <text:p><text:s text:c="17"/></text:p>
            <text:p><text:s text:c="12"/></text:p>
            <text:p><text:s text:c="8"/></text:p>
            <text:p><text:s text:c="8"/></text:p>
            <text:p><text:s text:c="8"/></text:p>
            <text:p><text:s text:c="12"/>Jarrett Allen hit 4-of-5 shots for eight points, five rebounds, a steal and four blocks in Monday's win over the Bulls.</text:p>
            <text:p><text:s text:c="8"/></text:p>
            <text:p><text:s text:c="8"/></text:p>
            <text:p><text:s text:c="13"/>Allen's been a bit disappointing this season, but is averaging a ridiculous 3.6 blocks over his last five games, swatting at least four shots in three straight games. He's also averaging just 8.2 points over his last five, but all signs are pointing to him breaking out next season. The hype machine will be rolling, as there's a lot to love about Allen's game and potential.</text:p>
            <text:p><text:s text:c="8"/></text:p>
            <text:p><text:s text:c="8"/></text:p>
            <text:p><text:s text:c="13"/></text:p>
            <text:p><text:s text:c="14"/></text:p>
            <text:p><text:s text:c="13"/>Apr 9 - 9:4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ean Kilpatrick</text:p>
            <text:p><text:s text:c="17"/></text:p>
            <text:p><text:s text:c="17"/></text:p>
            <text:p><text:s text:c="22"/>- G - <text:s/>Bulls</text:p>
            <text:p><text:s text:c="16"/></text:p>
            <text:p><text:s text:c="17"/></text:p>
            <text:p><text:s text:c="12"/></text:p>
            <text:p><text:s text:c="8"/></text:p>
            <text:p><text:s text:c="8"/></text:p>
            <text:p><text:s text:c="8"/></text:p>
            <text:p><text:s text:c="12"/>Sean Kilpatrick hit 6-of-13 shots and a couple 3-pointers for 16 points, three boards, two steals and a block in 26 minutes off the Bulls bench in Monday's 114-105 loss to the Nets.</text:p>
            <text:p><text:s text:c="8"/></text:p>
            <text:p><text:s text:c="8"/></text:p>
            <text:p><text:s text:c="13"/>Kilpatrick's been playing well for a couple weeks now, had a couple nice games against his former team (the Nets), and is averaging 19 points, 3.2 rebounds, 0.8 steals, 0.6 blocks and 2.8 3-pointers over his last five. He looks like a solid option in Wednesday's meaningless season finale against the Pistons, despite playing for four different NBA teams this season.</text:p>
            <text:p><text:s text:c="8"/></text:p>
            <text:p><text:s text:c="8"/></text:p>
            <text:p><text:s text:c="13"/></text:p>
            <text:p><text:s text:c="14"/></text:p>
            <text:p><text:s text:c="13"/>Apr 9 - 9:4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auri Markkanen</text:p>
            <text:p><text:s text:c="17"/></text:p>
            <text:p><text:s text:c="17"/></text:p>
            <text:p><text:s text:c="22"/>- F - <text:s/>Bulls</text:p>
            <text:p><text:s text:c="16"/></text:p>
            <text:p><text:s text:c="17"/></text:p>
            <text:p><text:s text:c="12"/></text:p>
            <text:p><text:s text:c="8"/></text:p>
            <text:p><text:s text:c="8"/></text:p>
            <text:p><text:s text:c="8"/></text:p>
            <text:p><text:s text:c="12"/>Lauri Markkanen returned from a rest and had 10 points, six rebounds, two steals, a block and two 3-pointers in 26 minutes on Monday, but hit just 3-of-14 shots.</text:p>
            <text:p><text:s text:c="8"/></text:p>
            <text:p><text:s text:c="8"/></text:p>
            <text:p><text:s text:c="13"/>He was rested on Saturday, but was back at it tonight, although his shot was a bit rusty. Whether he'll play in a meaningless finale on Wednesday against Detroit is anyone's guess.</text:p>
            <text:p><text:s text:c="8"/></text:p>
            <text:p><text:s text:c="8"/></text:p>
            <text:p><text:s text:c="13"/></text:p>
            <text:p><text:s text:c="14"/></text:p>
            <text:p><text:s text:c="13"/>Apr 9 - 9:4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Mar DeRozan</text:p>
            <text:p><text:s text:c="17"/></text:p>
            <text:p><text:s text:c="17"/></text:p>
            <text:p><text:s text:c="22"/>- G/F - <text:s/>Raptors</text:p>
            <text:p><text:s text:c="16"/></text:p>
            <text:p><text:s text:c="17"/></text:p>
            <text:p><text:s text:c="12"/></text:p>
            <text:p><text:s text:c="8"/></text:p>
            <text:p><text:s text:c="8"/></text:p>
            <text:p><text:s text:c="8"/></text:p>
            <text:p><text:s text:c="12"/>DeMar DeRozan returned from a rest on Monday and had 16 points, three boards, seven assists and two 3-pointers in 28 minutes.</text:p>
            <text:p><text:s text:c="8"/></text:p>
            <text:p><text:s text:c="8"/></text:p>
            <text:p><text:s text:c="13"/>The Raptors have nothing left to play for so whether DeRozan plays on Wednesday against the Heat remains to be seen. Owners have to hope the Raptors want to do some fine tuning for the playoffs and throw the regulars out there for the finale.</text:p>
            <text:p><text:s text:c="8"/></text:p>
            <text:p><text:s text:c="8"/></text:p>
            <text:p><text:s text:c="13"/></text:p>
            <text:p><text:s text:c="14"/></text:p>
            <text:p><text:s text:c="13"/>Apr 9 - 9:2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nas Valanciunas</text:p>
            <text:p><text:s text:c="17"/></text:p>
            <text:p><text:s text:c="17"/></text:p>
            <text:p><text:s text:c="22"/>- C - <text:s/>Raptors</text:p>
            <text:p><text:s text:c="16"/></text:p>
            <text:p><text:s text:c="17"/></text:p>
            <text:p><text:s text:c="12"/></text:p>
            <text:p><text:s text:c="8"/></text:p>
            <text:p><text:s text:c="8"/></text:p>
            <text:p><text:s text:c="8"/></text:p>
            <text:p><text:s text:c="12"/>Jonas Valanciunas returned from a rest on Monday and had 25 points, nine boards and a 3-pointer on 11-of-13 shooting in a 108-98 win over the Pistons.</text:p>
            <text:p><text:s text:c="8"/></text:p>
            <text:p><text:s text:c="8"/></text:p>
            <text:p><text:s text:c="13"/>JV benefitted from the absence of Andre Drummond (achilles), but it remains to be seen if the Raptors will roll him out there in Wednesday's finale against the Heat.</text:p>
            <text:p><text:s text:c="8"/></text:p>
            <text:p><text:s text:c="8"/></text:p>
            <text:p><text:s text:c="13"/></text:p>
            <text:p><text:s text:c="14"/></text:p>
            <text:p><text:s text:c="13"/>Apr 9 - 9:2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Pascal Siakam</text:p>
            <text:p><text:s text:c="17"/></text:p>
            <text:p><text:s text:c="17"/></text:p>
            <text:p><text:s text:c="22"/>- F - <text:s/>Raptors</text:p>
            <text:p><text:s text:c="16"/></text:p>
            <text:p><text:s text:c="17"/></text:p>
            <text:p><text:s text:c="12"/></text:p>
            <text:p><text:s text:c="8"/></text:p>
            <text:p><text:s text:c="8"/></text:p>
            <text:p><text:s text:c="8"/></text:p>
            <text:p><text:s text:c="12"/>Pascal Siakam hit 4-of-6 shots and two 3-pointers for 10 points, six rebounds, two assists and a steal in 29 minutes of Monday's start for the Raptors.</text:p>
            <text:p><text:s text:c="8"/></text:p>
            <text:p><text:s text:c="8"/></text:p>
            <text:p><text:s text:c="13"/>He started over Serge Ibaka, who was resting, and came in averaging 14.3 points, 4.0 rebounds, 2.3 assists, 1.0 blocks, 1.3 steals and 0.8 3-pointers as a starter this season. If Siakam starts again in Wednesday's finale against the Heat, he'll be worth a look in all fantasy formats.</text:p>
            <text:p><text:s text:c="8"/></text:p>
            <text:p><text:s text:c="8"/></text:p>
            <text:p><text:s text:c="13"/></text:p>
            <text:p><text:s text:c="14"/></text:p>
            <text:p><text:s text:c="13"/>Apr 9 - 9:2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ric Moreland</text:p>
            <text:p><text:s text:c="17"/></text:p>
            <text:p><text:s text:c="17"/></text:p>
            <text:p><text:s text:c="22"/>- C - <text:s/>Pistons</text:p>
            <text:p><text:s text:c="16"/></text:p>
            <text:p><text:s text:c="17"/></text:p>
            <text:p><text:s text:c="12"/></text:p>
            <text:p><text:s text:c="8"/></text:p>
            <text:p><text:s text:c="8"/></text:p>
            <text:p><text:s text:c="8"/></text:p>
            <text:p><text:s text:c="12"/>Eric Moreland started on Monday and had 11 points, seven rebounds, two steals and a block on 5-of-6 shooting in 32 minutes.</text:p>
            <text:p><text:s text:c="8"/></text:p>
            <text:p><text:s text:c="8"/></text:p>
            <text:p><text:s text:c="13"/>He had a double-double earlier this season, but the 11 points are a season high. Andre Drummond was out with an achilles injury and if he sits out Wednesday's finale and Moreland starts again, he'll be worth a look in fantasy on the final day of the season.</text:p>
            <text:p><text:s text:c="8"/></text:p>
            <text:p><text:s text:c="8"/></text:p>
            <text:p><text:s text:c="13"/></text:p>
            <text:p><text:s text:c="14"/></text:p>
            <text:p><text:s text:c="13"/>Apr 9 - 9:2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uke Kennard</text:p>
            <text:p><text:s text:c="17"/></text:p>
            <text:p><text:s text:c="17"/></text:p>
            <text:p><text:s text:c="22"/>- G - <text:s/>Pistons</text:p>
            <text:p><text:s text:c="16"/></text:p>
            <text:p><text:s text:c="17"/></text:p>
            <text:p><text:s text:c="12"/></text:p>
            <text:p><text:s text:c="8"/></text:p>
            <text:p><text:s text:c="8"/></text:p>
            <text:p><text:s text:c="8"/></text:p>
            <text:p><text:s text:c="12"/>Luke Kennard started on Monday and hit 7-of-13 shots and three 3-pointers on his way to 20 points, seven rebounds, two assists and a steal in 34 minutes.</text:p>
            <text:p><text:s text:c="8"/></text:p>
            <text:p><text:s text:c="8"/></text:p>
            <text:p><text:s text:c="13"/>The 20 points tied his season high and he scored 18 points with four 3-pointers and four assists on Sunday. If you picked him up for the stretch run he's come through in the last week and will try to keep it going in Sunday's finale against the Bulls.</text:p>
            <text:p><text:s text:c="8"/></text:p>
            <text:p><text:s text:c="8"/></text:p>
            <text:p><text:s text:c="13"/></text:p>
            <text:p><text:s text:c="14"/></text:p>
            <text:p><text:s text:c="13"/>Apr 9 - 9:1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eggie Jackson</text:p>
            <text:p><text:s text:c="17"/></text:p>
            <text:p><text:s text:c="17"/></text:p>
            <text:p><text:s text:c="22"/>- G - <text:s/>Pistons</text:p>
            <text:p><text:s text:c="16"/></text:p>
            <text:p><text:s text:c="17"/></text:p>
            <text:p><text:s text:c="12"/></text:p>
            <text:p><text:s text:c="8"/></text:p>
            <text:p><text:s text:c="8"/></text:p>
            <text:p><text:s text:c="8"/></text:p>
            <text:p><text:s text:c="12"/>Reggie Jackson played through an illness again on Monday and hit 7-of-18 shots for 16 points, nine assists and a steal in 34 minutes of a 108-98 loss to the Raptors.</text:p>
            <text:p><text:s text:c="8"/></text:p>
            <text:p><text:s text:c="8"/></text:p>
            <text:p><text:s text:c="13"/>He played through the illness on Sunday and looked to be feeling much better tonight. We'll have to see if the Pistons play him in the finale on Wednesday against the Bulls, but indications are that he will play in that one.</text:p>
            <text:p><text:s text:c="8"/></text:p>
            <text:p><text:s text:c="8"/></text:p>
            <text:p><text:s text:c="13"/></text:p>
            <text:p><text:s text:c="14"/></text:p>
            <text:p><text:s text:c="13"/>Apr 9 - 9:1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Taj Gibson</text:p>
            <text:p><text:s text:c="17"/></text:p>
            <text:p><text:s text:c="17"/></text:p>
            <text:p><text:s text:c="22"/>- F - <text:s/>Timberwolves</text:p>
            <text:p><text:s text:c="16"/></text:p>
            <text:p><text:s text:c="17"/></text:p>
            <text:p><text:s text:c="12"/></text:p>
            <text:p><text:s text:c="8"/></text:p>
            <text:p><text:s text:c="8"/></text:p>
            <text:p><text:s text:c="8"/></text:p>
            <text:p><text:s text:c="12"/>Taj Gibson (neck soreness) will not return on Monday vs. the Grizzlies.</text:p>
            <text:p><text:s text:c="8"/></text:p>
            <text:p><text:s text:c="8"/></text:p>
            <text:p><text:s text:c="13"/>The injury was originally believed to be a right shoulder issue, but we should have more details after the game. In the short term, look for Gorgui Dieng and maybe Nemanja Bjelica to pick up the slack for the Wolves.</text:p>
            <text:p><text:s text:c="8"/></text:p>
            <text:p><text:s text:c="8"/></text:p>
            <text:p><text:s text:c="13"/></text:p>
            <text:p><text:s text:c="14"/></text:p>
            <text:p><text:s text:c="13"/>Source: Jerry Zgoda on Twitter <text:s text:c="27"/>Apr 9 - 9:1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Ian Clark</text:p>
            <text:p><text:s text:c="17"/></text:p>
            <text:p><text:s text:c="17"/></text:p>
            <text:p><text:s text:c="22"/>- G - <text:s/>Pelicans</text:p>
            <text:p><text:s text:c="16"/></text:p>
            <text:p><text:s text:c="17"/></text:p>
            <text:p><text:s text:c="12"/></text:p>
            <text:p><text:s text:c="8"/></text:p>
            <text:p><text:s text:c="8"/></text:p>
            <text:p><text:s text:c="8"/></text:p>
            <text:p><text:s text:c="12"/>Ian Clark (right ankle) will not play on Monday vs. the Clippers.</text:p>
            <text:p><text:s text:c="8"/></text:p>
            <text:p><text:s text:c="8"/></text:p>
            <text:p><text:s text:c="13"/>He was upgraded to questionable on Sunday, so maybe Clark can return on Wednesday vs. the Spurs. Darius Miller and E'Twaun Moore will pick up a few more minutes tonight.</text:p>
            <text:p><text:s text:c="8"/></text:p>
            <text:p><text:s text:c="8"/></text:p>
            <text:p><text:s text:c="13"/></text:p>
            <text:p><text:s text:c="14"/></text:p>
            <text:p><text:s text:c="13"/>Source: Pelicans on Twitter <text:s text:c="30"/>Apr 9 - 9:1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lex Abrines</text:p>
            <text:p><text:s text:c="17"/></text:p>
            <text:p><text:s text:c="17"/></text:p>
            <text:p><text:s text:c="22"/>- G - <text:s/>Thunder</text:p>
            <text:p><text:s text:c="16"/></text:p>
            <text:p><text:s text:c="17"/></text:p>
            <text:p><text:s text:c="12"/></text:p>
            <text:p><text:s text:c="8"/></text:p>
            <text:p><text:s text:c="8"/></text:p>
            <text:p><text:s text:c="8"/></text:p>
            <text:p><text:s text:c="12"/>Alex Abrines has concussion-like symptoms and will not return to Monday's game vs. the Heat.</text:p>
            <text:p><text:s text:c="8"/></text:p>
            <text:p><text:s text:c="8"/></text:p>
            <text:p><text:s text:c="13"/>He'll finish with five points, one rebound and one triple in 12 minutes. The Thunder may turn to either Raymond Felton or Terrance Ferguson to pick up a few minutes in the short term. For now, consider Abrines questionable for Wednesday's game vs. Memphis.</text:p>
            <text:p><text:s text:c="8"/></text:p>
            <text:p><text:s text:c="8"/></text:p>
            <text:p><text:s text:c="13"/></text:p>
            <text:p><text:s text:c="14"/></text:p>
            <text:p><text:s text:c="13"/>Source: Royce Young on Twitter <text:s text:c="27"/>Apr 9 - 9:0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aj Gibson</text:p>
            <text:p><text:s text:c="17"/></text:p>
            <text:p><text:s text:c="17"/></text:p>
            <text:p><text:s text:c="22"/>- F - <text:s/>Timberwolves</text:p>
            <text:p><text:s text:c="16"/></text:p>
            <text:p><text:s text:c="17"/></text:p>
            <text:p><text:s text:c="12"/></text:p>
            <text:p><text:s text:c="8"/></text:p>
            <text:p><text:s text:c="8"/></text:p>
            <text:p><text:s text:c="8"/></text:p>
            <text:p><text:s text:c="12"/>Taj Gibson went back to the locker room after banging his shoulder on Monday vs. the Grizzlies.</text:p>
            <text:p><text:s text:c="8"/></text:p>
            <text:p><text:s text:c="8"/></text:p>
            <text:p><text:s text:c="13"/>He was grabbing his right shoulder and was being looked at by the team trainer, but they'll re-evaluate him in the locker room. If Gibson is unable to return, that means we'll see more of Gorgui Dieng and Nemanja Bjelica.</text:p>
            <text:p><text:s text:c="8"/></text:p>
            <text:p><text:s text:c="8"/></text:p>
            <text:p><text:s text:c="13"/></text:p>
            <text:p><text:s text:c="14"/></text:p>
            <text:p><text:s text:c="13"/>Apr 9 - 8:3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ndrick Perkins</text:p>
            <text:p><text:s text:c="17"/></text:p>
            <text:p><text:s text:c="17"/></text:p>
            <text:p><text:s text:c="22"/>- C - <text:s/>Cavaliers</text:p>
            <text:p><text:s text:c="16"/></text:p>
            <text:p><text:s text:c="17"/></text:p>
            <text:p><text:s text:c="12"/></text:p>
            <text:p><text:s text:c="8"/></text:p>
            <text:p><text:s text:c="8"/></text:p>
            <text:p><text:s text:c="8"/></text:p>
            <text:p><text:s text:c="12"/>Adrian Wojnarowski is reporting that the Cavaliers will sign 13-year veteran Kendrick Perkins to fill their final playoff roster spot.</text:p>
            <text:p><text:s text:c="8"/></text:p>
            <text:p><text:s text:c="8"/></text:p>
            <text:p><text:s text:c="13"/>The Cavs released him in the preseason and we last saw him in the NBA in 2016. He spent time with the G League's Canton Charge this season, averaging 8.7 points and 7.1 rebounds before "retiring" from the G League. It was unknown at that time whether or not he was retiring entirely from basketball or if he was only retiring from the G League, and now we have our answer. If you're playing in a playoff fantasy league or some trying some postseason DFS action, Perkins is probably a guy you should avoid at all costs.</text:p>
            <text:p><text:s text:c="8"/></text:p>
            <text:p><text:s text:c="8"/></text:p>
            <text:p><text:s text:c="13"/></text:p>
            <text:p><text:s text:c="14"/></text:p>
            <text:p><text:s text:c="13"/>Source: Adrian Wojnarowski on Twitter <text:s text:c="20"/>Apr 9 - 8:1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ndrick Perkins</text:p>
            <text:p><text:s text:c="17"/></text:p>
            <text:p><text:s text:c="17"/></text:p>
            <text:p><text:s text:c="22"/>- C - <text:s/>Cavaliers</text:p>
            <text:p><text:s text:c="16"/></text:p>
            <text:p><text:s text:c="17"/></text:p>
            <text:p><text:s text:c="12"/></text:p>
            <text:p><text:s text:c="8"/></text:p>
            <text:p><text:s text:c="8"/></text:p>
            <text:p><text:s text:c="8"/></text:p>
            <text:p><text:s text:c="12"/>Kendrick Perkins is signing with the Cavaliers for the playoffs.</text:p>
            <text:p><text:s text:c="8"/></text:p>
            <text:p><text:s text:c="8"/></text:p>
            <text:p><text:s text:c="13"/>The 33-year-old veteran has very little left in the tank and will basically be a locker room guy for the postseason run.</text:p>
            <text:p><text:s text:c="8"/></text:p>
            <text:p><text:s text:c="8"/></text:p>
            <text:p><text:s text:c="13"/></text:p>
            <text:p><text:s text:c="14"/></text:p>
            <text:p><text:s text:c="13"/>Source: Adrian Wojnarowski on Twitter <text:s text:c="20"/>Apr 9 - 8:1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ary Harris</text:p>
            <text:p><text:s text:c="17"/></text:p>
            <text:p><text:s text:c="17"/></text:p>
            <text:p><text:s text:c="22"/>- G - <text:s/>Nuggets</text:p>
            <text:p><text:s text:c="16"/></text:p>
            <text:p><text:s text:c="17"/></text:p>
            <text:p><text:s text:c="12"/></text:p>
            <text:p><text:s text:c="8"/></text:p>
            <text:p><text:s text:c="8"/></text:p>
            <text:p><text:s text:c="8"/></text:p>
            <text:p><text:s text:c="12"/>Gary Harris (knee) will play on Monday vs. the Blazers according to coach Mike Malone.</text:p>
            <text:p><text:s text:c="8"/></text:p>
            <text:p><text:s text:c="8"/></text:p>
            <text:p><text:s text:c="13"/>Coach Malone has called Harris the team MVP and he's returning just in time to help the Nuggets clinch a playoff a spot. Harris will come off the bench and is expected to see around 16-20 minutes.</text:p>
            <text:p><text:s text:c="8"/></text:p>
            <text:p><text:s text:c="8"/></text:p>
            <text:p><text:s text:c="13"/></text:p>
            <text:p><text:s text:c="14"/></text:p>
            <text:p><text:s text:c="13"/>Source: Harrison Wind on Twitter <text:s text:c="25"/>Apr 9 - 7:2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ourtney Lee</text:p>
            <text:p><text:s text:c="17"/></text:p>
            <text:p><text:s text:c="17"/></text:p>
            <text:p><text:s text:c="22"/>- G - <text:s/>Knicks</text:p>
            <text:p><text:s text:c="16"/></text:p>
            <text:p><text:s text:c="17"/></text:p>
            <text:p><text:s text:c="12"/></text:p>
            <text:p><text:s text:c="8"/></text:p>
            <text:p><text:s text:c="8"/></text:p>
            <text:p><text:s text:c="8"/></text:p>
            <text:p><text:s text:c="12"/>Courtney Lee will move to the bench on Monday vs. the Cavaliers.</text:p>
            <text:p><text:s text:c="8"/></text:p>
            <text:p><text:s text:c="8"/></text:p>
            <text:p><text:s text:c="13"/>Lance Thomas is getting the nod in the first unit to match up with LeBron. Good luck with that. Tim Hardaway Jr. is out, so Lee should still see decent minutes. The Knicks will start Frank Ntilikina, Trey Burke, Thomas, Michael Beasley and Kyle O'Quinn.</text:p>
            <text:p><text:s text:c="8"/></text:p>
            <text:p><text:s text:c="8"/></text:p>
            <text:p><text:s text:c="13"/>Related: Lance Thomas</text:p>
            <text:p><text:s text:c="14"/></text:p>
            <text:p><text:s text:c="13"/>Source: Ian Begley on Twitter <text:s text:c="28"/>Apr 9 - 7:0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ric Moreland</text:p>
            <text:p><text:s text:c="17"/></text:p>
            <text:p><text:s text:c="17"/></text:p>
            <text:p><text:s text:c="22"/>- C - <text:s/>Pistons</text:p>
            <text:p><text:s text:c="16"/></text:p>
            <text:p><text:s text:c="17"/></text:p>
            <text:p><text:s text:c="12"/></text:p>
            <text:p><text:s text:c="8"/></text:p>
            <text:p><text:s text:c="8"/></text:p>
            <text:p><text:s text:c="8"/></text:p>
            <text:p><text:s text:c="12"/>Eric Moreland will start Monday vs. the Raptors, with Andre Drummond (Achilles) unavailable.</text:p>
            <text:p><text:s text:c="8"/></text:p>
            <text:p><text:s text:c="8"/></text:p>
            <text:p><text:s text:c="13"/>Joining Moreland in the starting five will be Reggie Jackson, Luke Kennard, Stanley Johnson and Anthony Tolliver. In Moreland's previous start this season, he finished with eight points, eight boards, four dimes, two steals and a block, so he could be someone to think about streaming.</text:p>
            <text:p><text:s text:c="8"/></text:p>
            <text:p><text:s text:c="8"/></text:p>
            <text:p><text:s text:c="13"/>Related: Andre Drummond, Anthony Tolliver, Stanley Johnson, Luke Kennard, Reggie Jackson</text:p>
            <text:p><text:s text:c="14"/></text:p>
            <text:p><text:s text:c="13"/>Source: James Edwards III on Twitter <text:s text:c="21"/>Apr 9 - 7:0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pencer Dinwiddie</text:p>
            <text:p><text:s text:c="17"/></text:p>
            <text:p><text:s text:c="17"/></text:p>
            <text:p><text:s text:c="22"/>- G - <text:s/>Nets</text:p>
            <text:p><text:s text:c="16"/></text:p>
            <text:p><text:s text:c="17"/></text:p>
            <text:p><text:s text:c="12"/></text:p>
            <text:p><text:s text:c="8"/></text:p>
            <text:p><text:s text:c="8"/></text:p>
            <text:p><text:s text:c="8"/></text:p>
            <text:p><text:s text:c="12"/>Spencer Dinwiddie is starting on Monday vs. the Bulls.</text:p>
            <text:p><text:s text:c="8"/></text:p>
            <text:p><text:s text:c="8"/></text:p>
            <text:p><text:s text:c="13"/>Joe Harris (ankle) is sitting this one out, so Dinwiddie will start alongside D'Angelo Russell, Allen Crabbe, Rondae Hollis-Jefferson and Jarrett Allen. The Nets have a -12.9 net rating when Dinwiddie and Russell share the floor, but this is a great spot for them to produce.</text:p>
            <text:p><text:s text:c="8"/></text:p>
            <text:p><text:s text:c="8"/></text:p>
            <text:p><text:s text:c="13"/></text:p>
            <text:p><text:s text:c="14"/></text:p>
            <text:p><text:s text:c="13"/>Source: Anthony Puccio on Twitter <text:s text:c="24"/>Apr 9 - 6:5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Nikola Vucevic</text:p>
            <text:p><text:s text:c="17"/></text:p>
            <text:p><text:s text:c="17"/></text:p>
            <text:p><text:s text:c="22"/>- C - <text:s/>Magic</text:p>
            <text:p><text:s text:c="16"/></text:p>
            <text:p><text:s text:c="17"/></text:p>
            <text:p><text:s text:c="12"/></text:p>
            <text:p><text:s text:c="8"/></text:p>
            <text:p><text:s text:c="8"/></text:p>
            <text:p><text:s text:c="8"/></text:p>
            <text:p><text:s text:c="12"/>Nikola Vucevic and Aaron Gordon will be in the starting lineup for Monday's matchup with Milwaukee.</text:p>
            <text:p><text:s text:c="8"/></text:p>
            <text:p><text:s text:c="8"/></text:p>
            <text:p><text:s text:c="13"/>The Magic are on the second leg of a back-to-back set, so there was some fear that one of these guys could hit the sidelines, but that will not be the case. Joining these two in the starting five will be Mario Hezonja, D.J. Augustin and Wes Iwundu.</text:p>
            <text:p><text:s text:c="8"/></text:p>
            <text:p><text:s text:c="8"/></text:p>
            <text:p><text:s text:c="13"/>Related: Wesley Iwundu, D.J. Augustin, Aaron Gordon, Mario Hezonja</text:p>
            <text:p><text:s text:c="14"/></text:p>
            <text:p><text:s text:c="13"/>Source: Orlando Magic PR on Twitter <text:s text:c="22"/>Apr 9 - 6:4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ric Gordon</text:p>
            <text:p><text:s text:c="17"/></text:p>
            <text:p><text:s text:c="17"/></text:p>
            <text:p><text:s text:c="22"/>- G - <text:s/>Rockets</text:p>
            <text:p><text:s text:c="16"/></text:p>
            <text:p><text:s text:c="17"/></text:p>
            <text:p><text:s text:c="12"/></text:p>
            <text:p><text:s text:c="8"/></text:p>
            <text:p><text:s text:c="8"/></text:p>
            <text:p><text:s text:c="8"/></text:p>
            <text:p><text:s text:c="12"/>Eric Gordon (foot) is probable for Tuesday's game vs. the Lakers.</text:p>
            <text:p><text:s text:c="8"/></text:p>
            <text:p><text:s text:c="8"/></text:p>
            <text:p><text:s text:c="13"/>His injury isn't serious and the Rockets have just being resting their veterans with the No. 1 seed locked up. Assuming EG plays on Tuesday, there's a good chance he doesn't on Wednesday.</text:p>
            <text:p><text:s text:c="8"/></text:p>
            <text:p><text:s text:c="8"/></text:p>
            <text:p><text:s text:c="13"/></text:p>
            <text:p><text:s text:c="14"/></text:p>
            <text:p><text:s text:c="13"/>Source: Mark Berman on Twitter <text:s text:c="27"/>Apr 9 - 6:4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hn Henson</text:p>
            <text:p><text:s text:c="17"/></text:p>
            <text:p><text:s text:c="17"/></text:p>
            <text:p><text:s text:c="22"/>- F/C - <text:s/>Bucks</text:p>
            <text:p><text:s text:c="16"/></text:p>
            <text:p><text:s text:c="17"/></text:p>
            <text:p><text:s text:c="12"/></text:p>
            <text:p><text:s text:c="8"/></text:p>
            <text:p><text:s text:c="8"/></text:p>
            <text:p><text:s text:c="8"/></text:p>
            <text:p><text:s text:c="12"/>John Henson (ankle) will be in the starting lineup for Monday's game against the Magic, as expected.</text:p>
            <text:p><text:s text:c="8"/></text:p>
            <text:p><text:s text:c="8"/></text:p>
            <text:p><text:s text:c="13"/>He was probable, and now we have official confirmation. Joining Henson in the starting five will be Eric Bledsoe, Khris Middleton, Tony Snell and Jabari Parker.</text:p>
            <text:p><text:s text:c="8"/></text:p>
            <text:p><text:s text:c="8"/></text:p>
            <text:p><text:s text:c="13"/></text:p>
            <text:p><text:s text:c="14"/></text:p>
            <text:p><text:s text:c="13"/>Source: Matt Velazquez on Twitter <text:s text:c="24"/>Apr 9 - 6:4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yan Anderson</text:p>
            <text:p><text:s text:c="17"/></text:p>
            <text:p><text:s text:c="17"/></text:p>
            <text:p><text:s text:c="22"/>- F - <text:s/>Rockets</text:p>
            <text:p><text:s text:c="16"/></text:p>
            <text:p><text:s text:c="17"/></text:p>
            <text:p><text:s text:c="12"/></text:p>
            <text:p><text:s text:c="8"/></text:p>
            <text:p><text:s text:c="8"/></text:p>
            <text:p><text:s text:c="8"/></text:p>
            <text:p><text:s text:c="12"/>Ryan Anderson (ankle) has been ruled out for Tuesday's game against the Lakers.</text:p>
            <text:p><text:s text:c="8"/></text:p>
            <text:p><text:s text:c="8"/></text:p>
            <text:p><text:s text:c="13"/>The Rockets have the No. 1 seed locked up, so there's no reason for Anderson to get back out there too soon and risk a setback. He's likely done for the regular season, and it'll be Luc Mbah a Moute picking up most of his minutes while he's out.</text:p>
            <text:p><text:s text:c="8"/></text:p>
            <text:p><text:s text:c="8"/></text:p>
            <text:p><text:s text:c="13"/>Related: Luc Mbah a Moute</text:p>
            <text:p><text:s text:c="14"/></text:p>
            <text:p><text:s text:c="13"/>Source: Mark Berman on Twitter <text:s text:c="27"/>Apr 9 - 6:4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mian Jones</text:p>
            <text:p><text:s text:c="17"/></text:p>
            <text:p><text:s text:c="17"/></text:p>
            <text:p><text:s text:c="22"/>- C - <text:s/>Warriors</text:p>
            <text:p><text:s text:c="16"/></text:p>
            <text:p><text:s text:c="17"/></text:p>
            <text:p><text:s text:c="12"/></text:p>
            <text:p><text:s text:c="8"/></text:p>
            <text:p><text:s text:c="8"/></text:p>
            <text:p><text:s text:c="8"/></text:p>
            <text:p><text:s text:c="12"/>Damian Jones (left mid foot sprain) is probable for Tuesday's game vs. the Jazz.</text:p>
            <text:p><text:s text:c="8"/></text:p>
            <text:p><text:s text:c="8"/></text:p>
            <text:p><text:s text:c="13"/>He's averaging 8.4 minutes over his last five games, but it's nice to see him getting some run after a ton of time in the G-League.</text:p>
            <text:p><text:s text:c="8"/></text:p>
            <text:p><text:s text:c="8"/></text:p>
            <text:p><text:s text:c="13"/></text:p>
            <text:p><text:s text:c="14"/></text:p>
            <text:p><text:s text:c="13"/>Source: Warriors PR on Twitter <text:s text:c="27"/>Apr 9 - 6:3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Andre Iguodala</text:p>
            <text:p><text:s text:c="17"/></text:p>
            <text:p><text:s text:c="17"/></text:p>
            <text:p><text:s text:c="22"/>- G/F - <text:s/>Warriors</text:p>
            <text:p><text:s text:c="16"/></text:p>
            <text:p><text:s text:c="17"/></text:p>
            <text:p><text:s text:c="12"/></text:p>
            <text:p><text:s text:c="8"/></text:p>
            <text:p><text:s text:c="8"/></text:p>
            <text:p><text:s text:c="8"/></text:p>
            <text:p><text:s text:c="12"/>Andre Iguodala (sore left knee) has been ruled out for Tuesday's game against the Jazz.</text:p>
            <text:p><text:s text:c="8"/></text:p>
            <text:p><text:s text:c="8"/></text:p>
            <text:p><text:s text:c="13"/>Iguodala will spend the Warriors' final regular season game on the sidelines, and this will be his sixth game out of the past seven unavailable due to the knee issue. Iguodala has been dealing with tendinitis in his left knee since college, so the Dubs' took it easy on him as the regular season wound down, but he'll be good to go once the playoffs kick off.</text:p>
            <text:p><text:s text:c="8"/></text:p>
            <text:p><text:s text:c="8"/></text:p>
            <text:p><text:s text:c="13"/></text:p>
            <text:p><text:s text:c="14"/></text:p>
            <text:p><text:s text:c="13"/>Source: Warriors PR on Twitter <text:s text:c="27"/>Apr 9 - 6:3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Pascal Siakam</text:p>
            <text:p><text:s text:c="17"/></text:p>
            <text:p><text:s text:c="17"/></text:p>
            <text:p><text:s text:c="22"/>- F - <text:s/>Raptors</text:p>
            <text:p><text:s text:c="16"/></text:p>
            <text:p><text:s text:c="17"/></text:p>
            <text:p><text:s text:c="12"/></text:p>
            <text:p><text:s text:c="8"/></text:p>
            <text:p><text:s text:c="8"/></text:p>
            <text:p><text:s text:c="8"/></text:p>
            <text:p><text:s text:c="12"/>Pascal Siakam is starting for Serge Ibaka (rest) on Monday vs. the Pistons.</text:p>
            <text:p><text:s text:c="8"/></text:p>
            <text:p><text:s text:c="8"/></text:p>
            <text:p><text:s text:c="13"/>This will be Siakam's fifth start of the season. In four previous fill-in starts, Siakam averaged 14.3 points, 4.0 rebounds, 2.3 assists, 1.0 blocks, 1.3 steals and 0.8 triples. Kyle Lowry, DeMar DeRozan, OG Anunoby and Jonas Valanciunas are also starting.</text:p>
            <text:p><text:s text:c="8"/></text:p>
            <text:p><text:s text:c="8"/></text:p>
            <text:p><text:s text:c="13"/></text:p>
            <text:p><text:s text:c="14"/></text:p>
            <text:p><text:s text:c="13"/>Source: Raptors MR on Twitter <text:s text:c="28"/>Apr 9 - 6:2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lcolm Brogdon</text:p>
            <text:p><text:s text:c="17"/></text:p>
            <text:p><text:s text:c="17"/></text:p>
            <text:p><text:s text:c="22"/>- G - <text:s/>Bucks</text:p>
            <text:p><text:s text:c="16"/></text:p>
            <text:p><text:s text:c="17"/></text:p>
            <text:p><text:s text:c="12"/></text:p>
            <text:p><text:s text:c="8"/></text:p>
            <text:p><text:s text:c="8"/></text:p>
            <text:p><text:s text:c="8"/></text:p>
            <text:p><text:s text:c="12"/>Malcolm Brogdon (knee) will be on a 15-20 minute limit for Monday's matchup with the Magic.</text:p>
            <text:p><text:s text:c="8"/></text:p>
            <text:p><text:s text:c="8"/></text:p>
            <text:p><text:s text:c="13"/>This will be his first time getting back to the court since February 1, so he'll likely be rusty, and the minutes cap makes him an unattractive option in most formats.</text:p>
            <text:p><text:s text:c="8"/></text:p>
            <text:p><text:s text:c="8"/></text:p>
            <text:p><text:s text:c="13"/></text:p>
            <text:p><text:s text:c="14"/></text:p>
            <text:p><text:s text:c="13"/>Source: Matt Velazquez on Twitter <text:s text:c="24"/>Apr 9 - 6:2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iannis Antetokounmpo</text:p>
            <text:p><text:s text:c="17"/></text:p>
            <text:p><text:s text:c="17"/></text:p>
            <text:p><text:s text:c="22"/>- G/F - <text:s/>Bucks</text:p>
            <text:p><text:s text:c="16"/></text:p>
            <text:p><text:s text:c="17"/></text:p>
            <text:p><text:s text:c="12"/></text:p>
            <text:p><text:s text:c="8"/></text:p>
            <text:p><text:s text:c="8"/></text:p>
            <text:p><text:s text:c="8"/></text:p>
            <text:p><text:s text:c="12"/>Giannis Antetokounmpo (right ankle soreness) will not play on Monday vs. the Magic.</text:p>
            <text:p><text:s text:c="8"/></text:p>
            <text:p><text:s text:c="8"/></text:p>
            <text:p><text:s text:c="13"/>This will be Giannis' second straight game on the sidelines. Coach Joe Prunty said he's waiting for him to be strong enough where he can do everything they need him to do on the court, but he reportedly looked really good in warmups. For now, consider Giannis questionable for Wednesday's game vs. Philly. Jabari Parker will draw another start and Eric Bledsoe and Khris Middleton will have more on their plate offensively.</text:p>
            <text:p><text:s text:c="8"/></text:p>
            <text:p><text:s text:c="8"/></text:p>
            <text:p><text:s text:c="13"/></text:p>
            <text:p><text:s text:c="14"/></text:p>
            <text:p><text:s text:c="13"/>Source: Matt Velazquez on Twitter <text:s text:c="24"/>Apr 9 - 6:2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yle Korver</text:p>
            <text:p><text:s text:c="17"/></text:p>
            <text:p><text:s text:c="17"/></text:p>
            <text:p><text:s text:c="22"/>- G/F - <text:s/>Cavaliers</text:p>
            <text:p><text:s text:c="16"/></text:p>
            <text:p><text:s text:c="17"/></text:p>
            <text:p><text:s text:c="12"/></text:p>
            <text:p><text:s text:c="8"/></text:p>
            <text:p><text:s text:c="8"/></text:p>
            <text:p><text:s text:c="8"/></text:p>
            <text:p><text:s text:c="12"/>Kyle Korver is expected to start on Monday against the Knicks.</text:p>
            <text:p><text:s text:c="8"/></text:p>
            <text:p><text:s text:c="8"/></text:p>
            <text:p><text:s text:c="13"/>Rodney Hood (Achilles) is out so Korver will get the start, although he'll be on a minutes limit, so he's not the most attractive streaming option out there. J.R. Smith should also pick up some extra minutes tonight sans Hood.</text:p>
            <text:p><text:s text:c="8"/></text:p>
            <text:p><text:s text:c="8"/></text:p>
            <text:p><text:s text:c="13"/>Related: J.R. Smith</text:p>
            <text:p><text:s text:c="14"/></text:p>
            <text:p><text:s text:c="13"/>Source: Jason Lloyd on Twitter <text:s text:c="27"/>Apr 9 - 6:1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se Calderon</text:p>
            <text:p><text:s text:c="17"/></text:p>
            <text:p><text:s text:c="17"/></text:p>
            <text:p><text:s text:c="22"/>- G - <text:s/>Cavaliers</text:p>
            <text:p><text:s text:c="16"/></text:p>
            <text:p><text:s text:c="17"/></text:p>
            <text:p><text:s text:c="12"/></text:p>
            <text:p><text:s text:c="8"/></text:p>
            <text:p><text:s text:c="8"/></text:p>
            <text:p><text:s text:c="8"/></text:p>
            <text:p><text:s text:c="12"/>Jose Calderon (hamstring) will be available to play Monday against the Knicks.</text:p>
            <text:p><text:s text:c="8"/></text:p>
            <text:p><text:s text:c="8"/></text:p>
            <text:p><text:s text:c="13"/>George Hill (ankle) is also expected to get back out there tonight, so Calderon's playing status is more or less irrelevant.</text:p>
            <text:p><text:s text:c="8"/></text:p>
            <text:p><text:s text:c="8"/></text:p>
            <text:p><text:s text:c="13"/></text:p>
            <text:p><text:s text:c="14"/></text:p>
            <text:p><text:s text:c="13"/>Source: Fred McLeod on Twitter <text:s text:c="27"/>Apr 9 - 6:1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eorge Hill</text:p>
            <text:p><text:s text:c="17"/></text:p>
            <text:p><text:s text:c="17"/></text:p>
            <text:p><text:s text:c="22"/>- G - <text:s/>Cavaliers</text:p>
            <text:p><text:s text:c="16"/></text:p>
            <text:p><text:s text:c="17"/></text:p>
            <text:p><text:s text:c="12"/></text:p>
            <text:p><text:s text:c="8"/></text:p>
            <text:p><text:s text:c="8"/></text:p>
            <text:p><text:s text:c="8"/></text:p>
            <text:p><text:s text:c="12"/>George Hill (ankle) will play on Monday vs. the Knicks.</text:p>
            <text:p><text:s text:c="8"/></text:p>
            <text:p><text:s text:c="8"/></text:p>
            <text:p><text:s text:c="13"/>He's back after a four-game absence. Jose Calderon (hamstring) is also available. Hood was able to practice on Sunday and went through the morning shootaround, and we've yet to hear about any restrictions.</text:p>
            <text:p><text:s text:c="8"/></text:p>
            <text:p><text:s text:c="8"/></text:p>
            <text:p><text:s text:c="13"/></text:p>
            <text:p><text:s text:c="14"/></text:p>
            <text:p><text:s text:c="13"/>Source: Fred McLeod on Twitter <text:s text:c="27"/>Apr 9 - 6:0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odney Hood</text:p>
            <text:p><text:s text:c="17"/></text:p>
            <text:p><text:s text:c="17"/></text:p>
            <text:p><text:s text:c="22"/>- G/F - <text:s/>Cavaliers</text:p>
            <text:p><text:s text:c="16"/></text:p>
            <text:p><text:s text:c="17"/></text:p>
            <text:p><text:s text:c="12"/></text:p>
            <text:p><text:s text:c="8"/></text:p>
            <text:p><text:s text:c="8"/></text:p>
            <text:p><text:s text:c="8"/></text:p>
            <text:p><text:s text:c="12"/>Rodney Hood (Achilles) will not suit up for Monday's game against the Knicks.</text:p>
            <text:p><text:s text:c="8"/></text:p>
            <text:p><text:s text:c="8"/></text:p>
            <text:p><text:s text:c="13"/>He was originally listed as probable, so hopefully, he didn't experience a setback during warmups. Hood was also held to just 12 minutes on Friday, so maybe they're just being extremely cautious here with the playoffs on the horizon. J.R. Smith and Kyle Korver should pick up some extra minutes in Hood's absence.</text:p>
            <text:p><text:s text:c="8"/></text:p>
            <text:p><text:s text:c="8"/></text:p>
            <text:p><text:s text:c="13"/>Related: Kyle Korver, J.R. Smith</text:p>
            <text:p><text:s text:c="14"/></text:p>
            <text:p><text:s text:c="13"/>Source: Fred McLeod on Twitter <text:s text:c="27"/>Apr 9 - 6:0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randon Ingram</text:p>
            <text:p><text:s text:c="17"/></text:p>
            <text:p><text:s text:c="17"/></text:p>
            <text:p><text:s text:c="22"/>- F - <text:s/>Lakers</text:p>
            <text:p><text:s text:c="16"/></text:p>
            <text:p><text:s text:c="17"/></text:p>
            <text:p><text:s text:c="12"/></text:p>
            <text:p><text:s text:c="8"/></text:p>
            <text:p><text:s text:c="8"/></text:p>
            <text:p><text:s text:c="8"/></text:p>
            <text:p><text:s text:c="12"/>Brandon Ingram (concussion) will not play on Tuesday vs. the Rockets.</text:p>
            <text:p><text:s text:c="8"/></text:p>
            <text:p><text:s text:c="8"/></text:p>
            <text:p><text:s text:c="13"/>The Lakers listed him as out and there's no update on his progress. For now, it doesn't seem likely that we'll see him on Wednesday vs. the Clippers either.</text:p>
            <text:p><text:s text:c="8"/></text:p>
            <text:p><text:s text:c="8"/></text:p>
            <text:p><text:s text:c="13"/></text:p>
            <text:p><text:s text:c="14"/></text:p>
            <text:p><text:s text:c="13"/>Source: Mike Bresnahan on Twitter <text:s text:c="24"/>Apr 9 - 6:0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yle Kuzma</text:p>
            <text:p><text:s text:c="17"/></text:p>
            <text:p><text:s text:c="17"/></text:p>
            <text:p><text:s text:c="22"/>- F - <text:s/>Lakers</text:p>
            <text:p><text:s text:c="16"/></text:p>
            <text:p><text:s text:c="17"/></text:p>
            <text:p><text:s text:c="12"/></text:p>
            <text:p><text:s text:c="8"/></text:p>
            <text:p><text:s text:c="8"/></text:p>
            <text:p><text:s text:c="8"/></text:p>
            <text:p><text:s text:c="12"/>Kyle Kuzma (ankle) is questionable for Tuesday's game vs. the Rockets.</text:p>
            <text:p><text:s text:c="8"/></text:p>
            <text:p><text:s text:c="8"/></text:p>
            <text:p><text:s text:c="13"/>Both of his ankles are a little banged up and Kuzma recently said he's basically playing with a couple flat tires. If Kuzma can't go, Josh Hart will be an excellent play once again and has a combined 45 points in his last two games.</text:p>
            <text:p><text:s text:c="8"/></text:p>
            <text:p><text:s text:c="8"/></text:p>
            <text:p><text:s text:c="13"/></text:p>
            <text:p><text:s text:c="14"/></text:p>
            <text:p><text:s text:c="13"/>Source: Mike Bresnahan on Twitter <text:s text:c="24"/>Apr 9 - 6: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onzo Ball</text:p>
            <text:p><text:s text:c="17"/></text:p>
            <text:p><text:s text:c="17"/></text:p>
            <text:p><text:s text:c="22"/>- G - <text:s/>Lakers</text:p>
            <text:p><text:s text:c="16"/></text:p>
            <text:p><text:s text:c="17"/></text:p>
            <text:p><text:s text:c="12"/></text:p>
            <text:p><text:s text:c="8"/></text:p>
            <text:p><text:s text:c="8"/></text:p>
            <text:p><text:s text:c="8"/></text:p>
            <text:p><text:s text:c="12"/>Lonzo Ball (left knee contusion) is questionable for Tuesday's game vs. the Rockets.</text:p>
            <text:p><text:s text:c="8"/></text:p>
            <text:p><text:s text:c="8"/></text:p>
            <text:p><text:s text:c="13"/>The Lakers have two games left and it's a back-to-back set, so the goal might be for Ball to play in one of them. All we have to work with is a questionable tag and it's not clear if Ball was able to practice on Monday. If he continues to sit, Tyler Ennis and Alex Caruso will continue to soak up the PG minutes.</text:p>
            <text:p><text:s text:c="8"/></text:p>
            <text:p><text:s text:c="8"/></text:p>
            <text:p><text:s text:c="13"/></text:p>
            <text:p><text:s text:c="14"/></text:p>
            <text:p><text:s text:c="13"/>Source: Mike Bresnahan on Twitter <text:s text:c="24"/>Apr 9 - 5:5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Mar DeRozan</text:p>
            <text:p><text:s text:c="17"/></text:p>
            <text:p><text:s text:c="17"/></text:p>
            <text:p><text:s text:c="22"/>- G/F - <text:s/>Raptors</text:p>
            <text:p><text:s text:c="16"/></text:p>
            <text:p><text:s text:c="17"/></text:p>
            <text:p><text:s text:c="12"/></text:p>
            <text:p><text:s text:c="8"/></text:p>
            <text:p><text:s text:c="8"/></text:p>
            <text:p><text:s text:c="8"/></text:p>
            <text:p><text:s text:c="12"/>DeMar DeRozan and Jonas Valanciunas will return to action for Monday's game against the Pistons.</text:p>
            <text:p><text:s text:c="8"/></text:p>
            <text:p><text:s text:c="8"/></text:p>
            <text:p><text:s text:c="13"/>Both these guys hit the sidelines for a rest day on Sunday, but they were never expected to miss Monday's game as well. Feel free to get them active for a favorable matchup against Detroit.</text:p>
            <text:p><text:s text:c="8"/></text:p>
            <text:p><text:s text:c="8"/></text:p>
            <text:p><text:s text:c="13"/>Related: Jonas Valanciunas</text:p>
            <text:p><text:s text:c="14"/></text:p>
            <text:p><text:s text:c="13"/>Source: Josh Lewenberg on Twitter <text:s text:c="24"/>Apr 9 - 5:5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e Harris</text:p>
            <text:p><text:s text:c="17"/></text:p>
            <text:p><text:s text:c="17"/></text:p>
            <text:p><text:s text:c="22"/>- G/F - <text:s/>Nets</text:p>
            <text:p><text:s text:c="16"/></text:p>
            <text:p><text:s text:c="17"/></text:p>
            <text:p><text:s text:c="12"/></text:p>
            <text:p><text:s text:c="8"/></text:p>
            <text:p><text:s text:c="8"/></text:p>
            <text:p><text:s text:c="8"/></text:p>
            <text:p><text:s text:c="12"/>Joe Harris (left ankle soreness) has been ruled out for Monday's game against the Bulls.</text:p>
            <text:p><text:s text:c="8"/></text:p>
            <text:p><text:s text:c="8"/></text:p>
            <text:p><text:s text:c="13"/>With Joe Harris unavailable tonight, there will be more minutes for guys like Allen Crabbe and Nik Stauskas, and Dante Cunningham might find himself in the starting five. Harris did deal with a left ankle issue earlier in the year, but the Nets holding him out tonight feels more precautionary than anything else. For now, we'll consider him questionable for Wednesday's game in Boston.</text:p>
            <text:p><text:s text:c="8"/></text:p>
            <text:p><text:s text:c="8"/></text:p>
            <text:p><text:s text:c="13"/>Related: Allen Crabbe, Nik Stauskas, Dante Cunningham</text:p>
            <text:p><text:s text:c="14"/></text:p>
            <text:p><text:s text:c="13"/>Source: Anthony Puccio on Twitter <text:s text:c="24"/>Apr 9 - 5:4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ucas Nogueira</text:p>
            <text:p><text:s text:c="17"/></text:p>
            <text:p><text:s text:c="17"/></text:p>
            <text:p><text:s text:c="22"/>- C - <text:s/>Raptors</text:p>
            <text:p><text:s text:c="16"/></text:p>
            <text:p><text:s text:c="17"/></text:p>
            <text:p><text:s text:c="12"/></text:p>
            <text:p><text:s text:c="8"/></text:p>
            <text:p><text:s text:c="8"/></text:p>
            <text:p><text:s text:c="8"/></text:p>
            <text:p><text:s text:c="12"/>Lucas Nogueira (hamstring) will not play on Monday vs. the Pistons.</text:p>
            <text:p><text:s text:c="8"/></text:p>
            <text:p><text:s text:c="8"/></text:p>
            <text:p><text:s text:c="13"/>We're still waiting to hear the results of the tests the Raptors ran on him after he left Sunday's game after just six minutes. Jonas Valanciunas will return from a day of rest and will be backed up by Jakob Poeltl.</text:p>
            <text:p><text:s text:c="8"/></text:p>
            <text:p><text:s text:c="8"/></text:p>
            <text:p><text:s text:c="13"/></text:p>
            <text:p><text:s text:c="14"/></text:p>
            <text:p><text:s text:c="13"/>Source: Blake Murphy on Twitter <text:s text:c="26"/>Apr 9 - 5:4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Fred VanVleet</text:p>
            <text:p><text:s text:c="17"/></text:p>
            <text:p><text:s text:c="17"/></text:p>
            <text:p><text:s text:c="22"/>- G - <text:s/>Raptors</text:p>
            <text:p><text:s text:c="16"/></text:p>
            <text:p><text:s text:c="17"/></text:p>
            <text:p><text:s text:c="12"/></text:p>
            <text:p><text:s text:c="8"/></text:p>
            <text:p><text:s text:c="8"/></text:p>
            <text:p><text:s text:c="8"/></text:p>
            <text:p><text:s text:c="12"/>Fred VanVleet (lower back tightness) will not play on Monday vs. the Pistons.</text:p>
            <text:p><text:s text:c="8"/></text:p>
            <text:p><text:s text:c="8"/></text:p>
            <text:p><text:s text:c="13"/>He wasn't able to return to Sunday's game after tweaking his back, but coach Dwane Casey said he could've if he needed him too. Basically, the Raptors are just being cautious with the playoffs looming. Kyle Lowry isn't on the injury report, but Delon Wright is still a solid play tonight and should get the bulk of the backup PG minutes.</text:p>
            <text:p><text:s text:c="8"/></text:p>
            <text:p><text:s text:c="8"/></text:p>
            <text:p><text:s text:c="13"/></text:p>
            <text:p><text:s text:c="14"/></text:p>
            <text:p><text:s text:c="13"/>Source: Blake Murphy on Twitter <text:s text:c="26"/>Apr 9 - 5:4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Serge Ibaka</text:p>
            <text:p><text:s text:c="17"/></text:p>
            <text:p><text:s text:c="17"/></text:p>
            <text:p><text:s text:c="22"/>- F/C - <text:s/>Raptors</text:p>
            <text:p><text:s text:c="16"/></text:p>
            <text:p><text:s text:c="17"/></text:p>
            <text:p><text:s text:c="12"/></text:p>
            <text:p><text:s text:c="8"/></text:p>
            <text:p><text:s text:c="8"/></text:p>
            <text:p><text:s text:c="8"/></text:p>
            <text:p><text:s text:c="12"/>Serge Ibaka (rest), Fred VanVleet (rest, back) and Lucas Nogueira (hamstring) will not play Monday against the Pistons.</text:p>
            <text:p><text:s text:c="8"/></text:p>
            <text:p><text:s text:c="8"/></text:p>
            <text:p><text:s text:c="13"/>Ibaka will be receiving a rest day on the second leg of this back-to-back set, but the Raptors should be getting DeMar DeRozan and Jonas Valanciunas back tonight. Pascal Siakam could be looking at a spot-start sans Ibaka, and there will be more minutes available for Jakob Poeltl with Bebe watching from the sidelines. Ibaka and FVV should be back in action for the Raptors' regular-season finale on Wednesday.</text:p>
            <text:p><text:s text:c="8"/></text:p>
            <text:p><text:s text:c="8"/></text:p>
            <text:p><text:s text:c="13"/>Related: Jonas Valanciunas, Lucas Nogueira, Jakob Poeltl, Pascal Siakam, Fred VanVleet</text:p>
            <text:p><text:s text:c="14"/></text:p>
            <text:p><text:s text:c="13"/>Source: Blake Murphy on Twitter <text:s text:c="26"/>Apr 9 - 5:4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nes Kanter</text:p>
            <text:p><text:s text:c="17"/></text:p>
            <text:p><text:s text:c="17"/></text:p>
            <text:p><text:s text:c="22"/>- C - <text:s/>Knicks</text:p>
            <text:p><text:s text:c="16"/></text:p>
            <text:p><text:s text:c="17"/></text:p>
            <text:p><text:s text:c="12"/></text:p>
            <text:p><text:s text:c="8"/></text:p>
            <text:p><text:s text:c="8"/></text:p>
            <text:p><text:s text:c="8"/></text:p>
            <text:p><text:s text:c="12"/>Enes Kanter (back, wrist) will not play on Monday against the Cavs.</text:p>
            <text:p><text:s text:c="8"/></text:p>
            <text:p><text:s text:c="8"/></text:p>
            <text:p><text:s text:c="13"/>This will mark his fifth straight game on the sidelines, and Kanter might be done for the season. Kyle O'Quinn will continue to start in his place, with Luke Kornet seeing extended minutes with the second unit. O'Quinn is the more attractive asset between the two.</text:p>
            <text:p><text:s text:c="8"/></text:p>
            <text:p><text:s text:c="8"/></text:p>
            <text:p><text:s text:c="13"/>Related: Luke Kornet, Kyle O'Quinn</text:p>
            <text:p><text:s text:c="14"/></text:p>
            <text:p><text:s text:c="13"/>Source: Al Iannazzone on Twitter <text:s text:c="25"/>Apr 9 - 5:3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im Hardaway Jr.</text:p>
            <text:p><text:s text:c="17"/></text:p>
            <text:p><text:s text:c="17"/></text:p>
            <text:p><text:s text:c="22"/>- G/F - <text:s/>Knicks</text:p>
            <text:p><text:s text:c="16"/></text:p>
            <text:p><text:s text:c="17"/></text:p>
            <text:p><text:s text:c="12"/></text:p>
            <text:p><text:s text:c="8"/></text:p>
            <text:p><text:s text:c="8"/></text:p>
            <text:p><text:s text:c="8"/></text:p>
            <text:p><text:s text:c="12"/>Tim Hardaway Jr. (ankle) and Enes Kanter (back, wrist) will not suit up for Monday's game against the Cavs.</text:p>
            <text:p><text:s text:c="8"/></text:p>
            <text:p><text:s text:c="8"/></text:p>
            <text:p><text:s text:c="13"/>After Monday, the Knicks will play their final game of the season on Wednesday in Cleveland, but there won't be much incentive for either of these guys to get out there if there's any suggestion that they're less than 100%. Damyean Dotson and Kyle O'Quinn will continue to log major minutes with both these guys out, with Michael Beasley and Trey Burke doing the heavy lifting on offense.</text:p>
            <text:p><text:s text:c="8"/></text:p>
            <text:p><text:s text:c="8"/></text:p>
            <text:p><text:s text:c="13"/>Related: Trey Burke, Kyle O'Quinn, Michael Beasley, Enes Kanter, Damyean Dotson</text:p>
            <text:p><text:s text:c="14"/></text:p>
            <text:p><text:s text:c="13"/>Source: Al Iannazzone on Twitter <text:s text:c="25"/>Apr 9 - 5:2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 Drummond</text:p>
            <text:p><text:s text:c="17"/></text:p>
            <text:p><text:s text:c="17"/></text:p>
            <text:p><text:s text:c="22"/>- C - <text:s/>Pistons</text:p>
            <text:p><text:s text:c="16"/></text:p>
            <text:p><text:s text:c="17"/></text:p>
            <text:p><text:s text:c="12"/></text:p>
            <text:p><text:s text:c="8"/></text:p>
            <text:p><text:s text:c="8"/></text:p>
            <text:p><text:s text:c="8"/></text:p>
            <text:p><text:s text:c="12"/>Andre Drummond (Achilles) has been ruled out for Monday's matchup with the Raptors.</text:p>
            <text:p><text:s text:c="8"/></text:p>
            <text:p><text:s text:c="8"/></text:p>
            <text:p><text:s text:c="13"/>Drummond does not have a history of Achilles issues, but the Pistons are on the second leg of a back-to-back set, and there's zero incentive for Drummond to push through anything with the playoffs no longer a reality. The Pistons will be very thin up front tonight with Blake Griffin (ankle) also unavailable, so there will be plenty of minutes for guys like Henry Ellenson, Anthony Tolliver and Eric Moreland. Reggie Jackson will be very busy on offense in this one.</text:p>
            <text:p><text:s text:c="8"/></text:p>
            <text:p><text:s text:c="8"/></text:p>
            <text:p><text:s text:c="13"/>Related: Anthony Tolliver, Reggie Jackson, Eric Moreland, Henry Ellenson</text:p>
            <text:p><text:s text:c="14"/></text:p>
            <text:p><text:s text:c="13"/>Source: Rod Beard on Twitter <text:s text:c="29"/>Apr 9 - 5:2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cus Smart</text:p>
            <text:p><text:s text:c="17"/></text:p>
            <text:p><text:s text:c="17"/></text:p>
            <text:p><text:s text:c="22"/>- G - <text:s/>Celtics</text:p>
            <text:p><text:s text:c="16"/></text:p>
            <text:p><text:s text:c="17"/></text:p>
            <text:p><text:s text:c="12"/></text:p>
            <text:p><text:s text:c="8"/></text:p>
            <text:p><text:s text:c="8"/></text:p>
            <text:p><text:s text:c="8"/></text:p>
            <text:p><text:s text:c="12"/>Marcus Smart (thumb) was re-evaluated on Monday and he's expected to be cleared to return to the court by April 27.</text:p>
            <text:p><text:s text:c="8"/></text:p>
            <text:p><text:s text:c="8"/></text:p>
            <text:p><text:s text:c="13"/>April 27 will be the six-week mark for Smart, so it sounds like he'll get back to the court at the early end of that initial 6-8 week timetable. If the Celtics go seven games in their first-round series, Smart could potentially return for Game 7. He's been cleared for non-contact work, and we'll continue to track his progress every step of the way.</text:p>
            <text:p><text:s text:c="8"/></text:p>
            <text:p><text:s text:c="8"/></text:p>
            <text:p><text:s text:c="13"/></text:p>
            <text:p><text:s text:c="14"/></text:p>
            <text:p><text:s text:c="13"/>Source: Shams Charania on Twitter <text:s text:c="24"/>Apr 9 - 5:2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 Ingram</text:p>
            <text:p><text:s text:c="17"/></text:p>
            <text:p><text:s text:c="17"/></text:p>
            <text:p><text:s text:c="22"/>- G - <text:s/>Lakers</text:p>
            <text:p><text:s text:c="16"/></text:p>
            <text:p><text:s text:c="17"/></text:p>
            <text:p><text:s text:c="12"/></text:p>
            <text:p><text:s text:c="8"/></text:p>
            <text:p><text:s text:c="8"/></text:p>
            <text:p><text:s text:c="8"/></text:p>
            <text:p><text:s text:c="12"/>The Lakers have signed G Andre Ingram to a rest-of-season contract.</text:p>
            <text:p><text:s text:c="8"/></text:p>
            <text:p><text:s text:c="8"/></text:p>
            <text:p><text:s text:c="13"/>This could be a sign that the Lakers aren't confident Lonzo Ball (knee) will be able to make it back to the court for the Lakers' final two games. Ingram might be able to get into the rotation with the Lakers banged up, but it's unlikely he'll make much noise in fantasy hoops.</text:p>
            <text:p><text:s text:c="8"/></text:p>
            <text:p><text:s text:c="8"/></text:p>
            <text:p><text:s text:c="13"/></text:p>
            <text:p><text:s text:c="14"/></text:p>
            <text:p><text:s text:c="13"/>Source: NBA <text:s text:c="46"/>Apr 9 - 5:1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Frank Mason</text:p>
            <text:p><text:s text:c="17"/></text:p>
            <text:p><text:s text:c="17"/></text:p>
            <text:p><text:s text:c="22"/>- G - <text:s/>Kings</text:p>
            <text:p><text:s text:c="16"/></text:p>
            <text:p><text:s text:c="17"/></text:p>
            <text:p><text:s text:c="12"/></text:p>
            <text:p><text:s text:c="8"/></text:p>
            <text:p><text:s text:c="8"/></text:p>
            <text:p><text:s text:c="8"/></text:p>
            <text:p><text:s text:c="12"/>Frank Mason (heel) has been ruled out for Monday's game against the Spurs.</text:p>
            <text:p><text:s text:c="8"/></text:p>
            <text:p><text:s text:c="8"/></text:p>
            <text:p><text:s text:c="13"/>Mason will have one more opportunity to play this season, but with both him and Garrett Temple (ankle) on the sidelines tonight, De'Aaron Fox will be the only active point guard on the roster so he should be logging major minutes tonight.</text:p>
            <text:p><text:s text:c="8"/></text:p>
            <text:p><text:s text:c="8"/></text:p>
            <text:p><text:s text:c="13"/>Related: De'Aaron Fox</text:p>
            <text:p><text:s text:c="14"/></text:p>
            <text:p><text:s text:c="13"/>Source: Sacramento Bee <text:s text:c="35"/>Apr 9 - 4:1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Harrison Barnes</text:p>
            <text:p><text:s text:c="17"/></text:p>
            <text:p><text:s text:c="17"/></text:p>
            <text:p><text:s text:c="22"/>- F - <text:s/>Mavericks</text:p>
            <text:p><text:s text:c="16"/></text:p>
            <text:p><text:s text:c="17"/></text:p>
            <text:p><text:s text:c="12"/></text:p>
            <text:p><text:s text:c="8"/></text:p>
            <text:p><text:s text:c="8"/></text:p>
            <text:p><text:s text:c="8"/></text:p>
            <text:p><text:s text:c="12"/>Harrison Barnes (rest) is listed as out for Tuesday's game against the Suns.</text:p>
            <text:p><text:s text:c="8"/></text:p>
            <text:p><text:s text:c="8"/></text:p>
            <text:p><text:s text:c="13"/>Barnes logged 43 minutes on Sunday, so it's not at all surprising to see him hit the sidelines for the final game of the season, a game that both teams will be trying to lose. Barnes will end his second year in Dallas with averages of 18.9 points, 6.1 boards, 2.0 assists, 1.5 triples and 1.5 turnovers per game on 44.5% shooting from the field and 82.7% from the stripe.</text:p>
            <text:p><text:s text:c="8"/></text:p>
            <text:p><text:s text:c="8"/></text:p>
            <text:p><text:s text:c="13"/></text:p>
            <text:p><text:s text:c="14"/></text:p>
            <text:p><text:s text:c="13"/>Source: Bobby Karalla on Twitter <text:s text:c="25"/>Apr 9 - 4:0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ary Harris</text:p>
            <text:p><text:s text:c="17"/></text:p>
            <text:p><text:s text:c="17"/></text:p>
            <text:p><text:s text:c="22"/>- G - <text:s/>Nuggets</text:p>
            <text:p><text:s text:c="16"/></text:p>
            <text:p><text:s text:c="17"/></text:p>
            <text:p><text:s text:c="12"/></text:p>
            <text:p><text:s text:c="8"/></text:p>
            <text:p><text:s text:c="8"/></text:p>
            <text:p><text:s text:c="8"/></text:p>
            <text:p><text:s text:c="12"/>Gary Harris (knee) is expected to play Monday vs. Portland.</text:p>
            <text:p><text:s text:c="8"/></text:p>
            <text:p><text:s text:c="8"/></text:p>
            <text:p><text:s text:c="13"/>The Nuggets need to keep winning to keep their playoff hopes alive, and it sounds like they'll be getting Harris back to join in on the chase for the No. 8 spot tonight. He's missed the past 11 games and will likely have a minutes cap, but even with minutes in the mid-20s he's capable of offering value in fantasy hoops. He's not a great DFS play, but he should be picked up in leagues that go to the bitter end. Will Barton will likely head back to the bench if Harris plays.</text:p>
            <text:p><text:s text:c="8"/></text:p>
            <text:p><text:s text:c="8"/></text:p>
            <text:p><text:s text:c="13"/>Related: Will Barton</text:p>
            <text:p><text:s text:c="14"/></text:p>
            <text:p><text:s text:c="13"/>Source: Adrian Wojnarowski on Twitter <text:s text:c="20"/>Apr 9 - 4:0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lcolm Delaney</text:p>
            <text:p><text:s text:c="17"/></text:p>
            <text:p><text:s text:c="17"/></text:p>
            <text:p><text:s text:c="22"/>- G - <text:s/>Hawks</text:p>
            <text:p><text:s text:c="16"/></text:p>
            <text:p><text:s text:c="17"/></text:p>
            <text:p><text:s text:c="12"/></text:p>
            <text:p><text:s text:c="8"/></text:p>
            <text:p><text:s text:c="8"/></text:p>
            <text:p><text:s text:c="8"/></text:p>
            <text:p><text:s text:c="12"/>Malcolm Delaney underwent ankle surgery on Monday and he will miss the rest of the season.</text:p>
            <text:p><text:s text:c="8"/></text:p>
            <text:p><text:s text:c="8"/></text:p>
            <text:p><text:s text:c="13"/>His timetable has been set at 6-8 weeks, so he has plenty of time to get himself ready for training camp next year. With both Delaney and Dennis Schroder (ankle) done for the year, Isaiah Taylor and Damion Lee will continue to log extended minutes in Atlanta's backcourt.</text:p>
            <text:p><text:s text:c="8"/></text:p>
            <text:p><text:s text:c="8"/></text:p>
            <text:p><text:s text:c="13"/>Related: Damion Lee, Isaiah Taylor</text:p>
            <text:p><text:s text:c="14"/></text:p>
            <text:p><text:s text:c="13"/>Source: Brad Rowland on Twitter <text:s text:c="26"/>Apr 9 - 3:3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e Harris</text:p>
            <text:p><text:s text:c="17"/></text:p>
            <text:p><text:s text:c="17"/></text:p>
            <text:p><text:s text:c="22"/>- G/F - <text:s/>Nets</text:p>
            <text:p><text:s text:c="16"/></text:p>
            <text:p><text:s text:c="17"/></text:p>
            <text:p><text:s text:c="12"/></text:p>
            <text:p><text:s text:c="8"/></text:p>
            <text:p><text:s text:c="8"/></text:p>
            <text:p><text:s text:c="8"/></text:p>
            <text:p><text:s text:c="12"/>Joe Harris (left ankle soreness) is questionable to play Monday against the Bulls.</text:p>
            <text:p><text:s text:c="8"/></text:p>
            <text:p><text:s text:c="8"/></text:p>
            <text:p><text:s text:c="13"/>A left ankle injury forced Harris to spend six games on the sidelines earlier in the year, and there's not much incentive for him to push through the pain with Brooklyn playing for Ping-Pong balls. If he's forced to join Caris LeVert (foot) on the sidelines tonight, Nik Stauskas and Spencer Dinwiddie would see an uptick in minutes and Dante Cunningham could be looking at a start. Stay tuned.</text:p>
            <text:p><text:s text:c="8"/></text:p>
            <text:p><text:s text:c="8"/></text:p>
            <text:p><text:s text:c="13"/>Related: Dante Cunningham, Spencer Dinwiddie, Nik Stauskas</text:p>
            <text:p><text:s text:c="14"/></text:p>
            <text:p><text:s text:c="13"/>Source: Alex Labidou on Twitter <text:s text:c="26"/>Apr 9 - 3:0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aris LeVert</text:p>
            <text:p><text:s text:c="17"/></text:p>
            <text:p><text:s text:c="17"/></text:p>
            <text:p><text:s text:c="22"/>- G - <text:s/>Nets</text:p>
            <text:p><text:s text:c="16"/></text:p>
            <text:p><text:s text:c="17"/></text:p>
            <text:p><text:s text:c="12"/></text:p>
            <text:p><text:s text:c="8"/></text:p>
            <text:p><text:s text:c="8"/></text:p>
            <text:p><text:s text:c="8"/></text:p>
            <text:p><text:s text:c="12"/>Caris LeVert (right foot) has been ruled out for Monday's game against the Bulls.</text:p>
            <text:p><text:s text:c="8"/></text:p>
            <text:p><text:s text:c="8"/></text:p>
            <text:p><text:s text:c="13"/>Joe Harris (ankle) is questionable, and with DeMarre Carroll (hip) already ruled out, Nik Stauskas could be seeing quality minutes in the rotation tonight, and Spencer Dinwiddie should also see a bump in minutes. The Nets only have one more game this season, and for now, we'll be considering LeVert questionable for Wednesday's game in Boston.</text:p>
            <text:p><text:s text:c="8"/></text:p>
            <text:p><text:s text:c="8"/></text:p>
            <text:p><text:s text:c="13"/>Related: Spencer Dinwiddie, Nik Stauskas</text:p>
            <text:p><text:s text:c="14"/></text:p>
            <text:p><text:s text:c="13"/>Source: Alex Labidou on Twitter <text:s text:c="26"/>Apr 9 - 3:0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arrett Temple</text:p>
            <text:p><text:s text:c="17"/></text:p>
            <text:p><text:s text:c="17"/></text:p>
            <text:p><text:s text:c="22"/>- G/F - <text:s/>Kings</text:p>
            <text:p><text:s text:c="16"/></text:p>
            <text:p><text:s text:c="17"/></text:p>
            <text:p><text:s text:c="12"/></text:p>
            <text:p><text:s text:c="8"/></text:p>
            <text:p><text:s text:c="8"/></text:p>
            <text:p><text:s text:c="8"/></text:p>
            <text:p><text:s text:c="12"/>Garrett Temple (ankle) will remain on the sidelines for Monday's game against the Spurs.</text:p>
            <text:p><text:s text:c="8"/></text:p>
            <text:p><text:s text:c="8"/></text:p>
            <text:p><text:s text:c="13"/>He's been out since March 19 and there's a good chance we won't see him again this season.</text:p>
            <text:p><text:s text:c="8"/></text:p>
            <text:p><text:s text:c="8"/></text:p>
            <text:p><text:s text:c="13"/></text:p>
            <text:p><text:s text:c="14"/></text:p>
            <text:p><text:s text:c="13"/>Source: Sean Cunningham on Twitter <text:s text:c="23"/>Apr 9 - 2:5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habazz Muhammad</text:p>
            <text:p><text:s text:c="17"/></text:p>
            <text:p><text:s text:c="17"/></text:p>
            <text:p><text:s text:c="22"/>- F - <text:s/>Bucks</text:p>
            <text:p><text:s text:c="16"/></text:p>
            <text:p><text:s text:c="17"/></text:p>
            <text:p><text:s text:c="12"/></text:p>
            <text:p><text:s text:c="8"/></text:p>
            <text:p><text:s text:c="8"/></text:p>
            <text:p><text:s text:c="8"/></text:p>
            <text:p><text:s text:c="12"/>Shabazz Muhammad (right ankle) is questionable to play Monday vs. Orlando.</text:p>
            <text:p><text:s text:c="8"/></text:p>
            <text:p><text:s text:c="8"/></text:p>
            <text:p><text:s text:c="13"/>Giannis Antetokounmpo (ankle) is also questionable, and if both these guys are out, Khris Middleton and Jabari Parker could be forced into heavy minutes. Muhammad also missed Saturday's game and he belongs on the waiver wire in all formats.</text:p>
            <text:p><text:s text:c="8"/></text:p>
            <text:p><text:s text:c="8"/></text:p>
            <text:p><text:s text:c="13"/></text:p>
            <text:p><text:s text:c="14"/></text:p>
            <text:p><text:s text:c="13"/>Source: Matt Velazquez on Twitter <text:s text:c="24"/>Apr 9 - 2:5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hn Henson</text:p>
            <text:p><text:s text:c="17"/></text:p>
            <text:p><text:s text:c="17"/></text:p>
            <text:p><text:s text:c="22"/>- F/C - <text:s/>Bucks</text:p>
            <text:p><text:s text:c="16"/></text:p>
            <text:p><text:s text:c="17"/></text:p>
            <text:p><text:s text:c="12"/></text:p>
            <text:p><text:s text:c="8"/></text:p>
            <text:p><text:s text:c="8"/></text:p>
            <text:p><text:s text:c="8"/></text:p>
            <text:p><text:s text:c="12"/>John Henson (right ankle) is probable to play Monday against the Magic.</text:p>
            <text:p><text:s text:c="8"/></text:p>
            <text:p><text:s text:c="8"/></text:p>
            <text:p><text:s text:c="13"/>This is the first we're hearing of an ankle issue for Henson, but given that he's probable, it seems like a minor thing. He should be out there tonight, and he's worth deploying for anyone seeking some swats.</text:p>
            <text:p><text:s text:c="8"/></text:p>
            <text:p><text:s text:c="8"/></text:p>
            <text:p><text:s text:c="13"/></text:p>
            <text:p><text:s text:c="14"/></text:p>
            <text:p><text:s text:c="13"/>Source: Matt Velazquez on Twitter <text:s text:c="24"/>Apr 9 - 2:5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Giannis Antetokounmpo</text:p>
            <text:p><text:s text:c="17"/></text:p>
            <text:p><text:s text:c="17"/></text:p>
            <text:p><text:s text:c="22"/>- G/F - <text:s/>Bucks</text:p>
            <text:p><text:s text:c="16"/></text:p>
            <text:p><text:s text:c="17"/></text:p>
            <text:p><text:s text:c="12"/></text:p>
            <text:p><text:s text:c="8"/></text:p>
            <text:p><text:s text:c="8"/></text:p>
            <text:p><text:s text:c="8"/></text:p>
            <text:p><text:s text:c="12"/>Giannis Antetokounmpo (right ankle soreness) is questionable to play Monday vs. the Magic.</text:p>
            <text:p><text:s text:c="8"/></text:p>
            <text:p><text:s text:c="8"/></text:p>
            <text:p><text:s text:c="13"/>Antetokounmpo sat out Saturday's game with soreness in his right ankle, and it wouldn't be super shocking to see him sit out tonight's game as well, given it's a matchup against the 24-56 Magic. We should get another update once he's going through his pregame routine, but if The Greek Freak is forced to spend another game on the sidelines, it'll be Jabari Parker earning another start with Eric Bledsoe and Khris Middleton doing more on offense. Stay tuned.</text:p>
            <text:p><text:s text:c="8"/></text:p>
            <text:p><text:s text:c="8"/></text:p>
            <text:p><text:s text:c="13"/>Related: Eric Bledsoe, Khris Middleton, Jabari Parker</text:p>
            <text:p><text:s text:c="14"/></text:p>
            <text:p><text:s text:c="13"/>Source: Matt Velazquez on Twitter <text:s text:c="24"/>Apr 9 - 2:5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w Harrison</text:p>
            <text:p><text:s text:c="17"/></text:p>
            <text:p><text:s text:c="17"/></text:p>
            <text:p><text:s text:c="22"/>- G - <text:s/>Grizzlies</text:p>
            <text:p><text:s text:c="16"/></text:p>
            <text:p><text:s text:c="17"/></text:p>
            <text:p><text:s text:c="12"/></text:p>
            <text:p><text:s text:c="8"/></text:p>
            <text:p><text:s text:c="8"/></text:p>
            <text:p><text:s text:c="8"/></text:p>
            <text:p><text:s text:c="12"/>Andrew Harrison (wrist) has been ruled out for Monday's game vs. Minnesota.</text:p>
            <text:p><text:s text:c="8"/></text:p>
            <text:p><text:s text:c="8"/></text:p>
            <text:p><text:s text:c="13"/>The Grizzlies have just one more game after Monday, and it seems unlikely that Harrison will be getting back out there. Kobi Simmons should draw another start at the point with MarShon Brooks logging minutes in the mid-20s off the bench. Brooks makes for the more attractive target between the two.</text:p>
            <text:p><text:s text:c="8"/></text:p>
            <text:p><text:s text:c="8"/></text:p>
            <text:p><text:s text:c="13"/>Related: Kobi Simmons, MarShon Brooks</text:p>
            <text:p><text:s text:c="14"/></text:p>
            <text:p><text:s text:c="13"/>Source: Grizzlies PR on Twitter <text:s text:c="26"/>Apr 9 - 2:1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Mychal Green</text:p>
            <text:p><text:s text:c="17"/></text:p>
            <text:p><text:s text:c="17"/></text:p>
            <text:p><text:s text:c="22"/>- F/C - <text:s/>Grizzlies</text:p>
            <text:p><text:s text:c="16"/></text:p>
            <text:p><text:s text:c="17"/></text:p>
            <text:p><text:s text:c="12"/></text:p>
            <text:p><text:s text:c="8"/></text:p>
            <text:p><text:s text:c="8"/></text:p>
            <text:p><text:s text:c="8"/></text:p>
            <text:p><text:s text:c="12"/>JaMychal Green (knee) will not play on Monday vs. the Wolves.</text:p>
            <text:p><text:s text:c="8"/></text:p>
            <text:p><text:s text:c="8"/></text:p>
            <text:p><text:s text:c="13"/>This will be his fifth straight game on the shelf and we're not expecting him back this season. With Marc Gasol resting, get ready to see a lot of Ivan Rabb and Deyonta Davis.</text:p>
            <text:p><text:s text:c="8"/></text:p>
            <text:p><text:s text:c="8"/></text:p>
            <text:p><text:s text:c="13"/></text:p>
            <text:p><text:s text:c="14"/></text:p>
            <text:p><text:s text:c="13"/>Source: Grizzlies PR <text:s text:c="37"/>Apr 9 - 2:0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yreke Evans</text:p>
            <text:p><text:s text:c="17"/></text:p>
            <text:p><text:s text:c="17"/></text:p>
            <text:p><text:s text:c="22"/>- G/F - <text:s/>Grizzlies</text:p>
            <text:p><text:s text:c="16"/></text:p>
            <text:p><text:s text:c="17"/></text:p>
            <text:p><text:s text:c="12"/></text:p>
            <text:p><text:s text:c="8"/></text:p>
            <text:p><text:s text:c="8"/></text:p>
            <text:p><text:s text:c="8"/></text:p>
            <text:p><text:s text:c="12"/>Tyreke Evans (personal reasons) will not play on Monday vs. the Wolves.</text:p>
            <text:p><text:s text:c="8"/></text:p>
            <text:p><text:s text:c="8"/></text:p>
            <text:p><text:s text:c="13"/>We have no idea where he's been since Mar. 24. The tank is real in Memphis.</text:p>
            <text:p><text:s text:c="8"/></text:p>
            <text:p><text:s text:c="8"/></text:p>
            <text:p><text:s text:c="13"/></text:p>
            <text:p><text:s text:c="14"/></text:p>
            <text:p><text:s text:c="13"/>Source: Grizzlies PR <text:s text:c="37"/>Apr 9 - 2:0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c Gasol</text:p>
            <text:p><text:s text:c="17"/></text:p>
            <text:p><text:s text:c="17"/></text:p>
            <text:p><text:s text:c="22"/>- C - <text:s/>Grizzlies</text:p>
            <text:p><text:s text:c="16"/></text:p>
            <text:p><text:s text:c="17"/></text:p>
            <text:p><text:s text:c="12"/></text:p>
            <text:p><text:s text:c="8"/></text:p>
            <text:p><text:s text:c="8"/></text:p>
            <text:p><text:s text:c="8"/></text:p>
            <text:p><text:s text:c="12"/>Marc Gasol (rest) will not play on Monday vs. the Wolves.</text:p>
            <text:p><text:s text:c="8"/></text:p>
            <text:p><text:s text:c="8"/></text:p>
            <text:p><text:s text:c="13"/>Fantasy owners could see this coming from a mile away after Gasol played 35 minutes on Sunday night with 20 points with nine rebounds, nine assists, one steal, one block and three triples. With JaMychal Green (knee soreness) and Jarell Martin (ankle) both out, that means we're going to see a lot of Ivan Rabb and Deyonta Davis.</text:p>
            <text:p><text:s text:c="8"/></text:p>
            <text:p><text:s text:c="8"/></text:p>
            <text:p><text:s text:c="13"/></text:p>
            <text:p><text:s text:c="14"/></text:p>
            <text:p><text:s text:c="13"/>Source: Grizzlies PR <text:s text:c="37"/>Apr 9 - 2:0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kal Labissiere</text:p>
            <text:p><text:s text:c="17"/></text:p>
            <text:p><text:s text:c="17"/></text:p>
            <text:p><text:s text:c="22"/>- F/C - <text:s/>Kings</text:p>
            <text:p><text:s text:c="16"/></text:p>
            <text:p><text:s text:c="17"/></text:p>
            <text:p><text:s text:c="12"/></text:p>
            <text:p><text:s text:c="8"/></text:p>
            <text:p><text:s text:c="8"/></text:p>
            <text:p><text:s text:c="8"/></text:p>
            <text:p><text:s text:c="12"/>Skal Labissiere (ankle) will not play on Monday vs. the Spurs.</text:p>
            <text:p><text:s text:c="8"/></text:p>
            <text:p><text:s text:c="8"/></text:p>
            <text:p><text:s text:c="13"/>This will be his third straight game on the shelf and it doesn't sound like we'll see him on Wednesday vs. Houston either. Zach Randolph hasn't played in weeks, so the Kings will probably turn to JaKarr Sampson again.</text:p>
            <text:p><text:s text:c="8"/></text:p>
            <text:p><text:s text:c="8"/></text:p>
            <text:p><text:s text:c="13"/></text:p>
            <text:p><text:s text:c="14"/></text:p>
            <text:p><text:s text:c="13"/>Source: Sean Cunningham on Twitter <text:s text:c="23"/>Apr 9 - 1:5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Frank Mason</text:p>
            <text:p><text:s text:c="17"/></text:p>
            <text:p><text:s text:c="17"/></text:p>
            <text:p><text:s text:c="22"/>- G - <text:s/>Kings</text:p>
            <text:p><text:s text:c="16"/></text:p>
            <text:p><text:s text:c="17"/></text:p>
            <text:p><text:s text:c="12"/></text:p>
            <text:p><text:s text:c="8"/></text:p>
            <text:p><text:s text:c="8"/></text:p>
            <text:p><text:s text:c="8"/></text:p>
            <text:p><text:s text:c="12"/>Frank Mason (sore left heel) is questionable for Monday's game vs. the Spurs.</text:p>
            <text:p><text:s text:c="8"/></text:p>
            <text:p><text:s text:c="8"/></text:p>
            <text:p><text:s text:c="13"/>Mason has been quiet for weeks and is averaging just 16.2 minutes over his last five games. With Garrett Temple (ankle) still out, De'Aaron Fox should play all the minutes he can handle.</text:p>
            <text:p><text:s text:c="8"/></text:p>
            <text:p><text:s text:c="8"/></text:p>
            <text:p><text:s text:c="13"/></text:p>
            <text:p><text:s text:c="14"/></text:p>
            <text:p><text:s text:c="13"/>Source: Sean Cunningham on Twitter <text:s text:c="23"/>Apr 9 - 1:5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ou Williams</text:p>
            <text:p><text:s text:c="17"/></text:p>
            <text:p><text:s text:c="17"/></text:p>
            <text:p><text:s text:c="22"/>- G - <text:s/>Clippers</text:p>
            <text:p><text:s text:c="16"/></text:p>
            <text:p><text:s text:c="17"/></text:p>
            <text:p><text:s text:c="12"/></text:p>
            <text:p><text:s text:c="8"/></text:p>
            <text:p><text:s text:c="8"/></text:p>
            <text:p><text:s text:c="8"/></text:p>
            <text:p><text:s text:c="12"/>Lou Williams (ankle) will not play on Monday vs. the Pelicans.</text:p>
            <text:p><text:s text:c="8"/></text:p>
            <text:p><text:s text:c="8"/></text:p>
            <text:p><text:s text:c="13"/>No surprise here, as Williams was previously listed as doubtful and coach Doc Rivers wasn't expecting him to play. At this point, we'd expect Williams to miss the season finale on Wednesday vs. the Lakers as well. With Austin Rivers (elbow) also out, C.J. Williams, Sindarius Thornwell and Tyrone Wallace will all be asked to play heavy minutes.</text:p>
            <text:p><text:s text:c="8"/></text:p>
            <text:p><text:s text:c="8"/></text:p>
            <text:p><text:s text:c="13"/></text:p>
            <text:p><text:s text:c="14"/></text:p>
            <text:p><text:s text:c="13"/>Source: Tomer Azarly on Twitter <text:s text:c="26"/>Apr 9 - 1:5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ustin Rivers</text:p>
            <text:p><text:s text:c="17"/></text:p>
            <text:p><text:s text:c="17"/></text:p>
            <text:p><text:s text:c="22"/>- G - <text:s/>Clippers</text:p>
            <text:p><text:s text:c="16"/></text:p>
            <text:p><text:s text:c="17"/></text:p>
            <text:p><text:s text:c="12"/></text:p>
            <text:p><text:s text:c="8"/></text:p>
            <text:p><text:s text:c="8"/></text:p>
            <text:p><text:s text:c="8"/></text:p>
            <text:p><text:s text:c="12"/>Austin Rivers (elbow) will not play on Monday vs. the Pelicans.</text:p>
            <text:p><text:s text:c="8"/></text:p>
            <text:p><text:s text:c="8"/></text:p>
            <text:p><text:s text:c="13"/>He "might" play on Wednesday vs. Lakers, but the Clippers will be cautious since they can't reach the postseason. The Clippers are going to be very thin in the backcourt, so we'll be seeing plenty of Tyrone Wallace.</text:p>
            <text:p><text:s text:c="8"/></text:p>
            <text:p><text:s text:c="8"/></text:p>
            <text:p><text:s text:c="13"/></text:p>
            <text:p><text:s text:c="14"/></text:p>
            <text:p><text:s text:c="13"/>Source: Tomer Azarly on Twitter <text:s text:c="26"/>Apr 9 - 1:4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lake Griffin</text:p>
            <text:p><text:s text:c="17"/></text:p>
            <text:p><text:s text:c="17"/></text:p>
            <text:p><text:s text:c="22"/>- F - <text:s/>Pistons</text:p>
            <text:p><text:s text:c="16"/></text:p>
            <text:p><text:s text:c="17"/></text:p>
            <text:p><text:s text:c="12"/></text:p>
            <text:p><text:s text:c="8"/></text:p>
            <text:p><text:s text:c="8"/></text:p>
            <text:p><text:s text:c="8"/></text:p>
            <text:p><text:s text:c="12"/>Blake Griffin (ankle) is listed as out for Monday's game vs. the Raptors.</text:p>
            <text:p><text:s text:c="8"/></text:p>
            <text:p><text:s text:c="8"/></text:p>
            <text:p><text:s text:c="13"/>There has still been no indication that Griffin is close to a return, so we wouldn't expect to see him on Wednesday vs. the Bulls either. Anthony Tolliver has been logging heavy minutes in Griffin's absence, while Henry Ellenson has seen a nice bump in playing time as well.</text:p>
            <text:p><text:s text:c="8"/></text:p>
            <text:p><text:s text:c="8"/></text:p>
            <text:p><text:s text:c="13"/></text:p>
            <text:p><text:s text:c="14"/></text:p>
            <text:p><text:s text:c="13"/>Source: NBA.com <text:s text:c="42"/>Apr 9 - 1:2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ary Harris</text:p>
            <text:p><text:s text:c="17"/></text:p>
            <text:p><text:s text:c="17"/></text:p>
            <text:p><text:s text:c="22"/>- G - <text:s/>Nuggets</text:p>
            <text:p><text:s text:c="16"/></text:p>
            <text:p><text:s text:c="17"/></text:p>
            <text:p><text:s text:c="12"/></text:p>
            <text:p><text:s text:c="8"/></text:p>
            <text:p><text:s text:c="8"/></text:p>
            <text:p><text:s text:c="8"/></text:p>
            <text:p><text:s text:c="12"/>Gary Harris (knee) has been upgraded to questionable for Monday's game vs. the Blazers.</text:p>
            <text:p><text:s text:c="8"/></text:p>
            <text:p><text:s text:c="8"/></text:p>
            <text:p><text:s text:c="13"/>He wasn't expected to return in the regular season, so this is a nice surprise for the Nuggets. The team's medical staff will monitor his pregame workout, so he's basically going to be a game-time call. This is a must-win game for Denver, so it will be interesting to see what kind of restrictions Harris will have.</text:p>
            <text:p><text:s text:c="8"/></text:p>
            <text:p><text:s text:c="8"/></text:p>
            <text:p><text:s text:c="13"/></text:p>
            <text:p><text:s text:c="14"/></text:p>
            <text:p><text:s text:c="13"/>Source: Chris Dempsey on Twitter <text:s text:c="25"/>Apr 9 - 12:5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wayne Bacon</text:p>
            <text:p><text:s text:c="17"/></text:p>
            <text:p><text:s text:c="17"/></text:p>
            <text:p><text:s text:c="22"/>- G/F - <text:s/>Hornets</text:p>
            <text:p><text:s text:c="16"/></text:p>
            <text:p><text:s text:c="17"/></text:p>
            <text:p><text:s text:c="12"/></text:p>
            <text:p><text:s text:c="8"/></text:p>
            <text:p><text:s text:c="8"/></text:p>
            <text:p><text:s text:c="8"/></text:p>
            <text:p><text:s text:c="12"/>Dwayne Bacon (right ankle sprain) will not play in the season finale on Tuesday vs. the Pacers.</text:p>
            <text:p><text:s text:c="8"/></text:p>
            <text:p><text:s text:c="8"/></text:p>
            <text:p><text:s text:c="13"/>He wasn't close to a return and this will be his fifth straight game on the sidelines. The Malik Monk show will go on.</text:p>
            <text:p><text:s text:c="8"/></text:p>
            <text:p><text:s text:c="8"/></text:p>
            <text:p><text:s text:c="13"/></text:p>
            <text:p><text:s text:c="14"/></text:p>
            <text:p><text:s text:c="13"/>Source: NBA.com <text:s text:c="42"/>Apr 9 - 12:4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reveon Graham</text:p>
            <text:p><text:s text:c="17"/></text:p>
            <text:p><text:s text:c="17"/></text:p>
            <text:p><text:s text:c="22"/>- G - <text:s/>Hornets</text:p>
            <text:p><text:s text:c="16"/></text:p>
            <text:p><text:s text:c="17"/></text:p>
            <text:p><text:s text:c="12"/></text:p>
            <text:p><text:s text:c="8"/></text:p>
            <text:p><text:s text:c="8"/></text:p>
            <text:p><text:s text:c="8"/></text:p>
            <text:p><text:s text:c="12"/>Treveon Graham (concussion) will not play on Tuesday vs. the Pacers.</text:p>
            <text:p><text:s text:c="8"/></text:p>
            <text:p><text:s text:c="8"/></text:p>
            <text:p><text:s text:c="13"/>His second season in the NBA is officially over. Graham made 63 appearances for the Hornets, averaging 4.3 points, 1.9 rebounds and 0.6 triples in 16.7 minutes. It's hard to imagine him making a fantasy impact in 2018-19.</text:p>
            <text:p><text:s text:c="8"/></text:p>
            <text:p><text:s text:c="8"/></text:p>
            <text:p><text:s text:c="13"/></text:p>
            <text:p><text:s text:c="14"/></text:p>
            <text:p><text:s text:c="13"/>Source: NBA.com <text:s text:c="42"/>Apr 9 - 12:4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Paul Zipser</text:p>
            <text:p><text:s text:c="17"/></text:p>
            <text:p><text:s text:c="17"/></text:p>
            <text:p><text:s text:c="22"/>- F - <text:s/>Bulls</text:p>
            <text:p><text:s text:c="16"/></text:p>
            <text:p><text:s text:c="17"/></text:p>
            <text:p><text:s text:c="12"/></text:p>
            <text:p><text:s text:c="8"/></text:p>
            <text:p><text:s text:c="8"/></text:p>
            <text:p><text:s text:c="8"/></text:p>
            <text:p><text:s text:c="12"/>Paul Zipser (foot) will not play on Monday vs. the Nets.</text:p>
            <text:p><text:s text:c="8"/></text:p>
            <text:p><text:s text:c="8"/></text:p>
            <text:p><text:s text:c="13"/>He's still out indefinitely which means it's also safe to rule him out for the season finale on Wednesday.</text:p>
            <text:p><text:s text:c="8"/></text:p>
            <text:p><text:s text:c="8"/></text:p>
            <text:p><text:s text:c="13"/></text:p>
            <text:p><text:s text:c="14"/></text:p>
            <text:p><text:s text:c="13"/>Source: NBA.com <text:s text:c="42"/>Apr 9 - 12:4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Noah Vonleh</text:p>
            <text:p><text:s text:c="17"/></text:p>
            <text:p><text:s text:c="17"/></text:p>
            <text:p><text:s text:c="22"/>- F - <text:s/>Bulls</text:p>
            <text:p><text:s text:c="16"/></text:p>
            <text:p><text:s text:c="17"/></text:p>
            <text:p><text:s text:c="12"/></text:p>
            <text:p><text:s text:c="8"/></text:p>
            <text:p><text:s text:c="8"/></text:p>
            <text:p><text:s text:c="8"/></text:p>
            <text:p><text:s text:c="12"/>Noah Vonleh (calf) will not play on Monday vs. the Nets.</text:p>
            <text:p><text:s text:c="8"/></text:p>
            <text:p><text:s text:c="8"/></text:p>
            <text:p><text:s text:c="13"/>Lauri Markkanen and Bobby Portis are both active, so Vonleh's status doesn't matter anyways.</text:p>
            <text:p><text:s text:c="8"/></text:p>
            <text:p><text:s text:c="8"/></text:p>
            <text:p><text:s text:c="13"/></text:p>
            <text:p><text:s text:c="14"/></text:p>
            <text:p><text:s text:c="13"/>Source: NBA.com <text:s text:c="42"/>Apr 9 - 12:3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Jonathan Isaac</text:p>
            <text:p><text:s text:c="17"/></text:p>
            <text:p><text:s text:c="17"/></text:p>
            <text:p><text:s text:c="22"/>- F - <text:s/>Magic</text:p>
            <text:p><text:s text:c="16"/></text:p>
            <text:p><text:s text:c="17"/></text:p>
            <text:p><text:s text:c="12"/></text:p>
            <text:p><text:s text:c="8"/></text:p>
            <text:p><text:s text:c="8"/></text:p>
            <text:p><text:s text:c="8"/></text:p>
            <text:p><text:s text:c="12"/>Jonathan Isaac (ankle) will not play on Monday vs. the Bucks.</text:p>
            <text:p><text:s text:c="8"/></text:p>
            <text:p><text:s text:c="8"/></text:p>
            <text:p><text:s text:c="13"/>The rookie isn't expected to play in the season finale on Wednesday either. "They just want to protect me and make sure I’m [OK] before I completely come back," Isaac said. Wesley Iwundu and Jamel Artis will pick up some run with Isaac on the shelf, but they aren't fantasy options in most leagues.</text:p>
            <text:p><text:s text:c="8"/></text:p>
            <text:p><text:s text:c="8"/></text:p>
            <text:p><text:s text:c="13"/></text:p>
            <text:p><text:s text:c="14"/></text:p>
            <text:p><text:s text:c="13"/>Source: NBA.com <text:s text:c="42"/>Apr 9 - 12:1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errence Ross</text:p>
            <text:p><text:s text:c="17"/></text:p>
            <text:p><text:s text:c="17"/></text:p>
            <text:p><text:s text:c="22"/>- G/F - <text:s/>Magic</text:p>
            <text:p><text:s text:c="16"/></text:p>
            <text:p><text:s text:c="17"/></text:p>
            <text:p><text:s text:c="12"/></text:p>
            <text:p><text:s text:c="8"/></text:p>
            <text:p><text:s text:c="8"/></text:p>
            <text:p><text:s text:c="8"/></text:p>
            <text:p><text:s text:c="12"/>Terrence Ross will rest on Monday vs. the Bucks.</text:p>
            <text:p><text:s text:c="8"/></text:p>
            <text:p><text:s text:c="8"/></text:p>
            <text:p><text:s text:c="13"/>He made his first appearance on Sunday since Nov. 9, playing 10 minutes with three points and two assists. <text:s/>"I felt good and it was a tribute to all of the workouts and the work with the strength [and conditioning] coaches,’’ Ross said. "Just being able to play is the victory. It felt really good.’’ There's no guarantee Ross plays in the season finale on Wednesday.</text:p>
            <text:p><text:s text:c="8"/></text:p>
            <text:p><text:s text:c="8"/></text:p>
            <text:p><text:s text:c="13"/></text:p>
            <text:p><text:s text:c="14"/></text:p>
            <text:p><text:s text:c="13"/>Source: NBA.com <text:s text:c="42"/>Apr 9 - 12:1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lcolm Brogdon</text:p>
            <text:p><text:s text:c="17"/></text:p>
            <text:p><text:s text:c="17"/></text:p>
            <text:p><text:s text:c="22"/>- G - <text:s/>Bucks</text:p>
            <text:p><text:s text:c="16"/></text:p>
            <text:p><text:s text:c="17"/></text:p>
            <text:p><text:s text:c="12"/></text:p>
            <text:p><text:s text:c="8"/></text:p>
            <text:p><text:s text:c="8"/></text:p>
            <text:p><text:s text:c="8"/></text:p>
            <text:p><text:s text:c="12"/>Malcolm Brogdon (knee) confirmed that he will play on Monday vs. the Magic.</text:p>
            <text:p><text:s text:c="8"/></text:p>
            <text:p><text:s text:c="8"/></text:p>
            <text:p><text:s text:c="13"/>He's been sidelined since Feb. 1, so he's returning just in time for the postseason. We'd expect him to play on Wednesday vs. the 76ers as well, as the Bucks need to get his conditioning back up. He'll surely have restrictions, so DFS owners will probably want to go in another direction. Tony Snell, Jason Terry and Brandon Jennings could all lose minutes with Brogdon back.</text:p>
            <text:p><text:s text:c="8"/></text:p>
            <text:p><text:s text:c="8"/></text:p>
            <text:p><text:s text:c="13"/></text:p>
            <text:p><text:s text:c="14"/></text:p>
            <text:p><text:s text:c="13"/>Source: Bucks on Twitter <text:s text:c="33"/>Apr 9 - 12:0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mmanuel Mudiay</text:p>
            <text:p><text:s text:c="17"/></text:p>
            <text:p><text:s text:c="17"/></text:p>
            <text:p><text:s text:c="22"/>- G - <text:s/>Knicks</text:p>
            <text:p><text:s text:c="16"/></text:p>
            <text:p><text:s text:c="17"/></text:p>
            <text:p><text:s text:c="12"/></text:p>
            <text:p><text:s text:c="8"/></text:p>
            <text:p><text:s text:c="8"/></text:p>
            <text:p><text:s text:c="8"/></text:p>
            <text:p><text:s text:c="12"/>Emmanuel Mudiay (concussion) will not play on Monday vs. the Cavaliers.</text:p>
            <text:p><text:s text:c="8"/></text:p>
            <text:p><text:s text:c="8"/></text:p>
            <text:p><text:s text:c="13"/>He's still in the concussion protocol, so look for Jarrett Jack to pick up the backup minutes behind Trey Burke.</text:p>
            <text:p><text:s text:c="8"/></text:p>
            <text:p><text:s text:c="8"/></text:p>
            <text:p><text:s text:c="13"/></text:p>
            <text:p><text:s text:c="14"/></text:p>
            <text:p><text:s text:c="13"/>Source: NBA.com <text:s text:c="42"/>Apr 9 - 12:0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im Hardaway Jr.</text:p>
            <text:p><text:s text:c="17"/></text:p>
            <text:p><text:s text:c="17"/></text:p>
            <text:p><text:s text:c="22"/>- G/F - <text:s/>Knicks</text:p>
            <text:p><text:s text:c="16"/></text:p>
            <text:p><text:s text:c="17"/></text:p>
            <text:p><text:s text:c="12"/></text:p>
            <text:p><text:s text:c="8"/></text:p>
            <text:p><text:s text:c="8"/></text:p>
            <text:p><text:s text:c="8"/></text:p>
            <text:p><text:s text:c="12"/>Tim Hardaway Jr. (ankle) is doubtful for Monday's game vs. Cleveland.</text:p>
            <text:p><text:s text:c="8"/></text:p>
            <text:p><text:s text:c="8"/></text:p>
            <text:p><text:s text:c="13"/>This means we're going to see a lot of Damyean Dotson again. In his last two games, the rookie is averaging 20.5 points, 7.0 rebounds, 1.5 assists, 2.0 steals and 2.5 triples. Frank Ntilikina will also play all the minutes he can handle and Trey Burke will pick up some of the slack on offense.</text:p>
            <text:p><text:s text:c="8"/></text:p>
            <text:p><text:s text:c="8"/></text:p>
            <text:p><text:s text:c="13"/></text:p>
            <text:p><text:s text:c="14"/></text:p>
            <text:p><text:s text:c="13"/>Source: NBA.com <text:s text:c="42"/>Apr 9 - 12:0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nes Kanter</text:p>
            <text:p><text:s text:c="17"/></text:p>
            <text:p><text:s text:c="17"/></text:p>
            <text:p><text:s text:c="22"/>- C - <text:s/>Knicks</text:p>
            <text:p><text:s text:c="16"/></text:p>
            <text:p><text:s text:c="17"/></text:p>
            <text:p><text:s text:c="12"/></text:p>
            <text:p><text:s text:c="8"/></text:p>
            <text:p><text:s text:c="8"/></text:p>
            <text:p><text:s text:c="8"/></text:p>
            <text:p><text:s text:c="12"/>Enes Kanter (back) is doubtful for Monday's game vs. the Cavaliers.</text:p>
            <text:p><text:s text:c="8"/></text:p>
            <text:p><text:s text:c="8"/></text:p>
            <text:p><text:s text:c="13"/>Kanter talked about wanting to play in this game because of his beef with LeBron James, but it doesn't look like it will happen. Kyle O'Quinn has been a monster in Kanter's absence and is coming off a 15-point game with 16 rebounds, five assists and four blocks.</text:p>
            <text:p><text:s text:c="8"/></text:p>
            <text:p><text:s text:c="8"/></text:p>
            <text:p><text:s text:c="13"/></text:p>
            <text:p><text:s text:c="14"/></text:p>
            <text:p><text:s text:c="13"/>Source: Marc Berman on Twitter <text:s text:c="27"/>Apr 9 - 11:02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lfrid Payton</text:p>
            <text:p><text:s text:c="17"/></text:p>
            <text:p><text:s text:c="17"/></text:p>
            <text:p><text:s text:c="22"/>- G - <text:s/>Suns</text:p>
            <text:p><text:s text:c="16"/></text:p>
            <text:p><text:s text:c="17"/></text:p>
            <text:p><text:s text:c="12"/></text:p>
            <text:p><text:s text:c="8"/></text:p>
            <text:p><text:s text:c="8"/></text:p>
            <text:p><text:s text:c="8"/></text:p>
            <text:p><text:s text:c="12"/>Elfrid Payton (knee) will not play on Tuesday vs. the Mavericks.</text:p>
            <text:p><text:s text:c="8"/></text:p>
            <text:p><text:s text:c="8"/></text:p>
            <text:p><text:s text:c="13"/>A restricted free agent this summer, there's a good chance that Payton has played his last game as a Sun. He did register a pair of triple-doubles with averages of 11.8 points, 5.3 rebounds, 6.2 assists, 1.0 steals and 2.8 triples, but his defense was exposed and he still has a lot of work to do on his shooting. Landing a starting job this summer may prove to be difficult.</text:p>
            <text:p><text:s text:c="8"/></text:p>
            <text:p><text:s text:c="8"/></text:p>
            <text:p><text:s text:c="13"/></text:p>
            <text:p><text:s text:c="14"/></text:p>
            <text:p><text:s text:c="13"/>Source: Scott Bordow on Twitter <text:s text:c="26"/>Apr 9 - 10:54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J. Warren</text:p>
            <text:p><text:s text:c="17"/></text:p>
            <text:p><text:s text:c="17"/></text:p>
            <text:p><text:s text:c="22"/>- F - <text:s/>Suns</text:p>
            <text:p><text:s text:c="16"/></text:p>
            <text:p><text:s text:c="17"/></text:p>
            <text:p><text:s text:c="12"/></text:p>
            <text:p><text:s text:c="8"/></text:p>
            <text:p><text:s text:c="8"/></text:p>
            <text:p><text:s text:c="8"/></text:p>
            <text:p><text:s text:c="12"/>T.J. Warren (knee) will not play on Tuesday vs. the Mavericks.</text:p>
            <text:p><text:s text:c="8"/></text:p>
            <text:p><text:s text:c="8"/></text:p>
            <text:p><text:s text:c="13"/>The Suns haven't been transparent with all their injuries and we've had little to no updates on Warren's knee since he went down on March 17. This was Warren's best season by a mile, finishing with averages of 19.6 points, 5.1 rebounds, 1.3 assists, 1.0 steals and 0.3 triples on 49.8% shooting from the field and 75.7% from the line. His ability to play multiple positions means his role should be safe next season regardless of who the Suns take in the draft.</text:p>
            <text:p><text:s text:c="8"/></text:p>
            <text:p><text:s text:c="8"/></text:p>
            <text:p><text:s text:c="13"/></text:p>
            <text:p><text:s text:c="14"/></text:p>
            <text:p><text:s text:c="13"/>Source: Scott Bordow on Twitter <text:s text:c="26"/>Apr 9 - 10:5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vin Booker</text:p>
            <text:p><text:s text:c="17"/></text:p>
            <text:p><text:s text:c="17"/></text:p>
            <text:p><text:s text:c="22"/>- G - <text:s/>Suns</text:p>
            <text:p><text:s text:c="16"/></text:p>
            <text:p><text:s text:c="17"/></text:p>
            <text:p><text:s text:c="12"/></text:p>
            <text:p><text:s text:c="8"/></text:p>
            <text:p><text:s text:c="8"/></text:p>
            <text:p><text:s text:c="8"/></text:p>
            <text:p><text:s text:c="12"/>Devin Booker (hand) will not play on Tuesday vs. the Mavericks.</text:p>
            <text:p><text:s text:c="8"/></text:p>
            <text:p><text:s text:c="8"/></text:p>
            <text:p><text:s text:c="13"/>The Suns have clinched the worst record in the NBA and the best draft lottery odds, but they will continue to be cautious in the season finale. T.J. Warren (knee) and Elfrid Payton (knee) are also out, while there's a good chance that Troy Daniels (ankle) sits as well. Danuel House has made a strong case for a roster spot in 2018-19 and will get plenty of minutes to showcase himself on Tuesday after his 22-point performance vs. the Warriors.</text:p>
            <text:p><text:s text:c="8"/></text:p>
            <text:p><text:s text:c="8"/></text:p>
            <text:p><text:s text:c="13"/></text:p>
            <text:p><text:s text:c="14"/></text:p>
            <text:p><text:s text:c="13"/>Source: Scott Bordow on Twitter <text:s text:c="26"/>Apr 9 - 10:46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ontrezl Harrell</text:p>
            <text:p><text:s text:c="17"/></text:p>
            <text:p><text:s text:c="17"/></text:p>
            <text:p><text:s text:c="22"/>- F/C - <text:s/>Clippers</text:p>
            <text:p><text:s text:c="16"/></text:p>
            <text:p><text:s text:c="17"/></text:p>
            <text:p><text:s text:c="12"/></text:p>
            <text:p><text:s text:c="8"/></text:p>
            <text:p><text:s text:c="8"/></text:p>
            <text:p><text:s text:c="8"/></text:p>
            <text:p><text:s text:c="12"/>Clippers coach Doc Rivers said Montrezl Harrell has surprised him this season.</text:p>
            <text:p><text:s text:c="8"/></text:p>
            <text:p><text:s text:c="8"/></text:p>
            <text:p><text:s text:c="13"/>"He’s been terrific. That was a find for us. He just does more things than we knew," Rivers said. "He’s a scoring post guy. We thought he was just an energy guy. It’s nice when you get lucky, and that was good for us." He’s averaging 10.9 points on 64.4 percent shooting in just 16.7 minutes per game and has been one of the most efficient big men in the NBA. If DeAndre Jordan leaves this summer, Harrell's value could really take off.</text:p>
            <text:p><text:s text:c="8"/></text:p>
            <text:p><text:s text:c="8"/></text:p>
            <text:p><text:s text:c="13"/></text:p>
            <text:p><text:s text:c="14"/></text:p>
            <text:p><text:s text:c="13"/>Source: Orange County Register <text:s text:c="27"/>Apr 9 - 10:37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J. Williams</text:p>
            <text:p><text:s text:c="17"/></text:p>
            <text:p><text:s text:c="17"/></text:p>
            <text:p><text:s text:c="22"/>- G - <text:s/>Clippers</text:p>
            <text:p><text:s text:c="16"/></text:p>
            <text:p><text:s text:c="17"/></text:p>
            <text:p><text:s text:c="12"/></text:p>
            <text:p><text:s text:c="8"/></text:p>
            <text:p><text:s text:c="8"/></text:p>
            <text:p><text:s text:c="8"/></text:p>
            <text:p><text:s text:c="12"/>The Clippers will sign C.J. Williams to a three-year contract.</text:p>
            <text:p><text:s text:c="8"/></text:p>
            <text:p><text:s text:c="8"/></text:p>
            <text:p><text:s text:c="13"/>Both Williams and Tyrone Wallace deserve long-term deals, but it's a bit surprising to see the Clippers lock up Williams first. Williams has made 36 appearances this season, averaging 5.3 points, 1.4 rebounds, 1.0 assists and 0.6 triples in 18.0 minutes. He's a nice player for the end of their bench, but he's well off the fantasy radar.</text:p>
            <text:p><text:s text:c="8"/></text:p>
            <text:p><text:s text:c="8"/></text:p>
            <text:p><text:s text:c="13"/></text:p>
            <text:p><text:s text:c="14"/></text:p>
            <text:p><text:s text:c="13"/>Source: Shams Charania on Twitter <text:s text:c="24"/>Apr 9 - 9:43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Fred VanVleet</text:p>
            <text:p><text:s text:c="17"/></text:p>
            <text:p><text:s text:c="17"/></text:p>
            <text:p><text:s text:c="22"/>- G - <text:s/>Raptors</text:p>
            <text:p><text:s text:c="16"/></text:p>
            <text:p><text:s text:c="17"/></text:p>
            <text:p><text:s text:c="12"/></text:p>
            <text:p><text:s text:c="8"/></text:p>
            <text:p><text:s text:c="8"/></text:p>
            <text:p><text:s text:c="8"/></text:p>
            <text:p><text:s text:c="12"/>Raptors coach Dwane Casey said Fred VanVleet (lower back tightness) could have returned to Sunday's game vs. the Magic if they needed him.</text:p>
            <text:p><text:s text:c="8"/></text:p>
            <text:p><text:s text:c="8"/></text:p>
            <text:p><text:s text:c="13"/>Casey added that the Raptors ruled him out as a precautionary thing, though it's not clear if FVV will play on Monday vs. the Pistons -- they have the No. 1 seed locked up and may be cautious. If FVV sits, Delon Wright would pick up the slack in the backcourt and is coming off a really nice game vs. Orlando.</text:p>
            <text:p><text:s text:c="8"/></text:p>
            <text:p><text:s text:c="8"/></text:p>
            <text:p><text:s text:c="13"/></text:p>
            <text:p><text:s text:c="14"/></text:p>
            <text:p><text:s text:c="13"/>Source: Josh Lewenberg on Twitter <text:s text:c="24"/>Apr 9 - 9:37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ucas Nogueira</text:p>
            <text:p><text:s text:c="17"/></text:p>
            <text:p><text:s text:c="17"/></text:p>
            <text:p><text:s text:c="22"/>- C - <text:s/>Raptors</text:p>
            <text:p><text:s text:c="16"/></text:p>
            <text:p><text:s text:c="17"/></text:p>
            <text:p><text:s text:c="12"/></text:p>
            <text:p><text:s text:c="8"/></text:p>
            <text:p><text:s text:c="8"/></text:p>
            <text:p><text:s text:c="8"/></text:p>
            <text:p><text:s text:c="12"/>Lucas Nogueira will undergo tests on his left hamstring on Monday.</text:p>
            <text:p><text:s text:c="8"/></text:p>
            <text:p><text:s text:c="8"/></text:p>
            <text:p><text:s text:c="13"/>He experienced some tightness during Sunday's game and was unable to return after six minutes. If Nogueira is unavailable for Monday's game vs. the Pistons, that means Jonas Valanciunas and Jakob Poeltl will hold down the fort at center.</text:p>
            <text:p><text:s text:c="8"/></text:p>
            <text:p><text:s text:c="8"/></text:p>
            <text:p><text:s text:c="13"/></text:p>
            <text:p><text:s text:c="14"/></text:p>
            <text:p><text:s text:c="13"/>Source: Josh Lewenberg on Twitter <text:s text:c="24"/>Apr 9 - 9:34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ragan Bender</text:p>
            <text:p><text:s text:c="17"/></text:p>
            <text:p><text:s text:c="17"/></text:p>
            <text:p><text:s text:c="22"/>- F - <text:s/>Suns</text:p>
            <text:p><text:s text:c="16"/></text:p>
            <text:p><text:s text:c="17"/></text:p>
            <text:p><text:s text:c="12"/></text:p>
            <text:p><text:s text:c="8"/></text:p>
            <text:p><text:s text:c="8"/></text:p>
            <text:p><text:s text:c="8"/></text:p>
            <text:p><text:s text:c="12"/>Dragan Bender posted 14 points with 14 rebounds over 41 minutes in Sunday's loss against Golden State.</text:p>
            <text:p><text:s text:c="8"/></text:p>
            <text:p><text:s text:c="8"/></text:p>
            <text:p><text:s text:c="13"/>Bender hit 6-of-13 from the floor, including 2-of-7 from behind the 3-point line, and he is red hot in April to close out the season. He is averaging 12.5 points, 9.8 rebounds and 2.8 3-pointers in four April outings. Fantasy owners are wondering where this was earlier in the season from the Jim Jefferies lookalike.</text:p>
            <text:p><text:s text:c="8"/></text:p>
            <text:p><text:s text:c="8"/></text:p>
            <text:p><text:s text:c="13"/></text:p>
            <text:p><text:s text:c="14"/></text:p>
            <text:p><text:s text:c="13"/>Apr 8 - 11:4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nuel House</text:p>
            <text:p><text:s text:c="17"/></text:p>
            <text:p><text:s text:c="17"/></text:p>
            <text:p><text:s text:c="22"/>- F - <text:s/>Suns</text:p>
            <text:p><text:s text:c="16"/></text:p>
            <text:p><text:s text:c="17"/></text:p>
            <text:p><text:s text:c="12"/></text:p>
            <text:p><text:s text:c="8"/></text:p>
            <text:p><text:s text:c="8"/></text:p>
            <text:p><text:s text:c="8"/></text:p>
            <text:p><text:s text:c="12"/>Danuel House posted a career-high 22 points in Sunday's 117-100 loss against the Warriors.</text:p>
            <text:p><text:s text:c="8"/></text:p>
            <text:p><text:s text:c="8"/></text:p>
            <text:p><text:s text:c="13"/>House is really turning some heads and showing he can play in this league, taking advantage of injuries and the tanking situation of the Suns to grab some tape on himself. He looks like he could have a nice future at the end of someone's bench.</text:p>
            <text:p><text:s text:c="8"/></text:p>
            <text:p><text:s text:c="8"/></text:p>
            <text:p><text:s text:c="13"/></text:p>
            <text:p><text:s text:c="14"/></text:p>
            <text:p><text:s text:c="13"/>Source: Scott Bordow on Twitter <text:s text:c="26"/>Apr 8 - 11:4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Alex Len</text:p>
            <text:p><text:s text:c="17"/></text:p>
            <text:p><text:s text:c="17"/></text:p>
            <text:p><text:s text:c="22"/>- C - <text:s/>Suns</text:p>
            <text:p><text:s text:c="16"/></text:p>
            <text:p><text:s text:c="17"/></text:p>
            <text:p><text:s text:c="12"/></text:p>
            <text:p><text:s text:c="8"/></text:p>
            <text:p><text:s text:c="8"/></text:p>
            <text:p><text:s text:c="8"/></text:p>
            <text:p><text:s text:c="12"/>Alex Len ended up with 16 points and 10 rebounds across 25 minutes in Sunday's 117-100 loss against the Warriors.</text:p>
            <text:p><text:s text:c="8"/></text:p>
            <text:p><text:s text:c="8"/></text:p>
            <text:p><text:s text:c="13"/>Len has posted double-doubles in two of his past three outings, averaging 12.7 points and 9.7 rebounds in three April games. He might be playing in his final days in a Suns uniform, and he is finishing up strong. Len is signed through the end of his season and then he can dip his toe into the free agency pool.</text:p>
            <text:p><text:s text:c="8"/></text:p>
            <text:p><text:s text:c="8"/></text:p>
            <text:p><text:s text:c="13"/></text:p>
            <text:p><text:s text:c="14"/></text:p>
            <text:p><text:s text:c="13"/>Apr 8 - 11:4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haquille Harrison</text:p>
            <text:p><text:s text:c="17"/></text:p>
            <text:p><text:s text:c="17"/></text:p>
            <text:p><text:s text:c="22"/>- G - <text:s/>Suns</text:p>
            <text:p><text:s text:c="16"/></text:p>
            <text:p><text:s text:c="17"/></text:p>
            <text:p><text:s text:c="12"/></text:p>
            <text:p><text:s text:c="8"/></text:p>
            <text:p><text:s text:c="8"/></text:p>
            <text:p><text:s text:c="8"/></text:p>
            <text:p><text:s text:c="12"/>Shaquille Harrison logged 28 minutes off the bench in Sunday's loss to Golden State, finishing with four points.</text:p>
            <text:p><text:s text:c="8"/></text:p>
            <text:p><text:s text:c="8"/></text:p>
            <text:p><text:s text:c="13"/>Harrison started the second half for the Suns, as Troy Daniels (ankle) was unable to finish up. He ended up going just 2-of-8 from the field, including 0-of-2 from behind the 3-point line, while adding six assists and a steal. Harrison should get a chance to show what he can do Tuesday in Dallas with extended play time, as Daniels likely won't play and Elfrid Payton (knee) is likely done for the season.</text:p>
            <text:p><text:s text:c="8"/></text:p>
            <text:p><text:s text:c="8"/></text:p>
            <text:p><text:s text:c="13"/></text:p>
            <text:p><text:s text:c="14"/></text:p>
            <text:p><text:s text:c="13"/>Apr 8 - 11:3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haun Livingston</text:p>
            <text:p><text:s text:c="17"/></text:p>
            <text:p><text:s text:c="17"/></text:p>
            <text:p><text:s text:c="22"/>- G - <text:s/>Warriors</text:p>
            <text:p><text:s text:c="16"/></text:p>
            <text:p><text:s text:c="17"/></text:p>
            <text:p><text:s text:c="12"/></text:p>
            <text:p><text:s text:c="8"/></text:p>
            <text:p><text:s text:c="8"/></text:p>
            <text:p><text:s text:c="8"/></text:p>
            <text:p><text:s text:c="12"/>Shaun Livingston (knee) was able to play in Sunday's game in Phoenix and he finished with 10 points over 17 minutes off the bench.</text:p>
            <text:p><text:s text:c="8"/></text:p>
            <text:p><text:s text:c="8"/></text:p>
            <text:p><text:s text:c="13"/>Livingston did a good job testing his knee, serving as the backup behind Quinn Cook. He made 4-of-8 from the field and 2-of-2 from the free-throw line while posting two boards, an assist and a steal with no turnovers. It's uncertain if he'll play Tuesday in Utah, or if the team saw enough in his stint on Sunday to deem him fit for what they hope is a lengthy playoff run.</text:p>
            <text:p><text:s text:c="8"/></text:p>
            <text:p><text:s text:c="8"/></text:p>
            <text:p><text:s text:c="13"/></text:p>
            <text:p><text:s text:c="14"/></text:p>
            <text:p><text:s text:c="13"/>Apr 8 - 11:2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von Looney</text:p>
            <text:p><text:s text:c="17"/></text:p>
            <text:p><text:s text:c="17"/></text:p>
            <text:p><text:s text:c="22"/>- F - <text:s/>Warriors</text:p>
            <text:p><text:s text:c="16"/></text:p>
            <text:p><text:s text:c="17"/></text:p>
            <text:p><text:s text:c="12"/></text:p>
            <text:p><text:s text:c="8"/></text:p>
            <text:p><text:s text:c="8"/></text:p>
            <text:p><text:s text:c="8"/></text:p>
            <text:p><text:s text:c="12"/>Kevon Looney scored six points with six rebounds, four blocked shots and a steal over 19 minutes off the bench against Phoenix on Sunday.</text:p>
            <text:p><text:s text:c="8"/></text:p>
            <text:p><text:s text:c="8"/></text:p>
            <text:p><text:s text:c="13"/>Looney did not start, but he outplayed Zaza Pachulia, especially at the defensive end. The Warriors will wrap up their regular season in Utah on Tuesday. While the Golden State center position has been a fantasy wasteland, Looney is probably the best of the lot right now.</text:p>
            <text:p><text:s text:c="8"/></text:p>
            <text:p><text:s text:c="8"/></text:p>
            <text:p><text:s text:c="13"/></text:p>
            <text:p><text:s text:c="14"/></text:p>
            <text:p><text:s text:c="13"/>Apr 8 - 11:2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Quinn Cook</text:p>
            <text:p><text:s text:c="17"/></text:p>
            <text:p><text:s text:c="17"/></text:p>
            <text:p><text:s text:c="22"/>- G - <text:s/>Warriors</text:p>
            <text:p><text:s text:c="16"/></text:p>
            <text:p><text:s text:c="17"/></text:p>
            <text:p><text:s text:c="12"/></text:p>
            <text:p><text:s text:c="8"/></text:p>
            <text:p><text:s text:c="8"/></text:p>
            <text:p><text:s text:c="8"/></text:p>
            <text:p><text:s text:c="12"/>Quinn Cook posted 14 points over 37 minutes in Sunday's 117-100 victory in Phoenix.</text:p>
            <text:p><text:s text:c="8"/></text:p>
            <text:p><text:s text:c="8"/></text:p>
            <text:p><text:s text:c="13"/>Cook has done a decent job filling in for the injured Steph Curry and the club rewarded him with a multi-year contract over the weekend. He responded by going 6-of-13 from the floor, including 2-of-5 from behind the 3-point line, while adding six rebounds, three assists and just one turnover. He isn't jacking up as many shots with Kevin Durant and Klay Thompson back in the fold, but he isn't doing too shabby keeping the point guard seat warm, either.</text:p>
            <text:p><text:s text:c="8"/></text:p>
            <text:p><text:s text:c="8"/></text:p>
            <text:p><text:s text:c="13"/></text:p>
            <text:p><text:s text:c="14"/></text:p>
            <text:p><text:s text:c="13"/>Apr 8 - 11:1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lay Thompson</text:p>
            <text:p><text:s text:c="17"/></text:p>
            <text:p><text:s text:c="17"/></text:p>
            <text:p><text:s text:c="22"/>- G - <text:s/>Warriors</text:p>
            <text:p><text:s text:c="16"/></text:p>
            <text:p><text:s text:c="17"/></text:p>
            <text:p><text:s text:c="12"/></text:p>
            <text:p><text:s text:c="8"/></text:p>
            <text:p><text:s text:c="8"/></text:p>
            <text:p><text:s text:c="8"/></text:p>
            <text:p><text:s text:c="12"/>Klay Thompson ended up with 34 points across 34 minutes in Sunday's 117-100 win at Phoenix.</text:p>
            <text:p><text:s text:c="8"/></text:p>
            <text:p><text:s text:c="8"/></text:p>
            <text:p><text:s text:c="13"/>Fantasy owners might be a little disappointed, actually, as Thompson dropped 22 points in the first quarter and it looked like a monster night was underway. It was his first 20-point quarter of the season, and eight of his career. He was 9-of-11 in the first 12 minutes, and ended up 14-of-23, including 6-of-13 from long range. The Dubs wrap up their regular season on Tuesday in Salt Lake City before their real season begins.</text:p>
            <text:p><text:s text:c="8"/></text:p>
            <text:p><text:s text:c="8"/></text:p>
            <text:p><text:s text:c="13"/></text:p>
            <text:p><text:s text:c="14"/></text:p>
            <text:p><text:s text:c="13"/>Source: Warriors PR on Twitter <text:s text:c="27"/>Apr 8 - 11:1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roy Daniels</text:p>
            <text:p><text:s text:c="17"/></text:p>
            <text:p><text:s text:c="17"/></text:p>
            <text:p><text:s text:c="22"/>- G - <text:s/>Suns</text:p>
            <text:p><text:s text:c="16"/></text:p>
            <text:p><text:s text:c="17"/></text:p>
            <text:p><text:s text:c="12"/></text:p>
            <text:p><text:s text:c="8"/></text:p>
            <text:p><text:s text:c="8"/></text:p>
            <text:p><text:s text:c="8"/></text:p>
            <text:p><text:s text:c="12"/>Troy Daniels (ankle) will not return to Sunday's game vs. the Warriors.</text:p>
            <text:p><text:s text:c="8"/></text:p>
            <text:p><text:s text:c="8"/></text:p>
            <text:p><text:s text:c="13"/>He didn't look right and it was clear that his ankle was bothering him. Shaq Harrison started the second half in his place. We'd expect Daniels to miss Phoenix's season finale.</text:p>
            <text:p><text:s text:c="8"/></text:p>
            <text:p><text:s text:c="8"/></text:p>
            <text:p><text:s text:c="13"/></text:p>
            <text:p><text:s text:c="14"/></text:p>
            <text:p><text:s text:c="13"/>Source: Scott Bordow on Twitter <text:s text:c="26"/>Apr 8 - 10:5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yler Ennis</text:p>
            <text:p><text:s text:c="17"/></text:p>
            <text:p><text:s text:c="17"/></text:p>
            <text:p><text:s text:c="22"/>- G - <text:s/>Lakers</text:p>
            <text:p><text:s text:c="16"/></text:p>
            <text:p><text:s text:c="17"/></text:p>
            <text:p><text:s text:c="12"/></text:p>
            <text:p><text:s text:c="8"/></text:p>
            <text:p><text:s text:c="8"/></text:p>
            <text:p><text:s text:c="8"/></text:p>
            <text:p><text:s text:c="12"/>Tyler Ennis posted a career-high 22 points in 29 minutes off the bench in Sunday's 112-97 loss against the Jazz.</text:p>
            <text:p><text:s text:c="8"/></text:p>
            <text:p><text:s text:c="8"/></text:p>
            <text:p><text:s text:c="13"/>Ennis was sharp, hitting 9-of-18 from the floor while hitting 1-of-3 from behind the 3-point line and 3-of-3 from the free-throw stripe. He also added six rebounds, two assists and three steals with just one turnover. He has taken advantage of the fact Lonzo Ball (knee) and Brandon Ingram (concussion) have been sidelined, finishing up strong and building good tape for evaluation heading into next season.</text:p>
            <text:p><text:s text:c="8"/></text:p>
            <text:p><text:s text:c="8"/></text:p>
            <text:p><text:s text:c="13"/></text:p>
            <text:p><text:s text:c="14"/></text:p>
            <text:p><text:s text:c="13"/>Source: Mike Trudell on Twitter <text:s text:c="26"/>Apr 8 - 9:1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rook Lopez</text:p>
            <text:p><text:s text:c="17"/></text:p>
            <text:p><text:s text:c="17"/></text:p>
            <text:p><text:s text:c="22"/>- C - <text:s/>Lakers</text:p>
            <text:p><text:s text:c="16"/></text:p>
            <text:p><text:s text:c="17"/></text:p>
            <text:p><text:s text:c="12"/></text:p>
            <text:p><text:s text:c="8"/></text:p>
            <text:p><text:s text:c="8"/></text:p>
            <text:p><text:s text:c="8"/></text:p>
            <text:p><text:s text:c="12"/>Brook Lopez finished Sunday's loss against Utah scoreless across 21 minutes on an ugly 0-of-10 shooting night.</text:p>
            <text:p><text:s text:c="8"/></text:p>
            <text:p><text:s text:c="8"/></text:p>
            <text:p><text:s text:c="13"/>The big man is usually pretty effective, so it's uncertain if his back was bugging him. He has been battling a back issue for a little while, but most players are battling dings and bruises by this juncture of the season. He was able to chip in with five rebounds and three assists, but this one won't go in his career highlights video, that's for sure.</text:p>
            <text:p><text:s text:c="8"/></text:p>
            <text:p><text:s text:c="8"/></text:p>
            <text:p><text:s text:c="13"/></text:p>
            <text:p><text:s text:c="14"/></text:p>
            <text:p><text:s text:c="13"/>Apr 8 - 9:0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sh Hart</text:p>
            <text:p><text:s text:c="17"/></text:p>
            <text:p><text:s text:c="17"/></text:p>
            <text:p><text:s text:c="22"/>- G - <text:s/>Lakers</text:p>
            <text:p><text:s text:c="16"/></text:p>
            <text:p><text:s text:c="17"/></text:p>
            <text:p><text:s text:c="12"/></text:p>
            <text:p><text:s text:c="8"/></text:p>
            <text:p><text:s text:c="8"/></text:p>
            <text:p><text:s text:c="8"/></text:p>
            <text:p><text:s text:c="12"/>Josh Hart scored 25 points on 10-of-18 shooting across 41 minutes in Sunday's home loss against Utah.</text:p>
            <text:p><text:s text:c="8"/></text:p>
            <text:p><text:s text:c="8"/></text:p>
            <text:p><text:s text:c="13"/>Hart fell just short of a career high of 26 points set on New Year's Eve in Houston. He has posted back-to-back games with 20 points for the first time this season. After the game head coach Luke Walton was gushing about Hart. "Saying he's a 3 and D guy is limiting for his potential...he's somebody that as a coaching staff we have a lot of confidence in," Walton said.</text:p>
            <text:p><text:s text:c="8"/></text:p>
            <text:p><text:s text:c="8"/></text:p>
            <text:p><text:s text:c="13"/></text:p>
            <text:p><text:s text:c="14"/></text:p>
            <text:p><text:s text:c="13"/>Source: Mike Trudell on Twitter <text:s text:c="26"/>Apr 8 - 9:0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icky Rubio</text:p>
            <text:p><text:s text:c="17"/></text:p>
            <text:p><text:s text:c="17"/></text:p>
            <text:p><text:s text:c="22"/>- G - <text:s/>Jazz</text:p>
            <text:p><text:s text:c="16"/></text:p>
            <text:p><text:s text:c="17"/></text:p>
            <text:p><text:s text:c="12"/></text:p>
            <text:p><text:s text:c="8"/></text:p>
            <text:p><text:s text:c="8"/></text:p>
            <text:p><text:s text:c="8"/></text:p>
            <text:p><text:s text:c="12"/>Ricky Rubio (hamstring) was able to play in Sunday's road win against the Lakers, finishing with nine points over 18 minutes.</text:p>
            <text:p><text:s text:c="8"/></text:p>
            <text:p><text:s text:c="8"/></text:p>
            <text:p><text:s text:c="13"/>Rubio was a game-time decision after battling lingering soreness in his hamstring for a while, and he played with a minutes cap in this one. When he was on the court he was very good, hitting 4-of-6 from the field with three rebounds, two assist and two steals with just one turnover and a solid plus-16 rating, second-best on the team. Royce O'Neale and Dante Exum carried a heavier load with Rubio's workload limited, but the veteran Rubio appears to be a go for the postseason.</text:p>
            <text:p><text:s text:c="8"/></text:p>
            <text:p><text:s text:c="8"/></text:p>
            <text:p><text:s text:c="13"/></text:p>
            <text:p><text:s text:c="14"/></text:p>
            <text:p><text:s text:c="13"/>Apr 8 - 9: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Zaza Pachulia</text:p>
            <text:p><text:s text:c="17"/></text:p>
            <text:p><text:s text:c="17"/></text:p>
            <text:p><text:s text:c="22"/>- C - <text:s/>Warriors</text:p>
            <text:p><text:s text:c="16"/></text:p>
            <text:p><text:s text:c="17"/></text:p>
            <text:p><text:s text:c="12"/></text:p>
            <text:p><text:s text:c="8"/></text:p>
            <text:p><text:s text:c="8"/></text:p>
            <text:p><text:s text:c="8"/></text:p>
            <text:p><text:s text:c="12"/>Zaza Pachulia will start against the Suns on Sunday.</text:p>
            <text:p><text:s text:c="8"/></text:p>
            <text:p><text:s text:c="8"/></text:p>
            <text:p><text:s text:c="13"/>This is purely a matchup move for Phoenix's Alex Len. Pachulia is still only looking at a handful of minutes tonight and Kevon Looney is a safer bet to produce.</text:p>
            <text:p><text:s text:c="8"/></text:p>
            <text:p><text:s text:c="8"/></text:p>
            <text:p><text:s text:c="13"/>Related: Kevon Looney</text:p>
            <text:p><text:s text:c="14"/></text:p>
            <text:p><text:s text:c="13"/>Source: Mark Medina on Twitter <text:s text:c="27"/>Apr 8 - 8:5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e Crowder</text:p>
            <text:p><text:s text:c="17"/></text:p>
            <text:p><text:s text:c="17"/></text:p>
            <text:p><text:s text:c="22"/>- F - <text:s/>Jazz</text:p>
            <text:p><text:s text:c="16"/></text:p>
            <text:p><text:s text:c="17"/></text:p>
            <text:p><text:s text:c="12"/></text:p>
            <text:p><text:s text:c="8"/></text:p>
            <text:p><text:s text:c="8"/></text:p>
            <text:p><text:s text:c="8"/></text:p>
            <text:p><text:s text:c="12"/>Jae Crowder (eye) was able to play in Sunday's road win against the Lakers and he finished with 18 points in 30 minutes off the bench.</text:p>
            <text:p><text:s text:c="8"/></text:p>
            <text:p><text:s text:c="8"/></text:p>
            <text:p><text:s text:c="13"/>Crowder tested his scratched eye early and often, hitting 7-of-18 from the floor, tied for most field-goal attempts of any Utah player. He was 4-of-11 from behind the 3-point line, and he added three assists, two rebounds and a steal. It appears that he did not have any vision issues, and if he did early on he was able to work through them. He looks good to go for the postseason.</text:p>
            <text:p><text:s text:c="8"/></text:p>
            <text:p><text:s text:c="8"/></text:p>
            <text:p><text:s text:c="13"/></text:p>
            <text:p><text:s text:c="14"/></text:p>
            <text:p><text:s text:c="13"/>Apr 8 - 8:5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oyce O'Neale</text:p>
            <text:p><text:s text:c="17"/></text:p>
            <text:p><text:s text:c="17"/></text:p>
            <text:p><text:s text:c="22"/>- F - <text:s/>Jazz</text:p>
            <text:p><text:s text:c="16"/></text:p>
            <text:p><text:s text:c="17"/></text:p>
            <text:p><text:s text:c="12"/></text:p>
            <text:p><text:s text:c="8"/></text:p>
            <text:p><text:s text:c="8"/></text:p>
            <text:p><text:s text:c="8"/></text:p>
            <text:p><text:s text:c="12"/>Royce O'Neale ended up with 15 points in 24 minutes off the bench in Sunday's 112-97 road victory against the Lakers.</text:p>
            <text:p><text:s text:c="8"/></text:p>
            <text:p><text:s text:c="8"/></text:p>
            <text:p><text:s text:c="13"/>O'Neale has emerged as a pretty solid bench player for the Jazz. He was 5-of-7 from the field, including 2-of-4 from downtown, and he was good for five rebounds, two assists and just two turnovers with a plus-10 rating. He was only one of three Utah players with a plus-10 or better rating, and the only player off the bench to accomplish the feat.</text:p>
            <text:p><text:s text:c="8"/></text:p>
            <text:p><text:s text:c="8"/></text:p>
            <text:p><text:s text:c="13"/></text:p>
            <text:p><text:s text:c="14"/></text:p>
            <text:p><text:s text:c="13"/>Apr 8 - 8:5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hem Birch</text:p>
            <text:p><text:s text:c="17"/></text:p>
            <text:p><text:s text:c="17"/></text:p>
            <text:p><text:s text:c="22"/>- F - <text:s/>Magic</text:p>
            <text:p><text:s text:c="16"/></text:p>
            <text:p><text:s text:c="17"/></text:p>
            <text:p><text:s text:c="12"/></text:p>
            <text:p><text:s text:c="8"/></text:p>
            <text:p><text:s text:c="8"/></text:p>
            <text:p><text:s text:c="8"/></text:p>
            <text:p><text:s text:c="12"/>Khem Birch double-doubled vs. the Raptors on Sunday with 12 points, 12 rebounds, one assist and two steals in 21 minutes.</text:p>
            <text:p><text:s text:c="8"/></text:p>
            <text:p><text:s text:c="8"/></text:p>
            <text:p><text:s text:c="13"/>The 12 boards were a career-high and this was his third double-double of the campaign. Birch saw some time at the four tonight because Nikola Vucevic and Bismack Biyombo were both active, and he's been a nice surprise for the Magic this season and has arguably outplayed Biyombo. If Vucevic or Biyombo sits on Monday vs. the Bucks, Birch would have a good bit of streaming appeal on a nine-game slate.</text:p>
            <text:p><text:s text:c="8"/></text:p>
            <text:p><text:s text:c="8"/></text:p>
            <text:p><text:s text:c="13"/></text:p>
            <text:p><text:s text:c="14"/></text:p>
            <text:p><text:s text:c="13"/>Apr 8 - 8:5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Alex Len</text:p>
            <text:p><text:s text:c="17"/></text:p>
            <text:p><text:s text:c="17"/></text:p>
            <text:p><text:s text:c="22"/>- C - <text:s/>Suns</text:p>
            <text:p><text:s text:c="16"/></text:p>
            <text:p><text:s text:c="17"/></text:p>
            <text:p><text:s text:c="12"/></text:p>
            <text:p><text:s text:c="8"/></text:p>
            <text:p><text:s text:c="8"/></text:p>
            <text:p><text:s text:c="8"/></text:p>
            <text:p><text:s text:c="12"/>Alex Len will enter the starting lineup on Sunday vs. the Warriors.</text:p>
            <text:p><text:s text:c="8"/></text:p>
            <text:p><text:s text:c="8"/></text:p>
            <text:p><text:s text:c="13"/>The Suns are hurting tonight with pretty much every single key player out of the lineup. Len will be joined by Tyler Ulis, Troy Daniels, Danuel House and Dragan Bender.</text:p>
            <text:p><text:s text:c="8"/></text:p>
            <text:p><text:s text:c="8"/></text:p>
            <text:p><text:s text:c="13"/></text:p>
            <text:p><text:s text:c="14"/></text:p>
            <text:p><text:s text:c="13"/>Source: Scott Bordow on Twitter <text:s text:c="26"/>Apr 8 - 8:5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Nikola Vucevic</text:p>
            <text:p><text:s text:c="17"/></text:p>
            <text:p><text:s text:c="17"/></text:p>
            <text:p><text:s text:c="22"/>- C - <text:s/>Magic</text:p>
            <text:p><text:s text:c="16"/></text:p>
            <text:p><text:s text:c="17"/></text:p>
            <text:p><text:s text:c="12"/></text:p>
            <text:p><text:s text:c="8"/></text:p>
            <text:p><text:s text:c="8"/></text:p>
            <text:p><text:s text:c="8"/></text:p>
            <text:p><text:s text:c="12"/>Nikola Vucevic (back) returned from a one-game absence on Sunday vs. the Raptors, scoring 10 points with nine rebounds, three assists, two steals and one block in 23 minutes.</text:p>
            <text:p><text:s text:c="8"/></text:p>
            <text:p><text:s text:c="8"/></text:p>
            <text:p><text:s text:c="13"/>We're a little skeptical that he had an injury and you could say the same for a lot of veterans on tanking teams around the NBA. The Magic do play again on Monday vs. the Bucks, so fantasy owners should be on the lookout for possible rest. If Vucevic does sit, that would open things up for both Bismack Biyombo and Khem Birch.</text:p>
            <text:p><text:s text:c="8"/></text:p>
            <text:p><text:s text:c="8"/></text:p>
            <text:p><text:s text:c="13"/></text:p>
            <text:p><text:s text:c="14"/></text:p>
            <text:p><text:s text:c="13"/>Apr 8 - 8:4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aron Gordon</text:p>
            <text:p><text:s text:c="17"/></text:p>
            <text:p><text:s text:c="17"/></text:p>
            <text:p><text:s text:c="22"/>- F - <text:s/>Magic</text:p>
            <text:p><text:s text:c="16"/></text:p>
            <text:p><text:s text:c="17"/></text:p>
            <text:p><text:s text:c="12"/></text:p>
            <text:p><text:s text:c="8"/></text:p>
            <text:p><text:s text:c="8"/></text:p>
            <text:p><text:s text:c="8"/></text:p>
            <text:p><text:s text:c="12"/>Aaron Gordon (sore right calf) returned from a one-game absence on Sunday vs. the Raptors, scoring 16 points on 6-of-12 shots.</text:p>
            <text:p><text:s text:c="8"/></text:p>
            <text:p><text:s text:c="8"/></text:p>
            <text:p><text:s text:c="13"/>He played 27 minutes and showed no signs of being limited, adding three assists, two rebounds, three steals, one block and two triples. Gordon and Nikola Vucevic were surprise scratches in their last game, and with Orlando doing their best to slide in the standings, they may sit one or both of these guys on Monday vs. the Bucks on the second night of a back-to-back.</text:p>
            <text:p><text:s text:c="8"/></text:p>
            <text:p><text:s text:c="8"/></text:p>
            <text:p><text:s text:c="13"/></text:p>
            <text:p><text:s text:c="14"/></text:p>
            <text:p><text:s text:c="13"/>Apr 8 - 8:4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errence Ross</text:p>
            <text:p><text:s text:c="17"/></text:p>
            <text:p><text:s text:c="17"/></text:p>
            <text:p><text:s text:c="22"/>- G/F - <text:s/>Magic</text:p>
            <text:p><text:s text:c="16"/></text:p>
            <text:p><text:s text:c="17"/></text:p>
            <text:p><text:s text:c="12"/></text:p>
            <text:p><text:s text:c="8"/></text:p>
            <text:p><text:s text:c="8"/></text:p>
            <text:p><text:s text:c="8"/></text:p>
            <text:p><text:s text:c="12"/>Terrence Ross (knee) returned to action on Sunday vs. the Raptors, scoring three points on 1-of-5 shots with two assists.</text:p>
            <text:p><text:s text:c="8"/></text:p>
            <text:p><text:s text:c="8"/></text:p>
            <text:p><text:s text:c="13"/>There was some obvious rust and he played just 10 minutes, but that's to be expected since this was his first action since Nov. 9. We wouldn't be surprised if Ross was held out of Monday's game vs. the Bucks on the second night of a back-to-back, but if he does play he'll be very limited once again.</text:p>
            <text:p><text:s text:c="8"/></text:p>
            <text:p><text:s text:c="8"/></text:p>
            <text:p><text:s text:c="13"/></text:p>
            <text:p><text:s text:c="14"/></text:p>
            <text:p><text:s text:c="13"/>Apr 8 - 8:3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e Ingles</text:p>
            <text:p><text:s text:c="17"/></text:p>
            <text:p><text:s text:c="17"/></text:p>
            <text:p><text:s text:c="22"/>- G/F - <text:s/>Jazz</text:p>
            <text:p><text:s text:c="16"/></text:p>
            <text:p><text:s text:c="17"/></text:p>
            <text:p><text:s text:c="12"/></text:p>
            <text:p><text:s text:c="8"/></text:p>
            <text:p><text:s text:c="8"/></text:p>
            <text:p><text:s text:c="8"/></text:p>
            <text:p><text:s text:c="12"/>Joe Ingles posted a double-double in Sunday's 112-97 road victory against the Lakers, going for 22 points and 10 assists over 33 minutes.</text:p>
            <text:p><text:s text:c="8"/></text:p>
            <text:p><text:s text:c="8"/></text:p>
            <text:p><text:s text:c="13"/>Ingles was a very efficient 9-of-12 from the floor, including 3-of-6 from behind the 3-point line, while dishing out 10 assists with four rebounds, a steal and a blocked shot. Earlier in the weekend he became just the second international player to hit 200 or more 3-pointers in a season. He has emerged as one of the best shooters in the NBA, and it will be interesting to see him making noise in the playoffs for an under-the-radar Jazz team.</text:p>
            <text:p><text:s text:c="8"/></text:p>
            <text:p><text:s text:c="8"/></text:p>
            <text:p><text:s text:c="13"/></text:p>
            <text:p><text:s text:c="14"/></text:p>
            <text:p><text:s text:c="13"/>Apr 8 - 8:3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onovan Mitchell</text:p>
            <text:p><text:s text:c="17"/></text:p>
            <text:p><text:s text:c="17"/></text:p>
            <text:p><text:s text:c="22"/>- G - <text:s/>Jazz</text:p>
            <text:p><text:s text:c="16"/></text:p>
            <text:p><text:s text:c="17"/></text:p>
            <text:p><text:s text:c="12"/></text:p>
            <text:p><text:s text:c="8"/></text:p>
            <text:p><text:s text:c="8"/></text:p>
            <text:p><text:s text:c="8"/></text:p>
            <text:p><text:s text:c="12"/>Donovan Mitchell posted a game-high 28 points across 38 minutes in Sunday's 112-97 road win against the Lakers.</text:p>
            <text:p><text:s text:c="8"/></text:p>
            <text:p><text:s text:c="8"/></text:p>
            <text:p><text:s text:c="13"/>Mitchell hit 9-of-18 from the field, including 3-of-7 from behind the 3-point line, while going 7-of-10 from the free-throw stripe. With the victory the Jazz were able to officially punch their ticket to the playoffs in the Western Conference, and their opponent will be determined this week. They're now within a game of the Trail Blazers for the third spot in the Western Conference, too.</text:p>
            <text:p><text:s text:c="8"/></text:p>
            <text:p><text:s text:c="8"/></text:p>
            <text:p><text:s text:c="13"/></text:p>
            <text:p><text:s text:c="14"/></text:p>
            <text:p><text:s text:c="13"/>Source: Tony Jones on Twitter <text:s text:c="28"/>Apr 8 - 8:3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lon Wright</text:p>
            <text:p><text:s text:c="17"/></text:p>
            <text:p><text:s text:c="17"/></text:p>
            <text:p><text:s text:c="22"/>- G - <text:s/>Raptors</text:p>
            <text:p><text:s text:c="16"/></text:p>
            <text:p><text:s text:c="17"/></text:p>
            <text:p><text:s text:c="12"/></text:p>
            <text:p><text:s text:c="8"/></text:p>
            <text:p><text:s text:c="8"/></text:p>
            <text:p><text:s text:c="8"/></text:p>
            <text:p><text:s text:c="12"/>Delon Wright scored 12 points (3-of-7 FGs, 4-of-5 FTs) with six rebounds, four assists, two steals and two triples in Sunday's win over the Magic.</text:p>
            <text:p><text:s text:c="8"/></text:p>
            <text:p><text:s text:c="8"/></text:p>
            <text:p><text:s text:c="13"/>The Raptors rested DeMar DeRozan tonight, so it's not a surprise to see Wright post a solid line -- the last time DeRozan missed a game, Wright had 10 points, five rebounds, four assists, one steal and one block in 28 minutes. It's possible the Raptors rest more veterans on Monday and Kyle Lowry would be an obvious candidate, so Wright could be in line for another nice game.</text:p>
            <text:p><text:s text:c="8"/></text:p>
            <text:p><text:s text:c="8"/></text:p>
            <text:p><text:s text:c="13"/></text:p>
            <text:p><text:s text:c="14"/></text:p>
            <text:p><text:s text:c="13"/>Apr 8 - 8:3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rrick Favors</text:p>
            <text:p><text:s text:c="17"/></text:p>
            <text:p><text:s text:c="17"/></text:p>
            <text:p><text:s text:c="22"/>- F/C - <text:s/>Jazz</text:p>
            <text:p><text:s text:c="16"/></text:p>
            <text:p><text:s text:c="17"/></text:p>
            <text:p><text:s text:c="12"/></text:p>
            <text:p><text:s text:c="8"/></text:p>
            <text:p><text:s text:c="8"/></text:p>
            <text:p><text:s text:c="8"/></text:p>
            <text:p><text:s text:c="12"/>Derrick Favors finished with 10 points, 13 rebounds, two assists and just two turnovers across 33 minutes in a road win against the Lakers on Sunday.</text:p>
            <text:p><text:s text:c="8"/></text:p>
            <text:p><text:s text:c="8"/></text:p>
            <text:p><text:s text:c="13"/>Favors hit 5-of-12 from the field and ended up with a plus-30 rating, easily the best mark on the team. Only two other Jazz players were plus-10 or better, and just one other starter hit the mark. He has tied his second-longest streak of the night with double-digit point totals at five games, and this marked his first double-double since Feb. 14.</text:p>
            <text:p><text:s text:c="8"/></text:p>
            <text:p><text:s text:c="8"/></text:p>
            <text:p><text:s text:c="13"/></text:p>
            <text:p><text:s text:c="14"/></text:p>
            <text:p><text:s text:c="13"/>Apr 8 - 8:3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sh Jackson</text:p>
            <text:p><text:s text:c="17"/></text:p>
            <text:p><text:s text:c="17"/></text:p>
            <text:p><text:s text:c="22"/>- F - <text:s/>Suns</text:p>
            <text:p><text:s text:c="16"/></text:p>
            <text:p><text:s text:c="17"/></text:p>
            <text:p><text:s text:c="12"/></text:p>
            <text:p><text:s text:c="8"/></text:p>
            <text:p><text:s text:c="8"/></text:p>
            <text:p><text:s text:c="8"/></text:p>
            <text:p><text:s text:c="12"/>Updating a previous report, Josh Jackson (quad, tanking) will not play on Sunday vs. the Warriors.</text:p>
            <text:p><text:s text:c="8"/></text:p>
            <text:p><text:s text:c="8"/></text:p>
            <text:p><text:s text:c="13"/>Over an hour ago, Jackson said he would "give it a go" and coach Jay Triano said the same. Either the front office is holding him out or maybe he tweaked something in warmups, but the Suns will surely lock down the worst record in the NBA with a loss tonight. This game has blowout written all over it and we're going to see a lot of players that casual NBA fans didn't know existed.</text:p>
            <text:p><text:s text:c="8"/></text:p>
            <text:p><text:s text:c="8"/></text:p>
            <text:p><text:s text:c="13"/></text:p>
            <text:p><text:s text:c="14"/></text:p>
            <text:p><text:s text:c="13"/>Source: Suns on Twitter <text:s text:c="34"/>Apr 8 - 8:2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Norman Powell</text:p>
            <text:p><text:s text:c="17"/></text:p>
            <text:p><text:s text:c="17"/></text:p>
            <text:p><text:s text:c="22"/>- G/F - <text:s/>Raptors</text:p>
            <text:p><text:s text:c="16"/></text:p>
            <text:p><text:s text:c="17"/></text:p>
            <text:p><text:s text:c="12"/></text:p>
            <text:p><text:s text:c="8"/></text:p>
            <text:p><text:s text:c="8"/></text:p>
            <text:p><text:s text:c="8"/></text:p>
            <text:p><text:s text:c="12"/>Norman Powell started for DeMar DeRozan (ankle) on Sunday vs. the Magic, scoring 13 points with five rebounds, four assists, three steals and three triples.</text:p>
            <text:p><text:s text:c="8"/></text:p>
            <text:p><text:s text:c="8"/></text:p>
            <text:p><text:s text:c="13"/>That's more like it. Powell actually tweaked an ankle this game and went back to the locker room, but returned and seemed fine the rest of the night. Powell had a really strong postseason in 2016-17, so the Raptors would be thrilled if he could find his form over the next week -- he's been a huge letdown for most of the campaign after signing his new deal. If the Raptors rest more players on Monday, Powell could have some streaming appeal.</text:p>
            <text:p><text:s text:c="8"/></text:p>
            <text:p><text:s text:c="8"/></text:p>
            <text:p><text:s text:c="13"/></text:p>
            <text:p><text:s text:c="14"/></text:p>
            <text:p><text:s text:c="13"/>Apr 8 - 8:2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J. Miles</text:p>
            <text:p><text:s text:c="17"/></text:p>
            <text:p><text:s text:c="17"/></text:p>
            <text:p><text:s text:c="22"/>- G/F - <text:s/>Raptors</text:p>
            <text:p><text:s text:c="16"/></text:p>
            <text:p><text:s text:c="17"/></text:p>
            <text:p><text:s text:c="12"/></text:p>
            <text:p><text:s text:c="8"/></text:p>
            <text:p><text:s text:c="8"/></text:p>
            <text:p><text:s text:c="8"/></text:p>
            <text:p><text:s text:c="12"/>C.J. Miles scored 22 points with three boards, two assists and five triples in 24 minutes vs. the Magic on Sunday.</text:p>
            <text:p><text:s text:c="8"/></text:p>
            <text:p><text:s text:c="8"/></text:p>
            <text:p><text:s text:c="13"/>Miles scored in single digits in each of his five previous games, but stepped up with DeMar DeRozan resting, hitting 6-of-13 shots and 5-of-6 free throws. It's unclear if the Raptors will rest anyone on Monday and Miles may even find himself picking up a DNP in the final two games, as Toronto has the No. 1 seed locked up. If DeRozan is active, Miles will be difficult to trust.</text:p>
            <text:p><text:s text:c="8"/></text:p>
            <text:p><text:s text:c="8"/></text:p>
            <text:p><text:s text:c="13"/></text:p>
            <text:p><text:s text:c="14"/></text:p>
            <text:p><text:s text:c="13"/>Apr 8 - 8:2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OG Anunoby</text:p>
            <text:p><text:s text:c="17"/></text:p>
            <text:p><text:s text:c="17"/></text:p>
            <text:p><text:s text:c="22"/>- F - <text:s/>Raptors</text:p>
            <text:p><text:s text:c="16"/></text:p>
            <text:p><text:s text:c="17"/></text:p>
            <text:p><text:s text:c="12"/></text:p>
            <text:p><text:s text:c="8"/></text:p>
            <text:p><text:s text:c="8"/></text:p>
            <text:p><text:s text:c="8"/></text:p>
            <text:p><text:s text:c="12"/>OG Anunoby scored a career-high 21 points with seven rebounds, one block and five triples in Sunday's 112-101 win over the Raptors.</text:p>
            <text:p><text:s text:c="8"/></text:p>
            <text:p><text:s text:c="8"/></text:p>
            <text:p><text:s text:c="13"/>Anunoby usually takes a backseat on offense, but there was a lot of shots up for grabs with DeMar DeRozan and Jonas Valanciunas resting. Anunoby has made a name for himself this season for his defense, but his offense has been another story -- this was his first game with double-digit points since Feb. 1.</text:p>
            <text:p><text:s text:c="8"/></text:p>
            <text:p><text:s text:c="8"/></text:p>
            <text:p><text:s text:c="13"/></text:p>
            <text:p><text:s text:c="14"/></text:p>
            <text:p><text:s text:c="13"/>Apr 8 - 8:1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Ian Clark</text:p>
            <text:p><text:s text:c="17"/></text:p>
            <text:p><text:s text:c="17"/></text:p>
            <text:p><text:s text:c="22"/>- G - <text:s/>Pelicans</text:p>
            <text:p><text:s text:c="16"/></text:p>
            <text:p><text:s text:c="17"/></text:p>
            <text:p><text:s text:c="12"/></text:p>
            <text:p><text:s text:c="8"/></text:p>
            <text:p><text:s text:c="8"/></text:p>
            <text:p><text:s text:c="8"/></text:p>
            <text:p><text:s text:c="12"/>Ian Clark (right ankle) is questionable for Monday's game vs. the Clippers.</text:p>
            <text:p><text:s text:c="8"/></text:p>
            <text:p><text:s text:c="8"/></text:p>
            <text:p><text:s text:c="13"/>The Pelicans announced on March 5th that Clark's ankle would sideline him for 5-10 days, so maybe he's progressing quicker than expected. Darius Miller and E'Twaun Moore have been picking up a handful of minutes in his absence.</text:p>
            <text:p><text:s text:c="8"/></text:p>
            <text:p><text:s text:c="8"/></text:p>
            <text:p><text:s text:c="13"/></text:p>
            <text:p><text:s text:c="14"/></text:p>
            <text:p><text:s text:c="13"/>Source: Pelicans PR <text:s text:c="38"/>Apr 8 - 7:3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vin Booker</text:p>
            <text:p><text:s text:c="17"/></text:p>
            <text:p><text:s text:c="17"/></text:p>
            <text:p><text:s text:c="22"/>- G - <text:s/>Suns</text:p>
            <text:p><text:s text:c="16"/></text:p>
            <text:p><text:s text:c="17"/></text:p>
            <text:p><text:s text:c="12"/></text:p>
            <text:p><text:s text:c="8"/></text:p>
            <text:p><text:s text:c="8"/></text:p>
            <text:p><text:s text:c="8"/></text:p>
            <text:p><text:s text:c="12"/>Devin Booker (hand) will not play on Sunday vs. the Warriors.</text:p>
            <text:p><text:s text:c="8"/></text:p>
            <text:p><text:s text:c="8"/></text:p>
            <text:p><text:s text:c="13"/>Shocker. The Suns will do their best to lock down the worst record in the NBA with a loss tonight.</text:p>
            <text:p><text:s text:c="8"/></text:p>
            <text:p><text:s text:c="8"/></text:p>
            <text:p><text:s text:c="13"/></text:p>
            <text:p><text:s text:c="14"/></text:p>
            <text:p><text:s text:c="13"/>Source: Suns on Twitter <text:s text:c="34"/>Apr 8 - 7:3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J. Warren</text:p>
            <text:p><text:s text:c="17"/></text:p>
            <text:p><text:s text:c="17"/></text:p>
            <text:p><text:s text:c="22"/>- F - <text:s/>Suns</text:p>
            <text:p><text:s text:c="16"/></text:p>
            <text:p><text:s text:c="17"/></text:p>
            <text:p><text:s text:c="12"/></text:p>
            <text:p><text:s text:c="8"/></text:p>
            <text:p><text:s text:c="8"/></text:p>
            <text:p><text:s text:c="8"/></text:p>
            <text:p><text:s text:c="12"/>T.J. Warren (knee) will not play on Sunday vs. the Warriors.</text:p>
            <text:p><text:s text:c="8"/></text:p>
            <text:p><text:s text:c="8"/></text:p>
            <text:p><text:s text:c="13"/>He's been out since March 17th and there's no report of a timetable with just a few days left. T.J. Warren's season is all but over.</text:p>
            <text:p><text:s text:c="8"/></text:p>
            <text:p><text:s text:c="8"/></text:p>
            <text:p><text:s text:c="13"/></text:p>
            <text:p><text:s text:c="14"/></text:p>
            <text:p><text:s text:c="13"/>Source: Suns on Twitter <text:s text:c="34"/>Apr 8 - 7:3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Elfrid Payton</text:p>
            <text:p><text:s text:c="17"/></text:p>
            <text:p><text:s text:c="17"/></text:p>
            <text:p><text:s text:c="22"/>- G - <text:s/>Suns</text:p>
            <text:p><text:s text:c="16"/></text:p>
            <text:p><text:s text:c="17"/></text:p>
            <text:p><text:s text:c="12"/></text:p>
            <text:p><text:s text:c="8"/></text:p>
            <text:p><text:s text:c="8"/></text:p>
            <text:p><text:s text:c="8"/></text:p>
            <text:p><text:s text:c="12"/>Elfrid Payton (knee) will not play on Sunday vs. the Warriors.</text:p>
            <text:p><text:s text:c="8"/></text:p>
            <text:p><text:s text:c="8"/></text:p>
            <text:p><text:s text:c="13"/>The Suns continue to list him as doubtful and it's surprising that he hasn't been shut down completely yet. Tyler Ulis should hold down the fort at point guard the rest of the way.</text:p>
            <text:p><text:s text:c="8"/></text:p>
            <text:p><text:s text:c="8"/></text:p>
            <text:p><text:s text:c="13"/></text:p>
            <text:p><text:s text:c="14"/></text:p>
            <text:p><text:s text:c="13"/>Source: Suns on Twitter <text:s text:c="34"/>Apr 8 - 7:3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roy Daniels</text:p>
            <text:p><text:s text:c="17"/></text:p>
            <text:p><text:s text:c="17"/></text:p>
            <text:p><text:s text:c="22"/>- G - <text:s/>Suns</text:p>
            <text:p><text:s text:c="16"/></text:p>
            <text:p><text:s text:c="17"/></text:p>
            <text:p><text:s text:c="12"/></text:p>
            <text:p><text:s text:c="8"/></text:p>
            <text:p><text:s text:c="8"/></text:p>
            <text:p><text:s text:c="8"/></text:p>
            <text:p><text:s text:c="12"/>Troy Daniels (ankle) said he'll try to play on Sunday vs. the Warriors.</text:p>
            <text:p><text:s text:c="8"/></text:p>
            <text:p><text:s text:c="8"/></text:p>
            <text:p><text:s text:c="13"/>That's not very reassuring, but the Suns are desperate for bodies. With Daniels active, that means the Suns won't have to rely on Shaq Harrison, Danuel House and Davon Reed quite as much, but all of them should be in the mix for minutes.</text:p>
            <text:p><text:s text:c="8"/></text:p>
            <text:p><text:s text:c="8"/></text:p>
            <text:p><text:s text:c="13"/></text:p>
            <text:p><text:s text:c="14"/></text:p>
            <text:p><text:s text:c="13"/>Source: Craig Grialou on Twitter <text:s text:c="25"/>Apr 8 - 7:2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sh Jackson</text:p>
            <text:p><text:s text:c="17"/></text:p>
            <text:p><text:s text:c="17"/></text:p>
            <text:p><text:s text:c="22"/>- F - <text:s/>Suns</text:p>
            <text:p><text:s text:c="16"/></text:p>
            <text:p><text:s text:c="17"/></text:p>
            <text:p><text:s text:c="12"/></text:p>
            <text:p><text:s text:c="8"/></text:p>
            <text:p><text:s text:c="8"/></text:p>
            <text:p><text:s text:c="8"/></text:p>
            <text:p><text:s text:c="12"/>Josh Jackson (right quad contusion) will play on Sunday vs. the Warriors.</text:p>
            <text:p><text:s text:c="8"/></text:p>
            <text:p><text:s text:c="8"/></text:p>
            <text:p><text:s text:c="13"/>The Suns are going to be extremely shorthanded tonight, so Jackson will try to play all the minutes he can handle. As for the rest of the rotation, things could get ugly real quick tonight with Devin Booker (hand), Marquese Chriss, Elfrid Payton (knee), T.J. Warren (knee), Tyson Chandler (veteran tank commander) and Alan Williams (knee) all out.</text:p>
            <text:p><text:s text:c="8"/></text:p>
            <text:p><text:s text:c="8"/></text:p>
            <text:p><text:s text:c="13"/></text:p>
            <text:p><text:s text:c="14"/></text:p>
            <text:p><text:s text:c="13"/>Source: Craig Grialou on Twitter <text:s text:c="25"/>Apr 8 - 7:2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quese Chriss</text:p>
            <text:p><text:s text:c="17"/></text:p>
            <text:p><text:s text:c="17"/></text:p>
            <text:p><text:s text:c="22"/>- F - <text:s/>Suns</text:p>
            <text:p><text:s text:c="16"/></text:p>
            <text:p><text:s text:c="17"/></text:p>
            <text:p><text:s text:c="12"/></text:p>
            <text:p><text:s text:c="8"/></text:p>
            <text:p><text:s text:c="8"/></text:p>
            <text:p><text:s text:c="8"/></text:p>
            <text:p><text:s text:c="12"/>Marquese Chriss (hip) will not play on Sunday vs. the Warriors.</text:p>
            <text:p><text:s text:c="8"/></text:p>
            <text:p><text:s text:c="8"/></text:p>
            <text:p><text:s text:c="13"/>Devin Booker (hand), Elfrid Payton (knee), T.J. Warren (knee) and Alan Williams (knee) are all out as well, but you probably could've guessed that. Chriss has had a really nice couple weeks, so maybe that's why they are holding him out -- the Suns can lock down the worst record with a loss tonight. Alex Len, Dragan Bender and Alec Peters will all be asked to step up in Chriss' absence.</text:p>
            <text:p><text:s text:c="8"/></text:p>
            <text:p><text:s text:c="8"/></text:p>
            <text:p><text:s text:c="13"/></text:p>
            <text:p><text:s text:c="14"/></text:p>
            <text:p><text:s text:c="13"/>Source: Suns on Twitter <text:s text:c="34"/>Apr 8 - 7:2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ustin Rivers</text:p>
            <text:p><text:s text:c="17"/></text:p>
            <text:p><text:s text:c="17"/></text:p>
            <text:p><text:s text:c="22"/>- G - <text:s/>Clippers</text:p>
            <text:p><text:s text:c="16"/></text:p>
            <text:p><text:s text:c="17"/></text:p>
            <text:p><text:s text:c="12"/></text:p>
            <text:p><text:s text:c="8"/></text:p>
            <text:p><text:s text:c="8"/></text:p>
            <text:p><text:s text:c="8"/></text:p>
            <text:p><text:s text:c="12"/>Austin Rivers (elbow) is questionable for Monday's game vs. the Pelicans.</text:p>
            <text:p><text:s text:c="8"/></text:p>
            <text:p><text:s text:c="8"/></text:p>
            <text:p><text:s text:c="13"/>The Clippers are out of the playoff race and this elbow issue has apparently been bothering him for a couple weeks, but the Clippers could certainly use him with Lou Williams (ankle) considered doubtful. If Rivers is cleared to play, it would make some sense for the Clippers to watch his minutes closely. If he's out, Tyrone Wallace will be a popular streamer.</text:p>
            <text:p><text:s text:c="8"/></text:p>
            <text:p><text:s text:c="8"/></text:p>
            <text:p><text:s text:c="13"/></text:p>
            <text:p><text:s text:c="14"/></text:p>
            <text:p><text:s text:c="13"/>Source: Clippers PR <text:s text:c="38"/>Apr 8 - 7:1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Andre Jordan</text:p>
            <text:p><text:s text:c="17"/></text:p>
            <text:p><text:s text:c="17"/></text:p>
            <text:p><text:s text:c="22"/>- C - <text:s/>Clippers</text:p>
            <text:p><text:s text:c="16"/></text:p>
            <text:p><text:s text:c="17"/></text:p>
            <text:p><text:s text:c="12"/></text:p>
            <text:p><text:s text:c="8"/></text:p>
            <text:p><text:s text:c="8"/></text:p>
            <text:p><text:s text:c="8"/></text:p>
            <text:p><text:s text:c="12"/>DeAndre Jordan (ankle) is not being listed on the injury report for Monday's matchup with the Pelicans.</text:p>
            <text:p><text:s text:c="8"/></text:p>
            <text:p><text:s text:c="8"/></text:p>
            <text:p><text:s text:c="13"/>While Jordan isn't currently being listed on the injury report, head coach Doc Rivers hinted during Saturday's post-game presser, that Jordan could miss one of the Clippers final few games with the team officially out of the postseason hunt. Check back for another update following Monday morning's shootaround.</text:p>
            <text:p><text:s text:c="8"/></text:p>
            <text:p><text:s text:c="8"/></text:p>
            <text:p><text:s text:c="13"/></text:p>
            <text:p><text:s text:c="14"/></text:p>
            <text:p><text:s text:c="13"/>Source: Tomer Azarly on Twitter <text:s text:c="26"/>Apr 8 - 7:1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nilo Gallinari</text:p>
            <text:p><text:s text:c="17"/></text:p>
            <text:p><text:s text:c="17"/></text:p>
            <text:p><text:s text:c="22"/>- F - <text:s/>Clippers</text:p>
            <text:p><text:s text:c="16"/></text:p>
            <text:p><text:s text:c="17"/></text:p>
            <text:p><text:s text:c="12"/></text:p>
            <text:p><text:s text:c="8"/></text:p>
            <text:p><text:s text:c="8"/></text:p>
            <text:p><text:s text:c="8"/></text:p>
            <text:p><text:s text:c="12"/>Danilo Gallinari (hand) has been ruled out for Monday's game against the Pelicans and Wednesday's game vs. the Lakers.</text:p>
            <text:p><text:s text:c="8"/></text:p>
            <text:p><text:s text:c="8"/></text:p>
            <text:p><text:s text:c="13"/>The Clippers have been mathematically eliminated from the postseason, so this was easy to see coming. He's perpetually injured, and has likely added his name to even more "never again" lists this season.</text:p>
            <text:p><text:s text:c="8"/></text:p>
            <text:p><text:s text:c="8"/></text:p>
            <text:p><text:s text:c="13"/></text:p>
            <text:p><text:s text:c="14"/></text:p>
            <text:p><text:s text:c="13"/>Source: Tomer Azarly on Twitter <text:s text:c="26"/>Apr 8 - 7:0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Fred VanVleet</text:p>
            <text:p><text:s text:c="17"/></text:p>
            <text:p><text:s text:c="17"/></text:p>
            <text:p><text:s text:c="22"/>- G - <text:s/>Raptors</text:p>
            <text:p><text:s text:c="16"/></text:p>
            <text:p><text:s text:c="17"/></text:p>
            <text:p><text:s text:c="12"/></text:p>
            <text:p><text:s text:c="8"/></text:p>
            <text:p><text:s text:c="8"/></text:p>
            <text:p><text:s text:c="8"/></text:p>
            <text:p><text:s text:c="12"/>Fred VanVleet (lower back tightness) will not return to Sunday's game against the Magic.</text:p>
            <text:p><text:s text:c="8"/></text:p>
            <text:p><text:s text:c="8"/></text:p>
            <text:p><text:s text:c="13"/>The Raptors are currently up big and they should be able to pull out the win without FVV's services against the 24-55 Magic, so that could have something to do with why he's hitting the sidelines so early today. He'll end his evening with three assists, one block and two turnovers through nine minutes, and for now, we'll consider him questionable for Monday's game in Detroit.</text:p>
            <text:p><text:s text:c="8"/></text:p>
            <text:p><text:s text:c="8"/></text:p>
            <text:p><text:s text:c="13"/></text:p>
            <text:p><text:s text:c="14"/></text:p>
            <text:p><text:s text:c="13"/>Apr 8 - 7:0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ou Williams</text:p>
            <text:p><text:s text:c="17"/></text:p>
            <text:p><text:s text:c="17"/></text:p>
            <text:p><text:s text:c="22"/>- G - <text:s/>Clippers</text:p>
            <text:p><text:s text:c="16"/></text:p>
            <text:p><text:s text:c="17"/></text:p>
            <text:p><text:s text:c="12"/></text:p>
            <text:p><text:s text:c="8"/></text:p>
            <text:p><text:s text:c="8"/></text:p>
            <text:p><text:s text:c="8"/></text:p>
            <text:p><text:s text:c="12"/>Lou Williams (ankle) is officially listed as doubtful for Monday's game vs. the Pelicans.</text:p>
            <text:p><text:s text:c="8"/></text:p>
            <text:p><text:s text:c="8"/></text:p>
            <text:p><text:s text:c="13"/>You could see this coming from a mile away with the No. 8 seed out of reach. Coach Doc Rivers already said he wasn't expecting Williams to play, and the Clippers may be without Austin Rivers (elbow, questionable) as well. That means we'll see more of C.J. Williams and Sindarius Thornwell, but Tyrone Wallace is the player fantasy owners will want to target.</text:p>
            <text:p><text:s text:c="8"/></text:p>
            <text:p><text:s text:c="8"/></text:p>
            <text:p><text:s text:c="13"/></text:p>
            <text:p><text:s text:c="14"/></text:p>
            <text:p><text:s text:c="13"/>Source: Clippers PR <text:s text:c="38"/>Apr 8 - 7:0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eggie Jackson</text:p>
            <text:p><text:s text:c="17"/></text:p>
            <text:p><text:s text:c="17"/></text:p>
            <text:p><text:s text:c="22"/>- G - <text:s/>Pistons</text:p>
            <text:p><text:s text:c="16"/></text:p>
            <text:p><text:s text:c="17"/></text:p>
            <text:p><text:s text:c="12"/></text:p>
            <text:p><text:s text:c="8"/></text:p>
            <text:p><text:s text:c="8"/></text:p>
            <text:p><text:s text:c="8"/></text:p>
            <text:p><text:s text:c="12"/>Pistons coach Stan Van Gundy said Reggie Jackson was dealing with a stomach bug on Sunday vs. the Grizzlies.</text:p>
            <text:p><text:s text:c="8"/></text:p>
            <text:p><text:s text:c="8"/></text:p>
            <text:p><text:s text:c="13"/>This explains why Jackson didn't play down the stretch. He did seem OK when he was on the floor, finishing with 13 points, four rebounds, three assists, two steals and two triples. If Jackson doesn't recover in time for Monday's game vs. the Raptors, expect Ish Smith to step up. Smith had 11 points and 11 assists in 28 minutes Sunday.</text:p>
            <text:p><text:s text:c="8"/></text:p>
            <text:p><text:s text:c="8"/></text:p>
            <text:p><text:s text:c="13"/></text:p>
            <text:p><text:s text:c="14"/></text:p>
            <text:p><text:s text:c="13"/>Source: Rod Beard on Twitter <text:s text:c="29"/>Apr 8 - 6:5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itch Kupchak</text:p>
            <text:p><text:s text:c="17"/></text:p>
            <text:p><text:s text:c="17"/></text:p>
            <text:p><text:s text:c="22"/>- C - <text:s/>Hornets</text:p>
            <text:p><text:s text:c="16"/></text:p>
            <text:p><text:s text:c="17"/></text:p>
            <text:p><text:s text:c="12"/></text:p>
            <text:p><text:s text:c="8"/></text:p>
            <text:p><text:s text:c="8"/></text:p>
            <text:p><text:s text:c="8"/></text:p>
            <text:p><text:s text:c="12"/>The Hornets have officially hired Mitch Kupchak as their new GM.</text:p>
            <text:p><text:s text:c="8"/></text:p>
            <text:p><text:s text:c="8"/></text:p>
            <text:p><text:s text:c="13"/>"In every role and in every stop during his tenure in the NBA, Mitch Kupchak has brought the highest levels of success to his teams. He’s a proven winner," Michael Jordan said. "Having won championships as both a player and an executive, we have confidence that Mitch is the right person to lead our basketball operations, build a winning culture and bring sustained success to our organization, for our fans and for the city of Charlotte."</text:p>
            <text:p><text:s text:c="8"/></text:p>
            <text:p><text:s text:c="8"/></text:p>
            <text:p><text:s text:c="13"/></text:p>
            <text:p><text:s text:c="14"/></text:p>
            <text:p><text:s text:c="13"/>Source: NBA <text:s text:c="46"/>Apr 8 - 6:4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ucas Nogueira</text:p>
            <text:p><text:s text:c="17"/></text:p>
            <text:p><text:s text:c="17"/></text:p>
            <text:p><text:s text:c="22"/>- C - <text:s/>Raptors</text:p>
            <text:p><text:s text:c="16"/></text:p>
            <text:p><text:s text:c="17"/></text:p>
            <text:p><text:s text:c="12"/></text:p>
            <text:p><text:s text:c="8"/></text:p>
            <text:p><text:s text:c="8"/></text:p>
            <text:p><text:s text:c="8"/></text:p>
            <text:p><text:s text:c="12"/>Lucas Nogueira (left hamstring tightness) will not return to Sunday's game against the Magic.</text:p>
            <text:p><text:s text:c="8"/></text:p>
            <text:p><text:s text:c="8"/></text:p>
            <text:p><text:s text:c="13"/>Nogueira's injury doesn't sound all that serious, but hamstring issues can be tricky, and with just two games left on the schedule, it wouldn't be all that surprising to see him skip the rest of the regular season. Jakob Poeltl will pick up some extra minutes in his absence, but he's little more than a low-end, shot-blocking specialist in deep leagues.</text:p>
            <text:p><text:s text:c="8"/></text:p>
            <text:p><text:s text:c="8"/></text:p>
            <text:p><text:s text:c="13"/>Related: Jakob Poeltl</text:p>
            <text:p><text:s text:c="14"/></text:p>
            <text:p><text:s text:c="13"/>Apr 8 - 6:3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Henry Ellenson</text:p>
            <text:p><text:s text:c="17"/></text:p>
            <text:p><text:s text:c="17"/></text:p>
            <text:p><text:s text:c="22"/>- F - <text:s/>Pistons</text:p>
            <text:p><text:s text:c="16"/></text:p>
            <text:p><text:s text:c="17"/></text:p>
            <text:p><text:s text:c="12"/></text:p>
            <text:p><text:s text:c="8"/></text:p>
            <text:p><text:s text:c="8"/></text:p>
            <text:p><text:s text:c="8"/></text:p>
            <text:p><text:s text:c="12"/>Henry Ellenson scored a career-high 17 points on Sunday vs. Memphis, hitting 6-of-10 shots and his only free throw.</text:p>
            <text:p><text:s text:c="8"/></text:p>
            <text:p><text:s text:c="8"/></text:p>
            <text:p><text:s text:c="13"/>He played 18 minutes for the second straight game, adding one rebound and four triples. The Pistons have brought the second-year forward along very slowly, but you'd think he'd be ready to step into the primary backup role behind Blake Griffin at the expense of Anthony Tolliver in 2018-19. With two games left and Griffin's ankle still bothering him, we should see plenty more of Ellenson in the final week.</text:p>
            <text:p><text:s text:c="8"/></text:p>
            <text:p><text:s text:c="8"/></text:p>
            <text:p><text:s text:c="13"/></text:p>
            <text:p><text:s text:c="14"/></text:p>
            <text:p><text:s text:c="13"/>Apr 8 - 6:3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d Davis</text:p>
            <text:p><text:s text:c="17"/></text:p>
            <text:p><text:s text:c="17"/></text:p>
            <text:p><text:s text:c="22"/>- F/C - <text:s/>Trail Blazers</text:p>
            <text:p><text:s text:c="16"/></text:p>
            <text:p><text:s text:c="17"/></text:p>
            <text:p><text:s text:c="12"/></text:p>
            <text:p><text:s text:c="8"/></text:p>
            <text:p><text:s text:c="8"/></text:p>
            <text:p><text:s text:c="8"/></text:p>
            <text:p><text:s text:c="12"/>Ed Davis (ankle) is not being listed on the injury report for Monday's game against the Nuggets.</text:p>
            <text:p><text:s text:c="8"/></text:p>
            <text:p><text:s text:c="8"/></text:p>
            <text:p><text:s text:c="13"/>While things could change as this is based off the game notes, which aren't all that reliable, Davis did say on April 1 that he was targeting a return to the floor for April 8. We should have official confirmation on his status following shootaround, but if Davis is able to get back out there, Zach Collins' minutes would take a hit.</text:p>
            <text:p><text:s text:c="8"/></text:p>
            <text:p><text:s text:c="8"/></text:p>
            <text:p><text:s text:c="13"/>Related: Zach Collins</text:p>
            <text:p><text:s text:c="14"/></text:p>
            <text:p><text:s text:c="13"/>Source: Casey Holdahl on Twitter <text:s text:c="25"/>Apr 8 - 6:3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uke Kennard</text:p>
            <text:p><text:s text:c="17"/></text:p>
            <text:p><text:s text:c="17"/></text:p>
            <text:p><text:s text:c="22"/>- G - <text:s/>Pistons</text:p>
            <text:p><text:s text:c="16"/></text:p>
            <text:p><text:s text:c="17"/></text:p>
            <text:p><text:s text:c="12"/></text:p>
            <text:p><text:s text:c="8"/></text:p>
            <text:p><text:s text:c="8"/></text:p>
            <text:p><text:s text:c="8"/></text:p>
            <text:p><text:s text:c="12"/>Luke Kennard scored 18 points on 6-of-12 shots in a start vs. the Grizzlies on Sunday.</text:p>
            <text:p><text:s text:c="8"/></text:p>
            <text:p><text:s text:c="8"/></text:p>
            <text:p><text:s text:c="13"/>This was a step in the right direction after his two-point dud on Friday. He played 32 minutes, hit all four of his triples and added four assists, three rebounds and two steals with zero turnovers. Kennard's rookie season never really took off because of the strong play of Reggie Bullock, but he'll look to finish on a high note in the final two games vs. the Raptors and Bulls.</text:p>
            <text:p><text:s text:c="8"/></text:p>
            <text:p><text:s text:c="8"/></text:p>
            <text:p><text:s text:c="13"/></text:p>
            <text:p><text:s text:c="14"/></text:p>
            <text:p><text:s text:c="13"/>Apr 8 - 6:3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Norman Powell</text:p>
            <text:p><text:s text:c="17"/></text:p>
            <text:p><text:s text:c="17"/></text:p>
            <text:p><text:s text:c="22"/>- G/F - <text:s/>Raptors</text:p>
            <text:p><text:s text:c="16"/></text:p>
            <text:p><text:s text:c="17"/></text:p>
            <text:p><text:s text:c="12"/></text:p>
            <text:p><text:s text:c="8"/></text:p>
            <text:p><text:s text:c="8"/></text:p>
            <text:p><text:s text:c="8"/></text:p>
            <text:p><text:s text:c="12"/>Norman Powell (left ankle sprain) available to return.</text:p>
            <text:p><text:s text:c="8"/></text:p>
            <text:p><text:s text:c="8"/></text:p>
            <text:p><text:s text:c="13"/>Powell came down awkwardly on his left leg, but after a quick trip back to the locker room, he was deemed ready to return. Apparently, it looked a lot worse than it actually was, and we'll provide another update after the game.</text:p>
            <text:p><text:s text:c="8"/></text:p>
            <text:p><text:s text:c="8"/></text:p>
            <text:p><text:s text:c="13"/></text:p>
            <text:p><text:s text:c="14"/></text:p>
            <text:p><text:s text:c="13"/>Apr 8 - 6:2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Shon Brooks</text:p>
            <text:p><text:s text:c="17"/></text:p>
            <text:p><text:s text:c="17"/></text:p>
            <text:p><text:s text:c="22"/>- G/F - <text:s/>Grizzlies</text:p>
            <text:p><text:s text:c="16"/></text:p>
            <text:p><text:s text:c="17"/></text:p>
            <text:p><text:s text:c="12"/></text:p>
            <text:p><text:s text:c="8"/></text:p>
            <text:p><text:s text:c="8"/></text:p>
            <text:p><text:s text:c="8"/></text:p>
            <text:p><text:s text:c="12"/>MarShon Brooks scored 25 points in 26 minutes on Sunday vs. the Pistons, adding four assists, three rebounds, one steal and four triples.</text:p>
            <text:p><text:s text:c="8"/></text:p>
            <text:p><text:s text:c="8"/></text:p>
            <text:p><text:s text:c="13"/>He's now scored 21 or more points in all five of his appearances, averaging 23.6 points, 3.6 assists, 3.4 rebounds, 1.4 steals and 3.2 triples on 57.9% shooting. He won't stay this hot forever, but the Grizzlies deserve some credit for locking him up to a guaranteed two-year deal.</text:p>
            <text:p><text:s text:c="8"/></text:p>
            <text:p><text:s text:c="8"/></text:p>
            <text:p><text:s text:c="13"/></text:p>
            <text:p><text:s text:c="14"/></text:p>
            <text:p><text:s text:c="13"/>Apr 8 - 6:1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illon Brooks</text:p>
            <text:p><text:s text:c="17"/></text:p>
            <text:p><text:s text:c="17"/></text:p>
            <text:p><text:s text:c="22"/>- G/F - <text:s/>Grizzlies</text:p>
            <text:p><text:s text:c="16"/></text:p>
            <text:p><text:s text:c="17"/></text:p>
            <text:p><text:s text:c="12"/></text:p>
            <text:p><text:s text:c="8"/></text:p>
            <text:p><text:s text:c="8"/></text:p>
            <text:p><text:s text:c="8"/></text:p>
            <text:p><text:s text:c="12"/>Dillon Brooks posted a gem of a line on Sunday vs. Detroit, scoring 22 points with eight assists, eight rebounds, two steals and one triple.</text:p>
            <text:p><text:s text:c="8"/></text:p>
            <text:p><text:s text:c="8"/></text:p>
            <text:p><text:s text:c="13"/>He was one of four Grizzlies to score 20 or more points along with Marc Gasol, Kobi Simmons and MarShon Brooks as Memphis finished with a season-high 130 points. The eight assists were a career-high from Brooks and not a total fluke after finishing with six in his previous game. The second-round pick has exceeded expectations all season and we'd expect him to have a significant role on the wings in 2018-19, especially if Tyreke Evans leaves.</text:p>
            <text:p><text:s text:c="8"/></text:p>
            <text:p><text:s text:c="8"/></text:p>
            <text:p><text:s text:c="13"/></text:p>
            <text:p><text:s text:c="14"/></text:p>
            <text:p><text:s text:c="13"/>Apr 8 - 6:1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c Gasol</text:p>
            <text:p><text:s text:c="17"/></text:p>
            <text:p><text:s text:c="17"/></text:p>
            <text:p><text:s text:c="22"/>- C - <text:s/>Grizzlies</text:p>
            <text:p><text:s text:c="16"/></text:p>
            <text:p><text:s text:c="17"/></text:p>
            <text:p><text:s text:c="12"/></text:p>
            <text:p><text:s text:c="8"/></text:p>
            <text:p><text:s text:c="8"/></text:p>
            <text:p><text:s text:c="8"/></text:p>
            <text:p><text:s text:c="12"/>Marc Gasol nearly triple-doubled in Sunday's win over the Pistons, scoring 20 points with nine rebounds, nine assists, one steal, one block and three triples in 35 minutes.</text:p>
            <text:p><text:s text:c="8"/></text:p>
            <text:p><text:s text:c="8"/></text:p>
            <text:p><text:s text:c="13"/>This season has been a disaster for Memphis, but Gasol can hold his head high. Following tonight's game, he became just the third player in NBA history with 300 assists, 100 blocks and 100 triples in a season. He played 35 minutes tonight for the first time since March 17th, so we're expecting the Grizzlies to hold him out for at least one of their final two games.</text:p>
            <text:p><text:s text:c="8"/></text:p>
            <text:p><text:s text:c="8"/></text:p>
            <text:p><text:s text:c="13"/></text:p>
            <text:p><text:s text:c="14"/></text:p>
            <text:p><text:s text:c="13"/>Apr 8 - 6:0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obi Simmons</text:p>
            <text:p><text:s text:c="17"/></text:p>
            <text:p><text:s text:c="17"/></text:p>
            <text:p><text:s text:c="22"/>- G - <text:s/>Grizzlies</text:p>
            <text:p><text:s text:c="16"/></text:p>
            <text:p><text:s text:c="17"/></text:p>
            <text:p><text:s text:c="12"/></text:p>
            <text:p><text:s text:c="8"/></text:p>
            <text:p><text:s text:c="8"/></text:p>
            <text:p><text:s text:c="8"/></text:p>
            <text:p><text:s text:c="12"/>Kobi Simmons scored a career-high 20 points in Sunday's 130-117 win over the Pistons, snapping a four-game losing streak for the Grizzlies.</text:p>
            <text:p><text:s text:c="8"/></text:p>
            <text:p><text:s text:c="8"/></text:p>
            <text:p><text:s text:c="13"/>He played 21+ minutes in each of his previous five games, but this was his best performance by a mile. He hit 7-of-10 shots including four 3-pointers, adding a career-high seven assists with two boards and one turnover in 32 minutes. Just 20 years old, Simmons is making his case to open the 2018-19 season as Mike Conley's backup and should get another extended look in Memphis' final two games.</text:p>
            <text:p><text:s text:c="8"/></text:p>
            <text:p><text:s text:c="8"/></text:p>
            <text:p><text:s text:c="13"/></text:p>
            <text:p><text:s text:c="14"/></text:p>
            <text:p><text:s text:c="13"/>Apr 8 - 5:5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emi Ojeleye</text:p>
            <text:p><text:s text:c="17"/></text:p>
            <text:p><text:s text:c="17"/></text:p>
            <text:p><text:s text:c="22"/>- F - <text:s/>Celtics</text:p>
            <text:p><text:s text:c="16"/></text:p>
            <text:p><text:s text:c="17"/></text:p>
            <text:p><text:s text:c="12"/></text:p>
            <text:p><text:s text:c="8"/></text:p>
            <text:p><text:s text:c="8"/></text:p>
            <text:p><text:s text:c="8"/></text:p>
            <text:p><text:s text:c="12"/>Semi Ojeleye scored a career-high 13 points on 5-of-7 shooting Sunday, to go with six rebounds, three 3-pointers, one assist and one block in 27 minutes off the bench.</text:p>
            <text:p><text:s text:c="8"/></text:p>
            <text:p><text:s text:c="8"/></text:p>
            <text:p><text:s text:c="13"/>Ojeleye got some extended minutes in this one with the game getting out of hand and Marcus Morris (rest) unavailable, but he's been far too inconsistent this season to trust him in most settings.</text:p>
            <text:p><text:s text:c="8"/></text:p>
            <text:p><text:s text:c="8"/></text:p>
            <text:p><text:s text:c="13"/></text:p>
            <text:p><text:s text:c="14"/></text:p>
            <text:p><text:s text:c="13"/>Apr 8 - 5:4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bari Bird</text:p>
            <text:p><text:s text:c="17"/></text:p>
            <text:p><text:s text:c="17"/></text:p>
            <text:p><text:s text:c="22"/>- G - <text:s/>Celtics</text:p>
            <text:p><text:s text:c="16"/></text:p>
            <text:p><text:s text:c="17"/></text:p>
            <text:p><text:s text:c="12"/></text:p>
            <text:p><text:s text:c="8"/></text:p>
            <text:p><text:s text:c="8"/></text:p>
            <text:p><text:s text:c="8"/></text:p>
            <text:p><text:s text:c="12"/>Jabari Bird scored nine points on 4-of-5 shooting Sunday, to go with five rebounds, one 3-pointer, two assists and one turnover in 22 minutes off the bench.</text:p>
            <text:p><text:s text:c="8"/></text:p>
            <text:p><text:s text:c="8"/></text:p>
            <text:p><text:s text:c="13"/>Bird was coming off a career-high 15-point outing, but with Jayson Tatum back in action, he didn't see quite as much opportunity. Because Bird is on a two-way deal, he will not be available to the Celtics during the postseason unless they sign him to a rest-of-season contract, but in order to do that, they'd need to cut someone.</text:p>
            <text:p><text:s text:c="8"/></text:p>
            <text:p><text:s text:c="8"/></text:p>
            <text:p><text:s text:c="13"/></text:p>
            <text:p><text:s text:c="14"/></text:p>
            <text:p><text:s text:c="13"/>Apr 8 - 5:4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reg Monroe</text:p>
            <text:p><text:s text:c="17"/></text:p>
            <text:p><text:s text:c="17"/></text:p>
            <text:p><text:s text:c="22"/>- C - <text:s/>Celtics</text:p>
            <text:p><text:s text:c="16"/></text:p>
            <text:p><text:s text:c="17"/></text:p>
            <text:p><text:s text:c="12"/></text:p>
            <text:p><text:s text:c="8"/></text:p>
            <text:p><text:s text:c="8"/></text:p>
            <text:p><text:s text:c="8"/></text:p>
            <text:p><text:s text:c="12"/>Greg Monroe went 7-of-8 from the field and 3-of-4 from the stripe on his way to 17 points in Sunday's 112-106 loss to the Hawks.</text:p>
            <text:p><text:s text:c="8"/></text:p>
            <text:p><text:s text:c="8"/></text:p>
            <text:p><text:s text:c="13"/>Monroe added two rebounds, four assists, one steal and two turnovers in the 22 minutes he was out there, and while this was a productive stat line, Monroe won't be hitting 87.5% of his shot attempts on most nights. If Al Horford gets rested again over Boston's final two games, Monroe will be someone to think about as a streamer, but he's far less attractive when the Celtics bigs are active.</text:p>
            <text:p><text:s text:c="8"/></text:p>
            <text:p><text:s text:c="8"/></text:p>
            <text:p><text:s text:c="13"/></text:p>
            <text:p><text:s text:c="14"/></text:p>
            <text:p><text:s text:c="13"/>Apr 8 - 5:4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l Horford</text:p>
            <text:p><text:s text:c="17"/></text:p>
            <text:p><text:s text:c="17"/></text:p>
            <text:p><text:s text:c="22"/>- F/C - <text:s/>Celtics</text:p>
            <text:p><text:s text:c="16"/></text:p>
            <text:p><text:s text:c="17"/></text:p>
            <text:p><text:s text:c="12"/></text:p>
            <text:p><text:s text:c="8"/></text:p>
            <text:p><text:s text:c="8"/></text:p>
            <text:p><text:s text:c="8"/></text:p>
            <text:p><text:s text:c="12"/>Al Horford scored 16 points on 5-of-11 shooting in his return from a rest day on Sunday, adding two 3-pointers, seven boards, four dimes, one steal and one block in 27 minutes.</text:p>
            <text:p><text:s text:c="8"/></text:p>
            <text:p><text:s text:c="8"/></text:p>
            <text:p><text:s text:c="13"/>Horford did most of his damage through the first half of action, scoring 14 of his 16 points on 4-of-9 shooting (4-of-4 from the line), but on the whole, the Celtics starters didn't play all that well, particularly on the defensive end which resulted in the main guys getting benched down the stretch.</text:p>
            <text:p><text:s text:c="8"/></text:p>
            <text:p><text:s text:c="8"/></text:p>
            <text:p><text:s text:c="13"/></text:p>
            <text:p><text:s text:c="14"/></text:p>
            <text:p><text:s text:c="13"/>Apr 8 - 5:3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yson Tatum</text:p>
            <text:p><text:s text:c="17"/></text:p>
            <text:p><text:s text:c="17"/></text:p>
            <text:p><text:s text:c="22"/>- F - <text:s/>Celtics</text:p>
            <text:p><text:s text:c="16"/></text:p>
            <text:p><text:s text:c="17"/></text:p>
            <text:p><text:s text:c="12"/></text:p>
            <text:p><text:s text:c="8"/></text:p>
            <text:p><text:s text:c="8"/></text:p>
            <text:p><text:s text:c="8"/></text:p>
            <text:p><text:s text:c="12"/>Jayson Tatum looked great in his return from a one-game absence, scoring 19 points on 8-fo-12 shooting to go with one 3-pointer, four rebounds, four steals and two assists in 29 minutes.</text:p>
            <text:p><text:s text:c="8"/></text:p>
            <text:p><text:s text:c="8"/></text:p>
            <text:p><text:s text:c="13"/>Foul trouble was a bit of an issue in this one, and Tatum was also regularly roasted by Taurean Prince on the other end of the floor, which resulted in him riding the pine through the entire fourth quarter of action. Jaylen Brown joined him on the bench through the final frame in what was an embarrassing loss to the 24-57 Hawks, finishing with 12 points, three rebounds, two assists, one steal, one block and one turnover in 28 minutes.</text:p>
            <text:p><text:s text:c="8"/></text:p>
            <text:p><text:s text:c="8"/></text:p>
            <text:p><text:s text:c="13"/>Related: Jaylen Brown</text:p>
            <text:p><text:s text:c="14"/></text:p>
            <text:p><text:s text:c="13"/>Apr 8 - 5:3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ucas Nogueira</text:p>
            <text:p><text:s text:c="17"/></text:p>
            <text:p><text:s text:c="17"/></text:p>
            <text:p><text:s text:c="22"/>- C - <text:s/>Raptors</text:p>
            <text:p><text:s text:c="16"/></text:p>
            <text:p><text:s text:c="17"/></text:p>
            <text:p><text:s text:c="12"/></text:p>
            <text:p><text:s text:c="8"/></text:p>
            <text:p><text:s text:c="8"/></text:p>
            <text:p><text:s text:c="8"/></text:p>
            <text:p><text:s text:c="12"/>Lucas Nogueira and Norman Powell will start on Sunday vs. the Magic.</text:p>
            <text:p><text:s text:c="8"/></text:p>
            <text:p><text:s text:c="8"/></text:p>
            <text:p><text:s text:c="13"/>Nogueira has been buried on the end of the bench for a while, but will get a look tonight with Jonas Valanciunas resting. In two previous starts this season, Nogueira averaged 10.5 points, 7.5 rebounds, 1.0 assists, 2.5 blocks and 2.0 steals, so there is some upside here. Jakob Poeltl should get a chance to impress as well.</text:p>
            <text:p><text:s text:c="8"/></text:p>
            <text:p><text:s text:c="8"/></text:p>
            <text:p><text:s text:c="13"/>Related: Norman Powell</text:p>
            <text:p><text:s text:c="14"/></text:p>
            <text:p><text:s text:c="13"/>Source: Raptors MR on Twitter <text:s text:c="28"/>Apr 8 - 5:3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icky Rubio</text:p>
            <text:p><text:s text:c="17"/></text:p>
            <text:p><text:s text:c="17"/></text:p>
            <text:p><text:s text:c="22"/>- G - <text:s/>Jazz</text:p>
            <text:p><text:s text:c="16"/></text:p>
            <text:p><text:s text:c="17"/></text:p>
            <text:p><text:s text:c="12"/></text:p>
            <text:p><text:s text:c="8"/></text:p>
            <text:p><text:s text:c="8"/></text:p>
            <text:p><text:s text:c="8"/></text:p>
            <text:p><text:s text:c="12"/>Ricky Rubio (hamstring) is available for Sunday's game vs. the Lakers.</text:p>
            <text:p><text:s text:c="8"/></text:p>
            <text:p><text:s text:c="8"/></text:p>
            <text:p><text:s text:c="13"/>He was considered a game-time call and has been battling lingering soreness for a while, so the Jazz will be watching him closely tonight. Dante Exum and Royce O'Neale both lose a bit of appeal with Rubio active.</text:p>
            <text:p><text:s text:c="8"/></text:p>
            <text:p><text:s text:c="8"/></text:p>
            <text:p><text:s text:c="13"/></text:p>
            <text:p><text:s text:c="14"/></text:p>
            <text:p><text:s text:c="13"/>Source: Jazz on Twitter <text:s text:c="34"/>Apr 8 - 5:2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erry Rozier</text:p>
            <text:p><text:s text:c="17"/></text:p>
            <text:p><text:s text:c="17"/></text:p>
            <text:p><text:s text:c="22"/>- G - <text:s/>Celtics</text:p>
            <text:p><text:s text:c="16"/></text:p>
            <text:p><text:s text:c="17"/></text:p>
            <text:p><text:s text:c="12"/></text:p>
            <text:p><text:s text:c="8"/></text:p>
            <text:p><text:s text:c="8"/></text:p>
            <text:p><text:s text:c="8"/></text:p>
            <text:p><text:s text:c="12"/>Terry Rozier flirted with a triple-double during Sunday's loss to the Hawks, tallying 10 points, eight rebounds, nine assists, two 3-pointers, one block and three turnovers in 27 minutes.</text:p>
            <text:p><text:s text:c="8"/></text:p>
            <text:p><text:s text:c="8"/></text:p>
            <text:p><text:s text:c="13"/>Rozier had been seriously struggling with his jumper over the previous two games, hitting just 23.5% of his shots, so it was nice to see him finish 4-of-9 from the field in this one. Shane Larkin finished with six points, seven assists, two rebounds, one steal and one turnover in 21 minutes off the bench, and while he has been solid with the dimes over the past two games, Rozier is still the PG you want to own in Boston.</text:p>
            <text:p><text:s text:c="8"/></text:p>
            <text:p><text:s text:c="8"/></text:p>
            <text:p><text:s text:c="13"/>Related: Shane Larkin</text:p>
            <text:p><text:s text:c="14"/></text:p>
            <text:p><text:s text:c="13"/>Apr 8 - 5:2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hn Collins</text:p>
            <text:p><text:s text:c="17"/></text:p>
            <text:p><text:s text:c="17"/></text:p>
            <text:p><text:s text:c="22"/>- F - <text:s/>Hawks</text:p>
            <text:p><text:s text:c="16"/></text:p>
            <text:p><text:s text:c="17"/></text:p>
            <text:p><text:s text:c="12"/></text:p>
            <text:p><text:s text:c="8"/></text:p>
            <text:p><text:s text:c="8"/></text:p>
            <text:p><text:s text:c="8"/></text:p>
            <text:p><text:s text:c="12"/>John Collins scored 12 points on 5-of-9 shooting Sunday, to go with five rebounds, three assists, three steals, one block and three turnovers in 33 minutes.</text:p>
            <text:p><text:s text:c="8"/></text:p>
            <text:p><text:s text:c="8"/></text:p>
            <text:p><text:s text:c="13"/>While Collins did miss both of his 3-point attempts, he was nice with the defensive stats and drained both of his free throws. DeAndre Bembry scored 11 points on 4-of-9 shooting to go with one 3-pointer, three rebounds, three assists, one steal and one block through 20 minutes as a starter, but it could be tough for him to come through with a repeat performance with a tough matchup against Philly on Tuesday.</text:p>
            <text:p><text:s text:c="8"/></text:p>
            <text:p><text:s text:c="8"/></text:p>
            <text:p><text:s text:c="13"/>Related: DeAndre Bembry</text:p>
            <text:p><text:s text:c="14"/></text:p>
            <text:p><text:s text:c="13"/>Apr 8 - 5:1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aurean Prince</text:p>
            <text:p><text:s text:c="17"/></text:p>
            <text:p><text:s text:c="17"/></text:p>
            <text:p><text:s text:c="22"/>- F - <text:s/>Hawks</text:p>
            <text:p><text:s text:c="16"/></text:p>
            <text:p><text:s text:c="17"/></text:p>
            <text:p><text:s text:c="12"/></text:p>
            <text:p><text:s text:c="8"/></text:p>
            <text:p><text:s text:c="8"/></text:p>
            <text:p><text:s text:c="8"/></text:p>
            <text:p><text:s text:c="12"/>Taurean Prince propelled the Hawks to a win over the Celtics on Sunday, going 12-of-17 from the field and 2-of-2 from the charity stripe for 33 points over 39 minutes.</text:p>
            <text:p><text:s text:c="8"/></text:p>
            <text:p><text:s text:c="8"/></text:p>
            <text:p><text:s text:c="13"/>Prince was absolutely en fuego from start to finish, going 7-of-8 from distance for a ridiculous 92.3 true shooting percentage on his way to eight rebounds, five assists, one steal, one swat and five turnovers. He only missed one shot through the entire first half of action, and his second miss didn't come until late in the third quarter. It was a bumpy ride for Prince this year, but he's managed to finish very strong.</text:p>
            <text:p><text:s text:c="8"/></text:p>
            <text:p><text:s text:c="8"/></text:p>
            <text:p><text:s text:c="13"/></text:p>
            <text:p><text:s text:c="14"/></text:p>
            <text:p><text:s text:c="13"/>Apr 8 - 5:1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DeMarre Carroll</text:p>
            <text:p><text:s text:c="17"/></text:p>
            <text:p><text:s text:c="17"/></text:p>
            <text:p><text:s text:c="22"/>- F - <text:s/>Nets</text:p>
            <text:p><text:s text:c="16"/></text:p>
            <text:p><text:s text:c="17"/></text:p>
            <text:p><text:s text:c="12"/></text:p>
            <text:p><text:s text:c="8"/></text:p>
            <text:p><text:s text:c="8"/></text:p>
            <text:p><text:s text:c="8"/></text:p>
            <text:p><text:s text:c="12"/>DeMarre Carroll (hip) will not play on Monday vs. the Bulls.</text:p>
            <text:p><text:s text:c="8"/></text:p>
            <text:p><text:s text:c="8"/></text:p>
            <text:p><text:s text:c="13"/>The Nets continue to rule him out a day in advance and we'd be surprised to see him play in the season finale on Wednesday as well. Allen Crabbe and Joe Harris are the winners here, while Rondae Hollis-Jefferson also gets a bump.</text:p>
            <text:p><text:s text:c="8"/></text:p>
            <text:p><text:s text:c="8"/></text:p>
            <text:p><text:s text:c="13"/></text:p>
            <text:p><text:s text:c="14"/></text:p>
            <text:p><text:s text:c="13"/>Source: Brian Lewis on Twitter <text:s text:c="27"/>Apr 8 - 5:1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aris LeVert</text:p>
            <text:p><text:s text:c="17"/></text:p>
            <text:p><text:s text:c="17"/></text:p>
            <text:p><text:s text:c="22"/>- G - <text:s/>Nets</text:p>
            <text:p><text:s text:c="16"/></text:p>
            <text:p><text:s text:c="17"/></text:p>
            <text:p><text:s text:c="12"/></text:p>
            <text:p><text:s text:c="8"/></text:p>
            <text:p><text:s text:c="8"/></text:p>
            <text:p><text:s text:c="8"/></text:p>
            <text:p><text:s text:c="12"/>Caris LeVert is doubtful for Monday's game vs. the Bulls with right foot tendinitis.</text:p>
            <text:p><text:s text:c="8"/></text:p>
            <text:p><text:s text:c="8"/></text:p>
            <text:p><text:s text:c="13"/>This isn't the same foot he had surgery on a couple years ago, so that's the good news. The Nets have nothing play for and are usually very cautious, so we'd expect LeVert to sit on Monday and maybe for the season finale on Wednesday as well. Spencer Dinwiddie and Joe Harris should both get a bump with LeVert expected to sit.</text:p>
            <text:p><text:s text:c="8"/></text:p>
            <text:p><text:s text:c="8"/></text:p>
            <text:p><text:s text:c="13"/></text:p>
            <text:p><text:s text:c="14"/></text:p>
            <text:p><text:s text:c="13"/>Source: Brian Lewis on Twitter <text:s text:c="27"/>Apr 8 - 5:1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mion Lee</text:p>
            <text:p><text:s text:c="17"/></text:p>
            <text:p><text:s text:c="17"/></text:p>
            <text:p><text:s text:c="22"/>- F - <text:s/>Hawks</text:p>
            <text:p><text:s text:c="16"/></text:p>
            <text:p><text:s text:c="17"/></text:p>
            <text:p><text:s text:c="12"/></text:p>
            <text:p><text:s text:c="8"/></text:p>
            <text:p><text:s text:c="8"/></text:p>
            <text:p><text:s text:c="8"/></text:p>
            <text:p><text:s text:c="12"/>Damion Lee scored 14 points on 6-of-13 shooting Sunday, to go with eight rebounds, two 3-pointers, two assists and one steal through 29 minutes as a starter.</text:p>
            <text:p><text:s text:c="8"/></text:p>
            <text:p><text:s text:c="8"/></text:p>
            <text:p><text:s text:c="13"/>Lee replaced Isaiah Taylor in the starting unit, and he was crucial for the Hawks late, helping them go on a big run in the fourth to secure a victory over the No. 2 seeded Celtics. He's not the most consistent guy out there, but over the past five, he's come through with averages of 12.0 points, 6.2 boards, 2.4 dimes, 1.0 triple, 1.0 steal and 1.6 turnovers per contest on 41.0% shooting.</text:p>
            <text:p><text:s text:c="8"/></text:p>
            <text:p><text:s text:c="8"/></text:p>
            <text:p><text:s text:c="13"/></text:p>
            <text:p><text:s text:c="14"/></text:p>
            <text:p><text:s text:c="13"/>Apr 8 - 5:0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Isaiah Taylor</text:p>
            <text:p><text:s text:c="17"/></text:p>
            <text:p><text:s text:c="17"/></text:p>
            <text:p><text:s text:c="22"/>- G - <text:s/>Hawks</text:p>
            <text:p><text:s text:c="16"/></text:p>
            <text:p><text:s text:c="17"/></text:p>
            <text:p><text:s text:c="12"/></text:p>
            <text:p><text:s text:c="8"/></text:p>
            <text:p><text:s text:c="8"/></text:p>
            <text:p><text:s text:c="8"/></text:p>
            <text:p><text:s text:c="12"/>Isaiah Taylor played well despite getting demoted to the second unit on Sunday, finishing with 16 points, six assists, two rebounds and one turnover in 28 minutes.</text:p>
            <text:p><text:s text:c="8"/></text:p>
            <text:p><text:s text:c="8"/></text:p>
            <text:p><text:s text:c="13"/>Taylor had been struggling with his jumper over the previous two games, connecting on just 22.2% of his shot attempts, so perhaps going up against the opposing team's B-squad helped him get going tonight. He should be a fixture in the rotation regardless of how he enters the game with Atlanta so ridiculously banged up, but inconsistency will relegate him to deep league status.</text:p>
            <text:p><text:s text:c="8"/></text:p>
            <text:p><text:s text:c="8"/></text:p>
            <text:p><text:s text:c="13"/></text:p>
            <text:p><text:s text:c="14"/></text:p>
            <text:p><text:s text:c="13"/>Apr 8 - 5:0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rsan Ilyasova</text:p>
            <text:p><text:s text:c="17"/></text:p>
            <text:p><text:s text:c="17"/></text:p>
            <text:p><text:s text:c="22"/>- F - <text:s/>76ers</text:p>
            <text:p><text:s text:c="16"/></text:p>
            <text:p><text:s text:c="17"/></text:p>
            <text:p><text:s text:c="12"/></text:p>
            <text:p><text:s text:c="8"/></text:p>
            <text:p><text:s text:c="8"/></text:p>
            <text:p><text:s text:c="8"/></text:p>
            <text:p><text:s text:c="12"/>Ersan Ilyasova had an 11-point, 12-rebound double-double in 24 minutes off the bench during Sunday's win over the Mavericks.</text:p>
            <text:p><text:s text:c="8"/></text:p>
            <text:p><text:s text:c="8"/></text:p>
            <text:p><text:s text:c="13"/>Ilyasova went 5-of-10 from the field and added one 3-pointer, three assists and one turnover while he was out there, and he's really stepped up for Philly ever since Joel Embiid (orbital fracture) hit the sidelines. Richaun Holmes ended his evening with eight points, five boards, one assist and one steal in 21 minutes off the bench, and while he too has seen some increased opportunity with Embiid out, it's been Ilyasova who has been the more impactful player in fantasy hoops.</text:p>
            <text:p><text:s text:c="8"/></text:p>
            <text:p><text:s text:c="8"/></text:p>
            <text:p><text:s text:c="13"/>Related: Richaun Holmes</text:p>
            <text:p><text:s text:c="14"/></text:p>
            <text:p><text:s text:c="13"/>Apr 8 - 4:5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obert Covington</text:p>
            <text:p><text:s text:c="17"/></text:p>
            <text:p><text:s text:c="17"/></text:p>
            <text:p><text:s text:c="22"/>- G/F - <text:s/>76ers</text:p>
            <text:p><text:s text:c="16"/></text:p>
            <text:p><text:s text:c="17"/></text:p>
            <text:p><text:s text:c="12"/></text:p>
            <text:p><text:s text:c="8"/></text:p>
            <text:p><text:s text:c="8"/></text:p>
            <text:p><text:s text:c="8"/></text:p>
            <text:p><text:s text:c="12"/>Robert Covington came through with a 15-point, 10-rebound double-double during Sunday's easy win over the Mavericks.</text:p>
            <text:p><text:s text:c="8"/></text:p>
            <text:p><text:s text:c="8"/></text:p>
            <text:p><text:s text:c="13"/>RoCo was efficient with his shot in this one, going 5-of-9 from the field and 2-of-2 from the charity stripe on his way to three 3-pointers, three assists, two steals, two swats and just one turnover through 34 minutes of floor time. The 76ers now sit a full game ahead of Cleveland for the No. 3 seed out East, and they'll clinch that spot if they can win out their final two games of the year.</text:p>
            <text:p><text:s text:c="8"/></text:p>
            <text:p><text:s text:c="8"/></text:p>
            <text:p><text:s text:c="13"/></text:p>
            <text:p><text:s text:c="14"/></text:p>
            <text:p><text:s text:c="13"/>Apr 8 - 4:5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rio Saric</text:p>
            <text:p><text:s text:c="17"/></text:p>
            <text:p><text:s text:c="17"/></text:p>
            <text:p><text:s text:c="22"/>- F - <text:s/>76ers</text:p>
            <text:p><text:s text:c="16"/></text:p>
            <text:p><text:s text:c="17"/></text:p>
            <text:p><text:s text:c="12"/></text:p>
            <text:p><text:s text:c="8"/></text:p>
            <text:p><text:s text:c="8"/></text:p>
            <text:p><text:s text:c="8"/></text:p>
            <text:p><text:s text:c="12"/>Dario Saric scored nine points on 4-of-10 shooting Sunday, to go with one 3-pointer, five rebounds and five assists in 27 minutes.</text:p>
            <text:p><text:s text:c="8"/></text:p>
            <text:p><text:s text:c="8"/></text:p>
            <text:p><text:s text:c="13"/>It wasn't the best stat line, but this was certainly an improvement from Friday's three-point, 1-of-9 shooting disaster, and as an added bonus for 9-cat owners, Saric didn't turn the ball over once. With the win, Philly notched their 50th W of the season, which is the first time they've accomplished that feat since 2001.</text:p>
            <text:p><text:s text:c="8"/></text:p>
            <text:p><text:s text:c="8"/></text:p>
            <text:p><text:s text:c="13"/></text:p>
            <text:p><text:s text:c="14"/></text:p>
            <text:p><text:s text:c="13"/>Apr 8 - 4:4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J. Redick</text:p>
            <text:p><text:s text:c="17"/></text:p>
            <text:p><text:s text:c="17"/></text:p>
            <text:p><text:s text:c="22"/>- G - <text:s/>76ers</text:p>
            <text:p><text:s text:c="16"/></text:p>
            <text:p><text:s text:c="17"/></text:p>
            <text:p><text:s text:c="12"/></text:p>
            <text:p><text:s text:c="8"/></text:p>
            <text:p><text:s text:c="8"/></text:p>
            <text:p><text:s text:c="8"/></text:p>
            <text:p><text:s text:c="12"/>J.J. Redick scored 18 points on 6-of-14 shooting Sunday, to go with two 3-pointers, two rebounds and four assists over 31 minutes.</text:p>
            <text:p><text:s text:c="8"/></text:p>
            <text:p><text:s text:c="8"/></text:p>
            <text:p><text:s text:c="13"/>Redick struggled to get his shot to fall through the first half of action, going 3-of-8 from the field, but he turned things around after halftime, and also finished a perfect 4-of-4 from the charity stripe without committing any turnovers. Marco Belinelli kept up his strong play as of late with 15 points, four rebounds, two assists, one steal, one block and three turnovers in 27 minutes off the bench.</text:p>
            <text:p><text:s text:c="8"/></text:p>
            <text:p><text:s text:c="8"/></text:p>
            <text:p><text:s text:c="13"/>Related: Marco Belinelli</text:p>
            <text:p><text:s text:c="14"/></text:p>
            <text:p><text:s text:c="13"/>Apr 8 - 4:4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Nikola Vucevic</text:p>
            <text:p><text:s text:c="17"/></text:p>
            <text:p><text:s text:c="17"/></text:p>
            <text:p><text:s text:c="22"/>- C - <text:s/>Magic</text:p>
            <text:p><text:s text:c="16"/></text:p>
            <text:p><text:s text:c="17"/></text:p>
            <text:p><text:s text:c="12"/></text:p>
            <text:p><text:s text:c="8"/></text:p>
            <text:p><text:s text:c="8"/></text:p>
            <text:p><text:s text:c="8"/></text:p>
            <text:p><text:s text:c="12"/>Nikola Vucevic (back) will play on Sunday vs. the Raptors.</text:p>
            <text:p><text:s text:c="8"/></text:p>
            <text:p><text:s text:c="8"/></text:p>
            <text:p><text:s text:c="13"/>He was listed as probable after getting another night off. This is the front end of a back-to-back and the Magic have been pretty obvious about tanking, so we'd expect Vucevic to sit on Monday vs. the Bucks. Bismack Biyombo and Khem Birch lose their streaming appeal when Vucevic is active.</text:p>
            <text:p><text:s text:c="8"/></text:p>
            <text:p><text:s text:c="8"/></text:p>
            <text:p><text:s text:c="13"/></text:p>
            <text:p><text:s text:c="14"/></text:p>
            <text:p><text:s text:c="13"/>Apr 8 - 4:4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aron Gordon</text:p>
            <text:p><text:s text:c="17"/></text:p>
            <text:p><text:s text:c="17"/></text:p>
            <text:p><text:s text:c="22"/>- F - <text:s/>Magic</text:p>
            <text:p><text:s text:c="16"/></text:p>
            <text:p><text:s text:c="17"/></text:p>
            <text:p><text:s text:c="12"/></text:p>
            <text:p><text:s text:c="8"/></text:p>
            <text:p><text:s text:c="8"/></text:p>
            <text:p><text:s text:c="8"/></text:p>
            <text:p><text:s text:c="12"/>Aaron Gordon (sore right calf) and Nikola Vucevic (low back tightness) will play on Sunday vs. the Raptors.</text:p>
            <text:p><text:s text:c="8"/></text:p>
            <text:p><text:s text:c="8"/></text:p>
            <text:p><text:s text:c="13"/>Even though both players were listed as probable and are fine, don't be surprised if they sit out on Monday vs. the Bucks on the second night of a back-to-back. The NBA in April is madness. Mario Hezonja and Jamel Artis both lose value with Gordon back.</text:p>
            <text:p><text:s text:c="8"/></text:p>
            <text:p><text:s text:c="8"/></text:p>
            <text:p><text:s text:c="13"/></text:p>
            <text:p><text:s text:c="14"/></text:p>
            <text:p><text:s text:c="13"/>Source: John Denton on Twitter <text:s text:c="27"/>Apr 8 - 4:4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en Simmons</text:p>
            <text:p><text:s text:c="17"/></text:p>
            <text:p><text:s text:c="17"/></text:p>
            <text:p><text:s text:c="22"/>- G/F - <text:s/>76ers</text:p>
            <text:p><text:s text:c="16"/></text:p>
            <text:p><text:s text:c="17"/></text:p>
            <text:p><text:s text:c="12"/></text:p>
            <text:p><text:s text:c="8"/></text:p>
            <text:p><text:s text:c="8"/></text:p>
            <text:p><text:s text:c="8"/></text:p>
            <text:p><text:s text:c="12"/>Ben Simmons helped lead the 76ers' to their 14th straight win on Sunday, tallying 16 points, seven rebounds, nine assists, four steals, one block and three turnovers in 31 minutes.</text:p>
            <text:p><text:s text:c="8"/></text:p>
            <text:p><text:s text:c="8"/></text:p>
            <text:p><text:s text:c="13"/>Simmons played some excellent defense against Harrison Barnes and faced little resistance getting to the rack, finishing 7-of-10 from the field with all of his buckets coming directly under the cup. The 76ers have now won 14 straight for the first time since the 1982-83 season, and with the win, Philly secured homecourt advantage for the first-round of the postseason.</text:p>
            <text:p><text:s text:c="8"/></text:p>
            <text:p><text:s text:c="8"/></text:p>
            <text:p><text:s text:c="13"/></text:p>
            <text:p><text:s text:c="14"/></text:p>
            <text:p><text:s text:c="13"/>Apr 8 - 4:3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errence Ross</text:p>
            <text:p><text:s text:c="17"/></text:p>
            <text:p><text:s text:c="17"/></text:p>
            <text:p><text:s text:c="22"/>- G/F - <text:s/>Magic</text:p>
            <text:p><text:s text:c="16"/></text:p>
            <text:p><text:s text:c="17"/></text:p>
            <text:p><text:s text:c="12"/></text:p>
            <text:p><text:s text:c="8"/></text:p>
            <text:p><text:s text:c="8"/></text:p>
            <text:p><text:s text:c="8"/></text:p>
            <text:p><text:s text:c="12"/>Terrence Ross (right knee bone bruise) will play on Sunday vs. the Raptors.</text:p>
            <text:p><text:s text:c="8"/></text:p>
            <text:p><text:s text:c="8"/></text:p>
            <text:p><text:s text:c="13"/>Ross has been sidelined since Nov. 9, but coach Frank Vogel feels it’s important for him to play now to gauge himself going into the offseason. Ross will be excited about making his return against his former team, but it's fair to expect heavy restrictions.</text:p>
            <text:p><text:s text:c="8"/></text:p>
            <text:p><text:s text:c="8"/></text:p>
            <text:p><text:s text:c="13"/></text:p>
            <text:p><text:s text:c="14"/></text:p>
            <text:p><text:s text:c="13"/>Source: John Denton on Twitter <text:s text:c="27"/>Apr 8 - 4:3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hnathan Motley</text:p>
            <text:p><text:s text:c="17"/></text:p>
            <text:p><text:s text:c="17"/></text:p>
            <text:p><text:s text:c="22"/>- C - <text:s/>Mavericks</text:p>
            <text:p><text:s text:c="16"/></text:p>
            <text:p><text:s text:c="17"/></text:p>
            <text:p><text:s text:c="12"/></text:p>
            <text:p><text:s text:c="8"/></text:p>
            <text:p><text:s text:c="8"/></text:p>
            <text:p><text:s text:c="8"/></text:p>
            <text:p><text:s text:c="12"/>Johnathan Motley's hot streak came to an end on Sunday, as he finished with just four points, five rebounds and one assist across 16 minutes.</text:p>
            <text:p><text:s text:c="8"/></text:p>
            <text:p><text:s text:c="8"/></text:p>
            <text:p><text:s text:c="13"/>Motley had played really well in his previous two outings, averaging 40 minutes per game, but he just never got things going today and finished just 2-of-6 from the field. Maybe he'll be able to bounce back in his final game of the year on Tuesday against the Suns, but with a floor this low, he's tough to trust in most 12-team leagues.</text:p>
            <text:p><text:s text:c="8"/></text:p>
            <text:p><text:s text:c="8"/></text:p>
            <text:p><text:s text:c="13"/></text:p>
            <text:p><text:s text:c="14"/></text:p>
            <text:p><text:s text:c="13"/>Apr 8 - 4:3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nas Valanciunas</text:p>
            <text:p><text:s text:c="17"/></text:p>
            <text:p><text:s text:c="17"/></text:p>
            <text:p><text:s text:c="22"/>- C - <text:s/>Raptors</text:p>
            <text:p><text:s text:c="16"/></text:p>
            <text:p><text:s text:c="17"/></text:p>
            <text:p><text:s text:c="12"/></text:p>
            <text:p><text:s text:c="8"/></text:p>
            <text:p><text:s text:c="8"/></text:p>
            <text:p><text:s text:c="8"/></text:p>
            <text:p><text:s text:c="12"/>Jonas Valanciunas will rest on Sunday vs. the Magic.</text:p>
            <text:p><text:s text:c="8"/></text:p>
            <text:p><text:s text:c="8"/></text:p>
            <text:p><text:s text:c="13"/>This will be just his fifth missed game of the season, but this is the first for rest purposes. With the No. 1 seed locked up, there's no guarantee that Valanciunas will play in both of Toronto's final two games after Sunday. Jakob Poeltl has a big opportunity tonight and we should see more of Paskal Siakam and maybe Lucas Nogueira.</text:p>
            <text:p><text:s text:c="8"/></text:p>
            <text:p><text:s text:c="8"/></text:p>
            <text:p><text:s text:c="13"/>Related: Lucas Nogueira, Pascal Siakam</text:p>
            <text:p><text:s text:c="14"/></text:p>
            <text:p><text:s text:c="13"/>Source: Blake Murphy on Twitter <text:s text:c="26"/>Apr 8 - 4:3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Mar DeRozan</text:p>
            <text:p><text:s text:c="17"/></text:p>
            <text:p><text:s text:c="17"/></text:p>
            <text:p><text:s text:c="22"/>- G/F - <text:s/>Raptors</text:p>
            <text:p><text:s text:c="16"/></text:p>
            <text:p><text:s text:c="17"/></text:p>
            <text:p><text:s text:c="12"/></text:p>
            <text:p><text:s text:c="8"/></text:p>
            <text:p><text:s text:c="8"/></text:p>
            <text:p><text:s text:c="8"/></text:p>
            <text:p><text:s text:c="12"/>DeMar DeRozan and Jonas Valanciunas will rest on Sunday vs. the Magic.</text:p>
            <text:p><text:s text:c="8"/></text:p>
            <text:p><text:s text:c="8"/></text:p>
            <text:p><text:s text:c="13"/>Raptors coach Dwane Casey recently said he wasn't planning to rest his guys, but here we are. This isn't a total surprise with the No. 1 seed locked up, though. Delon Wright was the big winner the last time DeRozan sat out, playing 28 minutes with 10 points, five rebounds, four assists, one steal and one block. C.J. Miles and Norm Powell are candidates to get a bump as well.</text:p>
            <text:p><text:s text:c="8"/></text:p>
            <text:p><text:s text:c="8"/></text:p>
            <text:p><text:s text:c="13"/></text:p>
            <text:p><text:s text:c="14"/></text:p>
            <text:p><text:s text:c="13"/>Source: Blake Murphy on Twitter <text:s text:c="26"/>Apr 8 - 4:3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Dwight Powell</text:p>
            <text:p><text:s text:c="17"/></text:p>
            <text:p><text:s text:c="17"/></text:p>
            <text:p><text:s text:c="22"/>- F/C - <text:s/>Mavericks</text:p>
            <text:p><text:s text:c="16"/></text:p>
            <text:p><text:s text:c="17"/></text:p>
            <text:p><text:s text:c="12"/></text:p>
            <text:p><text:s text:c="8"/></text:p>
            <text:p><text:s text:c="8"/></text:p>
            <text:p><text:s text:c="8"/></text:p>
            <text:p><text:s text:c="12"/>Dwight Powell (thumb) posted a 13-point, 10-rebound double-double during Sunday's 109-97 loss to the 76ers.</text:p>
            <text:p><text:s text:c="8"/></text:p>
            <text:p><text:s text:c="8"/></text:p>
            <text:p><text:s text:c="13"/>Powell went 4-of-8 from the field and 3-of-6 from the charity stripe and also added two 3-pointers, four assists, one steal, one block and one turnover through 35 minutes of floor time. This was his second solid outing in a row, and the thumb looked fine, so he should be ready to roll on Tuesday against the Suns. Maxi Kleber finished with 11 points, 10 boards, one 3-pointer, one assist, one block and two turnovers in 20 minutes off the bench.</text:p>
            <text:p><text:s text:c="8"/></text:p>
            <text:p><text:s text:c="8"/></text:p>
            <text:p><text:s text:c="13"/>Related: Maxi Kleber</text:p>
            <text:p><text:s text:c="14"/></text:p>
            <text:p><text:s text:c="13"/>Apr 8 - 4:2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Harrison Barnes</text:p>
            <text:p><text:s text:c="17"/></text:p>
            <text:p><text:s text:c="17"/></text:p>
            <text:p><text:s text:c="22"/>- F - <text:s/>Mavericks</text:p>
            <text:p><text:s text:c="16"/></text:p>
            <text:p><text:s text:c="17"/></text:p>
            <text:p><text:s text:c="12"/></text:p>
            <text:p><text:s text:c="8"/></text:p>
            <text:p><text:s text:c="8"/></text:p>
            <text:p><text:s text:c="8"/></text:p>
            <text:p><text:s text:c="12"/>Harrison Barnes struggled with his shot on Sunday, going 9-of-25 from the field and 1-of-3 from the stripe on his way to 21 points in Sunday's loss blowout loss to the 76ers.</text:p>
            <text:p><text:s text:c="8"/></text:p>
            <text:p><text:s text:c="8"/></text:p>
            <text:p><text:s text:c="13"/>Barnes couldn't get anything to drop early on, missing his first seven attempts and not getting his first bucket until the second quarter of action. He also wasn't very effective in the other areas of the box score, finishing with just two 3-pointers, three rebounds, two assists, two turnovers and no defensive statistics, and after logging 43 minutes in this one, he might get rested on Tuesday.</text:p>
            <text:p><text:s text:c="8"/></text:p>
            <text:p><text:s text:c="8"/></text:p>
            <text:p><text:s text:c="13"/></text:p>
            <text:p><text:s text:c="14"/></text:p>
            <text:p><text:s text:c="13"/>Apr 8 - 4:2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sh Hart</text:p>
            <text:p><text:s text:c="17"/></text:p>
            <text:p><text:s text:c="17"/></text:p>
            <text:p><text:s text:c="22"/>- G - <text:s/>Lakers</text:p>
            <text:p><text:s text:c="16"/></text:p>
            <text:p><text:s text:c="17"/></text:p>
            <text:p><text:s text:c="12"/></text:p>
            <text:p><text:s text:c="8"/></text:p>
            <text:p><text:s text:c="8"/></text:p>
            <text:p><text:s text:c="8"/></text:p>
            <text:p><text:s text:c="12"/>Josh Hart will start in place of Kyle Kuzma (ankle) on Sunday vs. the Jazz.</text:p>
            <text:p><text:s text:c="8"/></text:p>
            <text:p><text:s text:c="8"/></text:p>
            <text:p><text:s text:c="13"/>He had a monster game on Friday with 20 points and 11 rebounds in 32 minutes and is looking at another massive workload tonight. Hart has been an excellent waiver-wire pickup since returning from his hand injury and has a bright future with the Lakers.</text:p>
            <text:p><text:s text:c="8"/></text:p>
            <text:p><text:s text:c="8"/></text:p>
            <text:p><text:s text:c="13"/></text:p>
            <text:p><text:s text:c="14"/></text:p>
            <text:p><text:s text:c="13"/>Apr 8 - 4:2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onzo Ball</text:p>
            <text:p><text:s text:c="17"/></text:p>
            <text:p><text:s text:c="17"/></text:p>
            <text:p><text:s text:c="22"/>- G - <text:s/>Lakers</text:p>
            <text:p><text:s text:c="16"/></text:p>
            <text:p><text:s text:c="17"/></text:p>
            <text:p><text:s text:c="12"/></text:p>
            <text:p><text:s text:c="8"/></text:p>
            <text:p><text:s text:c="8"/></text:p>
            <text:p><text:s text:c="8"/></text:p>
            <text:p><text:s text:c="12"/>Lonzo Ball (left knee contusion) will not play on Sunday vs. the Jazz.</text:p>
            <text:p><text:s text:c="8"/></text:p>
            <text:p><text:s text:c="8"/></text:p>
            <text:p><text:s text:c="13"/>Ball has just two chances to return this season on Tuesday vs. the Rockets or Wednesday vs. the Clippers, but it's a safe bet that he'll sit out at least one of those. He was able to go through some drills on Saturday, so it will be interesting to see if he returns to full practice on Monday. Alex Caruso and Tyler Ennis will hold down the fort once again.</text:p>
            <text:p><text:s text:c="8"/></text:p>
            <text:p><text:s text:c="8"/></text:p>
            <text:p><text:s text:c="13"/></text:p>
            <text:p><text:s text:c="14"/></text:p>
            <text:p><text:s text:c="13"/>Source: Mike Trudell on Twitter <text:s text:c="26"/>Apr 8 - 4:2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yle Kuzma</text:p>
            <text:p><text:s text:c="17"/></text:p>
            <text:p><text:s text:c="17"/></text:p>
            <text:p><text:s text:c="22"/>- F - <text:s/>Lakers</text:p>
            <text:p><text:s text:c="16"/></text:p>
            <text:p><text:s text:c="17"/></text:p>
            <text:p><text:s text:c="12"/></text:p>
            <text:p><text:s text:c="8"/></text:p>
            <text:p><text:s text:c="8"/></text:p>
            <text:p><text:s text:c="8"/></text:p>
            <text:p><text:s text:c="12"/>Kyle Kuzma (ankle) and Lonzo Ball (knee) are both out for Sunday's game vs. the Jazz.</text:p>
            <text:p><text:s text:c="8"/></text:p>
            <text:p><text:s text:c="8"/></text:p>
            <text:p><text:s text:c="13"/>He sprained his left ankle in the third quarter of Friday's game and wasn't able to return, and he was already dealing with a tweaked right ankle as well. It's no surprise to see the Lakers play it safe with less than a week left in the season. Josh Hart will start in his place and is a strong play in all formats.</text:p>
            <text:p><text:s text:c="8"/></text:p>
            <text:p><text:s text:c="8"/></text:p>
            <text:p><text:s text:c="13"/></text:p>
            <text:p><text:s text:c="14"/></text:p>
            <text:p><text:s text:c="13"/>Source: Mike Trudell on Twitter <text:s text:c="26"/>Apr 8 - 4:2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orian Finney-Smith</text:p>
            <text:p><text:s text:c="17"/></text:p>
            <text:p><text:s text:c="17"/></text:p>
            <text:p><text:s text:c="22"/>- F - <text:s/>Mavericks</text:p>
            <text:p><text:s text:c="16"/></text:p>
            <text:p><text:s text:c="17"/></text:p>
            <text:p><text:s text:c="12"/></text:p>
            <text:p><text:s text:c="8"/></text:p>
            <text:p><text:s text:c="8"/></text:p>
            <text:p><text:s text:c="8"/></text:p>
            <text:p><text:s text:c="12"/>Dorian Finney-Smith scored 10 points on 4-of-8 shooting Sunday, to go with two 3-pointers, three rebounds, one assist, one steal and one turnover in 26 minutes.</text:p>
            <text:p><text:s text:c="8"/></text:p>
            <text:p><text:s text:c="8"/></text:p>
            <text:p><text:s text:c="13"/>He's been playing relatively well over the past three games, owning averages of 13.0 points, 2.3 triples, 6.3 boards, 2.3 assists and 1.3 turnovers per game on 42.9% shooting. He could be a cheap source of triples in deep leagues.</text:p>
            <text:p><text:s text:c="8"/></text:p>
            <text:p><text:s text:c="8"/></text:p>
            <text:p><text:s text:c="13"/></text:p>
            <text:p><text:s text:c="14"/></text:p>
            <text:p><text:s text:c="13"/>Apr 8 - 4:1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nnis Smith Jr.</text:p>
            <text:p><text:s text:c="17"/></text:p>
            <text:p><text:s text:c="17"/></text:p>
            <text:p><text:s text:c="22"/>- G - <text:s/>Mavericks</text:p>
            <text:p><text:s text:c="16"/></text:p>
            <text:p><text:s text:c="17"/></text:p>
            <text:p><text:s text:c="12"/></text:p>
            <text:p><text:s text:c="8"/></text:p>
            <text:p><text:s text:c="8"/></text:p>
            <text:p><text:s text:c="8"/></text:p>
            <text:p><text:s text:c="12"/>Dennis Smith Jr. came through with a 20-point, 11-assist double-double during Sunday's 109-97 loss to the 76ers.</text:p>
            <text:p><text:s text:c="8"/></text:p>
            <text:p><text:s text:c="8"/></text:p>
            <text:p><text:s text:c="13"/>This was a strong bounce-back performance following Friday's 2-of-12 shooting disaster, and DSJ also added one 3-pointer, five rebounds, three steals, two swats and three turnovers in the 40 minutes he was out there. However, with Smith Jr. logging massive minutes, and the Mavs scheduled for a matchup against the Suns on Tuesday for a battle to the bottom, it wouldn't be surprising to see DSJ sit out the final game of the season for Dallas.</text:p>
            <text:p><text:s text:c="8"/></text:p>
            <text:p><text:s text:c="8"/></text:p>
            <text:p><text:s text:c="13"/></text:p>
            <text:p><text:s text:c="14"/></text:p>
            <text:p><text:s text:c="13"/>Apr 8 - 4:1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Willy Hernangomez</text:p>
            <text:p><text:s text:c="17"/></text:p>
            <text:p><text:s text:c="17"/></text:p>
            <text:p><text:s text:c="22"/>- C - <text:s/>Hornets</text:p>
            <text:p><text:s text:c="16"/></text:p>
            <text:p><text:s text:c="17"/></text:p>
            <text:p><text:s text:c="12"/></text:p>
            <text:p><text:s text:c="8"/></text:p>
            <text:p><text:s text:c="8"/></text:p>
            <text:p><text:s text:c="8"/></text:p>
            <text:p><text:s text:c="12"/>Willy Hernangomez went 4-of-5 from the field and 6-of-6 from the stripe on his way to 14 points in Sunday's loss to the Pacers.</text:p>
            <text:p><text:s text:c="8"/></text:p>
            <text:p><text:s text:c="8"/></text:p>
            <text:p><text:s text:c="13"/>Hernangomez added eight rebounds, two assists and one turnover in his 24 minutes off the bench, and he's been playing relatively well over the past four with the Hornets shifting their focus to player development, coming through with averages of 12.8 points, 9.8 boards, 1.0 assist, 1.0 steal and 0.5 turnovers per game on 71.4% shooting. Marvin Williams finished with 16 points, four triples, two assists, one steal, two blocks and three turnovers in 22 minutes.</text:p>
            <text:p><text:s text:c="8"/></text:p>
            <text:p><text:s text:c="8"/></text:p>
            <text:p><text:s text:c="13"/>Related: Marvin Williams</text:p>
            <text:p><text:s text:c="14"/></text:p>
            <text:p><text:s text:c="13"/>Apr 8 - 4:1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wight Howard</text:p>
            <text:p><text:s text:c="17"/></text:p>
            <text:p><text:s text:c="17"/></text:p>
            <text:p><text:s text:c="22"/>- C - <text:s/>Hornets</text:p>
            <text:p><text:s text:c="16"/></text:p>
            <text:p><text:s text:c="17"/></text:p>
            <text:p><text:s text:c="12"/></text:p>
            <text:p><text:s text:c="8"/></text:p>
            <text:p><text:s text:c="8"/></text:p>
            <text:p><text:s text:c="8"/></text:p>
            <text:p><text:s text:c="12"/>Dwight Howard posted a 10-point, 12-rebound double-double during Sunday's loss to the Pacers, adding two assists, one steal and three turnovers across 23 minutes.</text:p>
            <text:p><text:s text:c="8"/></text:p>
            <text:p><text:s text:c="8"/></text:p>
            <text:p><text:s text:c="13"/>Howard has had a nice season in Charlotte, not missing a single game due to injury while coming through with averages of 16.7 points, 12.4 rebounds, 1.3 assists, 1.6 swats and 2.6 turnovers per game on 55.6% shooting from the field and 57.5% from the stripe. However, with the Hornets missing the postseason, they may not want to keep D12 around for next year, and he will have some value on the open market on a $23.5 million expiring deal.</text:p>
            <text:p><text:s text:c="8"/></text:p>
            <text:p><text:s text:c="8"/></text:p>
            <text:p><text:s text:c="13"/></text:p>
            <text:p><text:s text:c="14"/></text:p>
            <text:p><text:s text:c="13"/>Apr 8 - 4:0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lik Monk</text:p>
            <text:p><text:s text:c="17"/></text:p>
            <text:p><text:s text:c="17"/></text:p>
            <text:p><text:s text:c="22"/>- G - <text:s/>Hornets</text:p>
            <text:p><text:s text:c="16"/></text:p>
            <text:p><text:s text:c="17"/></text:p>
            <text:p><text:s text:c="12"/></text:p>
            <text:p><text:s text:c="8"/></text:p>
            <text:p><text:s text:c="8"/></text:p>
            <text:p><text:s text:c="8"/></text:p>
            <text:p><text:s text:c="12"/>Malik Monk scored 22 points on 8-of-17 shooting Sunday, to go with three 3-pointers, five assists, two steals and one turnover in 24 minutes off the bench.</text:p>
            <text:p><text:s text:c="8"/></text:p>
            <text:p><text:s text:c="8"/></text:p>
            <text:p><text:s text:c="13"/>Over the past five games, Monk's usage rate has skyrocketed to 33.6 and he's responded with averages of 20.4 points, 4.2 assists, 3.8 triples, 0.8 steals, 0.8 swats and 3.0 turnovers per game on 48.7% shooting. He's closing out the season strong, and he could be a sleeper target next season depending on what the Hornets' roster ends up looking like.</text:p>
            <text:p><text:s text:c="8"/></text:p>
            <text:p><text:s text:c="8"/></text:p>
            <text:p><text:s text:c="13"/></text:p>
            <text:p><text:s text:c="14"/></text:p>
            <text:p><text:s text:c="13"/>Apr 8 - 4:0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Nicolas Batum</text:p>
            <text:p><text:s text:c="17"/></text:p>
            <text:p><text:s text:c="17"/></text:p>
            <text:p><text:s text:c="22"/>- G/F - <text:s/>Hornets</text:p>
            <text:p><text:s text:c="16"/></text:p>
            <text:p><text:s text:c="17"/></text:p>
            <text:p><text:s text:c="12"/></text:p>
            <text:p><text:s text:c="8"/></text:p>
            <text:p><text:s text:c="8"/></text:p>
            <text:p><text:s text:c="8"/></text:p>
            <text:p><text:s text:c="12"/>Nicolas Batum scored eight points on 3-of-6 shooting Sunday, to go with two 3-pointers, two rebounds, three assists, one steal, one block and six turnovers in 22 minutes.</text:p>
            <text:p><text:s text:c="8"/></text:p>
            <text:p><text:s text:c="8"/></text:p>
            <text:p><text:s text:c="13"/>It’s admirable that Batum has been fighting through the pain and getting out there despite dealing with a sore Achilles, but he hasn’t really rounded into form since getting back out there, owning averages of just 8.1 points, 4.7 dimes, 2.3 turnovers and not much else over the past seven games. Jeremy Lamb finished with 12 points, one assist and one turnover in 22 minutes off the bench.</text:p>
            <text:p><text:s text:c="8"/></text:p>
            <text:p><text:s text:c="8"/></text:p>
            <text:p><text:s text:c="13"/>Related: Jeremy Lamb</text:p>
            <text:p><text:s text:c="14"/></text:p>
            <text:p><text:s text:c="13"/>Apr 8 - 4:0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mba Walker</text:p>
            <text:p><text:s text:c="17"/></text:p>
            <text:p><text:s text:c="17"/></text:p>
            <text:p><text:s text:c="22"/>- G - <text:s/>Hornets</text:p>
            <text:p><text:s text:c="16"/></text:p>
            <text:p><text:s text:c="17"/></text:p>
            <text:p><text:s text:c="12"/></text:p>
            <text:p><text:s text:c="8"/></text:p>
            <text:p><text:s text:c="8"/></text:p>
            <text:p><text:s text:c="8"/></text:p>
            <text:p><text:s text:c="12"/>Kemba Walker scored 12 points on 4-of-9 shooting Sunday, to go with five assists, one rebound and four turnovers in 25 minutes.</text:p>
            <text:p><text:s text:c="8"/></text:p>
            <text:p><text:s text:c="8"/></text:p>
            <text:p><text:s text:c="13"/>Walker has looked passive ever since Charlotte was mathematically eliminated from the postseason, and he just hasn’t been very good at all through the month of April with averages of 11.0 points, 4.3 assists, 0.8 triples, 0.3 steals and 28 <text:s/>turnovers per contest on 36.1% shooting. The Hornets have been getting blown out a lot, which has resulted in Walker being limited to minutes in the mid-20s on most nights, and there are no guarantees he'll be able to turn things around on Tuesday.</text:p>
            <text:p><text:s text:c="8"/></text:p>
            <text:p><text:s text:c="8"/></text:p>
            <text:p><text:s text:c="13"/></text:p>
            <text:p><text:s text:c="14"/></text:p>
            <text:p><text:s text:c="13"/>Apr 8 - 3:5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omantas Sabonis</text:p>
            <text:p><text:s text:c="17"/></text:p>
            <text:p><text:s text:c="17"/></text:p>
            <text:p><text:s text:c="22"/>- F/C - <text:s/>Pacers</text:p>
            <text:p><text:s text:c="16"/></text:p>
            <text:p><text:s text:c="17"/></text:p>
            <text:p><text:s text:c="12"/></text:p>
            <text:p><text:s text:c="8"/></text:p>
            <text:p><text:s text:c="8"/></text:p>
            <text:p><text:s text:c="8"/></text:p>
            <text:p><text:s text:c="12"/>Domantas Sabonis scored a career-high 30 points on 13-of-21 shooting Sunday, to go with eight rebounds, three assists, three steals and two turnovers in 38 minutes off the bench.</text:p>
            <text:p><text:s text:c="8"/></text:p>
            <text:p><text:s text:c="8"/></text:p>
            <text:p><text:s text:c="13"/>Sabonis had been struggling with his jumper in the two games prior, connecting on just 27.3% of his attempts, so it was nice to see him bust loose for a big stat line today and his strong play essentially kept Myles Turner and Thaddeus Young off the court. He'll get another matchup with the Hornets at home on Tuesday, so he could be someone to consider as a streamer.</text:p>
            <text:p><text:s text:c="8"/></text:p>
            <text:p><text:s text:c="8"/></text:p>
            <text:p><text:s text:c="13"/></text:p>
            <text:p><text:s text:c="14"/></text:p>
            <text:p><text:s text:c="13"/>Apr 8 - 3:5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 Iguodala</text:p>
            <text:p><text:s text:c="17"/></text:p>
            <text:p><text:s text:c="17"/></text:p>
            <text:p><text:s text:c="22"/>- G/F - <text:s/>Warriors</text:p>
            <text:p><text:s text:c="16"/></text:p>
            <text:p><text:s text:c="17"/></text:p>
            <text:p><text:s text:c="12"/></text:p>
            <text:p><text:s text:c="8"/></text:p>
            <text:p><text:s text:c="8"/></text:p>
            <text:p><text:s text:c="8"/></text:p>
            <text:p><text:s text:c="12"/>Andre Iguodala will be rested on Sunday vs. the Suns.</text:p>
            <text:p><text:s text:c="8"/></text:p>
            <text:p><text:s text:c="8"/></text:p>
            <text:p><text:s text:c="13"/>He does have some left knee soreness, but that's nothing new and this is just a veteran's day off. There's a good chance he doesn't play in the season finale on Tuesday as well to keep him fresh for the postseason.</text:p>
            <text:p><text:s text:c="8"/></text:p>
            <text:p><text:s text:c="8"/></text:p>
            <text:p><text:s text:c="13"/></text:p>
            <text:p><text:s text:c="14"/></text:p>
            <text:p><text:s text:c="13"/>Source: Warriors PR on Twitter <text:s text:c="27"/>Apr 8 - 3:5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haun Livingston</text:p>
            <text:p><text:s text:c="17"/></text:p>
            <text:p><text:s text:c="17"/></text:p>
            <text:p><text:s text:c="22"/>- G - <text:s/>Warriors</text:p>
            <text:p><text:s text:c="16"/></text:p>
            <text:p><text:s text:c="17"/></text:p>
            <text:p><text:s text:c="12"/></text:p>
            <text:p><text:s text:c="8"/></text:p>
            <text:p><text:s text:c="8"/></text:p>
            <text:p><text:s text:c="8"/></text:p>
            <text:p><text:s text:c="12"/>Shaun Livingston (knee) will be available for Sunday's game vs. Phoenix.</text:p>
            <text:p><text:s text:c="8"/></text:p>
            <text:p><text:s text:c="8"/></text:p>
            <text:p><text:s text:c="13"/>This means he'll likely see about 15 minutes as Quinn Cook's backup.</text:p>
            <text:p><text:s text:c="8"/></text:p>
            <text:p><text:s text:c="8"/></text:p>
            <text:p><text:s text:c="13"/></text:p>
            <text:p><text:s text:c="14"/></text:p>
            <text:p><text:s text:c="13"/>Source: Warriors PR on Twitter <text:s text:c="27"/>Apr 8 - 3:5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Myles Turner</text:p>
            <text:p><text:s text:c="17"/></text:p>
            <text:p><text:s text:c="17"/></text:p>
            <text:p><text:s text:c="22"/>- F/C - <text:s/>Pacers</text:p>
            <text:p><text:s text:c="16"/></text:p>
            <text:p><text:s text:c="17"/></text:p>
            <text:p><text:s text:c="12"/></text:p>
            <text:p><text:s text:c="8"/></text:p>
            <text:p><text:s text:c="8"/></text:p>
            <text:p><text:s text:c="8"/></text:p>
            <text:p><text:s text:c="12"/>Myles Turner brought bagels to the box score on Sunday, missing all four of his attempts and finishing with just one rebound across seven scoreless minutes.</text:p>
            <text:p><text:s text:c="8"/></text:p>
            <text:p><text:s text:c="8"/></text:p>
            <text:p><text:s text:c="13"/>Foul trouble was an issue, and with Domantas Sabonis catching fire and popping off for 30 points, Turner was on a very short leash. This was his second scoreless performance of the year, but arguably, his worst game of the season. He's been seriously slumping over the past four games, churning out meager averages of 4.8 points, 2.5 boards and 0.8 blocks on 32.0% shooting.</text:p>
            <text:p><text:s text:c="8"/></text:p>
            <text:p><text:s text:c="8"/></text:p>
            <text:p><text:s text:c="13"/></text:p>
            <text:p><text:s text:c="14"/></text:p>
            <text:p><text:s text:c="13"/>Apr 8 - 3:5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haddeus Young</text:p>
            <text:p><text:s text:c="17"/></text:p>
            <text:p><text:s text:c="17"/></text:p>
            <text:p><text:s text:c="22"/>- F - <text:s/>Pacers</text:p>
            <text:p><text:s text:c="16"/></text:p>
            <text:p><text:s text:c="17"/></text:p>
            <text:p><text:s text:c="12"/></text:p>
            <text:p><text:s text:c="8"/></text:p>
            <text:p><text:s text:c="8"/></text:p>
            <text:p><text:s text:c="8"/></text:p>
            <text:p><text:s text:c="12"/>Thaddeus Young was held to just two points on 1-of-2 shooting in Sunday's win over the Hornets, adding three rebounds, three steals and nothing else over 17 minutes.</text:p>
            <text:p><text:s text:c="8"/></text:p>
            <text:p><text:s text:c="8"/></text:p>
            <text:p><text:s text:c="13"/>This was the second game in a row that Young was limited to just 17 minutes of floor time, and it was also his second consecutive outing being held to under five points. Domantas Sabonis was partly the reason why Young was limited in this one, as he went off for a career-high 30 points, but maybe Thaddeus will be able to turn things around on Tuesday with a rematch against Charlotte.</text:p>
            <text:p><text:s text:c="8"/></text:p>
            <text:p><text:s text:c="8"/></text:p>
            <text:p><text:s text:c="13"/></text:p>
            <text:p><text:s text:c="14"/></text:p>
            <text:p><text:s text:c="13"/>Apr 8 - 3:4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Victor Oladipo</text:p>
            <text:p><text:s text:c="17"/></text:p>
            <text:p><text:s text:c="17"/></text:p>
            <text:p><text:s text:c="22"/>- G - <text:s/>Pacers</text:p>
            <text:p><text:s text:c="16"/></text:p>
            <text:p><text:s text:c="17"/></text:p>
            <text:p><text:s text:c="12"/></text:p>
            <text:p><text:s text:c="8"/></text:p>
            <text:p><text:s text:c="8"/></text:p>
            <text:p><text:s text:c="8"/></text:p>
            <text:p><text:s text:c="12"/>Victor Oladipo scored 27 points on 12-of-15 shooting Sunday, to go with three 3-pointers, three rebounds, five assists, three steals and three turnovers in 27 minutes.</text:p>
            <text:p><text:s text:c="8"/></text:p>
            <text:p><text:s text:c="8"/></text:p>
            <text:p><text:s text:c="13"/>Oladipo was uncharacteristically held to just five points on 2-of-9 shooting Friday, but the Pacers did a good job to get him involved early in order ensure the bounce-back performance. Additionally, Oladipo has now recorded at least one steal in 64 straight games, tying him for fourth all-time in that category with Mike Conley.</text:p>
            <text:p><text:s text:c="8"/></text:p>
            <text:p><text:s text:c="8"/></text:p>
            <text:p><text:s text:c="13"/></text:p>
            <text:p><text:s text:c="14"/></text:p>
            <text:p><text:s text:c="13"/>Apr 8 - 3:4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rren Collison</text:p>
            <text:p><text:s text:c="17"/></text:p>
            <text:p><text:s text:c="17"/></text:p>
            <text:p><text:s text:c="22"/>- G - <text:s/>Pacers</text:p>
            <text:p><text:s text:c="16"/></text:p>
            <text:p><text:s text:c="17"/></text:p>
            <text:p><text:s text:c="12"/></text:p>
            <text:p><text:s text:c="8"/></text:p>
            <text:p><text:s text:c="8"/></text:p>
            <text:p><text:s text:c="8"/></text:p>
            <text:p><text:s text:c="12"/>Darren Collison scored nine points on 4-of-8 shooting in Sunday's 123-117 win over the Hornets.</text:p>
            <text:p><text:s text:c="8"/></text:p>
            <text:p><text:s text:c="8"/></text:p>
            <text:p><text:s text:c="13"/>Collison also added four assists, one 3-pointer, one rebound and one turnover, but with the game essentially being over by the third quarter, he took an early seat on the bench and didn't log a single minute during crunch time. Still, this was a much better performance following Friday's two-point, 1-of-7 shooting game.</text:p>
            <text:p><text:s text:c="8"/></text:p>
            <text:p><text:s text:c="8"/></text:p>
            <text:p><text:s text:c="13"/></text:p>
            <text:p><text:s text:c="14"/></text:p>
            <text:p><text:s text:c="13"/>Apr 8 - 3:4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c Gasol</text:p>
            <text:p><text:s text:c="17"/></text:p>
            <text:p><text:s text:c="17"/></text:p>
            <text:p><text:s text:c="22"/>- C - <text:s/>Grizzlies</text:p>
            <text:p><text:s text:c="16"/></text:p>
            <text:p><text:s text:c="17"/></text:p>
            <text:p><text:s text:c="12"/></text:p>
            <text:p><text:s text:c="8"/></text:p>
            <text:p><text:s text:c="8"/></text:p>
            <text:p><text:s text:c="8"/></text:p>
            <text:p><text:s text:c="12"/>Marc Gasol (rest) will return to the starting five for Sunday's game against the Pistons, sending MarShon Brooks back to the second unit.</text:p>
            <text:p><text:s text:c="8"/></text:p>
            <text:p><text:s text:c="8"/></text:p>
            <text:p><text:s text:c="13"/>Gasol will be joined by Kobi Simmons, Dillon Brooks, Ben McLemore and Ivan Rabb, and while Brooks will be working with the second unit today, he should still see quality playing time and opportunity with Memphis so banged up. Feel free to get Gasol active for a favorable matchup with Detroit.</text:p>
            <text:p><text:s text:c="8"/></text:p>
            <text:p><text:s text:c="8"/></text:p>
            <text:p><text:s text:c="13"/>Related: Ben McLemore, Ivan Rabb, Dillon Brooks, Kobi Simmons, MarShon Brooks</text:p>
            <text:p><text:s text:c="14"/></text:p>
            <text:p><text:s text:c="13"/>Source: Memphis Grizzlies on Twitter <text:s text:c="21"/>Apr 8 - 3:2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Quinn Cook</text:p>
            <text:p><text:s text:c="17"/></text:p>
            <text:p><text:s text:c="17"/></text:p>
            <text:p><text:s text:c="22"/>- G - <text:s/>Warriors</text:p>
            <text:p><text:s text:c="16"/></text:p>
            <text:p><text:s text:c="17"/></text:p>
            <text:p><text:s text:c="12"/></text:p>
            <text:p><text:s text:c="8"/></text:p>
            <text:p><text:s text:c="8"/></text:p>
            <text:p><text:s text:c="8"/></text:p>
            <text:p><text:s text:c="12"/>The Warriors have reportedly signed Quinn Cook to a multi-year contract.</text:p>
            <text:p><text:s text:c="8"/></text:p>
            <text:p><text:s text:c="8"/></text:p>
            <text:p><text:s text:c="13"/>Cook has certainly earned it, pumping out averages of 15.1 points, 2.3 triples, 4.2 assists and just 1.5 turnovers per game through 16 starts this season. The Dubs' cut Omri Casspi to make room for Cook's contract, and he'll likely open up the first-round as Oakland's starting point guard.</text:p>
            <text:p><text:s text:c="8"/></text:p>
            <text:p><text:s text:c="8"/></text:p>
            <text:p><text:s text:c="13"/></text:p>
            <text:p><text:s text:c="14"/></text:p>
            <text:p><text:s text:c="13"/>Source: Shams Charania on Twitter <text:s text:c="24"/>Apr 8 - 2:3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hn Wall</text:p>
            <text:p><text:s text:c="17"/></text:p>
            <text:p><text:s text:c="17"/></text:p>
            <text:p><text:s text:c="22"/>- G - <text:s/>Wizards</text:p>
            <text:p><text:s text:c="16"/></text:p>
            <text:p><text:s text:c="17"/></text:p>
            <text:p><text:s text:c="12"/></text:p>
            <text:p><text:s text:c="8"/></text:p>
            <text:p><text:s text:c="8"/></text:p>
            <text:p><text:s text:c="8"/></text:p>
            <text:p><text:s text:c="12"/>John Wall (knee, rest) will return to action for Tuesday's game against the Celtics.</text:p>
            <text:p><text:s text:c="8"/></text:p>
            <text:p><text:s text:c="8"/></text:p>
            <text:p><text:s text:c="13"/>Wall was rested on the second leg of a back-to-back set on Friday, but he'll be back out there with his usual workload on Tuesday night, which will shift Tomas Satoransky back to the second unit and he'll lose most his value.</text:p>
            <text:p><text:s text:c="8"/></text:p>
            <text:p><text:s text:c="8"/></text:p>
            <text:p><text:s text:c="13"/>Related: Tomas Satoransky</text:p>
            <text:p><text:s text:c="14"/></text:p>
            <text:p><text:s text:c="13"/>Source: Chase Hughes on Twitter <text:s text:c="26"/>Apr 8 - 2:2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Ian Mahinmi</text:p>
            <text:p><text:s text:c="17"/></text:p>
            <text:p><text:s text:c="17"/></text:p>
            <text:p><text:s text:c="22"/>- F/C - <text:s/>Wizards</text:p>
            <text:p><text:s text:c="16"/></text:p>
            <text:p><text:s text:c="17"/></text:p>
            <text:p><text:s text:c="12"/></text:p>
            <text:p><text:s text:c="8"/></text:p>
            <text:p><text:s text:c="8"/></text:p>
            <text:p><text:s text:c="8"/></text:p>
            <text:p><text:s text:c="12"/>Ian Mahinmi has still not cleared the concussion protocol testing.</text:p>
            <text:p><text:s text:c="8"/></text:p>
            <text:p><text:s text:c="8"/></text:p>
            <text:p><text:s text:c="13"/>Unless he makes significant progress between now and Tuesday, it looks like Tuesday's game against the Celtics will be his second straight game on the sidelines. Jason Smith will see a slight uptick in minutes with Mahinmi out, but that doesn't mean much in fantasy hoops.</text:p>
            <text:p><text:s text:c="8"/></text:p>
            <text:p><text:s text:c="8"/></text:p>
            <text:p><text:s text:c="13"/>Related: Jason Smith</text:p>
            <text:p><text:s text:c="14"/></text:p>
            <text:p><text:s text:c="13"/>Source: Chase Hughes on Twitter <text:s text:c="26"/>Apr 8 - 2:2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wight Powell</text:p>
            <text:p><text:s text:c="17"/></text:p>
            <text:p><text:s text:c="17"/></text:p>
            <text:p><text:s text:c="22"/>- F/C - <text:s/>Mavericks</text:p>
            <text:p><text:s text:c="16"/></text:p>
            <text:p><text:s text:c="17"/></text:p>
            <text:p><text:s text:c="12"/></text:p>
            <text:p><text:s text:c="8"/></text:p>
            <text:p><text:s text:c="8"/></text:p>
            <text:p><text:s text:c="8"/></text:p>
            <text:p><text:s text:c="12"/>Dwight Powell (thumb) is starting on Sunday vs. the 76ers.</text:p>
            <text:p><text:s text:c="8"/></text:p>
            <text:p><text:s text:c="8"/></text:p>
            <text:p><text:s text:c="13"/>He's coming off a nice game on Friday with 13 points, seven rebounds, two assists, one block, one steal and two 3-pointers in 28 minutes, but he's been a huge letdown since his strong February.</text:p>
            <text:p><text:s text:c="8"/></text:p>
            <text:p><text:s text:c="8"/></text:p>
            <text:p><text:s text:c="13"/></text:p>
            <text:p><text:s text:c="14"/></text:p>
            <text:p><text:s text:c="13"/>Apr 8 - 1:1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nnis Smith Jr.</text:p>
            <text:p><text:s text:c="17"/></text:p>
            <text:p><text:s text:c="17"/></text:p>
            <text:p><text:s text:c="22"/>- G - <text:s/>Mavericks</text:p>
            <text:p><text:s text:c="16"/></text:p>
            <text:p><text:s text:c="17"/></text:p>
            <text:p><text:s text:c="12"/></text:p>
            <text:p><text:s text:c="8"/></text:p>
            <text:p><text:s text:c="8"/></text:p>
            <text:p><text:s text:c="8"/></text:p>
            <text:p><text:s text:c="12"/>Dennis Smith Jr. (knee) is starting on Sunday vs. the 76ers.</text:p>
            <text:p><text:s text:c="8"/></text:p>
            <text:p><text:s text:c="8"/></text:p>
            <text:p><text:s text:c="13"/>Despite listing him as questionable, the Mavericks didn't feel the need to update his status. Welcome to the NBA in April. It's not a lock that DSJ will play on Tuesday vs. the Suns with both teams tanking.</text:p>
            <text:p><text:s text:c="8"/></text:p>
            <text:p><text:s text:c="8"/></text:p>
            <text:p><text:s text:c="13"/></text:p>
            <text:p><text:s text:c="14"/></text:p>
            <text:p><text:s text:c="13"/>Source: Keith Pompey on Twitter <text:s text:c="26"/>Apr 8 - 1:0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odney Hood</text:p>
            <text:p><text:s text:c="17"/></text:p>
            <text:p><text:s text:c="17"/></text:p>
            <text:p><text:s text:c="22"/>- G/F - <text:s/>Cavaliers</text:p>
            <text:p><text:s text:c="16"/></text:p>
            <text:p><text:s text:c="17"/></text:p>
            <text:p><text:s text:c="12"/></text:p>
            <text:p><text:s text:c="8"/></text:p>
            <text:p><text:s text:c="8"/></text:p>
            <text:p><text:s text:c="8"/></text:p>
            <text:p><text:s text:c="12"/>Rodney Hood (left Achilles soreness) is probable for Monday's game vs. the Knicks.</text:p>
            <text:p><text:s text:c="8"/></text:p>
            <text:p><text:s text:c="8"/></text:p>
            <text:p><text:s text:c="13"/>He played just 12 minutes on Friday before he was ruled out for the night, but the Cavaliers called it a precaution. He's been very inconsistent since his move to Cleveland and is just a borderline fantasy asset in standard leagues.</text:p>
            <text:p><text:s text:c="8"/></text:p>
            <text:p><text:s text:c="8"/></text:p>
            <text:p><text:s text:c="13"/></text:p>
            <text:p><text:s text:c="14"/></text:p>
            <text:p><text:s text:c="13"/>Source: Joe Vardon on Twitter <text:s text:c="28"/>Apr 8 - 12:5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Isaiah Taylor</text:p>
            <text:p><text:s text:c="17"/></text:p>
            <text:p><text:s text:c="17"/></text:p>
            <text:p><text:s text:c="22"/>- G - <text:s/>Hawks</text:p>
            <text:p><text:s text:c="16"/></text:p>
            <text:p><text:s text:c="17"/></text:p>
            <text:p><text:s text:c="12"/></text:p>
            <text:p><text:s text:c="8"/></text:p>
            <text:p><text:s text:c="8"/></text:p>
            <text:p><text:s text:c="8"/></text:p>
            <text:p><text:s text:c="12"/>Isaiah Taylor will head to the bench for Sunday's game vs. the Celtics.</text:p>
            <text:p><text:s text:c="8"/></text:p>
            <text:p><text:s text:c="8"/></text:p>
            <text:p><text:s text:c="13"/>He had a really tough week so the Hawks are going to go in another direction today. The Hawks aren't starting a true point guard, and we'd still expect Taylor to see decent minutes off the bench unless there's an injury that hasn't been reported.</text:p>
            <text:p><text:s text:c="8"/></text:p>
            <text:p><text:s text:c="8"/></text:p>
            <text:p><text:s text:c="13"/></text:p>
            <text:p><text:s text:c="14"/></text:p>
            <text:p><text:s text:c="13"/>Apr 8 - 12:5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mion Lee</text:p>
            <text:p><text:s text:c="17"/></text:p>
            <text:p><text:s text:c="17"/></text:p>
            <text:p><text:s text:c="22"/>- F - <text:s/>Hawks</text:p>
            <text:p><text:s text:c="16"/></text:p>
            <text:p><text:s text:c="17"/></text:p>
            <text:p><text:s text:c="12"/></text:p>
            <text:p><text:s text:c="8"/></text:p>
            <text:p><text:s text:c="8"/></text:p>
            <text:p><text:s text:c="8"/></text:p>
            <text:p><text:s text:c="12"/>Damion Lee will start on Sunday vs. the Celtics.</text:p>
            <text:p><text:s text:c="8"/></text:p>
            <text:p><text:s text:c="8"/></text:p>
            <text:p><text:s text:c="13"/>Lee will join DeAndre Bembry, Taurean Prince, John Collins and Dewayne Dedmon in the starting five, so that will push Isaiah Taylor to the bench. Lee has been in and out of the starting lineup, but usually gets big minutes either way.</text:p>
            <text:p><text:s text:c="8"/></text:p>
            <text:p><text:s text:c="8"/></text:p>
            <text:p><text:s text:c="13"/></text:p>
            <text:p><text:s text:c="14"/></text:p>
            <text:p><text:s text:c="13"/>Source: Hawks on Twitter <text:s text:c="33"/>Apr 8 - 12:4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se Calderon</text:p>
            <text:p><text:s text:c="17"/></text:p>
            <text:p><text:s text:c="17"/></text:p>
            <text:p><text:s text:c="22"/>- G - <text:s/>Cavaliers</text:p>
            <text:p><text:s text:c="16"/></text:p>
            <text:p><text:s text:c="17"/></text:p>
            <text:p><text:s text:c="12"/></text:p>
            <text:p><text:s text:c="8"/></text:p>
            <text:p><text:s text:c="8"/></text:p>
            <text:p><text:s text:c="8"/></text:p>
            <text:p><text:s text:c="12"/>Jose Calderon (hamstring) went through practice on Sunday.</text:p>
            <text:p><text:s text:c="8"/></text:p>
            <text:p><text:s text:c="8"/></text:p>
            <text:p><text:s text:c="13"/>George Hill (ankle) was also able to practice. If George or Calderon are able to play on Monday vs. the Knicks, that should push Cedi Osman back to the bench. Calderon would only be on the radar as a streaming option if Hill sits.</text:p>
            <text:p><text:s text:c="8"/></text:p>
            <text:p><text:s text:c="8"/></text:p>
            <text:p><text:s text:c="13"/></text:p>
            <text:p><text:s text:c="14"/></text:p>
            <text:p><text:s text:c="13"/>Source: Joe Vardon on Twitter <text:s text:c="28"/>Apr 8 - 12:2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eorge Hill</text:p>
            <text:p><text:s text:c="17"/></text:p>
            <text:p><text:s text:c="17"/></text:p>
            <text:p><text:s text:c="22"/>- G - <text:s/>Cavaliers</text:p>
            <text:p><text:s text:c="16"/></text:p>
            <text:p><text:s text:c="17"/></text:p>
            <text:p><text:s text:c="12"/></text:p>
            <text:p><text:s text:c="8"/></text:p>
            <text:p><text:s text:c="8"/></text:p>
            <text:p><text:s text:c="8"/></text:p>
            <text:p><text:s text:c="12"/>George Hill (ankle) returned to full practice on Sunday.</text:p>
            <text:p><text:s text:c="8"/></text:p>
            <text:p><text:s text:c="8"/></text:p>
            <text:p><text:s text:c="13"/>Jose Calderon (hamstring) also practiced, though it's not clear if they will be ready in time for Monday's game vs. the Knicks. Cedi Osman played 33 minutes in his last start and should get the biggest bump if Calderon and Hill aren't ready, but his upside isn't great. Hill has missed four games in a row and will likely have some restrictions if he's cleared.</text:p>
            <text:p><text:s text:c="8"/></text:p>
            <text:p><text:s text:c="8"/></text:p>
            <text:p><text:s text:c="13"/></text:p>
            <text:p><text:s text:c="14"/></text:p>
            <text:p><text:s text:c="13"/>Source: Joe Vardon on Twitter <text:s text:c="28"/>Apr 8 - 12:2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Jayson Tatum</text:p>
            <text:p><text:s text:c="17"/></text:p>
            <text:p><text:s text:c="17"/></text:p>
            <text:p><text:s text:c="22"/>- F - <text:s/>Celtics</text:p>
            <text:p><text:s text:c="16"/></text:p>
            <text:p><text:s text:c="17"/></text:p>
            <text:p><text:s text:c="12"/></text:p>
            <text:p><text:s text:c="8"/></text:p>
            <text:p><text:s text:c="8"/></text:p>
            <text:p><text:s text:c="8"/></text:p>
            <text:p><text:s text:c="12"/>Jayson Tatum and Al Horford are back in the starting lineup on Sunday vs. the Hawks.</text:p>
            <text:p><text:s text:c="8"/></text:p>
            <text:p><text:s text:c="8"/></text:p>
            <text:p><text:s text:c="13"/>They were rested on Friday vs. the Bulls, but now it's Marcus Morris' turn to sit. Terry Rozier, Jaylen Brown and Aron Baynes will also start.</text:p>
            <text:p><text:s text:c="8"/></text:p>
            <text:p><text:s text:c="8"/></text:p>
            <text:p><text:s text:c="13"/>Related: Al Horford</text:p>
            <text:p><text:s text:c="14"/></text:p>
            <text:p><text:s text:c="13"/>Source: A. Sherrod Blakely on Twitter <text:s text:c="20"/>Apr 8 - 11:26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uerschon Yabusele</text:p>
            <text:p><text:s text:c="17"/></text:p>
            <text:p><text:s text:c="17"/></text:p>
            <text:p><text:s text:c="22"/>- F - <text:s/>Celtics</text:p>
            <text:p><text:s text:c="16"/></text:p>
            <text:p><text:s text:c="17"/></text:p>
            <text:p><text:s text:c="12"/></text:p>
            <text:p><text:s text:c="8"/></text:p>
            <text:p><text:s text:c="8"/></text:p>
            <text:p><text:s text:c="8"/></text:p>
            <text:p><text:s text:c="12"/>Guerschon Yabusele (knee) will not play on Sunday vs. the Hawks.</text:p>
            <text:p><text:s text:c="8"/></text:p>
            <text:p><text:s text:c="8"/></text:p>
            <text:p><text:s text:c="13"/>His MRI came back "clear," but he still has some soreness and the Celtics will play it safe. Yabusele wasn't going to be a great fantasy play anyways with Al Horford returning from a rest day.</text:p>
            <text:p><text:s text:c="8"/></text:p>
            <text:p><text:s text:c="8"/></text:p>
            <text:p><text:s text:c="13"/></text:p>
            <text:p><text:s text:c="14"/></text:p>
            <text:p><text:s text:c="13"/>Source: Jay King on Twitter <text:s text:c="30"/>Apr 8 - 11:23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ary Harris</text:p>
            <text:p><text:s text:c="17"/></text:p>
            <text:p><text:s text:c="17"/></text:p>
            <text:p><text:s text:c="22"/>- G - <text:s/>Nuggets</text:p>
            <text:p><text:s text:c="16"/></text:p>
            <text:p><text:s text:c="17"/></text:p>
            <text:p><text:s text:c="12"/></text:p>
            <text:p><text:s text:c="8"/></text:p>
            <text:p><text:s text:c="8"/></text:p>
            <text:p><text:s text:c="8"/></text:p>
            <text:p><text:s text:c="12"/>Gary Harris (knee) is doubtful to return before the end of the regular season.</text:p>
            <text:p><text:s text:c="8"/></text:p>
            <text:p><text:s text:c="8"/></text:p>
            <text:p><text:s text:c="13"/>This means Harris will be held out of Monday's game vs. Portland and Wednesday's game vs. Minnesota. Their playoff hopes are going to come down to the wire and it's a tough blow that they will be without the player that coach Malone called their MVP. "Right now, I’m not expecting Gary Harris back [in the regular season]," coach Malone said. "We have to continue to find ways to win games and compete at a high level with the players that are available, and Gary’s not on that list right now."</text:p>
            <text:p><text:s text:c="8"/></text:p>
            <text:p><text:s text:c="8"/></text:p>
            <text:p><text:s text:c="13"/></text:p>
            <text:p><text:s text:c="14"/></text:p>
            <text:p><text:s text:c="13"/>Source: Gina Mizell on Twitter <text:s text:c="27"/>Apr 8 - 10:4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tephen Curry</text:p>
            <text:p><text:s text:c="17"/></text:p>
            <text:p><text:s text:c="17"/></text:p>
            <text:p><text:s text:c="22"/>- G - <text:s/>Warriors</text:p>
            <text:p><text:s text:c="16"/></text:p>
            <text:p><text:s text:c="17"/></text:p>
            <text:p><text:s text:c="12"/></text:p>
            <text:p><text:s text:c="8"/></text:p>
            <text:p><text:s text:c="8"/></text:p>
            <text:p><text:s text:c="8"/></text:p>
            <text:p><text:s text:c="12"/>Coach Steve Kerr isn't ready to provide an update on Stephen Curry (knee).</text:p>
            <text:p><text:s text:c="8"/></text:p>
            <text:p><text:s text:c="8"/></text:p>
            <text:p><text:s text:c="13"/>"There’s nothing there," Kerr said. "[Check back] next week." Kerr said a while ago that Curry wouldn't play in the first round of the playoffs, and it's unclear if his stance has changed since then. We'll have an update next weekend, but expect to see a lot of Quinn Cook for the foreseeable future.</text:p>
            <text:p><text:s text:c="8"/></text:p>
            <text:p><text:s text:c="8"/></text:p>
            <text:p><text:s text:c="13"/></text:p>
            <text:p><text:s text:c="14"/></text:p>
            <text:p><text:s text:c="13"/>Source: Monte Poole on Twitter <text:s text:c="27"/>Apr 8 - 10:35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niel Theis</text:p>
            <text:p><text:s text:c="17"/></text:p>
            <text:p><text:s text:c="17"/></text:p>
            <text:p><text:s text:c="22"/>- F - <text:s/>Celtics</text:p>
            <text:p><text:s text:c="16"/></text:p>
            <text:p><text:s text:c="17"/></text:p>
            <text:p><text:s text:c="12"/></text:p>
            <text:p><text:s text:c="8"/></text:p>
            <text:p><text:s text:c="8"/></text:p>
            <text:p><text:s text:c="8"/></text:p>
            <text:p><text:s text:c="12"/>Daniel Theis (knee surgery) is hoping to shed his crutches in 2-3 weeks.</text:p>
            <text:p><text:s text:c="8"/></text:p>
            <text:p><text:s text:c="8"/></text:p>
            <text:p><text:s text:c="13"/>Theis had season-ending surgery back on March 16th, and while the Celtics didn't provide a timetable, he's fully expected to be 100 percent for training camp. He averaged 5.3 points, 4.3 rebounds, 0.9 assists, 0.8 blocks and 0.5 steals in 14.8 minutes per game, but he was a lot better than his numbers suggested.</text:p>
            <text:p><text:s text:c="8"/></text:p>
            <text:p><text:s text:c="8"/></text:p>
            <text:p><text:s text:c="13"/></text:p>
            <text:p><text:s text:c="14"/></text:p>
            <text:p><text:s text:c="13"/>Source: A. Sherrod Blakely on Twitter <text:s text:c="20"/>Apr 8 - 10:32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onzo Ball</text:p>
            <text:p><text:s text:c="17"/></text:p>
            <text:p><text:s text:c="17"/></text:p>
            <text:p><text:s text:c="22"/>- G - <text:s/>Lakers</text:p>
            <text:p><text:s text:c="16"/></text:p>
            <text:p><text:s text:c="17"/></text:p>
            <text:p><text:s text:c="12"/></text:p>
            <text:p><text:s text:c="8"/></text:p>
            <text:p><text:s text:c="8"/></text:p>
            <text:p><text:s text:c="8"/></text:p>
            <text:p><text:s text:c="12"/>Lonzo Ball (left knee contusion) was able to go through some drills on Saturday.</text:p>
            <text:p><text:s text:c="8"/></text:p>
            <text:p><text:s text:c="8"/></text:p>
            <text:p><text:s text:c="13"/>This explains why the Lakers upgraded him to questionable for Sunday's game vs. the Jazz. The Lakers will see how Ball is feeling before making the call, but it's unclear if they will make it during shootaround or warmups. If Ball is able to play, Alex Caruso and Tyler Ennis will lose their streaming appeal.</text:p>
            <text:p><text:s text:c="8"/></text:p>
            <text:p><text:s text:c="8"/></text:p>
            <text:p><text:s text:c="13"/></text:p>
            <text:p><text:s text:c="14"/></text:p>
            <text:p><text:s text:c="13"/>Source: Ohm Youngmisuk on Twitter <text:s text:c="24"/>Apr 8 - 10:29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lake Griffin</text:p>
            <text:p><text:s text:c="17"/></text:p>
            <text:p><text:s text:c="17"/></text:p>
            <text:p><text:s text:c="22"/>- F - <text:s/>Pistons</text:p>
            <text:p><text:s text:c="16"/></text:p>
            <text:p><text:s text:c="17"/></text:p>
            <text:p><text:s text:c="12"/></text:p>
            <text:p><text:s text:c="8"/></text:p>
            <text:p><text:s text:c="8"/></text:p>
            <text:p><text:s text:c="8"/></text:p>
            <text:p><text:s text:c="12"/>Blake Griffin (ankle) is listed as out for Sunday's game vs. Memphis.</text:p>
            <text:p><text:s text:c="8"/></text:p>
            <text:p><text:s text:c="8"/></text:p>
            <text:p><text:s text:c="13"/>It's a bit surprising that Griffin hasn't been ruled out for the season yet, but coach Stan Van Gundy is probably hoping to have him for one of Detroit's final two games. They can't make the playoffs and don't need to tank without their first-round pick, so they don't have anything left to play for. Anthony Tolliver and Henry Ellenson will step up again.</text:p>
            <text:p><text:s text:c="8"/></text:p>
            <text:p><text:s text:c="8"/></text:p>
            <text:p><text:s text:c="13"/></text:p>
            <text:p><text:s text:c="14"/></text:p>
            <text:p><text:s text:c="13"/>Source: NBA.com <text:s text:c="42"/>Apr 8 - 9:32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imothe Luwawu</text:p>
            <text:p><text:s text:c="17"/></text:p>
            <text:p><text:s text:c="17"/></text:p>
            <text:p><text:s text:c="22"/>- G - <text:s/>76ers</text:p>
            <text:p><text:s text:c="16"/></text:p>
            <text:p><text:s text:c="17"/></text:p>
            <text:p><text:s text:c="12"/></text:p>
            <text:p><text:s text:c="8"/></text:p>
            <text:p><text:s text:c="8"/></text:p>
            <text:p><text:s text:c="8"/></text:p>
            <text:p><text:s text:c="12"/>Timothe Luwawu-Cabarrot (knee) will not play on Sunday vs. the Mavericks.</text:p>
            <text:p><text:s text:c="8"/></text:p>
            <text:p><text:s text:c="8"/></text:p>
            <text:p><text:s text:c="13"/>He hasn't played since March 11th and there's been no indication that he's close to a return. We're marking him as out indefinitely.</text:p>
            <text:p><text:s text:c="8"/></text:p>
            <text:p><text:s text:c="8"/></text:p>
            <text:p><text:s text:c="13"/></text:p>
            <text:p><text:s text:c="14"/></text:p>
            <text:p><text:s text:c="13"/>Source: NBA.com <text:s text:c="42"/>Apr 8 - 9:07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udy Gay</text:p>
            <text:p><text:s text:c="17"/></text:p>
            <text:p><text:s text:c="17"/></text:p>
            <text:p><text:s text:c="22"/>- F - <text:s/>Spurs</text:p>
            <text:p><text:s text:c="16"/></text:p>
            <text:p><text:s text:c="17"/></text:p>
            <text:p><text:s text:c="12"/></text:p>
            <text:p><text:s text:c="8"/></text:p>
            <text:p><text:s text:c="8"/></text:p>
            <text:p><text:s text:c="8"/></text:p>
            <text:p><text:s text:c="12"/>Rudy Gay ended up with 16 points in 27 minutes off the bench in Saturday's win against the Trail Blazers.</text:p>
            <text:p><text:s text:c="8"/></text:p>
            <text:p><text:s text:c="8"/></text:p>
            <text:p><text:s text:c="13"/>Gay was one of five San Antonio players to register double-digit points, hitting 8-of-15 from the floor, although he was 0-of-4 from behind the 3-point line. He also added four rebounds, three assists and a blocked shot while adding a plus-16 rating. He'll be an important cog off the bench if San Antonio is going to last further than the first round in the playoffs.</text:p>
            <text:p><text:s text:c="8"/></text:p>
            <text:p><text:s text:c="8"/></text:p>
            <text:p><text:s text:c="13"/></text:p>
            <text:p><text:s text:c="14"/></text:p>
            <text:p><text:s text:c="13"/>Apr 8 - 12:31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Omri Casspi</text:p>
            <text:p><text:s text:c="17"/></text:p>
            <text:p><text:s text:c="17"/></text:p>
            <text:p><text:s text:c="22"/>- F - <text:s/>Warriors</text:p>
            <text:p><text:s text:c="16"/></text:p>
            <text:p><text:s text:c="17"/></text:p>
            <text:p><text:s text:c="12"/></text:p>
            <text:p><text:s text:c="8"/></text:p>
            <text:p><text:s text:c="8"/></text:p>
            <text:p><text:s text:c="8"/></text:p>
            <text:p><text:s text:c="12"/>Warriors waive F Omri Casspi.</text:p>
            <text:p><text:s text:c="8"/></text:p>
            <text:p><text:s text:c="8"/></text:p>
            <text:p><text:s text:c="13"/>This move has been expected to happen ever since Steph Curry went down, especially with how well Quinn Cook has played. This is also the second season in a row Casspi had to be waived to get a healthy body on the roster. He’s been a victim of circumstance, but Casspi can still play.</text:p>
            <text:p><text:s text:c="8"/></text:p>
            <text:p><text:s text:c="8"/></text:p>
            <text:p><text:s text:c="13"/></text:p>
            <text:p><text:s text:c="14"/></text:p>
            <text:p><text:s text:c="13"/>Apr 8 - 12:29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aMarcus Aldridge</text:p>
            <text:p><text:s text:c="17"/></text:p>
            <text:p><text:s text:c="17"/></text:p>
            <text:p><text:s text:c="22"/>- F/C - <text:s/>Spurs</text:p>
            <text:p><text:s text:c="16"/></text:p>
            <text:p><text:s text:c="17"/></text:p>
            <text:p><text:s text:c="12"/></text:p>
            <text:p><text:s text:c="8"/></text:p>
            <text:p><text:s text:c="8"/></text:p>
            <text:p><text:s text:c="8"/></text:p>
            <text:p><text:s text:c="12"/>LaMarcus Aldridge was good for 28 points, eight rebounds and four steals over 38 minutes in Saturday's 116-105 victory against Portland.</text:p>
            <text:p><text:s text:c="8"/></text:p>
            <text:p><text:s text:c="8"/></text:p>
            <text:p><text:s text:c="13"/>The Spurs were on the outside looking in as far as the playoffs were concerned a few weeks ago. However, Aldridge and his teammates have banded together to win 10 in a row at home to get themselves right back into playoff shape. They might not necessarily go as far as Spurs teams have in the past, but they will be a tough out for one of the top contenders, especially if Kawhi Leonard can rejoin the team, too.</text:p>
            <text:p><text:s text:c="8"/></text:p>
            <text:p><text:s text:c="8"/></text:p>
            <text:p><text:s text:c="13"/></text:p>
            <text:p><text:s text:c="14"/></text:p>
            <text:p><text:s text:c="13"/>Apr 8 - 12:28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nu Ginobili</text:p>
            <text:p><text:s text:c="17"/></text:p>
            <text:p><text:s text:c="17"/></text:p>
            <text:p><text:s text:c="22"/>- G - <text:s/>Spurs</text:p>
            <text:p><text:s text:c="16"/></text:p>
            <text:p><text:s text:c="17"/></text:p>
            <text:p><text:s text:c="12"/></text:p>
            <text:p><text:s text:c="8"/></text:p>
            <text:p><text:s text:c="8"/></text:p>
            <text:p><text:s text:c="8"/></text:p>
            <text:p><text:s text:c="12"/>Manu Ginobili (rest) returned to the lineup for Saturday's 116-105 victory against the Trail Blazers and he finished with 17 points.</text:p>
            <text:p><text:s text:c="8"/></text:p>
            <text:p><text:s text:c="8"/></text:p>
            <text:p><text:s text:c="13"/>Ginobili was red hot off the bench hitting 7-of-7 from the floor, including 3-of-3 from long distance. He also chipped in with three rebounds, an assist and a steal with no turnovers and a plus-3 rating. The future Hall of Famer can't still bring it even on the north side of 40.</text:p>
            <text:p><text:s text:c="8"/></text:p>
            <text:p><text:s text:c="8"/></text:p>
            <text:p><text:s text:c="13"/></text:p>
            <text:p><text:s text:c="14"/></text:p>
            <text:p><text:s text:c="13"/>Apr 8 - 12:15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J. McCollum</text:p>
            <text:p><text:s text:c="17"/></text:p>
            <text:p><text:s text:c="17"/></text:p>
            <text:p><text:s text:c="22"/>- G - <text:s/>Trail Blazers</text:p>
            <text:p><text:s text:c="16"/></text:p>
            <text:p><text:s text:c="17"/></text:p>
            <text:p><text:s text:c="12"/></text:p>
            <text:p><text:s text:c="8"/></text:p>
            <text:p><text:s text:c="8"/></text:p>
            <text:p><text:s text:c="8"/></text:p>
            <text:p><text:s text:c="12"/>C.J. McCollum picked up 17 points over 37 minutes in Saturday's 116-105 loss in San Antonio.</text:p>
            <text:p><text:s text:c="8"/></text:p>
            <text:p><text:s text:c="8"/></text:p>
            <text:p><text:s text:c="13"/>The point total wasn't bad, but he was just 7-of-19 from the field, including 0-of-3 from the field. He has missed more shots than he has made in each of his past five outings, hitting just 36.6 percent from the floor (34-of-93). It's been a tough finish to a great regular season, and he'll need to right the ship if Portland is to have any success in the postseason.</text:p>
            <text:p><text:s text:c="8"/></text:p>
            <text:p><text:s text:c="8"/></text:p>
            <text:p><text:s text:c="13"/></text:p>
            <text:p><text:s text:c="14"/></text:p>
            <text:p><text:s text:c="13"/>Apr 8 - 12:12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mian Lillard</text:p>
            <text:p><text:s text:c="17"/></text:p>
            <text:p><text:s text:c="17"/></text:p>
            <text:p><text:s text:c="22"/>- G - <text:s/>Trail Blazers</text:p>
            <text:p><text:s text:c="16"/></text:p>
            <text:p><text:s text:c="17"/></text:p>
            <text:p><text:s text:c="12"/></text:p>
            <text:p><text:s text:c="8"/></text:p>
            <text:p><text:s text:c="8"/></text:p>
            <text:p><text:s text:c="8"/></text:p>
            <text:p><text:s text:c="12"/>Damian Lillard went for a game-high 33 points over 35 minutes in Saturday's 116-105 loss in San Antonio.</text:p>
            <text:p><text:s text:c="8"/></text:p>
            <text:p><text:s text:c="8"/></text:p>
            <text:p><text:s text:c="13"/>Lillard was doing everything in his power to will his team to a victory, but the Spurs were able to gain separation in the final stanza. He ended up 11-of-22 from the field, including 6-of-12 from behind the 3-point line, and perhaps the only thing fantasy owners could be angry about were his seven turnovers. Lillard is going to be a handful for opposing defenders going into the postseason.</text:p>
            <text:p><text:s text:c="8"/></text:p>
            <text:p><text:s text:c="8"/></text:p>
            <text:p><text:s text:c="13"/></text:p>
            <text:p><text:s text:c="14"/></text:p>
            <text:p><text:s text:c="13"/>Apr 8 - 12:07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van Turner</text:p>
            <text:p><text:s text:c="17"/></text:p>
            <text:p><text:s text:c="17"/></text:p>
            <text:p><text:s text:c="22"/>- G/F - <text:s/>Trail Blazers</text:p>
            <text:p><text:s text:c="16"/></text:p>
            <text:p><text:s text:c="17"/></text:p>
            <text:p><text:s text:c="12"/></text:p>
            <text:p><text:s text:c="8"/></text:p>
            <text:p><text:s text:c="8"/></text:p>
            <text:p><text:s text:c="8"/></text:p>
            <text:p><text:s text:c="12"/>Evan Turner ended Saturday's 116-105 loss at San Antonio with 18 points across 32 minutes.</text:p>
            <text:p><text:s text:c="8"/></text:p>
            <text:p><text:s text:c="8"/></text:p>
            <text:p><text:s text:c="13"/>Turner was a very efficient 8-of-12 from the field, including 1-of-2 from behind the 3-point line, and he added 1-of-1 from the charity stripe. In addition, he doled out four assists with two steals while turning it over just once. The Blazers need complementary players to step up if they're going to have success in the playoffs, as Damian Lillard and C.J. McCollum cannot do it on their own.</text:p>
            <text:p><text:s text:c="8"/></text:p>
            <text:p><text:s text:c="8"/></text:p>
            <text:p><text:s text:c="13"/></text:p>
            <text:p><text:s text:c="14"/></text:p>
            <text:p><text:s text:c="13"/>Apr 8 - 12:01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Jusuf Nurkic</text:p>
            <text:p><text:s text:c="17"/></text:p>
            <text:p><text:s text:c="17"/></text:p>
            <text:p><text:s text:c="22"/>- C - <text:s/>Trail Blazers</text:p>
            <text:p><text:s text:c="16"/></text:p>
            <text:p><text:s text:c="17"/></text:p>
            <text:p><text:s text:c="12"/></text:p>
            <text:p><text:s text:c="8"/></text:p>
            <text:p><text:s text:c="8"/></text:p>
            <text:p><text:s text:c="8"/></text:p>
            <text:p><text:s text:c="12"/>Jusuf Nurkic ended up with 12 points, 12 rebounds, four assists and three blocked shots in Saturday's 116-105 loss at San Antonio.</text:p>
            <text:p><text:s text:c="8"/></text:p>
            <text:p><text:s text:c="8"/></text:p>
            <text:p><text:s text:c="13"/>Nurkic is working on a season-best streak with 10 or more points in 12 consecutive outings, including three straight double-doubles. He is averaging 13.7 points and 12.0 rebounds over his past three outings, which is great news for the Trail Blazers as they get ready for what they hope is a lengthy postseason run.</text:p>
            <text:p><text:s text:c="8"/></text:p>
            <text:p><text:s text:c="8"/></text:p>
            <text:p><text:s text:c="13"/></text:p>
            <text:p><text:s text:c="14"/></text:p>
            <text:p><text:s text:c="13"/>Apr 7 - 11:5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P.J. Tucker</text:p>
            <text:p><text:s text:c="17"/></text:p>
            <text:p><text:s text:c="17"/></text:p>
            <text:p><text:s text:c="22"/>- F - <text:s/>Rockets</text:p>
            <text:p><text:s text:c="16"/></text:p>
            <text:p><text:s text:c="17"/></text:p>
            <text:p><text:s text:c="12"/></text:p>
            <text:p><text:s text:c="8"/></text:p>
            <text:p><text:s text:c="8"/></text:p>
            <text:p><text:s text:c="8"/></text:p>
            <text:p><text:s text:c="12"/>P.J. Tucker ended up with 16 points, 10 rebounds and three assists over 28 minutes in Saturday's 108-102 loss against the Thunder.</text:p>
            <text:p><text:s text:c="8"/></text:p>
            <text:p><text:s text:c="8"/></text:p>
            <text:p><text:s text:c="13"/>Tucker was very efficient, hitting 6-of-8 from the floor, including 4-of-6 from behind the 3-point line. He might have done even more offensive damage if he wasn't worried about the referee's whistle. Tucker ended up with five personal fouls and had to be careful in the second half.</text:p>
            <text:p><text:s text:c="8"/></text:p>
            <text:p><text:s text:c="8"/></text:p>
            <text:p><text:s text:c="13"/></text:p>
            <text:p><text:s text:c="14"/></text:p>
            <text:p><text:s text:c="13"/>Apr 7 - 11:5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rue Holiday</text:p>
            <text:p><text:s text:c="17"/></text:p>
            <text:p><text:s text:c="17"/></text:p>
            <text:p><text:s text:c="22"/>- G - <text:s/>Pelicans</text:p>
            <text:p><text:s text:c="16"/></text:p>
            <text:p><text:s text:c="17"/></text:p>
            <text:p><text:s text:c="12"/></text:p>
            <text:p><text:s text:c="8"/></text:p>
            <text:p><text:s text:c="8"/></text:p>
            <text:p><text:s text:c="8"/></text:p>
            <text:p><text:s text:c="12"/>Jrue Holiday scored 25 points with five rebounds, six assists, four steals, one block and one 3-pointer in 40 minutes against the Warriors on Saturday.</text:p>
            <text:p><text:s text:c="8"/></text:p>
            <text:p><text:s text:c="8"/></text:p>
            <text:p><text:s text:c="13"/>He's been so good that this line isn't even that great by his standards. Holiday was also on Kevin Durant a lot today, which shows his versatility on both sides of the ball. Holiday is probably going to be a second-round pick next season.</text:p>
            <text:p><text:s text:c="8"/></text:p>
            <text:p><text:s text:c="8"/></text:p>
            <text:p><text:s text:c="13"/></text:p>
            <text:p><text:s text:c="14"/></text:p>
            <text:p><text:s text:c="13"/>Apr 7 - 11:4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mes Harden</text:p>
            <text:p><text:s text:c="17"/></text:p>
            <text:p><text:s text:c="17"/></text:p>
            <text:p><text:s text:c="22"/>- G - <text:s/>Rockets</text:p>
            <text:p><text:s text:c="16"/></text:p>
            <text:p><text:s text:c="17"/></text:p>
            <text:p><text:s text:c="12"/></text:p>
            <text:p><text:s text:c="8"/></text:p>
            <text:p><text:s text:c="8"/></text:p>
            <text:p><text:s text:c="8"/></text:p>
            <text:p><text:s text:c="12"/>James Harden posted a game-high 26 points over 36 minutes but it wasn't enough in Saturday's 108-102 home loss against the Thunder.</text:p>
            <text:p><text:s text:c="8"/></text:p>
            <text:p><text:s text:c="8"/></text:p>
            <text:p><text:s text:c="13"/>Harden also contributed nine assists, four rebounds, a steal and a blocked shot while turning it over five times. His minutes were curtailed slightly because he was in foul trouble, and that didn't help Houston's cause as they dropped their home finale. The Beard will look to finish up strong on the road against the Lakers on Tuesday and the Kings on Wednesday.</text:p>
            <text:p><text:s text:c="8"/></text:p>
            <text:p><text:s text:c="8"/></text:p>
            <text:p><text:s text:c="13"/></text:p>
            <text:p><text:s text:c="14"/></text:p>
            <text:p><text:s text:c="13"/>Apr 7 - 11:4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lint Capela</text:p>
            <text:p><text:s text:c="17"/></text:p>
            <text:p><text:s text:c="17"/></text:p>
            <text:p><text:s text:c="22"/>- C - <text:s/>Rockets</text:p>
            <text:p><text:s text:c="16"/></text:p>
            <text:p><text:s text:c="17"/></text:p>
            <text:p><text:s text:c="12"/></text:p>
            <text:p><text:s text:c="8"/></text:p>
            <text:p><text:s text:c="8"/></text:p>
            <text:p><text:s text:c="8"/></text:p>
            <text:p><text:s text:c="12"/>Clint Capela ended up with 10 points, seven rebounds, three blocked shots and a steal over 26 minutes in Saturday's 108-102 loss against the Thunder.</text:p>
            <text:p><text:s text:c="8"/></text:p>
            <text:p><text:s text:c="8"/></text:p>
            <text:p><text:s text:c="13"/>Capela did his part, hitting 5-of-6 from the floor with just two turnovers, and he probably should've chipped in even more on offense since he had the hot hand down low. The six-point loss snapped a 20-game home winning streak for the Rockets in their final regular-season game in front of the home folks. Their final two games are on the road against the Lakers on Tuesday and against the Kings on Wednesday.</text:p>
            <text:p><text:s text:c="8"/></text:p>
            <text:p><text:s text:c="8"/></text:p>
            <text:p><text:s text:c="13"/></text:p>
            <text:p><text:s text:c="14"/></text:p>
            <text:p><text:s text:c="13"/>Source: Jerry Zgoda on Twitter <text:s text:c="27"/>Apr 7 - 11:3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ussell Westbrook</text:p>
            <text:p><text:s text:c="17"/></text:p>
            <text:p><text:s text:c="17"/></text:p>
            <text:p><text:s text:c="22"/>- G - <text:s/>Thunder</text:p>
            <text:p><text:s text:c="16"/></text:p>
            <text:p><text:s text:c="17"/></text:p>
            <text:p><text:s text:c="12"/></text:p>
            <text:p><text:s text:c="8"/></text:p>
            <text:p><text:s text:c="8"/></text:p>
            <text:p><text:s text:c="8"/></text:p>
            <text:p><text:s text:c="12"/>Russell Westbrook went for 24 points, 10 assists, seven rebounds, four steals and a blocked shot over 38 minutes in Saturday's 108-102 win at Houston.</text:p>
            <text:p><text:s text:c="8"/></text:p>
            <text:p><text:s text:c="8"/></text:p>
            <text:p><text:s text:c="13"/>Westbrook needs to post 34 rebounds and 12 assists over his final two regular-season games to average a triple-double for the 2017-18 campaign. He'll be working in Miami on Monday night against a team allowing just 102.7 points per game, fifth-best scoring defense in the NBA, and against the tanking Grizzlies at home on Wednesday in the finale.</text:p>
            <text:p><text:s text:c="8"/></text:p>
            <text:p><text:s text:c="8"/></text:p>
            <text:p><text:s text:c="13"/></text:p>
            <text:p><text:s text:c="14"/></text:p>
            <text:p><text:s text:c="13"/>Source: ESPN Stats and Info on Twitter <text:s text:c="19"/>Apr 7 - 11:3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lex Abrines</text:p>
            <text:p><text:s text:c="17"/></text:p>
            <text:p><text:s text:c="17"/></text:p>
            <text:p><text:s text:c="22"/>- G - <text:s/>Thunder</text:p>
            <text:p><text:s text:c="16"/></text:p>
            <text:p><text:s text:c="17"/></text:p>
            <text:p><text:s text:c="12"/></text:p>
            <text:p><text:s text:c="8"/></text:p>
            <text:p><text:s text:c="8"/></text:p>
            <text:p><text:s text:c="8"/></text:p>
            <text:p><text:s text:c="12"/>Alex Abrines ended up with just four points over 27 minutes in Saturday's 108-102 loss at Houston.</text:p>
            <text:p><text:s text:c="8"/></text:p>
            <text:p><text:s text:c="8"/></text:p>
            <text:p><text:s text:c="13"/>Abrines had a nightmare shooting performance, hitting 1-of-8 from behind the 3-point line, including an ugly 0-of-7 from behind the arc. The Thunder have some depth issues heading into the postseason and that's likely to be their undoing against other deeper clubs in the Western Conference. They need guys like Abrines, Raymond Felton and Jerami Grant to do better if they're going to avoid being one-and-done in the playoffs.</text:p>
            <text:p><text:s text:c="8"/></text:p>
            <text:p><text:s text:c="8"/></text:p>
            <text:p><text:s text:c="13"/></text:p>
            <text:p><text:s text:c="14"/></text:p>
            <text:p><text:s text:c="13"/>Apr 7 - 11:2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armelo Anthony</text:p>
            <text:p><text:s text:c="17"/></text:p>
            <text:p><text:s text:c="17"/></text:p>
            <text:p><text:s text:c="22"/>- F - <text:s/>Thunder</text:p>
            <text:p><text:s text:c="16"/></text:p>
            <text:p><text:s text:c="17"/></text:p>
            <text:p><text:s text:c="12"/></text:p>
            <text:p><text:s text:c="8"/></text:p>
            <text:p><text:s text:c="8"/></text:p>
            <text:p><text:s text:c="8"/></text:p>
            <text:p><text:s text:c="12"/>Carmelo Anthony ended up with 22 points over 35 minutes in Saturday's 108-102 road victory in Houston.</text:p>
            <text:p><text:s text:c="8"/></text:p>
            <text:p><text:s text:c="8"/></text:p>
            <text:p><text:s text:c="13"/>Melo hit 7-of-14 from the field, including 3-of-6 from behind the line, while chipping in with six rebounds, an assist and a blocked shot. Slowly but surely the Melo of old is shining through a lot more lately. He is averaging 18.3 points, 7.3 rebounds and 3.0 3-pointers per game over his past four outings. That's good news for OKC as they get primed and ready for the postseason.</text:p>
            <text:p><text:s text:c="8"/></text:p>
            <text:p><text:s text:c="8"/></text:p>
            <text:p><text:s text:c="13"/></text:p>
            <text:p><text:s text:c="14"/></text:p>
            <text:p><text:s text:c="13"/>Apr 7 - 11:2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thony Davis</text:p>
            <text:p><text:s text:c="17"/></text:p>
            <text:p><text:s text:c="17"/></text:p>
            <text:p><text:s text:c="22"/>- F/C - <text:s/>Pelicans</text:p>
            <text:p><text:s text:c="16"/></text:p>
            <text:p><text:s text:c="17"/></text:p>
            <text:p><text:s text:c="12"/></text:p>
            <text:p><text:s text:c="8"/></text:p>
            <text:p><text:s text:c="8"/></text:p>
            <text:p><text:s text:c="8"/></text:p>
            <text:p><text:s text:c="12"/>Anthony Davis did his thing during a 126-120 win at Golden State on Saturday, scoring 34 points with 12 boards, four assists, two steals and four blocks in 40 minutes.</text:p>
            <text:p><text:s text:c="8"/></text:p>
            <text:p><text:s text:c="8"/></text:p>
            <text:p><text:s text:c="13"/>He blocked Quinn Cook on the last play of the game to make this line even sweeter. James Harden will be winning MVP this year, but all fantasy owners know that The Brow is the fantasy MVP and it's not close at all. Since the break and even before this gem, AD averaged 30.2 points, 12.0 boards, 2.1 dimes, 1.9 steals, 3.5 boards and 0.7 treys on 52.4 FG% and 86.8 FT% over his previous 22. He's almost twice as valuable as anyone else in fantasy and he will be on a lot of title teams. The Pelicans also needed this win with the Spurs, Thunder, Wolves, Jazz and Nuggets all winning their last game.</text:p>
            <text:p><text:s text:c="8"/></text:p>
            <text:p><text:s text:c="8"/></text:p>
            <text:p><text:s text:c="13"/></text:p>
            <text:p><text:s text:c="14"/></text:p>
            <text:p><text:s text:c="13"/>Apr 7 - 11:1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Nikola Mirotic</text:p>
            <text:p><text:s text:c="17"/></text:p>
            <text:p><text:s text:c="17"/></text:p>
            <text:p><text:s text:c="22"/>- F - <text:s/>Pelicans</text:p>
            <text:p><text:s text:c="16"/></text:p>
            <text:p><text:s text:c="17"/></text:p>
            <text:p><text:s text:c="12"/></text:p>
            <text:p><text:s text:c="8"/></text:p>
            <text:p><text:s text:c="8"/></text:p>
            <text:p><text:s text:c="8"/></text:p>
            <text:p><text:s text:c="12"/>Nikola Mirotic scored 28 points with six rebounds, four assists, three steals and six 3-pointers in 40 minutes against the Warriors on Saturday.</text:p>
            <text:p><text:s text:c="8"/></text:p>
            <text:p><text:s text:c="8"/></text:p>
            <text:p><text:s text:c="13"/>He did roll his ankle towards the end of the second quarter, but he was back out there for the second half. All the razor companies should be on clean-shaven Mirotic for an endorsement deal with this gem and a 31-point Friday. He's a nice fit with Anthony Davis and has continued to crush in road games.</text:p>
            <text:p><text:s text:c="8"/></text:p>
            <text:p><text:s text:c="8"/></text:p>
            <text:p><text:s text:c="13"/></text:p>
            <text:p><text:s text:c="14"/></text:p>
            <text:p><text:s text:c="13"/>Apr 7 - 11:1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ajon Rondo</text:p>
            <text:p><text:s text:c="17"/></text:p>
            <text:p><text:s text:c="17"/></text:p>
            <text:p><text:s text:c="22"/>- G - <text:s/>Pelicans</text:p>
            <text:p><text:s text:c="16"/></text:p>
            <text:p><text:s text:c="17"/></text:p>
            <text:p><text:s text:c="12"/></text:p>
            <text:p><text:s text:c="8"/></text:p>
            <text:p><text:s text:c="8"/></text:p>
            <text:p><text:s text:c="8"/></text:p>
            <text:p><text:s text:c="12"/>Rajon Rondo scored 12 points with 17 assists, four boards, two steals and two 3-pointers in 32 minutes against the Warriors on Saturday.</text:p>
            <text:p><text:s text:c="8"/></text:p>
            <text:p><text:s text:c="8"/></text:p>
            <text:p><text:s text:c="13"/>He put on a passing clinic as the Warriors were in several mismatches on defense today. Rondo should be looking at big minutes to close the year with Ian Clark (ankle) likely out for the regular season.</text:p>
            <text:p><text:s text:c="8"/></text:p>
            <text:p><text:s text:c="8"/></text:p>
            <text:p><text:s text:c="13"/></text:p>
            <text:p><text:s text:c="14"/></text:p>
            <text:p><text:s text:c="13"/>Apr 7 - 11:0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vin Durant</text:p>
            <text:p><text:s text:c="17"/></text:p>
            <text:p><text:s text:c="17"/></text:p>
            <text:p><text:s text:c="22"/>- F - <text:s/>Warriors</text:p>
            <text:p><text:s text:c="16"/></text:p>
            <text:p><text:s text:c="17"/></text:p>
            <text:p><text:s text:c="12"/></text:p>
            <text:p><text:s text:c="8"/></text:p>
            <text:p><text:s text:c="8"/></text:p>
            <text:p><text:s text:c="8"/></text:p>
            <text:p><text:s text:c="12"/>Kevin Durant scored 41 points with 10 rebounds, five assists and four 3-pointers in 36 minutes during a 126-120 loss to the Pelicans on Saturday.</text:p>
            <text:p><text:s text:c="8"/></text:p>
            <text:p><text:s text:c="8"/></text:p>
            <text:p><text:s text:c="13"/>The Warriors would've been blown out of their own gym if not for KD being on a heater. This was his fourth 40-point game on the year, and his first 40-point, 10-board game of the season -- 19th 40-10 of his career. As for his team, they have some major defensive issues, giving up 126 in consecutive games. The Warriors not playing well could give KD a chance to play in both of the final games.</text:p>
            <text:p><text:s text:c="8"/></text:p>
            <text:p><text:s text:c="8"/></text:p>
            <text:p><text:s text:c="13"/></text:p>
            <text:p><text:s text:c="14"/></text:p>
            <text:p><text:s text:c="13"/>Apr 7 - 11:0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von Looney</text:p>
            <text:p><text:s text:c="17"/></text:p>
            <text:p><text:s text:c="17"/></text:p>
            <text:p><text:s text:c="22"/>- F - <text:s/>Warriors</text:p>
            <text:p><text:s text:c="16"/></text:p>
            <text:p><text:s text:c="17"/></text:p>
            <text:p><text:s text:c="12"/></text:p>
            <text:p><text:s text:c="8"/></text:p>
            <text:p><text:s text:c="8"/></text:p>
            <text:p><text:s text:c="8"/></text:p>
            <text:p><text:s text:c="12"/>Kevon Looney started on Saturday with six rebounds, two assists and no turnovers in 28 minutes against the Pelicans.</text:p>
            <text:p><text:s text:c="8"/></text:p>
            <text:p><text:s text:c="8"/></text:p>
            <text:p><text:s text:c="13"/>Coach Steve Kerr still doesn't know what to do with his starting center spot for the postseason. It's not crazy at all to think Looney can be the man, and he's clearly earned a rotation spot. Kerr really talked up Looney before the game, and his non-scoring aspects of his game have really improved. Looney has turned his career around in a hurry and is worth owning in most leagues.</text:p>
            <text:p><text:s text:c="8"/></text:p>
            <text:p><text:s text:c="8"/></text:p>
            <text:p><text:s text:c="13"/></text:p>
            <text:p><text:s text:c="14"/></text:p>
            <text:p><text:s text:c="13"/>Apr 7 - 10:5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Vale McGee</text:p>
            <text:p><text:s text:c="17"/></text:p>
            <text:p><text:s text:c="17"/></text:p>
            <text:p><text:s text:c="22"/>- C - <text:s/>Warriors</text:p>
            <text:p><text:s text:c="16"/></text:p>
            <text:p><text:s text:c="17"/></text:p>
            <text:p><text:s text:c="12"/></text:p>
            <text:p><text:s text:c="8"/></text:p>
            <text:p><text:s text:c="8"/></text:p>
            <text:p><text:s text:c="8"/></text:p>
            <text:p><text:s text:c="12"/>JaVale McGee was a DNP-CD on Saturday against the Pelicans.</text:p>
            <text:p><text:s text:c="8"/></text:p>
            <text:p><text:s text:c="8"/></text:p>
            <text:p><text:s text:c="13"/>He has a chance to start on Saturday, but coach Steve Kerr doesn't trust McGee too much these days.</text:p>
            <text:p><text:s text:c="8"/></text:p>
            <text:p><text:s text:c="8"/></text:p>
            <text:p><text:s text:c="13"/></text:p>
            <text:p><text:s text:c="14"/></text:p>
            <text:p><text:s text:c="13"/>Apr 7 - 10:5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 Iguodala</text:p>
            <text:p><text:s text:c="17"/></text:p>
            <text:p><text:s text:c="17"/></text:p>
            <text:p><text:s text:c="22"/>- G/F - <text:s/>Warriors</text:p>
            <text:p><text:s text:c="16"/></text:p>
            <text:p><text:s text:c="17"/></text:p>
            <text:p><text:s text:c="12"/></text:p>
            <text:p><text:s text:c="8"/></text:p>
            <text:p><text:s text:c="8"/></text:p>
            <text:p><text:s text:c="8"/></text:p>
            <text:p><text:s text:c="12"/>Andre Iguodala is not expected to play on Sunday in Phoenix.</text:p>
            <text:p><text:s text:c="8"/></text:p>
            <text:p><text:s text:c="8"/></text:p>
            <text:p><text:s text:c="13"/>He played on Saturday with four points, three rebounds and five assists. Iguodala may also sit out on Tuesday.</text:p>
            <text:p><text:s text:c="8"/></text:p>
            <text:p><text:s text:c="8"/></text:p>
            <text:p><text:s text:c="13"/></text:p>
            <text:p><text:s text:c="14"/></text:p>
            <text:p><text:s text:c="13"/>Apr 7 - 10:5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Quincy Acy</text:p>
            <text:p><text:s text:c="17"/></text:p>
            <text:p><text:s text:c="17"/></text:p>
            <text:p><text:s text:c="22"/>- F/C - <text:s/>Nets</text:p>
            <text:p><text:s text:c="16"/></text:p>
            <text:p><text:s text:c="17"/></text:p>
            <text:p><text:s text:c="12"/></text:p>
            <text:p><text:s text:c="8"/></text:p>
            <text:p><text:s text:c="8"/></text:p>
            <text:p><text:s text:c="8"/></text:p>
            <text:p><text:s text:c="12"/>Quincy Acy scored a career-high 21 points during a 124-96 win over the Bulls on Saturday, adding three rebounds, one assist and six 3-pointers in 23 minutes.</text:p>
            <text:p><text:s text:c="8"/></text:p>
            <text:p><text:s text:c="8"/></text:p>
            <text:p><text:s text:c="13"/>That's a career high in triples for Acy with 3-pointers being the story today. The Nets had a franchise-record 24 treys in this game, and they were just one shy of the NBA record (Cavs last year). Knicks fans may remember when Acy got the MVP chants at MSG earlier in his career, and he was in that form today. He's not much of a fantasy add, though.</text:p>
            <text:p><text:s text:c="8"/></text:p>
            <text:p><text:s text:c="8"/></text:p>
            <text:p><text:s text:c="13"/></text:p>
            <text:p><text:s text:c="14"/></text:p>
            <text:p><text:s text:c="13"/>Apr 7 - 10:5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e Harris</text:p>
            <text:p><text:s text:c="17"/></text:p>
            <text:p><text:s text:c="17"/></text:p>
            <text:p><text:s text:c="22"/>- G/F - <text:s/>Nets</text:p>
            <text:p><text:s text:c="16"/></text:p>
            <text:p><text:s text:c="17"/></text:p>
            <text:p><text:s text:c="12"/></text:p>
            <text:p><text:s text:c="8"/></text:p>
            <text:p><text:s text:c="8"/></text:p>
            <text:p><text:s text:c="8"/></text:p>
            <text:p><text:s text:c="12"/>Joe Harris scored 16 points with four rebounds, six assists, one steal, two blocks and four 3-pointers in 29 minutes against the Bulls on Saturday.</text:p>
            <text:p><text:s text:c="8"/></text:p>
            <text:p><text:s text:c="8"/></text:p>
            <text:p><text:s text:c="13"/>He hit the Nets' single-game record 22nd trey in this game, making 4-of-5 overall. He also has five-plus dimes in two straight games for the first time in his career. Sure, Victor Oladipo, Clint Capela and others get the Most Improved Player love, but Harris has been tremendous the season.</text:p>
            <text:p><text:s text:c="8"/></text:p>
            <text:p><text:s text:c="8"/></text:p>
            <text:p><text:s text:c="13"/></text:p>
            <text:p><text:s text:c="14"/></text:p>
            <text:p><text:s text:c="13"/>Apr 7 - 10:4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rrett Allen</text:p>
            <text:p><text:s text:c="17"/></text:p>
            <text:p><text:s text:c="17"/></text:p>
            <text:p><text:s text:c="22"/>- C - <text:s/>Nets</text:p>
            <text:p><text:s text:c="16"/></text:p>
            <text:p><text:s text:c="17"/></text:p>
            <text:p><text:s text:c="12"/></text:p>
            <text:p><text:s text:c="8"/></text:p>
            <text:p><text:s text:c="8"/></text:p>
            <text:p><text:s text:c="8"/></text:p>
            <text:p><text:s text:c="12"/>Jarrett Allen scored nine points with five rebounds, four blocks, two fouls and one 3-pointer in 21 minutes against the Bulls on Saturday.</text:p>
            <text:p><text:s text:c="8"/></text:p>
            <text:p><text:s text:c="8"/></text:p>
            <text:p><text:s text:c="13"/>He's shooting more jumpers, the fouls are going down, the blocks are going up, and now Allen has a block in 12 straight. His help defense has been great for a 19-year-old rookie, and he is the first Nets rookie since Sean Williams (2007-08 season) to register four-plus blocks in consecutive games. We apologize in advance for driving his ADP up next year.</text:p>
            <text:p><text:s text:c="8"/></text:p>
            <text:p><text:s text:c="8"/></text:p>
            <text:p><text:s text:c="13"/></text:p>
            <text:p><text:s text:c="14"/></text:p>
            <text:p><text:s text:c="13"/>Apr 7 - 10:4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nte Cunningham</text:p>
            <text:p><text:s text:c="17"/></text:p>
            <text:p><text:s text:c="17"/></text:p>
            <text:p><text:s text:c="22"/>- F - <text:s/>Nets</text:p>
            <text:p><text:s text:c="16"/></text:p>
            <text:p><text:s text:c="17"/></text:p>
            <text:p><text:s text:c="12"/></text:p>
            <text:p><text:s text:c="8"/></text:p>
            <text:p><text:s text:c="8"/></text:p>
            <text:p><text:s text:c="8"/></text:p>
            <text:p><text:s text:c="12"/>Dante Cunningham scored nine points with 12 boards, one assist and one block in 22 minutes against the Bulls on Saturday.</text:p>
            <text:p><text:s text:c="8"/></text:p>
            <text:p><text:s text:c="8"/></text:p>
            <text:p><text:s text:c="13"/>He was the only Net to take multiple treys and not make one. Cunningham has played well with the Nets and he could be back next year.</text:p>
            <text:p><text:s text:c="8"/></text:p>
            <text:p><text:s text:c="8"/></text:p>
            <text:p><text:s text:c="13"/></text:p>
            <text:p><text:s text:c="14"/></text:p>
            <text:p><text:s text:c="13"/>Apr 7 - 10:3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obby Portis</text:p>
            <text:p><text:s text:c="17"/></text:p>
            <text:p><text:s text:c="17"/></text:p>
            <text:p><text:s text:c="22"/>- F - <text:s/>Bulls</text:p>
            <text:p><text:s text:c="16"/></text:p>
            <text:p><text:s text:c="17"/></text:p>
            <text:p><text:s text:c="12"/></text:p>
            <text:p><text:s text:c="8"/></text:p>
            <text:p><text:s text:c="8"/></text:p>
            <text:p><text:s text:c="8"/></text:p>
            <text:p><text:s text:c="12"/>Bobby Portis scored 18 points in a start with eight rebounds, one assist, one steal, one block and one 3-pointer in 31 minutes during a 124-96 loss to the Nets on Saturday.</text:p>
            <text:p><text:s text:c="8"/></text:p>
            <text:p><text:s text:c="8"/></text:p>
            <text:p><text:s text:c="13"/>It looked like he was in for a mega line with 13 points in the first quarter, but he was quiet after that. Portis isn't going to play this much when Lauri Markkanen comes back, but he still should have value on a team with a front office trying to lose games. In honor of Coolio performing at half today, the Bulls are livin' in a tanksta's paradise as they come along and ride on a tank-tastic voyage.</text:p>
            <text:p><text:s text:c="8"/></text:p>
            <text:p><text:s text:c="8"/></text:p>
            <text:p><text:s text:c="13"/></text:p>
            <text:p><text:s text:c="14"/></text:p>
            <text:p><text:s text:c="13"/>Apr 7 - 10:3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vid Nwaba</text:p>
            <text:p><text:s text:c="17"/></text:p>
            <text:p><text:s text:c="17"/></text:p>
            <text:p><text:s text:c="22"/>- G/F - <text:s/>Bulls</text:p>
            <text:p><text:s text:c="16"/></text:p>
            <text:p><text:s text:c="17"/></text:p>
            <text:p><text:s text:c="12"/></text:p>
            <text:p><text:s text:c="8"/></text:p>
            <text:p><text:s text:c="8"/></text:p>
            <text:p><text:s text:c="8"/></text:p>
            <text:p><text:s text:c="12"/>David Nwaba scored six points with three rebounds, three assists and one steal in 30 minutes against the Nets on Saturday.</text:p>
            <text:p><text:s text:c="8"/></text:p>
            <text:p><text:s text:c="8"/></text:p>
            <text:p><text:s text:c="13"/>The minutes were there for him as the Bulls had to run a small-ball four out there for 17 minutes. Nwaba should see minutes around 30, but he's a little unpredictable in fantasy because his output is based on hustle stats.</text:p>
            <text:p><text:s text:c="8"/></text:p>
            <text:p><text:s text:c="8"/></text:p>
            <text:p><text:s text:c="13"/></text:p>
            <text:p><text:s text:c="14"/></text:p>
            <text:p><text:s text:c="13"/>Apr 7 - 10:2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ean Kilpatrick</text:p>
            <text:p><text:s text:c="17"/></text:p>
            <text:p><text:s text:c="17"/></text:p>
            <text:p><text:s text:c="22"/>- G - <text:s/>Bulls</text:p>
            <text:p><text:s text:c="16"/></text:p>
            <text:p><text:s text:c="17"/></text:p>
            <text:p><text:s text:c="12"/></text:p>
            <text:p><text:s text:c="8"/></text:p>
            <text:p><text:s text:c="8"/></text:p>
            <text:p><text:s text:c="8"/></text:p>
            <text:p><text:s text:c="12"/>Sean Kilpatrick scored 20 points with four rebounds, one assist, one steal and two 3-pointers in 22 minutes against the Nets on Saturday.</text:p>
            <text:p><text:s text:c="8"/></text:p>
            <text:p><text:s text:c="8"/></text:p>
            <text:p><text:s text:c="13"/>It was a revenge game for the one who was once called Skilpatrick in Brooklyn. He'll be getting more run as this season closes out as the Bulls keep their tank rolling along.</text:p>
            <text:p><text:s text:c="8"/></text:p>
            <text:p><text:s text:c="8"/></text:p>
            <text:p><text:s text:c="13"/></text:p>
            <text:p><text:s text:c="14"/></text:p>
            <text:p><text:s text:c="13"/>Apr 7 - 10:2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ric Bledsoe</text:p>
            <text:p><text:s text:c="17"/></text:p>
            <text:p><text:s text:c="17"/></text:p>
            <text:p><text:s text:c="22"/>- G - <text:s/>Bucks</text:p>
            <text:p><text:s text:c="16"/></text:p>
            <text:p><text:s text:c="17"/></text:p>
            <text:p><text:s text:c="12"/></text:p>
            <text:p><text:s text:c="8"/></text:p>
            <text:p><text:s text:c="8"/></text:p>
            <text:p><text:s text:c="8"/></text:p>
            <text:p><text:s text:c="12"/>Eric Bledsoe scored 22 points with three rebounds, 10 assists, one block, one steal and two 3-pointers during a 115-102 win over the Knicks on Saturday.</text:p>
            <text:p><text:s text:c="8"/></text:p>
            <text:p><text:s text:c="8"/></text:p>
            <text:p><text:s text:c="13"/>He's playing his best ball of the season and it's not really close. Over his last five games, he's averaged 25.6 points, 3.0 boards, 6.4 dimes, 2.0 steals and 3.2 treys on 61.0 percent from the field and 94.7 percent from the line. Add a 75.0 TS% to just 1.6 turnovers and this is some of the cleanest ball he's played ever.</text:p>
            <text:p><text:s text:c="8"/></text:p>
            <text:p><text:s text:c="8"/></text:p>
            <text:p><text:s text:c="13"/></text:p>
            <text:p><text:s text:c="14"/></text:p>
            <text:p><text:s text:c="13"/>Apr 7 - 10:1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bari Parker</text:p>
            <text:p><text:s text:c="17"/></text:p>
            <text:p><text:s text:c="17"/></text:p>
            <text:p><text:s text:c="22"/>- F - <text:s/>Bucks</text:p>
            <text:p><text:s text:c="16"/></text:p>
            <text:p><text:s text:c="17"/></text:p>
            <text:p><text:s text:c="12"/></text:p>
            <text:p><text:s text:c="8"/></text:p>
            <text:p><text:s text:c="8"/></text:p>
            <text:p><text:s text:c="8"/></text:p>
            <text:p><text:s text:c="12"/>Jabari Parker scored 16 points with 12 rebounds, five assists, one steal and two 3-pointers in a start against the Knicks on Saturday.</text:p>
            <text:p><text:s text:c="8"/></text:p>
            <text:p><text:s text:c="8"/></text:p>
            <text:p><text:s text:c="13"/>He subbed in for Giannis Antetokounmpo today, but it was likely more rest than anything. Parker will likely be back on the bench against the Magic on Monday.</text:p>
            <text:p><text:s text:c="8"/></text:p>
            <text:p><text:s text:c="8"/></text:p>
            <text:p><text:s text:c="13"/></text:p>
            <text:p><text:s text:c="14"/></text:p>
            <text:p><text:s text:c="13"/>Apr 7 - 10:1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lcolm Brogdon</text:p>
            <text:p><text:s text:c="17"/></text:p>
            <text:p><text:s text:c="17"/></text:p>
            <text:p><text:s text:c="22"/>- G - <text:s/>Bucks</text:p>
            <text:p><text:s text:c="16"/></text:p>
            <text:p><text:s text:c="17"/></text:p>
            <text:p><text:s text:c="12"/></text:p>
            <text:p><text:s text:c="8"/></text:p>
            <text:p><text:s text:c="8"/></text:p>
            <text:p><text:s text:c="8"/></text:p>
            <text:p><text:s text:c="12"/>Malcolm Brogdon (knee) expects to return to action on Monday against the Magic.</text:p>
            <text:p><text:s text:c="8"/></text:p>
            <text:p><text:s text:c="8"/></text:p>
            <text:p><text:s text:c="13"/>Brogdon was probable for Saturday's game, but ended up sitting out one extra game. The guard did do some on-court work before the game, however. He has been on the shelf since Feb. 1 due to a partially torn left quadriceps tendon. "I'll be back Monday," he told beat writer Matt Velazquez. The team likely wants to see him prove his health in a game before the playoffs start, but you can probably expect a minutes cap.</text:p>
            <text:p><text:s text:c="8"/></text:p>
            <text:p><text:s text:c="8"/></text:p>
            <text:p><text:s text:c="13"/></text:p>
            <text:p><text:s text:c="14"/></text:p>
            <text:p><text:s text:c="13"/>Source: Matt Velazquez on Twitter <text:s text:c="24"/>Apr 7 - 10:1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ony Snell</text:p>
            <text:p><text:s text:c="17"/></text:p>
            <text:p><text:s text:c="17"/></text:p>
            <text:p><text:s text:c="22"/>- G/F - <text:s/>Bucks</text:p>
            <text:p><text:s text:c="16"/></text:p>
            <text:p><text:s text:c="17"/></text:p>
            <text:p><text:s text:c="12"/></text:p>
            <text:p><text:s text:c="8"/></text:p>
            <text:p><text:s text:c="8"/></text:p>
            <text:p><text:s text:c="8"/></text:p>
            <text:p><text:s text:c="12"/>Tony Snell scored 10 points with four rebounds, three assists, two blocks and two 3-pointers in 31 minutes against the Knicks on Saturday.</text:p>
            <text:p><text:s text:c="8"/></text:p>
            <text:p><text:s text:c="8"/></text:p>
            <text:p><text:s text:c="13"/>He rolled his right ankle and returned in the second quarter. With Malcolm Brogdon back for Monday, Snell could lose a few minutes.</text:p>
            <text:p><text:s text:c="8"/></text:p>
            <text:p><text:s text:c="8"/></text:p>
            <text:p><text:s text:c="13"/></text:p>
            <text:p><text:s text:c="14"/></text:p>
            <text:p><text:s text:c="13"/>Apr 7 - 10:0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yle O'Quinn</text:p>
            <text:p><text:s text:c="17"/></text:p>
            <text:p><text:s text:c="17"/></text:p>
            <text:p><text:s text:c="22"/>- F/C - <text:s/>Knicks</text:p>
            <text:p><text:s text:c="16"/></text:p>
            <text:p><text:s text:c="17"/></text:p>
            <text:p><text:s text:c="12"/></text:p>
            <text:p><text:s text:c="8"/></text:p>
            <text:p><text:s text:c="8"/></text:p>
            <text:p><text:s text:c="8"/></text:p>
            <text:p><text:s text:c="12"/>Kyle O'Quinn went off again with 15 points, 16 boards, five assists, four blocks and one 3-pointer in 30 minutes against the Bucks during a 115-102 loss on Saturday.</text:p>
            <text:p><text:s text:c="8"/></text:p>
            <text:p><text:s text:c="8"/></text:p>
            <text:p><text:s text:c="13"/>He's absolutely rolling. O’Quinn is the first Knick since Patrick Ewing in 1999 to record at least 13 points, 12 rebounds and three blocks in three straight games. If you added him after the Enes Kanter injury, it could be the difference in your championship. He's also a real joy to watch, so it's been an enjoyable experience all around.</text:p>
            <text:p><text:s text:c="8"/></text:p>
            <text:p><text:s text:c="8"/></text:p>
            <text:p><text:s text:c="13"/></text:p>
            <text:p><text:s text:c="14"/></text:p>
            <text:p><text:s text:c="13"/>Apr 7 - 10:0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ourtney Lee</text:p>
            <text:p><text:s text:c="17"/></text:p>
            <text:p><text:s text:c="17"/></text:p>
            <text:p><text:s text:c="22"/>- G - <text:s/>Knicks</text:p>
            <text:p><text:s text:c="16"/></text:p>
            <text:p><text:s text:c="17"/></text:p>
            <text:p><text:s text:c="12"/></text:p>
            <text:p><text:s text:c="8"/></text:p>
            <text:p><text:s text:c="8"/></text:p>
            <text:p><text:s text:c="8"/></text:p>
            <text:p><text:s text:c="12"/>Courtney Lee scored 14 points with four rebounds and two 3-pointers in 27 minutes against the Bucks on Saturday.</text:p>
            <text:p><text:s text:c="8"/></text:p>
            <text:p><text:s text:c="8"/></text:p>
            <text:p><text:s text:c="13"/>Tim Hardaway Jr. not playing explains the minutes for Lee here. If THJ is back for Monday, expect Lee to be in the lower 20s for playing time. That's probably not enough to use him in most leagues.</text:p>
            <text:p><text:s text:c="8"/></text:p>
            <text:p><text:s text:c="8"/></text:p>
            <text:p><text:s text:c="13"/></text:p>
            <text:p><text:s text:c="14"/></text:p>
            <text:p><text:s text:c="13"/>Apr 7 - 9:5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ichael Beasley</text:p>
            <text:p><text:s text:c="17"/></text:p>
            <text:p><text:s text:c="17"/></text:p>
            <text:p><text:s text:c="22"/>- F - <text:s/>Knicks</text:p>
            <text:p><text:s text:c="16"/></text:p>
            <text:p><text:s text:c="17"/></text:p>
            <text:p><text:s text:c="12"/></text:p>
            <text:p><text:s text:c="8"/></text:p>
            <text:p><text:s text:c="8"/></text:p>
            <text:p><text:s text:c="8"/></text:p>
            <text:p><text:s text:c="12"/>Michael Beasley scored 13 points with six rebounds, two assists and one 3-pointer in 23 minutes against the Bucks on Saturday.</text:p>
            <text:p><text:s text:c="8"/></text:p>
            <text:p><text:s text:c="8"/></text:p>
            <text:p><text:s text:c="13"/>According to the Knicks broadcast, Beasley was playing through his knee injury from Friday night. Perhaps that could explain the light usage, but he was still 5-of-14 from the field. Either way, Beasley should be OK for Monday against the Cavs.</text:p>
            <text:p><text:s text:c="8"/></text:p>
            <text:p><text:s text:c="8"/></text:p>
            <text:p><text:s text:c="13"/></text:p>
            <text:p><text:s text:c="14"/></text:p>
            <text:p><text:s text:c="13"/>Apr 7 - 9:5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ance Thomas</text:p>
            <text:p><text:s text:c="17"/></text:p>
            <text:p><text:s text:c="17"/></text:p>
            <text:p><text:s text:c="22"/>- F - <text:s/>Knicks</text:p>
            <text:p><text:s text:c="16"/></text:p>
            <text:p><text:s text:c="17"/></text:p>
            <text:p><text:s text:c="12"/></text:p>
            <text:p><text:s text:c="8"/></text:p>
            <text:p><text:s text:c="8"/></text:p>
            <text:p><text:s text:c="8"/></text:p>
            <text:p><text:s text:c="12"/>Lance Thomas did not score with one rebound in nine minutes against the Bucks on Saturday.</text:p>
            <text:p><text:s text:c="8"/></text:p>
            <text:p><text:s text:c="8"/></text:p>
            <text:p><text:s text:c="13"/>He hasn't played much this season, and that probably won't change with the Knicks playing most of their guys.</text:p>
            <text:p><text:s text:c="8"/></text:p>
            <text:p><text:s text:c="8"/></text:p>
            <text:p><text:s text:c="13"/></text:p>
            <text:p><text:s text:c="14"/></text:p>
            <text:p><text:s text:c="13"/>Apr 7 - 9:4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Jarrett Jack</text:p>
            <text:p><text:s text:c="17"/></text:p>
            <text:p><text:s text:c="17"/></text:p>
            <text:p><text:s text:c="22"/>- G - <text:s/>Knicks</text:p>
            <text:p><text:s text:c="16"/></text:p>
            <text:p><text:s text:c="17"/></text:p>
            <text:p><text:s text:c="12"/></text:p>
            <text:p><text:s text:c="8"/></text:p>
            <text:p><text:s text:c="8"/></text:p>
            <text:p><text:s text:c="8"/></text:p>
            <text:p><text:s text:c="12"/>Jarrett Jack scored 18 points with five rebonds, seven assists and one 3-pointer in 26 minutes against the Bucks on Saturday.</text:p>
            <text:p><text:s text:c="8"/></text:p>
            <text:p><text:s text:c="8"/></text:p>
            <text:p><text:s text:c="13"/>He played 12 minutes on Friday night and he may be ahead of Emmanuel Mudiay for the last two games. It'll be tough to count on Jack unless the Knicks say something definitive on his status.</text:p>
            <text:p><text:s text:c="8"/></text:p>
            <text:p><text:s text:c="8"/></text:p>
            <text:p><text:s text:c="13"/></text:p>
            <text:p><text:s text:c="14"/></text:p>
            <text:p><text:s text:c="13"/>Apr 7 - 9:4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Nick Young</text:p>
            <text:p><text:s text:c="17"/></text:p>
            <text:p><text:s text:c="17"/></text:p>
            <text:p><text:s text:c="22"/>- G/F - <text:s/>Warriors</text:p>
            <text:p><text:s text:c="16"/></text:p>
            <text:p><text:s text:c="17"/></text:p>
            <text:p><text:s text:c="12"/></text:p>
            <text:p><text:s text:c="8"/></text:p>
            <text:p><text:s text:c="8"/></text:p>
            <text:p><text:s text:c="8"/></text:p>
            <text:p><text:s text:c="12"/>Nick Young (illness) is available for Saturday against the Pelicans.</text:p>
            <text:p><text:s text:c="8"/></text:p>
            <text:p><text:s text:c="8"/></text:p>
            <text:p><text:s text:c="13"/>He likely won't be seeing too many minutes with Klay Thompson out there. That could change tomorrow.</text:p>
            <text:p><text:s text:c="8"/></text:p>
            <text:p><text:s text:c="8"/></text:p>
            <text:p><text:s text:c="13"/></text:p>
            <text:p><text:s text:c="14"/></text:p>
            <text:p><text:s text:c="13"/>Source: Warriors on Twitter <text:s text:c="30"/>Apr 7 - 8:3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ony Snell</text:p>
            <text:p><text:s text:c="17"/></text:p>
            <text:p><text:s text:c="17"/></text:p>
            <text:p><text:s text:c="22"/>- G/F - <text:s/>Bucks</text:p>
            <text:p><text:s text:c="16"/></text:p>
            <text:p><text:s text:c="17"/></text:p>
            <text:p><text:s text:c="12"/></text:p>
            <text:p><text:s text:c="8"/></text:p>
            <text:p><text:s text:c="8"/></text:p>
            <text:p><text:s text:c="8"/></text:p>
            <text:p><text:s text:c="12"/>Tony Snell (ankle) has returned on Saturday.</text:p>
            <text:p><text:s text:c="8"/></text:p>
            <text:p><text:s text:c="8"/></text:p>
            <text:p><text:s text:c="13"/>That's great news for the Bucks because the ankle issue was scary. <text:s/>Snell is moving around fine on his first few possessions.</text:p>
            <text:p><text:s text:c="8"/></text:p>
            <text:p><text:s text:c="8"/></text:p>
            <text:p><text:s text:c="13"/></text:p>
            <text:p><text:s text:c="14"/></text:p>
            <text:p><text:s text:c="13"/>Apr 7 - 8:1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haun Livingston</text:p>
            <text:p><text:s text:c="17"/></text:p>
            <text:p><text:s text:c="17"/></text:p>
            <text:p><text:s text:c="22"/>- G - <text:s/>Warriors</text:p>
            <text:p><text:s text:c="16"/></text:p>
            <text:p><text:s text:c="17"/></text:p>
            <text:p><text:s text:c="12"/></text:p>
            <text:p><text:s text:c="8"/></text:p>
            <text:p><text:s text:c="8"/></text:p>
            <text:p><text:s text:c="8"/></text:p>
            <text:p><text:s text:c="12"/>Shaun Livingston (knee) will not play against the Pelicans on Saturday.</text:p>
            <text:p><text:s text:c="8"/></text:p>
            <text:p><text:s text:c="8"/></text:p>
            <text:p><text:s text:c="13"/>He'll be expected to play tomorrow in Phoenix.</text:p>
            <text:p><text:s text:c="8"/></text:p>
            <text:p><text:s text:c="8"/></text:p>
            <text:p><text:s text:c="13"/></text:p>
            <text:p><text:s text:c="14"/></text:p>
            <text:p><text:s text:c="13"/>Source: Mark Medina on Twitter <text:s text:c="27"/>Apr 7 - 8:0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 Iguodala</text:p>
            <text:p><text:s text:c="17"/></text:p>
            <text:p><text:s text:c="17"/></text:p>
            <text:p><text:s text:c="22"/>- G/F - <text:s/>Warriors</text:p>
            <text:p><text:s text:c="16"/></text:p>
            <text:p><text:s text:c="17"/></text:p>
            <text:p><text:s text:c="12"/></text:p>
            <text:p><text:s text:c="8"/></text:p>
            <text:p><text:s text:c="8"/></text:p>
            <text:p><text:s text:c="8"/></text:p>
            <text:p><text:s text:c="12"/>Andre Iguodala will be available to play Saturday vs. New Orleans, and Shaun Livingston (knee) will be out.</text:p>
            <text:p><text:s text:c="8"/></text:p>
            <text:p><text:s text:c="8"/></text:p>
            <text:p><text:s text:c="13"/>Expect the two to swap tomorrow in Phoenix. Iguodala will likely have a mild restriction in this game to try to stay healthy for next weekend.</text:p>
            <text:p><text:s text:c="8"/></text:p>
            <text:p><text:s text:c="8"/></text:p>
            <text:p><text:s text:c="13"/></text:p>
            <text:p><text:s text:c="14"/></text:p>
            <text:p><text:s text:c="13"/>Source: Mark Medina on Twitter <text:s text:c="27"/>Apr 7 - 8:0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ony Snell</text:p>
            <text:p><text:s text:c="17"/></text:p>
            <text:p><text:s text:c="17"/></text:p>
            <text:p><text:s text:c="22"/>- G/F - <text:s/>Bucks</text:p>
            <text:p><text:s text:c="16"/></text:p>
            <text:p><text:s text:c="17"/></text:p>
            <text:p><text:s text:c="12"/></text:p>
            <text:p><text:s text:c="8"/></text:p>
            <text:p><text:s text:c="8"/></text:p>
            <text:p><text:s text:c="8"/></text:p>
            <text:p><text:s text:c="12"/>Tony Snell turned his right ankle in the first quarter on Saturday and went to the locker room.</text:p>
            <text:p><text:s text:c="8"/></text:p>
            <text:p><text:s text:c="8"/></text:p>
            <text:p><text:s text:c="13"/>He stepped on John Henson's foot and rolled his right ankle pretty good. Snell took about 30-45 seconds to get up and he walked slowly to the locker room. He's likely out for the night, which means more Jason Terry and Brandon Jennings.</text:p>
            <text:p><text:s text:c="8"/></text:p>
            <text:p><text:s text:c="8"/></text:p>
            <text:p><text:s text:c="13"/></text:p>
            <text:p><text:s text:c="14"/></text:p>
            <text:p><text:s text:c="13"/>Apr 7 - 7:5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mian Lillard</text:p>
            <text:p><text:s text:c="17"/></text:p>
            <text:p><text:s text:c="17"/></text:p>
            <text:p><text:s text:c="22"/>- G - <text:s/>Trail Blazers</text:p>
            <text:p><text:s text:c="16"/></text:p>
            <text:p><text:s text:c="17"/></text:p>
            <text:p><text:s text:c="12"/></text:p>
            <text:p><text:s text:c="8"/></text:p>
            <text:p><text:s text:c="8"/></text:p>
            <text:p><text:s text:c="8"/></text:p>
            <text:p><text:s text:c="12"/>Damian Lillard (ankle) will play on Saturday against the Spurs.</text:p>
            <text:p><text:s text:c="8"/></text:p>
            <text:p><text:s text:c="8"/></text:p>
            <text:p><text:s text:c="13"/>Huge positive news for his fantasy owners here. He has said he wanted to play for a few days now, but the training staff had a big say. He talked to the trainers just now and apparently they're happy with how his ankle responded to warmups. Shabazz Napier will be moving to the bench.</text:p>
            <text:p><text:s text:c="8"/></text:p>
            <text:p><text:s text:c="8"/></text:p>
            <text:p><text:s text:c="13"/></text:p>
            <text:p><text:s text:c="14"/></text:p>
            <text:p><text:s text:c="13"/>Source: Jason Quick on Twitter <text:s text:c="27"/>Apr 7 - 7:4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ourtney Lee</text:p>
            <text:p><text:s text:c="17"/></text:p>
            <text:p><text:s text:c="17"/></text:p>
            <text:p><text:s text:c="22"/>- G - <text:s/>Knicks</text:p>
            <text:p><text:s text:c="16"/></text:p>
            <text:p><text:s text:c="17"/></text:p>
            <text:p><text:s text:c="12"/></text:p>
            <text:p><text:s text:c="8"/></text:p>
            <text:p><text:s text:c="8"/></text:p>
            <text:p><text:s text:c="8"/></text:p>
            <text:p><text:s text:c="12"/>Trey Burke, Frank Ntilikina, Kyle O'Quinn, Courtney Lee and Michael Beasley are starting against the Bucks on Saturday.</text:p>
            <text:p><text:s text:c="8"/></text:p>
            <text:p><text:s text:c="8"/></text:p>
            <text:p><text:s text:c="13"/>The Knicks have some tough defensive matchups against the Bucks today, so that could be a factor on this lineup. With Tim Hardaway Jr. out, Lee could get the most minutes he's seen in a while.</text:p>
            <text:p><text:s text:c="8"/></text:p>
            <text:p><text:s text:c="8"/></text:p>
            <text:p><text:s text:c="13"/></text:p>
            <text:p><text:s text:c="14"/></text:p>
            <text:p><text:s text:c="13"/>Source: Ian Begley on Twitter <text:s text:c="28"/>Apr 7 - 7:2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Nikola Jokic</text:p>
            <text:p><text:s text:c="17"/></text:p>
            <text:p><text:s text:c="17"/></text:p>
            <text:p><text:s text:c="22"/>- F/C - <text:s/>Nuggets</text:p>
            <text:p><text:s text:c="16"/></text:p>
            <text:p><text:s text:c="17"/></text:p>
            <text:p><text:s text:c="12"/></text:p>
            <text:p><text:s text:c="8"/></text:p>
            <text:p><text:s text:c="8"/></text:p>
            <text:p><text:s text:c="8"/></text:p>
            <text:p><text:s text:c="12"/>Nikola Jokic was rolling in a 134-115 win over the Clippers on Saturday, posting his ninth triple-double of the season with 23 points, 11 rebounds, 11 assists, two steals, one block and one 3-pointer in 34 minutes.</text:p>
            <text:p><text:s text:c="8"/></text:p>
            <text:p><text:s text:c="8"/></text:p>
            <text:p><text:s text:c="13"/>The Nuggets put on an offensive clinic and it felt like the Clippers only had four guys on defense today. They are clicking at the right time with a five-game winning streak and Jokic is the main reason why, averaging 19.4 points, 12.0 boards, 7.6 assists, 1.6 steals, 1.6 blocks and 1.8 treys on a 60.3 TS% in those. The Nuggets have a tall order to make the playoffs and it's starting to feel like their Wednesday game against the Wolves could be the decider.</text:p>
            <text:p><text:s text:c="8"/></text:p>
            <text:p><text:s text:c="8"/></text:p>
            <text:p><text:s text:c="13"/></text:p>
            <text:p><text:s text:c="14"/></text:p>
            <text:p><text:s text:c="13"/>Apr 7 - 7:2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Will Barton</text:p>
            <text:p><text:s text:c="17"/></text:p>
            <text:p><text:s text:c="17"/></text:p>
            <text:p><text:s text:c="22"/>- G/F - <text:s/>Nuggets</text:p>
            <text:p><text:s text:c="16"/></text:p>
            <text:p><text:s text:c="17"/></text:p>
            <text:p><text:s text:c="12"/></text:p>
            <text:p><text:s text:c="8"/></text:p>
            <text:p><text:s text:c="8"/></text:p>
            <text:p><text:s text:c="8"/></text:p>
            <text:p><text:s text:c="12"/>Will Barton made 11-of-15 from the field and all four free throws for 31 points with two rebounds, three assists, one block and five 3-pointers against the Clippers on Saturday.</text:p>
            <text:p><text:s text:c="8"/></text:p>
            <text:p><text:s text:c="8"/></text:p>
            <text:p><text:s text:c="13"/>Now that's some efficiency with his 18 possessions giving him a 1.72 points per possession today. He's a pure scorer and it's no secret how he gets his buckets, so nobody can complain about Thrill holding the ball too much. Barton has come a long way from his Blazers days and was paid $3.5 million this season, so he will be getting a hefty raise this summer.</text:p>
            <text:p><text:s text:c="8"/></text:p>
            <text:p><text:s text:c="8"/></text:p>
            <text:p><text:s text:c="13"/></text:p>
            <text:p><text:s text:c="14"/></text:p>
            <text:p><text:s text:c="13"/>Apr 7 - 7:1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mal Murray</text:p>
            <text:p><text:s text:c="17"/></text:p>
            <text:p><text:s text:c="17"/></text:p>
            <text:p><text:s text:c="22"/>- G - <text:s/>Nuggets</text:p>
            <text:p><text:s text:c="16"/></text:p>
            <text:p><text:s text:c="17"/></text:p>
            <text:p><text:s text:c="12"/></text:p>
            <text:p><text:s text:c="8"/></text:p>
            <text:p><text:s text:c="8"/></text:p>
            <text:p><text:s text:c="8"/></text:p>
            <text:p><text:s text:c="12"/>Jamal Murray scored 19 points with three rebounds, seven assists and one turnover in 40 minutes against the Clippers on Saturday.</text:p>
            <text:p><text:s text:c="8"/></text:p>
            <text:p><text:s text:c="8"/></text:p>
            <text:p><text:s text:c="13"/>He is absolutely locked in on offense. Murray's off ball game has really shine and he continue to make cuts to the basket, which has a lot to do with Nikola Jokic. The Blue Arrow himself is also dishing more often with seven dimes in three of his last four. Murray is just 21 and he's going to get even better next year.</text:p>
            <text:p><text:s text:c="8"/></text:p>
            <text:p><text:s text:c="8"/></text:p>
            <text:p><text:s text:c="13"/></text:p>
            <text:p><text:s text:c="14"/></text:p>
            <text:p><text:s text:c="13"/>Apr 7 - 7:0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mian Lillard</text:p>
            <text:p><text:s text:c="17"/></text:p>
            <text:p><text:s text:c="17"/></text:p>
            <text:p><text:s text:c="22"/>- G - <text:s/>Trail Blazers</text:p>
            <text:p><text:s text:c="16"/></text:p>
            <text:p><text:s text:c="17"/></text:p>
            <text:p><text:s text:c="12"/></text:p>
            <text:p><text:s text:c="8"/></text:p>
            <text:p><text:s text:c="8"/></text:p>
            <text:p><text:s text:c="8"/></text:p>
            <text:p><text:s text:c="12"/>Damian Lillard is a game-time decision against the Spurs on Saturday.</text:p>
            <text:p><text:s text:c="8"/></text:p>
            <text:p><text:s text:c="8"/></text:p>
            <text:p><text:s text:c="13"/>Dame said he is going to play and coach Terry Stotts hinted that he'll play, too. For now, we're fully expecting Lillard to play and play his normal minutes. Wade Baldwin was very good in he last game, so maybe he leapfrogs Shabazz Napier.</text:p>
            <text:p><text:s text:c="8"/></text:p>
            <text:p><text:s text:c="8"/></text:p>
            <text:p><text:s text:c="13"/></text:p>
            <text:p><text:s text:c="14"/></text:p>
            <text:p><text:s text:c="13"/>Source: Brooke Olzendam on Twitter <text:s text:c="23"/>Apr 7 - 7: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von Looney</text:p>
            <text:p><text:s text:c="17"/></text:p>
            <text:p><text:s text:c="17"/></text:p>
            <text:p><text:s text:c="22"/>- F - <text:s/>Warriors</text:p>
            <text:p><text:s text:c="16"/></text:p>
            <text:p><text:s text:c="17"/></text:p>
            <text:p><text:s text:c="12"/></text:p>
            <text:p><text:s text:c="8"/></text:p>
            <text:p><text:s text:c="8"/></text:p>
            <text:p><text:s text:c="8"/></text:p>
            <text:p><text:s text:c="12"/>Kevon Looney is starting over JaVale McGee on Saturday against the Pelicans.</text:p>
            <text:p><text:s text:c="8"/></text:p>
            <text:p><text:s text:c="8"/></text:p>
            <text:p><text:s text:c="13"/>Looney has played really well in the past month, so he's earned it. Coach Steve Kerr will want to get a look to see how Looney fits in with the other starting forwards. He's worth owning in standard leagues right now.</text:p>
            <text:p><text:s text:c="8"/></text:p>
            <text:p><text:s text:c="8"/></text:p>
            <text:p><text:s text:c="13"/></text:p>
            <text:p><text:s text:c="14"/></text:p>
            <text:p><text:s text:c="13"/>Source: Connor Letourneau on Twitter <text:s text:c="21"/>Apr 7 - 6:5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haun Livingston</text:p>
            <text:p><text:s text:c="17"/></text:p>
            <text:p><text:s text:c="17"/></text:p>
            <text:p><text:s text:c="22"/>- G - <text:s/>Warriors</text:p>
            <text:p><text:s text:c="16"/></text:p>
            <text:p><text:s text:c="17"/></text:p>
            <text:p><text:s text:c="12"/></text:p>
            <text:p><text:s text:c="8"/></text:p>
            <text:p><text:s text:c="8"/></text:p>
            <text:p><text:s text:c="8"/></text:p>
            <text:p><text:s text:c="12"/>Shaun Livingston (knee) is now questionable against the Pelicans on Saturday.</text:p>
            <text:p><text:s text:c="8"/></text:p>
            <text:p><text:s text:c="8"/></text:p>
            <text:p><text:s text:c="13"/>If he plays, that means he won't play in Phoenix on Saturday. Coach Steve Kerr will likely resitst either Andre Iguodala or Livingston today.</text:p>
            <text:p><text:s text:c="8"/></text:p>
            <text:p><text:s text:c="8"/></text:p>
            <text:p><text:s text:c="13"/></text:p>
            <text:p><text:s text:c="14"/></text:p>
            <text:p><text:s text:c="13"/>Source: Connor Letourneau on Twitter <text:s text:c="21"/>Apr 7 - 6:5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 Iguodala</text:p>
            <text:p><text:s text:c="17"/></text:p>
            <text:p><text:s text:c="17"/></text:p>
            <text:p><text:s text:c="22"/>- G/F - <text:s/>Warriors</text:p>
            <text:p><text:s text:c="16"/></text:p>
            <text:p><text:s text:c="17"/></text:p>
            <text:p><text:s text:c="12"/></text:p>
            <text:p><text:s text:c="8"/></text:p>
            <text:p><text:s text:c="8"/></text:p>
            <text:p><text:s text:c="8"/></text:p>
            <text:p><text:s text:c="12"/>Andre Iguodala (knee) is now questionable against the Pelicans on Saturday.</text:p>
            <text:p><text:s text:c="8"/></text:p>
            <text:p><text:s text:c="8"/></text:p>
            <text:p><text:s text:c="13"/>He was downgraded from probable, so maybe something happened in warmups. If he doesn't play today, he almost certainly won't play on Sunday.</text:p>
            <text:p><text:s text:c="8"/></text:p>
            <text:p><text:s text:c="8"/></text:p>
            <text:p><text:s text:c="13"/></text:p>
            <text:p><text:s text:c="14"/></text:p>
            <text:p><text:s text:c="13"/>Source: Connor Letoureau on Twitter <text:s text:c="22"/>Apr 7 - 6:5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Eric Gordon</text:p>
            <text:p><text:s text:c="17"/></text:p>
            <text:p><text:s text:c="17"/></text:p>
            <text:p><text:s text:c="22"/>- G - <text:s/>Rockets</text:p>
            <text:p><text:s text:c="16"/></text:p>
            <text:p><text:s text:c="17"/></text:p>
            <text:p><text:s text:c="12"/></text:p>
            <text:p><text:s text:c="8"/></text:p>
            <text:p><text:s text:c="8"/></text:p>
            <text:p><text:s text:c="8"/></text:p>
            <text:p><text:s text:c="12"/>Eric Gordon (foot) will not play vs. the Thunder on Saturday.</text:p>
            <text:p><text:s text:c="8"/></text:p>
            <text:p><text:s text:c="8"/></text:p>
            <text:p><text:s text:c="13"/>The only thing the Rockets are playing for is to stick it to the Thunder, who would fall to ninth in the Western Conference with a loss. With Gordon out, Gerald Green will be the understudy called upon with more P.J. Tucker and Luc Mbah a Moute.</text:p>
            <text:p><text:s text:c="8"/></text:p>
            <text:p><text:s text:c="8"/></text:p>
            <text:p><text:s text:c="13"/></text:p>
            <text:p><text:s text:c="14"/></text:p>
            <text:p><text:s text:c="13"/>Source: Craig Ackerman on Twitter <text:s text:c="24"/>Apr 7 - 6:5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ou Williams</text:p>
            <text:p><text:s text:c="17"/></text:p>
            <text:p><text:s text:c="17"/></text:p>
            <text:p><text:s text:c="22"/>- G - <text:s/>Clippers</text:p>
            <text:p><text:s text:c="16"/></text:p>
            <text:p><text:s text:c="17"/></text:p>
            <text:p><text:s text:c="12"/></text:p>
            <text:p><text:s text:c="8"/></text:p>
            <text:p><text:s text:c="8"/></text:p>
            <text:p><text:s text:c="8"/></text:p>
            <text:p><text:s text:c="12"/>Lou Williams (ankle) likely won't play on Monday against the Pelicans.</text:p>
            <text:p><text:s text:c="8"/></text:p>
            <text:p><text:s text:c="8"/></text:p>
            <text:p><text:s text:c="13"/>He was playing through an ankle injury from Thursday, so the Clippers will hold him out. That should put Tyrone Wallace in a big spot while C.J. Williams and Sindarius Thornwell will get more run, too. Coach Doc Rivers said he likely won't rest other players to close out the year to protect the integrity of the game. Can the Grizzlies or Suns borrow him for their games?</text:p>
            <text:p><text:s text:c="8"/></text:p>
            <text:p><text:s text:c="8"/></text:p>
            <text:p><text:s text:c="13"/></text:p>
            <text:p><text:s text:c="14"/></text:p>
            <text:p><text:s text:c="13"/>Source: Tomer Azarly on Twitter <text:s text:c="26"/>Apr 7 - 6:4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w Harrison</text:p>
            <text:p><text:s text:c="17"/></text:p>
            <text:p><text:s text:c="17"/></text:p>
            <text:p><text:s text:c="22"/>- G - <text:s/>Grizzlies</text:p>
            <text:p><text:s text:c="16"/></text:p>
            <text:p><text:s text:c="17"/></text:p>
            <text:p><text:s text:c="12"/></text:p>
            <text:p><text:s text:c="8"/></text:p>
            <text:p><text:s text:c="8"/></text:p>
            <text:p><text:s text:c="8"/></text:p>
            <text:p><text:s text:c="12"/>Andrew Harrison (wrist) still out for Sunday against the Pistons.</text:p>
            <text:p><text:s text:c="8"/></text:p>
            <text:p><text:s text:c="8"/></text:p>
            <text:p><text:s text:c="13"/>That means Kobi Simmons should get a start while MarShon Brooks continues his incredible surge to close this season. If not for MarShon this team would be one of the hardest teams to watch in a long time.</text:p>
            <text:p><text:s text:c="8"/></text:p>
            <text:p><text:s text:c="8"/></text:p>
            <text:p><text:s text:c="13"/></text:p>
            <text:p><text:s text:c="14"/></text:p>
            <text:p><text:s text:c="13"/>Source: Grizzlies on Twitter <text:s text:c="29"/>Apr 7 - 6:3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c Gasol</text:p>
            <text:p><text:s text:c="17"/></text:p>
            <text:p><text:s text:c="17"/></text:p>
            <text:p><text:s text:c="22"/>- C - <text:s/>Grizzlies</text:p>
            <text:p><text:s text:c="16"/></text:p>
            <text:p><text:s text:c="17"/></text:p>
            <text:p><text:s text:c="12"/></text:p>
            <text:p><text:s text:c="8"/></text:p>
            <text:p><text:s text:c="8"/></text:p>
            <text:p><text:s text:c="8"/></text:p>
            <text:p><text:s text:c="12"/>Marc Gasol (rest) is not on the injury report for Sunday against the Pistons.</text:p>
            <text:p><text:s text:c="8"/></text:p>
            <text:p><text:s text:c="8"/></text:p>
            <text:p><text:s text:c="13"/>The Pistons are in the lottery, so Gasol won't be playing much in this game.</text:p>
            <text:p><text:s text:c="8"/></text:p>
            <text:p><text:s text:c="8"/></text:p>
            <text:p><text:s text:c="13"/></text:p>
            <text:p><text:s text:c="14"/></text:p>
            <text:p><text:s text:c="13"/>Apr 7 - 6:3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yreke Evans</text:p>
            <text:p><text:s text:c="17"/></text:p>
            <text:p><text:s text:c="17"/></text:p>
            <text:p><text:s text:c="22"/>- G/F - <text:s/>Grizzlies</text:p>
            <text:p><text:s text:c="16"/></text:p>
            <text:p><text:s text:c="17"/></text:p>
            <text:p><text:s text:c="12"/></text:p>
            <text:p><text:s text:c="8"/></text:p>
            <text:p><text:s text:c="8"/></text:p>
            <text:p><text:s text:c="8"/></text:p>
            <text:p><text:s text:c="12"/>Tyreke Evans (personal reasons) is not with the team for Sunday.</text:p>
            <text:p><text:s text:c="8"/></text:p>
            <text:p><text:s text:c="8"/></text:p>
            <text:p><text:s text:c="13"/>Why didn't the Grizzlies trade him again?</text:p>
            <text:p><text:s text:c="8"/></text:p>
            <text:p><text:s text:c="8"/></text:p>
            <text:p><text:s text:c="13"/></text:p>
            <text:p><text:s text:c="14"/></text:p>
            <text:p><text:s text:c="13"/>Source: Grizzlies on Twitter <text:s text:c="29"/>Apr 7 - 6:3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ichael Beasley</text:p>
            <text:p><text:s text:c="17"/></text:p>
            <text:p><text:s text:c="17"/></text:p>
            <text:p><text:s text:c="22"/>- F - <text:s/>Knicks</text:p>
            <text:p><text:s text:c="16"/></text:p>
            <text:p><text:s text:c="17"/></text:p>
            <text:p><text:s text:c="12"/></text:p>
            <text:p><text:s text:c="8"/></text:p>
            <text:p><text:s text:c="8"/></text:p>
            <text:p><text:s text:c="8"/></text:p>
            <text:p><text:s text:c="12"/>Michael Beasley (knee) is available for Saturday against the Bucks.</text:p>
            <text:p><text:s text:c="8"/></text:p>
            <text:p><text:s text:c="8"/></text:p>
            <text:p><text:s text:c="13"/>He should be getting a lot of shots with Enes Kanter and Tim Hardaway Jr. out of the lineup. Beasley's knee injury from yesterday kept him out yesterday, so there is some risk in using him. The upside makes him worth using, though.</text:p>
            <text:p><text:s text:c="8"/></text:p>
            <text:p><text:s text:c="8"/></text:p>
            <text:p><text:s text:c="13"/></text:p>
            <text:p><text:s text:c="14"/></text:p>
            <text:p><text:s text:c="13"/>Source: Knicks on Twitter <text:s text:c="32"/>Apr 7 - 6:3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obby Portis</text:p>
            <text:p><text:s text:c="17"/></text:p>
            <text:p><text:s text:c="17"/></text:p>
            <text:p><text:s text:c="22"/>- F - <text:s/>Bulls</text:p>
            <text:p><text:s text:c="16"/></text:p>
            <text:p><text:s text:c="17"/></text:p>
            <text:p><text:s text:c="12"/></text:p>
            <text:p><text:s text:c="8"/></text:p>
            <text:p><text:s text:c="8"/></text:p>
            <text:p><text:s text:c="8"/></text:p>
            <text:p><text:s text:c="12"/>Bobby Portis is starting on Saturday against the Nets.</text:p>
            <text:p><text:s text:c="8"/></text:p>
            <text:p><text:s text:c="8"/></text:p>
            <text:p><text:s text:c="13"/>No Lauri Markkanen and no Noah Vonleh means Portis should be looking at some heavy minutes. Sure, the Bulls are tanking it up, but Portis doesn't have much behind him to rest him late.</text:p>
            <text:p><text:s text:c="8"/></text:p>
            <text:p><text:s text:c="8"/></text:p>
            <text:p><text:s text:c="13"/></text:p>
            <text:p><text:s text:c="14"/></text:p>
            <text:p><text:s text:c="13"/>Source: K.C. Johnson on Twitter <text:s text:c="26"/>Apr 7 - 6:2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vid Nwaba</text:p>
            <text:p><text:s text:c="17"/></text:p>
            <text:p><text:s text:c="17"/></text:p>
            <text:p><text:s text:c="22"/>- G/F - <text:s/>Bulls</text:p>
            <text:p><text:s text:c="16"/></text:p>
            <text:p><text:s text:c="17"/></text:p>
            <text:p><text:s text:c="12"/></text:p>
            <text:p><text:s text:c="8"/></text:p>
            <text:p><text:s text:c="8"/></text:p>
            <text:p><text:s text:c="8"/></text:p>
            <text:p><text:s text:c="12"/>David Nwaba (hip) is starting next to Cameron Payne, Justin Holiday, Bobby Portis and Cris Felicio against the Nets on Saturday.</text:p>
            <text:p><text:s text:c="8"/></text:p>
            <text:p><text:s text:c="8"/></text:p>
            <text:p><text:s text:c="13"/>The Bulls are going to have to play a lot of small-ball lineups today, so Nwaba could get over 30 minutes. He's a lukewarm fantasy play in what should be an up-tempo game.</text:p>
            <text:p><text:s text:c="8"/></text:p>
            <text:p><text:s text:c="8"/></text:p>
            <text:p><text:s text:c="13"/></text:p>
            <text:p><text:s text:c="14"/></text:p>
            <text:p><text:s text:c="13"/>Source: K.C. Johnson on Twitter <text:s text:c="26"/>Apr 7 - 6:2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hlil Okafor</text:p>
            <text:p><text:s text:c="17"/></text:p>
            <text:p><text:s text:c="17"/></text:p>
            <text:p><text:s text:c="22"/>- C - <text:s/>Nets</text:p>
            <text:p><text:s text:c="16"/></text:p>
            <text:p><text:s text:c="17"/></text:p>
            <text:p><text:s text:c="12"/></text:p>
            <text:p><text:s text:c="8"/></text:p>
            <text:p><text:s text:c="8"/></text:p>
            <text:p><text:s text:c="8"/></text:p>
            <text:p><text:s text:c="12"/>Dante Cunningham (back) and Jahlil Okafor (ankle) are available for Saturday's game at Chicago.</text:p>
            <text:p><text:s text:c="8"/></text:p>
            <text:p><text:s text:c="8"/></text:p>
            <text:p><text:s text:c="13"/>Obviously Jarrett Allen has blown Okafor out of the water. The former 76er probably won't be in the rotation today.</text:p>
            <text:p><text:s text:c="8"/></text:p>
            <text:p><text:s text:c="8"/></text:p>
            <text:p><text:s text:c="13"/></text:p>
            <text:p><text:s text:c="14"/></text:p>
            <text:p><text:s text:c="13"/>Apr 7 - 6:2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obin Lopez</text:p>
            <text:p><text:s text:c="17"/></text:p>
            <text:p><text:s text:c="17"/></text:p>
            <text:p><text:s text:c="22"/>- C - <text:s/>Bulls</text:p>
            <text:p><text:s text:c="16"/></text:p>
            <text:p><text:s text:c="17"/></text:p>
            <text:p><text:s text:c="12"/></text:p>
            <text:p><text:s text:c="8"/></text:p>
            <text:p><text:s text:c="8"/></text:p>
            <text:p><text:s text:c="8"/></text:p>
            <text:p><text:s text:c="12"/>Robin Lopez will not play against the Bulls on Saturday.</text:p>
            <text:p><text:s text:c="8"/></text:p>
            <text:p><text:s text:c="8"/></text:p>
            <text:p><text:s text:c="13"/>It's Omer Asik season again. There's a chance we could also get an Omer Asik vs. Timofey Mozgov matchup in the second unit.</text:p>
            <text:p><text:s text:c="8"/></text:p>
            <text:p><text:s text:c="8"/></text:p>
            <text:p><text:s text:c="13"/></text:p>
            <text:p><text:s text:c="14"/></text:p>
            <text:p><text:s text:c="13"/>Apr 7 - 6:2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auri Markkanen</text:p>
            <text:p><text:s text:c="17"/></text:p>
            <text:p><text:s text:c="17"/></text:p>
            <text:p><text:s text:c="22"/>- F - <text:s/>Bulls</text:p>
            <text:p><text:s text:c="16"/></text:p>
            <text:p><text:s text:c="17"/></text:p>
            <text:p><text:s text:c="12"/></text:p>
            <text:p><text:s text:c="8"/></text:p>
            <text:p><text:s text:c="8"/></text:p>
            <text:p><text:s text:c="8"/></text:p>
            <text:p><text:s text:c="12"/>Lauri Markkanen (rest) will not play against the Nets on Saturday.</text:p>
            <text:p><text:s text:c="8"/></text:p>
            <text:p><text:s text:c="8"/></text:p>
            <text:p><text:s text:c="13"/>Ouch. He played on Friday, but the Bulls will continue to hold him out of back-to-back sets. Bobby Portis is going to start and he should be looking at some heavy minutes. We'll actually see some more Omer Asik. This game starts at 8 EDT. Rest up and watch it!</text:p>
            <text:p><text:s text:c="8"/></text:p>
            <text:p><text:s text:c="8"/></text:p>
            <text:p><text:s text:c="13"/></text:p>
            <text:p><text:s text:c="14"/></text:p>
            <text:p><text:s text:c="13"/>Source: K.C. Johnson on Twitter <text:s text:c="26"/>Apr 7 - 6:2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Mychal Green</text:p>
            <text:p><text:s text:c="17"/></text:p>
            <text:p><text:s text:c="17"/></text:p>
            <text:p><text:s text:c="22"/>- F/C - <text:s/>Grizzlies</text:p>
            <text:p><text:s text:c="16"/></text:p>
            <text:p><text:s text:c="17"/></text:p>
            <text:p><text:s text:c="12"/></text:p>
            <text:p><text:s text:c="8"/></text:p>
            <text:p><text:s text:c="8"/></text:p>
            <text:p><text:s text:c="8"/></text:p>
            <text:p><text:s text:c="12"/>JaMychal Green (knee) has been ruled out of Sunday's game vs. Detroit.</text:p>
            <text:p><text:s text:c="8"/></text:p>
            <text:p><text:s text:c="8"/></text:p>
            <text:p><text:s text:c="13"/>This will be the fourth straight game Green has been sidelined. With Memphis in tank mode, it's looking more and more likely that he has played his last game of the 2017-18 season. Ivan Rabb and Deyonta Davis should continue to pick up extra minutes.</text:p>
            <text:p><text:s text:c="8"/></text:p>
            <text:p><text:s text:c="8"/></text:p>
            <text:p><text:s text:c="13"/>Related: Ivan Rabb</text:p>
            <text:p><text:s text:c="14"/></text:p>
            <text:p><text:s text:c="13"/>Source: Grizzlies PR on Twitter <text:s text:c="26"/>Apr 7 - 6:1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yle Kuzma</text:p>
            <text:p><text:s text:c="17"/></text:p>
            <text:p><text:s text:c="17"/></text:p>
            <text:p><text:s text:c="22"/>- F - <text:s/>Lakers</text:p>
            <text:p><text:s text:c="16"/></text:p>
            <text:p><text:s text:c="17"/></text:p>
            <text:p><text:s text:c="12"/></text:p>
            <text:p><text:s text:c="8"/></text:p>
            <text:p><text:s text:c="8"/></text:p>
            <text:p><text:s text:c="8"/></text:p>
            <text:p><text:s text:c="12"/>Kyle Kuzma (ankle) questionable for Sunday's game vs. Utah.</text:p>
            <text:p><text:s text:c="8"/></text:p>
            <text:p><text:s text:c="8"/></text:p>
            <text:p><text:s text:c="13"/>Kuzma sprained his left ankle in the third quarter of Friday's game and was unable to play through the injury. He was already dealing with a nagging right ankle injury. After the game, he told reporters that the ankle was throbbing and that "it is kind of hard to move around on two flat tires." It's actually somewhat surprising he is listed as questionable, and not doubtful or out. We should have an update on his status Sunday morning after shootaround.</text:p>
            <text:p><text:s text:c="8"/></text:p>
            <text:p><text:s text:c="8"/></text:p>
            <text:p><text:s text:c="13"/></text:p>
            <text:p><text:s text:c="14"/></text:p>
            <text:p><text:s text:c="13"/>Source: Andy Larsen on Twitter <text:s text:c="27"/>Apr 7 - 6:1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onzo Ball</text:p>
            <text:p><text:s text:c="17"/></text:p>
            <text:p><text:s text:c="17"/></text:p>
            <text:p><text:s text:c="22"/>- G - <text:s/>Lakers</text:p>
            <text:p><text:s text:c="16"/></text:p>
            <text:p><text:s text:c="17"/></text:p>
            <text:p><text:s text:c="12"/></text:p>
            <text:p><text:s text:c="8"/></text:p>
            <text:p><text:s text:c="8"/></text:p>
            <text:p><text:s text:c="8"/></text:p>
            <text:p><text:s text:c="12"/>Lonzo Ball (left knee contusion) and Kyle Kuzma (sprained left ankle) are both considered questionable for Sunday's game against the Jazz.</text:p>
            <text:p><text:s text:c="8"/></text:p>
            <text:p><text:s text:c="8"/></text:p>
            <text:p><text:s text:c="13"/>That's great news on Ball, and perhaps he has been going through some work with the team. The Lakers will want him 100 percent, so he'll have to jump through some hoops to play on Sunday night.</text:p>
            <text:p><text:s text:c="8"/></text:p>
            <text:p><text:s text:c="8"/></text:p>
            <text:p><text:s text:c="13"/></text:p>
            <text:p><text:s text:c="14"/></text:p>
            <text:p><text:s text:c="13"/>Source: Lakers on Twitter <text:s text:c="32"/>Apr 7 - 6:1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lcolm Brogdon</text:p>
            <text:p><text:s text:c="17"/></text:p>
            <text:p><text:s text:c="17"/></text:p>
            <text:p><text:s text:c="22"/>- G - <text:s/>Bucks</text:p>
            <text:p><text:s text:c="16"/></text:p>
            <text:p><text:s text:c="17"/></text:p>
            <text:p><text:s text:c="12"/></text:p>
            <text:p><text:s text:c="8"/></text:p>
            <text:p><text:s text:c="8"/></text:p>
            <text:p><text:s text:c="8"/></text:p>
            <text:p><text:s text:c="12"/>Malcolm Brogdon (knee) is out again for Saturday against the Knicks.</text:p>
            <text:p><text:s text:c="8"/></text:p>
            <text:p><text:s text:c="8"/></text:p>
            <text:p><text:s text:c="13"/>He's getting very close and has been going through on-court work. The Bucks probably want to get him on the court one time before the playoffs, so maybe he can play at home on Monday against the Magic.</text:p>
            <text:p><text:s text:c="8"/></text:p>
            <text:p><text:s text:c="8"/></text:p>
            <text:p><text:s text:c="13"/></text:p>
            <text:p><text:s text:c="14"/></text:p>
            <text:p><text:s text:c="13"/>Source: Bucks on Twitter <text:s text:c="33"/>Apr 7 - 6:0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Tyrone Wallace</text:p>
            <text:p><text:s text:c="17"/></text:p>
            <text:p><text:s text:c="17"/></text:p>
            <text:p><text:s text:c="22"/>- G - <text:s/>Clippers</text:p>
            <text:p><text:s text:c="16"/></text:p>
            <text:p><text:s text:c="17"/></text:p>
            <text:p><text:s text:c="12"/></text:p>
            <text:p><text:s text:c="8"/></text:p>
            <text:p><text:s text:c="8"/></text:p>
            <text:p><text:s text:c="8"/></text:p>
            <text:p><text:s text:c="12"/>Tyrone Wallace scored 18 points with two rebounds, one assist and two steals during a 134-115 loss to the Nuggets on Saturday.</text:p>
            <text:p><text:s text:c="8"/></text:p>
            <text:p><text:s text:c="8"/></text:p>
            <text:p><text:s text:c="13"/>The Clippers may have played their worst defensive game of the season and not many players seem to care about moving the ball on offense. Wallace was easily the most energetic Clipper on the court, and he's earned more minutes to finish up the year. If the Clips do rest guys, Wallace could be posting some big lines.</text:p>
            <text:p><text:s text:c="8"/></text:p>
            <text:p><text:s text:c="8"/></text:p>
            <text:p><text:s text:c="13"/></text:p>
            <text:p><text:s text:c="14"/></text:p>
            <text:p><text:s text:c="13"/>Apr 7 - 6:0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randon Ingram</text:p>
            <text:p><text:s text:c="17"/></text:p>
            <text:p><text:s text:c="17"/></text:p>
            <text:p><text:s text:c="22"/>- F - <text:s/>Lakers</text:p>
            <text:p><text:s text:c="16"/></text:p>
            <text:p><text:s text:c="17"/></text:p>
            <text:p><text:s text:c="12"/></text:p>
            <text:p><text:s text:c="8"/></text:p>
            <text:p><text:s text:c="8"/></text:p>
            <text:p><text:s text:c="8"/></text:p>
            <text:p><text:s text:c="12"/>Brandon Ingram (concussion) has been ruled out of Sunday's game vs. Utah.</text:p>
            <text:p><text:s text:c="8"/></text:p>
            <text:p><text:s text:c="8"/></text:p>
            <text:p><text:s text:c="13"/>There was some hope that Ingram would be returning to the lineup, as he was able to ride a stationary bike on Thursday, which is the first step in the concussion protocol. However, the fact that he's been ruled out 24 hours ahead of Sunday's game suggests he's still a ways away. With just two (relatively meaningless) games remaining in the Lakers season after Sunday, L.A. may choose to err on the side of caution and shut him down early next week.</text:p>
            <text:p><text:s text:c="8"/></text:p>
            <text:p><text:s text:c="8"/></text:p>
            <text:p><text:s text:c="13"/></text:p>
            <text:p><text:s text:c="14"/></text:p>
            <text:p><text:s text:c="13"/>Source: Andy Larsen on Twitter <text:s text:c="27"/>Apr 7 - 6:0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oban Marjanovic</text:p>
            <text:p><text:s text:c="17"/></text:p>
            <text:p><text:s text:c="17"/></text:p>
            <text:p><text:s text:c="22"/>- C - <text:s/>Clippers</text:p>
            <text:p><text:s text:c="16"/></text:p>
            <text:p><text:s text:c="17"/></text:p>
            <text:p><text:s text:c="12"/></text:p>
            <text:p><text:s text:c="8"/></text:p>
            <text:p><text:s text:c="8"/></text:p>
            <text:p><text:s text:c="8"/></text:p>
            <text:p><text:s text:c="12"/>Boban Marjanovic scored nine points with eight rebounds and one assist in just 10 minutes against the Nuggets on Saturday.</text:p>
            <text:p><text:s text:c="8"/></text:p>
            <text:p><text:s text:c="8"/></text:p>
            <text:p><text:s text:c="13"/>With the Clippers now out and possibly resting players, NBA fans could get a very belated holiday gift. Free Boban.</text:p>
            <text:p><text:s text:c="8"/></text:p>
            <text:p><text:s text:c="8"/></text:p>
            <text:p><text:s text:c="13"/></text:p>
            <text:p><text:s text:c="14"/></text:p>
            <text:p><text:s text:c="13"/>Apr 7 - 6:0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ou Williams</text:p>
            <text:p><text:s text:c="17"/></text:p>
            <text:p><text:s text:c="17"/></text:p>
            <text:p><text:s text:c="22"/>- G - <text:s/>Clippers</text:p>
            <text:p><text:s text:c="16"/></text:p>
            <text:p><text:s text:c="17"/></text:p>
            <text:p><text:s text:c="12"/></text:p>
            <text:p><text:s text:c="8"/></text:p>
            <text:p><text:s text:c="8"/></text:p>
            <text:p><text:s text:c="8"/></text:p>
            <text:p><text:s text:c="12"/>Lou Williams made 6-of-15 from the field for 24 points with five assists and two 3-pointers during a loss to the Nuggets on Saturday.</text:p>
            <text:p><text:s text:c="8"/></text:p>
            <text:p><text:s text:c="8"/></text:p>
            <text:p><text:s text:c="13"/>He had a rough start with his 3-of-11 shooting line to begin this game, but Williams got hot to make it closer in the start of the fourth quarter. With the Clippers now out, Williams could be looking at a game off after his Sixth Man of the Year season.</text:p>
            <text:p><text:s text:c="8"/></text:p>
            <text:p><text:s text:c="8"/></text:p>
            <text:p><text:s text:c="13"/></text:p>
            <text:p><text:s text:c="14"/></text:p>
            <text:p><text:s text:c="13"/>Apr 7 - 6:0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Andre Jordan</text:p>
            <text:p><text:s text:c="17"/></text:p>
            <text:p><text:s text:c="17"/></text:p>
            <text:p><text:s text:c="22"/>- C - <text:s/>Clippers</text:p>
            <text:p><text:s text:c="16"/></text:p>
            <text:p><text:s text:c="17"/></text:p>
            <text:p><text:s text:c="12"/></text:p>
            <text:p><text:s text:c="8"/></text:p>
            <text:p><text:s text:c="8"/></text:p>
            <text:p><text:s text:c="8"/></text:p>
            <text:p><text:s text:c="12"/>DeAndre Jordan scored 16 points with 17 boards and one assist in 36 minutes against the Nuggets in a 134-115 loss on Saturday.</text:p>
            <text:p><text:s text:c="8"/></text:p>
            <text:p><text:s text:c="8"/></text:p>
            <text:p><text:s text:c="13"/>The Clippers are now out of the playoffs and it was clear that fact provoked some thoughts. In the final minutes, DeAndre Jordan stat silently and it looked like he had some things on his mind regarding free agency this summer. Expect Jordan to get a night off in the final two games.</text:p>
            <text:p><text:s text:c="8"/></text:p>
            <text:p><text:s text:c="8"/></text:p>
            <text:p><text:s text:c="13"/></text:p>
            <text:p><text:s text:c="14"/></text:p>
            <text:p><text:s text:c="13"/>Apr 7 - 5:5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cus Morris</text:p>
            <text:p><text:s text:c="17"/></text:p>
            <text:p><text:s text:c="17"/></text:p>
            <text:p><text:s text:c="22"/>- F - <text:s/>Celtics</text:p>
            <text:p><text:s text:c="16"/></text:p>
            <text:p><text:s text:c="17"/></text:p>
            <text:p><text:s text:c="12"/></text:p>
            <text:p><text:s text:c="8"/></text:p>
            <text:p><text:s text:c="8"/></text:p>
            <text:p><text:s text:c="8"/></text:p>
            <text:p><text:s text:c="12"/>Marcus Morris (rest) will not play on Sunday against the Hawks.</text:p>
            <text:p><text:s text:c="8"/></text:p>
            <text:p><text:s text:c="8"/></text:p>
            <text:p><text:s text:c="13"/>Hey, maybe he won't get ejected. Kidding aside, the Celtics are basically going to swap Jayson Tatum for Morris for this game. Al Horford being back also takes time from Semi Ojeleye and Greg Monroe.</text:p>
            <text:p><text:s text:c="8"/></text:p>
            <text:p><text:s text:c="8"/></text:p>
            <text:p><text:s text:c="13"/></text:p>
            <text:p><text:s text:c="14"/></text:p>
            <text:p><text:s text:c="13"/>Source: Celtics on Twitter <text:s text:c="31"/>Apr 7 - 5:5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ance Thomas</text:p>
            <text:p><text:s text:c="17"/></text:p>
            <text:p><text:s text:c="17"/></text:p>
            <text:p><text:s text:c="22"/>- F - <text:s/>Knicks</text:p>
            <text:p><text:s text:c="16"/></text:p>
            <text:p><text:s text:c="17"/></text:p>
            <text:p><text:s text:c="12"/></text:p>
            <text:p><text:s text:c="8"/></text:p>
            <text:p><text:s text:c="8"/></text:p>
            <text:p><text:s text:c="8"/></text:p>
            <text:p><text:s text:c="12"/>Lance Thomas is available for Saturday against the Bucks.</text:p>
            <text:p><text:s text:c="8"/></text:p>
            <text:p><text:s text:c="8"/></text:p>
            <text:p><text:s text:c="13"/>He could get decent minutes with Michael Beasley questionable, but Thomas doesn't usually do too much on the stat sheet.</text:p>
            <text:p><text:s text:c="8"/></text:p>
            <text:p><text:s text:c="8"/></text:p>
            <text:p><text:s text:c="13"/></text:p>
            <text:p><text:s text:c="14"/></text:p>
            <text:p><text:s text:c="13"/>Source: Knicks on Twitter <text:s text:c="32"/>Apr 7 - 5:4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ichael Beasley</text:p>
            <text:p><text:s text:c="17"/></text:p>
            <text:p><text:s text:c="17"/></text:p>
            <text:p><text:s text:c="22"/>- F - <text:s/>Knicks</text:p>
            <text:p><text:s text:c="16"/></text:p>
            <text:p><text:s text:c="17"/></text:p>
            <text:p><text:s text:c="12"/></text:p>
            <text:p><text:s text:c="8"/></text:p>
            <text:p><text:s text:c="8"/></text:p>
            <text:p><text:s text:c="8"/></text:p>
            <text:p><text:s text:c="12"/>Michael Beasley (left knee contusion) is a game-time call against the Bucks on Saturday.</text:p>
            <text:p><text:s text:c="8"/></text:p>
            <text:p><text:s text:c="8"/></text:p>
            <text:p><text:s text:c="13"/>The Knicks could use him with so much offense off the court. If he can't go, Isaiah Hicks will likely be picking up most of the minutes without Mr. Walking Bucket.</text:p>
            <text:p><text:s text:c="8"/></text:p>
            <text:p><text:s text:c="8"/></text:p>
            <text:p><text:s text:c="13"/></text:p>
            <text:p><text:s text:c="14"/></text:p>
            <text:p><text:s text:c="13"/>Source: Knicks on Twitter <text:s text:c="32"/>Apr 7 - 5:4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nes Kanter</text:p>
            <text:p><text:s text:c="17"/></text:p>
            <text:p><text:s text:c="17"/></text:p>
            <text:p><text:s text:c="22"/>- C - <text:s/>Knicks</text:p>
            <text:p><text:s text:c="16"/></text:p>
            <text:p><text:s text:c="17"/></text:p>
            <text:p><text:s text:c="12"/></text:p>
            <text:p><text:s text:c="8"/></text:p>
            <text:p><text:s text:c="8"/></text:p>
            <text:p><text:s text:c="8"/></text:p>
            <text:p><text:s text:c="12"/>Enes Kanter (back) is out for Saturday against the Bucks.</text:p>
            <text:p><text:s text:c="8"/></text:p>
            <text:p><text:s text:c="8"/></text:p>
            <text:p><text:s text:c="13"/>That should set up Kyle O'Quinn for another start, and he's been terrific this past week without Kanter. It's possible Kanter is out for the season.</text:p>
            <text:p><text:s text:c="8"/></text:p>
            <text:p><text:s text:c="8"/></text:p>
            <text:p><text:s text:c="13"/></text:p>
            <text:p><text:s text:c="14"/></text:p>
            <text:p><text:s text:c="13"/>Source: Knicks on Twitter <text:s text:c="32"/>Apr 7 - 5:4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im Hardaway Jr.</text:p>
            <text:p><text:s text:c="17"/></text:p>
            <text:p><text:s text:c="17"/></text:p>
            <text:p><text:s text:c="22"/>- G/F - <text:s/>Knicks</text:p>
            <text:p><text:s text:c="16"/></text:p>
            <text:p><text:s text:c="17"/></text:p>
            <text:p><text:s text:c="12"/></text:p>
            <text:p><text:s text:c="8"/></text:p>
            <text:p><text:s text:c="8"/></text:p>
            <text:p><text:s text:c="8"/></text:p>
            <text:p><text:s text:c="12"/>Tim Hardaway Jr. (ankle) and Enes Kanter (back and wrist) are out against the Bucks on Saturday.</text:p>
            <text:p><text:s text:c="8"/></text:p>
            <text:p><text:s text:c="8"/></text:p>
            <text:p><text:s text:c="13"/>The Knicks are going to need some offense, which could mean Damyean Dotson could have another big game. He set the bar very high with his 30-point Friday, but maybe he has 20 in him today. Expect to see some more Frank Ntilikina, as well.</text:p>
            <text:p><text:s text:c="8"/></text:p>
            <text:p><text:s text:c="8"/></text:p>
            <text:p><text:s text:c="13"/></text:p>
            <text:p><text:s text:c="14"/></text:p>
            <text:p><text:s text:c="13"/>Source: Knicks on Twitter <text:s text:c="32"/>Apr 7 - 5:4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yrie Irving</text:p>
            <text:p><text:s text:c="17"/></text:p>
            <text:p><text:s text:c="17"/></text:p>
            <text:p><text:s text:c="22"/>- G - <text:s/>Celtics</text:p>
            <text:p><text:s text:c="16"/></text:p>
            <text:p><text:s text:c="17"/></text:p>
            <text:p><text:s text:c="12"/></text:p>
            <text:p><text:s text:c="8"/></text:p>
            <text:p><text:s text:c="8"/></text:p>
            <text:p><text:s text:c="8"/></text:p>
            <text:p><text:s text:c="12"/>Kyrie Irving (knee) underwent successful surgery Saturday to remove two screws in his left patella.</text:p>
            <text:p><text:s text:c="8"/></text:p>
            <text:p><text:s text:c="8"/></text:p>
            <text:p><text:s text:c="13"/>"The surgery went exactly as planned, and we expect Kyrie to be fully healthy for training camp in the fall," said Celtics President of Basketball Operations Danny Ainge. Irving's days of playing 80 games in a season are probably over, so that will cap his fantasy value in a big way next year.</text:p>
            <text:p><text:s text:c="8"/></text:p>
            <text:p><text:s text:c="8"/></text:p>
            <text:p><text:s text:c="13"/></text:p>
            <text:p><text:s text:c="14"/></text:p>
            <text:p><text:s text:c="13"/>Source: NBA.com <text:s text:c="42"/>Apr 7 - 5:2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nte Cunningham</text:p>
            <text:p><text:s text:c="17"/></text:p>
            <text:p><text:s text:c="17"/></text:p>
            <text:p><text:s text:c="22"/>- F - <text:s/>Nets</text:p>
            <text:p><text:s text:c="16"/></text:p>
            <text:p><text:s text:c="17"/></text:p>
            <text:p><text:s text:c="12"/></text:p>
            <text:p><text:s text:c="8"/></text:p>
            <text:p><text:s text:c="8"/></text:p>
            <text:p><text:s text:c="8"/></text:p>
            <text:p><text:s text:c="12"/>Dante Cunningham (back) said he is ready to play against the Bulls on Saturday.</text:p>
            <text:p><text:s text:c="8"/></text:p>
            <text:p><text:s text:c="8"/></text:p>
            <text:p><text:s text:c="13"/>His return affects Quincy Acy the most here, but Jarrett Allen should still be looking at around 30 minutes.</text:p>
            <text:p><text:s text:c="8"/></text:p>
            <text:p><text:s text:c="8"/></text:p>
            <text:p><text:s text:c="13"/></text:p>
            <text:p><text:s text:c="14"/></text:p>
            <text:p><text:s text:c="13"/>Source: Greg Logan on Twitter <text:s text:c="28"/>Apr 7 - 4:5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lan Williams</text:p>
            <text:p><text:s text:c="17"/></text:p>
            <text:p><text:s text:c="17"/></text:p>
            <text:p><text:s text:c="22"/>- C - <text:s/>Suns</text:p>
            <text:p><text:s text:c="16"/></text:p>
            <text:p><text:s text:c="17"/></text:p>
            <text:p><text:s text:c="12"/></text:p>
            <text:p><text:s text:c="8"/></text:p>
            <text:p><text:s text:c="8"/></text:p>
            <text:p><text:s text:c="8"/></text:p>
            <text:p><text:s text:c="12"/>Alan Williams (knee) will not play on Sunday against the Warriors.</text:p>
            <text:p><text:s text:c="8"/></text:p>
            <text:p><text:s text:c="8"/></text:p>
            <text:p><text:s text:c="13"/>It may have been a mistake for him to return. The Suns haven't officially ruled out other guys, so it's fair to assume the Suns won't have Big Sauce on Tuesday either.</text:p>
            <text:p><text:s text:c="8"/></text:p>
            <text:p><text:s text:c="8"/></text:p>
            <text:p><text:s text:c="13"/></text:p>
            <text:p><text:s text:c="14"/></text:p>
            <text:p><text:s text:c="13"/>Source: Scott Bordow on Twitter <text:s text:c="26"/>Apr 7 - 4:5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roy Daniels</text:p>
            <text:p><text:s text:c="17"/></text:p>
            <text:p><text:s text:c="17"/></text:p>
            <text:p><text:s text:c="22"/>- G - <text:s/>Suns</text:p>
            <text:p><text:s text:c="16"/></text:p>
            <text:p><text:s text:c="17"/></text:p>
            <text:p><text:s text:c="12"/></text:p>
            <text:p><text:s text:c="8"/></text:p>
            <text:p><text:s text:c="8"/></text:p>
            <text:p><text:s text:c="8"/></text:p>
            <text:p><text:s text:c="12"/>Troy Daniels is questionable for Sunday against the Warriors.</text:p>
            <text:p><text:s text:c="8"/></text:p>
            <text:p><text:s text:c="8"/></text:p>
            <text:p><text:s text:c="13"/>We're assuming he's not going to play here, but you never know.</text:p>
            <text:p><text:s text:c="8"/></text:p>
            <text:p><text:s text:c="8"/></text:p>
            <text:p><text:s text:c="13"/></text:p>
            <text:p><text:s text:c="14"/></text:p>
            <text:p><text:s text:c="13"/>Source: Scott Bordow on Twitter <text:s text:c="26"/>Apr 7 - 4:5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quese Chriss</text:p>
            <text:p><text:s text:c="17"/></text:p>
            <text:p><text:s text:c="17"/></text:p>
            <text:p><text:s text:c="22"/>- F - <text:s/>Suns</text:p>
            <text:p><text:s text:c="16"/></text:p>
            <text:p><text:s text:c="17"/></text:p>
            <text:p><text:s text:c="12"/></text:p>
            <text:p><text:s text:c="8"/></text:p>
            <text:p><text:s text:c="8"/></text:p>
            <text:p><text:s text:c="8"/></text:p>
            <text:p><text:s text:c="12"/>Marquese Chriss (hip) is questionable for Sunday against the Warriors.</text:p>
            <text:p><text:s text:c="8"/></text:p>
            <text:p><text:s text:c="8"/></text:p>
            <text:p><text:s text:c="13"/>This is probably related to the hip injury he had in February. Chriss was actually cruising and is coming off a season-high 23 points. If he can't play, it'll be Alec Peters time while Dragan Bender and Alex Len get some extended run.</text:p>
            <text:p><text:s text:c="8"/></text:p>
            <text:p><text:s text:c="8"/></text:p>
            <text:p><text:s text:c="13"/></text:p>
            <text:p><text:s text:c="14"/></text:p>
            <text:p><text:s text:c="13"/>Source: Scott Bordow on Twitter <text:s text:c="26"/>Apr 7 - 4:4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Josh Jackson</text:p>
            <text:p><text:s text:c="17"/></text:p>
            <text:p><text:s text:c="17"/></text:p>
            <text:p><text:s text:c="22"/>- F - <text:s/>Suns</text:p>
            <text:p><text:s text:c="16"/></text:p>
            <text:p><text:s text:c="17"/></text:p>
            <text:p><text:s text:c="12"/></text:p>
            <text:p><text:s text:c="8"/></text:p>
            <text:p><text:s text:c="8"/></text:p>
            <text:p><text:s text:c="8"/></text:p>
            <text:p><text:s text:c="12"/>Josh Jackson (right quad contusion) is questionable for Sunday against the Warriors.</text:p>
            <text:p><text:s text:c="8"/></text:p>
            <text:p><text:s text:c="8"/></text:p>
            <text:p><text:s text:c="13"/>Well, the Suns are certainly banged up and their most active player took some bumps and bruises yesterday. He was also popped in the face last night, but apparently he's OK there. If he's out, some guy most NBA fans have probably never heard of will get minutes. Kidding aside, Danuel House, Davon Reed and Shaq Harrison will be getting some heavy burn.</text:p>
            <text:p><text:s text:c="8"/></text:p>
            <text:p><text:s text:c="8"/></text:p>
            <text:p><text:s text:c="13"/></text:p>
            <text:p><text:s text:c="14"/></text:p>
            <text:p><text:s text:c="13"/>Source: Scott Bordow on Twitter <text:s text:c="26"/>Apr 7 - 4:4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lfrid Payton</text:p>
            <text:p><text:s text:c="17"/></text:p>
            <text:p><text:s text:c="17"/></text:p>
            <text:p><text:s text:c="22"/>- G - <text:s/>Suns</text:p>
            <text:p><text:s text:c="16"/></text:p>
            <text:p><text:s text:c="17"/></text:p>
            <text:p><text:s text:c="12"/></text:p>
            <text:p><text:s text:c="8"/></text:p>
            <text:p><text:s text:c="8"/></text:p>
            <text:p><text:s text:c="8"/></text:p>
            <text:p><text:s text:c="12"/>Elfrid Payton (knee) is not expected to play on Sunday against the Warriors.</text:p>
            <text:p><text:s text:c="8"/></text:p>
            <text:p><text:s text:c="8"/></text:p>
            <text:p><text:s text:c="13"/>It's going to be interesting to see what happens with Payton this summer. Meanwhile, Tyler Ulis has really helped himself.</text:p>
            <text:p><text:s text:c="8"/></text:p>
            <text:p><text:s text:c="8"/></text:p>
            <text:p><text:s text:c="13"/></text:p>
            <text:p><text:s text:c="14"/></text:p>
            <text:p><text:s text:c="13"/>Source: Scott Bordow on Twitter <text:s text:c="26"/>Apr 7 - 4:3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J. Warren</text:p>
            <text:p><text:s text:c="17"/></text:p>
            <text:p><text:s text:c="17"/></text:p>
            <text:p><text:s text:c="22"/>- F - <text:s/>Suns</text:p>
            <text:p><text:s text:c="16"/></text:p>
            <text:p><text:s text:c="17"/></text:p>
            <text:p><text:s text:c="12"/></text:p>
            <text:p><text:s text:c="8"/></text:p>
            <text:p><text:s text:c="8"/></text:p>
            <text:p><text:s text:c="8"/></text:p>
            <text:p><text:s text:c="12"/>T.J. Warren (knee) is not expected to play on Sunday against the Warriors.</text:p>
            <text:p><text:s text:c="8"/></text:p>
            <text:p><text:s text:c="8"/></text:p>
            <text:p><text:s text:c="13"/>It's still baffling that the Suns haven't ruled him out for the season.</text:p>
            <text:p><text:s text:c="8"/></text:p>
            <text:p><text:s text:c="8"/></text:p>
            <text:p><text:s text:c="13"/></text:p>
            <text:p><text:s text:c="14"/></text:p>
            <text:p><text:s text:c="13"/>Source: Scott Bordow on Twitter <text:s text:c="26"/>Apr 7 - 4:3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vin Booker</text:p>
            <text:p><text:s text:c="17"/></text:p>
            <text:p><text:s text:c="17"/></text:p>
            <text:p><text:s text:c="22"/>- G - <text:s/>Suns</text:p>
            <text:p><text:s text:c="16"/></text:p>
            <text:p><text:s text:c="17"/></text:p>
            <text:p><text:s text:c="12"/></text:p>
            <text:p><text:s text:c="8"/></text:p>
            <text:p><text:s text:c="8"/></text:p>
            <text:p><text:s text:c="8"/></text:p>
            <text:p><text:s text:c="12"/>Devin Booker (hand), T.J. Warren (knee), and Elfrid Payton (knee) are not expected to play Sunday against the Warriors. Marquese Chriss (hip) and Josh Jackson (quad) are questionable to play, and Alan Williams (knee) is out for the final home game of the season.</text:p>
            <text:p><text:s text:c="8"/></text:p>
            <text:p><text:s text:c="8"/></text:p>
            <text:p><text:s text:c="13"/>It's fan appreciation night in Phoenix, so the Suns will be putting their best product on the floor for this one.</text:p>
            <text:p><text:s text:c="8"/></text:p>
            <text:p><text:s text:c="8"/></text:p>
            <text:p><text:s text:c="13"/></text:p>
            <text:p><text:s text:c="14"/></text:p>
            <text:p><text:s text:c="13"/>Source: Scott Bordow on Twitter <text:s text:c="26"/>Apr 7 - 4:3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Okaro White</text:p>
            <text:p><text:s text:c="17"/></text:p>
            <text:p><text:s text:c="17"/></text:p>
            <text:p><text:s text:c="22"/>- F - <text:s/>Cavaliers</text:p>
            <text:p><text:s text:c="16"/></text:p>
            <text:p><text:s text:c="17"/></text:p>
            <text:p><text:s text:c="12"/></text:p>
            <text:p><text:s text:c="8"/></text:p>
            <text:p><text:s text:c="8"/></text:p>
            <text:p><text:s text:c="8"/></text:p>
            <text:p><text:s text:c="12"/>The Cavaliers have signed forward Okaro White to a contract for the remainder of the season.</text:p>
            <text:p><text:s text:c="8"/></text:p>
            <text:p><text:s text:c="8"/></text:p>
            <text:p><text:s text:c="13"/>He signed with the Cavs on a 10-day deal back on Mar. 18, and he could find a few minutes if the Cavs start to rest players.</text:p>
            <text:p><text:s text:c="8"/></text:p>
            <text:p><text:s text:c="8"/></text:p>
            <text:p><text:s text:c="13"/></text:p>
            <text:p><text:s text:c="14"/></text:p>
            <text:p><text:s text:c="13"/>Source: NBA.com <text:s text:c="42"/>Apr 7 - 3:3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Wes Johnson</text:p>
            <text:p><text:s text:c="17"/></text:p>
            <text:p><text:s text:c="17"/></text:p>
            <text:p><text:s text:c="22"/>- G/F - <text:s/>Clippers</text:p>
            <text:p><text:s text:c="16"/></text:p>
            <text:p><text:s text:c="17"/></text:p>
            <text:p><text:s text:c="12"/></text:p>
            <text:p><text:s text:c="8"/></text:p>
            <text:p><text:s text:c="8"/></text:p>
            <text:p><text:s text:c="8"/></text:p>
            <text:p><text:s text:c="12"/>Wesley Johnson, Tobias Harris, DeAndre Jordan, Tyrone Wallace and Austin Rivers are starting agains the Nuggets on Saturday.</text:p>
            <text:p><text:s text:c="8"/></text:p>
            <text:p><text:s text:c="8"/></text:p>
            <text:p><text:s text:c="13"/>Coach Doc Rivers continues to shuffle, but this time they're playing for their playoff lives.</text:p>
            <text:p><text:s text:c="8"/></text:p>
            <text:p><text:s text:c="8"/></text:p>
            <text:p><text:s text:c="13"/></text:p>
            <text:p><text:s text:c="14"/></text:p>
            <text:p><text:s text:c="13"/>Apr 7 - 3:2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nnis Smith Jr.</text:p>
            <text:p><text:s text:c="17"/></text:p>
            <text:p><text:s text:c="17"/></text:p>
            <text:p><text:s text:c="22"/>- G - <text:s/>Mavericks</text:p>
            <text:p><text:s text:c="16"/></text:p>
            <text:p><text:s text:c="17"/></text:p>
            <text:p><text:s text:c="12"/></text:p>
            <text:p><text:s text:c="8"/></text:p>
            <text:p><text:s text:c="8"/></text:p>
            <text:p><text:s text:c="8"/></text:p>
            <text:p><text:s text:c="12"/>Dennis Smith Jr. (knee) is questionable for Sunday against the 76ers.</text:p>
            <text:p><text:s text:c="8"/></text:p>
            <text:p><text:s text:c="8"/></text:p>
            <text:p><text:s text:c="13"/>Coach Rick Carlisle talked about DSJ being fresh, but he's questionable again. Welcome to April.</text:p>
            <text:p><text:s text:c="8"/></text:p>
            <text:p><text:s text:c="8"/></text:p>
            <text:p><text:s text:c="13"/></text:p>
            <text:p><text:s text:c="14"/></text:p>
            <text:p><text:s text:c="13"/>Source: NBA.com <text:s text:c="42"/>Apr 7 - 2:5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wight Powell</text:p>
            <text:p><text:s text:c="17"/></text:p>
            <text:p><text:s text:c="17"/></text:p>
            <text:p><text:s text:c="22"/>- F/C - <text:s/>Mavericks</text:p>
            <text:p><text:s text:c="16"/></text:p>
            <text:p><text:s text:c="17"/></text:p>
            <text:p><text:s text:c="12"/></text:p>
            <text:p><text:s text:c="8"/></text:p>
            <text:p><text:s text:c="8"/></text:p>
            <text:p><text:s text:c="8"/></text:p>
            <text:p><text:s text:c="12"/>Dwight Powell (thumb) is questionable for Sunday against the 76ers.</text:p>
            <text:p><text:s text:c="8"/></text:p>
            <text:p><text:s text:c="8"/></text:p>
            <text:p><text:s text:c="13"/>This could be minor for Powell, but the bottom line here is that Johnathan Motley probably shouldn't be on any waiver wires after his 26-point Friday.</text:p>
            <text:p><text:s text:c="8"/></text:p>
            <text:p><text:s text:c="8"/></text:p>
            <text:p><text:s text:c="13"/></text:p>
            <text:p><text:s text:c="14"/></text:p>
            <text:p><text:s text:c="13"/>Source: NBA.com <text:s text:c="42"/>Apr 7 - 2:5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oug McDermott</text:p>
            <text:p><text:s text:c="17"/></text:p>
            <text:p><text:s text:c="17"/></text:p>
            <text:p><text:s text:c="22"/>- G/F - <text:s/>Mavericks</text:p>
            <text:p><text:s text:c="16"/></text:p>
            <text:p><text:s text:c="17"/></text:p>
            <text:p><text:s text:c="12"/></text:p>
            <text:p><text:s text:c="8"/></text:p>
            <text:p><text:s text:c="8"/></text:p>
            <text:p><text:s text:c="8"/></text:p>
            <text:p><text:s text:c="12"/>Doug McDermott (knee bursitis) is questionable for Sunday against the 76ers.</text:p>
            <text:p><text:s text:c="8"/></text:p>
            <text:p><text:s text:c="8"/></text:p>
            <text:p><text:s text:c="13"/>He played 19 minutes on Friday, but it may have not been due to his knee. McDermott is a dicey fantasy play.</text:p>
            <text:p><text:s text:c="8"/></text:p>
            <text:p><text:s text:c="8"/></text:p>
            <text:p><text:s text:c="13"/></text:p>
            <text:p><text:s text:c="14"/></text:p>
            <text:p><text:s text:c="13"/>Source: NBA.com <text:s text:c="42"/>Apr 7 - 2:5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yle Collinsworth</text:p>
            <text:p><text:s text:c="17"/></text:p>
            <text:p><text:s text:c="17"/></text:p>
            <text:p><text:s text:c="22"/>- G - <text:s/>Mavericks</text:p>
            <text:p><text:s text:c="16"/></text:p>
            <text:p><text:s text:c="17"/></text:p>
            <text:p><text:s text:c="12"/></text:p>
            <text:p><text:s text:c="8"/></text:p>
            <text:p><text:s text:c="8"/></text:p>
            <text:p><text:s text:c="8"/></text:p>
            <text:p><text:s text:c="12"/>Kyle Collinsworth (Achilles soreness) is questionable for Sunday in Philly.</text:p>
            <text:p><text:s text:c="8"/></text:p>
            <text:p><text:s text:c="8"/></text:p>
            <text:p><text:s text:c="13"/>He only played 19 minutes on Friday, but Collinsworth was out there for OT.</text:p>
            <text:p><text:s text:c="8"/></text:p>
            <text:p><text:s text:c="8"/></text:p>
            <text:p><text:s text:c="13"/></text:p>
            <text:p><text:s text:c="14"/></text:p>
            <text:p><text:s text:c="13"/>Source: NBA.com <text:s text:c="42"/>Apr 7 - 2:5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vid Nwaba</text:p>
            <text:p><text:s text:c="17"/></text:p>
            <text:p><text:s text:c="17"/></text:p>
            <text:p><text:s text:c="22"/>- G/F - <text:s/>Bulls</text:p>
            <text:p><text:s text:c="16"/></text:p>
            <text:p><text:s text:c="17"/></text:p>
            <text:p><text:s text:c="12"/></text:p>
            <text:p><text:s text:c="8"/></text:p>
            <text:p><text:s text:c="8"/></text:p>
            <text:p><text:s text:c="8"/></text:p>
            <text:p><text:s text:c="12"/>David Nwaba (hip contusion) is probable for Saturday against the Nets.</text:p>
            <text:p><text:s text:c="8"/></text:p>
            <text:p><text:s text:c="8"/></text:p>
            <text:p><text:s text:c="13"/>He had a tough fall in the last game, so that likely explains this one. If he can't play, that would make Sean Kilpatrick an even stronger play. Revenge game?</text:p>
            <text:p><text:s text:c="8"/></text:p>
            <text:p><text:s text:c="8"/></text:p>
            <text:p><text:s text:c="13"/></text:p>
            <text:p><text:s text:c="14"/></text:p>
            <text:p><text:s text:c="13"/>Source: NBA.com <text:s text:c="42"/>Apr 7 - 2:3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Noah Vonleh</text:p>
            <text:p><text:s text:c="17"/></text:p>
            <text:p><text:s text:c="17"/></text:p>
            <text:p><text:s text:c="22"/>- F - <text:s/>Bulls</text:p>
            <text:p><text:s text:c="16"/></text:p>
            <text:p><text:s text:c="17"/></text:p>
            <text:p><text:s text:c="12"/></text:p>
            <text:p><text:s text:c="8"/></text:p>
            <text:p><text:s text:c="8"/></text:p>
            <text:p><text:s text:c="8"/></text:p>
            <text:p><text:s text:c="12"/>Noah Vonleh (calf) is out again for Saturday vs. Brooklyn.</text:p>
            <text:p><text:s text:c="8"/></text:p>
            <text:p><text:s text:c="8"/></text:p>
            <text:p><text:s text:c="13"/>It sounds like Lauri Markkanen is ready to roll, so Vonleh wouldn't have played much anyway.</text:p>
            <text:p><text:s text:c="8"/></text:p>
            <text:p><text:s text:c="8"/></text:p>
            <text:p><text:s text:c="13"/></text:p>
            <text:p><text:s text:c="14"/></text:p>
            <text:p><text:s text:c="13"/>Source: NBA.com <text:s text:c="42"/>Apr 7 - 2:3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Paul Zipser</text:p>
            <text:p><text:s text:c="17"/></text:p>
            <text:p><text:s text:c="17"/></text:p>
            <text:p><text:s text:c="22"/>- F - <text:s/>Bulls</text:p>
            <text:p><text:s text:c="16"/></text:p>
            <text:p><text:s text:c="17"/></text:p>
            <text:p><text:s text:c="12"/></text:p>
            <text:p><text:s text:c="8"/></text:p>
            <text:p><text:s text:c="8"/></text:p>
            <text:p><text:s text:c="8"/></text:p>
            <text:p><text:s text:c="12"/>Paul Zipser (foot) is out for Saturday against the Nets.</text:p>
            <text:p><text:s text:c="8"/></text:p>
            <text:p><text:s text:c="8"/></text:p>
            <text:p><text:s text:c="13"/>It sounds like Zipser's season it up, so it may be time to secure the button. No good?</text:p>
            <text:p><text:s text:c="8"/></text:p>
            <text:p><text:s text:c="8"/></text:p>
            <text:p><text:s text:c="13"/></text:p>
            <text:p><text:s text:c="14"/></text:p>
            <text:p><text:s text:c="13"/>Source: NBA.com <text:s text:c="42"/>Apr 7 - 2:2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e Crowder</text:p>
            <text:p><text:s text:c="17"/></text:p>
            <text:p><text:s text:c="17"/></text:p>
            <text:p><text:s text:c="22"/>- F - <text:s/>Jazz</text:p>
            <text:p><text:s text:c="16"/></text:p>
            <text:p><text:s text:c="17"/></text:p>
            <text:p><text:s text:c="12"/></text:p>
            <text:p><text:s text:c="8"/></text:p>
            <text:p><text:s text:c="8"/></text:p>
            <text:p><text:s text:c="8"/></text:p>
            <text:p><text:s text:c="12"/>Jae Crowder (eye) will play on Sunday against the Lakers.</text:p>
            <text:p><text:s text:c="8"/></text:p>
            <text:p><text:s text:c="8"/></text:p>
            <text:p><text:s text:c="13"/>After not playing in the second half, he downplayed his eye issue and apparently he was being honest. Crowder should be good to go for minutes in the upper 20s, so he's a lukewarm fantasy play.</text:p>
            <text:p><text:s text:c="8"/></text:p>
            <text:p><text:s text:c="8"/></text:p>
            <text:p><text:s text:c="13"/></text:p>
            <text:p><text:s text:c="14"/></text:p>
            <text:p><text:s text:c="13"/>Source: Andy Larsen on Twitter <text:s text:c="27"/>Apr 7 - 2:2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icky Rubio</text:p>
            <text:p><text:s text:c="17"/></text:p>
            <text:p><text:s text:c="17"/></text:p>
            <text:p><text:s text:c="22"/>- G - <text:s/>Jazz</text:p>
            <text:p><text:s text:c="16"/></text:p>
            <text:p><text:s text:c="17"/></text:p>
            <text:p><text:s text:c="12"/></text:p>
            <text:p><text:s text:c="8"/></text:p>
            <text:p><text:s text:c="8"/></text:p>
            <text:p><text:s text:c="8"/></text:p>
            <text:p><text:s text:c="12"/>Ricky Rubio (hamstring) is questionable against the Lakers on Sunday.</text:p>
            <text:p><text:s text:c="8"/></text:p>
            <text:p><text:s text:c="8"/></text:p>
            <text:p><text:s text:c="13"/>The Jazz were managing his hamstring soreness on Thursday night with a heat pad, but they ruled him out for the second half. This issue is clearly bothering him since last month, so he could sit. If he is not going to play, that'll likely put Royce O'Neale in the first unit for a prime spot while Dante Exum backs him up. Exum looked terrific on Thursday.</text:p>
            <text:p><text:s text:c="8"/></text:p>
            <text:p><text:s text:c="8"/></text:p>
            <text:p><text:s text:c="13"/></text:p>
            <text:p><text:s text:c="14"/></text:p>
            <text:p><text:s text:c="13"/>Source: Andy Larsen on Twitter <text:s text:c="27"/>Apr 7 - 2:2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Guerschon Yabusele</text:p>
            <text:p><text:s text:c="17"/></text:p>
            <text:p><text:s text:c="17"/></text:p>
            <text:p><text:s text:c="22"/>- F - <text:s/>Celtics</text:p>
            <text:p><text:s text:c="16"/></text:p>
            <text:p><text:s text:c="17"/></text:p>
            <text:p><text:s text:c="12"/></text:p>
            <text:p><text:s text:c="8"/></text:p>
            <text:p><text:s text:c="8"/></text:p>
            <text:p><text:s text:c="8"/></text:p>
            <text:p><text:s text:c="12"/>Guerschon Yabusele experienced some knee pain after Friday night’s game and is having an MRI Saturday.</text:p>
            <text:p><text:s text:c="8"/></text:p>
            <text:p><text:s text:c="8"/></text:p>
            <text:p><text:s text:c="13"/>That will probably rule him out for the season as the Celtics get ready for the playoffs. With the Dancing Bear out, that could give more minutes to Semi Ojeleye and maybe even Jabari Bird on the days the Celtics rest people.</text:p>
            <text:p><text:s text:c="8"/></text:p>
            <text:p><text:s text:c="8"/></text:p>
            <text:p><text:s text:c="13"/></text:p>
            <text:p><text:s text:c="14"/></text:p>
            <text:p><text:s text:c="13"/>Source: Celtics on Twitter <text:s text:c="31"/>Apr 7 - 2:1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reveon Graham</text:p>
            <text:p><text:s text:c="17"/></text:p>
            <text:p><text:s text:c="17"/></text:p>
            <text:p><text:s text:c="22"/>- G - <text:s/>Hornets</text:p>
            <text:p><text:s text:c="16"/></text:p>
            <text:p><text:s text:c="17"/></text:p>
            <text:p><text:s text:c="12"/></text:p>
            <text:p><text:s text:c="8"/></text:p>
            <text:p><text:s text:c="8"/></text:p>
            <text:p><text:s text:c="8"/></text:p>
            <text:p><text:s text:c="12"/>Treveon Graham (concussion) has been ruled out of Sunday's game vs. Indiana.</text:p>
            <text:p><text:s text:c="8"/></text:p>
            <text:p><text:s text:c="8"/></text:p>
            <text:p><text:s text:c="13"/>Graham has missed each of the Hornets previous three contests. Charlotte may choose to err on the side of caution and keep him sidelined for the rest of the season. The Hornets only have two games left on the schedule after Sunday's contest.</text:p>
            <text:p><text:s text:c="8"/></text:p>
            <text:p><text:s text:c="8"/></text:p>
            <text:p><text:s text:c="13"/></text:p>
            <text:p><text:s text:c="14"/></text:p>
            <text:p><text:s text:c="13"/>Source: NBA.com <text:s text:c="42"/>Apr 7 - 1:4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wayne Bacon</text:p>
            <text:p><text:s text:c="17"/></text:p>
            <text:p><text:s text:c="17"/></text:p>
            <text:p><text:s text:c="22"/>- G/F - <text:s/>Hornets</text:p>
            <text:p><text:s text:c="16"/></text:p>
            <text:p><text:s text:c="17"/></text:p>
            <text:p><text:s text:c="12"/></text:p>
            <text:p><text:s text:c="8"/></text:p>
            <text:p><text:s text:c="8"/></text:p>
            <text:p><text:s text:c="8"/></text:p>
            <text:p><text:s text:c="12"/>Dwayne Bacon (right ankle sprain) is listed as out for Sunday's game vs. the Pacers.</text:p>
            <text:p><text:s text:c="8"/></text:p>
            <text:p><text:s text:c="8"/></text:p>
            <text:p><text:s text:c="13"/>This will be the fourth straight game out of action for Bacon. Malik Monk has seen an uptick in minutes in the Hornets previous three games, and he's made the most of it. Monk is averaging 18.0 points, 2.7 assists and 4.0 treys in 24.1 minutes over his last three contests.</text:p>
            <text:p><text:s text:c="8"/></text:p>
            <text:p><text:s text:c="8"/></text:p>
            <text:p><text:s text:c="13"/>Related: Malik Monk</text:p>
            <text:p><text:s text:c="14"/></text:p>
            <text:p><text:s text:c="13"/>Source: NBA.com <text:s text:c="42"/>Apr 7 - 1:4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lcolm Brogdon</text:p>
            <text:p><text:s text:c="17"/></text:p>
            <text:p><text:s text:c="17"/></text:p>
            <text:p><text:s text:c="22"/>- G - <text:s/>Bucks</text:p>
            <text:p><text:s text:c="16"/></text:p>
            <text:p><text:s text:c="17"/></text:p>
            <text:p><text:s text:c="12"/></text:p>
            <text:p><text:s text:c="8"/></text:p>
            <text:p><text:s text:c="8"/></text:p>
            <text:p><text:s text:c="8"/></text:p>
            <text:p><text:s text:c="12"/>Malcolm Brogdon (knee) said he is a game-time decision for Saturday's matchup vs. the Knicks.</text:p>
            <text:p><text:s text:c="8"/></text:p>
            <text:p><text:s text:c="8"/></text:p>
            <text:p><text:s text:c="13"/>Brogdon, who has been sidelined since February 1st, is listed as probable. However, coach Joe Prunty tempered expectations by calling Brogdon’s status "doubtful" as they wait for final confirmation. Malcolm said he was GTD, depending on how he feels pregame. This game tips off at 7:30, so we should have an update at approximately 6:00 pm, when Prunty address the media.</text:p>
            <text:p><text:s text:c="8"/></text:p>
            <text:p><text:s text:c="8"/></text:p>
            <text:p><text:s text:c="13"/></text:p>
            <text:p><text:s text:c="14"/></text:p>
            <text:p><text:s text:c="13"/>Source: Matt Velazquez on Twitter <text:s text:c="24"/>Apr 7 - 1:0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errence Ross</text:p>
            <text:p><text:s text:c="17"/></text:p>
            <text:p><text:s text:c="17"/></text:p>
            <text:p><text:s text:c="22"/>- G/F - <text:s/>Magic</text:p>
            <text:p><text:s text:c="16"/></text:p>
            <text:p><text:s text:c="17"/></text:p>
            <text:p><text:s text:c="12"/></text:p>
            <text:p><text:s text:c="8"/></text:p>
            <text:p><text:s text:c="8"/></text:p>
            <text:p><text:s text:c="8"/></text:p>
            <text:p><text:s text:c="12"/>Terrence Ross (right knee bone bruise) is listed as probable for Sunday's game vs. Toronto.</text:p>
            <text:p><text:s text:c="8"/></text:p>
            <text:p><text:s text:c="8"/></text:p>
            <text:p><text:s text:c="13"/>Ross has been sidelined since late November, when he underwent surgery after suffering a sprained MCL and a non-displaced fracture of his tibial plateau. Then, as during his rehab, he had a setback due to a bone bruise. It's somewhat surprising that he would return with only three games remaining in the season. He should be left on waivers, as the Magic will almost certainly limit his minutes significantly.</text:p>
            <text:p><text:s text:c="8"/></text:p>
            <text:p><text:s text:c="8"/></text:p>
            <text:p><text:s text:c="13"/></text:p>
            <text:p><text:s text:c="14"/></text:p>
            <text:p><text:s text:c="13"/>Source: Josh Robbins on Twitter <text:s text:c="26"/>Apr 7 - 11:46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Nikola Vucevic</text:p>
            <text:p><text:s text:c="17"/></text:p>
            <text:p><text:s text:c="17"/></text:p>
            <text:p><text:s text:c="22"/>- C - <text:s/>Magic</text:p>
            <text:p><text:s text:c="16"/></text:p>
            <text:p><text:s text:c="17"/></text:p>
            <text:p><text:s text:c="12"/></text:p>
            <text:p><text:s text:c="8"/></text:p>
            <text:p><text:s text:c="8"/></text:p>
            <text:p><text:s text:c="8"/></text:p>
            <text:p><text:s text:c="12"/>Nikola Vucevic (back) is listed as probable for Sunday's game vs. the Raptors.</text:p>
            <text:p><text:s text:c="8"/></text:p>
            <text:p><text:s text:c="8"/></text:p>
            <text:p><text:s text:c="13"/>Vucevic sat out Friday's contest, alongside Aaron Gordon (calf, tanking), but both bigs will return to action on Sunday. However, the Magic play the back end of a back-to-back on Monday in Milwaukee, so it's possible they get another day off. <text:s/>Bismack Biyombo started Friday night, but will get bumped back to the bench Sunday.</text:p>
            <text:p><text:s text:c="8"/></text:p>
            <text:p><text:s text:c="8"/></text:p>
            <text:p><text:s text:c="13"/>Related: Bismack Biyombo</text:p>
            <text:p><text:s text:c="14"/></text:p>
            <text:p><text:s text:c="13"/>Source: Josh Robbins on Twitter <text:s text:c="26"/>Apr 7 - 11:42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nathon Simmons</text:p>
            <text:p><text:s text:c="17"/></text:p>
            <text:p><text:s text:c="17"/></text:p>
            <text:p><text:s text:c="22"/>- G/F - <text:s/>Magic</text:p>
            <text:p><text:s text:c="16"/></text:p>
            <text:p><text:s text:c="17"/></text:p>
            <text:p><text:s text:c="12"/></text:p>
            <text:p><text:s text:c="8"/></text:p>
            <text:p><text:s text:c="8"/></text:p>
            <text:p><text:s text:c="8"/></text:p>
            <text:p><text:s text:c="12"/>Jonathon Simmons (wrist) has been ruled out of Sunday's game vs. Toronto.</text:p>
            <text:p><text:s text:c="8"/></text:p>
            <text:p><text:s text:c="8"/></text:p>
            <text:p><text:s text:c="13"/>This will be the 10th consecutive game Simmons will spend on the sidelines. With only two games left next week, it appears unlikely Simmons will suit up again this season.</text:p>
            <text:p><text:s text:c="8"/></text:p>
            <text:p><text:s text:c="8"/></text:p>
            <text:p><text:s text:c="13"/></text:p>
            <text:p><text:s text:c="14"/></text:p>
            <text:p><text:s text:c="13"/>Source: Josh Robbins on Twitter <text:s text:c="26"/>Apr 7 - 11:32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aron Gordon</text:p>
            <text:p><text:s text:c="17"/></text:p>
            <text:p><text:s text:c="17"/></text:p>
            <text:p><text:s text:c="22"/>- F - <text:s/>Magic</text:p>
            <text:p><text:s text:c="16"/></text:p>
            <text:p><text:s text:c="17"/></text:p>
            <text:p><text:s text:c="12"/></text:p>
            <text:p><text:s text:c="8"/></text:p>
            <text:p><text:s text:c="8"/></text:p>
            <text:p><text:s text:c="8"/></text:p>
            <text:p><text:s text:c="12"/>Aaron Gordon (sore right calf) and Nikola Vucevic (low back tightness) are listed as probable for Sunday's game vs. the Raptors.</text:p>
            <text:p><text:s text:c="8"/></text:p>
            <text:p><text:s text:c="8"/></text:p>
            <text:p><text:s text:c="13"/>Gordon and Vooch were surprise scratches for the Magic on Friday, as Orlando attempts to tank its way towards more ping pong balls. However, they will both be back in action Sunday. No word yet on their availability for Monday's game vs. Milwaukee, which is the second night of a back-to-back. Mario Hezonja and Jamel Artis will see their playing time reduced with Gordon back in the mix.</text:p>
            <text:p><text:s text:c="8"/></text:p>
            <text:p><text:s text:c="8"/></text:p>
            <text:p><text:s text:c="13"/>Related: Jamel Artis, Mario Hezonja</text:p>
            <text:p><text:s text:c="14"/></text:p>
            <text:p><text:s text:c="13"/>Source: Josh Robbins on Twitter <text:s text:c="26"/>Apr 7 - 11:3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nathan Isaac</text:p>
            <text:p><text:s text:c="17"/></text:p>
            <text:p><text:s text:c="17"/></text:p>
            <text:p><text:s text:c="22"/>- F - <text:s/>Magic</text:p>
            <text:p><text:s text:c="16"/></text:p>
            <text:p><text:s text:c="17"/></text:p>
            <text:p><text:s text:c="12"/></text:p>
            <text:p><text:s text:c="8"/></text:p>
            <text:p><text:s text:c="8"/></text:p>
            <text:p><text:s text:c="8"/></text:p>
            <text:p><text:s text:c="12"/>Jonathan Isaac (ankle) has been ruled out of Sunday's game vs. the Raptors.</text:p>
            <text:p><text:s text:c="8"/></text:p>
            <text:p><text:s text:c="8"/></text:p>
            <text:p><text:s text:c="13"/>The Magic have no incentive to rush their prized lottery pick back into action, so we may have already seen the last of Isaac this season. Wesley Iwundu and Jamel Artis saw plenty of playing on Friday, which each player starting and logging over 33 minutes.</text:p>
            <text:p><text:s text:c="8"/></text:p>
            <text:p><text:s text:c="8"/></text:p>
            <text:p><text:s text:c="13"/></text:p>
            <text:p><text:s text:c="14"/></text:p>
            <text:p><text:s text:c="13"/>Source: Josh Robbins on Twitter <text:s text:c="26"/>Apr 7 - 11:27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ance Thomas</text:p>
            <text:p><text:s text:c="17"/></text:p>
            <text:p><text:s text:c="17"/></text:p>
            <text:p><text:s text:c="22"/>- F - <text:s/>Knicks</text:p>
            <text:p><text:s text:c="16"/></text:p>
            <text:p><text:s text:c="17"/></text:p>
            <text:p><text:s text:c="12"/></text:p>
            <text:p><text:s text:c="8"/></text:p>
            <text:p><text:s text:c="8"/></text:p>
            <text:p><text:s text:c="8"/></text:p>
            <text:p><text:s text:c="12"/>Lance Thomas (illness) is listed as questionable for Saturday's game vs. Milwaukee.</text:p>
            <text:p><text:s text:c="8"/></text:p>
            <text:p><text:s text:c="8"/></text:p>
            <text:p><text:s text:c="13"/>Thomas did not play Friday due to the illness. The Knicks will likely be thin up front on and on the wings on Saturday, as Tim Hardaway Jr. (sprained left ankle) is doubtful and Michael Beasley (left knee contusion) is listed as questionable. Courtney Lee and Damyean Dotson will likely see all the minutes they can handle.</text:p>
            <text:p><text:s text:c="8"/></text:p>
            <text:p><text:s text:c="8"/></text:p>
            <text:p><text:s text:c="13"/>Related: Courtney Lee, Damyean Dotson</text:p>
            <text:p><text:s text:c="14"/></text:p>
            <text:p><text:s text:c="13"/>Source: Knicks PR on Twitter <text:s text:c="29"/>Apr 7 - 11:11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nes Kanter</text:p>
            <text:p><text:s text:c="17"/></text:p>
            <text:p><text:s text:c="17"/></text:p>
            <text:p><text:s text:c="22"/>- C - <text:s/>Knicks</text:p>
            <text:p><text:s text:c="16"/></text:p>
            <text:p><text:s text:c="17"/></text:p>
            <text:p><text:s text:c="12"/></text:p>
            <text:p><text:s text:c="8"/></text:p>
            <text:p><text:s text:c="8"/></text:p>
            <text:p><text:s text:c="8"/></text:p>
            <text:p><text:s text:c="12"/>Enes Kanter (sore lower back and right wrist) is listed as doubtful for Saturday's game vs. the Bucks.</text:p>
            <text:p><text:s text:c="8"/></text:p>
            <text:p><text:s text:c="8"/></text:p>
            <text:p><text:s text:c="13"/>Kanter has missed three straight, and is headed towards a fourth game on the sideline. Kyle O'Quinn has played well starting in place of Kanter, and is expected to draw another start on Saturday. Also, Luke Kornet has seen an uptick in minutes off the bench. Kornet had 17 points, eight rebounds, and four assists in 22 minutes on Saturday.</text:p>
            <text:p><text:s text:c="8"/></text:p>
            <text:p><text:s text:c="8"/></text:p>
            <text:p><text:s text:c="13"/>Related: Luke Kornet, Kyle O'Quinn</text:p>
            <text:p><text:s text:c="14"/></text:p>
            <text:p><text:s text:c="13"/>Source: Knicks PR on Twitter <text:s text:c="29"/>Apr 7 - 10:45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im Hardaway Jr.</text:p>
            <text:p><text:s text:c="17"/></text:p>
            <text:p><text:s text:c="17"/></text:p>
            <text:p><text:s text:c="22"/>- G/F - <text:s/>Knicks</text:p>
            <text:p><text:s text:c="16"/></text:p>
            <text:p><text:s text:c="17"/></text:p>
            <text:p><text:s text:c="12"/></text:p>
            <text:p><text:s text:c="8"/></text:p>
            <text:p><text:s text:c="8"/></text:p>
            <text:p><text:s text:c="8"/></text:p>
            <text:p><text:s text:c="12"/>Tim Hardaway Jr. (sprained left ankle) is doubtful for Saturday's game vs. Milwaukee.</text:p>
            <text:p><text:s text:c="8"/></text:p>
            <text:p><text:s text:c="8"/></text:p>
            <text:p><text:s text:c="13"/>Hardaway sprained his ankle towards the end of the third quarter in Friday's victory over the Heat. THJ landed awkwardly on the ankle and appeared to be in a great deal of pain as he hobbled back to the locker room. If would be very surprising if he was cleared to play Saturday night in a virtually meaningless game. Courtney Lee and Damyean Dotson, who had a career-high 30 points and 11 rebounds on Friday, would be the primary beneficiaries.</text:p>
            <text:p><text:s text:c="8"/></text:p>
            <text:p><text:s text:c="8"/></text:p>
            <text:p><text:s text:c="13"/>Related: Courtney Lee, Damyean Dotson</text:p>
            <text:p><text:s text:c="14"/></text:p>
            <text:p><text:s text:c="13"/>Source: Knicks PR on Twitter <text:s text:c="29"/>Apr 7 - 10:45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ichael Beasley</text:p>
            <text:p><text:s text:c="17"/></text:p>
            <text:p><text:s text:c="17"/></text:p>
            <text:p><text:s text:c="22"/>- F - <text:s/>Knicks</text:p>
            <text:p><text:s text:c="16"/></text:p>
            <text:p><text:s text:c="17"/></text:p>
            <text:p><text:s text:c="12"/></text:p>
            <text:p><text:s text:c="8"/></text:p>
            <text:p><text:s text:c="8"/></text:p>
            <text:p><text:s text:c="8"/></text:p>
            <text:p><text:s text:c="12"/>Michael Beasley (left knee contusion) is listed as questionable for Saturday's game vs. the Bucks.</text:p>
            <text:p><text:s text:c="8"/></text:p>
            <text:p><text:s text:c="8"/></text:p>
            <text:p><text:s text:c="13"/>Beasley bumped knees with Goran Dragic while setting a screen in the first minute of Friday's win over Miami. He went to the locker room and was later ruled out of the contest. Tim Hardaway Jr. (sprained left ankle) is doubtful and Lance Thomas (illness) is listed as questionable, so New York will likely be shorthanded on Saturday. If Beasley is unable to suit up, Isaiah Hicks may draw the start at PF. Damyean Dotson and Luke Kornet would see increased minutes off the bench.</text:p>
            <text:p><text:s text:c="8"/></text:p>
            <text:p><text:s text:c="8"/></text:p>
            <text:p><text:s text:c="13"/>Related: Isaiah Hicks</text:p>
            <text:p><text:s text:c="14"/></text:p>
            <text:p><text:s text:c="13"/>Source: Knicks PR on Twitter <text:s text:c="29"/>Apr 7 - 10:44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terling Brown</text:p>
            <text:p><text:s text:c="17"/></text:p>
            <text:p><text:s text:c="17"/></text:p>
            <text:p><text:s text:c="22"/>- G - <text:s/>Bucks</text:p>
            <text:p><text:s text:c="16"/></text:p>
            <text:p><text:s text:c="17"/></text:p>
            <text:p><text:s text:c="12"/></text:p>
            <text:p><text:s text:c="8"/></text:p>
            <text:p><text:s text:c="8"/></text:p>
            <text:p><text:s text:c="8"/></text:p>
            <text:p><text:s text:c="12"/>Sterling Brown (personal) has been ruled out of Saturday's game vs. New York.</text:p>
            <text:p><text:s text:c="8"/></text:p>
            <text:p><text:s text:c="8"/></text:p>
            <text:p><text:s text:c="13"/>The Bucks will be shorthanded on Saturday night in New York, as Giannis Antetokounmpo (ankle) and Shabazz Muhammad (right ankle sprain) have also been ruled out of this contest. Jason Terry, Jabari Parker and D.J. Wilson should see an uptick in their minutes.</text:p>
            <text:p><text:s text:c="8"/></text:p>
            <text:p><text:s text:c="8"/></text:p>
            <text:p><text:s text:c="13"/></text:p>
            <text:p><text:s text:c="14"/></text:p>
            <text:p><text:s text:c="13"/>Source: Bucks PR on Twitter <text:s text:c="30"/>Apr 7 - 10:28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habazz Muhammad</text:p>
            <text:p><text:s text:c="17"/></text:p>
            <text:p><text:s text:c="17"/></text:p>
            <text:p><text:s text:c="22"/>- F - <text:s/>Bucks</text:p>
            <text:p><text:s text:c="16"/></text:p>
            <text:p><text:s text:c="17"/></text:p>
            <text:p><text:s text:c="12"/></text:p>
            <text:p><text:s text:c="8"/></text:p>
            <text:p><text:s text:c="8"/></text:p>
            <text:p><text:s text:c="8"/></text:p>
            <text:p><text:s text:c="12"/>Shabazz Muhammad (right ankle sprain) has been ruled out of Saturday's game vs. the Knicks.</text:p>
            <text:p><text:s text:c="8"/></text:p>
            <text:p><text:s text:c="8"/></text:p>
            <text:p><text:s text:c="13"/>Minimal fantasy impact here, as Muhammad has seen multiple DNP-CD's of late and is averaging just 4.8 points and 1.5 rebounds in 7.1 minutes over his last four appearances. He belongs on waivers in all fantasy formats.</text:p>
            <text:p><text:s text:c="8"/></text:p>
            <text:p><text:s text:c="8"/></text:p>
            <text:p><text:s text:c="13"/></text:p>
            <text:p><text:s text:c="14"/></text:p>
            <text:p><text:s text:c="13"/>Source: Bucks PR on Twitter <text:s text:c="30"/>Apr 7 - 10:26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Malcolm Brogdon</text:p>
            <text:p><text:s text:c="17"/></text:p>
            <text:p><text:s text:c="17"/></text:p>
            <text:p><text:s text:c="22"/>- G - <text:s/>Bucks</text:p>
            <text:p><text:s text:c="16"/></text:p>
            <text:p><text:s text:c="17"/></text:p>
            <text:p><text:s text:c="12"/></text:p>
            <text:p><text:s text:c="8"/></text:p>
            <text:p><text:s text:c="8"/></text:p>
            <text:p><text:s text:c="8"/></text:p>
            <text:p><text:s text:c="12"/>Malcolm Brogdon (knee) is listed as probable for Saturday's game vs. the Knicks.</text:p>
            <text:p><text:s text:c="8"/></text:p>
            <text:p><text:s text:c="8"/></text:p>
            <text:p><text:s text:c="13"/>Brogdon has not played since he was diagnosed with a partially torn left quadriceps tendon back in early February. The reigning Rookie of the Year will have his minutes limited over the final three games of the regular season, as the Bucks hope he can knock off some rust and find his rhythm as the postseason begins next weekend. Brogdon can be left on waivers, as it's unlikely he makes a significant fantasy impact in limited playing time.</text:p>
            <text:p><text:s text:c="8"/></text:p>
            <text:p><text:s text:c="8"/></text:p>
            <text:p><text:s text:c="13"/></text:p>
            <text:p><text:s text:c="14"/></text:p>
            <text:p><text:s text:c="13"/>Source: Bucks PR on Twitter <text:s text:c="30"/>Apr 7 - 10:24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iannis Antetokounmpo</text:p>
            <text:p><text:s text:c="17"/></text:p>
            <text:p><text:s text:c="17"/></text:p>
            <text:p><text:s text:c="22"/>- G/F - <text:s/>Bucks</text:p>
            <text:p><text:s text:c="16"/></text:p>
            <text:p><text:s text:c="17"/></text:p>
            <text:p><text:s text:c="12"/></text:p>
            <text:p><text:s text:c="8"/></text:p>
            <text:p><text:s text:c="8"/></text:p>
            <text:p><text:s text:c="8"/></text:p>
            <text:p><text:s text:c="12"/>Giannis Antetokounmpo (right ankle soreness) has been ruled out of Saturday's game vs. the Knicks.</text:p>
            <text:p><text:s text:c="8"/></text:p>
            <text:p><text:s text:c="8"/></text:p>
            <text:p><text:s text:c="13"/>Antetokounmpo missed a game back in late March due to a sprained ankle; however, it's unknown if Giannis is dealing with any increased discomfort of late, or if the Bucks are simply choosing to buy some rest for their superstar to keep him fresh for the postseason. We will have an update on his status by Saturday evening. With Antetokounmpo sidelined, Jabari Parker will likely draw the start at power forward. In addition, Eric Bledsoe and Khris Middleton should see a spike in their usage rates.</text:p>
            <text:p><text:s text:c="8"/></text:p>
            <text:p><text:s text:c="8"/></text:p>
            <text:p><text:s text:c="13"/>Related: Eric Bledsoe, Khris Middleton, Jabari Parker</text:p>
            <text:p><text:s text:c="14"/></text:p>
            <text:p><text:s text:c="13"/>Source: Bucks PR on Twitter <text:s text:c="30"/>Apr 7 - 10:21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Nick Young</text:p>
            <text:p><text:s text:c="17"/></text:p>
            <text:p><text:s text:c="17"/></text:p>
            <text:p><text:s text:c="22"/>- G/F - <text:s/>Warriors</text:p>
            <text:p><text:s text:c="16"/></text:p>
            <text:p><text:s text:c="17"/></text:p>
            <text:p><text:s text:c="12"/></text:p>
            <text:p><text:s text:c="8"/></text:p>
            <text:p><text:s text:c="8"/></text:p>
            <text:p><text:s text:c="8"/></text:p>
            <text:p><text:s text:c="12"/>Nick Young (illness) is probable for Saturday's game vs. the Pelicans.</text:p>
            <text:p><text:s text:c="8"/></text:p>
            <text:p><text:s text:c="8"/></text:p>
            <text:p><text:s text:c="13"/>Young has seen increased opportunities due to the Warriors being shorthanded, but has been mired in a terrible shooting slump. Over Golden State's last five games, Young is averaging 5.8 points, 2.4 rebounds and 0.2 assists in 23.2 minutes, while shooting an abysmal 25.7 percent from the floor. Leave him on waivers.</text:p>
            <text:p><text:s text:c="8"/></text:p>
            <text:p><text:s text:c="8"/></text:p>
            <text:p><text:s text:c="13"/></text:p>
            <text:p><text:s text:c="14"/></text:p>
            <text:p><text:s text:c="13"/>Source: Warriors PR on Twitter <text:s text:c="27"/>Apr 7 - 9:29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yle Kuzma</text:p>
            <text:p><text:s text:c="17"/></text:p>
            <text:p><text:s text:c="17"/></text:p>
            <text:p><text:s text:c="22"/>- F - <text:s/>Lakers</text:p>
            <text:p><text:s text:c="16"/></text:p>
            <text:p><text:s text:c="17"/></text:p>
            <text:p><text:s text:c="12"/></text:p>
            <text:p><text:s text:c="8"/></text:p>
            <text:p><text:s text:c="8"/></text:p>
            <text:p><text:s text:c="8"/></text:p>
            <text:p><text:s text:c="12"/>Kyle Kuzma said his sprained left ankle was throbbing after Friday's game and it appears unlikely he will be ready to play Sunday vs. Utah.</text:p>
            <text:p><text:s text:c="8"/></text:p>
            <text:p><text:s text:c="8"/></text:p>
            <text:p><text:s text:c="13"/>Kuzma was already dealing with a sprained right ankle, and then injured his left ankle in Friday's loss to the Wolves. He asked out in the third quarter and was unable to return. "I tried to move and push around [on the left ankle in the third quarter] but it is kind of hard to move around on two flat tires," said Kuzma. "My body feels great. At the end of the day, it is just my ankles. I can't tell you anything right now [about playing in the final three games]... [this latest ankle injury is] just really throbbing. [It's] a little different than my last one. My last one was an inside sprain. This is an outside sprain."</text:p>
            <text:p><text:s text:c="8"/></text:p>
            <text:p><text:s text:c="8"/></text:p>
            <text:p><text:s text:c="13"/></text:p>
            <text:p><text:s text:c="14"/></text:p>
            <text:p><text:s text:c="13"/>Source: ESPN.com <text:s text:c="41"/>Apr 7 - 9:24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Omari Johnson</text:p>
            <text:p><text:s text:c="17"/></text:p>
            <text:p><text:s text:c="17"/></text:p>
            <text:p><text:s text:c="22"/>- F - <text:s/>Grizzlies</text:p>
            <text:p><text:s text:c="16"/></text:p>
            <text:p><text:s text:c="17"/></text:p>
            <text:p><text:s text:c="12"/></text:p>
            <text:p><text:s text:c="8"/></text:p>
            <text:p><text:s text:c="8"/></text:p>
            <text:p><text:s text:c="8"/></text:p>
            <text:p><text:s text:c="12"/>The Grizzlies announced on Friday that they signed F Omari Johnson to a multi-year contract.</text:p>
            <text:p><text:s text:c="8"/></text:p>
            <text:p><text:s text:c="8"/></text:p>
            <text:p><text:s text:c="13"/>Johnson started 38 of his 44 appearances this season with the Grizzlies’ NBA G League affiliate and averaged 16.6 points, 6.4 rebounds and 1.6 assists in 27.9 minutes while shooting 46.0 percent from the field and 41.7 percent from 3-point range. The contract almost certainly includes a team option for next season.</text:p>
            <text:p><text:s text:c="8"/></text:p>
            <text:p><text:s text:c="8"/></text:p>
            <text:p><text:s text:c="13"/></text:p>
            <text:p><text:s text:c="14"/></text:p>
            <text:p><text:s text:c="13"/>Source: Grizzlies PR <text:s text:c="37"/>Apr 7 - 9:15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Ivica Zubac</text:p>
            <text:p><text:s text:c="17"/></text:p>
            <text:p><text:s text:c="17"/></text:p>
            <text:p><text:s text:c="22"/>- C - <text:s/>Lakers</text:p>
            <text:p><text:s text:c="16"/></text:p>
            <text:p><text:s text:c="17"/></text:p>
            <text:p><text:s text:c="12"/></text:p>
            <text:p><text:s text:c="8"/></text:p>
            <text:p><text:s text:c="8"/></text:p>
            <text:p><text:s text:c="8"/></text:p>
            <text:p><text:s text:c="12"/>Ivica Zubac ended up with 14 points and nine rebounds over 22 minutes off the bench in Friday's loss against the Timberwolves.</text:p>
            <text:p><text:s text:c="8"/></text:p>
            <text:p><text:s text:c="8"/></text:p>
            <text:p><text:s text:c="13"/>Zubac split the center minutes with Brook Lopez, whose presence keeps Zubac from reaching his fantasy ceiling. This was his best performance in a while, and he nearly had his first double-double since Feb. 15 which also happened to be against the Timberwolves. Unless Lopez goes down to injury or is rested down the stretch, Zubac's fantasy appeal is rather limited.</text:p>
            <text:p><text:s text:c="8"/></text:p>
            <text:p><text:s text:c="8"/></text:p>
            <text:p><text:s text:c="13"/></text:p>
            <text:p><text:s text:c="14"/></text:p>
            <text:p><text:s text:c="13"/>Apr 7 - 2:04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ulius Randle</text:p>
            <text:p><text:s text:c="17"/></text:p>
            <text:p><text:s text:c="17"/></text:p>
            <text:p><text:s text:c="22"/>- F/C - <text:s/>Lakers</text:p>
            <text:p><text:s text:c="16"/></text:p>
            <text:p><text:s text:c="17"/></text:p>
            <text:p><text:s text:c="12"/></text:p>
            <text:p><text:s text:c="8"/></text:p>
            <text:p><text:s text:c="8"/></text:p>
            <text:p><text:s text:c="8"/></text:p>
            <text:p><text:s text:c="12"/>Julius Randle managed to post 20 points with 10 rebounds over 33 minutes in Friday's 113-96 loss against the Timberwolves.</text:p>
            <text:p><text:s text:c="8"/></text:p>
            <text:p><text:s text:c="8"/></text:p>
            <text:p><text:s text:c="13"/>Randle posted 5-of-11 from the field while going 10-of-10 from the free-throw stripe. He added two assists with five turnovers, so it wasn't the most efficient night for Randle. Still, he has emerged as a must-start fantasy option in all formats this season, and he might just be scratching the surface. Next up is a visit against the Jazz and their strong defense on Sunday afternoon.</text:p>
            <text:p><text:s text:c="8"/></text:p>
            <text:p><text:s text:c="8"/></text:p>
            <text:p><text:s text:c="13"/></text:p>
            <text:p><text:s text:c="14"/></text:p>
            <text:p><text:s text:c="13"/>Apr 7 - 1:58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sh Hart</text:p>
            <text:p><text:s text:c="17"/></text:p>
            <text:p><text:s text:c="17"/></text:p>
            <text:p><text:s text:c="22"/>- G - <text:s/>Lakers</text:p>
            <text:p><text:s text:c="16"/></text:p>
            <text:p><text:s text:c="17"/></text:p>
            <text:p><text:s text:c="12"/></text:p>
            <text:p><text:s text:c="8"/></text:p>
            <text:p><text:s text:c="8"/></text:p>
            <text:p><text:s text:c="8"/></text:p>
            <text:p><text:s text:c="12"/>Josh Hart produced 20 points with 11 rebounds over 32 minutes off the bench Friday against Minnesota.</text:p>
            <text:p><text:s text:c="8"/></text:p>
            <text:p><text:s text:c="8"/></text:p>
            <text:p><text:s text:c="13"/>Hart hit 6-of-12 from the field, including 3-of-6 from behind the 3-point line, while adding 5-of-7 from the charity stripe. The former standout at Villanova produced his second double-double in five games since returning from a broken left hand, but this was easily his most impressive performance since making his way back. There are plenty of minutes on the table for Hart with several injuries to the Lakers.</text:p>
            <text:p><text:s text:c="8"/></text:p>
            <text:p><text:s text:c="8"/></text:p>
            <text:p><text:s text:c="13"/></text:p>
            <text:p><text:s text:c="14"/></text:p>
            <text:p><text:s text:c="13"/>Apr 7 - 1:53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rook Lopez</text:p>
            <text:p><text:s text:c="17"/></text:p>
            <text:p><text:s text:c="17"/></text:p>
            <text:p><text:s text:c="22"/>- C - <text:s/>Lakers</text:p>
            <text:p><text:s text:c="16"/></text:p>
            <text:p><text:s text:c="17"/></text:p>
            <text:p><text:s text:c="12"/></text:p>
            <text:p><text:s text:c="8"/></text:p>
            <text:p><text:s text:c="8"/></text:p>
            <text:p><text:s text:c="8"/></text:p>
            <text:p><text:s text:c="12"/>Brook Lopez (back) was able to post 18 points over 24 minutes in Friday's 113-96 home loss against the Timberwolves.</text:p>
            <text:p><text:s text:c="8"/></text:p>
            <text:p><text:s text:c="8"/></text:p>
            <text:p><text:s text:c="13"/>Lopez ended up hitting 7-of-10 from the field, including 2-of-3 from behind the 3-point line, and he did not show any ill effects of the nagging back issue which has had him listed on the injury report recently. He also added six rebounds with just one turnover. He had an amazing March, rolling for 18.7 points, 4.6 rebounds and 1.7 blocked shots per game, but he started April on a cool note. It's nice to see him bounce back after managing just 9.7 points and 3.7 rebounds over the past three outings.</text:p>
            <text:p><text:s text:c="8"/></text:p>
            <text:p><text:s text:c="8"/></text:p>
            <text:p><text:s text:c="13"/></text:p>
            <text:p><text:s text:c="14"/></text:p>
            <text:p><text:s text:c="13"/>Apr 7 - 1:47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red Dudley</text:p>
            <text:p><text:s text:c="17"/></text:p>
            <text:p><text:s text:c="17"/></text:p>
            <text:p><text:s text:c="22"/>- F - <text:s/>Suns</text:p>
            <text:p><text:s text:c="16"/></text:p>
            <text:p><text:s text:c="17"/></text:p>
            <text:p><text:s text:c="12"/></text:p>
            <text:p><text:s text:c="8"/></text:p>
            <text:p><text:s text:c="8"/></text:p>
            <text:p><text:s text:c="8"/></text:p>
            <text:p><text:s text:c="12"/>Jared Dudley (ankle) was scoreless in six minutes in his return to action Friday against the Pelicans.</text:p>
            <text:p><text:s text:c="8"/></text:p>
            <text:p><text:s text:c="8"/></text:p>
            <text:p><text:s text:c="13"/>Dudley ended up going 0-of-1 from the field with one rebound and one steal in the return. He will fight for scraps for the remainder of the season and he isn't someone to rely upon in seasonal fantasy leagues or DFS play.</text:p>
            <text:p><text:s text:c="8"/></text:p>
            <text:p><text:s text:c="8"/></text:p>
            <text:p><text:s text:c="13"/></text:p>
            <text:p><text:s text:c="14"/></text:p>
            <text:p><text:s text:c="13"/>Apr 7 - 1:41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eff Teague</text:p>
            <text:p><text:s text:c="17"/></text:p>
            <text:p><text:s text:c="17"/></text:p>
            <text:p><text:s text:c="22"/>- G - <text:s/>Timberwolves</text:p>
            <text:p><text:s text:c="16"/></text:p>
            <text:p><text:s text:c="17"/></text:p>
            <text:p><text:s text:c="12"/></text:p>
            <text:p><text:s text:c="8"/></text:p>
            <text:p><text:s text:c="8"/></text:p>
            <text:p><text:s text:c="8"/></text:p>
            <text:p><text:s text:c="12"/>Jeff Teague ended up with a game-high 25 points in Friday's 113-96 road victory against the Lakers.</text:p>
            <text:p><text:s text:c="8"/></text:p>
            <text:p><text:s text:c="8"/></text:p>
            <text:p><text:s text:c="13"/>Teague was sharp, hitting 9-of-16 from the field, including 2-of-5 from behind the 3-point line, and he was a perfect 5-of-5 from the free-throw stripe. He also chipped in with eight assists, four rebounds and two steals and did not show any ill effects from his pesky knee ailment.</text:p>
            <text:p><text:s text:c="8"/></text:p>
            <text:p><text:s text:c="8"/></text:p>
            <text:p><text:s text:c="13"/></text:p>
            <text:p><text:s text:c="14"/></text:p>
            <text:p><text:s text:c="13"/>Apr 7 - 1:36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aj Gibson</text:p>
            <text:p><text:s text:c="17"/></text:p>
            <text:p><text:s text:c="17"/></text:p>
            <text:p><text:s text:c="22"/>- F - <text:s/>Timberwolves</text:p>
            <text:p><text:s text:c="16"/></text:p>
            <text:p><text:s text:c="17"/></text:p>
            <text:p><text:s text:c="12"/></text:p>
            <text:p><text:s text:c="8"/></text:p>
            <text:p><text:s text:c="8"/></text:p>
            <text:p><text:s text:c="8"/></text:p>
            <text:p><text:s text:c="12"/>Taj Gibson went for 18 points, 10 rebounds and three blocked shots in Friday's 113-96 road victory against the Lakers.</text:p>
            <text:p><text:s text:c="8"/></text:p>
            <text:p><text:s text:c="8"/></text:p>
            <text:p><text:s text:c="13"/>It's Gibson's second straight strong showing after some erratic play to close out March and a stinker to open the month of April. He is averaging 17.5 points, 12.0 rebounds and 1.5 3-pointers per outing while hitting 50.0 percent (14-of-28) from the floor in his past two outings. It's a great sign for Minnesota as the team ramps up for their playoff run.</text:p>
            <text:p><text:s text:c="8"/></text:p>
            <text:p><text:s text:c="8"/></text:p>
            <text:p><text:s text:c="13"/></text:p>
            <text:p><text:s text:c="14"/></text:p>
            <text:p><text:s text:c="13"/>Apr 7 - 1:34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immy Butler</text:p>
            <text:p><text:s text:c="17"/></text:p>
            <text:p><text:s text:c="17"/></text:p>
            <text:p><text:s text:c="22"/>- G/F - <text:s/>Timberwolves</text:p>
            <text:p><text:s text:c="16"/></text:p>
            <text:p><text:s text:c="17"/></text:p>
            <text:p><text:s text:c="12"/></text:p>
            <text:p><text:s text:c="8"/></text:p>
            <text:p><text:s text:c="8"/></text:p>
            <text:p><text:s text:c="8"/></text:p>
            <text:p><text:s text:c="12"/>Jimmy Butler (knee) returned to the lineup in Friday's road game against the Lakers and he finished with 18 points over 23 minutes.</text:p>
            <text:p><text:s text:c="8"/></text:p>
            <text:p><text:s text:c="8"/></text:p>
            <text:p><text:s text:c="13"/>Butler didn't show any rust, hitting 7-of-10 from the field. The only thing fantasy owners can complain about might be his 4-of-8 showing at the free-throw line. He also hit four steals with two rebounds and an assist with just one turnover. The team obviously wanted him to get back and get his legs under him before what they hope will be a long playoff run.</text:p>
            <text:p><text:s text:c="8"/></text:p>
            <text:p><text:s text:c="8"/></text:p>
            <text:p><text:s text:c="13"/></text:p>
            <text:p><text:s text:c="14"/></text:p>
            <text:p><text:s text:c="13"/>Apr 7 - 1:31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yle Kuzma</text:p>
            <text:p><text:s text:c="17"/></text:p>
            <text:p><text:s text:c="17"/></text:p>
            <text:p><text:s text:c="22"/>- F - <text:s/>Lakers</text:p>
            <text:p><text:s text:c="16"/></text:p>
            <text:p><text:s text:c="17"/></text:p>
            <text:p><text:s text:c="12"/></text:p>
            <text:p><text:s text:c="8"/></text:p>
            <text:p><text:s text:c="8"/></text:p>
            <text:p><text:s text:c="8"/></text:p>
            <text:p><text:s text:c="12"/>Kyle Kuzma (ankle) had X-rays on his left ankle Friday and they came back negative.</text:p>
            <text:p><text:s text:c="8"/></text:p>
            <text:p><text:s text:c="8"/></text:p>
            <text:p><text:s text:c="13"/>Kuzma suffered a sprained left ankle during Friday's game against Minnesota and he attempted to play through the pain. However, in the third quarter he reportedly told head coach Luke Walton, "You gotta get me out," something he typically does not do. With little left to play for in the Lakers' season, it wouldn't be surprising to see him shut down for the remainder of the schedule.</text:p>
            <text:p><text:s text:c="8"/></text:p>
            <text:p><text:s text:c="8"/></text:p>
            <text:p><text:s text:c="13"/></text:p>
            <text:p><text:s text:c="14"/></text:p>
            <text:p><text:s text:c="13"/>Source: Mike Trudell on Twitter <text:s text:c="26"/>Apr 7 - 1:28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quese Chriss</text:p>
            <text:p><text:s text:c="17"/></text:p>
            <text:p><text:s text:c="17"/></text:p>
            <text:p><text:s text:c="22"/>- F - <text:s/>Suns</text:p>
            <text:p><text:s text:c="16"/></text:p>
            <text:p><text:s text:c="17"/></text:p>
            <text:p><text:s text:c="12"/></text:p>
            <text:p><text:s text:c="8"/></text:p>
            <text:p><text:s text:c="8"/></text:p>
            <text:p><text:s text:c="8"/></text:p>
            <text:p><text:s text:c="12"/>Marquese Chriss posted 23 points with eight rebounds, two assist and a steal over 26 minutes in Friday's home loss against New Orleans.</text:p>
            <text:p><text:s text:c="8"/></text:p>
            <text:p><text:s text:c="8"/></text:p>
            <text:p><text:s text:c="13"/>Chriss hit 7-of-13 from the field, including 1-of-4 from behind the 3-point line, and he added 8-of-10 from the free-throw stripe, bouncing back nicely after his stinker on Tuesday. Unfortunately his minutes and production were limited due to his inability to avoid the referee's whistle, an area which has held him back at times this season.</text:p>
            <text:p><text:s text:c="8"/></text:p>
            <text:p><text:s text:c="8"/></text:p>
            <text:p><text:s text:c="13"/></text:p>
            <text:p><text:s text:c="14"/></text:p>
            <text:p><text:s text:c="13"/>Apr 7 - 1:23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Tyler Ulis</text:p>
            <text:p><text:s text:c="17"/></text:p>
            <text:p><text:s text:c="17"/></text:p>
            <text:p><text:s text:c="22"/>- G - <text:s/>Suns</text:p>
            <text:p><text:s text:c="16"/></text:p>
            <text:p><text:s text:c="17"/></text:p>
            <text:p><text:s text:c="12"/></text:p>
            <text:p><text:s text:c="8"/></text:p>
            <text:p><text:s text:c="8"/></text:p>
            <text:p><text:s text:c="8"/></text:p>
            <text:p><text:s text:c="12"/>Tyler Ulis ended up with 16 points, five rebounds, four assists and two steals in 30 minutes Friday against the Pelicans.</text:p>
            <text:p><text:s text:c="8"/></text:p>
            <text:p><text:s text:c="8"/></text:p>
            <text:p><text:s text:c="13"/>Ulis made the start, hitting 7-of-13 from the field, including 2-of-3 from downtown. Unfortunately for Ulis he was also a game-worst minus-28 in the home loss. He is still trending in the right direction, posting eight consecutive games with double-digit point totals, the second-longest of his career. Ulis gets strong at the end of the season apparently, as his career-long streak with 10 or more points was last season in the final nine outings.</text:p>
            <text:p><text:s text:c="8"/></text:p>
            <text:p><text:s text:c="8"/></text:p>
            <text:p><text:s text:c="13"/></text:p>
            <text:p><text:s text:c="14"/></text:p>
            <text:p><text:s text:c="13"/>Apr 7 - 1:2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sh Jackson</text:p>
            <text:p><text:s text:c="17"/></text:p>
            <text:p><text:s text:c="17"/></text:p>
            <text:p><text:s text:c="22"/>- F - <text:s/>Suns</text:p>
            <text:p><text:s text:c="16"/></text:p>
            <text:p><text:s text:c="17"/></text:p>
            <text:p><text:s text:c="12"/></text:p>
            <text:p><text:s text:c="8"/></text:p>
            <text:p><text:s text:c="8"/></text:p>
            <text:p><text:s text:c="8"/></text:p>
            <text:p><text:s text:c="12"/>Josh Jackson posted 22 points with 11 rebounds over 30 minutes in Friday's 122-103 loss against New Orleans.</text:p>
            <text:p><text:s text:c="8"/></text:p>
            <text:p><text:s text:c="8"/></text:p>
            <text:p><text:s text:c="13"/>Jackson is finishing the season strong, playing like he did in stretches in December when he was the best rookie in the NBA. He is averaging 24.0 points, 6.3 rebounds, 3.7 assists, 2.0 steals and 1.0 blocked shots per game in three April outings. It might be too little too late in the Rookie of the Year race, but he, Devin Booker and an early pick in the first round of the 2018 NBA Draft make this Phoenix team one to watch in the near future.</text:p>
            <text:p><text:s text:c="8"/></text:p>
            <text:p><text:s text:c="8"/></text:p>
            <text:p><text:s text:c="13"/></text:p>
            <text:p><text:s text:c="14"/></text:p>
            <text:p><text:s text:c="13"/>Apr 7 - 1:16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ragan Bender</text:p>
            <text:p><text:s text:c="17"/></text:p>
            <text:p><text:s text:c="17"/></text:p>
            <text:p><text:s text:c="22"/>- F - <text:s/>Suns</text:p>
            <text:p><text:s text:c="16"/></text:p>
            <text:p><text:s text:c="17"/></text:p>
            <text:p><text:s text:c="12"/></text:p>
            <text:p><text:s text:c="8"/></text:p>
            <text:p><text:s text:c="8"/></text:p>
            <text:p><text:s text:c="8"/></text:p>
            <text:p><text:s text:c="12"/>Dragan Bender finished Friday's home loss against the Pelicans with 14 points across 33 minutes.</text:p>
            <text:p><text:s text:c="8"/></text:p>
            <text:p><text:s text:c="8"/></text:p>
            <text:p><text:s text:c="13"/>Bender hit 5-of-10 from the field, including 4-of-8 from behind the 3-point line, while adding eight rebounds, an assist and a blocked shot. The 20-year-old managed just one double-digit points game in the month of March, so he is already ahead of that with two 14-point performances in three contests in April. He is averaging 12.0 points, 8.3 rebounds, 3.0 3-pointers and 1.0 blocked shots per outing in three April showings, but it might be too late for most fantasy owners.</text:p>
            <text:p><text:s text:c="8"/></text:p>
            <text:p><text:s text:c="8"/></text:p>
            <text:p><text:s text:c="13"/></text:p>
            <text:p><text:s text:c="14"/></text:p>
            <text:p><text:s text:c="13"/>Apr 7 - 1:08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rdan Crawford</text:p>
            <text:p><text:s text:c="17"/></text:p>
            <text:p><text:s text:c="17"/></text:p>
            <text:p><text:s text:c="22"/>- G - <text:s/>Pelicans</text:p>
            <text:p><text:s text:c="16"/></text:p>
            <text:p><text:s text:c="17"/></text:p>
            <text:p><text:s text:c="12"/></text:p>
            <text:p><text:s text:c="8"/></text:p>
            <text:p><text:s text:c="8"/></text:p>
            <text:p><text:s text:c="8"/></text:p>
            <text:p><text:s text:c="12"/>Jordan Crawford was good for 13 points across just nine minutes off the bench in Friday's 122-103 victory in Phoenix.</text:p>
            <text:p><text:s text:c="8"/></text:p>
            <text:p><text:s text:c="8"/></text:p>
            <text:p><text:s text:c="13"/>Crawford hit 4-of-7 from behind the 3-point line in short order, giving the team a big boost off the bench. He was out of basketball for five months, but he's back in business and he looked good from the perimeter. He could be a valuable contributor from downtown for the team in the playoffs and a cheap DFS option if he can knock off the rust and get hot.</text:p>
            <text:p><text:s text:c="8"/></text:p>
            <text:p><text:s text:c="8"/></text:p>
            <text:p><text:s text:c="13"/></text:p>
            <text:p><text:s text:c="14"/></text:p>
            <text:p><text:s text:c="13"/>Source: Jim Eichenhofer on Twitter <text:s text:c="23"/>Apr 7 - 1:04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rue Holiday</text:p>
            <text:p><text:s text:c="17"/></text:p>
            <text:p><text:s text:c="17"/></text:p>
            <text:p><text:s text:c="22"/>- G - <text:s/>Pelicans</text:p>
            <text:p><text:s text:c="16"/></text:p>
            <text:p><text:s text:c="17"/></text:p>
            <text:p><text:s text:c="12"/></text:p>
            <text:p><text:s text:c="8"/></text:p>
            <text:p><text:s text:c="8"/></text:p>
            <text:p><text:s text:c="8"/></text:p>
            <text:p><text:s text:c="12"/>Jrue Holiday ended up with 22 points, 10 assists, six rebounds, two steals and two blocked shots across 32 minutes in Friday's 122-103 road win against the Suns.</text:p>
            <text:p><text:s text:c="8"/></text:p>
            <text:p><text:s text:c="8"/></text:p>
            <text:p><text:s text:c="13"/>Holiday, Anthony Davis and Nikola Mirotic were the team's Big Three against the overmatched Suns, powering the Pelicans to the fifth spot in the Western Conference standings with three regular-season games remaining. Holiday finished 8-of-15 from the field, including 4-of-6 from behind the 3-point line. His four triples were the most in a single game since he five shots from downtown in Denver back on Dec. 15.</text:p>
            <text:p><text:s text:c="8"/></text:p>
            <text:p><text:s text:c="8"/></text:p>
            <text:p><text:s text:c="13"/></text:p>
            <text:p><text:s text:c="14"/></text:p>
            <text:p><text:s text:c="13"/>Apr 7 - 12:59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thony Davis</text:p>
            <text:p><text:s text:c="17"/></text:p>
            <text:p><text:s text:c="17"/></text:p>
            <text:p><text:s text:c="22"/>- F/C - <text:s/>Pelicans</text:p>
            <text:p><text:s text:c="16"/></text:p>
            <text:p><text:s text:c="17"/></text:p>
            <text:p><text:s text:c="12"/></text:p>
            <text:p><text:s text:c="8"/></text:p>
            <text:p><text:s text:c="8"/></text:p>
            <text:p><text:s text:c="8"/></text:p>
            <text:p><text:s text:c="12"/>Anthony Davis posted 33 points across 34 minutes in Friday's 122-103 road victory against the Suns.</text:p>
            <text:p><text:s text:c="8"/></text:p>
            <text:p><text:s text:c="8"/></text:p>
            <text:p><text:s text:c="13"/>Davis also finished with 11 rebounds, three assists, three blocked shots and two steals while hitting 11-of-23 from the field, including 2-of-4 from behind the 3-point line. He and Nikola Mirotic rolled up big numbers to power the Suns to the road win, moving them into the fifth spot in the Western Conference with just three games remaining.</text:p>
            <text:p><text:s text:c="8"/></text:p>
            <text:p><text:s text:c="8"/></text:p>
            <text:p><text:s text:c="13"/></text:p>
            <text:p><text:s text:c="14"/></text:p>
            <text:p><text:s text:c="13"/>Source: Jennifer Hale on Twitter <text:s text:c="25"/>Apr 7 - 12:53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Nikola Mirotic</text:p>
            <text:p><text:s text:c="17"/></text:p>
            <text:p><text:s text:c="17"/></text:p>
            <text:p><text:s text:c="22"/>- F - <text:s/>Pelicans</text:p>
            <text:p><text:s text:c="16"/></text:p>
            <text:p><text:s text:c="17"/></text:p>
            <text:p><text:s text:c="12"/></text:p>
            <text:p><text:s text:c="8"/></text:p>
            <text:p><text:s text:c="8"/></text:p>
            <text:p><text:s text:c="8"/></text:p>
            <text:p><text:s text:c="12"/>Nikola Mirotic racked up 31 points with 16 rebounds, two assists and a blocked shot across 35 minutes in Friday's 122-103 win in Phoenix.</text:p>
            <text:p><text:s text:c="8"/></text:p>
            <text:p><text:s text:c="8"/></text:p>
            <text:p><text:s text:c="13"/>It was Mirotic's best scoring game since coming over in a trade from the Bulls, and he tied his previously best in rebounds, as he also had 16 boards in a game at Brooklyn on Feb. 10. He is averaging 28.0 points, 11.5 rebounds, 4.0 3-pointers and 1.0 blocked shots per game across his past two outings. Next up will be a bigger challenge on the road against the Warriors on Saturday.</text:p>
            <text:p><text:s text:c="8"/></text:p>
            <text:p><text:s text:c="8"/></text:p>
            <text:p><text:s text:c="13"/></text:p>
            <text:p><text:s text:c="14"/></text:p>
            <text:p><text:s text:c="13"/>Source: Jim Eichenhofer on Twitter <text:s text:c="23"/>Apr 7 - 12:45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yle Kuzma</text:p>
            <text:p><text:s text:c="17"/></text:p>
            <text:p><text:s text:c="17"/></text:p>
            <text:p><text:s text:c="22"/>- F - <text:s/>Lakers</text:p>
            <text:p><text:s text:c="16"/></text:p>
            <text:p><text:s text:c="17"/></text:p>
            <text:p><text:s text:c="12"/></text:p>
            <text:p><text:s text:c="8"/></text:p>
            <text:p><text:s text:c="8"/></text:p>
            <text:p><text:s text:c="8"/></text:p>
            <text:p><text:s text:c="12"/>Kyle Kuzma left Friday's game against the Timberwolves due to a sprained left ankle and he was unable to return.</text:p>
            <text:p><text:s text:c="8"/></text:p>
            <text:p><text:s text:c="8"/></text:p>
            <text:p><text:s text:c="13"/>Kuzma rolled his ankle and initially tried to play through the injury, but the pain apparently became too much and he was forced out for good. His injury led to more playing time for Channing Frye in the second half. For now, consider Kuzma day to day. The team has just three games remaining in the regular season, so it's uncertain if we'll see him again or not.</text:p>
            <text:p><text:s text:c="8"/></text:p>
            <text:p><text:s text:c="8"/></text:p>
            <text:p><text:s text:c="13"/></text:p>
            <text:p><text:s text:c="14"/></text:p>
            <text:p><text:s text:c="13"/>Source: Mike Bresnahan on Twitter <text:s text:c="24"/>Apr 7 - 12:19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Shon Brooks</text:p>
            <text:p><text:s text:c="17"/></text:p>
            <text:p><text:s text:c="17"/></text:p>
            <text:p><text:s text:c="22"/>- G/F - <text:s/>Grizzlies</text:p>
            <text:p><text:s text:c="16"/></text:p>
            <text:p><text:s text:c="17"/></text:p>
            <text:p><text:s text:c="12"/></text:p>
            <text:p><text:s text:c="8"/></text:p>
            <text:p><text:s text:c="8"/></text:p>
            <text:p><text:s text:c="8"/></text:p>
            <text:p><text:s text:c="12"/>MarShon Brooks started on Friday vs. the Kings with 23 points, eight rebounds, three assists, one steal, two blocks and one triple in 37 minutes.</text:p>
            <text:p><text:s text:c="8"/></text:p>
            <text:p><text:s text:c="8"/></text:p>
            <text:p><text:s text:c="13"/>The Grizzlies finally gave him a full workload after playing him an average of 25.3 minutes in his previous three games. It's easy to see why the Grizzlies quickly signed him to a two-year deal and it's not a stretch to think that he could be their best wing for 2018-19. He's a must-start player for their final three games and might be the only player you can rely on with Marc Gasol resting so much.</text:p>
            <text:p><text:s text:c="8"/></text:p>
            <text:p><text:s text:c="8"/></text:p>
            <text:p><text:s text:c="13"/></text:p>
            <text:p><text:s text:c="14"/></text:p>
            <text:p><text:s text:c="13"/>Apr 6 - 11:3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ylen Brown</text:p>
            <text:p><text:s text:c="17"/></text:p>
            <text:p><text:s text:c="17"/></text:p>
            <text:p><text:s text:c="22"/>- G/F - <text:s/>Celtics</text:p>
            <text:p><text:s text:c="16"/></text:p>
            <text:p><text:s text:c="17"/></text:p>
            <text:p><text:s text:c="12"/></text:p>
            <text:p><text:s text:c="8"/></text:p>
            <text:p><text:s text:c="8"/></text:p>
            <text:p><text:s text:c="8"/></text:p>
            <text:p><text:s text:c="12"/>Jaylen Brown scored a career-high 32 points with four rebounds, two assists and seven 3-pointers in a 111-104 win over the Bulls on Friday.</text:p>
            <text:p><text:s text:c="8"/></text:p>
            <text:p><text:s text:c="8"/></text:p>
            <text:p><text:s text:c="13"/>He was on fire early with 12 points in his first five minutes, and Brown kept it going in a dream matchup. Thanks to the hot shooting from deep, Brown is the first Celtics player in franchise history to record 30+ points and seven+ threes at the age of 21-years-old or younger. Brown is a quote machine, but he took one from Terry Rozier as what has been a rally cry for the banged-up Celtics. <text:s/>"Like Terry said, no fear, no doubt in our eyes," Brown said about the shape of the team. He's playing point guard and will have to be huge in the playoffs.</text:p>
            <text:p><text:s text:c="8"/></text:p>
            <text:p><text:s text:c="8"/></text:p>
            <text:p><text:s text:c="13"/></text:p>
            <text:p><text:s text:c="14"/></text:p>
            <text:p><text:s text:c="13"/>Source: Jay King on Twitter <text:s text:c="30"/>Apr 6 - 11:3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Ivan Rabb</text:p>
            <text:p><text:s text:c="17"/></text:p>
            <text:p><text:s text:c="17"/></text:p>
            <text:p><text:s text:c="22"/>- F - <text:s/>Grizzlies</text:p>
            <text:p><text:s text:c="16"/></text:p>
            <text:p><text:s text:c="17"/></text:p>
            <text:p><text:s text:c="12"/></text:p>
            <text:p><text:s text:c="8"/></text:p>
            <text:p><text:s text:c="8"/></text:p>
            <text:p><text:s text:c="8"/></text:p>
            <text:p><text:s text:c="12"/>Ivan Rabb double-doubled in Friday's 94-93 loss to the Kings, scoring 12 points with 11 rebounds.</text:p>
            <text:p><text:s text:c="8"/></text:p>
            <text:p><text:s text:c="8"/></text:p>
            <text:p><text:s text:c="13"/>Marc Gasol was resting up for his offseason vacation, Jarell Martin's (ankle) season is over and JaMychal Green (knee) is still out, so we may be seeing a lot more of Rabb in Memphis' final three games. He blocked three shots in the loss to go with four assists and one steal in 31 minutes, and he's now played 24+ minutes in three straight games with 11.3 points, 10.3 boards, 1.3 assists and 1.0 blocks in that span. He's worth a look if you need a big man, but his upside won't be as high when Gasol is active.</text:p>
            <text:p><text:s text:c="8"/></text:p>
            <text:p><text:s text:c="8"/></text:p>
            <text:p><text:s text:c="13"/></text:p>
            <text:p><text:s text:c="14"/></text:p>
            <text:p><text:s text:c="13"/>Apr 6 - 11:3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reg Monroe</text:p>
            <text:p><text:s text:c="17"/></text:p>
            <text:p><text:s text:c="17"/></text:p>
            <text:p><text:s text:c="22"/>- C - <text:s/>Celtics</text:p>
            <text:p><text:s text:c="16"/></text:p>
            <text:p><text:s text:c="17"/></text:p>
            <text:p><text:s text:c="12"/></text:p>
            <text:p><text:s text:c="8"/></text:p>
            <text:p><text:s text:c="8"/></text:p>
            <text:p><text:s text:c="8"/></text:p>
            <text:p><text:s text:c="12"/>Greg Monroe posted a rare triple-double with 19 points, 11 rebounds, 10 assists, two steals and one block in 28 minutes against the Bulls on Friday.</text:p>
            <text:p><text:s text:c="8"/></text:p>
            <text:p><text:s text:c="8"/></text:p>
            <text:p><text:s text:c="13"/>What? Not only was it the second triple-double of his career, but it was the first trip-dub from a Celtics center since Robert Parish in 1987. Obviously Al Horford not playing in this game set him up and Marcus Morris getting ejected was another factor. Monroe could get a night off, but he could really produce in the nights he's active.</text:p>
            <text:p><text:s text:c="8"/></text:p>
            <text:p><text:s text:c="8"/></text:p>
            <text:p><text:s text:c="13"/></text:p>
            <text:p><text:s text:c="14"/></text:p>
            <text:p><text:s text:c="13"/>Source: Celtics Stats <text:s text:c="36"/>Apr 6 - 11:2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Zach Randolph</text:p>
            <text:p><text:s text:c="17"/></text:p>
            <text:p><text:s text:c="17"/></text:p>
            <text:p><text:s text:c="22"/>- F/C - <text:s/>Kings</text:p>
            <text:p><text:s text:c="16"/></text:p>
            <text:p><text:s text:c="17"/></text:p>
            <text:p><text:s text:c="12"/></text:p>
            <text:p><text:s text:c="8"/></text:p>
            <text:p><text:s text:c="8"/></text:p>
            <text:p><text:s text:c="8"/></text:p>
            <text:p><text:s text:c="12"/>Zach Randolph picked up his eighth straight DNP-CD on Friday vs. the Grizzlies.</text:p>
            <text:p><text:s text:c="8"/></text:p>
            <text:p><text:s text:c="8"/></text:p>
            <text:p><text:s text:c="13"/>The Kings accidentally listed him as a starter, but it was quickly corrected. At this point, there's almost no chance he plays in the final two games.</text:p>
            <text:p><text:s text:c="8"/></text:p>
            <text:p><text:s text:c="8"/></text:p>
            <text:p><text:s text:c="13"/></text:p>
            <text:p><text:s text:c="14"/></text:p>
            <text:p><text:s text:c="13"/>Apr 6 - 11:2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uerschon Yabusele</text:p>
            <text:p><text:s text:c="17"/></text:p>
            <text:p><text:s text:c="17"/></text:p>
            <text:p><text:s text:c="22"/>- F - <text:s/>Celtics</text:p>
            <text:p><text:s text:c="16"/></text:p>
            <text:p><text:s text:c="17"/></text:p>
            <text:p><text:s text:c="12"/></text:p>
            <text:p><text:s text:c="8"/></text:p>
            <text:p><text:s text:c="8"/></text:p>
            <text:p><text:s text:c="8"/></text:p>
            <text:p><text:s text:c="12"/>Guercshon Yabusele scored six points with six rebounds, one assist, two blocks and one 3-pointer in 25 minutes against the Bulls in a start on Friday.</text:p>
            <text:p><text:s text:c="8"/></text:p>
            <text:p><text:s text:c="8"/></text:p>
            <text:p><text:s text:c="13"/>It's Dancing Bear season and the Celtics will probably be sitting either Al Horford and/or Aron Baynes. He's still not much of a scorer, so he'll be tough to count on in DFS. Although, he can be a stat filler for standard leagues.</text:p>
            <text:p><text:s text:c="8"/></text:p>
            <text:p><text:s text:c="8"/></text:p>
            <text:p><text:s text:c="13"/></text:p>
            <text:p><text:s text:c="14"/></text:p>
            <text:p><text:s text:c="13"/>Apr 6 - 11:2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Karr Sampson</text:p>
            <text:p><text:s text:c="17"/></text:p>
            <text:p><text:s text:c="17"/></text:p>
            <text:p><text:s text:c="22"/>- F - <text:s/>Kings</text:p>
            <text:p><text:s text:c="16"/></text:p>
            <text:p><text:s text:c="17"/></text:p>
            <text:p><text:s text:c="12"/></text:p>
            <text:p><text:s text:c="8"/></text:p>
            <text:p><text:s text:c="8"/></text:p>
            <text:p><text:s text:c="8"/></text:p>
            <text:p><text:s text:c="12"/>JaKarr Sampson scored 11 points with six rebounds and two blocks in 26 minutes vs. the Grizzlies on Friday.</text:p>
            <text:p><text:s text:c="8"/></text:p>
            <text:p><text:s text:c="8"/></text:p>
            <text:p><text:s text:c="13"/>The Kings gave him a look tonight with Skal Labissiere (ankle) out and they are still holding out Zach Randolph. To be clear, your fantasy team would have to be in a very dark place to consider adding Sampson.</text:p>
            <text:p><text:s text:c="8"/></text:p>
            <text:p><text:s text:c="8"/></text:p>
            <text:p><text:s text:c="13"/></text:p>
            <text:p><text:s text:c="14"/></text:p>
            <text:p><text:s text:c="13"/>Apr 6 - 11:2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Jabari Bird</text:p>
            <text:p><text:s text:c="17"/></text:p>
            <text:p><text:s text:c="17"/></text:p>
            <text:p><text:s text:c="22"/>- G - <text:s/>Celtics</text:p>
            <text:p><text:s text:c="16"/></text:p>
            <text:p><text:s text:c="17"/></text:p>
            <text:p><text:s text:c="12"/></text:p>
            <text:p><text:s text:c="8"/></text:p>
            <text:p><text:s text:c="8"/></text:p>
            <text:p><text:s text:c="8"/></text:p>
            <text:p><text:s text:c="12"/>Jabari Bird scored a career-high 15 points with three rebounds, three assists, one steal, one block and one 3-pointer in 24 minutes against the Bulls on Friday.</text:p>
            <text:p><text:s text:c="8"/></text:p>
            <text:p><text:s text:c="8"/></text:p>
            <text:p><text:s text:c="13"/>He was electric tonight and he'll be getting more minutes. After the game, he was asked about a highlight-reel block down the stretch. "Highlight for me tonight? Just getting into the game, to be honest. I've been waiting so long." He's a solid defender and the Celtics could play him a bunch in the last two games.</text:p>
            <text:p><text:s text:c="8"/></text:p>
            <text:p><text:s text:c="8"/></text:p>
            <text:p><text:s text:c="13"/></text:p>
            <text:p><text:s text:c="14"/></text:p>
            <text:p><text:s text:c="13"/>Source: Scott Souza on Twitter <text:s text:c="27"/>Apr 6 - 11:2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nathan Gibson</text:p>
            <text:p><text:s text:c="17"/></text:p>
            <text:p><text:s text:c="17"/></text:p>
            <text:p><text:s text:c="22"/>- G - <text:s/>Celtics</text:p>
            <text:p><text:s text:c="16"/></text:p>
            <text:p><text:s text:c="17"/></text:p>
            <text:p><text:s text:c="12"/></text:p>
            <text:p><text:s text:c="8"/></text:p>
            <text:p><text:s text:c="8"/></text:p>
            <text:p><text:s text:c="8"/></text:p>
            <text:p><text:s text:c="12"/>Jonathan Gibson scored nine points with one rebound, six assists, one block and three 3-pointers in nine minutes during his Celtics debut on Friday.</text:p>
            <text:p><text:s text:c="8"/></text:p>
            <text:p><text:s text:c="8"/></text:p>
            <text:p><text:s text:c="13"/>He was pumped to fill it up so fast, and Gibson was in his full uniform for his post-game presser. Gibson has got hot before, so just keep this one in mind if the Celtics rest everyone.</text:p>
            <text:p><text:s text:c="8"/></text:p>
            <text:p><text:s text:c="8"/></text:p>
            <text:p><text:s text:c="13"/></text:p>
            <text:p><text:s text:c="14"/></text:p>
            <text:p><text:s text:c="13"/>Source: Jay King on Twitter <text:s text:c="30"/>Apr 6 - 11:1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hane Larkin</text:p>
            <text:p><text:s text:c="17"/></text:p>
            <text:p><text:s text:c="17"/></text:p>
            <text:p><text:s text:c="22"/>- G - <text:s/>Celtics</text:p>
            <text:p><text:s text:c="16"/></text:p>
            <text:p><text:s text:c="17"/></text:p>
            <text:p><text:s text:c="12"/></text:p>
            <text:p><text:s text:c="8"/></text:p>
            <text:p><text:s text:c="8"/></text:p>
            <text:p><text:s text:c="8"/></text:p>
            <text:p><text:s text:c="12"/>Shane Larkin did not score with two rebounds, six assists and one stela in 21 minutes against the Bulls on Friday.</text:p>
            <text:p><text:s text:c="8"/></text:p>
            <text:p><text:s text:c="8"/></text:p>
            <text:p><text:s text:c="13"/>Before the game, coach Brad Stevens said he was going to limit Larkin tonight, but then ramp him up to finish the year. It's certainly possible Larkin gets more minutes while the Celtics dial back Terry Rozier.</text:p>
            <text:p><text:s text:c="8"/></text:p>
            <text:p><text:s text:c="8"/></text:p>
            <text:p><text:s text:c="13"/></text:p>
            <text:p><text:s text:c="14"/></text:p>
            <text:p><text:s text:c="13"/>Apr 6 - 11:1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eggie Jackson</text:p>
            <text:p><text:s text:c="17"/></text:p>
            <text:p><text:s text:c="17"/></text:p>
            <text:p><text:s text:c="22"/>- G - <text:s/>Pistons</text:p>
            <text:p><text:s text:c="16"/></text:p>
            <text:p><text:s text:c="17"/></text:p>
            <text:p><text:s text:c="12"/></text:p>
            <text:p><text:s text:c="8"/></text:p>
            <text:p><text:s text:c="8"/></text:p>
            <text:p><text:s text:c="8"/></text:p>
            <text:p><text:s text:c="12"/>Reggie Jackson scored 24 points during a 113-106 overtime win over the Mavs on Friday, adding seven assists and one 3-pointer in 35 minutes.</text:p>
            <text:p><text:s text:c="8"/></text:p>
            <text:p><text:s text:c="8"/></text:p>
            <text:p><text:s text:c="13"/>He's been a little up and down, and there's a big grain of salt here going up against Andrew Harrison and other young guards. Still, Jackson has played well enough to be used when active, but the Pistons have nothing to play for now.</text:p>
            <text:p><text:s text:c="8"/></text:p>
            <text:p><text:s text:c="8"/></text:p>
            <text:p><text:s text:c="13"/></text:p>
            <text:p><text:s text:c="14"/></text:p>
            <text:p><text:s text:c="13"/>Apr 6 - 11:1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uke Kennard</text:p>
            <text:p><text:s text:c="17"/></text:p>
            <text:p><text:s text:c="17"/></text:p>
            <text:p><text:s text:c="22"/>- G - <text:s/>Pistons</text:p>
            <text:p><text:s text:c="16"/></text:p>
            <text:p><text:s text:c="17"/></text:p>
            <text:p><text:s text:c="12"/></text:p>
            <text:p><text:s text:c="8"/></text:p>
            <text:p><text:s text:c="8"/></text:p>
            <text:p><text:s text:c="8"/></text:p>
            <text:p><text:s text:c="12"/>Luke Kennard scored two points with five rebounds and two assists in 27 minutes during a start against the Mavs on Friday.</text:p>
            <text:p><text:s text:c="8"/></text:p>
            <text:p><text:s text:c="8"/></text:p>
            <text:p><text:s text:c="13"/>Not the best start to what could be the first start in the Luke Kennard era. While he is going to start the rest of the way, he's just not playing well enough to be trusted in fantasy.</text:p>
            <text:p><text:s text:c="8"/></text:p>
            <text:p><text:s text:c="8"/></text:p>
            <text:p><text:s text:c="13"/></text:p>
            <text:p><text:s text:c="14"/></text:p>
            <text:p><text:s text:c="13"/>Apr 6 - 11:0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nnis Smith Jr.</text:p>
            <text:p><text:s text:c="17"/></text:p>
            <text:p><text:s text:c="17"/></text:p>
            <text:p><text:s text:c="22"/>- G - <text:s/>Mavericks</text:p>
            <text:p><text:s text:c="16"/></text:p>
            <text:p><text:s text:c="17"/></text:p>
            <text:p><text:s text:c="12"/></text:p>
            <text:p><text:s text:c="8"/></text:p>
            <text:p><text:s text:c="8"/></text:p>
            <text:p><text:s text:c="8"/></text:p>
            <text:p><text:s text:c="12"/>Dennis Smith Jr. made 2-of-12 from the field for seven points with three rebounds, eight assists and one steal in a 113-106 loss to the Pistons on Friday.</text:p>
            <text:p><text:s text:c="8"/></text:p>
            <text:p><text:s text:c="8"/></text:p>
            <text:p><text:s text:c="13"/>Yuck. DSJ tried to throw one down on Andre Drummond, but the big man wasn't having it. Before the game, coach Rick Carlisle really talked up his rookie. "He’s fresher and more spry physically now than he was early. And mentally his head is clear and he’s ready to go every day," Carlisle said. Every day? So why didn't he play on Wednesday? Tanking thoughts aside, hopefully Smith Jr. suits up for the rest of the game.</text:p>
            <text:p><text:s text:c="8"/></text:p>
            <text:p><text:s text:c="8"/></text:p>
            <text:p><text:s text:c="13"/></text:p>
            <text:p><text:s text:c="14"/></text:p>
            <text:p><text:s text:c="13"/>Source: Dwain Price on Twitter <text:s text:c="27"/>Apr 6 - 11:0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ogdan Bogdanovic</text:p>
            <text:p><text:s text:c="17"/></text:p>
            <text:p><text:s text:c="17"/></text:p>
            <text:p><text:s text:c="22"/>- G/F - <text:s/>Kings</text:p>
            <text:p><text:s text:c="16"/></text:p>
            <text:p><text:s text:c="17"/></text:p>
            <text:p><text:s text:c="12"/></text:p>
            <text:p><text:s text:c="8"/></text:p>
            <text:p><text:s text:c="8"/></text:p>
            <text:p><text:s text:c="8"/></text:p>
            <text:p><text:s text:c="12"/>Bogdan Bogdanovic scored eight points with four assists, one rebound and one steal on Friday vs. the Grizzlies.</text:p>
            <text:p><text:s text:c="8"/></text:p>
            <text:p><text:s text:c="8"/></text:p>
            <text:p><text:s text:c="13"/>It wasn't a great game for the rookie, but he was clutch down the stretch -- he hit the game-winning jumper and stole an inbounds pass on Memphis' final possession. He hit just 4-of-11 shots from the field and missed all five of his triples, but he did put up 18.5 points, 3.5 rebounds, 2.5 assists, 1.0 steals and 3.0 triples in his previous two April games. The 24-year-old rookie should be pretty safe to deploy for Sacramento's final two games.</text:p>
            <text:p><text:s text:c="8"/></text:p>
            <text:p><text:s text:c="8"/></text:p>
            <text:p><text:s text:c="13"/></text:p>
            <text:p><text:s text:c="14"/></text:p>
            <text:p><text:s text:c="13"/>Apr 6 - 10:5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Yogi Ferrell</text:p>
            <text:p><text:s text:c="17"/></text:p>
            <text:p><text:s text:c="17"/></text:p>
            <text:p><text:s text:c="22"/>- G - <text:s/>Mavericks</text:p>
            <text:p><text:s text:c="16"/></text:p>
            <text:p><text:s text:c="17"/></text:p>
            <text:p><text:s text:c="12"/></text:p>
            <text:p><text:s text:c="8"/></text:p>
            <text:p><text:s text:c="8"/></text:p>
            <text:p><text:s text:c="8"/></text:p>
            <text:p><text:s text:c="12"/>Yogi Ferrell played just 11 minutes with five points, one board, four assists, one steal, one block and one 3-pointer against the Pistons on Friday.</text:p>
            <text:p><text:s text:c="8"/></text:p>
            <text:p><text:s text:c="8"/></text:p>
            <text:p><text:s text:c="13"/>Obviously, he can't be trusted as the Mavs are looking at other players right now. If you picked up Yogi after the Barea injury, you made a boo-boo. Get it?</text:p>
            <text:p><text:s text:c="8"/></text:p>
            <text:p><text:s text:c="8"/></text:p>
            <text:p><text:s text:c="13"/></text:p>
            <text:p><text:s text:c="14"/></text:p>
            <text:p><text:s text:c="13"/>Apr 6 - 10:5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Harrison Barnes</text:p>
            <text:p><text:s text:c="17"/></text:p>
            <text:p><text:s text:c="17"/></text:p>
            <text:p><text:s text:c="22"/>- F - <text:s/>Mavericks</text:p>
            <text:p><text:s text:c="16"/></text:p>
            <text:p><text:s text:c="17"/></text:p>
            <text:p><text:s text:c="12"/></text:p>
            <text:p><text:s text:c="8"/></text:p>
            <text:p><text:s text:c="8"/></text:p>
            <text:p><text:s text:c="8"/></text:p>
            <text:p><text:s text:c="12"/>Harrison Barnes scored 17 points with four rebounds and two 3-pointers in 31 minutes against the Pistons on Friday.</text:p>
            <text:p><text:s text:c="8"/></text:p>
            <text:p><text:s text:c="8"/></text:p>
            <text:p><text:s text:c="13"/>He'll probably be getting another game off at some point, and Barnes likely won't be closing out games, too.</text:p>
            <text:p><text:s text:c="8"/></text:p>
            <text:p><text:s text:c="8"/></text:p>
            <text:p><text:s text:c="13"/></text:p>
            <text:p><text:s text:c="14"/></text:p>
            <text:p><text:s text:c="13"/>Apr 6 - 10:5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alah Mejri</text:p>
            <text:p><text:s text:c="17"/></text:p>
            <text:p><text:s text:c="17"/></text:p>
            <text:p><text:s text:c="22"/>- C - <text:s/>Mavericks</text:p>
            <text:p><text:s text:c="16"/></text:p>
            <text:p><text:s text:c="17"/></text:p>
            <text:p><text:s text:c="12"/></text:p>
            <text:p><text:s text:c="8"/></text:p>
            <text:p><text:s text:c="8"/></text:p>
            <text:p><text:s text:c="8"/></text:p>
            <text:p><text:s text:c="12"/>Salah Mejri did not play on Friday against the Pistons.</text:p>
            <text:p><text:s text:c="8"/></text:p>
            <text:p><text:s text:c="8"/></text:p>
            <text:p><text:s text:c="13"/>Two knee contusions this week could keep Mejri out for the year. Plus, Johnathan Motley is comin'.</text:p>
            <text:p><text:s text:c="8"/></text:p>
            <text:p><text:s text:c="8"/></text:p>
            <text:p><text:s text:c="13"/></text:p>
            <text:p><text:s text:c="14"/></text:p>
            <text:p><text:s text:c="13"/>Apr 6 - 10:5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wight Powell</text:p>
            <text:p><text:s text:c="17"/></text:p>
            <text:p><text:s text:c="17"/></text:p>
            <text:p><text:s text:c="22"/>- F/C - <text:s/>Mavericks</text:p>
            <text:p><text:s text:c="16"/></text:p>
            <text:p><text:s text:c="17"/></text:p>
            <text:p><text:s text:c="12"/></text:p>
            <text:p><text:s text:c="8"/></text:p>
            <text:p><text:s text:c="8"/></text:p>
            <text:p><text:s text:c="8"/></text:p>
            <text:p><text:s text:c="12"/>Dwight Powell scored 13 points with seven rebounds, two assists, one block, one steal and two 3-pointers in 28 minutes against the Pistons on Friday.</text:p>
            <text:p><text:s text:c="8"/></text:p>
            <text:p><text:s text:c="8"/></text:p>
            <text:p><text:s text:c="13"/>As long as he's active, Powell should get minutes. He plays two positions, so Johnathan Motley's hot stretch may not hurt Powell's playing time too much. The Mavs are really thin up front.</text:p>
            <text:p><text:s text:c="8"/></text:p>
            <text:p><text:s text:c="8"/></text:p>
            <text:p><text:s text:c="13"/></text:p>
            <text:p><text:s text:c="14"/></text:p>
            <text:p><text:s text:c="13"/>Apr 6 - 10:5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oran Dragic</text:p>
            <text:p><text:s text:c="17"/></text:p>
            <text:p><text:s text:c="17"/></text:p>
            <text:p><text:s text:c="22"/>- G - <text:s/>Heat</text:p>
            <text:p><text:s text:c="16"/></text:p>
            <text:p><text:s text:c="17"/></text:p>
            <text:p><text:s text:c="12"/></text:p>
            <text:p><text:s text:c="8"/></text:p>
            <text:p><text:s text:c="8"/></text:p>
            <text:p><text:s text:c="8"/></text:p>
            <text:p><text:s text:c="12"/>Goran Dragic (ankle) scored 15 points with three boards, two assists, one steal and one triple in Friday's loss to the Knicks.</text:p>
            <text:p><text:s text:c="8"/></text:p>
            <text:p><text:s text:c="8"/></text:p>
            <text:p><text:s text:c="13"/>He was 6-of-10 from the field and hit both of his free throws, but most importantly, he looked healthy after getting a game off on Wednesday. The Heat can still finish anywhere from No. 6 to No. 8 in the East, so we'd expect Dragic to play in at least one of Miami's two remaining games.</text:p>
            <text:p><text:s text:c="8"/></text:p>
            <text:p><text:s text:c="8"/></text:p>
            <text:p><text:s text:c="13"/></text:p>
            <text:p><text:s text:c="14"/></text:p>
            <text:p><text:s text:c="13"/>Apr 6 - 10:5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hnathan Motley</text:p>
            <text:p><text:s text:c="17"/></text:p>
            <text:p><text:s text:c="17"/></text:p>
            <text:p><text:s text:c="22"/>- C - <text:s/>Mavericks</text:p>
            <text:p><text:s text:c="16"/></text:p>
            <text:p><text:s text:c="17"/></text:p>
            <text:p><text:s text:c="12"/></text:p>
            <text:p><text:s text:c="8"/></text:p>
            <text:p><text:s text:c="8"/></text:p>
            <text:p><text:s text:c="8"/></text:p>
            <text:p><text:s text:c="12"/>Johnathan Motley played the game of his life on Friday, scoring a career-high 26 points with 12 rebounds, two assists, two steals and one 3-pointer in 40 minutes against the Pistons.</text:p>
            <text:p><text:s text:c="8"/></text:p>
            <text:p><text:s text:c="8"/></text:p>
            <text:p><text:s text:c="13"/>Not bad against Andre Drummond. The Mavs have talked about playing him bigger minutes for a while now, and apparently that time is now with 41 minutes also coming on Wednesday. He really doesn't have any serious competition for minutes right now, so Motley is probably worth a pickup in all leagues on the days he's playing.</text:p>
            <text:p><text:s text:c="8"/></text:p>
            <text:p><text:s text:c="8"/></text:p>
            <text:p><text:s text:c="13"/></text:p>
            <text:p><text:s text:c="14"/></text:p>
            <text:p><text:s text:c="13"/>Apr 6 - 10:5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kob Poeltl</text:p>
            <text:p><text:s text:c="17"/></text:p>
            <text:p><text:s text:c="17"/></text:p>
            <text:p><text:s text:c="22"/>- C - <text:s/>Raptors</text:p>
            <text:p><text:s text:c="16"/></text:p>
            <text:p><text:s text:c="17"/></text:p>
            <text:p><text:s text:c="12"/></text:p>
            <text:p><text:s text:c="8"/></text:p>
            <text:p><text:s text:c="8"/></text:p>
            <text:p><text:s text:c="8"/></text:p>
            <text:p><text:s text:c="12"/>Jakob Poeltl finished with 10 points in 18 minutes off the bench Friday night against the Pacers.</text:p>
            <text:p><text:s text:c="8"/></text:p>
            <text:p><text:s text:c="8"/></text:p>
            <text:p><text:s text:c="13"/>Poeltl ended up a perfect 5-of-5 from the floor, one of just three Toronto players to hit more shots than they missed. He also added five rebounds and a steal with a plus-3 rating. Head coach Dwane Casey nixed the idea that the No. 1 seed Raptors would rest players in the final three games, so Poeltl's minutes aren't likely to increase down the stretch.</text:p>
            <text:p><text:s text:c="8"/></text:p>
            <text:p><text:s text:c="8"/></text:p>
            <text:p><text:s text:c="13"/></text:p>
            <text:p><text:s text:c="14"/></text:p>
            <text:p><text:s text:c="13"/>Apr 6 - 10:4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wyane Wade</text:p>
            <text:p><text:s text:c="17"/></text:p>
            <text:p><text:s text:c="17"/></text:p>
            <text:p><text:s text:c="22"/>- G - <text:s/>Heat</text:p>
            <text:p><text:s text:c="16"/></text:p>
            <text:p><text:s text:c="17"/></text:p>
            <text:p><text:s text:c="12"/></text:p>
            <text:p><text:s text:c="8"/></text:p>
            <text:p><text:s text:c="8"/></text:p>
            <text:p><text:s text:c="8"/></text:p>
            <text:p><text:s text:c="12"/>Dwyane Wade (wrist) returned from a one-game absence on Friday vs. the Knicks, scoring seven points with five rebounds, three assists, one block and a triple.</text:p>
            <text:p><text:s text:c="8"/></text:p>
            <text:p><text:s text:c="8"/></text:p>
            <text:p><text:s text:c="13"/>He only played 19 minutes because the game was a blowout, hitting 3-of-9 shots from the field with zero turnovers. The Heat will want Wade to be as fresh as possible for the postseason, so it wouldn't be a surprise to see him pick up a DNP in one of Miami's final two games.</text:p>
            <text:p><text:s text:c="8"/></text:p>
            <text:p><text:s text:c="8"/></text:p>
            <text:p><text:s text:c="13"/></text:p>
            <text:p><text:s text:c="14"/></text:p>
            <text:p><text:s text:c="13"/>Apr 6 - 10:4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Sean Kilpatrick</text:p>
            <text:p><text:s text:c="17"/></text:p>
            <text:p><text:s text:c="17"/></text:p>
            <text:p><text:s text:c="22"/>- G - <text:s/>Bulls</text:p>
            <text:p><text:s text:c="16"/></text:p>
            <text:p><text:s text:c="17"/></text:p>
            <text:p><text:s text:c="12"/></text:p>
            <text:p><text:s text:c="8"/></text:p>
            <text:p><text:s text:c="8"/></text:p>
            <text:p><text:s text:c="8"/></text:p>
            <text:p><text:s text:c="12"/>Sean Kilpatrick scored a season-high 24 points with three rebounds, one steal and five 3-pointers in 25 minutes during a 111-104 loss to the Celtics on Friday.</text:p>
            <text:p><text:s text:c="8"/></text:p>
            <text:p><text:s text:c="8"/></text:p>
            <text:p><text:s text:c="13"/>He's almost been the Bulls version of MarShon Brooks. Both have streaks going with at least 20 points, both are on tank teams, and both were terrific scorers in their earlier Brooklyn days. While he's probably not going to get any billboards to sell headphones like he did in Brooklyn, Kilpatrick could be an option in DFS or as a stream.</text:p>
            <text:p><text:s text:c="8"/></text:p>
            <text:p><text:s text:c="8"/></text:p>
            <text:p><text:s text:c="13"/></text:p>
            <text:p><text:s text:c="14"/></text:p>
            <text:p><text:s text:c="13"/>Apr 6 - 10:4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mes Johnson</text:p>
            <text:p><text:s text:c="17"/></text:p>
            <text:p><text:s text:c="17"/></text:p>
            <text:p><text:s text:c="22"/>- F - <text:s/>Heat</text:p>
            <text:p><text:s text:c="16"/></text:p>
            <text:p><text:s text:c="17"/></text:p>
            <text:p><text:s text:c="12"/></text:p>
            <text:p><text:s text:c="8"/></text:p>
            <text:p><text:s text:c="8"/></text:p>
            <text:p><text:s text:c="8"/></text:p>
            <text:p><text:s text:c="12"/>James Johnson (ankle) returned from a one-game absence on Friday vs. the Knicks, scoring 12 points with four assists, one rebound, two blocks and one triple in 23 minutes.</text:p>
            <text:p><text:s text:c="8"/></text:p>
            <text:p><text:s text:c="8"/></text:p>
            <text:p><text:s text:c="13"/>Apart from Tyler Johnson, the rest of the starting lineup played under 24 minutes because of the lopsided score. The Heat can finish anywhere from No. 6 to No. 8 in the East, so for now Johnson's owners should expect him to be active for Monday's game vs. the Thunder and Wednesday's game vs. the Raptors. With that said, there is a chance that they try to get sneaky and slide into the No. 7 spot for a matchup with Boston.</text:p>
            <text:p><text:s text:c="8"/></text:p>
            <text:p><text:s text:c="8"/></text:p>
            <text:p><text:s text:c="13"/></text:p>
            <text:p><text:s text:c="14"/></text:p>
            <text:p><text:s text:c="13"/>Apr 6 - 10:4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Omer Asik</text:p>
            <text:p><text:s text:c="17"/></text:p>
            <text:p><text:s text:c="17"/></text:p>
            <text:p><text:s text:c="22"/>- C - <text:s/>Bulls</text:p>
            <text:p><text:s text:c="16"/></text:p>
            <text:p><text:s text:c="17"/></text:p>
            <text:p><text:s text:c="12"/></text:p>
            <text:p><text:s text:c="8"/></text:p>
            <text:p><text:s text:c="8"/></text:p>
            <text:p><text:s text:c="8"/></text:p>
            <text:p><text:s text:c="12"/>Omer Asik scored two points with two rebounds in his first game with the Bulls this season.</text:p>
            <text:p><text:s text:c="8"/></text:p>
            <text:p><text:s text:c="8"/></text:p>
            <text:p><text:s text:c="13"/>Pull out your tank tops. It's tank season.</text:p>
            <text:p><text:s text:c="8"/></text:p>
            <text:p><text:s text:c="8"/></text:p>
            <text:p><text:s text:c="13"/></text:p>
            <text:p><text:s text:c="14"/></text:p>
            <text:p><text:s text:c="13"/>Apr 6 - 10:4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en Simmons</text:p>
            <text:p><text:s text:c="17"/></text:p>
            <text:p><text:s text:c="17"/></text:p>
            <text:p><text:s text:c="22"/>- G/F - <text:s/>76ers</text:p>
            <text:p><text:s text:c="16"/></text:p>
            <text:p><text:s text:c="17"/></text:p>
            <text:p><text:s text:c="12"/></text:p>
            <text:p><text:s text:c="8"/></text:p>
            <text:p><text:s text:c="8"/></text:p>
            <text:p><text:s text:c="8"/></text:p>
            <text:p><text:s text:c="12"/>Ben Simmons posted his 12th triple-double during a thrilling 132-130 win over the Cavs on Friday, scoring 27 points with 15 rebounds, 13 assists, four steals and one block.</text:p>
            <text:p><text:s text:c="8"/></text:p>
            <text:p><text:s text:c="8"/></text:p>
            <text:p><text:s text:c="13"/>With respect to Donovan Mitchell, Simmons locked up Rookie of Year in one of the best games of the season. He almost had a trip-dub at half, and now only seven active players have more triple-doubles than the rookie. Ben has been ridiculous over this 13-game win streak, averaging 14.6 points, 10.3 boards, 11.1 assists, 1.8 steals and 0.6 blocks on a 60 TS%. The 76ers have the inside track for the No. 3 seed and nobody will want to play them. Trust. The. Process.</text:p>
            <text:p><text:s text:c="8"/></text:p>
            <text:p><text:s text:c="8"/></text:p>
            <text:p><text:s text:c="13"/></text:p>
            <text:p><text:s text:c="14"/></text:p>
            <text:p><text:s text:c="13"/>Apr 6 - 10:3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uke Kornet</text:p>
            <text:p><text:s text:c="17"/></text:p>
            <text:p><text:s text:c="17"/></text:p>
            <text:p><text:s text:c="22"/>- C - <text:s/>Knicks</text:p>
            <text:p><text:s text:c="16"/></text:p>
            <text:p><text:s text:c="17"/></text:p>
            <text:p><text:s text:c="12"/></text:p>
            <text:p><text:s text:c="8"/></text:p>
            <text:p><text:s text:c="8"/></text:p>
            <text:p><text:s text:c="8"/></text:p>
            <text:p><text:s text:c="12"/>Luke Kornet played well vs. the Heat on Friday with 17 points, eight rebounds, four assists, one block and four triples in 22 minutes.</text:p>
            <text:p><text:s text:c="8"/></text:p>
            <text:p><text:s text:c="8"/></text:p>
            <text:p><text:s text:c="13"/>When Kornet plays well, he can put up some sexy fantasy lines. The problem is that he's been ice cold prior to Friday, scoring a combined seven points in his previous three games. With three games remaining and Enes Kanter (back) still banged up, maybe Kornet can finish the season on a high note and force his way into a timeshare with Kyle O'Quinn.</text:p>
            <text:p><text:s text:c="8"/></text:p>
            <text:p><text:s text:c="8"/></text:p>
            <text:p><text:s text:c="13"/></text:p>
            <text:p><text:s text:c="14"/></text:p>
            <text:p><text:s text:c="13"/>Apr 6 - 10:3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Mar DeRozan</text:p>
            <text:p><text:s text:c="17"/></text:p>
            <text:p><text:s text:c="17"/></text:p>
            <text:p><text:s text:c="22"/>- G/F - <text:s/>Raptors</text:p>
            <text:p><text:s text:c="16"/></text:p>
            <text:p><text:s text:c="17"/></text:p>
            <text:p><text:s text:c="12"/></text:p>
            <text:p><text:s text:c="8"/></text:p>
            <text:p><text:s text:c="8"/></text:p>
            <text:p><text:s text:c="8"/></text:p>
            <text:p><text:s text:c="12"/>DeMar DeRozan posted 12 points on 5-of-17 shooting in Friday's ugly 93-72 win against Indiana.</text:p>
            <text:p><text:s text:c="8"/></text:p>
            <text:p><text:s text:c="8"/></text:p>
            <text:p><text:s text:c="13"/>DeRo also added eight assists, five rebounds and two steals with a blocked shot to salvage the fantasy stat line. Despite the poor shooting night all around for the team, the Raps were able to post a new franchise record for wins in a season with 57. They won the Atlantic Division for the fourth time in the past five years, and they clinched the No. 1 seed in the Eastern Conference for the first time in team history.</text:p>
            <text:p><text:s text:c="8"/></text:p>
            <text:p><text:s text:c="8"/></text:p>
            <text:p><text:s text:c="13"/></text:p>
            <text:p><text:s text:c="14"/></text:p>
            <text:p><text:s text:c="13"/>Source: Josh Lewenberg on Twitter <text:s text:c="24"/>Apr 6 - 10:3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rio Saric</text:p>
            <text:p><text:s text:c="17"/></text:p>
            <text:p><text:s text:c="17"/></text:p>
            <text:p><text:s text:c="22"/>- F - <text:s/>76ers</text:p>
            <text:p><text:s text:c="16"/></text:p>
            <text:p><text:s text:c="17"/></text:p>
            <text:p><text:s text:c="12"/></text:p>
            <text:p><text:s text:c="8"/></text:p>
            <text:p><text:s text:c="8"/></text:p>
            <text:p><text:s text:c="8"/></text:p>
            <text:p><text:s text:c="12"/>Dario Saric returned from a two-game absence on Friday, making 1-of-9 from the field for three points with three rebounds, three assists and one 3-pointer in 25 minutes.</text:p>
            <text:p><text:s text:c="8"/></text:p>
            <text:p><text:s text:c="8"/></text:p>
            <text:p><text:s text:c="13"/>It's fair to say he wasn't healthy today as he gets over an elbow injury. Hopefully, he's over his injury before the postseason. Saric has been a knockdown shooter all season and has been a strong all-around scorer.</text:p>
            <text:p><text:s text:c="8"/></text:p>
            <text:p><text:s text:c="8"/></text:p>
            <text:p><text:s text:c="13"/></text:p>
            <text:p><text:s text:c="14"/></text:p>
            <text:p><text:s text:c="13"/>Apr 6 - 10:3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co Belinelli</text:p>
            <text:p><text:s text:c="17"/></text:p>
            <text:p><text:s text:c="17"/></text:p>
            <text:p><text:s text:c="22"/>- G - <text:s/>76ers</text:p>
            <text:p><text:s text:c="16"/></text:p>
            <text:p><text:s text:c="17"/></text:p>
            <text:p><text:s text:c="12"/></text:p>
            <text:p><text:s text:c="8"/></text:p>
            <text:p><text:s text:c="8"/></text:p>
            <text:p><text:s text:c="8"/></text:p>
            <text:p><text:s text:c="12"/>Marco Belinelli scored 23 points with two rebounds, two assists, one block and six 3-pointers in 30 minutes against the Cavs on Friday.</text:p>
            <text:p><text:s text:c="8"/></text:p>
            <text:p><text:s text:c="8"/></text:p>
            <text:p><text:s text:c="13"/>What a pickup he's been, and the same for Ersan Ilyasova. Belinelli is going to get a lot of clutch minutes in the playoffs and he's been on fire since the Joel Embiid injury. He should be owned in all leagues until he gets rested.</text:p>
            <text:p><text:s text:c="8"/></text:p>
            <text:p><text:s text:c="8"/></text:p>
            <text:p><text:s text:c="13"/></text:p>
            <text:p><text:s text:c="14"/></text:p>
            <text:p><text:s text:c="13"/>Apr 6 - 10:2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mmanuel Mudiay</text:p>
            <text:p><text:s text:c="17"/></text:p>
            <text:p><text:s text:c="17"/></text:p>
            <text:p><text:s text:c="22"/>- G - <text:s/>Knicks</text:p>
            <text:p><text:s text:c="16"/></text:p>
            <text:p><text:s text:c="17"/></text:p>
            <text:p><text:s text:c="12"/></text:p>
            <text:p><text:s text:c="8"/></text:p>
            <text:p><text:s text:c="8"/></text:p>
            <text:p><text:s text:c="8"/></text:p>
            <text:p><text:s text:c="12"/>Emmanuel Mudiay has been diagnosed with a concussion.</text:p>
            <text:p><text:s text:c="8"/></text:p>
            <text:p><text:s text:c="8"/></text:p>
            <text:p><text:s text:c="13"/>This means he's not going to play on Saturday vs. the Bucks, but his season could be over. Jarrett Jack picked up a few backup PG minutes on Friday, but there aren't any fantasy implications here.</text:p>
            <text:p><text:s text:c="8"/></text:p>
            <text:p><text:s text:c="8"/></text:p>
            <text:p><text:s text:c="13"/></text:p>
            <text:p><text:s text:c="14"/></text:p>
            <text:p><text:s text:c="13"/>Source: Chris Iseman on Twitter <text:s text:c="26"/>Apr 6 - 10:2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yle Lowry</text:p>
            <text:p><text:s text:c="17"/></text:p>
            <text:p><text:s text:c="17"/></text:p>
            <text:p><text:s text:c="22"/>- G - <text:s/>Raptors</text:p>
            <text:p><text:s text:c="16"/></text:p>
            <text:p><text:s text:c="17"/></text:p>
            <text:p><text:s text:c="12"/></text:p>
            <text:p><text:s text:c="8"/></text:p>
            <text:p><text:s text:c="8"/></text:p>
            <text:p><text:s text:c="8"/></text:p>
            <text:p><text:s text:c="12"/>Kyle Lowry finished Friday's game against the Pacers with just nine points across 28 minutes.</text:p>
            <text:p><text:s text:c="8"/></text:p>
            <text:p><text:s text:c="8"/></text:p>
            <text:p><text:s text:c="13"/>Lowry was a dismal 3-of-11 from the field, as Toronto managed to hit just 42.9 percent (36-of-84) from the floor. They still won by 19, as Indiana was even worse at just 29.9 percent (26-of-87). The good news is Lowry and his fellow starters will have three games to redeem themselves, as head coach Dwane Casey said his team will not rest before the playoffs. "Nope. That's bull crap. We can't think rest, we have to think rhythm," Casey said.</text:p>
            <text:p><text:s text:c="8"/></text:p>
            <text:p><text:s text:c="8"/></text:p>
            <text:p><text:s text:c="13"/></text:p>
            <text:p><text:s text:c="14"/></text:p>
            <text:p><text:s text:c="13"/>Source: Josh Lewenberg on Twitter <text:s text:c="24"/>Apr 6 - 10:2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kelle Fultz</text:p>
            <text:p><text:s text:c="17"/></text:p>
            <text:p><text:s text:c="17"/></text:p>
            <text:p><text:s text:c="22"/>- G - <text:s/>76ers</text:p>
            <text:p><text:s text:c="16"/></text:p>
            <text:p><text:s text:c="17"/></text:p>
            <text:p><text:s text:c="12"/></text:p>
            <text:p><text:s text:c="8"/></text:p>
            <text:p><text:s text:c="8"/></text:p>
            <text:p><text:s text:c="8"/></text:p>
            <text:p><text:s text:c="12"/>Markelle Fultz scored 10 points with three rebounds, four assists and one steal in 12 minutes against the Cavs on Friday.</text:p>
            <text:p><text:s text:c="8"/></text:p>
            <text:p><text:s text:c="8"/></text:p>
            <text:p><text:s text:c="13"/>The strides in transition just jump off on tape, and Fultz even hit a contested jumper. He's making quite an impact in the second unit and he'll be out there in the playoffs. Fultz is going to be a mystery next year, but he has serious talent.</text:p>
            <text:p><text:s text:c="8"/></text:p>
            <text:p><text:s text:c="8"/></text:p>
            <text:p><text:s text:c="13"/></text:p>
            <text:p><text:s text:c="14"/></text:p>
            <text:p><text:s text:c="13"/>Apr 6 - 10:2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myean Dotson</text:p>
            <text:p><text:s text:c="17"/></text:p>
            <text:p><text:s text:c="17"/></text:p>
            <text:p><text:s text:c="22"/>- G - <text:s/>Knicks</text:p>
            <text:p><text:s text:c="16"/></text:p>
            <text:p><text:s text:c="17"/></text:p>
            <text:p><text:s text:c="12"/></text:p>
            <text:p><text:s text:c="8"/></text:p>
            <text:p><text:s text:c="8"/></text:p>
            <text:p><text:s text:c="8"/></text:p>
            <text:p><text:s text:c="12"/>Damyean Dotson went off for multiple career-highs in Friday's 122-98 win over the Heat, scoring 30 points (12-of-21 FGs) with 11 rebounds, one assist, one steal, one block and four triples in 36 minutes.</text:p>
            <text:p><text:s text:c="8"/></text:p>
            <text:p><text:s text:c="8"/></text:p>
            <text:p><text:s text:c="13"/>He became the first Knicks rookie to record at least 30 points and 10 rebounds off the bench. This comes out of nowhere, as he scored a combined 32 points in his previous 10 appearances. Michael Beasley left the game in the first minute with a knee contusion and Tim Hardaway Jr. sprained his ankle in the third quarter, so Dotson could be looking at plenty of minutes and shots in the final three games.</text:p>
            <text:p><text:s text:c="8"/></text:p>
            <text:p><text:s text:c="8"/></text:p>
            <text:p><text:s text:c="13"/></text:p>
            <text:p><text:s text:c="14"/></text:p>
            <text:p><text:s text:c="13"/>Source: NY Knicks PR <text:s text:c="37"/>Apr 6 - 10:2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erge Ibaka</text:p>
            <text:p><text:s text:c="17"/></text:p>
            <text:p><text:s text:c="17"/></text:p>
            <text:p><text:s text:c="22"/>- F/C - <text:s/>Raptors</text:p>
            <text:p><text:s text:c="16"/></text:p>
            <text:p><text:s text:c="17"/></text:p>
            <text:p><text:s text:c="12"/></text:p>
            <text:p><text:s text:c="8"/></text:p>
            <text:p><text:s text:c="8"/></text:p>
            <text:p><text:s text:c="8"/></text:p>
            <text:p><text:s text:c="12"/>Serge Ibaka finished with a game-high 25 points over just 27 minutes in Friday's 93-72 rout of the Pacers.</text:p>
            <text:p><text:s text:c="8"/></text:p>
            <text:p><text:s text:c="8"/></text:p>
            <text:p><text:s text:c="13"/>Ibaka was a very efficient 10-of-13 from the field, including 5-of-7 from downtown, and he added eight rebounds with a steal and just one turnover for a plus-25 rating. It was his highest-scoring game as a member of the Raptors, too. All Toronto starters were plus-16 or better, leading to plenty of rest for the starters in the second half. Next up is a home date with the Magic on Sunday evening.</text:p>
            <text:p><text:s text:c="8"/></text:p>
            <text:p><text:s text:c="8"/></text:p>
            <text:p><text:s text:c="13"/></text:p>
            <text:p><text:s text:c="14"/></text:p>
            <text:p><text:s text:c="13"/>Source: Josh Lewenberg on Twitter <text:s text:c="24"/>Apr 6 - 10:2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Victor Oladipo</text:p>
            <text:p><text:s text:c="17"/></text:p>
            <text:p><text:s text:c="17"/></text:p>
            <text:p><text:s text:c="22"/>- G - <text:s/>Pacers</text:p>
            <text:p><text:s text:c="16"/></text:p>
            <text:p><text:s text:c="17"/></text:p>
            <text:p><text:s text:c="12"/></text:p>
            <text:p><text:s text:c="8"/></text:p>
            <text:p><text:s text:c="8"/></text:p>
            <text:p><text:s text:c="8"/></text:p>
            <text:p><text:s text:c="12"/>Victor Oladipo ended up with just five points over 21 minutes on 2-of-9 shooting in Friday's 93-72 loss at Toronto.</text:p>
            <text:p><text:s text:c="8"/></text:p>
            <text:p><text:s text:c="8"/></text:p>
            <text:p><text:s text:c="13"/>Oladipo had scored 11 or more points in each of his previous 73 games this season, and his streak of 75 straight games with double-digit points came to an end. This was his lowest for a full game since Dec. 28, 2015 when he had four points in 28 minutes. It was just one really rare and really bad game for Oladipo, as he has been a stud all season.</text:p>
            <text:p><text:s text:c="8"/></text:p>
            <text:p><text:s text:c="8"/></text:p>
            <text:p><text:s text:c="13"/></text:p>
            <text:p><text:s text:c="14"/></text:p>
            <text:p><text:s text:c="13"/>Apr 6 - 10:2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J. Redick</text:p>
            <text:p><text:s text:c="17"/></text:p>
            <text:p><text:s text:c="17"/></text:p>
            <text:p><text:s text:c="22"/>- G - <text:s/>76ers</text:p>
            <text:p><text:s text:c="16"/></text:p>
            <text:p><text:s text:c="17"/></text:p>
            <text:p><text:s text:c="12"/></text:p>
            <text:p><text:s text:c="8"/></text:p>
            <text:p><text:s text:c="8"/></text:p>
            <text:p><text:s text:c="8"/></text:p>
            <text:p><text:s text:c="12"/>J.J. Redick scored 28 points with two rebounds, one assist and four 3-pointers in a win over the Cavs on Friday.</text:p>
            <text:p><text:s text:c="8"/></text:p>
            <text:p><text:s text:c="8"/></text:p>
            <text:p><text:s text:c="13"/>Back over the summer, the NBA world got some sticker shock when Redick signed a one-year, $23 million, but now it was no secret on why the 76ers spent big bucks on a podcaster. Ben Simmons is getting better at spotting shooters and Redick is probably going to take close to 10 attempts in the postseason.</text:p>
            <text:p><text:s text:c="8"/></text:p>
            <text:p><text:s text:c="8"/></text:p>
            <text:p><text:s text:c="13"/></text:p>
            <text:p><text:s text:c="14"/></text:p>
            <text:p><text:s text:c="13"/>Apr 6 - 10:1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Tim Hardaway Jr.</text:p>
            <text:p><text:s text:c="17"/></text:p>
            <text:p><text:s text:c="17"/></text:p>
            <text:p><text:s text:c="22"/>- G/F - <text:s/>Knicks</text:p>
            <text:p><text:s text:c="16"/></text:p>
            <text:p><text:s text:c="17"/></text:p>
            <text:p><text:s text:c="12"/></text:p>
            <text:p><text:s text:c="8"/></text:p>
            <text:p><text:s text:c="8"/></text:p>
            <text:p><text:s text:c="8"/></text:p>
            <text:p><text:s text:c="12"/>Tim Hardaway Jr. suffered a sprained left ankle on Friday vs. the Heat.</text:p>
            <text:p><text:s text:c="8"/></text:p>
            <text:p><text:s text:c="8"/></text:p>
            <text:p><text:s text:c="13"/>He landed awkwardly and was grabbing his ankle in pain towards the end of the third quarter, but he was able to limp to the locker room under his own power. He never returned to the game, though the Knicks did have a comfortable lead at the time. THJ finished with 15 points, five assists, four rebounds, two steals and four triples. With just three games left and nothing to play for, there's a good chance THJ misses time beginning on Saturday vs. the Bucks. If he does sit, Damyean Dotson will have a lot of eyes on him after his monster 30-point, 11-rebound game vs. the Heat.</text:p>
            <text:p><text:s text:c="8"/></text:p>
            <text:p><text:s text:c="8"/></text:p>
            <text:p><text:s text:c="13"/></text:p>
            <text:p><text:s text:c="14"/></text:p>
            <text:p><text:s text:c="13"/>Source: Ian Begley on Twitter <text:s text:c="28"/>Apr 6 - 10:1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eBron James</text:p>
            <text:p><text:s text:c="17"/></text:p>
            <text:p><text:s text:c="17"/></text:p>
            <text:p><text:s text:c="22"/>- F - <text:s/>Cavaliers</text:p>
            <text:p><text:s text:c="16"/></text:p>
            <text:p><text:s text:c="17"/></text:p>
            <text:p><text:s text:c="12"/></text:p>
            <text:p><text:s text:c="8"/></text:p>
            <text:p><text:s text:c="8"/></text:p>
            <text:p><text:s text:c="8"/></text:p>
            <text:p><text:s text:c="12"/>LeBron James scored 44 points with 11 rebounds, 11 assists, one block, two steals and four 3-pointers during a 132-130 loss to the 76ers on Friday.</text:p>
            <text:p><text:s text:c="8"/></text:p>
            <text:p><text:s text:c="8"/></text:p>
            <text:p><text:s text:c="13"/>LeBron haters will be out in force here because of the ending. With the Cavs down three and LeBron on the line for three, he missed his second to cost the Cavs after a wild comeback attempt. Before that, the Cavs were down 23 points at half and LeBron carried the Cavs with 35 points in the second half. His advanced stats were nuts to get to that 35 with 20 minutes, a 53.3 usage rate, 83.5 TS% and a 145.5 offensive rating while he was on the court. We got a preview of Playoff LeBron, but he is going to need some help. The Cavs are likely going to be the No. 4 seed.</text:p>
            <text:p><text:s text:c="8"/></text:p>
            <text:p><text:s text:c="8"/></text:p>
            <text:p><text:s text:c="13"/></text:p>
            <text:p><text:s text:c="14"/></text:p>
            <text:p><text:s text:c="13"/>Apr 6 - 10:1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yles Turner</text:p>
            <text:p><text:s text:c="17"/></text:p>
            <text:p><text:s text:c="17"/></text:p>
            <text:p><text:s text:c="22"/>- F/C - <text:s/>Pacers</text:p>
            <text:p><text:s text:c="16"/></text:p>
            <text:p><text:s text:c="17"/></text:p>
            <text:p><text:s text:c="12"/></text:p>
            <text:p><text:s text:c="8"/></text:p>
            <text:p><text:s text:c="8"/></text:p>
            <text:p><text:s text:c="8"/></text:p>
            <text:p><text:s text:c="12"/>Myles Turner posted just two points across 22 minutes in Friday's 93-72 game at Toronto.</text:p>
            <text:p><text:s text:c="8"/></text:p>
            <text:p><text:s text:c="8"/></text:p>
            <text:p><text:s text:c="13"/>It was a pretty pitiful showing all around for Indiana, as they ended up hitting just 29.9 percent from the field as a team. Turner was just 1-of-5 from the field, including 0-of-1 from down deep, while adding just four rebounds, two blocked shots and a steal. Turner's minus-27 rating was the worst on the team, and all five starters were minus-12 or worse.</text:p>
            <text:p><text:s text:c="8"/></text:p>
            <text:p><text:s text:c="8"/></text:p>
            <text:p><text:s text:c="13"/></text:p>
            <text:p><text:s text:c="14"/></text:p>
            <text:p><text:s text:c="13"/>Apr 6 - 10:1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rren Collison</text:p>
            <text:p><text:s text:c="17"/></text:p>
            <text:p><text:s text:c="17"/></text:p>
            <text:p><text:s text:c="22"/>- G - <text:s/>Pacers</text:p>
            <text:p><text:s text:c="16"/></text:p>
            <text:p><text:s text:c="17"/></text:p>
            <text:p><text:s text:c="12"/></text:p>
            <text:p><text:s text:c="8"/></text:p>
            <text:p><text:s text:c="8"/></text:p>
            <text:p><text:s text:c="8"/></text:p>
            <text:p><text:s text:c="12"/>Darren Collison finished Friday's loss at Toronto with just two points across 25 minutes.</text:p>
            <text:p><text:s text:c="8"/></text:p>
            <text:p><text:s text:c="8"/></text:p>
            <text:p><text:s text:c="13"/>Collison was 1-of-7 from the field with a minus-12 rating, and that was actually the best mark among the team's starting five. It was an ugly night all around for the guys wearing mustard and blue. Only two Indiana players finished with double-digit point totals, and none of them were among the starters.</text:p>
            <text:p><text:s text:c="8"/></text:p>
            <text:p><text:s text:c="8"/></text:p>
            <text:p><text:s text:c="13"/></text:p>
            <text:p><text:s text:c="14"/></text:p>
            <text:p><text:s text:c="13"/>Apr 6 - 10:0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omas Satoransky</text:p>
            <text:p><text:s text:c="17"/></text:p>
            <text:p><text:s text:c="17"/></text:p>
            <text:p><text:s text:c="22"/>- G - <text:s/>Wizards</text:p>
            <text:p><text:s text:c="16"/></text:p>
            <text:p><text:s text:c="17"/></text:p>
            <text:p><text:s text:c="12"/></text:p>
            <text:p><text:s text:c="8"/></text:p>
            <text:p><text:s text:c="8"/></text:p>
            <text:p><text:s text:c="8"/></text:p>
            <text:p><text:s text:c="12"/>Tomas Satoransky moved into the starting lineup on Friday vs. the Hawks, but only scored eight points with five rebounds and two assists in 29 minutes.</text:p>
            <text:p><text:s text:c="8"/></text:p>
            <text:p><text:s text:c="8"/></text:p>
            <text:p><text:s text:c="13"/>This was a letdown from Satoransky, but no one besides Bradley Beal played particularly well in the humiliating loss. Wall should be back for Tuesday's game vs. Boston, but Satoransky may get one more chance to start on Wednesday vs. the Magic on the second night of a back-to-back. He's safe to drop with three days off, though.</text:p>
            <text:p><text:s text:c="8"/></text:p>
            <text:p><text:s text:c="8"/></text:p>
            <text:p><text:s text:c="13"/></text:p>
            <text:p><text:s text:c="14"/></text:p>
            <text:p><text:s text:c="13"/>Apr 6 - 10:0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lenn Robinson III</text:p>
            <text:p><text:s text:c="17"/></text:p>
            <text:p><text:s text:c="17"/></text:p>
            <text:p><text:s text:c="22"/>- F - <text:s/>Pacers</text:p>
            <text:p><text:s text:c="16"/></text:p>
            <text:p><text:s text:c="17"/></text:p>
            <text:p><text:s text:c="12"/></text:p>
            <text:p><text:s text:c="8"/></text:p>
            <text:p><text:s text:c="8"/></text:p>
            <text:p><text:s text:c="8"/></text:p>
            <text:p><text:s text:c="12"/>Glenn Robinson III finished with a team-high 12 points off the bench across 20 minutes in Friday's 92-73 road loss at Toronto.</text:p>
            <text:p><text:s text:c="8"/></text:p>
            <text:p><text:s text:c="8"/></text:p>
            <text:p><text:s text:c="13"/>It was a frightful night of shooting for all Pacers, as Robinson was the only player to make more buckets than he missed, going 4-of-7 from the field, including 3-of-5 from behind the 3-point line. Indiana ended up shooting just 29.9 percent (26-87) on the evening, and the five starters were just 8-of-36 (22.2 percent) from the field.</text:p>
            <text:p><text:s text:c="8"/></text:p>
            <text:p><text:s text:c="8"/></text:p>
            <text:p><text:s text:c="13"/></text:p>
            <text:p><text:s text:c="14"/></text:p>
            <text:p><text:s text:c="13"/>Apr 6 - 10:0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cin Gortat</text:p>
            <text:p><text:s text:c="17"/></text:p>
            <text:p><text:s text:c="17"/></text:p>
            <text:p><text:s text:c="22"/>- C - <text:s/>Wizards</text:p>
            <text:p><text:s text:c="16"/></text:p>
            <text:p><text:s text:c="17"/></text:p>
            <text:p><text:s text:c="12"/></text:p>
            <text:p><text:s text:c="8"/></text:p>
            <text:p><text:s text:c="8"/></text:p>
            <text:p><text:s text:c="8"/></text:p>
            <text:p><text:s text:c="12"/>Marcin Gortat played 39 minutes vs. the Hawks on Friday, scoring six points with 11 rebounds, four assists and one block.</text:p>
            <text:p><text:s text:c="8"/></text:p>
            <text:p><text:s text:c="8"/></text:p>
            <text:p><text:s text:c="13"/>Incredibly, this was his first game with 30+ minutes since Feb. 10 and that's only because Markieff Morris was ejected in the first quarter. That speaks volumes about his letdown of a season as the 34-year-old veteran has looked washed for most of the campaign. Expect his workload to be back in the 20s for the final two games, unless of course he's rested in one of those.</text:p>
            <text:p><text:s text:c="8"/></text:p>
            <text:p><text:s text:c="8"/></text:p>
            <text:p><text:s text:c="13"/></text:p>
            <text:p><text:s text:c="14"/></text:p>
            <text:p><text:s text:c="13"/>Apr 6 - 10:0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eff Green</text:p>
            <text:p><text:s text:c="17"/></text:p>
            <text:p><text:s text:c="17"/></text:p>
            <text:p><text:s text:c="22"/>- F - <text:s/>Cavaliers</text:p>
            <text:p><text:s text:c="16"/></text:p>
            <text:p><text:s text:c="17"/></text:p>
            <text:p><text:s text:c="12"/></text:p>
            <text:p><text:s text:c="8"/></text:p>
            <text:p><text:s text:c="8"/></text:p>
            <text:p><text:s text:c="8"/></text:p>
            <text:p><text:s text:c="12"/>Jeff Green made 10-of-12 from the field for 33 points with five rebounds, three assists and five 3-pointers in 41 minutes against the 76ers on Friday.</text:p>
            <text:p><text:s text:c="8"/></text:p>
            <text:p><text:s text:c="8"/></text:p>
            <text:p><text:s text:c="13"/>Sure, a 44-point triple-double is cool and Ben Simmons putting up an epic stat line is fun, but Green dropping a 33-point game with 100-plus TS% is easily the most shocking part of this box scores -- he went 8-of-8 from the line, too. On night's he's not resting, he's going to be starting every game the rest of the way and he's been a better fit next to LeBron than anyone could've thought.</text:p>
            <text:p><text:s text:c="8"/></text:p>
            <text:p><text:s text:c="8"/></text:p>
            <text:p><text:s text:c="13"/></text:p>
            <text:p><text:s text:c="14"/></text:p>
            <text:p><text:s text:c="13"/>Apr 6 - 9:5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radley Beal</text:p>
            <text:p><text:s text:c="17"/></text:p>
            <text:p><text:s text:c="17"/></text:p>
            <text:p><text:s text:c="22"/>- G - <text:s/>Wizards</text:p>
            <text:p><text:s text:c="16"/></text:p>
            <text:p><text:s text:c="17"/></text:p>
            <text:p><text:s text:c="12"/></text:p>
            <text:p><text:s text:c="8"/></text:p>
            <text:p><text:s text:c="8"/></text:p>
            <text:p><text:s text:c="8"/></text:p>
            <text:p><text:s text:c="12"/>Bradley Beal scored 32 points in an embarrassing 103-97 loss to the Hawks on Friday, adding three rebounds, three assists, one steal, one block and one triple.</text:p>
            <text:p><text:s text:c="8"/></text:p>
            <text:p><text:s text:c="8"/></text:p>
            <text:p><text:s text:c="13"/>That's the fourth straight loss for Washington and coach Scott Brooks was pretty animated after the game. "It’s embarrassing that we don’t play with the passion we need to play at," Brooks said. "We're a selfish basketball team right now." The Wizards dropped to the No. 8 seed following this loss, and now they may not be able to rest Beal in one of their final two games as they fight for the No. 7 seed and a chance to face a Boston team that will be missing Kyrie Irving, Gordon Hayward and Marcus Smart.</text:p>
            <text:p><text:s text:c="8"/></text:p>
            <text:p><text:s text:c="8"/></text:p>
            <text:p><text:s text:c="13"/></text:p>
            <text:p><text:s text:c="14"/></text:p>
            <text:p><text:s text:c="13"/>Source: Candace Buckner on Twitter <text:s text:c="23"/>Apr 6 - 9:5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edi Osman</text:p>
            <text:p><text:s text:c="17"/></text:p>
            <text:p><text:s text:c="17"/></text:p>
            <text:p><text:s text:c="22"/>- F - <text:s/>Cavaliers</text:p>
            <text:p><text:s text:c="16"/></text:p>
            <text:p><text:s text:c="17"/></text:p>
            <text:p><text:s text:c="12"/></text:p>
            <text:p><text:s text:c="8"/></text:p>
            <text:p><text:s text:c="8"/></text:p>
            <text:p><text:s text:c="8"/></text:p>
            <text:p><text:s text:c="12"/>Cedi Osman made 2-of-11 from the field for seven points with six rebounds, three assists, one steal and one 3-pointer in 33 minutes against the 76ers on Friday.</text:p>
            <text:p><text:s text:c="8"/></text:p>
            <text:p><text:s text:c="8"/></text:p>
            <text:p><text:s text:c="13"/>The Cavs gave him some important shots late, but he didn't come through. Osman had a tough time on defense in this game and his minutes went up slightly because Rodney Hood (Achilles) didn't play in the second half. He's more valuable in reality than in fantasy.</text:p>
            <text:p><text:s text:c="8"/></text:p>
            <text:p><text:s text:c="8"/></text:p>
            <text:p><text:s text:c="13"/></text:p>
            <text:p><text:s text:c="14"/></text:p>
            <text:p><text:s text:c="13"/>Apr 6 - 9:5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lik Monk</text:p>
            <text:p><text:s text:c="17"/></text:p>
            <text:p><text:s text:c="17"/></text:p>
            <text:p><text:s text:c="22"/>- G - <text:s/>Hornets</text:p>
            <text:p><text:s text:c="16"/></text:p>
            <text:p><text:s text:c="17"/></text:p>
            <text:p><text:s text:c="12"/></text:p>
            <text:p><text:s text:c="8"/></text:p>
            <text:p><text:s text:c="8"/></text:p>
            <text:p><text:s text:c="8"/></text:p>
            <text:p><text:s text:c="12"/>Malik Monk scored a career-high 26 points with one rebounds, eight assists, one block and four 3-pointers in 26 minutes against the Magic during a 137-100 win on Friday.</text:p>
            <text:p><text:s text:c="8"/></text:p>
            <text:p><text:s text:c="8"/></text:p>
            <text:p><text:s text:c="13"/>The Hornets front office has to feel at least a little better now that Monk is starting to produce. He becomes the second Hornets rookie since Kemba Walker to score 20-plus points in consecutive games, and hey Donovan Mitchell didn't score 20 in his last one. Kemba's minutes are being dialed back and Monk is playing some wing, so he could actually have a solid week to close out his rookie year. He's an offensive specialist with what should be a lot of volume.</text:p>
            <text:p><text:s text:c="8"/></text:p>
            <text:p><text:s text:c="8"/></text:p>
            <text:p><text:s text:c="13"/></text:p>
            <text:p><text:s text:c="14"/></text:p>
            <text:p><text:s text:c="13"/>Apr 6 - 9:4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mba Walker</text:p>
            <text:p><text:s text:c="17"/></text:p>
            <text:p><text:s text:c="17"/></text:p>
            <text:p><text:s text:c="22"/>- G - <text:s/>Hornets</text:p>
            <text:p><text:s text:c="16"/></text:p>
            <text:p><text:s text:c="17"/></text:p>
            <text:p><text:s text:c="12"/></text:p>
            <text:p><text:s text:c="8"/></text:p>
            <text:p><text:s text:c="8"/></text:p>
            <text:p><text:s text:c="8"/></text:p>
            <text:p><text:s text:c="12"/>Kemba Walker made 3-of-9 from the field for 13 points with one rebound, four assists, one steal and one 3-pointer in 23 minutes during a win over the Magic on Friday.</text:p>
            <text:p><text:s text:c="8"/></text:p>
            <text:p><text:s text:c="8"/></text:p>
            <text:p><text:s text:c="13"/>He's not putting up stats these days with only 39 points over his last four games combined. Some of that is because he's not hitting shots, but the bigger part of it is that Walker hasn't hit his season average for minutes in any of his last five games.</text:p>
            <text:p><text:s text:c="8"/></text:p>
            <text:p><text:s text:c="8"/></text:p>
            <text:p><text:s text:c="13"/></text:p>
            <text:p><text:s text:c="14"/></text:p>
            <text:p><text:s text:c="13"/>Apr 6 - 9:4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yler Dorsey</text:p>
            <text:p><text:s text:c="17"/></text:p>
            <text:p><text:s text:c="17"/></text:p>
            <text:p><text:s text:c="22"/>- G - <text:s/>Hawks</text:p>
            <text:p><text:s text:c="16"/></text:p>
            <text:p><text:s text:c="17"/></text:p>
            <text:p><text:s text:c="12"/></text:p>
            <text:p><text:s text:c="8"/></text:p>
            <text:p><text:s text:c="8"/></text:p>
            <text:p><text:s text:c="8"/></text:p>
            <text:p><text:s text:c="12"/>Tyler Dorsey scored a career-high 22 points vs. the Wizards on Friday, hitting 7-of-14 shots and 4-of-4 free throws.</text:p>
            <text:p><text:s text:c="8"/></text:p>
            <text:p><text:s text:c="8"/></text:p>
            <text:p><text:s text:c="13"/>We're going to see some fluky lines in April, but Dorsey has actually been solid since Dennis Schroder (ankle) went down. He hit four triples with three boards, one assist and one block in 32 minutes tonight, and he's now averaging 16.8 points, 3.6 rebounds, 2.2 assists, 0.6 steals and 2.4 triples over his last five games. He's basically a lock for 30+ minutes and 10-15 shots in Atlanta's final two games, so give him a look if you need a scoring guard.</text:p>
            <text:p><text:s text:c="8"/></text:p>
            <text:p><text:s text:c="8"/></text:p>
            <text:p><text:s text:c="13"/></text:p>
            <text:p><text:s text:c="14"/></text:p>
            <text:p><text:s text:c="13"/>Apr 6 - 9:4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vin Williams</text:p>
            <text:p><text:s text:c="17"/></text:p>
            <text:p><text:s text:c="17"/></text:p>
            <text:p><text:s text:c="22"/>- F - <text:s/>Hornets</text:p>
            <text:p><text:s text:c="16"/></text:p>
            <text:p><text:s text:c="17"/></text:p>
            <text:p><text:s text:c="12"/></text:p>
            <text:p><text:s text:c="8"/></text:p>
            <text:p><text:s text:c="8"/></text:p>
            <text:p><text:s text:c="8"/></text:p>
            <text:p><text:s text:c="12"/>Marvin Williams made 7-of-9 from the field for 18 points with two rebounds, two assists, one steal and two 3-pointers in 22 minutes against the Magic on Friday.</text:p>
            <text:p><text:s text:c="8"/></text:p>
            <text:p><text:s text:c="8"/></text:p>
            <text:p><text:s text:c="13"/>That's back-to-back strong games with an 18-point game on Tuesday. The Hornets may want to look at some of their young guys, so it may be risky to run Williams out there in DFS.</text:p>
            <text:p><text:s text:c="8"/></text:p>
            <text:p><text:s text:c="8"/></text:p>
            <text:p><text:s text:c="13"/></text:p>
            <text:p><text:s text:c="14"/></text:p>
            <text:p><text:s text:c="13"/>Apr 6 - 9:4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mel Artis</text:p>
            <text:p><text:s text:c="17"/></text:p>
            <text:p><text:s text:c="17"/></text:p>
            <text:p><text:s text:c="22"/>- F - <text:s/>Magic</text:p>
            <text:p><text:s text:c="16"/></text:p>
            <text:p><text:s text:c="17"/></text:p>
            <text:p><text:s text:c="12"/></text:p>
            <text:p><text:s text:c="8"/></text:p>
            <text:p><text:s text:c="8"/></text:p>
            <text:p><text:s text:c="8"/></text:p>
            <text:p><text:s text:c="12"/>Jamel Artis scored 12 points in a start with six rebounds, one assist and two 3-pointers in a 137-100 loss to the Hornets on Friday.</text:p>
            <text:p><text:s text:c="8"/></text:p>
            <text:p><text:s text:c="8"/></text:p>
            <text:p><text:s text:c="13"/>The Magic could shut down Aaron Gordon (calf) for the season and the Magic are fairly thin on wings, so Artis may find himself getting minutes in the 30s. He's not much of a stat producer outside of points, but he did score 18 and 16 in his previous two. He's on the radar in standard leagues, especially if you want points.</text:p>
            <text:p><text:s text:c="8"/></text:p>
            <text:p><text:s text:c="8"/></text:p>
            <text:p><text:s text:c="13"/></text:p>
            <text:p><text:s text:c="14"/></text:p>
            <text:p><text:s text:c="13"/>Apr 6 - 9:4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Jeff Teague</text:p>
            <text:p><text:s text:c="17"/></text:p>
            <text:p><text:s text:c="17"/></text:p>
            <text:p><text:s text:c="22"/>- G - <text:s/>Timberwolves</text:p>
            <text:p><text:s text:c="16"/></text:p>
            <text:p><text:s text:c="17"/></text:p>
            <text:p><text:s text:c="12"/></text:p>
            <text:p><text:s text:c="8"/></text:p>
            <text:p><text:s text:c="8"/></text:p>
            <text:p><text:s text:c="8"/></text:p>
            <text:p><text:s text:c="12"/>Jeff Teague (knee) is available to play on Friday against the Lakers.</text:p>
            <text:p><text:s text:c="8"/></text:p>
            <text:p><text:s text:c="8"/></text:p>
            <text:p><text:s text:c="13"/>He was called probable and he did play 36 minutes on Thursday, so Teague should be all set. Derrick Rose is also available.</text:p>
            <text:p><text:s text:c="8"/></text:p>
            <text:p><text:s text:c="8"/></text:p>
            <text:p><text:s text:c="13"/></text:p>
            <text:p><text:s text:c="14"/></text:p>
            <text:p><text:s text:c="13"/>Apr 6 - 9:3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Andre Bembry</text:p>
            <text:p><text:s text:c="17"/></text:p>
            <text:p><text:s text:c="17"/></text:p>
            <text:p><text:s text:c="22"/>- F - <text:s/>Hawks</text:p>
            <text:p><text:s text:c="16"/></text:p>
            <text:p><text:s text:c="17"/></text:p>
            <text:p><text:s text:c="12"/></text:p>
            <text:p><text:s text:c="8"/></text:p>
            <text:p><text:s text:c="8"/></text:p>
            <text:p><text:s text:c="8"/></text:p>
            <text:p><text:s text:c="12"/>DeAndre Bembry moved into the starting lineup on Friday vs. the Wizards, scoring five points with one rebound, one assist, one block and one triple in 17 minutes.</text:p>
            <text:p><text:s text:c="8"/></text:p>
            <text:p><text:s text:c="8"/></text:p>
            <text:p><text:s text:c="13"/>He's played 17 or fewer minutes since his return four games ago and that includes a DNP. With just two games left, it's probably too late for Bembry to carve out a significant workload, especially since he can't seem to stay healthy.</text:p>
            <text:p><text:s text:c="8"/></text:p>
            <text:p><text:s text:c="8"/></text:p>
            <text:p><text:s text:c="13"/></text:p>
            <text:p><text:s text:c="14"/></text:p>
            <text:p><text:s text:c="13"/>Apr 6 - 9:3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J. Augustin</text:p>
            <text:p><text:s text:c="17"/></text:p>
            <text:p><text:s text:c="17"/></text:p>
            <text:p><text:s text:c="22"/>- G - <text:s/>Magic</text:p>
            <text:p><text:s text:c="16"/></text:p>
            <text:p><text:s text:c="17"/></text:p>
            <text:p><text:s text:c="12"/></text:p>
            <text:p><text:s text:c="8"/></text:p>
            <text:p><text:s text:c="8"/></text:p>
            <text:p><text:s text:c="8"/></text:p>
            <text:p><text:s text:c="12"/>D.J. Augustin scored 19 points with one rebound, two assists and two 3-pointers in 18 minutes against the Hornets on Friday.</text:p>
            <text:p><text:s text:c="8"/></text:p>
            <text:p><text:s text:c="8"/></text:p>
            <text:p><text:s text:c="13"/>That is filling it up in limited time. Augustin is going to have to keep doing it because Rodney Purvis will get minutes. Plus, don't be shocked if DJA gets a night off soon.</text:p>
            <text:p><text:s text:c="8"/></text:p>
            <text:p><text:s text:c="8"/></text:p>
            <text:p><text:s text:c="13"/></text:p>
            <text:p><text:s text:c="14"/></text:p>
            <text:p><text:s text:c="13"/>Apr 6 - 9:3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aurean Prince</text:p>
            <text:p><text:s text:c="17"/></text:p>
            <text:p><text:s text:c="17"/></text:p>
            <text:p><text:s text:c="22"/>- F - <text:s/>Hawks</text:p>
            <text:p><text:s text:c="16"/></text:p>
            <text:p><text:s text:c="17"/></text:p>
            <text:p><text:s text:c="12"/></text:p>
            <text:p><text:s text:c="8"/></text:p>
            <text:p><text:s text:c="8"/></text:p>
            <text:p><text:s text:c="8"/></text:p>
            <text:p><text:s text:c="12"/>Taurean Prince (back) scored 23 points on 8-of-18 shooting in Friday's 103-97 win over the Wizards, adding five assists, four rebounds, two steals and one triple in 34 minutes.</text:p>
            <text:p><text:s text:c="8"/></text:p>
            <text:p><text:s text:c="8"/></text:p>
            <text:p><text:s text:c="13"/>He was considered questionable to play, but he didn't have any limitations and was great down the stretch with 10 points in the fourth. He's heating up again and is coming off a 20-point game, and he should be safe for his fantasy owners to deploy since the Hawks have no reason to sit him in their final two games vs. Boston and Philly, both of which should be comfortable losses.</text:p>
            <text:p><text:s text:c="8"/></text:p>
            <text:p><text:s text:c="8"/></text:p>
            <text:p><text:s text:c="13"/></text:p>
            <text:p><text:s text:c="14"/></text:p>
            <text:p><text:s text:c="13"/>Apr 6 - 9:2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hem Birch</text:p>
            <text:p><text:s text:c="17"/></text:p>
            <text:p><text:s text:c="17"/></text:p>
            <text:p><text:s text:c="22"/>- F - <text:s/>Magic</text:p>
            <text:p><text:s text:c="16"/></text:p>
            <text:p><text:s text:c="17"/></text:p>
            <text:p><text:s text:c="12"/></text:p>
            <text:p><text:s text:c="8"/></text:p>
            <text:p><text:s text:c="8"/></text:p>
            <text:p><text:s text:c="8"/></text:p>
            <text:p><text:s text:c="12"/>Khem Birch scored 12 points with four rebounds, two assists and one block in 27 minutes against the Hornets on Friday.</text:p>
            <text:p><text:s text:c="8"/></text:p>
            <text:p><text:s text:c="8"/></text:p>
            <text:p><text:s text:c="13"/>He should be getting minutes the rest of the way as the Magic evaluate him as a center. He's also played some PF with some difficult matchups, and maybe he makes the rotation next year. Birch could be a sneaky player to use in DFS or as a deep-league add.</text:p>
            <text:p><text:s text:c="8"/></text:p>
            <text:p><text:s text:c="8"/></text:p>
            <text:p><text:s text:c="13"/></text:p>
            <text:p><text:s text:c="14"/></text:p>
            <text:p><text:s text:c="13"/>Apr 6 - 9:2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ismack Biyombo</text:p>
            <text:p><text:s text:c="17"/></text:p>
            <text:p><text:s text:c="17"/></text:p>
            <text:p><text:s text:c="22"/>- C - <text:s/>Magic</text:p>
            <text:p><text:s text:c="16"/></text:p>
            <text:p><text:s text:c="17"/></text:p>
            <text:p><text:s text:c="12"/></text:p>
            <text:p><text:s text:c="8"/></text:p>
            <text:p><text:s text:c="8"/></text:p>
            <text:p><text:s text:c="8"/></text:p>
            <text:p><text:s text:c="12"/>Bismack Biyombo scored seven points with eight rebounds, two assists and one block in 21 minutes against the Hornets on Friday.</text:p>
            <text:p><text:s text:c="8"/></text:p>
            <text:p><text:s text:c="8"/></text:p>
            <text:p><text:s text:c="13"/>He could be starting the rest of the way, but the Magic want to get a look at Khem Birch. Even if Nikola Vucevic is out due to a back issue, Biyombo's upside isn't the highest in this situation.</text:p>
            <text:p><text:s text:c="8"/></text:p>
            <text:p><text:s text:c="8"/></text:p>
            <text:p><text:s text:c="13"/></text:p>
            <text:p><text:s text:c="14"/></text:p>
            <text:p><text:s text:c="13"/>Apr 6 - 9:2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obby Portis</text:p>
            <text:p><text:s text:c="17"/></text:p>
            <text:p><text:s text:c="17"/></text:p>
            <text:p><text:s text:c="22"/>- F - <text:s/>Bulls</text:p>
            <text:p><text:s text:c="16"/></text:p>
            <text:p><text:s text:c="17"/></text:p>
            <text:p><text:s text:c="12"/></text:p>
            <text:p><text:s text:c="8"/></text:p>
            <text:p><text:s text:c="8"/></text:p>
            <text:p><text:s text:c="8"/></text:p>
            <text:p><text:s text:c="12"/>Bobby Portis was ejected in the third quarter of Friday's game vs. Boston.</text:p>
            <text:p><text:s text:c="8"/></text:p>
            <text:p><text:s text:c="8"/></text:p>
            <text:p><text:s text:c="13"/>He received double technicals after an argument with Marcus Morris and there was a little bit of shoving. To be clear, it wasn't that serious and a suspension isn't likely. Portis finished with six points and seven rebounds in 14 minutes.</text:p>
            <text:p><text:s text:c="8"/></text:p>
            <text:p><text:s text:c="8"/></text:p>
            <text:p><text:s text:c="13"/></text:p>
            <text:p><text:s text:c="14"/></text:p>
            <text:p><text:s text:c="13"/>Apr 6 - 9:1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cus Morris</text:p>
            <text:p><text:s text:c="17"/></text:p>
            <text:p><text:s text:c="17"/></text:p>
            <text:p><text:s text:c="22"/>- F - <text:s/>Celtics</text:p>
            <text:p><text:s text:c="16"/></text:p>
            <text:p><text:s text:c="17"/></text:p>
            <text:p><text:s text:c="12"/></text:p>
            <text:p><text:s text:c="8"/></text:p>
            <text:p><text:s text:c="8"/></text:p>
            <text:p><text:s text:c="8"/></text:p>
            <text:p><text:s text:c="12"/>Marcus Morris was ejected in the third quarter on Friday.</text:p>
            <text:p><text:s text:c="8"/></text:p>
            <text:p><text:s text:c="8"/></text:p>
            <text:p><text:s text:c="13"/>Hey, make it two Morris brothers getting tossed today with Markieff getting ejected in the first half. Marcus has now been ejected twice in the last six days. On Saturday, he was chatting with C.J. Miles and touched a ref after, but this time it was Bobby Portis that upset him. The Celtics are going to be really shorthanded at forward to finish this one.</text:p>
            <text:p><text:s text:c="8"/></text:p>
            <text:p><text:s text:c="8"/></text:p>
            <text:p><text:s text:c="13"/></text:p>
            <text:p><text:s text:c="14"/></text:p>
            <text:p><text:s text:c="13"/>Apr 6 - 9:1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immy Butler</text:p>
            <text:p><text:s text:c="17"/></text:p>
            <text:p><text:s text:c="17"/></text:p>
            <text:p><text:s text:c="22"/>- G/F - <text:s/>Timberwolves</text:p>
            <text:p><text:s text:c="16"/></text:p>
            <text:p><text:s text:c="17"/></text:p>
            <text:p><text:s text:c="12"/></text:p>
            <text:p><text:s text:c="8"/></text:p>
            <text:p><text:s text:c="8"/></text:p>
            <text:p><text:s text:c="8"/></text:p>
            <text:p><text:s text:c="12"/>Jimmy Butler (knee) will play on Friday against the Lakers.</text:p>
            <text:p><text:s text:c="8"/></text:p>
            <text:p><text:s text:c="8"/></text:p>
            <text:p><text:s text:c="13"/>Coach Tom Thibodeau did add he'll have to go through warmups, but Butler is fully expected to be out there. It's the Wolves, so we probably won't get any additional info on restrictions, but he will probably play a bunch, assuming it's a close game. Nemanja Bjelica takes a massive hit.</text:p>
            <text:p><text:s text:c="8"/></text:p>
            <text:p><text:s text:c="8"/></text:p>
            <text:p><text:s text:c="13"/></text:p>
            <text:p><text:s text:c="14"/></text:p>
            <text:p><text:s text:c="13"/>Source: Wolves on Twitter <text:s text:c="32"/>Apr 6 - 9:0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mmanuel Mudiay</text:p>
            <text:p><text:s text:c="17"/></text:p>
            <text:p><text:s text:c="17"/></text:p>
            <text:p><text:s text:c="22"/>- G - <text:s/>Knicks</text:p>
            <text:p><text:s text:c="16"/></text:p>
            <text:p><text:s text:c="17"/></text:p>
            <text:p><text:s text:c="12"/></text:p>
            <text:p><text:s text:c="8"/></text:p>
            <text:p><text:s text:c="8"/></text:p>
            <text:p><text:s text:c="8"/></text:p>
            <text:p><text:s text:c="12"/>Emmanuel Mudiay (headache) will not return to tonight’s game.</text:p>
            <text:p><text:s text:c="8"/></text:p>
            <text:p><text:s text:c="8"/></text:p>
            <text:p><text:s text:c="13"/>The Knicks want to give Frank Ntilikina more minutes, so it's possible Mudiay wouldn't have played much in the second half anyway. Mudiay did not score in eight minutes tonight.</text:p>
            <text:p><text:s text:c="8"/></text:p>
            <text:p><text:s text:c="8"/></text:p>
            <text:p><text:s text:c="13"/></text:p>
            <text:p><text:s text:c="14"/></text:p>
            <text:p><text:s text:c="13"/>Source: Knicks on Twitter <text:s text:c="32"/>Apr 6 - 9: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ichael Beasley</text:p>
            <text:p><text:s text:c="17"/></text:p>
            <text:p><text:s text:c="17"/></text:p>
            <text:p><text:s text:c="22"/>- F - <text:s/>Knicks</text:p>
            <text:p><text:s text:c="16"/></text:p>
            <text:p><text:s text:c="17"/></text:p>
            <text:p><text:s text:c="12"/></text:p>
            <text:p><text:s text:c="8"/></text:p>
            <text:p><text:s text:c="8"/></text:p>
            <text:p><text:s text:c="8"/></text:p>
            <text:p><text:s text:c="12"/>Michael Beasley (left knee contusion) will not return on Friday vs. the Heat.</text:p>
            <text:p><text:s text:c="8"/></text:p>
            <text:p><text:s text:c="8"/></text:p>
            <text:p><text:s text:c="13"/>Even though he left the game in the first minute after bumping knees, the Knicks waited over an hour to rule him out. There's no word of any tests and we'll assume that he's day-to-day for now. Damyean Dotson is having a solid game and looks like the primary beneficiary if Beasley misses additional time.</text:p>
            <text:p><text:s text:c="8"/></text:p>
            <text:p><text:s text:c="8"/></text:p>
            <text:p><text:s text:c="13"/></text:p>
            <text:p><text:s text:c="14"/></text:p>
            <text:p><text:s text:c="13"/>Source: NY Knicks PR <text:s text:c="37"/>Apr 6 - 8:5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haun Livingston</text:p>
            <text:p><text:s text:c="17"/></text:p>
            <text:p><text:s text:c="17"/></text:p>
            <text:p><text:s text:c="22"/>- G - <text:s/>Warriors</text:p>
            <text:p><text:s text:c="16"/></text:p>
            <text:p><text:s text:c="17"/></text:p>
            <text:p><text:s text:c="12"/></text:p>
            <text:p><text:s text:c="8"/></text:p>
            <text:p><text:s text:c="8"/></text:p>
            <text:p><text:s text:c="8"/></text:p>
            <text:p><text:s text:c="12"/>Shaun Livingston (knee soreness) is doubtful for Saturday's game vs. the Pelicans.</text:p>
            <text:p><text:s text:c="8"/></text:p>
            <text:p><text:s text:c="8"/></text:p>
            <text:p><text:s text:c="13"/>He was probably going to be rested anyways. Luckily for Golden State, Andre Iguodala (knee) is expected back. Quinn Cook is locked in for as many minutes as he can handle.</text:p>
            <text:p><text:s text:c="8"/></text:p>
            <text:p><text:s text:c="8"/></text:p>
            <text:p><text:s text:c="13"/></text:p>
            <text:p><text:s text:c="14"/></text:p>
            <text:p><text:s text:c="13"/>Source: Warriors PR <text:s text:c="38"/>Apr 6 - 8:4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 Iguodala</text:p>
            <text:p><text:s text:c="17"/></text:p>
            <text:p><text:s text:c="17"/></text:p>
            <text:p><text:s text:c="22"/>- G/F - <text:s/>Warriors</text:p>
            <text:p><text:s text:c="16"/></text:p>
            <text:p><text:s text:c="17"/></text:p>
            <text:p><text:s text:c="12"/></text:p>
            <text:p><text:s text:c="8"/></text:p>
            <text:p><text:s text:c="8"/></text:p>
            <text:p><text:s text:c="8"/></text:p>
            <text:p><text:s text:c="12"/>Andre Iguodala (knee) is probable for Saturday against the Pelicans.</text:p>
            <text:p><text:s text:c="8"/></text:p>
            <text:p><text:s text:c="8"/></text:p>
            <text:p><text:s text:c="13"/>He said he felt confident he will play, so he's still on track to suit up after experiencing soreness. Iguodala will probably have a minutes cap on him because the Warriors are going to need him in the postseason.</text:p>
            <text:p><text:s text:c="8"/></text:p>
            <text:p><text:s text:c="8"/></text:p>
            <text:p><text:s text:c="13"/></text:p>
            <text:p><text:s text:c="14"/></text:p>
            <text:p><text:s text:c="13"/>Source: Warriors on Twitter <text:s text:c="30"/>Apr 6 - 8:4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lfrid Payton</text:p>
            <text:p><text:s text:c="17"/></text:p>
            <text:p><text:s text:c="17"/></text:p>
            <text:p><text:s text:c="22"/>- G - <text:s/>Suns</text:p>
            <text:p><text:s text:c="16"/></text:p>
            <text:p><text:s text:c="17"/></text:p>
            <text:p><text:s text:c="12"/></text:p>
            <text:p><text:s text:c="8"/></text:p>
            <text:p><text:s text:c="8"/></text:p>
            <text:p><text:s text:c="8"/></text:p>
            <text:p><text:s text:c="12"/>Elfrid Payton (knee) will not play against the Pelicans on Friday.</text:p>
            <text:p><text:s text:c="8"/></text:p>
            <text:p><text:s text:c="8"/></text:p>
            <text:p><text:s text:c="13"/>The Suns have likely seen all they wanted from Payton after giving up a second-round pick. Tyler Ulis should have the keys to the offense for the rest of the season while Josh Jackson ups his ball-handling responsibility.</text:p>
            <text:p><text:s text:c="8"/></text:p>
            <text:p><text:s text:c="8"/></text:p>
            <text:p><text:s text:c="13"/></text:p>
            <text:p><text:s text:c="14"/></text:p>
            <text:p><text:s text:c="13"/>Source: Craig Grialou on Twitter <text:s text:c="25"/>Apr 6 - 8:4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roy Daniels</text:p>
            <text:p><text:s text:c="17"/></text:p>
            <text:p><text:s text:c="17"/></text:p>
            <text:p><text:s text:c="22"/>- G - <text:s/>Suns</text:p>
            <text:p><text:s text:c="16"/></text:p>
            <text:p><text:s text:c="17"/></text:p>
            <text:p><text:s text:c="12"/></text:p>
            <text:p><text:s text:c="8"/></text:p>
            <text:p><text:s text:c="8"/></text:p>
            <text:p><text:s text:c="8"/></text:p>
            <text:p><text:s text:c="12"/>Troy Daniels (ankle) will not play on Friday vs. the Pelicans.</text:p>
            <text:p><text:s text:c="8"/></text:p>
            <text:p><text:s text:c="8"/></text:p>
            <text:p><text:s text:c="13"/>The Suns are going to be very thin with Devin Booker (hand), T.J. Warren (knee) and Elfrid Payton (knee) out as well. We'll continue to see plenty of Shaq Harrison, Danuel House and Davon Reed for the remainder of the season.</text:p>
            <text:p><text:s text:c="8"/></text:p>
            <text:p><text:s text:c="8"/></text:p>
            <text:p><text:s text:c="13"/></text:p>
            <text:p><text:s text:c="14"/></text:p>
            <text:p><text:s text:c="13"/>Source: Craig Grialou on Twitter <text:s text:c="25"/>Apr 6 - 8:4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T.J. Warren</text:p>
            <text:p><text:s text:c="17"/></text:p>
            <text:p><text:s text:c="17"/></text:p>
            <text:p><text:s text:c="22"/>- F - <text:s/>Suns</text:p>
            <text:p><text:s text:c="16"/></text:p>
            <text:p><text:s text:c="17"/></text:p>
            <text:p><text:s text:c="12"/></text:p>
            <text:p><text:s text:c="8"/></text:p>
            <text:p><text:s text:c="8"/></text:p>
            <text:p><text:s text:c="8"/></text:p>
            <text:p><text:s text:c="12"/>T.J. Warren (knee) will not play Friday against the Pelicans.</text:p>
            <text:p><text:s text:c="8"/></text:p>
            <text:p><text:s text:c="8"/></text:p>
            <text:p><text:s text:c="13"/>Nothing new here as the Suns continue to just say he won't play one game at a time. Warren is probably out for the season.</text:p>
            <text:p><text:s text:c="8"/></text:p>
            <text:p><text:s text:c="8"/></text:p>
            <text:p><text:s text:c="13"/></text:p>
            <text:p><text:s text:c="14"/></text:p>
            <text:p><text:s text:c="13"/>Source: Craig Grialou on Twitter <text:s text:c="25"/>Apr 6 - 8:4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odney Hood</text:p>
            <text:p><text:s text:c="17"/></text:p>
            <text:p><text:s text:c="17"/></text:p>
            <text:p><text:s text:c="22"/>- G/F - <text:s/>Cavaliers</text:p>
            <text:p><text:s text:c="16"/></text:p>
            <text:p><text:s text:c="17"/></text:p>
            <text:p><text:s text:c="12"/></text:p>
            <text:p><text:s text:c="8"/></text:p>
            <text:p><text:s text:c="8"/></text:p>
            <text:p><text:s text:c="8"/></text:p>
            <text:p><text:s text:c="12"/>Rodney Hood (left Achilles soreness) will not return on Friday.</text:p>
            <text:p><text:s text:c="8"/></text:p>
            <text:p><text:s text:c="8"/></text:p>
            <text:p><text:s text:c="13"/>It's just a precaution, so this likely has a lot to do with the back-to-back set. Hood only scored four points with two boards in 12 minutes. Kyle Korver is starting the second half.</text:p>
            <text:p><text:s text:c="8"/></text:p>
            <text:p><text:s text:c="8"/></text:p>
            <text:p><text:s text:c="13"/></text:p>
            <text:p><text:s text:c="14"/></text:p>
            <text:p><text:s text:c="13"/>Source: Jason Lloyd on Twitter <text:s text:c="27"/>Apr 6 - 8:2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yonta Davis</text:p>
            <text:p><text:s text:c="17"/></text:p>
            <text:p><text:s text:c="17"/></text:p>
            <text:p><text:s text:c="22"/>- F/C - <text:s/>Grizzlies</text:p>
            <text:p><text:s text:c="16"/></text:p>
            <text:p><text:s text:c="17"/></text:p>
            <text:p><text:s text:c="12"/></text:p>
            <text:p><text:s text:c="8"/></text:p>
            <text:p><text:s text:c="8"/></text:p>
            <text:p><text:s text:c="8"/></text:p>
            <text:p><text:s text:c="12"/>Updating a previous item, Deyonta Davis is coming off the bench on Friday.</text:p>
            <text:p><text:s text:c="8"/></text:p>
            <text:p><text:s text:c="8"/></text:p>
            <text:p><text:s text:c="13"/>It makes a lot of sense because the Grizzlies are so thin up front. Davis should still get some heavy run and is worth a look.</text:p>
            <text:p><text:s text:c="8"/></text:p>
            <text:p><text:s text:c="8"/></text:p>
            <text:p><text:s text:c="13"/></text:p>
            <text:p><text:s text:c="14"/></text:p>
            <text:p><text:s text:c="13"/>Apr 6 - 8:1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Shon Brooks</text:p>
            <text:p><text:s text:c="17"/></text:p>
            <text:p><text:s text:c="17"/></text:p>
            <text:p><text:s text:c="22"/>- G/F - <text:s/>Grizzlies</text:p>
            <text:p><text:s text:c="16"/></text:p>
            <text:p><text:s text:c="17"/></text:p>
            <text:p><text:s text:c="12"/></text:p>
            <text:p><text:s text:c="8"/></text:p>
            <text:p><text:s text:c="8"/></text:p>
            <text:p><text:s text:c="8"/></text:p>
            <text:p><text:s text:c="12"/>Updating a previous item, MarShon Brooks will start over Deyonta Davis on Friday.</text:p>
            <text:p><text:s text:c="8"/></text:p>
            <text:p><text:s text:c="8"/></text:p>
            <text:p><text:s text:c="13"/>Yeah, these lineups are fun in Memphis tonight. Either way, you were starting MarShon regardless and he should be owned in all leagues.</text:p>
            <text:p><text:s text:c="8"/></text:p>
            <text:p><text:s text:c="8"/></text:p>
            <text:p><text:s text:c="13"/></text:p>
            <text:p><text:s text:c="14"/></text:p>
            <text:p><text:s text:c="13"/>Apr 6 - 8:1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Zach Randolph</text:p>
            <text:p><text:s text:c="17"/></text:p>
            <text:p><text:s text:c="17"/></text:p>
            <text:p><text:s text:c="22"/>- F/C - <text:s/>Kings</text:p>
            <text:p><text:s text:c="16"/></text:p>
            <text:p><text:s text:c="17"/></text:p>
            <text:p><text:s text:c="12"/></text:p>
            <text:p><text:s text:c="8"/></text:p>
            <text:p><text:s text:c="8"/></text:p>
            <text:p><text:s text:c="8"/></text:p>
            <text:p><text:s text:c="12"/>Updating a previous report, Zach Randolph is not starting on Friday vs. the Grizzlies.</text:p>
            <text:p><text:s text:c="8"/></text:p>
            <text:p><text:s text:c="8"/></text:p>
            <text:p><text:s text:c="13"/>They can't win games or even announce the correct lineups anymore (this is their third try). Barring another change, they will go with De'Aaron Fox, Bogdan Bogdanovic, Justin Jackson, JaKarr Sampson and Willie Cauley-Stein. Z-Bo hasn't played in seven straight and there's no guarantee that changes tonight, even with Skal Labissiere out.</text:p>
            <text:p><text:s text:c="8"/></text:p>
            <text:p><text:s text:c="8"/></text:p>
            <text:p><text:s text:c="13"/></text:p>
            <text:p><text:s text:c="14"/></text:p>
            <text:p><text:s text:c="13"/>Source: Jason Jones on Twitter <text:s text:c="27"/>Apr 6 - 8:0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Ivan Rabb</text:p>
            <text:p><text:s text:c="17"/></text:p>
            <text:p><text:s text:c="17"/></text:p>
            <text:p><text:s text:c="22"/>- F - <text:s/>Grizzlies</text:p>
            <text:p><text:s text:c="16"/></text:p>
            <text:p><text:s text:c="17"/></text:p>
            <text:p><text:s text:c="12"/></text:p>
            <text:p><text:s text:c="8"/></text:p>
            <text:p><text:s text:c="8"/></text:p>
            <text:p><text:s text:c="8"/></text:p>
            <text:p><text:s text:c="12"/>Ivan Rabb is starting against the Kings on Friday.</text:p>
            <text:p><text:s text:c="8"/></text:p>
            <text:p><text:s text:c="8"/></text:p>
            <text:p><text:s text:c="13"/>It's very possible he starts the rest of the way with Jarell Martin out for the year and JaMychal Green not progressing. Rabb isn't very good yet, but the potential volume make him a possible add in standard leagues.</text:p>
            <text:p><text:s text:c="8"/></text:p>
            <text:p><text:s text:c="8"/></text:p>
            <text:p><text:s text:c="13"/></text:p>
            <text:p><text:s text:c="14"/></text:p>
            <text:p><text:s text:c="13"/>Source: Grizzlies on Twitter <text:s text:c="29"/>Apr 6 - 7:5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yonta Davis</text:p>
            <text:p><text:s text:c="17"/></text:p>
            <text:p><text:s text:c="17"/></text:p>
            <text:p><text:s text:c="22"/>- F/C - <text:s/>Grizzlies</text:p>
            <text:p><text:s text:c="16"/></text:p>
            <text:p><text:s text:c="17"/></text:p>
            <text:p><text:s text:c="12"/></text:p>
            <text:p><text:s text:c="8"/></text:p>
            <text:p><text:s text:c="8"/></text:p>
            <text:p><text:s text:c="8"/></text:p>
            <text:p><text:s text:c="12"/>Kobi Simmons, Ben McLemore, Dillon Brooks, Ivan Rabb and Deyonta Davis will start against the Kings on Friday.</text:p>
            <text:p><text:s text:c="8"/></text:p>
            <text:p><text:s text:c="8"/></text:p>
            <text:p><text:s text:c="13"/>The Grizzlies are basically running out of bigs, so Davis and Rabb should be busy. Both make a lot of sense in DFS and are worth an add for short-term value. Although, Davis would lose value if Marc Gasol is back.</text:p>
            <text:p><text:s text:c="8"/></text:p>
            <text:p><text:s text:c="8"/></text:p>
            <text:p><text:s text:c="13"/></text:p>
            <text:p><text:s text:c="14"/></text:p>
            <text:p><text:s text:c="13"/>Source: Grizzlies on Twitter <text:s text:c="29"/>Apr 6 - 7:5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ichael Beasley</text:p>
            <text:p><text:s text:c="17"/></text:p>
            <text:p><text:s text:c="17"/></text:p>
            <text:p><text:s text:c="22"/>- F - <text:s/>Knicks</text:p>
            <text:p><text:s text:c="16"/></text:p>
            <text:p><text:s text:c="17"/></text:p>
            <text:p><text:s text:c="12"/></text:p>
            <text:p><text:s text:c="8"/></text:p>
            <text:p><text:s text:c="8"/></text:p>
            <text:p><text:s text:c="8"/></text:p>
            <text:p><text:s text:c="12"/>Michael Beasley limped to the locker room in the opening minute of Friday's game vs. the Heat.</text:p>
            <text:p><text:s text:c="8"/></text:p>
            <text:p><text:s text:c="8"/></text:p>
            <text:p><text:s text:c="13"/>On New York's first possession, he bumped knees with Goran Dragic while setting a screen. The Knicks are calling his injury a knee contusion and listed him as questionable to return.</text:p>
            <text:p><text:s text:c="8"/></text:p>
            <text:p><text:s text:c="8"/></text:p>
            <text:p><text:s text:c="13"/></text:p>
            <text:p><text:s text:c="14"/></text:p>
            <text:p><text:s text:c="13"/>Source: Knicks PR <text:s text:c="40"/>Apr 6 - 7:4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kieff Morris</text:p>
            <text:p><text:s text:c="17"/></text:p>
            <text:p><text:s text:c="17"/></text:p>
            <text:p><text:s text:c="22"/>- F - <text:s/>Wizards</text:p>
            <text:p><text:s text:c="16"/></text:p>
            <text:p><text:s text:c="17"/></text:p>
            <text:p><text:s text:c="12"/></text:p>
            <text:p><text:s text:c="8"/></text:p>
            <text:p><text:s text:c="8"/></text:p>
            <text:p><text:s text:c="8"/></text:p>
            <text:p><text:s text:c="12"/>Markieff Morris was ejected in the first quarter of Friday's game vs. the Hawks with a pair of technical fouls.</text:p>
            <text:p><text:s text:c="8"/></text:p>
            <text:p><text:s text:c="8"/></text:p>
            <text:p><text:s text:c="13"/>He had a lot of words for the officials and will be looking at a fine from the league office. Mike Scott should pick up some run and we'll likely see Washington roll with more small-ball lineups.</text:p>
            <text:p><text:s text:c="8"/></text:p>
            <text:p><text:s text:c="8"/></text:p>
            <text:p><text:s text:c="13"/></text:p>
            <text:p><text:s text:c="14"/></text:p>
            <text:p><text:s text:c="13"/>Apr 6 - 7:2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yle O'Quinn</text:p>
            <text:p><text:s text:c="17"/></text:p>
            <text:p><text:s text:c="17"/></text:p>
            <text:p><text:s text:c="22"/>- F/C - <text:s/>Knicks</text:p>
            <text:p><text:s text:c="16"/></text:p>
            <text:p><text:s text:c="17"/></text:p>
            <text:p><text:s text:c="12"/></text:p>
            <text:p><text:s text:c="8"/></text:p>
            <text:p><text:s text:c="8"/></text:p>
            <text:p><text:s text:c="8"/></text:p>
            <text:p><text:s text:c="12"/>Kyle O'Quinn is getting another start on Friday against the Heat.</text:p>
            <text:p><text:s text:c="8"/></text:p>
            <text:p><text:s text:c="8"/></text:p>
            <text:p><text:s text:c="13"/>It's the front end of a back-to-back set, but KOQ has a chance to be out there for both games. He'll be risky because of foul trouble, but he can fill it up.</text:p>
            <text:p><text:s text:c="8"/></text:p>
            <text:p><text:s text:c="8"/></text:p>
            <text:p><text:s text:c="13"/></text:p>
            <text:p><text:s text:c="14"/></text:p>
            <text:p><text:s text:c="13"/>Source: Mike Inglis on Twitter <text:s text:c="27"/>Apr 6 - 7:1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Marre Carroll</text:p>
            <text:p><text:s text:c="17"/></text:p>
            <text:p><text:s text:c="17"/></text:p>
            <text:p><text:s text:c="22"/>- F - <text:s/>Nets</text:p>
            <text:p><text:s text:c="16"/></text:p>
            <text:p><text:s text:c="17"/></text:p>
            <text:p><text:s text:c="12"/></text:p>
            <text:p><text:s text:c="8"/></text:p>
            <text:p><text:s text:c="8"/></text:p>
            <text:p><text:s text:c="8"/></text:p>
            <text:p><text:s text:c="12"/>DeMarre Carroll (hip) will not play on Saturday against the Bulls.</text:p>
            <text:p><text:s text:c="8"/></text:p>
            <text:p><text:s text:c="8"/></text:p>
            <text:p><text:s text:c="13"/>With the season winding down, there's a good chance Carroll is done for the year. Joe Harris should start in his place and has been worth owning in most leagues. Allen Crabbe is also in a good spot and the same for Rondae Hollis-Jefferson.</text:p>
            <text:p><text:s text:c="8"/></text:p>
            <text:p><text:s text:c="8"/></text:p>
            <text:p><text:s text:c="13"/></text:p>
            <text:p><text:s text:c="14"/></text:p>
            <text:p><text:s text:c="13"/>Apr 6 - 7:1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hlil Okafor</text:p>
            <text:p><text:s text:c="17"/></text:p>
            <text:p><text:s text:c="17"/></text:p>
            <text:p><text:s text:c="22"/>- C - <text:s/>Nets</text:p>
            <text:p><text:s text:c="16"/></text:p>
            <text:p><text:s text:c="17"/></text:p>
            <text:p><text:s text:c="12"/></text:p>
            <text:p><text:s text:c="8"/></text:p>
            <text:p><text:s text:c="8"/></text:p>
            <text:p><text:s text:c="8"/></text:p>
            <text:p><text:s text:c="12"/>Jahlil Okafor (sprained right ankle) is questionable for Saturday's game vs. the Bulls.</text:p>
            <text:p><text:s text:c="8"/></text:p>
            <text:p><text:s text:c="8"/></text:p>
            <text:p><text:s text:c="13"/>He's basically questionable to sit on the bench and cheer on his teammates.</text:p>
            <text:p><text:s text:c="8"/></text:p>
            <text:p><text:s text:c="8"/></text:p>
            <text:p><text:s text:c="13"/></text:p>
            <text:p><text:s text:c="14"/></text:p>
            <text:p><text:s text:c="13"/>Source: Nets PR <text:s text:c="42"/>Apr 6 - 7:0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nte Cunningham</text:p>
            <text:p><text:s text:c="17"/></text:p>
            <text:p><text:s text:c="17"/></text:p>
            <text:p><text:s text:c="22"/>- F - <text:s/>Nets</text:p>
            <text:p><text:s text:c="16"/></text:p>
            <text:p><text:s text:c="17"/></text:p>
            <text:p><text:s text:c="12"/></text:p>
            <text:p><text:s text:c="8"/></text:p>
            <text:p><text:s text:c="8"/></text:p>
            <text:p><text:s text:c="8"/></text:p>
            <text:p><text:s text:c="12"/>Dante Cunningham (back) is questionable to play against the Bulls on Saturday.</text:p>
            <text:p><text:s text:c="8"/></text:p>
            <text:p><text:s text:c="8"/></text:p>
            <text:p><text:s text:c="13"/>He did not play on Thursday against the Bucks, which allowed Quincy Acy to get run and we had a Timofey Mozgov sighting. Jarrett Allen is also coming off a five-block game.</text:p>
            <text:p><text:s text:c="8"/></text:p>
            <text:p><text:s text:c="8"/></text:p>
            <text:p><text:s text:c="13"/></text:p>
            <text:p><text:s text:c="14"/></text:p>
            <text:p><text:s text:c="13"/>Apr 6 - 7:0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uerschon Yabusele</text:p>
            <text:p><text:s text:c="17"/></text:p>
            <text:p><text:s text:c="17"/></text:p>
            <text:p><text:s text:c="22"/>- F - <text:s/>Celtics</text:p>
            <text:p><text:s text:c="16"/></text:p>
            <text:p><text:s text:c="17"/></text:p>
            <text:p><text:s text:c="12"/></text:p>
            <text:p><text:s text:c="8"/></text:p>
            <text:p><text:s text:c="8"/></text:p>
            <text:p><text:s text:c="8"/></text:p>
            <text:p><text:s text:c="12"/>Guerschon Yabusele will enter the starting lineup on Friday vs. the Bulls.</text:p>
            <text:p><text:s text:c="8"/></text:p>
            <text:p><text:s text:c="8"/></text:p>
            <text:p><text:s text:c="13"/>The Celtics will go with a starting five of Terry Rozier, Jaylen Brown, Marcus Morris, Yabusele and Aron Baynes with Al Horford and Jayson Tatum resting. The Celtics may rest additional players going forward and this is a great spot for Yabusele to produce, so he's on the radar as a streaming option.</text:p>
            <text:p><text:s text:c="8"/></text:p>
            <text:p><text:s text:c="8"/></text:p>
            <text:p><text:s text:c="13"/></text:p>
            <text:p><text:s text:c="14"/></text:p>
            <text:p><text:s text:c="13"/>Source: Gary Washburn on Twitter <text:s text:c="25"/>Apr 6 - 7: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nnis Smith Jr.</text:p>
            <text:p><text:s text:c="17"/></text:p>
            <text:p><text:s text:c="17"/></text:p>
            <text:p><text:s text:c="22"/>- G - <text:s/>Mavericks</text:p>
            <text:p><text:s text:c="16"/></text:p>
            <text:p><text:s text:c="17"/></text:p>
            <text:p><text:s text:c="12"/></text:p>
            <text:p><text:s text:c="8"/></text:p>
            <text:p><text:s text:c="8"/></text:p>
            <text:p><text:s text:c="8"/></text:p>
            <text:p><text:s text:c="12"/>Dennis Smith Jr., Dorian Finney-Smith, Johnathan Motley, Harrison Barnes and Dwight Powell will start on Friday against the Pistons.</text:p>
            <text:p><text:s text:c="8"/></text:p>
            <text:p><text:s text:c="8"/></text:p>
            <text:p><text:s text:c="13"/>We'll see how cute the Mavs get as they look to tank their way up the lottery. Hopefully, DSJ still gets close to 30 minutes.</text:p>
            <text:p><text:s text:c="8"/></text:p>
            <text:p><text:s text:c="8"/></text:p>
            <text:p><text:s text:c="13"/></text:p>
            <text:p><text:s text:c="14"/></text:p>
            <text:p><text:s text:c="13"/>Source: Bobby Karalla on Twitter <text:s text:c="25"/>Apr 6 - 6:5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Tarik Black</text:p>
            <text:p><text:s text:c="17"/></text:p>
            <text:p><text:s text:c="17"/></text:p>
            <text:p><text:s text:c="22"/>- F/C - <text:s/>Rockets</text:p>
            <text:p><text:s text:c="16"/></text:p>
            <text:p><text:s text:c="17"/></text:p>
            <text:p><text:s text:c="12"/></text:p>
            <text:p><text:s text:c="8"/></text:p>
            <text:p><text:s text:c="8"/></text:p>
            <text:p><text:s text:c="8"/></text:p>
            <text:p><text:s text:c="12"/>Tarik Black (stiff lower back) is questionable for Saturday against the Thunder.</text:p>
            <text:p><text:s text:c="8"/></text:p>
            <text:p><text:s text:c="8"/></text:p>
            <text:p><text:s text:c="13"/>He would probably be looking at some minutes because of the Rockets on a rest plan. Black still can't be trusted in fantasy.</text:p>
            <text:p><text:s text:c="8"/></text:p>
            <text:p><text:s text:c="8"/></text:p>
            <text:p><text:s text:c="13"/></text:p>
            <text:p><text:s text:c="14"/></text:p>
            <text:p><text:s text:c="13"/>Source: Jonathan Feigen on Twitter <text:s text:c="23"/>Apr 6 - 6:2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mion Lee</text:p>
            <text:p><text:s text:c="17"/></text:p>
            <text:p><text:s text:c="17"/></text:p>
            <text:p><text:s text:c="22"/>- F - <text:s/>Hawks</text:p>
            <text:p><text:s text:c="16"/></text:p>
            <text:p><text:s text:c="17"/></text:p>
            <text:p><text:s text:c="12"/></text:p>
            <text:p><text:s text:c="8"/></text:p>
            <text:p><text:s text:c="8"/></text:p>
            <text:p><text:s text:c="8"/></text:p>
            <text:p><text:s text:c="12"/>Damion Lee will come off the bench on Friday vs. the Wizards.</text:p>
            <text:p><text:s text:c="8"/></text:p>
            <text:p><text:s text:c="8"/></text:p>
            <text:p><text:s text:c="13"/>The Hawks are going to give Bembry a look in the first unit as they continue to evaluate their young players. <text:s/>Lee has scored 15+ points in three out of his last four games and should still get decent burn off the bench.</text:p>
            <text:p><text:s text:c="8"/></text:p>
            <text:p><text:s text:c="8"/></text:p>
            <text:p><text:s text:c="13"/></text:p>
            <text:p><text:s text:c="14"/></text:p>
            <text:p><text:s text:c="13"/>Apr 6 - 6:2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Andre Bembry</text:p>
            <text:p><text:s text:c="17"/></text:p>
            <text:p><text:s text:c="17"/></text:p>
            <text:p><text:s text:c="22"/>- F - <text:s/>Hawks</text:p>
            <text:p><text:s text:c="16"/></text:p>
            <text:p><text:s text:c="17"/></text:p>
            <text:p><text:s text:c="12"/></text:p>
            <text:p><text:s text:c="8"/></text:p>
            <text:p><text:s text:c="8"/></text:p>
            <text:p><text:s text:c="8"/></text:p>
            <text:p><text:s text:c="12"/>DeAndre Bembry is starting over Damion Lee on Friday against the Wizards.</text:p>
            <text:p><text:s text:c="8"/></text:p>
            <text:p><text:s text:c="8"/></text:p>
            <text:p><text:s text:c="13"/>Well, this is a surprise. Bembry was taken off the injury report yesterday, so maybe the Hawks want to give him an extended look. Lee certainly hasn't played poorly, so it's possible Bembry is on a short list. Be careful on this one.</text:p>
            <text:p><text:s text:c="8"/></text:p>
            <text:p><text:s text:c="8"/></text:p>
            <text:p><text:s text:c="13"/></text:p>
            <text:p><text:s text:c="14"/></text:p>
            <text:p><text:s text:c="13"/>Source: Chris Miller on Twitter <text:s text:c="26"/>Apr 6 - 6:2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wayne Dedmon</text:p>
            <text:p><text:s text:c="17"/></text:p>
            <text:p><text:s text:c="17"/></text:p>
            <text:p><text:s text:c="22"/>- C - <text:s/>Hawks</text:p>
            <text:p><text:s text:c="16"/></text:p>
            <text:p><text:s text:c="17"/></text:p>
            <text:p><text:s text:c="12"/></text:p>
            <text:p><text:s text:c="8"/></text:p>
            <text:p><text:s text:c="8"/></text:p>
            <text:p><text:s text:c="8"/></text:p>
            <text:p><text:s text:c="12"/>Dewayne Dedmon (ribs) is available on Friday vs. the Wizards.</text:p>
            <text:p><text:s text:c="8"/></text:p>
            <text:p><text:s text:c="8"/></text:p>
            <text:p><text:s text:c="13"/>He's been fine for the past few days and the Hawks get a little carried away with the probable tag. Deploy him like you normally would.</text:p>
            <text:p><text:s text:c="8"/></text:p>
            <text:p><text:s text:c="8"/></text:p>
            <text:p><text:s text:c="13"/></text:p>
            <text:p><text:s text:c="14"/></text:p>
            <text:p><text:s text:c="13"/>Source: Michael Cunningham on Twitter <text:s text:c="20"/>Apr 6 - 6:1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aurean Prince</text:p>
            <text:p><text:s text:c="17"/></text:p>
            <text:p><text:s text:c="17"/></text:p>
            <text:p><text:s text:c="22"/>- F - <text:s/>Hawks</text:p>
            <text:p><text:s text:c="16"/></text:p>
            <text:p><text:s text:c="17"/></text:p>
            <text:p><text:s text:c="12"/></text:p>
            <text:p><text:s text:c="8"/></text:p>
            <text:p><text:s text:c="8"/></text:p>
            <text:p><text:s text:c="8"/></text:p>
            <text:p><text:s text:c="12"/>Taurean Prince (back) is available for Friday against the Wizards.</text:p>
            <text:p><text:s text:c="8"/></text:p>
            <text:p><text:s text:c="8"/></text:p>
            <text:p><text:s text:c="13"/>He was called questionable with back soreness, but it's encouraging he gets a green light even before warmups. Start him like you normally would.</text:p>
            <text:p><text:s text:c="8"/></text:p>
            <text:p><text:s text:c="8"/></text:p>
            <text:p><text:s text:c="13"/></text:p>
            <text:p><text:s text:c="14"/></text:p>
            <text:p><text:s text:c="13"/>Source: Mike Conti on Twitter <text:s text:c="28"/>Apr 6 - 6:1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oran Dragic</text:p>
            <text:p><text:s text:c="17"/></text:p>
            <text:p><text:s text:c="17"/></text:p>
            <text:p><text:s text:c="22"/>- G - <text:s/>Heat</text:p>
            <text:p><text:s text:c="16"/></text:p>
            <text:p><text:s text:c="17"/></text:p>
            <text:p><text:s text:c="12"/></text:p>
            <text:p><text:s text:c="8"/></text:p>
            <text:p><text:s text:c="8"/></text:p>
            <text:p><text:s text:c="8"/></text:p>
            <text:p><text:s text:c="12"/>Goran Dragic, Josh Richardson, Tyler Johnson, James Johnson and Hassan Whiteside will start against the Knicks on Friday.</text:p>
            <text:p><text:s text:c="8"/></text:p>
            <text:p><text:s text:c="8"/></text:p>
            <text:p><text:s text:c="13"/>Dwyane Wade is also available to play, so the Heat don't appear to be tanking this game. Although, you may want to be careful because they may dial back some minutes. In season-long leagues, you have to start your studs, of course.</text:p>
            <text:p><text:s text:c="8"/></text:p>
            <text:p><text:s text:c="8"/></text:p>
            <text:p><text:s text:c="13"/></text:p>
            <text:p><text:s text:c="14"/></text:p>
            <text:p><text:s text:c="13"/>Apr 6 - 6:0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Ian Mahinmi</text:p>
            <text:p><text:s text:c="17"/></text:p>
            <text:p><text:s text:c="17"/></text:p>
            <text:p><text:s text:c="22"/>- F/C - <text:s/>Wizards</text:p>
            <text:p><text:s text:c="16"/></text:p>
            <text:p><text:s text:c="17"/></text:p>
            <text:p><text:s text:c="12"/></text:p>
            <text:p><text:s text:c="8"/></text:p>
            <text:p><text:s text:c="8"/></text:p>
            <text:p><text:s text:c="8"/></text:p>
            <text:p><text:s text:c="12"/>Ian Mahinmi (concussion) will not play on Friday against the Hawks.</text:p>
            <text:p><text:s text:c="8"/></text:p>
            <text:p><text:s text:c="8"/></text:p>
            <text:p><text:s text:c="13"/>He was elbowed by LeBron James and he'll have to go through the protocol. That should mean we see more Marcin Gortat while there could be some smaller lineups or Jason Smith.</text:p>
            <text:p><text:s text:c="8"/></text:p>
            <text:p><text:s text:c="8"/></text:p>
            <text:p><text:s text:c="13"/></text:p>
            <text:p><text:s text:c="14"/></text:p>
            <text:p><text:s text:c="13"/>Source: Chase Hughes on Twitter <text:s text:c="26"/>Apr 6 - 6:0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hn Wall</text:p>
            <text:p><text:s text:c="17"/></text:p>
            <text:p><text:s text:c="17"/></text:p>
            <text:p><text:s text:c="22"/>- G - <text:s/>Wizards</text:p>
            <text:p><text:s text:c="16"/></text:p>
            <text:p><text:s text:c="17"/></text:p>
            <text:p><text:s text:c="12"/></text:p>
            <text:p><text:s text:c="8"/></text:p>
            <text:p><text:s text:c="8"/></text:p>
            <text:p><text:s text:c="8"/></text:p>
            <text:p><text:s text:c="12"/>John Wall (knee) is officially ruled out for Friday against the Hawks.</text:p>
            <text:p><text:s text:c="8"/></text:p>
            <text:p><text:s text:c="8"/></text:p>
            <text:p><text:s text:c="13"/>He was basically ruled out after a 28-point game on Thursday. Wall gets a few days off before the final two games of the season, so maybe he'll be 100 percent at that point. Tomas Satoransky gets a start.</text:p>
            <text:p><text:s text:c="8"/></text:p>
            <text:p><text:s text:c="8"/></text:p>
            <text:p><text:s text:c="13"/></text:p>
            <text:p><text:s text:c="14"/></text:p>
            <text:p><text:s text:c="13"/>Source: Chase Hughes on Twitter <text:s text:c="26"/>Apr 6 - 5:5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mian Lillard</text:p>
            <text:p><text:s text:c="17"/></text:p>
            <text:p><text:s text:c="17"/></text:p>
            <text:p><text:s text:c="22"/>- G - <text:s/>Trail Blazers</text:p>
            <text:p><text:s text:c="16"/></text:p>
            <text:p><text:s text:c="17"/></text:p>
            <text:p><text:s text:c="12"/></text:p>
            <text:p><text:s text:c="8"/></text:p>
            <text:p><text:s text:c="8"/></text:p>
            <text:p><text:s text:c="8"/></text:p>
            <text:p><text:s text:c="12"/>Damian Lillard (ankle) is probable for Saturday against the Spurs.</text:p>
            <text:p><text:s text:c="8"/></text:p>
            <text:p><text:s text:c="8"/></text:p>
            <text:p><text:s text:c="13"/>Dolla back, y'all? Lillard said he is planning to play, so the probable tag from the team is excellent news here. This game is in San Antonio and the Blazers likely want the No. 3 seed, so Lillard could be a full go after getting Thursday off.</text:p>
            <text:p><text:s text:c="8"/></text:p>
            <text:p><text:s text:c="8"/></text:p>
            <text:p><text:s text:c="13"/></text:p>
            <text:p><text:s text:c="14"/></text:p>
            <text:p><text:s text:c="13"/>Source: Jay Allen on Twitter <text:s text:c="29"/>Apr 6 - 5:5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edi Osman</text:p>
            <text:p><text:s text:c="17"/></text:p>
            <text:p><text:s text:c="17"/></text:p>
            <text:p><text:s text:c="22"/>- F - <text:s/>Cavaliers</text:p>
            <text:p><text:s text:c="16"/></text:p>
            <text:p><text:s text:c="17"/></text:p>
            <text:p><text:s text:c="12"/></text:p>
            <text:p><text:s text:c="8"/></text:p>
            <text:p><text:s text:c="8"/></text:p>
            <text:p><text:s text:c="8"/></text:p>
            <text:p><text:s text:c="12"/>Cedi Osman will start against the 76ers on Friday.</text:p>
            <text:p><text:s text:c="8"/></text:p>
            <text:p><text:s text:c="8"/></text:p>
            <text:p><text:s text:c="13"/>No surprise here after a successful start vs. the Wizards on Thursday, including a game-sealing steal vs. John Wall. The 76ers will be throwing out a lot of bigger lineups, and maybe LeBron James guards Ben Simmons, too. Osman is probably looking at around 20-24 minutes, but he won't be asked to do much more than hit open shots or earn hustle stats.</text:p>
            <text:p><text:s text:c="8"/></text:p>
            <text:p><text:s text:c="8"/></text:p>
            <text:p><text:s text:c="13"/></text:p>
            <text:p><text:s text:c="14"/></text:p>
            <text:p><text:s text:c="13"/>Source: Marla Ridenour on Twitter <text:s text:c="24"/>Apr 6 - 5:4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ance Thomas</text:p>
            <text:p><text:s text:c="17"/></text:p>
            <text:p><text:s text:c="17"/></text:p>
            <text:p><text:s text:c="22"/>- F - <text:s/>Knicks</text:p>
            <text:p><text:s text:c="16"/></text:p>
            <text:p><text:s text:c="17"/></text:p>
            <text:p><text:s text:c="12"/></text:p>
            <text:p><text:s text:c="8"/></text:p>
            <text:p><text:s text:c="8"/></text:p>
            <text:p><text:s text:c="8"/></text:p>
            <text:p><text:s text:c="12"/>Lance Thomas (illness) will not play on Friday vs. the Heat.</text:p>
            <text:p><text:s text:c="8"/></text:p>
            <text:p><text:s text:c="8"/></text:p>
            <text:p><text:s text:c="13"/>His status doesn't matter much with Michael Beasley (illness) returning. No matter how many studs the Knicks are without, Thomas is never someone to trust in fantasy leagues.</text:p>
            <text:p><text:s text:c="8"/></text:p>
            <text:p><text:s text:c="8"/></text:p>
            <text:p><text:s text:c="13"/></text:p>
            <text:p><text:s text:c="14"/></text:p>
            <text:p><text:s text:c="13"/>Source: NY Knicks PR on Twitter <text:s text:c="26"/>Apr 6 - 5:3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se Calderon</text:p>
            <text:p><text:s text:c="17"/></text:p>
            <text:p><text:s text:c="17"/></text:p>
            <text:p><text:s text:c="22"/>- G - <text:s/>Cavaliers</text:p>
            <text:p><text:s text:c="16"/></text:p>
            <text:p><text:s text:c="17"/></text:p>
            <text:p><text:s text:c="12"/></text:p>
            <text:p><text:s text:c="8"/></text:p>
            <text:p><text:s text:c="8"/></text:p>
            <text:p><text:s text:c="8"/></text:p>
            <text:p><text:s text:c="12"/>Jose Calderon (hamstring) will not play against the 76ers.</text:p>
            <text:p><text:s text:c="8"/></text:p>
            <text:p><text:s text:c="8"/></text:p>
            <text:p><text:s text:c="13"/>That should mean Cedi Osman gets another start against the bigger 76ers lineup. Expect to see some Rodney Hood with a Jordan Clarkson getting minutes in the mid 20s -- maybe more if he's hot.</text:p>
            <text:p><text:s text:c="8"/></text:p>
            <text:p><text:s text:c="8"/></text:p>
            <text:p><text:s text:c="13"/></text:p>
            <text:p><text:s text:c="14"/></text:p>
            <text:p><text:s text:c="13"/>Source: Fred McLeod on Twitter <text:s text:c="27"/>Apr 6 - 5:3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nes Kanter</text:p>
            <text:p><text:s text:c="17"/></text:p>
            <text:p><text:s text:c="17"/></text:p>
            <text:p><text:s text:c="22"/>- C - <text:s/>Knicks</text:p>
            <text:p><text:s text:c="16"/></text:p>
            <text:p><text:s text:c="17"/></text:p>
            <text:p><text:s text:c="12"/></text:p>
            <text:p><text:s text:c="8"/></text:p>
            <text:p><text:s text:c="8"/></text:p>
            <text:p><text:s text:c="8"/></text:p>
            <text:p><text:s text:c="12"/>Enes Kanter (sore lower back and right wrist) will not play on Friday vs. the Heat.</text:p>
            <text:p><text:s text:c="8"/></text:p>
            <text:p><text:s text:c="8"/></text:p>
            <text:p><text:s text:c="13"/>Kanter keeps saying that he still wants to return this season, but it may not be up to him. We're going to see a lot of Kyle O'Quinn tonight which makes him a strong (and volatile) fantasy asset, while Luke Kornet should grab the backup center minutes again.</text:p>
            <text:p><text:s text:c="8"/></text:p>
            <text:p><text:s text:c="8"/></text:p>
            <text:p><text:s text:c="13"/></text:p>
            <text:p><text:s text:c="14"/></text:p>
            <text:p><text:s text:c="13"/>Source: NY Knicks PR <text:s text:c="37"/>Apr 6 - 5:3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ichael Beasley</text:p>
            <text:p><text:s text:c="17"/></text:p>
            <text:p><text:s text:c="17"/></text:p>
            <text:p><text:s text:c="22"/>- F - <text:s/>Knicks</text:p>
            <text:p><text:s text:c="16"/></text:p>
            <text:p><text:s text:c="17"/></text:p>
            <text:p><text:s text:c="12"/></text:p>
            <text:p><text:s text:c="8"/></text:p>
            <text:p><text:s text:c="8"/></text:p>
            <text:p><text:s text:c="8"/></text:p>
            <text:p><text:s text:c="12"/>Michael Beasley (illness) is available to play against the Heat on Friday.</text:p>
            <text:p><text:s text:c="8"/></text:p>
            <text:p><text:s text:c="8"/></text:p>
            <text:p><text:s text:c="13"/>He was sick for most of the week and was questionable, but he's well enough to play. With Enes Kanter out, Beasley should be very busy as the top scorer on the team. He gets a revenge game, too.</text:p>
            <text:p><text:s text:c="8"/></text:p>
            <text:p><text:s text:c="8"/></text:p>
            <text:p><text:s text:c="13"/></text:p>
            <text:p><text:s text:c="14"/></text:p>
            <text:p><text:s text:c="13"/>Source: Knicks on Twitter <text:s text:c="32"/>Apr 6 - 5:3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mel Artis</text:p>
            <text:p><text:s text:c="17"/></text:p>
            <text:p><text:s text:c="17"/></text:p>
            <text:p><text:s text:c="22"/>- F - <text:s/>Magic</text:p>
            <text:p><text:s text:c="16"/></text:p>
            <text:p><text:s text:c="17"/></text:p>
            <text:p><text:s text:c="12"/></text:p>
            <text:p><text:s text:c="8"/></text:p>
            <text:p><text:s text:c="8"/></text:p>
            <text:p><text:s text:c="8"/></text:p>
            <text:p><text:s text:c="12"/>D.J. Augustin, Wes Iwundu, Mario Hezonja, Jamel Artis and Bismack Biyombo will start against the Hornets on Friday.</text:p>
            <text:p><text:s text:c="8"/></text:p>
            <text:p><text:s text:c="8"/></text:p>
            <text:p><text:s text:c="13"/>Artis is coming in hot with back-to-back career-high nights, scoring 16 on Tuesday and 18 on Wednesday. He'll be looking at over 32 minutes today and he may be able to score 20 points this time around. He'll be a popular DFS play.</text:p>
            <text:p><text:s text:c="8"/></text:p>
            <text:p><text:s text:c="8"/></text:p>
            <text:p><text:s text:c="13"/></text:p>
            <text:p><text:s text:c="14"/></text:p>
            <text:p><text:s text:c="13"/>Source: Josh Robbins on Twitter <text:s text:c="26"/>Apr 6 - 5:3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Nikola Vucevic</text:p>
            <text:p><text:s text:c="17"/></text:p>
            <text:p><text:s text:c="17"/></text:p>
            <text:p><text:s text:c="22"/>- C - <text:s/>Magic</text:p>
            <text:p><text:s text:c="16"/></text:p>
            <text:p><text:s text:c="17"/></text:p>
            <text:p><text:s text:c="12"/></text:p>
            <text:p><text:s text:c="8"/></text:p>
            <text:p><text:s text:c="8"/></text:p>
            <text:p><text:s text:c="8"/></text:p>
            <text:p><text:s text:c="12"/>Nikola Vucevic (back) will not play on Friday against the Hornets.</text:p>
            <text:p><text:s text:c="8"/></text:p>
            <text:p><text:s text:c="8"/></text:p>
            <text:p><text:s text:c="13"/>Well, there's a chance he is done for the season after missing Wednesday. Bismack Biyombo will start with Khem Birch getting another chance. Expect close to a 24-24 minute split.RotoGrinders.com Daily Slant: With Gordon, Vucevic and all other inactive/non-rotation members off the floor, Mario Hezonja is averaging 0.96 fantasy points per minute which at his current price makes him a strong DFS target industry wide. Shelvin Mack picks up +4.9% usage and also adds a +0.16 FPPM bump, so he is also on the GPP radar.</text:p>
            <text:p><text:s text:c="8"/></text:p>
            <text:p><text:s text:c="8"/></text:p>
            <text:p><text:s text:c="13"/></text:p>
            <text:p><text:s text:c="14"/></text:p>
            <text:p><text:s text:c="13"/>Source: Magic on Twitter <text:s text:c="33"/>Apr 6 - 5:3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aron Gordon</text:p>
            <text:p><text:s text:c="17"/></text:p>
            <text:p><text:s text:c="17"/></text:p>
            <text:p><text:s text:c="22"/>- F - <text:s/>Magic</text:p>
            <text:p><text:s text:c="16"/></text:p>
            <text:p><text:s text:c="17"/></text:p>
            <text:p><text:s text:c="12"/></text:p>
            <text:p><text:s text:c="8"/></text:p>
            <text:p><text:s text:c="8"/></text:p>
            <text:p><text:s text:c="8"/></text:p>
            <text:p><text:s text:c="12"/>Aaron Gordon (sore right calf) and Nikola Vucevic (low back tightness) both will not play Friday vs. Charlotte.</text:p>
            <text:p><text:s text:c="8"/></text:p>
            <text:p><text:s text:c="8"/></text:p>
            <text:p><text:s text:c="13"/>Well, it's tank season and the Magic are going to get silly with some lineups today. It's certainly possible Gordon is out for additional time, so cutting is an option. Mario Hezonja and Jamel Artis should be looking at more minutes at the forward spots, and both are options.RotoGrinders.com Daily Slant: With Gordon, Vucevic and all other inactive/non-rotation members off the floor, Mario Hezonja is averaging 0.96 fantasy points per minute which at his current price makes him a strong DFS target industry wide. Shelvin Mack picks up +4.9% usage and also adds a +0.16 FPPM bump, so he is also on the GPP radar.</text:p>
            <text:p><text:s text:c="8"/></text:p>
            <text:p><text:s text:c="8"/></text:p>
            <text:p><text:s text:c="13"/></text:p>
            <text:p><text:s text:c="14"/></text:p>
            <text:p><text:s text:c="13"/>Source: Magic PR on Twitter <text:s text:c="30"/>Apr 6 - 5:2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el Embiid</text:p>
            <text:p><text:s text:c="17"/></text:p>
            <text:p><text:s text:c="17"/></text:p>
            <text:p><text:s text:c="22"/>- C - <text:s/>76ers</text:p>
            <text:p><text:s text:c="16"/></text:p>
            <text:p><text:s text:c="17"/></text:p>
            <text:p><text:s text:c="12"/></text:p>
            <text:p><text:s text:c="8"/></text:p>
            <text:p><text:s text:c="8"/></text:p>
            <text:p><text:s text:c="8"/></text:p>
            <text:p><text:s text:c="12"/>Joel Embiid (concussion, face) was cleared by an independent neurologist earlier this week and he is now slated to begin non-contact cardio exercise.</text:p>
            <text:p><text:s text:c="8"/></text:p>
            <text:p><text:s text:c="8"/></text:p>
            <text:p><text:s text:c="13"/>In other words, he is getting over his concussion and should advance in the concussion protocol. Embiid also had a post-operative exam on his facial surgery, so obviously that will keep him out longer than it will take for him to move through the protocol. Richaun Holmes and Ersan Ilyasova should benefit most while others get more usage while Embiid could be out for 1-3 more weeks.</text:p>
            <text:p><text:s text:c="8"/></text:p>
            <text:p><text:s text:c="8"/></text:p>
            <text:p><text:s text:c="13"/></text:p>
            <text:p><text:s text:c="14"/></text:p>
            <text:p><text:s text:c="13"/>Source: 76ers on Twitter <text:s text:c="33"/>Apr 6 - 5:2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rio Saric</text:p>
            <text:p><text:s text:c="17"/></text:p>
            <text:p><text:s text:c="17"/></text:p>
            <text:p><text:s text:c="22"/>- F - <text:s/>76ers</text:p>
            <text:p><text:s text:c="16"/></text:p>
            <text:p><text:s text:c="17"/></text:p>
            <text:p><text:s text:c="12"/></text:p>
            <text:p><text:s text:c="8"/></text:p>
            <text:p><text:s text:c="8"/></text:p>
            <text:p><text:s text:c="8"/></text:p>
            <text:p><text:s text:c="12"/>Dario Saric (elbow) will play against the Cavs on Friday, and he will be in the starting lineup.</text:p>
            <text:p><text:s text:c="8"/></text:p>
            <text:p><text:s text:c="8"/></text:p>
            <text:p><text:s text:c="13"/>He's back after missing the last two games. This is the biggest game of the season for the 76ers, so maybe he's not 100 percent. Plus, his right elbow is his shooting elbow, which means his shot could be affected.</text:p>
            <text:p><text:s text:c="8"/></text:p>
            <text:p><text:s text:c="8"/></text:p>
            <text:p><text:s text:c="13"/></text:p>
            <text:p><text:s text:c="14"/></text:p>
            <text:p><text:s text:c="13"/>Source: Keith Pompey on Twitter <text:s text:c="26"/>Apr 6 - 5:1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arrett Temple</text:p>
            <text:p><text:s text:c="17"/></text:p>
            <text:p><text:s text:c="17"/></text:p>
            <text:p><text:s text:c="22"/>- G/F - <text:s/>Kings</text:p>
            <text:p><text:s text:c="16"/></text:p>
            <text:p><text:s text:c="17"/></text:p>
            <text:p><text:s text:c="12"/></text:p>
            <text:p><text:s text:c="8"/></text:p>
            <text:p><text:s text:c="8"/></text:p>
            <text:p><text:s text:c="8"/></text:p>
            <text:p><text:s text:c="12"/>Garrett Temple (ankle) will not play against the Grizzlies on Friday.</text:p>
            <text:p><text:s text:c="8"/></text:p>
            <text:p><text:s text:c="8"/></text:p>
            <text:p><text:s text:c="13"/>There's really been no indication that he'll be playing again this season.</text:p>
            <text:p><text:s text:c="8"/></text:p>
            <text:p><text:s text:c="8"/></text:p>
            <text:p><text:s text:c="13"/></text:p>
            <text:p><text:s text:c="14"/></text:p>
            <text:p><text:s text:c="13"/>Source: Jason Jones on Twitter <text:s text:c="27"/>Apr 6 - 5:1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kal Labissiere</text:p>
            <text:p><text:s text:c="17"/></text:p>
            <text:p><text:s text:c="17"/></text:p>
            <text:p><text:s text:c="22"/>- F/C - <text:s/>Kings</text:p>
            <text:p><text:s text:c="16"/></text:p>
            <text:p><text:s text:c="17"/></text:p>
            <text:p><text:s text:c="12"/></text:p>
            <text:p><text:s text:c="8"/></text:p>
            <text:p><text:s text:c="8"/></text:p>
            <text:p><text:s text:c="8"/></text:p>
            <text:p><text:s text:c="12"/>Skal Labissiere (ankle) will not play Friday against the Grizzlies.</text:p>
            <text:p><text:s text:c="8"/></text:p>
            <text:p><text:s text:c="8"/></text:p>
            <text:p><text:s text:c="13"/>He suffered the ankle injury on Sunday and did not play Tuesday. Zach Randolph will probably be suiting up in a hometown game in Memphis, but of course DFS players may want to make sure he's starting. It makes sense to drop Labissiere.</text:p>
            <text:p><text:s text:c="8"/></text:p>
            <text:p><text:s text:c="8"/></text:p>
            <text:p><text:s text:c="13"/></text:p>
            <text:p><text:s text:c="14"/></text:p>
            <text:p><text:s text:c="13"/>Source: Jason Jones on Twitter <text:s text:c="27"/>Apr 6 - 5:1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omas Satoransky</text:p>
            <text:p><text:s text:c="17"/></text:p>
            <text:p><text:s text:c="17"/></text:p>
            <text:p><text:s text:c="22"/>- G - <text:s/>Wizards</text:p>
            <text:p><text:s text:c="16"/></text:p>
            <text:p><text:s text:c="17"/></text:p>
            <text:p><text:s text:c="12"/></text:p>
            <text:p><text:s text:c="8"/></text:p>
            <text:p><text:s text:c="8"/></text:p>
            <text:p><text:s text:c="8"/></text:p>
            <text:p><text:s text:c="12"/>Tomas Satoransky is the probable starter vs. Atlanta on Friday.</text:p>
            <text:p><text:s text:c="8"/></text:p>
            <text:p><text:s text:c="8"/></text:p>
            <text:p><text:s text:c="13"/>John Wall is not expected to play and we'll get an official word on that in the next two hours. Satoransky gets what should be his last start, and he'll be a no-brainer drop with three days off after today.</text:p>
            <text:p><text:s text:c="8"/></text:p>
            <text:p><text:s text:c="8"/></text:p>
            <text:p><text:s text:c="13"/></text:p>
            <text:p><text:s text:c="14"/></text:p>
            <text:p><text:s text:c="13"/>Source: NBA.com <text:s text:c="42"/>Apr 6 - 4:5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eff Teague</text:p>
            <text:p><text:s text:c="17"/></text:p>
            <text:p><text:s text:c="17"/></text:p>
            <text:p><text:s text:c="22"/>- G - <text:s/>Timberwolves</text:p>
            <text:p><text:s text:c="16"/></text:p>
            <text:p><text:s text:c="17"/></text:p>
            <text:p><text:s text:c="12"/></text:p>
            <text:p><text:s text:c="8"/></text:p>
            <text:p><text:s text:c="8"/></text:p>
            <text:p><text:s text:c="8"/></text:p>
            <text:p><text:s text:c="12"/>Jeff Teague (knee) is probable for Friday against the Lakers.</text:p>
            <text:p><text:s text:c="8"/></text:p>
            <text:p><text:s text:c="8"/></text:p>
            <text:p><text:s text:c="13"/>Teague played 36 minutes on Thursday, but the Wolves really can't lose this game. Teague should be in the starting lineup today.</text:p>
            <text:p><text:s text:c="8"/></text:p>
            <text:p><text:s text:c="8"/></text:p>
            <text:p><text:s text:c="13"/></text:p>
            <text:p><text:s text:c="14"/></text:p>
            <text:p><text:s text:c="13"/>Apr 6 - 3:4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immy Butler</text:p>
            <text:p><text:s text:c="17"/></text:p>
            <text:p><text:s text:c="17"/></text:p>
            <text:p><text:s text:c="22"/>- G/F - <text:s/>Timberwolves</text:p>
            <text:p><text:s text:c="16"/></text:p>
            <text:p><text:s text:c="17"/></text:p>
            <text:p><text:s text:c="12"/></text:p>
            <text:p><text:s text:c="8"/></text:p>
            <text:p><text:s text:c="8"/></text:p>
            <text:p><text:s text:c="8"/></text:p>
            <text:p><text:s text:c="12"/>Jimmy Butler (knee) is officially listed as questionable for Friday against the Lakers.</text:p>
            <text:p><text:s text:c="8"/></text:p>
            <text:p><text:s text:c="8"/></text:p>
            <text:p><text:s text:c="13"/>In case you missed it, Butler is planning on playing, according to the great Marc Stein of the New York Times. He'll almost certainly be called a game-time decision, but it would be a surprise to see Butler sit out today.</text:p>
            <text:p><text:s text:c="8"/></text:p>
            <text:p><text:s text:c="8"/></text:p>
            <text:p><text:s text:c="13"/></text:p>
            <text:p><text:s text:c="14"/></text:p>
            <text:p><text:s text:c="13"/>Source: Wolves on Twitter <text:s text:c="32"/>Apr 6 - 3:4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nilo Gallinari</text:p>
            <text:p><text:s text:c="17"/></text:p>
            <text:p><text:s text:c="17"/></text:p>
            <text:p><text:s text:c="22"/>- F - <text:s/>Clippers</text:p>
            <text:p><text:s text:c="16"/></text:p>
            <text:p><text:s text:c="17"/></text:p>
            <text:p><text:s text:c="12"/></text:p>
            <text:p><text:s text:c="8"/></text:p>
            <text:p><text:s text:c="8"/></text:p>
            <text:p><text:s text:c="8"/></text:p>
            <text:p><text:s text:c="12"/>Danilo Gallinari (sore right hand) is out again for Saturday against the Nuggets.</text:p>
            <text:p><text:s text:c="8"/></text:p>
            <text:p><text:s text:c="8"/></text:p>
            <text:p><text:s text:c="13"/>The Clippers are basically out of the running for the postseason, so Gallinari could be out for the season. Montrezl Harrell and Tyrone Wallace have helped out the most.</text:p>
            <text:p><text:s text:c="8"/></text:p>
            <text:p><text:s text:c="8"/></text:p>
            <text:p><text:s text:c="13"/></text:p>
            <text:p><text:s text:c="14"/></text:p>
            <text:p><text:s text:c="13"/>Apr 6 - 3:2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ary Harris</text:p>
            <text:p><text:s text:c="17"/></text:p>
            <text:p><text:s text:c="17"/></text:p>
            <text:p><text:s text:c="22"/>- G - <text:s/>Nuggets</text:p>
            <text:p><text:s text:c="16"/></text:p>
            <text:p><text:s text:c="17"/></text:p>
            <text:p><text:s text:c="12"/></text:p>
            <text:p><text:s text:c="8"/></text:p>
            <text:p><text:s text:c="8"/></text:p>
            <text:p><text:s text:c="8"/></text:p>
            <text:p><text:s text:c="12"/>Gary Harris (knee) is listed as out for Saturday against the Clippers.</text:p>
            <text:p><text:s text:c="8"/></text:p>
            <text:p><text:s text:c="8"/></text:p>
            <text:p><text:s text:c="13"/>It's hard to imagine him making it back for the regular season with only two games to play. Devin Harris caught fire in the third quarter to help the Nuggets earn their biggest win. The Nuggets also pulled out some two-center lineups to help fill minutes. Jamal Murray and Will Barton should play a ton.</text:p>
            <text:p><text:s text:c="8"/></text:p>
            <text:p><text:s text:c="8"/></text:p>
            <text:p><text:s text:c="13"/></text:p>
            <text:p><text:s text:c="14"/></text:p>
            <text:p><text:s text:c="13"/>Source: T.J. McBride on Twitter <text:s text:c="26"/>Apr 6 - 3:2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immy Butler</text:p>
            <text:p><text:s text:c="17"/></text:p>
            <text:p><text:s text:c="17"/></text:p>
            <text:p><text:s text:c="22"/>- G/F - <text:s/>Timberwolves</text:p>
            <text:p><text:s text:c="16"/></text:p>
            <text:p><text:s text:c="17"/></text:p>
            <text:p><text:s text:c="12"/></text:p>
            <text:p><text:s text:c="8"/></text:p>
            <text:p><text:s text:c="8"/></text:p>
            <text:p><text:s text:c="8"/></text:p>
            <text:p><text:s text:c="12"/>Jimmy Butler (knee) is planning to return to Minnesota’s lineup Friday night against the Lakers, according to Marc Stein of the New York Times.</text:p>
            <text:p><text:s text:c="8"/></text:p>
            <text:p><text:s text:c="8"/></text:p>
            <text:p><text:s text:c="13"/>He was available to play on Thursday, but coach Tom Thibodeau said he thought it was "best to wait another day" and keep Butler out against the Nuggets. The Wolves need this Friday game in a big way, and a loss could move them out of the top eight for the postseason. He could have some sort of restriction tonight, but Nemanja Bjelica will be losing minutes.</text:p>
            <text:p><text:s text:c="8"/></text:p>
            <text:p><text:s text:c="8"/></text:p>
            <text:p><text:s text:c="13"/></text:p>
            <text:p><text:s text:c="14"/></text:p>
            <text:p><text:s text:c="13"/>Source: New York Times <text:s text:c="35"/>Apr 6 - 2:5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eorge Hill</text:p>
            <text:p><text:s text:c="17"/></text:p>
            <text:p><text:s text:c="17"/></text:p>
            <text:p><text:s text:c="22"/>- G - <text:s/>Cavaliers</text:p>
            <text:p><text:s text:c="16"/></text:p>
            <text:p><text:s text:c="17"/></text:p>
            <text:p><text:s text:c="12"/></text:p>
            <text:p><text:s text:c="8"/></text:p>
            <text:p><text:s text:c="8"/></text:p>
            <text:p><text:s text:c="8"/></text:p>
            <text:p><text:s text:c="12"/>George Hill (ankle) will not play Friday against the 76ers.</text:p>
            <text:p><text:s text:c="8"/></text:p>
            <text:p><text:s text:c="8"/></text:p>
            <text:p><text:s text:c="13"/>If Jose Calderon can't play, that should put Cedi Osman in the first unit again. Osman made the defensive play of the day with a steal on John Wall to close out the win, but he may not see more than 20 minutes.</text:p>
            <text:p><text:s text:c="8"/></text:p>
            <text:p><text:s text:c="8"/></text:p>
            <text:p><text:s text:c="13"/></text:p>
            <text:p><text:s text:c="14"/></text:p>
            <text:p><text:s text:c="13"/>Source: NBA.com <text:s text:c="42"/>Apr 6 - 2:3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vin Booker</text:p>
            <text:p><text:s text:c="17"/></text:p>
            <text:p><text:s text:c="17"/></text:p>
            <text:p><text:s text:c="22"/>- G - <text:s/>Suns</text:p>
            <text:p><text:s text:c="16"/></text:p>
            <text:p><text:s text:c="17"/></text:p>
            <text:p><text:s text:c="12"/></text:p>
            <text:p><text:s text:c="8"/></text:p>
            <text:p><text:s text:c="8"/></text:p>
            <text:p><text:s text:c="8"/></text:p>
            <text:p><text:s text:c="12"/>Devin Booker (hand) will not play Friday vs. New Orleans.</text:p>
            <text:p><text:s text:c="8"/></text:p>
            <text:p><text:s text:c="8"/></text:p>
            <text:p><text:s text:c="13"/>Booker practiced on Thursday and reportedly tried to scrimmage, but it is unknown when he will return to game action. Phoenix's next game is Sunday vs. Golden State. With the Suns on pace to finish with the league's worst record and most ping pong balls, they have no motivation to rush back their best player. Josh Jackson will continue to log heavy minutes and put up plenty of shots.</text:p>
            <text:p><text:s text:c="8"/></text:p>
            <text:p><text:s text:c="8"/></text:p>
            <text:p><text:s text:c="13"/>Related: Josh Jackson</text:p>
            <text:p><text:s text:c="14"/></text:p>
            <text:p><text:s text:c="13"/>Source: John Gambadoro on Twitter <text:s text:c="24"/>Apr 6 - 2:0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nes Kanter</text:p>
            <text:p><text:s text:c="17"/></text:p>
            <text:p><text:s text:c="17"/></text:p>
            <text:p><text:s text:c="22"/>- C - <text:s/>Knicks</text:p>
            <text:p><text:s text:c="16"/></text:p>
            <text:p><text:s text:c="17"/></text:p>
            <text:p><text:s text:c="12"/></text:p>
            <text:p><text:s text:c="8"/></text:p>
            <text:p><text:s text:c="8"/></text:p>
            <text:p><text:s text:c="8"/></text:p>
            <text:p><text:s text:c="12"/>Enes Kanter (sore lower back and right wrist) is listed as questionable for Friday's game vs. the Heat.</text:p>
            <text:p><text:s text:c="8"/></text:p>
            <text:p><text:s text:c="8"/></text:p>
            <text:p><text:s text:c="13"/>Kanter has said he wants to return to action this season, but the Knicks have just three games left after Friday's contest. <text:s/>Kyle O'Quinn, who has been playing quite well of late, will draw another start if Kanter is ruled out. O'Quinn is an intriguing DFS option on Friday if you are looking to save money at the center position.</text:p>
            <text:p><text:s text:c="8"/></text:p>
            <text:p><text:s text:c="8"/></text:p>
            <text:p><text:s text:c="13"/>Related: Kyle O'Quinn</text:p>
            <text:p><text:s text:c="14"/></text:p>
            <text:p><text:s text:c="13"/>Source: NBA.com <text:s text:c="42"/>Apr 6 - 1:3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Blake Griffin</text:p>
            <text:p><text:s text:c="17"/></text:p>
            <text:p><text:s text:c="17"/></text:p>
            <text:p><text:s text:c="22"/>- F - <text:s/>Pistons</text:p>
            <text:p><text:s text:c="16"/></text:p>
            <text:p><text:s text:c="17"/></text:p>
            <text:p><text:s text:c="12"/></text:p>
            <text:p><text:s text:c="8"/></text:p>
            <text:p><text:s text:c="8"/></text:p>
            <text:p><text:s text:c="8"/></text:p>
            <text:p><text:s text:c="12"/>Blake Griffin (ankle) will not play Friday night vs. the Mavs.</text:p>
            <text:p><text:s text:c="8"/></text:p>
            <text:p><text:s text:c="8"/></text:p>
            <text:p><text:s text:c="13"/>Griffin has missed four straight games, but coach Stan Van Gundy said on Wednesday that the Pistons are not planning on shutting him down for the season. "If he’s ready to come back, he’ll play, whether it’s the last two or the last game." Griffin is reportedly "50/50" to suit up for one of Detroit's final games. Anthony Tolliver will continue to soak up minutes in Griffin's absence.</text:p>
            <text:p><text:s text:c="8"/></text:p>
            <text:p><text:s text:c="8"/></text:p>
            <text:p><text:s text:c="13"/>Related: Anthony Tolliver</text:p>
            <text:p><text:s text:c="14"/></text:p>
            <text:p><text:s text:c="13"/>Source: Rod Beard on Twitter <text:s text:c="29"/>Apr 6 - 1:1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hane Larkin</text:p>
            <text:p><text:s text:c="17"/></text:p>
            <text:p><text:s text:c="17"/></text:p>
            <text:p><text:s text:c="22"/>- G - <text:s/>Celtics</text:p>
            <text:p><text:s text:c="16"/></text:p>
            <text:p><text:s text:c="17"/></text:p>
            <text:p><text:s text:c="12"/></text:p>
            <text:p><text:s text:c="8"/></text:p>
            <text:p><text:s text:c="8"/></text:p>
            <text:p><text:s text:c="8"/></text:p>
            <text:p><text:s text:c="12"/>Shane Larkin (illness) will be available to play Friday vs. the Bulls.</text:p>
            <text:p><text:s text:c="8"/></text:p>
            <text:p><text:s text:c="8"/></text:p>
            <text:p><text:s text:c="13"/>Larkin has missed each of the Celtics last three contests, leaving Boston thin at point guard. Larkin will handle backup PG minutes on Friday behind Terry Rozier. Abdel Nader and Kadeem Allen will see their playing time reduced.</text:p>
            <text:p><text:s text:c="8"/></text:p>
            <text:p><text:s text:c="8"/></text:p>
            <text:p><text:s text:c="13"/>Related: Kadeem Allen</text:p>
            <text:p><text:s text:c="14"/></text:p>
            <text:p><text:s text:c="13"/>Source: Celtics PR on Twitter <text:s text:c="28"/>Apr 6 - 1:0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Noah Vonleh</text:p>
            <text:p><text:s text:c="17"/></text:p>
            <text:p><text:s text:c="17"/></text:p>
            <text:p><text:s text:c="22"/>- F - <text:s/>Bulls</text:p>
            <text:p><text:s text:c="16"/></text:p>
            <text:p><text:s text:c="17"/></text:p>
            <text:p><text:s text:c="12"/></text:p>
            <text:p><text:s text:c="8"/></text:p>
            <text:p><text:s text:c="8"/></text:p>
            <text:p><text:s text:c="8"/></text:p>
            <text:p><text:s text:c="12"/>Noah Vonleh (calf) has been ruled out of Friday's game vs. Boston.</text:p>
            <text:p><text:s text:c="8"/></text:p>
            <text:p><text:s text:c="8"/></text:p>
            <text:p><text:s text:c="13"/>This is not surprising, as Vonleh exited Tuesday's game with a strained left calf and was unable to return to action. Vonleh should be dropped in all fantasy formats. Bobby Portis, Sean Kilpatrick and Lauri Markkanen will likely divvy up extra minutes Friday night (that is, assuming Markkanen is allowed to play in the fourth quarter).</text:p>
            <text:p><text:s text:c="8"/></text:p>
            <text:p><text:s text:c="8"/></text:p>
            <text:p><text:s text:c="13"/>Related: Bobby Portis</text:p>
            <text:p><text:s text:c="14"/></text:p>
            <text:p><text:s text:c="13"/>Source: Darnell Mayberry on Twitter <text:s text:c="22"/>Apr 6 - 12:5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yson Tatum</text:p>
            <text:p><text:s text:c="17"/></text:p>
            <text:p><text:s text:c="17"/></text:p>
            <text:p><text:s text:c="22"/>- F - <text:s/>Celtics</text:p>
            <text:p><text:s text:c="16"/></text:p>
            <text:p><text:s text:c="17"/></text:p>
            <text:p><text:s text:c="12"/></text:p>
            <text:p><text:s text:c="8"/></text:p>
            <text:p><text:s text:c="8"/></text:p>
            <text:p><text:s text:c="8"/></text:p>
            <text:p><text:s text:c="12"/>Jayson Tatum (rest) will not play Friday vs. the Bulls.</text:p>
            <text:p><text:s text:c="8"/></text:p>
            <text:p><text:s text:c="8"/></text:p>
            <text:p><text:s text:c="13"/>Al Horford will also be rested on Friday, as the Celtics looked to stay as healthy as possible heading into the postseason. With the frontcourt thinned out on Friday, Semi Ojeleye, Marcus Morris and Guerschon Yabusele should be expected to log extended minutes. Of this grouping, Morris is the most appealing fantasy add and/or DFS option.</text:p>
            <text:p><text:s text:c="8"/></text:p>
            <text:p><text:s text:c="8"/></text:p>
            <text:p><text:s text:c="13"/>Related: Semi Ojeleye, Marcus Morris</text:p>
            <text:p><text:s text:c="14"/></text:p>
            <text:p><text:s text:c="13"/>Source: Celtics PR on Twitter <text:s text:c="28"/>Apr 6 - 12:5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l Horford</text:p>
            <text:p><text:s text:c="17"/></text:p>
            <text:p><text:s text:c="17"/></text:p>
            <text:p><text:s text:c="22"/>- F/C - <text:s/>Celtics</text:p>
            <text:p><text:s text:c="16"/></text:p>
            <text:p><text:s text:c="17"/></text:p>
            <text:p><text:s text:c="12"/></text:p>
            <text:p><text:s text:c="8"/></text:p>
            <text:p><text:s text:c="8"/></text:p>
            <text:p><text:s text:c="8"/></text:p>
            <text:p><text:s text:c="12"/>Al Horford (rest) and Jayson Tatum (rest) have both been ruled out of Friday's game vs. the Bulls.</text:p>
            <text:p><text:s text:c="8"/></text:p>
            <text:p><text:s text:c="8"/></text:p>
            <text:p><text:s text:c="13"/>With the No. 2 seed in the East already locked up, the shorthanded Celtics want to make sure they don't lose any more key players to injury. Nonetheless, it's a tough blow for fantasy owners who are still playing for their league championship. With Horford sidelined, Aron Baynes and Greg Monroe will be the primary beneficiaries. However, it'd difficult to trust either player Friday night in DFS or as a streamer. Marcus Morris will also see an uptick in minutes.</text:p>
            <text:p><text:s text:c="8"/></text:p>
            <text:p><text:s text:c="8"/></text:p>
            <text:p><text:s text:c="13"/>Related: Greg Monroe, Aron Baynes</text:p>
            <text:p><text:s text:c="14"/></text:p>
            <text:p><text:s text:c="13"/>Source: Celtics PR on Twitter <text:s text:c="28"/>Apr 6 - 12:4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ric Gordon</text:p>
            <text:p><text:s text:c="17"/></text:p>
            <text:p><text:s text:c="17"/></text:p>
            <text:p><text:s text:c="22"/>- G - <text:s/>Rockets</text:p>
            <text:p><text:s text:c="16"/></text:p>
            <text:p><text:s text:c="17"/></text:p>
            <text:p><text:s text:c="12"/></text:p>
            <text:p><text:s text:c="8"/></text:p>
            <text:p><text:s text:c="8"/></text:p>
            <text:p><text:s text:c="8"/></text:p>
            <text:p><text:s text:c="12"/>Coach Mike D'Antoni said that Eric Gordon (foot) is questionable for Saturday's game vs. OKC.</text:p>
            <text:p><text:s text:c="8"/></text:p>
            <text:p><text:s text:c="8"/></text:p>
            <text:p><text:s text:c="13"/>D'Antoni told reporters that Gordon's status for Saturday's game will depend on how he looks in practice on Friday afternoon. We should have an update shortly. If Gordon is unable to suit up, Luc Mbah a Moute, P.J. Tucker and Gerald Green would likely divvy up extra minutes.</text:p>
            <text:p><text:s text:c="8"/></text:p>
            <text:p><text:s text:c="8"/></text:p>
            <text:p><text:s text:c="13"/></text:p>
            <text:p><text:s text:c="14"/></text:p>
            <text:p><text:s text:c="13"/>Source: Ben DuBose on Twitter <text:s text:c="28"/>Apr 6 - 12:3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yan Anderson</text:p>
            <text:p><text:s text:c="17"/></text:p>
            <text:p><text:s text:c="17"/></text:p>
            <text:p><text:s text:c="22"/>- F - <text:s/>Rockets</text:p>
            <text:p><text:s text:c="16"/></text:p>
            <text:p><text:s text:c="17"/></text:p>
            <text:p><text:s text:c="12"/></text:p>
            <text:p><text:s text:c="8"/></text:p>
            <text:p><text:s text:c="8"/></text:p>
            <text:p><text:s text:c="8"/></text:p>
            <text:p><text:s text:c="12"/>Coach Mike D'Antoni said that Ryan Anderson (ankle) is out for Saturday's game vs. the Thunder.</text:p>
            <text:p><text:s text:c="8"/></text:p>
            <text:p><text:s text:c="8"/></text:p>
            <text:p><text:s text:c="13"/>Anderson has battled nagging injuries all season, limiting him to 66 appearances. With the No. 1 seed already locked up, Houston has no motivation to rush him back. They will look to make sure he's as fresh as possible for the postseason. Anderson belongs on waivers in all fantasy formats.</text:p>
            <text:p><text:s text:c="8"/></text:p>
            <text:p><text:s text:c="8"/></text:p>
            <text:p><text:s text:c="13"/></text:p>
            <text:p><text:s text:c="14"/></text:p>
            <text:p><text:s text:c="13"/>Source: Ben DuBose on Twitter <text:s text:c="28"/>Apr 6 - 12:3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mes Johnson</text:p>
            <text:p><text:s text:c="17"/></text:p>
            <text:p><text:s text:c="17"/></text:p>
            <text:p><text:s text:c="22"/>- F - <text:s/>Heat</text:p>
            <text:p><text:s text:c="16"/></text:p>
            <text:p><text:s text:c="17"/></text:p>
            <text:p><text:s text:c="12"/></text:p>
            <text:p><text:s text:c="8"/></text:p>
            <text:p><text:s text:c="8"/></text:p>
            <text:p><text:s text:c="8"/></text:p>
            <text:p><text:s text:c="12"/>James Johnson (ankle) will be available to play Friday vs. New York.</text:p>
            <text:p><text:s text:c="8"/></text:p>
            <text:p><text:s text:c="8"/></text:p>
            <text:p><text:s text:c="13"/>The Heat sat Johnson, Goran Dragic (ankle) and Dwyane Wade (wrist) on Wednesday, but all three are returning to action Friday night. Johnson has played much better of late. Over his last eight games, JJ is averaging 14.6 points, 6.9 rebounds, 4.4 assists and 1.0 steals in 32.4 minutes per contest.</text:p>
            <text:p><text:s text:c="8"/></text:p>
            <text:p><text:s text:c="8"/></text:p>
            <text:p><text:s text:c="13"/></text:p>
            <text:p><text:s text:c="14"/></text:p>
            <text:p><text:s text:c="13"/>Source: Manny Navarro on Twitter <text:s text:c="25"/>Apr 6 - 12:2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wyane Wade</text:p>
            <text:p><text:s text:c="17"/></text:p>
            <text:p><text:s text:c="17"/></text:p>
            <text:p><text:s text:c="22"/>- G - <text:s/>Heat</text:p>
            <text:p><text:s text:c="16"/></text:p>
            <text:p><text:s text:c="17"/></text:p>
            <text:p><text:s text:c="12"/></text:p>
            <text:p><text:s text:c="8"/></text:p>
            <text:p><text:s text:c="8"/></text:p>
            <text:p><text:s text:c="8"/></text:p>
            <text:p><text:s text:c="12"/>Dwyane Wade (wrist) is available to play against the Knicks on Friday.</text:p>
            <text:p><text:s text:c="8"/></text:p>
            <text:p><text:s text:c="8"/></text:p>
            <text:p><text:s text:c="13"/>His injury was never considered serious. The Heat are in an unusual position as they sit in the No. 6 seed, but it's no secret that most teams would probably prefer to play the No. 2 Celtics over the 76ers or Cavs. The Heat could potentially try to tank it to land at seven, and they've already clinched a spot anyway.</text:p>
            <text:p><text:s text:c="8"/></text:p>
            <text:p><text:s text:c="8"/></text:p>
            <text:p><text:s text:c="13"/></text:p>
            <text:p><text:s text:c="14"/></text:p>
            <text:p><text:s text:c="13"/>Source: Heat on Twitter <text:s text:c="34"/>Apr 6 - 12:2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oran Dragic</text:p>
            <text:p><text:s text:c="17"/></text:p>
            <text:p><text:s text:c="17"/></text:p>
            <text:p><text:s text:c="22"/>- G - <text:s/>Heat</text:p>
            <text:p><text:s text:c="16"/></text:p>
            <text:p><text:s text:c="17"/></text:p>
            <text:p><text:s text:c="12"/></text:p>
            <text:p><text:s text:c="8"/></text:p>
            <text:p><text:s text:c="8"/></text:p>
            <text:p><text:s text:c="8"/></text:p>
            <text:p><text:s text:c="12"/>Goran Dragic (ankle), Dwyane Wade (wrist) and James Johnson (ankle) will all return to the lineup for Friday's game vs. the Knicks.</text:p>
            <text:p><text:s text:c="8"/></text:p>
            <text:p><text:s text:c="8"/></text:p>
            <text:p><text:s text:c="13"/>Dragic did not suit up on Wednesday, but it appears it was more about rest than an ankle issue, as the Heat have already clinched a playoff berth. Tyler Johnson started for Miami on Wednesday, but will get bumped back to the bench with Dragic returning to game action. The Knicks are terrible defensively, so Dragic should be able to post solid numbers Friday night, as long as the contest stays close.</text:p>
            <text:p><text:s text:c="8"/></text:p>
            <text:p><text:s text:c="8"/></text:p>
            <text:p><text:s text:c="13"/>Related: Tyler Johnson</text:p>
            <text:p><text:s text:c="14"/></text:p>
            <text:p><text:s text:c="13"/>Source: Manny Navarro on Twitter <text:s text:c="25"/>Apr 6 - 12:2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handler Parsons</text:p>
            <text:p><text:s text:c="17"/></text:p>
            <text:p><text:s text:c="17"/></text:p>
            <text:p><text:s text:c="22"/>- F - <text:s/>Grizzlies</text:p>
            <text:p><text:s text:c="16"/></text:p>
            <text:p><text:s text:c="17"/></text:p>
            <text:p><text:s text:c="12"/></text:p>
            <text:p><text:s text:c="8"/></text:p>
            <text:p><text:s text:c="8"/></text:p>
            <text:p><text:s text:c="8"/></text:p>
            <text:p><text:s text:c="12"/>Chandler Parsons (left knee soreness, right knee soreness) will not play again this season to undergo orthobiologic knee injections this week.</text:p>
            <text:p><text:s text:c="8"/></text:p>
            <text:p><text:s text:c="8"/></text:p>
            <text:p><text:s text:c="13"/>That'll be that for Parsons, who finishes with just 36 games played at 19.2 minutes per contest. What may be even worse is that he couldn't even get to 40 games despite not having a somewhat serious injury with the main reasons being soreness in his knees or rest. He'll be turning 30 just after next season starts and needless to say this contract was a disaster for the Grizzlies.</text:p>
            <text:p><text:s text:c="8"/></text:p>
            <text:p><text:s text:c="8"/></text:p>
            <text:p><text:s text:c="13"/></text:p>
            <text:p><text:s text:c="14"/></text:p>
            <text:p><text:s text:c="13"/>Source: Mike Wallace on Twitter <text:s text:c="26"/>Apr 6 - 12:1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Wayne Selden</text:p>
            <text:p><text:s text:c="17"/></text:p>
            <text:p><text:s text:c="17"/></text:p>
            <text:p><text:s text:c="22"/>- G - <text:s/>Grizzlies</text:p>
            <text:p><text:s text:c="16"/></text:p>
            <text:p><text:s text:c="17"/></text:p>
            <text:p><text:s text:c="12"/></text:p>
            <text:p><text:s text:c="8"/></text:p>
            <text:p><text:s text:c="8"/></text:p>
            <text:p><text:s text:c="8"/></text:p>
            <text:p><text:s text:c="12"/>Grizzlies reporter Michael Wallace is reporting that Wayne Selden (right knee soreness) and Chandler Parsons (knee) will be shut down for the remainder of the season.</text:p>
            <text:p><text:s text:c="8"/></text:p>
            <text:p><text:s text:c="8"/></text:p>
            <text:p><text:s text:c="13"/>According to Wallace, both players will miss the final four games of the season to undergo orthobiologic knee injections later this week on the West Coast. The procedure is expected to alleviate knee soreness both players have battled much of the season. Seldon should obviously be dropped in any league he's owned. MarShon Brooks and Ben McLemore will continue to log extended minutes.</text:p>
            <text:p><text:s text:c="8"/></text:p>
            <text:p><text:s text:c="8"/></text:p>
            <text:p><text:s text:c="13"/>Related: Ben McLemore, MarShon Brooks</text:p>
            <text:p><text:s text:c="14"/></text:p>
            <text:p><text:s text:c="13"/>Source: Michael Wallace on Twitter <text:s text:c="23"/>Apr 6 - 12:1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rell Martin</text:p>
            <text:p><text:s text:c="17"/></text:p>
            <text:p><text:s text:c="17"/></text:p>
            <text:p><text:s text:c="22"/>- F - <text:s/>Grizzlies</text:p>
            <text:p><text:s text:c="16"/></text:p>
            <text:p><text:s text:c="17"/></text:p>
            <text:p><text:s text:c="12"/></text:p>
            <text:p><text:s text:c="8"/></text:p>
            <text:p><text:s text:c="8"/></text:p>
            <text:p><text:s text:c="8"/></text:p>
            <text:p><text:s text:c="12"/>An MRI confirmed that Jarell Martin (ankle) is dealing with a serious left ankle sprain and he will not return this season.</text:p>
            <text:p><text:s text:c="8"/></text:p>
            <text:p><text:s text:c="8"/></text:p>
            <text:p><text:s text:c="13"/>Martin suffered the injury in the fourth quarter of Wednesday's game. He finishes the season averaging 7.7 points, 4.4 rebounds, 1.0 assists and 0.7 blocks in 22.8 minutes. Ivan Rabb should see an uptick in playing time going forward. The Grizzlies are signing forward Omari Johnson from Memphis Hustle to replace Martin on the roster.</text:p>
            <text:p><text:s text:c="8"/></text:p>
            <text:p><text:s text:c="8"/></text:p>
            <text:p><text:s text:c="13"/></text:p>
            <text:p><text:s text:c="14"/></text:p>
            <text:p><text:s text:c="13"/>Source: Michael Wallace on Twitter <text:s text:c="23"/>Apr 6 - 12:0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wight Powell</text:p>
            <text:p><text:s text:c="17"/></text:p>
            <text:p><text:s text:c="17"/></text:p>
            <text:p><text:s text:c="22"/>- F/C - <text:s/>Mavericks</text:p>
            <text:p><text:s text:c="16"/></text:p>
            <text:p><text:s text:c="17"/></text:p>
            <text:p><text:s text:c="12"/></text:p>
            <text:p><text:s text:c="8"/></text:p>
            <text:p><text:s text:c="8"/></text:p>
            <text:p><text:s text:c="8"/></text:p>
            <text:p><text:s text:c="12"/>Dwight Powell (left knee) is available to play and is expected to return to the starting lineup Friday vs. Detroit.</text:p>
            <text:p><text:s text:c="8"/></text:p>
            <text:p><text:s text:c="8"/></text:p>
            <text:p><text:s text:c="13"/>There should be plenty of minutes available for Powell, with Nerlens Noel (suspension) and Dirk Nowitzki (ankle) out for the season. In addition, Salah Mejri may is questionable for Friday. Johnathan Motley, who started on Wednesday, will get bumped back to the bench.</text:p>
            <text:p><text:s text:c="8"/></text:p>
            <text:p><text:s text:c="8"/></text:p>
            <text:p><text:s text:c="13"/>Related: Johnathan Motley</text:p>
            <text:p><text:s text:c="14"/></text:p>
            <text:p><text:s text:c="13"/>Source: Eddie Sefko on Twitter <text:s text:c="27"/>Apr 6 - 11:46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Harrison Barnes</text:p>
            <text:p><text:s text:c="17"/></text:p>
            <text:p><text:s text:c="17"/></text:p>
            <text:p><text:s text:c="22"/>- F - <text:s/>Mavericks</text:p>
            <text:p><text:s text:c="16"/></text:p>
            <text:p><text:s text:c="17"/></text:p>
            <text:p><text:s text:c="12"/></text:p>
            <text:p><text:s text:c="8"/></text:p>
            <text:p><text:s text:c="8"/></text:p>
            <text:p><text:s text:c="8"/></text:p>
            <text:p><text:s text:c="12"/>Coach Rick Carlisle said that Harrison Barnes (rest) is available to play and expected to return to the starting lineup Friday vs. the Pistons.</text:p>
            <text:p><text:s text:c="8"/></text:p>
            <text:p><text:s text:c="8"/></text:p>
            <text:p><text:s text:c="13"/>Barnes was rested in Wednesday's game vs. Orlando, which was the second night of a back-to-back for Dallas. Doug McDermott started on Wednesday, and will likely get bumped back to the bench on Friday.</text:p>
            <text:p><text:s text:c="8"/></text:p>
            <text:p><text:s text:c="8"/></text:p>
            <text:p><text:s text:c="13"/>Related: Doug McDermott</text:p>
            <text:p><text:s text:c="14"/></text:p>
            <text:p><text:s text:c="13"/>Source: Eddie Sefko on Twitter <text:s text:c="27"/>Apr 6 - 11:45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Dennis Smith Jr.</text:p>
            <text:p><text:s text:c="17"/></text:p>
            <text:p><text:s text:c="17"/></text:p>
            <text:p><text:s text:c="22"/>- G - <text:s/>Mavericks</text:p>
            <text:p><text:s text:c="16"/></text:p>
            <text:p><text:s text:c="17"/></text:p>
            <text:p><text:s text:c="12"/></text:p>
            <text:p><text:s text:c="8"/></text:p>
            <text:p><text:s text:c="8"/></text:p>
            <text:p><text:s text:c="8"/></text:p>
            <text:p><text:s text:c="12"/>Coach Rick Carlisle said that Dennis Smith Jr. (knee), Harrison Barnes (rest) and Dwight Powell (left knee) will all be available to play and will likely to start Friday vs. Detroit.</text:p>
            <text:p><text:s text:c="8"/></text:p>
            <text:p><text:s text:c="8"/></text:p>
            <text:p><text:s text:c="13"/>Smith returns from a one-game hiatus. DSJ did not suit up on Wednesday, but was terrific in Tuesday's victory over the Blazers, finishing with 18 points, eight rebounds, eight assists, two steals and two 3-pointers in 29 minutes. There's no word of a minutes restriction, so he should log around 30 minutes on Friday, especially with J.J. Barea (oblique) out for the season.</text:p>
            <text:p><text:s text:c="8"/></text:p>
            <text:p><text:s text:c="8"/></text:p>
            <text:p><text:s text:c="13"/></text:p>
            <text:p><text:s text:c="14"/></text:p>
            <text:p><text:s text:c="13"/>Source: Eddie Sefko on Twitter <text:s text:c="27"/>Apr 6 - 11:4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uke Kennard</text:p>
            <text:p><text:s text:c="17"/></text:p>
            <text:p><text:s text:c="17"/></text:p>
            <text:p><text:s text:c="22"/>- G - <text:s/>Pistons</text:p>
            <text:p><text:s text:c="16"/></text:p>
            <text:p><text:s text:c="17"/></text:p>
            <text:p><text:s text:c="12"/></text:p>
            <text:p><text:s text:c="8"/></text:p>
            <text:p><text:s text:c="8"/></text:p>
            <text:p><text:s text:c="8"/></text:p>
            <text:p><text:s text:c="12"/>Luke Kennard will replace Reggie Bullock (knee) in the Pistons starting lineup for the final four games of the 2017-18 regular season.</text:p>
            <text:p><text:s text:c="8"/></text:p>
            <text:p><text:s text:c="8"/></text:p>
            <text:p><text:s text:c="13"/>Bullock was ruled out for the season on Friday, opening up a starting spot. Kennard has started five games for the Pistons previously this season, but his numbers have not differed much compared to his production off the bench. Over his five starts, Kennard averaged 7.0 points, 3.2 rebounds and 1.8 assists in 19.1 minutes. He will likely see upwards of 20 minutes a night over the final week of the season, but he should be left on waivers in standard leagues.</text:p>
            <text:p><text:s text:c="8"/></text:p>
            <text:p><text:s text:c="8"/></text:p>
            <text:p><text:s text:c="13"/></text:p>
            <text:p><text:s text:c="14"/></text:p>
            <text:p><text:s text:c="13"/>Source: Rod Beard on Twitter <text:s text:c="29"/>Apr 6 - 11:34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eggie Bullock</text:p>
            <text:p><text:s text:c="17"/></text:p>
            <text:p><text:s text:c="17"/></text:p>
            <text:p><text:s text:c="22"/>- G/F - <text:s/>Pistons</text:p>
            <text:p><text:s text:c="16"/></text:p>
            <text:p><text:s text:c="17"/></text:p>
            <text:p><text:s text:c="12"/></text:p>
            <text:p><text:s text:c="8"/></text:p>
            <text:p><text:s text:c="8"/></text:p>
            <text:p><text:s text:c="8"/></text:p>
            <text:p><text:s text:c="12"/>Reggie Bullock (knee) will be shut down for the remainder of the season.</text:p>
            <text:p><text:s text:c="8"/></text:p>
            <text:p><text:s text:c="8"/></text:p>
            <text:p><text:s text:c="13"/>We are still awaiting details on the nature of the injury, as Bullock hadn't dealt with any knee issues since last October. Bullock played well for the Pistons in 2017-18, averaging career-highs in points (11.3), rebounds (2.5), assists (1.5) and treys (2.0). Luke Kennard will start the remaining four games of the season for Detroit. Stanley Johnson will likely log a few extra minutes as well.</text:p>
            <text:p><text:s text:c="8"/></text:p>
            <text:p><text:s text:c="8"/></text:p>
            <text:p><text:s text:c="13"/>Related: Luke Kennard</text:p>
            <text:p><text:s text:c="14"/></text:p>
            <text:p><text:s text:c="13"/>Source: Rod Beard on Twitter <text:s text:c="29"/>Apr 6 - 11:26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nes Kanter</text:p>
            <text:p><text:s text:c="17"/></text:p>
            <text:p><text:s text:c="17"/></text:p>
            <text:p><text:s text:c="22"/>- C - <text:s/>Knicks</text:p>
            <text:p><text:s text:c="16"/></text:p>
            <text:p><text:s text:c="17"/></text:p>
            <text:p><text:s text:c="12"/></text:p>
            <text:p><text:s text:c="8"/></text:p>
            <text:p><text:s text:c="8"/></text:p>
            <text:p><text:s text:c="8"/></text:p>
            <text:p><text:s text:c="12"/>Enes Kanter (sore lower back and right wrist) did not practice Thursday but said he is hoping to return before the end of the season.</text:p>
            <text:p><text:s text:c="8"/></text:p>
            <text:p><text:s text:c="8"/></text:p>
            <text:p><text:s text:c="13"/>Kanter has missed two straight games after a nasty spill on a dunk attempt last week. The Knicks have four games remaining this season, with their final two coming against Cleveland. "I’ve been thinking about those two games [the] whole season," said Kanter, who exchanged words with LeBron James earlier this year. "But we’ll see how it feels. If it feels healthy, I’m going to come back even before that. But if it feels hurt … it wouldn’t be smart." We should have an update on Friday morning after the Knicks shootaround.</text:p>
            <text:p><text:s text:c="8"/></text:p>
            <text:p><text:s text:c="8"/></text:p>
            <text:p><text:s text:c="13"/></text:p>
            <text:p><text:s text:c="14"/></text:p>
            <text:p><text:s text:c="13"/>Source: New York Post <text:s text:c="36"/>Apr 6 - 11:15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ary Harris</text:p>
            <text:p><text:s text:c="17"/></text:p>
            <text:p><text:s text:c="17"/></text:p>
            <text:p><text:s text:c="22"/>- G - <text:s/>Nuggets</text:p>
            <text:p><text:s text:c="16"/></text:p>
            <text:p><text:s text:c="17"/></text:p>
            <text:p><text:s text:c="12"/></text:p>
            <text:p><text:s text:c="8"/></text:p>
            <text:p><text:s text:c="8"/></text:p>
            <text:p><text:s text:c="8"/></text:p>
            <text:p><text:s text:c="12"/>Coach Mike Malone said on Thursday that Gary Harris (knee) would likely miss Saturday's game vs. the Clippers.</text:p>
            <text:p><text:s text:c="8"/></text:p>
            <text:p><text:s text:c="8"/></text:p>
            <text:p><text:s text:c="13"/>The Nuggets secured an immensely important victory on Thursday when they beat the Timberwolves. Denver is now tied with Minnesota for the eighth seed in the West. Harris has not played since March 15th and, according to Nuggets beat writer Harrison Wind, the best-case scenario for his return is Monday vs. Portland.</text:p>
            <text:p><text:s text:c="8"/></text:p>
            <text:p><text:s text:c="8"/></text:p>
            <text:p><text:s text:c="13"/></text:p>
            <text:p><text:s text:c="14"/></text:p>
            <text:p><text:s text:c="13"/>Source: Harrison Wind on Twitter <text:s text:c="25"/>Apr 6 - 10:12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rook Lopez</text:p>
            <text:p><text:s text:c="17"/></text:p>
            <text:p><text:s text:c="17"/></text:p>
            <text:p><text:s text:c="22"/>- C - <text:s/>Lakers</text:p>
            <text:p><text:s text:c="16"/></text:p>
            <text:p><text:s text:c="17"/></text:p>
            <text:p><text:s text:c="12"/></text:p>
            <text:p><text:s text:c="8"/></text:p>
            <text:p><text:s text:c="8"/></text:p>
            <text:p><text:s text:c="8"/></text:p>
            <text:p><text:s text:c="12"/>Brook Lopez (back) is listed as probable for Friday's game vs. Minnesota.</text:p>
            <text:p><text:s text:c="8"/></text:p>
            <text:p><text:s text:c="8"/></text:p>
            <text:p><text:s text:c="13"/>Lopez continues to be listed on the injury report despite playing each night. He is fully expected to suit up again on Friday in what is a must-win for the Wolves.</text:p>
            <text:p><text:s text:c="8"/></text:p>
            <text:p><text:s text:c="8"/></text:p>
            <text:p><text:s text:c="13"/></text:p>
            <text:p><text:s text:c="14"/></text:p>
            <text:p><text:s text:c="13"/>Source: NBA.com <text:s text:c="42"/>Apr 6 - 10:07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 Iguodala</text:p>
            <text:p><text:s text:c="17"/></text:p>
            <text:p><text:s text:c="17"/></text:p>
            <text:p><text:s text:c="22"/>- G/F - <text:s/>Warriors</text:p>
            <text:p><text:s text:c="16"/></text:p>
            <text:p><text:s text:c="17"/></text:p>
            <text:p><text:s text:c="12"/></text:p>
            <text:p><text:s text:c="8"/></text:p>
            <text:p><text:s text:c="8"/></text:p>
            <text:p><text:s text:c="8"/></text:p>
            <text:p><text:s text:c="12"/>Andre Iguodala (knee) said he feels confident that he will play Saturday vs. New Orleans.</text:p>
            <text:p><text:s text:c="8"/></text:p>
            <text:p><text:s text:c="8"/></text:p>
            <text:p><text:s text:c="13"/>Iguodala has missed each of the Warriors last four games, but has been inching closer to a return. Because Golden State is locked into the No. 2 seed, they have no desire to rush Iggy back, but they also want him to get into a rhythm before the postseason arrives. Nick Young, who has been ineffective, will see his minutes reduced with Iguodala back in the mix.</text:p>
            <text:p><text:s text:c="8"/></text:p>
            <text:p><text:s text:c="8"/></text:p>
            <text:p><text:s text:c="13"/></text:p>
            <text:p><text:s text:c="14"/></text:p>
            <text:p><text:s text:c="13"/>Source: Mark Medina on Twitter <text:s text:c="27"/>Apr 6 - 9:37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vid Stockton</text:p>
            <text:p><text:s text:c="17"/></text:p>
            <text:p><text:s text:c="17"/></text:p>
            <text:p><text:s text:c="22"/>- G - <text:s/>Jazz</text:p>
            <text:p><text:s text:c="16"/></text:p>
            <text:p><text:s text:c="17"/></text:p>
            <text:p><text:s text:c="12"/></text:p>
            <text:p><text:s text:c="8"/></text:p>
            <text:p><text:s text:c="8"/></text:p>
            <text:p><text:s text:c="8"/></text:p>
            <text:p><text:s text:c="12"/>The Jazz plan to sign David Stockton for the remainder of the season, according to Shams Charania of Yahoo Sports.</text:p>
            <text:p><text:s text:c="8"/></text:p>
            <text:p><text:s text:c="8"/></text:p>
            <text:p><text:s text:c="13"/>Stockton's second 10-day contract ended Thursday. He has logged nine minutes over three games for Utah this season. He's scored 10 points but has yet to dish out an assist. However, he and his father have a combined 15,815 assists between them.</text:p>
            <text:p><text:s text:c="8"/></text:p>
            <text:p><text:s text:c="8"/></text:p>
            <text:p><text:s text:c="13"/></text:p>
            <text:p><text:s text:c="14"/></text:p>
            <text:p><text:s text:c="13"/>Source: Shams Charania on Twitter <text:s text:c="24"/>Apr 6 - 9:08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Shon Brooks</text:p>
            <text:p><text:s text:c="17"/></text:p>
            <text:p><text:s text:c="17"/></text:p>
            <text:p><text:s text:c="22"/>- G/F - <text:s/>Grizzlies</text:p>
            <text:p><text:s text:c="16"/></text:p>
            <text:p><text:s text:c="17"/></text:p>
            <text:p><text:s text:c="12"/></text:p>
            <text:p><text:s text:c="8"/></text:p>
            <text:p><text:s text:c="8"/></text:p>
            <text:p><text:s text:c="8"/></text:p>
            <text:p><text:s text:c="12"/>MarShon Brooks has agreed to a guaranteed two-year deal with Memphis, according to Shams Charania of Yahoo! Sports.</text:p>
            <text:p><text:s text:c="8"/></text:p>
            <text:p><text:s text:c="8"/></text:p>
            <text:p><text:s text:c="13"/>More like Mar$hon Brooks. The former Net and Celtic has been one of the hottest scorers in the NBA with 70 points over his last three outings. With the Grizzlies dealing with so many injuries, Brooks should be owned in all leagues.</text:p>
            <text:p><text:s text:c="8"/></text:p>
            <text:p><text:s text:c="8"/></text:p>
            <text:p><text:s text:c="13"/></text:p>
            <text:p><text:s text:c="14"/></text:p>
            <text:p><text:s text:c="13"/>Source: Shams Charania on Twitter <text:s text:c="24"/>Apr 6 - 1:33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Nikola Jokic</text:p>
            <text:p><text:s text:c="17"/></text:p>
            <text:p><text:s text:c="17"/></text:p>
            <text:p><text:s text:c="22"/>- F/C - <text:s/>Nuggets</text:p>
            <text:p><text:s text:c="16"/></text:p>
            <text:p><text:s text:c="17"/></text:p>
            <text:p><text:s text:c="12"/></text:p>
            <text:p><text:s text:c="8"/></text:p>
            <text:p><text:s text:c="8"/></text:p>
            <text:p><text:s text:c="8"/></text:p>
            <text:p><text:s text:c="12"/>Nikola Jokic made just 6-of-20 from the field for 16 points during an important 100-96 win over the Wolves on Thursday, adding 14 rebounds, nine assists, one steal, one block and one 3-pointer in 36 minutes.</text:p>
            <text:p><text:s text:c="8"/></text:p>
            <text:p><text:s text:c="8"/></text:p>
            <text:p><text:s text:c="13"/>It was a rough offensive game for him to start and fouls kept him off the court in key spots, but Jokic tipped in an offensive rebound to put the Nuggets up four with 4.3 second left. Jokic called it the biggest win of the year, but the Nuggets still have work to do. They're probably going to have to win out with games at the Clippers, home against the Blazers and a trip to Minnesota in the season finale. This should be fun and Jokic won't be resting.</text:p>
            <text:p><text:s text:c="8"/></text:p>
            <text:p><text:s text:c="8"/></text:p>
            <text:p><text:s text:c="13"/></text:p>
            <text:p><text:s text:c="14"/></text:p>
            <text:p><text:s text:c="13"/>Apr 6 - 1:25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mal Murray</text:p>
            <text:p><text:s text:c="17"/></text:p>
            <text:p><text:s text:c="17"/></text:p>
            <text:p><text:s text:c="22"/>- G - <text:s/>Nuggets</text:p>
            <text:p><text:s text:c="16"/></text:p>
            <text:p><text:s text:c="17"/></text:p>
            <text:p><text:s text:c="12"/></text:p>
            <text:p><text:s text:c="8"/></text:p>
            <text:p><text:s text:c="8"/></text:p>
            <text:p><text:s text:c="8"/></text:p>
            <text:p><text:s text:c="12"/>Jamal Murray scored a team-high 22 points with two rebounds, one assist, one block and three 3-pointers in 36 minutes against the Wolves on Thursday.</text:p>
            <text:p><text:s text:c="8"/></text:p>
            <text:p><text:s text:c="8"/></text:p>
            <text:p><text:s text:c="13"/>He had a couple big plays and was by far the best Nugget in plus-minus with a +15 today. Murray drew a foul on Karl-Anthony Towns to foul him out, and he made the two free throws to give the Nuggets the lead. Coach Mike Malone talked him up during the in-game TV interview, and he's always loved when Murray gets downhill. He had a low-key breakout season in reality and in fantasy.</text:p>
            <text:p><text:s text:c="8"/></text:p>
            <text:p><text:s text:c="8"/></text:p>
            <text:p><text:s text:c="13"/></text:p>
            <text:p><text:s text:c="14"/></text:p>
            <text:p><text:s text:c="13"/>Apr 6 - 1:22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vin Harris</text:p>
            <text:p><text:s text:c="17"/></text:p>
            <text:p><text:s text:c="17"/></text:p>
            <text:p><text:s text:c="22"/>- G - <text:s/>Nuggets</text:p>
            <text:p><text:s text:c="16"/></text:p>
            <text:p><text:s text:c="17"/></text:p>
            <text:p><text:s text:c="12"/></text:p>
            <text:p><text:s text:c="8"/></text:p>
            <text:p><text:s text:c="8"/></text:p>
            <text:p><text:s text:c="8"/></text:p>
            <text:p><text:s text:c="12"/>Devin Harris scored 20 points with three rebounds, one assist and five 3-pointers in 20 minutes against the Wolves on Thursday.</text:p>
            <text:p><text:s text:c="8"/></text:p>
            <text:p><text:s text:c="8"/></text:p>
            <text:p><text:s text:c="13"/>He outscored the Wolves' bench by himself with three huge shots in the third quarter to get him to his big game. It's been a while since Harris returned to his All-Star form from his 2008-09, but you could say the Nuggets would've lost this game without him. It doesn't sound like Gary Harris (knee) will play in the next couple, so Harris could get another chance to produce off the bench.</text:p>
            <text:p><text:s text:c="8"/></text:p>
            <text:p><text:s text:c="8"/></text:p>
            <text:p><text:s text:c="13"/></text:p>
            <text:p><text:s text:c="14"/></text:p>
            <text:p><text:s text:c="13"/>Apr 6 - 1:19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arl-Anthony Towns</text:p>
            <text:p><text:s text:c="17"/></text:p>
            <text:p><text:s text:c="17"/></text:p>
            <text:p><text:s text:c="22"/>- F/C - <text:s/>Timberwolves</text:p>
            <text:p><text:s text:c="16"/></text:p>
            <text:p><text:s text:c="17"/></text:p>
            <text:p><text:s text:c="12"/></text:p>
            <text:p><text:s text:c="8"/></text:p>
            <text:p><text:s text:c="8"/></text:p>
            <text:p><text:s text:c="8"/></text:p>
            <text:p><text:s text:c="12"/>Karl-Anthony Towns scored 26 points with 13 rebounds, four assists and two 3-pointers in 38 minutes before fouling out in a 100-96 loss to the Nuggets on Thursday.</text:p>
            <text:p><text:s text:c="8"/></text:p>
            <text:p><text:s text:c="8"/></text:p>
            <text:p><text:s text:c="13"/>It was a tough play to foul out as KAT leaned into Jamal Murray on a long jumper. It's just the third time he's fouled out all year, but Towns' fouls were on the rise with his 3.8 per game in March. Towns fouling out was huge in this loss because the Nuggets picked up three offensive boards down the stretch. The Wolves' lead for the postseason is now gone with a virtual tie with the Nuggets for No. 8 and No. 9. Towns looks like he'll be hitting 82 games again this season.</text:p>
            <text:p><text:s text:c="8"/></text:p>
            <text:p><text:s text:c="8"/></text:p>
            <text:p><text:s text:c="13"/></text:p>
            <text:p><text:s text:c="14"/></text:p>
            <text:p><text:s text:c="13"/>Apr 6 - 1:15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eff Teague</text:p>
            <text:p><text:s text:c="17"/></text:p>
            <text:p><text:s text:c="17"/></text:p>
            <text:p><text:s text:c="22"/>- G - <text:s/>Timberwolves</text:p>
            <text:p><text:s text:c="16"/></text:p>
            <text:p><text:s text:c="17"/></text:p>
            <text:p><text:s text:c="12"/></text:p>
            <text:p><text:s text:c="8"/></text:p>
            <text:p><text:s text:c="8"/></text:p>
            <text:p><text:s text:c="8"/></text:p>
            <text:p><text:s text:c="12"/>Jeff Teague (knee) scored 15 points with three rebounds, six assists and two turnovers in 36 minutes against the Nuggets on Thursday.</text:p>
            <text:p><text:s text:c="8"/></text:p>
            <text:p><text:s text:c="8"/></text:p>
            <text:p><text:s text:c="13"/>He had arguably the most costly play with a turnover as he passed it to Jamal Crawford and it went out of bounds. Teague didn't seem to be affected by his knee injury with more shots and minutes than his season average. Keep an eye on him in a back-to-back set for Friday, but obviously the Wolves need a win.</text:p>
            <text:p><text:s text:c="8"/></text:p>
            <text:p><text:s text:c="8"/></text:p>
            <text:p><text:s text:c="13"/></text:p>
            <text:p><text:s text:c="14"/></text:p>
            <text:p><text:s text:c="13"/>Apr 6 - 1:12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rrick Rose</text:p>
            <text:p><text:s text:c="17"/></text:p>
            <text:p><text:s text:c="17"/></text:p>
            <text:p><text:s text:c="22"/>- G - <text:s/>Timberwolves</text:p>
            <text:p><text:s text:c="16"/></text:p>
            <text:p><text:s text:c="17"/></text:p>
            <text:p><text:s text:c="12"/></text:p>
            <text:p><text:s text:c="8"/></text:p>
            <text:p><text:s text:c="8"/></text:p>
            <text:p><text:s text:c="8"/></text:p>
            <text:p><text:s text:c="12"/>Derrick Rose scored four points in 15 minutes against the Nuggets on Thursday.</text:p>
            <text:p><text:s text:c="8"/></text:p>
            <text:p><text:s text:c="8"/></text:p>
            <text:p><text:s text:c="13"/>He actually played OK and coach Tom Thibodeau may use him more. Although, Jimmy Butler returning should cut into Rose's minutes.</text:p>
            <text:p><text:s text:c="8"/></text:p>
            <text:p><text:s text:c="8"/></text:p>
            <text:p><text:s text:c="13"/></text:p>
            <text:p><text:s text:c="14"/></text:p>
            <text:p><text:s text:c="13"/>Apr 6 - 1:1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Nemanja Bjelica</text:p>
            <text:p><text:s text:c="17"/></text:p>
            <text:p><text:s text:c="17"/></text:p>
            <text:p><text:s text:c="22"/>- F - <text:s/>Timberwolves</text:p>
            <text:p><text:s text:c="16"/></text:p>
            <text:p><text:s text:c="17"/></text:p>
            <text:p><text:s text:c="12"/></text:p>
            <text:p><text:s text:c="8"/></text:p>
            <text:p><text:s text:c="8"/></text:p>
            <text:p><text:s text:c="8"/></text:p>
            <text:p><text:s text:c="12"/>Nemanja Bjelica scored 10 points with seven rebounds, three assists, one steal and two 3-pointers in 35 minutes against the Nuggets on Thursday.</text:p>
            <text:p><text:s text:c="8"/></text:p>
            <text:p><text:s text:c="8"/></text:p>
            <text:p><text:s text:c="13"/>This is probably going to be his last game in the starting lineup. Bjelica does play on Friday night and Jimmy Butler probably won't hit 35 minutes, so Bjelica's fantasy owners may want to hold him for Friday before dropping him.</text:p>
            <text:p><text:s text:c="8"/></text:p>
            <text:p><text:s text:c="8"/></text:p>
            <text:p><text:s text:c="13"/></text:p>
            <text:p><text:s text:c="14"/></text:p>
            <text:p><text:s text:c="13"/>Apr 6 - 1:07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yus Jones</text:p>
            <text:p><text:s text:c="17"/></text:p>
            <text:p><text:s text:c="17"/></text:p>
            <text:p><text:s text:c="22"/>- G - <text:s/>Timberwolves</text:p>
            <text:p><text:s text:c="16"/></text:p>
            <text:p><text:s text:c="17"/></text:p>
            <text:p><text:s text:c="12"/></text:p>
            <text:p><text:s text:c="8"/></text:p>
            <text:p><text:s text:c="8"/></text:p>
            <text:p><text:s text:c="8"/></text:p>
            <text:p><text:s text:c="12"/>Tyus Jones did not score with three assists and two steals in 12 minutes against the Nuggets on Thursday.</text:p>
            <text:p><text:s text:c="8"/></text:p>
            <text:p><text:s text:c="8"/></text:p>
            <text:p><text:s text:c="13"/>Jeff Teague didn't have his best game with a bad turnover late, but Jones had one of his worst offensive games of the year. Maybe Teague is sore in a back-to-back set, but it's hard to own Jones in fantasy when the Wolves are healthy.</text:p>
            <text:p><text:s text:c="8"/></text:p>
            <text:p><text:s text:c="8"/></text:p>
            <text:p><text:s text:c="13"/></text:p>
            <text:p><text:s text:c="14"/></text:p>
            <text:p><text:s text:c="13"/>Apr 6 - 1:03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immy Butler</text:p>
            <text:p><text:s text:c="17"/></text:p>
            <text:p><text:s text:c="17"/></text:p>
            <text:p><text:s text:c="22"/>- G/F - <text:s/>Timberwolves</text:p>
            <text:p><text:s text:c="16"/></text:p>
            <text:p><text:s text:c="17"/></text:p>
            <text:p><text:s text:c="12"/></text:p>
            <text:p><text:s text:c="8"/></text:p>
            <text:p><text:s text:c="8"/></text:p>
            <text:p><text:s text:c="8"/></text:p>
            <text:p><text:s text:c="12"/>Jimmy Butler (knee) did not play on Thursday against the Nuggets.</text:p>
            <text:p><text:s text:c="8"/></text:p>
            <text:p><text:s text:c="8"/></text:p>
            <text:p><text:s text:c="13"/>The back-to-back set may have been a factor and playing in altitude may have also been part of it. Butler did also comment on it before the game, so it wasn't a lock that he would play. "We’ll see whenever I get out there," Butler said before the game. "See how I feel [before the game]. . . I want to know that I can go out there and play." He should have a good chance to play on Friday in a game the Wolves have to have.</text:p>
            <text:p><text:s text:c="8"/></text:p>
            <text:p><text:s text:c="8"/></text:p>
            <text:p><text:s text:c="13"/></text:p>
            <text:p><text:s text:c="14"/></text:p>
            <text:p><text:s text:c="13"/>Source: NBA.com <text:s text:c="42"/>Apr 6 - 1:03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udy Gobert</text:p>
            <text:p><text:s text:c="17"/></text:p>
            <text:p><text:s text:c="17"/></text:p>
            <text:p><text:s text:c="22"/>- C - <text:s/>Jazz</text:p>
            <text:p><text:s text:c="16"/></text:p>
            <text:p><text:s text:c="17"/></text:p>
            <text:p><text:s text:c="12"/></text:p>
            <text:p><text:s text:c="8"/></text:p>
            <text:p><text:s text:c="8"/></text:p>
            <text:p><text:s text:c="8"/></text:p>
            <text:p><text:s text:c="12"/>Rudy Gobert scored 15 points with 10 rebounds, two assists, one <text:s/>steal and three blocks in 28 minutes during a 117-95 win over the Clippers on Thursday.</text:p>
            <text:p><text:s text:c="8"/></text:p>
            <text:p><text:s text:c="8"/></text:p>
            <text:p><text:s text:c="13"/>He has to have Defensive Player of the Year locked up as the Jazz win their fourth straight. Sure, he's not going to hit 60 games due to two knee injuries, but the Jazz are just so good with him on the court and it's not like Kawhi Leonard or Draymond Green are threatening him. Utah also has a comfortable lead to make the postseason and they're just two games behind the Blazers for the No. 3 seed, which is even more interesting because they play each other in the finale. Gobert is not likely going to rest this season.</text:p>
            <text:p><text:s text:c="8"/></text:p>
            <text:p><text:s text:c="8"/></text:p>
            <text:p><text:s text:c="13"/></text:p>
            <text:p><text:s text:c="14"/></text:p>
            <text:p><text:s text:c="13"/>Apr 6 - 12:39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onovan Mitchell</text:p>
            <text:p><text:s text:c="17"/></text:p>
            <text:p><text:s text:c="17"/></text:p>
            <text:p><text:s text:c="22"/>- G - <text:s/>Jazz</text:p>
            <text:p><text:s text:c="16"/></text:p>
            <text:p><text:s text:c="17"/></text:p>
            <text:p><text:s text:c="12"/></text:p>
            <text:p><text:s text:c="8"/></text:p>
            <text:p><text:s text:c="8"/></text:p>
            <text:p><text:s text:c="8"/></text:p>
            <text:p><text:s text:c="12"/>Donovan Mitchell scored 19 points with five rebounds, five assists, one steal and two turnovers in 28 minutes against the Clippers on Thursday.</text:p>
            <text:p><text:s text:c="8"/></text:p>
            <text:p><text:s text:c="8"/></text:p>
            <text:p><text:s text:c="13"/>It looked like he was on his way to a monster game with 13 points in the first 10 minutes, but the Jazz went with more of a slowed-down, defensive approach. This snaps Mitchell's 10-game stretch with at least 20 points, but at least he made 7-of-8 from the line. The Rookie of the Year race is going to be tight with both Mitchell and Ben Simmons putting up two outstanding rookie campaigns.</text:p>
            <text:p><text:s text:c="8"/></text:p>
            <text:p><text:s text:c="8"/></text:p>
            <text:p><text:s text:c="13"/></text:p>
            <text:p><text:s text:c="14"/></text:p>
            <text:p><text:s text:c="13"/>Apr 6 - 12:34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Otto Porter</text:p>
            <text:p><text:s text:c="17"/></text:p>
            <text:p><text:s text:c="17"/></text:p>
            <text:p><text:s text:c="22"/>- F - <text:s/>Wizards</text:p>
            <text:p><text:s text:c="16"/></text:p>
            <text:p><text:s text:c="17"/></text:p>
            <text:p><text:s text:c="12"/></text:p>
            <text:p><text:s text:c="8"/></text:p>
            <text:p><text:s text:c="8"/></text:p>
            <text:p><text:s text:c="8"/></text:p>
            <text:p><text:s text:c="12"/>Otto Porter scored 18 points with eight rebounds, two assists, one steal, two blocks and two turnovers in 30 minutes Thursday vs. Cleveland.</text:p>
            <text:p><text:s text:c="8"/></text:p>
            <text:p><text:s text:c="8"/></text:p>
            <text:p><text:s text:c="13"/>This loss will sting for the Wizards, who blew a 17-point, fourth-quarter lead. However, Porter delivered an efficient, well-rounded line as usual. The Wizards play the second night of a back-to-back vs. Atlanta on Friday.</text:p>
            <text:p><text:s text:c="8"/></text:p>
            <text:p><text:s text:c="8"/></text:p>
            <text:p><text:s text:c="13"/></text:p>
            <text:p><text:s text:c="14"/></text:p>
            <text:p><text:s text:c="13"/>Apr 6 - 12:31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lly Oubre</text:p>
            <text:p><text:s text:c="17"/></text:p>
            <text:p><text:s text:c="17"/></text:p>
            <text:p><text:s text:c="22"/>- F - <text:s/>Wizards</text:p>
            <text:p><text:s text:c="16"/></text:p>
            <text:p><text:s text:c="17"/></text:p>
            <text:p><text:s text:c="12"/></text:p>
            <text:p><text:s text:c="8"/></text:p>
            <text:p><text:s text:c="8"/></text:p>
            <text:p><text:s text:c="8"/></text:p>
            <text:p><text:s text:c="12"/>Kelly Oubre's struggles continued on Thursday, as he shot just 2-of-9 from the floor and 2-of-4 from the free-throw stripe.</text:p>
            <text:p><text:s text:c="8"/></text:p>
            <text:p><text:s text:c="8"/></text:p>
            <text:p><text:s text:c="13"/>Oubre finished with six points, two rebounds, zero assists, two steals and one block in 23 minutes. Over the Wizards last seven games, Oubre is just 2-of-35 from 3-point territory. Over his last four contests, he is shooting just 19.0 percent from the floor and 63.2 percent from the charity stripe. He'll look to snap out of his slump Friday vs. Atlanta.</text:p>
            <text:p><text:s text:c="8"/></text:p>
            <text:p><text:s text:c="8"/></text:p>
            <text:p><text:s text:c="13"/></text:p>
            <text:p><text:s text:c="14"/></text:p>
            <text:p><text:s text:c="13"/>Apr 6 - 12:26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e Ingles</text:p>
            <text:p><text:s text:c="17"/></text:p>
            <text:p><text:s text:c="17"/></text:p>
            <text:p><text:s text:c="22"/>- G/F - <text:s/>Jazz</text:p>
            <text:p><text:s text:c="16"/></text:p>
            <text:p><text:s text:c="17"/></text:p>
            <text:p><text:s text:c="12"/></text:p>
            <text:p><text:s text:c="8"/></text:p>
            <text:p><text:s text:c="8"/></text:p>
            <text:p><text:s text:c="8"/></text:p>
            <text:p><text:s text:c="12"/>Joe Ingles (knee) scored 11 points with one rebound, nine assists, two steals, one block and two 3-pointers in 32 minutes against the Clippers on Thursday.</text:p>
            <text:p><text:s text:c="8"/></text:p>
            <text:p><text:s text:c="8"/></text:p>
            <text:p><text:s text:c="13"/>The knee issue was not apparent at all. Ingles has now totaled 200 threes on the year, the 10th quickest player in the NBA to that mark this season. He also becomes only the second international player to hit 200+ threes in a season (Peja Stojakovic, 2003-04 &amp; 2007-08). He's one of the best shooters in the NBA.</text:p>
            <text:p><text:s text:c="8"/></text:p>
            <text:p><text:s text:c="8"/></text:p>
            <text:p><text:s text:c="13"/></text:p>
            <text:p><text:s text:c="14"/></text:p>
            <text:p><text:s text:c="13"/>Source: Jazz on Twitter <text:s text:c="34"/>Apr 6 - 12:23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radley Beal</text:p>
            <text:p><text:s text:c="17"/></text:p>
            <text:p><text:s text:c="17"/></text:p>
            <text:p><text:s text:c="22"/>- G - <text:s/>Wizards</text:p>
            <text:p><text:s text:c="16"/></text:p>
            <text:p><text:s text:c="17"/></text:p>
            <text:p><text:s text:c="12"/></text:p>
            <text:p><text:s text:c="8"/></text:p>
            <text:p><text:s text:c="8"/></text:p>
            <text:p><text:s text:c="8"/></text:p>
            <text:p><text:s text:c="12"/>Bradley Beal narrowly missed a triple-double Thursday vs. Cleveland, finishing with 19 points, nine rebounds and eight assists in a game-high 43 minutes.</text:p>
            <text:p><text:s text:c="8"/></text:p>
            <text:p><text:s text:c="8"/></text:p>
            <text:p><text:s text:c="13"/>Beal knocked down four 3-pointers and committed just one turnover. He shot 7-of-15 from the floor, including 4-of-6 from downtown, and made is his only free-throw attempt. Beal has been consistently and impressively solid all season. He's yet to miss a single game and will finish the season ranked inside the top-40 overall in nine-category fantasy leagues.</text:p>
            <text:p><text:s text:c="8"/></text:p>
            <text:p><text:s text:c="8"/></text:p>
            <text:p><text:s text:c="13"/></text:p>
            <text:p><text:s text:c="14"/></text:p>
            <text:p><text:s text:c="13"/>Apr 6 - 12:19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rrick Favors</text:p>
            <text:p><text:s text:c="17"/></text:p>
            <text:p><text:s text:c="17"/></text:p>
            <text:p><text:s text:c="22"/>- F/C - <text:s/>Jazz</text:p>
            <text:p><text:s text:c="16"/></text:p>
            <text:p><text:s text:c="17"/></text:p>
            <text:p><text:s text:c="12"/></text:p>
            <text:p><text:s text:c="8"/></text:p>
            <text:p><text:s text:c="8"/></text:p>
            <text:p><text:s text:c="8"/></text:p>
            <text:p><text:s text:c="12"/>Derrick Favors scored 16 points with three rebounds, one steal and one block in 28 minutes against the Clippers on Thursday.</text:p>
            <text:p><text:s text:c="8"/></text:p>
            <text:p><text:s text:c="8"/></text:p>
            <text:p><text:s text:c="13"/>He did have what looked to be a minor right shoulder injury due to a collision with Montrezl Harrell. Favors stayed in the game and was terrific on the defensive end. It sounds like Jae Crowder is going to be OK, but if not Favors minutes could be extended.</text:p>
            <text:p><text:s text:c="8"/></text:p>
            <text:p><text:s text:c="8"/></text:p>
            <text:p><text:s text:c="13"/></text:p>
            <text:p><text:s text:c="14"/></text:p>
            <text:p><text:s text:c="13"/>Apr 6 - 12:17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nte Exum</text:p>
            <text:p><text:s text:c="17"/></text:p>
            <text:p><text:s text:c="17"/></text:p>
            <text:p><text:s text:c="22"/>- G - <text:s/>Jazz</text:p>
            <text:p><text:s text:c="16"/></text:p>
            <text:p><text:s text:c="17"/></text:p>
            <text:p><text:s text:c="12"/></text:p>
            <text:p><text:s text:c="8"/></text:p>
            <text:p><text:s text:c="8"/></text:p>
            <text:p><text:s text:c="8"/></text:p>
            <text:p><text:s text:c="12"/>Dante Exum scored 10 points with four rebounds, five assists, two blocks and one 3-pointer in 24 minutes against the Clippers on Thursday.</text:p>
            <text:p><text:s text:c="8"/></text:p>
            <text:p><text:s text:c="8"/></text:p>
            <text:p><text:s text:c="13"/>He's certainly healthy and Exum blocked a dunk attempt from Boban Marjanovic (video in link below). Exum could be looking at additional run because Ricky Rubio's hamstring issue isn't going away. He'll probably be coming off the bench either way, but Exum could find himself getting minutes in the upper 20s. If Rubio is indeed out, Exum could be worth a stream if you need a PG.</text:p>
            <text:p><text:s text:c="8"/></text:p>
            <text:p><text:s text:c="8"/></text:p>
            <text:p><text:s text:c="13"/></text:p>
            <text:p><text:s text:c="14"/></text:p>
            <text:p><text:s text:c="13"/>Source: Jazz on Twitter <text:s text:c="34"/>Apr 6 - 12:15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hn Wall</text:p>
            <text:p><text:s text:c="17"/></text:p>
            <text:p><text:s text:c="17"/></text:p>
            <text:p><text:s text:c="22"/>- G - <text:s/>Wizards</text:p>
            <text:p><text:s text:c="16"/></text:p>
            <text:p><text:s text:c="17"/></text:p>
            <text:p><text:s text:c="12"/></text:p>
            <text:p><text:s text:c="8"/></text:p>
            <text:p><text:s text:c="8"/></text:p>
            <text:p><text:s text:c="8"/></text:p>
            <text:p><text:s text:c="12"/>John Wall erupted for 28 points, 14 assists, four rebounds, three steals and two 3-pointers against the Cavs on Thursday.</text:p>
            <text:p><text:s text:c="8"/></text:p>
            <text:p><text:s text:c="8"/></text:p>
            <text:p><text:s text:c="13"/>The only blemish on Wall's evening was the six turnovers he committed, with the final one coming in the closing seconds of a one-possession game. Wall was instrumental in the Wizards building a 17-point lead with under eight minutes left, but then LeBron James took over. Nonetheless, Wall owners obviously have to be very happy with his production. However, Wall said on Thursday that he plans to rest Friday. After the game, coach Scott Brooks said that Wall "probably" won't play Friday, but added, "you never know." Check back Friday afternoon for an update.</text:p>
            <text:p><text:s text:c="8"/></text:p>
            <text:p><text:s text:c="8"/></text:p>
            <text:p><text:s text:c="13"/>Related: Tomas Satoransky</text:p>
            <text:p><text:s text:c="14"/></text:p>
            <text:p><text:s text:c="13"/>Source: Hoops District on Twitter <text:s text:c="24"/>Apr 6 - 12:14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oyce O'Neale</text:p>
            <text:p><text:s text:c="17"/></text:p>
            <text:p><text:s text:c="17"/></text:p>
            <text:p><text:s text:c="22"/>- F - <text:s/>Jazz</text:p>
            <text:p><text:s text:c="16"/></text:p>
            <text:p><text:s text:c="17"/></text:p>
            <text:p><text:s text:c="12"/></text:p>
            <text:p><text:s text:c="8"/></text:p>
            <text:p><text:s text:c="8"/></text:p>
            <text:p><text:s text:c="8"/></text:p>
            <text:p><text:s text:c="12"/>Royce O'Neale scored 10 points with four rebounds, five assists, two blocks and one 3-poiner in 32 minutes against the Clippers on Thursday.</text:p>
            <text:p><text:s text:c="8"/></text:p>
            <text:p><text:s text:c="8"/></text:p>
            <text:p><text:s text:c="13"/>He started the third quarter because of an injury to Ricky Rubio, who is dealing with a nagging hammy issue. O'Neale <text:s/>made four starts without Rubio, averaging 11.0 points, 6.3 boards, 3.0 assists, 1.8 steals and 1.0 treys. That's semi-useful stuff in deep leagues and Rubio could miss time, so keep an eye on Rubio's injury.</text:p>
            <text:p><text:s text:c="8"/></text:p>
            <text:p><text:s text:c="8"/></text:p>
            <text:p><text:s text:c="13"/></text:p>
            <text:p><text:s text:c="14"/></text:p>
            <text:p><text:s text:c="13"/>Apr 6 - 12:11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e Crowder</text:p>
            <text:p><text:s text:c="17"/></text:p>
            <text:p><text:s text:c="17"/></text:p>
            <text:p><text:s text:c="22"/>- F - <text:s/>Jazz</text:p>
            <text:p><text:s text:c="16"/></text:p>
            <text:p><text:s text:c="17"/></text:p>
            <text:p><text:s text:c="12"/></text:p>
            <text:p><text:s text:c="8"/></text:p>
            <text:p><text:s text:c="8"/></text:p>
            <text:p><text:s text:c="8"/></text:p>
            <text:p><text:s text:c="12"/>Jae Crowder (eye) said he's OK after getting hit in the eye in the second quarter on Thursday.</text:p>
            <text:p><text:s text:c="8"/></text:p>
            <text:p><text:s text:c="8"/></text:p>
            <text:p><text:s text:c="13"/>He only has a scratch on his eye, but he did not play in the second half. Crowder did come out for warmups at half, but he went back to the locker room before the half even started.</text:p>
            <text:p><text:s text:c="8"/></text:p>
            <text:p><text:s text:c="8"/></text:p>
            <text:p><text:s text:c="13"/></text:p>
            <text:p><text:s text:c="14"/></text:p>
            <text:p><text:s text:c="13"/>Source: Eric Woodyard on Twitter <text:s text:c="25"/>Apr 6 - 12:03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ou Williams</text:p>
            <text:p><text:s text:c="17"/></text:p>
            <text:p><text:s text:c="17"/></text:p>
            <text:p><text:s text:c="22"/>- G - <text:s/>Clippers</text:p>
            <text:p><text:s text:c="16"/></text:p>
            <text:p><text:s text:c="17"/></text:p>
            <text:p><text:s text:c="12"/></text:p>
            <text:p><text:s text:c="8"/></text:p>
            <text:p><text:s text:c="8"/></text:p>
            <text:p><text:s text:c="8"/></text:p>
            <text:p><text:s text:c="12"/>Lou Williams made 3-of-12 from the field for 12 points with one rebound, three assists and four turnovers during a 117-95 loss to the Jazz on Thursday.</text:p>
            <text:p><text:s text:c="8"/></text:p>
            <text:p><text:s text:c="8"/></text:p>
            <text:p><text:s text:c="13"/>That's probably all she wrote for the Clippers and their playoff chances. Williams could be rested if the Clippers are officially out, especially with how much he's been used this season. To be clear, they're not officially out and they'll have at least one more chance with some hope. Lou Will has Sixth Man of the Year locked up.</text:p>
            <text:p><text:s text:c="8"/></text:p>
            <text:p><text:s text:c="8"/></text:p>
            <text:p><text:s text:c="13"/></text:p>
            <text:p><text:s text:c="14"/></text:p>
            <text:p><text:s text:c="13"/>Apr 6 - 12:02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Kyle Korver</text:p>
            <text:p><text:s text:c="17"/></text:p>
            <text:p><text:s text:c="17"/></text:p>
            <text:p><text:s text:c="22"/>- G/F - <text:s/>Cavaliers</text:p>
            <text:p><text:s text:c="16"/></text:p>
            <text:p><text:s text:c="17"/></text:p>
            <text:p><text:s text:c="12"/></text:p>
            <text:p><text:s text:c="8"/></text:p>
            <text:p><text:s text:c="8"/></text:p>
            <text:p><text:s text:c="8"/></text:p>
            <text:p><text:s text:c="12"/>Kyle Korver scored 13 points and knocked down three 3-pointers to go along with three rebounds and a block in the Cavs 119-115 victory over the Wizards.</text:p>
            <text:p><text:s text:c="8"/></text:p>
            <text:p><text:s text:c="8"/></text:p>
            <text:p><text:s text:c="13"/>Korver looked like good in just his second game back in the lineup after missing nearly three weeks due to a personal issue and foot soreness. Korver averaged 16.3 points in the previous four games before being sidelined, and the Cavs will need him stretching defenses if they want to return to the NBA Finals.</text:p>
            <text:p><text:s text:c="8"/></text:p>
            <text:p><text:s text:c="8"/></text:p>
            <text:p><text:s text:c="13"/></text:p>
            <text:p><text:s text:c="14"/></text:p>
            <text:p><text:s text:c="13"/>Apr 5 - 11:5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eff Green</text:p>
            <text:p><text:s text:c="17"/></text:p>
            <text:p><text:s text:c="17"/></text:p>
            <text:p><text:s text:c="22"/>- F - <text:s/>Cavaliers</text:p>
            <text:p><text:s text:c="16"/></text:p>
            <text:p><text:s text:c="17"/></text:p>
            <text:p><text:s text:c="12"/></text:p>
            <text:p><text:s text:c="8"/></text:p>
            <text:p><text:s text:c="8"/></text:p>
            <text:p><text:s text:c="8"/></text:p>
            <text:p><text:s text:c="12"/>Jeff Green scored 21 points in Thursday's win over Washington, making 8-of-10 field goals, including 2-of-3 from downtown, and all three of his free throws.</text:p>
            <text:p><text:s text:c="8"/></text:p>
            <text:p><text:s text:c="8"/></text:p>
            <text:p><text:s text:c="13"/>The Cavs announced earlier in the day that Green would start for the rest of the season and into the playoffs. This is the type of efficient scoring they hope they'll receive. Green didn't contribute much else besides points on Thursday, finishing with one rebound, one assist, one steal and one turnover in 32 minutes.</text:p>
            <text:p><text:s text:c="8"/></text:p>
            <text:p><text:s text:c="8"/></text:p>
            <text:p><text:s text:c="13"/></text:p>
            <text:p><text:s text:c="14"/></text:p>
            <text:p><text:s text:c="13"/>Apr 5 - 11:5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oban Marjanovic</text:p>
            <text:p><text:s text:c="17"/></text:p>
            <text:p><text:s text:c="17"/></text:p>
            <text:p><text:s text:c="22"/>- C - <text:s/>Clippers</text:p>
            <text:p><text:s text:c="16"/></text:p>
            <text:p><text:s text:c="17"/></text:p>
            <text:p><text:s text:c="12"/></text:p>
            <text:p><text:s text:c="8"/></text:p>
            <text:p><text:s text:c="8"/></text:p>
            <text:p><text:s text:c="8"/></text:p>
            <text:p><text:s text:c="12"/>Boban Marjanovic scored nine points with four rebounds and one steal in 15 minutes against the Jazz on Thursday.</text:p>
            <text:p><text:s text:c="8"/></text:p>
            <text:p><text:s text:c="8"/></text:p>
            <text:p><text:s text:c="13"/>The Clippers are 2.5 games down with three to play, so maybe they sit DeAndre Jordan for at least one game. Free Boban.</text:p>
            <text:p><text:s text:c="8"/></text:p>
            <text:p><text:s text:c="8"/></text:p>
            <text:p><text:s text:c="13"/></text:p>
            <text:p><text:s text:c="14"/></text:p>
            <text:p><text:s text:c="13"/>Apr 5 - 11:5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vin Love</text:p>
            <text:p><text:s text:c="17"/></text:p>
            <text:p><text:s text:c="17"/></text:p>
            <text:p><text:s text:c="22"/>- F/C - <text:s/>Cavaliers</text:p>
            <text:p><text:s text:c="16"/></text:p>
            <text:p><text:s text:c="17"/></text:p>
            <text:p><text:s text:c="12"/></text:p>
            <text:p><text:s text:c="8"/></text:p>
            <text:p><text:s text:c="8"/></text:p>
            <text:p><text:s text:c="8"/></text:p>
            <text:p><text:s text:c="12"/>Kevin Love scored 16 points (on 5-of-10 shooting) with six rebounds, three assists, four 3-pointers, one steal and three turnovers in 31 minutes on Thursday.</text:p>
            <text:p><text:s text:c="8"/></text:p>
            <text:p><text:s text:c="8"/></text:p>
            <text:p><text:s text:c="13"/>This is the second straight game in which Love has shot 50 percent from the floor and knocked down four treys. His rebounding numbers were a bit lower than usual in this one, but he'll look to remedy that Friday night vs. the Sixers. That game could very well decide who ends up securing the No. 3 seed in the East.</text:p>
            <text:p><text:s text:c="8"/></text:p>
            <text:p><text:s text:c="8"/></text:p>
            <text:p><text:s text:c="13"/></text:p>
            <text:p><text:s text:c="14"/></text:p>
            <text:p><text:s text:c="13"/>Apr 5 - 11:5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ontrezl Harrell</text:p>
            <text:p><text:s text:c="17"/></text:p>
            <text:p><text:s text:c="17"/></text:p>
            <text:p><text:s text:c="22"/>- F/C - <text:s/>Clippers</text:p>
            <text:p><text:s text:c="16"/></text:p>
            <text:p><text:s text:c="17"/></text:p>
            <text:p><text:s text:c="12"/></text:p>
            <text:p><text:s text:c="8"/></text:p>
            <text:p><text:s text:c="8"/></text:p>
            <text:p><text:s text:c="8"/></text:p>
            <text:p><text:s text:c="12"/>Montrezl Harrell scored 17 points with three rebounds, two assists, one steal and one block in 25 minutes against the Jazz on Thursday.</text:p>
            <text:p><text:s text:c="8"/></text:p>
            <text:p><text:s text:c="8"/></text:p>
            <text:p><text:s text:c="13"/>He was playing well in the first half, started at power forward in the third quarter, and picked up minutes at center as the game was slipping away. Harrell is kind of hot over his last three with 17.3 points per game in that span, so he should be able to get minutes in the low 20s. The Clippers are also dangerously close to being eliminated, so Harrell could find himself getting big minutes if the Clippers do sit DeAndre Jordan.</text:p>
            <text:p><text:s text:c="8"/></text:p>
            <text:p><text:s text:c="8"/></text:p>
            <text:p><text:s text:c="13"/></text:p>
            <text:p><text:s text:c="14"/></text:p>
            <text:p><text:s text:c="13"/>Apr 5 - 11:5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Andre Jordan</text:p>
            <text:p><text:s text:c="17"/></text:p>
            <text:p><text:s text:c="17"/></text:p>
            <text:p><text:s text:c="22"/>- C - <text:s/>Clippers</text:p>
            <text:p><text:s text:c="16"/></text:p>
            <text:p><text:s text:c="17"/></text:p>
            <text:p><text:s text:c="12"/></text:p>
            <text:p><text:s text:c="8"/></text:p>
            <text:p><text:s text:c="8"/></text:p>
            <text:p><text:s text:c="8"/></text:p>
            <text:p><text:s text:c="12"/>DeAndre Jordan scored eight points with nine rebounds, two assists and one block in 21 minutes against the Jazz on Thursday.</text:p>
            <text:p><text:s text:c="8"/></text:p>
            <text:p><text:s text:c="8"/></text:p>
            <text:p><text:s text:c="13"/>He got the Rudy Gobert treatment and Jordan's motor wasn't there this time around. The Clippers are basically done with a 2.5-game deficit, so don't be surprised to see DJ get a game off once the Clippers are eliminated.</text:p>
            <text:p><text:s text:c="8"/></text:p>
            <text:p><text:s text:c="8"/></text:p>
            <text:p><text:s text:c="13"/></text:p>
            <text:p><text:s text:c="14"/></text:p>
            <text:p><text:s text:c="13"/>Apr 5 - 11:4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eBron James</text:p>
            <text:p><text:s text:c="17"/></text:p>
            <text:p><text:s text:c="17"/></text:p>
            <text:p><text:s text:c="22"/>- F - <text:s/>Cavaliers</text:p>
            <text:p><text:s text:c="16"/></text:p>
            <text:p><text:s text:c="17"/></text:p>
            <text:p><text:s text:c="12"/></text:p>
            <text:p><text:s text:c="8"/></text:p>
            <text:p><text:s text:c="8"/></text:p>
            <text:p><text:s text:c="8"/></text:p>
            <text:p><text:s text:c="12"/>LeBron James led a thrilling fourth-quarter comeback, and finished with 33 points, 14 assists, nine rebounds, two 3-pointers and six turnovers in 39 minutes in Thursday's 119-115 victory over the Wizards.</text:p>
            <text:p><text:s text:c="8"/></text:p>
            <text:p><text:s text:c="8"/></text:p>
            <text:p><text:s text:c="13"/>The Cavs trailed 104-87 with 7:35 remaining, before King James put Cleveland on his back to stun the Wizards. LeBron scored 13 of his 33 points in the fourth quarter. What is there left to say about James at this point? His numbers during this, his 15th season, almost seem like fiction. He's yet to miss a game all year and leads the league in minutes played. Over the Cavs last ten games, LeBron is averaging 30.1 points (on 53.4 percent shooting), 9.2 rebounds and 10.2 assists.</text:p>
            <text:p><text:s text:c="8"/></text:p>
            <text:p><text:s text:c="8"/></text:p>
            <text:p><text:s text:c="13"/></text:p>
            <text:p><text:s text:c="14"/></text:p>
            <text:p><text:s text:c="13"/>Apr 5 - 11:4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yrone Wallace</text:p>
            <text:p><text:s text:c="17"/></text:p>
            <text:p><text:s text:c="17"/></text:p>
            <text:p><text:s text:c="22"/>- G - <text:s/>Clippers</text:p>
            <text:p><text:s text:c="16"/></text:p>
            <text:p><text:s text:c="17"/></text:p>
            <text:p><text:s text:c="12"/></text:p>
            <text:p><text:s text:c="8"/></text:p>
            <text:p><text:s text:c="8"/></text:p>
            <text:p><text:s text:c="8"/></text:p>
            <text:p><text:s text:c="12"/>Tyrone Wallace scored eight points with two rebounds, two assists and two turnovers in a start against the Jazz on Thursday.</text:p>
            <text:p><text:s text:c="8"/></text:p>
            <text:p><text:s text:c="8"/></text:p>
            <text:p><text:s text:c="13"/>He did not start the second half, but he should still see minutes when the Clippers aren't getting crushed. Over his last five, Wallace averaged 9.0 points, 4.0 boards, 1.6 assists, 1.2 blocks and 0.4 treys in 32.6 minutes per game. He's a lukewarm hold, but he's more of a stream.</text:p>
            <text:p><text:s text:c="8"/></text:p>
            <text:p><text:s text:c="8"/></text:p>
            <text:p><text:s text:c="13"/></text:p>
            <text:p><text:s text:c="14"/></text:p>
            <text:p><text:s text:c="13"/>Apr 5 - 11:4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indarius Thornwell</text:p>
            <text:p><text:s text:c="17"/></text:p>
            <text:p><text:s text:c="17"/></text:p>
            <text:p><text:s text:c="22"/>- G - <text:s/>Clippers</text:p>
            <text:p><text:s text:c="16"/></text:p>
            <text:p><text:s text:c="17"/></text:p>
            <text:p><text:s text:c="12"/></text:p>
            <text:p><text:s text:c="8"/></text:p>
            <text:p><text:s text:c="8"/></text:p>
            <text:p><text:s text:c="8"/></text:p>
            <text:p><text:s text:c="12"/>Sindarius Thornwell scored one with four rebounds, one assist and two turnovers in 16 minutes during a start against the Jazz on Thursday.</text:p>
            <text:p><text:s text:c="8"/></text:p>
            <text:p><text:s text:c="8"/></text:p>
            <text:p><text:s text:c="13"/>The Clippers got off to a terrible start, so maybe coach Doc Rivers regrets starting Thornwell. He also didn't start the second half. Fantasy owners can't trust Thornwell when Lou Williams is active.</text:p>
            <text:p><text:s text:c="8"/></text:p>
            <text:p><text:s text:c="8"/></text:p>
            <text:p><text:s text:c="13"/></text:p>
            <text:p><text:s text:c="14"/></text:p>
            <text:p><text:s text:c="13"/>Apr 5 - 11:4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Wade Baldwin</text:p>
            <text:p><text:s text:c="17"/></text:p>
            <text:p><text:s text:c="17"/></text:p>
            <text:p><text:s text:c="22"/>- G - <text:s/>Trail Blazers</text:p>
            <text:p><text:s text:c="16"/></text:p>
            <text:p><text:s text:c="17"/></text:p>
            <text:p><text:s text:c="12"/></text:p>
            <text:p><text:s text:c="8"/></text:p>
            <text:p><text:s text:c="8"/></text:p>
            <text:p><text:s text:c="8"/></text:p>
            <text:p><text:s text:c="12"/>Wade Baldwin scored 14 points in 32 minutes off the bench vs. the Rockets on Thursday.</text:p>
            <text:p><text:s text:c="8"/></text:p>
            <text:p><text:s text:c="8"/></text:p>
            <text:p><text:s text:c="13"/>It was just his fifth appearance of the season for Portland. He had scored a total of 16 points in those four previous games combined. With Damian Lillard (ankle) out and Shabazz Napier struggling, Baldwin gave the Blazers a nice lift on Thursday. However, Lillard is expected to return on Saturday, which means Baldwin will likely be knocked out of the rotation.</text:p>
            <text:p><text:s text:c="8"/></text:p>
            <text:p><text:s text:c="8"/></text:p>
            <text:p><text:s text:c="13"/></text:p>
            <text:p><text:s text:c="14"/></text:p>
            <text:p><text:s text:c="13"/>Apr 5 - 11:3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mian Lillard</text:p>
            <text:p><text:s text:c="17"/></text:p>
            <text:p><text:s text:c="17"/></text:p>
            <text:p><text:s text:c="22"/>- G - <text:s/>Trail Blazers</text:p>
            <text:p><text:s text:c="16"/></text:p>
            <text:p><text:s text:c="17"/></text:p>
            <text:p><text:s text:c="12"/></text:p>
            <text:p><text:s text:c="8"/></text:p>
            <text:p><text:s text:c="8"/></text:p>
            <text:p><text:s text:c="8"/></text:p>
            <text:p><text:s text:c="12"/>Dame Lillard (ankle) plans to play on Saturday against the Spurs.</text:p>
            <text:p><text:s text:c="8"/></text:p>
            <text:p><text:s text:c="8"/></text:p>
            <text:p><text:s text:c="13"/>Coach Terry Stotts also said he "would hope so" that Dame will play before the season ends. The Blazers are losing their grasp on the No. 3 seed with the Jazz getting another win, and going against the Spurs in San Antonio could be a factor. Lillard's ankle injury was never really considered serious, but the Blazers ruled him out after shootaround. This would obviously be great news for Lillard's fantasy owners while Shabazz Napier would take a hit.</text:p>
            <text:p><text:s text:c="8"/></text:p>
            <text:p><text:s text:c="8"/></text:p>
            <text:p><text:s text:c="13"/></text:p>
            <text:p><text:s text:c="14"/></text:p>
            <text:p><text:s text:c="13"/>Source: Jason Quick on Twitter <text:s text:c="27"/>Apr 5 - 11:3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usuf Nurkic</text:p>
            <text:p><text:s text:c="17"/></text:p>
            <text:p><text:s text:c="17"/></text:p>
            <text:p><text:s text:c="22"/>- C - <text:s/>Trail Blazers</text:p>
            <text:p><text:s text:c="16"/></text:p>
            <text:p><text:s text:c="17"/></text:p>
            <text:p><text:s text:c="12"/></text:p>
            <text:p><text:s text:c="8"/></text:p>
            <text:p><text:s text:c="8"/></text:p>
            <text:p><text:s text:c="8"/></text:p>
            <text:p><text:s text:c="12"/>Jusuf Nurkic posted a 14-point, 11-rebound double-double in the Blazers loss to the Rockets on Thursday.</text:p>
            <text:p><text:s text:c="8"/></text:p>
            <text:p><text:s text:c="8"/></text:p>
            <text:p><text:s text:c="13"/>Nurk shot 7-of-12 from the floor, but missed all three of his free-throw attempts. He also didn't deliver much else: one assist, one steal and two turnovers across 33 minutes. Nurkic now has 25 double-doubles on the season.</text:p>
            <text:p><text:s text:c="8"/></text:p>
            <text:p><text:s text:c="8"/></text:p>
            <text:p><text:s text:c="13"/></text:p>
            <text:p><text:s text:c="14"/></text:p>
            <text:p><text:s text:c="13"/>Apr 5 - 11:3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llen Crabbe</text:p>
            <text:p><text:s text:c="17"/></text:p>
            <text:p><text:s text:c="17"/></text:p>
            <text:p><text:s text:c="22"/>- G/F - <text:s/>Nets</text:p>
            <text:p><text:s text:c="16"/></text:p>
            <text:p><text:s text:c="17"/></text:p>
            <text:p><text:s text:c="12"/></text:p>
            <text:p><text:s text:c="8"/></text:p>
            <text:p><text:s text:c="8"/></text:p>
            <text:p><text:s text:c="8"/></text:p>
            <text:p><text:s text:c="12"/>Allen Crabbe scored 25 points with seven rebounds, one assist and five 3-pointers in 30 minutes during a 119-111 <text:s/>win over the Bucks on Thursday.</text:p>
            <text:p><text:s text:c="8"/></text:p>
            <text:p><text:s text:c="8"/></text:p>
            <text:p><text:s text:c="13"/>According to the Nets broadcast, Crabbe was still under the weather in this game and at times he was laboring in the second half. This was Crabbe's 14th 20-plus point game on the year, and he may have a chance to add to it with DeMarre Carroll (hip) hurting.</text:p>
            <text:p><text:s text:c="8"/></text:p>
            <text:p><text:s text:c="8"/></text:p>
            <text:p><text:s text:c="13"/></text:p>
            <text:p><text:s text:c="14"/></text:p>
            <text:p><text:s text:c="13"/>Apr 5 - 11:2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habazz Napier</text:p>
            <text:p><text:s text:c="17"/></text:p>
            <text:p><text:s text:c="17"/></text:p>
            <text:p><text:s text:c="22"/>- G - <text:s/>Trail Blazers</text:p>
            <text:p><text:s text:c="16"/></text:p>
            <text:p><text:s text:c="17"/></text:p>
            <text:p><text:s text:c="12"/></text:p>
            <text:p><text:s text:c="8"/></text:p>
            <text:p><text:s text:c="8"/></text:p>
            <text:p><text:s text:c="8"/></text:p>
            <text:p><text:s text:c="12"/>Shabazz Napier started at point guard on Thursday night and finished with eight points (on 2-of-9 shooting), four rebounds, two assists, one trey, one steal and one turnover in 29 minutes.</text:p>
            <text:p><text:s text:c="8"/></text:p>
            <text:p><text:s text:c="8"/></text:p>
            <text:p><text:s text:c="13"/>Napier was a very popular DFS play and streamer in daily leagues, but didn't quite deliver up to expectations in this one. After Thursday's loss, Damian Lillard (ankle) told ESPN that he is planning on returning to the Blazers lineup for Saturday's game vs. the Spurs. You may want to wait until it's confirmed by the team, but Napier should be dropped as soon as we're sure Lillard is coming back.</text:p>
            <text:p><text:s text:c="8"/></text:p>
            <text:p><text:s text:c="8"/></text:p>
            <text:p><text:s text:c="13"/>Related: Damian Lillard</text:p>
            <text:p><text:s text:c="14"/></text:p>
            <text:p><text:s text:c="13"/>Apr 5 - 11:2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ondae Hollis-Jefferson</text:p>
            <text:p><text:s text:c="17"/></text:p>
            <text:p><text:s text:c="17"/></text:p>
            <text:p><text:s text:c="22"/>- F - <text:s/>Nets</text:p>
            <text:p><text:s text:c="16"/></text:p>
            <text:p><text:s text:c="17"/></text:p>
            <text:p><text:s text:c="12"/></text:p>
            <text:p><text:s text:c="8"/></text:p>
            <text:p><text:s text:c="8"/></text:p>
            <text:p><text:s text:c="8"/></text:p>
            <text:p><text:s text:c="12"/>Rondae Hollis-Jefferson scored 14 points with 11 rebounds, five assists, one steal and four blocks in 37 minutes against the Bucks on Thursday.</text:p>
            <text:p><text:s text:c="8"/></text:p>
            <text:p><text:s text:c="8"/></text:p>
            <text:p><text:s text:c="13"/>He and Jarrett Allen brought a block party to Milwaukee to become the first pair of Nets to register 10+ rebounds and 4+ blocks in the same game since Benoit Benjamin and Derrick Coleman in the 1993-94 season. The Nets also had 12 blocks as a team for the most they've had since moving to Brooklyn. Hollis-Jefferson was outstanding on defense all night and he bounced back nicely from a subpar game on Tuesday.</text:p>
            <text:p><text:s text:c="8"/></text:p>
            <text:p><text:s text:c="8"/></text:p>
            <text:p><text:s text:c="13"/></text:p>
            <text:p><text:s text:c="14"/></text:p>
            <text:p><text:s text:c="13"/>Apr 5 - 11:2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C.J. McCollum</text:p>
            <text:p><text:s text:c="17"/></text:p>
            <text:p><text:s text:c="17"/></text:p>
            <text:p><text:s text:c="22"/>- G - <text:s/>Trail Blazers</text:p>
            <text:p><text:s text:c="16"/></text:p>
            <text:p><text:s text:c="17"/></text:p>
            <text:p><text:s text:c="12"/></text:p>
            <text:p><text:s text:c="8"/></text:p>
            <text:p><text:s text:c="8"/></text:p>
            <text:p><text:s text:c="8"/></text:p>
            <text:p><text:s text:c="12"/>C.J. McCollum shot just 7-of-25 from the field in Thursday's loss to the Rockets, finishing with 16 points, five rebounds, four assists, two treys, and six turnovers in 33 minutes.</text:p>
            <text:p><text:s text:c="8"/></text:p>
            <text:p><text:s text:c="8"/></text:p>
            <text:p><text:s text:c="13"/>With Damian Lillard (ankle) sidelined, McCollum was the focal point of the Blazers offense on Thursday. Unfortunately, he wasn't able to deliver efficiently. Lillard is considered day-to-day, but said after Thursday's game that he plans on playing Saturday in San Antonio.</text:p>
            <text:p><text:s text:c="8"/></text:p>
            <text:p><text:s text:c="8"/></text:p>
            <text:p><text:s text:c="13"/></text:p>
            <text:p><text:s text:c="14"/></text:p>
            <text:p><text:s text:c="13"/>Apr 5 - 11:1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Quincy Acy</text:p>
            <text:p><text:s text:c="17"/></text:p>
            <text:p><text:s text:c="17"/></text:p>
            <text:p><text:s text:c="22"/>- F/C - <text:s/>Nets</text:p>
            <text:p><text:s text:c="16"/></text:p>
            <text:p><text:s text:c="17"/></text:p>
            <text:p><text:s text:c="12"/></text:p>
            <text:p><text:s text:c="8"/></text:p>
            <text:p><text:s text:c="8"/></text:p>
            <text:p><text:s text:c="8"/></text:p>
            <text:p><text:s text:c="12"/>Quincy Acy scored nine points with three rebounds, three assists, one steal and three 3-pointers in 23 minutes against the Bucks on Thursday.</text:p>
            <text:p><text:s text:c="8"/></text:p>
            <text:p><text:s text:c="8"/></text:p>
            <text:p><text:s text:c="13"/>He was the backup five man and that could continue with Dante Cunningham (back) not healthy.</text:p>
            <text:p><text:s text:c="8"/></text:p>
            <text:p><text:s text:c="8"/></text:p>
            <text:p><text:s text:c="13"/></text:p>
            <text:p><text:s text:c="14"/></text:p>
            <text:p><text:s text:c="13"/>Apr 5 - 11:1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pencer Dinwiddie</text:p>
            <text:p><text:s text:c="17"/></text:p>
            <text:p><text:s text:c="17"/></text:p>
            <text:p><text:s text:c="22"/>- G - <text:s/>Nets</text:p>
            <text:p><text:s text:c="16"/></text:p>
            <text:p><text:s text:c="17"/></text:p>
            <text:p><text:s text:c="12"/></text:p>
            <text:p><text:s text:c="8"/></text:p>
            <text:p><text:s text:c="8"/></text:p>
            <text:p><text:s text:c="8"/></text:p>
            <text:p><text:s text:c="12"/>Spencer Dinwiddie scored nine points with two rebounds, six assists and two 3-pointers in 25 minutes off the bench against the Bucks on Thursday.</text:p>
            <text:p><text:s text:c="8"/></text:p>
            <text:p><text:s text:c="8"/></text:p>
            <text:p><text:s text:c="13"/>Maybe Dinwiddie could've had a shot to take his starting job back, but D'Angelo Russell had a strong start today after a rough three-game stretch. Dinwiddie should still be worth owning in standard leagues.</text:p>
            <text:p><text:s text:c="8"/></text:p>
            <text:p><text:s text:c="8"/></text:p>
            <text:p><text:s text:c="13"/></text:p>
            <text:p><text:s text:c="14"/></text:p>
            <text:p><text:s text:c="13"/>Apr 5 - 11:1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e Harris</text:p>
            <text:p><text:s text:c="17"/></text:p>
            <text:p><text:s text:c="17"/></text:p>
            <text:p><text:s text:c="22"/>- G/F - <text:s/>Nets</text:p>
            <text:p><text:s text:c="16"/></text:p>
            <text:p><text:s text:c="17"/></text:p>
            <text:p><text:s text:c="12"/></text:p>
            <text:p><text:s text:c="8"/></text:p>
            <text:p><text:s text:c="8"/></text:p>
            <text:p><text:s text:c="8"/></text:p>
            <text:p><text:s text:c="12"/>Joe Harris scored 17 points with four rebounds, six assists and three 3-pointers in 29 minutes against the Bucks during a start on Thursday.</text:p>
            <text:p><text:s text:c="8"/></text:p>
            <text:p><text:s text:c="8"/></text:p>
            <text:p><text:s text:c="13"/>He had a goal to make 40 percent from deep this year and he basically has it in the bag with his 41.24 percent on the season. DeMarre Carroll (hip) could miss more time, so expect Harris to get more chances to bury treys. He's had a really nice season.</text:p>
            <text:p><text:s text:c="8"/></text:p>
            <text:p><text:s text:c="8"/></text:p>
            <text:p><text:s text:c="13"/></text:p>
            <text:p><text:s text:c="14"/></text:p>
            <text:p><text:s text:c="13"/>Apr 5 - 11:1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lint Capela</text:p>
            <text:p><text:s text:c="17"/></text:p>
            <text:p><text:s text:c="17"/></text:p>
            <text:p><text:s text:c="22"/>- C - <text:s/>Rockets</text:p>
            <text:p><text:s text:c="16"/></text:p>
            <text:p><text:s text:c="17"/></text:p>
            <text:p><text:s text:c="12"/></text:p>
            <text:p><text:s text:c="8"/></text:p>
            <text:p><text:s text:c="8"/></text:p>
            <text:p><text:s text:c="8"/></text:p>
            <text:p><text:s text:c="12"/>Clint Capela posted an 11-point, 10-rebound double-double in Houston's 96-94 victory over the Blazers on Thursday night.</text:p>
            <text:p><text:s text:c="8"/></text:p>
            <text:p><text:s text:c="8"/></text:p>
            <text:p><text:s text:c="13"/>Capela shot 4-of-6 from the floor and also knocked down three of his four free-throw attempts. He also chipped in one assist, two steals and a block, without turning the ball over. Capela has recorded 41 double-doubles this season, after just 25 in his first three NBA seasons combined. The Rockets are 41-2 when Capela, James Harden and Chris Paul all play together this season.</text:p>
            <text:p><text:s text:c="8"/></text:p>
            <text:p><text:s text:c="8"/></text:p>
            <text:p><text:s text:c="13"/></text:p>
            <text:p><text:s text:c="14"/></text:p>
            <text:p><text:s text:c="13"/>Apr 5 - 11:1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ngelo Russell</text:p>
            <text:p><text:s text:c="17"/></text:p>
            <text:p><text:s text:c="17"/></text:p>
            <text:p><text:s text:c="22"/>- G - <text:s/>Nets</text:p>
            <text:p><text:s text:c="16"/></text:p>
            <text:p><text:s text:c="17"/></text:p>
            <text:p><text:s text:c="12"/></text:p>
            <text:p><text:s text:c="8"/></text:p>
            <text:p><text:s text:c="8"/></text:p>
            <text:p><text:s text:c="8"/></text:p>
            <text:p><text:s text:c="12"/>D'Angelo Russell scored 22 points with one rebounds, five assists, five steals and four 3-pointers in 29 minutes against the Bucks on Thursday.</text:p>
            <text:p><text:s text:c="8"/></text:p>
            <text:p><text:s text:c="8"/></text:p>
            <text:p><text:s text:c="13"/>He was on fire early with 13 points in the first quarter to get him to his third-best scoring half as a Net with 18 points in the first two quarters. Russell was struggling in a big way over his previous three, so maybe this one gets him going. He's been a letdown overall this season.</text:p>
            <text:p><text:s text:c="8"/></text:p>
            <text:p><text:s text:c="8"/></text:p>
            <text:p><text:s text:c="13"/></text:p>
            <text:p><text:s text:c="14"/></text:p>
            <text:p><text:s text:c="13"/>Apr 5 - 11:1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rrett Allen</text:p>
            <text:p><text:s text:c="17"/></text:p>
            <text:p><text:s text:c="17"/></text:p>
            <text:p><text:s text:c="22"/>- C - <text:s/>Nets</text:p>
            <text:p><text:s text:c="16"/></text:p>
            <text:p><text:s text:c="17"/></text:p>
            <text:p><text:s text:c="12"/></text:p>
            <text:p><text:s text:c="8"/></text:p>
            <text:p><text:s text:c="8"/></text:p>
            <text:p><text:s text:c="8"/></text:p>
            <text:p><text:s text:c="12"/>Jarrett Allen blocked a career-high five shots against the Bucks on Thursday, adding four points with 10 rebounds and two assists in 31 minutes.</text:p>
            <text:p><text:s text:c="8"/></text:p>
            <text:p><text:s text:c="8"/></text:p>
            <text:p><text:s text:c="13"/>He blocked Giannis Antetokounmpo in the first minute to set the tone, and had a game-sealing swat on Giannis with 21 seconds left -- the scorer may have also shorted him one, too. Allen's shot-blocking prowess is going to make him a very sexy pick in drafts next year, and he's just coming off a 83.3 FT% in March.</text:p>
            <text:p><text:s text:c="8"/></text:p>
            <text:p><text:s text:c="8"/></text:p>
            <text:p><text:s text:c="13"/></text:p>
            <text:p><text:s text:c="14"/></text:p>
            <text:p><text:s text:c="13"/>Apr 5 - 11:0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Nick Young</text:p>
            <text:p><text:s text:c="17"/></text:p>
            <text:p><text:s text:c="17"/></text:p>
            <text:p><text:s text:c="22"/>- G/F - <text:s/>Warriors</text:p>
            <text:p><text:s text:c="16"/></text:p>
            <text:p><text:s text:c="17"/></text:p>
            <text:p><text:s text:c="12"/></text:p>
            <text:p><text:s text:c="8"/></text:p>
            <text:p><text:s text:c="8"/></text:p>
            <text:p><text:s text:c="8"/></text:p>
            <text:p><text:s text:c="12"/>Nick Young (illness) played Thursday night vs. Portland, but finished with just four points and three rebounds in 21 minutes.</text:p>
            <text:p><text:s text:c="8"/></text:p>
            <text:p><text:s text:c="8"/></text:p>
            <text:p><text:s text:c="13"/>Young's disappointing season continues. Even with the Warriors shorthanded of late, Young has not stepped up. Over Golden State's last five games, Young is averaging 5.8 points, 2.4 rebounds and 0.2 assists in 23.2 minutes, while shooting an abysmal 25.7 percent from the floor.</text:p>
            <text:p><text:s text:c="8"/></text:p>
            <text:p><text:s text:c="8"/></text:p>
            <text:p><text:s text:c="13"/></text:p>
            <text:p><text:s text:c="14"/></text:p>
            <text:p><text:s text:c="13"/>Apr 5 - 11:0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iannis Antetokounmpo</text:p>
            <text:p><text:s text:c="17"/></text:p>
            <text:p><text:s text:c="17"/></text:p>
            <text:p><text:s text:c="22"/>- G/F - <text:s/>Bucks</text:p>
            <text:p><text:s text:c="16"/></text:p>
            <text:p><text:s text:c="17"/></text:p>
            <text:p><text:s text:c="12"/></text:p>
            <text:p><text:s text:c="8"/></text:p>
            <text:p><text:s text:c="8"/></text:p>
            <text:p><text:s text:c="8"/></text:p>
            <text:p><text:s text:c="12"/>Giannis Antetokounmpo made 7-of-21 from the field for 19 points with 10 rebounds, seven assists, four steals and one block in a 119-111 loss to the Nets on Thursday.</text:p>
            <text:p><text:s text:c="8"/></text:p>
            <text:p><text:s text:c="8"/></text:p>
            <text:p><text:s text:c="13"/>The Nets were outstanding against Giannis and blocked him a whopping six times in this game. Antetokounmpo's scoring is slightly down since the break and he's not getting to the line as much, so he Bucks will want to get him back on track. The Bucks sit in a tie with the Wizards for the No. 7-8 seeds, so that will be a huge factor in the Greek Freak's playing time in the final week.</text:p>
            <text:p><text:s text:c="8"/></text:p>
            <text:p><text:s text:c="8"/></text:p>
            <text:p><text:s text:c="13"/></text:p>
            <text:p><text:s text:c="14"/></text:p>
            <text:p><text:s text:c="13"/>Apr 5 - 11:0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revor Ariza</text:p>
            <text:p><text:s text:c="17"/></text:p>
            <text:p><text:s text:c="17"/></text:p>
            <text:p><text:s text:c="22"/>- F - <text:s/>Rockets</text:p>
            <text:p><text:s text:c="16"/></text:p>
            <text:p><text:s text:c="17"/></text:p>
            <text:p><text:s text:c="12"/></text:p>
            <text:p><text:s text:c="8"/></text:p>
            <text:p><text:s text:c="8"/></text:p>
            <text:p><text:s text:c="8"/></text:p>
            <text:p><text:s text:c="12"/>Trevor Ariza (rest) returned to the Rockets lineup and finished with 10 points, one rebound, one assist, one steal and one turnover across 27 minutes in a 96-94 victory over Portland on Thursday.</text:p>
            <text:p><text:s text:c="8"/></text:p>
            <text:p><text:s text:c="8"/></text:p>
            <text:p><text:s text:c="13"/>Ariza was rested in Tuesday's win over the Wizards. He should be good to go for Saturday's game vs. OKC as well, although his fantasy upside is limited.</text:p>
            <text:p><text:s text:c="8"/></text:p>
            <text:p><text:s text:c="8"/></text:p>
            <text:p><text:s text:c="13"/></text:p>
            <text:p><text:s text:c="14"/></text:p>
            <text:p><text:s text:c="13"/>Apr 5 - 11: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mes Harden</text:p>
            <text:p><text:s text:c="17"/></text:p>
            <text:p><text:s text:c="17"/></text:p>
            <text:p><text:s text:c="22"/>- G - <text:s/>Rockets</text:p>
            <text:p><text:s text:c="16"/></text:p>
            <text:p><text:s text:c="17"/></text:p>
            <text:p><text:s text:c="12"/></text:p>
            <text:p><text:s text:c="8"/></text:p>
            <text:p><text:s text:c="8"/></text:p>
            <text:p><text:s text:c="8"/></text:p>
            <text:p><text:s text:c="12"/>James Harden scored 24 points on 7-of-13 shooting on Thursday, to go with six rebounds, seven assists, three 3-pointers and eight turnovers in 34 minutes.</text:p>
            <text:p><text:s text:c="8"/></text:p>
            <text:p><text:s text:c="8"/></text:p>
            <text:p><text:s text:c="13"/>The points and assists are below his incredible averages this season, but no Harden owner can possibly complain after what the likely future MVP has brought to the table this season. The Rockets have just three games remaining, including a back-to-back to close out the season next Tuesday and Wednesday. Harden has said he would prefer to play out the string, but Houston will likely sit him out one of those nights.</text:p>
            <text:p><text:s text:c="8"/></text:p>
            <text:p><text:s text:c="8"/></text:p>
            <text:p><text:s text:c="13"/></text:p>
            <text:p><text:s text:c="14"/></text:p>
            <text:p><text:s text:c="13"/>Apr 5 - 10:5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hris Middleton</text:p>
            <text:p><text:s text:c="17"/></text:p>
            <text:p><text:s text:c="17"/></text:p>
            <text:p><text:s text:c="22"/>- G/F - <text:s/>Bucks</text:p>
            <text:p><text:s text:c="16"/></text:p>
            <text:p><text:s text:c="17"/></text:p>
            <text:p><text:s text:c="12"/></text:p>
            <text:p><text:s text:c="8"/></text:p>
            <text:p><text:s text:c="8"/></text:p>
            <text:p><text:s text:c="8"/></text:p>
            <text:p><text:s text:c="12"/>Khris Middleton made 9-of-14 from the field for 31 points, four rebounds, three assists, two steals and two 3-pointers in 36 minutes against the Nets on Thursday.</text:p>
            <text:p><text:s text:c="8"/></text:p>
            <text:p><text:s text:c="8"/></text:p>
            <text:p><text:s text:c="13"/>He was ultra-aggressive with a season-high 11 free throw makes to go with 11 attempts from inside the arc. Middleton is up to 79 games and only LeBron James has logged more minutes this season. He's been durable with the exception of his hammy tear two summers ago, so he looks like a top-25 pick next year.</text:p>
            <text:p><text:s text:c="8"/></text:p>
            <text:p><text:s text:c="8"/></text:p>
            <text:p><text:s text:c="13"/></text:p>
            <text:p><text:s text:c="14"/></text:p>
            <text:p><text:s text:c="13"/>Apr 5 - 10:5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hris Paul</text:p>
            <text:p><text:s text:c="17"/></text:p>
            <text:p><text:s text:c="17"/></text:p>
            <text:p><text:s text:c="22"/>- G - <text:s/>Rockets</text:p>
            <text:p><text:s text:c="16"/></text:p>
            <text:p><text:s text:c="17"/></text:p>
            <text:p><text:s text:c="12"/></text:p>
            <text:p><text:s text:c="8"/></text:p>
            <text:p><text:s text:c="8"/></text:p>
            <text:p><text:s text:c="8"/></text:p>
            <text:p><text:s text:c="12"/>Chris Paul scored 27 points, including the game-winner with less than a second remaining, in the Rockets 96-94 victory over Portland.</text:p>
            <text:p><text:s text:c="8"/></text:p>
            <text:p><text:s text:c="8"/></text:p>
            <text:p><text:s text:c="13"/>It was a solid all-around game for CP3, who shot 11-of-19 from the floor and 2-of-2 from the free-throw line. He also added four rebounds, five assists, three 3-pointers and just two turnovers in 31 minutes. The Rockets have already locked up the league's best record, but coach Mike D'Antoni has said he's worried about rust being an issue if he rests his best players. We'll see if Houston continues to play their stars each night.</text:p>
            <text:p><text:s text:c="8"/></text:p>
            <text:p><text:s text:c="8"/></text:p>
            <text:p><text:s text:c="13"/></text:p>
            <text:p><text:s text:c="14"/></text:p>
            <text:p><text:s text:c="13"/>Apr 5 - 10:5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bari Parker</text:p>
            <text:p><text:s text:c="17"/></text:p>
            <text:p><text:s text:c="17"/></text:p>
            <text:p><text:s text:c="22"/>- F - <text:s/>Bucks</text:p>
            <text:p><text:s text:c="16"/></text:p>
            <text:p><text:s text:c="17"/></text:p>
            <text:p><text:s text:c="12"/></text:p>
            <text:p><text:s text:c="8"/></text:p>
            <text:p><text:s text:c="8"/></text:p>
            <text:p><text:s text:c="8"/></text:p>
            <text:p><text:s text:c="12"/>Jabari Parker made 6-of-21 from the field for 13 points with 10 rebounds, two assists and one steal in 32 minutes against the Nets on Thursday.</text:p>
            <text:p><text:s text:c="8"/></text:p>
            <text:p><text:s text:c="8"/></text:p>
            <text:p><text:s text:c="13"/>The Nets were terrific against Jabari with Brooklyn blocking him four times tonight. Parker was coming in fairly hot with efficiency, including his 35-point gem against the Lakers on Sunday, so this was a surprise against what is usually a soft defense. His playing time is soaring with 32, 31 and 35 minutes in his last three, so the minutes limit is a goner.</text:p>
            <text:p><text:s text:c="8"/></text:p>
            <text:p><text:s text:c="8"/></text:p>
            <text:p><text:s text:c="13"/></text:p>
            <text:p><text:s text:c="14"/></text:p>
            <text:p><text:s text:c="13"/>Apr 5 - 10:4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oyce O'Neale</text:p>
            <text:p><text:s text:c="17"/></text:p>
            <text:p><text:s text:c="17"/></text:p>
            <text:p><text:s text:c="22"/>- F - <text:s/>Jazz</text:p>
            <text:p><text:s text:c="16"/></text:p>
            <text:p><text:s text:c="17"/></text:p>
            <text:p><text:s text:c="12"/></text:p>
            <text:p><text:s text:c="8"/></text:p>
            <text:p><text:s text:c="8"/></text:p>
            <text:p><text:s text:c="8"/></text:p>
            <text:p><text:s text:c="12"/>Royce O'Neale started the third quarter for Ricky Rubio (hamstring) on Thursday.</text:p>
            <text:p><text:s text:c="8"/></text:p>
            <text:p><text:s text:c="8"/></text:p>
            <text:p><text:s text:c="13"/>He should be getting some heavy minutes today because it doesn't sound like Jae Crowder will return either.</text:p>
            <text:p><text:s text:c="8"/></text:p>
            <text:p><text:s text:c="8"/></text:p>
            <text:p><text:s text:c="13"/></text:p>
            <text:p><text:s text:c="14"/></text:p>
            <text:p><text:s text:c="13"/>Apr 5 - 10:3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Draymond Green</text:p>
            <text:p><text:s text:c="17"/></text:p>
            <text:p><text:s text:c="17"/></text:p>
            <text:p><text:s text:c="22"/>- F - <text:s/>Warriors</text:p>
            <text:p><text:s text:c="16"/></text:p>
            <text:p><text:s text:c="17"/></text:p>
            <text:p><text:s text:c="12"/></text:p>
            <text:p><text:s text:c="8"/></text:p>
            <text:p><text:s text:c="8"/></text:p>
            <text:p><text:s text:c="8"/></text:p>
            <text:p><text:s text:c="12"/>Draymond Green was relatively quiet in a loss to the Pacers on Thursday, finishing with nine points, three rebounds, five assists, one block and two turnovers in 29 minutes.</text:p>
            <text:p><text:s text:c="8"/></text:p>
            <text:p><text:s text:c="8"/></text:p>
            <text:p><text:s text:c="13"/>Green's numbers haven't been up to his usual standard of late. Over the Warriors last five games, Draymond is averaging 9.2 points, 5.4 rebounds and 7.6 assists. He'll look to get back on track Saturday night vs. the Pelicans.</text:p>
            <text:p><text:s text:c="8"/></text:p>
            <text:p><text:s text:c="8"/></text:p>
            <text:p><text:s text:c="13"/></text:p>
            <text:p><text:s text:c="14"/></text:p>
            <text:p><text:s text:c="13"/>Apr 5 - 10:3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e Crowder</text:p>
            <text:p><text:s text:c="17"/></text:p>
            <text:p><text:s text:c="17"/></text:p>
            <text:p><text:s text:c="22"/>- F - <text:s/>Jazz</text:p>
            <text:p><text:s text:c="16"/></text:p>
            <text:p><text:s text:c="17"/></text:p>
            <text:p><text:s text:c="12"/></text:p>
            <text:p><text:s text:c="8"/></text:p>
            <text:p><text:s text:c="8"/></text:p>
            <text:p><text:s text:c="8"/></text:p>
            <text:p><text:s text:c="12"/>Jae Crowder (corneal abrasion) is questionable to return against the Clippers on Thursday.</text:p>
            <text:p><text:s text:c="8"/></text:p>
            <text:p><text:s text:c="8"/></text:p>
            <text:p><text:s text:c="13"/>He was poked in the eye by Derrick Favors and went straight to the locker room. If he can't make it back, Royce O'Neale would be looking at more minutes while the Jazz could run with more Derrick Favors.</text:p>
            <text:p><text:s text:c="8"/></text:p>
            <text:p><text:s text:c="8"/></text:p>
            <text:p><text:s text:c="13"/></text:p>
            <text:p><text:s text:c="14"/></text:p>
            <text:p><text:s text:c="13"/>Source: Jazz on Twitter <text:s text:c="34"/>Apr 5 - 10:1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Quinn Cook</text:p>
            <text:p><text:s text:c="17"/></text:p>
            <text:p><text:s text:c="17"/></text:p>
            <text:p><text:s text:c="22"/>- G - <text:s/>Warriors</text:p>
            <text:p><text:s text:c="16"/></text:p>
            <text:p><text:s text:c="17"/></text:p>
            <text:p><text:s text:c="12"/></text:p>
            <text:p><text:s text:c="8"/></text:p>
            <text:p><text:s text:c="8"/></text:p>
            <text:p><text:s text:c="8"/></text:p>
            <text:p><text:s text:c="12"/>Quinn Cook finished with 12 points, three rebounds, six assists, two 3-pointers, one steal and two turnovers in 36 minutes vs. Indiana on Thursday.</text:p>
            <text:p><text:s text:c="8"/></text:p>
            <text:p><text:s text:c="8"/></text:p>
            <text:p><text:s text:c="13"/>Cook was 5-of-12 from the floor and 2-of-5 from downtown. Unsurspingly, Cook has seen his scoring numbers and shots attempts decrease now that Klay Thompson and Kevin Durant have returned to the Warriors lineup. Nonetheless, Cook still has solid fantasy value, as he'll remain in the starting lineup and has logged at least 34 minutes in each of Golden State's last three games.</text:p>
            <text:p><text:s text:c="8"/></text:p>
            <text:p><text:s text:c="8"/></text:p>
            <text:p><text:s text:c="13"/></text:p>
            <text:p><text:s text:c="14"/></text:p>
            <text:p><text:s text:c="13"/>Apr 5 - 10:0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immy Butler</text:p>
            <text:p><text:s text:c="17"/></text:p>
            <text:p><text:s text:c="17"/></text:p>
            <text:p><text:s text:c="22"/>- G/F - <text:s/>Timberwolves</text:p>
            <text:p><text:s text:c="16"/></text:p>
            <text:p><text:s text:c="17"/></text:p>
            <text:p><text:s text:c="12"/></text:p>
            <text:p><text:s text:c="8"/></text:p>
            <text:p><text:s text:c="8"/></text:p>
            <text:p><text:s text:c="8"/></text:p>
            <text:p><text:s text:c="12"/>Jimmy Butler (knee) is not listed with the starters on Thursday against the Nuggets.</text:p>
            <text:p><text:s text:c="8"/></text:p>
            <text:p><text:s text:c="8"/></text:p>
            <text:p><text:s text:c="13"/>It sounds like we'll be in the dark on this one right until tip. Butler is active, but you would think he would be in the starting lineup if he is going to play. Nemanja Bjelica is listed as the starter for this one. Stay tuned.</text:p>
            <text:p><text:s text:c="8"/></text:p>
            <text:p><text:s text:c="8"/></text:p>
            <text:p><text:s text:c="13"/></text:p>
            <text:p><text:s text:c="14"/></text:p>
            <text:p><text:s text:c="13"/>Source: Harrison Wind on Twitter <text:s text:c="25"/>Apr 5 - 10: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eff Teague</text:p>
            <text:p><text:s text:c="17"/></text:p>
            <text:p><text:s text:c="17"/></text:p>
            <text:p><text:s text:c="22"/>- G - <text:s/>Timberwolves</text:p>
            <text:p><text:s text:c="16"/></text:p>
            <text:p><text:s text:c="17"/></text:p>
            <text:p><text:s text:c="12"/></text:p>
            <text:p><text:s text:c="8"/></text:p>
            <text:p><text:s text:c="8"/></text:p>
            <text:p><text:s text:c="8"/></text:p>
            <text:p><text:s text:c="12"/>Jeff Teague (knee) will rejoin the Wolves starting lineup Thursday vs. Nuggets</text:p>
            <text:p><text:s text:c="8"/></text:p>
            <text:p><text:s text:c="8"/></text:p>
            <text:p><text:s text:c="13"/>Teague ends up missing just one game due to the knee issue. This is an important game for the Wolves, so having their starting PG back in the mix certainly helps. Tyus Jones will be bumped back to the bench.</text:p>
            <text:p><text:s text:c="8"/></text:p>
            <text:p><text:s text:c="8"/></text:p>
            <text:p><text:s text:c="13"/>Related: Tyus Jones</text:p>
            <text:p><text:s text:c="14"/></text:p>
            <text:p><text:s text:c="13"/>Source: Harrison Wind on Twitter <text:s text:c="25"/>Apr 5 - 10: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icky Rubio</text:p>
            <text:p><text:s text:c="17"/></text:p>
            <text:p><text:s text:c="17"/></text:p>
            <text:p><text:s text:c="22"/>- G - <text:s/>Jazz</text:p>
            <text:p><text:s text:c="16"/></text:p>
            <text:p><text:s text:c="17"/></text:p>
            <text:p><text:s text:c="12"/></text:p>
            <text:p><text:s text:c="8"/></text:p>
            <text:p><text:s text:c="8"/></text:p>
            <text:p><text:s text:c="8"/></text:p>
            <text:p><text:s text:c="12"/>Ricky Rubio (hamstring) went to the locker room in the second quarter on Thursday, and he will not return.</text:p>
            <text:p><text:s text:c="8"/></text:p>
            <text:p><text:s text:c="8"/></text:p>
            <text:p><text:s text:c="13"/>According to the Jazz broadcast, Rubio had a heat wrap on his hamstring earlier in the game. His hamstring has been bothering him lately and it kept him out of action last month, so there's a very good chance he won't be ready this weekend. Dante Exum has looked terrific, so expect him to pick up some of the slack along with Royce O'Neale.</text:p>
            <text:p><text:s text:c="8"/></text:p>
            <text:p><text:s text:c="8"/></text:p>
            <text:p><text:s text:c="13"/></text:p>
            <text:p><text:s text:c="14"/></text:p>
            <text:p><text:s text:c="13"/>Source: Jazz on Twitter <text:s text:c="34"/>Apr 5 - 9:5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lay Thompson</text:p>
            <text:p><text:s text:c="17"/></text:p>
            <text:p><text:s text:c="17"/></text:p>
            <text:p><text:s text:c="22"/>- G - <text:s/>Warriors</text:p>
            <text:p><text:s text:c="16"/></text:p>
            <text:p><text:s text:c="17"/></text:p>
            <text:p><text:s text:c="12"/></text:p>
            <text:p><text:s text:c="8"/></text:p>
            <text:p><text:s text:c="8"/></text:p>
            <text:p><text:s text:c="8"/></text:p>
            <text:p><text:s text:c="12"/>Klay Thompson (thumb) ended up with 16 points across 30 minutes in a loss to the Pacers on Thursday night.</text:p>
            <text:p><text:s text:c="8"/></text:p>
            <text:p><text:s text:c="8"/></text:p>
            <text:p><text:s text:c="13"/>Thompson grabbed seven boards but didn't bring much else to the table, finishing with one assist, one steal and one turnover. Klay was also inefficient offensively, shooting just 6-of-16 from the field. However, he did make four his four his nine attempts from behind the arc.</text:p>
            <text:p><text:s text:c="8"/></text:p>
            <text:p><text:s text:c="8"/></text:p>
            <text:p><text:s text:c="13"/></text:p>
            <text:p><text:s text:c="14"/></text:p>
            <text:p><text:s text:c="13"/>Apr 5 - 9:5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randon Ingram</text:p>
            <text:p><text:s text:c="17"/></text:p>
            <text:p><text:s text:c="17"/></text:p>
            <text:p><text:s text:c="22"/>- F - <text:s/>Lakers</text:p>
            <text:p><text:s text:c="16"/></text:p>
            <text:p><text:s text:c="17"/></text:p>
            <text:p><text:s text:c="12"/></text:p>
            <text:p><text:s text:c="8"/></text:p>
            <text:p><text:s text:c="8"/></text:p>
            <text:p><text:s text:c="8"/></text:p>
            <text:p><text:s text:c="12"/>Brandon Ingram (concussion) was riding a stationary bike on Thursday, but he is out for Friday against the Wolves.</text:p>
            <text:p><text:s text:c="8"/></text:p>
            <text:p><text:s text:c="8"/></text:p>
            <text:p><text:s text:c="13"/>That's the first step in the protocol, so it means he could be symptom-free. Perhaps Ingram isn't going to be out for the season and he'll move to the next step in 24 hours, assuming he is still symptom-free.</text:p>
            <text:p><text:s text:c="8"/></text:p>
            <text:p><text:s text:c="8"/></text:p>
            <text:p><text:s text:c="13"/></text:p>
            <text:p><text:s text:c="14"/></text:p>
            <text:p><text:s text:c="13"/>Source: Tania Ganguli on Twitter <text:s text:c="25"/>Apr 5 - 9:5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rrick Rose</text:p>
            <text:p><text:s text:c="17"/></text:p>
            <text:p><text:s text:c="17"/></text:p>
            <text:p><text:s text:c="22"/>- G - <text:s/>Timberwolves</text:p>
            <text:p><text:s text:c="16"/></text:p>
            <text:p><text:s text:c="17"/></text:p>
            <text:p><text:s text:c="12"/></text:p>
            <text:p><text:s text:c="8"/></text:p>
            <text:p><text:s text:c="8"/></text:p>
            <text:p><text:s text:c="8"/></text:p>
            <text:p><text:s text:c="12"/>Derrick Rose, Jimmy Butler and Jeff Teague are all on the active list for Thursday against the Nuggets.</text:p>
            <text:p><text:s text:c="8"/></text:p>
            <text:p><text:s text:c="8"/></text:p>
            <text:p><text:s text:c="13"/>This doesn't really mean much as we wait for the starting lineups. Teague should be a go while Butler sounds like he has a chance to at least try to play.</text:p>
            <text:p><text:s text:c="8"/></text:p>
            <text:p><text:s text:c="8"/></text:p>
            <text:p><text:s text:c="13"/></text:p>
            <text:p><text:s text:c="14"/></text:p>
            <text:p><text:s text:c="13"/>Source: Gina Mizell on Twitter <text:s text:c="27"/>Apr 5 - 9:4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vin Durant</text:p>
            <text:p><text:s text:c="17"/></text:p>
            <text:p><text:s text:c="17"/></text:p>
            <text:p><text:s text:c="22"/>- F - <text:s/>Warriors</text:p>
            <text:p><text:s text:c="16"/></text:p>
            <text:p><text:s text:c="17"/></text:p>
            <text:p><text:s text:c="12"/></text:p>
            <text:p><text:s text:c="8"/></text:p>
            <text:p><text:s text:c="8"/></text:p>
            <text:p><text:s text:c="8"/></text:p>
            <text:p><text:s text:c="12"/>Kevin Durant scored a team-high 27 points to go along with five rebounds, seven assists, two 3-pointers, three steals, one block and four turnovers across 33 minutes in a 126-106 loss to the Pacers on Thursday.</text:p>
            <text:p><text:s text:c="8"/></text:p>
            <text:p><text:s text:c="8"/></text:p>
            <text:p><text:s text:c="13"/>Durant was once again asked to shoulder the load offensively on Thursday night. However, his jumper wasn't falling. KD shot 8-of-23 from the field, including just 2-of-10 from 3-point territory. He did, however, clean up at the charity stripe, knocking down all nine of his free-throw attempts. Durant has now scored at least 27 points in each of his last four games. The Warriors are locked into the No. 2 seed out West, so there is some concern coach Steve Kerr may choose to rest KD over one of the Warriors final three contests.</text:p>
            <text:p><text:s text:c="8"/></text:p>
            <text:p><text:s text:c="8"/></text:p>
            <text:p><text:s text:c="13"/></text:p>
            <text:p><text:s text:c="14"/></text:p>
            <text:p><text:s text:c="13"/>Apr 5 - 9:4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yles Turner</text:p>
            <text:p><text:s text:c="17"/></text:p>
            <text:p><text:s text:c="17"/></text:p>
            <text:p><text:s text:c="22"/>- F/C - <text:s/>Pacers</text:p>
            <text:p><text:s text:c="16"/></text:p>
            <text:p><text:s text:c="17"/></text:p>
            <text:p><text:s text:c="12"/></text:p>
            <text:p><text:s text:c="8"/></text:p>
            <text:p><text:s text:c="8"/></text:p>
            <text:p><text:s text:c="8"/></text:p>
            <text:p><text:s text:c="12"/>Myles Turner was disappointingly quiet in the Pacers win on Thursday, finishing with eight points (on 3-of-9 shooting), three rebounds, one assist and two turnovers in 25 minutes vs. Golden State.</text:p>
            <text:p><text:s text:c="8"/></text:p>
            <text:p><text:s text:c="8"/></text:p>
            <text:p><text:s text:c="13"/></text:p>
            <text:p><text:s text:c="8"/></text:p>
            <text:p><text:s text:c="8"/></text:p>
            <text:p><text:s text:c="13"/></text:p>
            <text:p><text:s text:c="14"/></text:p>
            <text:p><text:s text:c="13"/>Apr 5 - 9:3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haddeus Young</text:p>
            <text:p><text:s text:c="17"/></text:p>
            <text:p><text:s text:c="17"/></text:p>
            <text:p><text:s text:c="22"/>- F - <text:s/>Pacers</text:p>
            <text:p><text:s text:c="16"/></text:p>
            <text:p><text:s text:c="17"/></text:p>
            <text:p><text:s text:c="12"/></text:p>
            <text:p><text:s text:c="8"/></text:p>
            <text:p><text:s text:c="8"/></text:p>
            <text:p><text:s text:c="8"/></text:p>
            <text:p><text:s text:c="12"/>Thaddeus Young scored 16 points with eight rebounds, five assists, two steals, one block and zero turnovers in 29 minutes against the Warriors on Thursday.</text:p>
            <text:p><text:s text:c="8"/></text:p>
            <text:p><text:s text:c="8"/></text:p>
            <text:p><text:s text:c="13"/>Another solid all-around effort from Young in another Pacers victory. Indiana is actually the first team to sweep a season series against the Steve Kerr-era Warriors. He rarely posts eye-popping lines, but Young consistent contributes fantasy value on a nightly basis. He ranks 78th overall in nine-category leagues this season.</text:p>
            <text:p><text:s text:c="8"/></text:p>
            <text:p><text:s text:c="8"/></text:p>
            <text:p><text:s text:c="13"/></text:p>
            <text:p><text:s text:c="14"/></text:p>
            <text:p><text:s text:c="13"/>Source: Michael Lee on Twitter <text:s text:c="27"/>Apr 5 - 9:2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ojan Bogdanovic</text:p>
            <text:p><text:s text:c="17"/></text:p>
            <text:p><text:s text:c="17"/></text:p>
            <text:p><text:s text:c="22"/>- G/F - <text:s/>Pacers</text:p>
            <text:p><text:s text:c="16"/></text:p>
            <text:p><text:s text:c="17"/></text:p>
            <text:p><text:s text:c="12"/></text:p>
            <text:p><text:s text:c="8"/></text:p>
            <text:p><text:s text:c="8"/></text:p>
            <text:p><text:s text:c="8"/></text:p>
            <text:p><text:s text:c="12"/>Bojan Bogdanovic poured in a game-high 28 points and knocked down six 3-pointers in the Pacers victory over Golden State on Thursday night.</text:p>
            <text:p><text:s text:c="8"/></text:p>
            <text:p><text:s text:c="8"/></text:p>
            <text:p><text:s text:c="13"/>Bogdanovic was in the zone in this one. He shot 11-of-13 from the field, including 6-of-7 from 3-point territory. The 28 points are just one shy of his season-high. He also chipped in three rebounds, two assists, one steal, one block and two turnovers in his 30 minutes of action. Bogdanovic has made at least two triples in seven straight games.</text:p>
            <text:p><text:s text:c="8"/></text:p>
            <text:p><text:s text:c="8"/></text:p>
            <text:p><text:s text:c="13"/></text:p>
            <text:p><text:s text:c="14"/></text:p>
            <text:p><text:s text:c="13"/>Apr 5 - 9:2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Victor Oladipo</text:p>
            <text:p><text:s text:c="17"/></text:p>
            <text:p><text:s text:c="17"/></text:p>
            <text:p><text:s text:c="22"/>- G - <text:s/>Pacers</text:p>
            <text:p><text:s text:c="16"/></text:p>
            <text:p><text:s text:c="17"/></text:p>
            <text:p><text:s text:c="12"/></text:p>
            <text:p><text:s text:c="8"/></text:p>
            <text:p><text:s text:c="8"/></text:p>
            <text:p><text:s text:c="8"/></text:p>
            <text:p><text:s text:c="12"/>Victor Oladipo once again stuffed the stat sheet in a 126-106 victory over the Warriors, finishing with 21 points, six rebounds, seven assists, three 3-pointers and three steals in 33 minutes.</text:p>
            <text:p><text:s text:c="8"/></text:p>
            <text:p><text:s text:c="8"/></text:p>
            <text:p><text:s text:c="13"/>Oladipo, who was 9-of-17 from the field in the victory, has been doing it all for Indiana of late. Over the Pacers past five contests, 'Dipo is averaging 24.8 points, 5.4 rebounds, 6.8 assists, 2.2 treys and 3.6 steals, while shooting a scorching 60.8 percent from the floor. He has at least one steal in a Pacers franchise record 62 straight games. Simply can't ask for more form Oladipo, who is putting the finishing touches on his Most Improved Player-worthy season.</text:p>
            <text:p><text:s text:c="8"/></text:p>
            <text:p><text:s text:c="8"/></text:p>
            <text:p><text:s text:c="13"/></text:p>
            <text:p><text:s text:c="14"/></text:p>
            <text:p><text:s text:c="13"/>Apr 5 - 9:2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indarius Thornwell</text:p>
            <text:p><text:s text:c="17"/></text:p>
            <text:p><text:s text:c="17"/></text:p>
            <text:p><text:s text:c="22"/>- G - <text:s/>Clippers</text:p>
            <text:p><text:s text:c="16"/></text:p>
            <text:p><text:s text:c="17"/></text:p>
            <text:p><text:s text:c="12"/></text:p>
            <text:p><text:s text:c="8"/></text:p>
            <text:p><text:s text:c="8"/></text:p>
            <text:p><text:s text:c="8"/></text:p>
            <text:p><text:s text:c="12"/>Sindarius Thornwell is starting against the Jazz on Thursday.</text:p>
            <text:p><text:s text:c="8"/></text:p>
            <text:p><text:s text:c="8"/></text:p>
            <text:p><text:s text:c="13"/>He'll join Austin Rivers, Tyrone Wallace, Tobias Harris and DeAndre Jordan. Coach Doc Rivers continues to shuffle his lineup, so don't read too much into this. C.J. Williams moves to the bench.</text:p>
            <text:p><text:s text:c="8"/></text:p>
            <text:p><text:s text:c="8"/></text:p>
            <text:p><text:s text:c="13"/></text:p>
            <text:p><text:s text:c="14"/></text:p>
            <text:p><text:s text:c="13"/>Apr 5 - 9:0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number-rows-repeated="1046858"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2pt" style:font-size-asian="12pt" style:font-size-complex="12pt"/>
    </style: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9330</meta:generator>
    <meta:initial-creator>Pau Bramon</meta:initial-creator>
    <dc:creator>paubr</dc:creator>
    <meta:creation-date>2018-06-12T12:14:33Z</meta:creation-date>
    <dc:date>2018-06-12T12:14:34Z</dc:date>
  </office:meta>
</office:document-meta>
</file>